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17in"/>
    </style:style>
    <style:style style:name="co2" style:family="table-column">
      <style:table-column-properties fo:break-before="auto" style:column-width="0.5929in"/>
    </style:style>
    <style:style style:name="co3" style:family="table-column">
      <style:table-column-properties fo:break-before="auto" style:column-width="2.2335in"/>
    </style:style>
    <style:style style:name="co4" style:family="table-column">
      <style:table-column-properties fo:break-before="auto" style:column-width="1.4827in"/>
    </style:style>
    <style:style style:name="co5" style:family="table-column">
      <style:table-column-properties fo:break-before="auto" style:column-width="1.4398in"/>
    </style:style>
    <style:style style:name="co6" style:family="table-column">
      <style:table-column-properties fo:break-before="auto" style:column-width="1.4508in"/>
    </style:style>
    <style:style style:name="co7" style:family="table-column">
      <style:table-column-properties fo:break-before="auto" style:column-width="1.5146in"/>
    </style:style>
    <style:style style:name="co8" style:family="table-column">
      <style:table-column-properties fo:break-before="auto" style:column-width="1.6008in"/>
    </style:style>
    <style:style style:name="co9" style:family="table-column">
      <style:table-column-properties fo:break-before="auto" style:column-width="2.1799in"/>
    </style:style>
    <style:style style:name="co10" style:family="table-column">
      <style:table-column-properties fo:break-before="auto" style:column-width="2.0291in"/>
    </style:style>
    <style:style style:name="co11" style:family="table-column">
      <style:table-column-properties fo:break-before="auto" style:column-width="1.3646in"/>
    </style:style>
    <style:style style:name="co12" style:family="table-column">
      <style:table-column-properties fo:break-before="auto" style:column-width="2.0937in"/>
    </style:style>
    <style:style style:name="co13" style:family="table-column">
      <style:table-column-properties fo:break-before="auto" style:column-width="1.9437in"/>
    </style:style>
    <style:style style:name="co14" style:family="table-column">
      <style:table-column-properties fo:break-before="auto" style:column-width="1.8791in"/>
    </style:style>
    <style:style style:name="co15" style:family="table-column">
      <style:table-column-properties fo:break-before="auto" style:column-width="2.6083in"/>
    </style:style>
    <style:style style:name="co16" style:family="table-column">
      <style:table-column-properties fo:break-before="auto" style:column-width="2.4583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1.6327in"/>
    </style:style>
    <style:style style:name="co19" style:family="table-column">
      <style:table-column-properties fo:break-before="auto" style:column-width="1.6646in"/>
    </style:style>
    <style:style style:name="co20" style:family="table-column">
      <style:table-column-properties fo:break-before="auto" style:column-width="1.611in"/>
    </style:style>
    <style:style style:name="co21" style:family="table-column">
      <style:table-column-properties fo:break-before="auto" style:column-width="1.6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AccuracyPerMeasure_Bagging_F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n_ensemble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accuracy_mean_easy</text:p>
          </table:table-cell>
          <table:table-cell office:value-type="string" calcext:value-type="string">
            <text:p>accuracy_std_easy</text:p>
          </table:table-cell>
          <table:table-cell office:value-type="string" calcext:value-type="string">
            <text:p>accuracy_mean_hard</text:p>
          </table:table-cell>
          <table:table-cell office:value-type="string" calcext:value-type="string">
            <text:p>accuracy_std_hard</text:p>
          </table:table-cell>
          <table:table-cell office:value-type="string" calcext:value-type="string">
            <text:p>accuracy_mean_combo</text:p>
          </table:table-cell>
          <table:table-cell office:value-type="string" calcext:value-type="string">
            <text:p>accuracy_std_combo</text:p>
          </table:table-cell>
          <table:table-cell office:value-type="string" calcext:value-type="string">
            <text:p>accuracy_mean_combo_extreme</text:p>
          </table:table-cell>
          <table:table-cell office:value-type="string" calcext:value-type="string">
            <text:p>accuracy_std_combo_extreme</text:p>
          </table:table-cell>
          <table:table-cell office:value-type="string" calcext:value-type="string">
            <text:p>accuracy_mean_split2</text:p>
          </table:table-cell>
          <table:table-cell office:value-type="string" calcext:value-type="string">
            <text:p>accuracy_std_split2</text:p>
          </table:table-cell>
          <table:table-cell office:value-type="string" calcext:value-type="string">
            <text:p>accuracy_mean_split2_extreme</text:p>
          </table:table-cell>
          <table:table-cell office:value-type="string" calcext:value-type="string">
            <text:p>accuracy_std_split2_extreme</text:p>
          </table:table-cell>
          <table:table-cell office:value-type="string" calcext:value-type="string">
            <text:p>accuracy_mean_split1_classic</text:p>
          </table:table-cell>
          <table:table-cell office:value-type="string" calcext:value-type="string">
            <text:p>accuracy_std_split1_classic</text:p>
          </table:table-cell>
          <table:table-cell office:value-type="string" calcext:value-type="string">
            <text:p>accuracy_mean_split1_classic_extreme</text:p>
          </table:table-cell>
          <table:table-cell office:value-type="string" calcext:value-type="string">
            <text:p>accuracy_std_split1_classic_extreme</text:p>
          </table:table-cell>
          <table:table-cell office:value-type="string" calcext:value-type="string">
            <text:p>accuracy_mean_split4</text:p>
          </table:table-cell>
          <table:table-cell office:value-type="string" calcext:value-type="string">
            <text:p>accuracy_std_split4</text:p>
          </table:table-cell>
          <table:table-cell office:value-type="string" calcext:value-type="string">
            <text:p>accuracy_mean_split4_extreme</text:p>
          </table:table-cell>
          <table:table-cell office:value-type="string" calcext:value-type="string">
            <text:p>accuracy_std_split4_extreme</text:p>
          </table:table-cell>
          <table:table-cell office:value-type="string" calcext:value-type="string">
            <text:p>accuracy_mean_split2_classic</text:p>
          </table:table-cell>
          <table:table-cell office:value-type="string" calcext:value-type="string">
            <text:p>accuracy_std_split2_classic</text:p>
          </table:table-cell>
          <table:table-cell office:value-type="string" calcext:value-type="string">
            <text:p>accuracy_mean_split2_classic_extreme</text:p>
          </table:table-cell>
          <table:table-cell office:value-type="string" calcext:value-type="string">
            <text:p>accuracy_std_split2_classic_extreme</text:p>
          </table:table-cell>
          <table:table-cell office:value-type="string" calcext:value-type="string">
            <text:p>accuracy_mean_split9</text:p>
          </table:table-cell>
          <table:table-cell office:value-type="string" calcext:value-type="string">
            <text:p>accuracy_std_split9</text:p>
          </table:table-cell>
          <table:table-cell office:value-type="string" calcext:value-type="string">
            <text:p>accuracy_mean_split9_extreme</text:p>
          </table:table-cell>
          <table:table-cell office:value-type="string" calcext:value-type="string">
            <text:p>accuracy_std_split9_extreme</text:p>
          </table:table-cell>
          <table:table-cell office:value-type="string" calcext:value-type="string">
            <text:p>accuracy_mean_split4_classic</text:p>
          </table:table-cell>
          <table:table-cell office:value-type="string" calcext:value-type="string">
            <text:p>accuracy_std_split4_classic</text:p>
          </table:table-cell>
          <table:table-cell office:value-type="string" calcext:value-type="string">
            <text:p>accuracy_mean_split4_classic_extreme</text:p>
          </table:table-cell>
          <table:table-cell office:value-type="string" calcext:value-type="string">
            <text:p>accuracy_std_split4_classic_extrem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WineQualityRed_5vs6</text:p>
          </table:table-cell>
          <table:table-cell office:value-type="float" office:value="0.776364792967846" calcext:value-type="float">
            <text:p>0.776364792967846</text:p>
          </table:table-cell>
          <table:table-cell office:value-type="float" office:value="0.0366941123857344" calcext:value-type="float">
            <text:p>0.0366941123857344</text:p>
          </table:table-cell>
          <table:table-cell office:value-type="float" office:value="0.768760120286838" calcext:value-type="float">
            <text:p>0.768760120286838</text:p>
          </table:table-cell>
          <table:table-cell office:value-type="float" office:value="0.0435038087032122" calcext:value-type="float">
            <text:p>0.0435038087032122</text:p>
          </table:table-cell>
          <table:table-cell office:value-type="float" office:value="0.80060143418922" calcext:value-type="float">
            <text:p>0.80060143418922</text:p>
          </table:table-cell>
          <table:table-cell office:value-type="float" office:value="0.0301370434679885" calcext:value-type="float">
            <text:p>0.0301370434679885</text:p>
          </table:table-cell>
          <table:table-cell office:value-type="float" office:value="0.783159842701827" calcext:value-type="float">
            <text:p>0.783159842701827</text:p>
          </table:table-cell>
          <table:table-cell office:value-type="float" office:value="0.0361639104553934" calcext:value-type="float">
            <text:p>0.0361639104553934</text:p>
          </table:table-cell>
          <table:table-cell office:value-type="float" office:value="0.775572519083969" calcext:value-type="float">
            <text:p>0.775572519083969</text:p>
          </table:table-cell>
          <table:table-cell office:value-type="float" office:value="0.042378088037697" calcext:value-type="float">
            <text:p>0.042378088037697</text:p>
          </table:table-cell>
          <table:table-cell office:value-type="float" office:value="0.785444136016655" calcext:value-type="float">
            <text:p>0.785444136016655</text:p>
          </table:table-cell>
          <table:table-cell office:value-type="float" office:value="0.0285714074782331" calcext:value-type="float">
            <text:p>0.0285714074782331</text:p>
          </table:table-cell>
          <table:table-cell office:value-type="float" office:value="0.786936155447606" calcext:value-type="float">
            <text:p>0.786936155447606</text:p>
          </table:table-cell>
          <table:table-cell office:value-type="float" office:value="0.0339605670145585" calcext:value-type="float">
            <text:p>0.0339605670145585</text:p>
          </table:table-cell>
          <table:table-cell office:value-type="float" office:value="0.777845246356697" calcext:value-type="float">
            <text:p>0.777845246356697</text:p>
          </table:table-cell>
          <table:table-cell office:value-type="float" office:value="0.0246742871522128" calcext:value-type="float">
            <text:p>0.0246742871522128</text:p>
          </table:table-cell>
          <table:table-cell office:value-type="float" office:value="0.793037242655563" calcext:value-type="float">
            <text:p>0.793037242655563</text:p>
          </table:table-cell>
          <table:table-cell office:value-type="float" office:value="0.0304347846185268" calcext:value-type="float">
            <text:p>0.0304347846185268</text:p>
          </table:table-cell>
          <table:table-cell office:value-type="float" office:value="0.79000115660421" calcext:value-type="float">
            <text:p>0.79000115660421</text:p>
          </table:table-cell>
          <table:table-cell office:value-type="float" office:value="0.0285097144267875" calcext:value-type="float">
            <text:p>0.0285097144267875</text:p>
          </table:table-cell>
          <table:table-cell office:value-type="float" office:value="0.775607217210271" calcext:value-type="float">
            <text:p>0.775607217210271</text:p>
          </table:table-cell>
          <table:table-cell office:value-type="float" office:value="0.034161584506892" calcext:value-type="float">
            <text:p>0.034161584506892</text:p>
          </table:table-cell>
          <table:table-cell office:value-type="float" office:value="0.782402266944252" calcext:value-type="float">
            <text:p>0.782402266944252</text:p>
          </table:table-cell>
          <table:table-cell office:value-type="float" office:value="0.015718073197939" calcext:value-type="float">
            <text:p>0.015718073197939</text:p>
          </table:table-cell>
          <table:table-cell office:value-type="float" office:value="0.78088133240805" calcext:value-type="float">
            <text:p>0.78088133240805</text:p>
          </table:table-cell>
          <table:table-cell office:value-type="float" office:value="0.0225786798284183" calcext:value-type="float">
            <text:p>0.0225786798284183</text:p>
          </table:table-cell>
          <table:table-cell office:value-type="float" office:value="0.786947721489706" calcext:value-type="float">
            <text:p>0.786947721489706</text:p>
          </table:table-cell>
          <table:table-cell office:value-type="float" office:value="0.0241973261410714" calcext:value-type="float">
            <text:p>0.0241973261410714</text:p>
          </table:table-cell>
          <table:table-cell office:value-type="float" office:value="0.792268100855887" calcext:value-type="float">
            <text:p>0.792268100855887</text:p>
          </table:table-cell>
          <table:table-cell office:value-type="float" office:value="0.0327576305123687" calcext:value-type="float">
            <text:p>0.0327576305123687</text:p>
          </table:table-cell>
          <table:table-cell office:value-type="float" office:value="0.776335877862595" calcext:value-type="float">
            <text:p>0.776335877862595</text:p>
          </table:table-cell>
          <table:table-cell office:value-type="float" office:value="0.0293690584698398" calcext:value-type="float">
            <text:p>0.029369058469839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WineQualityRed_5vs6</text:p>
          </table:table-cell>
          <table:table-cell office:value-type="float" office:value="0.790770298403886" calcext:value-type="float">
            <text:p>0.790770298403886</text:p>
          </table:table-cell>
          <table:table-cell office:value-type="float" office:value="0.0403338345277355" calcext:value-type="float">
            <text:p>0.0403338345277355</text:p>
          </table:table-cell>
          <table:table-cell office:value-type="float" office:value="0.771790423317141" calcext:value-type="float">
            <text:p>0.771790423317141</text:p>
          </table:table-cell>
          <table:table-cell office:value-type="float" office:value="0.0429572364016284" calcext:value-type="float">
            <text:p>0.0429572364016284</text:p>
          </table:table-cell>
          <table:table-cell office:value-type="float" office:value="0.799866990515845" calcext:value-type="float">
            <text:p>0.799866990515845</text:p>
          </table:table-cell>
          <table:table-cell office:value-type="float" office:value="0.0373902715617731" calcext:value-type="float">
            <text:p>0.0373902715617731</text:p>
          </table:table-cell>
          <table:table-cell office:value-type="float" office:value="0.786970853573907" calcext:value-type="float">
            <text:p>0.786970853573907</text:p>
          </table:table-cell>
          <table:table-cell office:value-type="float" office:value="0.0333201175872697" calcext:value-type="float">
            <text:p>0.0333201175872697</text:p>
          </table:table-cell>
          <table:table-cell office:value-type="float" office:value="0.790770298403886" calcext:value-type="float">
            <text:p>0.790770298403886</text:p>
          </table:table-cell>
          <table:table-cell office:value-type="float" office:value="0.0435275547325497" calcext:value-type="float">
            <text:p>0.0435275547325497</text:p>
          </table:table-cell>
          <table:table-cell office:value-type="float" office:value="0.796836687485542" calcext:value-type="float">
            <text:p>0.796836687485542</text:p>
          </table:table-cell>
          <table:table-cell office:value-type="float" office:value="0.029045167812337" calcext:value-type="float">
            <text:p>0.029045167812337</text:p>
          </table:table-cell>
          <table:table-cell office:value-type="float" office:value="0.80060143418922" calcext:value-type="float">
            <text:p>0.80060143418922</text:p>
          </table:table-cell>
          <table:table-cell office:value-type="float" office:value="0.0297108362003875" calcext:value-type="float">
            <text:p>0.0297108362003875</text:p>
          </table:table-cell>
          <table:table-cell office:value-type="float" office:value="0.79000115660421" calcext:value-type="float">
            <text:p>0.79000115660421</text:p>
          </table:table-cell>
          <table:table-cell office:value-type="float" office:value="0.0322857898785762" calcext:value-type="float">
            <text:p>0.0322857898785762</text:p>
          </table:table-cell>
          <table:table-cell office:value-type="float" office:value="0.799855424473745" calcext:value-type="float">
            <text:p>0.799855424473745</text:p>
          </table:table-cell>
          <table:table-cell office:value-type="float" office:value="0.0281085025604196" calcext:value-type="float">
            <text:p>0.0281085025604196</text:p>
          </table:table-cell>
          <table:table-cell office:value-type="float" office:value="0.788474439046958" calcext:value-type="float">
            <text:p>0.788474439046958</text:p>
          </table:table-cell>
          <table:table-cell office:value-type="float" office:value="0.035080462754339" calcext:value-type="float">
            <text:p>0.035080462754339</text:p>
          </table:table-cell>
          <table:table-cell office:value-type="float" office:value="0.799855424473745" calcext:value-type="float">
            <text:p>0.799855424473745</text:p>
          </table:table-cell>
          <table:table-cell office:value-type="float" office:value="0.0307104790548793" calcext:value-type="float">
            <text:p>0.0307104790548793</text:p>
          </table:table-cell>
          <table:table-cell office:value-type="float" office:value="0.802145500809623" calcext:value-type="float">
            <text:p>0.802145500809623</text:p>
          </table:table-cell>
          <table:table-cell office:value-type="float" office:value="0.0298309486228194" calcext:value-type="float">
            <text:p>0.0298309486228194</text:p>
          </table:table-cell>
          <table:table-cell office:value-type="float" office:value="0.796050196622716" calcext:value-type="float">
            <text:p>0.796050196622716</text:p>
          </table:table-cell>
          <table:table-cell office:value-type="float" office:value="0.0341993547758473" calcext:value-type="float">
            <text:p>0.0341993547758473</text:p>
          </table:table-cell>
          <table:table-cell office:value-type="float" office:value="0.796807772380291" calcext:value-type="float">
            <text:p>0.796807772380291</text:p>
          </table:table-cell>
          <table:table-cell office:value-type="float" office:value="0.0260179567405588" calcext:value-type="float">
            <text:p>0.0260179567405588</text:p>
          </table:table-cell>
          <table:table-cell office:value-type="float" office:value="0.79529262086514" calcext:value-type="float">
            <text:p>0.79529262086514</text:p>
          </table:table-cell>
          <table:table-cell office:value-type="float" office:value="0.0317889674083585" calcext:value-type="float">
            <text:p>0.0317889674083585</text:p>
          </table:table-cell>
          <table:table-cell office:value-type="float" office:value="0.783923201480453" calcext:value-type="float">
            <text:p>0.783923201480453</text:p>
          </table:table-cell>
          <table:table-cell office:value-type="float" office:value="0.0301728559092551" calcext:value-type="float">
            <text:p>0.030172855909255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WineQualityRed_5vs6</text:p>
          </table:table-cell>
          <table:table-cell office:value-type="float" office:value="0.796090677770067" calcext:value-type="float">
            <text:p>0.796090677770067</text:p>
          </table:table-cell>
          <table:table-cell office:value-type="float" office:value="0.0455268452056917" calcext:value-type="float">
            <text:p>0.0455268452056917</text:p>
          </table:table-cell>
          <table:table-cell office:value-type="float" office:value="0.780146888734675" calcext:value-type="float">
            <text:p>0.780146888734675</text:p>
          </table:table-cell>
          <table:table-cell office:value-type="float" office:value="0.0356422021385985" calcext:value-type="float">
            <text:p>0.0356422021385985</text:p>
          </table:table-cell>
          <table:table-cell office:value-type="float" office:value="0.804429794124451" calcext:value-type="float">
            <text:p>0.804429794124451</text:p>
          </table:table-cell>
          <table:table-cell office:value-type="float" office:value="0.0395949599048009" calcext:value-type="float">
            <text:p>0.0395949599048009</text:p>
          </table:table-cell>
          <table:table-cell office:value-type="float" office:value="0.79912098080037" calcext:value-type="float">
            <text:p>0.79912098080037</text:p>
          </table:table-cell>
          <table:table-cell office:value-type="float" office:value="0.0380266280942218" calcext:value-type="float">
            <text:p>0.0380266280942218</text:p>
          </table:table-cell>
          <table:table-cell office:value-type="float" office:value="0.79000693962526" calcext:value-type="float">
            <text:p>0.79000693962526</text:p>
          </table:table-cell>
          <table:table-cell office:value-type="float" office:value="0.0326434426672067" calcext:value-type="float">
            <text:p>0.0326434426672067</text:p>
          </table:table-cell>
          <table:table-cell office:value-type="float" office:value="0.792291232940088" calcext:value-type="float">
            <text:p>0.792291232940088</text:p>
          </table:table-cell>
          <table:table-cell office:value-type="float" office:value="0.0284450059142043" calcext:value-type="float">
            <text:p>0.0284450059142043</text:p>
          </table:table-cell>
          <table:table-cell office:value-type="float" office:value="0.808923201480453" calcext:value-type="float">
            <text:p>0.808923201480453</text:p>
          </table:table-cell>
          <table:table-cell office:value-type="float" office:value="0.0227730387365306" calcext:value-type="float">
            <text:p>0.0227730387365306</text:p>
          </table:table-cell>
          <table:table-cell office:value-type="float" office:value="0.79910363173722" calcext:value-type="float">
            <text:p>0.79910363173722</text:p>
          </table:table-cell>
          <table:table-cell office:value-type="float" office:value="0.0353187218107138" calcext:value-type="float">
            <text:p>0.0353187218107138</text:p>
          </table:table-cell>
          <table:table-cell office:value-type="float" office:value="0.800630349294471" calcext:value-type="float">
            <text:p>0.800630349294471</text:p>
          </table:table-cell>
          <table:table-cell office:value-type="float" office:value="0.0386851138542833" calcext:value-type="float">
            <text:p>0.0386851138542833</text:p>
          </table:table-cell>
          <table:table-cell office:value-type="float" office:value="0.796825121443442" calcext:value-type="float">
            <text:p>0.796825121443442</text:p>
          </table:table-cell>
          <table:table-cell office:value-type="float" office:value="0.0343421118013868" calcext:value-type="float">
            <text:p>0.0343421118013868</text:p>
          </table:table-cell>
          <table:table-cell office:value-type="float" office:value="0.799849641452695" calcext:value-type="float">
            <text:p>0.799849641452695</text:p>
          </table:table-cell>
          <table:table-cell office:value-type="float" office:value="0.0350161274602493" calcext:value-type="float">
            <text:p>0.0350161274602493</text:p>
          </table:table-cell>
          <table:table-cell office:value-type="float" office:value="0.798357622021744" calcext:value-type="float">
            <text:p>0.798357622021744</text:p>
          </table:table-cell>
          <table:table-cell office:value-type="float" office:value="0.0337742820561268" calcext:value-type="float">
            <text:p>0.0337742820561268</text:p>
          </table:table-cell>
          <table:table-cell office:value-type="float" office:value="0.793025676613463" calcext:value-type="float">
            <text:p>0.793025676613463</text:p>
          </table:table-cell>
          <table:table-cell office:value-type="float" office:value="0.0300934003239834" calcext:value-type="float">
            <text:p>0.0300934003239834</text:p>
          </table:table-cell>
          <table:table-cell office:value-type="float" office:value="0.797588480222068" calcext:value-type="float">
            <text:p>0.797588480222068</text:p>
          </table:table-cell>
          <table:table-cell office:value-type="float" office:value="0.0302125010374254" calcext:value-type="float">
            <text:p>0.0302125010374254</text:p>
          </table:table-cell>
          <table:table-cell office:value-type="float" office:value="0.796801989359241" calcext:value-type="float">
            <text:p>0.796801989359241</text:p>
          </table:table-cell>
          <table:table-cell office:value-type="float" office:value="0.0344970339320658" calcext:value-type="float">
            <text:p>0.0344970339320658</text:p>
          </table:table-cell>
          <table:table-cell office:value-type="float" office:value="0.791522091140412" calcext:value-type="float">
            <text:p>0.791522091140412</text:p>
          </table:table-cell>
          <table:table-cell office:value-type="float" office:value="0.0369048683797538" calcext:value-type="float">
            <text:p>0.036904868379753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WineQualityRed_5vs6</text:p>
          </table:table-cell>
          <table:table-cell office:value-type="float" office:value="0.790770298403886" calcext:value-type="float">
            <text:p>0.790770298403886</text:p>
          </table:table-cell>
          <table:table-cell office:value-type="float" office:value="0.0393737908248015" calcext:value-type="float">
            <text:p>0.0393737908248015</text:p>
          </table:table-cell>
          <table:table-cell office:value-type="float" office:value="0.779383529956049" calcext:value-type="float">
            <text:p>0.779383529956049</text:p>
          </table:table-cell>
          <table:table-cell office:value-type="float" office:value="0.0359323902126637" calcext:value-type="float">
            <text:p>0.0359323902126637</text:p>
          </table:table-cell>
          <table:table-cell office:value-type="float" office:value="0.79912098080037" calcext:value-type="float">
            <text:p>0.79912098080037</text:p>
          </table:table-cell>
          <table:table-cell office:value-type="float" office:value="0.0364861650289936" calcext:value-type="float">
            <text:p>0.0364861650289936</text:p>
          </table:table-cell>
          <table:table-cell office:value-type="float" office:value="0.802151283830673" calcext:value-type="float">
            <text:p>0.802151283830673</text:p>
          </table:table-cell>
          <table:table-cell office:value-type="float" office:value="0.0387351030440054" calcext:value-type="float">
            <text:p>0.0387351030440054</text:p>
          </table:table-cell>
          <table:table-cell office:value-type="float" office:value="0.795315752949341" calcext:value-type="float">
            <text:p>0.795315752949341</text:p>
          </table:table-cell>
          <table:table-cell office:value-type="float" office:value="0.0396819126246568" calcext:value-type="float">
            <text:p>0.0396819126246568</text:p>
          </table:table-cell>
          <table:table-cell office:value-type="float" office:value="0.796825121443442" calcext:value-type="float">
            <text:p>0.796825121443442</text:p>
          </table:table-cell>
          <table:table-cell office:value-type="float" office:value="0.0306114101432745" calcext:value-type="float">
            <text:p>0.0306114101432745</text:p>
          </table:table-cell>
          <table:table-cell office:value-type="float" office:value="0.805164237797826" calcext:value-type="float">
            <text:p>0.805164237797826</text:p>
          </table:table-cell>
          <table:table-cell office:value-type="float" office:value="0.028514932720198" calcext:value-type="float">
            <text:p>0.028514932720198</text:p>
          </table:table-cell>
          <table:table-cell office:value-type="float" office:value="0.802903076567199" calcext:value-type="float">
            <text:p>0.802903076567199</text:p>
          </table:table-cell>
          <table:table-cell office:value-type="float" office:value="0.032602356974208" calcext:value-type="float">
            <text:p>0.032602356974208</text:p>
          </table:table-cell>
          <table:table-cell office:value-type="float" office:value="0.799086282674069" calcext:value-type="float">
            <text:p>0.799086282674069</text:p>
          </table:table-cell>
          <table:table-cell office:value-type="float" office:value="0.0307981788719615" calcext:value-type="float">
            <text:p>0.0307981788719615</text:p>
          </table:table-cell>
          <table:table-cell office:value-type="float" office:value="0.796073328706916" calcext:value-type="float">
            <text:p>0.796073328706916</text:p>
          </table:table-cell>
          <table:table-cell office:value-type="float" office:value="0.0287776444471921" calcext:value-type="float">
            <text:p>0.0287776444471921</text:p>
          </table:table-cell>
          <table:table-cell office:value-type="float" office:value="0.797588480222068" calcext:value-type="float">
            <text:p>0.797588480222068</text:p>
          </table:table-cell>
          <table:table-cell office:value-type="float" office:value="0.0365194556341117" calcext:value-type="float">
            <text:p>0.0365194556341117</text:p>
          </table:table-cell>
          <table:table-cell office:value-type="float" office:value="0.796830904464492" calcext:value-type="float">
            <text:p>0.796830904464492</text:p>
          </table:table-cell>
          <table:table-cell office:value-type="float" office:value="0.0250756754135391" calcext:value-type="float">
            <text:p>0.0250756754135391</text:p>
          </table:table-cell>
          <table:table-cell office:value-type="float" office:value="0.794540828128614" calcext:value-type="float">
            <text:p>0.794540828128614</text:p>
          </table:table-cell>
          <table:table-cell office:value-type="float" office:value="0.0310202384747328" calcext:value-type="float">
            <text:p>0.0310202384747328</text:p>
          </table:table-cell>
          <table:table-cell office:value-type="float" office:value="0.799872773536896" calcext:value-type="float">
            <text:p>0.799872773536896</text:p>
          </table:table-cell>
          <table:table-cell office:value-type="float" office:value="0.028675520649532" calcext:value-type="float">
            <text:p>0.028675520649532</text:p>
          </table:table-cell>
          <table:table-cell office:value-type="float" office:value="0.802874161461948" calcext:value-type="float">
            <text:p>0.802874161461948</text:p>
          </table:table-cell>
          <table:table-cell office:value-type="float" office:value="0.0321858711093122" calcext:value-type="float">
            <text:p>0.0321858711093122</text:p>
          </table:table-cell>
          <table:table-cell office:value-type="float" office:value="0.79529262086514" calcext:value-type="float">
            <text:p>0.79529262086514</text:p>
          </table:table-cell>
          <table:table-cell office:value-type="float" office:value="0.0309761722354348" calcext:value-type="float">
            <text:p>0.030976172235434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WineQualityRed_5vs6</text:p>
          </table:table-cell>
          <table:table-cell office:value-type="float" office:value="0.793806384455239" calcext:value-type="float">
            <text:p>0.793806384455239</text:p>
          </table:table-cell>
          <table:table-cell office:value-type="float" office:value="0.0405735816306364" calcext:value-type="float">
            <text:p>0.0405735816306364</text:p>
          </table:table-cell>
          <table:table-cell office:value-type="float" office:value="0.782425399028452" calcext:value-type="float">
            <text:p>0.782425399028452</text:p>
          </table:table-cell>
          <table:table-cell office:value-type="float" office:value="0.0328344687989035" calcext:value-type="float">
            <text:p>0.0328344687989035</text:p>
          </table:table-cell>
          <table:table-cell office:value-type="float" office:value="0.797611612306269" calcext:value-type="float">
            <text:p>0.797611612306269</text:p>
          </table:table-cell>
          <table:table-cell office:value-type="float" office:value="0.0351795118350492" calcext:value-type="float">
            <text:p>0.0351795118350492</text:p>
          </table:table-cell>
          <table:table-cell office:value-type="float" office:value="0.79911519777932" calcext:value-type="float">
            <text:p>0.79911519777932</text:p>
          </table:table-cell>
          <table:table-cell office:value-type="float" office:value="0.0359805449096358" calcext:value-type="float">
            <text:p>0.0359805449096358</text:p>
          </table:table-cell>
          <table:table-cell office:value-type="float" office:value="0.795315752949341" calcext:value-type="float">
            <text:p>0.795315752949341</text:p>
          </table:table-cell>
          <table:table-cell office:value-type="float" office:value="0.0357954853997172" calcext:value-type="float">
            <text:p>0.0357954853997172</text:p>
          </table:table-cell>
          <table:table-cell office:value-type="float" office:value="0.799866990515845" calcext:value-type="float">
            <text:p>0.799866990515845</text:p>
          </table:table-cell>
          <table:table-cell office:value-type="float" office:value="0.0398665200005214" calcext:value-type="float">
            <text:p>0.0398665200005214</text:p>
          </table:table-cell>
          <table:table-cell office:value-type="float" office:value="0.800618783252371" calcext:value-type="float">
            <text:p>0.800618783252371</text:p>
          </table:table-cell>
          <table:table-cell office:value-type="float" office:value="0.0291540879712978" calcext:value-type="float">
            <text:p>0.0291540879712978</text:p>
          </table:table-cell>
          <table:table-cell office:value-type="float" office:value="0.801382142030997" calcext:value-type="float">
            <text:p>0.801382142030997</text:p>
          </table:table-cell>
          <table:table-cell office:value-type="float" office:value="0.0290682869015323" calcext:value-type="float">
            <text:p>0.0290682869015323</text:p>
          </table:table-cell>
          <table:table-cell office:value-type="float" office:value="0.796050196622716" calcext:value-type="float">
            <text:p>0.796050196622716</text:p>
          </table:table-cell>
          <table:table-cell office:value-type="float" office:value="0.0298163085100641" calcext:value-type="float">
            <text:p>0.0298163085100641</text:p>
          </table:table-cell>
          <table:table-cell office:value-type="float" office:value="0.796825121443442" calcext:value-type="float">
            <text:p>0.796825121443442</text:p>
          </table:table-cell>
          <table:table-cell office:value-type="float" office:value="0.0301919000676438" calcext:value-type="float">
            <text:p>0.0301919000676438</text:p>
          </table:table-cell>
          <table:table-cell office:value-type="float" office:value="0.799861207494795" calcext:value-type="float">
            <text:p>0.799861207494795</text:p>
          </table:table-cell>
          <table:table-cell office:value-type="float" office:value="0.0338375187132038" calcext:value-type="float">
            <text:p>0.0338375187132038</text:p>
          </table:table-cell>
          <table:table-cell office:value-type="float" office:value="0.792279666897987" calcext:value-type="float">
            <text:p>0.792279666897987</text:p>
          </table:table-cell>
          <table:table-cell office:value-type="float" office:value="0.0312883523736791" calcext:value-type="float">
            <text:p>0.0312883523736791</text:p>
          </table:table-cell>
          <table:table-cell office:value-type="float" office:value="0.796067545685866" calcext:value-type="float">
            <text:p>0.796067545685866</text:p>
          </table:table-cell>
          <table:table-cell office:value-type="float" office:value="0.029901334513676" calcext:value-type="float">
            <text:p>0.029901334513676</text:p>
          </table:table-cell>
          <table:table-cell office:value-type="float" office:value="0.79910363173722" calcext:value-type="float">
            <text:p>0.79910363173722</text:p>
          </table:table-cell>
          <table:table-cell office:value-type="float" office:value="0.0276182491534896" calcext:value-type="float">
            <text:p>0.0276182491534896</text:p>
          </table:table-cell>
          <table:table-cell office:value-type="float" office:value="0.804389312977099" calcext:value-type="float">
            <text:p>0.804389312977099</text:p>
          </table:table-cell>
          <table:table-cell office:value-type="float" office:value="0.0283608331460578" calcext:value-type="float">
            <text:p>0.0283608331460578</text:p>
          </table:table-cell>
          <table:table-cell office:value-type="float" office:value="0.794535045107564" calcext:value-type="float">
            <text:p>0.794535045107564</text:p>
          </table:table-cell>
          <table:table-cell office:value-type="float" office:value="0.028269956634234" calcext:value-type="float">
            <text:p>0.028269956634234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WineQualityRed_5vs6</text:p>
          </table:table-cell>
          <table:table-cell office:value-type="float" office:value="0.789560490400185" calcext:value-type="float">
            <text:p>0.789560490400185</text:p>
          </table:table-cell>
          <table:table-cell office:value-type="float" office:value="0.0405004329149199" calcext:value-type="float">
            <text:p>0.0405004329149199</text:p>
          </table:table-cell>
          <table:table-cell office:value-type="float" office:value="0.776501272264631" calcext:value-type="float">
            <text:p>0.776501272264631</text:p>
          </table:table-cell>
          <table:table-cell office:value-type="float" office:value="0.0381740212510013" calcext:value-type="float">
            <text:p>0.0381740212510013</text:p>
          </table:table-cell>
          <table:table-cell office:value-type="float" office:value="0.800326162387231" calcext:value-type="float">
            <text:p>0.800326162387231</text:p>
          </table:table-cell>
          <table:table-cell office:value-type="float" office:value="0.0357575903597211" calcext:value-type="float">
            <text:p>0.0357575903597211</text:p>
          </table:table-cell>
          <table:table-cell office:value-type="float" office:value="0.79410363173722" calcext:value-type="float">
            <text:p>0.79410363173722</text:p>
          </table:table-cell>
          <table:table-cell office:value-type="float" office:value="0.0364452608181052" calcext:value-type="float">
            <text:p>0.0364452608181052</text:p>
          </table:table-cell>
          <table:table-cell office:value-type="float" office:value="0.789396252602359" calcext:value-type="float">
            <text:p>0.789396252602359</text:p>
          </table:table-cell>
          <table:table-cell office:value-type="float" office:value="0.0388052966923655" calcext:value-type="float">
            <text:p>0.0388052966923655</text:p>
          </table:table-cell>
          <table:table-cell office:value-type="float" office:value="0.794252833680315" calcext:value-type="float">
            <text:p>0.794252833680315</text:p>
          </table:table-cell>
          <table:table-cell office:value-type="float" office:value="0.0313079022697141" calcext:value-type="float">
            <text:p>0.0313079022697141</text:p>
          </table:table-cell>
          <table:table-cell office:value-type="float" office:value="0.800448762433495" calcext:value-type="float">
            <text:p>0.800448762433495</text:p>
          </table:table-cell>
          <table:table-cell office:value-type="float" office:value="0.0288226925285945" calcext:value-type="float">
            <text:p>0.0288226925285945</text:p>
          </table:table-cell>
          <table:table-cell office:value-type="float" office:value="0.794247050659264" calcext:value-type="float">
            <text:p>0.794247050659264</text:p>
          </table:table-cell>
          <table:table-cell office:value-type="float" office:value="0.0307898885434486" calcext:value-type="float">
            <text:p>0.0307898885434486</text:p>
          </table:table-cell>
          <table:table-cell office:value-type="float" office:value="0.797731899144113" calcext:value-type="float">
            <text:p>0.797731899144113</text:p>
          </table:table-cell>
          <table:table-cell office:value-type="float" office:value="0.0315685776830511" calcext:value-type="float">
            <text:p>0.0315685776830511</text:p>
          </table:table-cell>
          <table:table-cell office:value-type="float" office:value="0.793639833448994" calcext:value-type="float">
            <text:p>0.793639833448994</text:p>
          </table:table-cell>
          <table:table-cell office:value-type="float" office:value="0.0313803666994698" calcext:value-type="float">
            <text:p>0.0313803666994698</text:p>
          </table:table-cell>
          <table:table-cell office:value-type="float" office:value="0.794552394170715" calcext:value-type="float">
            <text:p>0.794552394170715</text:p>
          </table:table-cell>
          <table:table-cell office:value-type="float" office:value="0.0340490330738672" calcext:value-type="float">
            <text:p>0.0340490330738672</text:p>
          </table:table-cell>
          <table:table-cell office:value-type="float" office:value="0.79440319222762" calcext:value-type="float">
            <text:p>0.79440319222762</text:p>
          </table:table-cell>
          <table:table-cell office:value-type="float" office:value="0.0271374663328207" calcext:value-type="float">
            <text:p>0.0271374663328207</text:p>
          </table:table-cell>
          <table:table-cell office:value-type="float" office:value="0.792113115891742" calcext:value-type="float">
            <text:p>0.792113115891742</text:p>
          </table:table-cell>
          <table:table-cell office:value-type="float" office:value="0.0295586015833316" calcext:value-type="float">
            <text:p>0.0295586015833316</text:p>
          </table:table-cell>
          <table:table-cell office:value-type="float" office:value="0.796064075873236" calcext:value-type="float">
            <text:p>0.796064075873236</text:p>
          </table:table-cell>
          <table:table-cell office:value-type="float" office:value="0.0273443107444154" calcext:value-type="float">
            <text:p>0.0273443107444154</text:p>
          </table:table-cell>
          <table:table-cell office:value-type="float" office:value="0.798325237103863" calcext:value-type="float">
            <text:p>0.798325237103863</text:p>
          </table:table-cell>
          <table:table-cell office:value-type="float" office:value="0.0319180672216326" calcext:value-type="float">
            <text:p>0.0319180672216326</text:p>
          </table:table-cell>
          <table:table-cell office:value-type="float" office:value="0.788321767291233" calcext:value-type="float">
            <text:p>0.788321767291233</text:p>
          </table:table-cell>
          <table:table-cell office:value-type="float" office:value="0.0311385823257035" calcext:value-type="float">
            <text:p>0.031138582325703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ineQualityRed_5vs6</text:p>
          </table:table-cell>
          <table:table-cell office:value-type="float" office:value="0.776347443904696" calcext:value-type="float">
            <text:p>0.776347443904696</text:p>
          </table:table-cell>
          <table:table-cell office:value-type="float" office:value="0.0276999289947973" calcext:value-type="float">
            <text:p>0.0276999289947973</text:p>
          </table:table-cell>
          <table:table-cell office:value-type="float" office:value="0.78469234328013" calcext:value-type="float">
            <text:p>0.78469234328013</text:p>
          </table:table-cell>
          <table:table-cell office:value-type="float" office:value="0.0397565810420929" calcext:value-type="float">
            <text:p>0.0397565810420929</text:p>
          </table:table-cell>
          <table:table-cell office:value-type="float" office:value="0.786224843858432" calcext:value-type="float">
            <text:p>0.786224843858432</text:p>
          </table:table-cell>
          <table:table-cell office:value-type="float" office:value="0.0374633171543404" calcext:value-type="float">
            <text:p>0.0374633171543404</text:p>
          </table:table-cell>
          <table:table-cell office:value-type="float" office:value="0.780904464492251" calcext:value-type="float">
            <text:p>0.780904464492251</text:p>
          </table:table-cell>
          <table:table-cell office:value-type="float" office:value="0.0311492766045128" calcext:value-type="float">
            <text:p>0.0311492766045128</text:p>
          </table:table-cell>
          <table:table-cell office:value-type="float" office:value="0.783963682627805" calcext:value-type="float">
            <text:p>0.783963682627805</text:p>
          </table:table-cell>
          <table:table-cell office:value-type="float" office:value="0.0362742814396517" calcext:value-type="float">
            <text:p>0.0362742814396517</text:p>
          </table:table-cell>
          <table:table-cell office:value-type="float" office:value="0.769511913023363" calcext:value-type="float">
            <text:p>0.769511913023363</text:p>
          </table:table-cell>
          <table:table-cell office:value-type="float" office:value="0.0221928442394005" calcext:value-type="float">
            <text:p>0.0221928442394005</text:p>
          </table:table-cell>
          <table:table-cell office:value-type="float" office:value="0.784727041406431" calcext:value-type="float">
            <text:p>0.784727041406431</text:p>
          </table:table-cell>
          <table:table-cell office:value-type="float" office:value="0.0327359432626545" calcext:value-type="float">
            <text:p>0.0327359432626545</text:p>
          </table:table-cell>
          <table:table-cell office:value-type="float" office:value="0.790718251214434" calcext:value-type="float">
            <text:p>0.790718251214434</text:p>
          </table:table-cell>
          <table:table-cell office:value-type="float" office:value="0.0324549206193351" calcext:value-type="float">
            <text:p>0.0324549206193351</text:p>
          </table:table-cell>
          <table:table-cell office:value-type="float" office:value="0.778631737219524" calcext:value-type="float">
            <text:p>0.778631737219524</text:p>
          </table:table-cell>
          <table:table-cell office:value-type="float" office:value="0.0352389341880631" calcext:value-type="float">
            <text:p>0.0352389341880631</text:p>
          </table:table-cell>
          <table:table-cell office:value-type="float" office:value="0.771807772380291" calcext:value-type="float">
            <text:p>0.771807772380291</text:p>
          </table:table-cell>
          <table:table-cell office:value-type="float" office:value="0.0283507714034049" calcext:value-type="float">
            <text:p>0.0283507714034049</text:p>
          </table:table-cell>
          <table:table-cell office:value-type="float" office:value="0.789249363867685" calcext:value-type="float">
            <text:p>0.789249363867685</text:p>
          </table:table-cell>
          <table:table-cell office:value-type="float" office:value="0.0337444115323227" calcext:value-type="float">
            <text:p>0.0337444115323227</text:p>
          </table:table-cell>
          <table:table-cell office:value-type="float" office:value="0.788457089983807" calcext:value-type="float">
            <text:p>0.788457089983807</text:p>
          </table:table-cell>
          <table:table-cell office:value-type="float" office:value="0.0376607846793832" calcext:value-type="float">
            <text:p>0.0376607846793832</text:p>
          </table:table-cell>
          <table:table-cell office:value-type="float" office:value="0.779389312977099" calcext:value-type="float">
            <text:p>0.779389312977099</text:p>
          </table:table-cell>
          <table:table-cell office:value-type="float" office:value="0.0427113140301431" calcext:value-type="float">
            <text:p>0.0427113140301431</text:p>
          </table:table-cell>
          <table:table-cell office:value-type="float" office:value="0.775613000231321" calcext:value-type="float">
            <text:p>0.775613000231321</text:p>
          </table:table-cell>
          <table:table-cell office:value-type="float" office:value="0.0459205248384569" calcext:value-type="float">
            <text:p>0.0459205248384569</text:p>
          </table:table-cell>
          <table:table-cell office:value-type="float" office:value="0.766504742077261" calcext:value-type="float">
            <text:p>0.766504742077261</text:p>
          </table:table-cell>
          <table:table-cell office:value-type="float" office:value="0.037322870954102" calcext:value-type="float">
            <text:p>0.037322870954102</text:p>
          </table:table-cell>
          <table:table-cell office:value-type="float" office:value="0.788468656025908" calcext:value-type="float">
            <text:p>0.788468656025908</text:p>
          </table:table-cell>
          <table:table-cell office:value-type="float" office:value="0.020736479596982" calcext:value-type="float">
            <text:p>0.02073647959698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ineQualityRed_5vs6</text:p>
          </table:table-cell>
          <table:table-cell office:value-type="float" office:value="0.798351839000694" calcext:value-type="float">
            <text:p>0.798351839000694</text:p>
          </table:table-cell>
          <table:table-cell office:value-type="float" office:value="0.025896291781346" calcext:value-type="float">
            <text:p>0.025896291781346</text:p>
          </table:table-cell>
          <table:table-cell office:value-type="float" office:value="0.79912098080037" calcext:value-type="float">
            <text:p>0.79912098080037</text:p>
          </table:table-cell>
          <table:table-cell office:value-type="float" office:value="0.0307997762905074" calcext:value-type="float">
            <text:p>0.0307997762905074</text:p>
          </table:table-cell>
          <table:table-cell office:value-type="float" office:value="0.797594263243118" calcext:value-type="float">
            <text:p>0.797594263243118</text:p>
          </table:table-cell>
          <table:table-cell office:value-type="float" office:value="0.0361409873670967" calcext:value-type="float">
            <text:p>0.0361409873670967</text:p>
          </table:table-cell>
          <table:table-cell office:value-type="float" office:value="0.794569743233865" calcext:value-type="float">
            <text:p>0.794569743233865</text:p>
          </table:table-cell>
          <table:table-cell office:value-type="float" office:value="0.0306391716372918" calcext:value-type="float">
            <text:p>0.0306391716372918</text:p>
          </table:table-cell>
          <table:table-cell office:value-type="float" office:value="0.80440666204025" calcext:value-type="float">
            <text:p>0.80440666204025</text:p>
          </table:table-cell>
          <table:table-cell office:value-type="float" office:value="0.0299825930314779" calcext:value-type="float">
            <text:p>0.0299825930314779</text:p>
          </table:table-cell>
          <table:table-cell office:value-type="float" office:value="0.790770298403886" calcext:value-type="float">
            <text:p>0.790770298403886</text:p>
          </table:table-cell>
          <table:table-cell office:value-type="float" office:value="0.0293528562452692" calcext:value-type="float">
            <text:p>0.0293528562452692</text:p>
          </table:table-cell>
          <table:table-cell office:value-type="float" office:value="0.79001272264631" calcext:value-type="float">
            <text:p>0.79001272264631</text:p>
          </table:table-cell>
          <table:table-cell office:value-type="float" office:value="0.0368353317741993" calcext:value-type="float">
            <text:p>0.0368353317741993</text:p>
          </table:table-cell>
          <table:table-cell office:value-type="float" office:value="0.794535045107564" calcext:value-type="float">
            <text:p>0.794535045107564</text:p>
          </table:table-cell>
          <table:table-cell office:value-type="float" office:value="0.0287175564658041" calcext:value-type="float">
            <text:p>0.0287175564658041</text:p>
          </table:table-cell>
          <table:table-cell office:value-type="float" office:value="0.78999537358316" calcext:value-type="float">
            <text:p>0.78999537358316</text:p>
          </table:table-cell>
          <table:table-cell office:value-type="float" office:value="0.0353399759729212" calcext:value-type="float">
            <text:p>0.0353399759729212</text:p>
          </table:table-cell>
          <table:table-cell office:value-type="float" office:value="0.780135322692575" calcext:value-type="float">
            <text:p>0.780135322692575</text:p>
          </table:table-cell>
          <table:table-cell office:value-type="float" office:value="0.041189036679198" calcext:value-type="float">
            <text:p>0.041189036679198</text:p>
          </table:table-cell>
          <table:table-cell office:value-type="float" office:value="0.796061762664816" calcext:value-type="float">
            <text:p>0.796061762664816</text:p>
          </table:table-cell>
          <table:table-cell office:value-type="float" office:value="0.0232238402072784" calcext:value-type="float">
            <text:p>0.0232238402072784</text:p>
          </table:table-cell>
          <table:table-cell office:value-type="float" office:value="0.796061762664816" calcext:value-type="float">
            <text:p>0.796061762664816</text:p>
          </table:table-cell>
          <table:table-cell office:value-type="float" office:value="0.0355852973857286" calcext:value-type="float">
            <text:p>0.0355852973857286</text:p>
          </table:table-cell>
          <table:table-cell office:value-type="float" office:value="0.793794818413139" calcext:value-type="float">
            <text:p>0.793794818413139</text:p>
          </table:table-cell>
          <table:table-cell office:value-type="float" office:value="0.0324171106683753" calcext:value-type="float">
            <text:p>0.0324171106683753</text:p>
          </table:table-cell>
          <table:table-cell office:value-type="float" office:value="0.790770298403886" calcext:value-type="float">
            <text:p>0.790770298403886</text:p>
          </table:table-cell>
          <table:table-cell office:value-type="float" office:value="0.0396963852911118" calcext:value-type="float">
            <text:p>0.0396963852911118</text:p>
          </table:table-cell>
          <table:table-cell office:value-type="float" office:value="0.787734212352533" calcext:value-type="float">
            <text:p>0.787734212352533</text:p>
          </table:table-cell>
          <table:table-cell office:value-type="float" office:value="0.039193329829396" calcext:value-type="float">
            <text:p>0.039193329829396</text:p>
          </table:table-cell>
          <table:table-cell office:value-type="float" office:value="0.783159842701827" calcext:value-type="float">
            <text:p>0.783159842701827</text:p>
          </table:table-cell>
          <table:table-cell office:value-type="float" office:value="0.0328368696443361" calcext:value-type="float">
            <text:p>0.032836869644336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ineQualityRed_5vs6</text:p>
          </table:table-cell>
          <table:table-cell office:value-type="float" office:value="0.795315752949341" calcext:value-type="float">
            <text:p>0.795315752949341</text:p>
          </table:table-cell>
          <table:table-cell office:value-type="float" office:value="0.0279985455038366" calcext:value-type="float">
            <text:p>0.0279985455038366</text:p>
          </table:table-cell>
          <table:table-cell office:value-type="float" office:value="0.79381795049734" calcext:value-type="float">
            <text:p>0.79381795049734</text:p>
          </table:table-cell>
          <table:table-cell office:value-type="float" office:value="0.0345909217893708" calcext:value-type="float">
            <text:p>0.0345909217893708</text:p>
          </table:table-cell>
          <table:table-cell office:value-type="float" office:value="0.798351839000694" calcext:value-type="float">
            <text:p>0.798351839000694</text:p>
          </table:table-cell>
          <table:table-cell office:value-type="float" office:value="0.0433846630518264" calcext:value-type="float">
            <text:p>0.0433846630518264</text:p>
          </table:table-cell>
          <table:table-cell office:value-type="float" office:value="0.792268100855887" calcext:value-type="float">
            <text:p>0.792268100855887</text:p>
          </table:table-cell>
          <table:table-cell office:value-type="float" office:value="0.0369648450738591" calcext:value-type="float">
            <text:p>0.0369648450738591</text:p>
          </table:table-cell>
          <table:table-cell office:value-type="float" office:value="0.800607217210271" calcext:value-type="float">
            <text:p>0.800607217210271</text:p>
          </table:table-cell>
          <table:table-cell office:value-type="float" office:value="0.0257546503228283" calcext:value-type="float">
            <text:p>0.0257546503228283</text:p>
          </table:table-cell>
          <table:table-cell office:value-type="float" office:value="0.793789035392089" calcext:value-type="float">
            <text:p>0.793789035392089</text:p>
          </table:table-cell>
          <table:table-cell office:value-type="float" office:value="0.035096387730817" calcext:value-type="float">
            <text:p>0.035096387730817</text:p>
          </table:table-cell>
          <table:table-cell office:value-type="float" office:value="0.79911519777932" calcext:value-type="float">
            <text:p>0.79911519777932</text:p>
          </table:table-cell>
          <table:table-cell office:value-type="float" office:value="0.0361573424441967" calcext:value-type="float">
            <text:p>0.0361573424441967</text:p>
          </table:table-cell>
          <table:table-cell office:value-type="float" office:value="0.794517696044414" calcext:value-type="float">
            <text:p>0.794517696044414</text:p>
          </table:table-cell>
          <table:table-cell office:value-type="float" office:value="0.0326135362222723" calcext:value-type="float">
            <text:p>0.0326135362222723</text:p>
          </table:table-cell>
          <table:table-cell office:value-type="float" office:value="0.79000115660421" calcext:value-type="float">
            <text:p>0.79000115660421</text:p>
          </table:table-cell>
          <table:table-cell office:value-type="float" office:value="0.0377489900137901" calcext:value-type="float">
            <text:p>0.0377489900137901</text:p>
          </table:table-cell>
          <table:table-cell office:value-type="float" office:value="0.785444136016655" calcext:value-type="float">
            <text:p>0.785444136016655</text:p>
          </table:table-cell>
          <table:table-cell office:value-type="float" office:value="0.0369423706939409" calcext:value-type="float">
            <text:p>0.0369423706939409</text:p>
          </table:table-cell>
          <table:table-cell office:value-type="float" office:value="0.794535045107564" calcext:value-type="float">
            <text:p>0.794535045107564</text:p>
          </table:table-cell>
          <table:table-cell office:value-type="float" office:value="0.0373981159663576" calcext:value-type="float">
            <text:p>0.0373981159663576</text:p>
          </table:table-cell>
          <table:table-cell office:value-type="float" office:value="0.786207494795281" calcext:value-type="float">
            <text:p>0.786207494795281</text:p>
          </table:table-cell>
          <table:table-cell office:value-type="float" office:value="0.0453944310365072" calcext:value-type="float">
            <text:p>0.0453944310365072</text:p>
          </table:table-cell>
          <table:table-cell office:value-type="float" office:value="0.796055979643766" calcext:value-type="float">
            <text:p>0.796055979643766</text:p>
          </table:table-cell>
          <table:table-cell office:value-type="float" office:value="0.0248682188171125" calcext:value-type="float">
            <text:p>0.0248682188171125</text:p>
          </table:table-cell>
          <table:table-cell office:value-type="float" office:value="0.797588480222068" calcext:value-type="float">
            <text:p>0.797588480222068</text:p>
          </table:table-cell>
          <table:table-cell office:value-type="float" office:value="0.0365194556341117" calcext:value-type="float">
            <text:p>0.0365194556341117</text:p>
          </table:table-cell>
          <table:table-cell office:value-type="float" office:value="0.794563960212815" calcext:value-type="float">
            <text:p>0.794563960212815</text:p>
          </table:table-cell>
          <table:table-cell office:value-type="float" office:value="0.032875650411408" calcext:value-type="float">
            <text:p>0.032875650411408</text:p>
          </table:table-cell>
          <table:table-cell office:value-type="float" office:value="0.797571131158917" calcext:value-type="float">
            <text:p>0.797571131158917</text:p>
          </table:table-cell>
          <table:table-cell office:value-type="float" office:value="0.0319683302083791" calcext:value-type="float">
            <text:p>0.031968330208379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ineQualityRed_5vs6</text:p>
          </table:table-cell>
          <table:table-cell office:value-type="float" office:value="0.800613000231321" calcext:value-type="float">
            <text:p>0.800613000231321</text:p>
          </table:table-cell>
          <table:table-cell office:value-type="float" office:value="0.032499970038762" calcext:value-type="float">
            <text:p>0.032499970038762</text:p>
          </table:table-cell>
          <table:table-cell office:value-type="float" office:value="0.796073328706916" calcext:value-type="float">
            <text:p>0.796073328706916</text:p>
          </table:table-cell>
          <table:table-cell office:value-type="float" office:value="0.0344275941308929" calcext:value-type="float">
            <text:p>0.0344275941308929</text:p>
          </table:table-cell>
          <table:table-cell office:value-type="float" office:value="0.799086282674069" calcext:value-type="float">
            <text:p>0.799086282674069</text:p>
          </table:table-cell>
          <table:table-cell office:value-type="float" office:value="0.0363096136054131" calcext:value-type="float">
            <text:p>0.0363096136054131</text:p>
          </table:table-cell>
          <table:table-cell office:value-type="float" office:value="0.79529840388619" calcext:value-type="float">
            <text:p>0.79529840388619</text:p>
          </table:table-cell>
          <table:table-cell office:value-type="float" office:value="0.0315442586096993" calcext:value-type="float">
            <text:p>0.0315442586096993</text:p>
          </table:table-cell>
          <table:table-cell office:value-type="float" office:value="0.802110802683322" calcext:value-type="float">
            <text:p>0.802110802683322</text:p>
          </table:table-cell>
          <table:table-cell office:value-type="float" office:value="0.0198442644370429" calcext:value-type="float">
            <text:p>0.0198442644370429</text:p>
          </table:table-cell>
          <table:table-cell office:value-type="float" office:value="0.793789035392089" calcext:value-type="float">
            <text:p>0.793789035392089</text:p>
          </table:table-cell>
          <table:table-cell office:value-type="float" office:value="0.0343619153893011" calcext:value-type="float">
            <text:p>0.0343619153893011</text:p>
          </table:table-cell>
          <table:table-cell office:value-type="float" office:value="0.800630349294471" calcext:value-type="float">
            <text:p>0.800630349294471</text:p>
          </table:table-cell>
          <table:table-cell office:value-type="float" office:value="0.030583832429651" calcext:value-type="float">
            <text:p>0.030583832429651</text:p>
          </table:table-cell>
          <table:table-cell office:value-type="float" office:value="0.80058986814712" calcext:value-type="float">
            <text:p>0.80058986814712</text:p>
          </table:table-cell>
          <table:table-cell office:value-type="float" office:value="0.0308597353921215" calcext:value-type="float">
            <text:p>0.0308597353921215</text:p>
          </table:table-cell>
          <table:table-cell office:value-type="float" office:value="0.793037242655563" calcext:value-type="float">
            <text:p>0.793037242655563</text:p>
          </table:table-cell>
          <table:table-cell office:value-type="float" office:value="0.0318677379053524" calcext:value-type="float">
            <text:p>0.0318677379053524</text:p>
          </table:table-cell>
          <table:table-cell office:value-type="float" office:value="0.788491788110109" calcext:value-type="float">
            <text:p>0.788491788110109</text:p>
          </table:table-cell>
          <table:table-cell office:value-type="float" office:value="0.0340512215282312" calcext:value-type="float">
            <text:p>0.0340512215282312</text:p>
          </table:table-cell>
          <table:table-cell office:value-type="float" office:value="0.79529840388619" calcext:value-type="float">
            <text:p>0.79529840388619</text:p>
          </table:table-cell>
          <table:table-cell office:value-type="float" office:value="0.0364230568140963" calcext:value-type="float">
            <text:p>0.0364230568140963</text:p>
          </table:table-cell>
          <table:table-cell office:value-type="float" office:value="0.791527874161462" calcext:value-type="float">
            <text:p>0.791527874161462</text:p>
          </table:table-cell>
          <table:table-cell office:value-type="float" office:value="0.0449784100960538" calcext:value-type="float">
            <text:p>0.0449784100960538</text:p>
          </table:table-cell>
          <table:table-cell office:value-type="float" office:value="0.799097848716169" calcext:value-type="float">
            <text:p>0.799097848716169</text:p>
          </table:table-cell>
          <table:table-cell office:value-type="float" office:value="0.0298749496759344" calcext:value-type="float">
            <text:p>0.0298749496759344</text:p>
          </table:table-cell>
          <table:table-cell office:value-type="float" office:value="0.793794818413139" calcext:value-type="float">
            <text:p>0.793794818413139</text:p>
          </table:table-cell>
          <table:table-cell office:value-type="float" office:value="0.034880775110501" calcext:value-type="float">
            <text:p>0.034880775110501</text:p>
          </table:table-cell>
          <table:table-cell office:value-type="float" office:value="0.793783252371039" calcext:value-type="float">
            <text:p>0.793783252371039</text:p>
          </table:table-cell>
          <table:table-cell office:value-type="float" office:value="0.0294011182711951" calcext:value-type="float">
            <text:p>0.0294011182711951</text:p>
          </table:table-cell>
          <table:table-cell office:value-type="float" office:value="0.800624566273421" calcext:value-type="float">
            <text:p>0.800624566273421</text:p>
          </table:table-cell>
          <table:table-cell office:value-type="float" office:value="0.0328252683651488" calcext:value-type="float">
            <text:p>0.032825268365148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ineQualityRed_5vs6</text:p>
          </table:table-cell>
          <table:table-cell office:value-type="float" office:value="0.798346055979644" calcext:value-type="float">
            <text:p>0.798346055979644</text:p>
          </table:table-cell>
          <table:table-cell office:value-type="float" office:value="0.0334514985698534" calcext:value-type="float">
            <text:p>0.0334514985698534</text:p>
          </table:table-cell>
          <table:table-cell office:value-type="float" office:value="0.796073328706916" calcext:value-type="float">
            <text:p>0.796073328706916</text:p>
          </table:table-cell>
          <table:table-cell office:value-type="float" office:value="0.0340551264331277" calcext:value-type="float">
            <text:p>0.0340551264331277</text:p>
          </table:table-cell>
          <table:table-cell office:value-type="float" office:value="0.797576914179968" calcext:value-type="float">
            <text:p>0.797576914179968</text:p>
          </table:table-cell>
          <table:table-cell office:value-type="float" office:value="0.03232496738991" calcext:value-type="float">
            <text:p>0.03232496738991</text:p>
          </table:table-cell>
          <table:table-cell office:value-type="float" office:value="0.796050196622716" calcext:value-type="float">
            <text:p>0.796050196622716</text:p>
          </table:table-cell>
          <table:table-cell office:value-type="float" office:value="0.0316827470220089" calcext:value-type="float">
            <text:p>0.0316827470220089</text:p>
          </table:table-cell>
          <table:table-cell office:value-type="float" office:value="0.800607217210271" calcext:value-type="float">
            <text:p>0.800607217210271</text:p>
          </table:table-cell>
          <table:table-cell office:value-type="float" office:value="0.0244853631806476" calcext:value-type="float">
            <text:p>0.0244853631806476</text:p>
          </table:table-cell>
          <table:table-cell office:value-type="float" office:value="0.797576914179968" calcext:value-type="float">
            <text:p>0.797576914179968</text:p>
          </table:table-cell>
          <table:table-cell office:value-type="float" office:value="0.0376133451730075" calcext:value-type="float">
            <text:p>0.0376133451730075</text:p>
          </table:table-cell>
          <table:table-cell office:value-type="float" office:value="0.79911519777932" calcext:value-type="float">
            <text:p>0.79911519777932</text:p>
          </table:table-cell>
          <table:table-cell office:value-type="float" office:value="0.0350831955333516" calcext:value-type="float">
            <text:p>0.0350831955333516</text:p>
          </table:table-cell>
          <table:table-cell office:value-type="float" office:value="0.799838075410595" calcext:value-type="float">
            <text:p>0.799838075410595</text:p>
          </table:table-cell>
          <table:table-cell office:value-type="float" office:value="0.0336081688971994" calcext:value-type="float">
            <text:p>0.0336081688971994</text:p>
          </table:table-cell>
          <table:table-cell office:value-type="float" office:value="0.794552394170715" calcext:value-type="float">
            <text:p>0.794552394170715</text:p>
          </table:table-cell>
          <table:table-cell office:value-type="float" office:value="0.0331310100892877" calcext:value-type="float">
            <text:p>0.0331310100892877</text:p>
          </table:table-cell>
          <table:table-cell office:value-type="float" office:value="0.793031459634513" calcext:value-type="float">
            <text:p>0.793031459634513</text:p>
          </table:table-cell>
          <table:table-cell office:value-type="float" office:value="0.0360341609615849" calcext:value-type="float">
            <text:p>0.0360341609615849</text:p>
          </table:table-cell>
          <table:table-cell office:value-type="float" office:value="0.794540828128614" calcext:value-type="float">
            <text:p>0.794540828128614</text:p>
          </table:table-cell>
          <table:table-cell office:value-type="float" office:value="0.0352539190579749" calcext:value-type="float">
            <text:p>0.0352539190579749</text:p>
          </table:table-cell>
          <table:table-cell office:value-type="float" office:value="0.793783252371039" calcext:value-type="float">
            <text:p>0.793783252371039</text:p>
          </table:table-cell>
          <table:table-cell office:value-type="float" office:value="0.0461199741784735" calcext:value-type="float">
            <text:p>0.0461199741784735</text:p>
          </table:table-cell>
          <table:table-cell office:value-type="float" office:value="0.798340272958594" calcext:value-type="float">
            <text:p>0.798340272958594</text:p>
          </table:table-cell>
          <table:table-cell office:value-type="float" office:value="0.0319244348625316" calcext:value-type="float">
            <text:p>0.0319244348625316</text:p>
          </table:table-cell>
          <table:table-cell office:value-type="float" office:value="0.793783252371039" calcext:value-type="float">
            <text:p>0.793783252371039</text:p>
          </table:table-cell>
          <table:table-cell office:value-type="float" office:value="0.0369028993477173" calcext:value-type="float">
            <text:p>0.0369028993477173</text:p>
          </table:table-cell>
          <table:table-cell office:value-type="float" office:value="0.793043025676613" calcext:value-type="float">
            <text:p>0.793043025676613</text:p>
          </table:table-cell>
          <table:table-cell office:value-type="float" office:value="0.0297638316279043" calcext:value-type="float">
            <text:p>0.0297638316279043</text:p>
          </table:table-cell>
          <table:table-cell office:value-type="float" office:value="0.797588480222068" calcext:value-type="float">
            <text:p>0.797588480222068</text:p>
          </table:table-cell>
          <table:table-cell office:value-type="float" office:value="0.0370396009928511" calcext:value-type="float">
            <text:p>0.037039600992851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ineQualityRed_5vs6</text:p>
          </table:table-cell>
          <table:table-cell office:value-type="float" office:value="0.793794818413139" calcext:value-type="float">
            <text:p>0.793794818413139</text:p>
          </table:table-cell>
          <table:table-cell office:value-type="float" office:value="0.0295092469777191" calcext:value-type="float">
            <text:p>0.0295092469777191</text:p>
          </table:table-cell>
          <table:table-cell office:value-type="float" office:value="0.793955586398335" calcext:value-type="float">
            <text:p>0.793955586398335</text:p>
          </table:table-cell>
          <table:table-cell office:value-type="float" office:value="0.0347259999371983" calcext:value-type="float">
            <text:p>0.0347259999371983</text:p>
          </table:table-cell>
          <table:table-cell office:value-type="float" office:value="0.795766828591256" calcext:value-type="float">
            <text:p>0.795766828591256</text:p>
          </table:table-cell>
          <table:table-cell office:value-type="float" office:value="0.0371247097137173" calcext:value-type="float">
            <text:p>0.0371247097137173</text:p>
          </table:table-cell>
          <table:table-cell office:value-type="float" office:value="0.791818181818182" calcext:value-type="float">
            <text:p>0.791818181818182</text:p>
          </table:table-cell>
          <table:table-cell office:value-type="float" office:value="0.0323960597894744" calcext:value-type="float">
            <text:p>0.0323960597894744</text:p>
          </table:table-cell>
          <table:table-cell office:value-type="float" office:value="0.798339116354384" calcext:value-type="float">
            <text:p>0.798339116354384</text:p>
          </table:table-cell>
          <table:table-cell office:value-type="float" office:value="0.0272682304823297" calcext:value-type="float">
            <text:p>0.0272682304823297</text:p>
          </table:table-cell>
          <table:table-cell office:value-type="float" office:value="0.789087439278279" calcext:value-type="float">
            <text:p>0.789087439278279</text:p>
          </table:table-cell>
          <table:table-cell office:value-type="float" office:value="0.0317234697555591" calcext:value-type="float">
            <text:p>0.0317234697555591</text:p>
          </table:table-cell>
          <table:table-cell office:value-type="float" office:value="0.794720101781171" calcext:value-type="float">
            <text:p>0.794720101781171</text:p>
          </table:table-cell>
          <table:table-cell office:value-type="float" office:value="0.0342791290888106" calcext:value-type="float">
            <text:p>0.0342791290888106</text:p>
          </table:table-cell>
          <table:table-cell office:value-type="float" office:value="0.796039787184825" calcext:value-type="float">
            <text:p>0.796039787184825</text:p>
          </table:table-cell>
          <table:table-cell office:value-type="float" office:value="0.0316507835193465" calcext:value-type="float">
            <text:p>0.0316507835193465</text:p>
          </table:table-cell>
          <table:table-cell office:value-type="float" office:value="0.789243580846634" calcext:value-type="float">
            <text:p>0.789243580846634</text:p>
          </table:table-cell>
          <table:table-cell office:value-type="float" office:value="0.0346653296338829" calcext:value-type="float">
            <text:p>0.0346653296338829</text:p>
          </table:table-cell>
          <table:table-cell office:value-type="float" office:value="0.783782095766829" calcext:value-type="float">
            <text:p>0.783782095766829</text:p>
          </table:table-cell>
          <table:table-cell office:value-type="float" office:value="0.035313512253272" calcext:value-type="float">
            <text:p>0.035313512253272</text:p>
          </table:table-cell>
          <table:table-cell office:value-type="float" office:value="0.793937080730974" calcext:value-type="float">
            <text:p>0.793937080730974</text:p>
          </table:table-cell>
          <table:table-cell office:value-type="float" office:value="0.033208668715606" calcext:value-type="float">
            <text:p>0.033208668715606</text:p>
          </table:table-cell>
          <table:table-cell office:value-type="float" office:value="0.791207494795281" calcext:value-type="float">
            <text:p>0.791207494795281</text:p>
          </table:table-cell>
          <table:table-cell office:value-type="float" office:value="0.0419477794752293" calcext:value-type="float">
            <text:p>0.0419477794752293</text:p>
          </table:table-cell>
          <table:table-cell office:value-type="float" office:value="0.793335646541753" calcext:value-type="float">
            <text:p>0.793335646541753</text:p>
          </table:table-cell>
          <table:table-cell office:value-type="float" office:value="0.0323592056108194" calcext:value-type="float">
            <text:p>0.0323592056108194</text:p>
          </table:table-cell>
          <table:table-cell office:value-type="float" office:value="0.79030996992829" calcext:value-type="float">
            <text:p>0.79030996992829</text:p>
          </table:table-cell>
          <table:table-cell office:value-type="float" office:value="0.0387840080443797" calcext:value-type="float">
            <text:p>0.0387840080443797</text:p>
          </table:table-cell>
          <table:table-cell office:value-type="float" office:value="0.787125838538052" calcext:value-type="float">
            <text:p>0.787125838538052</text:p>
          </table:table-cell>
          <table:table-cell office:value-type="float" office:value="0.0337113602188011" calcext:value-type="float">
            <text:p>0.0337113602188011</text:p>
          </table:table-cell>
          <table:table-cell office:value-type="float" office:value="0.793482535276428" calcext:value-type="float">
            <text:p>0.793482535276428</text:p>
          </table:table-cell>
          <table:table-cell office:value-type="float" office:value="0.0310813097615394" calcext:value-type="float">
            <text:p>0.031081309761539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Yeast_CYTvsNUC</text:p>
          </table:table-cell>
          <table:table-cell office:value-type="float" office:value="0.66023720349563" calcext:value-type="float">
            <text:p>0.66023720349563</text:p>
          </table:table-cell>
          <table:table-cell office:value-type="float" office:value="0.0399294773744793" calcext:value-type="float">
            <text:p>0.0399294773744793</text:p>
          </table:table-cell>
          <table:table-cell office:value-type="float" office:value="0.662459425717853" calcext:value-type="float">
            <text:p>0.662459425717853</text:p>
          </table:table-cell>
          <table:table-cell office:value-type="float" office:value="0.0602960512124828" calcext:value-type="float">
            <text:p>0.0602960512124828</text:p>
          </table:table-cell>
          <table:table-cell office:value-type="float" office:value="0.679338327091136" calcext:value-type="float">
            <text:p>0.679338327091136</text:p>
          </table:table-cell>
          <table:table-cell office:value-type="float" office:value="0.0362724719398029" calcext:value-type="float">
            <text:p>0.0362724719398029</text:p>
          </table:table-cell>
          <table:table-cell office:value-type="float" office:value="0.671498127340824" calcext:value-type="float">
            <text:p>0.671498127340824</text:p>
          </table:table-cell>
          <table:table-cell office:value-type="float" office:value="0.0517250510103976" calcext:value-type="float">
            <text:p>0.0517250510103976</text:p>
          </table:table-cell>
          <table:table-cell office:value-type="float" office:value="0.655842696629213" calcext:value-type="float">
            <text:p>0.655842696629213</text:p>
          </table:table-cell>
          <table:table-cell office:value-type="float" office:value="0.0489240343995475" calcext:value-type="float">
            <text:p>0.0489240343995475</text:p>
          </table:table-cell>
          <table:table-cell office:value-type="float" office:value="0.663707865168539" calcext:value-type="float">
            <text:p>0.663707865168539</text:p>
          </table:table-cell>
          <table:table-cell office:value-type="float" office:value="0.0502605745847648" calcext:value-type="float">
            <text:p>0.0502605745847648</text:p>
          </table:table-cell>
          <table:table-cell office:value-type="float" office:value="0.654669163545568" calcext:value-type="float">
            <text:p>0.654669163545568</text:p>
          </table:table-cell>
          <table:table-cell office:value-type="float" office:value="0.0681333966796092" calcext:value-type="float">
            <text:p>0.0681333966796092</text:p>
          </table:table-cell>
          <table:table-cell office:value-type="float" office:value="0.66478152309613" calcext:value-type="float">
            <text:p>0.66478152309613</text:p>
          </table:table-cell>
          <table:table-cell office:value-type="float" office:value="0.0345412837183545" calcext:value-type="float">
            <text:p>0.0345412837183545</text:p>
          </table:table-cell>
          <table:table-cell office:value-type="float" office:value="0.651410736579276" calcext:value-type="float">
            <text:p>0.651410736579276</text:p>
          </table:table-cell>
          <table:table-cell office:value-type="float" office:value="0.0360692092881297" calcext:value-type="float">
            <text:p>0.0360692092881297</text:p>
          </table:table-cell>
          <table:table-cell office:value-type="float" office:value="0.672634207240949" calcext:value-type="float">
            <text:p>0.672634207240949</text:p>
          </table:table-cell>
          <table:table-cell office:value-type="float" office:value="0.0716371918996548" calcext:value-type="float">
            <text:p>0.0716371918996548</text:p>
          </table:table-cell>
          <table:table-cell office:value-type="float" office:value="0.662546816479401" calcext:value-type="float">
            <text:p>0.662546816479401</text:p>
          </table:table-cell>
          <table:table-cell office:value-type="float" office:value="0.0398193258937862" calcext:value-type="float">
            <text:p>0.0398193258937862</text:p>
          </table:table-cell>
          <table:table-cell office:value-type="float" office:value="0.649013732833957" calcext:value-type="float">
            <text:p>0.649013732833957</text:p>
          </table:table-cell>
          <table:table-cell office:value-type="float" office:value="0.0477232824724044" calcext:value-type="float">
            <text:p>0.0477232824724044</text:p>
          </table:table-cell>
          <table:table-cell office:value-type="float" office:value="0.680461922596754" calcext:value-type="float">
            <text:p>0.680461922596754</text:p>
          </table:table-cell>
          <table:table-cell office:value-type="float" office:value="0.0436125187806371" calcext:value-type="float">
            <text:p>0.0436125187806371</text:p>
          </table:table-cell>
          <table:table-cell office:value-type="float" office:value="0.675967540574282" calcext:value-type="float">
            <text:p>0.675967540574282</text:p>
          </table:table-cell>
          <table:table-cell office:value-type="float" office:value="0.062531053256477" calcext:value-type="float">
            <text:p>0.062531053256477</text:p>
          </table:table-cell>
          <table:table-cell office:value-type="float" office:value="0.671585518102372" calcext:value-type="float">
            <text:p>0.671585518102372</text:p>
          </table:table-cell>
          <table:table-cell office:value-type="float" office:value="0.0360139716289539" calcext:value-type="float">
            <text:p>0.0360139716289539</text:p>
          </table:table-cell>
          <table:table-cell office:value-type="float" office:value="0.658039950062422" calcext:value-type="float">
            <text:p>0.658039950062422</text:p>
          </table:table-cell>
          <table:table-cell office:value-type="float" office:value="0.0555373465524398" calcext:value-type="float">
            <text:p>0.055537346552439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Yeast_CYTvsNUC</text:p>
          </table:table-cell>
          <table:table-cell office:value-type="float" office:value="0.680449438202247" calcext:value-type="float">
            <text:p>0.680449438202247</text:p>
          </table:table-cell>
          <table:table-cell office:value-type="float" office:value="0.0424395642818869" calcext:value-type="float">
            <text:p>0.0424395642818869</text:p>
          </table:table-cell>
          <table:table-cell office:value-type="float" office:value="0.66916354556804" calcext:value-type="float">
            <text:p>0.66916354556804</text:p>
          </table:table-cell>
          <table:table-cell office:value-type="float" office:value="0.0723902567484556" calcext:value-type="float">
            <text:p>0.0723902567484556</text:p>
          </table:table-cell>
          <table:table-cell office:value-type="float" office:value="0.695043695380774" calcext:value-type="float">
            <text:p>0.695043695380774</text:p>
          </table:table-cell>
          <table:table-cell office:value-type="float" office:value="0.0368018478649076" calcext:value-type="float">
            <text:p>0.0368018478649076</text:p>
          </table:table-cell>
          <table:table-cell office:value-type="float" office:value="0.673695380774032" calcext:value-type="float">
            <text:p>0.673695380774032</text:p>
          </table:table-cell>
          <table:table-cell office:value-type="float" office:value="0.0508041761398443" calcext:value-type="float">
            <text:p>0.0508041761398443</text:p>
          </table:table-cell>
          <table:table-cell office:value-type="float" office:value="0.682684144818976" calcext:value-type="float">
            <text:p>0.682684144818976</text:p>
          </table:table-cell>
          <table:table-cell office:value-type="float" office:value="0.0519316815073271" calcext:value-type="float">
            <text:p>0.0519316815073271</text:p>
          </table:table-cell>
          <table:table-cell office:value-type="float" office:value="0.67940074906367" calcext:value-type="float">
            <text:p>0.67940074906367</text:p>
          </table:table-cell>
          <table:table-cell office:value-type="float" office:value="0.0434700808327531" calcext:value-type="float">
            <text:p>0.0434700808327531</text:p>
          </table:table-cell>
          <table:table-cell office:value-type="float" office:value="0.669275905118602" calcext:value-type="float">
            <text:p>0.669275905118602</text:p>
          </table:table-cell>
          <table:table-cell office:value-type="float" office:value="0.0558758893243494" calcext:value-type="float">
            <text:p>0.0558758893243494</text:p>
          </table:table-cell>
          <table:table-cell office:value-type="float" office:value="0.674881398252185" calcext:value-type="float">
            <text:p>0.674881398252185</text:p>
          </table:table-cell>
          <table:table-cell office:value-type="float" office:value="0.04370421011403" calcext:value-type="float">
            <text:p>0.04370421011403</text:p>
          </table:table-cell>
          <table:table-cell office:value-type="float" office:value="0.676004993757803" calcext:value-type="float">
            <text:p>0.676004993757803</text:p>
          </table:table-cell>
          <table:table-cell office:value-type="float" office:value="0.0463108329565266" calcext:value-type="float">
            <text:p>0.0463108329565266</text:p>
          </table:table-cell>
          <table:table-cell office:value-type="float" office:value="0.668077403245943" calcext:value-type="float">
            <text:p>0.668077403245943</text:p>
          </table:table-cell>
          <table:table-cell office:value-type="float" office:value="0.059701171371903" calcext:value-type="float">
            <text:p>0.059701171371903</text:p>
          </table:table-cell>
          <table:table-cell office:value-type="float" office:value="0.681647940074906" calcext:value-type="float">
            <text:p>0.681647940074906</text:p>
          </table:table-cell>
          <table:table-cell office:value-type="float" office:value="0.0434198953037697" calcext:value-type="float">
            <text:p>0.0434198953037697</text:p>
          </table:table-cell>
          <table:table-cell office:value-type="float" office:value="0.680424469413233" calcext:value-type="float">
            <text:p>0.680424469413233</text:p>
          </table:table-cell>
          <table:table-cell office:value-type="float" office:value="0.0589034672091947" calcext:value-type="float">
            <text:p>0.0589034672091947</text:p>
          </table:table-cell>
          <table:table-cell office:value-type="float" office:value="0.692759051186018" calcext:value-type="float">
            <text:p>0.692759051186018</text:p>
          </table:table-cell>
          <table:table-cell office:value-type="float" office:value="0.0469505086594128" calcext:value-type="float">
            <text:p>0.0469505086594128</text:p>
          </table:table-cell>
          <table:table-cell office:value-type="float" office:value="0.689413233458177" calcext:value-type="float">
            <text:p>0.689413233458177</text:p>
          </table:table-cell>
          <table:table-cell office:value-type="float" office:value="0.0499903591229662" calcext:value-type="float">
            <text:p>0.0499903591229662</text:p>
          </table:table-cell>
          <table:table-cell office:value-type="float" office:value="0.686079900124844" calcext:value-type="float">
            <text:p>0.686079900124844</text:p>
          </table:table-cell>
          <table:table-cell office:value-type="float" office:value="0.0459850431978151" calcext:value-type="float">
            <text:p>0.0459850431978151</text:p>
          </table:table-cell>
          <table:table-cell office:value-type="float" office:value="0.681585518102372" calcext:value-type="float">
            <text:p>0.681585518102372</text:p>
          </table:table-cell>
          <table:table-cell office:value-type="float" office:value="0.0435340640311237" calcext:value-type="float">
            <text:p>0.043534064031123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Yeast_CYTvsNUC</text:p>
          </table:table-cell>
          <table:table-cell office:value-type="float" office:value="0.690524344569288" calcext:value-type="float">
            <text:p>0.690524344569288</text:p>
          </table:table-cell>
          <table:table-cell office:value-type="float" office:value="0.0431764541128493" calcext:value-type="float">
            <text:p>0.0431764541128493</text:p>
          </table:table-cell>
          <table:table-cell office:value-type="float" office:value="0.663607990012484" calcext:value-type="float">
            <text:p>0.663607990012484</text:p>
          </table:table-cell>
          <table:table-cell office:value-type="float" office:value="0.0671139201159217" calcext:value-type="float">
            <text:p>0.0671139201159217</text:p>
          </table:table-cell>
          <table:table-cell office:value-type="float" office:value="0.683807740324594" calcext:value-type="float">
            <text:p>0.683807740324594</text:p>
          </table:table-cell>
          <table:table-cell office:value-type="float" office:value="0.035871056858973" calcext:value-type="float">
            <text:p>0.035871056858973</text:p>
          </table:table-cell>
          <table:table-cell office:value-type="float" office:value="0.68605493133583" calcext:value-type="float">
            <text:p>0.68605493133583</text:p>
          </table:table-cell>
          <table:table-cell office:value-type="float" office:value="0.0426858408956178" calcext:value-type="float">
            <text:p>0.0426858408956178</text:p>
          </table:table-cell>
          <table:table-cell office:value-type="float" office:value="0.680449438202247" calcext:value-type="float">
            <text:p>0.680449438202247</text:p>
          </table:table-cell>
          <table:table-cell office:value-type="float" office:value="0.0537902838008996" calcext:value-type="float">
            <text:p>0.0537902838008996</text:p>
          </table:table-cell>
          <table:table-cell office:value-type="float" office:value="0.6770911360799" calcext:value-type="float">
            <text:p>0.6770911360799</text:p>
          </table:table-cell>
          <table:table-cell office:value-type="float" office:value="0.0469643846658652" calcext:value-type="float">
            <text:p>0.0469643846658652</text:p>
          </table:table-cell>
          <table:table-cell office:value-type="float" office:value="0.678252184769039" calcext:value-type="float">
            <text:p>0.678252184769039</text:p>
          </table:table-cell>
          <table:table-cell office:value-type="float" office:value="0.0493305033662104" calcext:value-type="float">
            <text:p>0.0493305033662104</text:p>
          </table:table-cell>
          <table:table-cell office:value-type="float" office:value="0.688314606741573" calcext:value-type="float">
            <text:p>0.688314606741573</text:p>
          </table:table-cell>
          <table:table-cell office:value-type="float" office:value="0.0456720035793701" calcext:value-type="float">
            <text:p>0.0456720035793701</text:p>
          </table:table-cell>
          <table:table-cell office:value-type="float" office:value="0.68043695380774" calcext:value-type="float">
            <text:p>0.68043695380774</text:p>
          </table:table-cell>
          <table:table-cell office:value-type="float" office:value="0.0457012989059292" calcext:value-type="float">
            <text:p>0.0457012989059292</text:p>
          </table:table-cell>
          <table:table-cell office:value-type="float" office:value="0.68039950062422" calcext:value-type="float">
            <text:p>0.68039950062422</text:p>
          </table:table-cell>
          <table:table-cell office:value-type="float" office:value="0.0646666462655932" calcext:value-type="float">
            <text:p>0.0646666462655932</text:p>
          </table:table-cell>
          <table:table-cell office:value-type="float" office:value="0.683882646691635" calcext:value-type="float">
            <text:p>0.683882646691635</text:p>
          </table:table-cell>
          <table:table-cell office:value-type="float" office:value="0.0343379331454454" calcext:value-type="float">
            <text:p>0.0343379331454454</text:p>
          </table:table-cell>
          <table:table-cell office:value-type="float" office:value="0.675955056179775" calcext:value-type="float">
            <text:p>0.675955056179775</text:p>
          </table:table-cell>
          <table:table-cell office:value-type="float" office:value="0.0559479874948602" calcext:value-type="float">
            <text:p>0.0559479874948602</text:p>
          </table:table-cell>
          <table:table-cell office:value-type="float" office:value="0.688289637952559" calcext:value-type="float">
            <text:p>0.688289637952559</text:p>
          </table:table-cell>
          <table:table-cell office:value-type="float" office:value="0.0429928180733453" calcext:value-type="float">
            <text:p>0.0429928180733453</text:p>
          </table:table-cell>
          <table:table-cell office:value-type="float" office:value="0.68605493133583" calcext:value-type="float">
            <text:p>0.68605493133583</text:p>
          </table:table-cell>
          <table:table-cell office:value-type="float" office:value="0.0413504744410482" calcext:value-type="float">
            <text:p>0.0413504744410482</text:p>
          </table:table-cell>
          <table:table-cell office:value-type="float" office:value="0.686092384519351" calcext:value-type="float">
            <text:p>0.686092384519351</text:p>
          </table:table-cell>
          <table:table-cell office:value-type="float" office:value="0.0458875124668935" calcext:value-type="float">
            <text:p>0.0458875124668935</text:p>
          </table:table-cell>
          <table:table-cell office:value-type="float" office:value="0.673757802746567" calcext:value-type="float">
            <text:p>0.673757802746567</text:p>
          </table:table-cell>
          <table:table-cell office:value-type="float" office:value="0.0372272651763341" calcext:value-type="float">
            <text:p>0.037227265176334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Yeast_CYTvsNUC</text:p>
          </table:table-cell>
          <table:table-cell office:value-type="float" office:value="0.677078651685393" calcext:value-type="float">
            <text:p>0.677078651685393</text:p>
          </table:table-cell>
          <table:table-cell office:value-type="float" office:value="0.0555399268229921" calcext:value-type="float">
            <text:p>0.0555399268229921</text:p>
          </table:table-cell>
          <table:table-cell office:value-type="float" office:value="0.667003745318352" calcext:value-type="float">
            <text:p>0.667003745318352</text:p>
          </table:table-cell>
          <table:table-cell office:value-type="float" office:value="0.0620961408690683" calcext:value-type="float">
            <text:p>0.0620961408690683</text:p>
          </table:table-cell>
          <table:table-cell office:value-type="float" office:value="0.680461922596754" calcext:value-type="float">
            <text:p>0.680461922596754</text:p>
          </table:table-cell>
          <table:table-cell office:value-type="float" office:value="0.0452195289387426" calcext:value-type="float">
            <text:p>0.0452195289387426</text:p>
          </table:table-cell>
          <table:table-cell office:value-type="float" office:value="0.681535580524345" calcext:value-type="float">
            <text:p>0.681535580524345</text:p>
          </table:table-cell>
          <table:table-cell office:value-type="float" office:value="0.0499412694571267" calcext:value-type="float">
            <text:p>0.0499412694571267</text:p>
          </table:table-cell>
          <table:table-cell office:value-type="float" office:value="0.68605493133583" calcext:value-type="float">
            <text:p>0.68605493133583</text:p>
          </table:table-cell>
          <table:table-cell office:value-type="float" office:value="0.0545076934295601" calcext:value-type="float">
            <text:p>0.0545076934295601</text:p>
          </table:table-cell>
          <table:table-cell office:value-type="float" office:value="0.683845193508115" calcext:value-type="float">
            <text:p>0.683845193508115</text:p>
          </table:table-cell>
          <table:table-cell office:value-type="float" office:value="0.0436781449469408" calcext:value-type="float">
            <text:p>0.0436781449469408</text:p>
          </table:table-cell>
          <table:table-cell office:value-type="float" office:value="0.684968789013733" calcext:value-type="float">
            <text:p>0.684968789013733</text:p>
          </table:table-cell>
          <table:table-cell office:value-type="float" office:value="0.0418743540018869" calcext:value-type="float">
            <text:p>0.0418743540018869</text:p>
          </table:table-cell>
          <table:table-cell office:value-type="float" office:value="0.682684144818976" calcext:value-type="float">
            <text:p>0.682684144818976</text:p>
          </table:table-cell>
          <table:table-cell office:value-type="float" office:value="0.051400679564371" calcext:value-type="float">
            <text:p>0.051400679564371</text:p>
          </table:table-cell>
          <table:table-cell office:value-type="float" office:value="0.682659176029962" calcext:value-type="float">
            <text:p>0.682659176029962</text:p>
          </table:table-cell>
          <table:table-cell office:value-type="float" office:value="0.0523410528873252" calcext:value-type="float">
            <text:p>0.0523410528873252</text:p>
          </table:table-cell>
          <table:table-cell office:value-type="float" office:value="0.678152309612984" calcext:value-type="float">
            <text:p>0.678152309612984</text:p>
          </table:table-cell>
          <table:table-cell office:value-type="float" office:value="0.0637735219434672" calcext:value-type="float">
            <text:p>0.0637735219434672</text:p>
          </table:table-cell>
          <table:table-cell office:value-type="float" office:value="0.674868913857678" calcext:value-type="float">
            <text:p>0.674868913857678</text:p>
          </table:table-cell>
          <table:table-cell office:value-type="float" office:value="0.038702520136908" calcext:value-type="float">
            <text:p>0.038702520136908</text:p>
          </table:table-cell>
          <table:table-cell office:value-type="float" office:value="0.675980024968789" calcext:value-type="float">
            <text:p>0.675980024968789</text:p>
          </table:table-cell>
          <table:table-cell office:value-type="float" office:value="0.0562767061943424" calcext:value-type="float">
            <text:p>0.0562767061943424</text:p>
          </table:table-cell>
          <table:table-cell office:value-type="float" office:value="0.687153558052435" calcext:value-type="float">
            <text:p>0.687153558052435</text:p>
          </table:table-cell>
          <table:table-cell office:value-type="float" office:value="0.0521309292770093" calcext:value-type="float">
            <text:p>0.0521309292770093</text:p>
          </table:table-cell>
          <table:table-cell office:value-type="float" office:value="0.691647940074906" calcext:value-type="float">
            <text:p>0.691647940074906</text:p>
          </table:table-cell>
          <table:table-cell office:value-type="float" office:value="0.0425195192752509" calcext:value-type="float">
            <text:p>0.0425195192752509</text:p>
          </table:table-cell>
          <table:table-cell office:value-type="float" office:value="0.69059925093633" calcext:value-type="float">
            <text:p>0.69059925093633</text:p>
          </table:table-cell>
          <table:table-cell office:value-type="float" office:value="0.046085589889919" calcext:value-type="float">
            <text:p>0.046085589889919</text:p>
          </table:table-cell>
          <table:table-cell office:value-type="float" office:value="0.678202247191011" calcext:value-type="float">
            <text:p>0.678202247191011</text:p>
          </table:table-cell>
          <table:table-cell office:value-type="float" office:value="0.0326739499184902" calcext:value-type="float">
            <text:p>0.032673949918490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Yeast_CYTvsNUC</text:p>
          </table:table-cell>
          <table:table-cell office:value-type="float" office:value="0.684893882646692" calcext:value-type="float">
            <text:p>0.684893882646692</text:p>
          </table:table-cell>
          <table:table-cell office:value-type="float" office:value="0.0497470355663524" calcext:value-type="float">
            <text:p>0.0497470355663524</text:p>
          </table:table-cell>
          <table:table-cell office:value-type="float" office:value="0.66812734082397" calcext:value-type="float">
            <text:p>0.66812734082397</text:p>
          </table:table-cell>
          <table:table-cell office:value-type="float" office:value="0.0638967971139429" calcext:value-type="float">
            <text:p>0.0638967971139429</text:p>
          </table:table-cell>
          <table:table-cell office:value-type="float" office:value="0.674843945068664" calcext:value-type="float">
            <text:p>0.674843945068664</text:p>
          </table:table-cell>
          <table:table-cell office:value-type="float" office:value="0.041686465288169" calcext:value-type="float">
            <text:p>0.041686465288169</text:p>
          </table:table-cell>
          <table:table-cell office:value-type="float" office:value="0.687178526841448" calcext:value-type="float">
            <text:p>0.687178526841448</text:p>
          </table:table-cell>
          <table:table-cell office:value-type="float" office:value="0.0462780355538649" calcext:value-type="float">
            <text:p>0.0462780355538649</text:p>
          </table:table-cell>
          <table:table-cell office:value-type="float" office:value="0.68940074906367" calcext:value-type="float">
            <text:p>0.68940074906367</text:p>
          </table:table-cell>
          <table:table-cell office:value-type="float" office:value="0.0524940195689291" calcext:value-type="float">
            <text:p>0.0524940195689291</text:p>
          </table:table-cell>
          <table:table-cell office:value-type="float" office:value="0.681585518102372" calcext:value-type="float">
            <text:p>0.681585518102372</text:p>
          </table:table-cell>
          <table:table-cell office:value-type="float" office:value="0.049067720525481" calcext:value-type="float">
            <text:p>0.049067720525481</text:p>
          </table:table-cell>
          <table:table-cell office:value-type="float" office:value="0.690561797752809" calcext:value-type="float">
            <text:p>0.690561797752809</text:p>
          </table:table-cell>
          <table:table-cell office:value-type="float" office:value="0.0466419533273287" calcext:value-type="float">
            <text:p>0.0466419533273287</text:p>
          </table:table-cell>
          <table:table-cell office:value-type="float" office:value="0.682696629213483" calcext:value-type="float">
            <text:p>0.682696629213483</text:p>
          </table:table-cell>
          <table:table-cell office:value-type="float" office:value="0.0529349842969189" calcext:value-type="float">
            <text:p>0.0529349842969189</text:p>
          </table:table-cell>
          <table:table-cell office:value-type="float" office:value="0.687153558052435" calcext:value-type="float">
            <text:p>0.687153558052435</text:p>
          </table:table-cell>
          <table:table-cell office:value-type="float" office:value="0.0526310133316496" calcext:value-type="float">
            <text:p>0.0526310133316496</text:p>
          </table:table-cell>
          <table:table-cell office:value-type="float" office:value="0.684881398252185" calcext:value-type="float">
            <text:p>0.684881398252185</text:p>
          </table:table-cell>
          <table:table-cell office:value-type="float" office:value="0.0611602956453973" calcext:value-type="float">
            <text:p>0.0611602956453973</text:p>
          </table:table-cell>
          <table:table-cell office:value-type="float" office:value="0.676004993757803" calcext:value-type="float">
            <text:p>0.676004993757803</text:p>
          </table:table-cell>
          <table:table-cell office:value-type="float" office:value="0.0383666204818318" calcext:value-type="float">
            <text:p>0.0383666204818318</text:p>
          </table:table-cell>
          <table:table-cell office:value-type="float" office:value="0.68832709113608" calcext:value-type="float">
            <text:p>0.68832709113608</text:p>
          </table:table-cell>
          <table:table-cell office:value-type="float" office:value="0.0540179054794927" calcext:value-type="float">
            <text:p>0.0540179054794927</text:p>
          </table:table-cell>
          <table:table-cell office:value-type="float" office:value="0.689413233458177" calcext:value-type="float">
            <text:p>0.689413233458177</text:p>
          </table:table-cell>
          <table:table-cell office:value-type="float" office:value="0.0437022288195408" calcext:value-type="float">
            <text:p>0.0437022288195408</text:p>
          </table:table-cell>
          <table:table-cell office:value-type="float" office:value="0.690536828963795" calcext:value-type="float">
            <text:p>0.690536828963795</text:p>
          </table:table-cell>
          <table:table-cell office:value-type="float" office:value="0.0440514120168131" calcext:value-type="float">
            <text:p>0.0440514120168131</text:p>
          </table:table-cell>
          <table:table-cell office:value-type="float" office:value="0.684943820224719" calcext:value-type="float">
            <text:p>0.684943820224719</text:p>
          </table:table-cell>
          <table:table-cell office:value-type="float" office:value="0.049449522377395" calcext:value-type="float">
            <text:p>0.049449522377395</text:p>
          </table:table-cell>
          <table:table-cell office:value-type="float" office:value="0.682684144818976" calcext:value-type="float">
            <text:p>0.682684144818976</text:p>
          </table:table-cell>
          <table:table-cell office:value-type="float" office:value="0.0355474874184749" calcext:value-type="float">
            <text:p>0.0355474874184749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Yeast_CYTvsNUC</text:p>
          </table:table-cell>
          <table:table-cell office:value-type="float" office:value="0.67863670411985" calcext:value-type="float">
            <text:p>0.67863670411985</text:p>
          </table:table-cell>
          <table:table-cell office:value-type="float" office:value="0.046166491631712" calcext:value-type="float">
            <text:p>0.046166491631712</text:p>
          </table:table-cell>
          <table:table-cell office:value-type="float" office:value="0.66607240948814" calcext:value-type="float">
            <text:p>0.66607240948814</text:p>
          </table:table-cell>
          <table:table-cell office:value-type="float" office:value="0.0651586332119743" calcext:value-type="float">
            <text:p>0.0651586332119743</text:p>
          </table:table-cell>
          <table:table-cell office:value-type="float" office:value="0.682699126092385" calcext:value-type="float">
            <text:p>0.682699126092385</text:p>
          </table:table-cell>
          <table:table-cell office:value-type="float" office:value="0.039170274178119" calcext:value-type="float">
            <text:p>0.039170274178119</text:p>
          </table:table-cell>
          <table:table-cell office:value-type="float" office:value="0.679992509363296" calcext:value-type="float">
            <text:p>0.679992509363296</text:p>
          </table:table-cell>
          <table:table-cell office:value-type="float" office:value="0.0482868746113703" calcext:value-type="float">
            <text:p>0.0482868746113703</text:p>
          </table:table-cell>
          <table:table-cell office:value-type="float" office:value="0.678886392009987" calcext:value-type="float">
            <text:p>0.678886392009987</text:p>
          </table:table-cell>
          <table:table-cell office:value-type="float" office:value="0.0523295425412527" calcext:value-type="float">
            <text:p>0.0523295425412527</text:p>
          </table:table-cell>
          <table:table-cell office:value-type="float" office:value="0.677126092384519" calcext:value-type="float">
            <text:p>0.677126092384519</text:p>
          </table:table-cell>
          <table:table-cell office:value-type="float" office:value="0.046688181111161" calcext:value-type="float">
            <text:p>0.046688181111161</text:p>
          </table:table-cell>
          <table:table-cell office:value-type="float" office:value="0.67554556803995" calcext:value-type="float">
            <text:p>0.67554556803995</text:p>
          </table:table-cell>
          <table:table-cell office:value-type="float" office:value="0.0523712193398769" calcext:value-type="float">
            <text:p>0.0523712193398769</text:p>
          </table:table-cell>
          <table:table-cell office:value-type="float" office:value="0.678671660424469" calcext:value-type="float">
            <text:p>0.678671660424469</text:p>
          </table:table-cell>
          <table:table-cell office:value-type="float" office:value="0.0456506322546089" calcext:value-type="float">
            <text:p>0.0456506322546089</text:p>
          </table:table-cell>
          <table:table-cell office:value-type="float" office:value="0.675533083645443" calcext:value-type="float">
            <text:p>0.675533083645443</text:p>
          </table:table-cell>
          <table:table-cell office:value-type="float" office:value="0.0466106814739121" calcext:value-type="float">
            <text:p>0.0466106814739121</text:p>
          </table:table-cell>
          <table:table-cell office:value-type="float" office:value="0.676828963795256" calcext:value-type="float">
            <text:p>0.676828963795256</text:p>
          </table:table-cell>
          <table:table-cell office:value-type="float" office:value="0.0641877654252031" calcext:value-type="float">
            <text:p>0.0641877654252031</text:p>
          </table:table-cell>
          <table:table-cell office:value-type="float" office:value="0.675790262172285" calcext:value-type="float">
            <text:p>0.675790262172285</text:p>
          </table:table-cell>
          <table:table-cell office:value-type="float" office:value="0.0389292589923482" calcext:value-type="float">
            <text:p>0.0389292589923482</text:p>
          </table:table-cell>
          <table:table-cell office:value-type="float" office:value="0.673940074906367" calcext:value-type="float">
            <text:p>0.673940074906367</text:p>
          </table:table-cell>
          <table:table-cell office:value-type="float" office:value="0.0545738697700589" calcext:value-type="float">
            <text:p>0.0545738697700589</text:p>
          </table:table-cell>
          <table:table-cell office:value-type="float" office:value="0.687615480649189" calcext:value-type="float">
            <text:p>0.687615480649189</text:p>
          </table:table-cell>
          <table:table-cell office:value-type="float" office:value="0.0458778007219891" calcext:value-type="float">
            <text:p>0.0458778007219891</text:p>
          </table:table-cell>
          <table:table-cell office:value-type="float" office:value="0.686724094881398" calcext:value-type="float">
            <text:p>0.686724094881398</text:p>
          </table:table-cell>
          <table:table-cell office:value-type="float" office:value="0.0480885636225111" calcext:value-type="float">
            <text:p>0.0480885636225111</text:p>
          </table:table-cell>
          <table:table-cell office:value-type="float" office:value="0.683860174781523" calcext:value-type="float">
            <text:p>0.683860174781523</text:p>
          </table:table-cell>
          <table:table-cell office:value-type="float" office:value="0.0446843279121953" calcext:value-type="float">
            <text:p>0.0446843279121953</text:p>
          </table:table-cell>
          <table:table-cell office:value-type="float" office:value="0.67485393258427" calcext:value-type="float">
            <text:p>0.67485393258427</text:p>
          </table:table-cell>
          <table:table-cell office:value-type="float" office:value="0.0409040226193725" calcext:value-type="float">
            <text:p>0.04090402261937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Yeast_CYTvsNUC</text:p>
          </table:table-cell>
          <table:table-cell office:value-type="float" office:value="0.663595505617977" calcext:value-type="float">
            <text:p>0.663595505617977</text:p>
          </table:table-cell>
          <table:table-cell office:value-type="float" office:value="0.038139737811723" calcext:value-type="float">
            <text:p>0.038139737811723</text:p>
          </table:table-cell>
          <table:table-cell office:value-type="float" office:value="0.668152309612984" calcext:value-type="float">
            <text:p>0.668152309612984</text:p>
          </table:table-cell>
          <table:table-cell office:value-type="float" office:value="0.0538110858065909" calcext:value-type="float">
            <text:p>0.0538110858065909</text:p>
          </table:table-cell>
          <table:table-cell office:value-type="float" office:value="0.666991260923845" calcext:value-type="float">
            <text:p>0.666991260923845</text:p>
          </table:table-cell>
          <table:table-cell office:value-type="float" office:value="0.0497145874404501" calcext:value-type="float">
            <text:p>0.0497145874404501</text:p>
          </table:table-cell>
          <table:table-cell office:value-type="float" office:value="0.663632958801498" calcext:value-type="float">
            <text:p>0.663632958801498</text:p>
          </table:table-cell>
          <table:table-cell office:value-type="float" office:value="0.0562445350458942" calcext:value-type="float">
            <text:p>0.0562445350458942</text:p>
          </table:table-cell>
          <table:table-cell office:value-type="float" office:value="0.667041198501873" calcext:value-type="float">
            <text:p>0.667041198501873</text:p>
          </table:table-cell>
          <table:table-cell office:value-type="float" office:value="0.0321918288723125" calcext:value-type="float">
            <text:p>0.0321918288723125</text:p>
          </table:table-cell>
          <table:table-cell office:value-type="float" office:value="0.664769038701623" calcext:value-type="float">
            <text:p>0.664769038701623</text:p>
          </table:table-cell>
          <table:table-cell office:value-type="float" office:value="0.0443439881791319" calcext:value-type="float">
            <text:p>0.0443439881791319</text:p>
          </table:table-cell>
          <table:table-cell office:value-type="float" office:value="0.669225967540574" calcext:value-type="float">
            <text:p>0.669225967540574</text:p>
          </table:table-cell>
          <table:table-cell office:value-type="float" office:value="0.0337250846108892" calcext:value-type="float">
            <text:p>0.0337250846108892</text:p>
          </table:table-cell>
          <table:table-cell office:value-type="float" office:value="0.659088639200999" calcext:value-type="float">
            <text:p>0.659088639200999</text:p>
          </table:table-cell>
          <table:table-cell office:value-type="float" office:value="0.05766240914265" calcext:value-type="float">
            <text:p>0.05766240914265</text:p>
          </table:table-cell>
          <table:table-cell office:value-type="float" office:value="0.656916354556804" calcext:value-type="float">
            <text:p>0.656916354556804</text:p>
          </table:table-cell>
          <table:table-cell office:value-type="float" office:value="0.0289904767304518" calcext:value-type="float">
            <text:p>0.0289904767304518</text:p>
          </table:table-cell>
          <table:table-cell office:value-type="float" office:value="0.648014981273408" calcext:value-type="float">
            <text:p>0.648014981273408</text:p>
          </table:table-cell>
          <table:table-cell office:value-type="float" office:value="0.043334266685533" calcext:value-type="float">
            <text:p>0.043334266685533</text:p>
          </table:table-cell>
          <table:table-cell office:value-type="float" office:value="0.668164794007491" calcext:value-type="float">
            <text:p>0.668164794007491</text:p>
          </table:table-cell>
          <table:table-cell office:value-type="float" office:value="0.0496685777450286" calcext:value-type="float">
            <text:p>0.0496685777450286</text:p>
          </table:table-cell>
          <table:table-cell office:value-type="float" office:value="0.649088639200999" calcext:value-type="float">
            <text:p>0.649088639200999</text:p>
          </table:table-cell>
          <table:table-cell office:value-type="float" office:value="0.0611599091388048" calcext:value-type="float">
            <text:p>0.0611599091388048</text:p>
          </table:table-cell>
          <table:table-cell office:value-type="float" office:value="0.684968789013733" calcext:value-type="float">
            <text:p>0.684968789013733</text:p>
          </table:table-cell>
          <table:table-cell office:value-type="float" office:value="0.0333175721503728" calcext:value-type="float">
            <text:p>0.0333175721503728</text:p>
          </table:table-cell>
          <table:table-cell office:value-type="float" office:value="0.67147315855181" calcext:value-type="float">
            <text:p>0.67147315855181</text:p>
          </table:table-cell>
          <table:table-cell office:value-type="float" office:value="0.0488578391345278" calcext:value-type="float">
            <text:p>0.0488578391345278</text:p>
          </table:table-cell>
          <table:table-cell office:value-type="float" office:value="0.678152309612984" calcext:value-type="float">
            <text:p>0.678152309612984</text:p>
          </table:table-cell>
          <table:table-cell office:value-type="float" office:value="0.045306676290411" calcext:value-type="float">
            <text:p>0.045306676290411</text:p>
          </table:table-cell>
          <table:table-cell office:value-type="float" office:value="0.661360799001248" calcext:value-type="float">
            <text:p>0.661360799001248</text:p>
          </table:table-cell>
          <table:table-cell office:value-type="float" office:value="0.0495513308606827" calcext:value-type="float">
            <text:p>0.049551330860682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Yeast_CYTvsNUC</text:p>
          </table:table-cell>
          <table:table-cell office:value-type="float" office:value="0.681560549313358" calcext:value-type="float">
            <text:p>0.681560549313358</text:p>
          </table:table-cell>
          <table:table-cell office:value-type="float" office:value="0.0421538948772877" calcext:value-type="float">
            <text:p>0.0421538948772877</text:p>
          </table:table-cell>
          <table:table-cell office:value-type="float" office:value="0.683832709113608" calcext:value-type="float">
            <text:p>0.683832709113608</text:p>
          </table:table-cell>
          <table:table-cell office:value-type="float" office:value="0.044395136074817" calcext:value-type="float">
            <text:p>0.044395136074817</text:p>
          </table:table-cell>
          <table:table-cell office:value-type="float" office:value="0.681560549313358" calcext:value-type="float">
            <text:p>0.681560549313358</text:p>
          </table:table-cell>
          <table:table-cell office:value-type="float" office:value="0.0447507470327775" calcext:value-type="float">
            <text:p>0.0447507470327775</text:p>
          </table:table-cell>
          <table:table-cell office:value-type="float" office:value="0.679388264669164" calcext:value-type="float">
            <text:p>0.679388264669164</text:p>
          </table:table-cell>
          <table:table-cell office:value-type="float" office:value="0.0498693683836898" calcext:value-type="float">
            <text:p>0.0498693683836898</text:p>
          </table:table-cell>
          <table:table-cell office:value-type="float" office:value="0.675942571785268" calcext:value-type="float">
            <text:p>0.675942571785268</text:p>
          </table:table-cell>
          <table:table-cell office:value-type="float" office:value="0.0455413360435621" calcext:value-type="float">
            <text:p>0.0455413360435621</text:p>
          </table:table-cell>
          <table:table-cell office:value-type="float" office:value="0.68498127340824" calcext:value-type="float">
            <text:p>0.68498127340824</text:p>
          </table:table-cell>
          <table:table-cell office:value-type="float" office:value="0.0424485752788251" calcext:value-type="float">
            <text:p>0.0424485752788251</text:p>
          </table:table-cell>
          <table:table-cell office:value-type="float" office:value="0.691647940074906" calcext:value-type="float">
            <text:p>0.691647940074906</text:p>
          </table:table-cell>
          <table:table-cell office:value-type="float" office:value="0.0390338502716747" calcext:value-type="float">
            <text:p>0.0390338502716747</text:p>
          </table:table-cell>
          <table:table-cell office:value-type="float" office:value="0.670362047440699" calcext:value-type="float">
            <text:p>0.670362047440699</text:p>
          </table:table-cell>
          <table:table-cell office:value-type="float" office:value="0.0532468231558317" calcext:value-type="float">
            <text:p>0.0532468231558317</text:p>
          </table:table-cell>
          <table:table-cell office:value-type="float" office:value="0.689425717852684" calcext:value-type="float">
            <text:p>0.689425717852684</text:p>
          </table:table-cell>
          <table:table-cell office:value-type="float" office:value="0.0470244071751715" calcext:value-type="float">
            <text:p>0.0470244071751715</text:p>
          </table:table-cell>
          <table:table-cell office:value-type="float" office:value="0.662496878901373" calcext:value-type="float">
            <text:p>0.662496878901373</text:p>
          </table:table-cell>
          <table:table-cell office:value-type="float" office:value="0.0448851052176326" calcext:value-type="float">
            <text:p>0.0448851052176326</text:p>
          </table:table-cell>
          <table:table-cell office:value-type="float" office:value="0.669188514357054" calcext:value-type="float">
            <text:p>0.669188514357054</text:p>
          </table:table-cell>
          <table:table-cell office:value-type="float" office:value="0.0637772638120722" calcext:value-type="float">
            <text:p>0.0637772638120722</text:p>
          </table:table-cell>
          <table:table-cell office:value-type="float" office:value="0.678202247191011" calcext:value-type="float">
            <text:p>0.678202247191011</text:p>
          </table:table-cell>
          <table:table-cell office:value-type="float" office:value="0.0452714664259441" calcext:value-type="float">
            <text:p>0.0452714664259441</text:p>
          </table:table-cell>
          <table:table-cell office:value-type="float" office:value="0.686029962546817" calcext:value-type="float">
            <text:p>0.686029962546817</text:p>
          </table:table-cell>
          <table:table-cell office:value-type="float" office:value="0.0468816839124409" calcext:value-type="float">
            <text:p>0.0468816839124409</text:p>
          </table:table-cell>
          <table:table-cell office:value-type="float" office:value="0.679288389513109" calcext:value-type="float">
            <text:p>0.679288389513109</text:p>
          </table:table-cell>
          <table:table-cell office:value-type="float" office:value="0.0488246936596213" calcext:value-type="float">
            <text:p>0.0488246936596213</text:p>
          </table:table-cell>
          <table:table-cell office:value-type="float" office:value="0.686004993757803" calcext:value-type="float">
            <text:p>0.686004993757803</text:p>
          </table:table-cell>
          <table:table-cell office:value-type="float" office:value="0.0439704576937439" calcext:value-type="float">
            <text:p>0.0439704576937439</text:p>
          </table:table-cell>
          <table:table-cell office:value-type="float" office:value="0.665917602996255" calcext:value-type="float">
            <text:p>0.665917602996255</text:p>
          </table:table-cell>
          <table:table-cell office:value-type="float" office:value="0.0539522320525171" calcext:value-type="float">
            <text:p>0.053952232052517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Yeast_CYTvsNUC</text:p>
          </table:table-cell>
          <table:table-cell office:value-type="float" office:value="0.682684144818976" calcext:value-type="float">
            <text:p>0.682684144818976</text:p>
          </table:table-cell>
          <table:table-cell office:value-type="float" office:value="0.0468178683846295" calcext:value-type="float">
            <text:p>0.0468178683846295</text:p>
          </table:table-cell>
          <table:table-cell office:value-type="float" office:value="0.682734082397004" calcext:value-type="float">
            <text:p>0.682734082397004</text:p>
          </table:table-cell>
          <table:table-cell office:value-type="float" office:value="0.0445883062284853" calcext:value-type="float">
            <text:p>0.0445883062284853</text:p>
          </table:table-cell>
          <table:table-cell office:value-type="float" office:value="0.683832709113608" calcext:value-type="float">
            <text:p>0.683832709113608</text:p>
          </table:table-cell>
          <table:table-cell office:value-type="float" office:value="0.0434511634307489" calcext:value-type="float">
            <text:p>0.0434511634307489</text:p>
          </table:table-cell>
          <table:table-cell office:value-type="float" office:value="0.687215980024969" calcext:value-type="float">
            <text:p>0.687215980024969</text:p>
          </table:table-cell>
          <table:table-cell office:value-type="float" office:value="0.0415258394863659" calcext:value-type="float">
            <text:p>0.0415258394863659</text:p>
          </table:table-cell>
          <table:table-cell office:value-type="float" office:value="0.687215980024969" calcext:value-type="float">
            <text:p>0.687215980024969</text:p>
          </table:table-cell>
          <table:table-cell office:value-type="float" office:value="0.0564202617780902" calcext:value-type="float">
            <text:p>0.0564202617780902</text:p>
          </table:table-cell>
          <table:table-cell office:value-type="float" office:value="0.689463171036205" calcext:value-type="float">
            <text:p>0.689463171036205</text:p>
          </table:table-cell>
          <table:table-cell office:value-type="float" office:value="0.0410000896954922" calcext:value-type="float">
            <text:p>0.0410000896954922</text:p>
          </table:table-cell>
          <table:table-cell office:value-type="float" office:value="0.689413233458177" calcext:value-type="float">
            <text:p>0.689413233458177</text:p>
          </table:table-cell>
          <table:table-cell office:value-type="float" office:value="0.0396013530003923" calcext:value-type="float">
            <text:p>0.0396013530003923</text:p>
          </table:table-cell>
          <table:table-cell office:value-type="float" office:value="0.683807740324594" calcext:value-type="float">
            <text:p>0.683807740324594</text:p>
          </table:table-cell>
          <table:table-cell office:value-type="float" office:value="0.0496491200634506" calcext:value-type="float">
            <text:p>0.0496491200634506</text:p>
          </table:table-cell>
          <table:table-cell office:value-type="float" office:value="0.680449438202247" calcext:value-type="float">
            <text:p>0.680449438202247</text:p>
          </table:table-cell>
          <table:table-cell office:value-type="float" office:value="0.0393525506719378" calcext:value-type="float">
            <text:p>0.0393525506719378</text:p>
          </table:table-cell>
          <table:table-cell office:value-type="float" office:value="0.675942571785268" calcext:value-type="float">
            <text:p>0.675942571785268</text:p>
          </table:table-cell>
          <table:table-cell office:value-type="float" office:value="0.0416815961694608" calcext:value-type="float">
            <text:p>0.0416815961694608</text:p>
          </table:table-cell>
          <table:table-cell office:value-type="float" office:value="0.684943820224719" calcext:value-type="float">
            <text:p>0.684943820224719</text:p>
          </table:table-cell>
          <table:table-cell office:value-type="float" office:value="0.0386185371730942" calcext:value-type="float">
            <text:p>0.0386185371730942</text:p>
          </table:table-cell>
          <table:table-cell office:value-type="float" office:value="0.678202247191011" calcext:value-type="float">
            <text:p>0.678202247191011</text:p>
          </table:table-cell>
          <table:table-cell office:value-type="float" office:value="0.0479468368098447" calcext:value-type="float">
            <text:p>0.0479468368098447</text:p>
          </table:table-cell>
          <table:table-cell office:value-type="float" office:value="0.686042446941323" calcext:value-type="float">
            <text:p>0.686042446941323</text:p>
          </table:table-cell>
          <table:table-cell office:value-type="float" office:value="0.0424469739622731" calcext:value-type="float">
            <text:p>0.0424469739622731</text:p>
          </table:table-cell>
          <table:table-cell office:value-type="float" office:value="0.683770287141074" calcext:value-type="float">
            <text:p>0.683770287141074</text:p>
          </table:table-cell>
          <table:table-cell office:value-type="float" office:value="0.048150144315052" calcext:value-type="float">
            <text:p>0.048150144315052</text:p>
          </table:table-cell>
          <table:table-cell office:value-type="float" office:value="0.693870162297129" calcext:value-type="float">
            <text:p>0.693870162297129</text:p>
          </table:table-cell>
          <table:table-cell office:value-type="float" office:value="0.0484245203818884" calcext:value-type="float">
            <text:p>0.0484245203818884</text:p>
          </table:table-cell>
          <table:table-cell office:value-type="float" office:value="0.677128589263421" calcext:value-type="float">
            <text:p>0.677128589263421</text:p>
          </table:table-cell>
          <table:table-cell office:value-type="float" office:value="0.0559932415969323" calcext:value-type="float">
            <text:p>0.055993241596932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Yeast_CYTvsNUC</text:p>
          </table:table-cell>
          <table:table-cell office:value-type="float" office:value="0.688252184769039" calcext:value-type="float">
            <text:p>0.688252184769039</text:p>
          </table:table-cell>
          <table:table-cell office:value-type="float" office:value="0.0402165671253046" calcext:value-type="float">
            <text:p>0.0402165671253046</text:p>
          </table:table-cell>
          <table:table-cell office:value-type="float" office:value="0.678189762796504" calcext:value-type="float">
            <text:p>0.678189762796504</text:p>
          </table:table-cell>
          <table:table-cell office:value-type="float" office:value="0.0411224344733862" calcext:value-type="float">
            <text:p>0.0411224344733862</text:p>
          </table:table-cell>
          <table:table-cell office:value-type="float" office:value="0.680461922596754" calcext:value-type="float">
            <text:p>0.680461922596754</text:p>
          </table:table-cell>
          <table:table-cell office:value-type="float" office:value="0.0482347793852227" calcext:value-type="float">
            <text:p>0.0482347793852227</text:p>
          </table:table-cell>
          <table:table-cell office:value-type="float" office:value="0.685006242197253" calcext:value-type="float">
            <text:p>0.685006242197253</text:p>
          </table:table-cell>
          <table:table-cell office:value-type="float" office:value="0.0435529633180968" calcext:value-type="float">
            <text:p>0.0435529633180968</text:p>
          </table:table-cell>
          <table:table-cell office:value-type="float" office:value="0.680461922596754" calcext:value-type="float">
            <text:p>0.680461922596754</text:p>
          </table:table-cell>
          <table:table-cell office:value-type="float" office:value="0.0470439657356935" calcext:value-type="float">
            <text:p>0.0470439657356935</text:p>
          </table:table-cell>
          <table:table-cell office:value-type="float" office:value="0.688339575530587" calcext:value-type="float">
            <text:p>0.688339575530587</text:p>
          </table:table-cell>
          <table:table-cell office:value-type="float" office:value="0.0536678355708507" calcext:value-type="float">
            <text:p>0.0536678355708507</text:p>
          </table:table-cell>
          <table:table-cell office:value-type="float" office:value="0.692771535580524" calcext:value-type="float">
            <text:p>0.692771535580524</text:p>
          </table:table-cell>
          <table:table-cell office:value-type="float" office:value="0.0444212327615821" calcext:value-type="float">
            <text:p>0.0444212327615821</text:p>
          </table:table-cell>
          <table:table-cell office:value-type="float" office:value="0.693882646691635" calcext:value-type="float">
            <text:p>0.693882646691635</text:p>
          </table:table-cell>
          <table:table-cell office:value-type="float" office:value="0.0486572947358801" calcext:value-type="float">
            <text:p>0.0486572947358801</text:p>
          </table:table-cell>
          <table:table-cell office:value-type="float" office:value="0.681573033707865" calcext:value-type="float">
            <text:p>0.681573033707865</text:p>
          </table:table-cell>
          <table:table-cell office:value-type="float" office:value="0.0433842718468715" calcext:value-type="float">
            <text:p>0.0433842718468715</text:p>
          </table:table-cell>
          <table:table-cell office:value-type="float" office:value="0.674831460674157" calcext:value-type="float">
            <text:p>0.674831460674157</text:p>
          </table:table-cell>
          <table:table-cell office:value-type="float" office:value="0.0468538880459669" calcext:value-type="float">
            <text:p>0.0468538880459669</text:p>
          </table:table-cell>
          <table:table-cell office:value-type="float" office:value="0.693895131086142" calcext:value-type="float">
            <text:p>0.693895131086142</text:p>
          </table:table-cell>
          <table:table-cell office:value-type="float" office:value="0.0494406699902956" calcext:value-type="float">
            <text:p>0.0494406699902956</text:p>
          </table:table-cell>
          <table:table-cell office:value-type="float" office:value="0.6770911360799" calcext:value-type="float">
            <text:p>0.6770911360799</text:p>
          </table:table-cell>
          <table:table-cell office:value-type="float" office:value="0.0498369512584919" calcext:value-type="float">
            <text:p>0.0498369512584919</text:p>
          </table:table-cell>
          <table:table-cell office:value-type="float" office:value="0.690511860174782" calcext:value-type="float">
            <text:p>0.690511860174782</text:p>
          </table:table-cell>
          <table:table-cell office:value-type="float" office:value="0.047557514370855" calcext:value-type="float">
            <text:p>0.047557514370855</text:p>
          </table:table-cell>
          <table:table-cell office:value-type="float" office:value="0.683770287141074" calcext:value-type="float">
            <text:p>0.683770287141074</text:p>
          </table:table-cell>
          <table:table-cell office:value-type="float" office:value="0.0539220511387314" calcext:value-type="float">
            <text:p>0.0539220511387314</text:p>
          </table:table-cell>
          <table:table-cell office:value-type="float" office:value="0.688214731585518" calcext:value-type="float">
            <text:p>0.688214731585518</text:p>
          </table:table-cell>
          <table:table-cell office:value-type="float" office:value="0.0563750617015753" calcext:value-type="float">
            <text:p>0.0563750617015753</text:p>
          </table:table-cell>
          <table:table-cell office:value-type="float" office:value="0.680449438202247" calcext:value-type="float">
            <text:p>0.680449438202247</text:p>
          </table:table-cell>
          <table:table-cell office:value-type="float" office:value="0.057096122552212" calcext:value-type="float">
            <text:p>0.05709612255221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Yeast_CYTvsNUC</text:p>
          </table:table-cell>
          <table:table-cell office:value-type="float" office:value="0.691622971285893" calcext:value-type="float">
            <text:p>0.691622971285893</text:p>
          </table:table-cell>
          <table:table-cell office:value-type="float" office:value="0.044295287359073" calcext:value-type="float">
            <text:p>0.044295287359073</text:p>
          </table:table-cell>
          <table:table-cell office:value-type="float" office:value="0.686029962546817" calcext:value-type="float">
            <text:p>0.686029962546817</text:p>
          </table:table-cell>
          <table:table-cell office:value-type="float" office:value="0.0492423673970499" calcext:value-type="float">
            <text:p>0.0492423673970499</text:p>
          </table:table-cell>
          <table:table-cell office:value-type="float" office:value="0.675980024968789" calcext:value-type="float">
            <text:p>0.675980024968789</text:p>
          </table:table-cell>
          <table:table-cell office:value-type="float" office:value="0.0519202804971718" calcext:value-type="float">
            <text:p>0.0519202804971718</text:p>
          </table:table-cell>
          <table:table-cell office:value-type="float" office:value="0.686104868913858" calcext:value-type="float">
            <text:p>0.686104868913858</text:p>
          </table:table-cell>
          <table:table-cell office:value-type="float" office:value="0.0333791014047956" calcext:value-type="float">
            <text:p>0.0333791014047956</text:p>
          </table:table-cell>
          <table:table-cell office:value-type="float" office:value="0.682659176029962" calcext:value-type="float">
            <text:p>0.682659176029962</text:p>
          </table:table-cell>
          <table:table-cell office:value-type="float" office:value="0.0435795961155098" calcext:value-type="float">
            <text:p>0.0435795961155098</text:p>
          </table:table-cell>
          <table:table-cell office:value-type="float" office:value="0.689463171036205" calcext:value-type="float">
            <text:p>0.689463171036205</text:p>
          </table:table-cell>
          <table:table-cell office:value-type="float" office:value="0.0537168934921737" calcext:value-type="float">
            <text:p>0.0537168934921737</text:p>
          </table:table-cell>
          <table:table-cell office:value-type="float" office:value="0.683820224719101" calcext:value-type="float">
            <text:p>0.683820224719101</text:p>
          </table:table-cell>
          <table:table-cell office:value-type="float" office:value="0.0454379824422852" calcext:value-type="float">
            <text:p>0.0454379824422852</text:p>
          </table:table-cell>
          <table:table-cell office:value-type="float" office:value="0.68605493133583" calcext:value-type="float">
            <text:p>0.68605493133583</text:p>
          </table:table-cell>
          <table:table-cell office:value-type="float" office:value="0.0518704198155883" calcext:value-type="float">
            <text:p>0.0518704198155883</text:p>
          </table:table-cell>
          <table:table-cell office:value-type="float" office:value="0.683807740324594" calcext:value-type="float">
            <text:p>0.683807740324594</text:p>
          </table:table-cell>
          <table:table-cell office:value-type="float" office:value="0.0445742441815867" calcext:value-type="float">
            <text:p>0.0445742441815867</text:p>
          </table:table-cell>
          <table:table-cell office:value-type="float" office:value="0.663607990012484" calcext:value-type="float">
            <text:p>0.663607990012484</text:p>
          </table:table-cell>
          <table:table-cell office:value-type="float" office:value="0.0428988392731961" calcext:value-type="float">
            <text:p>0.0428988392731961</text:p>
          </table:table-cell>
          <table:table-cell office:value-type="float" office:value="0.682671660424469" calcext:value-type="float">
            <text:p>0.682671660424469</text:p>
          </table:table-cell>
          <table:table-cell office:value-type="float" office:value="0.0566580281494515" calcext:value-type="float">
            <text:p>0.0566580281494515</text:p>
          </table:table-cell>
          <table:table-cell office:value-type="float" office:value="0.683807740324594" calcext:value-type="float">
            <text:p>0.683807740324594</text:p>
          </table:table-cell>
          <table:table-cell office:value-type="float" office:value="0.0487814586906898" calcext:value-type="float">
            <text:p>0.0487814586906898</text:p>
          </table:table-cell>
          <table:table-cell office:value-type="float" office:value="0.690499375780275" calcext:value-type="float">
            <text:p>0.690499375780275</text:p>
          </table:table-cell>
          <table:table-cell office:value-type="float" office:value="0.0482380536384193" calcext:value-type="float">
            <text:p>0.0482380536384193</text:p>
          </table:table-cell>
          <table:table-cell office:value-type="float" office:value="0.688277153558052" calcext:value-type="float">
            <text:p>0.688277153558052</text:p>
          </table:table-cell>
          <table:table-cell office:value-type="float" office:value="0.0430832195672387" calcext:value-type="float">
            <text:p>0.0430832195672387</text:p>
          </table:table-cell>
          <table:table-cell office:value-type="float" office:value="0.684868913857678" calcext:value-type="float">
            <text:p>0.684868913857678</text:p>
          </table:table-cell>
          <table:table-cell office:value-type="float" office:value="0.0584249151637766" calcext:value-type="float">
            <text:p>0.0584249151637766</text:p>
          </table:table-cell>
          <table:table-cell office:value-type="float" office:value="0.680449438202247" calcext:value-type="float">
            <text:p>0.680449438202247</text:p>
          </table:table-cell>
          <table:table-cell office:value-type="float" office:value="0.0535288689611948" calcext:value-type="float">
            <text:p>0.0535288689611948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Yeast_CYTvsNUC</text:p>
          </table:table-cell>
          <table:table-cell office:value-type="float" office:value="0.681543071161049" calcext:value-type="float">
            <text:p>0.681543071161049</text:p>
          </table:table-cell>
          <table:table-cell office:value-type="float" office:value="0.0423246711116036" calcext:value-type="float">
            <text:p>0.0423246711116036</text:p>
          </table:table-cell>
          <table:table-cell office:value-type="float" office:value="0.679787765293383" calcext:value-type="float">
            <text:p>0.679787765293383</text:p>
          </table:table-cell>
          <table:table-cell office:value-type="float" office:value="0.0466318659960659" calcext:value-type="float">
            <text:p>0.0466318659960659</text:p>
          </table:table-cell>
          <table:table-cell office:value-type="float" office:value="0.677765293383271" calcext:value-type="float">
            <text:p>0.677765293383271</text:p>
          </table:table-cell>
          <table:table-cell office:value-type="float" office:value="0.0476143115572742" calcext:value-type="float">
            <text:p>0.0476143115572742</text:p>
          </table:table-cell>
          <table:table-cell office:value-type="float" office:value="0.680269662921348" calcext:value-type="float">
            <text:p>0.680269662921348</text:p>
          </table:table-cell>
          <table:table-cell office:value-type="float" office:value="0.0449143615277685" calcext:value-type="float">
            <text:p>0.0449143615277685</text:p>
          </table:table-cell>
          <table:table-cell office:value-type="float" office:value="0.678664169787765" calcext:value-type="float">
            <text:p>0.678664169787765</text:p>
          </table:table-cell>
          <table:table-cell office:value-type="float" office:value="0.0449553977090336" calcext:value-type="float">
            <text:p>0.0449553977090336</text:p>
          </table:table-cell>
          <table:table-cell office:value-type="float" office:value="0.683403245942572" calcext:value-type="float">
            <text:p>0.683403245942572</text:p>
          </table:table-cell>
          <table:table-cell office:value-type="float" office:value="0.0470354764432947" calcext:value-type="float">
            <text:p>0.0470354764432947</text:p>
          </table:table-cell>
          <table:table-cell office:value-type="float" office:value="0.685375780274657" calcext:value-type="float">
            <text:p>0.685375780274657</text:p>
          </table:table-cell>
          <table:table-cell office:value-type="float" office:value="0.0404439006173647" calcext:value-type="float">
            <text:p>0.0404439006173647</text:p>
          </table:table-cell>
          <table:table-cell office:value-type="float" office:value="0.678639200998752" calcext:value-type="float">
            <text:p>0.678639200998752</text:p>
          </table:table-cell>
          <table:table-cell office:value-type="float" office:value="0.0522172133826801" calcext:value-type="float">
            <text:p>0.0522172133826801</text:p>
          </table:table-cell>
          <table:table-cell office:value-type="float" office:value="0.678434456928839" calcext:value-type="float">
            <text:p>0.678434456928839</text:p>
          </table:table-cell>
          <table:table-cell office:value-type="float" office:value="0.0406651901212039" calcext:value-type="float">
            <text:p>0.0406651901212039</text:p>
          </table:table-cell>
          <table:table-cell office:value-type="float" office:value="0.664978776529338" calcext:value-type="float">
            <text:p>0.664978776529338</text:p>
          </table:table-cell>
          <table:table-cell office:value-type="float" office:value="0.0439307390783579" calcext:value-type="float">
            <text:p>0.0439307390783579</text:p>
          </table:table-cell>
          <table:table-cell office:value-type="float" office:value="0.679772784019975" calcext:value-type="float">
            <text:p>0.679772784019975</text:p>
          </table:table-cell>
          <table:table-cell office:value-type="float" office:value="0.0516326153739884" calcext:value-type="float">
            <text:p>0.0516326153739884</text:p>
          </table:table-cell>
          <table:table-cell office:value-type="float" office:value="0.673278401997503" calcext:value-type="float">
            <text:p>0.673278401997503</text:p>
          </table:table-cell>
          <table:table-cell office:value-type="float" office:value="0.0505993244647551" calcext:value-type="float">
            <text:p>0.0505993244647551</text:p>
          </table:table-cell>
          <table:table-cell office:value-type="float" office:value="0.687610486891386" calcext:value-type="float">
            <text:p>0.687610486891386</text:p>
          </table:table-cell>
          <table:table-cell office:value-type="float" office:value="0.0436883596068722" calcext:value-type="float">
            <text:p>0.0436883596068722</text:p>
          </table:table-cell>
          <table:table-cell office:value-type="float" office:value="0.681315855181024" calcext:value-type="float">
            <text:p>0.681315855181024</text:p>
          </table:table-cell>
          <table:table-cell office:value-type="float" office:value="0.0485675895630342" calcext:value-type="float">
            <text:p>0.0485675895630342</text:p>
          </table:table-cell>
          <table:table-cell office:value-type="float" office:value="0.686222222222222" calcext:value-type="float">
            <text:p>0.686222222222222</text:p>
          </table:table-cell>
          <table:table-cell office:value-type="float" office:value="0.050500326246279" calcext:value-type="float">
            <text:p>0.050500326246279</text:p>
          </table:table-cell>
          <table:table-cell office:value-type="float" office:value="0.673061173533084" calcext:value-type="float">
            <text:p>0.673061173533084</text:p>
          </table:table-cell>
          <table:table-cell office:value-type="float" office:value="0.0540243592047078" calcext:value-type="float">
            <text:p>0.05402435920470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rrhythmia_cfs</text:p>
          </table:table-cell>
          <table:table-cell office:value-type="float" office:value="0.81207729468599" calcext:value-type="float">
            <text:p>0.81207729468599</text:p>
          </table:table-cell>
          <table:table-cell office:value-type="float" office:value="0.0519497780049084" calcext:value-type="float">
            <text:p>0.0519497780049084</text:p>
          </table:table-cell>
          <table:table-cell office:value-type="float" office:value="0.816666666666667" calcext:value-type="float">
            <text:p>0.816666666666667</text:p>
          </table:table-cell>
          <table:table-cell office:value-type="float" office:value="0.0587844390094431" calcext:value-type="float">
            <text:p>0.0587844390094431</text:p>
          </table:table-cell>
          <table:table-cell office:value-type="float" office:value="0.842995169082126" calcext:value-type="float">
            <text:p>0.842995169082126</text:p>
          </table:table-cell>
          <table:table-cell office:value-type="float" office:value="0.0349299081787926" calcext:value-type="float">
            <text:p>0.0349299081787926</text:p>
          </table:table-cell>
          <table:table-cell office:value-type="float" office:value="0.843140096618357" calcext:value-type="float">
            <text:p>0.843140096618357</text:p>
          </table:table-cell>
          <table:table-cell office:value-type="float" office:value="0.0730461656047553" calcext:value-type="float">
            <text:p>0.0730461656047553</text:p>
          </table:table-cell>
          <table:table-cell office:value-type="float" office:value="0.840917874396135" calcext:value-type="float">
            <text:p>0.840917874396135</text:p>
          </table:table-cell>
          <table:table-cell office:value-type="float" office:value="0.0547920888948726" calcext:value-type="float">
            <text:p>0.0547920888948726</text:p>
          </table:table-cell>
          <table:table-cell office:value-type="float" office:value="0.845410628019324" calcext:value-type="float">
            <text:p>0.845410628019324</text:p>
          </table:table-cell>
          <table:table-cell office:value-type="float" office:value="0.0733635318442895" calcext:value-type="float">
            <text:p>0.0733635318442895</text:p>
          </table:table-cell>
          <table:table-cell office:value-type="float" office:value="0.82975845410628" calcext:value-type="float">
            <text:p>0.82975845410628</text:p>
          </table:table-cell>
          <table:table-cell office:value-type="float" office:value="0.0425895940912637" calcext:value-type="float">
            <text:p>0.0425895940912637</text:p>
          </table:table-cell>
          <table:table-cell office:value-type="float" office:value="0.823140096618358" calcext:value-type="float">
            <text:p>0.823140096618358</text:p>
          </table:table-cell>
          <table:table-cell office:value-type="float" office:value="0.0448350649145267" calcext:value-type="float">
            <text:p>0.0448350649145267</text:p>
          </table:table-cell>
          <table:table-cell office:value-type="float" office:value="0.832028985507246" calcext:value-type="float">
            <text:p>0.832028985507246</text:p>
          </table:table-cell>
          <table:table-cell office:value-type="float" office:value="0.0640238086839119" calcext:value-type="float">
            <text:p>0.0640238086839119</text:p>
          </table:table-cell>
          <table:table-cell office:value-type="float" office:value="0.854154589371981" calcext:value-type="float">
            <text:p>0.854154589371981</text:p>
          </table:table-cell>
          <table:table-cell office:value-type="float" office:value="0.0596545878451556" calcext:value-type="float">
            <text:p>0.0596545878451556</text:p>
          </table:table-cell>
          <table:table-cell office:value-type="float" office:value="0.836280193236715" calcext:value-type="float">
            <text:p>0.836280193236715</text:p>
          </table:table-cell>
          <table:table-cell office:value-type="float" office:value="0.0602617929172703" calcext:value-type="float">
            <text:p>0.0602617929172703</text:p>
          </table:table-cell>
          <table:table-cell office:value-type="float" office:value="0.84975845410628" calcext:value-type="float">
            <text:p>0.84975845410628</text:p>
          </table:table-cell>
          <table:table-cell office:value-type="float" office:value="0.0523014881298939" calcext:value-type="float">
            <text:p>0.0523014881298939</text:p>
          </table:table-cell>
          <table:table-cell office:value-type="float" office:value="0.836473429951691" calcext:value-type="float">
            <text:p>0.836473429951691</text:p>
          </table:table-cell>
          <table:table-cell office:value-type="float" office:value="0.0522103061875896" calcext:value-type="float">
            <text:p>0.0522103061875896</text:p>
          </table:table-cell>
          <table:table-cell office:value-type="float" office:value="0.80743961352657" calcext:value-type="float">
            <text:p>0.80743961352657</text:p>
          </table:table-cell>
          <table:table-cell office:value-type="float" office:value="0.0407685456281913" calcext:value-type="float">
            <text:p>0.0407685456281913</text:p>
          </table:table-cell>
          <table:table-cell office:value-type="float" office:value="0.836328502415459" calcext:value-type="float">
            <text:p>0.836328502415459</text:p>
          </table:table-cell>
          <table:table-cell office:value-type="float" office:value="0.0313789096324766" calcext:value-type="float">
            <text:p>0.0313789096324766</text:p>
          </table:table-cell>
          <table:table-cell office:value-type="float" office:value="0.825410628019324" calcext:value-type="float">
            <text:p>0.825410628019324</text:p>
          </table:table-cell>
          <table:table-cell office:value-type="float" office:value="0.0588241041586821" calcext:value-type="float">
            <text:p>0.058824104158682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rrhythmia_cfs</text:p>
          </table:table-cell>
          <table:table-cell office:value-type="float" office:value="0.825217391304348" calcext:value-type="float">
            <text:p>0.825217391304348</text:p>
          </table:table-cell>
          <table:table-cell office:value-type="float" office:value="0.0436929155769417" calcext:value-type="float">
            <text:p>0.0436929155769417</text:p>
          </table:table-cell>
          <table:table-cell office:value-type="float" office:value="0.836714975845411" calcext:value-type="float">
            <text:p>0.836714975845411</text:p>
          </table:table-cell>
          <table:table-cell office:value-type="float" office:value="0.0609521545200494" calcext:value-type="float">
            <text:p>0.0609521545200494</text:p>
          </table:table-cell>
          <table:table-cell office:value-type="float" office:value="0.836376811594203" calcext:value-type="float">
            <text:p>0.836376811594203</text:p>
          </table:table-cell>
          <table:table-cell office:value-type="float" office:value="0.0451207901878197" calcext:value-type="float">
            <text:p>0.0451207901878197</text:p>
          </table:table-cell>
          <table:table-cell office:value-type="float" office:value="0.825507246376812" calcext:value-type="float">
            <text:p>0.825507246376812</text:p>
          </table:table-cell>
          <table:table-cell office:value-type="float" office:value="0.0689526166873754" calcext:value-type="float">
            <text:p>0.0689526166873754</text:p>
          </table:table-cell>
          <table:table-cell office:value-type="float" office:value="0.856328502415459" calcext:value-type="float">
            <text:p>0.856328502415459</text:p>
          </table:table-cell>
          <table:table-cell office:value-type="float" office:value="0.0440842836551444" calcext:value-type="float">
            <text:p>0.0440842836551444</text:p>
          </table:table-cell>
          <table:table-cell office:value-type="float" office:value="0.860821256038647" calcext:value-type="float">
            <text:p>0.860821256038647</text:p>
          </table:table-cell>
          <table:table-cell office:value-type="float" office:value="0.059255080192907" calcext:value-type="float">
            <text:p>0.059255080192907</text:p>
          </table:table-cell>
          <table:table-cell office:value-type="float" office:value="0.847487922705314" calcext:value-type="float">
            <text:p>0.847487922705314</text:p>
          </table:table-cell>
          <table:table-cell office:value-type="float" office:value="0.0500087768233424" calcext:value-type="float">
            <text:p>0.0500087768233424</text:p>
          </table:table-cell>
          <table:table-cell office:value-type="float" office:value="0.842946859903381" calcext:value-type="float">
            <text:p>0.842946859903381</text:p>
          </table:table-cell>
          <table:table-cell office:value-type="float" office:value="0.0436095411720436" calcext:value-type="float">
            <text:p>0.0436095411720436</text:p>
          </table:table-cell>
          <table:table-cell office:value-type="float" office:value="0.838599033816425" calcext:value-type="float">
            <text:p>0.838599033816425</text:p>
          </table:table-cell>
          <table:table-cell office:value-type="float" office:value="0.055961062956875" calcext:value-type="float">
            <text:p>0.055961062956875</text:p>
          </table:table-cell>
          <table:table-cell office:value-type="float" office:value="0.845265700483092" calcext:value-type="float">
            <text:p>0.845265700483092</text:p>
          </table:table-cell>
          <table:table-cell office:value-type="float" office:value="0.062155327726962" calcext:value-type="float">
            <text:p>0.062155327726962</text:p>
          </table:table-cell>
          <table:table-cell office:value-type="float" office:value="0.849565217391304" calcext:value-type="float">
            <text:p>0.849565217391304</text:p>
          </table:table-cell>
          <table:table-cell office:value-type="float" office:value="0.0451616614787916" calcext:value-type="float">
            <text:p>0.0451616614787916</text:p>
          </table:table-cell>
          <table:table-cell office:value-type="float" office:value="0.851835748792271" calcext:value-type="float">
            <text:p>0.851835748792271</text:p>
          </table:table-cell>
          <table:table-cell office:value-type="float" office:value="0.0497363270220579" calcext:value-type="float">
            <text:p>0.0497363270220579</text:p>
          </table:table-cell>
          <table:table-cell office:value-type="float" office:value="0.851884057971014" calcext:value-type="float">
            <text:p>0.851884057971014</text:p>
          </table:table-cell>
          <table:table-cell office:value-type="float" office:value="0.0437601644081242" calcext:value-type="float">
            <text:p>0.0437601644081242</text:p>
          </table:table-cell>
          <table:table-cell office:value-type="float" office:value="0.845265700483092" calcext:value-type="float">
            <text:p>0.845265700483092</text:p>
          </table:table-cell>
          <table:table-cell office:value-type="float" office:value="0.0512624152241845" calcext:value-type="float">
            <text:p>0.0512624152241845</text:p>
          </table:table-cell>
          <table:table-cell office:value-type="float" office:value="0.847391304347826" calcext:value-type="float">
            <text:p>0.847391304347826</text:p>
          </table:table-cell>
          <table:table-cell office:value-type="float" office:value="0.0447702416216992" calcext:value-type="float">
            <text:p>0.0447702416216992</text:p>
          </table:table-cell>
          <table:table-cell office:value-type="float" office:value="0.838502415458937" calcext:value-type="float">
            <text:p>0.838502415458937</text:p>
          </table:table-cell>
          <table:table-cell office:value-type="float" office:value="0.0404491740409384" calcext:value-type="float">
            <text:p>0.040449174040938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rrhythmia_cfs</text:p>
          </table:table-cell>
          <table:table-cell office:value-type="float" office:value="0.829613526570048" calcext:value-type="float">
            <text:p>0.829613526570048</text:p>
          </table:table-cell>
          <table:table-cell office:value-type="float" office:value="0.04805086602055" calcext:value-type="float">
            <text:p>0.04805086602055</text:p>
          </table:table-cell>
          <table:table-cell office:value-type="float" office:value="0.840869565217391" calcext:value-type="float">
            <text:p>0.840869565217391</text:p>
          </table:table-cell>
          <table:table-cell office:value-type="float" office:value="0.0467949480913571" calcext:value-type="float">
            <text:p>0.0467949480913571</text:p>
          </table:table-cell>
          <table:table-cell office:value-type="float" office:value="0.829806763285024" calcext:value-type="float">
            <text:p>0.829806763285024</text:p>
          </table:table-cell>
          <table:table-cell office:value-type="float" office:value="0.0480875485058659" calcext:value-type="float">
            <text:p>0.0480875485058659</text:p>
          </table:table-cell>
          <table:table-cell office:value-type="float" office:value="0.843236714975845" calcext:value-type="float">
            <text:p>0.843236714975845</text:p>
          </table:table-cell>
          <table:table-cell office:value-type="float" office:value="0.0721320911753547" calcext:value-type="float">
            <text:p>0.0721320911753547</text:p>
          </table:table-cell>
          <table:table-cell office:value-type="float" office:value="0.849661835748792" calcext:value-type="float">
            <text:p>0.849661835748792</text:p>
          </table:table-cell>
          <table:table-cell office:value-type="float" office:value="0.0423763264680928" calcext:value-type="float">
            <text:p>0.0423763264680928</text:p>
          </table:table-cell>
          <table:table-cell office:value-type="float" office:value="0.851932367149758" calcext:value-type="float">
            <text:p>0.851932367149758</text:p>
          </table:table-cell>
          <table:table-cell office:value-type="float" office:value="0.058217961231298" calcext:value-type="float">
            <text:p>0.058217961231298</text:p>
          </table:table-cell>
          <table:table-cell office:value-type="float" office:value="0.845265700483092" calcext:value-type="float">
            <text:p>0.845265700483092</text:p>
          </table:table-cell>
          <table:table-cell office:value-type="float" office:value="0.0546385377994052" calcext:value-type="float">
            <text:p>0.0546385377994052</text:p>
          </table:table-cell>
          <table:table-cell office:value-type="float" office:value="0.84512077294686" calcext:value-type="float">
            <text:p>0.84512077294686</text:p>
          </table:table-cell>
          <table:table-cell office:value-type="float" office:value="0.0456329001338409" calcext:value-type="float">
            <text:p>0.0456329001338409</text:p>
          </table:table-cell>
          <table:table-cell office:value-type="float" office:value="0.840821256038647" calcext:value-type="float">
            <text:p>0.840821256038647</text:p>
          </table:table-cell>
          <table:table-cell office:value-type="float" office:value="0.0515867489152313" calcext:value-type="float">
            <text:p>0.0515867489152313</text:p>
          </table:table-cell>
          <table:table-cell office:value-type="float" office:value="0.838599033816425" calcext:value-type="float">
            <text:p>0.838599033816425</text:p>
          </table:table-cell>
          <table:table-cell office:value-type="float" office:value="0.0622971788239571" calcext:value-type="float">
            <text:p>0.0622971788239571</text:p>
          </table:table-cell>
          <table:table-cell office:value-type="float" office:value="0.851787439613526" calcext:value-type="float">
            <text:p>0.851787439613526</text:p>
          </table:table-cell>
          <table:table-cell office:value-type="float" office:value="0.0418163933710439" calcext:value-type="float">
            <text:p>0.0418163933710439</text:p>
          </table:table-cell>
          <table:table-cell office:value-type="float" office:value="0.849565217391304" calcext:value-type="float">
            <text:p>0.849565217391304</text:p>
          </table:table-cell>
          <table:table-cell office:value-type="float" office:value="0.041356469391488" calcext:value-type="float">
            <text:p>0.041356469391488</text:p>
          </table:table-cell>
          <table:table-cell office:value-type="float" office:value="0.849565217391304" calcext:value-type="float">
            <text:p>0.849565217391304</text:p>
          </table:table-cell>
          <table:table-cell office:value-type="float" office:value="0.0465131517115947" calcext:value-type="float">
            <text:p>0.0465131517115947</text:p>
          </table:table-cell>
          <table:table-cell office:value-type="float" office:value="0.847487922705314" calcext:value-type="float">
            <text:p>0.847487922705314</text:p>
          </table:table-cell>
          <table:table-cell office:value-type="float" office:value="0.0463980817657514" calcext:value-type="float">
            <text:p>0.0463980817657514</text:p>
          </table:table-cell>
          <table:table-cell office:value-type="float" office:value="0.845217391304348" calcext:value-type="float">
            <text:p>0.845217391304348</text:p>
          </table:table-cell>
          <table:table-cell office:value-type="float" office:value="0.0519927871322543" calcext:value-type="float">
            <text:p>0.0519927871322543</text:p>
          </table:table-cell>
          <table:table-cell office:value-type="float" office:value="0.842898550724638" calcext:value-type="float">
            <text:p>0.842898550724638</text:p>
          </table:table-cell>
          <table:table-cell office:value-type="float" office:value="0.0473795689460362" calcext:value-type="float">
            <text:p>0.047379568946036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rrhythmia_cfs</text:p>
          </table:table-cell>
          <table:table-cell office:value-type="float" office:value="0.834106280193237" calcext:value-type="float">
            <text:p>0.834106280193237</text:p>
          </table:table-cell>
          <table:table-cell office:value-type="float" office:value="0.0524382480988973" calcext:value-type="float">
            <text:p>0.0524382480988973</text:p>
          </table:table-cell>
          <table:table-cell office:value-type="float" office:value="0.847487922705314" calcext:value-type="float">
            <text:p>0.847487922705314</text:p>
          </table:table-cell>
          <table:table-cell office:value-type="float" office:value="0.0509091295106866" calcext:value-type="float">
            <text:p>0.0509091295106866</text:p>
          </table:table-cell>
          <table:table-cell office:value-type="float" office:value="0.836376811594203" calcext:value-type="float">
            <text:p>0.836376811594203</text:p>
          </table:table-cell>
          <table:table-cell office:value-type="float" office:value="0.0559757036325541" calcext:value-type="float">
            <text:p>0.0559757036325541</text:p>
          </table:table-cell>
          <table:table-cell office:value-type="float" office:value="0.843236714975845" calcext:value-type="float">
            <text:p>0.843236714975845</text:p>
          </table:table-cell>
          <table:table-cell office:value-type="float" office:value="0.0743791414599925" calcext:value-type="float">
            <text:p>0.0743791414599925</text:p>
          </table:table-cell>
          <table:table-cell office:value-type="float" office:value="0.854057971014493" calcext:value-type="float">
            <text:p>0.854057971014493</text:p>
          </table:table-cell>
          <table:table-cell office:value-type="float" office:value="0.0404596862638055" calcext:value-type="float">
            <text:p>0.0404596862638055</text:p>
          </table:table-cell>
          <table:table-cell office:value-type="float" office:value="0.852028985507246" calcext:value-type="float">
            <text:p>0.852028985507246</text:p>
          </table:table-cell>
          <table:table-cell office:value-type="float" office:value="0.066300835271507" calcext:value-type="float">
            <text:p>0.066300835271507</text:p>
          </table:table-cell>
          <table:table-cell office:value-type="float" office:value="0.845314009661836" calcext:value-type="float">
            <text:p>0.845314009661836</text:p>
          </table:table-cell>
          <table:table-cell office:value-type="float" office:value="0.0591303821582075" calcext:value-type="float">
            <text:p>0.0591303821582075</text:p>
          </table:table-cell>
          <table:table-cell office:value-type="float" office:value="0.847391304347826" calcext:value-type="float">
            <text:p>0.847391304347826</text:p>
          </table:table-cell>
          <table:table-cell office:value-type="float" office:value="0.0470575651988898" calcext:value-type="float">
            <text:p>0.0470575651988898</text:p>
          </table:table-cell>
          <table:table-cell office:value-type="float" office:value="0.843043478260869" calcext:value-type="float">
            <text:p>0.843043478260869</text:p>
          </table:table-cell>
          <table:table-cell office:value-type="float" office:value="0.055296345042978" calcext:value-type="float">
            <text:p>0.055296345042978</text:p>
          </table:table-cell>
          <table:table-cell office:value-type="float" office:value="0.845217391304348" calcext:value-type="float">
            <text:p>0.845217391304348</text:p>
          </table:table-cell>
          <table:table-cell office:value-type="float" office:value="0.0578578247270795" calcext:value-type="float">
            <text:p>0.0578578247270795</text:p>
          </table:table-cell>
          <table:table-cell office:value-type="float" office:value="0.842995169082126" calcext:value-type="float">
            <text:p>0.842995169082126</text:p>
          </table:table-cell>
          <table:table-cell office:value-type="float" office:value="0.0514461882199357" calcext:value-type="float">
            <text:p>0.0514461882199357</text:p>
          </table:table-cell>
          <table:table-cell office:value-type="float" office:value="0.849565217391304" calcext:value-type="float">
            <text:p>0.849565217391304</text:p>
          </table:table-cell>
          <table:table-cell office:value-type="float" office:value="0.0463607057379803" calcext:value-type="float">
            <text:p>0.0463607057379803</text:p>
          </table:table-cell>
          <table:table-cell office:value-type="float" office:value="0.847487922705314" calcext:value-type="float">
            <text:p>0.847487922705314</text:p>
          </table:table-cell>
          <table:table-cell office:value-type="float" office:value="0.0429236711544469" calcext:value-type="float">
            <text:p>0.0429236711544469</text:p>
          </table:table-cell>
          <table:table-cell office:value-type="float" office:value="0.843091787439614" calcext:value-type="float">
            <text:p>0.843091787439614</text:p>
          </table:table-cell>
          <table:table-cell office:value-type="float" office:value="0.0475058270899501" calcext:value-type="float">
            <text:p>0.0475058270899501</text:p>
          </table:table-cell>
          <table:table-cell office:value-type="float" office:value="0.842946859903381" calcext:value-type="float">
            <text:p>0.842946859903381</text:p>
          </table:table-cell>
          <table:table-cell office:value-type="float" office:value="0.0537535710648495" calcext:value-type="float">
            <text:p>0.0537535710648495</text:p>
          </table:table-cell>
          <table:table-cell office:value-type="float" office:value="0.847342995169082" calcext:value-type="float">
            <text:p>0.847342995169082</text:p>
          </table:table-cell>
          <table:table-cell office:value-type="float" office:value="0.0383401640951578" calcext:value-type="float">
            <text:p>0.038340164095157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rrhythmia_cfs</text:p>
          </table:table-cell>
          <table:table-cell office:value-type="float" office:value="0.834106280193237" calcext:value-type="float">
            <text:p>0.834106280193237</text:p>
          </table:table-cell>
          <table:table-cell office:value-type="float" office:value="0.0445151017149361" calcext:value-type="float">
            <text:p>0.0445151017149361</text:p>
          </table:table-cell>
          <table:table-cell office:value-type="float" office:value="0.843091787439614" calcext:value-type="float">
            <text:p>0.843091787439614</text:p>
          </table:table-cell>
          <table:table-cell office:value-type="float" office:value="0.0529669751117937" calcext:value-type="float">
            <text:p>0.0529669751117937</text:p>
          </table:table-cell>
          <table:table-cell office:value-type="float" office:value="0.847536231884058" calcext:value-type="float">
            <text:p>0.847536231884058</text:p>
          </table:table-cell>
          <table:table-cell office:value-type="float" office:value="0.0528858407709474" calcext:value-type="float">
            <text:p>0.0528858407709474</text:p>
          </table:table-cell>
          <table:table-cell office:value-type="float" office:value="0.845458937198068" calcext:value-type="float">
            <text:p>0.845458937198068</text:p>
          </table:table-cell>
          <table:table-cell office:value-type="float" office:value="0.0694220996047065" calcext:value-type="float">
            <text:p>0.0694220996047065</text:p>
          </table:table-cell>
          <table:table-cell office:value-type="float" office:value="0.851932367149758" calcext:value-type="float">
            <text:p>0.851932367149758</text:p>
          </table:table-cell>
          <table:table-cell office:value-type="float" office:value="0.0435909852609711" calcext:value-type="float">
            <text:p>0.0435909852609711</text:p>
          </table:table-cell>
          <table:table-cell office:value-type="float" office:value="0.856376811594203" calcext:value-type="float">
            <text:p>0.856376811594203</text:p>
          </table:table-cell>
          <table:table-cell office:value-type="float" office:value="0.0554432106391819" calcext:value-type="float">
            <text:p>0.0554432106391819</text:p>
          </table:table-cell>
          <table:table-cell office:value-type="float" office:value="0.836473429951691" calcext:value-type="float">
            <text:p>0.836473429951691</text:p>
          </table:table-cell>
          <table:table-cell office:value-type="float" office:value="0.0602673005487664" calcext:value-type="float">
            <text:p>0.0602673005487664</text:p>
          </table:table-cell>
          <table:table-cell office:value-type="float" office:value="0.847391304347826" calcext:value-type="float">
            <text:p>0.847391304347826</text:p>
          </table:table-cell>
          <table:table-cell office:value-type="float" office:value="0.056586824998717" calcext:value-type="float">
            <text:p>0.056586824998717</text:p>
          </table:table-cell>
          <table:table-cell office:value-type="float" office:value="0.849710144927536" calcext:value-type="float">
            <text:p>0.849710144927536</text:p>
          </table:table-cell>
          <table:table-cell office:value-type="float" office:value="0.0565125399104669" calcext:value-type="float">
            <text:p>0.0565125399104669</text:p>
          </table:table-cell>
          <table:table-cell office:value-type="float" office:value="0.836376811594203" calcext:value-type="float">
            <text:p>0.836376811594203</text:p>
          </table:table-cell>
          <table:table-cell office:value-type="float" office:value="0.054986725926908" calcext:value-type="float">
            <text:p>0.054986725926908</text:p>
          </table:table-cell>
          <table:table-cell office:value-type="float" office:value="0.845217391304348" calcext:value-type="float">
            <text:p>0.845217391304348</text:p>
          </table:table-cell>
          <table:table-cell office:value-type="float" office:value="0.0509265210355202" calcext:value-type="float">
            <text:p>0.0509265210355202</text:p>
          </table:table-cell>
          <table:table-cell office:value-type="float" office:value="0.845217391304348" calcext:value-type="float">
            <text:p>0.845217391304348</text:p>
          </table:table-cell>
          <table:table-cell office:value-type="float" office:value="0.0566938394987832" calcext:value-type="float">
            <text:p>0.0566938394987832</text:p>
          </table:table-cell>
          <table:table-cell office:value-type="float" office:value="0.849613526570048" calcext:value-type="float">
            <text:p>0.849613526570048</text:p>
          </table:table-cell>
          <table:table-cell office:value-type="float" office:value="0.0384846616319041" calcext:value-type="float">
            <text:p>0.0384846616319041</text:p>
          </table:table-cell>
          <table:table-cell office:value-type="float" office:value="0.847391304347826" calcext:value-type="float">
            <text:p>0.847391304347826</text:p>
          </table:table-cell>
          <table:table-cell office:value-type="float" office:value="0.0480132913953705" calcext:value-type="float">
            <text:p>0.0480132913953705</text:p>
          </table:table-cell>
          <table:table-cell office:value-type="float" office:value="0.847342995169082" calcext:value-type="float">
            <text:p>0.847342995169082</text:p>
          </table:table-cell>
          <table:table-cell office:value-type="float" office:value="0.0528352157754141" calcext:value-type="float">
            <text:p>0.0528352157754141</text:p>
          </table:table-cell>
          <table:table-cell office:value-type="float" office:value="0.84512077294686" calcext:value-type="float">
            <text:p>0.84512077294686</text:p>
          </table:table-cell>
          <table:table-cell office:value-type="float" office:value="0.0418705560941005" calcext:value-type="float">
            <text:p>0.041870556094100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rrhythmia_cfs</text:p>
          </table:table-cell>
          <table:table-cell office:value-type="float" office:value="0.827024154589372" calcext:value-type="float">
            <text:p>0.827024154589372</text:p>
          </table:table-cell>
          <table:table-cell office:value-type="float" office:value="0.0481293818832467" calcext:value-type="float">
            <text:p>0.0481293818832467</text:p>
          </table:table-cell>
          <table:table-cell office:value-type="float" office:value="0.836966183574879" calcext:value-type="float">
            <text:p>0.836966183574879</text:p>
          </table:table-cell>
          <table:table-cell office:value-type="float" office:value="0.054081529248666" calcext:value-type="float">
            <text:p>0.054081529248666</text:p>
          </table:table-cell>
          <table:table-cell office:value-type="float" office:value="0.838618357487923" calcext:value-type="float">
            <text:p>0.838618357487923</text:p>
          </table:table-cell>
          <table:table-cell office:value-type="float" office:value="0.0473999582551959" calcext:value-type="float">
            <text:p>0.0473999582551959</text:p>
          </table:table-cell>
          <table:table-cell office:value-type="float" office:value="0.840115942028985" calcext:value-type="float">
            <text:p>0.840115942028985</text:p>
          </table:table-cell>
          <table:table-cell office:value-type="float" office:value="0.0715864229064369" calcext:value-type="float">
            <text:p>0.0715864229064369</text:p>
          </table:table-cell>
          <table:table-cell office:value-type="float" office:value="0.850579710144928" calcext:value-type="float">
            <text:p>0.850579710144928</text:p>
          </table:table-cell>
          <table:table-cell office:value-type="float" office:value="0.0450606741085773" calcext:value-type="float">
            <text:p>0.0450606741085773</text:p>
          </table:table-cell>
          <table:table-cell office:value-type="float" office:value="0.853314009661836" calcext:value-type="float">
            <text:p>0.853314009661836</text:p>
          </table:table-cell>
          <table:table-cell office:value-type="float" office:value="0.0625161238358367" calcext:value-type="float">
            <text:p>0.0625161238358367</text:p>
          </table:table-cell>
          <table:table-cell office:value-type="float" office:value="0.840859903381643" calcext:value-type="float">
            <text:p>0.840859903381643</text:p>
          </table:table-cell>
          <table:table-cell office:value-type="float" office:value="0.053326918284197" calcext:value-type="float">
            <text:p>0.053326918284197</text:p>
          </table:table-cell>
          <table:table-cell office:value-type="float" office:value="0.84119806763285" calcext:value-type="float">
            <text:p>0.84119806763285</text:p>
          </table:table-cell>
          <table:table-cell office:value-type="float" office:value="0.0475443792836036" calcext:value-type="float">
            <text:p>0.0475443792836036</text:p>
          </table:table-cell>
          <table:table-cell office:value-type="float" office:value="0.840840579710145" calcext:value-type="float">
            <text:p>0.840840579710145</text:p>
          </table:table-cell>
          <table:table-cell office:value-type="float" office:value="0.0566761011018926" calcext:value-type="float">
            <text:p>0.0566761011018926</text:p>
          </table:table-cell>
          <table:table-cell office:value-type="float" office:value="0.84392270531401" calcext:value-type="float">
            <text:p>0.84392270531401</text:p>
          </table:table-cell>
          <table:table-cell office:value-type="float" office:value="0.0593903290100124" calcext:value-type="float">
            <text:p>0.0593903290100124</text:p>
          </table:table-cell>
          <table:table-cell office:value-type="float" office:value="0.845169082125604" calcext:value-type="float">
            <text:p>0.845169082125604</text:p>
          </table:table-cell>
          <table:table-cell office:value-type="float" office:value="0.0499225114045123" calcext:value-type="float">
            <text:p>0.0499225114045123</text:p>
          </table:table-cell>
          <table:table-cell office:value-type="float" office:value="0.849188405797101" calcext:value-type="float">
            <text:p>0.849188405797101</text:p>
          </table:table-cell>
          <table:table-cell office:value-type="float" office:value="0.0492897659560407" calcext:value-type="float">
            <text:p>0.0492897659560407</text:p>
          </table:table-cell>
          <table:table-cell office:value-type="float" office:value="0.847004830917874" calcext:value-type="float">
            <text:p>0.847004830917874</text:p>
          </table:table-cell>
          <table:table-cell office:value-type="float" office:value="0.0447783910187319" calcext:value-type="float">
            <text:p>0.0447783910187319</text:p>
          </table:table-cell>
          <table:table-cell office:value-type="float" office:value="0.838135265700483" calcext:value-type="float">
            <text:p>0.838135265700483</text:p>
          </table:table-cell>
          <table:table-cell office:value-type="float" office:value="0.0467896322206896" calcext:value-type="float">
            <text:p>0.0467896322206896</text:p>
          </table:table-cell>
          <table:table-cell office:value-type="float" office:value="0.843845410628019" calcext:value-type="float">
            <text:p>0.843845410628019</text:p>
          </table:table-cell>
          <table:table-cell office:value-type="float" office:value="0.0469461450453387" calcext:value-type="float">
            <text:p>0.0469461450453387</text:p>
          </table:table-cell>
          <table:table-cell office:value-type="float" office:value="0.839855072463768" calcext:value-type="float">
            <text:p>0.839855072463768</text:p>
          </table:table-cell>
          <table:table-cell office:value-type="float" office:value="0.045372713466983" calcext:value-type="float">
            <text:p>0.04537271346698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arrhythmia_cfs</text:p>
          </table:table-cell>
          <table:table-cell office:value-type="float" office:value="0.842946859903381" calcext:value-type="float">
            <text:p>0.842946859903381</text:p>
          </table:table-cell>
          <table:table-cell office:value-type="float" office:value="0.0534895308539846" calcext:value-type="float">
            <text:p>0.0534895308539846</text:p>
          </table:table-cell>
          <table:table-cell office:value-type="float" office:value="0.842995169082126" calcext:value-type="float">
            <text:p>0.842995169082126</text:p>
          </table:table-cell>
          <table:table-cell office:value-type="float" office:value="0.0629569909568794" calcext:value-type="float">
            <text:p>0.0629569909568794</text:p>
          </table:table-cell>
          <table:table-cell office:value-type="float" office:value="0.829710144927536" calcext:value-type="float">
            <text:p>0.829710144927536</text:p>
          </table:table-cell>
          <table:table-cell office:value-type="float" office:value="0.064381333165522" calcext:value-type="float">
            <text:p>0.064381333165522</text:p>
          </table:table-cell>
          <table:table-cell office:value-type="float" office:value="0.834251207729469" calcext:value-type="float">
            <text:p>0.834251207729469</text:p>
          </table:table-cell>
          <table:table-cell office:value-type="float" office:value="0.0565969055775851" calcext:value-type="float">
            <text:p>0.0565969055775851</text:p>
          </table:table-cell>
          <table:table-cell office:value-type="float" office:value="0.82975845410628" calcext:value-type="float">
            <text:p>0.82975845410628</text:p>
          </table:table-cell>
          <table:table-cell office:value-type="float" office:value="0.0556146620162604" calcext:value-type="float">
            <text:p>0.0556146620162604</text:p>
          </table:table-cell>
          <table:table-cell office:value-type="float" office:value="0.825217391304348" calcext:value-type="float">
            <text:p>0.825217391304348</text:p>
          </table:table-cell>
          <table:table-cell office:value-type="float" office:value="0.0506705741590276" calcext:value-type="float">
            <text:p>0.0506705741590276</text:p>
          </table:table-cell>
          <table:table-cell office:value-type="float" office:value="0.831787439613527" calcext:value-type="float">
            <text:p>0.831787439613527</text:p>
          </table:table-cell>
          <table:table-cell office:value-type="float" office:value="0.0484130927483115" calcext:value-type="float">
            <text:p>0.0484130927483115</text:p>
          </table:table-cell>
          <table:table-cell office:value-type="float" office:value="0.854057971014493" calcext:value-type="float">
            <text:p>0.854057971014493</text:p>
          </table:table-cell>
          <table:table-cell office:value-type="float" office:value="0.0467512893678742" calcext:value-type="float">
            <text:p>0.0467512893678742</text:p>
          </table:table-cell>
          <table:table-cell office:value-type="float" office:value="0.838550724637681" calcext:value-type="float">
            <text:p>0.838550724637681</text:p>
          </table:table-cell>
          <table:table-cell office:value-type="float" office:value="0.045250342398782" calcext:value-type="float">
            <text:p>0.045250342398782</text:p>
          </table:table-cell>
          <table:table-cell office:value-type="float" office:value="0.827391304347826" calcext:value-type="float">
            <text:p>0.827391304347826</text:p>
          </table:table-cell>
          <table:table-cell office:value-type="float" office:value="0.0511297119858484" calcext:value-type="float">
            <text:p>0.0511297119858484</text:p>
          </table:table-cell>
          <table:table-cell office:value-type="float" office:value="0.831980676328502" calcext:value-type="float">
            <text:p>0.831980676328502</text:p>
          </table:table-cell>
          <table:table-cell office:value-type="float" office:value="0.0557239390864554" calcext:value-type="float">
            <text:p>0.0557239390864554</text:p>
          </table:table-cell>
          <table:table-cell office:value-type="float" office:value="0.805314009661836" calcext:value-type="float">
            <text:p>0.805314009661836</text:p>
          </table:table-cell>
          <table:table-cell office:value-type="float" office:value="0.0520729226761521" calcext:value-type="float">
            <text:p>0.0520729226761521</text:p>
          </table:table-cell>
          <table:table-cell office:value-type="float" office:value="0.832173913043478" calcext:value-type="float">
            <text:p>0.832173913043478</text:p>
          </table:table-cell>
          <table:table-cell office:value-type="float" office:value="0.054882477809265" calcext:value-type="float">
            <text:p>0.054882477809265</text:p>
          </table:table-cell>
          <table:table-cell office:value-type="float" office:value="0.842898550724638" calcext:value-type="float">
            <text:p>0.842898550724638</text:p>
          </table:table-cell>
          <table:table-cell office:value-type="float" office:value="0.0462069711679263" calcext:value-type="float">
            <text:p>0.0462069711679263</text:p>
          </table:table-cell>
          <table:table-cell office:value-type="float" office:value="0.822946859903382" calcext:value-type="float">
            <text:p>0.822946859903382</text:p>
          </table:table-cell>
          <table:table-cell office:value-type="float" office:value="0.0563309099969858" calcext:value-type="float">
            <text:p>0.0563309099969858</text:p>
          </table:table-cell>
          <table:table-cell office:value-type="float" office:value="0.831884057971014" calcext:value-type="float">
            <text:p>0.831884057971014</text:p>
          </table:table-cell>
          <table:table-cell office:value-type="float" office:value="0.0432456352106537" calcext:value-type="float">
            <text:p>0.043245635210653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arrhythmia_cfs</text:p>
          </table:table-cell>
          <table:table-cell office:value-type="float" office:value="0.834106280193237" calcext:value-type="float">
            <text:p>0.834106280193237</text:p>
          </table:table-cell>
          <table:table-cell office:value-type="float" office:value="0.0443557891945221" calcext:value-type="float">
            <text:p>0.0443557891945221</text:p>
          </table:table-cell>
          <table:table-cell office:value-type="float" office:value="0.847294685990338" calcext:value-type="float">
            <text:p>0.847294685990338</text:p>
          </table:table-cell>
          <table:table-cell office:value-type="float" office:value="0.0508563328882274" calcext:value-type="float">
            <text:p>0.0508563328882274</text:p>
          </table:table-cell>
          <table:table-cell office:value-type="float" office:value="0.840724637681159" calcext:value-type="float">
            <text:p>0.840724637681159</text:p>
          </table:table-cell>
          <table:table-cell office:value-type="float" office:value="0.0488132850161197" calcext:value-type="float">
            <text:p>0.0488132850161197</text:p>
          </table:table-cell>
          <table:table-cell office:value-type="float" office:value="0.84975845410628" calcext:value-type="float">
            <text:p>0.84975845410628</text:p>
          </table:table-cell>
          <table:table-cell office:value-type="float" office:value="0.0542288313812539" calcext:value-type="float">
            <text:p>0.0542288313812539</text:p>
          </table:table-cell>
          <table:table-cell office:value-type="float" office:value="0.838502415458937" calcext:value-type="float">
            <text:p>0.838502415458937</text:p>
          </table:table-cell>
          <table:table-cell office:value-type="float" office:value="0.0404491740409384" calcext:value-type="float">
            <text:p>0.0404491740409384</text:p>
          </table:table-cell>
          <table:table-cell office:value-type="float" office:value="0.842898550724638" calcext:value-type="float">
            <text:p>0.842898550724638</text:p>
          </table:table-cell>
          <table:table-cell office:value-type="float" office:value="0.0384885357701382" calcext:value-type="float">
            <text:p>0.0384885357701382</text:p>
          </table:table-cell>
          <table:table-cell office:value-type="float" office:value="0.838454106280193" calcext:value-type="float">
            <text:p>0.838454106280193</text:p>
          </table:table-cell>
          <table:table-cell office:value-type="float" office:value="0.0445884385866299" calcext:value-type="float">
            <text:p>0.0445884385866299</text:p>
          </table:table-cell>
          <table:table-cell office:value-type="float" office:value="0.865169082125604" calcext:value-type="float">
            <text:p>0.865169082125604</text:p>
          </table:table-cell>
          <table:table-cell office:value-type="float" office:value="0.0490435063894" calcext:value-type="float">
            <text:p>0.0490435063894</text:p>
          </table:table-cell>
          <table:table-cell office:value-type="float" office:value="0.840724637681159" calcext:value-type="float">
            <text:p>0.840724637681159</text:p>
          </table:table-cell>
          <table:table-cell office:value-type="float" office:value="0.0452115013758031" calcext:value-type="float">
            <text:p>0.0452115013758031</text:p>
          </table:table-cell>
          <table:table-cell office:value-type="float" office:value="0.840772946859903" calcext:value-type="float">
            <text:p>0.840772946859903</text:p>
          </table:table-cell>
          <table:table-cell office:value-type="float" office:value="0.0569002014762171" calcext:value-type="float">
            <text:p>0.0569002014762171</text:p>
          </table:table-cell>
          <table:table-cell office:value-type="float" office:value="0.827584541062802" calcext:value-type="float">
            <text:p>0.827584541062802</text:p>
          </table:table-cell>
          <table:table-cell office:value-type="float" office:value="0.0618535476597946" calcext:value-type="float">
            <text:p>0.0618535476597946</text:p>
          </table:table-cell>
          <table:table-cell office:value-type="float" office:value="0.845314009661836" calcext:value-type="float">
            <text:p>0.845314009661836</text:p>
          </table:table-cell>
          <table:table-cell office:value-type="float" office:value="0.0545096535048569" calcext:value-type="float">
            <text:p>0.0545096535048569</text:p>
          </table:table-cell>
          <table:table-cell office:value-type="float" office:value="0.838550724637681" calcext:value-type="float">
            <text:p>0.838550724637681</text:p>
          </table:table-cell>
          <table:table-cell office:value-type="float" office:value="0.0388980062192922" calcext:value-type="float">
            <text:p>0.0388980062192922</text:p>
          </table:table-cell>
          <table:table-cell office:value-type="float" office:value="0.836280193236715" calcext:value-type="float">
            <text:p>0.836280193236715</text:p>
          </table:table-cell>
          <table:table-cell office:value-type="float" office:value="0.0434176532304629" calcext:value-type="float">
            <text:p>0.0434176532304629</text:p>
          </table:table-cell>
          <table:table-cell office:value-type="float" office:value="0.845265700483092" calcext:value-type="float">
            <text:p>0.845265700483092</text:p>
          </table:table-cell>
          <table:table-cell office:value-type="float" office:value="0.0484335757475627" calcext:value-type="float">
            <text:p>0.0484335757475627</text:p>
          </table:table-cell>
          <table:table-cell office:value-type="float" office:value="0.849565217391304" calcext:value-type="float">
            <text:p>0.849565217391304</text:p>
          </table:table-cell>
          <table:table-cell office:value-type="float" office:value="0.0510602602162166" calcext:value-type="float">
            <text:p>0.051060260216216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arrhythmia_cfs</text:p>
          </table:table-cell>
          <table:table-cell office:value-type="float" office:value="0.849565217391304" calcext:value-type="float">
            <text:p>0.849565217391304</text:p>
          </table:table-cell>
          <table:table-cell office:value-type="float" office:value="0.0463607057379803" calcext:value-type="float">
            <text:p>0.0463607057379803</text:p>
          </table:table-cell>
          <table:table-cell office:value-type="float" office:value="0.840724637681159" calcext:value-type="float">
            <text:p>0.840724637681159</text:p>
          </table:table-cell>
          <table:table-cell office:value-type="float" office:value="0.0401816028932961" calcext:value-type="float">
            <text:p>0.0401816028932961</text:p>
          </table:table-cell>
          <table:table-cell office:value-type="float" office:value="0.851739130434783" calcext:value-type="float">
            <text:p>0.851739130434783</text:p>
          </table:table-cell>
          <table:table-cell office:value-type="float" office:value="0.0457964050036392" calcext:value-type="float">
            <text:p>0.0457964050036392</text:p>
          </table:table-cell>
          <table:table-cell office:value-type="float" office:value="0.847487922705314" calcext:value-type="float">
            <text:p>0.847487922705314</text:p>
          </table:table-cell>
          <table:table-cell office:value-type="float" office:value="0.0581273834896763" calcext:value-type="float">
            <text:p>0.0581273834896763</text:p>
          </table:table-cell>
          <table:table-cell office:value-type="float" office:value="0.843043478260869" calcext:value-type="float">
            <text:p>0.843043478260869</text:p>
          </table:table-cell>
          <table:table-cell office:value-type="float" office:value="0.0532748255474837" calcext:value-type="float">
            <text:p>0.0532748255474837</text:p>
          </table:table-cell>
          <table:table-cell office:value-type="float" office:value="0.849565217391304" calcext:value-type="float">
            <text:p>0.849565217391304</text:p>
          </table:table-cell>
          <table:table-cell office:value-type="float" office:value="0.0453181411042774" calcext:value-type="float">
            <text:p>0.0453181411042774</text:p>
          </table:table-cell>
          <table:table-cell office:value-type="float" office:value="0.838454106280193" calcext:value-type="float">
            <text:p>0.838454106280193</text:p>
          </table:table-cell>
          <table:table-cell office:value-type="float" office:value="0.0481388300916168" calcext:value-type="float">
            <text:p>0.0481388300916168</text:p>
          </table:table-cell>
          <table:table-cell office:value-type="float" office:value="0.856280193236715" calcext:value-type="float">
            <text:p>0.856280193236715</text:p>
          </table:table-cell>
          <table:table-cell office:value-type="float" office:value="0.0429992398876213" calcext:value-type="float">
            <text:p>0.0429992398876213</text:p>
          </table:table-cell>
          <table:table-cell office:value-type="float" office:value="0.847391304347826" calcext:value-type="float">
            <text:p>0.847391304347826</text:p>
          </table:table-cell>
          <table:table-cell office:value-type="float" office:value="0.0366870320532141" calcext:value-type="float">
            <text:p>0.0366870320532141</text:p>
          </table:table-cell>
          <table:table-cell office:value-type="float" office:value="0.842946859903381" calcext:value-type="float">
            <text:p>0.842946859903381</text:p>
          </table:table-cell>
          <table:table-cell office:value-type="float" office:value="0.039655692835207" calcext:value-type="float">
            <text:p>0.039655692835207</text:p>
          </table:table-cell>
          <table:table-cell office:value-type="float" office:value="0.84743961352657" calcext:value-type="float">
            <text:p>0.84743961352657</text:p>
          </table:table-cell>
          <table:table-cell office:value-type="float" office:value="0.0514178534607162" calcext:value-type="float">
            <text:p>0.0514178534607162</text:p>
          </table:table-cell>
          <table:table-cell office:value-type="float" office:value="0.834106280193237" calcext:value-type="float">
            <text:p>0.834106280193237</text:p>
          </table:table-cell>
          <table:table-cell office:value-type="float" office:value="0.0503019992215443" calcext:value-type="float">
            <text:p>0.0503019992215443</text:p>
          </table:table-cell>
          <table:table-cell office:value-type="float" office:value="0.842850241545894" calcext:value-type="float">
            <text:p>0.842850241545894</text:p>
          </table:table-cell>
          <table:table-cell office:value-type="float" office:value="0.045209207135626" calcext:value-type="float">
            <text:p>0.045209207135626</text:p>
          </table:table-cell>
          <table:table-cell office:value-type="float" office:value="0.845169082125604" calcext:value-type="float">
            <text:p>0.845169082125604</text:p>
          </table:table-cell>
          <table:table-cell office:value-type="float" office:value="0.0429980337632089" calcext:value-type="float">
            <text:p>0.0429980337632089</text:p>
          </table:table-cell>
          <table:table-cell office:value-type="float" office:value="0.838502415458937" calcext:value-type="float">
            <text:p>0.838502415458937</text:p>
          </table:table-cell>
          <table:table-cell office:value-type="float" office:value="0.0491299307347297" calcext:value-type="float">
            <text:p>0.0491299307347297</text:p>
          </table:table-cell>
          <table:table-cell office:value-type="float" office:value="0.853913043478261" calcext:value-type="float">
            <text:p>0.853913043478261</text:p>
          </table:table-cell>
          <table:table-cell office:value-type="float" office:value="0.0461049465760561" calcext:value-type="float">
            <text:p>0.046104946576056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arrhythmia_cfs</text:p>
          </table:table-cell>
          <table:table-cell office:value-type="float" office:value="0.851787439613526" calcext:value-type="float">
            <text:p>0.851787439613526</text:p>
          </table:table-cell>
          <table:table-cell office:value-type="float" office:value="0.0467714467443161" calcext:value-type="float">
            <text:p>0.0467714467443161</text:p>
          </table:table-cell>
          <table:table-cell office:value-type="float" office:value="0.845169082125604" calcext:value-type="float">
            <text:p>0.845169082125604</text:p>
          </table:table-cell>
          <table:table-cell office:value-type="float" office:value="0.0417024164588027" calcext:value-type="float">
            <text:p>0.0417024164588027</text:p>
          </table:table-cell>
          <table:table-cell office:value-type="float" office:value="0.851739130434783" calcext:value-type="float">
            <text:p>0.851739130434783</text:p>
          </table:table-cell>
          <table:table-cell office:value-type="float" office:value="0.0407228834350276" calcext:value-type="float">
            <text:p>0.0407228834350276</text:p>
          </table:table-cell>
          <table:table-cell office:value-type="float" office:value="0.84743961352657" calcext:value-type="float">
            <text:p>0.84743961352657</text:p>
          </table:table-cell>
          <table:table-cell office:value-type="float" office:value="0.0469557044299537" calcext:value-type="float">
            <text:p>0.0469557044299537</text:p>
          </table:table-cell>
          <table:table-cell office:value-type="float" office:value="0.840821256038647" calcext:value-type="float">
            <text:p>0.840821256038647</text:p>
          </table:table-cell>
          <table:table-cell office:value-type="float" office:value="0.0515867489152313" calcext:value-type="float">
            <text:p>0.0515867489152313</text:p>
          </table:table-cell>
          <table:table-cell office:value-type="float" office:value="0.851690821256038" calcext:value-type="float">
            <text:p>0.851690821256038</text:p>
          </table:table-cell>
          <table:table-cell office:value-type="float" office:value="0.0526355789706046" calcext:value-type="float">
            <text:p>0.0526355789706046</text:p>
          </table:table-cell>
          <table:table-cell office:value-type="float" office:value="0.840676328502415" calcext:value-type="float">
            <text:p>0.840676328502415</text:p>
          </table:table-cell>
          <table:table-cell office:value-type="float" office:value="0.0522066059277494" calcext:value-type="float">
            <text:p>0.0522066059277494</text:p>
          </table:table-cell>
          <table:table-cell office:value-type="float" office:value="0.854057971014493" calcext:value-type="float">
            <text:p>0.854057971014493</text:p>
          </table:table-cell>
          <table:table-cell office:value-type="float" office:value="0.048946123085911" calcext:value-type="float">
            <text:p>0.048946123085911</text:p>
          </table:table-cell>
          <table:table-cell office:value-type="float" office:value="0.854009661835749" calcext:value-type="float">
            <text:p>0.854009661835749</text:p>
          </table:table-cell>
          <table:table-cell office:value-type="float" office:value="0.044563773620254" calcext:value-type="float">
            <text:p>0.044563773620254</text:p>
          </table:table-cell>
          <table:table-cell office:value-type="float" office:value="0.84512077294686" calcext:value-type="float">
            <text:p>0.84512077294686</text:p>
          </table:table-cell>
          <table:table-cell office:value-type="float" office:value="0.0502597101645744" calcext:value-type="float">
            <text:p>0.0502597101645744</text:p>
          </table:table-cell>
          <table:table-cell office:value-type="float" office:value="0.849613526570048" calcext:value-type="float">
            <text:p>0.849613526570048</text:p>
          </table:table-cell>
          <table:table-cell office:value-type="float" office:value="0.0569766435946785" calcext:value-type="float">
            <text:p>0.0569766435946785</text:p>
          </table:table-cell>
          <table:table-cell office:value-type="float" office:value="0.838550724637681" calcext:value-type="float">
            <text:p>0.838550724637681</text:p>
          </table:table-cell>
          <table:table-cell office:value-type="float" office:value="0.0477622284951874" calcext:value-type="float">
            <text:p>0.0477622284951874</text:p>
          </table:table-cell>
          <table:table-cell office:value-type="float" office:value="0.845024154589372" calcext:value-type="float">
            <text:p>0.845024154589372</text:p>
          </table:table-cell>
          <table:table-cell office:value-type="float" office:value="0.0471188841481167" calcext:value-type="float">
            <text:p>0.0471188841481167</text:p>
          </table:table-cell>
          <table:table-cell office:value-type="float" office:value="0.842898550724638" calcext:value-type="float">
            <text:p>0.842898550724638</text:p>
          </table:table-cell>
          <table:table-cell office:value-type="float" office:value="0.0450038311204162" calcext:value-type="float">
            <text:p>0.0450038311204162</text:p>
          </table:table-cell>
          <table:table-cell office:value-type="float" office:value="0.84743961352657" calcext:value-type="float">
            <text:p>0.84743961352657</text:p>
          </table:table-cell>
          <table:table-cell office:value-type="float" office:value="0.0583716696890767" calcext:value-type="float">
            <text:p>0.0583716696890767</text:p>
          </table:table-cell>
          <table:table-cell office:value-type="float" office:value="0.851739130434783" calcext:value-type="float">
            <text:p>0.851739130434783</text:p>
          </table:table-cell>
          <table:table-cell office:value-type="float" office:value="0.0469792515931872" calcext:value-type="float">
            <text:p>0.046979251593187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arrhythmia_cfs</text:p>
          </table:table-cell>
          <table:table-cell office:value-type="float" office:value="0.853961352657005" calcext:value-type="float">
            <text:p>0.853961352657005</text:p>
          </table:table-cell>
          <table:table-cell office:value-type="float" office:value="0.0471212229851087" calcext:value-type="float">
            <text:p>0.0471212229851087</text:p>
          </table:table-cell>
          <table:table-cell office:value-type="float" office:value="0.847391304347826" calcext:value-type="float">
            <text:p>0.847391304347826</text:p>
          </table:table-cell>
          <table:table-cell office:value-type="float" office:value="0.0471577488103767" calcext:value-type="float">
            <text:p>0.0471577488103767</text:p>
          </table:table-cell>
          <table:table-cell office:value-type="float" office:value="0.851787439613526" calcext:value-type="float">
            <text:p>0.851787439613526</text:p>
          </table:table-cell>
          <table:table-cell office:value-type="float" office:value="0.0444163135319282" calcext:value-type="float">
            <text:p>0.0444163135319282</text:p>
          </table:table-cell>
          <table:table-cell office:value-type="float" office:value="0.84743961352657" calcext:value-type="float">
            <text:p>0.84743961352657</text:p>
          </table:table-cell>
          <table:table-cell office:value-type="float" office:value="0.054525349714638" calcext:value-type="float">
            <text:p>0.054525349714638</text:p>
          </table:table-cell>
          <table:table-cell office:value-type="float" office:value="0.845265700483092" calcext:value-type="float">
            <text:p>0.845265700483092</text:p>
          </table:table-cell>
          <table:table-cell office:value-type="float" office:value="0.0538006329394742" calcext:value-type="float">
            <text:p>0.0538006329394742</text:p>
          </table:table-cell>
          <table:table-cell office:value-type="float" office:value="0.849565217391304" calcext:value-type="float">
            <text:p>0.849565217391304</text:p>
          </table:table-cell>
          <table:table-cell office:value-type="float" office:value="0.0521237905600348" calcext:value-type="float">
            <text:p>0.0521237905600348</text:p>
          </table:table-cell>
          <table:table-cell office:value-type="float" office:value="0.84951690821256" calcext:value-type="float">
            <text:p>0.84951690821256</text:p>
          </table:table-cell>
          <table:table-cell office:value-type="float" office:value="0.0543221147507179" calcext:value-type="float">
            <text:p>0.0543221147507179</text:p>
          </table:table-cell>
          <table:table-cell office:value-type="float" office:value="0.851787439613526" calcext:value-type="float">
            <text:p>0.851787439613526</text:p>
          </table:table-cell>
          <table:table-cell office:value-type="float" office:value="0.046771446744316" calcext:value-type="float">
            <text:p>0.046771446744316</text:p>
          </table:table-cell>
          <table:table-cell office:value-type="float" office:value="0.851835748792271" calcext:value-type="float">
            <text:p>0.851835748792271</text:p>
          </table:table-cell>
          <table:table-cell office:value-type="float" office:value="0.0511053625942343" calcext:value-type="float">
            <text:p>0.0511053625942343</text:p>
          </table:table-cell>
          <table:table-cell office:value-type="float" office:value="0.842898550724638" calcext:value-type="float">
            <text:p>0.842898550724638</text:p>
          </table:table-cell>
          <table:table-cell office:value-type="float" office:value="0.0549337651332039" calcext:value-type="float">
            <text:p>0.0549337651332039</text:p>
          </table:table-cell>
          <table:table-cell office:value-type="float" office:value="0.845265700483092" calcext:value-type="float">
            <text:p>0.845265700483092</text:p>
          </table:table-cell>
          <table:table-cell office:value-type="float" office:value="0.0485309189085649" calcext:value-type="float">
            <text:p>0.0485309189085649</text:p>
          </table:table-cell>
          <table:table-cell office:value-type="float" office:value="0.847342995169082" calcext:value-type="float">
            <text:p>0.847342995169082</text:p>
          </table:table-cell>
          <table:table-cell office:value-type="float" office:value="0.0484549598579201" calcext:value-type="float">
            <text:p>0.0484549598579201</text:p>
          </table:table-cell>
          <table:table-cell office:value-type="float" office:value="0.845024154589372" calcext:value-type="float">
            <text:p>0.845024154589372</text:p>
          </table:table-cell>
          <table:table-cell office:value-type="float" office:value="0.0434852979335287" calcext:value-type="float">
            <text:p>0.0434852979335287</text:p>
          </table:table-cell>
          <table:table-cell office:value-type="float" office:value="0.847391304347826" calcext:value-type="float">
            <text:p>0.847391304347826</text:p>
          </table:table-cell>
          <table:table-cell office:value-type="float" office:value="0.0422480271358092" calcext:value-type="float">
            <text:p>0.0422480271358092</text:p>
          </table:table-cell>
          <table:table-cell office:value-type="float" office:value="0.838599033816425" calcext:value-type="float">
            <text:p>0.838599033816425</text:p>
          </table:table-cell>
          <table:table-cell office:value-type="float" office:value="0.0486154809116698" calcext:value-type="float">
            <text:p>0.0486154809116698</text:p>
          </table:table-cell>
          <table:table-cell office:value-type="float" office:value="0.847294685990338" calcext:value-type="float">
            <text:p>0.847294685990338</text:p>
          </table:table-cell>
          <table:table-cell office:value-type="float" office:value="0.0497657234031574" calcext:value-type="float">
            <text:p>0.0497657234031574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arrhythmia_cfs</text:p>
          </table:table-cell>
          <table:table-cell office:value-type="float" office:value="0.846473429951691" calcext:value-type="float">
            <text:p>0.846473429951691</text:p>
          </table:table-cell>
          <table:table-cell office:value-type="float" office:value="0.0476197391031824" calcext:value-type="float">
            <text:p>0.0476197391031824</text:p>
          </table:table-cell>
          <table:table-cell office:value-type="float" office:value="0.844714975845411" calcext:value-type="float">
            <text:p>0.844714975845411</text:p>
          </table:table-cell>
          <table:table-cell office:value-type="float" office:value="0.0485710184015165" calcext:value-type="float">
            <text:p>0.0485710184015165</text:p>
          </table:table-cell>
          <table:table-cell office:value-type="float" office:value="0.845140096618358" calcext:value-type="float">
            <text:p>0.845140096618358</text:p>
          </table:table-cell>
          <table:table-cell office:value-type="float" office:value="0.0488260440304473" calcext:value-type="float">
            <text:p>0.0488260440304473</text:p>
          </table:table-cell>
          <table:table-cell office:value-type="float" office:value="0.84527536231884" calcext:value-type="float">
            <text:p>0.84527536231884</text:p>
          </table:table-cell>
          <table:table-cell office:value-type="float" office:value="0.0540868349186214" calcext:value-type="float">
            <text:p>0.0540868349186214</text:p>
          </table:table-cell>
          <table:table-cell office:value-type="float" office:value="0.839478260869565" calcext:value-type="float">
            <text:p>0.839478260869565</text:p>
          </table:table-cell>
          <table:table-cell office:value-type="float" office:value="0.0509452086918776" calcext:value-type="float">
            <text:p>0.0509452086918776</text:p>
          </table:table-cell>
          <table:table-cell office:value-type="float" office:value="0.843787439613526" calcext:value-type="float">
            <text:p>0.843787439613526</text:p>
          </table:table-cell>
          <table:table-cell office:value-type="float" office:value="0.0478473241128165" calcext:value-type="float">
            <text:p>0.0478473241128165</text:p>
          </table:table-cell>
          <table:table-cell office:value-type="float" office:value="0.839777777777778" calcext:value-type="float">
            <text:p>0.839777777777778</text:p>
          </table:table-cell>
          <table:table-cell office:value-type="float" office:value="0.0495338164210051" calcext:value-type="float">
            <text:p>0.0495338164210051</text:p>
          </table:table-cell>
          <table:table-cell office:value-type="float" office:value="0.856270531400966" calcext:value-type="float">
            <text:p>0.856270531400966</text:p>
          </table:table-cell>
          <table:table-cell office:value-type="float" office:value="0.0469023210950245" calcext:value-type="float">
            <text:p>0.0469023210950245</text:p>
          </table:table-cell>
          <table:table-cell office:value-type="float" office:value="0.846502415458937" calcext:value-type="float">
            <text:p>0.846502415458937</text:p>
          </table:table-cell>
          <table:table-cell office:value-type="float" office:value="0.0445636024084575" calcext:value-type="float">
            <text:p>0.0445636024084575</text:p>
          </table:table-cell>
          <table:table-cell office:value-type="float" office:value="0.839826086956522" calcext:value-type="float">
            <text:p>0.839826086956522</text:p>
          </table:table-cell>
          <table:table-cell office:value-type="float" office:value="0.0505758163190102" calcext:value-type="float">
            <text:p>0.0505758163190102</text:p>
          </table:table-cell>
          <table:table-cell office:value-type="float" office:value="0.840376811594203" calcext:value-type="float">
            <text:p>0.840376811594203</text:p>
          </table:table-cell>
          <table:table-cell office:value-type="float" office:value="0.0549005805420419" calcext:value-type="float">
            <text:p>0.0549005805420419</text:p>
          </table:table-cell>
          <table:table-cell office:value-type="float" office:value="0.834125603864734" calcext:value-type="float">
            <text:p>0.834125603864734</text:p>
          </table:table-cell>
          <table:table-cell office:value-type="float" office:value="0.0506203527511322" calcext:value-type="float">
            <text:p>0.0506203527511322</text:p>
          </table:table-cell>
          <table:table-cell office:value-type="float" office:value="0.840724637681159" calcext:value-type="float">
            <text:p>0.840724637681159</text:p>
          </table:table-cell>
          <table:table-cell office:value-type="float" office:value="0.0459187746491657" calcext:value-type="float">
            <text:p>0.0459187746491657</text:p>
          </table:table-cell>
          <table:table-cell office:value-type="float" office:value="0.842927536231884" calcext:value-type="float">
            <text:p>0.842927536231884</text:p>
          </table:table-cell>
          <table:table-cell office:value-type="float" office:value="0.0439749032835647" calcext:value-type="float">
            <text:p>0.0439749032835647</text:p>
          </table:table-cell>
          <table:table-cell office:value-type="float" office:value="0.838550724637681" calcext:value-type="float">
            <text:p>0.838550724637681</text:p>
          </table:table-cell>
          <table:table-cell office:value-type="float" office:value="0.0521763134160049" calcext:value-type="float">
            <text:p>0.0521763134160049</text:p>
          </table:table-cell>
          <table:table-cell office:value-type="float" office:value="0.84687922705314" calcext:value-type="float">
            <text:p>0.84687922705314</text:p>
          </table:table-cell>
          <table:table-cell office:value-type="float" office:value="0.0474311633998542" calcext:value-type="float">
            <text:p>0.04743116339985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ands</text:p>
          </table:table-cell>
          <table:table-cell office:value-type="float" office:value="0.696021021021021" calcext:value-type="float">
            <text:p>0.696021021021021</text:p>
          </table:table-cell>
          <table:table-cell office:value-type="float" office:value="0.07117448840555" calcext:value-type="float">
            <text:p>0.07117448840555</text:p>
          </table:table-cell>
          <table:table-cell office:value-type="float" office:value="0.659984984984985" calcext:value-type="float">
            <text:p>0.659984984984985</text:p>
          </table:table-cell>
          <table:table-cell office:value-type="float" office:value="0.0863805358999801" calcext:value-type="float">
            <text:p>0.0863805358999801</text:p>
          </table:table-cell>
          <table:table-cell office:value-type="float" office:value="0.723048048048048" calcext:value-type="float">
            <text:p>0.723048048048048</text:p>
          </table:table-cell>
          <table:table-cell office:value-type="float" office:value="0.0654436223213337" calcext:value-type="float">
            <text:p>0.0654436223213337</text:p>
          </table:table-cell>
          <table:table-cell office:value-type="float" office:value="0.707207207207207" calcext:value-type="float">
            <text:p>0.707207207207207</text:p>
          </table:table-cell>
          <table:table-cell office:value-type="float" office:value="0.0586803486975256" calcext:value-type="float">
            <text:p>0.0586803486975256</text:p>
          </table:table-cell>
          <table:table-cell office:value-type="float" office:value="0.709234234234234" calcext:value-type="float">
            <text:p>0.709234234234234</text:p>
          </table:table-cell>
          <table:table-cell office:value-type="float" office:value="0.0559744978152276" calcext:value-type="float">
            <text:p>0.0559744978152276</text:p>
          </table:table-cell>
          <table:table-cell office:value-type="float" office:value="0.695645645645646" calcext:value-type="float">
            <text:p>0.695645645645646</text:p>
          </table:table-cell>
          <table:table-cell office:value-type="float" office:value="0.0582822034042302" calcext:value-type="float">
            <text:p>0.0582822034042302</text:p>
          </table:table-cell>
          <table:table-cell office:value-type="float" office:value="0.726051051051051" calcext:value-type="float">
            <text:p>0.726051051051051</text:p>
          </table:table-cell>
          <table:table-cell office:value-type="float" office:value="0.0668355126749491" calcext:value-type="float">
            <text:p>0.0668355126749491</text:p>
          </table:table-cell>
          <table:table-cell office:value-type="float" office:value="0.698348348348348" calcext:value-type="float">
            <text:p>0.698348348348348</text:p>
          </table:table-cell>
          <table:table-cell office:value-type="float" office:value="0.0761779190292035" calcext:value-type="float">
            <text:p>0.0761779190292035</text:p>
          </table:table-cell>
          <table:table-cell office:value-type="float" office:value="0.711786786786787" calcext:value-type="float">
            <text:p>0.711786786786787</text:p>
          </table:table-cell>
          <table:table-cell office:value-type="float" office:value="0.0919753593305361" calcext:value-type="float">
            <text:p>0.0919753593305361</text:p>
          </table:table-cell>
          <table:table-cell office:value-type="float" office:value="0.703978978978979" calcext:value-type="float">
            <text:p>0.703978978978979</text:p>
          </table:table-cell>
          <table:table-cell office:value-type="float" office:value="0.0658696023992551" calcext:value-type="float">
            <text:p>0.0658696023992551</text:p>
          </table:table-cell>
          <table:table-cell office:value-type="float" office:value="0.703978978978979" calcext:value-type="float">
            <text:p>0.703978978978979</text:p>
          </table:table-cell>
          <table:table-cell office:value-type="float" office:value="0.0473046453449653" calcext:value-type="float">
            <text:p>0.0473046453449653</text:p>
          </table:table-cell>
          <table:table-cell office:value-type="float" office:value="0.693018018018018" calcext:value-type="float">
            <text:p>0.693018018018018</text:p>
          </table:table-cell>
          <table:table-cell office:value-type="float" office:value="0.0670870934348251" calcext:value-type="float">
            <text:p>0.0670870934348251</text:p>
          </table:table-cell>
          <table:table-cell office:value-type="float" office:value="0.706906906906907" calcext:value-type="float">
            <text:p>0.706906906906907</text:p>
          </table:table-cell>
          <table:table-cell office:value-type="float" office:value="0.0546969425039741" calcext:value-type="float">
            <text:p>0.0546969425039741</text:p>
          </table:table-cell>
          <table:table-cell office:value-type="float" office:value="0.701501501501501" calcext:value-type="float">
            <text:p>0.701501501501501</text:p>
          </table:table-cell>
          <table:table-cell office:value-type="float" office:value="0.0988676633429501" calcext:value-type="float">
            <text:p>0.0988676633429501</text:p>
          </table:table-cell>
          <table:table-cell office:value-type="float" office:value="0.712162162162162" calcext:value-type="float">
            <text:p>0.712162162162162</text:p>
          </table:table-cell>
          <table:table-cell office:value-type="float" office:value="0.0402975950701864" calcext:value-type="float">
            <text:p>0.0402975950701864</text:p>
          </table:table-cell>
          <table:table-cell office:value-type="float" office:value="0.70975975975976" calcext:value-type="float">
            <text:p>0.70975975975976</text:p>
          </table:table-cell>
          <table:table-cell office:value-type="float" office:value="0.0487354893347083" calcext:value-type="float">
            <text:p>0.048735489334708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ands</text:p>
          </table:table-cell>
          <table:table-cell office:value-type="float" office:value="0.709534534534535" calcext:value-type="float">
            <text:p>0.709534534534535</text:p>
          </table:table-cell>
          <table:table-cell office:value-type="float" office:value="0.0472203721642588" calcext:value-type="float">
            <text:p>0.0472203721642588</text:p>
          </table:table-cell>
          <table:table-cell office:value-type="float" office:value="0.717717717717718" calcext:value-type="float">
            <text:p>0.717717717717718</text:p>
          </table:table-cell>
          <table:table-cell office:value-type="float" office:value="0.0588646892306823" calcext:value-type="float">
            <text:p>0.0588646892306823</text:p>
          </table:table-cell>
          <table:table-cell office:value-type="float" office:value="0.728678678678679" calcext:value-type="float">
            <text:p>0.728678678678679</text:p>
          </table:table-cell>
          <table:table-cell office:value-type="float" office:value="0.0508201514450518" calcext:value-type="float">
            <text:p>0.0508201514450518</text:p>
          </table:table-cell>
          <table:table-cell office:value-type="float" office:value="0.706906906906907" calcext:value-type="float">
            <text:p>0.706906906906907</text:p>
          </table:table-cell>
          <table:table-cell office:value-type="float" office:value="0.0281087961096352" calcext:value-type="float">
            <text:p>0.0281087961096352</text:p>
          </table:table-cell>
          <table:table-cell office:value-type="float" office:value="0.711936936936937" calcext:value-type="float">
            <text:p>0.711936936936937</text:p>
          </table:table-cell>
          <table:table-cell office:value-type="float" office:value="0.0583893953012515" calcext:value-type="float">
            <text:p>0.0583893953012515</text:p>
          </table:table-cell>
          <table:table-cell office:value-type="float" office:value="0.726051051051051" calcext:value-type="float">
            <text:p>0.726051051051051</text:p>
          </table:table-cell>
          <table:table-cell office:value-type="float" office:value="0.0444663782010841" calcext:value-type="float">
            <text:p>0.0444663782010841</text:p>
          </table:table-cell>
          <table:table-cell office:value-type="float" office:value="0.728828828828829" calcext:value-type="float">
            <text:p>0.728828828828829</text:p>
          </table:table-cell>
          <table:table-cell office:value-type="float" office:value="0.0449626651888041" calcext:value-type="float">
            <text:p>0.0449626651888041</text:p>
          </table:table-cell>
          <table:table-cell office:value-type="float" office:value="0.734009009009009" calcext:value-type="float">
            <text:p>0.734009009009009</text:p>
          </table:table-cell>
          <table:table-cell office:value-type="float" office:value="0.0442271565524175" calcext:value-type="float">
            <text:p>0.0442271565524175</text:p>
          </table:table-cell>
          <table:table-cell office:value-type="float" office:value="0.731306306306306" calcext:value-type="float">
            <text:p>0.731306306306306</text:p>
          </table:table-cell>
          <table:table-cell office:value-type="float" office:value="0.0572930445465579" calcext:value-type="float">
            <text:p>0.0572930445465579</text:p>
          </table:table-cell>
          <table:table-cell office:value-type="float" office:value="0.726051051051051" calcext:value-type="float">
            <text:p>0.726051051051051</text:p>
          </table:table-cell>
          <table:table-cell office:value-type="float" office:value="0.061713406408304" calcext:value-type="float">
            <text:p>0.061713406408304</text:p>
          </table:table-cell>
          <table:table-cell office:value-type="float" office:value="0.706531531531531" calcext:value-type="float">
            <text:p>0.706531531531531</text:p>
          </table:table-cell>
          <table:table-cell office:value-type="float" office:value="0.04542500466336" calcext:value-type="float">
            <text:p>0.04542500466336</text:p>
          </table:table-cell>
          <table:table-cell office:value-type="float" office:value="0.731606606606607" calcext:value-type="float">
            <text:p>0.731606606606607</text:p>
          </table:table-cell>
          <table:table-cell office:value-type="float" office:value="0.0508091212484261" calcext:value-type="float">
            <text:p>0.0508091212484261</text:p>
          </table:table-cell>
          <table:table-cell office:value-type="float" office:value="0.731606606606607" calcext:value-type="float">
            <text:p>0.731606606606607</text:p>
          </table:table-cell>
          <table:table-cell office:value-type="float" office:value="0.058015165285007" calcext:value-type="float">
            <text:p>0.058015165285007</text:p>
          </table:table-cell>
          <table:table-cell office:value-type="float" office:value="0.717792792792793" calcext:value-type="float">
            <text:p>0.717792792792793</text:p>
          </table:table-cell>
          <table:table-cell office:value-type="float" office:value="0.0718052092132056" calcext:value-type="float">
            <text:p>0.0718052092132056</text:p>
          </table:table-cell>
          <table:table-cell office:value-type="float" office:value="0.72042042042042" calcext:value-type="float">
            <text:p>0.72042042042042</text:p>
          </table:table-cell>
          <table:table-cell office:value-type="float" office:value="0.0611227719471864" calcext:value-type="float">
            <text:p>0.0611227719471864</text:p>
          </table:table-cell>
          <table:table-cell office:value-type="float" office:value="0.712237237237237" calcext:value-type="float">
            <text:p>0.712237237237237</text:p>
          </table:table-cell>
          <table:table-cell office:value-type="float" office:value="0.0492351706603916" calcext:value-type="float">
            <text:p>0.049235170660391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ands</text:p>
          </table:table-cell>
          <table:table-cell office:value-type="float" office:value="0.71509009009009" calcext:value-type="float">
            <text:p>0.71509009009009</text:p>
          </table:table-cell>
          <table:table-cell office:value-type="float" office:value="0.043081218376018" calcext:value-type="float">
            <text:p>0.043081218376018</text:p>
          </table:table-cell>
          <table:table-cell office:value-type="float" office:value="0.720495495495496" calcext:value-type="float">
            <text:p>0.720495495495496</text:p>
          </table:table-cell>
          <table:table-cell office:value-type="float" office:value="0.0651670583519234" calcext:value-type="float">
            <text:p>0.0651670583519234</text:p>
          </table:table-cell>
          <table:table-cell office:value-type="float" office:value="0.753228228228228" calcext:value-type="float">
            <text:p>0.753228228228228</text:p>
          </table:table-cell>
          <table:table-cell office:value-type="float" office:value="0.0493101592180802" calcext:value-type="float">
            <text:p>0.0493101592180802</text:p>
          </table:table-cell>
          <table:table-cell office:value-type="float" office:value="0.737012012012012" calcext:value-type="float">
            <text:p>0.737012012012012</text:p>
          </table:table-cell>
          <table:table-cell office:value-type="float" office:value="0.0387007784515409" calcext:value-type="float">
            <text:p>0.0387007784515409</text:p>
          </table:table-cell>
          <table:table-cell office:value-type="float" office:value="0.712237237237237" calcext:value-type="float">
            <text:p>0.712237237237237</text:p>
          </table:table-cell>
          <table:table-cell office:value-type="float" office:value="0.057124025553497" calcext:value-type="float">
            <text:p>0.057124025553497</text:p>
          </table:table-cell>
          <table:table-cell office:value-type="float" office:value="0.717867867867868" calcext:value-type="float">
            <text:p>0.717867867867868</text:p>
          </table:table-cell>
          <table:table-cell office:value-type="float" office:value="0.0474985259120498" calcext:value-type="float">
            <text:p>0.0474985259120498</text:p>
          </table:table-cell>
          <table:table-cell office:value-type="float" office:value="0.745045045045045" calcext:value-type="float">
            <text:p>0.745045045045045</text:p>
          </table:table-cell>
          <table:table-cell office:value-type="float" office:value="0.0420840273697034" calcext:value-type="float">
            <text:p>0.0420840273697034</text:p>
          </table:table-cell>
          <table:table-cell office:value-type="float" office:value="0.722972972972973" calcext:value-type="float">
            <text:p>0.722972972972973</text:p>
          </table:table-cell>
          <table:table-cell office:value-type="float" office:value="0.0492999344481272" calcext:value-type="float">
            <text:p>0.0492999344481272</text:p>
          </table:table-cell>
          <table:table-cell office:value-type="float" office:value="0.736936936936937" calcext:value-type="float">
            <text:p>0.736936936936937</text:p>
          </table:table-cell>
          <table:table-cell office:value-type="float" office:value="0.045333577084644" calcext:value-type="float">
            <text:p>0.045333577084644</text:p>
          </table:table-cell>
          <table:table-cell office:value-type="float" office:value="0.728828828828829" calcext:value-type="float">
            <text:p>0.728828828828829</text:p>
          </table:table-cell>
          <table:table-cell office:value-type="float" office:value="0.0449626651888041" calcext:value-type="float">
            <text:p>0.0449626651888041</text:p>
          </table:table-cell>
          <table:table-cell office:value-type="float" office:value="0.723048048048048" calcext:value-type="float">
            <text:p>0.723048048048048</text:p>
          </table:table-cell>
          <table:table-cell office:value-type="float" office:value="0.045645055687844" calcext:value-type="float">
            <text:p>0.045645055687844</text:p>
          </table:table-cell>
          <table:table-cell office:value-type="float" office:value="0.723273273273273" calcext:value-type="float">
            <text:p>0.723273273273273</text:p>
          </table:table-cell>
          <table:table-cell office:value-type="float" office:value="0.0557392197143817" calcext:value-type="float">
            <text:p>0.0557392197143817</text:p>
          </table:table-cell>
          <table:table-cell office:value-type="float" office:value="0.742342342342342" calcext:value-type="float">
            <text:p>0.742342342342342</text:p>
          </table:table-cell>
          <table:table-cell office:value-type="float" office:value="0.0587526620564732" calcext:value-type="float">
            <text:p>0.0587526620564732</text:p>
          </table:table-cell>
          <table:table-cell office:value-type="float" office:value="0.728828828828829" calcext:value-type="float">
            <text:p>0.728828828828829</text:p>
          </table:table-cell>
          <table:table-cell office:value-type="float" office:value="0.0607503293359496" calcext:value-type="float">
            <text:p>0.0607503293359496</text:p>
          </table:table-cell>
          <table:table-cell office:value-type="float" office:value="0.720345345345345" calcext:value-type="float">
            <text:p>0.720345345345345</text:p>
          </table:table-cell>
          <table:table-cell office:value-type="float" office:value="0.0600394630181007" calcext:value-type="float">
            <text:p>0.0600394630181007</text:p>
          </table:table-cell>
          <table:table-cell office:value-type="float" office:value="0.725825825825826" calcext:value-type="float">
            <text:p>0.725825825825826</text:p>
          </table:table-cell>
          <table:table-cell office:value-type="float" office:value="0.0541348615578588" calcext:value-type="float">
            <text:p>0.054134861557858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ands</text:p>
          </table:table-cell>
          <table:table-cell office:value-type="float" office:value="0.71524024024024" calcext:value-type="float">
            <text:p>0.71524024024024</text:p>
          </table:table-cell>
          <table:table-cell office:value-type="float" office:value="0.047584478045042" calcext:value-type="float">
            <text:p>0.047584478045042</text:p>
          </table:table-cell>
          <table:table-cell office:value-type="float" office:value="0.728678678678679" calcext:value-type="float">
            <text:p>0.728678678678679</text:p>
          </table:table-cell>
          <table:table-cell office:value-type="float" office:value="0.0592720240289814" calcext:value-type="float">
            <text:p>0.0592720240289814</text:p>
          </table:table-cell>
          <table:table-cell office:value-type="float" office:value="0.745345345345345" calcext:value-type="float">
            <text:p>0.745345345345345</text:p>
          </table:table-cell>
          <table:table-cell office:value-type="float" office:value="0.0374687390888913" calcext:value-type="float">
            <text:p>0.0374687390888913</text:p>
          </table:table-cell>
          <table:table-cell office:value-type="float" office:value="0.737087087087087" calcext:value-type="float">
            <text:p>0.737087087087087</text:p>
          </table:table-cell>
          <table:table-cell office:value-type="float" office:value="0.0477981908594019" calcext:value-type="float">
            <text:p>0.0477981908594019</text:p>
          </table:table-cell>
          <table:table-cell office:value-type="float" office:value="0.715015015015015" calcext:value-type="float">
            <text:p>0.715015015015015</text:p>
          </table:table-cell>
          <table:table-cell office:value-type="float" office:value="0.047310139085309" calcext:value-type="float">
            <text:p>0.047310139085309</text:p>
          </table:table-cell>
          <table:table-cell office:value-type="float" office:value="0.709534534534535" calcext:value-type="float">
            <text:p>0.709534534534535</text:p>
          </table:table-cell>
          <table:table-cell office:value-type="float" office:value="0.0415271421188792" calcext:value-type="float">
            <text:p>0.0415271421188792</text:p>
          </table:table-cell>
          <table:table-cell office:value-type="float" office:value="0.742492492492493" calcext:value-type="float">
            <text:p>0.742492492492493</text:p>
          </table:table-cell>
          <table:table-cell office:value-type="float" office:value="0.0389169312838713" calcext:value-type="float">
            <text:p>0.0389169312838713</text:p>
          </table:table-cell>
          <table:table-cell office:value-type="float" office:value="0.742192192192192" calcext:value-type="float">
            <text:p>0.742192192192192</text:p>
          </table:table-cell>
          <table:table-cell office:value-type="float" office:value="0.0486493180377169" calcext:value-type="float">
            <text:p>0.0486493180377169</text:p>
          </table:table-cell>
          <table:table-cell office:value-type="float" office:value="0.731531531531531" calcext:value-type="float">
            <text:p>0.731531531531531</text:p>
          </table:table-cell>
          <table:table-cell office:value-type="float" office:value="0.0403907314983369" calcext:value-type="float">
            <text:p>0.0403907314983369</text:p>
          </table:table-cell>
          <table:table-cell office:value-type="float" office:value="0.725975975975976" calcext:value-type="float">
            <text:p>0.725975975975976</text:p>
          </table:table-cell>
          <table:table-cell office:value-type="float" office:value="0.0484051523547877" calcext:value-type="float">
            <text:p>0.0484051523547877</text:p>
          </table:table-cell>
          <table:table-cell office:value-type="float" office:value="0.725900900900901" calcext:value-type="float">
            <text:p>0.725900900900901</text:p>
          </table:table-cell>
          <table:table-cell office:value-type="float" office:value="0.0398856036923402" calcext:value-type="float">
            <text:p>0.0398856036923402</text:p>
          </table:table-cell>
          <table:table-cell office:value-type="float" office:value="0.723348348348348" calcext:value-type="float">
            <text:p>0.723348348348348</text:p>
          </table:table-cell>
          <table:table-cell office:value-type="float" office:value="0.0469007292814927" calcext:value-type="float">
            <text:p>0.0469007292814927</text:p>
          </table:table-cell>
          <table:table-cell office:value-type="float" office:value="0.753453453453454" calcext:value-type="float">
            <text:p>0.753453453453454</text:p>
          </table:table-cell>
          <table:table-cell office:value-type="float" office:value="0.0482797528798744" calcext:value-type="float">
            <text:p>0.0482797528798744</text:p>
          </table:table-cell>
          <table:table-cell office:value-type="float" office:value="0.717792792792793" calcext:value-type="float">
            <text:p>0.717792792792793</text:p>
          </table:table-cell>
          <table:table-cell office:value-type="float" office:value="0.0546892135548539" calcext:value-type="float">
            <text:p>0.0546892135548539</text:p>
          </table:table-cell>
          <table:table-cell office:value-type="float" office:value="0.739414414414414" calcext:value-type="float">
            <text:p>0.739414414414414</text:p>
          </table:table-cell>
          <table:table-cell office:value-type="float" office:value="0.0621754288454875" calcext:value-type="float">
            <text:p>0.0621754288454875</text:p>
          </table:table-cell>
          <table:table-cell office:value-type="float" office:value="0.728678678678679" calcext:value-type="float">
            <text:p>0.728678678678679</text:p>
          </table:table-cell>
          <table:table-cell office:value-type="float" office:value="0.0542578093535097" calcext:value-type="float">
            <text:p>0.054257809353509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ands</text:p>
          </table:table-cell>
          <table:table-cell office:value-type="float" office:value="0.72057057057057" calcext:value-type="float">
            <text:p>0.72057057057057</text:p>
          </table:table-cell>
          <table:table-cell office:value-type="float" office:value="0.0531565933936611" calcext:value-type="float">
            <text:p>0.0531565933936611</text:p>
          </table:table-cell>
          <table:table-cell office:value-type="float" office:value="0.737012012012012" calcext:value-type="float">
            <text:p>0.737012012012012</text:p>
          </table:table-cell>
          <table:table-cell office:value-type="float" office:value="0.0580926189804491" calcext:value-type="float">
            <text:p>0.0580926189804491</text:p>
          </table:table-cell>
          <table:table-cell office:value-type="float" office:value="0.750750750750751" calcext:value-type="float">
            <text:p>0.750750750750751</text:p>
          </table:table-cell>
          <table:table-cell office:value-type="float" office:value="0.0321042884984957" calcext:value-type="float">
            <text:p>0.0321042884984957</text:p>
          </table:table-cell>
          <table:table-cell office:value-type="float" office:value="0.739564564564565" calcext:value-type="float">
            <text:p>0.739564564564565</text:p>
          </table:table-cell>
          <table:table-cell office:value-type="float" office:value="0.0478605811688953" calcext:value-type="float">
            <text:p>0.0478605811688953</text:p>
          </table:table-cell>
          <table:table-cell office:value-type="float" office:value="0.723273273273273" calcext:value-type="float">
            <text:p>0.723273273273273</text:p>
          </table:table-cell>
          <table:table-cell office:value-type="float" office:value="0.0473326369078968" calcext:value-type="float">
            <text:p>0.0473326369078968</text:p>
          </table:table-cell>
          <table:table-cell office:value-type="float" office:value="0.726051051051051" calcext:value-type="float">
            <text:p>0.726051051051051</text:p>
          </table:table-cell>
          <table:table-cell office:value-type="float" office:value="0.0427092212652559" calcext:value-type="float">
            <text:p>0.0427092212652559</text:p>
          </table:table-cell>
          <table:table-cell office:value-type="float" office:value="0.742567567567568" calcext:value-type="float">
            <text:p>0.742567567567568</text:p>
          </table:table-cell>
          <table:table-cell office:value-type="float" office:value="0.0361703820103273" calcext:value-type="float">
            <text:p>0.0361703820103273</text:p>
          </table:table-cell>
          <table:table-cell office:value-type="float" office:value="0.736786786786787" calcext:value-type="float">
            <text:p>0.736786786786787</text:p>
          </table:table-cell>
          <table:table-cell office:value-type="float" office:value="0.0385047236696487" calcext:value-type="float">
            <text:p>0.0385047236696487</text:p>
          </table:table-cell>
          <table:table-cell office:value-type="float" office:value="0.748123123123123" calcext:value-type="float">
            <text:p>0.748123123123123</text:p>
          </table:table-cell>
          <table:table-cell office:value-type="float" office:value="0.0408916106986167" calcext:value-type="float">
            <text:p>0.0408916106986167</text:p>
          </table:table-cell>
          <table:table-cell office:value-type="float" office:value="0.731531531531531" calcext:value-type="float">
            <text:p>0.731531531531531</text:p>
          </table:table-cell>
          <table:table-cell office:value-type="float" office:value="0.0524346835852886" calcext:value-type="float">
            <text:p>0.0524346835852886</text:p>
          </table:table-cell>
          <table:table-cell office:value-type="float" office:value="0.728678678678679" calcext:value-type="float">
            <text:p>0.728678678678679</text:p>
          </table:table-cell>
          <table:table-cell office:value-type="float" office:value="0.0424086688294809" calcext:value-type="float">
            <text:p>0.0424086688294809</text:p>
          </table:table-cell>
          <table:table-cell office:value-type="float" office:value="0.731531531531531" calcext:value-type="float">
            <text:p>0.731531531531531</text:p>
          </table:table-cell>
          <table:table-cell office:value-type="float" office:value="0.052608769207352" calcext:value-type="float">
            <text:p>0.052608769207352</text:p>
          </table:table-cell>
          <table:table-cell office:value-type="float" office:value="0.739864864864865" calcext:value-type="float">
            <text:p>0.739864864864865</text:p>
          </table:table-cell>
          <table:table-cell office:value-type="float" office:value="0.0461089057161574" calcext:value-type="float">
            <text:p>0.0461089057161574</text:p>
          </table:table-cell>
          <table:table-cell office:value-type="float" office:value="0.728678678678679" calcext:value-type="float">
            <text:p>0.728678678678679</text:p>
          </table:table-cell>
          <table:table-cell office:value-type="float" office:value="0.0541734861203362" calcext:value-type="float">
            <text:p>0.0541734861203362</text:p>
          </table:table-cell>
          <table:table-cell office:value-type="float" office:value="0.736636636636637" calcext:value-type="float">
            <text:p>0.736636636636637</text:p>
          </table:table-cell>
          <table:table-cell office:value-type="float" office:value="0.058307556478675" calcext:value-type="float">
            <text:p>0.058307556478675</text:p>
          </table:table-cell>
          <table:table-cell office:value-type="float" office:value="0.737012012012012" calcext:value-type="float">
            <text:p>0.737012012012012</text:p>
          </table:table-cell>
          <table:table-cell office:value-type="float" office:value="0.0515892575206463" calcext:value-type="float">
            <text:p>0.051589257520646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ands</text:p>
          </table:table-cell>
          <table:table-cell office:value-type="float" office:value="0.711291291291291" calcext:value-type="float">
            <text:p>0.711291291291291</text:p>
          </table:table-cell>
          <table:table-cell office:value-type="float" office:value="0.052443430076906" calcext:value-type="float">
            <text:p>0.052443430076906</text:p>
          </table:table-cell>
          <table:table-cell office:value-type="float" office:value="0.712777777777778" calcext:value-type="float">
            <text:p>0.712777777777778</text:p>
          </table:table-cell>
          <table:table-cell office:value-type="float" office:value="0.0655553852984033" calcext:value-type="float">
            <text:p>0.0655553852984033</text:p>
          </table:table-cell>
          <table:table-cell office:value-type="float" office:value="0.74021021021021" calcext:value-type="float">
            <text:p>0.74021021021021</text:p>
          </table:table-cell>
          <table:table-cell office:value-type="float" office:value="0.0470293921143705" calcext:value-type="float">
            <text:p>0.0470293921143705</text:p>
          </table:table-cell>
          <table:table-cell office:value-type="float" office:value="0.725555555555555" calcext:value-type="float">
            <text:p>0.725555555555555</text:p>
          </table:table-cell>
          <table:table-cell office:value-type="float" office:value="0.0442297390573998" calcext:value-type="float">
            <text:p>0.0442297390573998</text:p>
          </table:table-cell>
          <table:table-cell office:value-type="float" office:value="0.714339339339339" calcext:value-type="float">
            <text:p>0.714339339339339</text:p>
          </table:table-cell>
          <table:table-cell office:value-type="float" office:value="0.0532261389326364" calcext:value-type="float">
            <text:p>0.0532261389326364</text:p>
          </table:table-cell>
          <table:table-cell office:value-type="float" office:value="0.71503003003003" calcext:value-type="float">
            <text:p>0.71503003003003</text:p>
          </table:table-cell>
          <table:table-cell office:value-type="float" office:value="0.0468966941802998" calcext:value-type="float">
            <text:p>0.0468966941802998</text:p>
          </table:table-cell>
          <table:table-cell office:value-type="float" office:value="0.736996996996997" calcext:value-type="float">
            <text:p>0.736996996996997</text:p>
          </table:table-cell>
          <table:table-cell office:value-type="float" office:value="0.045793903705531" calcext:value-type="float">
            <text:p>0.045793903705531</text:p>
          </table:table-cell>
          <table:table-cell office:value-type="float" office:value="0.726861861861862" calcext:value-type="float">
            <text:p>0.726861861861862</text:p>
          </table:table-cell>
          <table:table-cell office:value-type="float" office:value="0.0513718103474228" calcext:value-type="float">
            <text:p>0.0513718103474228</text:p>
          </table:table-cell>
          <table:table-cell office:value-type="float" office:value="0.731936936936937" calcext:value-type="float">
            <text:p>0.731936936936937</text:p>
          </table:table-cell>
          <table:table-cell office:value-type="float" office:value="0.0551768646317383" calcext:value-type="float">
            <text:p>0.0551768646317383</text:p>
          </table:table-cell>
          <table:table-cell office:value-type="float" office:value="0.723273273273273" calcext:value-type="float">
            <text:p>0.723273273273273</text:p>
          </table:table-cell>
          <table:table-cell office:value-type="float" office:value="0.0546771019872879" calcext:value-type="float">
            <text:p>0.0546771019872879</text:p>
          </table:table-cell>
          <table:table-cell office:value-type="float" office:value="0.717627627627628" calcext:value-type="float">
            <text:p>0.717627627627628</text:p>
          </table:table-cell>
          <table:table-cell office:value-type="float" office:value="0.0441337956435981" calcext:value-type="float">
            <text:p>0.0441337956435981</text:p>
          </table:table-cell>
          <table:table-cell office:value-type="float" office:value="0.720555555555556" calcext:value-type="float">
            <text:p>0.720555555555556</text:p>
          </table:table-cell>
          <table:table-cell office:value-type="float" office:value="0.0546289865772955" calcext:value-type="float">
            <text:p>0.0546289865772955</text:p>
          </table:table-cell>
          <table:table-cell office:value-type="float" office:value="0.734834834834835" calcext:value-type="float">
            <text:p>0.734834834834835</text:p>
          </table:table-cell>
          <table:table-cell office:value-type="float" office:value="0.0531706856882972" calcext:value-type="float">
            <text:p>0.0531706856882972</text:p>
          </table:table-cell>
          <table:table-cell office:value-type="float" office:value="0.718918918918919" calcext:value-type="float">
            <text:p>0.718918918918919</text:p>
          </table:table-cell>
          <table:table-cell office:value-type="float" office:value="0.0680571803134591" calcext:value-type="float">
            <text:p>0.0680571803134591</text:p>
          </table:table-cell>
          <table:table-cell office:value-type="float" office:value="0.725795795795796" calcext:value-type="float">
            <text:p>0.725795795795796</text:p>
          </table:table-cell>
          <table:table-cell office:value-type="float" office:value="0.0563885630719272" calcext:value-type="float">
            <text:p>0.0563885630719272</text:p>
          </table:table-cell>
          <table:table-cell office:value-type="float" office:value="0.722702702702703" calcext:value-type="float">
            <text:p>0.722702702702703</text:p>
          </table:table-cell>
          <table:table-cell office:value-type="float" office:value="0.0515905176854229" calcext:value-type="float">
            <text:p>0.05159051768542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ds</text:p>
          </table:table-cell>
          <table:table-cell office:value-type="float" office:value="0.703978978978979" calcext:value-type="float">
            <text:p>0.703978978978979</text:p>
          </table:table-cell>
          <table:table-cell office:value-type="float" office:value="0.039277412561929" calcext:value-type="float">
            <text:p>0.039277412561929</text:p>
          </table:table-cell>
          <table:table-cell office:value-type="float" office:value="0.720495495495496" calcext:value-type="float">
            <text:p>0.720495495495496</text:p>
          </table:table-cell>
          <table:table-cell office:value-type="float" office:value="0.0793857931635646" calcext:value-type="float">
            <text:p>0.0793857931635646</text:p>
          </table:table-cell>
          <table:table-cell office:value-type="float" office:value="0.693093093093093" calcext:value-type="float">
            <text:p>0.693093093093093</text:p>
          </table:table-cell>
          <table:table-cell office:value-type="float" office:value="0.0561897358558008" calcext:value-type="float">
            <text:p>0.0561897358558008</text:p>
          </table:table-cell>
          <table:table-cell office:value-type="float" office:value="0.706756756756757" calcext:value-type="float">
            <text:p>0.706756756756757</text:p>
          </table:table-cell>
          <table:table-cell office:value-type="float" office:value="0.0676335272903421" calcext:value-type="float">
            <text:p>0.0676335272903421</text:p>
          </table:table-cell>
          <table:table-cell office:value-type="float" office:value="0.712387387387387" calcext:value-type="float">
            <text:p>0.712387387387387</text:p>
          </table:table-cell>
          <table:table-cell office:value-type="float" office:value="0.0707641602450279" calcext:value-type="float">
            <text:p>0.0707641602450279</text:p>
          </table:table-cell>
          <table:table-cell office:value-type="float" office:value="0.70960960960961" calcext:value-type="float">
            <text:p>0.70960960960961</text:p>
          </table:table-cell>
          <table:table-cell office:value-type="float" office:value="0.0680835229466539" calcext:value-type="float">
            <text:p>0.0680835229466539</text:p>
          </table:table-cell>
          <table:table-cell office:value-type="float" office:value="0.712087087087087" calcext:value-type="float">
            <text:p>0.712087087087087</text:p>
          </table:table-cell>
          <table:table-cell office:value-type="float" office:value="0.0444773621435754" calcext:value-type="float">
            <text:p>0.0444773621435754</text:p>
          </table:table-cell>
          <table:table-cell office:value-type="float" office:value="0.714864864864865" calcext:value-type="float">
            <text:p>0.714864864864865</text:p>
          </table:table-cell>
          <table:table-cell office:value-type="float" office:value="0.0644060721992121" calcext:value-type="float">
            <text:p>0.0644060721992121</text:p>
          </table:table-cell>
          <table:table-cell office:value-type="float" office:value="0.703978978978979" calcext:value-type="float">
            <text:p>0.703978978978979</text:p>
          </table:table-cell>
          <table:table-cell office:value-type="float" office:value="0.0519352779806246" calcext:value-type="float">
            <text:p>0.0519352779806246</text:p>
          </table:table-cell>
          <table:table-cell office:value-type="float" office:value="0.687537537537538" calcext:value-type="float">
            <text:p>0.687537537537538</text:p>
          </table:table-cell>
          <table:table-cell office:value-type="float" office:value="0.0380327692468169" calcext:value-type="float">
            <text:p>0.0380327692468169</text:p>
          </table:table-cell>
          <table:table-cell office:value-type="float" office:value="0.720345345345345" calcext:value-type="float">
            <text:p>0.720345345345345</text:p>
          </table:table-cell>
          <table:table-cell office:value-type="float" office:value="0.0811823923093012" calcext:value-type="float">
            <text:p>0.0811823923093012</text:p>
          </table:table-cell>
          <table:table-cell office:value-type="float" office:value="0.684984984984985" calcext:value-type="float">
            <text:p>0.684984984984985</text:p>
          </table:table-cell>
          <table:table-cell office:value-type="float" office:value="0.0809157783067975" calcext:value-type="float">
            <text:p>0.0809157783067975</text:p>
          </table:table-cell>
          <table:table-cell office:value-type="float" office:value="0.704129129129129" calcext:value-type="float">
            <text:p>0.704129129129129</text:p>
          </table:table-cell>
          <table:table-cell office:value-type="float" office:value="0.0846063861236564" calcext:value-type="float">
            <text:p>0.0846063861236564</text:p>
          </table:table-cell>
          <table:table-cell office:value-type="float" office:value="0.741816816816817" calcext:value-type="float">
            <text:p>0.741816816816817</text:p>
          </table:table-cell>
          <table:table-cell office:value-type="float" office:value="0.0711788876821582" calcext:value-type="float">
            <text:p>0.0711788876821582</text:p>
          </table:table-cell>
          <table:table-cell office:value-type="float" office:value="0.704054054054054" calcext:value-type="float">
            <text:p>0.704054054054054</text:p>
          </table:table-cell>
          <table:table-cell office:value-type="float" office:value="0.0565020510341027" calcext:value-type="float">
            <text:p>0.0565020510341027</text:p>
          </table:table-cell>
          <table:table-cell office:value-type="float" office:value="0.693018018018018" calcext:value-type="float">
            <text:p>0.693018018018018</text:p>
          </table:table-cell>
          <table:table-cell office:value-type="float" office:value="0.0434188871843681" calcext:value-type="float">
            <text:p>0.043418887184368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ds</text:p>
          </table:table-cell>
          <table:table-cell office:value-type="float" office:value="0.720495495495496" calcext:value-type="float">
            <text:p>0.720495495495496</text:p>
          </table:table-cell>
          <table:table-cell office:value-type="float" office:value="0.0519955345938455" calcext:value-type="float">
            <text:p>0.0519955345938455</text:p>
          </table:table-cell>
          <table:table-cell office:value-type="float" office:value="0.734159159159159" calcext:value-type="float">
            <text:p>0.734159159159159</text:p>
          </table:table-cell>
          <table:table-cell office:value-type="float" office:value="0.0673897950551169" calcext:value-type="float">
            <text:p>0.0673897950551169</text:p>
          </table:table-cell>
          <table:table-cell office:value-type="float" office:value="0.720720720720721" calcext:value-type="float">
            <text:p>0.720720720720721</text:p>
          </table:table-cell>
          <table:table-cell office:value-type="float" office:value="0.0635182264836335" calcext:value-type="float">
            <text:p>0.0635182264836335</text:p>
          </table:table-cell>
          <table:table-cell office:value-type="float" office:value="0.728603603603604" calcext:value-type="float">
            <text:p>0.728603603603604</text:p>
          </table:table-cell>
          <table:table-cell office:value-type="float" office:value="0.0527882720566964" calcext:value-type="float">
            <text:p>0.0527882720566964</text:p>
          </table:table-cell>
          <table:table-cell office:value-type="float" office:value="0.750675675675676" calcext:value-type="float">
            <text:p>0.750675675675676</text:p>
          </table:table-cell>
          <table:table-cell office:value-type="float" office:value="0.059866272702114" calcext:value-type="float">
            <text:p>0.059866272702114</text:p>
          </table:table-cell>
          <table:table-cell office:value-type="float" office:value="0.728603603603604" calcext:value-type="float">
            <text:p>0.728603603603604</text:p>
          </table:table-cell>
          <table:table-cell office:value-type="float" office:value="0.0514947280050844" calcext:value-type="float">
            <text:p>0.0514947280050844</text:p>
          </table:table-cell>
          <table:table-cell office:value-type="float" office:value="0.723498498498498" calcext:value-type="float">
            <text:p>0.723498498498498</text:p>
          </table:table-cell>
          <table:table-cell office:value-type="float" office:value="0.0355091789919673" calcext:value-type="float">
            <text:p>0.0355091789919673</text:p>
          </table:table-cell>
          <table:table-cell office:value-type="float" office:value="0.720495495495496" calcext:value-type="float">
            <text:p>0.720495495495496</text:p>
          </table:table-cell>
          <table:table-cell office:value-type="float" office:value="0.0498633278731143" calcext:value-type="float">
            <text:p>0.0498633278731143</text:p>
          </table:table-cell>
          <table:table-cell office:value-type="float" office:value="0.720345345345345" calcext:value-type="float">
            <text:p>0.720345345345345</text:p>
          </table:table-cell>
          <table:table-cell office:value-type="float" office:value="0.0524156302947899" calcext:value-type="float">
            <text:p>0.0524156302947899</text:p>
          </table:table-cell>
          <table:table-cell office:value-type="float" office:value="0.715315315315315" calcext:value-type="float">
            <text:p>0.715315315315315</text:p>
          </table:table-cell>
          <table:table-cell office:value-type="float" office:value="0.0430645708206022" calcext:value-type="float">
            <text:p>0.0430645708206022</text:p>
          </table:table-cell>
          <table:table-cell office:value-type="float" office:value="0.70975975975976" calcext:value-type="float">
            <text:p>0.70975975975976</text:p>
          </table:table-cell>
          <table:table-cell office:value-type="float" office:value="0.0612864855460636" calcext:value-type="float">
            <text:p>0.0612864855460636</text:p>
          </table:table-cell>
          <table:table-cell office:value-type="float" office:value="0.704279279279279" calcext:value-type="float">
            <text:p>0.704279279279279</text:p>
          </table:table-cell>
          <table:table-cell office:value-type="float" office:value="0.0486483525697767" calcext:value-type="float">
            <text:p>0.0486483525697767</text:p>
          </table:table-cell>
          <table:table-cell office:value-type="float" office:value="0.720645645645646" calcext:value-type="float">
            <text:p>0.720645645645646</text:p>
          </table:table-cell>
          <table:table-cell office:value-type="float" office:value="0.0635472557958614" calcext:value-type="float">
            <text:p>0.0635472557958614</text:p>
          </table:table-cell>
          <table:table-cell office:value-type="float" office:value="0.742567567567568" calcext:value-type="float">
            <text:p>0.742567567567568</text:p>
          </table:table-cell>
          <table:table-cell office:value-type="float" office:value="0.0572230454395939" calcext:value-type="float">
            <text:p>0.0572230454395939</text:p>
          </table:table-cell>
          <table:table-cell office:value-type="float" office:value="0.717942942942943" calcext:value-type="float">
            <text:p>0.717942942942943</text:p>
          </table:table-cell>
          <table:table-cell office:value-type="float" office:value="0.0511283370509186" calcext:value-type="float">
            <text:p>0.0511283370509186</text:p>
          </table:table-cell>
          <table:table-cell office:value-type="float" office:value="0.728903903903904" calcext:value-type="float">
            <text:p>0.728903903903904</text:p>
          </table:table-cell>
          <table:table-cell office:value-type="float" office:value="0.0592796836843326" calcext:value-type="float">
            <text:p>0.059279683684332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ds</text:p>
          </table:table-cell>
          <table:table-cell office:value-type="float" office:value="0.736936936936937" calcext:value-type="float">
            <text:p>0.736936936936937</text:p>
          </table:table-cell>
          <table:table-cell office:value-type="float" office:value="0.0508706502641113" calcext:value-type="float">
            <text:p>0.0508706502641113</text:p>
          </table:table-cell>
          <table:table-cell office:value-type="float" office:value="0.734159159159159" calcext:value-type="float">
            <text:p>0.734159159159159</text:p>
          </table:table-cell>
          <table:table-cell office:value-type="float" office:value="0.0488410663691774" calcext:value-type="float">
            <text:p>0.0488410663691774</text:p>
          </table:table-cell>
          <table:table-cell office:value-type="float" office:value="0.720795795795796" calcext:value-type="float">
            <text:p>0.720795795795796</text:p>
          </table:table-cell>
          <table:table-cell office:value-type="float" office:value="0.0713081051274529" calcext:value-type="float">
            <text:p>0.0713081051274529</text:p>
          </table:table-cell>
          <table:table-cell office:value-type="float" office:value="0.737312312312312" calcext:value-type="float">
            <text:p>0.737312312312312</text:p>
          </table:table-cell>
          <table:table-cell office:value-type="float" office:value="0.0481449873993498" calcext:value-type="float">
            <text:p>0.0481449873993498</text:p>
          </table:table-cell>
          <table:table-cell office:value-type="float" office:value="0.742642642642643" calcext:value-type="float">
            <text:p>0.742642642642643</text:p>
          </table:table-cell>
          <table:table-cell office:value-type="float" office:value="0.0455631421639001" calcext:value-type="float">
            <text:p>0.0455631421639001</text:p>
          </table:table-cell>
          <table:table-cell office:value-type="float" office:value="0.734009009009009" calcext:value-type="float">
            <text:p>0.734009009009009</text:p>
          </table:table-cell>
          <table:table-cell office:value-type="float" office:value="0.0464213202419646" calcext:value-type="float">
            <text:p>0.0464213202419646</text:p>
          </table:table-cell>
          <table:table-cell office:value-type="float" office:value="0.720645645645646" calcext:value-type="float">
            <text:p>0.720645645645646</text:p>
          </table:table-cell>
          <table:table-cell office:value-type="float" office:value="0.0349839646364672" calcext:value-type="float">
            <text:p>0.0349839646364672</text:p>
          </table:table-cell>
          <table:table-cell office:value-type="float" office:value="0.723123123123123" calcext:value-type="float">
            <text:p>0.723123123123123</text:p>
          </table:table-cell>
          <table:table-cell office:value-type="float" office:value="0.0564643538729819" calcext:value-type="float">
            <text:p>0.0564643538729819</text:p>
          </table:table-cell>
          <table:table-cell office:value-type="float" office:value="0.750675675675676" calcext:value-type="float">
            <text:p>0.750675675675676</text:p>
          </table:table-cell>
          <table:table-cell office:value-type="float" office:value="0.0351892252666659" calcext:value-type="float">
            <text:p>0.0351892252666659</text:p>
          </table:table-cell>
          <table:table-cell office:value-type="float" office:value="0.720795795795796" calcext:value-type="float">
            <text:p>0.720795795795796</text:p>
          </table:table-cell>
          <table:table-cell office:value-type="float" office:value="0.046311106036956" calcext:value-type="float">
            <text:p>0.046311106036956</text:p>
          </table:table-cell>
          <table:table-cell office:value-type="float" office:value="0.734234234234234" calcext:value-type="float">
            <text:p>0.734234234234234</text:p>
          </table:table-cell>
          <table:table-cell office:value-type="float" office:value="0.048403858566386" calcext:value-type="float">
            <text:p>0.048403858566386</text:p>
          </table:table-cell>
          <table:table-cell office:value-type="float" office:value="0.725900900900901" calcext:value-type="float">
            <text:p>0.725900900900901</text:p>
          </table:table-cell>
          <table:table-cell office:value-type="float" office:value="0.0570147293077562" calcext:value-type="float">
            <text:p>0.0570147293077562</text:p>
          </table:table-cell>
          <table:table-cell office:value-type="float" office:value="0.73978978978979" calcext:value-type="float">
            <text:p>0.73978978978979</text:p>
          </table:table-cell>
          <table:table-cell office:value-type="float" office:value="0.0467736395734235" calcext:value-type="float">
            <text:p>0.0467736395734235</text:p>
          </table:table-cell>
          <table:table-cell office:value-type="float" office:value="0.745195195195195" calcext:value-type="float">
            <text:p>0.745195195195195</text:p>
          </table:table-cell>
          <table:table-cell office:value-type="float" office:value="0.038870558649692" calcext:value-type="float">
            <text:p>0.038870558649692</text:p>
          </table:table-cell>
          <table:table-cell office:value-type="float" office:value="0.726201201201201" calcext:value-type="float">
            <text:p>0.726201201201201</text:p>
          </table:table-cell>
          <table:table-cell office:value-type="float" office:value="0.0597747749843119" calcext:value-type="float">
            <text:p>0.0597747749843119</text:p>
          </table:table-cell>
          <table:table-cell office:value-type="float" office:value="0.720645645645646" calcext:value-type="float">
            <text:p>0.720645645645646</text:p>
          </table:table-cell>
          <table:table-cell office:value-type="float" office:value="0.0707968971006323" calcext:value-type="float">
            <text:p>0.070796897100632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ds</text:p>
          </table:table-cell>
          <table:table-cell office:value-type="float" office:value="0.737087087087087" calcext:value-type="float">
            <text:p>0.737087087087087</text:p>
          </table:table-cell>
          <table:table-cell office:value-type="float" office:value="0.0542504218733698" calcext:value-type="float">
            <text:p>0.0542504218733698</text:p>
          </table:table-cell>
          <table:table-cell office:value-type="float" office:value="0.734309309309309" calcext:value-type="float">
            <text:p>0.734309309309309</text:p>
          </table:table-cell>
          <table:table-cell office:value-type="float" office:value="0.0445522060422084" calcext:value-type="float">
            <text:p>0.0445522060422084</text:p>
          </table:table-cell>
          <table:table-cell office:value-type="float" office:value="0.723423423423423" calcext:value-type="float">
            <text:p>0.723423423423423</text:p>
          </table:table-cell>
          <table:table-cell office:value-type="float" office:value="0.057563215111251" calcext:value-type="float">
            <text:p>0.057563215111251</text:p>
          </table:table-cell>
          <table:table-cell office:value-type="float" office:value="0.726276276276276" calcext:value-type="float">
            <text:p>0.726276276276276</text:p>
          </table:table-cell>
          <table:table-cell office:value-type="float" office:value="0.0405671016191423" calcext:value-type="float">
            <text:p>0.0405671016191423</text:p>
          </table:table-cell>
          <table:table-cell office:value-type="float" office:value="0.742417417417417" calcext:value-type="float">
            <text:p>0.742417417417417</text:p>
          </table:table-cell>
          <table:table-cell office:value-type="float" office:value="0.0413715209278681" calcext:value-type="float">
            <text:p>0.0413715209278681</text:p>
          </table:table-cell>
          <table:table-cell office:value-type="float" office:value="0.736786786786787" calcext:value-type="float">
            <text:p>0.736786786786787</text:p>
          </table:table-cell>
          <table:table-cell office:value-type="float" office:value="0.0500227653356609" calcext:value-type="float">
            <text:p>0.0500227653356609</text:p>
          </table:table-cell>
          <table:table-cell office:value-type="float" office:value="0.736861861861862" calcext:value-type="float">
            <text:p>0.736861861861862</text:p>
          </table:table-cell>
          <table:table-cell office:value-type="float" office:value="0.0307171351405056" calcext:value-type="float">
            <text:p>0.0307171351405056</text:p>
          </table:table-cell>
          <table:table-cell office:value-type="float" office:value="0.734234234234234" calcext:value-type="float">
            <text:p>0.734234234234234</text:p>
          </table:table-cell>
          <table:table-cell office:value-type="float" office:value="0.048403858566386" calcext:value-type="float">
            <text:p>0.048403858566386</text:p>
          </table:table-cell>
          <table:table-cell office:value-type="float" office:value="0.734234234234234" calcext:value-type="float">
            <text:p>0.734234234234234</text:p>
          </table:table-cell>
          <table:table-cell office:value-type="float" office:value="0.0387799079245427" calcext:value-type="float">
            <text:p>0.0387799079245427</text:p>
          </table:table-cell>
          <table:table-cell office:value-type="float" office:value="0.747972972972973" calcext:value-type="float">
            <text:p>0.747972972972973</text:p>
          </table:table-cell>
          <table:table-cell office:value-type="float" office:value="0.0334906460840468" calcext:value-type="float">
            <text:p>0.0334906460840468</text:p>
          </table:table-cell>
          <table:table-cell office:value-type="float" office:value="0.728903903903904" calcext:value-type="float">
            <text:p>0.728903903903904</text:p>
          </table:table-cell>
          <table:table-cell office:value-type="float" office:value="0.0497607378958637" calcext:value-type="float">
            <text:p>0.0497607378958637</text:p>
          </table:table-cell>
          <table:table-cell office:value-type="float" office:value="0.731456456456457" calcext:value-type="float">
            <text:p>0.731456456456457</text:p>
          </table:table-cell>
          <table:table-cell office:value-type="float" office:value="0.0547677117926955" calcext:value-type="float">
            <text:p>0.0547677117926955</text:p>
          </table:table-cell>
          <table:table-cell office:value-type="float" office:value="0.737012012012012" calcext:value-type="float">
            <text:p>0.737012012012012</text:p>
          </table:table-cell>
          <table:table-cell office:value-type="float" office:value="0.041079247457064" calcext:value-type="float">
            <text:p>0.041079247457064</text:p>
          </table:table-cell>
          <table:table-cell office:value-type="float" office:value="0.74527027027027" calcext:value-type="float">
            <text:p>0.74527027027027</text:p>
          </table:table-cell>
          <table:table-cell office:value-type="float" office:value="0.0279408634980054" calcext:value-type="float">
            <text:p>0.0279408634980054</text:p>
          </table:table-cell>
          <table:table-cell office:value-type="float" office:value="0.731831831831832" calcext:value-type="float">
            <text:p>0.731831831831832</text:p>
          </table:table-cell>
          <table:table-cell office:value-type="float" office:value="0.0439512399287102" calcext:value-type="float">
            <text:p>0.0439512399287102</text:p>
          </table:table-cell>
          <table:table-cell office:value-type="float" office:value="0.728903903903904" calcext:value-type="float">
            <text:p>0.728903903903904</text:p>
          </table:table-cell>
          <table:table-cell office:value-type="float" office:value="0.0443944931401555" calcext:value-type="float">
            <text:p>0.044394493140155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ds</text:p>
          </table:table-cell>
          <table:table-cell office:value-type="float" office:value="0.750750750750751" calcext:value-type="float">
            <text:p>0.750750750750751</text:p>
          </table:table-cell>
          <table:table-cell office:value-type="float" office:value="0.0409875991806045" calcext:value-type="float">
            <text:p>0.0409875991806045</text:p>
          </table:table-cell>
          <table:table-cell office:value-type="float" office:value="0.731681681681682" calcext:value-type="float">
            <text:p>0.731681681681682</text:p>
          </table:table-cell>
          <table:table-cell office:value-type="float" office:value="0.0412361994838466" calcext:value-type="float">
            <text:p>0.0412361994838466</text:p>
          </table:table-cell>
          <table:table-cell office:value-type="float" office:value="0.728978978978979" calcext:value-type="float">
            <text:p>0.728978978978979</text:p>
          </table:table-cell>
          <table:table-cell office:value-type="float" office:value="0.0492478250402402" calcext:value-type="float">
            <text:p>0.0492478250402402</text:p>
          </table:table-cell>
          <table:table-cell office:value-type="float" office:value="0.737312312312312" calcext:value-type="float">
            <text:p>0.737312312312312</text:p>
          </table:table-cell>
          <table:table-cell office:value-type="float" office:value="0.0463300339695882" calcext:value-type="float">
            <text:p>0.0463300339695882</text:p>
          </table:table-cell>
          <table:table-cell office:value-type="float" office:value="0.737087087087087" calcext:value-type="float">
            <text:p>0.737087087087087</text:p>
          </table:table-cell>
          <table:table-cell office:value-type="float" office:value="0.0461680175034032" calcext:value-type="float">
            <text:p>0.0461680175034032</text:p>
          </table:table-cell>
          <table:table-cell office:value-type="float" office:value="0.736861861861862" calcext:value-type="float">
            <text:p>0.736861861861862</text:p>
          </table:table-cell>
          <table:table-cell office:value-type="float" office:value="0.0478315238256979" calcext:value-type="float">
            <text:p>0.0478315238256979</text:p>
          </table:table-cell>
          <table:table-cell office:value-type="float" office:value="0.734084084084084" calcext:value-type="float">
            <text:p>0.734084084084084</text:p>
          </table:table-cell>
          <table:table-cell office:value-type="float" office:value="0.039746168823099" calcext:value-type="float">
            <text:p>0.039746168823099</text:p>
          </table:table-cell>
          <table:table-cell office:value-type="float" office:value="0.737012012012012" calcext:value-type="float">
            <text:p>0.737012012012012</text:p>
          </table:table-cell>
          <table:table-cell office:value-type="float" office:value="0.0464348088911976" calcext:value-type="float">
            <text:p>0.0464348088911976</text:p>
          </table:table-cell>
          <table:table-cell office:value-type="float" office:value="0.734084084084084" calcext:value-type="float">
            <text:p>0.734084084084084</text:p>
          </table:table-cell>
          <table:table-cell office:value-type="float" office:value="0.0400897464241036" calcext:value-type="float">
            <text:p>0.0400897464241036</text:p>
          </table:table-cell>
          <table:table-cell office:value-type="float" office:value="0.742642642642643" calcext:value-type="float">
            <text:p>0.742642642642643</text:p>
          </table:table-cell>
          <table:table-cell office:value-type="float" office:value="0.0397477444201528" calcext:value-type="float">
            <text:p>0.0397477444201528</text:p>
          </table:table-cell>
          <table:table-cell office:value-type="float" office:value="0.728828828828829" calcext:value-type="float">
            <text:p>0.728828828828829</text:p>
          </table:table-cell>
          <table:table-cell office:value-type="float" office:value="0.0431197956190853" calcext:value-type="float">
            <text:p>0.0431197956190853</text:p>
          </table:table-cell>
          <table:table-cell office:value-type="float" office:value="0.736936936936937" calcext:value-type="float">
            <text:p>0.736936936936937</text:p>
          </table:table-cell>
          <table:table-cell office:value-type="float" office:value="0.053882545914049" calcext:value-type="float">
            <text:p>0.053882545914049</text:p>
          </table:table-cell>
          <table:table-cell office:value-type="float" office:value="0.736936936936937" calcext:value-type="float">
            <text:p>0.736936936936937</text:p>
          </table:table-cell>
          <table:table-cell office:value-type="float" office:value="0.0372498148971378" calcext:value-type="float">
            <text:p>0.0372498148971378</text:p>
          </table:table-cell>
          <table:table-cell office:value-type="float" office:value="0.748048048048048" calcext:value-type="float">
            <text:p>0.748048048048048</text:p>
          </table:table-cell>
          <table:table-cell office:value-type="float" office:value="0.0373136466207747" calcext:value-type="float">
            <text:p>0.0373136466207747</text:p>
          </table:table-cell>
          <table:table-cell office:value-type="float" office:value="0.728903903903904" calcext:value-type="float">
            <text:p>0.728903903903904</text:p>
          </table:table-cell>
          <table:table-cell office:value-type="float" office:value="0.0501268804693353" calcext:value-type="float">
            <text:p>0.0501268804693353</text:p>
          </table:table-cell>
          <table:table-cell office:value-type="float" office:value="0.723498498498498" calcext:value-type="float">
            <text:p>0.723498498498498</text:p>
          </table:table-cell>
          <table:table-cell office:value-type="float" office:value="0.0507718843524361" calcext:value-type="float">
            <text:p>0.050771884352436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ds</text:p>
          </table:table-cell>
          <table:table-cell office:value-type="float" office:value="0.72984984984985" calcext:value-type="float">
            <text:p>0.72984984984985</text:p>
          </table:table-cell>
          <table:table-cell office:value-type="float" office:value="0.047476323694772" calcext:value-type="float">
            <text:p>0.047476323694772</text:p>
          </table:table-cell>
          <table:table-cell office:value-type="float" office:value="0.730960960960961" calcext:value-type="float">
            <text:p>0.730960960960961</text:p>
          </table:table-cell>
          <table:table-cell office:value-type="float" office:value="0.0562810120227828" calcext:value-type="float">
            <text:p>0.0562810120227828</text:p>
          </table:table-cell>
          <table:table-cell office:value-type="float" office:value="0.717402402402402" calcext:value-type="float">
            <text:p>0.717402402402402</text:p>
          </table:table-cell>
          <table:table-cell office:value-type="float" office:value="0.0595654215236757" calcext:value-type="float">
            <text:p>0.0595654215236757</text:p>
          </table:table-cell>
          <table:table-cell office:value-type="float" office:value="0.727252252252252" calcext:value-type="float">
            <text:p>0.727252252252252</text:p>
          </table:table-cell>
          <table:table-cell office:value-type="float" office:value="0.0510927844670238" calcext:value-type="float">
            <text:p>0.0510927844670238</text:p>
          </table:table-cell>
          <table:table-cell office:value-type="float" office:value="0.737042042042042" calcext:value-type="float">
            <text:p>0.737042042042042</text:p>
          </table:table-cell>
          <table:table-cell office:value-type="float" office:value="0.0527466227084627" calcext:value-type="float">
            <text:p>0.0527466227084627</text:p>
          </table:table-cell>
          <table:table-cell office:value-type="float" office:value="0.729174174174174" calcext:value-type="float">
            <text:p>0.729174174174174</text:p>
          </table:table-cell>
          <table:table-cell office:value-type="float" office:value="0.0527707720710123" calcext:value-type="float">
            <text:p>0.0527707720710123</text:p>
          </table:table-cell>
          <table:table-cell office:value-type="float" office:value="0.725435435435435" calcext:value-type="float">
            <text:p>0.725435435435435</text:p>
          </table:table-cell>
          <table:table-cell office:value-type="float" office:value="0.0370867619471229" calcext:value-type="float">
            <text:p>0.0370867619471229</text:p>
          </table:table-cell>
          <table:table-cell office:value-type="float" office:value="0.725945945945946" calcext:value-type="float">
            <text:p>0.725945945945946</text:p>
          </table:table-cell>
          <table:table-cell office:value-type="float" office:value="0.0531144842805784" calcext:value-type="float">
            <text:p>0.0531144842805784</text:p>
          </table:table-cell>
          <table:table-cell office:value-type="float" office:value="0.728663663663664" calcext:value-type="float">
            <text:p>0.728663663663664</text:p>
          </table:table-cell>
          <table:table-cell office:value-type="float" office:value="0.0436819575781454" calcext:value-type="float">
            <text:p>0.0436819575781454</text:p>
          </table:table-cell>
          <table:table-cell office:value-type="float" office:value="0.722852852852853" calcext:value-type="float">
            <text:p>0.722852852852853</text:p>
          </table:table-cell>
          <table:table-cell office:value-type="float" office:value="0.040129367321715" calcext:value-type="float">
            <text:p>0.040129367321715</text:p>
          </table:table-cell>
          <table:table-cell office:value-type="float" office:value="0.724414414414414" calcext:value-type="float">
            <text:p>0.724414414414414</text:p>
          </table:table-cell>
          <table:table-cell office:value-type="float" office:value="0.05675065398734" calcext:value-type="float">
            <text:p>0.05675065398734</text:p>
          </table:table-cell>
          <table:table-cell office:value-type="float" office:value="0.716711711711712" calcext:value-type="float">
            <text:p>0.716711711711712</text:p>
          </table:table-cell>
          <table:table-cell office:value-type="float" office:value="0.059045823578215" calcext:value-type="float">
            <text:p>0.059045823578215</text:p>
          </table:table-cell>
          <table:table-cell office:value-type="float" office:value="0.727702702702703" calcext:value-type="float">
            <text:p>0.727702702702703</text:p>
          </table:table-cell>
          <table:table-cell office:value-type="float" office:value="0.0546512687694286" calcext:value-type="float">
            <text:p>0.0546512687694286</text:p>
          </table:table-cell>
          <table:table-cell office:value-type="float" office:value="0.74457957957958" calcext:value-type="float">
            <text:p>0.74457957957958</text:p>
          </table:table-cell>
          <table:table-cell office:value-type="float" office:value="0.0465054003780448" calcext:value-type="float">
            <text:p>0.0465054003780448</text:p>
          </table:table-cell>
          <table:table-cell office:value-type="float" office:value="0.721786786786787" calcext:value-type="float">
            <text:p>0.721786786786787</text:p>
          </table:table-cell>
          <table:table-cell office:value-type="float" office:value="0.0522966566934757" calcext:value-type="float">
            <text:p>0.0522966566934757</text:p>
          </table:table-cell>
          <table:table-cell office:value-type="float" office:value="0.718993993993994" calcext:value-type="float">
            <text:p>0.718993993993994</text:p>
          </table:table-cell>
          <table:table-cell office:value-type="float" office:value="0.0537323690923849" calcext:value-type="float">
            <text:p>0.05373236909238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anknote_authentication</text:p>
          </table:table-cell>
          <table:table-cell office:value-type="float" office:value="0.982492330477097" calcext:value-type="float">
            <text:p>0.982492330477097</text:p>
          </table:table-cell>
          <table:table-cell office:value-type="float" office:value="0.028420393701763" calcext:value-type="float">
            <text:p>0.028420393701763</text:p>
          </table:table-cell>
          <table:table-cell office:value-type="float" office:value="0.991251454564688" calcext:value-type="float">
            <text:p>0.991251454564688</text:p>
          </table:table-cell>
          <table:table-cell office:value-type="float" office:value="0.0113095199023883" calcext:value-type="float">
            <text:p>0.0113095199023883</text:p>
          </table:table-cell>
          <table:table-cell office:value-type="float" office:value="0.992711308579287" calcext:value-type="float">
            <text:p>0.992711308579287</text:p>
          </table:table-cell>
          <table:table-cell office:value-type="float" office:value="0.0091038165787406" calcext:value-type="float">
            <text:p>0.0091038165787406</text:p>
          </table:table-cell>
          <table:table-cell office:value-type="float" office:value="0.98979688987623" calcext:value-type="float">
            <text:p>0.98979688987623</text:p>
          </table:table-cell>
          <table:table-cell office:value-type="float" office:value="0.0154627840687711" calcext:value-type="float">
            <text:p>0.0154627840687711</text:p>
          </table:table-cell>
          <table:table-cell office:value-type="float" office:value="0.991251454564688" calcext:value-type="float">
            <text:p>0.991251454564688</text:p>
          </table:table-cell>
          <table:table-cell office:value-type="float" office:value="0.0132387558688309" calcext:value-type="float">
            <text:p>0.0132387558688309</text:p>
          </table:table-cell>
          <table:table-cell office:value-type="float" office:value="0.991246165238549" calcext:value-type="float">
            <text:p>0.991246165238549</text:p>
          </table:table-cell>
          <table:table-cell office:value-type="float" office:value="0.0156935147416038" calcext:value-type="float">
            <text:p>0.0156935147416038</text:p>
          </table:table-cell>
          <table:table-cell office:value-type="float" office:value="0.98978631122395" calcext:value-type="float">
            <text:p>0.98978631122395</text:p>
          </table:table-cell>
          <table:table-cell office:value-type="float" office:value="0.0146805975153613" calcext:value-type="float">
            <text:p>0.0146805975153613</text:p>
          </table:table-cell>
          <table:table-cell office:value-type="float" office:value="0.986152544165873" calcext:value-type="float">
            <text:p>0.986152544165873</text:p>
          </table:table-cell>
          <table:table-cell office:value-type="float" office:value="0.0173577636445624" calcext:value-type="float">
            <text:p>0.0173577636445624</text:p>
          </table:table-cell>
          <table:table-cell office:value-type="float" office:value="0.988326457209352" calcext:value-type="float">
            <text:p>0.988326457209352</text:p>
          </table:table-cell>
          <table:table-cell office:value-type="float" office:value="0.0162140839750172" calcext:value-type="float">
            <text:p>0.0162140839750172</text:p>
          </table:table-cell>
          <table:table-cell office:value-type="float" office:value="0.992700729927007" calcext:value-type="float">
            <text:p>0.992700729927007</text:p>
          </table:table-cell>
          <table:table-cell office:value-type="float" office:value="0.0137636356435337" calcext:value-type="float">
            <text:p>0.0137636356435337</text:p>
          </table:table-cell>
          <table:table-cell office:value-type="float" office:value="0.992711308579287" calcext:value-type="float">
            <text:p>0.992711308579287</text:p>
          </table:table-cell>
          <table:table-cell office:value-type="float" office:value="0.0084285005882633" calcext:value-type="float">
            <text:p>0.0084285005882633</text:p>
          </table:table-cell>
          <table:table-cell office:value-type="float" office:value="0.991251454564688" calcext:value-type="float">
            <text:p>0.991251454564688</text:p>
          </table:table-cell>
          <table:table-cell office:value-type="float" office:value="0.0132387558688309" calcext:value-type="float">
            <text:p>0.0132387558688309</text:p>
          </table:table-cell>
          <table:table-cell office:value-type="float" office:value="0.989066962868931" calcext:value-type="float">
            <text:p>0.989066962868931</text:p>
          </table:table-cell>
          <table:table-cell office:value-type="float" office:value="0.011014394279644" calcext:value-type="float">
            <text:p>0.011014394279644</text:p>
          </table:table-cell>
          <table:table-cell office:value-type="float" office:value="0.986871892520893" calcext:value-type="float">
            <text:p>0.986871892520893</text:p>
          </table:table-cell>
          <table:table-cell office:value-type="float" office:value="0.0181462314527507" calcext:value-type="float">
            <text:p>0.0181462314527507</text:p>
          </table:table-cell>
          <table:table-cell office:value-type="float" office:value="0.98978631122395" calcext:value-type="float">
            <text:p>0.98978631122395</text:p>
          </table:table-cell>
          <table:table-cell office:value-type="float" office:value="0.0146805975153613" calcext:value-type="float">
            <text:p>0.0146805975153613</text:p>
          </table:table-cell>
          <table:table-cell office:value-type="float" office:value="0.992706019253147" calcext:value-type="float">
            <text:p>0.992706019253147</text:p>
          </table:table-cell>
          <table:table-cell office:value-type="float" office:value="0.0084284876797497" calcext:value-type="float">
            <text:p>0.008428487679749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anknote_authentication</text:p>
          </table:table-cell>
          <table:table-cell office:value-type="float" office:value="0.984687400825135" calcext:value-type="float">
            <text:p>0.984687400825135</text:p>
          </table:table-cell>
          <table:table-cell office:value-type="float" office:value="0.0244424518077449" calcext:value-type="float">
            <text:p>0.0244424518077449</text:p>
          </table:table-cell>
          <table:table-cell office:value-type="float" office:value="0.993435946260446" calcext:value-type="float">
            <text:p>0.993435946260446</text:p>
          </table:table-cell>
          <table:table-cell office:value-type="float" office:value="0.0072580335530433" calcext:value-type="float">
            <text:p>0.0072580335530433</text:p>
          </table:table-cell>
          <table:table-cell office:value-type="float" office:value="0.994895800275045" calcext:value-type="float">
            <text:p>0.994895800275045</text:p>
          </table:table-cell>
          <table:table-cell office:value-type="float" office:value="0.0069228570832435" calcext:value-type="float">
            <text:p>0.0069228570832435</text:p>
          </table:table-cell>
          <table:table-cell office:value-type="float" office:value="0.991976092245848" calcext:value-type="float">
            <text:p>0.991976092245848</text:p>
          </table:table-cell>
          <table:table-cell office:value-type="float" office:value="0.0135253320006925" calcext:value-type="float">
            <text:p>0.0135253320006925</text:p>
          </table:table-cell>
          <table:table-cell office:value-type="float" office:value="0.991246165238549" calcext:value-type="float">
            <text:p>0.991246165238549</text:p>
          </table:table-cell>
          <table:table-cell office:value-type="float" office:value="0.0132380995670433" calcext:value-type="float">
            <text:p>0.0132380995670433</text:p>
          </table:table-cell>
          <table:table-cell office:value-type="float" office:value="0.991246165238549" calcext:value-type="float">
            <text:p>0.991246165238549</text:p>
          </table:table-cell>
          <table:table-cell office:value-type="float" office:value="0.0156935147416038" calcext:value-type="float">
            <text:p>0.0156935147416038</text:p>
          </table:table-cell>
          <table:table-cell office:value-type="float" office:value="0.991976092245848" calcext:value-type="float">
            <text:p>0.991976092245848</text:p>
          </table:table-cell>
          <table:table-cell office:value-type="float" office:value="0.0121414596869555" calcext:value-type="float">
            <text:p>0.0121414596869555</text:p>
          </table:table-cell>
          <table:table-cell office:value-type="float" office:value="0.991246165238549" calcext:value-type="float">
            <text:p>0.991246165238549</text:p>
          </table:table-cell>
          <table:table-cell office:value-type="float" office:value="0.0141041479151683" calcext:value-type="float">
            <text:p>0.014104147915168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659406225145" calcext:value-type="float">
            <text:p>0.01659406225145</text:p>
          </table:table-cell>
          <table:table-cell office:value-type="float" office:value="0.994160583941606" calcext:value-type="float">
            <text:p>0.994160583941606</text:p>
          </table:table-cell>
          <table:table-cell office:value-type="float" office:value="0.0096099356000639" calcext:value-type="float">
            <text:p>0.0096099356000639</text:p>
          </table:table-cell>
          <table:table-cell office:value-type="float" office:value="0.993435946260446" calcext:value-type="float">
            <text:p>0.993435946260446</text:p>
          </table:table-cell>
          <table:table-cell office:value-type="float" office:value="0.0087383499199275" calcext:value-type="float">
            <text:p>0.0087383499199275</text:p>
          </table:table-cell>
          <table:table-cell office:value-type="float" office:value="0.991970802919708" calcext:value-type="float">
            <text:p>0.991970802919708</text:p>
          </table:table-cell>
          <table:table-cell office:value-type="float" office:value="0.0159362753224455" calcext:value-type="float">
            <text:p>0.0159362753224455</text:p>
          </table:table-cell>
          <table:table-cell office:value-type="float" office:value="0.991246165238549" calcext:value-type="float">
            <text:p>0.991246165238549</text:p>
          </table:table-cell>
          <table:table-cell office:value-type="float" office:value="0.011308751638221" calcext:value-type="float">
            <text:p>0.011308751638221</text:p>
          </table:table-cell>
          <table:table-cell office:value-type="float" office:value="0.991240875912409" calcext:value-type="float">
            <text:p>0.991240875912409</text:p>
          </table:table-cell>
          <table:table-cell office:value-type="float" office:value="0.0153110780754766" calcext:value-type="float">
            <text:p>0.0153110780754766</text:p>
          </table:table-cell>
          <table:table-cell office:value-type="float" office:value="0.991246165238549" calcext:value-type="float">
            <text:p>0.991246165238549</text:p>
          </table:table-cell>
          <table:table-cell office:value-type="float" office:value="0.0132380995670433" calcext:value-type="float">
            <text:p>0.0132380995670433</text:p>
          </table:table-cell>
          <table:table-cell office:value-type="float" office:value="0.993430656934307" calcext:value-type="float">
            <text:p>0.993430656934307</text:p>
          </table:table-cell>
          <table:table-cell office:value-type="float" office:value="0.0105776472599922" calcext:value-type="float">
            <text:p>0.010577647259992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anknote_authentication</text:p>
          </table:table-cell>
          <table:table-cell office:value-type="float" office:value="0.984682111498995" calcext:value-type="float">
            <text:p>0.984682111498995</text:p>
          </table:table-cell>
          <table:table-cell office:value-type="float" office:value="0.0269736411105434" calcext:value-type="float">
            <text:p>0.0269736411105434</text:p>
          </table:table-cell>
          <table:table-cell office:value-type="float" office:value="0.993435946260446" calcext:value-type="float">
            <text:p>0.993435946260446</text:p>
          </table:table-cell>
          <table:table-cell office:value-type="float" office:value="0.0072580335530433" calcext:value-type="float">
            <text:p>0.0072580335530433</text:p>
          </table:table-cell>
          <table:table-cell office:value-type="float" office:value="0.994895800275045" calcext:value-type="float">
            <text:p>0.994895800275045</text:p>
          </table:table-cell>
          <table:table-cell office:value-type="float" office:value="0.0069228570832435" calcext:value-type="float">
            <text:p>0.0069228570832435</text:p>
          </table:table-cell>
          <table:table-cell office:value-type="float" office:value="0.993435946260446" calcext:value-type="float">
            <text:p>0.993435946260446</text:p>
          </table:table-cell>
          <table:table-cell office:value-type="float" office:value="0.0111228672497286" calcext:value-type="float">
            <text:p>0.0111228672497286</text:p>
          </table:table-cell>
          <table:table-cell office:value-type="float" office:value="0.991246165238549" calcext:value-type="float">
            <text:p>0.991246165238549</text:p>
          </table:table-cell>
          <table:table-cell office:value-type="float" office:value="0.0132380995670433" calcext:value-type="float">
            <text:p>0.0132380995670433</text:p>
          </table:table-cell>
          <table:table-cell office:value-type="float" office:value="0.991246165238549" calcext:value-type="float">
            <text:p>0.991246165238549</text:p>
          </table:table-cell>
          <table:table-cell office:value-type="float" office:value="0.0141041479151683" calcext:value-type="float">
            <text:p>0.0141041479151683</text:p>
          </table:table-cell>
          <table:table-cell office:value-type="float" office:value="0.991976092245848" calcext:value-type="float">
            <text:p>0.991976092245848</text:p>
          </table:table-cell>
          <table:table-cell office:value-type="float" office:value="0.0121414596869555" calcext:value-type="float">
            <text:p>0.0121414596869555</text:p>
          </table:table-cell>
          <table:table-cell office:value-type="float" office:value="0.990516238231249" calcext:value-type="float">
            <text:p>0.990516238231249</text:p>
          </table:table-cell>
          <table:table-cell office:value-type="float" office:value="0.0150191624206091" calcext:value-type="float">
            <text:p>0.0150191624206091</text:p>
          </table:table-cell>
          <table:table-cell office:value-type="float" office:value="0.991976092245848" calcext:value-type="float">
            <text:p>0.991976092245848</text:p>
          </table:table-cell>
          <table:table-cell office:value-type="float" office:value="0.0121414596869555" calcext:value-type="float">
            <text:p>0.0121414596869555</text:p>
          </table:table-cell>
          <table:table-cell office:value-type="float" office:value="0.991976092245848" calcext:value-type="float">
            <text:p>0.991976092245848</text:p>
          </table:table-cell>
          <table:table-cell office:value-type="float" office:value="0.0135253320006925" calcext:value-type="float">
            <text:p>0.0135253320006925</text:p>
          </table:table-cell>
          <table:table-cell office:value-type="float" office:value="0.991246165238549" calcext:value-type="float">
            <text:p>0.991246165238549</text:p>
          </table:table-cell>
          <table:table-cell office:value-type="float" office:value="0.0132380995670433" calcext:value-type="float">
            <text:p>0.0132380995670433</text:p>
          </table:table-cell>
          <table:table-cell office:value-type="float" office:value="0.991970802919708" calcext:value-type="float">
            <text:p>0.991970802919708</text:p>
          </table:table-cell>
          <table:table-cell office:value-type="float" office:value="0.0143737766304057" calcext:value-type="float">
            <text:p>0.0143737766304057</text:p>
          </table:table-cell>
          <table:table-cell office:value-type="float" office:value="0.991976092245848" calcext:value-type="float">
            <text:p>0.991976092245848</text:p>
          </table:table-cell>
          <table:table-cell office:value-type="float" office:value="0.0116436759314647" calcext:value-type="float">
            <text:p>0.0116436759314647</text:p>
          </table:table-cell>
          <table:table-cell office:value-type="float" office:value="0.991240875912409" calcext:value-type="float">
            <text:p>0.991240875912409</text:p>
          </table:table-cell>
          <table:table-cell office:value-type="float" office:value="0.0153110780754766" calcext:value-type="float">
            <text:p>0.0153110780754766</text:p>
          </table:table-cell>
          <table:table-cell office:value-type="float" office:value="0.991976092245848" calcext:value-type="float">
            <text:p>0.991976092245848</text:p>
          </table:table-cell>
          <table:table-cell office:value-type="float" office:value="0.0116436759314647" calcext:value-type="float">
            <text:p>0.0116436759314647</text:p>
          </table:table-cell>
          <table:table-cell office:value-type="float" office:value="0.992706019253147" calcext:value-type="float">
            <text:p>0.992706019253147</text:p>
          </table:table-cell>
          <table:table-cell office:value-type="float" office:value="0.0103227402837949" calcext:value-type="float">
            <text:p>0.01032274028379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anknote_authentication</text:p>
          </table:table-cell>
          <table:table-cell office:value-type="float" office:value="0.984687400825135" calcext:value-type="float">
            <text:p>0.984687400825135</text:p>
          </table:table-cell>
          <table:table-cell office:value-type="float" office:value="0.0244424518077449" calcext:value-type="float">
            <text:p>0.0244424518077449</text:p>
          </table:table-cell>
          <table:table-cell office:value-type="float" office:value="0.992706019253147" calcext:value-type="float">
            <text:p>0.992706019253147</text:p>
          </table:table-cell>
          <table:table-cell office:value-type="float" office:value="0.0076941244098789" calcext:value-type="float">
            <text:p>0.0076941244098789</text:p>
          </table:table-cell>
          <table:table-cell office:value-type="float" office:value="0.994165873267746" calcext:value-type="float">
            <text:p>0.994165873267746</text:p>
          </table:table-cell>
          <table:table-cell office:value-type="float" office:value="0.0075375341060062" calcext:value-type="float">
            <text:p>0.0075375341060062</text:p>
          </table:table-cell>
          <table:table-cell office:value-type="float" office:value="0.993435946260446" calcext:value-type="float">
            <text:p>0.993435946260446</text:p>
          </table:table-cell>
          <table:table-cell office:value-type="float" office:value="0.0111228672497286" calcext:value-type="float">
            <text:p>0.0111228672497286</text:p>
          </table:table-cell>
          <table:table-cell office:value-type="float" office:value="0.991246165238549" calcext:value-type="float">
            <text:p>0.991246165238549</text:p>
          </table:table-cell>
          <table:table-cell office:value-type="float" office:value="0.0132380995670433" calcext:value-type="float">
            <text:p>0.0132380995670433</text:p>
          </table:table-cell>
          <table:table-cell office:value-type="float" office:value="0.990516238231249" calcext:value-type="float">
            <text:p>0.990516238231249</text:p>
          </table:table-cell>
          <table:table-cell office:value-type="float" office:value="0.0161584282099351" calcext:value-type="float">
            <text:p>0.0161584282099351</text:p>
          </table:table-cell>
          <table:table-cell office:value-type="float" office:value="0.991970802919708" calcext:value-type="float">
            <text:p>0.991970802919708</text:p>
          </table:table-cell>
          <table:table-cell office:value-type="float" office:value="0.0135250044863136" calcext:value-type="float">
            <text:p>0.0135250044863136</text:p>
          </table:table-cell>
          <table:table-cell office:value-type="float" office:value="0.991246165238549" calcext:value-type="float">
            <text:p>0.991246165238549</text:p>
          </table:table-cell>
          <table:table-cell office:value-type="float" office:value="0.0141041479151683" calcext:value-type="float">
            <text:p>0.0141041479151683</text:p>
          </table:table-cell>
          <table:table-cell office:value-type="float" office:value="0.990516238231249" calcext:value-type="float">
            <text:p>0.990516238231249</text:p>
          </table:table-cell>
          <table:table-cell office:value-type="float" office:value="0.0150191624206091" calcext:value-type="float">
            <text:p>0.0150191624206091</text:p>
          </table:table-cell>
          <table:table-cell office:value-type="float" office:value="0.993435946260446" calcext:value-type="float">
            <text:p>0.993435946260446</text:p>
          </table:table-cell>
          <table:table-cell office:value-type="float" office:value="0.0093914116860083" calcext:value-type="float">
            <text:p>0.0093914116860083</text:p>
          </table:table-cell>
          <table:table-cell office:value-type="float" office:value="0.991976092245848" calcext:value-type="float">
            <text:p>0.991976092245848</text:p>
          </table:table-cell>
          <table:table-cell office:value-type="float" office:value="0.0116436759314647" calcext:value-type="float">
            <text:p>0.0116436759314647</text:p>
          </table:table-cell>
          <table:table-cell office:value-type="float" office:value="0.991976092245848" calcext:value-type="float">
            <text:p>0.991976092245848</text:p>
          </table:table-cell>
          <table:table-cell office:value-type="float" office:value="0.0116436759314647" calcext:value-type="float">
            <text:p>0.0116436759314647</text:p>
          </table:table-cell>
          <table:table-cell office:value-type="float" office:value="0.991976092245848" calcext:value-type="float">
            <text:p>0.991976092245848</text:p>
          </table:table-cell>
          <table:table-cell office:value-type="float" office:value="0.0116436759314647" calcext:value-type="float">
            <text:p>0.0116436759314647</text:p>
          </table:table-cell>
          <table:table-cell office:value-type="float" office:value="0.991240875912409" calcext:value-type="float">
            <text:p>0.991240875912409</text:p>
          </table:table-cell>
          <table:table-cell office:value-type="float" office:value="0.0153110780754766" calcext:value-type="float">
            <text:p>0.0153110780754766</text:p>
          </table:table-cell>
          <table:table-cell office:value-type="float" office:value="0.991976092245848" calcext:value-type="float">
            <text:p>0.991976092245848</text:p>
          </table:table-cell>
          <table:table-cell office:value-type="float" office:value="0.0116436759314647" calcext:value-type="float">
            <text:p>0.0116436759314647</text:p>
          </table:table-cell>
          <table:table-cell office:value-type="float" office:value="0.991246165238549" calcext:value-type="float">
            <text:p>0.991246165238549</text:p>
          </table:table-cell>
          <table:table-cell office:value-type="float" office:value="0.0132380995670433" calcext:value-type="float">
            <text:p>0.013238099567043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anknote_authentication</text:p>
          </table:table-cell>
          <table:table-cell office:value-type="float" office:value="0.985412038506294" calcext:value-type="float">
            <text:p>0.985412038506294</text:p>
          </table:table-cell>
          <table:table-cell office:value-type="float" office:value="0.0245765060625001" calcext:value-type="float">
            <text:p>0.0245765060625001</text:p>
          </table:table-cell>
          <table:table-cell office:value-type="float" office:value="0.992706019253147" calcext:value-type="float">
            <text:p>0.992706019253147</text:p>
          </table:table-cell>
          <table:table-cell office:value-type="float" office:value="0.0076941244098789" calcext:value-type="float">
            <text:p>0.0076941244098789</text:p>
          </table:table-cell>
          <table:table-cell office:value-type="float" office:value="0.994165873267746" calcext:value-type="float">
            <text:p>0.994165873267746</text:p>
          </table:table-cell>
          <table:table-cell office:value-type="float" office:value="0.0075375341060062" calcext:value-type="float">
            <text:p>0.0075375341060062</text:p>
          </table:table-cell>
          <table:table-cell office:value-type="float" office:value="0.992716597905427" calcext:value-type="float">
            <text:p>0.992716597905427</text:p>
          </table:table-cell>
          <table:table-cell office:value-type="float" office:value="0.0090944302377087" calcext:value-type="float">
            <text:p>0.0090944302377087</text:p>
          </table:table-cell>
          <table:table-cell office:value-type="float" office:value="0.990516238231249" calcext:value-type="float">
            <text:p>0.990516238231249</text:p>
          </table:table-cell>
          <table:table-cell office:value-type="float" office:value="0.0150191624206091" calcext:value-type="float">
            <text:p>0.0150191624206091</text:p>
          </table:table-cell>
          <table:table-cell office:value-type="float" office:value="0.98978631122395" calcext:value-type="float">
            <text:p>0.98978631122395</text:p>
          </table:table-cell>
          <table:table-cell office:value-type="float" office:value="0.0169280556534416" calcext:value-type="float">
            <text:p>0.0169280556534416</text:p>
          </table:table-cell>
          <table:table-cell office:value-type="float" office:value="0.992700729927007" calcext:value-type="float">
            <text:p>0.992700729927007</text:p>
          </table:table-cell>
          <table:table-cell office:value-type="float" office:value="0.0119196581157332" calcext:value-type="float">
            <text:p>0.0119196581157332</text:p>
          </table:table-cell>
          <table:table-cell office:value-type="float" office:value="0.991246165238549" calcext:value-type="float">
            <text:p>0.991246165238549</text:p>
          </table:table-cell>
          <table:table-cell office:value-type="float" office:value="0.0141041479151683" calcext:value-type="float">
            <text:p>0.0141041479151683</text:p>
          </table:table-cell>
          <table:table-cell office:value-type="float" office:value="0.991246165238549" calcext:value-type="float">
            <text:p>0.991246165238549</text:p>
          </table:table-cell>
          <table:table-cell office:value-type="float" office:value="0.0132380995670433" calcext:value-type="float">
            <text:p>0.0132380995670433</text:p>
          </table:table-cell>
          <table:table-cell office:value-type="float" office:value="0.992706019253147" calcext:value-type="float">
            <text:p>0.992706019253147</text:p>
          </table:table-cell>
          <table:table-cell office:value-type="float" office:value="0.0114122160526637" calcext:value-type="float">
            <text:p>0.0114122160526637</text:p>
          </table:table-cell>
          <table:table-cell office:value-type="float" office:value="0.992706019253147" calcext:value-type="float">
            <text:p>0.992706019253147</text:p>
          </table:table-cell>
          <table:table-cell office:value-type="float" office:value="0.0103227402837949" calcext:value-type="float">
            <text:p>0.0103227402837949</text:p>
          </table:table-cell>
          <table:table-cell office:value-type="float" office:value="0.991976092245848" calcext:value-type="float">
            <text:p>0.991976092245848</text:p>
          </table:table-cell>
          <table:table-cell office:value-type="float" office:value="0.0121414596869555" calcext:value-type="float">
            <text:p>0.0121414596869555</text:p>
          </table:table-cell>
          <table:table-cell office:value-type="float" office:value="0.991246165238549" calcext:value-type="float">
            <text:p>0.991246165238549</text:p>
          </table:table-cell>
          <table:table-cell office:value-type="float" office:value="0.0132380995670433" calcext:value-type="float">
            <text:p>0.0132380995670433</text:p>
          </table:table-cell>
          <table:table-cell office:value-type="float" office:value="0.991240875912409" calcext:value-type="float">
            <text:p>0.991240875912409</text:p>
          </table:table-cell>
          <table:table-cell office:value-type="float" office:value="0.0153110780754766" calcext:value-type="float">
            <text:p>0.0153110780754766</text:p>
          </table:table-cell>
          <table:table-cell office:value-type="float" office:value="0.991976092245848" calcext:value-type="float">
            <text:p>0.991976092245848</text:p>
          </table:table-cell>
          <table:table-cell office:value-type="float" office:value="0.0116436759314647" calcext:value-type="float">
            <text:p>0.0116436759314647</text:p>
          </table:table-cell>
          <table:table-cell office:value-type="float" office:value="0.990516238231249" calcext:value-type="float">
            <text:p>0.990516238231249</text:p>
          </table:table-cell>
          <table:table-cell office:value-type="float" office:value="0.0150191624206091" calcext:value-type="float">
            <text:p>0.015019162420609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anknote_authentication</text:p>
          </table:table-cell>
          <table:table-cell office:value-type="float" office:value="0.984392256426531" calcext:value-type="float">
            <text:p>0.984392256426531</text:p>
          </table:table-cell>
          <table:table-cell office:value-type="float" office:value="0.0257710888980593" calcext:value-type="float">
            <text:p>0.0257710888980593</text:p>
          </table:table-cell>
          <table:table-cell office:value-type="float" office:value="0.992707077118375" calcext:value-type="float">
            <text:p>0.992707077118375</text:p>
          </table:table-cell>
          <table:table-cell office:value-type="float" office:value="0.00824276716564654" calcext:value-type="float">
            <text:p>0.00824276716564654</text:p>
          </table:table-cell>
          <table:table-cell office:value-type="float" office:value="0.994166931132974" calcext:value-type="float">
            <text:p>0.994166931132974</text:p>
          </table:table-cell>
          <table:table-cell office:value-type="float" office:value="0.007604919791448" calcext:value-type="float">
            <text:p>0.007604919791448</text:p>
          </table:table-cell>
          <table:table-cell office:value-type="float" office:value="0.992272294509679" calcext:value-type="float">
            <text:p>0.992272294509679</text:p>
          </table:table-cell>
          <table:table-cell office:value-type="float" office:value="0.0120656561613259" calcext:value-type="float">
            <text:p>0.0120656561613259</text:p>
          </table:table-cell>
          <table:table-cell office:value-type="float" office:value="0.991101237702317" calcext:value-type="float">
            <text:p>0.991101237702317</text:p>
          </table:table-cell>
          <table:table-cell office:value-type="float" office:value="0.013594443398114" calcext:value-type="float">
            <text:p>0.013594443398114</text:p>
          </table:table-cell>
          <table:table-cell office:value-type="float" office:value="0.990808209034169" calcext:value-type="float">
            <text:p>0.990808209034169</text:p>
          </table:table-cell>
          <table:table-cell office:value-type="float" office:value="0.0157155322523505" calcext:value-type="float">
            <text:p>0.0157155322523505</text:p>
          </table:table-cell>
          <table:table-cell office:value-type="float" office:value="0.991682005712472" calcext:value-type="float">
            <text:p>0.991682005712472</text:p>
          </table:table-cell>
          <table:table-cell office:value-type="float" office:value="0.0128816358982638" calcext:value-type="float">
            <text:p>0.0128816358982638</text:p>
          </table:table-cell>
          <table:table-cell office:value-type="float" office:value="0.990081455622554" calcext:value-type="float">
            <text:p>0.990081455622554</text:p>
          </table:table-cell>
          <table:table-cell office:value-type="float" office:value="0.0149378739621353" calcext:value-type="float">
            <text:p>0.0149378739621353</text:p>
          </table:table-cell>
          <table:table-cell office:value-type="float" office:value="0.990225325293558" calcext:value-type="float">
            <text:p>0.990225325293558</text:p>
          </table:table-cell>
          <table:table-cell office:value-type="float" office:value="0.014641373580215" calcext:value-type="float">
            <text:p>0.014641373580215</text:p>
          </table:table-cell>
          <table:table-cell office:value-type="float" office:value="0.992995874325611" calcext:value-type="float">
            <text:p>0.992995874325611</text:p>
          </table:table-cell>
          <table:table-cell office:value-type="float" office:value="0.0115405061965924" calcext:value-type="float">
            <text:p>0.0115405061965924</text:p>
          </table:table-cell>
          <table:table-cell office:value-type="float" office:value="0.992415106315455" calcext:value-type="float">
            <text:p>0.992415106315455</text:p>
          </table:table-cell>
          <table:table-cell office:value-type="float" office:value="0.0104742732580987" calcext:value-type="float">
            <text:p>0.0104742732580987</text:p>
          </table:table-cell>
          <table:table-cell office:value-type="float" office:value="0.99182904897916" calcext:value-type="float">
            <text:p>0.99182904897916</text:p>
          </table:table-cell>
          <table:table-cell office:value-type="float" office:value="0.0134667886880205" calcext:value-type="float">
            <text:p>0.0134667886880205</text:p>
          </table:table-cell>
          <table:table-cell office:value-type="float" office:value="0.991102295567545" calcext:value-type="float">
            <text:p>0.991102295567545</text:p>
          </table:table-cell>
          <table:table-cell office:value-type="float" office:value="0.0117697194695675" calcext:value-type="float">
            <text:p>0.0117697194695675</text:p>
          </table:table-cell>
          <table:table-cell office:value-type="float" office:value="0.990367079234106" calcext:value-type="float">
            <text:p>0.990367079234106</text:p>
          </table:table-cell>
          <table:table-cell office:value-type="float" office:value="0.0158781087509314" calcext:value-type="float">
            <text:p>0.0158781087509314</text:p>
          </table:table-cell>
          <table:table-cell office:value-type="float" office:value="0.991392150640009" calcext:value-type="float">
            <text:p>0.991392150640009</text:p>
          </table:table-cell>
          <table:table-cell office:value-type="float" office:value="0.0125699449753597" calcext:value-type="float">
            <text:p>0.0125699449753597</text:p>
          </table:table-cell>
          <table:table-cell office:value-type="float" office:value="0.99212101978208" calcext:value-type="float">
            <text:p>0.99212101978208</text:p>
          </table:table-cell>
          <table:table-cell office:value-type="float" office:value="0.0115172274422378" calcext:value-type="float">
            <text:p>0.01151722744223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knote_authentication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25008075680385" calcext:value-type="float">
            <text:p>0.0125008075680385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25008075680385" calcext:value-type="float">
            <text:p>0.0125008075680385</text:p>
          </table:table-cell>
          <table:table-cell office:value-type="float" office:value="0.98979160055009" calcext:value-type="float">
            <text:p>0.98979160055009</text:p>
          </table:table-cell>
          <table:table-cell office:value-type="float" office:value="0.0115184851648771" calcext:value-type="float">
            <text:p>0.0115184851648771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42941868326608" calcext:value-type="float">
            <text:p>0.0142941868326608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9858863551783" calcext:value-type="float">
            <text:p>0.0129858863551783</text:p>
          </table:table-cell>
          <table:table-cell office:value-type="float" office:value="0.987607108854332" calcext:value-type="float">
            <text:p>0.987607108854332</text:p>
          </table:table-cell>
          <table:table-cell office:value-type="float" office:value="0.0142084259183943" calcext:value-type="float">
            <text:p>0.0142084259183943</text:p>
          </table:table-cell>
          <table:table-cell office:value-type="float" office:value="0.987607108854332" calcext:value-type="float">
            <text:p>0.987607108854332</text:p>
          </table:table-cell>
          <table:table-cell office:value-type="float" office:value="0.0142084259183943" calcext:value-type="float">
            <text:p>0.0142084259183943</text:p>
          </table:table-cell>
          <table:table-cell office:value-type="float" office:value="0.985422617158574" calcext:value-type="float">
            <text:p>0.985422617158574</text:p>
          </table:table-cell>
          <table:table-cell office:value-type="float" office:value="0.0124064536916258" calcext:value-type="float">
            <text:p>0.0124064536916258</text:p>
          </table:table-cell>
          <table:table-cell office:value-type="float" office:value="0.987607108854332" calcext:value-type="float">
            <text:p>0.987607108854332</text:p>
          </table:table-cell>
          <table:table-cell office:value-type="float" office:value="0.0142084259183943" calcext:value-type="float">
            <text:p>0.0142084259183943</text:p>
          </table:table-cell>
          <table:table-cell office:value-type="float" office:value="0.988342325187771" calcext:value-type="float">
            <text:p>0.988342325187771</text:p>
          </table:table-cell>
          <table:table-cell office:value-type="float" office:value="0.0134100894338532" calcext:value-type="float">
            <text:p>0.0134100894338532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8331746535491" calcext:value-type="float">
            <text:p>0.988331746535491</text:p>
          </table:table-cell>
          <table:table-cell office:value-type="float" office:value="0.0138531256247915" calcext:value-type="float">
            <text:p>0.0138531256247915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47025042540382" calcext:value-type="float">
            <text:p>0.0147025042540382</text:p>
          </table:table-cell>
          <table:table-cell office:value-type="float" office:value="0.98979160055009" calcext:value-type="float">
            <text:p>0.98979160055009</text:p>
          </table:table-cell>
          <table:table-cell office:value-type="float" office:value="0.0098480946236358" calcext:value-type="float">
            <text:p>0.0098480946236358</text:p>
          </table:table-cell>
          <table:table-cell office:value-type="float" office:value="0.991976092245848" calcext:value-type="float">
            <text:p>0.991976092245848</text:p>
          </table:table-cell>
          <table:table-cell office:value-type="float" office:value="0.0121414596869555" calcext:value-type="float">
            <text:p>0.0121414596869555</text:p>
          </table:table-cell>
          <table:table-cell office:value-type="float" office:value="0.986877181847033" calcext:value-type="float">
            <text:p>0.986877181847033</text:p>
          </table:table-cell>
          <table:table-cell office:value-type="float" office:value="0.0136786435082426" calcext:value-type="float">
            <text:p>0.013678643508242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knote_authentication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46788780401675" calcext:value-type="float">
            <text:p>0.0146788780401675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04692379924729" calcext:value-type="float">
            <text:p>0.0104692379924729</text:p>
          </table:table-cell>
          <table:table-cell office:value-type="float" office:value="0.989056384216651" calcext:value-type="float">
            <text:p>0.989056384216651</text:p>
          </table:table-cell>
          <table:table-cell office:value-type="float" office:value="0.012526821027465" calcext:value-type="float">
            <text:p>0.012526821027465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25008075680385" calcext:value-type="float">
            <text:p>0.0125008075680385</text:p>
          </table:table-cell>
          <table:table-cell office:value-type="float" office:value="0.988331746535491" calcext:value-type="float">
            <text:p>0.988331746535491</text:p>
          </table:table-cell>
          <table:table-cell office:value-type="float" office:value="0.0142740654233211" calcext:value-type="float">
            <text:p>0.0142740654233211</text:p>
          </table:table-cell>
          <table:table-cell office:value-type="float" office:value="0.986877181847033" calcext:value-type="float">
            <text:p>0.986877181847033</text:p>
          </table:table-cell>
          <table:table-cell office:value-type="float" office:value="0.0132387852196714" calcext:value-type="float">
            <text:p>0.0132387852196714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066962868931" calcext:value-type="float">
            <text:p>0.989066962868931</text:p>
          </table:table-cell>
          <table:table-cell office:value-type="float" office:value="0.012987543951011" calcext:value-type="float">
            <text:p>0.012987543951011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25008075680385" calcext:value-type="float">
            <text:p>0.0125008075680385</text:p>
          </table:table-cell>
          <table:table-cell office:value-type="float" office:value="0.988331746535491" calcext:value-type="float">
            <text:p>0.988331746535491</text:p>
          </table:table-cell>
          <table:table-cell office:value-type="float" office:value="0.0120228812289013" calcext:value-type="float">
            <text:p>0.0120228812289013</text:p>
          </table:table-cell>
          <table:table-cell office:value-type="float" office:value="0.988331746535491" calcext:value-type="float">
            <text:p>0.988331746535491</text:p>
          </table:table-cell>
          <table:table-cell office:value-type="float" office:value="0.015846398967628" calcext:value-type="float">
            <text:p>0.015846398967628</text:p>
          </table:table-cell>
          <table:table-cell office:value-type="float" office:value="0.988331746535491" calcext:value-type="float">
            <text:p>0.988331746535491</text:p>
          </table:table-cell>
          <table:table-cell office:value-type="float" office:value="0.0120228812289013" calcext:value-type="float">
            <text:p>0.0120228812289013</text:p>
          </table:table-cell>
          <table:table-cell office:value-type="float" office:value="0.990521527557389" calcext:value-type="float">
            <text:p>0.990521527557389</text:p>
          </table:table-cell>
          <table:table-cell office:value-type="float" office:value="0.0128996870335542" calcext:value-type="float">
            <text:p>0.0128996870335542</text:p>
          </table:table-cell>
          <table:table-cell office:value-type="float" office:value="0.987607108854332" calcext:value-type="float">
            <text:p>0.987607108854332</text:p>
          </table:table-cell>
          <table:table-cell office:value-type="float" office:value="0.0133491444974016" calcext:value-type="float">
            <text:p>0.013349144497401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knote_authentication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46788780401675" calcext:value-type="float">
            <text:p>0.0146788780401675</text:p>
          </table:table-cell>
          <table:table-cell office:value-type="float" office:value="0.988331746535491" calcext:value-type="float">
            <text:p>0.988331746535491</text:p>
          </table:table-cell>
          <table:table-cell office:value-type="float" office:value="0.0120228812289013" calcext:value-type="float">
            <text:p>0.012022881228901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47025042540382" calcext:value-type="float">
            <text:p>0.0147025042540382</text:p>
          </table:table-cell>
          <table:table-cell office:value-type="float" office:value="0.988331746535491" calcext:value-type="float">
            <text:p>0.988331746535491</text:p>
          </table:table-cell>
          <table:table-cell office:value-type="float" office:value="0.0142740654233211" calcext:value-type="float">
            <text:p>0.0142740654233211</text:p>
          </table:table-cell>
          <table:table-cell office:value-type="float" office:value="0.987607108854332" calcext:value-type="float">
            <text:p>0.987607108854332</text:p>
          </table:table-cell>
          <table:table-cell office:value-type="float" office:value="0.0137854819627572" calcext:value-type="float">
            <text:p>0.0137854819627572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25008075680385" calcext:value-type="float">
            <text:p>0.0125008075680385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25008075680385" calcext:value-type="float">
            <text:p>0.0125008075680385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25008075680385" calcext:value-type="float">
            <text:p>0.0125008075680385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8331746535491" calcext:value-type="float">
            <text:p>0.988331746535491</text:p>
          </table:table-cell>
          <table:table-cell office:value-type="float" office:value="0.0142740654233211" calcext:value-type="float">
            <text:p>0.0142740654233211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8331746535491" calcext:value-type="float">
            <text:p>0.988331746535491</text:p>
          </table:table-cell>
          <table:table-cell office:value-type="float" office:value="0.0138531256247915" calcext:value-type="float">
            <text:p>0.0138531256247915</text:p>
          </table:table-cell>
          <table:table-cell office:value-type="float" office:value="0.987607108854332" calcext:value-type="float">
            <text:p>0.987607108854332</text:p>
          </table:table-cell>
          <table:table-cell office:value-type="float" office:value="0.0119448774130802" calcext:value-type="float">
            <text:p>0.011944877413080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knote_authentication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25008075680385" calcext:value-type="float">
            <text:p>0.0125008075680385</text:p>
          </table:table-cell>
          <table:table-cell office:value-type="float" office:value="0.988331746535491" calcext:value-type="float">
            <text:p>0.988331746535491</text:p>
          </table:table-cell>
          <table:table-cell office:value-type="float" office:value="0.0120228812289013" calcext:value-type="float">
            <text:p>0.012022881228901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47025042540382" calcext:value-type="float">
            <text:p>0.0147025042540382</text:p>
          </table:table-cell>
          <table:table-cell office:value-type="float" office:value="0.98979160055009" calcext:value-type="float">
            <text:p>0.98979160055009</text:p>
          </table:table-cell>
          <table:table-cell office:value-type="float" office:value="0.0109925268414726" calcext:value-type="float">
            <text:p>0.0109925268414726</text:p>
          </table:table-cell>
          <table:table-cell office:value-type="float" office:value="0.987607108854332" calcext:value-type="float">
            <text:p>0.987607108854332</text:p>
          </table:table-cell>
          <table:table-cell office:value-type="float" office:value="0.0142084259183943" calcext:value-type="float">
            <text:p>0.014208425918394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25008075680385" calcext:value-type="float">
            <text:p>0.0125008075680385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8331746535491" calcext:value-type="float">
            <text:p>0.988331746535491</text:p>
          </table:table-cell>
          <table:table-cell office:value-type="float" office:value="0.0142740654233211" calcext:value-type="float">
            <text:p>0.0142740654233211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066962868931" calcext:value-type="float">
            <text:p>0.989066962868931</text:p>
          </table:table-cell>
          <table:table-cell office:value-type="float" office:value="0.012987543951011" calcext:value-type="float">
            <text:p>0.01298754395101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knote_authentication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25008075680385" calcext:value-type="float">
            <text:p>0.0125008075680385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47025042540382" calcext:value-type="float">
            <text:p>0.0147025042540382</text:p>
          </table:table-cell>
          <table:table-cell office:value-type="float" office:value="0.98979160055009" calcext:value-type="float">
            <text:p>0.98979160055009</text:p>
          </table:table-cell>
          <table:table-cell office:value-type="float" office:value="0.0109925268414726" calcext:value-type="float">
            <text:p>0.0109925268414726</text:p>
          </table:table-cell>
          <table:table-cell office:value-type="float" office:value="0.986877181847033" calcext:value-type="float">
            <text:p>0.986877181847033</text:p>
          </table:table-cell>
          <table:table-cell office:value-type="float" office:value="0.0136786435082426" calcext:value-type="float">
            <text:p>0.0136786435082426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25008075680385" calcext:value-type="float">
            <text:p>0.0125008075680385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25008075680385" calcext:value-type="float">
            <text:p>0.0125008075680385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8331746535491" calcext:value-type="float">
            <text:p>0.988331746535491</text:p>
          </table:table-cell>
          <table:table-cell office:value-type="float" office:value="0.0142740654233211" calcext:value-type="float">
            <text:p>0.0142740654233211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46788780401675" calcext:value-type="float">
            <text:p>0.014678878040167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knote_authentication</text:p>
          </table:table-cell>
          <table:table-cell office:value-type="float" office:value="0.988916746006559" calcext:value-type="float">
            <text:p>0.988916746006559</text:p>
          </table:table-cell>
          <table:table-cell office:value-type="float" office:value="0.0125229949868335" calcext:value-type="float">
            <text:p>0.0125229949868335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33720357568901" calcext:value-type="float">
            <text:p>0.0133720357568901</text:p>
          </table:table-cell>
          <table:table-cell office:value-type="float" office:value="0.988915688141331" calcext:value-type="float">
            <text:p>0.988915688141331</text:p>
          </table:table-cell>
          <table:table-cell office:value-type="float" office:value="0.011712405491337" calcext:value-type="float">
            <text:p>0.011712405491337</text:p>
          </table:table-cell>
          <table:table-cell office:value-type="float" office:value="0.989060615677563" calcext:value-type="float">
            <text:p>0.989060615677563</text:p>
          </table:table-cell>
          <table:table-cell office:value-type="float" office:value="0.0128813266769445" calcext:value-type="float">
            <text:p>0.0128813266769445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6200107442615" calcext:value-type="float">
            <text:p>0.0126200107442615</text:p>
          </table:table-cell>
          <table:table-cell office:value-type="float" office:value="0.988625833068867" calcext:value-type="float">
            <text:p>0.988625833068867</text:p>
          </table:table-cell>
          <table:table-cell office:value-type="float" office:value="0.0141633492497095" calcext:value-type="float">
            <text:p>0.0141633492497095</text:p>
          </table:table-cell>
          <table:table-cell office:value-type="float" office:value="0.988770760605099" calcext:value-type="float">
            <text:p>0.988770760605099</text:p>
          </table:table-cell>
          <table:table-cell office:value-type="float" office:value="0.0129483220895963" calcext:value-type="float">
            <text:p>0.0129483220895963</text:p>
          </table:table-cell>
          <table:table-cell office:value-type="float" office:value="0.986878239712261" calcext:value-type="float">
            <text:p>0.986878239712261</text:p>
          </table:table-cell>
          <table:table-cell office:value-type="float" office:value="0.0134635580601383" calcext:value-type="float">
            <text:p>0.0134635580601383</text:p>
          </table:table-cell>
          <table:table-cell office:value-type="float" office:value="0.988480905532635" calcext:value-type="float">
            <text:p>0.988480905532635</text:p>
          </table:table-cell>
          <table:table-cell office:value-type="float" office:value="0.0128534249475072" calcext:value-type="float">
            <text:p>0.0128534249475072</text:p>
          </table:table-cell>
          <table:table-cell office:value-type="float" office:value="0.988484079128319" calcext:value-type="float">
            <text:p>0.988484079128319</text:p>
          </table:table-cell>
          <table:table-cell office:value-type="float" office:value="0.0127800112177959" calcext:value-type="float">
            <text:p>0.0127800112177959</text:p>
          </table:table-cell>
          <table:table-cell office:value-type="float" office:value="0.988771818470327" calcext:value-type="float">
            <text:p>0.988771818470327</text:p>
          </table:table-cell>
          <table:table-cell office:value-type="float" office:value="0.0125174481321348" calcext:value-type="float">
            <text:p>0.0125174481321348</text:p>
          </table:table-cell>
          <table:table-cell office:value-type="float" office:value="0.988769702739871" calcext:value-type="float">
            <text:p>0.988769702739871</text:p>
          </table:table-cell>
          <table:table-cell office:value-type="float" office:value="0.0126923264756579" calcext:value-type="float">
            <text:p>0.0126923264756579</text:p>
          </table:table-cell>
          <table:table-cell office:value-type="float" office:value="0.988477731936951" calcext:value-type="float">
            <text:p>0.988477731936951</text:p>
          </table:table-cell>
          <table:table-cell office:value-type="float" office:value="0.0146742198983259" calcext:value-type="float">
            <text:p>0.0146742198983259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18913202754268" calcext:value-type="float">
            <text:p>0.0118913202754268</text:p>
          </table:table-cell>
          <table:table-cell office:value-type="float" office:value="0.989790542684862" calcext:value-type="float">
            <text:p>0.989790542684862</text:p>
          </table:table-cell>
          <table:table-cell office:value-type="float" office:value="0.0127902712056732" calcext:value-type="float">
            <text:p>0.0127902712056732</text:p>
          </table:table-cell>
          <table:table-cell office:value-type="float" office:value="0.987899079657252" calcext:value-type="float">
            <text:p>0.987899079657252</text:p>
          </table:table-cell>
          <table:table-cell office:value-type="float" office:value="0.0133278174819806" calcext:value-type="float">
            <text:p>0.01332781748198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reast-w</text:p>
          </table:table-cell>
          <table:table-cell office:value-type="float" office:value="0.954202898550725" calcext:value-type="float">
            <text:p>0.954202898550725</text:p>
          </table:table-cell>
          <table:table-cell office:value-type="float" office:value="0.0188656655811529" calcext:value-type="float">
            <text:p>0.0188656655811529</text:p>
          </table:table-cell>
          <table:table-cell office:value-type="float" office:value="0.957101449275362" calcext:value-type="float">
            <text:p>0.957101449275362</text:p>
          </table:table-cell>
          <table:table-cell office:value-type="float" office:value="0.02126540265003" calcext:value-type="float">
            <text:p>0.02126540265003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14165031702873" calcext:value-type="float">
            <text:p>0.014165031702873</text:p>
          </table:table-cell>
          <table:table-cell office:value-type="float" office:value="0.964265010351967" calcext:value-type="float">
            <text:p>0.964265010351967</text:p>
          </table:table-cell>
          <table:table-cell office:value-type="float" office:value="0.0121000278996016" calcext:value-type="float">
            <text:p>0.0121000278996016</text:p>
          </table:table-cell>
          <table:table-cell office:value-type="float" office:value="0.954265010351967" calcext:value-type="float">
            <text:p>0.954265010351967</text:p>
          </table:table-cell>
          <table:table-cell office:value-type="float" office:value="0.0187696508785789" calcext:value-type="float">
            <text:p>0.0187696508785789</text:p>
          </table:table-cell>
          <table:table-cell office:value-type="float" office:value="0.952815734989648" calcext:value-type="float">
            <text:p>0.952815734989648</text:p>
          </table:table-cell>
          <table:table-cell office:value-type="float" office:value="0.0202172967777182" calcext:value-type="float">
            <text:p>0.0202172967777182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080370206777567" calcext:value-type="float">
            <text:p>0.0080370206777567</text:p>
          </table:table-cell>
          <table:table-cell office:value-type="float" office:value="0.957080745341615" calcext:value-type="float">
            <text:p>0.957080745341615</text:p>
          </table:table-cell>
          <table:table-cell office:value-type="float" office:value="0.0134701326812376" calcext:value-type="float">
            <text:p>0.0134701326812376</text:p>
          </table:table-cell>
          <table:table-cell office:value-type="float" office:value="0.961387163561077" calcext:value-type="float">
            <text:p>0.961387163561077</text:p>
          </table:table-cell>
          <table:table-cell office:value-type="float" office:value="0.0165370308252493" calcext:value-type="float">
            <text:p>0.0165370308252493</text:p>
          </table:table-cell>
          <table:table-cell office:value-type="float" office:value="0.957080745341615" calcext:value-type="float">
            <text:p>0.957080745341615</text:p>
          </table:table-cell>
          <table:table-cell office:value-type="float" office:value="0.0116658904729661" calcext:value-type="float">
            <text:p>0.0116658904729661</text:p>
          </table:table-cell>
          <table:table-cell office:value-type="float" office:value="0.959958592132505" calcext:value-type="float">
            <text:p>0.959958592132505</text:p>
          </table:table-cell>
          <table:table-cell office:value-type="float" office:value="0.01753155841361" calcext:value-type="float">
            <text:p>0.01753155841361</text:p>
          </table:table-cell>
          <table:table-cell office:value-type="float" office:value="0.957080745341615" calcext:value-type="float">
            <text:p>0.957080745341615</text:p>
          </table:table-cell>
          <table:table-cell office:value-type="float" office:value="0.0164968912918752" calcext:value-type="float">
            <text:p>0.0164968912918752</text:p>
          </table:table-cell>
          <table:table-cell office:value-type="float" office:value="0.961366459627329" calcext:value-type="float">
            <text:p>0.961366459627329</text:p>
          </table:table-cell>
          <table:table-cell office:value-type="float" office:value="0.019123532226085" calcext:value-type="float">
            <text:p>0.019123532226085</text:p>
          </table:table-cell>
          <table:table-cell office:value-type="float" office:value="0.957060041407867" calcext:value-type="float">
            <text:p>0.957060041407867</text:p>
          </table:table-cell>
          <table:table-cell office:value-type="float" office:value="0.0178929587511956" calcext:value-type="float">
            <text:p>0.0178929587511956</text:p>
          </table:table-cell>
          <table:table-cell office:value-type="float" office:value="0.957080745341615" calcext:value-type="float">
            <text:p>0.957080745341615</text:p>
          </table:table-cell>
          <table:table-cell office:value-type="float" office:value="0.0095258346933137" calcext:value-type="float">
            <text:p>0.0095258346933137</text:p>
          </table:table-cell>
          <table:table-cell office:value-type="float" office:value="0.955631469979296" calcext:value-type="float">
            <text:p>0.955631469979296</text:p>
          </table:table-cell>
          <table:table-cell office:value-type="float" office:value="0.0207606882566039" calcext:value-type="float">
            <text:p>0.020760688256603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reast-w</text:p>
          </table:table-cell>
          <table:table-cell office:value-type="float" office:value="0.955672877846791" calcext:value-type="float">
            <text:p>0.955672877846791</text:p>
          </table:table-cell>
          <table:table-cell office:value-type="float" office:value="0.0170613060430318" calcext:value-type="float">
            <text:p>0.0170613060430318</text:p>
          </table:table-cell>
          <table:table-cell office:value-type="float" office:value="0.961366459627329" calcext:value-type="float">
            <text:p>0.961366459627329</text:p>
          </table:table-cell>
          <table:table-cell office:value-type="float" office:value="0.0151543743860776" calcext:value-type="float">
            <text:p>0.0151543743860776</text:p>
          </table:table-cell>
          <table:table-cell office:value-type="float" office:value="0.961387163561077" calcext:value-type="float">
            <text:p>0.961387163561077</text:p>
          </table:table-cell>
          <table:table-cell office:value-type="float" office:value="0.015103705326586" calcext:value-type="float">
            <text:p>0.015103705326586</text:p>
          </table:table-cell>
          <table:table-cell office:value-type="float" office:value="0.961366459627329" calcext:value-type="float">
            <text:p>0.961366459627329</text:p>
          </table:table-cell>
          <table:table-cell office:value-type="float" office:value="0.0117877951792351" calcext:value-type="float">
            <text:p>0.0117877951792351</text:p>
          </table:table-cell>
          <table:table-cell office:value-type="float" office:value="0.961407867494824" calcext:value-type="float">
            <text:p>0.961407867494824</text:p>
          </table:table-cell>
          <table:table-cell office:value-type="float" office:value="0.0150967504677252" calcext:value-type="float">
            <text:p>0.0150967504677252</text:p>
          </table:table-cell>
          <table:table-cell office:value-type="float" office:value="0.959937888198758" calcext:value-type="float">
            <text:p>0.959937888198758</text:p>
          </table:table-cell>
          <table:table-cell office:value-type="float" office:value="0.0147688866957288" calcext:value-type="float">
            <text:p>0.0147688866957288</text:p>
          </table:table-cell>
          <table:table-cell office:value-type="float" office:value="0.959958592132505" calcext:value-type="float">
            <text:p>0.959958592132505</text:p>
          </table:table-cell>
          <table:table-cell office:value-type="float" office:value="0.0187804955827242" calcext:value-type="float">
            <text:p>0.0187804955827242</text:p>
          </table:table-cell>
          <table:table-cell office:value-type="float" office:value="0.961345755693582" calcext:value-type="float">
            <text:p>0.961345755693582</text:p>
          </table:table-cell>
          <table:table-cell office:value-type="float" office:value="0.0166692169561394" calcext:value-type="float">
            <text:p>0.0166692169561394</text:p>
          </table:table-cell>
          <table:table-cell office:value-type="float" office:value="0.957080745341615" calcext:value-type="float">
            <text:p>0.957080745341615</text:p>
          </table:table-cell>
          <table:table-cell office:value-type="float" office:value="0.0134701326812375" calcext:value-type="float">
            <text:p>0.0134701326812375</text:p>
          </table:table-cell>
          <table:table-cell office:value-type="float" office:value="0.961387163561077" calcext:value-type="float">
            <text:p>0.961387163561077</text:p>
          </table:table-cell>
          <table:table-cell office:value-type="float" office:value="0.0117225836207953" calcext:value-type="float">
            <text:p>0.0117225836207953</text:p>
          </table:table-cell>
          <table:table-cell office:value-type="float" office:value="0.955672877846791" calcext:value-type="float">
            <text:p>0.955672877846791</text:p>
          </table:table-cell>
          <table:table-cell office:value-type="float" office:value="0.0217369284763419" calcext:value-type="float">
            <text:p>0.0217369284763419</text:p>
          </table:table-cell>
          <table:table-cell office:value-type="float" office:value="0.957080745341615" calcext:value-type="float">
            <text:p>0.957080745341615</text:p>
          </table:table-cell>
          <table:table-cell office:value-type="float" office:value="0.0164968912918752" calcext:value-type="float">
            <text:p>0.0164968912918752</text:p>
          </table:table-cell>
          <table:table-cell office:value-type="float" office:value="0.96712215320911" calcext:value-type="float">
            <text:p>0.96712215320911</text:p>
          </table:table-cell>
          <table:table-cell office:value-type="float" office:value="0.0165386291966072" calcext:value-type="float">
            <text:p>0.0165386291966072</text:p>
          </table:table-cell>
          <table:table-cell office:value-type="float" office:value="0.957101449275362" calcext:value-type="float">
            <text:p>0.957101449275362</text:p>
          </table:table-cell>
          <table:table-cell office:value-type="float" office:value="0.0134204510479524" calcext:value-type="float">
            <text:p>0.0134204510479524</text:p>
          </table:table-cell>
          <table:table-cell office:value-type="float" office:value="0.9627950310559" calcext:value-type="float">
            <text:p>0.9627950310559</text:p>
          </table:table-cell>
          <table:table-cell office:value-type="float" office:value="0.0153835940028084" calcext:value-type="float">
            <text:p>0.0153835940028084</text:p>
          </table:table-cell>
          <table:table-cell office:value-type="float" office:value="0.961366459627329" calcext:value-type="float">
            <text:p>0.961366459627329</text:p>
          </table:table-cell>
          <table:table-cell office:value-type="float" office:value="0.0117877951792351" calcext:value-type="float">
            <text:p>0.011787795179235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reast-w</text:p>
          </table:table-cell>
          <table:table-cell office:value-type="float" office:value="0.959958592132505" calcext:value-type="float">
            <text:p>0.959958592132505</text:p>
          </table:table-cell>
          <table:table-cell office:value-type="float" office:value="0.01753155841361" calcext:value-type="float">
            <text:p>0.01753155841361</text:p>
          </table:table-cell>
          <table:table-cell office:value-type="float" office:value="0.9627950310559" calcext:value-type="float">
            <text:p>0.9627950310559</text:p>
          </table:table-cell>
          <table:table-cell office:value-type="float" office:value="0.0180930349109553" calcext:value-type="float">
            <text:p>0.0180930349109553</text:p>
          </table:table-cell>
          <table:table-cell office:value-type="float" office:value="0.96424430641822" calcext:value-type="float">
            <text:p>0.96424430641822</text:p>
          </table:table-cell>
          <table:table-cell office:value-type="float" office:value="0.0154095787246806" calcext:value-type="float">
            <text:p>0.0154095787246806</text:p>
          </table:table-cell>
          <table:table-cell office:value-type="float" office:value="0.961366459627329" calcext:value-type="float">
            <text:p>0.961366459627329</text:p>
          </table:table-cell>
          <table:table-cell office:value-type="float" office:value="0.0117877951792351" calcext:value-type="float">
            <text:p>0.0117877951792351</text:p>
          </table:table-cell>
          <table:table-cell office:value-type="float" office:value="0.961387163561077" calcext:value-type="float">
            <text:p>0.961387163561077</text:p>
          </table:table-cell>
          <table:table-cell office:value-type="float" office:value="0.013519261838926" calcext:value-type="float">
            <text:p>0.013519261838926</text:p>
          </table:table-cell>
          <table:table-cell office:value-type="float" office:value="0.958488612836439" calcext:value-type="float">
            <text:p>0.958488612836439</text:p>
          </table:table-cell>
          <table:table-cell office:value-type="float" office:value="0.014309948338963" calcext:value-type="float">
            <text:p>0.014309948338963</text:p>
          </table:table-cell>
          <table:table-cell office:value-type="float" office:value="0.959937888198758" calcext:value-type="float">
            <text:p>0.959937888198758</text:p>
          </table:table-cell>
          <table:table-cell office:value-type="float" office:value="0.018819522735712" calcext:value-type="float">
            <text:p>0.018819522735712</text:p>
          </table:table-cell>
          <table:table-cell office:value-type="float" office:value="0.959937888198758" calcext:value-type="float">
            <text:p>0.959937888198758</text:p>
          </table:table-cell>
          <table:table-cell office:value-type="float" office:value="0.0131441447157421" calcext:value-type="float">
            <text:p>0.0131441447157421</text:p>
          </table:table-cell>
          <table:table-cell office:value-type="float" office:value="0.959937888198758" calcext:value-type="float">
            <text:p>0.959937888198758</text:p>
          </table:table-cell>
          <table:table-cell office:value-type="float" office:value="0.0147688866957287" calcext:value-type="float">
            <text:p>0.0147688866957287</text:p>
          </table:table-cell>
          <table:table-cell office:value-type="float" office:value="0.961387163561077" calcext:value-type="float">
            <text:p>0.961387163561077</text:p>
          </table:table-cell>
          <table:table-cell office:value-type="float" office:value="0.0117225836207953" calcext:value-type="float">
            <text:p>0.0117225836207953</text:p>
          </table:table-cell>
          <table:table-cell office:value-type="float" office:value="0.958509316770186" calcext:value-type="float">
            <text:p>0.958509316770186</text:p>
          </table:table-cell>
          <table:table-cell office:value-type="float" office:value="0.0105521026431252" calcext:value-type="float">
            <text:p>0.0105521026431252</text:p>
          </table:table-cell>
          <table:table-cell office:value-type="float" office:value="0.959979296066253" calcext:value-type="float">
            <text:p>0.959979296066253</text:p>
          </table:table-cell>
          <table:table-cell office:value-type="float" office:value="0.0175274421201737" calcext:value-type="float">
            <text:p>0.0175274421201737</text:p>
          </table:table-cell>
          <table:table-cell office:value-type="float" office:value="0.965693581780538" calcext:value-type="float">
            <text:p>0.965693581780538</text:p>
          </table:table-cell>
          <table:table-cell office:value-type="float" office:value="0.0153268319001221" calcext:value-type="float">
            <text:p>0.0153268319001221</text:p>
          </table:table-cell>
          <table:table-cell office:value-type="float" office:value="0.961387163561077" calcext:value-type="float">
            <text:p>0.961387163561077</text:p>
          </table:table-cell>
          <table:table-cell office:value-type="float" office:value="0.0117225836207953" calcext:value-type="float">
            <text:p>0.0117225836207953</text:p>
          </table:table-cell>
          <table:table-cell office:value-type="float" office:value="0.961366459627329" calcext:value-type="float">
            <text:p>0.961366459627329</text:p>
          </table:table-cell>
          <table:table-cell office:value-type="float" office:value="0.0165833210472542" calcext:value-type="float">
            <text:p>0.0165833210472542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124618076225118" calcext:value-type="float">
            <text:p>0.01246180762251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reast-w</text:p>
          </table:table-cell>
          <table:table-cell office:value-type="float" office:value="0.959958592132505" calcext:value-type="float">
            <text:p>0.959958592132505</text:p>
          </table:table-cell>
          <table:table-cell office:value-type="float" office:value="0.01753155841361" calcext:value-type="float">
            <text:p>0.01753155841361</text:p>
          </table:table-cell>
          <table:table-cell office:value-type="float" office:value="0.958488612836439" calcext:value-type="float">
            <text:p>0.958488612836439</text:p>
          </table:table-cell>
          <table:table-cell office:value-type="float" office:value="0.014309948338963" calcext:value-type="float">
            <text:p>0.014309948338963</text:p>
          </table:table-cell>
          <table:table-cell office:value-type="float" office:value="0.96424430641822" calcext:value-type="float">
            <text:p>0.96424430641822</text:p>
          </table:table-cell>
          <table:table-cell office:value-type="float" office:value="0.0154095787246806" calcext:value-type="float">
            <text:p>0.0154095787246806</text:p>
          </table:table-cell>
          <table:table-cell office:value-type="float" office:value="0.958509316770186" calcext:value-type="float">
            <text:p>0.958509316770186</text:p>
          </table:table-cell>
          <table:table-cell office:value-type="float" office:value="0.0142144228879281" calcext:value-type="float">
            <text:p>0.0142144228879281</text:p>
          </table:table-cell>
          <table:table-cell office:value-type="float" office:value="0.962815734989648" calcext:value-type="float">
            <text:p>0.962815734989648</text:p>
          </table:table-cell>
          <table:table-cell office:value-type="float" office:value="0.0137733298553937" calcext:value-type="float">
            <text:p>0.0137733298553937</text:p>
          </table:table-cell>
          <table:table-cell office:value-type="float" office:value="0.958509316770186" calcext:value-type="float">
            <text:p>0.958509316770186</text:p>
          </table:table-cell>
          <table:table-cell office:value-type="float" office:value="0.0171100194588627" calcext:value-type="float">
            <text:p>0.0171100194588627</text:p>
          </table:table-cell>
          <table:table-cell office:value-type="float" office:value="0.961387163561077" calcext:value-type="float">
            <text:p>0.961387163561077</text:p>
          </table:table-cell>
          <table:table-cell office:value-type="float" office:value="0.0202367934783145" calcext:value-type="float">
            <text:p>0.0202367934783145</text:p>
          </table:table-cell>
          <table:table-cell office:value-type="float" office:value="0.958488612836439" calcext:value-type="float">
            <text:p>0.958488612836439</text:p>
          </table:table-cell>
          <table:table-cell office:value-type="float" office:value="0.014309948338963" calcext:value-type="float">
            <text:p>0.014309948338963</text:p>
          </table:table-cell>
          <table:table-cell office:value-type="float" office:value="0.961366459627329" calcext:value-type="float">
            <text:p>0.961366459627329</text:p>
          </table:table-cell>
          <table:table-cell office:value-type="float" office:value="0.0165833210472543" calcext:value-type="float">
            <text:p>0.0165833210472543</text:p>
          </table:table-cell>
          <table:table-cell office:value-type="float" office:value="0.958509316770186" calcext:value-type="float">
            <text:p>0.958509316770186</text:p>
          </table:table-cell>
          <table:table-cell office:value-type="float" office:value="0.0105521026431252" calcext:value-type="float">
            <text:p>0.0105521026431252</text:p>
          </table:table-cell>
          <table:table-cell office:value-type="float" office:value="0.961366459627329" calcext:value-type="float">
            <text:p>0.961366459627329</text:p>
          </table:table-cell>
          <table:table-cell office:value-type="float" office:value="0.0096747424391917" calcext:value-type="float">
            <text:p>0.0096747424391917</text:p>
          </table:table-cell>
          <table:table-cell office:value-type="float" office:value="0.962836438923395" calcext:value-type="float">
            <text:p>0.962836438923395</text:p>
          </table:table-cell>
          <table:table-cell office:value-type="float" office:value="0.0180411549074" calcext:value-type="float">
            <text:p>0.0180411549074</text:p>
          </table:table-cell>
          <table:table-cell office:value-type="float" office:value="0.965693581780538" calcext:value-type="float">
            <text:p>0.965693581780538</text:p>
          </table:table-cell>
          <table:table-cell office:value-type="float" office:value="0.0192604828045225" calcext:value-type="float">
            <text:p>0.0192604828045225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156843742962956" calcext:value-type="float">
            <text:p>0.0156843742962956</text:p>
          </table:table-cell>
          <table:table-cell office:value-type="float" office:value="0.962815734989648" calcext:value-type="float">
            <text:p>0.962815734989648</text:p>
          </table:table-cell>
          <table:table-cell office:value-type="float" office:value="0.0167453743807442" calcext:value-type="float">
            <text:p>0.0167453743807442</text:p>
          </table:table-cell>
          <table:table-cell office:value-type="float" office:value="0.962836438923395" calcext:value-type="float">
            <text:p>0.962836438923395</text:p>
          </table:table-cell>
          <table:table-cell office:value-type="float" office:value="0.0180411549074" calcext:value-type="float">
            <text:p>0.018041154907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reast-w</text:p>
          </table:table-cell>
          <table:table-cell office:value-type="float" office:value="0.959958592132505" calcext:value-type="float">
            <text:p>0.959958592132505</text:p>
          </table:table-cell>
          <table:table-cell office:value-type="float" office:value="0.01753155841361" calcext:value-type="float">
            <text:p>0.01753155841361</text:p>
          </table:table-cell>
          <table:table-cell office:value-type="float" office:value="0.959937888198758" calcext:value-type="float">
            <text:p>0.959937888198758</text:p>
          </table:table-cell>
          <table:table-cell office:value-type="float" office:value="0.0131441447157421" calcext:value-type="float">
            <text:p>0.0131441447157421</text:p>
          </table:table-cell>
          <table:table-cell office:value-type="float" office:value="0.961387163561077" calcext:value-type="float">
            <text:p>0.961387163561077</text:p>
          </table:table-cell>
          <table:table-cell office:value-type="float" office:value="0.013519261838926" calcext:value-type="float">
            <text:p>0.013519261838926</text:p>
          </table:table-cell>
          <table:table-cell office:value-type="float" office:value="0.961366459627329" calcext:value-type="float">
            <text:p>0.961366459627329</text:p>
          </table:table-cell>
          <table:table-cell office:value-type="float" office:value="0.0135758457972423" calcext:value-type="float">
            <text:p>0.0135758457972423</text:p>
          </table:table-cell>
          <table:table-cell office:value-type="float" office:value="0.967101449275362" calcext:value-type="float">
            <text:p>0.967101449275362</text:p>
          </table:table-cell>
          <table:table-cell office:value-type="float" office:value="0.0178703854639053" calcext:value-type="float">
            <text:p>0.0178703854639053</text:p>
          </table:table-cell>
          <table:table-cell office:value-type="float" office:value="0.958509316770186" calcext:value-type="float">
            <text:p>0.958509316770186</text:p>
          </table:table-cell>
          <table:table-cell office:value-type="float" office:value="0.0142144228879281" calcext:value-type="float">
            <text:p>0.0142144228879281</text:p>
          </table:table-cell>
          <table:table-cell office:value-type="float" office:value="0.961366459627329" calcext:value-type="float">
            <text:p>0.961366459627329</text:p>
          </table:table-cell>
          <table:table-cell office:value-type="float" office:value="0.019123532226085" calcext:value-type="float">
            <text:p>0.019123532226085</text:p>
          </table:table-cell>
          <table:table-cell office:value-type="float" office:value="0.958509316770186" calcext:value-type="float">
            <text:p>0.958509316770186</text:p>
          </table:table-cell>
          <table:table-cell office:value-type="float" office:value="0.0142144228879281" calcext:value-type="float">
            <text:p>0.0142144228879281</text:p>
          </table:table-cell>
          <table:table-cell office:value-type="float" office:value="0.961366459627329" calcext:value-type="float">
            <text:p>0.961366459627329</text:p>
          </table:table-cell>
          <table:table-cell office:value-type="float" office:value="0.0165833210472543" calcext:value-type="float">
            <text:p>0.0165833210472543</text:p>
          </table:table-cell>
          <table:table-cell office:value-type="float" office:value="0.962815734989648" calcext:value-type="float">
            <text:p>0.962815734989648</text:p>
          </table:table-cell>
          <table:table-cell office:value-type="float" office:value="0.0120147052141355" calcext:value-type="float">
            <text:p>0.0120147052141355</text:p>
          </table:table-cell>
          <table:table-cell office:value-type="float" office:value="0.959937888198758" calcext:value-type="float">
            <text:p>0.959937888198758</text:p>
          </table:table-cell>
          <table:table-cell office:value-type="float" office:value="0.011287916831084" calcext:value-type="float">
            <text:p>0.011287916831084</text:p>
          </table:table-cell>
          <table:table-cell office:value-type="float" office:value="0.959958592132505" calcext:value-type="float">
            <text:p>0.959958592132505</text:p>
          </table:table-cell>
          <table:table-cell office:value-type="float" office:value="0.0147191233626196" calcext:value-type="float">
            <text:p>0.0147191233626196</text:p>
          </table:table-cell>
          <table:table-cell office:value-type="float" office:value="0.964265010351967" calcext:value-type="float">
            <text:p>0.964265010351967</text:p>
          </table:table-cell>
          <table:table-cell office:value-type="float" office:value="0.0193175579405278" calcext:value-type="float">
            <text:p>0.0193175579405278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141650317028729" calcext:value-type="float">
            <text:p>0.0141650317028729</text:p>
          </table:table-cell>
          <table:table-cell office:value-type="float" office:value="0.965672877846791" calcext:value-type="float">
            <text:p>0.965672877846791</text:p>
          </table:table-cell>
          <table:table-cell office:value-type="float" office:value="0.0153401107011516" calcext:value-type="float">
            <text:p>0.0153401107011516</text:p>
          </table:table-cell>
          <table:table-cell office:value-type="float" office:value="0.962836438923395" calcext:value-type="float">
            <text:p>0.962836438923395</text:p>
          </table:table-cell>
          <table:table-cell office:value-type="float" office:value="0.0153225429530153" calcext:value-type="float">
            <text:p>0.015322542953015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reast-w</text:p>
          </table:table-cell>
          <table:table-cell office:value-type="float" office:value="0.957950310559006" calcext:value-type="float">
            <text:p>0.957950310559006</text:p>
          </table:table-cell>
          <table:table-cell office:value-type="float" office:value="0.0177043293730029" calcext:value-type="float">
            <text:p>0.0177043293730029</text:p>
          </table:table-cell>
          <table:table-cell office:value-type="float" office:value="0.959937888198758" calcext:value-type="float">
            <text:p>0.959937888198758</text:p>
          </table:table-cell>
          <table:table-cell office:value-type="float" office:value="0.0163933810003536" calcext:value-type="float">
            <text:p>0.0163933810003536</text:p>
          </table:table-cell>
          <table:table-cell office:value-type="float" office:value="0.961958592132505" calcext:value-type="float">
            <text:p>0.961958592132505</text:p>
          </table:table-cell>
          <table:table-cell office:value-type="float" office:value="0.0147214312635492" calcext:value-type="float">
            <text:p>0.0147214312635492</text:p>
          </table:table-cell>
          <table:table-cell office:value-type="float" office:value="0.961374741200828" calcext:value-type="float">
            <text:p>0.961374741200828</text:p>
          </table:table-cell>
          <table:table-cell office:value-type="float" office:value="0.0126931773886484" calcext:value-type="float">
            <text:p>0.0126931773886484</text:p>
          </table:table-cell>
          <table:table-cell office:value-type="float" office:value="0.961395445134576" calcext:value-type="float">
            <text:p>0.961395445134576</text:p>
          </table:table-cell>
          <table:table-cell office:value-type="float" office:value="0.0158058757009058" calcext:value-type="float">
            <text:p>0.0158058757009058</text:p>
          </table:table-cell>
          <table:table-cell office:value-type="float" office:value="0.957652173913044" calcext:value-type="float">
            <text:p>0.957652173913044</text:p>
          </table:table-cell>
          <table:table-cell office:value-type="float" office:value="0.0161241148318402" calcext:value-type="float">
            <text:p>0.0161241148318402</text:p>
          </table:table-cell>
          <table:table-cell office:value-type="float" office:value="0.960236024844721" calcext:value-type="float">
            <text:p>0.960236024844721</text:p>
          </table:table-cell>
          <table:table-cell office:value-type="float" office:value="0.0169994729401185" calcext:value-type="float">
            <text:p>0.0169994729401185</text:p>
          </table:table-cell>
          <table:table-cell office:value-type="float" office:value="0.959072463768116" calcext:value-type="float">
            <text:p>0.959072463768116</text:p>
          </table:table-cell>
          <table:table-cell office:value-type="float" office:value="0.014361573116002" calcext:value-type="float">
            <text:p>0.014361573116002</text:p>
          </table:table-cell>
          <table:table-cell office:value-type="float" office:value="0.960227743271222" calcext:value-type="float">
            <text:p>0.960227743271222</text:p>
          </table:table-cell>
          <table:table-cell office:value-type="float" office:value="0.0155885384593448" calcext:value-type="float">
            <text:p>0.0155885384593448</text:p>
          </table:table-cell>
          <table:table-cell office:value-type="float" office:value="0.960236024844721" calcext:value-type="float">
            <text:p>0.960236024844721</text:p>
          </table:table-cell>
          <table:table-cell office:value-type="float" office:value="0.0115355731143635" calcext:value-type="float">
            <text:p>0.0115355731143635</text:p>
          </table:table-cell>
          <table:table-cell office:value-type="float" office:value="0.959089026915114" calcext:value-type="float">
            <text:p>0.959089026915114</text:p>
          </table:table-cell>
          <table:table-cell office:value-type="float" office:value="0.0141566497606706" calcext:value-type="float">
            <text:p>0.0141566497606706</text:p>
          </table:table-cell>
          <table:table-cell office:value-type="float" office:value="0.959387163561077" calcext:value-type="float">
            <text:p>0.959387163561077</text:p>
          </table:table-cell>
          <table:table-cell office:value-type="float" office:value="0.0166563005947887" calcext:value-type="float">
            <text:p>0.0166563005947887</text:p>
          </table:table-cell>
          <table:table-cell office:value-type="float" office:value="0.964828157349896" calcext:value-type="float">
            <text:p>0.964828157349896</text:p>
          </table:table-cell>
          <table:table-cell office:value-type="float" office:value="0.0179134068135729" calcext:value-type="float">
            <text:p>0.0179134068135729</text:p>
          </table:table-cell>
          <table:table-cell office:value-type="float" office:value="0.958521739130435" calcext:value-type="float">
            <text:p>0.958521739130435</text:p>
          </table:table-cell>
          <table:table-cell office:value-type="float" office:value="0.0145770798838224" calcext:value-type="float">
            <text:p>0.0145770798838224</text:p>
          </table:table-cell>
          <table:table-cell office:value-type="float" office:value="0.961946169772257" calcext:value-type="float">
            <text:p>0.961946169772257</text:p>
          </table:table-cell>
          <table:table-cell office:value-type="float" office:value="0.0147156469650544" calcext:value-type="float">
            <text:p>0.0147156469650544</text:p>
          </table:table-cell>
          <table:table-cell office:value-type="float" office:value="0.96024016563147" calcext:value-type="float">
            <text:p>0.96024016563147</text:p>
          </table:table-cell>
          <table:table-cell office:value-type="float" office:value="0.0156747977837532" calcext:value-type="float">
            <text:p>0.015674797783753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reast-w</text:p>
          </table:table-cell>
          <table:table-cell office:value-type="float" office:value="0.951366459627329" calcext:value-type="float">
            <text:p>0.951366459627329</text:p>
          </table:table-cell>
          <table:table-cell office:value-type="float" office:value="0.01926478506604" calcext:value-type="float">
            <text:p>0.01926478506604</text:p>
          </table:table-cell>
          <table:table-cell office:value-type="float" office:value="0.955631469979296" calcext:value-type="float">
            <text:p>0.955631469979296</text:p>
          </table:table-cell>
          <table:table-cell office:value-type="float" office:value="0.0171741595171113" calcext:value-type="float">
            <text:p>0.0171741595171113</text:p>
          </table:table-cell>
          <table:table-cell office:value-type="float" office:value="0.958550724637681" calcext:value-type="float">
            <text:p>0.958550724637681</text:p>
          </table:table-cell>
          <table:table-cell office:value-type="float" office:value="0.0206718868610954" calcext:value-type="float">
            <text:p>0.0206718868610954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156843742962956" calcext:value-type="float">
            <text:p>0.0156843742962956</text:p>
          </table:table-cell>
          <table:table-cell office:value-type="float" office:value="0.958550724637681" calcext:value-type="float">
            <text:p>0.958550724637681</text:p>
          </table:table-cell>
          <table:table-cell office:value-type="float" office:value="0.0183473147504512" calcext:value-type="float">
            <text:p>0.0183473147504512</text:p>
          </table:table-cell>
          <table:table-cell office:value-type="float" office:value="0.952795031055901" calcext:value-type="float">
            <text:p>0.952795031055901</text:p>
          </table:table-cell>
          <table:table-cell office:value-type="float" office:value="0.0165476117620604" calcext:value-type="float">
            <text:p>0.0165476117620604</text:p>
          </table:table-cell>
          <table:table-cell office:value-type="float" office:value="0.958550724637681" calcext:value-type="float">
            <text:p>0.958550724637681</text:p>
          </table:table-cell>
          <table:table-cell office:value-type="float" office:value="0.015681868852478" calcext:value-type="float">
            <text:p>0.015681868852478</text:p>
          </table:table-cell>
          <table:table-cell office:value-type="float" office:value="0.954223602484472" calcext:value-type="float">
            <text:p>0.954223602484472</text:p>
          </table:table-cell>
          <table:table-cell office:value-type="float" office:value="0.019968404759451" calcext:value-type="float">
            <text:p>0.019968404759451</text:p>
          </table:table-cell>
          <table:table-cell office:value-type="float" office:value="0.954223602484472" calcext:value-type="float">
            <text:p>0.954223602484472</text:p>
          </table:table-cell>
          <table:table-cell office:value-type="float" office:value="0.0162074910726047" calcext:value-type="float">
            <text:p>0.0162074910726047</text:p>
          </table:table-cell>
          <table:table-cell office:value-type="float" office:value="0.954223602484472" calcext:value-type="float">
            <text:p>0.954223602484472</text:p>
          </table:table-cell>
          <table:table-cell office:value-type="float" office:value="0.018798556186962" calcext:value-type="float">
            <text:p>0.018798556186962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206737875764918" calcext:value-type="float">
            <text:p>0.0206737875764918</text:p>
          </table:table-cell>
          <table:table-cell office:value-type="float" office:value="0.958550724637681" calcext:value-type="float">
            <text:p>0.958550724637681</text:p>
          </table:table-cell>
          <table:table-cell office:value-type="float" office:value="0.0195441917836227" calcext:value-type="float">
            <text:p>0.0195441917836227</text:p>
          </table:table-cell>
          <table:table-cell office:value-type="float" office:value="0.959958592132505" calcext:value-type="float">
            <text:p>0.959958592132505</text:p>
          </table:table-cell>
          <table:table-cell office:value-type="float" office:value="0.0161865396699516" calcext:value-type="float">
            <text:p>0.0161865396699516</text:p>
          </table:table-cell>
          <table:table-cell office:value-type="float" office:value="0.951366459627329" calcext:value-type="float">
            <text:p>0.951366459627329</text:p>
          </table:table-cell>
          <table:table-cell office:value-type="float" office:value="0.0167460143256511" calcext:value-type="float">
            <text:p>0.0167460143256511</text:p>
          </table:table-cell>
          <table:table-cell office:value-type="float" office:value="0.967101449275362" calcext:value-type="float">
            <text:p>0.967101449275362</text:p>
          </table:table-cell>
          <table:table-cell office:value-type="float" office:value="0.0223775908515677" calcext:value-type="float">
            <text:p>0.0223775908515677</text:p>
          </table:table-cell>
          <table:table-cell office:value-type="float" office:value="0.948530020703934" calcext:value-type="float">
            <text:p>0.948530020703934</text:p>
          </table:table-cell>
          <table:table-cell office:value-type="float" office:value="0.0244244415521742" calcext:value-type="float">
            <text:p>0.024424441552174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reast-w</text:p>
          </table:table-cell>
          <table:table-cell office:value-type="float" office:value="0.955672877846791" calcext:value-type="float">
            <text:p>0.955672877846791</text:p>
          </table:table-cell>
          <table:table-cell office:value-type="float" office:value="0.0141557485159984" calcext:value-type="float">
            <text:p>0.0141557485159984</text:p>
          </table:table-cell>
          <table:table-cell office:value-type="float" office:value="0.961366459627329" calcext:value-type="float">
            <text:p>0.961366459627329</text:p>
          </table:table-cell>
          <table:table-cell office:value-type="float" office:value="0.0151543743860776" calcext:value-type="float">
            <text:p>0.0151543743860776</text:p>
          </table:table-cell>
          <table:table-cell office:value-type="float" office:value="0.955672877846791" calcext:value-type="float">
            <text:p>0.955672877846791</text:p>
          </table:table-cell>
          <table:table-cell office:value-type="float" office:value="0.0183422909642416" calcext:value-type="float">
            <text:p>0.0183422909642416</text:p>
          </table:table-cell>
          <table:table-cell office:value-type="float" office:value="0.955652173913044" calcext:value-type="float">
            <text:p>0.955652173913044</text:p>
          </table:table-cell>
          <table:table-cell office:value-type="float" office:value="0.0157164541585228" calcext:value-type="float">
            <text:p>0.0157164541585228</text:p>
          </table:table-cell>
          <table:table-cell office:value-type="float" office:value="0.957101449275362" calcext:value-type="float">
            <text:p>0.957101449275362</text:p>
          </table:table-cell>
          <table:table-cell office:value-type="float" office:value="0.0164563499651743" calcext:value-type="float">
            <text:p>0.0164563499651743</text:p>
          </table:table-cell>
          <table:table-cell office:value-type="float" office:value="0.957080745341615" calcext:value-type="float">
            <text:p>0.957080745341615</text:p>
          </table:table-cell>
          <table:table-cell office:value-type="float" office:value="0.0095258346933137" calcext:value-type="float">
            <text:p>0.0095258346933137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17069009080471" calcext:value-type="float">
            <text:p>0.017069009080471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255766077182339" calcext:value-type="float">
            <text:p>0.0255766077182339</text:p>
          </table:table-cell>
          <table:table-cell office:value-type="float" office:value="0.951366459627329" calcext:value-type="float">
            <text:p>0.951366459627329</text:p>
          </table:table-cell>
          <table:table-cell office:value-type="float" office:value="0.0167460143256512" calcext:value-type="float">
            <text:p>0.0167460143256512</text:p>
          </table:table-cell>
          <table:table-cell office:value-type="float" office:value="0.955652173913044" calcext:value-type="float">
            <text:p>0.955652173913044</text:p>
          </table:table-cell>
          <table:table-cell office:value-type="float" office:value="0.0170984913147287" calcext:value-type="float">
            <text:p>0.0170984913147287</text:p>
          </table:table-cell>
          <table:table-cell office:value-type="float" office:value="0.959958592132505" calcext:value-type="float">
            <text:p>0.959958592132505</text:p>
          </table:table-cell>
          <table:table-cell office:value-type="float" office:value="0.0147191233626196" calcext:value-type="float">
            <text:p>0.0147191233626196</text:p>
          </table:table-cell>
          <table:table-cell office:value-type="float" office:value="0.954244306418219" calcext:value-type="float">
            <text:p>0.954244306418219</text:p>
          </table:table-cell>
          <table:table-cell office:value-type="float" office:value="0.0161702891840717" calcext:value-type="float">
            <text:p>0.0161702891840717</text:p>
          </table:table-cell>
          <table:table-cell office:value-type="float" office:value="0.952815734989648" calcext:value-type="float">
            <text:p>0.952815734989648</text:p>
          </table:table-cell>
          <table:table-cell office:value-type="float" office:value="0.0190627284268395" calcext:value-type="float">
            <text:p>0.0190627284268395</text:p>
          </table:table-cell>
          <table:table-cell office:value-type="float" office:value="0.957101449275362" calcext:value-type="float">
            <text:p>0.957101449275362</text:p>
          </table:table-cell>
          <table:table-cell office:value-type="float" office:value="0.0164563499651743" calcext:value-type="float">
            <text:p>0.0164563499651743</text:p>
          </table:table-cell>
          <table:table-cell office:value-type="float" office:value="0.959958592132505" calcext:value-type="float">
            <text:p>0.959958592132505</text:p>
          </table:table-cell>
          <table:table-cell office:value-type="float" office:value="0.0221079496132371" calcext:value-type="float">
            <text:p>0.0221079496132371</text:p>
          </table:table-cell>
          <table:table-cell office:value-type="float" office:value="0.958509316770186" calcext:value-type="float">
            <text:p>0.958509316770186</text:p>
          </table:table-cell>
          <table:table-cell office:value-type="float" office:value="0.0183876110412843" calcext:value-type="float">
            <text:p>0.018387611041284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reast-w</text:p>
          </table:table-cell>
          <table:table-cell office:value-type="float" office:value="0.957101449275362" calcext:value-type="float">
            <text:p>0.957101449275362</text:p>
          </table:table-cell>
          <table:table-cell office:value-type="float" office:value="0.01160848966953" calcext:value-type="float">
            <text:p>0.01160848966953</text:p>
          </table:table-cell>
          <table:table-cell office:value-type="float" office:value="0.959937888198758" calcext:value-type="float">
            <text:p>0.959937888198758</text:p>
          </table:table-cell>
          <table:table-cell office:value-type="float" office:value="0.0162318048335414" calcext:value-type="float">
            <text:p>0.0162318048335414</text:p>
          </table:table-cell>
          <table:table-cell office:value-type="float" office:value="0.959937888198758" calcext:value-type="float">
            <text:p>0.959937888198758</text:p>
          </table:table-cell>
          <table:table-cell office:value-type="float" office:value="0.0175733594419815" calcext:value-type="float">
            <text:p>0.0175733594419815</text:p>
          </table:table-cell>
          <table:table-cell office:value-type="float" office:value="0.954244306418219" calcext:value-type="float">
            <text:p>0.954244306418219</text:p>
          </table:table-cell>
          <table:table-cell office:value-type="float" office:value="0.0199382214368588" calcext:value-type="float">
            <text:p>0.0199382214368588</text:p>
          </table:table-cell>
          <table:table-cell office:value-type="float" office:value="0.955652173913044" calcext:value-type="float">
            <text:p>0.955652173913044</text:p>
          </table:table-cell>
          <table:table-cell office:value-type="float" office:value="0.0170984913147287" calcext:value-type="float">
            <text:p>0.0170984913147287</text:p>
          </table:table-cell>
          <table:table-cell office:value-type="float" office:value="0.957080745341615" calcext:value-type="float">
            <text:p>0.957080745341615</text:p>
          </table:table-cell>
          <table:table-cell office:value-type="float" office:value="0.0134701326812376" calcext:value-type="float">
            <text:p>0.0134701326812376</text:p>
          </table:table-cell>
          <table:table-cell office:value-type="float" office:value="0.957080745341615" calcext:value-type="float">
            <text:p>0.957080745341615</text:p>
          </table:table-cell>
          <table:table-cell office:value-type="float" office:value="0.0164968912918752" calcext:value-type="float">
            <text:p>0.0164968912918752</text:p>
          </table:table-cell>
          <table:table-cell office:value-type="float" office:value="0.959958592132505" calcext:value-type="float">
            <text:p>0.959958592132505</text:p>
          </table:table-cell>
          <table:table-cell office:value-type="float" office:value="0.0199514031650815" calcext:value-type="float">
            <text:p>0.0199514031650815</text:p>
          </table:table-cell>
          <table:table-cell office:value-type="float" office:value="0.952815734989648" calcext:value-type="float">
            <text:p>0.952815734989648</text:p>
          </table:table-cell>
          <table:table-cell office:value-type="float" office:value="0.0178335678189344" calcext:value-type="float">
            <text:p>0.0178335678189344</text:p>
          </table:table-cell>
          <table:table-cell office:value-type="float" office:value="0.961387163561077" calcext:value-type="float">
            <text:p>0.961387163561077</text:p>
          </table:table-cell>
          <table:table-cell office:value-type="float" office:value="0.0165370308252493" calcext:value-type="float">
            <text:p>0.0165370308252493</text:p>
          </table:table-cell>
          <table:table-cell office:value-type="float" office:value="0.961387163561077" calcext:value-type="float">
            <text:p>0.961387163561077</text:p>
          </table:table-cell>
          <table:table-cell office:value-type="float" office:value="0.015103705326586" calcext:value-type="float">
            <text:p>0.015103705326586</text:p>
          </table:table-cell>
          <table:table-cell office:value-type="float" office:value="0.955672877846791" calcext:value-type="float">
            <text:p>0.955672877846791</text:p>
          </table:table-cell>
          <table:table-cell office:value-type="float" office:value="0.0141557485159984" calcext:value-type="float">
            <text:p>0.0141557485159984</text:p>
          </table:table-cell>
          <table:table-cell office:value-type="float" office:value="0.955672877846791" calcext:value-type="float">
            <text:p>0.955672877846791</text:p>
          </table:table-cell>
          <table:table-cell office:value-type="float" office:value="0.0183422909642416" calcext:value-type="float">
            <text:p>0.0183422909642416</text:p>
          </table:table-cell>
          <table:table-cell office:value-type="float" office:value="0.962836438923395" calcext:value-type="float">
            <text:p>0.962836438923395</text:p>
          </table:table-cell>
          <table:table-cell office:value-type="float" office:value="0.0153225429530152" calcext:value-type="float">
            <text:p>0.0153225429530152</text:p>
          </table:table-cell>
          <table:table-cell office:value-type="float" office:value="0.961387163561077" calcext:value-type="float">
            <text:p>0.961387163561077</text:p>
          </table:table-cell>
          <table:table-cell office:value-type="float" office:value="0.0190834047371283" calcext:value-type="float">
            <text:p>0.0190834047371283</text:p>
          </table:table-cell>
          <table:table-cell office:value-type="float" office:value="0.961387163561077" calcext:value-type="float">
            <text:p>0.961387163561077</text:p>
          </table:table-cell>
          <table:table-cell office:value-type="float" office:value="0.015103705326586" calcext:value-type="float">
            <text:p>0.01510370532658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reast-w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156843742962956" calcext:value-type="float">
            <text:p>0.0156843742962956</text:p>
          </table:table-cell>
          <table:table-cell office:value-type="float" office:value="0.958509316770186" calcext:value-type="float">
            <text:p>0.958509316770186</text:p>
          </table:table-cell>
          <table:table-cell office:value-type="float" office:value="0.0183876110412843" calcext:value-type="float">
            <text:p>0.0183876110412843</text:p>
          </table:table-cell>
          <table:table-cell office:value-type="float" office:value="0.959937888198758" calcext:value-type="float">
            <text:p>0.959937888198758</text:p>
          </table:table-cell>
          <table:table-cell office:value-type="float" office:value="0.0175733594419815" calcext:value-type="float">
            <text:p>0.0175733594419815</text:p>
          </table:table-cell>
          <table:table-cell office:value-type="float" office:value="0.955652173913044" calcext:value-type="float">
            <text:p>0.955652173913044</text:p>
          </table:table-cell>
          <table:table-cell office:value-type="float" office:value="0.0195719532261258" calcext:value-type="float">
            <text:p>0.0195719532261258</text:p>
          </table:table-cell>
          <table:table-cell office:value-type="float" office:value="0.958509316770186" calcext:value-type="float">
            <text:p>0.958509316770186</text:p>
          </table:table-cell>
          <table:table-cell office:value-type="float" office:value="0.0171100194588627" calcext:value-type="float">
            <text:p>0.0171100194588627</text:p>
          </table:table-cell>
          <table:table-cell office:value-type="float" office:value="0.957080745341615" calcext:value-type="float">
            <text:p>0.957080745341615</text:p>
          </table:table-cell>
          <table:table-cell office:value-type="float" office:value="0.0134701326812376" calcext:value-type="float">
            <text:p>0.0134701326812376</text:p>
          </table:table-cell>
          <table:table-cell office:value-type="float" office:value="0.959958592132505" calcext:value-type="float">
            <text:p>0.959958592132505</text:p>
          </table:table-cell>
          <table:table-cell office:value-type="float" office:value="0.01753155841361" calcext:value-type="float">
            <text:p>0.01753155841361</text:p>
          </table:table-cell>
          <table:table-cell office:value-type="float" office:value="0.957101449275362" calcext:value-type="float">
            <text:p>0.957101449275362</text:p>
          </table:table-cell>
          <table:table-cell office:value-type="float" office:value="0.0177809709549055" calcext:value-type="float">
            <text:p>0.0177809709549055</text:p>
          </table:table-cell>
          <table:table-cell office:value-type="float" office:value="0.951366459627329" calcext:value-type="float">
            <text:p>0.951366459627329</text:p>
          </table:table-cell>
          <table:table-cell office:value-type="float" office:value="0.0167460143256512" calcext:value-type="float">
            <text:p>0.0167460143256512</text:p>
          </table:table-cell>
          <table:table-cell office:value-type="float" office:value="0.959958592132505" calcext:value-type="float">
            <text:p>0.959958592132505</text:p>
          </table:table-cell>
          <table:table-cell office:value-type="float" office:value="0.0187804955827242" calcext:value-type="float">
            <text:p>0.0187804955827242</text:p>
          </table:table-cell>
          <table:table-cell office:value-type="float" office:value="0.961387163561077" calcext:value-type="float">
            <text:p>0.961387163561077</text:p>
          </table:table-cell>
          <table:table-cell office:value-type="float" office:value="0.0178556675158939" calcext:value-type="float">
            <text:p>0.0178556675158939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156843742962956" calcext:value-type="float">
            <text:p>0.0156843742962956</text:p>
          </table:table-cell>
          <table:table-cell office:value-type="float" office:value="0.955672877846791" calcext:value-type="float">
            <text:p>0.955672877846791</text:p>
          </table:table-cell>
          <table:table-cell office:value-type="float" office:value="0.0141557485159984" calcext:value-type="float">
            <text:p>0.0141557485159984</text:p>
          </table:table-cell>
          <table:table-cell office:value-type="float" office:value="0.962815734989648" calcext:value-type="float">
            <text:p>0.962815734989648</text:p>
          </table:table-cell>
          <table:table-cell office:value-type="float" office:value="0.0120147052141355" calcext:value-type="float">
            <text:p>0.0120147052141355</text:p>
          </table:table-cell>
          <table:table-cell office:value-type="float" office:value="0.955672877846791" calcext:value-type="float">
            <text:p>0.955672877846791</text:p>
          </table:table-cell>
          <table:table-cell office:value-type="float" office:value="0.0183422909642416" calcext:value-type="float">
            <text:p>0.0183422909642416</text:p>
          </table:table-cell>
          <table:table-cell office:value-type="float" office:value="0.959958592132505" calcext:value-type="float">
            <text:p>0.959958592132505</text:p>
          </table:table-cell>
          <table:table-cell office:value-type="float" office:value="0.01753155841361" calcext:value-type="float">
            <text:p>0.0175315584136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reast-w</text:p>
          </table:table-cell>
          <table:table-cell office:value-type="float" office:value="0.957080745341615" calcext:value-type="float">
            <text:p>0.957080745341615</text:p>
          </table:table-cell>
          <table:table-cell office:value-type="float" office:value="0.0164968912918752" calcext:value-type="float">
            <text:p>0.0164968912918752</text:p>
          </table:table-cell>
          <table:table-cell office:value-type="float" office:value="0.959958592132505" calcext:value-type="float">
            <text:p>0.959958592132505</text:p>
          </table:table-cell>
          <table:table-cell office:value-type="float" office:value="0.0187804955827242" calcext:value-type="float">
            <text:p>0.0187804955827242</text:p>
          </table:table-cell>
          <table:table-cell office:value-type="float" office:value="0.961366459627329" calcext:value-type="float">
            <text:p>0.961366459627329</text:p>
          </table:table-cell>
          <table:table-cell office:value-type="float" office:value="0.0151543743860776" calcext:value-type="float">
            <text:p>0.0151543743860776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183494562565789" calcext:value-type="float">
            <text:p>0.0183494562565789</text:p>
          </table:table-cell>
          <table:table-cell office:value-type="float" office:value="0.961387163561077" calcext:value-type="float">
            <text:p>0.961387163561077</text:p>
          </table:table-cell>
          <table:table-cell office:value-type="float" office:value="0.0202367934783145" calcext:value-type="float">
            <text:p>0.0202367934783145</text:p>
          </table:table-cell>
          <table:table-cell office:value-type="float" office:value="0.958509316770186" calcext:value-type="float">
            <text:p>0.958509316770186</text:p>
          </table:table-cell>
          <table:table-cell office:value-type="float" office:value="0.0171100194588627" calcext:value-type="float">
            <text:p>0.0171100194588627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156843742962956" calcext:value-type="float">
            <text:p>0.0156843742962956</text:p>
          </table:table-cell>
          <table:table-cell office:value-type="float" office:value="0.954223602484472" calcext:value-type="float">
            <text:p>0.954223602484472</text:p>
          </table:table-cell>
          <table:table-cell office:value-type="float" office:value="0.0162074910726047" calcext:value-type="float">
            <text:p>0.0162074910726047</text:p>
          </table:table-cell>
          <table:table-cell office:value-type="float" office:value="0.957101449275362" calcext:value-type="float">
            <text:p>0.957101449275362</text:p>
          </table:table-cell>
          <table:table-cell office:value-type="float" office:value="0.0190135320764475" calcext:value-type="float">
            <text:p>0.0190135320764475</text:p>
          </table:table-cell>
          <table:table-cell office:value-type="float" office:value="0.959958592132505" calcext:value-type="float">
            <text:p>0.959958592132505</text:p>
          </table:table-cell>
          <table:table-cell office:value-type="float" office:value="0.01753155841361" calcext:value-type="float">
            <text:p>0.01753155841361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183494562565789" calcext:value-type="float">
            <text:p>0.0183494562565789</text:p>
          </table:table-cell>
          <table:table-cell office:value-type="float" office:value="0.957101449275362" calcext:value-type="float">
            <text:p>0.957101449275362</text:p>
          </table:table-cell>
          <table:table-cell office:value-type="float" office:value="0.0190135320764475" calcext:value-type="float">
            <text:p>0.0190135320764475</text:p>
          </table:table-cell>
          <table:table-cell office:value-type="float" office:value="0.957101449275362" calcext:value-type="float">
            <text:p>0.957101449275362</text:p>
          </table:table-cell>
          <table:table-cell office:value-type="float" office:value="0.0150153248467487" calcext:value-type="float">
            <text:p>0.0150153248467487</text:p>
          </table:table-cell>
          <table:table-cell office:value-type="float" office:value="0.961387163561077" calcext:value-type="float">
            <text:p>0.961387163561077</text:p>
          </table:table-cell>
          <table:table-cell office:value-type="float" office:value="0.0117225836207953" calcext:value-type="float">
            <text:p>0.0117225836207953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17069009080471" calcext:value-type="float">
            <text:p>0.017069009080471</text:p>
          </table:table-cell>
          <table:table-cell office:value-type="float" office:value="0.961387163561077" calcext:value-type="float">
            <text:p>0.961387163561077</text:p>
          </table:table-cell>
          <table:table-cell office:value-type="float" office:value="0.0178556675158939" calcext:value-type="float">
            <text:p>0.0178556675158939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reast-w</text:p>
          </table:table-cell>
          <table:table-cell office:value-type="float" office:value="0.955950310559006" calcext:value-type="float">
            <text:p>0.955950310559006</text:p>
          </table:table-cell>
          <table:table-cell office:value-type="float" office:value="0.0154420577679478" calcext:value-type="float">
            <text:p>0.0154420577679478</text:p>
          </table:table-cell>
          <table:table-cell office:value-type="float" office:value="0.959080745341615" calcext:value-type="float">
            <text:p>0.959080745341615</text:p>
          </table:table-cell>
          <table:table-cell office:value-type="float" office:value="0.0171456890721478" calcext:value-type="float">
            <text:p>0.0171456890721478</text:p>
          </table:table-cell>
          <table:table-cell office:value-type="float" office:value="0.959093167701863" calcext:value-type="float">
            <text:p>0.959093167701863</text:p>
          </table:table-cell>
          <table:table-cell office:value-type="float" office:value="0.0178630542190755" calcext:value-type="float">
            <text:p>0.0178630542190755</text:p>
          </table:table-cell>
          <table:table-cell office:value-type="float" office:value="0.956521739130435" calcext:value-type="float">
            <text:p>0.956521739130435</text:p>
          </table:table-cell>
          <table:table-cell office:value-type="float" office:value="0.0178520918748764" calcext:value-type="float">
            <text:p>0.0178520918748764</text:p>
          </table:table-cell>
          <table:table-cell office:value-type="float" office:value="0.95824016563147" calcext:value-type="float">
            <text:p>0.95824016563147</text:p>
          </table:table-cell>
          <table:table-cell office:value-type="float" office:value="0.0178497937935063" calcext:value-type="float">
            <text:p>0.0178497937935063</text:p>
          </table:table-cell>
          <table:table-cell office:value-type="float" office:value="0.956509316770186" calcext:value-type="float">
            <text:p>0.956509316770186</text:p>
          </table:table-cell>
          <table:table-cell office:value-type="float" office:value="0.0140247462553424" calcext:value-type="float">
            <text:p>0.0140247462553424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16492740386946" calcext:value-type="float">
            <text:p>0.016492740386946</text:p>
          </table:table-cell>
          <table:table-cell office:value-type="float" office:value="0.956807453416149" calcext:value-type="float">
            <text:p>0.956807453416149</text:p>
          </table:table-cell>
          <table:table-cell office:value-type="float" office:value="0.0198969755340553" calcext:value-type="float">
            <text:p>0.0198969755340553</text:p>
          </table:table-cell>
          <table:table-cell office:value-type="float" office:value="0.953374741200828" calcext:value-type="float">
            <text:p>0.953374741200828</text:p>
          </table:table-cell>
          <table:table-cell office:value-type="float" office:value="0.0173093239238578" calcext:value-type="float">
            <text:p>0.0173093239238578</text:p>
          </table:table-cell>
          <table:table-cell office:value-type="float" office:value="0.958236024844721" calcext:value-type="float">
            <text:p>0.958236024844721</text:p>
          </table:table-cell>
          <table:table-cell office:value-type="float" office:value="0.0177492264646548" calcext:value-type="float">
            <text:p>0.0177492264646548</text:p>
          </table:table-cell>
          <table:table-cell office:value-type="float" office:value="0.959958592132505" calcext:value-type="float">
            <text:p>0.959958592132505</text:p>
          </table:table-cell>
          <table:table-cell office:value-type="float" office:value="0.017340348007634" calcext:value-type="float">
            <text:p>0.017340348007634</text:p>
          </table:table-cell>
          <table:table-cell office:value-type="float" office:value="0.956819875776398" calcext:value-type="float">
            <text:p>0.956819875776398</text:p>
          </table:table-cell>
          <table:table-cell office:value-type="float" office:value="0.0169136271712872" calcext:value-type="float">
            <text:p>0.0169136271712872</text:p>
          </table:table-cell>
          <table:table-cell office:value-type="float" office:value="0.956244306418219" calcext:value-type="float">
            <text:p>0.956244306418219</text:p>
          </table:table-cell>
          <table:table-cell office:value-type="float" office:value="0.016552526484756" calcext:value-type="float">
            <text:p>0.016552526484756</text:p>
          </table:table-cell>
          <table:table-cell office:value-type="float" office:value="0.959101449275362" calcext:value-type="float">
            <text:p>0.959101449275362</text:p>
          </table:table-cell>
          <table:table-cell office:value-type="float" office:value="0.0144524392157543" calcext:value-type="float">
            <text:p>0.0144524392157543</text:p>
          </table:table-cell>
          <table:table-cell office:value-type="float" office:value="0.960530020703934" calcext:value-type="float">
            <text:p>0.960530020703934</text:p>
          </table:table-cell>
          <table:table-cell office:value-type="float" office:value="0.0197960490493291" calcext:value-type="float">
            <text:p>0.0197960490493291</text:p>
          </table:table-cell>
          <table:table-cell office:value-type="float" office:value="0.957954451345756" calcext:value-type="float">
            <text:p>0.957954451345756</text:p>
          </table:table-cell>
          <table:table-cell office:value-type="float" office:value="0.0186605967699097" calcext:value-type="float">
            <text:p>0.01866059676990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upa</text:p>
          </table:table-cell>
          <table:table-cell office:value-type="float" office:value="0.730840336134454" calcext:value-type="float">
            <text:p>0.730840336134454</text:p>
          </table:table-cell>
          <table:table-cell office:value-type="float" office:value="0.0801551763385167" calcext:value-type="float">
            <text:p>0.0801551763385167</text:p>
          </table:table-cell>
          <table:table-cell office:value-type="float" office:value="0.704789915966386" calcext:value-type="float">
            <text:p>0.704789915966386</text:p>
          </table:table-cell>
          <table:table-cell office:value-type="float" office:value="0.0748649420682282" calcext:value-type="float">
            <text:p>0.0748649420682282</text:p>
          </table:table-cell>
          <table:table-cell office:value-type="float" office:value="0.719663865546219" calcext:value-type="float">
            <text:p>0.719663865546219</text:p>
          </table:table-cell>
          <table:table-cell office:value-type="float" office:value="0.104828690945311" calcext:value-type="float">
            <text:p>0.104828690945311</text:p>
          </table:table-cell>
          <table:table-cell office:value-type="float" office:value="0.672605042016807" calcext:value-type="float">
            <text:p>0.672605042016807</text:p>
          </table:table-cell>
          <table:table-cell office:value-type="float" office:value="0.0792080392824075" calcext:value-type="float">
            <text:p>0.0792080392824075</text:p>
          </table:table-cell>
          <table:table-cell office:value-type="float" office:value="0.740084033613445" calcext:value-type="float">
            <text:p>0.740084033613445</text:p>
          </table:table-cell>
          <table:table-cell office:value-type="float" office:value="0.103343541846266" calcext:value-type="float">
            <text:p>0.103343541846266</text:p>
          </table:table-cell>
          <table:table-cell office:value-type="float" office:value="0.704453781512605" calcext:value-type="float">
            <text:p>0.704453781512605</text:p>
          </table:table-cell>
          <table:table-cell office:value-type="float" office:value="0.0675146153756038" calcext:value-type="float">
            <text:p>0.0675146153756038</text:p>
          </table:table-cell>
          <table:table-cell office:value-type="float" office:value="0.678571428571429" calcext:value-type="float">
            <text:p>0.678571428571429</text:p>
          </table:table-cell>
          <table:table-cell office:value-type="float" office:value="0.0703680818360592" calcext:value-type="float">
            <text:p>0.0703680818360592</text:p>
          </table:table-cell>
          <table:table-cell office:value-type="float" office:value="0.748487394957983" calcext:value-type="float">
            <text:p>0.748487394957983</text:p>
          </table:table-cell>
          <table:table-cell office:value-type="float" office:value="0.0868618824462135" calcext:value-type="float">
            <text:p>0.0868618824462135</text:p>
          </table:table-cell>
          <table:table-cell office:value-type="float" office:value="0.718991596638656" calcext:value-type="float">
            <text:p>0.718991596638656</text:p>
          </table:table-cell>
          <table:table-cell office:value-type="float" office:value="0.0548893828843761" calcext:value-type="float">
            <text:p>0.0548893828843761</text:p>
          </table:table-cell>
          <table:table-cell office:value-type="float" office:value="0.690084033613445" calcext:value-type="float">
            <text:p>0.690084033613445</text:p>
          </table:table-cell>
          <table:table-cell office:value-type="float" office:value="0.0734329632882523" calcext:value-type="float">
            <text:p>0.0734329632882523</text:p>
          </table:table-cell>
          <table:table-cell office:value-type="float" office:value="0.71344537815126" calcext:value-type="float">
            <text:p>0.71344537815126</text:p>
          </table:table-cell>
          <table:table-cell office:value-type="float" office:value="0.0881663507274266" calcext:value-type="float">
            <text:p>0.0881663507274266</text:p>
          </table:table-cell>
          <table:table-cell office:value-type="float" office:value="0.705042016806723" calcext:value-type="float">
            <text:p>0.705042016806723</text:p>
          </table:table-cell>
          <table:table-cell office:value-type="float" office:value="0.088122732880578" calcext:value-type="float">
            <text:p>0.088122732880578</text:p>
          </table:table-cell>
          <table:table-cell office:value-type="float" office:value="0.695882352941177" calcext:value-type="float">
            <text:p>0.695882352941177</text:p>
          </table:table-cell>
          <table:table-cell office:value-type="float" office:value="0.0816904410245857" calcext:value-type="float">
            <text:p>0.0816904410245857</text:p>
          </table:table-cell>
          <table:table-cell office:value-type="float" office:value="0.693109243697479" calcext:value-type="float">
            <text:p>0.693109243697479</text:p>
          </table:table-cell>
          <table:table-cell office:value-type="float" office:value="0.0676420421381581" calcext:value-type="float">
            <text:p>0.0676420421381581</text:p>
          </table:table-cell>
          <table:table-cell office:value-type="float" office:value="0.710588235294118" calcext:value-type="float">
            <text:p>0.710588235294118</text:p>
          </table:table-cell>
          <table:table-cell office:value-type="float" office:value="0.0535258864290086" calcext:value-type="float">
            <text:p>0.0535258864290086</text:p>
          </table:table-cell>
          <table:table-cell office:value-type="float" office:value="0.684201680672269" calcext:value-type="float">
            <text:p>0.684201680672269</text:p>
          </table:table-cell>
          <table:table-cell office:value-type="float" office:value="0.0891916514463437" calcext:value-type="float">
            <text:p>0.089191651446343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upa</text:p>
          </table:table-cell>
          <table:table-cell office:value-type="float" office:value="0.724957983193277" calcext:value-type="float">
            <text:p>0.724957983193277</text:p>
          </table:table-cell>
          <table:table-cell office:value-type="float" office:value="0.0731859927488681" calcext:value-type="float">
            <text:p>0.0731859927488681</text:p>
          </table:table-cell>
          <table:table-cell office:value-type="float" office:value="0.696050420168067" calcext:value-type="float">
            <text:p>0.696050420168067</text:p>
          </table:table-cell>
          <table:table-cell office:value-type="float" office:value="0.0713962139045259" calcext:value-type="float">
            <text:p>0.0713962139045259</text:p>
          </table:table-cell>
          <table:table-cell office:value-type="float" office:value="0.719411764705882" calcext:value-type="float">
            <text:p>0.719411764705882</text:p>
          </table:table-cell>
          <table:table-cell office:value-type="float" office:value="0.0882530327640812" calcext:value-type="float">
            <text:p>0.0882530327640812</text:p>
          </table:table-cell>
          <table:table-cell office:value-type="float" office:value="0.725378151260504" calcext:value-type="float">
            <text:p>0.725378151260504</text:p>
          </table:table-cell>
          <table:table-cell office:value-type="float" office:value="0.0910530473924204" calcext:value-type="float">
            <text:p>0.0910530473924204</text:p>
          </table:table-cell>
          <table:table-cell office:value-type="float" office:value="0.72218487394958" calcext:value-type="float">
            <text:p>0.72218487394958</text:p>
          </table:table-cell>
          <table:table-cell office:value-type="float" office:value="0.0894107818512003" calcext:value-type="float">
            <text:p>0.0894107818512003</text:p>
          </table:table-cell>
          <table:table-cell office:value-type="float" office:value="0.716470588235294" calcext:value-type="float">
            <text:p>0.716470588235294</text:p>
          </table:table-cell>
          <table:table-cell office:value-type="float" office:value="0.0723298984812862" calcext:value-type="float">
            <text:p>0.0723298984812862</text:p>
          </table:table-cell>
          <table:table-cell office:value-type="float" office:value="0.745210084033613" calcext:value-type="float">
            <text:p>0.745210084033613</text:p>
          </table:table-cell>
          <table:table-cell office:value-type="float" office:value="0.0764596086966063" calcext:value-type="float">
            <text:p>0.0764596086966063</text:p>
          </table:table-cell>
          <table:table-cell office:value-type="float" office:value="0.719579831932773" calcext:value-type="float">
            <text:p>0.719579831932773</text:p>
          </table:table-cell>
          <table:table-cell office:value-type="float" office:value="0.0948153825442925" calcext:value-type="float">
            <text:p>0.0948153825442925</text:p>
          </table:table-cell>
          <table:table-cell office:value-type="float" office:value="0.710336134453782" calcext:value-type="float">
            <text:p>0.710336134453782</text:p>
          </table:table-cell>
          <table:table-cell office:value-type="float" office:value="0.0611312691486857" calcext:value-type="float">
            <text:p>0.0611312691486857</text:p>
          </table:table-cell>
          <table:table-cell office:value-type="float" office:value="0.725210084033613" calcext:value-type="float">
            <text:p>0.725210084033613</text:p>
          </table:table-cell>
          <table:table-cell office:value-type="float" office:value="0.0896157190269711" calcext:value-type="float">
            <text:p>0.0896157190269711</text:p>
          </table:table-cell>
          <table:table-cell office:value-type="float" office:value="0.716386554621849" calcext:value-type="float">
            <text:p>0.716386554621849</text:p>
          </table:table-cell>
          <table:table-cell office:value-type="float" office:value="0.0785296003542724" calcext:value-type="float">
            <text:p>0.0785296003542724</text:p>
          </table:table-cell>
          <table:table-cell office:value-type="float" office:value="0.716470588235294" calcext:value-type="float">
            <text:p>0.716470588235294</text:p>
          </table:table-cell>
          <table:table-cell office:value-type="float" office:value="0.0941836503258466" calcext:value-type="float">
            <text:p>0.0941836503258466</text:p>
          </table:table-cell>
          <table:table-cell office:value-type="float" office:value="0.713529411764706" calcext:value-type="float">
            <text:p>0.713529411764706</text:p>
          </table:table-cell>
          <table:table-cell office:value-type="float" office:value="0.0909294350957241" calcext:value-type="float">
            <text:p>0.0909294350957241</text:p>
          </table:table-cell>
          <table:table-cell office:value-type="float" office:value="0.727983193277311" calcext:value-type="float">
            <text:p>0.727983193277311</text:p>
          </table:table-cell>
          <table:table-cell office:value-type="float" office:value="0.0904541170357624" calcext:value-type="float">
            <text:p>0.0904541170357624</text:p>
          </table:table-cell>
          <table:table-cell office:value-type="float" office:value="0.71344537815126" calcext:value-type="float">
            <text:p>0.71344537815126</text:p>
          </table:table-cell>
          <table:table-cell office:value-type="float" office:value="0.090903156077699" calcext:value-type="float">
            <text:p>0.090903156077699</text:p>
          </table:table-cell>
          <table:table-cell office:value-type="float" office:value="0.70453781512605" calcext:value-type="float">
            <text:p>0.70453781512605</text:p>
          </table:table-cell>
          <table:table-cell office:value-type="float" office:value="0.0623741032843264" calcext:value-type="float">
            <text:p>0.062374103284326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upa</text:p>
          </table:table-cell>
          <table:table-cell office:value-type="float" office:value="0.742352941176471" calcext:value-type="float">
            <text:p>0.742352941176471</text:p>
          </table:table-cell>
          <table:table-cell office:value-type="float" office:value="0.0905877329272763" calcext:value-type="float">
            <text:p>0.0905877329272763</text:p>
          </table:table-cell>
          <table:table-cell office:value-type="float" office:value="0.701848739495798" calcext:value-type="float">
            <text:p>0.701848739495798</text:p>
          </table:table-cell>
          <table:table-cell office:value-type="float" office:value="0.0480680757076399" calcext:value-type="float">
            <text:p>0.0480680757076399</text:p>
          </table:table-cell>
          <table:table-cell office:value-type="float" office:value="0.72218487394958" calcext:value-type="float">
            <text:p>0.72218487394958</text:p>
          </table:table-cell>
          <table:table-cell office:value-type="float" office:value="0.0703825200366505" calcext:value-type="float">
            <text:p>0.0703825200366505</text:p>
          </table:table-cell>
          <table:table-cell office:value-type="float" office:value="0.728067226890756" calcext:value-type="float">
            <text:p>0.728067226890756</text:p>
          </table:table-cell>
          <table:table-cell office:value-type="float" office:value="0.0801337848310519" calcext:value-type="float">
            <text:p>0.0801337848310519</text:p>
          </table:table-cell>
          <table:table-cell office:value-type="float" office:value="0.716470588235294" calcext:value-type="float">
            <text:p>0.716470588235294</text:p>
          </table:table-cell>
          <table:table-cell office:value-type="float" office:value="0.0848847650983903" calcext:value-type="float">
            <text:p>0.0848847650983903</text:p>
          </table:table-cell>
          <table:table-cell office:value-type="float" office:value="0.73655462184874" calcext:value-type="float">
            <text:p>0.73655462184874</text:p>
          </table:table-cell>
          <table:table-cell office:value-type="float" office:value="0.0689897826533322" calcext:value-type="float">
            <text:p>0.0689897826533322</text:p>
          </table:table-cell>
          <table:table-cell office:value-type="float" office:value="0.722016806722689" calcext:value-type="float">
            <text:p>0.722016806722689</text:p>
          </table:table-cell>
          <table:table-cell office:value-type="float" office:value="0.074542230891636" calcext:value-type="float">
            <text:p>0.074542230891636</text:p>
          </table:table-cell>
          <table:table-cell office:value-type="float" office:value="0.733529411764706" calcext:value-type="float">
            <text:p>0.733529411764706</text:p>
          </table:table-cell>
          <table:table-cell office:value-type="float" office:value="0.0747646806427747" calcext:value-type="float">
            <text:p>0.0747646806427747</text:p>
          </table:table-cell>
          <table:table-cell office:value-type="float" office:value="0.710252100840336" calcext:value-type="float">
            <text:p>0.710252100840336</text:p>
          </table:table-cell>
          <table:table-cell office:value-type="float" office:value="0.0617922345710023" calcext:value-type="float">
            <text:p>0.0617922345710023</text:p>
          </table:table-cell>
          <table:table-cell office:value-type="float" office:value="0.722352941176471" calcext:value-type="float">
            <text:p>0.722352941176471</text:p>
          </table:table-cell>
          <table:table-cell office:value-type="float" office:value="0.0849753025667382" calcext:value-type="float">
            <text:p>0.0849753025667382</text:p>
          </table:table-cell>
          <table:table-cell office:value-type="float" office:value="0.70781512605042" calcext:value-type="float">
            <text:p>0.70781512605042</text:p>
          </table:table-cell>
          <table:table-cell office:value-type="float" office:value="0.0878096978741283" calcext:value-type="float">
            <text:p>0.0878096978741283</text:p>
          </table:table-cell>
          <table:table-cell office:value-type="float" office:value="0.719243697478992" calcext:value-type="float">
            <text:p>0.719243697478992</text:p>
          </table:table-cell>
          <table:table-cell office:value-type="float" office:value="0.0770541854023181" calcext:value-type="float">
            <text:p>0.0770541854023181</text:p>
          </table:table-cell>
          <table:table-cell office:value-type="float" office:value="0.725042016806723" calcext:value-type="float">
            <text:p>0.725042016806723</text:p>
          </table:table-cell>
          <table:table-cell office:value-type="float" office:value="0.0804968135570368" calcext:value-type="float">
            <text:p>0.0804968135570368</text:p>
          </table:table-cell>
          <table:table-cell office:value-type="float" office:value="0.727983193277311" calcext:value-type="float">
            <text:p>0.727983193277311</text:p>
          </table:table-cell>
          <table:table-cell office:value-type="float" office:value="0.0857207390331715" calcext:value-type="float">
            <text:p>0.0857207390331715</text:p>
          </table:table-cell>
          <table:table-cell office:value-type="float" office:value="0.727899159663866" calcext:value-type="float">
            <text:p>0.727899159663866</text:p>
          </table:table-cell>
          <table:table-cell office:value-type="float" office:value="0.0931125470059568" calcext:value-type="float">
            <text:p>0.0931125470059568</text:p>
          </table:table-cell>
          <table:table-cell office:value-type="float" office:value="0.704705882352941" calcext:value-type="float">
            <text:p>0.704705882352941</text:p>
          </table:table-cell>
          <table:table-cell office:value-type="float" office:value="0.0687299297743632" calcext:value-type="float">
            <text:p>0.068729929774363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upa</text:p>
          </table:table-cell>
          <table:table-cell office:value-type="float" office:value="0.730672268907563" calcext:value-type="float">
            <text:p>0.730672268907563</text:p>
          </table:table-cell>
          <table:table-cell office:value-type="float" office:value="0.0827618518604727" calcext:value-type="float">
            <text:p>0.0827618518604727</text:p>
          </table:table-cell>
          <table:table-cell office:value-type="float" office:value="0.698739495798319" calcext:value-type="float">
            <text:p>0.698739495798319</text:p>
          </table:table-cell>
          <table:table-cell office:value-type="float" office:value="0.0548465535311407" calcext:value-type="float">
            <text:p>0.0548465535311407</text:p>
          </table:table-cell>
          <table:table-cell office:value-type="float" office:value="0.719327731092437" calcext:value-type="float">
            <text:p>0.719327731092437</text:p>
          </table:table-cell>
          <table:table-cell office:value-type="float" office:value="0.0751755185060186" calcext:value-type="float">
            <text:p>0.0751755185060186</text:p>
          </table:table-cell>
          <table:table-cell office:value-type="float" office:value="0.725126050420168" calcext:value-type="float">
            <text:p>0.725126050420168</text:p>
          </table:table-cell>
          <table:table-cell office:value-type="float" office:value="0.0689365360055014" calcext:value-type="float">
            <text:p>0.0689365360055014</text:p>
          </table:table-cell>
          <table:table-cell office:value-type="float" office:value="0.72218487394958" calcext:value-type="float">
            <text:p>0.72218487394958</text:p>
          </table:table-cell>
          <table:table-cell office:value-type="float" office:value="0.0834914348926235" calcext:value-type="float">
            <text:p>0.0834914348926235</text:p>
          </table:table-cell>
          <table:table-cell office:value-type="float" office:value="0.727983193277311" calcext:value-type="float">
            <text:p>0.727983193277311</text:p>
          </table:table-cell>
          <table:table-cell office:value-type="float" office:value="0.0730872929258527" calcext:value-type="float">
            <text:p>0.0730872929258527</text:p>
          </table:table-cell>
          <table:table-cell office:value-type="float" office:value="0.727731092436975" calcext:value-type="float">
            <text:p>0.727731092436975</text:p>
          </table:table-cell>
          <table:table-cell office:value-type="float" office:value="0.0724673193215655" calcext:value-type="float">
            <text:p>0.0724673193215655</text:p>
          </table:table-cell>
          <table:table-cell office:value-type="float" office:value="0.71344537815126" calcext:value-type="float">
            <text:p>0.71344537815126</text:p>
          </table:table-cell>
          <table:table-cell office:value-type="float" office:value="0.0826667547473928" calcext:value-type="float">
            <text:p>0.0826667547473928</text:p>
          </table:table-cell>
          <table:table-cell office:value-type="float" office:value="0.724789915966386" calcext:value-type="float">
            <text:p>0.724789915966386</text:p>
          </table:table-cell>
          <table:table-cell office:value-type="float" office:value="0.0648920527418472" calcext:value-type="float">
            <text:p>0.0648920527418472</text:p>
          </table:table-cell>
          <table:table-cell office:value-type="float" office:value="0.722352941176471" calcext:value-type="float">
            <text:p>0.722352941176471</text:p>
          </table:table-cell>
          <table:table-cell office:value-type="float" office:value="0.0840300652845699" calcext:value-type="float">
            <text:p>0.0840300652845699</text:p>
          </table:table-cell>
          <table:table-cell office:value-type="float" office:value="0.704789915966386" calcext:value-type="float">
            <text:p>0.704789915966386</text:p>
          </table:table-cell>
          <table:table-cell office:value-type="float" office:value="0.0843216817858372" calcext:value-type="float">
            <text:p>0.0843216817858372</text:p>
          </table:table-cell>
          <table:table-cell office:value-type="float" office:value="0.719075630252101" calcext:value-type="float">
            <text:p>0.719075630252101</text:p>
          </table:table-cell>
          <table:table-cell office:value-type="float" office:value="0.0728130234286891" calcext:value-type="float">
            <text:p>0.0728130234286891</text:p>
          </table:table-cell>
          <table:table-cell office:value-type="float" office:value="0.710588235294118" calcext:value-type="float">
            <text:p>0.710588235294118</text:p>
          </table:table-cell>
          <table:table-cell office:value-type="float" office:value="0.0831920512222319" calcext:value-type="float">
            <text:p>0.0831920512222319</text:p>
          </table:table-cell>
          <table:table-cell office:value-type="float" office:value="0.719159663865546" calcext:value-type="float">
            <text:p>0.719159663865546</text:p>
          </table:table-cell>
          <table:table-cell office:value-type="float" office:value="0.0904183284031125" calcext:value-type="float">
            <text:p>0.0904183284031125</text:p>
          </table:table-cell>
          <table:table-cell office:value-type="float" office:value="0.730756302521008" calcext:value-type="float">
            <text:p>0.730756302521008</text:p>
          </table:table-cell>
          <table:table-cell office:value-type="float" office:value="0.0881416069246876" calcext:value-type="float">
            <text:p>0.0881416069246876</text:p>
          </table:table-cell>
          <table:table-cell office:value-type="float" office:value="0.716470588235294" calcext:value-type="float">
            <text:p>0.716470588235294</text:p>
          </table:table-cell>
          <table:table-cell office:value-type="float" office:value="0.0771129686662601" calcext:value-type="float">
            <text:p>0.077112968666260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upa</text:p>
          </table:table-cell>
          <table:table-cell office:value-type="float" office:value="0.730672268907563" calcext:value-type="float">
            <text:p>0.730672268907563</text:p>
          </table:table-cell>
          <table:table-cell office:value-type="float" office:value="0.0767356197742407" calcext:value-type="float">
            <text:p>0.0767356197742407</text:p>
          </table:table-cell>
          <table:table-cell office:value-type="float" office:value="0.69890756302521" calcext:value-type="float">
            <text:p>0.69890756302521</text:p>
          </table:table-cell>
          <table:table-cell office:value-type="float" office:value="0.0646895707428316" calcext:value-type="float">
            <text:p>0.0646895707428316</text:p>
          </table:table-cell>
          <table:table-cell office:value-type="float" office:value="0.719327731092437" calcext:value-type="float">
            <text:p>0.719327731092437</text:p>
          </table:table-cell>
          <table:table-cell office:value-type="float" office:value="0.0738858905773027" calcext:value-type="float">
            <text:p>0.0738858905773027</text:p>
          </table:table-cell>
          <table:table-cell office:value-type="float" office:value="0.733781512605042" calcext:value-type="float">
            <text:p>0.733781512605042</text:p>
          </table:table-cell>
          <table:table-cell office:value-type="float" office:value="0.0699010614005438" calcext:value-type="float">
            <text:p>0.0699010614005438</text:p>
          </table:table-cell>
          <table:table-cell office:value-type="float" office:value="0.725042016806723" calcext:value-type="float">
            <text:p>0.725042016806723</text:p>
          </table:table-cell>
          <table:table-cell office:value-type="float" office:value="0.0743599090380989" calcext:value-type="float">
            <text:p>0.0743599090380989</text:p>
          </table:table-cell>
          <table:table-cell office:value-type="float" office:value="0.727899159663866" calcext:value-type="float">
            <text:p>0.727899159663866</text:p>
          </table:table-cell>
          <table:table-cell office:value-type="float" office:value="0.0680860137069072" calcext:value-type="float">
            <text:p>0.0680860137069072</text:p>
          </table:table-cell>
          <table:table-cell office:value-type="float" office:value="0.730672268907563" calcext:value-type="float">
            <text:p>0.730672268907563</text:p>
          </table:table-cell>
          <table:table-cell office:value-type="float" office:value="0.0749143940454805" calcext:value-type="float">
            <text:p>0.0749143940454805</text:p>
          </table:table-cell>
          <table:table-cell office:value-type="float" office:value="0.733613445378151" calcext:value-type="float">
            <text:p>0.733613445378151</text:p>
          </table:table-cell>
          <table:table-cell office:value-type="float" office:value="0.0731795062518858" calcext:value-type="float">
            <text:p>0.0731795062518858</text:p>
          </table:table-cell>
          <table:table-cell office:value-type="float" office:value="0.719075630252101" calcext:value-type="float">
            <text:p>0.719075630252101</text:p>
          </table:table-cell>
          <table:table-cell office:value-type="float" office:value="0.0798029826125849" calcext:value-type="float">
            <text:p>0.0798029826125849</text:p>
          </table:table-cell>
          <table:table-cell office:value-type="float" office:value="0.728235294117647" calcext:value-type="float">
            <text:p>0.728235294117647</text:p>
          </table:table-cell>
          <table:table-cell office:value-type="float" office:value="0.0839861677451101" calcext:value-type="float">
            <text:p>0.0839861677451101</text:p>
          </table:table-cell>
          <table:table-cell office:value-type="float" office:value="0.710588235294118" calcext:value-type="float">
            <text:p>0.710588235294118</text:p>
          </table:table-cell>
          <table:table-cell office:value-type="float" office:value="0.0835168048319761" calcext:value-type="float">
            <text:p>0.0835168048319761</text:p>
          </table:table-cell>
          <table:table-cell office:value-type="float" office:value="0.722100840336134" calcext:value-type="float">
            <text:p>0.722100840336134</text:p>
          </table:table-cell>
          <table:table-cell office:value-type="float" office:value="0.0798246102101426" calcext:value-type="float">
            <text:p>0.0798246102101426</text:p>
          </table:table-cell>
          <table:table-cell office:value-type="float" office:value="0.710504201680672" calcext:value-type="float">
            <text:p>0.710504201680672</text:p>
          </table:table-cell>
          <table:table-cell office:value-type="float" office:value="0.0836145010701481" calcext:value-type="float">
            <text:p>0.0836145010701481</text:p>
          </table:table-cell>
          <table:table-cell office:value-type="float" office:value="0.725042016806723" calcext:value-type="float">
            <text:p>0.725042016806723</text:p>
          </table:table-cell>
          <table:table-cell office:value-type="float" office:value="0.0934473261523708" calcext:value-type="float">
            <text:p>0.0934473261523708</text:p>
          </table:table-cell>
          <table:table-cell office:value-type="float" office:value="0.727983193277311" calcext:value-type="float">
            <text:p>0.727983193277311</text:p>
          </table:table-cell>
          <table:table-cell office:value-type="float" office:value="0.0826819871252876" calcext:value-type="float">
            <text:p>0.0826819871252876</text:p>
          </table:table-cell>
          <table:table-cell office:value-type="float" office:value="0.713361344537815" calcext:value-type="float">
            <text:p>0.713361344537815</text:p>
          </table:table-cell>
          <table:table-cell office:value-type="float" office:value="0.0788827050076407" calcext:value-type="float">
            <text:p>0.0788827050076407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upa</text:p>
          </table:table-cell>
          <table:table-cell office:value-type="float" office:value="0.731899159663866" calcext:value-type="float">
            <text:p>0.731899159663866</text:p>
          </table:table-cell>
          <table:table-cell office:value-type="float" office:value="0.0806852747298749" calcext:value-type="float">
            <text:p>0.0806852747298749</text:p>
          </table:table-cell>
          <table:table-cell office:value-type="float" office:value="0.700067226890756" calcext:value-type="float">
            <text:p>0.700067226890756</text:p>
          </table:table-cell>
          <table:table-cell office:value-type="float" office:value="0.0627730711908733" calcext:value-type="float">
            <text:p>0.0627730711908733</text:p>
          </table:table-cell>
          <table:table-cell office:value-type="float" office:value="0.719983193277311" calcext:value-type="float">
            <text:p>0.719983193277311</text:p>
          </table:table-cell>
          <table:table-cell office:value-type="float" office:value="0.0825051305658728" calcext:value-type="float">
            <text:p>0.0825051305658728</text:p>
          </table:table-cell>
          <table:table-cell office:value-type="float" office:value="0.716991596638655" calcext:value-type="float">
            <text:p>0.716991596638655</text:p>
          </table:table-cell>
          <table:table-cell office:value-type="float" office:value="0.077846493782385" calcext:value-type="float">
            <text:p>0.077846493782385</text:p>
          </table:table-cell>
          <table:table-cell office:value-type="float" office:value="0.725193277310924" calcext:value-type="float">
            <text:p>0.725193277310924</text:p>
          </table:table-cell>
          <table:table-cell office:value-type="float" office:value="0.0870980865453159" calcext:value-type="float">
            <text:p>0.0870980865453159</text:p>
          </table:table-cell>
          <table:table-cell office:value-type="float" office:value="0.722672268907563" calcext:value-type="float">
            <text:p>0.722672268907563</text:p>
          </table:table-cell>
          <table:table-cell office:value-type="float" office:value="0.0700015206285964" calcext:value-type="float">
            <text:p>0.0700015206285964</text:p>
          </table:table-cell>
          <table:table-cell office:value-type="float" office:value="0.720840336134454" calcext:value-type="float">
            <text:p>0.720840336134454</text:p>
          </table:table-cell>
          <table:table-cell office:value-type="float" office:value="0.0737503269582695" calcext:value-type="float">
            <text:p>0.0737503269582695</text:p>
          </table:table-cell>
          <table:table-cell office:value-type="float" office:value="0.729731092436975" calcext:value-type="float">
            <text:p>0.729731092436975</text:p>
          </table:table-cell>
          <table:table-cell office:value-type="float" office:value="0.0824576413265119" calcext:value-type="float">
            <text:p>0.0824576413265119</text:p>
          </table:table-cell>
          <table:table-cell office:value-type="float" office:value="0.716689075630252" calcext:value-type="float">
            <text:p>0.716689075630252</text:p>
          </table:table-cell>
          <table:table-cell office:value-type="float" office:value="0.0645015843916992" calcext:value-type="float">
            <text:p>0.0645015843916992</text:p>
          </table:table-cell>
          <table:table-cell office:value-type="float" office:value="0.717647058823529" calcext:value-type="float">
            <text:p>0.717647058823529</text:p>
          </table:table-cell>
          <table:table-cell office:value-type="float" office:value="0.0832080435823283" calcext:value-type="float">
            <text:p>0.0832080435823283</text:p>
          </table:table-cell>
          <table:table-cell office:value-type="float" office:value="0.710605042016807" calcext:value-type="float">
            <text:p>0.710605042016807</text:p>
          </table:table-cell>
          <table:table-cell office:value-type="float" office:value="0.0844688271147281" calcext:value-type="float">
            <text:p>0.0844688271147281</text:p>
          </table:table-cell>
          <table:table-cell office:value-type="float" office:value="0.716386554621849" calcext:value-type="float">
            <text:p>0.716386554621849</text:p>
          </table:table-cell>
          <table:table-cell office:value-type="float" office:value="0.0823996404495149" calcext:value-type="float">
            <text:p>0.0823996404495149</text:p>
          </table:table-cell>
          <table:table-cell office:value-type="float" office:value="0.711109243697479" calcext:value-type="float">
            <text:p>0.711109243697479</text:p>
          </table:table-cell>
          <table:table-cell office:value-type="float" office:value="0.0839846483939453" calcext:value-type="float">
            <text:p>0.0839846483939453</text:p>
          </table:table-cell>
          <table:table-cell office:value-type="float" office:value="0.718655462184874" calcext:value-type="float">
            <text:p>0.718655462184874</text:p>
          </table:table-cell>
          <table:table-cell office:value-type="float" office:value="0.0855365105525151" calcext:value-type="float">
            <text:p>0.0855365105525151</text:p>
          </table:table-cell>
          <table:table-cell office:value-type="float" office:value="0.722134453781513" calcext:value-type="float">
            <text:p>0.722134453781513</text:p>
          </table:table-cell>
          <table:table-cell office:value-type="float" office:value="0.0816730367125279" calcext:value-type="float">
            <text:p>0.0816730367125279</text:p>
          </table:table-cell>
          <table:table-cell office:value-type="float" office:value="0.704655462184874" calcext:value-type="float">
            <text:p>0.704655462184874</text:p>
          </table:table-cell>
          <table:table-cell office:value-type="float" office:value="0.0752582716357868" calcext:value-type="float">
            <text:p>0.07525827163578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upa</text:p>
          </table:table-cell>
          <table:table-cell office:value-type="float" office:value="0.687226890756303" calcext:value-type="float">
            <text:p>0.687226890756303</text:p>
          </table:table-cell>
          <table:table-cell office:value-type="float" office:value="0.0711559580512109" calcext:value-type="float">
            <text:p>0.0711559580512109</text:p>
          </table:table-cell>
          <table:table-cell office:value-type="float" office:value="0.698739495798319" calcext:value-type="float">
            <text:p>0.698739495798319</text:p>
          </table:table-cell>
          <table:table-cell office:value-type="float" office:value="0.0580599364934849" calcext:value-type="float">
            <text:p>0.0580599364934849</text:p>
          </table:table-cell>
          <table:table-cell office:value-type="float" office:value="0.704705882352941" calcext:value-type="float">
            <text:p>0.704705882352941</text:p>
          </table:table-cell>
          <table:table-cell office:value-type="float" office:value="0.0724317969730958" calcext:value-type="float">
            <text:p>0.0724317969730958</text:p>
          </table:table-cell>
          <table:table-cell office:value-type="float" office:value="0.69890756302521" calcext:value-type="float">
            <text:p>0.69890756302521</text:p>
          </table:table-cell>
          <table:table-cell office:value-type="float" office:value="0.101026167086271" calcext:value-type="float">
            <text:p>0.101026167086271</text:p>
          </table:table-cell>
          <table:table-cell office:value-type="float" office:value="0.742268907563025" calcext:value-type="float">
            <text:p>0.742268907563025</text:p>
          </table:table-cell>
          <table:table-cell office:value-type="float" office:value="0.0904714640039912" calcext:value-type="float">
            <text:p>0.0904714640039912</text:p>
          </table:table-cell>
          <table:table-cell office:value-type="float" office:value="0.675378151260504" calcext:value-type="float">
            <text:p>0.675378151260504</text:p>
          </table:table-cell>
          <table:table-cell office:value-type="float" office:value="0.0629524011437772" calcext:value-type="float">
            <text:p>0.0629524011437772</text:p>
          </table:table-cell>
          <table:table-cell office:value-type="float" office:value="0.716302521008403" calcext:value-type="float">
            <text:p>0.716302521008403</text:p>
          </table:table-cell>
          <table:table-cell office:value-type="float" office:value="0.0901423017653338" calcext:value-type="float">
            <text:p>0.0901423017653338</text:p>
          </table:table-cell>
          <table:table-cell office:value-type="float" office:value="0.708151260504202" calcext:value-type="float">
            <text:p>0.708151260504202</text:p>
          </table:table-cell>
          <table:table-cell office:value-type="float" office:value="0.0906707156007133" calcext:value-type="float">
            <text:p>0.0906707156007133</text:p>
          </table:table-cell>
          <table:table-cell office:value-type="float" office:value="0.690168067226891" calcext:value-type="float">
            <text:p>0.690168067226891</text:p>
          </table:table-cell>
          <table:table-cell office:value-type="float" office:value="0.0586164823565895" calcext:value-type="float">
            <text:p>0.0586164823565895</text:p>
          </table:table-cell>
          <table:table-cell office:value-type="float" office:value="0.686974789915966" calcext:value-type="float">
            <text:p>0.686974789915966</text:p>
          </table:table-cell>
          <table:table-cell office:value-type="float" office:value="0.0994143258551547" calcext:value-type="float">
            <text:p>0.0994143258551547</text:p>
          </table:table-cell>
          <table:table-cell office:value-type="float" office:value="0.70453781512605" calcext:value-type="float">
            <text:p>0.70453781512605</text:p>
          </table:table-cell>
          <table:table-cell office:value-type="float" office:value="0.0757434571372859" calcext:value-type="float">
            <text:p>0.0757434571372859</text:p>
          </table:table-cell>
          <table:table-cell office:value-type="float" office:value="0.710336134453782" calcext:value-type="float">
            <text:p>0.710336134453782</text:p>
          </table:table-cell>
          <table:table-cell office:value-type="float" office:value="0.0812837180321302" calcext:value-type="float">
            <text:p>0.0812837180321302</text:p>
          </table:table-cell>
          <table:table-cell office:value-type="float" office:value="0.698739495798319" calcext:value-type="float">
            <text:p>0.698739495798319</text:p>
          </table:table-cell>
          <table:table-cell office:value-type="float" office:value="0.0883203982447886" calcext:value-type="float">
            <text:p>0.0883203982447886</text:p>
          </table:table-cell>
          <table:table-cell office:value-type="float" office:value="0.710252100840336" calcext:value-type="float">
            <text:p>0.710252100840336</text:p>
          </table:table-cell>
          <table:table-cell office:value-type="float" office:value="0.0747052049135407" calcext:value-type="float">
            <text:p>0.0747052049135407</text:p>
          </table:table-cell>
          <table:table-cell office:value-type="float" office:value="0.698823529411765" calcext:value-type="float">
            <text:p>0.698823529411765</text:p>
          </table:table-cell>
          <table:table-cell office:value-type="float" office:value="0.0694962442842721" calcext:value-type="float">
            <text:p>0.0694962442842721</text:p>
          </table:table-cell>
          <table:table-cell office:value-type="float" office:value="0.730840336134454" calcext:value-type="float">
            <text:p>0.730840336134454</text:p>
          </table:table-cell>
          <table:table-cell office:value-type="float" office:value="0.0823215416806922" calcext:value-type="float">
            <text:p>0.082321541680692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upa</text:p>
          </table:table-cell>
          <table:table-cell office:value-type="float" office:value="0.701428571428571" calcext:value-type="float">
            <text:p>0.701428571428571</text:p>
          </table:table-cell>
          <table:table-cell office:value-type="float" office:value="0.0862954701883866" calcext:value-type="float">
            <text:p>0.0862954701883866</text:p>
          </table:table-cell>
          <table:table-cell office:value-type="float" office:value="0.707394957983193" calcext:value-type="float">
            <text:p>0.707394957983193</text:p>
          </table:table-cell>
          <table:table-cell office:value-type="float" office:value="0.0648431250940038" calcext:value-type="float">
            <text:p>0.0648431250940038</text:p>
          </table:table-cell>
          <table:table-cell office:value-type="float" office:value="0.707563025210084" calcext:value-type="float">
            <text:p>0.707563025210084</text:p>
          </table:table-cell>
          <table:table-cell office:value-type="float" office:value="0.0623172185453753" calcext:value-type="float">
            <text:p>0.0623172185453753</text:p>
          </table:table-cell>
          <table:table-cell office:value-type="float" office:value="0.716386554621849" calcext:value-type="float">
            <text:p>0.716386554621849</text:p>
          </table:table-cell>
          <table:table-cell office:value-type="float" office:value="0.0772959531641478" calcext:value-type="float">
            <text:p>0.0772959531641478</text:p>
          </table:table-cell>
          <table:table-cell office:value-type="float" office:value="0.722016806722689" calcext:value-type="float">
            <text:p>0.722016806722689</text:p>
          </table:table-cell>
          <table:table-cell office:value-type="float" office:value="0.0810001506774148" calcext:value-type="float">
            <text:p>0.0810001506774148</text:p>
          </table:table-cell>
          <table:table-cell office:value-type="float" office:value="0.716218487394958" calcext:value-type="float">
            <text:p>0.716218487394958</text:p>
          </table:table-cell>
          <table:table-cell office:value-type="float" office:value="0.0675146153756038" calcext:value-type="float">
            <text:p>0.0675146153756038</text:p>
          </table:table-cell>
          <table:table-cell office:value-type="float" office:value="0.707478991596639" calcext:value-type="float">
            <text:p>0.707478991596639</text:p>
          </table:table-cell>
          <table:table-cell office:value-type="float" office:value="0.0879992842027497" calcext:value-type="float">
            <text:p>0.0879992842027497</text:p>
          </table:table-cell>
          <table:table-cell office:value-type="float" office:value="0.719327731092437" calcext:value-type="float">
            <text:p>0.719327731092437</text:p>
          </table:table-cell>
          <table:table-cell office:value-type="float" office:value="0.071312587770056" calcext:value-type="float">
            <text:p>0.071312587770056</text:p>
          </table:table-cell>
          <table:table-cell office:value-type="float" office:value="0.695966386554622" calcext:value-type="float">
            <text:p>0.695966386554622</text:p>
          </table:table-cell>
          <table:table-cell office:value-type="float" office:value="0.0649217300327971" calcext:value-type="float">
            <text:p>0.0649217300327971</text:p>
          </table:table-cell>
          <table:table-cell office:value-type="float" office:value="0.72218487394958" calcext:value-type="float">
            <text:p>0.72218487394958</text:p>
          </table:table-cell>
          <table:table-cell office:value-type="float" office:value="0.0905392154154569" calcext:value-type="float">
            <text:p>0.0905392154154569</text:p>
          </table:table-cell>
          <table:table-cell office:value-type="float" office:value="0.727731092436975" calcext:value-type="float">
            <text:p>0.727731092436975</text:p>
          </table:table-cell>
          <table:table-cell office:value-type="float" office:value="0.0791632519144562" calcext:value-type="float">
            <text:p>0.0791632519144562</text:p>
          </table:table-cell>
          <table:table-cell office:value-type="float" office:value="0.727731092436975" calcext:value-type="float">
            <text:p>0.727731092436975</text:p>
          </table:table-cell>
          <table:table-cell office:value-type="float" office:value="0.0698417691479428" calcext:value-type="float">
            <text:p>0.0698417691479428</text:p>
          </table:table-cell>
          <table:table-cell office:value-type="float" office:value="0.733613445378151" calcext:value-type="float">
            <text:p>0.733613445378151</text:p>
          </table:table-cell>
          <table:table-cell office:value-type="float" office:value="0.0759036452937338" calcext:value-type="float">
            <text:p>0.0759036452937338</text:p>
          </table:table-cell>
          <table:table-cell office:value-type="float" office:value="0.722016806722689" calcext:value-type="float">
            <text:p>0.722016806722689</text:p>
          </table:table-cell>
          <table:table-cell office:value-type="float" office:value="0.0857415602602744" calcext:value-type="float">
            <text:p>0.0857415602602744</text:p>
          </table:table-cell>
          <table:table-cell office:value-type="float" office:value="0.710336134453782" calcext:value-type="float">
            <text:p>0.710336134453782</text:p>
          </table:table-cell>
          <table:table-cell office:value-type="float" office:value="0.0545795282436066" calcext:value-type="float">
            <text:p>0.0545795282436066</text:p>
          </table:table-cell>
          <table:table-cell office:value-type="float" office:value="0.72218487394958" calcext:value-type="float">
            <text:p>0.72218487394958</text:p>
          </table:table-cell>
          <table:table-cell office:value-type="float" office:value="0.0865643209780568" calcext:value-type="float">
            <text:p>0.086564320978056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upa</text:p>
          </table:table-cell>
          <table:table-cell office:value-type="float" office:value="0.707478991596639" calcext:value-type="float">
            <text:p>0.707478991596639</text:p>
          </table:table-cell>
          <table:table-cell office:value-type="float" office:value="0.0889632061884683" calcext:value-type="float">
            <text:p>0.0889632061884683</text:p>
          </table:table-cell>
          <table:table-cell office:value-type="float" office:value="0.725042016806723" calcext:value-type="float">
            <text:p>0.725042016806723</text:p>
          </table:table-cell>
          <table:table-cell office:value-type="float" office:value="0.0679083112228563" calcext:value-type="float">
            <text:p>0.0679083112228563</text:p>
          </table:table-cell>
          <table:table-cell office:value-type="float" office:value="0.69890756302521" calcext:value-type="float">
            <text:p>0.69890756302521</text:p>
          </table:table-cell>
          <table:table-cell office:value-type="float" office:value="0.0619092612786212" calcext:value-type="float">
            <text:p>0.0619092612786212</text:p>
          </table:table-cell>
          <table:table-cell office:value-type="float" office:value="0.710420168067227" calcext:value-type="float">
            <text:p>0.710420168067227</text:p>
          </table:table-cell>
          <table:table-cell office:value-type="float" office:value="0.0809995694707985" calcext:value-type="float">
            <text:p>0.0809995694707985</text:p>
          </table:table-cell>
          <table:table-cell office:value-type="float" office:value="0.721932773109244" calcext:value-type="float">
            <text:p>0.721932773109244</text:p>
          </table:table-cell>
          <table:table-cell office:value-type="float" office:value="0.0643007555803243" calcext:value-type="float">
            <text:p>0.0643007555803243</text:p>
          </table:table-cell>
          <table:table-cell office:value-type="float" office:value="0.719327731092437" calcext:value-type="float">
            <text:p>0.719327731092437</text:p>
          </table:table-cell>
          <table:table-cell office:value-type="float" office:value="0.0831286472398897" calcext:value-type="float">
            <text:p>0.0831286472398897</text:p>
          </table:table-cell>
          <table:table-cell office:value-type="float" office:value="0.710420168067227" calcext:value-type="float">
            <text:p>0.710420168067227</text:p>
          </table:table-cell>
          <table:table-cell office:value-type="float" office:value="0.0804630807886873" calcext:value-type="float">
            <text:p>0.0804630807886873</text:p>
          </table:table-cell>
          <table:table-cell office:value-type="float" office:value="0.728067226890756" calcext:value-type="float">
            <text:p>0.728067226890756</text:p>
          </table:table-cell>
          <table:table-cell office:value-type="float" office:value="0.0901057361987001" calcext:value-type="float">
            <text:p>0.0901057361987001</text:p>
          </table:table-cell>
          <table:table-cell office:value-type="float" office:value="0.716218487394958" calcext:value-type="float">
            <text:p>0.716218487394958</text:p>
          </table:table-cell>
          <table:table-cell office:value-type="float" office:value="0.0732834889762357" calcext:value-type="float">
            <text:p>0.0732834889762357</text:p>
          </table:table-cell>
          <table:table-cell office:value-type="float" office:value="0.724873949579832" calcext:value-type="float">
            <text:p>0.724873949579832</text:p>
          </table:table-cell>
          <table:table-cell office:value-type="float" office:value="0.0794651755232598" calcext:value-type="float">
            <text:p>0.0794651755232598</text:p>
          </table:table-cell>
          <table:table-cell office:value-type="float" office:value="0.730756302521008" calcext:value-type="float">
            <text:p>0.730756302521008</text:p>
          </table:table-cell>
          <table:table-cell office:value-type="float" office:value="0.0734835925000896" calcext:value-type="float">
            <text:p>0.0734835925000896</text:p>
          </table:table-cell>
          <table:table-cell office:value-type="float" office:value="0.733781512605042" calcext:value-type="float">
            <text:p>0.733781512605042</text:p>
          </table:table-cell>
          <table:table-cell office:value-type="float" office:value="0.094905333974492" calcext:value-type="float">
            <text:p>0.094905333974492</text:p>
          </table:table-cell>
          <table:table-cell office:value-type="float" office:value="0.719243697478992" calcext:value-type="float">
            <text:p>0.719243697478992</text:p>
          </table:table-cell>
          <table:table-cell office:value-type="float" office:value="0.090139037585666" calcext:value-type="float">
            <text:p>0.090139037585666</text:p>
          </table:table-cell>
          <table:table-cell office:value-type="float" office:value="0.721932773109244" calcext:value-type="float">
            <text:p>0.721932773109244</text:p>
          </table:table-cell>
          <table:table-cell office:value-type="float" office:value="0.0716117276087273" calcext:value-type="float">
            <text:p>0.0716117276087273</text:p>
          </table:table-cell>
          <table:table-cell office:value-type="float" office:value="0.713361344537815" calcext:value-type="float">
            <text:p>0.713361344537815</text:p>
          </table:table-cell>
          <table:table-cell office:value-type="float" office:value="0.0854405563120708" calcext:value-type="float">
            <text:p>0.0854405563120708</text:p>
          </table:table-cell>
          <table:table-cell office:value-type="float" office:value="0.73109243697479" calcext:value-type="float">
            <text:p>0.73109243697479</text:p>
          </table:table-cell>
          <table:table-cell office:value-type="float" office:value="0.092184529234933" calcext:value-type="float">
            <text:p>0.0921845292349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upa</text:p>
          </table:table-cell>
          <table:table-cell office:value-type="float" office:value="0.716218487394958" calcext:value-type="float">
            <text:p>0.716218487394958</text:p>
          </table:table-cell>
          <table:table-cell office:value-type="float" office:value="0.0903734098935971" calcext:value-type="float">
            <text:p>0.0903734098935971</text:p>
          </table:table-cell>
          <table:table-cell office:value-type="float" office:value="0.722268907563025" calcext:value-type="float">
            <text:p>0.722268907563025</text:p>
          </table:table-cell>
          <table:table-cell office:value-type="float" office:value="0.0835102751582764" calcext:value-type="float">
            <text:p>0.0835102751582764</text:p>
          </table:table-cell>
          <table:table-cell office:value-type="float" office:value="0.701848739495798" calcext:value-type="float">
            <text:p>0.701848739495798</text:p>
          </table:table-cell>
          <table:table-cell office:value-type="float" office:value="0.0764452405635817" calcext:value-type="float">
            <text:p>0.0764452405635817</text:p>
          </table:table-cell>
          <table:table-cell office:value-type="float" office:value="0.716386554621849" calcext:value-type="float">
            <text:p>0.716386554621849</text:p>
          </table:table-cell>
          <table:table-cell office:value-type="float" office:value="0.0884987840294667" calcext:value-type="float">
            <text:p>0.0884987840294667</text:p>
          </table:table-cell>
          <table:table-cell office:value-type="float" office:value="0.721932773109244" calcext:value-type="float">
            <text:p>0.721932773109244</text:p>
          </table:table-cell>
          <table:table-cell office:value-type="float" office:value="0.0740285314046806" calcext:value-type="float">
            <text:p>0.0740285314046806</text:p>
          </table:table-cell>
          <table:table-cell office:value-type="float" office:value="0.736470588235294" calcext:value-type="float">
            <text:p>0.736470588235294</text:p>
          </table:table-cell>
          <table:table-cell office:value-type="float" office:value="0.0674182616979463" calcext:value-type="float">
            <text:p>0.0674182616979463</text:p>
          </table:table-cell>
          <table:table-cell office:value-type="float" office:value="0.71327731092437" calcext:value-type="float">
            <text:p>0.71327731092437</text:p>
          </table:table-cell>
          <table:table-cell office:value-type="float" office:value="0.0778326487259605" calcext:value-type="float">
            <text:p>0.0778326487259605</text:p>
          </table:table-cell>
          <table:table-cell office:value-type="float" office:value="0.719243697478992" calcext:value-type="float">
            <text:p>0.719243697478992</text:p>
          </table:table-cell>
          <table:table-cell office:value-type="float" office:value="0.090139037585666" calcext:value-type="float">
            <text:p>0.090139037585666</text:p>
          </table:table-cell>
          <table:table-cell office:value-type="float" office:value="0.710588235294118" calcext:value-type="float">
            <text:p>0.710588235294118</text:p>
          </table:table-cell>
          <table:table-cell office:value-type="float" office:value="0.0842110172227962" calcext:value-type="float">
            <text:p>0.0842110172227962</text:p>
          </table:table-cell>
          <table:table-cell office:value-type="float" office:value="0.736470588235294" calcext:value-type="float">
            <text:p>0.736470588235294</text:p>
          </table:table-cell>
          <table:table-cell office:value-type="float" office:value="0.0763984227672667" calcext:value-type="float">
            <text:p>0.0763984227672667</text:p>
          </table:table-cell>
          <table:table-cell office:value-type="float" office:value="0.719075630252101" calcext:value-type="float">
            <text:p>0.719075630252101</text:p>
          </table:table-cell>
          <table:table-cell office:value-type="float" office:value="0.0761039733858997" calcext:value-type="float">
            <text:p>0.0761039733858997</text:p>
          </table:table-cell>
          <table:table-cell office:value-type="float" office:value="0.72218487394958" calcext:value-type="float">
            <text:p>0.72218487394958</text:p>
          </table:table-cell>
          <table:table-cell office:value-type="float" office:value="0.0962079469393686" calcext:value-type="float">
            <text:p>0.0962079469393686</text:p>
          </table:table-cell>
          <table:table-cell office:value-type="float" office:value="0.725126050420168" calcext:value-type="float">
            <text:p>0.725126050420168</text:p>
          </table:table-cell>
          <table:table-cell office:value-type="float" office:value="0.0836953509379644" calcext:value-type="float">
            <text:p>0.0836953509379644</text:p>
          </table:table-cell>
          <table:table-cell office:value-type="float" office:value="0.724873949579832" calcext:value-type="float">
            <text:p>0.724873949579832</text:p>
          </table:table-cell>
          <table:table-cell office:value-type="float" office:value="0.0687413449238662" calcext:value-type="float">
            <text:p>0.0687413449238662</text:p>
          </table:table-cell>
          <table:table-cell office:value-type="float" office:value="0.724873949579832" calcext:value-type="float">
            <text:p>0.724873949579832</text:p>
          </table:table-cell>
          <table:table-cell office:value-type="float" office:value="0.0746877679250094" calcext:value-type="float">
            <text:p>0.0746877679250094</text:p>
          </table:table-cell>
          <table:table-cell office:value-type="float" office:value="0.731008403361345" calcext:value-type="float">
            <text:p>0.731008403361345</text:p>
          </table:table-cell>
          <table:table-cell office:value-type="float" office:value="0.0914834531414473" calcext:value-type="float">
            <text:p>0.091483453141447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upa</text:p>
          </table:table-cell>
          <table:table-cell office:value-type="float" office:value="0.716218487394958" calcext:value-type="float">
            <text:p>0.716218487394958</text:p>
          </table:table-cell>
          <table:table-cell office:value-type="float" office:value="0.0814216381916708" calcext:value-type="float">
            <text:p>0.0814216381916708</text:p>
          </table:table-cell>
          <table:table-cell office:value-type="float" office:value="0.719495798319328" calcext:value-type="float">
            <text:p>0.719495798319328</text:p>
          </table:table-cell>
          <table:table-cell office:value-type="float" office:value="0.0870538484242987" calcext:value-type="float">
            <text:p>0.0870538484242987</text:p>
          </table:table-cell>
          <table:table-cell office:value-type="float" office:value="0.710588235294118" calcext:value-type="float">
            <text:p>0.710588235294118</text:p>
          </table:table-cell>
          <table:table-cell office:value-type="float" office:value="0.0845318562701543" calcext:value-type="float">
            <text:p>0.0845318562701543</text:p>
          </table:table-cell>
          <table:table-cell office:value-type="float" office:value="0.722016806722689" calcext:value-type="float">
            <text:p>0.722016806722689</text:p>
          </table:table-cell>
          <table:table-cell office:value-type="float" office:value="0.0796009238127821" calcext:value-type="float">
            <text:p>0.0796009238127821</text:p>
          </table:table-cell>
          <table:table-cell office:value-type="float" office:value="0.722016806722689" calcext:value-type="float">
            <text:p>0.722016806722689</text:p>
          </table:table-cell>
          <table:table-cell office:value-type="float" office:value="0.0822440637770744" calcext:value-type="float">
            <text:p>0.0822440637770744</text:p>
          </table:table-cell>
          <table:table-cell office:value-type="float" office:value="0.722100840336134" calcext:value-type="float">
            <text:p>0.722100840336134</text:p>
          </table:table-cell>
          <table:table-cell office:value-type="float" office:value="0.0767466620622821" calcext:value-type="float">
            <text:p>0.0767466620622821</text:p>
          </table:table-cell>
          <table:table-cell office:value-type="float" office:value="0.724957983193277" calcext:value-type="float">
            <text:p>0.724957983193277</text:p>
          </table:table-cell>
          <table:table-cell office:value-type="float" office:value="0.0785393914023512" calcext:value-type="float">
            <text:p>0.0785393914023512</text:p>
          </table:table-cell>
          <table:table-cell office:value-type="float" office:value="0.730756302521008" calcext:value-type="float">
            <text:p>0.730756302521008</text:p>
          </table:table-cell>
          <table:table-cell office:value-type="float" office:value="0.0853162615623262" calcext:value-type="float">
            <text:p>0.0853162615623262</text:p>
          </table:table-cell>
          <table:table-cell office:value-type="float" office:value="0.707647058823529" calcext:value-type="float">
            <text:p>0.707647058823529</text:p>
          </table:table-cell>
          <table:table-cell office:value-type="float" office:value="0.0893179323428364" calcext:value-type="float">
            <text:p>0.0893179323428364</text:p>
          </table:table-cell>
          <table:table-cell office:value-type="float" office:value="0.721764705882353" calcext:value-type="float">
            <text:p>0.721764705882353</text:p>
          </table:table-cell>
          <table:table-cell office:value-type="float" office:value="0.0794209777334215" calcext:value-type="float">
            <text:p>0.0794209777334215</text:p>
          </table:table-cell>
          <table:table-cell office:value-type="float" office:value="0.727899159663866" calcext:value-type="float">
            <text:p>0.727899159663866</text:p>
          </table:table-cell>
          <table:table-cell office:value-type="float" office:value="0.0797181360053629" calcext:value-type="float">
            <text:p>0.0797181360053629</text:p>
          </table:table-cell>
          <table:table-cell office:value-type="float" office:value="0.719243697478992" calcext:value-type="float">
            <text:p>0.719243697478992</text:p>
          </table:table-cell>
          <table:table-cell office:value-type="float" office:value="0.0952079784314115" calcext:value-type="float">
            <text:p>0.0952079784314115</text:p>
          </table:table-cell>
          <table:table-cell office:value-type="float" office:value="0.727899159663866" calcext:value-type="float">
            <text:p>0.727899159663866</text:p>
          </table:table-cell>
          <table:table-cell office:value-type="float" office:value="0.0864006499016713" calcext:value-type="float">
            <text:p>0.0864006499016713</text:p>
          </table:table-cell>
          <table:table-cell office:value-type="float" office:value="0.727899159663866" calcext:value-type="float">
            <text:p>0.727899159663866</text:p>
          </table:table-cell>
          <table:table-cell office:value-type="float" office:value="0.0782960016236715" calcext:value-type="float">
            <text:p>0.0782960016236715</text:p>
          </table:table-cell>
          <table:table-cell office:value-type="float" office:value="0.727899159663866" calcext:value-type="float">
            <text:p>0.727899159663866</text:p>
          </table:table-cell>
          <table:table-cell office:value-type="float" office:value="0.0779495001104821" calcext:value-type="float">
            <text:p>0.0779495001104821</text:p>
          </table:table-cell>
          <table:table-cell office:value-type="float" office:value="0.736806722689076" calcext:value-type="float">
            <text:p>0.736806722689076</text:p>
          </table:table-cell>
          <table:table-cell office:value-type="float" office:value="0.0897555223597225" calcext:value-type="float">
            <text:p>0.089755522359722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upa</text:p>
          </table:table-cell>
          <table:table-cell office:value-type="float" office:value="0.705714285714286" calcext:value-type="float">
            <text:p>0.705714285714286</text:p>
          </table:table-cell>
          <table:table-cell office:value-type="float" office:value="0.0836419365026667" calcext:value-type="float">
            <text:p>0.0836419365026667</text:p>
          </table:table-cell>
          <table:table-cell office:value-type="float" office:value="0.714588235294118" calcext:value-type="float">
            <text:p>0.714588235294118</text:p>
          </table:table-cell>
          <table:table-cell office:value-type="float" office:value="0.072275099278584" calcext:value-type="float">
            <text:p>0.072275099278584</text:p>
          </table:table-cell>
          <table:table-cell office:value-type="float" office:value="0.70472268907563" calcext:value-type="float">
            <text:p>0.70472268907563</text:p>
          </table:table-cell>
          <table:table-cell office:value-type="float" office:value="0.0715270747261657" calcext:value-type="float">
            <text:p>0.0715270747261657</text:p>
          </table:table-cell>
          <table:table-cell office:value-type="float" office:value="0.712823529411765" calcext:value-type="float">
            <text:p>0.712823529411765</text:p>
          </table:table-cell>
          <table:table-cell office:value-type="float" office:value="0.0854842795126932" calcext:value-type="float">
            <text:p>0.0854842795126932</text:p>
          </table:table-cell>
          <table:table-cell office:value-type="float" office:value="0.726033613445378" calcext:value-type="float">
            <text:p>0.726033613445378</text:p>
          </table:table-cell>
          <table:table-cell office:value-type="float" office:value="0.0784089930886971" calcext:value-type="float">
            <text:p>0.0784089930886971</text:p>
          </table:table-cell>
          <table:table-cell office:value-type="float" office:value="0.713899159663866" calcext:value-type="float">
            <text:p>0.713899159663866</text:p>
          </table:table-cell>
          <table:table-cell office:value-type="float" office:value="0.0715521175038998" calcext:value-type="float">
            <text:p>0.0715521175038998</text:p>
          </table:table-cell>
          <table:table-cell office:value-type="float" office:value="0.714487394957983" calcext:value-type="float">
            <text:p>0.714487394957983</text:p>
          </table:table-cell>
          <table:table-cell office:value-type="float" office:value="0.0829953413770165" calcext:value-type="float">
            <text:p>0.0829953413770165</text:p>
          </table:table-cell>
          <table:table-cell office:value-type="float" office:value="0.721109243697479" calcext:value-type="float">
            <text:p>0.721109243697479</text:p>
          </table:table-cell>
          <table:table-cell office:value-type="float" office:value="0.0855088677434923" calcext:value-type="float">
            <text:p>0.0855088677434923</text:p>
          </table:table-cell>
          <table:table-cell office:value-type="float" office:value="0.704117647058824" calcext:value-type="float">
            <text:p>0.704117647058824</text:p>
          </table:table-cell>
          <table:table-cell office:value-type="float" office:value="0.074070130186251" calcext:value-type="float">
            <text:p>0.074070130186251</text:p>
          </table:table-cell>
          <table:table-cell office:value-type="float" office:value="0.718453781512605" calcext:value-type="float">
            <text:p>0.718453781512605</text:p>
          </table:table-cell>
          <table:table-cell office:value-type="float" office:value="0.0850476234589119" calcext:value-type="float">
            <text:p>0.0850476234589119</text:p>
          </table:table-cell>
          <table:table-cell office:value-type="float" office:value="0.722" calcext:value-type="float">
            <text:p>0.722</text:p>
          </table:table-cell>
          <table:table-cell office:value-type="float" office:value="0.0768424821886189" calcext:value-type="float">
            <text:p>0.0768424821886189</text:p>
          </table:table-cell>
          <table:table-cell office:value-type="float" office:value="0.722655462184874" calcext:value-type="float">
            <text:p>0.722655462184874</text:p>
          </table:table-cell>
          <table:table-cell office:value-type="float" office:value="0.087489349305069" calcext:value-type="float">
            <text:p>0.087489349305069</text:p>
          </table:table-cell>
          <table:table-cell office:value-type="float" office:value="0.720924369747899" calcext:value-type="float">
            <text:p>0.720924369747899</text:p>
          </table:table-cell>
          <table:table-cell office:value-type="float" office:value="0.0848918163927648" calcext:value-type="float">
            <text:p>0.0848918163927648</text:p>
          </table:table-cell>
          <table:table-cell office:value-type="float" office:value="0.721394957983193" calcext:value-type="float">
            <text:p>0.721394957983193</text:p>
          </table:table-cell>
          <table:table-cell office:value-type="float" office:value="0.075819167866016" calcext:value-type="float">
            <text:p>0.075819167866016</text:p>
          </table:table-cell>
          <table:table-cell office:value-type="float" office:value="0.715058823529412" calcext:value-type="float">
            <text:p>0.715058823529412</text:p>
          </table:table-cell>
          <table:table-cell office:value-type="float" office:value="0.0724307193750882" calcext:value-type="float">
            <text:p>0.0724307193750882</text:p>
          </table:table-cell>
          <table:table-cell office:value-type="float" office:value="0.730386554621849" calcext:value-type="float">
            <text:p>0.730386554621849</text:p>
          </table:table-cell>
          <table:table-cell office:value-type="float" office:value="0.0884618734789704" calcext:value-type="float">
            <text:p>0.08846187347897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contraceptive_LS</text:p>
          </table:table-cell>
          <table:table-cell office:value-type="float" office:value="0.618389355742297" calcext:value-type="float">
            <text:p>0.618389355742297</text:p>
          </table:table-cell>
          <table:table-cell office:value-type="float" office:value="0.0530802696247727" calcext:value-type="float">
            <text:p>0.0530802696247727</text:p>
          </table:table-cell>
          <table:table-cell office:value-type="float" office:value="0.634901960784314" calcext:value-type="float">
            <text:p>0.634901960784314</text:p>
          </table:table-cell>
          <table:table-cell office:value-type="float" office:value="0.0558876686548949" calcext:value-type="float">
            <text:p>0.0558876686548949</text:p>
          </table:table-cell>
          <table:table-cell office:value-type="float" office:value="0.612535014005602" calcext:value-type="float">
            <text:p>0.612535014005602</text:p>
          </table:table-cell>
          <table:table-cell office:value-type="float" office:value="0.0612205311128375" calcext:value-type="float">
            <text:p>0.0612205311128375</text:p>
          </table:table-cell>
          <table:table-cell office:value-type="float" office:value="0.619719887955182" calcext:value-type="float">
            <text:p>0.619719887955182</text:p>
          </table:table-cell>
          <table:table-cell office:value-type="float" office:value="0.0561149173968316" calcext:value-type="float">
            <text:p>0.0561149173968316</text:p>
          </table:table-cell>
          <table:table-cell office:value-type="float" office:value="0.59703081232493" calcext:value-type="float">
            <text:p>0.59703081232493</text:p>
          </table:table-cell>
          <table:table-cell office:value-type="float" office:value="0.0585954331500025" calcext:value-type="float">
            <text:p>0.0585954331500025</text:p>
          </table:table-cell>
          <table:table-cell office:value-type="float" office:value="0.616134453781513" calcext:value-type="float">
            <text:p>0.616134453781513</text:p>
          </table:table-cell>
          <table:table-cell office:value-type="float" office:value="0.0419978066803231" calcext:value-type="float">
            <text:p>0.0419978066803231</text:p>
          </table:table-cell>
          <table:table-cell office:value-type="float" office:value="0.606582633053221" calcext:value-type="float">
            <text:p>0.606582633053221</text:p>
          </table:table-cell>
          <table:table-cell office:value-type="float" office:value="0.0776500307747608" calcext:value-type="float">
            <text:p>0.0776500307747608</text:p>
          </table:table-cell>
          <table:table-cell office:value-type="float" office:value="0.610252100840336" calcext:value-type="float">
            <text:p>0.610252100840336</text:p>
          </table:table-cell>
          <table:table-cell office:value-type="float" office:value="0.0541651685605417" calcext:value-type="float">
            <text:p>0.0541651685605417</text:p>
          </table:table-cell>
          <table:table-cell office:value-type="float" office:value="0.625602240896358" calcext:value-type="float">
            <text:p>0.625602240896358</text:p>
          </table:table-cell>
          <table:table-cell office:value-type="float" office:value="0.0691240062840831" calcext:value-type="float">
            <text:p>0.0691240062840831</text:p>
          </table:table-cell>
          <table:table-cell office:value-type="float" office:value="0.610168067226891" calcext:value-type="float">
            <text:p>0.610168067226891</text:p>
          </table:table-cell>
          <table:table-cell office:value-type="float" office:value="0.0661270521292614" calcext:value-type="float">
            <text:p>0.0661270521292614</text:p>
          </table:table-cell>
          <table:table-cell office:value-type="float" office:value="0.620868347338936" calcext:value-type="float">
            <text:p>0.620868347338936</text:p>
          </table:table-cell>
          <table:table-cell office:value-type="float" office:value="0.0498879997441412" calcext:value-type="float">
            <text:p>0.0498879997441412</text:p>
          </table:table-cell>
          <table:table-cell office:value-type="float" office:value="0.61843137254902" calcext:value-type="float">
            <text:p>0.61843137254902</text:p>
          </table:table-cell>
          <table:table-cell office:value-type="float" office:value="0.0670851355868895" calcext:value-type="float">
            <text:p>0.0670851355868895</text:p>
          </table:table-cell>
          <table:table-cell office:value-type="float" office:value="0.61124649859944" calcext:value-type="float">
            <text:p>0.61124649859944</text:p>
          </table:table-cell>
          <table:table-cell office:value-type="float" office:value="0.0554583748577377" calcext:value-type="float">
            <text:p>0.0554583748577377</text:p>
          </table:table-cell>
          <table:table-cell office:value-type="float" office:value="0.607773109243697" calcext:value-type="float">
            <text:p>0.607773109243697</text:p>
          </table:table-cell>
          <table:table-cell office:value-type="float" office:value="0.0564041711602912" calcext:value-type="float">
            <text:p>0.0564041711602912</text:p>
          </table:table-cell>
          <table:table-cell office:value-type="float" office:value="0.612408963585434" calcext:value-type="float">
            <text:p>0.612408963585434</text:p>
          </table:table-cell>
          <table:table-cell office:value-type="float" office:value="0.0770900996981543" calcext:value-type="float">
            <text:p>0.0770900996981543</text:p>
          </table:table-cell>
          <table:table-cell office:value-type="float" office:value="0.624341736694678" calcext:value-type="float">
            <text:p>0.624341736694678</text:p>
          </table:table-cell>
          <table:table-cell office:value-type="float" office:value="0.0675796327241475" calcext:value-type="float">
            <text:p>0.06757963272414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contraceptive_LS</text:p>
          </table:table-cell>
          <table:table-cell office:value-type="float" office:value="0.626694677871148" calcext:value-type="float">
            <text:p>0.626694677871148</text:p>
          </table:table-cell>
          <table:table-cell office:value-type="float" office:value="0.0580767591063158" calcext:value-type="float">
            <text:p>0.0580767591063158</text:p>
          </table:table-cell>
          <table:table-cell office:value-type="float" office:value="0.613655462184874" calcext:value-type="float">
            <text:p>0.613655462184874</text:p>
          </table:table-cell>
          <table:table-cell office:value-type="float" office:value="0.0526691861382501" calcext:value-type="float">
            <text:p>0.0526691861382501</text:p>
          </table:table-cell>
          <table:table-cell office:value-type="float" office:value="0.608963585434174" calcext:value-type="float">
            <text:p>0.608963585434174</text:p>
          </table:table-cell>
          <table:table-cell office:value-type="float" office:value="0.0626316167327908" calcext:value-type="float">
            <text:p>0.0626316167327908</text:p>
          </table:table-cell>
          <table:table-cell office:value-type="float" office:value="0.629075630252101" calcext:value-type="float">
            <text:p>0.629075630252101</text:p>
          </table:table-cell>
          <table:table-cell office:value-type="float" office:value="0.0591966881380913" calcext:value-type="float">
            <text:p>0.0591966881380913</text:p>
          </table:table-cell>
          <table:table-cell office:value-type="float" office:value="0.611260504201681" calcext:value-type="float">
            <text:p>0.611260504201681</text:p>
          </table:table-cell>
          <table:table-cell office:value-type="float" office:value="0.0574800335894399" calcext:value-type="float">
            <text:p>0.0574800335894399</text:p>
          </table:table-cell>
          <table:table-cell office:value-type="float" office:value="0.619635854341737" calcext:value-type="float">
            <text:p>0.619635854341737</text:p>
          </table:table-cell>
          <table:table-cell office:value-type="float" office:value="0.0648588537029107" calcext:value-type="float">
            <text:p>0.0648588537029107</text:p>
          </table:table-cell>
          <table:table-cell office:value-type="float" office:value="0.613655462184874" calcext:value-type="float">
            <text:p>0.613655462184874</text:p>
          </table:table-cell>
          <table:table-cell office:value-type="float" office:value="0.0665856782347804" calcext:value-type="float">
            <text:p>0.0665856782347804</text:p>
          </table:table-cell>
          <table:table-cell office:value-type="float" office:value="0.617254901960784" calcext:value-type="float">
            <text:p>0.617254901960784</text:p>
          </table:table-cell>
          <table:table-cell office:value-type="float" office:value="0.0865634800270078" calcext:value-type="float">
            <text:p>0.0865634800270078</text:p>
          </table:table-cell>
          <table:table-cell office:value-type="float" office:value="0.619607843137255" calcext:value-type="float">
            <text:p>0.619607843137255</text:p>
          </table:table-cell>
          <table:table-cell office:value-type="float" office:value="0.0702114000828679" calcext:value-type="float">
            <text:p>0.0702114000828679</text:p>
          </table:table-cell>
          <table:table-cell office:value-type="float" office:value="0.620798319327731" calcext:value-type="float">
            <text:p>0.620798319327731</text:p>
          </table:table-cell>
          <table:table-cell office:value-type="float" office:value="0.0752774520191017" calcext:value-type="float">
            <text:p>0.0752774520191017</text:p>
          </table:table-cell>
          <table:table-cell office:value-type="float" office:value="0.62312324929972" calcext:value-type="float">
            <text:p>0.62312324929972</text:p>
          </table:table-cell>
          <table:table-cell office:value-type="float" office:value="0.0501611099944137" calcext:value-type="float">
            <text:p>0.0501611099944137</text:p>
          </table:table-cell>
          <table:table-cell office:value-type="float" office:value="0.632591036414566" calcext:value-type="float">
            <text:p>0.632591036414566</text:p>
          </table:table-cell>
          <table:table-cell office:value-type="float" office:value="0.0642614872501564" calcext:value-type="float">
            <text:p>0.0642614872501564</text:p>
          </table:table-cell>
          <table:table-cell office:value-type="float" office:value="0.614817927170868" calcext:value-type="float">
            <text:p>0.614817927170868</text:p>
          </table:table-cell>
          <table:table-cell office:value-type="float" office:value="0.0664890978155832" calcext:value-type="float">
            <text:p>0.0664890978155832</text:p>
          </table:table-cell>
          <table:table-cell office:value-type="float" office:value="0.608963585434174" calcext:value-type="float">
            <text:p>0.608963585434174</text:p>
          </table:table-cell>
          <table:table-cell office:value-type="float" office:value="0.0655006478619225" calcext:value-type="float">
            <text:p>0.0655006478619225</text:p>
          </table:table-cell>
          <table:table-cell office:value-type="float" office:value="0.619607843137255" calcext:value-type="float">
            <text:p>0.619607843137255</text:p>
          </table:table-cell>
          <table:table-cell office:value-type="float" office:value="0.0559666700618125" calcext:value-type="float">
            <text:p>0.0559666700618125</text:p>
          </table:table-cell>
          <table:table-cell office:value-type="float" office:value="0.613641456582633" calcext:value-type="float">
            <text:p>0.613641456582633</text:p>
          </table:table-cell>
          <table:table-cell office:value-type="float" office:value="0.0773300697548736" calcext:value-type="float">
            <text:p>0.077330069754873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contraceptive_LS</text:p>
          </table:table-cell>
          <table:table-cell office:value-type="float" office:value="0.629033613445378" calcext:value-type="float">
            <text:p>0.629033613445378</text:p>
          </table:table-cell>
          <table:table-cell office:value-type="float" office:value="0.0556293811514863" calcext:value-type="float">
            <text:p>0.0556293811514863</text:p>
          </table:table-cell>
          <table:table-cell office:value-type="float" office:value="0.614887955182073" calcext:value-type="float">
            <text:p>0.614887955182073</text:p>
          </table:table-cell>
          <table:table-cell office:value-type="float" office:value="0.0597925334158451" calcext:value-type="float">
            <text:p>0.0597925334158451</text:p>
          </table:table-cell>
          <table:table-cell office:value-type="float" office:value="0.60656862745098" calcext:value-type="float">
            <text:p>0.60656862745098</text:p>
          </table:table-cell>
          <table:table-cell office:value-type="float" office:value="0.0550349264346288" calcext:value-type="float">
            <text:p>0.0550349264346288</text:p>
          </table:table-cell>
          <table:table-cell office:value-type="float" office:value="0.630210084033613" calcext:value-type="float">
            <text:p>0.630210084033613</text:p>
          </table:table-cell>
          <table:table-cell office:value-type="float" office:value="0.0816680492274672" calcext:value-type="float">
            <text:p>0.0816680492274672</text:p>
          </table:table-cell>
          <table:table-cell office:value-type="float" office:value="0.61249299719888" calcext:value-type="float">
            <text:p>0.61249299719888</text:p>
          </table:table-cell>
          <table:table-cell office:value-type="float" office:value="0.0661743190753854" calcext:value-type="float">
            <text:p>0.0661743190753854</text:p>
          </table:table-cell>
          <table:table-cell office:value-type="float" office:value="0.617282913165266" calcext:value-type="float">
            <text:p>0.617282913165266</text:p>
          </table:table-cell>
          <table:table-cell office:value-type="float" office:value="0.0665741209943864" calcext:value-type="float">
            <text:p>0.0665741209943864</text:p>
          </table:table-cell>
          <table:table-cell office:value-type="float" office:value="0.617268907563025" calcext:value-type="float">
            <text:p>0.617268907563025</text:p>
          </table:table-cell>
          <table:table-cell office:value-type="float" office:value="0.070508437609741" calcext:value-type="float">
            <text:p>0.070508437609741</text:p>
          </table:table-cell>
          <table:table-cell office:value-type="float" office:value="0.620798319327731" calcext:value-type="float">
            <text:p>0.620798319327731</text:p>
          </table:table-cell>
          <table:table-cell office:value-type="float" office:value="0.0728845419344537" calcext:value-type="float">
            <text:p>0.0728845419344537</text:p>
          </table:table-cell>
          <table:table-cell office:value-type="float" office:value="0.621988795518207" calcext:value-type="float">
            <text:p>0.621988795518207</text:p>
          </table:table-cell>
          <table:table-cell office:value-type="float" office:value="0.075286998722342" calcext:value-type="float">
            <text:p>0.075286998722342</text:p>
          </table:table-cell>
          <table:table-cell office:value-type="float" office:value="0.621988795518207" calcext:value-type="float">
            <text:p>0.621988795518207</text:p>
          </table:table-cell>
          <table:table-cell office:value-type="float" office:value="0.0751743877926995" calcext:value-type="float">
            <text:p>0.0751743877926995</text:p>
          </table:table-cell>
          <table:table-cell office:value-type="float" office:value="0.624299719887955" calcext:value-type="float">
            <text:p>0.624299719887955</text:p>
          </table:table-cell>
          <table:table-cell office:value-type="float" office:value="0.0535252369568763" calcext:value-type="float">
            <text:p>0.0535252369568763</text:p>
          </table:table-cell>
          <table:table-cell office:value-type="float" office:value="0.629103641456583" calcext:value-type="float">
            <text:p>0.629103641456583</text:p>
          </table:table-cell>
          <table:table-cell office:value-type="float" office:value="0.0653151376879679" calcext:value-type="float">
            <text:p>0.0653151376879679</text:p>
          </table:table-cell>
          <table:table-cell office:value-type="float" office:value="0.611260504201681" calcext:value-type="float">
            <text:p>0.611260504201681</text:p>
          </table:table-cell>
          <table:table-cell office:value-type="float" office:value="0.0673600778922475" calcext:value-type="float">
            <text:p>0.0673600778922475</text:p>
          </table:table-cell>
          <table:table-cell office:value-type="float" office:value="0.607787114845938" calcext:value-type="float">
            <text:p>0.607787114845938</text:p>
          </table:table-cell>
          <table:table-cell office:value-type="float" office:value="0.0630907153447234" calcext:value-type="float">
            <text:p>0.0630907153447234</text:p>
          </table:table-cell>
          <table:table-cell office:value-type="float" office:value="0.606554621848739" calcext:value-type="float">
            <text:p>0.606554621848739</text:p>
          </table:table-cell>
          <table:table-cell office:value-type="float" office:value="0.0722857883135825" calcext:value-type="float">
            <text:p>0.0722857883135825</text:p>
          </table:table-cell>
          <table:table-cell office:value-type="float" office:value="0.620770308123249" calcext:value-type="float">
            <text:p>0.620770308123249</text:p>
          </table:table-cell>
          <table:table-cell office:value-type="float" office:value="0.0732058015965192" calcext:value-type="float">
            <text:p>0.073205801596519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contraceptive_LS</text:p>
          </table:table-cell>
          <table:table-cell office:value-type="float" office:value="0.62078431372549" calcext:value-type="float">
            <text:p>0.62078431372549</text:p>
          </table:table-cell>
          <table:table-cell office:value-type="float" office:value="0.048732975512864" calcext:value-type="float">
            <text:p>0.048732975512864</text:p>
          </table:table-cell>
          <table:table-cell office:value-type="float" office:value="0.608963585434174" calcext:value-type="float">
            <text:p>0.608963585434174</text:p>
          </table:table-cell>
          <table:table-cell office:value-type="float" office:value="0.0581246929650206" calcext:value-type="float">
            <text:p>0.0581246929650206</text:p>
          </table:table-cell>
          <table:table-cell office:value-type="float" office:value="0.605378151260504" calcext:value-type="float">
            <text:p>0.605378151260504</text:p>
          </table:table-cell>
          <table:table-cell office:value-type="float" office:value="0.0610189798823534" calcext:value-type="float">
            <text:p>0.0610189798823534</text:p>
          </table:table-cell>
          <table:table-cell office:value-type="float" office:value="0.637352941176471" calcext:value-type="float">
            <text:p>0.637352941176471</text:p>
          </table:table-cell>
          <table:table-cell office:value-type="float" office:value="0.0757626721108018" calcext:value-type="float">
            <text:p>0.0757626721108018</text:p>
          </table:table-cell>
          <table:table-cell office:value-type="float" office:value="0.612478991596639" calcext:value-type="float">
            <text:p>0.612478991596639</text:p>
          </table:table-cell>
          <table:table-cell office:value-type="float" office:value="0.0613513394993125" calcext:value-type="float">
            <text:p>0.0613513394993125</text:p>
          </table:table-cell>
          <table:table-cell office:value-type="float" office:value="0.624383753501401" calcext:value-type="float">
            <text:p>0.624383753501401</text:p>
          </table:table-cell>
          <table:table-cell office:value-type="float" office:value="0.0668706666636794" calcext:value-type="float">
            <text:p>0.0668706666636794</text:p>
          </table:table-cell>
          <table:table-cell office:value-type="float" office:value="0.612535014005602" calcext:value-type="float">
            <text:p>0.612535014005602</text:p>
          </table:table-cell>
          <table:table-cell office:value-type="float" office:value="0.0731217114362913" calcext:value-type="float">
            <text:p>0.0731217114362913</text:p>
          </table:table-cell>
          <table:table-cell office:value-type="float" office:value="0.624341736694678" calcext:value-type="float">
            <text:p>0.624341736694678</text:p>
          </table:table-cell>
          <table:table-cell office:value-type="float" office:value="0.07138986398044" calcext:value-type="float">
            <text:p>0.07138986398044</text:p>
          </table:table-cell>
          <table:table-cell office:value-type="float" office:value="0.627913165266106" calcext:value-type="float">
            <text:p>0.627913165266106</text:p>
          </table:table-cell>
          <table:table-cell office:value-type="float" office:value="0.0641305041241055" calcext:value-type="float">
            <text:p>0.0641305041241055</text:p>
          </table:table-cell>
          <table:table-cell office:value-type="float" office:value="0.619621848739496" calcext:value-type="float">
            <text:p>0.619621848739496</text:p>
          </table:table-cell>
          <table:table-cell office:value-type="float" office:value="0.0678044251162913" calcext:value-type="float">
            <text:p>0.0678044251162913</text:p>
          </table:table-cell>
          <table:table-cell office:value-type="float" office:value="0.614817927170868" calcext:value-type="float">
            <text:p>0.614817927170868</text:p>
          </table:table-cell>
          <table:table-cell office:value-type="float" office:value="0.0565350725964494" calcext:value-type="float">
            <text:p>0.0565350725964494</text:p>
          </table:table-cell>
          <table:table-cell office:value-type="float" office:value="0.62078431372549" calcext:value-type="float">
            <text:p>0.62078431372549</text:p>
          </table:table-cell>
          <table:table-cell office:value-type="float" office:value="0.0709937516767285" calcext:value-type="float">
            <text:p>0.0709937516767285</text:p>
          </table:table-cell>
          <table:table-cell office:value-type="float" office:value="0.617170868347339" calcext:value-type="float">
            <text:p>0.617170868347339</text:p>
          </table:table-cell>
          <table:table-cell office:value-type="float" office:value="0.0723738492601097" calcext:value-type="float">
            <text:p>0.0723738492601097</text:p>
          </table:table-cell>
          <table:table-cell office:value-type="float" office:value="0.617226890756302" calcext:value-type="float">
            <text:p>0.617226890756302</text:p>
          </table:table-cell>
          <table:table-cell office:value-type="float" office:value="0.0695947380705271" calcext:value-type="float">
            <text:p>0.0695947380705271</text:p>
          </table:table-cell>
          <table:table-cell office:value-type="float" office:value="0.611302521008403" calcext:value-type="float">
            <text:p>0.611302521008403</text:p>
          </table:table-cell>
          <table:table-cell office:value-type="float" office:value="0.0665860644781053" calcext:value-type="float">
            <text:p>0.0665860644781053</text:p>
          </table:table-cell>
          <table:table-cell office:value-type="float" office:value="0.617226890756303" calcext:value-type="float">
            <text:p>0.617226890756303</text:p>
          </table:table-cell>
          <table:table-cell office:value-type="float" office:value="0.0622689698661179" calcext:value-type="float">
            <text:p>0.062268969866117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contraceptive_LS</text:p>
          </table:table-cell>
          <table:table-cell office:value-type="float" office:value="0.631428571428571" calcext:value-type="float">
            <text:p>0.631428571428571</text:p>
          </table:table-cell>
          <table:table-cell office:value-type="float" office:value="0.0529322915128993" calcext:value-type="float">
            <text:p>0.0529322915128993</text:p>
          </table:table-cell>
          <table:table-cell office:value-type="float" office:value="0.610126050420168" calcext:value-type="float">
            <text:p>0.610126050420168</text:p>
          </table:table-cell>
          <table:table-cell office:value-type="float" office:value="0.0564301629255027" calcext:value-type="float">
            <text:p>0.0564301629255027</text:p>
          </table:table-cell>
          <table:table-cell office:value-type="float" office:value="0.613669467787115" calcext:value-type="float">
            <text:p>0.613669467787115</text:p>
          </table:table-cell>
          <table:table-cell office:value-type="float" office:value="0.060595133741479" calcext:value-type="float">
            <text:p>0.060595133741479</text:p>
          </table:table-cell>
          <table:table-cell office:value-type="float" office:value="0.631428571428571" calcext:value-type="float">
            <text:p>0.631428571428571</text:p>
          </table:table-cell>
          <table:table-cell office:value-type="float" office:value="0.0728617203058437" calcext:value-type="float">
            <text:p>0.0728617203058437</text:p>
          </table:table-cell>
          <table:table-cell office:value-type="float" office:value="0.612535014005602" calcext:value-type="float">
            <text:p>0.612535014005602</text:p>
          </table:table-cell>
          <table:table-cell office:value-type="float" office:value="0.059083365256545" calcext:value-type="float">
            <text:p>0.059083365256545</text:p>
          </table:table-cell>
          <table:table-cell office:value-type="float" office:value="0.629103641456583" calcext:value-type="float">
            <text:p>0.629103641456583</text:p>
          </table:table-cell>
          <table:table-cell office:value-type="float" office:value="0.0681198412357821" calcext:value-type="float">
            <text:p>0.0681198412357821</text:p>
          </table:table-cell>
          <table:table-cell office:value-type="float" office:value="0.61249299719888" calcext:value-type="float">
            <text:p>0.61249299719888</text:p>
          </table:table-cell>
          <table:table-cell office:value-type="float" office:value="0.0639161974735953" calcext:value-type="float">
            <text:p>0.0639161974735953</text:p>
          </table:table-cell>
          <table:table-cell office:value-type="float" office:value="0.620756302521008" calcext:value-type="float">
            <text:p>0.620756302521008</text:p>
          </table:table-cell>
          <table:table-cell office:value-type="float" office:value="0.077225140388965" calcext:value-type="float">
            <text:p>0.077225140388965</text:p>
          </table:table-cell>
          <table:table-cell office:value-type="float" office:value="0.617240896358543" calcext:value-type="float">
            <text:p>0.617240896358543</text:p>
          </table:table-cell>
          <table:table-cell office:value-type="float" office:value="0.0593394538033445" calcext:value-type="float">
            <text:p>0.0593394538033445</text:p>
          </table:table-cell>
          <table:table-cell office:value-type="float" office:value="0.616106442577031" calcext:value-type="float">
            <text:p>0.616106442577031</text:p>
          </table:table-cell>
          <table:table-cell office:value-type="float" office:value="0.0698261953403644" calcext:value-type="float">
            <text:p>0.0698261953403644</text:p>
          </table:table-cell>
          <table:table-cell office:value-type="float" office:value="0.613627450980392" calcext:value-type="float">
            <text:p>0.613627450980392</text:p>
          </table:table-cell>
          <table:table-cell office:value-type="float" office:value="0.0643053601503698" calcext:value-type="float">
            <text:p>0.0643053601503698</text:p>
          </table:table-cell>
          <table:table-cell office:value-type="float" office:value="0.630280112044818" calcext:value-type="float">
            <text:p>0.630280112044818</text:p>
          </table:table-cell>
          <table:table-cell office:value-type="float" office:value="0.0660177534701018" calcext:value-type="float">
            <text:p>0.0660177534701018</text:p>
          </table:table-cell>
          <table:table-cell office:value-type="float" office:value="0.614803921568628" calcext:value-type="float">
            <text:p>0.614803921568628</text:p>
          </table:table-cell>
          <table:table-cell office:value-type="float" office:value="0.0658655560529705" calcext:value-type="float">
            <text:p>0.0658655560529705</text:p>
          </table:table-cell>
          <table:table-cell office:value-type="float" office:value="0.616008403361345" calcext:value-type="float">
            <text:p>0.616008403361345</text:p>
          </table:table-cell>
          <table:table-cell office:value-type="float" office:value="0.0746003713850209" calcext:value-type="float">
            <text:p>0.0746003713850209</text:p>
          </table:table-cell>
          <table:table-cell office:value-type="float" office:value="0.617226890756302" calcext:value-type="float">
            <text:p>0.617226890756302</text:p>
          </table:table-cell>
          <table:table-cell office:value-type="float" office:value="0.0678636266224917" calcext:value-type="float">
            <text:p>0.0678636266224917</text:p>
          </table:table-cell>
          <table:table-cell office:value-type="float" office:value="0.616050420168067" calcext:value-type="float">
            <text:p>0.616050420168067</text:p>
          </table:table-cell>
          <table:table-cell office:value-type="float" office:value="0.07287655570075" calcext:value-type="float">
            <text:p>0.0728765557007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contraceptive_LS</text:p>
          </table:table-cell>
          <table:table-cell office:value-type="float" office:value="0.625266106442577" calcext:value-type="float">
            <text:p>0.625266106442577</text:p>
          </table:table-cell>
          <table:table-cell office:value-type="float" office:value="0.0536903353816676" calcext:value-type="float">
            <text:p>0.0536903353816676</text:p>
          </table:table-cell>
          <table:table-cell office:value-type="float" office:value="0.61650700280112" calcext:value-type="float">
            <text:p>0.61650700280112</text:p>
          </table:table-cell>
          <table:table-cell office:value-type="float" office:value="0.0565808488199027" calcext:value-type="float">
            <text:p>0.0565808488199027</text:p>
          </table:table-cell>
          <table:table-cell office:value-type="float" office:value="0.609422969187675" calcext:value-type="float">
            <text:p>0.609422969187675</text:p>
          </table:table-cell>
          <table:table-cell office:value-type="float" office:value="0.0601002375808179" calcext:value-type="float">
            <text:p>0.0601002375808179</text:p>
          </table:table-cell>
          <table:table-cell office:value-type="float" office:value="0.629557422969188" calcext:value-type="float">
            <text:p>0.629557422969188</text:p>
          </table:table-cell>
          <table:table-cell office:value-type="float" office:value="0.0691208094358071" calcext:value-type="float">
            <text:p>0.0691208094358071</text:p>
          </table:table-cell>
          <table:table-cell office:value-type="float" office:value="0.609159663865546" calcext:value-type="float">
            <text:p>0.609159663865546</text:p>
          </table:table-cell>
          <table:table-cell office:value-type="float" office:value="0.0605368981141371" calcext:value-type="float">
            <text:p>0.0605368981141371</text:p>
          </table:table-cell>
          <table:table-cell office:value-type="float" office:value="0.6213081232493" calcext:value-type="float">
            <text:p>0.6213081232493</text:p>
          </table:table-cell>
          <table:table-cell office:value-type="float" office:value="0.0616842578554163" calcext:value-type="float">
            <text:p>0.0616842578554163</text:p>
          </table:table-cell>
          <table:table-cell office:value-type="float" office:value="0.61250700280112" calcext:value-type="float">
            <text:p>0.61250700280112</text:p>
          </table:table-cell>
          <table:table-cell office:value-type="float" office:value="0.0703564111058338" calcext:value-type="float">
            <text:p>0.0703564111058338</text:p>
          </table:table-cell>
          <table:table-cell office:value-type="float" office:value="0.618680672268908" calcext:value-type="float">
            <text:p>0.618680672268908</text:p>
          </table:table-cell>
          <table:table-cell office:value-type="float" office:value="0.0724456389782816" calcext:value-type="float">
            <text:p>0.0724456389782816</text:p>
          </table:table-cell>
          <table:table-cell office:value-type="float" office:value="0.622470588235294" calcext:value-type="float">
            <text:p>0.622470588235294</text:p>
          </table:table-cell>
          <table:table-cell office:value-type="float" office:value="0.0676184726033486" calcext:value-type="float">
            <text:p>0.0676184726033486</text:p>
          </table:table-cell>
          <table:table-cell office:value-type="float" office:value="0.617736694677871" calcext:value-type="float">
            <text:p>0.617736694677871</text:p>
          </table:table-cell>
          <table:table-cell office:value-type="float" office:value="0.0708419024795437" calcext:value-type="float">
            <text:p>0.0708419024795437</text:p>
          </table:table-cell>
          <table:table-cell office:value-type="float" office:value="0.619347338935574" calcext:value-type="float">
            <text:p>0.619347338935574</text:p>
          </table:table-cell>
          <table:table-cell office:value-type="float" office:value="0.0548829558884501" calcext:value-type="float">
            <text:p>0.0548829558884501</text:p>
          </table:table-cell>
          <table:table-cell office:value-type="float" office:value="0.626238095238095" calcext:value-type="float">
            <text:p>0.626238095238095</text:p>
          </table:table-cell>
          <table:table-cell office:value-type="float" office:value="0.0667346531343688" calcext:value-type="float">
            <text:p>0.0667346531343688</text:p>
          </table:table-cell>
          <table:table-cell office:value-type="float" office:value="0.613859943977591" calcext:value-type="float">
            <text:p>0.613859943977591</text:p>
          </table:table-cell>
          <table:table-cell office:value-type="float" office:value="0.0655093911757297" calcext:value-type="float">
            <text:p>0.0655093911757297</text:p>
          </table:table-cell>
          <table:table-cell office:value-type="float" office:value="0.611551820728291" calcext:value-type="float">
            <text:p>0.611551820728291</text:p>
          </table:table-cell>
          <table:table-cell office:value-type="float" office:value="0.065838128764497" calcext:value-type="float">
            <text:p>0.065838128764497</text:p>
          </table:table-cell>
          <table:table-cell office:value-type="float" office:value="0.613420168067227" calcext:value-type="float">
            <text:p>0.613420168067227</text:p>
          </table:table-cell>
          <table:table-cell office:value-type="float" office:value="0.0679584498348293" calcext:value-type="float">
            <text:p>0.0679584498348293</text:p>
          </table:table-cell>
          <table:table-cell office:value-type="float" office:value="0.618406162464986" calcext:value-type="float">
            <text:p>0.618406162464986</text:p>
          </table:table-cell>
          <table:table-cell office:value-type="float" office:value="0.0706522059284816" calcext:value-type="float">
            <text:p>0.07065220592848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LS</text:p>
          </table:table-cell>
          <table:table-cell office:value-type="float" office:value="0.632675070028011" calcext:value-type="float">
            <text:p>0.632675070028011</text:p>
          </table:table-cell>
          <table:table-cell office:value-type="float" office:value="0.0536827850207774" calcext:value-type="float">
            <text:p>0.0536827850207774</text:p>
          </table:table-cell>
          <table:table-cell office:value-type="float" office:value="0.639761904761905" calcext:value-type="float">
            <text:p>0.639761904761905</text:p>
          </table:table-cell>
          <table:table-cell office:value-type="float" office:value="0.0656616812976579" calcext:value-type="float">
            <text:p>0.0656616812976579</text:p>
          </table:table-cell>
          <table:table-cell office:value-type="float" office:value="0.597016806722689" calcext:value-type="float">
            <text:p>0.597016806722689</text:p>
          </table:table-cell>
          <table:table-cell office:value-type="float" office:value="0.0580394383725195" calcext:value-type="float">
            <text:p>0.0580394383725195</text:p>
          </table:table-cell>
          <table:table-cell office:value-type="float" office:value="0.608949579831933" calcext:value-type="float">
            <text:p>0.608949579831933</text:p>
          </table:table-cell>
          <table:table-cell office:value-type="float" office:value="0.0738869657888683" calcext:value-type="float">
            <text:p>0.0738869657888683</text:p>
          </table:table-cell>
          <table:table-cell office:value-type="float" office:value="0.618403361344538" calcext:value-type="float">
            <text:p>0.618403361344538</text:p>
          </table:table-cell>
          <table:table-cell office:value-type="float" office:value="0.0573426065772291" calcext:value-type="float">
            <text:p>0.0573426065772291</text:p>
          </table:table-cell>
          <table:table-cell office:value-type="float" office:value="0.607703081232493" calcext:value-type="float">
            <text:p>0.607703081232493</text:p>
          </table:table-cell>
          <table:table-cell office:value-type="float" office:value="0.0508753273810811" calcext:value-type="float">
            <text:p>0.0508753273810811</text:p>
          </table:table-cell>
          <table:table-cell office:value-type="float" office:value="0.620910364145658" calcext:value-type="float">
            <text:p>0.620910364145658</text:p>
          </table:table-cell>
          <table:table-cell office:value-type="float" office:value="0.0593129510706916" calcext:value-type="float">
            <text:p>0.0593129510706916</text:p>
          </table:table-cell>
          <table:table-cell office:value-type="float" office:value="0.61140056022409" calcext:value-type="float">
            <text:p>0.61140056022409</text:p>
          </table:table-cell>
          <table:table-cell office:value-type="float" office:value="0.053639453423123" calcext:value-type="float">
            <text:p>0.053639453423123</text:p>
          </table:table-cell>
          <table:table-cell office:value-type="float" office:value="0.60656862745098" calcext:value-type="float">
            <text:p>0.60656862745098</text:p>
          </table:table-cell>
          <table:table-cell office:value-type="float" office:value="0.0687541292262905" calcext:value-type="float">
            <text:p>0.0687541292262905</text:p>
          </table:table-cell>
          <table:table-cell office:value-type="float" office:value="0.613711484593838" calcext:value-type="float">
            <text:p>0.613711484593838</text:p>
          </table:table-cell>
          <table:table-cell office:value-type="float" office:value="0.0675947455369644" calcext:value-type="float">
            <text:p>0.0675947455369644</text:p>
          </table:table-cell>
          <table:table-cell office:value-type="float" office:value="0.604187675070028" calcext:value-type="float">
            <text:p>0.604187675070028</text:p>
          </table:table-cell>
          <table:table-cell office:value-type="float" office:value="0.0626006187639417" calcext:value-type="float">
            <text:p>0.0626006187639417</text:p>
          </table:table-cell>
          <table:table-cell office:value-type="float" office:value="0.621974789915966" calcext:value-type="float">
            <text:p>0.621974789915966</text:p>
          </table:table-cell>
          <table:table-cell office:value-type="float" office:value="0.0705591883803824" calcext:value-type="float">
            <text:p>0.0705591883803824</text:p>
          </table:table-cell>
          <table:table-cell office:value-type="float" office:value="0.60296918767507" calcext:value-type="float">
            <text:p>0.60296918767507</text:p>
          </table:table-cell>
          <table:table-cell office:value-type="float" office:value="0.0588086252664303" calcext:value-type="float">
            <text:p>0.0588086252664303</text:p>
          </table:table-cell>
          <table:table-cell office:value-type="float" office:value="0.612450980392157" calcext:value-type="float">
            <text:p>0.612450980392157</text:p>
          </table:table-cell>
          <table:table-cell office:value-type="float" office:value="0.068231849805007" calcext:value-type="float">
            <text:p>0.068231849805007</text:p>
          </table:table-cell>
          <table:table-cell office:value-type="float" office:value="0.614817927170868" calcext:value-type="float">
            <text:p>0.614817927170868</text:p>
          </table:table-cell>
          <table:table-cell office:value-type="float" office:value="0.0686411947847897" calcext:value-type="float">
            <text:p>0.0686411947847897</text:p>
          </table:table-cell>
          <table:table-cell office:value-type="float" office:value="0.611302521008403" calcext:value-type="float">
            <text:p>0.611302521008403</text:p>
          </table:table-cell>
          <table:table-cell office:value-type="float" office:value="0.0630849407451832" calcext:value-type="float">
            <text:p>0.063084940745183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LS</text:p>
          </table:table-cell>
          <table:table-cell office:value-type="float" office:value="0.623137254901961" calcext:value-type="float">
            <text:p>0.623137254901961</text:p>
          </table:table-cell>
          <table:table-cell office:value-type="float" office:value="0.0568941589514373" calcext:value-type="float">
            <text:p>0.0568941589514373</text:p>
          </table:table-cell>
          <table:table-cell office:value-type="float" office:value="0.607759103641457" calcext:value-type="float">
            <text:p>0.607759103641457</text:p>
          </table:table-cell>
          <table:table-cell office:value-type="float" office:value="0.0548374606032562" calcext:value-type="float">
            <text:p>0.0548374606032562</text:p>
          </table:table-cell>
          <table:table-cell office:value-type="float" office:value="0.616008403361345" calcext:value-type="float">
            <text:p>0.616008403361345</text:p>
          </table:table-cell>
          <table:table-cell office:value-type="float" office:value="0.0683652278584651" calcext:value-type="float">
            <text:p>0.0683652278584651</text:p>
          </table:table-cell>
          <table:table-cell office:value-type="float" office:value="0.624355742296919" calcext:value-type="float">
            <text:p>0.624355742296919</text:p>
          </table:table-cell>
          <table:table-cell office:value-type="float" office:value="0.0663231429129336" calcext:value-type="float">
            <text:p>0.0663231429129336</text:p>
          </table:table-cell>
          <table:table-cell office:value-type="float" office:value="0.625476190476191" calcext:value-type="float">
            <text:p>0.625476190476191</text:p>
          </table:table-cell>
          <table:table-cell office:value-type="float" office:value="0.0574906211824786" calcext:value-type="float">
            <text:p>0.0574906211824786</text:p>
          </table:table-cell>
          <table:table-cell office:value-type="float" office:value="0.604145658263305" calcext:value-type="float">
            <text:p>0.604145658263305</text:p>
          </table:table-cell>
          <table:table-cell office:value-type="float" office:value="0.0619459833773196" calcext:value-type="float">
            <text:p>0.0619459833773196</text:p>
          </table:table-cell>
          <table:table-cell office:value-type="float" office:value="0.618445378151261" calcext:value-type="float">
            <text:p>0.618445378151261</text:p>
          </table:table-cell>
          <table:table-cell office:value-type="float" office:value="0.068891305056518" calcext:value-type="float">
            <text:p>0.068891305056518</text:p>
          </table:table-cell>
          <table:table-cell office:value-type="float" office:value="0.621932773109244" calcext:value-type="float">
            <text:p>0.621932773109244</text:p>
          </table:table-cell>
          <table:table-cell office:value-type="float" office:value="0.0596761456686714" calcext:value-type="float">
            <text:p>0.0596761456686714</text:p>
          </table:table-cell>
          <table:table-cell office:value-type="float" office:value="0.605392156862745" calcext:value-type="float">
            <text:p>0.605392156862745</text:p>
          </table:table-cell>
          <table:table-cell office:value-type="float" office:value="0.0621726844461272" calcext:value-type="float">
            <text:p>0.0621726844461272</text:p>
          </table:table-cell>
          <table:table-cell office:value-type="float" office:value="0.616078431372549" calcext:value-type="float">
            <text:p>0.616078431372549</text:p>
          </table:table-cell>
          <table:table-cell office:value-type="float" office:value="0.0517580142211549" calcext:value-type="float">
            <text:p>0.0517580142211549</text:p>
          </table:table-cell>
          <table:table-cell office:value-type="float" office:value="0.614775910364146" calcext:value-type="float">
            <text:p>0.614775910364146</text:p>
          </table:table-cell>
          <table:table-cell office:value-type="float" office:value="0.0671680301119793" calcext:value-type="float">
            <text:p>0.0671680301119793</text:p>
          </table:table-cell>
          <table:table-cell office:value-type="float" office:value="0.602997198879552" calcext:value-type="float">
            <text:p>0.602997198879552</text:p>
          </table:table-cell>
          <table:table-cell office:value-type="float" office:value="0.0589528168817382" calcext:value-type="float">
            <text:p>0.0589528168817382</text:p>
          </table:table-cell>
          <table:table-cell office:value-type="float" office:value="0.613711484593838" calcext:value-type="float">
            <text:p>0.613711484593838</text:p>
          </table:table-cell>
          <table:table-cell office:value-type="float" office:value="0.0605842792496249" calcext:value-type="float">
            <text:p>0.0605842792496249</text:p>
          </table:table-cell>
          <table:table-cell office:value-type="float" office:value="0.611204481792717" calcext:value-type="float">
            <text:p>0.611204481792717</text:p>
          </table:table-cell>
          <table:table-cell office:value-type="float" office:value="0.0618244363542118" calcext:value-type="float">
            <text:p>0.0618244363542118</text:p>
          </table:table-cell>
          <table:table-cell office:value-type="float" office:value="0.619579831932773" calcext:value-type="float">
            <text:p>0.619579831932773</text:p>
          </table:table-cell>
          <table:table-cell office:value-type="float" office:value="0.0627353294827928" calcext:value-type="float">
            <text:p>0.0627353294827928</text:p>
          </table:table-cell>
          <table:table-cell office:value-type="float" office:value="0.614831932773109" calcext:value-type="float">
            <text:p>0.614831932773109</text:p>
          </table:table-cell>
          <table:table-cell office:value-type="float" office:value="0.0612707152797789" calcext:value-type="float">
            <text:p>0.061270715279778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LS</text:p>
          </table:table-cell>
          <table:table-cell office:value-type="float" office:value="0.624299719887955" calcext:value-type="float">
            <text:p>0.624299719887955</text:p>
          </table:table-cell>
          <table:table-cell office:value-type="float" office:value="0.0690963310702841" calcext:value-type="float">
            <text:p>0.0690963310702841</text:p>
          </table:table-cell>
          <table:table-cell office:value-type="float" office:value="0.61843137254902" calcext:value-type="float">
            <text:p>0.61843137254902</text:p>
          </table:table-cell>
          <table:table-cell office:value-type="float" office:value="0.063391067308721" calcext:value-type="float">
            <text:p>0.063391067308721</text:p>
          </table:table-cell>
          <table:table-cell office:value-type="float" office:value="0.607759103641457" calcext:value-type="float">
            <text:p>0.607759103641457</text:p>
          </table:table-cell>
          <table:table-cell office:value-type="float" office:value="0.0640876729179066" calcext:value-type="float">
            <text:p>0.0640876729179066</text:p>
          </table:table-cell>
          <table:table-cell office:value-type="float" office:value="0.618417366946779" calcext:value-type="float">
            <text:p>0.618417366946779</text:p>
          </table:table-cell>
          <table:table-cell office:value-type="float" office:value="0.0680467069032542" calcext:value-type="float">
            <text:p>0.0680467069032542</text:p>
          </table:table-cell>
          <table:table-cell office:value-type="float" office:value="0.625434173669468" calcext:value-type="float">
            <text:p>0.625434173669468</text:p>
          </table:table-cell>
          <table:table-cell office:value-type="float" office:value="0.0669015170466658" calcext:value-type="float">
            <text:p>0.0669015170466658</text:p>
          </table:table-cell>
          <table:table-cell office:value-type="float" office:value="0.608865546218487" calcext:value-type="float">
            <text:p>0.608865546218487</text:p>
          </table:table-cell>
          <table:table-cell office:value-type="float" office:value="0.0674911824945867" calcext:value-type="float">
            <text:p>0.0674911824945867</text:p>
          </table:table-cell>
          <table:table-cell office:value-type="float" office:value="0.614873949579832" calcext:value-type="float">
            <text:p>0.614873949579832</text:p>
          </table:table-cell>
          <table:table-cell office:value-type="float" office:value="0.0605606156521288" calcext:value-type="float">
            <text:p>0.0605606156521288</text:p>
          </table:table-cell>
          <table:table-cell office:value-type="float" office:value="0.626624649859944" calcext:value-type="float">
            <text:p>0.626624649859944</text:p>
          </table:table-cell>
          <table:table-cell office:value-type="float" office:value="0.0737402147697525" calcext:value-type="float">
            <text:p>0.0737402147697525</text:p>
          </table:table-cell>
          <table:table-cell office:value-type="float" office:value="0.601764705882353" calcext:value-type="float">
            <text:p>0.601764705882353</text:p>
          </table:table-cell>
          <table:table-cell office:value-type="float" office:value="0.0611646099938657" calcext:value-type="float">
            <text:p>0.0611646099938657</text:p>
          </table:table-cell>
          <table:table-cell office:value-type="float" office:value="0.618389355742297" calcext:value-type="float">
            <text:p>0.618389355742297</text:p>
          </table:table-cell>
          <table:table-cell office:value-type="float" office:value="0.0573386098174252" calcext:value-type="float">
            <text:p>0.0573386098174252</text:p>
          </table:table-cell>
          <table:table-cell office:value-type="float" office:value="0.621904761904762" calcext:value-type="float">
            <text:p>0.621904761904762</text:p>
          </table:table-cell>
          <table:table-cell office:value-type="float" office:value="0.0676876329383519" calcext:value-type="float">
            <text:p>0.0676876329383519</text:p>
          </table:table-cell>
          <table:table-cell office:value-type="float" office:value="0.611274509803922" calcext:value-type="float">
            <text:p>0.611274509803922</text:p>
          </table:table-cell>
          <table:table-cell office:value-type="float" office:value="0.0546174294141411" calcext:value-type="float">
            <text:p>0.0546174294141411</text:p>
          </table:table-cell>
          <table:table-cell office:value-type="float" office:value="0.617282913165266" calcext:value-type="float">
            <text:p>0.617282913165266</text:p>
          </table:table-cell>
          <table:table-cell office:value-type="float" office:value="0.0575527898738137" calcext:value-type="float">
            <text:p>0.0575527898738137</text:p>
          </table:table-cell>
          <table:table-cell office:value-type="float" office:value="0.610070028011204" calcext:value-type="float">
            <text:p>0.610070028011204</text:p>
          </table:table-cell>
          <table:table-cell office:value-type="float" office:value="0.0561478307371027" calcext:value-type="float">
            <text:p>0.0561478307371027</text:p>
          </table:table-cell>
          <table:table-cell office:value-type="float" office:value="0.613655462184874" calcext:value-type="float">
            <text:p>0.613655462184874</text:p>
          </table:table-cell>
          <table:table-cell office:value-type="float" office:value="0.0568806134237305" calcext:value-type="float">
            <text:p>0.0568806134237305</text:p>
          </table:table-cell>
          <table:table-cell office:value-type="float" office:value="0.617226890756303" calcext:value-type="float">
            <text:p>0.617226890756303</text:p>
          </table:table-cell>
          <table:table-cell office:value-type="float" office:value="0.064720027879716" calcext:value-type="float">
            <text:p>0.0647200278797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LS</text:p>
          </table:table-cell>
          <table:table-cell office:value-type="float" office:value="0.61484593837535" calcext:value-type="float">
            <text:p>0.61484593837535</text:p>
          </table:table-cell>
          <table:table-cell office:value-type="float" office:value="0.0690360809016602" calcext:value-type="float">
            <text:p>0.0690360809016602</text:p>
          </table:table-cell>
          <table:table-cell office:value-type="float" office:value="0.620756302521008" calcext:value-type="float">
            <text:p>0.620756302521008</text:p>
          </table:table-cell>
          <table:table-cell office:value-type="float" office:value="0.0684523576694065" calcext:value-type="float">
            <text:p>0.0684523576694065</text:p>
          </table:table-cell>
          <table:table-cell office:value-type="float" office:value="0.607717086834734" calcext:value-type="float">
            <text:p>0.607717086834734</text:p>
          </table:table-cell>
          <table:table-cell office:value-type="float" office:value="0.06578534227923" calcext:value-type="float">
            <text:p>0.06578534227923</text:p>
          </table:table-cell>
          <table:table-cell office:value-type="float" office:value="0.618417366946779" calcext:value-type="float">
            <text:p>0.618417366946779</text:p>
          </table:table-cell>
          <table:table-cell office:value-type="float" office:value="0.0632026843829181" calcext:value-type="float">
            <text:p>0.0632026843829181</text:p>
          </table:table-cell>
          <table:table-cell office:value-type="float" office:value="0.626624649859944" calcext:value-type="float">
            <text:p>0.626624649859944</text:p>
          </table:table-cell>
          <table:table-cell office:value-type="float" office:value="0.0639243348411137" calcext:value-type="float">
            <text:p>0.0639243348411137</text:p>
          </table:table-cell>
          <table:table-cell office:value-type="float" office:value="0.613627450980392" calcext:value-type="float">
            <text:p>0.613627450980392</text:p>
          </table:table-cell>
          <table:table-cell office:value-type="float" office:value="0.0599858870311892" calcext:value-type="float">
            <text:p>0.0599858870311892</text:p>
          </table:table-cell>
          <table:table-cell office:value-type="float" office:value="0.620756302521008" calcext:value-type="float">
            <text:p>0.620756302521008</text:p>
          </table:table-cell>
          <table:table-cell office:value-type="float" office:value="0.0642684651793739" calcext:value-type="float">
            <text:p>0.0642684651793739</text:p>
          </table:table-cell>
          <table:table-cell office:value-type="float" office:value="0.627899159663866" calcext:value-type="float">
            <text:p>0.627899159663866</text:p>
          </table:table-cell>
          <table:table-cell office:value-type="float" office:value="0.0666003260898465" calcext:value-type="float">
            <text:p>0.0666003260898465</text:p>
          </table:table-cell>
          <table:table-cell office:value-type="float" office:value="0.607717086834734" calcext:value-type="float">
            <text:p>0.607717086834734</text:p>
          </table:table-cell>
          <table:table-cell office:value-type="float" office:value="0.0539761466868356" calcext:value-type="float">
            <text:p>0.0539761466868356</text:p>
          </table:table-cell>
          <table:table-cell office:value-type="float" office:value="0.618389355742297" calcext:value-type="float">
            <text:p>0.618389355742297</text:p>
          </table:table-cell>
          <table:table-cell office:value-type="float" office:value="0.0570633165587298" calcext:value-type="float">
            <text:p>0.0570633165587298</text:p>
          </table:table-cell>
          <table:table-cell office:value-type="float" office:value="0.61124649859944" calcext:value-type="float">
            <text:p>0.61124649859944</text:p>
          </table:table-cell>
          <table:table-cell office:value-type="float" office:value="0.0758108715153354" calcext:value-type="float">
            <text:p>0.0758108715153354</text:p>
          </table:table-cell>
          <table:table-cell office:value-type="float" office:value="0.606526610644258" calcext:value-type="float">
            <text:p>0.606526610644258</text:p>
          </table:table-cell>
          <table:table-cell office:value-type="float" office:value="0.0535293474328701" calcext:value-type="float">
            <text:p>0.0535293474328701</text:p>
          </table:table-cell>
          <table:table-cell office:value-type="float" office:value="0.617226890756302" calcext:value-type="float">
            <text:p>0.617226890756302</text:p>
          </table:table-cell>
          <table:table-cell office:value-type="float" office:value="0.0648053406784802" calcext:value-type="float">
            <text:p>0.0648053406784802</text:p>
          </table:table-cell>
          <table:table-cell office:value-type="float" office:value="0.610070028011204" calcext:value-type="float">
            <text:p>0.610070028011204</text:p>
          </table:table-cell>
          <table:table-cell office:value-type="float" office:value="0.0599088969635149" calcext:value-type="float">
            <text:p>0.0599088969635149</text:p>
          </table:table-cell>
          <table:table-cell office:value-type="float" office:value="0.608879551820728" calcext:value-type="float">
            <text:p>0.608879551820728</text:p>
          </table:table-cell>
          <table:table-cell office:value-type="float" office:value="0.0579889891869529" calcext:value-type="float">
            <text:p>0.0579889891869529</text:p>
          </table:table-cell>
          <table:table-cell office:value-type="float" office:value="0.623151260504202" calcext:value-type="float">
            <text:p>0.623151260504202</text:p>
          </table:table-cell>
          <table:table-cell office:value-type="float" office:value="0.0591256174637278" calcext:value-type="float">
            <text:p>0.059125617463727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LS</text:p>
          </table:table-cell>
          <table:table-cell office:value-type="float" office:value="0.613655462184874" calcext:value-type="float">
            <text:p>0.613655462184874</text:p>
          </table:table-cell>
          <table:table-cell office:value-type="float" office:value="0.0641370018636658" calcext:value-type="float">
            <text:p>0.0641370018636658</text:p>
          </table:table-cell>
          <table:table-cell office:value-type="float" office:value="0.618417366946779" calcext:value-type="float">
            <text:p>0.618417366946779</text:p>
          </table:table-cell>
          <table:table-cell office:value-type="float" office:value="0.0671036857981575" calcext:value-type="float">
            <text:p>0.0671036857981575</text:p>
          </table:table-cell>
          <table:table-cell office:value-type="float" office:value="0.60890756302521" calcext:value-type="float">
            <text:p>0.60890756302521</text:p>
          </table:table-cell>
          <table:table-cell office:value-type="float" office:value="0.0670549141194438" calcext:value-type="float">
            <text:p>0.0670549141194438</text:p>
          </table:table-cell>
          <table:table-cell office:value-type="float" office:value="0.619621848739496" calcext:value-type="float">
            <text:p>0.619621848739496</text:p>
          </table:table-cell>
          <table:table-cell office:value-type="float" office:value="0.0630177901362447" calcext:value-type="float">
            <text:p>0.0630177901362447</text:p>
          </table:table-cell>
          <table:table-cell office:value-type="float" office:value="0.617156862745098" calcext:value-type="float">
            <text:p>0.617156862745098</text:p>
          </table:table-cell>
          <table:table-cell office:value-type="float" office:value="0.0624218883730497" calcext:value-type="float">
            <text:p>0.0624218883730497</text:p>
          </table:table-cell>
          <table:table-cell office:value-type="float" office:value="0.614803921568628" calcext:value-type="float">
            <text:p>0.614803921568628</text:p>
          </table:table-cell>
          <table:table-cell office:value-type="float" office:value="0.0650198609528687" calcext:value-type="float">
            <text:p>0.0650198609528687</text:p>
          </table:table-cell>
          <table:table-cell office:value-type="float" office:value="0.617212885154062" calcext:value-type="float">
            <text:p>0.617212885154062</text:p>
          </table:table-cell>
          <table:table-cell office:value-type="float" office:value="0.0617093838554853" calcext:value-type="float">
            <text:p>0.0617093838554853</text:p>
          </table:table-cell>
          <table:table-cell office:value-type="float" office:value="0.624313725490196" calcext:value-type="float">
            <text:p>0.624313725490196</text:p>
          </table:table-cell>
          <table:table-cell office:value-type="float" office:value="0.0631619776890049" calcext:value-type="float">
            <text:p>0.0631619776890049</text:p>
          </table:table-cell>
          <table:table-cell office:value-type="float" office:value="0.612450980392157" calcext:value-type="float">
            <text:p>0.612450980392157</text:p>
          </table:table-cell>
          <table:table-cell office:value-type="float" office:value="0.0567460826370632" calcext:value-type="float">
            <text:p>0.0567460826370632</text:p>
          </table:table-cell>
          <table:table-cell office:value-type="float" office:value="0.613655462184874" calcext:value-type="float">
            <text:p>0.613655462184874</text:p>
          </table:table-cell>
          <table:table-cell office:value-type="float" office:value="0.0587928517369694" calcext:value-type="float">
            <text:p>0.0587928517369694</text:p>
          </table:table-cell>
          <table:table-cell office:value-type="float" office:value="0.614775910364146" calcext:value-type="float">
            <text:p>0.614775910364146</text:p>
          </table:table-cell>
          <table:table-cell office:value-type="float" office:value="0.0772445398172669" calcext:value-type="float">
            <text:p>0.0772445398172669</text:p>
          </table:table-cell>
          <table:table-cell office:value-type="float" office:value="0.607759103641457" calcext:value-type="float">
            <text:p>0.607759103641457</text:p>
          </table:table-cell>
          <table:table-cell office:value-type="float" office:value="0.0474865515411068" calcext:value-type="float">
            <text:p>0.0474865515411068</text:p>
          </table:table-cell>
          <table:table-cell office:value-type="float" office:value="0.619579831932773" calcext:value-type="float">
            <text:p>0.619579831932773</text:p>
          </table:table-cell>
          <table:table-cell office:value-type="float" office:value="0.0654606992630923" calcext:value-type="float">
            <text:p>0.0654606992630923</text:p>
          </table:table-cell>
          <table:table-cell office:value-type="float" office:value="0.608921568627451" calcext:value-type="float">
            <text:p>0.608921568627451</text:p>
          </table:table-cell>
          <table:table-cell office:value-type="float" office:value="0.0680785946865267" calcext:value-type="float">
            <text:p>0.0680785946865267</text:p>
          </table:table-cell>
          <table:table-cell office:value-type="float" office:value="0.614817927170868" calcext:value-type="float">
            <text:p>0.614817927170868</text:p>
          </table:table-cell>
          <table:table-cell office:value-type="float" office:value="0.0594892083756596" calcext:value-type="float">
            <text:p>0.0594892083756596</text:p>
          </table:table-cell>
          <table:table-cell office:value-type="float" office:value="0.618375350140056" calcext:value-type="float">
            <text:p>0.618375350140056</text:p>
          </table:table-cell>
          <table:table-cell office:value-type="float" office:value="0.0646881893560645" calcext:value-type="float">
            <text:p>0.064688189356064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LS</text:p>
          </table:table-cell>
          <table:table-cell office:value-type="float" office:value="0.62172268907563" calcext:value-type="float">
            <text:p>0.62172268907563</text:p>
          </table:table-cell>
          <table:table-cell office:value-type="float" office:value="0.062569271561565" calcext:value-type="float">
            <text:p>0.062569271561565</text:p>
          </table:table-cell>
          <table:table-cell office:value-type="float" office:value="0.621025210084034" calcext:value-type="float">
            <text:p>0.621025210084034</text:p>
          </table:table-cell>
          <table:table-cell office:value-type="float" office:value="0.0638892505354398" calcext:value-type="float">
            <text:p>0.0638892505354398</text:p>
          </table:table-cell>
          <table:table-cell office:value-type="float" office:value="0.607481792717087" calcext:value-type="float">
            <text:p>0.607481792717087</text:p>
          </table:table-cell>
          <table:table-cell office:value-type="float" office:value="0.064666519109513" calcext:value-type="float">
            <text:p>0.064666519109513</text:p>
          </table:table-cell>
          <table:table-cell office:value-type="float" office:value="0.617952380952381" calcext:value-type="float">
            <text:p>0.617952380952381</text:p>
          </table:table-cell>
          <table:table-cell office:value-type="float" office:value="0.0668954580248438" calcext:value-type="float">
            <text:p>0.0668954580248438</text:p>
          </table:table-cell>
          <table:table-cell office:value-type="float" office:value="0.622619047619048" calcext:value-type="float">
            <text:p>0.622619047619048</text:p>
          </table:table-cell>
          <table:table-cell office:value-type="float" office:value="0.0616161936041074" calcext:value-type="float">
            <text:p>0.0616161936041074</text:p>
          </table:table-cell>
          <table:table-cell office:value-type="float" office:value="0.609829131652661" calcext:value-type="float">
            <text:p>0.609829131652661</text:p>
          </table:table-cell>
          <table:table-cell office:value-type="float" office:value="0.0610636482474091" calcext:value-type="float">
            <text:p>0.0610636482474091</text:p>
          </table:table-cell>
          <table:table-cell office:value-type="float" office:value="0.618439775910364" calcext:value-type="float">
            <text:p>0.618439775910364</text:p>
          </table:table-cell>
          <table:table-cell office:value-type="float" office:value="0.0629485441628395" calcext:value-type="float">
            <text:p>0.0629485441628395</text:p>
          </table:table-cell>
          <table:table-cell office:value-type="float" office:value="0.622434173669468" calcext:value-type="float">
            <text:p>0.622434173669468</text:p>
          </table:table-cell>
          <table:table-cell office:value-type="float" office:value="0.0633636235280797" calcext:value-type="float">
            <text:p>0.0633636235280797</text:p>
          </table:table-cell>
          <table:table-cell office:value-type="float" office:value="0.606778711484594" calcext:value-type="float">
            <text:p>0.606778711484594</text:p>
          </table:table-cell>
          <table:table-cell office:value-type="float" office:value="0.0605627305980364" calcext:value-type="float">
            <text:p>0.0605627305980364</text:p>
          </table:table-cell>
          <table:table-cell office:value-type="float" office:value="0.616044817927171" calcext:value-type="float">
            <text:p>0.616044817927171</text:p>
          </table:table-cell>
          <table:table-cell office:value-type="float" office:value="0.0585095075742487" calcext:value-type="float">
            <text:p>0.0585095075742487</text:p>
          </table:table-cell>
          <table:table-cell office:value-type="float" office:value="0.613378151260504" calcext:value-type="float">
            <text:p>0.613378151260504</text:p>
          </table:table-cell>
          <table:table-cell office:value-type="float" office:value="0.070102338629375" calcext:value-type="float">
            <text:p>0.070102338629375</text:p>
          </table:table-cell>
          <table:table-cell office:value-type="float" office:value="0.610106442577031" calcext:value-type="float">
            <text:p>0.610106442577031</text:p>
          </table:table-cell>
          <table:table-cell office:value-type="float" office:value="0.0570290667300477" calcext:value-type="float">
            <text:p>0.0570290667300477</text:p>
          </table:table-cell>
          <table:table-cell office:value-type="float" office:value="0.61415406162465" calcext:value-type="float">
            <text:p>0.61415406162465</text:p>
          </table:table-cell>
          <table:table-cell office:value-type="float" office:value="0.0614423468662883" calcext:value-type="float">
            <text:p>0.0614423468662883</text:p>
          </table:table-cell>
          <table:table-cell office:value-type="float" office:value="0.610543417366947" calcext:value-type="float">
            <text:p>0.610543417366947</text:p>
          </table:table-cell>
          <table:table-cell office:value-type="float" office:value="0.0628383217092726" calcext:value-type="float">
            <text:p>0.0628383217092726</text:p>
          </table:table-cell>
          <table:table-cell office:value-type="float" office:value="0.614350140056022" calcext:value-type="float">
            <text:p>0.614350140056022</text:p>
          </table:table-cell>
          <table:table-cell office:value-type="float" office:value="0.0611470670507851" calcext:value-type="float">
            <text:p>0.0611470670507851</text:p>
          </table:table-cell>
          <table:table-cell office:value-type="float" office:value="0.616977591036415" calcext:value-type="float">
            <text:p>0.616977591036415</text:p>
          </table:table-cell>
          <table:table-cell office:value-type="float" office:value="0.0625778981448941" calcext:value-type="float">
            <text:p>0.06257789814489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contraceptive_NL</text:p>
          </table:table-cell>
          <table:table-cell office:value-type="float" office:value="0.725612113402062" calcext:value-type="float">
            <text:p>0.725612113402062</text:p>
          </table:table-cell>
          <table:table-cell office:value-type="float" office:value="0.036413295031288" calcext:value-type="float">
            <text:p>0.036413295031288</text:p>
          </table:table-cell>
          <table:table-cell office:value-type="float" office:value="0.715131013745704" calcext:value-type="float">
            <text:p>0.715131013745704</text:p>
          </table:table-cell>
          <table:table-cell office:value-type="float" office:value="0.0291369325714935" calcext:value-type="float">
            <text:p>0.0291369325714935</text:p>
          </table:table-cell>
          <table:table-cell office:value-type="float" office:value="0.72451675257732" calcext:value-type="float">
            <text:p>0.72451675257732</text:p>
          </table:table-cell>
          <table:table-cell office:value-type="float" office:value="0.0423528303727967" calcext:value-type="float">
            <text:p>0.0423528303727967</text:p>
          </table:table-cell>
          <table:table-cell office:value-type="float" office:value="0.718245274914089" calcext:value-type="float">
            <text:p>0.718245274914089</text:p>
          </table:table-cell>
          <table:table-cell office:value-type="float" office:value="0.0388408379237579" calcext:value-type="float">
            <text:p>0.0388408379237579</text:p>
          </table:table-cell>
          <table:table-cell office:value-type="float" office:value="0.728672680412371" calcext:value-type="float">
            <text:p>0.728672680412371</text:p>
          </table:table-cell>
          <table:table-cell office:value-type="float" office:value="0.0363558822884461" calcext:value-type="float">
            <text:p>0.0363558822884461</text:p>
          </table:table-cell>
          <table:table-cell office:value-type="float" office:value="0.730745274914089" calcext:value-type="float">
            <text:p>0.730745274914089</text:p>
          </table:table-cell>
          <table:table-cell office:value-type="float" office:value="0.0268717455413327" calcext:value-type="float">
            <text:p>0.0268717455413327</text:p>
          </table:table-cell>
          <table:table-cell office:value-type="float" office:value="0.720382302405498" calcext:value-type="float">
            <text:p>0.720382302405498</text:p>
          </table:table-cell>
          <table:table-cell office:value-type="float" office:value="0.0455499160822857" calcext:value-type="float">
            <text:p>0.0455499160822857</text:p>
          </table:table-cell>
          <table:table-cell office:value-type="float" office:value="0.729735824742268" calcext:value-type="float">
            <text:p>0.729735824742268</text:p>
          </table:table-cell>
          <table:table-cell office:value-type="float" office:value="0.0321181061727446" calcext:value-type="float">
            <text:p>0.0321181061727446</text:p>
          </table:table-cell>
          <table:table-cell office:value-type="float" office:value="0.715131013745704" calcext:value-type="float">
            <text:p>0.715131013745704</text:p>
          </table:table-cell>
          <table:table-cell office:value-type="float" office:value="0.0523923432735131" calcext:value-type="float">
            <text:p>0.0523923432735131</text:p>
          </table:table-cell>
          <table:table-cell office:value-type="float" office:value="0.728683419243986" calcext:value-type="float">
            <text:p>0.728683419243986</text:p>
          </table:table-cell>
          <table:table-cell office:value-type="float" office:value="0.0211087329785659" calcext:value-type="float">
            <text:p>0.0211087329785659</text:p>
          </table:table-cell>
          <table:table-cell office:value-type="float" office:value="0.730756013745704" calcext:value-type="float">
            <text:p>0.730756013745704</text:p>
          </table:table-cell>
          <table:table-cell office:value-type="float" office:value="0.0305356011821423" calcext:value-type="float">
            <text:p>0.0305356011821423</text:p>
          </table:table-cell>
          <table:table-cell office:value-type="float" office:value="0.72455970790378" calcext:value-type="float">
            <text:p>0.72455970790378</text:p>
          </table:table-cell>
          <table:table-cell office:value-type="float" office:value="0.0406205980296505" calcext:value-type="float">
            <text:p>0.0406205980296505</text:p>
          </table:table-cell>
          <table:table-cell office:value-type="float" office:value="0.727673969072165" calcext:value-type="float">
            <text:p>0.727673969072165</text:p>
          </table:table-cell>
          <table:table-cell office:value-type="float" office:value="0.0264992477960889" calcext:value-type="float">
            <text:p>0.0264992477960889</text:p>
          </table:table-cell>
          <table:table-cell office:value-type="float" office:value="0.730745274914089" calcext:value-type="float">
            <text:p>0.730745274914089</text:p>
          </table:table-cell>
          <table:table-cell office:value-type="float" office:value="0.0239469818400596" calcext:value-type="float">
            <text:p>0.0239469818400596</text:p>
          </table:table-cell>
          <table:table-cell office:value-type="float" office:value="0.72453823024055" calcext:value-type="float">
            <text:p>0.72453823024055</text:p>
          </table:table-cell>
          <table:table-cell office:value-type="float" office:value="0.0218772167157124" calcext:value-type="float">
            <text:p>0.0218772167157124</text:p>
          </table:table-cell>
          <table:table-cell office:value-type="float" office:value="0.71520618556701" calcext:value-type="float">
            <text:p>0.71520618556701</text:p>
          </table:table-cell>
          <table:table-cell office:value-type="float" office:value="0.0361894199573437" calcext:value-type="float">
            <text:p>0.036189419957343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contraceptive_NL</text:p>
          </table:table-cell>
          <table:table-cell office:value-type="float" office:value="0.726600085910653" calcext:value-type="float">
            <text:p>0.726600085910653</text:p>
          </table:table-cell>
          <table:table-cell office:value-type="float" office:value="0.0333939658878875" calcext:value-type="float">
            <text:p>0.0333939658878875</text:p>
          </table:table-cell>
          <table:table-cell office:value-type="float" office:value="0.718256013745704" calcext:value-type="float">
            <text:p>0.718256013745704</text:p>
          </table:table-cell>
          <table:table-cell office:value-type="float" office:value="0.0396807925410848" calcext:value-type="float">
            <text:p>0.0396807925410848</text:p>
          </table:table-cell>
          <table:table-cell office:value-type="float" office:value="0.736995274914089" calcext:value-type="float">
            <text:p>0.736995274914089</text:p>
          </table:table-cell>
          <table:table-cell office:value-type="float" office:value="0.0283096934289078" calcext:value-type="float">
            <text:p>0.0283096934289078</text:p>
          </table:table-cell>
          <table:table-cell office:value-type="float" office:value="0.723475085910653" calcext:value-type="float">
            <text:p>0.723475085910653</text:p>
          </table:table-cell>
          <table:table-cell office:value-type="float" office:value="0.0429481964777535" calcext:value-type="float">
            <text:p>0.0429481964777535</text:p>
          </table:table-cell>
          <table:table-cell office:value-type="float" office:value="0.730777491408935" calcext:value-type="float">
            <text:p>0.730777491408935</text:p>
          </table:table-cell>
          <table:table-cell office:value-type="float" office:value="0.0265054630541125" calcext:value-type="float">
            <text:p>0.0265054630541125</text:p>
          </table:table-cell>
          <table:table-cell office:value-type="float" office:value="0.731840635738832" calcext:value-type="float">
            <text:p>0.731840635738832</text:p>
          </table:table-cell>
          <table:table-cell office:value-type="float" office:value="0.0263771126833261" calcext:value-type="float">
            <text:p>0.0263771126833261</text:p>
          </table:table-cell>
          <table:table-cell office:value-type="float" office:value="0.728694158075601" calcext:value-type="float">
            <text:p>0.728694158075601</text:p>
          </table:table-cell>
          <table:table-cell office:value-type="float" office:value="0.0378093031309665" calcext:value-type="float">
            <text:p>0.0378093031309665</text:p>
          </table:table-cell>
          <table:table-cell office:value-type="float" office:value="0.735953608247423" calcext:value-type="float">
            <text:p>0.735953608247423</text:p>
          </table:table-cell>
          <table:table-cell office:value-type="float" office:value="0.0345053215232737" calcext:value-type="float">
            <text:p>0.0345053215232737</text:p>
          </table:table-cell>
          <table:table-cell office:value-type="float" office:value="0.728651202749141" calcext:value-type="float">
            <text:p>0.728651202749141</text:p>
          </table:table-cell>
          <table:table-cell office:value-type="float" office:value="0.0299917023294044" calcext:value-type="float">
            <text:p>0.0299917023294044</text:p>
          </table:table-cell>
          <table:table-cell office:value-type="float" office:value="0.726578608247423" calcext:value-type="float">
            <text:p>0.726578608247423</text:p>
          </table:table-cell>
          <table:table-cell office:value-type="float" office:value="0.0239320162562019" calcext:value-type="float">
            <text:p>0.0239320162562019</text:p>
          </table:table-cell>
          <table:table-cell office:value-type="float" office:value="0.728694158075601" calcext:value-type="float">
            <text:p>0.728694158075601</text:p>
          </table:table-cell>
          <table:table-cell office:value-type="float" office:value="0.0303838388375889" calcext:value-type="float">
            <text:p>0.0303838388375889</text:p>
          </table:table-cell>
          <table:table-cell office:value-type="float" office:value="0.735910652920962" calcext:value-type="float">
            <text:p>0.735910652920962</text:p>
          </table:table-cell>
          <table:table-cell office:value-type="float" office:value="0.039401116455844" calcext:value-type="float">
            <text:p>0.039401116455844</text:p>
          </table:table-cell>
          <table:table-cell office:value-type="float" office:value="0.732850085910653" calcext:value-type="float">
            <text:p>0.732850085910653</text:p>
          </table:table-cell>
          <table:table-cell office:value-type="float" office:value="0.0277457019084835" calcext:value-type="float">
            <text:p>0.0277457019084835</text:p>
          </table:table-cell>
          <table:table-cell office:value-type="float" office:value="0.726632302405498" calcext:value-type="float">
            <text:p>0.726632302405498</text:p>
          </table:table-cell>
          <table:table-cell office:value-type="float" office:value="0.0252441586656044" calcext:value-type="float">
            <text:p>0.0252441586656044</text:p>
          </table:table-cell>
          <table:table-cell office:value-type="float" office:value="0.731776202749141" calcext:value-type="float">
            <text:p>0.731776202749141</text:p>
          </table:table-cell>
          <table:table-cell office:value-type="float" office:value="0.0348963029280017" calcext:value-type="float">
            <text:p>0.0348963029280017</text:p>
          </table:table-cell>
          <table:table-cell office:value-type="float" office:value="0.73076675257732" calcext:value-type="float">
            <text:p>0.73076675257732</text:p>
          </table:table-cell>
          <table:table-cell office:value-type="float" office:value="0.034532072617573" calcext:value-type="float">
            <text:p>0.03453207261757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contraceptive_NL</text:p>
          </table:table-cell>
          <table:table-cell office:value-type="float" office:value="0.729714347079038" calcext:value-type="float">
            <text:p>0.729714347079038</text:p>
          </table:table-cell>
          <table:table-cell office:value-type="float" office:value="0.0307886649431207" calcext:value-type="float">
            <text:p>0.0307886649431207</text:p>
          </table:table-cell>
          <table:table-cell office:value-type="float" office:value="0.726610824742268" calcext:value-type="float">
            <text:p>0.726610824742268</text:p>
          </table:table-cell>
          <table:table-cell office:value-type="float" office:value="0.0392822683181178" calcext:value-type="float">
            <text:p>0.0392822683181178</text:p>
          </table:table-cell>
          <table:table-cell office:value-type="float" office:value="0.72764175257732" calcext:value-type="float">
            <text:p>0.72764175257732</text:p>
          </table:table-cell>
          <table:table-cell office:value-type="float" office:value="0.0294399322993857" calcext:value-type="float">
            <text:p>0.0294399322993857</text:p>
          </table:table-cell>
          <table:table-cell office:value-type="float" office:value="0.732807130584192" calcext:value-type="float">
            <text:p>0.732807130584192</text:p>
          </table:table-cell>
          <table:table-cell office:value-type="float" office:value="0.0460270952719487" calcext:value-type="float">
            <text:p>0.0460270952719487</text:p>
          </table:table-cell>
          <table:table-cell office:value-type="float" office:value="0.733870274914089" calcext:value-type="float">
            <text:p>0.733870274914089</text:p>
          </table:table-cell>
          <table:table-cell office:value-type="float" office:value="0.0205665245490959" calcext:value-type="float">
            <text:p>0.0205665245490959</text:p>
          </table:table-cell>
          <table:table-cell office:value-type="float" office:value="0.736018041237113" calcext:value-type="float">
            <text:p>0.736018041237113</text:p>
          </table:table-cell>
          <table:table-cell office:value-type="float" office:value="0.0293582975474506" calcext:value-type="float">
            <text:p>0.0293582975474506</text:p>
          </table:table-cell>
          <table:table-cell office:value-type="float" office:value="0.73076675257732" calcext:value-type="float">
            <text:p>0.73076675257732</text:p>
          </table:table-cell>
          <table:table-cell office:value-type="float" office:value="0.0426543438773944" calcext:value-type="float">
            <text:p>0.0426543438773944</text:p>
          </table:table-cell>
          <table:table-cell office:value-type="float" office:value="0.728737113402062" calcext:value-type="float">
            <text:p>0.728737113402062</text:p>
          </table:table-cell>
          <table:table-cell office:value-type="float" office:value="0.0337015341987523" calcext:value-type="float">
            <text:p>0.0337015341987523</text:p>
          </table:table-cell>
          <table:table-cell office:value-type="float" office:value="0.731786941580756" calcext:value-type="float">
            <text:p>0.731786941580756</text:p>
          </table:table-cell>
          <table:table-cell office:value-type="float" office:value="0.0396701994419896" calcext:value-type="float">
            <text:p>0.0396701994419896</text:p>
          </table:table-cell>
          <table:table-cell office:value-type="float" office:value="0.734890463917526" calcext:value-type="float">
            <text:p>0.734890463917526</text:p>
          </table:table-cell>
          <table:table-cell office:value-type="float" office:value="0.0395769955103837" calcext:value-type="float">
            <text:p>0.0395769955103837</text:p>
          </table:table-cell>
          <table:table-cell office:value-type="float" office:value="0.73389175257732" calcext:value-type="float">
            <text:p>0.73389175257732</text:p>
          </table:table-cell>
          <table:table-cell office:value-type="float" office:value="0.0219726280529177" calcext:value-type="float">
            <text:p>0.0219726280529177</text:p>
          </table:table-cell>
          <table:table-cell office:value-type="float" office:value="0.729714347079038" calcext:value-type="float">
            <text:p>0.729714347079038</text:p>
          </table:table-cell>
          <table:table-cell office:value-type="float" office:value="0.0323170621539722" calcext:value-type="float">
            <text:p>0.0323170621539722</text:p>
          </table:table-cell>
          <table:table-cell office:value-type="float" office:value="0.730745274914089" calcext:value-type="float">
            <text:p>0.730745274914089</text:p>
          </table:table-cell>
          <table:table-cell office:value-type="float" office:value="0.0277545674994245" calcext:value-type="float">
            <text:p>0.0277545674994245</text:p>
          </table:table-cell>
          <table:table-cell office:value-type="float" office:value="0.744297680412371" calcext:value-type="float">
            <text:p>0.744297680412371</text:p>
          </table:table-cell>
          <table:table-cell office:value-type="float" office:value="0.0309538198143" calcext:value-type="float">
            <text:p>0.0309538198143</text:p>
          </table:table-cell>
          <table:table-cell office:value-type="float" office:value="0.728683419243986" calcext:value-type="float">
            <text:p>0.728683419243986</text:p>
          </table:table-cell>
          <table:table-cell office:value-type="float" office:value="0.033137653671482" calcext:value-type="float">
            <text:p>0.033137653671482</text:p>
          </table:table-cell>
          <table:table-cell office:value-type="float" office:value="0.734911941580756" calcext:value-type="float">
            <text:p>0.734911941580756</text:p>
          </table:table-cell>
          <table:table-cell office:value-type="float" office:value="0.0292825379297044" calcext:value-type="float">
            <text:p>0.029282537929704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contraceptive_NL</text:p>
          </table:table-cell>
          <table:table-cell office:value-type="float" office:value="0.734911941580756" calcext:value-type="float">
            <text:p>0.734911941580756</text:p>
          </table:table-cell>
          <table:table-cell office:value-type="float" office:value="0.0331450384041783" calcext:value-type="float">
            <text:p>0.0331450384041783</text:p>
          </table:table-cell>
          <table:table-cell office:value-type="float" office:value="0.734922680412371" calcext:value-type="float">
            <text:p>0.734922680412371</text:p>
          </table:table-cell>
          <table:table-cell office:value-type="float" office:value="0.0396433164454731" calcext:value-type="float">
            <text:p>0.0396433164454731</text:p>
          </table:table-cell>
          <table:table-cell office:value-type="float" office:value="0.720339347079038" calcext:value-type="float">
            <text:p>0.720339347079038</text:p>
          </table:table-cell>
          <table:table-cell office:value-type="float" office:value="0.0295592959106152" calcext:value-type="float">
            <text:p>0.0295592959106152</text:p>
          </table:table-cell>
          <table:table-cell office:value-type="float" office:value="0.733870274914089" calcext:value-type="float">
            <text:p>0.733870274914089</text:p>
          </table:table-cell>
          <table:table-cell office:value-type="float" office:value="0.0423782893956426" calcext:value-type="float">
            <text:p>0.0423782893956426</text:p>
          </table:table-cell>
          <table:table-cell office:value-type="float" office:value="0.736995274914089" calcext:value-type="float">
            <text:p>0.736995274914089</text:p>
          </table:table-cell>
          <table:table-cell office:value-type="float" office:value="0.0220565278237959" calcext:value-type="float">
            <text:p>0.0220565278237959</text:p>
          </table:table-cell>
          <table:table-cell office:value-type="float" office:value="0.73703823024055" calcext:value-type="float">
            <text:p>0.73703823024055</text:p>
          </table:table-cell>
          <table:table-cell office:value-type="float" office:value="0.0260509609245479" calcext:value-type="float">
            <text:p>0.0260509609245479</text:p>
          </table:table-cell>
          <table:table-cell office:value-type="float" office:value="0.729703608247423" calcext:value-type="float">
            <text:p>0.729703608247423</text:p>
          </table:table-cell>
          <table:table-cell office:value-type="float" office:value="0.032030414304101" calcext:value-type="float">
            <text:p>0.032030414304101</text:p>
          </table:table-cell>
          <table:table-cell office:value-type="float" office:value="0.734933419243986" calcext:value-type="float">
            <text:p>0.734933419243986</text:p>
          </table:table-cell>
          <table:table-cell office:value-type="float" office:value="0.0354232822139432" calcext:value-type="float">
            <text:p>0.0354232822139432</text:p>
          </table:table-cell>
          <table:table-cell office:value-type="float" office:value="0.730756013745704" calcext:value-type="float">
            <text:p>0.730756013745704</text:p>
          </table:table-cell>
          <table:table-cell office:value-type="float" office:value="0.0324649876324603" calcext:value-type="float">
            <text:p>0.0324649876324603</text:p>
          </table:table-cell>
          <table:table-cell office:value-type="float" office:value="0.734901202749141" calcext:value-type="float">
            <text:p>0.734901202749141</text:p>
          </table:table-cell>
          <table:table-cell office:value-type="float" office:value="0.0398326283534516" calcext:value-type="float">
            <text:p>0.0398326283534516</text:p>
          </table:table-cell>
          <table:table-cell office:value-type="float" office:value="0.73389175257732" calcext:value-type="float">
            <text:p>0.73389175257732</text:p>
          </table:table-cell>
          <table:table-cell office:value-type="float" office:value="0.0219726280529177" calcext:value-type="float">
            <text:p>0.0219726280529177</text:p>
          </table:table-cell>
          <table:table-cell office:value-type="float" office:value="0.729735824742268" calcext:value-type="float">
            <text:p>0.729735824742268</text:p>
          </table:table-cell>
          <table:table-cell office:value-type="float" office:value="0.0407247069537569" calcext:value-type="float">
            <text:p>0.0407247069537569</text:p>
          </table:table-cell>
          <table:table-cell office:value-type="float" office:value="0.740109536082474" calcext:value-type="float">
            <text:p>0.740109536082474</text:p>
          </table:table-cell>
          <table:table-cell office:value-type="float" office:value="0.0378132765367071" calcext:value-type="float">
            <text:p>0.0378132765367071</text:p>
          </table:table-cell>
          <table:table-cell office:value-type="float" office:value="0.743256013745704" calcext:value-type="float">
            <text:p>0.743256013745704</text:p>
          </table:table-cell>
          <table:table-cell office:value-type="float" office:value="0.0309318452811396" calcext:value-type="float">
            <text:p>0.0309318452811396</text:p>
          </table:table-cell>
          <table:table-cell office:value-type="float" office:value="0.731797680412371" calcext:value-type="float">
            <text:p>0.731797680412371</text:p>
          </table:table-cell>
          <table:table-cell office:value-type="float" office:value="0.0282118392651905" calcext:value-type="float">
            <text:p>0.0282118392651905</text:p>
          </table:table-cell>
          <table:table-cell office:value-type="float" office:value="0.729725085910653" calcext:value-type="float">
            <text:p>0.729725085910653</text:p>
          </table:table-cell>
          <table:table-cell office:value-type="float" office:value="0.0302930154396831" calcext:value-type="float">
            <text:p>0.030293015439683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contraceptive_NL</text:p>
          </table:table-cell>
          <table:table-cell office:value-type="float" office:value="0.731797680412371" calcext:value-type="float">
            <text:p>0.731797680412371</text:p>
          </table:table-cell>
          <table:table-cell office:value-type="float" office:value="0.0306689386945631" calcext:value-type="float">
            <text:p>0.0306689386945631</text:p>
          </table:table-cell>
          <table:table-cell office:value-type="float" office:value="0.728683419243986" calcext:value-type="float">
            <text:p>0.728683419243986</text:p>
          </table:table-cell>
          <table:table-cell office:value-type="float" office:value="0.0362645554190311" calcext:value-type="float">
            <text:p>0.0362645554190311</text:p>
          </table:table-cell>
          <table:table-cell office:value-type="float" office:value="0.723475085910653" calcext:value-type="float">
            <text:p>0.723475085910653</text:p>
          </table:table-cell>
          <table:table-cell office:value-type="float" office:value="0.0262416460899147" calcext:value-type="float">
            <text:p>0.0262416460899147</text:p>
          </table:table-cell>
          <table:table-cell office:value-type="float" office:value="0.734922680412371" calcext:value-type="float">
            <text:p>0.734922680412371</text:p>
          </table:table-cell>
          <table:table-cell office:value-type="float" office:value="0.0420294205883909" calcext:value-type="float">
            <text:p>0.0420294205883909</text:p>
          </table:table-cell>
          <table:table-cell office:value-type="float" office:value="0.739078608247423" calcext:value-type="float">
            <text:p>0.739078608247423</text:p>
          </table:table-cell>
          <table:table-cell office:value-type="float" office:value="0.0266582731925291" calcext:value-type="float">
            <text:p>0.0266582731925291</text:p>
          </table:table-cell>
          <table:table-cell office:value-type="float" office:value="0.73701675257732" calcext:value-type="float">
            <text:p>0.73701675257732</text:p>
          </table:table-cell>
          <table:table-cell office:value-type="float" office:value="0.0263212854603274" calcext:value-type="float">
            <text:p>0.0263212854603274</text:p>
          </table:table-cell>
          <table:table-cell office:value-type="float" office:value="0.734911941580756" calcext:value-type="float">
            <text:p>0.734911941580756</text:p>
          </table:table-cell>
          <table:table-cell office:value-type="float" office:value="0.0292740913129096" calcext:value-type="float">
            <text:p>0.0292740913129096</text:p>
          </table:table-cell>
          <table:table-cell office:value-type="float" office:value="0.732860824742268" calcext:value-type="float">
            <text:p>0.732860824742268</text:p>
          </table:table-cell>
          <table:table-cell office:value-type="float" office:value="0.0320753159018524" calcext:value-type="float">
            <text:p>0.0320753159018524</text:p>
          </table:table-cell>
          <table:table-cell office:value-type="float" office:value="0.733870274914089" calcext:value-type="float">
            <text:p>0.733870274914089</text:p>
          </table:table-cell>
          <table:table-cell office:value-type="float" office:value="0.033857961569743" calcext:value-type="float">
            <text:p>0.033857961569743</text:p>
          </table:table-cell>
          <table:table-cell office:value-type="float" office:value="0.737006013745704" calcext:value-type="float">
            <text:p>0.737006013745704</text:p>
          </table:table-cell>
          <table:table-cell office:value-type="float" office:value="0.0377163910917941" calcext:value-type="float">
            <text:p>0.0377163910917941</text:p>
          </table:table-cell>
          <table:table-cell office:value-type="float" office:value="0.732871563573883" calcext:value-type="float">
            <text:p>0.732871563573883</text:p>
          </table:table-cell>
          <table:table-cell office:value-type="float" office:value="0.0247022307031753" calcext:value-type="float">
            <text:p>0.0247022307031753</text:p>
          </table:table-cell>
          <table:table-cell office:value-type="float" office:value="0.73389175257732" calcext:value-type="float">
            <text:p>0.73389175257732</text:p>
          </table:table-cell>
          <table:table-cell office:value-type="float" office:value="0.0347371648035573" calcext:value-type="float">
            <text:p>0.0347371648035573</text:p>
          </table:table-cell>
          <table:table-cell office:value-type="float" office:value="0.73389175257732" calcext:value-type="float">
            <text:p>0.73389175257732</text:p>
          </table:table-cell>
          <table:table-cell office:value-type="float" office:value="0.0340286747396886" calcext:value-type="float">
            <text:p>0.0340286747396886</text:p>
          </table:table-cell>
          <table:table-cell office:value-type="float" office:value="0.745328608247423" calcext:value-type="float">
            <text:p>0.745328608247423</text:p>
          </table:table-cell>
          <table:table-cell office:value-type="float" office:value="0.0298792323793685" calcext:value-type="float">
            <text:p>0.0298792323793685</text:p>
          </table:table-cell>
          <table:table-cell office:value-type="float" office:value="0.726610824742268" calcext:value-type="float">
            <text:p>0.726610824742268</text:p>
          </table:table-cell>
          <table:table-cell office:value-type="float" office:value="0.0321829403979787" calcext:value-type="float">
            <text:p>0.0321829403979787</text:p>
          </table:table-cell>
          <table:table-cell office:value-type="float" office:value="0.739089347079038" calcext:value-type="float">
            <text:p>0.739089347079038</text:p>
          </table:table-cell>
          <table:table-cell office:value-type="float" office:value="0.0251777296168715" calcext:value-type="float">
            <text:p>0.025177729616871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contraceptive_NL</text:p>
          </table:table-cell>
          <table:table-cell office:value-type="float" office:value="0.729727233676976" calcext:value-type="float">
            <text:p>0.729727233676976</text:p>
          </table:table-cell>
          <table:table-cell office:value-type="float" office:value="0.0328819805922075" calcext:value-type="float">
            <text:p>0.0328819805922075</text:p>
          </table:table-cell>
          <table:table-cell office:value-type="float" office:value="0.724720790378007" calcext:value-type="float">
            <text:p>0.724720790378007</text:p>
          </table:table-cell>
          <table:table-cell office:value-type="float" office:value="0.0368015730590401" calcext:value-type="float">
            <text:p>0.0368015730590401</text:p>
          </table:table-cell>
          <table:table-cell office:value-type="float" office:value="0.726593642611684" calcext:value-type="float">
            <text:p>0.726593642611684</text:p>
          </table:table-cell>
          <table:table-cell office:value-type="float" office:value="0.031180679620324" calcext:value-type="float">
            <text:p>0.031180679620324</text:p>
          </table:table-cell>
          <table:table-cell office:value-type="float" office:value="0.728664089347079" calcext:value-type="float">
            <text:p>0.728664089347079</text:p>
          </table:table-cell>
          <table:table-cell office:value-type="float" office:value="0.0424447679314987" calcext:value-type="float">
            <text:p>0.0424447679314987</text:p>
          </table:table-cell>
          <table:table-cell office:value-type="float" office:value="0.733878865979381" calcext:value-type="float">
            <text:p>0.733878865979381</text:p>
          </table:table-cell>
          <table:table-cell office:value-type="float" office:value="0.0264285341815959" calcext:value-type="float">
            <text:p>0.0264285341815959</text:p>
          </table:table-cell>
          <table:table-cell office:value-type="float" office:value="0.734531786941581" calcext:value-type="float">
            <text:p>0.734531786941581</text:p>
          </table:table-cell>
          <table:table-cell office:value-type="float" office:value="0.0269958804313969" calcext:value-type="float">
            <text:p>0.0269958804313969</text:p>
          </table:table-cell>
          <table:table-cell office:value-type="float" office:value="0.72889175257732" calcext:value-type="float">
            <text:p>0.72889175257732</text:p>
          </table:table-cell>
          <table:table-cell office:value-type="float" office:value="0.0374636137415314" calcext:value-type="float">
            <text:p>0.0374636137415314</text:p>
          </table:table-cell>
          <table:table-cell office:value-type="float" office:value="0.732444158075601" calcext:value-type="float">
            <text:p>0.732444158075601</text:p>
          </table:table-cell>
          <table:table-cell office:value-type="float" office:value="0.0335647120021132" calcext:value-type="float">
            <text:p>0.0335647120021132</text:p>
          </table:table-cell>
          <table:table-cell office:value-type="float" office:value="0.728039089347079" calcext:value-type="float">
            <text:p>0.728039089347079</text:p>
          </table:table-cell>
          <table:table-cell office:value-type="float" office:value="0.0376754388494221" calcext:value-type="float">
            <text:p>0.0376754388494221</text:p>
          </table:table-cell>
          <table:table-cell office:value-type="float" office:value="0.732411941580756" calcext:value-type="float">
            <text:p>0.732411941580756</text:p>
          </table:table-cell>
          <table:table-cell office:value-type="float" office:value="0.0324333528380794" calcext:value-type="float">
            <text:p>0.0324333528380794</text:p>
          </table:table-cell>
          <table:table-cell office:value-type="float" office:value="0.732021048109966" calcext:value-type="float">
            <text:p>0.732021048109966</text:p>
          </table:table-cell>
          <table:table-cell office:value-type="float" office:value="0.0259133853657484" calcext:value-type="float">
            <text:p>0.0259133853657484</text:p>
          </table:table-cell>
          <table:table-cell office:value-type="float" office:value="0.730762457044674" calcext:value-type="float">
            <text:p>0.730762457044674</text:p>
          </table:table-cell>
          <table:table-cell office:value-type="float" office:value="0.0375601296793562" calcext:value-type="float">
            <text:p>0.0375601296793562</text:p>
          </table:table-cell>
          <table:table-cell office:value-type="float" office:value="0.73305412371134" calcext:value-type="float">
            <text:p>0.73305412371134</text:p>
          </table:table-cell>
          <table:table-cell office:value-type="float" office:value="0.0307682936960785" calcext:value-type="float">
            <text:p>0.0307682936960785</text:p>
          </table:table-cell>
          <table:table-cell office:value-type="float" office:value="0.738051975945017" calcext:value-type="float">
            <text:p>0.738051975945017</text:p>
          </table:table-cell>
          <table:table-cell office:value-type="float" office:value="0.0281912075960944" calcext:value-type="float">
            <text:p>0.0281912075960944</text:p>
          </table:table-cell>
          <table:table-cell office:value-type="float" office:value="0.728681271477663" calcext:value-type="float">
            <text:p>0.728681271477663</text:p>
          </table:table-cell>
          <table:table-cell office:value-type="float" office:value="0.0300611905956731" calcext:value-type="float">
            <text:p>0.0300611905956731</text:p>
          </table:table-cell>
          <table:table-cell office:value-type="float" office:value="0.729939862542955" calcext:value-type="float">
            <text:p>0.729939862542955</text:p>
          </table:table-cell>
          <table:table-cell office:value-type="float" office:value="0.0310949551122351" calcext:value-type="float">
            <text:p>0.03109495511223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NL</text:p>
          </table:table-cell>
          <table:table-cell office:value-type="float" office:value="0.724506013745704" calcext:value-type="float">
            <text:p>0.724506013745704</text:p>
          </table:table-cell>
          <table:table-cell office:value-type="float" office:value="0.0317574283414711" calcext:value-type="float">
            <text:p>0.0317574283414711</text:p>
          </table:table-cell>
          <table:table-cell office:value-type="float" office:value="0.73078823024055" calcext:value-type="float">
            <text:p>0.73078823024055</text:p>
          </table:table-cell>
          <table:table-cell office:value-type="float" office:value="0.0321547649816615" calcext:value-type="float">
            <text:p>0.0321547649816615</text:p>
          </table:table-cell>
          <table:table-cell office:value-type="float" office:value="0.723475085910653" calcext:value-type="float">
            <text:p>0.723475085910653</text:p>
          </table:table-cell>
          <table:table-cell office:value-type="float" office:value="0.0308606443681135" calcext:value-type="float">
            <text:p>0.0308606443681135</text:p>
          </table:table-cell>
          <table:table-cell office:value-type="float" office:value="0.722454896907217" calcext:value-type="float">
            <text:p>0.722454896907217</text:p>
          </table:table-cell>
          <table:table-cell office:value-type="float" office:value="0.0245252830471504" calcext:value-type="float">
            <text:p>0.0245252830471504</text:p>
          </table:table-cell>
          <table:table-cell office:value-type="float" office:value="0.719340635738832" calcext:value-type="float">
            <text:p>0.719340635738832</text:p>
          </table:table-cell>
          <table:table-cell office:value-type="float" office:value="0.0356729787496459" calcext:value-type="float">
            <text:p>0.0356729787496459</text:p>
          </table:table-cell>
          <table:table-cell office:value-type="float" office:value="0.727652491408935" calcext:value-type="float">
            <text:p>0.727652491408935</text:p>
          </table:table-cell>
          <table:table-cell office:value-type="float" office:value="0.0346146469662361" calcext:value-type="float">
            <text:p>0.0346146469662361</text:p>
          </table:table-cell>
          <table:table-cell office:value-type="float" office:value="0.735975085910653" calcext:value-type="float">
            <text:p>0.735975085910653</text:p>
          </table:table-cell>
          <table:table-cell office:value-type="float" office:value="0.0395636266502275" calcext:value-type="float">
            <text:p>0.0395636266502275</text:p>
          </table:table-cell>
          <table:table-cell office:value-type="float" office:value="0.721466924398625" calcext:value-type="float">
            <text:p>0.721466924398625</text:p>
          </table:table-cell>
          <table:table-cell office:value-type="float" office:value="0.0354032005886524" calcext:value-type="float">
            <text:p>0.0354032005886524</text:p>
          </table:table-cell>
          <table:table-cell office:value-type="float" office:value="0.730723797250859" calcext:value-type="float">
            <text:p>0.730723797250859</text:p>
          </table:table-cell>
          <table:table-cell office:value-type="float" office:value="0.0355312455786658" calcext:value-type="float">
            <text:p>0.0355312455786658</text:p>
          </table:table-cell>
          <table:table-cell office:value-type="float" office:value="0.729714347079038" calcext:value-type="float">
            <text:p>0.729714347079038</text:p>
          </table:table-cell>
          <table:table-cell office:value-type="float" office:value="0.0242126428579149" calcext:value-type="float">
            <text:p>0.0242126428579149</text:p>
          </table:table-cell>
          <table:table-cell office:value-type="float" office:value="0.727609536082474" calcext:value-type="float">
            <text:p>0.727609536082474</text:p>
          </table:table-cell>
          <table:table-cell office:value-type="float" office:value="0.0297497402547697" calcext:value-type="float">
            <text:p>0.0297497402547697</text:p>
          </table:table-cell>
          <table:table-cell office:value-type="float" office:value="0.740120274914089" calcext:value-type="float">
            <text:p>0.740120274914089</text:p>
          </table:table-cell>
          <table:table-cell office:value-type="float" office:value="0.0336761266899721" calcext:value-type="float">
            <text:p>0.0336761266899721</text:p>
          </table:table-cell>
          <table:table-cell office:value-type="float" office:value="0.711018041237113" calcext:value-type="float">
            <text:p>0.711018041237113</text:p>
          </table:table-cell>
          <table:table-cell office:value-type="float" office:value="0.0324801086385086" calcext:value-type="float">
            <text:p>0.0324801086385086</text:p>
          </table:table-cell>
          <table:table-cell office:value-type="float" office:value="0.718320446735395" calcext:value-type="float">
            <text:p>0.718320446735395</text:p>
          </table:table-cell>
          <table:table-cell office:value-type="float" office:value="0.0356444381449477" calcext:value-type="float">
            <text:p>0.0356444381449477</text:p>
          </table:table-cell>
          <table:table-cell office:value-type="float" office:value="0.733870274914089" calcext:value-type="float">
            <text:p>0.733870274914089</text:p>
          </table:table-cell>
          <table:table-cell office:value-type="float" office:value="0.0292747281764723" calcext:value-type="float">
            <text:p>0.0292747281764723</text:p>
          </table:table-cell>
          <table:table-cell office:value-type="float" office:value="0.726578608247423" calcext:value-type="float">
            <text:p>0.726578608247423</text:p>
          </table:table-cell>
          <table:table-cell office:value-type="float" office:value="0.0249291258598671" calcext:value-type="float">
            <text:p>0.024929125859867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NL</text:p>
          </table:table-cell>
          <table:table-cell office:value-type="float" office:value="0.720371563573883" calcext:value-type="float">
            <text:p>0.720371563573883</text:p>
          </table:table-cell>
          <table:table-cell office:value-type="float" office:value="0.0193052514867106" calcext:value-type="float">
            <text:p>0.0193052514867106</text:p>
          </table:table-cell>
          <table:table-cell office:value-type="float" office:value="0.726600085910653" calcext:value-type="float">
            <text:p>0.726600085910653</text:p>
          </table:table-cell>
          <table:table-cell office:value-type="float" office:value="0.0261079257190537" calcext:value-type="float">
            <text:p>0.0261079257190537</text:p>
          </table:table-cell>
          <table:table-cell office:value-type="float" office:value="0.734879725085911" calcext:value-type="float">
            <text:p>0.734879725085911</text:p>
          </table:table-cell>
          <table:table-cell office:value-type="float" office:value="0.0396687975822117" calcext:value-type="float">
            <text:p>0.0396687975822117</text:p>
          </table:table-cell>
          <table:table-cell office:value-type="float" office:value="0.724527491408935" calcext:value-type="float">
            <text:p>0.724527491408935</text:p>
          </table:table-cell>
          <table:table-cell office:value-type="float" office:value="0.0393770761506178" calcext:value-type="float">
            <text:p>0.0393770761506178</text:p>
          </table:table-cell>
          <table:table-cell office:value-type="float" office:value="0.728672680412371" calcext:value-type="float">
            <text:p>0.728672680412371</text:p>
          </table:table-cell>
          <table:table-cell office:value-type="float" office:value="0.0389058119144587" calcext:value-type="float">
            <text:p>0.0389058119144587</text:p>
          </table:table-cell>
          <table:table-cell office:value-type="float" office:value="0.728704896907217" calcext:value-type="float">
            <text:p>0.728704896907217</text:p>
          </table:table-cell>
          <table:table-cell office:value-type="float" office:value="0.0318198203107541" calcext:value-type="float">
            <text:p>0.0318198203107541</text:p>
          </table:table-cell>
          <table:table-cell office:value-type="float" office:value="0.739089347079038" calcext:value-type="float">
            <text:p>0.739089347079038</text:p>
          </table:table-cell>
          <table:table-cell office:value-type="float" office:value="0.0172145551254299" calcext:value-type="float">
            <text:p>0.0172145551254299</text:p>
          </table:table-cell>
          <table:table-cell office:value-type="float" office:value="0.72766323024055" calcext:value-type="float">
            <text:p>0.72766323024055</text:p>
          </table:table-cell>
          <table:table-cell office:value-type="float" office:value="0.0288075705052165" calcext:value-type="float">
            <text:p>0.0288075705052165</text:p>
          </table:table-cell>
          <table:table-cell office:value-type="float" office:value="0.735953608247423" calcext:value-type="float">
            <text:p>0.735953608247423</text:p>
          </table:table-cell>
          <table:table-cell office:value-type="float" office:value="0.0375381794781981" calcext:value-type="float">
            <text:p>0.0375381794781981</text:p>
          </table:table-cell>
          <table:table-cell office:value-type="float" office:value="0.741172680412371" calcext:value-type="float">
            <text:p>0.741172680412371</text:p>
          </table:table-cell>
          <table:table-cell office:value-type="float" office:value="0.0255833139897977" calcext:value-type="float">
            <text:p>0.0255833139897977</text:p>
          </table:table-cell>
          <table:table-cell office:value-type="float" office:value="0.72766323024055" calcext:value-type="float">
            <text:p>0.72766323024055</text:p>
          </table:table-cell>
          <table:table-cell office:value-type="float" office:value="0.0275144243996135" calcext:value-type="float">
            <text:p>0.0275144243996135</text:p>
          </table:table-cell>
          <table:table-cell office:value-type="float" office:value="0.727631013745704" calcext:value-type="float">
            <text:p>0.727631013745704</text:p>
          </table:table-cell>
          <table:table-cell office:value-type="float" office:value="0.0326378457678989" calcext:value-type="float">
            <text:p>0.0326378457678989</text:p>
          </table:table-cell>
          <table:table-cell office:value-type="float" office:value="0.719319158075601" calcext:value-type="float">
            <text:p>0.719319158075601</text:p>
          </table:table-cell>
          <table:table-cell office:value-type="float" office:value="0.0295798902721849" calcext:value-type="float">
            <text:p>0.0295798902721849</text:p>
          </table:table-cell>
          <table:table-cell office:value-type="float" office:value="0.72453823024055" calcext:value-type="float">
            <text:p>0.72453823024055</text:p>
          </table:table-cell>
          <table:table-cell office:value-type="float" office:value="0.0386691212205785" calcext:value-type="float">
            <text:p>0.0386691212205785</text:p>
          </table:table-cell>
          <table:table-cell office:value-type="float" office:value="0.739078608247423" calcext:value-type="float">
            <text:p>0.739078608247423</text:p>
          </table:table-cell>
          <table:table-cell office:value-type="float" office:value="0.0296805647870531" calcext:value-type="float">
            <text:p>0.0296805647870531</text:p>
          </table:table-cell>
          <table:table-cell office:value-type="float" office:value="0.72764175257732" calcext:value-type="float">
            <text:p>0.72764175257732</text:p>
          </table:table-cell>
          <table:table-cell office:value-type="float" office:value="0.025489129543857" calcext:value-type="float">
            <text:p>0.02548912954385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NL</text:p>
          </table:table-cell>
          <table:table-cell office:value-type="float" office:value="0.728694158075601" calcext:value-type="float">
            <text:p>0.728694158075601</text:p>
          </table:table-cell>
          <table:table-cell office:value-type="float" office:value="0.01919860966648" calcext:value-type="float">
            <text:p>0.01919860966648</text:p>
          </table:table-cell>
          <table:table-cell office:value-type="float" office:value="0.731808419243986" calcext:value-type="float">
            <text:p>0.731808419243986</text:p>
          </table:table-cell>
          <table:table-cell office:value-type="float" office:value="0.030567493086741" calcext:value-type="float">
            <text:p>0.030567493086741</text:p>
          </table:table-cell>
          <table:table-cell office:value-type="float" office:value="0.724548969072165" calcext:value-type="float">
            <text:p>0.724548969072165</text:p>
          </table:table-cell>
          <table:table-cell office:value-type="float" office:value="0.0324767551607609" calcext:value-type="float">
            <text:p>0.0324767551607609</text:p>
          </table:table-cell>
          <table:table-cell office:value-type="float" office:value="0.732860824742268" calcext:value-type="float">
            <text:p>0.732860824742268</text:p>
          </table:table-cell>
          <table:table-cell office:value-type="float" office:value="0.0352964556165702" calcext:value-type="float">
            <text:p>0.0352964556165702</text:p>
          </table:table-cell>
          <table:table-cell office:value-type="float" office:value="0.727652491408935" calcext:value-type="float">
            <text:p>0.727652491408935</text:p>
          </table:table-cell>
          <table:table-cell office:value-type="float" office:value="0.0356442386306696" calcext:value-type="float">
            <text:p>0.0356442386306696</text:p>
          </table:table-cell>
          <table:table-cell office:value-type="float" office:value="0.733923969072165" calcext:value-type="float">
            <text:p>0.733923969072165</text:p>
          </table:table-cell>
          <table:table-cell office:value-type="float" office:value="0.0307372488122531" calcext:value-type="float">
            <text:p>0.0307372488122531</text:p>
          </table:table-cell>
          <table:table-cell office:value-type="float" office:value="0.743234536082474" calcext:value-type="float">
            <text:p>0.743234536082474</text:p>
          </table:table-cell>
          <table:table-cell office:value-type="float" office:value="0.0256084046970523" calcext:value-type="float">
            <text:p>0.0256084046970523</text:p>
          </table:table-cell>
          <table:table-cell office:value-type="float" office:value="0.730756013745704" calcext:value-type="float">
            <text:p>0.730756013745704</text:p>
          </table:table-cell>
          <table:table-cell office:value-type="float" office:value="0.0401069379454293" calcext:value-type="float">
            <text:p>0.0401069379454293</text:p>
          </table:table-cell>
          <table:table-cell office:value-type="float" office:value="0.733902491408935" calcext:value-type="float">
            <text:p>0.733902491408935</text:p>
          </table:table-cell>
          <table:table-cell office:value-type="float" office:value="0.035329013313356" calcext:value-type="float">
            <text:p>0.035329013313356</text:p>
          </table:table-cell>
          <table:table-cell office:value-type="float" office:value="0.733881013745704" calcext:value-type="float">
            <text:p>0.733881013745704</text:p>
          </table:table-cell>
          <table:table-cell office:value-type="float" office:value="0.0303904697330199" calcext:value-type="float">
            <text:p>0.0303904697330199</text:p>
          </table:table-cell>
          <table:table-cell office:value-type="float" office:value="0.73076675257732" calcext:value-type="float">
            <text:p>0.73076675257732</text:p>
          </table:table-cell>
          <table:table-cell office:value-type="float" office:value="0.0319871982769734" calcext:value-type="float">
            <text:p>0.0319871982769734</text:p>
          </table:table-cell>
          <table:table-cell office:value-type="float" office:value="0.725579896907216" calcext:value-type="float">
            <text:p>0.725579896907216</text:p>
          </table:table-cell>
          <table:table-cell office:value-type="float" office:value="0.0302332473545293" calcext:value-type="float">
            <text:p>0.0302332473545293</text:p>
          </table:table-cell>
          <table:table-cell office:value-type="float" office:value="0.721370274914089" calcext:value-type="float">
            <text:p>0.721370274914089</text:p>
          </table:table-cell>
          <table:table-cell office:value-type="float" office:value="0.0328526038675281" calcext:value-type="float">
            <text:p>0.0328526038675281</text:p>
          </table:table-cell>
          <table:table-cell office:value-type="float" office:value="0.730777491408935" calcext:value-type="float">
            <text:p>0.730777491408935</text:p>
          </table:table-cell>
          <table:table-cell office:value-type="float" office:value="0.0337276824034311" calcext:value-type="float">
            <text:p>0.0337276824034311</text:p>
          </table:table-cell>
          <table:table-cell office:value-type="float" office:value="0.729714347079038" calcext:value-type="float">
            <text:p>0.729714347079038</text:p>
          </table:table-cell>
          <table:table-cell office:value-type="float" office:value="0.0231954039741273" calcext:value-type="float">
            <text:p>0.0231954039741273</text:p>
          </table:table-cell>
          <table:table-cell office:value-type="float" office:value="0.726610824742268" calcext:value-type="float">
            <text:p>0.726610824742268</text:p>
          </table:table-cell>
          <table:table-cell office:value-type="float" office:value="0.0281889182029033" calcext:value-type="float">
            <text:p>0.02818891820290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NL</text:p>
          </table:table-cell>
          <table:table-cell office:value-type="float" office:value="0.732850085910653" calcext:value-type="float">
            <text:p>0.732850085910653</text:p>
          </table:table-cell>
          <table:table-cell office:value-type="float" office:value="0.0230041743297289" calcext:value-type="float">
            <text:p>0.0230041743297289</text:p>
          </table:table-cell>
          <table:table-cell office:value-type="float" office:value="0.73076675257732" calcext:value-type="float">
            <text:p>0.73076675257732</text:p>
          </table:table-cell>
          <table:table-cell office:value-type="float" office:value="0.0296395837974234" calcext:value-type="float">
            <text:p>0.0296395837974234</text:p>
          </table:table-cell>
          <table:table-cell office:value-type="float" office:value="0.726632302405498" calcext:value-type="float">
            <text:p>0.726632302405498</text:p>
          </table:table-cell>
          <table:table-cell office:value-type="float" office:value="0.0330969481800509" calcext:value-type="float">
            <text:p>0.0330969481800509</text:p>
          </table:table-cell>
          <table:table-cell office:value-type="float" office:value="0.732860824742268" calcext:value-type="float">
            <text:p>0.732860824742268</text:p>
          </table:table-cell>
          <table:table-cell office:value-type="float" office:value="0.0305186182862798" calcext:value-type="float">
            <text:p>0.0305186182862798</text:p>
          </table:table-cell>
          <table:table-cell office:value-type="float" office:value="0.731808419243986" calcext:value-type="float">
            <text:p>0.731808419243986</text:p>
          </table:table-cell>
          <table:table-cell office:value-type="float" office:value="0.0276691715336951" calcext:value-type="float">
            <text:p>0.0276691715336951</text:p>
          </table:table-cell>
          <table:table-cell office:value-type="float" office:value="0.734933419243986" calcext:value-type="float">
            <text:p>0.734933419243986</text:p>
          </table:table-cell>
          <table:table-cell office:value-type="float" office:value="0.0269041989722595" calcext:value-type="float">
            <text:p>0.0269041989722595</text:p>
          </table:table-cell>
          <table:table-cell office:value-type="float" office:value="0.731808419243986" calcext:value-type="float">
            <text:p>0.731808419243986</text:p>
          </table:table-cell>
          <table:table-cell office:value-type="float" office:value="0.0263201535897888" calcext:value-type="float">
            <text:p>0.0263201535897888</text:p>
          </table:table-cell>
          <table:table-cell office:value-type="float" office:value="0.738036941580756" calcext:value-type="float">
            <text:p>0.738036941580756</text:p>
          </table:table-cell>
          <table:table-cell office:value-type="float" office:value="0.0386449819956138" calcext:value-type="float">
            <text:p>0.0386449819956138</text:p>
          </table:table-cell>
          <table:table-cell office:value-type="float" office:value="0.73391323024055" calcext:value-type="float">
            <text:p>0.73391323024055</text:p>
          </table:table-cell>
          <table:table-cell office:value-type="float" office:value="0.0334786336083468" calcext:value-type="float">
            <text:p>0.0334786336083468</text:p>
          </table:table-cell>
          <table:table-cell office:value-type="float" office:value="0.733881013745704" calcext:value-type="float">
            <text:p>0.733881013745704</text:p>
          </table:table-cell>
          <table:table-cell office:value-type="float" office:value="0.0274734794000812" calcext:value-type="float">
            <text:p>0.0274734794000812</text:p>
          </table:table-cell>
          <table:table-cell office:value-type="float" office:value="0.731819158075601" calcext:value-type="float">
            <text:p>0.731819158075601</text:p>
          </table:table-cell>
          <table:table-cell office:value-type="float" office:value="0.031223399922346" calcext:value-type="float">
            <text:p>0.031223399922346</text:p>
          </table:table-cell>
          <table:table-cell office:value-type="float" office:value="0.732850085910653" calcext:value-type="float">
            <text:p>0.732850085910653</text:p>
          </table:table-cell>
          <table:table-cell office:value-type="float" office:value="0.0353847009428393" calcext:value-type="float">
            <text:p>0.0353847009428393</text:p>
          </table:table-cell>
          <table:table-cell office:value-type="float" office:value="0.723464347079038" calcext:value-type="float">
            <text:p>0.723464347079038</text:p>
          </table:table-cell>
          <table:table-cell office:value-type="float" office:value="0.0342986263618656" calcext:value-type="float">
            <text:p>0.0342986263618656</text:p>
          </table:table-cell>
          <table:table-cell office:value-type="float" office:value="0.731808419243986" calcext:value-type="float">
            <text:p>0.731808419243986</text:p>
          </table:table-cell>
          <table:table-cell office:value-type="float" office:value="0.0324721465229031" calcext:value-type="float">
            <text:p>0.0324721465229031</text:p>
          </table:table-cell>
          <table:table-cell office:value-type="float" office:value="0.73078823024055" calcext:value-type="float">
            <text:p>0.73078823024055</text:p>
          </table:table-cell>
          <table:table-cell office:value-type="float" office:value="0.0294216745986183" calcext:value-type="float">
            <text:p>0.0294216745986183</text:p>
          </table:table-cell>
          <table:table-cell office:value-type="float" office:value="0.734901202749141" calcext:value-type="float">
            <text:p>0.734901202749141</text:p>
          </table:table-cell>
          <table:table-cell office:value-type="float" office:value="0.0313659357188576" calcext:value-type="float">
            <text:p>0.031365935718857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NL</text:p>
          </table:table-cell>
          <table:table-cell office:value-type="float" office:value="0.734922680412371" calcext:value-type="float">
            <text:p>0.734922680412371</text:p>
          </table:table-cell>
          <table:table-cell office:value-type="float" office:value="0.0265801545459844" calcext:value-type="float">
            <text:p>0.0265801545459844</text:p>
          </table:table-cell>
          <table:table-cell office:value-type="float" office:value="0.72764175257732" calcext:value-type="float">
            <text:p>0.72764175257732</text:p>
          </table:table-cell>
          <table:table-cell office:value-type="float" office:value="0.0336444469611744" calcext:value-type="float">
            <text:p>0.0336444469611744</text:p>
          </table:table-cell>
          <table:table-cell office:value-type="float" office:value="0.728704896907217" calcext:value-type="float">
            <text:p>0.728704896907217</text:p>
          </table:table-cell>
          <table:table-cell office:value-type="float" office:value="0.0306701419470749" calcext:value-type="float">
            <text:p>0.0306701419470749</text:p>
          </table:table-cell>
          <table:table-cell office:value-type="float" office:value="0.732839347079038" calcext:value-type="float">
            <text:p>0.732839347079038</text:p>
          </table:table-cell>
          <table:table-cell office:value-type="float" office:value="0.0361529251971897" calcext:value-type="float">
            <text:p>0.0361529251971897</text:p>
          </table:table-cell>
          <table:table-cell office:value-type="float" office:value="0.732871563573883" calcext:value-type="float">
            <text:p>0.732871563573883</text:p>
          </table:table-cell>
          <table:table-cell office:value-type="float" office:value="0.028795703016836" calcext:value-type="float">
            <text:p>0.028795703016836</text:p>
          </table:table-cell>
          <table:table-cell office:value-type="float" office:value="0.733902491408935" calcext:value-type="float">
            <text:p>0.733902491408935</text:p>
          </table:table-cell>
          <table:table-cell office:value-type="float" office:value="0.0346254915089634" calcext:value-type="float">
            <text:p>0.0346254915089634</text:p>
          </table:table-cell>
          <table:table-cell office:value-type="float" office:value="0.733902491408935" calcext:value-type="float">
            <text:p>0.733902491408935</text:p>
          </table:table-cell>
          <table:table-cell office:value-type="float" office:value="0.0293487223187564" calcext:value-type="float">
            <text:p>0.0293487223187564</text:p>
          </table:table-cell>
          <table:table-cell office:value-type="float" office:value="0.739067869415807" calcext:value-type="float">
            <text:p>0.739067869415807</text:p>
          </table:table-cell>
          <table:table-cell office:value-type="float" office:value="0.0413176939861859" calcext:value-type="float">
            <text:p>0.0413176939861859</text:p>
          </table:table-cell>
          <table:table-cell office:value-type="float" office:value="0.732860824742268" calcext:value-type="float">
            <text:p>0.732860824742268</text:p>
          </table:table-cell>
          <table:table-cell office:value-type="float" office:value="0.0346065668688839" calcext:value-type="float">
            <text:p>0.0346065668688839</text:p>
          </table:table-cell>
          <table:table-cell office:value-type="float" office:value="0.738047680412371" calcext:value-type="float">
            <text:p>0.738047680412371</text:p>
          </table:table-cell>
          <table:table-cell office:value-type="float" office:value="0.0267574894070415" calcext:value-type="float">
            <text:p>0.0267574894070415</text:p>
          </table:table-cell>
          <table:table-cell office:value-type="float" office:value="0.73076675257732" calcext:value-type="float">
            <text:p>0.73076675257732</text:p>
          </table:table-cell>
          <table:table-cell office:value-type="float" office:value="0.0266405020117409" calcext:value-type="float">
            <text:p>0.0266405020117409</text:p>
          </table:table-cell>
          <table:table-cell office:value-type="float" office:value="0.735985824742268" calcext:value-type="float">
            <text:p>0.735985824742268</text:p>
          </table:table-cell>
          <table:table-cell office:value-type="float" office:value="0.0338830984785124" calcext:value-type="float">
            <text:p>0.0338830984785124</text:p>
          </table:table-cell>
          <table:table-cell office:value-type="float" office:value="0.722454896907217" calcext:value-type="float">
            <text:p>0.722454896907217</text:p>
          </table:table-cell>
          <table:table-cell office:value-type="float" office:value="0.0289937515703071" calcext:value-type="float">
            <text:p>0.0289937515703071</text:p>
          </table:table-cell>
          <table:table-cell office:value-type="float" office:value="0.725569158075601" calcext:value-type="float">
            <text:p>0.725569158075601</text:p>
          </table:table-cell>
          <table:table-cell office:value-type="float" office:value="0.0311181311037538" calcext:value-type="float">
            <text:p>0.0311181311037538</text:p>
          </table:table-cell>
          <table:table-cell office:value-type="float" office:value="0.731819158075601" calcext:value-type="float">
            <text:p>0.731819158075601</text:p>
          </table:table-cell>
          <table:table-cell office:value-type="float" office:value="0.03347485383766" calcext:value-type="float">
            <text:p>0.03347485383766</text:p>
          </table:table-cell>
          <table:table-cell office:value-type="float" office:value="0.731786941580756" calcext:value-type="float">
            <text:p>0.731786941580756</text:p>
          </table:table-cell>
          <table:table-cell office:value-type="float" office:value="0.0287356544106552" calcext:value-type="float">
            <text:p>0.028735654410655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NL</text:p>
          </table:table-cell>
          <table:table-cell office:value-type="float" office:value="0.728268900343643" calcext:value-type="float">
            <text:p>0.728268900343643</text:p>
          </table:table-cell>
          <table:table-cell office:value-type="float" office:value="0.023969123674075" calcext:value-type="float">
            <text:p>0.023969123674075</text:p>
          </table:table-cell>
          <table:table-cell office:value-type="float" office:value="0.729521048109966" calcext:value-type="float">
            <text:p>0.729521048109966</text:p>
          </table:table-cell>
          <table:table-cell office:value-type="float" office:value="0.0304228429092108" calcext:value-type="float">
            <text:p>0.0304228429092108</text:p>
          </table:table-cell>
          <table:table-cell office:value-type="float" office:value="0.727648195876289" calcext:value-type="float">
            <text:p>0.727648195876289</text:p>
          </table:table-cell>
          <table:table-cell office:value-type="float" office:value="0.0333546574476424" calcext:value-type="float">
            <text:p>0.0333546574476424</text:p>
          </table:table-cell>
          <table:table-cell office:value-type="float" office:value="0.729108676975945" calcext:value-type="float">
            <text:p>0.729108676975945</text:p>
          </table:table-cell>
          <table:table-cell office:value-type="float" office:value="0.0331740716595616" calcext:value-type="float">
            <text:p>0.0331740716595616</text:p>
          </table:table-cell>
          <table:table-cell office:value-type="float" office:value="0.728069158075601" calcext:value-type="float">
            <text:p>0.728069158075601</text:p>
          </table:table-cell>
          <table:table-cell office:value-type="float" office:value="0.0333375807690611" calcext:value-type="float">
            <text:p>0.0333375807690611</text:p>
          </table:table-cell>
          <table:table-cell office:value-type="float" office:value="0.731823453608247" calcext:value-type="float">
            <text:p>0.731823453608247</text:p>
          </table:table-cell>
          <table:table-cell office:value-type="float" office:value="0.0317402813140932" calcext:value-type="float">
            <text:p>0.0317402813140932</text:p>
          </table:table-cell>
          <table:table-cell office:value-type="float" office:value="0.736801975945017" calcext:value-type="float">
            <text:p>0.736801975945017</text:p>
          </table:table-cell>
          <table:table-cell office:value-type="float" office:value="0.027611092476251" calcext:value-type="float">
            <text:p>0.027611092476251</text:p>
          </table:table-cell>
          <table:table-cell office:value-type="float" office:value="0.731398195876289" calcext:value-type="float">
            <text:p>0.731398195876289</text:p>
          </table:table-cell>
          <table:table-cell office:value-type="float" office:value="0.0368560770042196" calcext:value-type="float">
            <text:p>0.0368560770042196</text:p>
          </table:table-cell>
          <table:table-cell office:value-type="float" office:value="0.733470790378007" calcext:value-type="float">
            <text:p>0.733470790378007</text:p>
          </table:table-cell>
          <table:table-cell office:value-type="float" office:value="0.0352967277694901" calcext:value-type="float">
            <text:p>0.0352967277694901</text:p>
          </table:table-cell>
          <table:table-cell office:value-type="float" office:value="0.735339347079038" calcext:value-type="float">
            <text:p>0.735339347079038</text:p>
          </table:table-cell>
          <table:table-cell office:value-type="float" office:value="0.026883479077571" calcext:value-type="float">
            <text:p>0.026883479077571</text:p>
          </table:table-cell>
          <table:table-cell office:value-type="float" office:value="0.729725085910653" calcext:value-type="float">
            <text:p>0.729725085910653</text:p>
          </table:table-cell>
          <table:table-cell office:value-type="float" office:value="0.0294230529730887" calcext:value-type="float">
            <text:p>0.0294230529730887</text:p>
          </table:table-cell>
          <table:table-cell office:value-type="float" office:value="0.732433419243986" calcext:value-type="float">
            <text:p>0.732433419243986</text:p>
          </table:table-cell>
          <table:table-cell office:value-type="float" office:value="0.0331630038467504" calcext:value-type="float">
            <text:p>0.0331630038467504</text:p>
          </table:table-cell>
          <table:table-cell office:value-type="float" office:value="0.719525343642612" calcext:value-type="float">
            <text:p>0.719525343642612</text:p>
          </table:table-cell>
          <table:table-cell office:value-type="float" office:value="0.0316409961420789" calcext:value-type="float">
            <text:p>0.0316409961420789</text:p>
          </table:table-cell>
          <table:table-cell office:value-type="float" office:value="0.726202749140893" calcext:value-type="float">
            <text:p>0.726202749140893</text:p>
          </table:table-cell>
          <table:table-cell office:value-type="float" office:value="0.0343263038791228" calcext:value-type="float">
            <text:p>0.0343263038791228</text:p>
          </table:table-cell>
          <table:table-cell office:value-type="float" office:value="0.73305412371134" calcext:value-type="float">
            <text:p>0.73305412371134</text:p>
          </table:table-cell>
          <table:table-cell office:value-type="float" office:value="0.0290094450747862" calcext:value-type="float">
            <text:p>0.0290094450747862</text:p>
          </table:table-cell>
          <table:table-cell office:value-type="float" office:value="0.729503865979381" calcext:value-type="float">
            <text:p>0.729503865979381</text:p>
          </table:table-cell>
          <table:table-cell office:value-type="float" office:value="0.027741752747228" calcext:value-type="float">
            <text:p>0.0277417527472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contraceptive_NS</text:p>
          </table:table-cell>
          <table:table-cell office:value-type="float" office:value="0.655263157894737" calcext:value-type="float">
            <text:p>0.655263157894737</text:p>
          </table:table-cell>
          <table:table-cell office:value-type="float" office:value="0.042180326203189" calcext:value-type="float">
            <text:p>0.042180326203189</text:p>
          </table:table-cell>
          <table:table-cell office:value-type="float" office:value="0.65" calcext:value-type="float">
            <text:p>0.65</text:p>
          </table:table-cell>
          <table:table-cell office:value-type="float" office:value="0.0483031731784367" calcext:value-type="float">
            <text:p>0.0483031731784367</text:p>
          </table:table-cell>
          <table:table-cell office:value-type="float" office:value="0.642982456140351" calcext:value-type="float">
            <text:p>0.642982456140351</text:p>
          </table:table-cell>
          <table:table-cell office:value-type="float" office:value="0.0467927622657421" calcext:value-type="float">
            <text:p>0.0467927622657421</text:p>
          </table:table-cell>
          <table:table-cell office:value-type="float" office:value="0.655263157894737" calcext:value-type="float">
            <text:p>0.655263157894737</text:p>
          </table:table-cell>
          <table:table-cell office:value-type="float" office:value="0.0411543864801211" calcext:value-type="float">
            <text:p>0.0411543864801211</text:p>
          </table:table-cell>
          <table:table-cell office:value-type="float" office:value="0.660526315789474" calcext:value-type="float">
            <text:p>0.660526315789474</text:p>
          </table:table-cell>
          <table:table-cell office:value-type="float" office:value="0.0489362232031005" calcext:value-type="float">
            <text:p>0.0489362232031005</text:p>
          </table:table-cell>
          <table:table-cell office:value-type="float" office:value="0.655263157894737" calcext:value-type="float">
            <text:p>0.655263157894737</text:p>
          </table:table-cell>
          <table:table-cell office:value-type="float" office:value="0.0570062966864733" calcext:value-type="float">
            <text:p>0.0570062966864733</text:p>
          </table:table-cell>
          <table:table-cell office:value-type="float" office:value="0.646491228070175" calcext:value-type="float">
            <text:p>0.646491228070175</text:p>
          </table:table-cell>
          <table:table-cell office:value-type="float" office:value="0.0501442807332683" calcext:value-type="float">
            <text:p>0.0501442807332683</text:p>
          </table:table-cell>
          <table:table-cell office:value-type="float" office:value="0.66140350877193" calcext:value-type="float">
            <text:p>0.66140350877193</text:p>
          </table:table-cell>
          <table:table-cell office:value-type="float" office:value="0.0550453643309945" calcext:value-type="float">
            <text:p>0.0550453643309945</text:p>
          </table:table-cell>
          <table:table-cell office:value-type="float" office:value="0.634210526315789" calcext:value-type="float">
            <text:p>0.634210526315789</text:p>
          </table:table-cell>
          <table:table-cell office:value-type="float" office:value="0.0473377274030937" calcext:value-type="float">
            <text:p>0.0473377274030937</text:p>
          </table:table-cell>
          <table:table-cell office:value-type="float" office:value="0.650877192982456" calcext:value-type="float">
            <text:p>0.650877192982456</text:p>
          </table:table-cell>
          <table:table-cell office:value-type="float" office:value="0.049241016222271" calcext:value-type="float">
            <text:p>0.049241016222271</text:p>
          </table:table-cell>
          <table:table-cell office:value-type="float" office:value="0.641228070175439" calcext:value-type="float">
            <text:p>0.641228070175439</text:p>
          </table:table-cell>
          <table:table-cell office:value-type="float" office:value="0.048655884494344" calcext:value-type="float">
            <text:p>0.048655884494344</text:p>
          </table:table-cell>
          <table:table-cell office:value-type="float" office:value="0.644736842105263" calcext:value-type="float">
            <text:p>0.644736842105263</text:p>
          </table:table-cell>
          <table:table-cell office:value-type="float" office:value="0.0511904719298584" calcext:value-type="float">
            <text:p>0.0511904719298584</text:p>
          </table:table-cell>
          <table:table-cell office:value-type="float" office:value="0.643859649122807" calcext:value-type="float">
            <text:p>0.643859649122807</text:p>
          </table:table-cell>
          <table:table-cell office:value-type="float" office:value="0.0415986415059151" calcext:value-type="float">
            <text:p>0.0415986415059151</text:p>
          </table:table-cell>
          <table:table-cell office:value-type="float" office:value="0.62719298245614" calcext:value-type="float">
            <text:p>0.62719298245614</text:p>
          </table:table-cell>
          <table:table-cell office:value-type="float" office:value="0.0468292905790847" calcext:value-type="float">
            <text:p>0.0468292905790847</text:p>
          </table:table-cell>
          <table:table-cell office:value-type="float" office:value="0.643859649122807" calcext:value-type="float">
            <text:p>0.643859649122807</text:p>
          </table:table-cell>
          <table:table-cell office:value-type="float" office:value="0.0479032688099939" calcext:value-type="float">
            <text:p>0.0479032688099939</text:p>
          </table:table-cell>
          <table:table-cell office:value-type="float" office:value="0.652631578947368" calcext:value-type="float">
            <text:p>0.652631578947368</text:p>
          </table:table-cell>
          <table:table-cell office:value-type="float" office:value="0.0521747556098139" calcext:value-type="float">
            <text:p>0.052174755609813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contraceptive_NS</text:p>
          </table:table-cell>
          <table:table-cell office:value-type="float" office:value="0.652631578947368" calcext:value-type="float">
            <text:p>0.652631578947368</text:p>
          </table:table-cell>
          <table:table-cell office:value-type="float" office:value="0.0523383645269343" calcext:value-type="float">
            <text:p>0.0523383645269343</text:p>
          </table:table-cell>
          <table:table-cell office:value-type="float" office:value="0.648245614035088" calcext:value-type="float">
            <text:p>0.648245614035088</text:p>
          </table:table-cell>
          <table:table-cell office:value-type="float" office:value="0.0555478603473248" calcext:value-type="float">
            <text:p>0.0555478603473248</text:p>
          </table:table-cell>
          <table:table-cell office:value-type="float" office:value="0.655263157894737" calcext:value-type="float">
            <text:p>0.655263157894737</text:p>
          </table:table-cell>
          <table:table-cell office:value-type="float" office:value="0.0369972598547055" calcext:value-type="float">
            <text:p>0.0369972598547055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0456739747129044" calcext:value-type="float">
            <text:p>0.0456739747129044</text:p>
          </table:table-cell>
          <table:table-cell office:value-type="float" office:value="0.664035087719298" calcext:value-type="float">
            <text:p>0.664035087719298</text:p>
          </table:table-cell>
          <table:table-cell office:value-type="float" office:value="0.0435760813690331" calcext:value-type="float">
            <text:p>0.0435760813690331</text:p>
          </table:table-cell>
          <table:table-cell office:value-type="float" office:value="0.657017543859649" calcext:value-type="float">
            <text:p>0.657017543859649</text:p>
          </table:table-cell>
          <table:table-cell office:value-type="float" office:value="0.0481258481555971" calcext:value-type="float">
            <text:p>0.0481258481555971</text:p>
          </table:table-cell>
          <table:table-cell office:value-type="float" office:value="0.647368421052632" calcext:value-type="float">
            <text:p>0.647368421052632</text:p>
          </table:table-cell>
          <table:table-cell office:value-type="float" office:value="0.0437229839591081" calcext:value-type="float">
            <text:p>0.0437229839591081</text:p>
          </table:table-cell>
          <table:table-cell office:value-type="float" office:value="0.659649122807018" calcext:value-type="float">
            <text:p>0.659649122807018</text:p>
          </table:table-cell>
          <table:table-cell office:value-type="float" office:value="0.0537248377911385" calcext:value-type="float">
            <text:p>0.0537248377911385</text:p>
          </table:table-cell>
          <table:table-cell office:value-type="float" office:value="0.641228070175439" calcext:value-type="float">
            <text:p>0.641228070175439</text:p>
          </table:table-cell>
          <table:table-cell office:value-type="float" office:value="0.0459445961977051" calcext:value-type="float">
            <text:p>0.0459445961977051</text:p>
          </table:table-cell>
          <table:table-cell office:value-type="float" office:value="0.655263157894737" calcext:value-type="float">
            <text:p>0.655263157894737</text:p>
          </table:table-cell>
          <table:table-cell office:value-type="float" office:value="0.0577513138721404" calcext:value-type="float">
            <text:p>0.0577513138721404</text:p>
          </table:table-cell>
          <table:table-cell office:value-type="float" office:value="0.644736842105263" calcext:value-type="float">
            <text:p>0.644736842105263</text:p>
          </table:table-cell>
          <table:table-cell office:value-type="float" office:value="0.0457207478687482" calcext:value-type="float">
            <text:p>0.0457207478687482</text:p>
          </table:table-cell>
          <table:table-cell office:value-type="float" office:value="0.659649122807018" calcext:value-type="float">
            <text:p>0.659649122807018</text:p>
          </table:table-cell>
          <table:table-cell office:value-type="float" office:value="0.0521091682103987" calcext:value-type="float">
            <text:p>0.0521091682103987</text:p>
          </table:table-cell>
          <table:table-cell office:value-type="float" office:value="0.645614035087719" calcext:value-type="float">
            <text:p>0.645614035087719</text:p>
          </table:table-cell>
          <table:table-cell office:value-type="float" office:value="0.0534696114650875" calcext:value-type="float">
            <text:p>0.0534696114650875</text:p>
          </table:table-cell>
          <table:table-cell office:value-type="float" office:value="0.654385964912281" calcext:value-type="float">
            <text:p>0.654385964912281</text:p>
          </table:table-cell>
          <table:table-cell office:value-type="float" office:value="0.0505095272086296" calcext:value-type="float">
            <text:p>0.0505095272086296</text:p>
          </table:table-cell>
          <table:table-cell office:value-type="float" office:value="0.645614035087719" calcext:value-type="float">
            <text:p>0.645614035087719</text:p>
          </table:table-cell>
          <table:table-cell office:value-type="float" office:value="0.0506785123819726" calcext:value-type="float">
            <text:p>0.0506785123819726</text:p>
          </table:table-cell>
          <table:table-cell office:value-type="float" office:value="0.656140350877193" calcext:value-type="float">
            <text:p>0.656140350877193</text:p>
          </table:table-cell>
          <table:table-cell office:value-type="float" office:value="0.0472925534951011" calcext:value-type="float">
            <text:p>0.047292553495101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contraceptive_NS</text:p>
          </table:table-cell>
          <table:table-cell office:value-type="float" office:value="0.65" calcext:value-type="float">
            <text:p>0.65</text:p>
          </table:table-cell>
          <table:table-cell office:value-type="float" office:value="0.0481258481555972" calcext:value-type="float">
            <text:p>0.0481258481555972</text:p>
          </table:table-cell>
          <table:table-cell office:value-type="float" office:value="0.654385964912281" calcext:value-type="float">
            <text:p>0.654385964912281</text:p>
          </table:table-cell>
          <table:table-cell office:value-type="float" office:value="0.0487874938353548" calcext:value-type="float">
            <text:p>0.0487874938353548</text:p>
          </table:table-cell>
          <table:table-cell office:value-type="float" office:value="0.653508771929825" calcext:value-type="float">
            <text:p>0.653508771929825</text:p>
          </table:table-cell>
          <table:table-cell office:value-type="float" office:value="0.041195914630425" calcext:value-type="float">
            <text:p>0.041195914630425</text:p>
          </table:table-cell>
          <table:table-cell office:value-type="float" office:value="0.662280701754386" calcext:value-type="float">
            <text:p>0.662280701754386</text:p>
          </table:table-cell>
          <table:table-cell office:value-type="float" office:value="0.0438108890753558" calcext:value-type="float">
            <text:p>0.0438108890753558</text:p>
          </table:table-cell>
          <table:table-cell office:value-type="float" office:value="0.644736842105263" calcext:value-type="float">
            <text:p>0.644736842105263</text:p>
          </table:table-cell>
          <table:table-cell office:value-type="float" office:value="0.0379554239349332" calcext:value-type="float">
            <text:p>0.0379554239349332</text:p>
          </table:table-cell>
          <table:table-cell office:value-type="float" office:value="0.658771929824561" calcext:value-type="float">
            <text:p>0.658771929824561</text:p>
          </table:table-cell>
          <table:table-cell office:value-type="float" office:value="0.0468657904213984" calcext:value-type="float">
            <text:p>0.0468657904213984</text:p>
          </table:table-cell>
          <table:table-cell office:value-type="float" office:value="0.657894736842105" calcext:value-type="float">
            <text:p>0.657894736842105</text:p>
          </table:table-cell>
          <table:table-cell office:value-type="float" office:value="0.0503059957136995" calcext:value-type="float">
            <text:p>0.0503059957136995</text:p>
          </table:table-cell>
          <table:table-cell office:value-type="float" office:value="0.664035087719298" calcext:value-type="float">
            <text:p>0.664035087719298</text:p>
          </table:table-cell>
          <table:table-cell office:value-type="float" office:value="0.0441607597614889" calcext:value-type="float">
            <text:p>0.0441607597614889</text:p>
          </table:table-cell>
          <table:table-cell office:value-type="float" office:value="0.640350877192982" calcext:value-type="float">
            <text:p>0.640350877192982</text:p>
          </table:table-cell>
          <table:table-cell office:value-type="float" office:value="0.0458607811150822" calcext:value-type="float">
            <text:p>0.0458607811150822</text:p>
          </table:table-cell>
          <table:table-cell office:value-type="float" office:value="0.657017543859649" calcext:value-type="float">
            <text:p>0.657017543859649</text:p>
          </table:table-cell>
          <table:table-cell office:value-type="float" office:value="0.0585452846724218" calcext:value-type="float">
            <text:p>0.0585452846724218</text:p>
          </table:table-cell>
          <table:table-cell office:value-type="float" office:value="0.649122807017544" calcext:value-type="float">
            <text:p>0.649122807017544</text:p>
          </table:table-cell>
          <table:table-cell office:value-type="float" office:value="0.0452980508328352" calcext:value-type="float">
            <text:p>0.0452980508328352</text:p>
          </table:table-cell>
          <table:table-cell office:value-type="float" office:value="0.655263157894737" calcext:value-type="float">
            <text:p>0.655263157894737</text:p>
          </table:table-cell>
          <table:table-cell office:value-type="float" office:value="0.0403148410999395" calcext:value-type="float">
            <text:p>0.0403148410999395</text:p>
          </table:table-cell>
          <table:table-cell office:value-type="float" office:value="0.644736842105263" calcext:value-type="float">
            <text:p>0.644736842105263</text:p>
          </table:table-cell>
          <table:table-cell office:value-type="float" office:value="0.0508553424880879" calcext:value-type="float">
            <text:p>0.0508553424880879</text:p>
          </table:table-cell>
          <table:table-cell office:value-type="float" office:value="0.656140350877193" calcext:value-type="float">
            <text:p>0.656140350877193</text:p>
          </table:table-cell>
          <table:table-cell office:value-type="float" office:value="0.0506109860196931" calcext:value-type="float">
            <text:p>0.0506109860196931</text:p>
          </table:table-cell>
          <table:table-cell office:value-type="float" office:value="0.650877192982456" calcext:value-type="float">
            <text:p>0.650877192982456</text:p>
          </table:table-cell>
          <table:table-cell office:value-type="float" office:value="0.0472925534951011" calcext:value-type="float">
            <text:p>0.0472925534951011</text:p>
          </table:table-cell>
          <table:table-cell office:value-type="float" office:value="0.655263157894737" calcext:value-type="float">
            <text:p>0.655263157894737</text:p>
          </table:table-cell>
          <table:table-cell office:value-type="float" office:value="0.0498021117367118" calcext:value-type="float">
            <text:p>0.04980211173671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contraceptive_NS</text:p>
          </table:table-cell>
          <table:table-cell office:value-type="float" office:value="0.662280701754386" calcext:value-type="float">
            <text:p>0.662280701754386</text:p>
          </table:table-cell>
          <table:table-cell office:value-type="float" office:value="0.0470115064058874" calcext:value-type="float">
            <text:p>0.0470115064058874</text:p>
          </table:table-cell>
          <table:table-cell office:value-type="float" office:value="0.656140350877193" calcext:value-type="float">
            <text:p>0.656140350877193</text:p>
          </table:table-cell>
          <table:table-cell office:value-type="float" office:value="0.0495870571361405" calcext:value-type="float">
            <text:p>0.0495870571361405</text:p>
          </table:table-cell>
          <table:table-cell office:value-type="float" office:value="0.65" calcext:value-type="float">
            <text:p>0.65</text:p>
          </table:table-cell>
          <table:table-cell office:value-type="float" office:value="0.0457581319697355" calcext:value-type="float">
            <text:p>0.0457581319697355</text:p>
          </table:table-cell>
          <table:table-cell office:value-type="float" office:value="0.66140350877193" calcext:value-type="float">
            <text:p>0.66140350877193</text:p>
          </table:table-cell>
          <table:table-cell office:value-type="float" office:value="0.0443828443532404" calcext:value-type="float">
            <text:p>0.0443828443532404</text:p>
          </table:table-cell>
          <table:table-cell office:value-type="float" office:value="0.649122807017544" calcext:value-type="float">
            <text:p>0.649122807017544</text:p>
          </table:table-cell>
          <table:table-cell office:value-type="float" office:value="0.0381239906736996" calcext:value-type="float">
            <text:p>0.0381239906736996</text:p>
          </table:table-cell>
          <table:table-cell office:value-type="float" office:value="0.66578947368421" calcext:value-type="float">
            <text:p>0.66578947368421</text:p>
          </table:table-cell>
          <table:table-cell office:value-type="float" office:value="0.0463152726062482" calcext:value-type="float">
            <text:p>0.0463152726062482</text:p>
          </table:table-cell>
          <table:table-cell office:value-type="float" office:value="0.655263157894737" calcext:value-type="float">
            <text:p>0.655263157894737</text:p>
          </table:table-cell>
          <table:table-cell office:value-type="float" office:value="0.0449284967070316" calcext:value-type="float">
            <text:p>0.0449284967070316</text:p>
          </table:table-cell>
          <table:table-cell office:value-type="float" office:value="0.660526315789474" calcext:value-type="float">
            <text:p>0.660526315789474</text:p>
          </table:table-cell>
          <table:table-cell office:value-type="float" office:value="0.0492844042086802" calcext:value-type="float">
            <text:p>0.0492844042086802</text:p>
          </table:table-cell>
          <table:table-cell office:value-type="float" office:value="0.645614035087719" calcext:value-type="float">
            <text:p>0.645614035087719</text:p>
          </table:table-cell>
          <table:table-cell office:value-type="float" office:value="0.0487874938353549" calcext:value-type="float">
            <text:p>0.0487874938353549</text:p>
          </table:table-cell>
          <table:table-cell office:value-type="float" office:value="0.656140350877193" calcext:value-type="float">
            <text:p>0.656140350877193</text:p>
          </table:table-cell>
          <table:table-cell office:value-type="float" office:value="0.0465638110816242" calcext:value-type="float">
            <text:p>0.0465638110816242</text:p>
          </table:table-cell>
          <table:table-cell office:value-type="float" office:value="0.650877192982456" calcext:value-type="float">
            <text:p>0.650877192982456</text:p>
          </table:table-cell>
          <table:table-cell office:value-type="float" office:value="0.044880897904912" calcext:value-type="float">
            <text:p>0.044880897904912</text:p>
          </table:table-cell>
          <table:table-cell office:value-type="float" office:value="0.658771929824561" calcext:value-type="float">
            <text:p>0.658771929824561</text:p>
          </table:table-cell>
          <table:table-cell office:value-type="float" office:value="0.0444309767221763" calcext:value-type="float">
            <text:p>0.0444309767221763</text:p>
          </table:table-cell>
          <table:table-cell office:value-type="float" office:value="0.642105263157895" calcext:value-type="float">
            <text:p>0.642105263157895</text:p>
          </table:table-cell>
          <table:table-cell office:value-type="float" office:value="0.0429336955391289" calcext:value-type="float">
            <text:p>0.0429336955391289</text:p>
          </table:table-cell>
          <table:table-cell office:value-type="float" office:value="0.657017543859649" calcext:value-type="float">
            <text:p>0.657017543859649</text:p>
          </table:table-cell>
          <table:table-cell office:value-type="float" office:value="0.0463152726062482" calcext:value-type="float">
            <text:p>0.0463152726062482</text:p>
          </table:table-cell>
          <table:table-cell office:value-type="float" office:value="0.649122807017544" calcext:value-type="float">
            <text:p>0.649122807017544</text:p>
          </table:table-cell>
          <table:table-cell office:value-type="float" office:value="0.0413512737535992" calcext:value-type="float">
            <text:p>0.0413512737535992</text:p>
          </table:table-cell>
          <table:table-cell office:value-type="float" office:value="0.657894736842105" calcext:value-type="float">
            <text:p>0.657894736842105</text:p>
          </table:table-cell>
          <table:table-cell office:value-type="float" office:value="0.0471477061304008" calcext:value-type="float">
            <text:p>0.047147706130400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contraceptive_NS</text:p>
          </table:table-cell>
          <table:table-cell office:value-type="float" office:value="0.653508771929825" calcext:value-type="float">
            <text:p>0.653508771929825</text:p>
          </table:table-cell>
          <table:table-cell office:value-type="float" office:value="0.0466463629635783" calcext:value-type="float">
            <text:p>0.0466463629635783</text:p>
          </table:table-cell>
          <table:table-cell office:value-type="float" office:value="0.645614035087719" calcext:value-type="float">
            <text:p>0.645614035087719</text:p>
          </table:table-cell>
          <table:table-cell office:value-type="float" office:value="0.0510148034796827" calcext:value-type="float">
            <text:p>0.0510148034796827</text:p>
          </table:table-cell>
          <table:table-cell office:value-type="float" office:value="0.653508771929825" calcext:value-type="float">
            <text:p>0.653508771929825</text:p>
          </table:table-cell>
          <table:table-cell office:value-type="float" office:value="0.0451562725481885" calcext:value-type="float">
            <text:p>0.0451562725481885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0487524327500966" calcext:value-type="float">
            <text:p>0.0487524327500966</text:p>
          </table:table-cell>
          <table:table-cell office:value-type="float" office:value="0.646491228070175" calcext:value-type="float">
            <text:p>0.646491228070175</text:p>
          </table:table-cell>
          <table:table-cell office:value-type="float" office:value="0.0360610610370078" calcext:value-type="float">
            <text:p>0.0360610610370078</text:p>
          </table:table-cell>
          <table:table-cell office:value-type="float" office:value="0.663157894736842" calcext:value-type="float">
            <text:p>0.663157894736842</text:p>
          </table:table-cell>
          <table:table-cell office:value-type="float" office:value="0.0460839492511006" calcext:value-type="float">
            <text:p>0.0460839492511006</text:p>
          </table:table-cell>
          <table:table-cell office:value-type="float" office:value="0.656140350877193" calcext:value-type="float">
            <text:p>0.656140350877193</text:p>
          </table:table-cell>
          <table:table-cell office:value-type="float" office:value="0.044112332551219" calcext:value-type="float">
            <text:p>0.044112332551219</text:p>
          </table:table-cell>
          <table:table-cell office:value-type="float" office:value="0.660526315789474" calcext:value-type="float">
            <text:p>0.660526315789474</text:p>
          </table:table-cell>
          <table:table-cell office:value-type="float" office:value="0.0433794373991888" calcext:value-type="float">
            <text:p>0.0433794373991888</text:p>
          </table:table-cell>
          <table:table-cell office:value-type="float" office:value="0.647368421052632" calcext:value-type="float">
            <text:p>0.647368421052632</text:p>
          </table:table-cell>
          <table:table-cell office:value-type="float" office:value="0.0437229839591081" calcext:value-type="float">
            <text:p>0.0437229839591081</text:p>
          </table:table-cell>
          <table:table-cell office:value-type="float" office:value="0.654385964912281" calcext:value-type="float">
            <text:p>0.654385964912281</text:p>
          </table:table-cell>
          <table:table-cell office:value-type="float" office:value="0.0434089907833816" calcext:value-type="float">
            <text:p>0.0434089907833816</text:p>
          </table:table-cell>
          <table:table-cell office:value-type="float" office:value="0.654385964912281" calcext:value-type="float">
            <text:p>0.654385964912281</text:p>
          </table:table-cell>
          <table:table-cell office:value-type="float" office:value="0.0411855365185006" calcext:value-type="float">
            <text:p>0.0411855365185006</text:p>
          </table:table-cell>
          <table:table-cell office:value-type="float" office:value="0.659649122807018" calcext:value-type="float">
            <text:p>0.659649122807018</text:p>
          </table:table-cell>
          <table:table-cell office:value-type="float" office:value="0.0452602867155306" calcext:value-type="float">
            <text:p>0.0452602867155306</text:p>
          </table:table-cell>
          <table:table-cell office:value-type="float" office:value="0.653508771929825" calcext:value-type="float">
            <text:p>0.653508771929825</text:p>
          </table:table-cell>
          <table:table-cell office:value-type="float" office:value="0.0462783385711825" calcext:value-type="float">
            <text:p>0.0462783385711825</text:p>
          </table:table-cell>
          <table:table-cell office:value-type="float" office:value="0.656140350877193" calcext:value-type="float">
            <text:p>0.656140350877193</text:p>
          </table:table-cell>
          <table:table-cell office:value-type="float" office:value="0.0467470617349973" calcext:value-type="float">
            <text:p>0.0467470617349973</text:p>
          </table:table-cell>
          <table:table-cell office:value-type="float" office:value="0.659649122807018" calcext:value-type="float">
            <text:p>0.659649122807018</text:p>
          </table:table-cell>
          <table:table-cell office:value-type="float" office:value="0.0427340956875908" calcext:value-type="float">
            <text:p>0.0427340956875908</text:p>
          </table:table-cell>
          <table:table-cell office:value-type="float" office:value="0.660526315789474" calcext:value-type="float">
            <text:p>0.660526315789474</text:p>
          </table:table-cell>
          <table:table-cell office:value-type="float" office:value="0.0443539398602017" calcext:value-type="float">
            <text:p>0.0443539398602017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contraceptive_NS</text:p>
          </table:table-cell>
          <table:table-cell office:value-type="float" office:value="0.654736842105263" calcext:value-type="float">
            <text:p>0.654736842105263</text:p>
          </table:table-cell>
          <table:table-cell office:value-type="float" office:value="0.0472604816510372" calcext:value-type="float">
            <text:p>0.0472604816510372</text:p>
          </table:table-cell>
          <table:table-cell office:value-type="float" office:value="0.650877192982456" calcext:value-type="float">
            <text:p>0.650877192982456</text:p>
          </table:table-cell>
          <table:table-cell office:value-type="float" office:value="0.0506480775953879" calcext:value-type="float">
            <text:p>0.0506480775953879</text:p>
          </table:table-cell>
          <table:table-cell office:value-type="float" office:value="0.651052631578947" calcext:value-type="float">
            <text:p>0.651052631578947</text:p>
          </table:table-cell>
          <table:table-cell office:value-type="float" office:value="0.0431800682537593" calcext:value-type="float">
            <text:p>0.0431800682537593</text:p>
          </table:table-cell>
          <table:table-cell office:value-type="float" office:value="0.662456140350877" calcext:value-type="float">
            <text:p>0.662456140350877</text:p>
          </table:table-cell>
          <table:table-cell office:value-type="float" office:value="0.0447549054743437" calcext:value-type="float">
            <text:p>0.0447549054743437</text:p>
          </table:table-cell>
          <table:table-cell office:value-type="float" office:value="0.652982456140351" calcext:value-type="float">
            <text:p>0.652982456140351</text:p>
          </table:table-cell>
          <table:table-cell office:value-type="float" office:value="0.0409305560435548" calcext:value-type="float">
            <text:p>0.0409305560435548</text:p>
          </table:table-cell>
          <table:table-cell office:value-type="float" office:value="0.66" calcext:value-type="float">
            <text:p>0.66</text:p>
          </table:table-cell>
          <table:table-cell office:value-type="float" office:value="0.0488794314241635" calcext:value-type="float">
            <text:p>0.0488794314241635</text:p>
          </table:table-cell>
          <table:table-cell office:value-type="float" office:value="0.652631578947368" calcext:value-type="float">
            <text:p>0.652631578947368</text:p>
          </table:table-cell>
          <table:table-cell office:value-type="float" office:value="0.0466428179328653" calcext:value-type="float">
            <text:p>0.0466428179328653</text:p>
          </table:table-cell>
          <table:table-cell office:value-type="float" office:value="0.661228070175439" calcext:value-type="float">
            <text:p>0.661228070175439</text:p>
          </table:table-cell>
          <table:table-cell office:value-type="float" office:value="0.0491189606982982" calcext:value-type="float">
            <text:p>0.0491189606982982</text:p>
          </table:table-cell>
          <table:table-cell office:value-type="float" office:value="0.641754385964912" calcext:value-type="float">
            <text:p>0.641754385964912</text:p>
          </table:table-cell>
          <table:table-cell office:value-type="float" office:value="0.0463307165020688" calcext:value-type="float">
            <text:p>0.0463307165020688</text:p>
          </table:table-cell>
          <table:table-cell office:value-type="float" office:value="0.654736842105263" calcext:value-type="float">
            <text:p>0.654736842105263</text:p>
          </table:table-cell>
          <table:table-cell office:value-type="float" office:value="0.0511020833263678" calcext:value-type="float">
            <text:p>0.0511020833263678</text:p>
          </table:table-cell>
          <table:table-cell office:value-type="float" office:value="0.648070175438596" calcext:value-type="float">
            <text:p>0.648070175438596</text:p>
          </table:table-cell>
          <table:table-cell office:value-type="float" office:value="0.045148223523868" calcext:value-type="float">
            <text:p>0.045148223523868</text:p>
          </table:table-cell>
          <table:table-cell office:value-type="float" office:value="0.655614035087719" calcext:value-type="float">
            <text:p>0.655614035087719</text:p>
          </table:table-cell>
          <table:table-cell office:value-type="float" office:value="0.0466611489355807" calcext:value-type="float">
            <text:p>0.0466611489355807</text:p>
          </table:table-cell>
          <table:table-cell office:value-type="float" office:value="0.645964912280702" calcext:value-type="float">
            <text:p>0.645964912280702</text:p>
          </table:table-cell>
          <table:table-cell office:value-type="float" office:value="0.0470271259138804" calcext:value-type="float">
            <text:p>0.0470271259138804</text:p>
          </table:table-cell>
          <table:table-cell office:value-type="float" office:value="0.650175438596491" calcext:value-type="float">
            <text:p>0.650175438596491</text:p>
          </table:table-cell>
          <table:table-cell office:value-type="float" office:value="0.0482024276297306" calcext:value-type="float">
            <text:p>0.0482024276297306</text:p>
          </table:table-cell>
          <table:table-cell office:value-type="float" office:value="0.649824561403509" calcext:value-type="float">
            <text:p>0.649824561403509</text:p>
          </table:table-cell>
          <table:table-cell office:value-type="float" office:value="0.0459919408256515" calcext:value-type="float">
            <text:p>0.0459919408256515</text:p>
          </table:table-cell>
          <table:table-cell office:value-type="float" office:value="0.656491228070175" calcext:value-type="float">
            <text:p>0.656491228070175</text:p>
          </table:table-cell>
          <table:table-cell office:value-type="float" office:value="0.0481542133664459" calcext:value-type="float">
            <text:p>0.048154213366445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NS</text:p>
          </table:table-cell>
          <table:table-cell office:value-type="float" office:value="0.656140350877193" calcext:value-type="float">
            <text:p>0.656140350877193</text:p>
          </table:table-cell>
          <table:table-cell office:value-type="float" office:value="0.0530844711949015" calcext:value-type="float">
            <text:p>0.0530844711949015</text:p>
          </table:table-cell>
          <table:table-cell office:value-type="float" office:value="0.655263157894737" calcext:value-type="float">
            <text:p>0.655263157894737</text:p>
          </table:table-cell>
          <table:table-cell office:value-type="float" office:value="0.0473377274030937" calcext:value-type="float">
            <text:p>0.0473377274030937</text:p>
          </table:table-cell>
          <table:table-cell office:value-type="float" office:value="0.654385964912281" calcext:value-type="float">
            <text:p>0.654385964912281</text:p>
          </table:table-cell>
          <table:table-cell office:value-type="float" office:value="0.0458980511587101" calcext:value-type="float">
            <text:p>0.0458980511587101</text:p>
          </table:table-cell>
          <table:table-cell office:value-type="float" office:value="0.641228070175439" calcext:value-type="float">
            <text:p>0.641228070175439</text:p>
          </table:table-cell>
          <table:table-cell office:value-type="float" office:value="0.0347079841537401" calcext:value-type="float">
            <text:p>0.0347079841537401</text:p>
          </table:table-cell>
          <table:table-cell office:value-type="float" office:value="0.63859649122807" calcext:value-type="float">
            <text:p>0.63859649122807</text:p>
          </table:table-cell>
          <table:table-cell office:value-type="float" office:value="0.0537248377911385" calcext:value-type="float">
            <text:p>0.0537248377911385</text:p>
          </table:table-cell>
          <table:table-cell office:value-type="float" office:value="0.642982456140351" calcext:value-type="float">
            <text:p>0.642982456140351</text:p>
          </table:table-cell>
          <table:table-cell office:value-type="float" office:value="0.0427840829496062" calcext:value-type="float">
            <text:p>0.0427840829496062</text:p>
          </table:table-cell>
          <table:table-cell office:value-type="float" office:value="0.655263157894737" calcext:value-type="float">
            <text:p>0.655263157894737</text:p>
          </table:table-cell>
          <table:table-cell office:value-type="float" office:value="0.0453074869439329" calcext:value-type="float">
            <text:p>0.0453074869439329</text:p>
          </table:table-cell>
          <table:table-cell office:value-type="float" office:value="0.649122807017544" calcext:value-type="float">
            <text:p>0.649122807017544</text:p>
          </table:table-cell>
          <table:table-cell office:value-type="float" office:value="0.0383475937093683" calcext:value-type="float">
            <text:p>0.0383475937093683</text:p>
          </table:table-cell>
          <table:table-cell office:value-type="float" office:value="0.652631578947368" calcext:value-type="float">
            <text:p>0.652631578947368</text:p>
          </table:table-cell>
          <table:table-cell office:value-type="float" office:value="0.067085990174035" calcext:value-type="float">
            <text:p>0.067085990174035</text:p>
          </table:table-cell>
          <table:table-cell office:value-type="float" office:value="0.640350877192982" calcext:value-type="float">
            <text:p>0.640350877192982</text:p>
          </table:table-cell>
          <table:table-cell office:value-type="float" office:value="0.0604916984373602" calcext:value-type="float">
            <text:p>0.0604916984373602</text:p>
          </table:table-cell>
          <table:table-cell office:value-type="float" office:value="0.63859649122807" calcext:value-type="float">
            <text:p>0.63859649122807</text:p>
          </table:table-cell>
          <table:table-cell office:value-type="float" office:value="0.0332871332649302" calcext:value-type="float">
            <text:p>0.0332871332649302</text:p>
          </table:table-cell>
          <table:table-cell office:value-type="float" office:value="0.635087719298246" calcext:value-type="float">
            <text:p>0.635087719298246</text:p>
          </table:table-cell>
          <table:table-cell office:value-type="float" office:value="0.0471839596583492" calcext:value-type="float">
            <text:p>0.0471839596583492</text:p>
          </table:table-cell>
          <table:table-cell office:value-type="float" office:value="0.637719298245614" calcext:value-type="float">
            <text:p>0.637719298245614</text:p>
          </table:table-cell>
          <table:table-cell office:value-type="float" office:value="0.0604987648118294" calcext:value-type="float">
            <text:p>0.0604987648118294</text:p>
          </table:table-cell>
          <table:table-cell office:value-type="float" office:value="0.655263157894737" calcext:value-type="float">
            <text:p>0.655263157894737</text:p>
          </table:table-cell>
          <table:table-cell office:value-type="float" office:value="0.0491106222704836" calcext:value-type="float">
            <text:p>0.0491106222704836</text:p>
          </table:table-cell>
          <table:table-cell office:value-type="float" office:value="0.653508771929825" calcext:value-type="float">
            <text:p>0.653508771929825</text:p>
          </table:table-cell>
          <table:table-cell office:value-type="float" office:value="0.0482677602901145" calcext:value-type="float">
            <text:p>0.0482677602901145</text:p>
          </table:table-cell>
          <table:table-cell office:value-type="float" office:value="0.653508771929825" calcext:value-type="float">
            <text:p>0.653508771929825</text:p>
          </table:table-cell>
          <table:table-cell office:value-type="float" office:value="0.05379640202624" calcext:value-type="float">
            <text:p>0.0537964020262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NS</text:p>
          </table:table-cell>
          <table:table-cell office:value-type="float" office:value="0.648245614035088" calcext:value-type="float">
            <text:p>0.648245614035088</text:p>
          </table:table-cell>
          <table:table-cell office:value-type="float" office:value="0.0605552661221237" calcext:value-type="float">
            <text:p>0.0605552661221237</text:p>
          </table:table-cell>
          <table:table-cell office:value-type="float" office:value="0.644736842105263" calcext:value-type="float">
            <text:p>0.644736842105263</text:p>
          </table:table-cell>
          <table:table-cell office:value-type="float" office:value="0.0505179898923128" calcext:value-type="float">
            <text:p>0.0505179898923128</text:p>
          </table:table-cell>
          <table:table-cell office:value-type="float" office:value="0.642105263157895" calcext:value-type="float">
            <text:p>0.642105263157895</text:p>
          </table:table-cell>
          <table:table-cell office:value-type="float" office:value="0.0450709915040881" calcext:value-type="float">
            <text:p>0.0450709915040881</text:p>
          </table:table-cell>
          <table:table-cell office:value-type="float" office:value="0.643859649122807" calcext:value-type="float">
            <text:p>0.643859649122807</text:p>
          </table:table-cell>
          <table:table-cell office:value-type="float" office:value="0.04663719774825" calcext:value-type="float">
            <text:p>0.04663719774825</text:p>
          </table:table-cell>
          <table:table-cell office:value-type="float" office:value="0.652631578947368" calcext:value-type="float">
            <text:p>0.652631578947368</text:p>
          </table:table-cell>
          <table:table-cell office:value-type="float" office:value="0.0493104186756322" calcext:value-type="float">
            <text:p>0.0493104186756322</text:p>
          </table:table-cell>
          <table:table-cell office:value-type="float" office:value="0.657017543859649" calcext:value-type="float">
            <text:p>0.657017543859649</text:p>
          </table:table-cell>
          <table:table-cell office:value-type="float" office:value="0.051390500586141" calcext:value-type="float">
            <text:p>0.051390500586141</text:p>
          </table:table-cell>
          <table:table-cell office:value-type="float" office:value="0.657017543859649" calcext:value-type="float">
            <text:p>0.657017543859649</text:p>
          </table:table-cell>
          <table:table-cell office:value-type="float" office:value="0.0573651124821638" calcext:value-type="float">
            <text:p>0.0573651124821638</text:p>
          </table:table-cell>
          <table:table-cell office:value-type="float" office:value="0.653508771929825" calcext:value-type="float">
            <text:p>0.653508771929825</text:p>
          </table:table-cell>
          <table:table-cell office:value-type="float" office:value="0.0484445658648564" calcext:value-type="float">
            <text:p>0.0484445658648564</text:p>
          </table:table-cell>
          <table:table-cell office:value-type="float" office:value="0.647368421052632" calcext:value-type="float">
            <text:p>0.647368421052632</text:p>
          </table:table-cell>
          <table:table-cell office:value-type="float" office:value="0.0532452848659182" calcext:value-type="float">
            <text:p>0.0532452848659182</text:p>
          </table:table-cell>
          <table:table-cell office:value-type="float" office:value="0.651754385964912" calcext:value-type="float">
            <text:p>0.651754385964912</text:p>
          </table:table-cell>
          <table:table-cell office:value-type="float" office:value="0.0545539128508579" calcext:value-type="float">
            <text:p>0.0545539128508579</text:p>
          </table:table-cell>
          <table:table-cell office:value-type="float" office:value="0.648245614035088" calcext:value-type="float">
            <text:p>0.648245614035088</text:p>
          </table:table-cell>
          <table:table-cell office:value-type="float" office:value="0.0444309767221764" calcext:value-type="float">
            <text:p>0.0444309767221764</text:p>
          </table:table-cell>
          <table:table-cell office:value-type="float" office:value="0.642982456140351" calcext:value-type="float">
            <text:p>0.642982456140351</text:p>
          </table:table-cell>
          <table:table-cell office:value-type="float" office:value="0.0462413750360746" calcext:value-type="float">
            <text:p>0.0462413750360746</text:p>
          </table:table-cell>
          <table:table-cell office:value-type="float" office:value="0.639473684210526" calcext:value-type="float">
            <text:p>0.639473684210526</text:p>
          </table:table-cell>
          <table:table-cell office:value-type="float" office:value="0.0455709047852824" calcext:value-type="float">
            <text:p>0.0455709047852824</text:p>
          </table:table-cell>
          <table:table-cell office:value-type="float" office:value="0.649122807017544" calcext:value-type="float">
            <text:p>0.649122807017544</text:p>
          </table:table-cell>
          <table:table-cell office:value-type="float" office:value="0.0456739747129043" calcext:value-type="float">
            <text:p>0.0456739747129043</text:p>
          </table:table-cell>
          <table:table-cell office:value-type="float" office:value="0.651754385964912" calcext:value-type="float">
            <text:p>0.651754385964912</text:p>
          </table:table-cell>
          <table:table-cell office:value-type="float" office:value="0.0445462822189781" calcext:value-type="float">
            <text:p>0.0445462822189781</text:p>
          </table:table-cell>
          <table:table-cell office:value-type="float" office:value="0.645614035087719" calcext:value-type="float">
            <text:p>0.645614035087719</text:p>
          </table:table-cell>
          <table:table-cell office:value-type="float" office:value="0.0455239776749206" calcext:value-type="float">
            <text:p>0.045523977674920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NS</text:p>
          </table:table-cell>
          <table:table-cell office:value-type="float" office:value="0.658771929824561" calcext:value-type="float">
            <text:p>0.658771929824561</text:p>
          </table:table-cell>
          <table:table-cell office:value-type="float" office:value="0.0459445961977051" calcext:value-type="float">
            <text:p>0.0459445961977051</text:p>
          </table:table-cell>
          <table:table-cell office:value-type="float" office:value="0.650877192982456" calcext:value-type="float">
            <text:p>0.650877192982456</text:p>
          </table:table-cell>
          <table:table-cell office:value-type="float" office:value="0.0404735823929784" calcext:value-type="float">
            <text:p>0.0404735823929784</text:p>
          </table:table-cell>
          <table:table-cell office:value-type="float" office:value="0.642105263157895" calcext:value-type="float">
            <text:p>0.642105263157895</text:p>
          </table:table-cell>
          <table:table-cell office:value-type="float" office:value="0.0419261949214852" calcext:value-type="float">
            <text:p>0.0419261949214852</text:p>
          </table:table-cell>
          <table:table-cell office:value-type="float" office:value="0.63859649122807" calcext:value-type="float">
            <text:p>0.63859649122807</text:p>
          </table:table-cell>
          <table:table-cell office:value-type="float" office:value="0.039403229305083" calcext:value-type="float">
            <text:p>0.039403229305083</text:p>
          </table:table-cell>
          <table:table-cell office:value-type="float" office:value="0.642105263157895" calcext:value-type="float">
            <text:p>0.642105263157895</text:p>
          </table:table-cell>
          <table:table-cell office:value-type="float" office:value="0.0406842739904703" calcext:value-type="float">
            <text:p>0.0406842739904703</text:p>
          </table:table-cell>
          <table:table-cell office:value-type="float" office:value="0.651754385964912" calcext:value-type="float">
            <text:p>0.651754385964912</text:p>
          </table:table-cell>
          <table:table-cell office:value-type="float" office:value="0.0429834506787116" calcext:value-type="float">
            <text:p>0.0429834506787116</text:p>
          </table:table-cell>
          <table:table-cell office:value-type="float" office:value="0.656140350877193" calcext:value-type="float">
            <text:p>0.656140350877193</text:p>
          </table:table-cell>
          <table:table-cell office:value-type="float" office:value="0.046195129024869" calcext:value-type="float">
            <text:p>0.046195129024869</text:p>
          </table:table-cell>
          <table:table-cell office:value-type="float" office:value="0.645614035087719" calcext:value-type="float">
            <text:p>0.645614035087719</text:p>
          </table:table-cell>
          <table:table-cell office:value-type="float" office:value="0.0479032688099939" calcext:value-type="float">
            <text:p>0.0479032688099939</text:p>
          </table:table-cell>
          <table:table-cell office:value-type="float" office:value="0.65" calcext:value-type="float">
            <text:p>0.65</text:p>
          </table:table-cell>
          <table:table-cell office:value-type="float" office:value="0.0448141746471747" calcext:value-type="float">
            <text:p>0.0448141746471747</text:p>
          </table:table-cell>
          <table:table-cell office:value-type="float" office:value="0.655263157894737" calcext:value-type="float">
            <text:p>0.655263157894737</text:p>
          </table:table-cell>
          <table:table-cell office:value-type="float" office:value="0.0509896585820015" calcext:value-type="float">
            <text:p>0.0509896585820015</text:p>
          </table:table-cell>
          <table:table-cell office:value-type="float" office:value="0.644736842105263" calcext:value-type="float">
            <text:p>0.644736842105263</text:p>
          </table:table-cell>
          <table:table-cell office:value-type="float" office:value="0.041195914630425" calcext:value-type="float">
            <text:p>0.041195914630425</text:p>
          </table:table-cell>
          <table:table-cell office:value-type="float" office:value="0.650877192982456" calcext:value-type="float">
            <text:p>0.650877192982456</text:p>
          </table:table-cell>
          <table:table-cell office:value-type="float" office:value="0.0487173464319497" calcext:value-type="float">
            <text:p>0.0487173464319497</text:p>
          </table:table-cell>
          <table:table-cell office:value-type="float" office:value="0.639473684210526" calcext:value-type="float">
            <text:p>0.639473684210526</text:p>
          </table:table-cell>
          <table:table-cell office:value-type="float" office:value="0.03888998811268" calcext:value-type="float">
            <text:p>0.03888998811268</text:p>
          </table:table-cell>
          <table:table-cell office:value-type="float" office:value="0.651754385964912" calcext:value-type="float">
            <text:p>0.651754385964912</text:p>
          </table:table-cell>
          <table:table-cell office:value-type="float" office:value="0.0524770310517196" calcext:value-type="float">
            <text:p>0.0524770310517196</text:p>
          </table:table-cell>
          <table:table-cell office:value-type="float" office:value="0.657894736842105" calcext:value-type="float">
            <text:p>0.657894736842105</text:p>
          </table:table-cell>
          <table:table-cell office:value-type="float" office:value="0.0460468296725837" calcext:value-type="float">
            <text:p>0.0460468296725837</text:p>
          </table:table-cell>
          <table:table-cell office:value-type="float" office:value="0.653508771929825" calcext:value-type="float">
            <text:p>0.653508771929825</text:p>
          </table:table-cell>
          <table:table-cell office:value-type="float" office:value="0.0503484659582531" calcext:value-type="float">
            <text:p>0.050348465958253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NS</text:p>
          </table:table-cell>
          <table:table-cell office:value-type="float" office:value="0.651754385964912" calcext:value-type="float">
            <text:p>0.651754385964912</text:p>
          </table:table-cell>
          <table:table-cell office:value-type="float" office:value="0.0369972598547055" calcext:value-type="float">
            <text:p>0.0369972598547055</text:p>
          </table:table-cell>
          <table:table-cell office:value-type="float" office:value="0.649122807017544" calcext:value-type="float">
            <text:p>0.649122807017544</text:p>
          </table:table-cell>
          <table:table-cell office:value-type="float" office:value="0.042973504259354" calcext:value-type="float">
            <text:p>0.042973504259354</text:p>
          </table:table-cell>
          <table:table-cell office:value-type="float" office:value="0.642105263157895" calcext:value-type="float">
            <text:p>0.642105263157895</text:p>
          </table:table-cell>
          <table:table-cell office:value-type="float" office:value="0.0391856504508794" calcext:value-type="float">
            <text:p>0.0391856504508794</text:p>
          </table:table-cell>
          <table:table-cell office:value-type="float" office:value="0.642105263157895" calcext:value-type="float">
            <text:p>0.642105263157895</text:p>
          </table:table-cell>
          <table:table-cell office:value-type="float" office:value="0.0391856504508794" calcext:value-type="float">
            <text:p>0.0391856504508794</text:p>
          </table:table-cell>
          <table:table-cell office:value-type="float" office:value="0.649122807017544" calcext:value-type="float">
            <text:p>0.649122807017544</text:p>
          </table:table-cell>
          <table:table-cell office:value-type="float" office:value="0.0464166896677998" calcext:value-type="float">
            <text:p>0.0464166896677998</text:p>
          </table:table-cell>
          <table:table-cell office:value-type="float" office:value="0.640350877192982" calcext:value-type="float">
            <text:p>0.640350877192982</text:p>
          </table:table-cell>
          <table:table-cell office:value-type="float" office:value="0.043369581795881" calcext:value-type="float">
            <text:p>0.043369581795881</text:p>
          </table:table-cell>
          <table:table-cell office:value-type="float" office:value="0.651754385964912" calcext:value-type="float">
            <text:p>0.651754385964912</text:p>
          </table:table-cell>
          <table:table-cell office:value-type="float" office:value="0.041977144259668" calcext:value-type="float">
            <text:p>0.041977144259668</text:p>
          </table:table-cell>
          <table:table-cell office:value-type="float" office:value="0.653508771929825" calcext:value-type="float">
            <text:p>0.653508771929825</text:p>
          </table:table-cell>
          <table:table-cell office:value-type="float" office:value="0.0515234215985558" calcext:value-type="float">
            <text:p>0.0515234215985558</text:p>
          </table:table-cell>
          <table:table-cell office:value-type="float" office:value="0.649122807017544" calcext:value-type="float">
            <text:p>0.649122807017544</text:p>
          </table:table-cell>
          <table:table-cell office:value-type="float" office:value="0.0417627393482038" calcext:value-type="float">
            <text:p>0.0417627393482038</text:p>
          </table:table-cell>
          <table:table-cell office:value-type="float" office:value="0.656140350877193" calcext:value-type="float">
            <text:p>0.656140350877193</text:p>
          </table:table-cell>
          <table:table-cell office:value-type="float" office:value="0.0490670806161474" calcext:value-type="float">
            <text:p>0.0490670806161474</text:p>
          </table:table-cell>
          <table:table-cell office:value-type="float" office:value="0.647368421052632" calcext:value-type="float">
            <text:p>0.647368421052632</text:p>
          </table:table-cell>
          <table:table-cell office:value-type="float" office:value="0.0404735823929784" calcext:value-type="float">
            <text:p>0.0404735823929784</text:p>
          </table:table-cell>
          <table:table-cell office:value-type="float" office:value="0.648245614035088" calcext:value-type="float">
            <text:p>0.648245614035088</text:p>
          </table:table-cell>
          <table:table-cell office:value-type="float" office:value="0.0461303067210769" calcext:value-type="float">
            <text:p>0.0461303067210769</text:p>
          </table:table-cell>
          <table:table-cell office:value-type="float" office:value="0.641228070175439" calcext:value-type="float">
            <text:p>0.641228070175439</text:p>
          </table:table-cell>
          <table:table-cell office:value-type="float" office:value="0.0455709047852825" calcext:value-type="float">
            <text:p>0.0455709047852825</text:p>
          </table:table-cell>
          <table:table-cell office:value-type="float" office:value="0.655263157894737" calcext:value-type="float">
            <text:p>0.655263157894737</text:p>
          </table:table-cell>
          <table:table-cell office:value-type="float" office:value="0.0521501700014702" calcext:value-type="float">
            <text:p>0.0521501700014702</text:p>
          </table:table-cell>
          <table:table-cell office:value-type="float" office:value="0.66140350877193" calcext:value-type="float">
            <text:p>0.66140350877193</text:p>
          </table:table-cell>
          <table:table-cell office:value-type="float" office:value="0.0432115864372191" calcext:value-type="float">
            <text:p>0.0432115864372191</text:p>
          </table:table-cell>
          <table:table-cell office:value-type="float" office:value="0.657894736842105" calcext:value-type="float">
            <text:p>0.657894736842105</text:p>
          </table:table-cell>
          <table:table-cell office:value-type="float" office:value="0.0456739747129044" calcext:value-type="float">
            <text:p>0.045673974712904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NS</text:p>
          </table:table-cell>
          <table:table-cell office:value-type="float" office:value="0.645614035087719" calcext:value-type="float">
            <text:p>0.645614035087719</text:p>
          </table:table-cell>
          <table:table-cell office:value-type="float" office:value="0.0420076842013285" calcext:value-type="float">
            <text:p>0.0420076842013285</text:p>
          </table:table-cell>
          <table:table-cell office:value-type="float" office:value="0.651754385964912" calcext:value-type="float">
            <text:p>0.651754385964912</text:p>
          </table:table-cell>
          <table:table-cell office:value-type="float" office:value="0.0433794373991888" calcext:value-type="float">
            <text:p>0.0433794373991888</text:p>
          </table:table-cell>
          <table:table-cell office:value-type="float" office:value="0.647368421052632" calcext:value-type="float">
            <text:p>0.647368421052632</text:p>
          </table:table-cell>
          <table:table-cell office:value-type="float" office:value="0.0419261949214851" calcext:value-type="float">
            <text:p>0.0419261949214851</text:p>
          </table:table-cell>
          <table:table-cell office:value-type="float" office:value="0.642105263157895" calcext:value-type="float">
            <text:p>0.642105263157895</text:p>
          </table:table-cell>
          <table:table-cell office:value-type="float" office:value="0.0357634733366564" calcext:value-type="float">
            <text:p>0.0357634733366564</text:p>
          </table:table-cell>
          <table:table-cell office:value-type="float" office:value="0.645614035087719" calcext:value-type="float">
            <text:p>0.645614035087719</text:p>
          </table:table-cell>
          <table:table-cell office:value-type="float" office:value="0.0438011305522198" calcext:value-type="float">
            <text:p>0.0438011305522198</text:p>
          </table:table-cell>
          <table:table-cell office:value-type="float" office:value="0.645614035087719" calcext:value-type="float">
            <text:p>0.645614035087719</text:p>
          </table:table-cell>
          <table:table-cell office:value-type="float" office:value="0.0443828443532404" calcext:value-type="float">
            <text:p>0.0443828443532404</text:p>
          </table:table-cell>
          <table:table-cell office:value-type="float" office:value="0.65" calcext:value-type="float">
            <text:p>0.65</text:p>
          </table:table-cell>
          <table:table-cell office:value-type="float" office:value="0.039544013587846" calcext:value-type="float">
            <text:p>0.039544013587846</text:p>
          </table:table-cell>
          <table:table-cell office:value-type="float" office:value="0.650877192982456" calcext:value-type="float">
            <text:p>0.650877192982456</text:p>
          </table:table-cell>
          <table:table-cell office:value-type="float" office:value="0.0458234807582683" calcext:value-type="float">
            <text:p>0.0458234807582683</text:p>
          </table:table-cell>
          <table:table-cell office:value-type="float" office:value="0.652631578947368" calcext:value-type="float">
            <text:p>0.652631578947368</text:p>
          </table:table-cell>
          <table:table-cell office:value-type="float" office:value="0.0424127821391081" calcext:value-type="float">
            <text:p>0.0424127821391081</text:p>
          </table:table-cell>
          <table:table-cell office:value-type="float" office:value="0.657894736842105" calcext:value-type="float">
            <text:p>0.657894736842105</text:p>
          </table:table-cell>
          <table:table-cell office:value-type="float" office:value="0.0403042361172228" calcext:value-type="float">
            <text:p>0.0403042361172228</text:p>
          </table:table-cell>
          <table:table-cell office:value-type="float" office:value="0.646491228070175" calcext:value-type="float">
            <text:p>0.646491228070175</text:p>
          </table:table-cell>
          <table:table-cell office:value-type="float" office:value="0.0469751197855706" calcext:value-type="float">
            <text:p>0.0469751197855706</text:p>
          </table:table-cell>
          <table:table-cell office:value-type="float" office:value="0.642982456140351" calcext:value-type="float">
            <text:p>0.642982456140351</text:p>
          </table:table-cell>
          <table:table-cell office:value-type="float" office:value="0.0407367766242529" calcext:value-type="float">
            <text:p>0.0407367766242529</text:p>
          </table:table-cell>
          <table:table-cell office:value-type="float" office:value="0.643859649122807" calcext:value-type="float">
            <text:p>0.643859649122807</text:p>
          </table:table-cell>
          <table:table-cell office:value-type="float" office:value="0.0482589030076672" calcext:value-type="float">
            <text:p>0.0482589030076672</text:p>
          </table:table-cell>
          <table:table-cell office:value-type="float" office:value="0.647368421052632" calcext:value-type="float">
            <text:p>0.647368421052632</text:p>
          </table:table-cell>
          <table:table-cell office:value-type="float" office:value="0.0456365216728109" calcext:value-type="float">
            <text:p>0.0456365216728109</text:p>
          </table:table-cell>
          <table:table-cell office:value-type="float" office:value="0.659649122807018" calcext:value-type="float">
            <text:p>0.659649122807018</text:p>
          </table:table-cell>
          <table:table-cell office:value-type="float" office:value="0.0396196133004779" calcext:value-type="float">
            <text:p>0.0396196133004779</text:p>
          </table:table-cell>
          <table:table-cell office:value-type="float" office:value="0.645614035087719" calcext:value-type="float">
            <text:p>0.645614035087719</text:p>
          </table:table-cell>
          <table:table-cell office:value-type="float" office:value="0.0381688160750426" calcext:value-type="float">
            <text:p>0.0381688160750426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NS</text:p>
          </table:table-cell>
          <table:table-cell office:value-type="float" office:value="0.652105263157895" calcext:value-type="float">
            <text:p>0.652105263157895</text:p>
          </table:table-cell>
          <table:table-cell office:value-type="float" office:value="0.0477178555141529" calcext:value-type="float">
            <text:p>0.0477178555141529</text:p>
          </table:table-cell>
          <table:table-cell office:value-type="float" office:value="0.650350877192982" calcext:value-type="float">
            <text:p>0.650350877192982</text:p>
          </table:table-cell>
          <table:table-cell office:value-type="float" office:value="0.0449364482693856" calcext:value-type="float">
            <text:p>0.0449364482693856</text:p>
          </table:table-cell>
          <table:table-cell office:value-type="float" office:value="0.645614035087719" calcext:value-type="float">
            <text:p>0.645614035087719</text:p>
          </table:table-cell>
          <table:table-cell office:value-type="float" office:value="0.0428014165913296" calcext:value-type="float">
            <text:p>0.0428014165913296</text:p>
          </table:table-cell>
          <table:table-cell office:value-type="float" office:value="0.641578947368421" calcext:value-type="float">
            <text:p>0.641578947368421</text:p>
          </table:table-cell>
          <table:table-cell office:value-type="float" office:value="0.0391395069989218" calcext:value-type="float">
            <text:p>0.0391395069989218</text:p>
          </table:table-cell>
          <table:table-cell office:value-type="float" office:value="0.645614035087719" calcext:value-type="float">
            <text:p>0.645614035087719</text:p>
          </table:table-cell>
          <table:table-cell office:value-type="float" office:value="0.0467874701354521" calcext:value-type="float">
            <text:p>0.0467874701354521</text:p>
          </table:table-cell>
          <table:table-cell office:value-type="float" office:value="0.647543859649123" calcext:value-type="float">
            <text:p>0.647543859649123</text:p>
          </table:table-cell>
          <table:table-cell office:value-type="float" office:value="0.044982092072716" calcext:value-type="float">
            <text:p>0.044982092072716</text:p>
          </table:table-cell>
          <table:table-cell office:value-type="float" office:value="0.654035087719298" calcext:value-type="float">
            <text:p>0.654035087719298</text:p>
          </table:table-cell>
          <table:table-cell office:value-type="float" office:value="0.0460777772596959" calcext:value-type="float">
            <text:p>0.0460777772596959</text:p>
          </table:table-cell>
          <table:table-cell office:value-type="float" office:value="0.650526315789474" calcext:value-type="float">
            <text:p>0.650526315789474</text:p>
          </table:table-cell>
          <table:table-cell office:value-type="float" office:value="0.0464084661482085" calcext:value-type="float">
            <text:p>0.0464084661482085</text:p>
          </table:table-cell>
          <table:table-cell office:value-type="float" office:value="0.650350877192982" calcext:value-type="float">
            <text:p>0.650350877192982</text:p>
          </table:table-cell>
          <table:table-cell office:value-type="float" office:value="0.049864194234888" calcext:value-type="float">
            <text:p>0.049864194234888</text:p>
          </table:table-cell>
          <table:table-cell office:value-type="float" office:value="0.652280701754386" calcext:value-type="float">
            <text:p>0.652280701754386</text:p>
          </table:table-cell>
          <table:table-cell office:value-type="float" office:value="0.051081317320718" calcext:value-type="float">
            <text:p>0.051081317320718</text:p>
          </table:table-cell>
          <table:table-cell office:value-type="float" office:value="0.645087719298246" calcext:value-type="float">
            <text:p>0.645087719298246</text:p>
          </table:table-cell>
          <table:table-cell office:value-type="float" office:value="0.0412725453592161" calcext:value-type="float">
            <text:p>0.0412725453592161</text:p>
          </table:table-cell>
          <table:table-cell office:value-type="float" office:value="0.644035087719298" calcext:value-type="float">
            <text:p>0.644035087719298</text:p>
          </table:table-cell>
          <table:table-cell office:value-type="float" office:value="0.0458019528943407" calcext:value-type="float">
            <text:p>0.0458019528943407</text:p>
          </table:table-cell>
          <table:table-cell office:value-type="float" office:value="0.640350877192982" calcext:value-type="float">
            <text:p>0.640350877192982</text:p>
          </table:table-cell>
          <table:table-cell office:value-type="float" office:value="0.0477578931005483" calcext:value-type="float">
            <text:p>0.0477578931005483</text:p>
          </table:table-cell>
          <table:table-cell office:value-type="float" office:value="0.651754385964912" calcext:value-type="float">
            <text:p>0.651754385964912</text:p>
          </table:table-cell>
          <table:table-cell office:value-type="float" office:value="0.0490096639418777" calcext:value-type="float">
            <text:p>0.0490096639418777</text:p>
          </table:table-cell>
          <table:table-cell office:value-type="float" office:value="0.656842105263158" calcext:value-type="float">
            <text:p>0.656842105263158</text:p>
          </table:table-cell>
          <table:table-cell office:value-type="float" office:value="0.0443384143838747" calcext:value-type="float">
            <text:p>0.0443384143838747</text:p>
          </table:table-cell>
          <table:table-cell office:value-type="float" office:value="0.651228070175439" calcext:value-type="float">
            <text:p>0.651228070175439</text:p>
          </table:table-cell>
          <table:table-cell office:value-type="float" office:value="0.0467023272894721" calcext:value-type="float">
            <text:p>0.04670232728947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credit-g</text:p>
          </table:table-cell>
          <table:table-cell office:value-type="float" office:value="0.745" calcext:value-type="float">
            <text:p>0.745</text:p>
          </table:table-cell>
          <table:table-cell office:value-type="float" office:value="0.0432691832858239" calcext:value-type="float">
            <text:p>0.0432691832858239</text:p>
          </table:table-cell>
          <table:table-cell office:value-type="float" office:value="0.72" calcext:value-type="float">
            <text:p>0.72</text:p>
          </table:table-cell>
          <table:table-cell office:value-type="float" office:value="0.0432049379893857" calcext:value-type="float">
            <text:p>0.0432049379893857</text:p>
          </table:table-cell>
          <table:table-cell office:value-type="float" office:value="0.745" calcext:value-type="float">
            <text:p>0.745</text:p>
          </table:table-cell>
          <table:table-cell office:value-type="float" office:value="0.0523343948936919" calcext:value-type="float">
            <text:p>0.0523343948936919</text:p>
          </table:table-cell>
          <table:table-cell office:value-type="float" office:value="0.735" calcext:value-type="float">
            <text:p>0.735</text:p>
          </table:table-cell>
          <table:table-cell office:value-type="float" office:value="0.0212132034355964" calcext:value-type="float">
            <text:p>0.0212132034355964</text:p>
          </table:table-cell>
          <table:table-cell office:value-type="float" office:value="0.749" calcext:value-type="float">
            <text:p>0.749</text:p>
          </table:table-cell>
          <table:table-cell office:value-type="float" office:value="0.0381371792932362" calcext:value-type="float">
            <text:p>0.0381371792932362</text:p>
          </table:table-cell>
          <table:table-cell office:value-type="float" office:value="0.744" calcext:value-type="float">
            <text:p>0.744</text:p>
          </table:table-cell>
          <table:table-cell office:value-type="float" office:value="0.0340587727318528" calcext:value-type="float">
            <text:p>0.0340587727318528</text:p>
          </table:table-cell>
          <table:table-cell office:value-type="float" office:value="0.759" calcext:value-type="float">
            <text:p>0.759</text:p>
          </table:table-cell>
          <table:table-cell office:value-type="float" office:value="0.0366515120197425" calcext:value-type="float">
            <text:p>0.0366515120197425</text:p>
          </table:table-cell>
          <table:table-cell office:value-type="float" office:value="0.746" calcext:value-type="float">
            <text:p>0.746</text:p>
          </table:table-cell>
          <table:table-cell office:value-type="float" office:value="0.0474224513167433" calcext:value-type="float">
            <text:p>0.0474224513167433</text:p>
          </table:table-cell>
          <table:table-cell office:value-type="float" office:value="0.74" calcext:value-type="float">
            <text:p>0.74</text:p>
          </table:table-cell>
          <table:table-cell office:value-type="float" office:value="0.0329983164553722" calcext:value-type="float">
            <text:p>0.0329983164553722</text:p>
          </table:table-cell>
          <table:table-cell office:value-type="float" office:value="0.738" calcext:value-type="float">
            <text:p>0.738</text:p>
          </table:table-cell>
          <table:table-cell office:value-type="float" office:value="0.0410419839243237" calcext:value-type="float">
            <text:p>0.0410419839243237</text:p>
          </table:table-cell>
          <table:table-cell office:value-type="float" office:value="0.744" calcext:value-type="float">
            <text:p>0.744</text:p>
          </table:table-cell>
          <table:table-cell office:value-type="float" office:value="0.0356526452189892" calcext:value-type="float">
            <text:p>0.0356526452189892</text:p>
          </table:table-cell>
          <table:table-cell office:value-type="float" office:value="0.754" calcext:value-type="float">
            <text:p>0.754</text:p>
          </table:table-cell>
          <table:table-cell office:value-type="float" office:value="0.0309838667696593" calcext:value-type="float">
            <text:p>0.0309838667696593</text:p>
          </table:table-cell>
          <table:table-cell office:value-type="float" office:value="0.744" calcext:value-type="float">
            <text:p>0.744</text:p>
          </table:table-cell>
          <table:table-cell office:value-type="float" office:value="0.046475800154489" calcext:value-type="float">
            <text:p>0.046475800154489</text:p>
          </table:table-cell>
          <table:table-cell office:value-type="float" office:value="0.751" calcext:value-type="float">
            <text:p>0.751</text:p>
          </table:table-cell>
          <table:table-cell office:value-type="float" office:value="0.0372528895225293" calcext:value-type="float">
            <text:p>0.0372528895225293</text:p>
          </table:table-cell>
          <table:table-cell office:value-type="float" office:value="0.742" calcext:value-type="float">
            <text:p>0.742</text:p>
          </table:table-cell>
          <table:table-cell office:value-type="float" office:value="0.0468567557088149" calcext:value-type="float">
            <text:p>0.0468567557088149</text:p>
          </table:table-cell>
          <table:table-cell office:value-type="float" office:value="0.742" calcext:value-type="float">
            <text:p>0.742</text:p>
          </table:table-cell>
          <table:table-cell office:value-type="float" office:value="0.0393841479673118" calcext:value-type="float">
            <text:p>0.039384147967311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credit-g</text:p>
          </table:table-cell>
          <table:table-cell office:value-type="float" office:value="0.754" calcext:value-type="float">
            <text:p>0.754</text:p>
          </table:table-cell>
          <table:table-cell office:value-type="float" office:value="0.0403319558993444" calcext:value-type="float">
            <text:p>0.0403319558993444</text:p>
          </table:table-cell>
          <table:table-cell office:value-type="float" office:value="0.749" calcext:value-type="float">
            <text:p>0.749</text:p>
          </table:table-cell>
          <table:table-cell office:value-type="float" office:value="0.0510881590977792" calcext:value-type="float">
            <text:p>0.0510881590977792</text:p>
          </table:table-cell>
          <table:table-cell office:value-type="float" office:value="0.757" calcext:value-type="float">
            <text:p>0.757</text:p>
          </table:table-cell>
          <table:table-cell office:value-type="float" office:value="0.0411096095821889" calcext:value-type="float">
            <text:p>0.0411096095821889</text:p>
          </table:table-cell>
          <table:table-cell office:value-type="float" office:value="0.749" calcext:value-type="float">
            <text:p>0.749</text:p>
          </table:table-cell>
          <table:table-cell office:value-type="float" office:value="0.0296085573216032" calcext:value-type="float">
            <text:p>0.0296085573216032</text:p>
          </table:table-cell>
          <table:table-cell office:value-type="float" office:value="0.763" calcext:value-type="float">
            <text:p>0.763</text:p>
          </table:table-cell>
          <table:table-cell office:value-type="float" office:value="0.046200048100023" calcext:value-type="float">
            <text:p>0.046200048100023</text:p>
          </table:table-cell>
          <table:table-cell office:value-type="float" office:value="0.754" calcext:value-type="float">
            <text:p>0.754</text:p>
          </table:table-cell>
          <table:table-cell office:value-type="float" office:value="0.0406065128875762" calcext:value-type="float">
            <text:p>0.0406065128875762</text:p>
          </table:table-cell>
          <table:table-cell office:value-type="float" office:value="0.762" calcext:value-type="float">
            <text:p>0.762</text:p>
          </table:table-cell>
          <table:table-cell office:value-type="float" office:value="0.038528488738133" calcext:value-type="float">
            <text:p>0.038528488738133</text:p>
          </table:table-cell>
          <table:table-cell office:value-type="float" office:value="0.755" calcext:value-type="float">
            <text:p>0.755</text:p>
          </table:table-cell>
          <table:table-cell office:value-type="float" office:value="0.0356682242650545" calcext:value-type="float">
            <text:p>0.0356682242650545</text:p>
          </table:table-cell>
          <table:table-cell office:value-type="float" office:value="0.764" calcext:value-type="float">
            <text:p>0.764</text:p>
          </table:table-cell>
          <table:table-cell office:value-type="float" office:value="0.025473297566057" calcext:value-type="float">
            <text:p>0.025473297566057</text:p>
          </table:table-cell>
          <table:table-cell office:value-type="float" office:value="0.767" calcext:value-type="float">
            <text:p>0.767</text:p>
          </table:table-cell>
          <table:table-cell office:value-type="float" office:value="0.0365300485141266" calcext:value-type="float">
            <text:p>0.0365300485141266</text:p>
          </table:table-cell>
          <table:table-cell office:value-type="float" office:value="0.757" calcext:value-type="float">
            <text:p>0.757</text:p>
          </table:table-cell>
          <table:table-cell office:value-type="float" office:value="0.0429599296502631" calcext:value-type="float">
            <text:p>0.0429599296502631</text:p>
          </table:table-cell>
          <table:table-cell office:value-type="float" office:value="0.754" calcext:value-type="float">
            <text:p>0.754</text:p>
          </table:table-cell>
          <table:table-cell office:value-type="float" office:value="0.0386436713231718" calcext:value-type="float">
            <text:p>0.0386436713231718</text:p>
          </table:table-cell>
          <table:table-cell office:value-type="float" office:value="0.76" calcext:value-type="float">
            <text:p>0.76</text:p>
          </table:table-cell>
          <table:table-cell office:value-type="float" office:value="0.0385861230093007" calcext:value-type="float">
            <text:p>0.0385861230093007</text:p>
          </table:table-cell>
          <table:table-cell office:value-type="float" office:value="0.764" calcext:value-type="float">
            <text:p>0.764</text:p>
          </table:table-cell>
          <table:table-cell office:value-type="float" office:value="0.0313404247294484" calcext:value-type="float">
            <text:p>0.0313404247294484</text:p>
          </table:table-cell>
          <table:table-cell office:value-type="float" office:value="0.76" calcext:value-type="float">
            <text:p>0.76</text:p>
          </table:table-cell>
          <table:table-cell office:value-type="float" office:value="0.0323178657161088" calcext:value-type="float">
            <text:p>0.0323178657161088</text:p>
          </table:table-cell>
          <table:table-cell office:value-type="float" office:value="0.755" calcext:value-type="float">
            <text:p>0.755</text:p>
          </table:table-cell>
          <table:table-cell office:value-type="float" office:value="0.0295334085777822" calcext:value-type="float">
            <text:p>0.029533408577782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credit-g</text:p>
          </table:table-cell>
          <table:table-cell office:value-type="float" office:value="0.752" calcext:value-type="float">
            <text:p>0.752</text:p>
          </table:table-cell>
          <table:table-cell office:value-type="float" office:value="0.0511642236115997" calcext:value-type="float">
            <text:p>0.0511642236115997</text:p>
          </table:table-cell>
          <table:table-cell office:value-type="float" office:value="0.753" calcext:value-type="float">
            <text:p>0.753</text:p>
          </table:table-cell>
          <table:table-cell office:value-type="float" office:value="0.0419126074906664" calcext:value-type="float">
            <text:p>0.0419126074906664</text:p>
          </table:table-cell>
          <table:table-cell office:value-type="float" office:value="0.757" calcext:value-type="float">
            <text:p>0.757</text:p>
          </table:table-cell>
          <table:table-cell office:value-type="float" office:value="0.038020462326957" calcext:value-type="float">
            <text:p>0.038020462326957</text:p>
          </table:table-cell>
          <table:table-cell office:value-type="float" office:value="0.755" calcext:value-type="float">
            <text:p>0.755</text:p>
          </table:table-cell>
          <table:table-cell office:value-type="float" office:value="0.0302765035409749" calcext:value-type="float">
            <text:p>0.0302765035409749</text:p>
          </table:table-cell>
          <table:table-cell office:value-type="float" office:value="0.757" calcext:value-type="float">
            <text:p>0.757</text:p>
          </table:table-cell>
          <table:table-cell office:value-type="float" office:value="0.0405654478042035" calcext:value-type="float">
            <text:p>0.0405654478042035</text:p>
          </table:table-cell>
          <table:table-cell office:value-type="float" office:value="0.751" calcext:value-type="float">
            <text:p>0.751</text:p>
          </table:table-cell>
          <table:table-cell office:value-type="float" office:value="0.0472463990397387" calcext:value-type="float">
            <text:p>0.0472463990397387</text:p>
          </table:table-cell>
          <table:table-cell office:value-type="float" office:value="0.753" calcext:value-type="float">
            <text:p>0.753</text:p>
          </table:table-cell>
          <table:table-cell office:value-type="float" office:value="0.0316403399335581" calcext:value-type="float">
            <text:p>0.0316403399335581</text:p>
          </table:table-cell>
          <table:table-cell office:value-type="float" office:value="0.751" calcext:value-type="float">
            <text:p>0.751</text:p>
          </table:table-cell>
          <table:table-cell office:value-type="float" office:value="0.035418137224372" calcext:value-type="float">
            <text:p>0.035418137224372</text:p>
          </table:table-cell>
          <table:table-cell office:value-type="float" office:value="0.753" calcext:value-type="float">
            <text:p>0.753</text:p>
          </table:table-cell>
          <table:table-cell office:value-type="float" office:value="0.0413790070231539" calcext:value-type="float">
            <text:p>0.0413790070231539</text:p>
          </table:table-cell>
          <table:table-cell office:value-type="float" office:value="0.762" calcext:value-type="float">
            <text:p>0.762</text:p>
          </table:table-cell>
          <table:table-cell office:value-type="float" office:value="0.030840089349921" calcext:value-type="float">
            <text:p>0.030840089349921</text:p>
          </table:table-cell>
          <table:table-cell office:value-type="float" office:value="0.763" calcext:value-type="float">
            <text:p>0.763</text:p>
          </table:table-cell>
          <table:table-cell office:value-type="float" office:value="0.0383115880351856" calcext:value-type="float">
            <text:p>0.0383115880351856</text:p>
          </table:table-cell>
          <table:table-cell office:value-type="float" office:value="0.759" calcext:value-type="float">
            <text:p>0.759</text:p>
          </table:table-cell>
          <table:table-cell office:value-type="float" office:value="0.0324722103412201" calcext:value-type="float">
            <text:p>0.0324722103412201</text:p>
          </table:table-cell>
          <table:table-cell office:value-type="float" office:value="0.761" calcext:value-type="float">
            <text:p>0.761</text:p>
          </table:table-cell>
          <table:table-cell office:value-type="float" office:value="0.0260128173535022" calcext:value-type="float">
            <text:p>0.0260128173535022</text:p>
          </table:table-cell>
          <table:table-cell office:value-type="float" office:value="0.754" calcext:value-type="float">
            <text:p>0.754</text:p>
          </table:table-cell>
          <table:table-cell office:value-type="float" office:value="0.0362705880232945" calcext:value-type="float">
            <text:p>0.0362705880232945</text:p>
          </table:table-cell>
          <table:table-cell office:value-type="float" office:value="0.767" calcext:value-type="float">
            <text:p>0.767</text:p>
          </table:table-cell>
          <table:table-cell office:value-type="float" office:value="0.0368329562574967" calcext:value-type="float">
            <text:p>0.0368329562574967</text:p>
          </table:table-cell>
          <table:table-cell office:value-type="float" office:value="0.757" calcext:value-type="float">
            <text:p>0.757</text:p>
          </table:table-cell>
          <table:table-cell office:value-type="float" office:value="0.0371333931776896" calcext:value-type="float">
            <text:p>0.037133393177689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credit-g</text:p>
          </table:table-cell>
          <table:table-cell office:value-type="float" office:value="0.747" calcext:value-type="float">
            <text:p>0.747</text:p>
          </table:table-cell>
          <table:table-cell office:value-type="float" office:value="0.046200048100023" calcext:value-type="float">
            <text:p>0.046200048100023</text:p>
          </table:table-cell>
          <table:table-cell office:value-type="float" office:value="0.754" calcext:value-type="float">
            <text:p>0.754</text:p>
          </table:table-cell>
          <table:table-cell office:value-type="float" office:value="0.049486249493055" calcext:value-type="float">
            <text:p>0.049486249493055</text:p>
          </table:table-cell>
          <table:table-cell office:value-type="float" office:value="0.758" calcext:value-type="float">
            <text:p>0.758</text:p>
          </table:table-cell>
          <table:table-cell office:value-type="float" office:value="0.0339280283999986" calcext:value-type="float">
            <text:p>0.0339280283999986</text:p>
          </table:table-cell>
          <table:table-cell office:value-type="float" office:value="0.76" calcext:value-type="float">
            <text:p>0.76</text:p>
          </table:table-cell>
          <table:table-cell office:value-type="float" office:value="0.0316227766016838" calcext:value-type="float">
            <text:p>0.0316227766016838</text:p>
          </table:table-cell>
          <table:table-cell office:value-type="float" office:value="0.753" calcext:value-type="float">
            <text:p>0.753</text:p>
          </table:table-cell>
          <table:table-cell office:value-type="float" office:value="0.0374314187696794" calcext:value-type="float">
            <text:p>0.0374314187696794</text:p>
          </table:table-cell>
          <table:table-cell office:value-type="float" office:value="0.753" calcext:value-type="float">
            <text:p>0.753</text:p>
          </table:table-cell>
          <table:table-cell office:value-type="float" office:value="0.0447337804249888" calcext:value-type="float">
            <text:p>0.0447337804249888</text:p>
          </table:table-cell>
          <table:table-cell office:value-type="float" office:value="0.754" calcext:value-type="float">
            <text:p>0.754</text:p>
          </table:table-cell>
          <table:table-cell office:value-type="float" office:value="0.0371782493162631" calcext:value-type="float">
            <text:p>0.0371782493162631</text:p>
          </table:table-cell>
          <table:table-cell office:value-type="float" office:value="0.758" calcext:value-type="float">
            <text:p>0.758</text:p>
          </table:table-cell>
          <table:table-cell office:value-type="float" office:value="0.0289827534923789" calcext:value-type="float">
            <text:p>0.0289827534923789</text:p>
          </table:table-cell>
          <table:table-cell office:value-type="float" office:value="0.751" calcext:value-type="float">
            <text:p>0.751</text:p>
          </table:table-cell>
          <table:table-cell office:value-type="float" office:value="0.0381371792932362" calcext:value-type="float">
            <text:p>0.0381371792932362</text:p>
          </table:table-cell>
          <table:table-cell office:value-type="float" office:value="0.765" calcext:value-type="float">
            <text:p>0.765</text:p>
          </table:table-cell>
          <table:table-cell office:value-type="float" office:value="0.0411636301174282" calcext:value-type="float">
            <text:p>0.0411636301174282</text:p>
          </table:table-cell>
          <table:table-cell office:value-type="float" office:value="0.755" calcext:value-type="float">
            <text:p>0.755</text:p>
          </table:table-cell>
          <table:table-cell office:value-type="float" office:value="0.040345728123034" calcext:value-type="float">
            <text:p>0.040345728123034</text:p>
          </table:table-cell>
          <table:table-cell office:value-type="float" office:value="0.758" calcext:value-type="float">
            <text:p>0.758</text:p>
          </table:table-cell>
          <table:table-cell office:value-type="float" office:value="0.0297396106975939" calcext:value-type="float">
            <text:p>0.0297396106975939</text:p>
          </table:table-cell>
          <table:table-cell office:value-type="float" office:value="0.758" calcext:value-type="float">
            <text:p>0.758</text:p>
          </table:table-cell>
          <table:table-cell office:value-type="float" office:value="0.0325917508308808" calcext:value-type="float">
            <text:p>0.0325917508308808</text:p>
          </table:table-cell>
          <table:table-cell office:value-type="float" office:value="0.76" calcext:value-type="float">
            <text:p>0.76</text:p>
          </table:table-cell>
          <table:table-cell office:value-type="float" office:value="0.0405517502019881" calcext:value-type="float">
            <text:p>0.0405517502019881</text:p>
          </table:table-cell>
          <table:table-cell office:value-type="float" office:value="0.765" calcext:value-type="float">
            <text:p>0.765</text:p>
          </table:table-cell>
          <table:table-cell office:value-type="float" office:value="0.0362859017617954" calcext:value-type="float">
            <text:p>0.0362859017617954</text:p>
          </table:table-cell>
          <table:table-cell office:value-type="float" office:value="0.757" calcext:value-type="float">
            <text:p>0.757</text:p>
          </table:table-cell>
          <table:table-cell office:value-type="float" office:value="0.0330151480384383" calcext:value-type="float">
            <text:p>0.033015148038438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credit-g</text:p>
          </table:table-cell>
          <table:table-cell office:value-type="float" office:value="0.756" calcext:value-type="float">
            <text:p>0.756</text:p>
          </table:table-cell>
          <table:table-cell office:value-type="float" office:value="0.0424787528588639" calcext:value-type="float">
            <text:p>0.0424787528588639</text:p>
          </table:table-cell>
          <table:table-cell office:value-type="float" office:value="0.75" calcext:value-type="float">
            <text:p>0.75</text:p>
          </table:table-cell>
          <table:table-cell office:value-type="float" office:value="0.0469041575982343" calcext:value-type="float">
            <text:p>0.0469041575982343</text:p>
          </table:table-cell>
          <table:table-cell office:value-type="float" office:value="0.754" calcext:value-type="float">
            <text:p>0.754</text:p>
          </table:table-cell>
          <table:table-cell office:value-type="float" office:value="0.0374759181934805" calcext:value-type="float">
            <text:p>0.0374759181934805</text:p>
          </table:table-cell>
          <table:table-cell office:value-type="float" office:value="0.758" calcext:value-type="float">
            <text:p>0.758</text:p>
          </table:table-cell>
          <table:table-cell office:value-type="float" office:value="0.0370585122924994" calcext:value-type="float">
            <text:p>0.0370585122924994</text:p>
          </table:table-cell>
          <table:table-cell office:value-type="float" office:value="0.757" calcext:value-type="float">
            <text:p>0.757</text:p>
          </table:table-cell>
          <table:table-cell office:value-type="float" office:value="0.0400138864784603" calcext:value-type="float">
            <text:p>0.0400138864784603</text:p>
          </table:table-cell>
          <table:table-cell office:value-type="float" office:value="0.752" calcext:value-type="float">
            <text:p>0.752</text:p>
          </table:table-cell>
          <table:table-cell office:value-type="float" office:value="0.0413118223595458" calcext:value-type="float">
            <text:p>0.0413118223595458</text:p>
          </table:table-cell>
          <table:table-cell office:value-type="float" office:value="0.755" calcext:value-type="float">
            <text:p>0.755</text:p>
          </table:table-cell>
          <table:table-cell office:value-type="float" office:value="0.0347211110933327" calcext:value-type="float">
            <text:p>0.0347211110933327</text:p>
          </table:table-cell>
          <table:table-cell office:value-type="float" office:value="0.759" calcext:value-type="float">
            <text:p>0.759</text:p>
          </table:table-cell>
          <table:table-cell office:value-type="float" office:value="0.0341402336775183" calcext:value-type="float">
            <text:p>0.0341402336775183</text:p>
          </table:table-cell>
          <table:table-cell office:value-type="float" office:value="0.754" calcext:value-type="float">
            <text:p>0.754</text:p>
          </table:table-cell>
          <table:table-cell office:value-type="float" office:value="0.0383550663030467" calcext:value-type="float">
            <text:p>0.0383550663030467</text:p>
          </table:table-cell>
          <table:table-cell office:value-type="float" office:value="0.761" calcext:value-type="float">
            <text:p>0.761</text:p>
          </table:table-cell>
          <table:table-cell office:value-type="float" office:value="0.0430632609592497" calcext:value-type="float">
            <text:p>0.0430632609592497</text:p>
          </table:table-cell>
          <table:table-cell office:value-type="float" office:value="0.754" calcext:value-type="float">
            <text:p>0.754</text:p>
          </table:table-cell>
          <table:table-cell office:value-type="float" office:value="0.0356526452189891" calcext:value-type="float">
            <text:p>0.0356526452189891</text:p>
          </table:table-cell>
          <table:table-cell office:value-type="float" office:value="0.753" calcext:value-type="float">
            <text:p>0.753</text:p>
          </table:table-cell>
          <table:table-cell office:value-type="float" office:value="0.0298328677803525" calcext:value-type="float">
            <text:p>0.0298328677803525</text:p>
          </table:table-cell>
          <table:table-cell office:value-type="float" office:value="0.755" calcext:value-type="float">
            <text:p>0.755</text:p>
          </table:table-cell>
          <table:table-cell office:value-type="float" office:value="0.0291547594742265" calcext:value-type="float">
            <text:p>0.0291547594742265</text:p>
          </table:table-cell>
          <table:table-cell office:value-type="float" office:value="0.764" calcext:value-type="float">
            <text:p>0.764</text:p>
          </table:table-cell>
          <table:table-cell office:value-type="float" office:value="0.0368781778291715" calcext:value-type="float">
            <text:p>0.0368781778291715</text:p>
          </table:table-cell>
          <table:table-cell office:value-type="float" office:value="0.765" calcext:value-type="float">
            <text:p>0.765</text:p>
          </table:table-cell>
          <table:table-cell office:value-type="float" office:value="0.040345728123034" calcext:value-type="float">
            <text:p>0.040345728123034</text:p>
          </table:table-cell>
          <table:table-cell office:value-type="float" office:value="0.759" calcext:value-type="float">
            <text:p>0.759</text:p>
          </table:table-cell>
          <table:table-cell office:value-type="float" office:value="0.0296085573216032" calcext:value-type="float">
            <text:p>0.029608557321603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credit-g</text:p>
          </table:table-cell>
          <table:table-cell office:value-type="float" office:value="0.7508" calcext:value-type="float">
            <text:p>0.7508</text:p>
          </table:table-cell>
          <table:table-cell office:value-type="float" office:value="0.044688832751131" calcext:value-type="float">
            <text:p>0.044688832751131</text:p>
          </table:table-cell>
          <table:table-cell office:value-type="float" office:value="0.7452" calcext:value-type="float">
            <text:p>0.7452</text:p>
          </table:table-cell>
          <table:table-cell office:value-type="float" office:value="0.0465192223338241" calcext:value-type="float">
            <text:p>0.0465192223338241</text:p>
          </table:table-cell>
          <table:table-cell office:value-type="float" office:value="0.7542" calcext:value-type="float">
            <text:p>0.7542</text:p>
          </table:table-cell>
          <table:table-cell office:value-type="float" office:value="0.0405736826792634" calcext:value-type="float">
            <text:p>0.0405736826792634</text:p>
          </table:table-cell>
          <table:table-cell office:value-type="float" office:value="0.7514" calcext:value-type="float">
            <text:p>0.7514</text:p>
          </table:table-cell>
          <table:table-cell office:value-type="float" office:value="0.0299559106384715" calcext:value-type="float">
            <text:p>0.0299559106384715</text:p>
          </table:table-cell>
          <table:table-cell office:value-type="float" office:value="0.7558" calcext:value-type="float">
            <text:p>0.7558</text:p>
          </table:table-cell>
          <table:table-cell office:value-type="float" office:value="0.0404695960891205" calcext:value-type="float">
            <text:p>0.0404695960891205</text:p>
          </table:table-cell>
          <table:table-cell office:value-type="float" office:value="0.7508" calcext:value-type="float">
            <text:p>0.7508</text:p>
          </table:table-cell>
          <table:table-cell office:value-type="float" office:value="0.0415914574887405" calcext:value-type="float">
            <text:p>0.0415914574887405</text:p>
          </table:table-cell>
          <table:table-cell office:value-type="float" office:value="0.7566" calcext:value-type="float">
            <text:p>0.7566</text:p>
          </table:table-cell>
          <table:table-cell office:value-type="float" office:value="0.0357439402202059" calcext:value-type="float">
            <text:p>0.0357439402202059</text:p>
          </table:table-cell>
          <table:table-cell office:value-type="float" office:value="0.7538" calcext:value-type="float">
            <text:p>0.7538</text:p>
          </table:table-cell>
          <table:table-cell office:value-type="float" office:value="0.0363263599952134" calcext:value-type="float">
            <text:p>0.0363263599952134</text:p>
          </table:table-cell>
          <table:table-cell office:value-type="float" office:value="0.7524" calcext:value-type="float">
            <text:p>0.7524</text:p>
          </table:table-cell>
          <table:table-cell office:value-type="float" office:value="0.0352685733281732" calcext:value-type="float">
            <text:p>0.0352685733281732</text:p>
          </table:table-cell>
          <table:table-cell office:value-type="float" office:value="0.7586" calcext:value-type="float">
            <text:p>0.7586</text:p>
          </table:table-cell>
          <table:table-cell office:value-type="float" office:value="0.0385278025730098" calcext:value-type="float">
            <text:p>0.0385278025730098</text:p>
          </table:table-cell>
          <table:table-cell office:value-type="float" office:value="0.7546" calcext:value-type="float">
            <text:p>0.7546</text:p>
          </table:table-cell>
          <table:table-cell office:value-type="float" office:value="0.0385845072492922" calcext:value-type="float">
            <text:p>0.0385845072492922</text:p>
          </table:table-cell>
          <table:table-cell office:value-type="float" office:value="0.7556" calcext:value-type="float">
            <text:p>0.7556</text:p>
          </table:table-cell>
          <table:table-cell office:value-type="float" office:value="0.0323344453823995" calcext:value-type="float">
            <text:p>0.0323344453823995</text:p>
          </table:table-cell>
          <table:table-cell office:value-type="float" office:value="0.7556" calcext:value-type="float">
            <text:p>0.7556</text:p>
          </table:table-cell>
          <table:table-cell office:value-type="float" office:value="0.0345642501644798" calcext:value-type="float">
            <text:p>0.0345642501644798</text:p>
          </table:table-cell>
          <table:table-cell office:value-type="float" office:value="0.7586" calcext:value-type="float">
            <text:p>0.7586</text:p>
          </table:table-cell>
          <table:table-cell office:value-type="float" office:value="0.0364587660612864" calcext:value-type="float">
            <text:p>0.0364587660612864</text:p>
          </table:table-cell>
          <table:table-cell office:value-type="float" office:value="0.7598" calcext:value-type="float">
            <text:p>0.7598</text:p>
          </table:table-cell>
          <table:table-cell office:value-type="float" office:value="0.03852784151345" calcext:value-type="float">
            <text:p>0.03852784151345</text:p>
          </table:table-cell>
          <table:table-cell office:value-type="float" office:value="0.754" calcext:value-type="float">
            <text:p>0.754</text:p>
          </table:table-cell>
          <table:table-cell office:value-type="float" office:value="0.033734931016565" calcext:value-type="float">
            <text:p>0.03373493101656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redit-g</text:p>
          </table:table-cell>
          <table:table-cell office:value-type="float" office:value="0.746" calcext:value-type="float">
            <text:p>0.746</text:p>
          </table:table-cell>
          <table:table-cell office:value-type="float" office:value="0.0350238014308365" calcext:value-type="float">
            <text:p>0.0350238014308365</text:p>
          </table:table-cell>
          <table:table-cell office:value-type="float" office:value="0.751" calcext:value-type="float">
            <text:p>0.751</text:p>
          </table:table-cell>
          <table:table-cell office:value-type="float" office:value="0.0387154864219589" calcext:value-type="float">
            <text:p>0.0387154864219589</text:p>
          </table:table-cell>
          <table:table-cell office:value-type="float" office:value="0.729" calcext:value-type="float">
            <text:p>0.729</text:p>
          </table:table-cell>
          <table:table-cell office:value-type="float" office:value="0.0425440947723652" calcext:value-type="float">
            <text:p>0.0425440947723652</text:p>
          </table:table-cell>
          <table:table-cell office:value-type="float" office:value="0.744" calcext:value-type="float">
            <text:p>0.744</text:p>
          </table:table-cell>
          <table:table-cell office:value-type="float" office:value="0.0467142614436129" calcext:value-type="float">
            <text:p>0.0467142614436129</text:p>
          </table:table-cell>
          <table:table-cell office:value-type="float" office:value="0.752" calcext:value-type="float">
            <text:p>0.752</text:p>
          </table:table-cell>
          <table:table-cell office:value-type="float" office:value="0.0322490309931942" calcext:value-type="float">
            <text:p>0.0322490309931942</text:p>
          </table:table-cell>
          <table:table-cell office:value-type="float" office:value="0.756" calcext:value-type="float">
            <text:p>0.756</text:p>
          </table:table-cell>
          <table:table-cell office:value-type="float" office:value="0.0380642731296538" calcext:value-type="float">
            <text:p>0.0380642731296538</text:p>
          </table:table-cell>
          <table:table-cell office:value-type="float" office:value="0.743" calcext:value-type="float">
            <text:p>0.743</text:p>
          </table:table-cell>
          <table:table-cell office:value-type="float" office:value="0.0309300285590988" calcext:value-type="float">
            <text:p>0.0309300285590988</text:p>
          </table:table-cell>
          <table:table-cell office:value-type="float" office:value="0.743" calcext:value-type="float">
            <text:p>0.743</text:p>
          </table:table-cell>
          <table:table-cell office:value-type="float" office:value="0.0323350515007407" calcext:value-type="float">
            <text:p>0.0323350515007407</text:p>
          </table:table-cell>
          <table:table-cell office:value-type="float" office:value="0.731" calcext:value-type="float">
            <text:p>0.731</text:p>
          </table:table-cell>
          <table:table-cell office:value-type="float" office:value="0.0433205109234259" calcext:value-type="float">
            <text:p>0.0433205109234259</text:p>
          </table:table-cell>
          <table:table-cell office:value-type="float" office:value="0.75" calcext:value-type="float">
            <text:p>0.75</text:p>
          </table:table-cell>
          <table:table-cell office:value-type="float" office:value="0.0362092683040007" calcext:value-type="float">
            <text:p>0.0362092683040007</text:p>
          </table:table-cell>
          <table:table-cell office:value-type="float" office:value="0.743" calcext:value-type="float">
            <text:p>0.743</text:p>
          </table:table-cell>
          <table:table-cell office:value-type="float" office:value="0.0326768691550732" calcext:value-type="float">
            <text:p>0.0326768691550732</text:p>
          </table:table-cell>
          <table:table-cell office:value-type="float" office:value="0.754" calcext:value-type="float">
            <text:p>0.754</text:p>
          </table:table-cell>
          <table:table-cell office:value-type="float" office:value="0.0414192655120242" calcext:value-type="float">
            <text:p>0.0414192655120242</text:p>
          </table:table-cell>
          <table:table-cell office:value-type="float" office:value="0.744" calcext:value-type="float">
            <text:p>0.744</text:p>
          </table:table-cell>
          <table:table-cell office:value-type="float" office:value="0.0469515116310907" calcext:value-type="float">
            <text:p>0.0469515116310907</text:p>
          </table:table-cell>
          <table:table-cell office:value-type="float" office:value="0.741" calcext:value-type="float">
            <text:p>0.741</text:p>
          </table:table-cell>
          <table:table-cell office:value-type="float" office:value="0.0392852813828962" calcext:value-type="float">
            <text:p>0.0392852813828962</text:p>
          </table:table-cell>
          <table:table-cell office:value-type="float" office:value="0.73" calcext:value-type="float">
            <text:p>0.73</text:p>
          </table:table-cell>
          <table:table-cell office:value-type="float" office:value="0.0309120616516523" calcext:value-type="float">
            <text:p>0.0309120616516523</text:p>
          </table:table-cell>
          <table:table-cell office:value-type="float" office:value="0.747" calcext:value-type="float">
            <text:p>0.747</text:p>
          </table:table-cell>
          <table:table-cell office:value-type="float" office:value="0.0359165699921359" calcext:value-type="float">
            <text:p>0.035916569992135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redit-g</text:p>
          </table:table-cell>
          <table:table-cell office:value-type="float" office:value="0.758" calcext:value-type="float">
            <text:p>0.758</text:p>
          </table:table-cell>
          <table:table-cell office:value-type="float" office:value="0.025298221281347" calcext:value-type="float">
            <text:p>0.025298221281347</text:p>
          </table:table-cell>
          <table:table-cell office:value-type="float" office:value="0.757" calcext:value-type="float">
            <text:p>0.757</text:p>
          </table:table-cell>
          <table:table-cell office:value-type="float" office:value="0.0471522357193519" calcext:value-type="float">
            <text:p>0.0471522357193519</text:p>
          </table:table-cell>
          <table:table-cell office:value-type="float" office:value="0.744" calcext:value-type="float">
            <text:p>0.744</text:p>
          </table:table-cell>
          <table:table-cell office:value-type="float" office:value="0.0356526452189892" calcext:value-type="float">
            <text:p>0.0356526452189892</text:p>
          </table:table-cell>
          <table:table-cell office:value-type="float" office:value="0.76" calcext:value-type="float">
            <text:p>0.76</text:p>
          </table:table-cell>
          <table:table-cell office:value-type="float" office:value="0.0447213595499958" calcext:value-type="float">
            <text:p>0.0447213595499958</text:p>
          </table:table-cell>
          <table:table-cell office:value-type="float" office:value="0.756" calcext:value-type="float">
            <text:p>0.756</text:p>
          </table:table-cell>
          <table:table-cell office:value-type="float" office:value="0.0241292814278051" calcext:value-type="float">
            <text:p>0.0241292814278051</text:p>
          </table:table-cell>
          <table:table-cell office:value-type="float" office:value="0.76" calcext:value-type="float">
            <text:p>0.76</text:p>
          </table:table-cell>
          <table:table-cell office:value-type="float" office:value="0.0346410161513775" calcext:value-type="float">
            <text:p>0.0346410161513775</text:p>
          </table:table-cell>
          <table:table-cell office:value-type="float" office:value="0.755" calcext:value-type="float">
            <text:p>0.755</text:p>
          </table:table-cell>
          <table:table-cell office:value-type="float" office:value="0.0380788655293195" calcext:value-type="float">
            <text:p>0.0380788655293195</text:p>
          </table:table-cell>
          <table:table-cell office:value-type="float" office:value="0.748" calcext:value-type="float">
            <text:p>0.748</text:p>
          </table:table-cell>
          <table:table-cell office:value-type="float" office:value="0.0239443799947573" calcext:value-type="float">
            <text:p>0.0239443799947573</text:p>
          </table:table-cell>
          <table:table-cell office:value-type="float" office:value="0.756" calcext:value-type="float">
            <text:p>0.756</text:p>
          </table:table-cell>
          <table:table-cell office:value-type="float" office:value="0.050155314330144" calcext:value-type="float">
            <text:p>0.050155314330144</text:p>
          </table:table-cell>
          <table:table-cell office:value-type="float" office:value="0.76" calcext:value-type="float">
            <text:p>0.76</text:p>
          </table:table-cell>
          <table:table-cell office:value-type="float" office:value="0.0316227766016838" calcext:value-type="float">
            <text:p>0.0316227766016838</text:p>
          </table:table-cell>
          <table:table-cell office:value-type="float" office:value="0.746" calcext:value-type="float">
            <text:p>0.746</text:p>
          </table:table-cell>
          <table:table-cell office:value-type="float" office:value="0.0362705880232945" calcext:value-type="float">
            <text:p>0.0362705880232945</text:p>
          </table:table-cell>
          <table:table-cell office:value-type="float" office:value="0.749" calcext:value-type="float">
            <text:p>0.749</text:p>
          </table:table-cell>
          <table:table-cell office:value-type="float" office:value="0.0310733898304571" calcext:value-type="float">
            <text:p>0.0310733898304571</text:p>
          </table:table-cell>
          <table:table-cell office:value-type="float" office:value="0.746" calcext:value-type="float">
            <text:p>0.746</text:p>
          </table:table-cell>
          <table:table-cell office:value-type="float" office:value="0.044522154285504" calcext:value-type="float">
            <text:p>0.044522154285504</text:p>
          </table:table-cell>
          <table:table-cell office:value-type="float" office:value="0.759" calcext:value-type="float">
            <text:p>0.759</text:p>
          </table:table-cell>
          <table:table-cell office:value-type="float" office:value="0.0450801754901444" calcext:value-type="float">
            <text:p>0.0450801754901444</text:p>
          </table:table-cell>
          <table:table-cell office:value-type="float" office:value="0.755" calcext:value-type="float">
            <text:p>0.755</text:p>
          </table:table-cell>
          <table:table-cell office:value-type="float" office:value="0.0275882422620781" calcext:value-type="float">
            <text:p>0.0275882422620781</text:p>
          </table:table-cell>
          <table:table-cell office:value-type="float" office:value="0.754" calcext:value-type="float">
            <text:p>0.754</text:p>
          </table:table-cell>
          <table:table-cell office:value-type="float" office:value="0.0427395211328656" calcext:value-type="float">
            <text:p>0.042739521132865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redit-g</text:p>
          </table:table-cell>
          <table:table-cell office:value-type="float" office:value="0.762" calcext:value-type="float">
            <text:p>0.762</text:p>
          </table:table-cell>
          <table:table-cell office:value-type="float" office:value="0.0261618891604648" calcext:value-type="float">
            <text:p>0.0261618891604648</text:p>
          </table:table-cell>
          <table:table-cell office:value-type="float" office:value="0.754" calcext:value-type="float">
            <text:p>0.754</text:p>
          </table:table-cell>
          <table:table-cell office:value-type="float" office:value="0.0380642731296538" calcext:value-type="float">
            <text:p>0.0380642731296538</text:p>
          </table:table-cell>
          <table:table-cell office:value-type="float" office:value="0.758" calcext:value-type="float">
            <text:p>0.758</text:p>
          </table:table-cell>
          <table:table-cell office:value-type="float" office:value="0.0454116969758037" calcext:value-type="float">
            <text:p>0.0454116969758037</text:p>
          </table:table-cell>
          <table:table-cell office:value-type="float" office:value="0.759" calcext:value-type="float">
            <text:p>0.759</text:p>
          </table:table-cell>
          <table:table-cell office:value-type="float" office:value="0.0321282153600573" calcext:value-type="float">
            <text:p>0.0321282153600573</text:p>
          </table:table-cell>
          <table:table-cell office:value-type="float" office:value="0.76" calcext:value-type="float">
            <text:p>0.76</text:p>
          </table:table-cell>
          <table:table-cell office:value-type="float" office:value="0.0323178657161088" calcext:value-type="float">
            <text:p>0.0323178657161088</text:p>
          </table:table-cell>
          <table:table-cell office:value-type="float" office:value="0.763" calcext:value-type="float">
            <text:p>0.763</text:p>
          </table:table-cell>
          <table:table-cell office:value-type="float" office:value="0.0319895816373602" calcext:value-type="float">
            <text:p>0.0319895816373602</text:p>
          </table:table-cell>
          <table:table-cell office:value-type="float" office:value="0.749" calcext:value-type="float">
            <text:p>0.749</text:p>
          </table:table-cell>
          <table:table-cell office:value-type="float" office:value="0.0406748625620842" calcext:value-type="float">
            <text:p>0.0406748625620842</text:p>
          </table:table-cell>
          <table:table-cell office:value-type="float" office:value="0.76" calcext:value-type="float">
            <text:p>0.76</text:p>
          </table:table-cell>
          <table:table-cell office:value-type="float" office:value="0.0346410161513775" calcext:value-type="float">
            <text:p>0.0346410161513775</text:p>
          </table:table-cell>
          <table:table-cell office:value-type="float" office:value="0.758" calcext:value-type="float">
            <text:p>0.758</text:p>
          </table:table-cell>
          <table:table-cell office:value-type="float" office:value="0.034253953543107" calcext:value-type="float">
            <text:p>0.034253953543107</text:p>
          </table:table-cell>
          <table:table-cell office:value-type="float" office:value="0.758" calcext:value-type="float">
            <text:p>0.758</text:p>
          </table:table-cell>
          <table:table-cell office:value-type="float" office:value="0.0370585122924994" calcext:value-type="float">
            <text:p>0.0370585122924994</text:p>
          </table:table-cell>
          <table:table-cell office:value-type="float" office:value="0.756" calcext:value-type="float">
            <text:p>0.756</text:p>
          </table:table-cell>
          <table:table-cell office:value-type="float" office:value="0.0383550663030467" calcext:value-type="float">
            <text:p>0.0383550663030467</text:p>
          </table:table-cell>
          <table:table-cell office:value-type="float" office:value="0.758" calcext:value-type="float">
            <text:p>0.758</text:p>
          </table:table-cell>
          <table:table-cell office:value-type="float" office:value="0.034253953543107" calcext:value-type="float">
            <text:p>0.034253953543107</text:p>
          </table:table-cell>
          <table:table-cell office:value-type="float" office:value="0.753" calcext:value-type="float">
            <text:p>0.753</text:p>
          </table:table-cell>
          <table:table-cell office:value-type="float" office:value="0.0333499958354153" calcext:value-type="float">
            <text:p>0.0333499958354153</text:p>
          </table:table-cell>
          <table:table-cell office:value-type="float" office:value="0.767" calcext:value-type="float">
            <text:p>0.767</text:p>
          </table:table-cell>
          <table:table-cell office:value-type="float" office:value="0.0386005181312375" calcext:value-type="float">
            <text:p>0.0386005181312375</text:p>
          </table:table-cell>
          <table:table-cell office:value-type="float" office:value="0.76" calcext:value-type="float">
            <text:p>0.76</text:p>
          </table:table-cell>
          <table:table-cell office:value-type="float" office:value="0.032659863237109" calcext:value-type="float">
            <text:p>0.032659863237109</text:p>
          </table:table-cell>
          <table:table-cell office:value-type="float" office:value="0.766" calcext:value-type="float">
            <text:p>0.766</text:p>
          </table:table-cell>
          <table:table-cell office:value-type="float" office:value="0.0343834585552736" calcext:value-type="float">
            <text:p>0.03438345855527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redit-g</text:p>
          </table:table-cell>
          <table:table-cell office:value-type="float" office:value="0.759" calcext:value-type="float">
            <text:p>0.759</text:p>
          </table:table-cell>
          <table:table-cell office:value-type="float" office:value="0.0264365067451978" calcext:value-type="float">
            <text:p>0.0264365067451978</text:p>
          </table:table-cell>
          <table:table-cell office:value-type="float" office:value="0.759" calcext:value-type="float">
            <text:p>0.759</text:p>
          </table:table-cell>
          <table:table-cell office:value-type="float" office:value="0.0321282153600573" calcext:value-type="float">
            <text:p>0.0321282153600573</text:p>
          </table:table-cell>
          <table:table-cell office:value-type="float" office:value="0.753" calcext:value-type="float">
            <text:p>0.753</text:p>
          </table:table-cell>
          <table:table-cell office:value-type="float" office:value="0.0346570499481867" calcext:value-type="float">
            <text:p>0.0346570499481867</text:p>
          </table:table-cell>
          <table:table-cell office:value-type="float" office:value="0.761" calcext:value-type="float">
            <text:p>0.761</text:p>
          </table:table-cell>
          <table:table-cell office:value-type="float" office:value="0.0314289321768617" calcext:value-type="float">
            <text:p>0.0314289321768617</text:p>
          </table:table-cell>
          <table:table-cell office:value-type="float" office:value="0.762" calcext:value-type="float">
            <text:p>0.762</text:p>
          </table:table-cell>
          <table:table-cell office:value-type="float" office:value="0.0382390143991999" calcext:value-type="float">
            <text:p>0.0382390143991999</text:p>
          </table:table-cell>
          <table:table-cell office:value-type="float" office:value="0.763" calcext:value-type="float">
            <text:p>0.763</text:p>
          </table:table-cell>
          <table:table-cell office:value-type="float" office:value="0.0343349514181816" calcext:value-type="float">
            <text:p>0.0343349514181816</text:p>
          </table:table-cell>
          <table:table-cell office:value-type="float" office:value="0.753" calcext:value-type="float">
            <text:p>0.753</text:p>
          </table:table-cell>
          <table:table-cell office:value-type="float" office:value="0.0397352348538282" calcext:value-type="float">
            <text:p>0.0397352348538282</text:p>
          </table:table-cell>
          <table:table-cell office:value-type="float" office:value="0.762" calcext:value-type="float">
            <text:p>0.762</text:p>
          </table:table-cell>
          <table:table-cell office:value-type="float" office:value="0.035213633723318" calcext:value-type="float">
            <text:p>0.035213633723318</text:p>
          </table:table-cell>
          <table:table-cell office:value-type="float" office:value="0.766" calcext:value-type="float">
            <text:p>0.766</text:p>
          </table:table-cell>
          <table:table-cell office:value-type="float" office:value="0.0359629438913631" calcext:value-type="float">
            <text:p>0.0359629438913631</text:p>
          </table:table-cell>
          <table:table-cell office:value-type="float" office:value="0.759" calcext:value-type="float">
            <text:p>0.759</text:p>
          </table:table-cell>
          <table:table-cell office:value-type="float" office:value="0.0372528895225293" calcext:value-type="float">
            <text:p>0.0372528895225293</text:p>
          </table:table-cell>
          <table:table-cell office:value-type="float" office:value="0.753" calcext:value-type="float">
            <text:p>0.753</text:p>
          </table:table-cell>
          <table:table-cell office:value-type="float" office:value="0.0371333931776896" calcext:value-type="float">
            <text:p>0.0371333931776896</text:p>
          </table:table-cell>
          <table:table-cell office:value-type="float" office:value="0.758" calcext:value-type="float">
            <text:p>0.758</text:p>
          </table:table-cell>
          <table:table-cell office:value-type="float" office:value="0.0329309040939426" calcext:value-type="float">
            <text:p>0.0329309040939426</text:p>
          </table:table-cell>
          <table:table-cell office:value-type="float" office:value="0.758" calcext:value-type="float">
            <text:p>0.758</text:p>
          </table:table-cell>
          <table:table-cell office:value-type="float" office:value="0.0361478445646025" calcext:value-type="float">
            <text:p>0.0361478445646025</text:p>
          </table:table-cell>
          <table:table-cell office:value-type="float" office:value="0.76" calcext:value-type="float">
            <text:p>0.76</text:p>
          </table:table-cell>
          <table:table-cell office:value-type="float" office:value="0.0346410161513775" calcext:value-type="float">
            <text:p>0.0346410161513775</text:p>
          </table:table-cell>
          <table:table-cell office:value-type="float" office:value="0.761" calcext:value-type="float">
            <text:p>0.761</text:p>
          </table:table-cell>
          <table:table-cell office:value-type="float" office:value="0.0310733898304571" calcext:value-type="float">
            <text:p>0.0310733898304571</text:p>
          </table:table-cell>
          <table:table-cell office:value-type="float" office:value="0.768" calcext:value-type="float">
            <text:p>0.768</text:p>
          </table:table-cell>
          <table:table-cell office:value-type="float" office:value="0.034253953543107" calcext:value-type="float">
            <text:p>0.03425395354310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redit-g</text:p>
          </table:table-cell>
          <table:table-cell office:value-type="float" office:value="0.759" calcext:value-type="float">
            <text:p>0.759</text:p>
          </table:table-cell>
          <table:table-cell office:value-type="float" office:value="0.0292308816911916" calcext:value-type="float">
            <text:p>0.0292308816911916</text:p>
          </table:table-cell>
          <table:table-cell office:value-type="float" office:value="0.762" calcext:value-type="float">
            <text:p>0.762</text:p>
          </table:table-cell>
          <table:table-cell office:value-type="float" office:value="0.0339280283999985" calcext:value-type="float">
            <text:p>0.0339280283999985</text:p>
          </table:table-cell>
          <table:table-cell office:value-type="float" office:value="0.751" calcext:value-type="float">
            <text:p>0.751</text:p>
          </table:table-cell>
          <table:table-cell office:value-type="float" office:value="0.0378447119452932" calcext:value-type="float">
            <text:p>0.0378447119452932</text:p>
          </table:table-cell>
          <table:table-cell office:value-type="float" office:value="0.758" calcext:value-type="float">
            <text:p>0.758</text:p>
          </table:table-cell>
          <table:table-cell office:value-type="float" office:value="0.0274064063881259" calcext:value-type="float">
            <text:p>0.0274064063881259</text:p>
          </table:table-cell>
          <table:table-cell office:value-type="float" office:value="0.763" calcext:value-type="float">
            <text:p>0.763</text:p>
          </table:table-cell>
          <table:table-cell office:value-type="float" office:value="0.0377270901784557" calcext:value-type="float">
            <text:p>0.0377270901784557</text:p>
          </table:table-cell>
          <table:table-cell office:value-type="float" office:value="0.761" calcext:value-type="float">
            <text:p>0.761</text:p>
          </table:table-cell>
          <table:table-cell office:value-type="float" office:value="0.0357304725222976" calcext:value-type="float">
            <text:p>0.0357304725222976</text:p>
          </table:table-cell>
          <table:table-cell office:value-type="float" office:value="0.752" calcext:value-type="float">
            <text:p>0.752</text:p>
          </table:table-cell>
          <table:table-cell office:value-type="float" office:value="0.0339280283999986" calcext:value-type="float">
            <text:p>0.0339280283999986</text:p>
          </table:table-cell>
          <table:table-cell office:value-type="float" office:value="0.761" calcext:value-type="float">
            <text:p>0.761</text:p>
          </table:table-cell>
          <table:table-cell office:value-type="float" office:value="0.0341402336775183" calcext:value-type="float">
            <text:p>0.0341402336775183</text:p>
          </table:table-cell>
          <table:table-cell office:value-type="float" office:value="0.76" calcext:value-type="float">
            <text:p>0.76</text:p>
          </table:table-cell>
          <table:table-cell office:value-type="float" office:value="0.034960294939005" calcext:value-type="float">
            <text:p>0.034960294939005</text:p>
          </table:table-cell>
          <table:table-cell office:value-type="float" office:value="0.757" calcext:value-type="float">
            <text:p>0.757</text:p>
          </table:table-cell>
          <table:table-cell office:value-type="float" office:value="0.0405654478042034" calcext:value-type="float">
            <text:p>0.0405654478042034</text:p>
          </table:table-cell>
          <table:table-cell office:value-type="float" office:value="0.76" calcext:value-type="float">
            <text:p>0.76</text:p>
          </table:table-cell>
          <table:table-cell office:value-type="float" office:value="0.0309120616516523" calcext:value-type="float">
            <text:p>0.0309120616516523</text:p>
          </table:table-cell>
          <table:table-cell office:value-type="float" office:value="0.762" calcext:value-type="float">
            <text:p>0.762</text:p>
          </table:table-cell>
          <table:table-cell office:value-type="float" office:value="0.0285968141193696" calcext:value-type="float">
            <text:p>0.0285968141193696</text:p>
          </table:table-cell>
          <table:table-cell office:value-type="float" office:value="0.762" calcext:value-type="float">
            <text:p>0.762</text:p>
          </table:table-cell>
          <table:table-cell office:value-type="float" office:value="0.0373571352696584" calcext:value-type="float">
            <text:p>0.0373571352696584</text:p>
          </table:table-cell>
          <table:table-cell office:value-type="float" office:value="0.764" calcext:value-type="float">
            <text:p>0.764</text:p>
          </table:table-cell>
          <table:table-cell office:value-type="float" office:value="0.0389301368550838" calcext:value-type="float">
            <text:p>0.0389301368550838</text:p>
          </table:table-cell>
          <table:table-cell office:value-type="float" office:value="0.761" calcext:value-type="float">
            <text:p>0.761</text:p>
          </table:table-cell>
          <table:table-cell office:value-type="float" office:value="0.0363470921960906" calcext:value-type="float">
            <text:p>0.0363470921960906</text:p>
          </table:table-cell>
          <table:table-cell office:value-type="float" office:value="0.766" calcext:value-type="float">
            <text:p>0.766</text:p>
          </table:table-cell>
          <table:table-cell office:value-type="float" office:value="0.0333999334663342" calcext:value-type="float">
            <text:p>0.033399933466334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redit-g</text:p>
          </table:table-cell>
          <table:table-cell office:value-type="float" office:value="0.7568" calcext:value-type="float">
            <text:p>0.7568</text:p>
          </table:table-cell>
          <table:table-cell office:value-type="float" office:value="0.0284302600618075" calcext:value-type="float">
            <text:p>0.0284302600618075</text:p>
          </table:table-cell>
          <table:table-cell office:value-type="float" office:value="0.7566" calcext:value-type="float">
            <text:p>0.7566</text:p>
          </table:table-cell>
          <table:table-cell office:value-type="float" office:value="0.0379976478062041" calcext:value-type="float">
            <text:p>0.0379976478062041</text:p>
          </table:table-cell>
          <table:table-cell office:value-type="float" office:value="0.747" calcext:value-type="float">
            <text:p>0.747</text:p>
          </table:table-cell>
          <table:table-cell office:value-type="float" office:value="0.0392220397721276" calcext:value-type="float">
            <text:p>0.0392220397721276</text:p>
          </table:table-cell>
          <table:table-cell office:value-type="float" office:value="0.7564" calcext:value-type="float">
            <text:p>0.7564</text:p>
          </table:table-cell>
          <table:table-cell office:value-type="float" office:value="0.0364798349837307" calcext:value-type="float">
            <text:p>0.0364798349837307</text:p>
          </table:table-cell>
          <table:table-cell office:value-type="float" office:value="0.7586" calcext:value-type="float">
            <text:p>0.7586</text:p>
          </table:table-cell>
          <table:table-cell office:value-type="float" office:value="0.0329324565429527" calcext:value-type="float">
            <text:p>0.0329324565429527</text:p>
          </table:table-cell>
          <table:table-cell office:value-type="float" office:value="0.7606" calcext:value-type="float">
            <text:p>0.7606</text:p>
          </table:table-cell>
          <table:table-cell office:value-type="float" office:value="0.0349520589717741" calcext:value-type="float">
            <text:p>0.0349520589717741</text:p>
          </table:table-cell>
          <table:table-cell office:value-type="float" office:value="0.7504" calcext:value-type="float">
            <text:p>0.7504</text:p>
          </table:table-cell>
          <table:table-cell office:value-type="float" office:value="0.0366694039808659" calcext:value-type="float">
            <text:p>0.0366694039808659</text:p>
          </table:table-cell>
          <table:table-cell office:value-type="float" office:value="0.7548" calcext:value-type="float">
            <text:p>0.7548</text:p>
          </table:table-cell>
          <table:table-cell office:value-type="float" office:value="0.0320548630095424" calcext:value-type="float">
            <text:p>0.0320548630095424</text:p>
          </table:table-cell>
          <table:table-cell office:value-type="float" office:value="0.7542" calcext:value-type="float">
            <text:p>0.7542</text:p>
          </table:table-cell>
          <table:table-cell office:value-type="float" office:value="0.039730603525409" calcext:value-type="float">
            <text:p>0.039730603525409</text:p>
          </table:table-cell>
          <table:table-cell office:value-type="float" office:value="0.7568" calcext:value-type="float">
            <text:p>0.7568</text:p>
          </table:table-cell>
          <table:table-cell office:value-type="float" office:value="0.0365417789049833" calcext:value-type="float">
            <text:p>0.0365417789049833</text:p>
          </table:table-cell>
          <table:table-cell office:value-type="float" office:value="0.7516" calcext:value-type="float">
            <text:p>0.7516</text:p>
          </table:table-cell>
          <table:table-cell office:value-type="float" office:value="0.0350695956621513" calcext:value-type="float">
            <text:p>0.0350695956621513</text:p>
          </table:table-cell>
          <table:table-cell office:value-type="float" office:value="0.7562" calcext:value-type="float">
            <text:p>0.7562</text:p>
          </table:table-cell>
          <table:table-cell office:value-type="float" office:value="0.0336548654197801" calcext:value-type="float">
            <text:p>0.0336548654197801</text:p>
          </table:table-cell>
          <table:table-cell office:value-type="float" office:value="0.7526" calcext:value-type="float">
            <text:p>0.7526</text:p>
          </table:table-cell>
          <table:table-cell office:value-type="float" office:value="0.0396657283172542" calcext:value-type="float">
            <text:p>0.0396657283172542</text:p>
          </table:table-cell>
          <table:table-cell office:value-type="float" office:value="0.7582" calcext:value-type="float">
            <text:p>0.7582</text:p>
          </table:table-cell>
          <table:table-cell office:value-type="float" office:value="0.0393074256021479" calcext:value-type="float">
            <text:p>0.0393074256021479</text:p>
          </table:table-cell>
          <table:table-cell office:value-type="float" office:value="0.7534" calcext:value-type="float">
            <text:p>0.7534</text:p>
          </table:table-cell>
          <table:table-cell office:value-type="float" office:value="0.0317161298354774" calcext:value-type="float">
            <text:p>0.0317161298354774</text:p>
          </table:table-cell>
          <table:table-cell office:value-type="float" office:value="0.7602" calcext:value-type="float">
            <text:p>0.7602</text:p>
          </table:table-cell>
          <table:table-cell office:value-type="float" office:value="0.0361386873379433" calcext:value-type="float">
            <text:p>0.03613868733794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iabetes</text:p>
          </table:table-cell>
          <table:table-cell office:value-type="float" office:value="0.742122351332878" calcext:value-type="float">
            <text:p>0.742122351332878</text:p>
          </table:table-cell>
          <table:table-cell office:value-type="float" office:value="0.0520785756614384" calcext:value-type="float">
            <text:p>0.0520785756614384</text:p>
          </table:table-cell>
          <table:table-cell office:value-type="float" office:value="0.746086807928913" calcext:value-type="float">
            <text:p>0.746086807928913</text:p>
          </table:table-cell>
          <table:table-cell office:value-type="float" office:value="0.0444127807993039" calcext:value-type="float">
            <text:p>0.0444127807993039</text:p>
          </table:table-cell>
          <table:table-cell office:value-type="float" office:value="0.742190704032809" calcext:value-type="float">
            <text:p>0.742190704032809</text:p>
          </table:table-cell>
          <table:table-cell office:value-type="float" office:value="0.0571111049465959" calcext:value-type="float">
            <text:p>0.0571111049465959</text:p>
          </table:table-cell>
          <table:table-cell office:value-type="float" office:value="0.75258031442242" calcext:value-type="float">
            <text:p>0.75258031442242</text:p>
          </table:table-cell>
          <table:table-cell office:value-type="float" office:value="0.0445048787959041" calcext:value-type="float">
            <text:p>0.0445048787959041</text:p>
          </table:table-cell>
          <table:table-cell office:value-type="float" office:value="0.765533151059467" calcext:value-type="float">
            <text:p>0.765533151059467</text:p>
          </table:table-cell>
          <table:table-cell office:value-type="float" office:value="0.0618936145933687" calcext:value-type="float">
            <text:p>0.0618936145933687</text:p>
          </table:table-cell>
          <table:table-cell office:value-type="float" office:value="0.749931647300068" calcext:value-type="float">
            <text:p>0.749931647300068</text:p>
          </table:table-cell>
          <table:table-cell office:value-type="float" office:value="0.0618590990282622" calcext:value-type="float">
            <text:p>0.0618590990282622</text:p>
          </table:table-cell>
          <table:table-cell office:value-type="float" office:value="0.740806561859194" calcext:value-type="float">
            <text:p>0.740806561859194</text:p>
          </table:table-cell>
          <table:table-cell office:value-type="float" office:value="0.049885101947928" calcext:value-type="float">
            <text:p>0.049885101947928</text:p>
          </table:table-cell>
          <table:table-cell office:value-type="float" office:value="0.756493506493507" calcext:value-type="float">
            <text:p>0.756493506493507</text:p>
          </table:table-cell>
          <table:table-cell office:value-type="float" office:value="0.0509292598929265" calcext:value-type="float">
            <text:p>0.0509292598929265</text:p>
          </table:table-cell>
          <table:table-cell office:value-type="float" office:value="0.760321257689679" calcext:value-type="float">
            <text:p>0.760321257689679</text:p>
          </table:table-cell>
          <table:table-cell office:value-type="float" office:value="0.0446209882796718" calcext:value-type="float">
            <text:p>0.0446209882796718</text:p>
          </table:table-cell>
          <table:table-cell office:value-type="float" office:value="0.738243335611757" calcext:value-type="float">
            <text:p>0.738243335611757</text:p>
          </table:table-cell>
          <table:table-cell office:value-type="float" office:value="0.0556645562396273" calcext:value-type="float">
            <text:p>0.0556645562396273</text:p>
          </table:table-cell>
          <table:table-cell office:value-type="float" office:value="0.743489405331511" calcext:value-type="float">
            <text:p>0.743489405331511</text:p>
          </table:table-cell>
          <table:table-cell office:value-type="float" office:value="0.047549939578118" calcext:value-type="float">
            <text:p>0.047549939578118</text:p>
          </table:table-cell>
          <table:table-cell office:value-type="float" office:value="0.757723855092276" calcext:value-type="float">
            <text:p>0.757723855092276</text:p>
          </table:table-cell>
          <table:table-cell office:value-type="float" office:value="0.0593201089672253" calcext:value-type="float">
            <text:p>0.0593201089672253</text:p>
          </table:table-cell>
          <table:table-cell office:value-type="float" office:value="0.752563226247437" calcext:value-type="float">
            <text:p>0.752563226247437</text:p>
          </table:table-cell>
          <table:table-cell office:value-type="float" office:value="0.0535591856435999" calcext:value-type="float">
            <text:p>0.0535591856435999</text:p>
          </table:table-cell>
          <table:table-cell office:value-type="float" office:value="0.753879015721121" calcext:value-type="float">
            <text:p>0.753879015721121</text:p>
          </table:table-cell>
          <table:table-cell office:value-type="float" office:value="0.0553069400814716" calcext:value-type="float">
            <text:p>0.0553069400814716</text:p>
          </table:table-cell>
          <table:table-cell office:value-type="float" office:value="0.746018455228982" calcext:value-type="float">
            <text:p>0.746018455228982</text:p>
          </table:table-cell>
          <table:table-cell office:value-type="float" office:value="0.0583276400562841" calcext:value-type="float">
            <text:p>0.0583276400562841</text:p>
          </table:table-cell>
          <table:table-cell office:value-type="float" office:value="0.735645933014354" calcext:value-type="float">
            <text:p>0.735645933014354</text:p>
          </table:table-cell>
          <table:table-cell office:value-type="float" office:value="0.0631653575296477" calcext:value-type="float">
            <text:p>0.063165357529647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iabetes</text:p>
          </table:table-cell>
          <table:table-cell office:value-type="float" office:value="0.752529049897471" calcext:value-type="float">
            <text:p>0.752529049897471</text:p>
          </table:table-cell>
          <table:table-cell office:value-type="float" office:value="0.0589095153475355" calcext:value-type="float">
            <text:p>0.0589095153475355</text:p>
          </table:table-cell>
          <table:table-cell office:value-type="float" office:value="0.76161995898838" calcext:value-type="float">
            <text:p>0.76161995898838</text:p>
          </table:table-cell>
          <table:table-cell office:value-type="float" office:value="0.06077798333233" calcext:value-type="float">
            <text:p>0.06077798333233</text:p>
          </table:table-cell>
          <table:table-cell office:value-type="float" office:value="0.747385509227614" calcext:value-type="float">
            <text:p>0.747385509227614</text:p>
          </table:table-cell>
          <table:table-cell office:value-type="float" office:value="0.0613507553001027" calcext:value-type="float">
            <text:p>0.0613507553001027</text:p>
          </table:table-cell>
          <table:table-cell office:value-type="float" office:value="0.755177717019822" calcext:value-type="float">
            <text:p>0.755177717019822</text:p>
          </table:table-cell>
          <table:table-cell office:value-type="float" office:value="0.0484957769666329" calcext:value-type="float">
            <text:p>0.0484957769666329</text:p>
          </table:table-cell>
          <table:table-cell office:value-type="float" office:value="0.757723855092276" calcext:value-type="float">
            <text:p>0.757723855092276</text:p>
          </table:table-cell>
          <table:table-cell office:value-type="float" office:value="0.0696797583626016" calcext:value-type="float">
            <text:p>0.0696797583626016</text:p>
          </table:table-cell>
          <table:table-cell office:value-type="float" office:value="0.753827751196172" calcext:value-type="float">
            <text:p>0.753827751196172</text:p>
          </table:table-cell>
          <table:table-cell office:value-type="float" office:value="0.0493944627275283" calcext:value-type="float">
            <text:p>0.0493944627275283</text:p>
          </table:table-cell>
          <table:table-cell office:value-type="float" office:value="0.74865003417635" calcext:value-type="float">
            <text:p>0.74865003417635</text:p>
          </table:table-cell>
          <table:table-cell office:value-type="float" office:value="0.0454360152120765" calcext:value-type="float">
            <text:p>0.0454360152120765</text:p>
          </table:table-cell>
          <table:table-cell office:value-type="float" office:value="0.766831852358168" calcext:value-type="float">
            <text:p>0.766831852358168</text:p>
          </table:table-cell>
          <table:table-cell office:value-type="float" office:value="0.062141947097184" calcext:value-type="float">
            <text:p>0.062141947097184</text:p>
          </table:table-cell>
          <table:table-cell office:value-type="float" office:value="0.760321257689679" calcext:value-type="float">
            <text:p>0.760321257689679</text:p>
          </table:table-cell>
          <table:table-cell office:value-type="float" office:value="0.0491147034683953" calcext:value-type="float">
            <text:p>0.0491147034683953</text:p>
          </table:table-cell>
          <table:table-cell office:value-type="float" office:value="0.757792207792208" calcext:value-type="float">
            <text:p>0.757792207792208</text:p>
          </table:table-cell>
          <table:table-cell office:value-type="float" office:value="0.0624674643649341" calcext:value-type="float">
            <text:p>0.0624674643649341</text:p>
          </table:table-cell>
          <table:table-cell office:value-type="float" office:value="0.749965823650034" calcext:value-type="float">
            <text:p>0.749965823650034</text:p>
          </table:table-cell>
          <table:table-cell office:value-type="float" office:value="0.0519259250442096" calcext:value-type="float">
            <text:p>0.0519259250442096</text:p>
          </table:table-cell>
          <table:table-cell office:value-type="float" office:value="0.76555023923445" calcext:value-type="float">
            <text:p>0.76555023923445</text:p>
          </table:table-cell>
          <table:table-cell office:value-type="float" office:value="0.0572777680523215" calcext:value-type="float">
            <text:p>0.0572777680523215</text:p>
          </table:table-cell>
          <table:table-cell office:value-type="float" office:value="0.749931647300068" calcext:value-type="float">
            <text:p>0.749931647300068</text:p>
          </table:table-cell>
          <table:table-cell office:value-type="float" office:value="0.0517738928244148" calcext:value-type="float">
            <text:p>0.0517738928244148</text:p>
          </table:table-cell>
          <table:table-cell office:value-type="float" office:value="0.757775119617225" calcext:value-type="float">
            <text:p>0.757775119617225</text:p>
          </table:table-cell>
          <table:table-cell office:value-type="float" office:value="0.0579232420599447" calcext:value-type="float">
            <text:p>0.0579232420599447</text:p>
          </table:table-cell>
          <table:table-cell office:value-type="float" office:value="0.7473000683527" calcext:value-type="float">
            <text:p>0.7473000683527</text:p>
          </table:table-cell>
          <table:table-cell office:value-type="float" office:value="0.0529222860598456" calcext:value-type="float">
            <text:p>0.0529222860598456</text:p>
          </table:table-cell>
          <table:table-cell office:value-type="float" office:value="0.761637047163363" calcext:value-type="float">
            <text:p>0.761637047163363</text:p>
          </table:table-cell>
          <table:table-cell office:value-type="float" office:value="0.0591710777655358" calcext:value-type="float">
            <text:p>0.059171077765535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iabetes</text:p>
          </table:table-cell>
          <table:table-cell office:value-type="float" office:value="0.757706766917293" calcext:value-type="float">
            <text:p>0.757706766917293</text:p>
          </table:table-cell>
          <table:table-cell office:value-type="float" office:value="0.0520307070734551" calcext:value-type="float">
            <text:p>0.0520307070734551</text:p>
          </table:table-cell>
          <table:table-cell office:value-type="float" office:value="0.770762132604238" calcext:value-type="float">
            <text:p>0.770762132604238</text:p>
          </table:table-cell>
          <table:table-cell office:value-type="float" office:value="0.0501226755504323" calcext:value-type="float">
            <text:p>0.0501226755504323</text:p>
          </table:table-cell>
          <table:table-cell office:value-type="float" office:value="0.748632946001367" calcext:value-type="float">
            <text:p>0.748632946001367</text:p>
          </table:table-cell>
          <table:table-cell office:value-type="float" office:value="0.0550014530366847" calcext:value-type="float">
            <text:p>0.0550014530366847</text:p>
          </table:table-cell>
          <table:table-cell office:value-type="float" office:value="0.749982911825017" calcext:value-type="float">
            <text:p>0.749982911825017</text:p>
          </table:table-cell>
          <table:table-cell office:value-type="float" office:value="0.0475525323878157" calcext:value-type="float">
            <text:p>0.0475525323878157</text:p>
          </table:table-cell>
          <table:table-cell office:value-type="float" office:value="0.764251537935748" calcext:value-type="float">
            <text:p>0.764251537935748</text:p>
          </table:table-cell>
          <table:table-cell office:value-type="float" office:value="0.0595010590982259" calcext:value-type="float">
            <text:p>0.0595010590982259</text:p>
          </table:table-cell>
          <table:table-cell office:value-type="float" office:value="0.76161995898838" calcext:value-type="float">
            <text:p>0.76161995898838</text:p>
          </table:table-cell>
          <table:table-cell office:value-type="float" office:value="0.0538140367160423" calcext:value-type="float">
            <text:p>0.0538140367160423</text:p>
          </table:table-cell>
          <table:table-cell office:value-type="float" office:value="0.762901572112098" calcext:value-type="float">
            <text:p>0.762901572112098</text:p>
          </table:table-cell>
          <table:table-cell office:value-type="float" office:value="0.0526843981795367" calcext:value-type="float">
            <text:p>0.0526843981795367</text:p>
          </table:table-cell>
          <table:table-cell office:value-type="float" office:value="0.748581681476418" calcext:value-type="float">
            <text:p>0.748581681476418</text:p>
          </table:table-cell>
          <table:table-cell office:value-type="float" office:value="0.0569560290956791" calcext:value-type="float">
            <text:p>0.0569560290956791</text:p>
          </table:table-cell>
          <table:table-cell office:value-type="float" office:value="0.760304169514696" calcext:value-type="float">
            <text:p>0.760304169514696</text:p>
          </table:table-cell>
          <table:table-cell office:value-type="float" office:value="0.0609566630020387" calcext:value-type="float">
            <text:p>0.0609566630020387</text:p>
          </table:table-cell>
          <table:table-cell office:value-type="float" office:value="0.759073820915926" calcext:value-type="float">
            <text:p>0.759073820915926</text:p>
          </table:table-cell>
          <table:table-cell office:value-type="float" office:value="0.0556465223012709" calcext:value-type="float">
            <text:p>0.0556465223012709</text:p>
          </table:table-cell>
          <table:table-cell office:value-type="float" office:value="0.753861927546138" calcext:value-type="float">
            <text:p>0.753861927546138</text:p>
          </table:table-cell>
          <table:table-cell office:value-type="float" office:value="0.0464266982114984" calcext:value-type="float">
            <text:p>0.0464266982114984</text:p>
          </table:table-cell>
          <table:table-cell office:value-type="float" office:value="0.762918660287081" calcext:value-type="float">
            <text:p>0.762918660287081</text:p>
          </table:table-cell>
          <table:table-cell office:value-type="float" office:value="0.0523328718352843" calcext:value-type="float">
            <text:p>0.0523328718352843</text:p>
          </table:table-cell>
          <table:table-cell office:value-type="float" office:value="0.765533151059467" calcext:value-type="float">
            <text:p>0.765533151059467</text:p>
          </table:table-cell>
          <table:table-cell office:value-type="float" office:value="0.0537017449323686" calcext:value-type="float">
            <text:p>0.0537017449323686</text:p>
          </table:table-cell>
          <table:table-cell office:value-type="float" office:value="0.755143540669857" calcext:value-type="float">
            <text:p>0.755143540669857</text:p>
          </table:table-cell>
          <table:table-cell office:value-type="float" office:value="0.0585861931440288" calcext:value-type="float">
            <text:p>0.0585861931440288</text:p>
          </table:table-cell>
          <table:table-cell office:value-type="float" office:value="0.753793574846206" calcext:value-type="float">
            <text:p>0.753793574846206</text:p>
          </table:table-cell>
          <table:table-cell office:value-type="float" office:value="0.0571905133696411" calcext:value-type="float">
            <text:p>0.0571905133696411</text:p>
          </table:table-cell>
          <table:table-cell office:value-type="float" office:value="0.770796308954204" calcext:value-type="float">
            <text:p>0.770796308954204</text:p>
          </table:table-cell>
          <table:table-cell office:value-type="float" office:value="0.0528375685741483" calcext:value-type="float">
            <text:p>0.052837568574148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iabetes</text:p>
          </table:table-cell>
          <table:table-cell office:value-type="float" office:value="0.755092276144908" calcext:value-type="float">
            <text:p>0.755092276144908</text:p>
          </table:table-cell>
          <table:table-cell office:value-type="float" office:value="0.0564909323540558" calcext:value-type="float">
            <text:p>0.0564909323540558</text:p>
          </table:table-cell>
          <table:table-cell office:value-type="float" office:value="0.76555023923445" calcext:value-type="float">
            <text:p>0.76555023923445</text:p>
          </table:table-cell>
          <table:table-cell office:value-type="float" office:value="0.0587411383116519" calcext:value-type="float">
            <text:p>0.0587411383116519</text:p>
          </table:table-cell>
          <table:table-cell office:value-type="float" office:value="0.753844839371155" calcext:value-type="float">
            <text:p>0.753844839371155</text:p>
          </table:table-cell>
          <table:table-cell office:value-type="float" office:value="0.0607575475725844" calcext:value-type="float">
            <text:p>0.0607575475725844</text:p>
          </table:table-cell>
          <table:table-cell office:value-type="float" office:value="0.751281613123718" calcext:value-type="float">
            <text:p>0.751281613123718</text:p>
          </table:table-cell>
          <table:table-cell office:value-type="float" office:value="0.0433956849469737" calcext:value-type="float">
            <text:p>0.0433956849469737</text:p>
          </table:table-cell>
          <table:table-cell office:value-type="float" office:value="0.764251537935748" calcext:value-type="float">
            <text:p>0.764251537935748</text:p>
          </table:table-cell>
          <table:table-cell office:value-type="float" office:value="0.0575803151436679" calcext:value-type="float">
            <text:p>0.0575803151436679</text:p>
          </table:table-cell>
          <table:table-cell office:value-type="float" office:value="0.765533151059467" calcext:value-type="float">
            <text:p>0.765533151059467</text:p>
          </table:table-cell>
          <table:table-cell office:value-type="float" office:value="0.0485710779304526" calcext:value-type="float">
            <text:p>0.0485710779304526</text:p>
          </table:table-cell>
          <table:table-cell office:value-type="float" office:value="0.764285714285714" calcext:value-type="float">
            <text:p>0.764285714285714</text:p>
          </table:table-cell>
          <table:table-cell office:value-type="float" office:value="0.0462974415502115" calcext:value-type="float">
            <text:p>0.0462974415502115</text:p>
          </table:table-cell>
          <table:table-cell office:value-type="float" office:value="0.756408065618592" calcext:value-type="float">
            <text:p>0.756408065618592</text:p>
          </table:table-cell>
          <table:table-cell office:value-type="float" office:value="0.0622833830220962" calcext:value-type="float">
            <text:p>0.0622833830220962</text:p>
          </table:table-cell>
          <table:table-cell office:value-type="float" office:value="0.766797676008202" calcext:value-type="float">
            <text:p>0.766797676008202</text:p>
          </table:table-cell>
          <table:table-cell office:value-type="float" office:value="0.0565601124899716" calcext:value-type="float">
            <text:p>0.0565601124899716</text:p>
          </table:table-cell>
          <table:table-cell office:value-type="float" office:value="0.761671223513329" calcext:value-type="float">
            <text:p>0.761671223513329</text:p>
          </table:table-cell>
          <table:table-cell office:value-type="float" office:value="0.0610741802230097" calcext:value-type="float">
            <text:p>0.0610741802230097</text:p>
          </table:table-cell>
          <table:table-cell office:value-type="float" office:value="0.760338345864662" calcext:value-type="float">
            <text:p>0.760338345864662</text:p>
          </table:table-cell>
          <table:table-cell office:value-type="float" office:value="0.0543897667253273" calcext:value-type="float">
            <text:p>0.0543897667253273</text:p>
          </table:table-cell>
          <table:table-cell office:value-type="float" office:value="0.768147641831852" calcext:value-type="float">
            <text:p>0.768147641831852</text:p>
          </table:table-cell>
          <table:table-cell office:value-type="float" office:value="0.0499009040726328" calcext:value-type="float">
            <text:p>0.0499009040726328</text:p>
          </table:table-cell>
          <table:table-cell office:value-type="float" office:value="0.755109364319891" calcext:value-type="float">
            <text:p>0.755109364319891</text:p>
          </table:table-cell>
          <table:table-cell office:value-type="float" office:value="0.064556746407063" calcext:value-type="float">
            <text:p>0.064556746407063</text:p>
          </table:table-cell>
          <table:table-cell office:value-type="float" office:value="0.75903964456596" calcext:value-type="float">
            <text:p>0.75903964456596</text:p>
          </table:table-cell>
          <table:table-cell office:value-type="float" office:value="0.055163285647386" calcext:value-type="float">
            <text:p>0.055163285647386</text:p>
          </table:table-cell>
          <table:table-cell office:value-type="float" office:value="0.759005468215995" calcext:value-type="float">
            <text:p>0.759005468215995</text:p>
          </table:table-cell>
          <table:table-cell office:value-type="float" office:value="0.0553749481249866" calcext:value-type="float">
            <text:p>0.0553749481249866</text:p>
          </table:table-cell>
          <table:table-cell office:value-type="float" office:value="0.762935748462064" calcext:value-type="float">
            <text:p>0.762935748462064</text:p>
          </table:table-cell>
          <table:table-cell office:value-type="float" office:value="0.0534480945756864" calcext:value-type="float">
            <text:p>0.053448094575686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iabetes</text:p>
          </table:table-cell>
          <table:table-cell office:value-type="float" office:value="0.753793574846206" calcext:value-type="float">
            <text:p>0.753793574846206</text:p>
          </table:table-cell>
          <table:table-cell office:value-type="float" office:value="0.0543236042116658" calcext:value-type="float">
            <text:p>0.0543236042116658</text:p>
          </table:table-cell>
          <table:table-cell office:value-type="float" office:value="0.762918660287081" calcext:value-type="float">
            <text:p>0.762918660287081</text:p>
          </table:table-cell>
          <table:table-cell office:value-type="float" office:value="0.0625423676751087" calcext:value-type="float">
            <text:p>0.0625423676751087</text:p>
          </table:table-cell>
          <table:table-cell office:value-type="float" office:value="0.75258031442242" calcext:value-type="float">
            <text:p>0.75258031442242</text:p>
          </table:table-cell>
          <table:table-cell office:value-type="float" office:value="0.0577919759297193" calcext:value-type="float">
            <text:p>0.0577919759297193</text:p>
          </table:table-cell>
          <table:table-cell office:value-type="float" office:value="0.753896103896104" calcext:value-type="float">
            <text:p>0.753896103896104</text:p>
          </table:table-cell>
          <table:table-cell office:value-type="float" office:value="0.0530100050259124" calcext:value-type="float">
            <text:p>0.0530100050259124</text:p>
          </table:table-cell>
          <table:table-cell office:value-type="float" office:value="0.761637047163363" calcext:value-type="float">
            <text:p>0.761637047163363</text:p>
          </table:table-cell>
          <table:table-cell office:value-type="float" office:value="0.0607340038918929" calcext:value-type="float">
            <text:p>0.0607340038918929</text:p>
          </table:table-cell>
          <table:table-cell office:value-type="float" office:value="0.764217361585783" calcext:value-type="float">
            <text:p>0.764217361585783</text:p>
          </table:table-cell>
          <table:table-cell office:value-type="float" office:value="0.0525848184411653" calcext:value-type="float">
            <text:p>0.0525848184411653</text:p>
          </table:table-cell>
          <table:table-cell office:value-type="float" office:value="0.764268626110731" calcext:value-type="float">
            <text:p>0.764268626110731</text:p>
          </table:table-cell>
          <table:table-cell office:value-type="float" office:value="0.051054940429714" calcext:value-type="float">
            <text:p>0.051054940429714</text:p>
          </table:table-cell>
          <table:table-cell office:value-type="float" office:value="0.751213260423787" calcext:value-type="float">
            <text:p>0.751213260423787</text:p>
          </table:table-cell>
          <table:table-cell office:value-type="float" office:value="0.059882260527926" calcext:value-type="float">
            <text:p>0.059882260527926</text:p>
          </table:table-cell>
          <table:table-cell office:value-type="float" office:value="0.766831852358168" calcext:value-type="float">
            <text:p>0.766831852358168</text:p>
          </table:table-cell>
          <table:table-cell office:value-type="float" office:value="0.0586295286430662" calcext:value-type="float">
            <text:p>0.0586295286430662</text:p>
          </table:table-cell>
          <table:table-cell office:value-type="float" office:value="0.756459330143541" calcext:value-type="float">
            <text:p>0.756459330143541</text:p>
          </table:table-cell>
          <table:table-cell office:value-type="float" office:value="0.0602161898209546" calcext:value-type="float">
            <text:p>0.0602161898209546</text:p>
          </table:table-cell>
          <table:table-cell office:value-type="float" office:value="0.768130553656869" calcext:value-type="float">
            <text:p>0.768130553656869</text:p>
          </table:table-cell>
          <table:table-cell office:value-type="float" office:value="0.0557252958178369" calcext:value-type="float">
            <text:p>0.0557252958178369</text:p>
          </table:table-cell>
          <table:table-cell office:value-type="float" office:value="0.765567327409433" calcext:value-type="float">
            <text:p>0.765567327409433</text:p>
          </table:table-cell>
          <table:table-cell office:value-type="float" office:value="0.0490332667809739" calcext:value-type="float">
            <text:p>0.0490332667809739</text:p>
          </table:table-cell>
          <table:table-cell office:value-type="float" office:value="0.756425153793575" calcext:value-type="float">
            <text:p>0.756425153793575</text:p>
          </table:table-cell>
          <table:table-cell office:value-type="float" office:value="0.055453297077195" calcext:value-type="float">
            <text:p>0.055453297077195</text:p>
          </table:table-cell>
          <table:table-cell office:value-type="float" office:value="0.760338345864662" calcext:value-type="float">
            <text:p>0.760338345864662</text:p>
          </table:table-cell>
          <table:table-cell office:value-type="float" office:value="0.0565071522979734" calcext:value-type="float">
            <text:p>0.0565071522979734</text:p>
          </table:table-cell>
          <table:table-cell office:value-type="float" office:value="0.757706766917293" calcext:value-type="float">
            <text:p>0.757706766917293</text:p>
          </table:table-cell>
          <table:table-cell office:value-type="float" office:value="0.051113829420269" calcext:value-type="float">
            <text:p>0.051113829420269</text:p>
          </table:table-cell>
          <table:table-cell office:value-type="float" office:value="0.76296992481203" calcext:value-type="float">
            <text:p>0.76296992481203</text:p>
          </table:table-cell>
          <table:table-cell office:value-type="float" office:value="0.0538334138049881" calcext:value-type="float">
            <text:p>0.053833413804988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iabetes</text:p>
          </table:table-cell>
          <table:table-cell office:value-type="float" office:value="0.752248803827751" calcext:value-type="float">
            <text:p>0.752248803827751</text:p>
          </table:table-cell>
          <table:table-cell office:value-type="float" office:value="0.0547666669296301" calcext:value-type="float">
            <text:p>0.0547666669296301</text:p>
          </table:table-cell>
          <table:table-cell office:value-type="float" office:value="0.761387559808613" calcext:value-type="float">
            <text:p>0.761387559808613</text:p>
          </table:table-cell>
          <table:table-cell office:value-type="float" office:value="0.0553193891337654" calcext:value-type="float">
            <text:p>0.0553193891337654</text:p>
          </table:table-cell>
          <table:table-cell office:value-type="float" office:value="0.748926862611073" calcext:value-type="float">
            <text:p>0.748926862611073</text:p>
          </table:table-cell>
          <table:table-cell office:value-type="float" office:value="0.0584025673571374" calcext:value-type="float">
            <text:p>0.0584025673571374</text:p>
          </table:table-cell>
          <table:table-cell office:value-type="float" office:value="0.752583732057416" calcext:value-type="float">
            <text:p>0.752583732057416</text:p>
          </table:table-cell>
          <table:table-cell office:value-type="float" office:value="0.0473917756246478" calcext:value-type="float">
            <text:p>0.0473917756246478</text:p>
          </table:table-cell>
          <table:table-cell office:value-type="float" office:value="0.762679425837321" calcext:value-type="float">
            <text:p>0.762679425837321</text:p>
          </table:table-cell>
          <table:table-cell office:value-type="float" office:value="0.0618777502179514" calcext:value-type="float">
            <text:p>0.0618777502179514</text:p>
          </table:table-cell>
          <table:table-cell office:value-type="float" office:value="0.759025974025974" calcext:value-type="float">
            <text:p>0.759025974025974</text:p>
          </table:table-cell>
          <table:table-cell office:value-type="float" office:value="0.0532446989686901" calcext:value-type="float">
            <text:p>0.0532446989686901</text:p>
          </table:table-cell>
          <table:table-cell office:value-type="float" office:value="0.756182501708818" calcext:value-type="float">
            <text:p>0.756182501708818</text:p>
          </table:table-cell>
          <table:table-cell office:value-type="float" office:value="0.0490715794638933" calcext:value-type="float">
            <text:p>0.0490715794638933</text:p>
          </table:table-cell>
          <table:table-cell office:value-type="float" office:value="0.755905673274094" calcext:value-type="float">
            <text:p>0.755905673274094</text:p>
          </table:table-cell>
          <table:table-cell office:value-type="float" office:value="0.0584385759271624" calcext:value-type="float">
            <text:p>0.0584385759271624</text:p>
          </table:table-cell>
          <table:table-cell office:value-type="float" office:value="0.762915242652085" calcext:value-type="float">
            <text:p>0.762915242652085</text:p>
          </table:table-cell>
          <table:table-cell office:value-type="float" office:value="0.0539763991766287" calcext:value-type="float">
            <text:p>0.0539763991766287</text:p>
          </table:table-cell>
          <table:table-cell office:value-type="float" office:value="0.754647983595352" calcext:value-type="float">
            <text:p>0.754647983595352</text:p>
          </table:table-cell>
          <table:table-cell office:value-type="float" office:value="0.0590137825899593" calcext:value-type="float">
            <text:p>0.0590137825899593</text:p>
          </table:table-cell>
          <table:table-cell office:value-type="float" office:value="0.755157211209843" calcext:value-type="float">
            <text:p>0.755157211209843</text:p>
          </table:table-cell>
          <table:table-cell office:value-type="float" office:value="0.051203525075398" calcext:value-type="float">
            <text:p>0.051203525075398</text:p>
          </table:table-cell>
          <table:table-cell office:value-type="float" office:value="0.763981544771018" calcext:value-type="float">
            <text:p>0.763981544771018</text:p>
          </table:table-cell>
          <table:table-cell office:value-type="float" office:value="0.0535729839416876" calcext:value-type="float">
            <text:p>0.0535729839416876</text:p>
          </table:table-cell>
          <table:table-cell office:value-type="float" office:value="0.755912508544088" calcext:value-type="float">
            <text:p>0.755912508544088</text:p>
          </table:table-cell>
          <table:table-cell office:value-type="float" office:value="0.0558089733769283" calcext:value-type="float">
            <text:p>0.0558089733769283</text:p>
          </table:table-cell>
          <table:table-cell office:value-type="float" office:value="0.757235133287765" calcext:value-type="float">
            <text:p>0.757235133287765</text:p>
          </table:table-cell>
          <table:table-cell office:value-type="float" office:value="0.0566973626461609" calcext:value-type="float">
            <text:p>0.0566973626461609</text:p>
          </table:table-cell>
          <table:table-cell office:value-type="float" office:value="0.752764866712235" calcext:value-type="float">
            <text:p>0.752764866712235</text:p>
          </table:table-cell>
          <table:table-cell office:value-type="float" office:value="0.0549858434062053" calcext:value-type="float">
            <text:p>0.0549858434062053</text:p>
          </table:table-cell>
          <table:table-cell office:value-type="float" office:value="0.758796992481203" calcext:value-type="float">
            <text:p>0.758796992481203</text:p>
          </table:table-cell>
          <table:table-cell office:value-type="float" office:value="0.0564911024500013" calcext:value-type="float">
            <text:p>0.05649110245000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es</text:p>
          </table:table-cell>
          <table:table-cell office:value-type="float" office:value="0.73961038961039" calcext:value-type="float">
            <text:p>0.73961038961039</text:p>
          </table:table-cell>
          <table:table-cell office:value-type="float" office:value="0.040450581374124" calcext:value-type="float">
            <text:p>0.040450581374124</text:p>
          </table:table-cell>
          <table:table-cell office:value-type="float" office:value="0.755177717019822" calcext:value-type="float">
            <text:p>0.755177717019822</text:p>
          </table:table-cell>
          <table:table-cell office:value-type="float" office:value="0.0390802780242634" calcext:value-type="float">
            <text:p>0.0390802780242634</text:p>
          </table:table-cell>
          <table:table-cell office:value-type="float" office:value="0.740772385509228" calcext:value-type="float">
            <text:p>0.740772385509228</text:p>
          </table:table-cell>
          <table:table-cell office:value-type="float" office:value="0.0486167838024432" calcext:value-type="float">
            <text:p>0.0486167838024432</text:p>
          </table:table-cell>
          <table:table-cell office:value-type="float" office:value="0.74741968557758" calcext:value-type="float">
            <text:p>0.74741968557758</text:p>
          </table:table-cell>
          <table:table-cell office:value-type="float" office:value="0.0547335456943937" calcext:value-type="float">
            <text:p>0.0547335456943937</text:p>
          </table:table-cell>
          <table:table-cell office:value-type="float" office:value="0.727836637047163" calcext:value-type="float">
            <text:p>0.727836637047163</text:p>
          </table:table-cell>
          <table:table-cell office:value-type="float" office:value="0.0510950116316062" calcext:value-type="float">
            <text:p>0.0510950116316062</text:p>
          </table:table-cell>
          <table:table-cell office:value-type="float" office:value="0.738277511961723" calcext:value-type="float">
            <text:p>0.738277511961723</text:p>
          </table:table-cell>
          <table:table-cell office:value-type="float" office:value="0.0429052129185094" calcext:value-type="float">
            <text:p>0.0429052129185094</text:p>
          </table:table-cell>
          <table:table-cell office:value-type="float" office:value="0.742241968557758" calcext:value-type="float">
            <text:p>0.742241968557758</text:p>
          </table:table-cell>
          <table:table-cell office:value-type="float" office:value="0.0487531485344875" calcext:value-type="float">
            <text:p>0.0487531485344875</text:p>
          </table:table-cell>
          <table:table-cell office:value-type="float" office:value="0.744856459330144" calcext:value-type="float">
            <text:p>0.744856459330144</text:p>
          </table:table-cell>
          <table:table-cell office:value-type="float" office:value="0.0523349952071225" calcext:value-type="float">
            <text:p>0.0523349952071225</text:p>
          </table:table-cell>
          <table:table-cell office:value-type="float" office:value="0.755143540669857" calcext:value-type="float">
            <text:p>0.755143540669857</text:p>
          </table:table-cell>
          <table:table-cell office:value-type="float" office:value="0.0544491009407193" calcext:value-type="float">
            <text:p>0.0544491009407193</text:p>
          </table:table-cell>
          <table:table-cell office:value-type="float" office:value="0.742173615857826" calcext:value-type="float">
            <text:p>0.742173615857826</text:p>
          </table:table-cell>
          <table:table-cell office:value-type="float" office:value="0.0444109799945948" calcext:value-type="float">
            <text:p>0.0444109799945948</text:p>
          </table:table-cell>
          <table:table-cell office:value-type="float" office:value="0.755177717019822" calcext:value-type="float">
            <text:p>0.755177717019822</text:p>
          </table:table-cell>
          <table:table-cell office:value-type="float" office:value="0.06470431684499" calcext:value-type="float">
            <text:p>0.06470431684499</text:p>
          </table:table-cell>
          <table:table-cell office:value-type="float" office:value="0.744805194805195" calcext:value-type="float">
            <text:p>0.744805194805195</text:p>
          </table:table-cell>
          <table:table-cell office:value-type="float" office:value="0.0623172835231429" calcext:value-type="float">
            <text:p>0.0623172835231429</text:p>
          </table:table-cell>
          <table:table-cell office:value-type="float" office:value="0.755263157894737" calcext:value-type="float">
            <text:p>0.755263157894737</text:p>
          </table:table-cell>
          <table:table-cell office:value-type="float" office:value="0.0597569350025246" calcext:value-type="float">
            <text:p>0.0597569350025246</text:p>
          </table:table-cell>
          <table:table-cell office:value-type="float" office:value="0.743489405331511" calcext:value-type="float">
            <text:p>0.743489405331511</text:p>
          </table:table-cell>
          <table:table-cell office:value-type="float" office:value="0.0588249485901783" calcext:value-type="float">
            <text:p>0.0588249485901783</text:p>
          </table:table-cell>
          <table:table-cell office:value-type="float" office:value="0.744702665755297" calcext:value-type="float">
            <text:p>0.744702665755297</text:p>
          </table:table-cell>
          <table:table-cell office:value-type="float" office:value="0.0741284601825352" calcext:value-type="float">
            <text:p>0.0741284601825352</text:p>
          </table:table-cell>
          <table:table-cell office:value-type="float" office:value="0.747317156527683" calcext:value-type="float">
            <text:p>0.747317156527683</text:p>
          </table:table-cell>
          <table:table-cell office:value-type="float" office:value="0.0628089064140268" calcext:value-type="float">
            <text:p>0.062808906414026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es</text:p>
          </table:table-cell>
          <table:table-cell office:value-type="float" office:value="0.756459330143541" calcext:value-type="float">
            <text:p>0.756459330143541</text:p>
          </table:table-cell>
          <table:table-cell office:value-type="float" office:value="0.0467105123369844" calcext:value-type="float">
            <text:p>0.0467105123369844</text:p>
          </table:table-cell>
          <table:table-cell office:value-type="float" office:value="0.755143540669857" calcext:value-type="float">
            <text:p>0.755143540669857</text:p>
          </table:table-cell>
          <table:table-cell office:value-type="float" office:value="0.0429910506980214" calcext:value-type="float">
            <text:p>0.0429910506980214</text:p>
          </table:table-cell>
          <table:table-cell office:value-type="float" office:value="0.753827751196172" calcext:value-type="float">
            <text:p>0.753827751196172</text:p>
          </table:table-cell>
          <table:table-cell office:value-type="float" office:value="0.0568844444420944" calcext:value-type="float">
            <text:p>0.0568844444420944</text:p>
          </table:table-cell>
          <table:table-cell office:value-type="float" office:value="0.755143540669857" calcext:value-type="float">
            <text:p>0.755143540669857</text:p>
          </table:table-cell>
          <table:table-cell office:value-type="float" office:value="0.066755006543388" calcext:value-type="float">
            <text:p>0.066755006543388</text:p>
          </table:table-cell>
          <table:table-cell office:value-type="float" office:value="0.751161995898838" calcext:value-type="float">
            <text:p>0.751161995898838</text:p>
          </table:table-cell>
          <table:table-cell office:value-type="float" office:value="0.0704921128914046" calcext:value-type="float">
            <text:p>0.0704921128914046</text:p>
          </table:table-cell>
          <table:table-cell office:value-type="float" office:value="0.753844839371155" calcext:value-type="float">
            <text:p>0.753844839371155</text:p>
          </table:table-cell>
          <table:table-cell office:value-type="float" office:value="0.0517639309663186" calcext:value-type="float">
            <text:p>0.0517639309663186</text:p>
          </table:table-cell>
          <table:table-cell office:value-type="float" office:value="0.76038961038961" calcext:value-type="float">
            <text:p>0.76038961038961</text:p>
          </table:table-cell>
          <table:table-cell office:value-type="float" office:value="0.0497266087743531" calcext:value-type="float">
            <text:p>0.0497266087743531</text:p>
          </table:table-cell>
          <table:table-cell office:value-type="float" office:value="0.76431989063568" calcext:value-type="float">
            <text:p>0.76431989063568</text:p>
          </table:table-cell>
          <table:table-cell office:value-type="float" office:value="0.0414642374034321" calcext:value-type="float">
            <text:p>0.0414642374034321</text:p>
          </table:table-cell>
          <table:table-cell office:value-type="float" office:value="0.766848940533151" calcext:value-type="float">
            <text:p>0.766848940533151</text:p>
          </table:table-cell>
          <table:table-cell office:value-type="float" office:value="0.0623028600326312" calcext:value-type="float">
            <text:p>0.0623028600326312</text:p>
          </table:table-cell>
          <table:table-cell office:value-type="float" office:value="0.76296992481203" calcext:value-type="float">
            <text:p>0.76296992481203</text:p>
          </table:table-cell>
          <table:table-cell office:value-type="float" office:value="0.0533912697949171" calcext:value-type="float">
            <text:p>0.0533912697949171</text:p>
          </table:table-cell>
          <table:table-cell office:value-type="float" office:value="0.75903964456596" calcext:value-type="float">
            <text:p>0.75903964456596</text:p>
          </table:table-cell>
          <table:table-cell office:value-type="float" office:value="0.0544796014072511" calcext:value-type="float">
            <text:p>0.0544796014072511</text:p>
          </table:table-cell>
          <table:table-cell office:value-type="float" office:value="0.756510594668489" calcext:value-type="float">
            <text:p>0.756510594668489</text:p>
          </table:table-cell>
          <table:table-cell office:value-type="float" office:value="0.0487993952879071" calcext:value-type="float">
            <text:p>0.0487993952879071</text:p>
          </table:table-cell>
          <table:table-cell office:value-type="float" office:value="0.75258031442242" calcext:value-type="float">
            <text:p>0.75258031442242</text:p>
          </table:table-cell>
          <table:table-cell office:value-type="float" office:value="0.0473608291245587" calcext:value-type="float">
            <text:p>0.0473608291245587</text:p>
          </table:table-cell>
          <table:table-cell office:value-type="float" office:value="0.764234449760766" calcext:value-type="float">
            <text:p>0.764234449760766</text:p>
          </table:table-cell>
          <table:table-cell office:value-type="float" office:value="0.0672332791551128" calcext:value-type="float">
            <text:p>0.0672332791551128</text:p>
          </table:table-cell>
          <table:table-cell office:value-type="float" office:value="0.747334244702666" calcext:value-type="float">
            <text:p>0.747334244702666</text:p>
          </table:table-cell>
          <table:table-cell office:value-type="float" office:value="0.0578997646674026" calcext:value-type="float">
            <text:p>0.0578997646674026</text:p>
          </table:table-cell>
          <table:table-cell office:value-type="float" office:value="0.749931647300068" calcext:value-type="float">
            <text:p>0.749931647300068</text:p>
          </table:table-cell>
          <table:table-cell office:value-type="float" office:value="0.0563799985169813" calcext:value-type="float">
            <text:p>0.056379998516981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es</text:p>
          </table:table-cell>
          <table:table-cell office:value-type="float" office:value="0.757758031442242" calcext:value-type="float">
            <text:p>0.757758031442242</text:p>
          </table:table-cell>
          <table:table-cell office:value-type="float" office:value="0.054213262643397" calcext:value-type="float">
            <text:p>0.054213262643397</text:p>
          </table:table-cell>
          <table:table-cell office:value-type="float" office:value="0.753844839371155" calcext:value-type="float">
            <text:p>0.753844839371155</text:p>
          </table:table-cell>
          <table:table-cell office:value-type="float" office:value="0.0557443199298822" calcext:value-type="float">
            <text:p>0.0557443199298822</text:p>
          </table:table-cell>
          <table:table-cell office:value-type="float" office:value="0.761654135338346" calcext:value-type="float">
            <text:p>0.761654135338346</text:p>
          </table:table-cell>
          <table:table-cell office:value-type="float" office:value="0.0483702887545508" calcext:value-type="float">
            <text:p>0.0483702887545508</text:p>
          </table:table-cell>
          <table:table-cell office:value-type="float" office:value="0.760355434039645" calcext:value-type="float">
            <text:p>0.760355434039645</text:p>
          </table:table-cell>
          <table:table-cell office:value-type="float" office:value="0.0596872554977469" calcext:value-type="float">
            <text:p>0.0596872554977469</text:p>
          </table:table-cell>
          <table:table-cell office:value-type="float" office:value="0.751213260423787" calcext:value-type="float">
            <text:p>0.751213260423787</text:p>
          </table:table-cell>
          <table:table-cell office:value-type="float" office:value="0.0529036239756011" calcext:value-type="float">
            <text:p>0.0529036239756011</text:p>
          </table:table-cell>
          <table:table-cell office:value-type="float" office:value="0.749948735475051" calcext:value-type="float">
            <text:p>0.749948735475051</text:p>
          </table:table-cell>
          <table:table-cell office:value-type="float" office:value="0.0471685943684458" calcext:value-type="float">
            <text:p>0.0471685943684458</text:p>
          </table:table-cell>
          <table:table-cell office:value-type="float" office:value="0.761654135338346" calcext:value-type="float">
            <text:p>0.761654135338346</text:p>
          </table:table-cell>
          <table:table-cell office:value-type="float" office:value="0.0464888957123655" calcext:value-type="float">
            <text:p>0.0464888957123655</text:p>
          </table:table-cell>
          <table:table-cell office:value-type="float" office:value="0.756476418318524" calcext:value-type="float">
            <text:p>0.756476418318524</text:p>
          </table:table-cell>
          <table:table-cell office:value-type="float" office:value="0.0471501838171191" calcext:value-type="float">
            <text:p>0.0471501838171191</text:p>
          </table:table-cell>
          <table:table-cell office:value-type="float" office:value="0.761637047163363" calcext:value-type="float">
            <text:p>0.761637047163363</text:p>
          </table:table-cell>
          <table:table-cell office:value-type="float" office:value="0.0526045989767148" calcext:value-type="float">
            <text:p>0.0526045989767148</text:p>
          </table:table-cell>
          <table:table-cell office:value-type="float" office:value="0.75903964456596" calcext:value-type="float">
            <text:p>0.75903964456596</text:p>
          </table:table-cell>
          <table:table-cell office:value-type="float" office:value="0.0559451787993078" calcext:value-type="float">
            <text:p>0.0559451787993078</text:p>
          </table:table-cell>
          <table:table-cell office:value-type="float" office:value="0.76161995898838" calcext:value-type="float">
            <text:p>0.76161995898838</text:p>
          </table:table-cell>
          <table:table-cell office:value-type="float" office:value="0.0627036940915218" calcext:value-type="float">
            <text:p>0.0627036940915218</text:p>
          </table:table-cell>
          <table:table-cell office:value-type="float" office:value="0.764234449760766" calcext:value-type="float">
            <text:p>0.764234449760766</text:p>
          </table:table-cell>
          <table:table-cell office:value-type="float" office:value="0.052165573818541" calcext:value-type="float">
            <text:p>0.052165573818541</text:p>
          </table:table-cell>
          <table:table-cell office:value-type="float" office:value="0.756442241968558" calcext:value-type="float">
            <text:p>0.756442241968558</text:p>
          </table:table-cell>
          <table:table-cell office:value-type="float" office:value="0.0484445022398736" calcext:value-type="float">
            <text:p>0.0484445022398736</text:p>
          </table:table-cell>
          <table:table-cell office:value-type="float" office:value="0.761654135338346" calcext:value-type="float">
            <text:p>0.761654135338346</text:p>
          </table:table-cell>
          <table:table-cell office:value-type="float" office:value="0.0488477304111629" calcext:value-type="float">
            <text:p>0.0488477304111629</text:p>
          </table:table-cell>
          <table:table-cell office:value-type="float" office:value="0.752494873547505" calcext:value-type="float">
            <text:p>0.752494873547505</text:p>
          </table:table-cell>
          <table:table-cell office:value-type="float" office:value="0.0529334672804997" calcext:value-type="float">
            <text:p>0.0529334672804997</text:p>
          </table:table-cell>
          <table:table-cell office:value-type="float" office:value="0.761637047163363" calcext:value-type="float">
            <text:p>0.761637047163363</text:p>
          </table:table-cell>
          <table:table-cell office:value-type="float" office:value="0.0490139414709182" calcext:value-type="float">
            <text:p>0.049013941470918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es</text:p>
          </table:table-cell>
          <table:table-cell office:value-type="float" office:value="0.760321257689679" calcext:value-type="float">
            <text:p>0.760321257689679</text:p>
          </table:table-cell>
          <table:table-cell office:value-type="float" office:value="0.051716709055352" calcext:value-type="float">
            <text:p>0.051716709055352</text:p>
          </table:table-cell>
          <table:table-cell office:value-type="float" office:value="0.760321257689679" calcext:value-type="float">
            <text:p>0.760321257689679</text:p>
          </table:table-cell>
          <table:table-cell office:value-type="float" office:value="0.0594699151304312" calcext:value-type="float">
            <text:p>0.0594699151304312</text:p>
          </table:table-cell>
          <table:table-cell office:value-type="float" office:value="0.761637047163363" calcext:value-type="float">
            <text:p>0.761637047163363</text:p>
          </table:table-cell>
          <table:table-cell office:value-type="float" office:value="0.0543566612137497" calcext:value-type="float">
            <text:p>0.0543566612137497</text:p>
          </table:table-cell>
          <table:table-cell office:value-type="float" office:value="0.766848940533151" calcext:value-type="float">
            <text:p>0.766848940533151</text:p>
          </table:table-cell>
          <table:table-cell office:value-type="float" office:value="0.0601604726503882" calcext:value-type="float">
            <text:p>0.0601604726503882</text:p>
          </table:table-cell>
          <table:table-cell office:value-type="float" office:value="0.756408065618592" calcext:value-type="float">
            <text:p>0.756408065618592</text:p>
          </table:table-cell>
          <table:table-cell office:value-type="float" office:value="0.0556069069855045" calcext:value-type="float">
            <text:p>0.0556069069855045</text:p>
          </table:table-cell>
          <table:table-cell office:value-type="float" office:value="0.759022556390977" calcext:value-type="float">
            <text:p>0.759022556390977</text:p>
          </table:table-cell>
          <table:table-cell office:value-type="float" office:value="0.0528940773092481" calcext:value-type="float">
            <text:p>0.0528940773092481</text:p>
          </table:table-cell>
          <table:table-cell office:value-type="float" office:value="0.759022556390977" calcext:value-type="float">
            <text:p>0.759022556390977</text:p>
          </table:table-cell>
          <table:table-cell office:value-type="float" office:value="0.0563257399774515" calcext:value-type="float">
            <text:p>0.0563257399774515</text:p>
          </table:table-cell>
          <table:table-cell office:value-type="float" office:value="0.759022556390977" calcext:value-type="float">
            <text:p>0.759022556390977</text:p>
          </table:table-cell>
          <table:table-cell office:value-type="float" office:value="0.0527907416154565" calcext:value-type="float">
            <text:p>0.0527907416154565</text:p>
          </table:table-cell>
          <table:table-cell office:value-type="float" office:value="0.762935748462064" calcext:value-type="float">
            <text:p>0.762935748462064</text:p>
          </table:table-cell>
          <table:table-cell office:value-type="float" office:value="0.0499753116343278" calcext:value-type="float">
            <text:p>0.0499753116343278</text:p>
          </table:table-cell>
          <table:table-cell office:value-type="float" office:value="0.760304169514696" calcext:value-type="float">
            <text:p>0.760304169514696</text:p>
          </table:table-cell>
          <table:table-cell office:value-type="float" office:value="0.0605501475954747" calcext:value-type="float">
            <text:p>0.0605501475954747</text:p>
          </table:table-cell>
          <table:table-cell office:value-type="float" office:value="0.762918660287081" calcext:value-type="float">
            <text:p>0.762918660287081</text:p>
          </table:table-cell>
          <table:table-cell office:value-type="float" office:value="0.0626454659765589" calcext:value-type="float">
            <text:p>0.0626454659765589</text:p>
          </table:table-cell>
          <table:table-cell office:value-type="float" office:value="0.757723855092276" calcext:value-type="float">
            <text:p>0.757723855092276</text:p>
          </table:table-cell>
          <table:table-cell office:value-type="float" office:value="0.0555226218240198" calcext:value-type="float">
            <text:p>0.0555226218240198</text:p>
          </table:table-cell>
          <table:table-cell office:value-type="float" office:value="0.766831852358168" calcext:value-type="float">
            <text:p>0.766831852358168</text:p>
          </table:table-cell>
          <table:table-cell office:value-type="float" office:value="0.0510188316324478" calcext:value-type="float">
            <text:p>0.0510188316324478</text:p>
          </table:table-cell>
          <table:table-cell office:value-type="float" office:value="0.757723855092276" calcext:value-type="float">
            <text:p>0.757723855092276</text:p>
          </table:table-cell>
          <table:table-cell office:value-type="float" office:value="0.0516766427667402" calcext:value-type="float">
            <text:p>0.0516766427667402</text:p>
          </table:table-cell>
          <table:table-cell office:value-type="float" office:value="0.755109364319891" calcext:value-type="float">
            <text:p>0.755109364319891</text:p>
          </table:table-cell>
          <table:table-cell office:value-type="float" office:value="0.0509253386272555" calcext:value-type="float">
            <text:p>0.0509253386272555</text:p>
          </table:table-cell>
          <table:table-cell office:value-type="float" office:value="0.756459330143541" calcext:value-type="float">
            <text:p>0.756459330143541</text:p>
          </table:table-cell>
          <table:table-cell office:value-type="float" office:value="0.0487668957670149" calcext:value-type="float">
            <text:p>0.048766895767014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es</text:p>
          </table:table-cell>
          <table:table-cell office:value-type="float" office:value="0.762918660287081" calcext:value-type="float">
            <text:p>0.762918660287081</text:p>
          </table:table-cell>
          <table:table-cell office:value-type="float" office:value="0.0547822359278611" calcext:value-type="float">
            <text:p>0.0547822359278611</text:p>
          </table:table-cell>
          <table:table-cell office:value-type="float" office:value="0.762935748462064" calcext:value-type="float">
            <text:p>0.762935748462064</text:p>
          </table:table-cell>
          <table:table-cell office:value-type="float" office:value="0.0514534158321145" calcext:value-type="float">
            <text:p>0.0514534158321145</text:p>
          </table:table-cell>
          <table:table-cell office:value-type="float" office:value="0.755126452494874" calcext:value-type="float">
            <text:p>0.755126452494874</text:p>
          </table:table-cell>
          <table:table-cell office:value-type="float" office:value="0.0576714021182213" calcext:value-type="float">
            <text:p>0.0576714021182213</text:p>
          </table:table-cell>
          <table:table-cell office:value-type="float" office:value="0.76555023923445" calcext:value-type="float">
            <text:p>0.76555023923445</text:p>
          </table:table-cell>
          <table:table-cell office:value-type="float" office:value="0.0606251158507353" calcext:value-type="float">
            <text:p>0.0606251158507353</text:p>
          </table:table-cell>
          <table:table-cell office:value-type="float" office:value="0.756390977443609" calcext:value-type="float">
            <text:p>0.756390977443609</text:p>
          </table:table-cell>
          <table:table-cell office:value-type="float" office:value="0.0599785583630706" calcext:value-type="float">
            <text:p>0.0599785583630706</text:p>
          </table:table-cell>
          <table:table-cell office:value-type="float" office:value="0.753810663021189" calcext:value-type="float">
            <text:p>0.753810663021189</text:p>
          </table:table-cell>
          <table:table-cell office:value-type="float" office:value="0.0574647346179754" calcext:value-type="float">
            <text:p>0.0574647346179754</text:p>
          </table:table-cell>
          <table:table-cell office:value-type="float" office:value="0.762918660287081" calcext:value-type="float">
            <text:p>0.762918660287081</text:p>
          </table:table-cell>
          <table:table-cell office:value-type="float" office:value="0.0547822359278611" calcext:value-type="float">
            <text:p>0.0547822359278611</text:p>
          </table:table-cell>
          <table:table-cell office:value-type="float" office:value="0.768147641831852" calcext:value-type="float">
            <text:p>0.768147641831852</text:p>
          </table:table-cell>
          <table:table-cell office:value-type="float" office:value="0.0495239302792602" calcext:value-type="float">
            <text:p>0.0495239302792602</text:p>
          </table:table-cell>
          <table:table-cell office:value-type="float" office:value="0.759005468215995" calcext:value-type="float">
            <text:p>0.759005468215995</text:p>
          </table:table-cell>
          <table:table-cell office:value-type="float" office:value="0.058661660813991" calcext:value-type="float">
            <text:p>0.058661660813991</text:p>
          </table:table-cell>
          <table:table-cell office:value-type="float" office:value="0.7642002734108" calcext:value-type="float">
            <text:p>0.7642002734108</text:p>
          </table:table-cell>
          <table:table-cell office:value-type="float" office:value="0.051672790775261" calcext:value-type="float">
            <text:p>0.051672790775261</text:p>
          </table:table-cell>
          <table:table-cell office:value-type="float" office:value="0.752511961722488" calcext:value-type="float">
            <text:p>0.752511961722488</text:p>
          </table:table-cell>
          <table:table-cell office:value-type="float" office:value="0.0582722106540111" calcext:value-type="float">
            <text:p>0.0582722106540111</text:p>
          </table:table-cell>
          <table:table-cell office:value-type="float" office:value="0.752511961722488" calcext:value-type="float">
            <text:p>0.752511961722488</text:p>
          </table:table-cell>
          <table:table-cell office:value-type="float" office:value="0.0578468334828719" calcext:value-type="float">
            <text:p>0.0578468334828719</text:p>
          </table:table-cell>
          <table:table-cell office:value-type="float" office:value="0.757740943267259" calcext:value-type="float">
            <text:p>0.757740943267259</text:p>
          </table:table-cell>
          <table:table-cell office:value-type="float" office:value="0.0526003800822782" calcext:value-type="float">
            <text:p>0.0526003800822782</text:p>
          </table:table-cell>
          <table:table-cell office:value-type="float" office:value="0.756425153793575" calcext:value-type="float">
            <text:p>0.756425153793575</text:p>
          </table:table-cell>
          <table:table-cell office:value-type="float" office:value="0.0508706292101607" calcext:value-type="float">
            <text:p>0.0508706292101607</text:p>
          </table:table-cell>
          <table:table-cell office:value-type="float" office:value="0.760355434039645" calcext:value-type="float">
            <text:p>0.760355434039645</text:p>
          </table:table-cell>
          <table:table-cell office:value-type="float" office:value="0.0500219137964188" calcext:value-type="float">
            <text:p>0.0500219137964188</text:p>
          </table:table-cell>
          <table:table-cell office:value-type="float" office:value="0.760372522214628" calcext:value-type="float">
            <text:p>0.760372522214628</text:p>
          </table:table-cell>
          <table:table-cell office:value-type="float" office:value="0.0518102174689155" calcext:value-type="float">
            <text:p>0.051810217468915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es</text:p>
          </table:table-cell>
          <table:table-cell office:value-type="float" office:value="0.755413533834586" calcext:value-type="float">
            <text:p>0.755413533834586</text:p>
          </table:table-cell>
          <table:table-cell office:value-type="float" office:value="0.0495746602675437" calcext:value-type="float">
            <text:p>0.0495746602675437</text:p>
          </table:table-cell>
          <table:table-cell office:value-type="float" office:value="0.757484620642515" calcext:value-type="float">
            <text:p>0.757484620642515</text:p>
          </table:table-cell>
          <table:table-cell office:value-type="float" office:value="0.0497477959229425" calcext:value-type="float">
            <text:p>0.0497477959229425</text:p>
          </table:table-cell>
          <table:table-cell office:value-type="float" office:value="0.754603554340396" calcext:value-type="float">
            <text:p>0.754603554340396</text:p>
          </table:table-cell>
          <table:table-cell office:value-type="float" office:value="0.0531799160662119" calcext:value-type="float">
            <text:p>0.0531799160662119</text:p>
          </table:table-cell>
          <table:table-cell office:value-type="float" office:value="0.759063568010937" calcext:value-type="float">
            <text:p>0.759063568010937</text:p>
          </table:table-cell>
          <table:table-cell office:value-type="float" office:value="0.0603922792473304" calcext:value-type="float">
            <text:p>0.0603922792473304</text:p>
          </table:table-cell>
          <table:table-cell office:value-type="float" office:value="0.748602187286398" calcext:value-type="float">
            <text:p>0.748602187286398</text:p>
          </table:table-cell>
          <table:table-cell office:value-type="float" office:value="0.0580152427694374" calcext:value-type="float">
            <text:p>0.0580152427694374</text:p>
          </table:table-cell>
          <table:table-cell office:value-type="float" office:value="0.750980861244019" calcext:value-type="float">
            <text:p>0.750980861244019</text:p>
          </table:table-cell>
          <table:table-cell office:value-type="float" office:value="0.0504393100360995" calcext:value-type="float">
            <text:p>0.0504393100360995</text:p>
          </table:table-cell>
          <table:table-cell office:value-type="float" office:value="0.757245386192755" calcext:value-type="float">
            <text:p>0.757245386192755</text:p>
          </table:table-cell>
          <table:table-cell office:value-type="float" office:value="0.0512153257853037" calcext:value-type="float">
            <text:p>0.0512153257853037</text:p>
          </table:table-cell>
          <table:table-cell office:value-type="float" office:value="0.758564593301435" calcext:value-type="float">
            <text:p>0.758564593301435</text:p>
          </table:table-cell>
          <table:table-cell office:value-type="float" office:value="0.0486528176644781" calcext:value-type="float">
            <text:p>0.0486528176644781</text:p>
          </table:table-cell>
          <table:table-cell office:value-type="float" office:value="0.761114149008886" calcext:value-type="float">
            <text:p>0.761114149008886</text:p>
          </table:table-cell>
          <table:table-cell office:value-type="float" office:value="0.0555987064796768" calcext:value-type="float">
            <text:p>0.0555987064796768</text:p>
          </table:table-cell>
          <table:table-cell office:value-type="float" office:value="0.757737525632262" calcext:value-type="float">
            <text:p>0.757737525632262</text:p>
          </table:table-cell>
          <table:table-cell office:value-type="float" office:value="0.0531940733919111" calcext:value-type="float">
            <text:p>0.0531940733919111</text:p>
          </table:table-cell>
          <table:table-cell office:value-type="float" office:value="0.758253588516747" calcext:value-type="float">
            <text:p>0.758253588516747</text:p>
          </table:table-cell>
          <table:table-cell office:value-type="float" office:value="0.0605610577948666" calcext:value-type="float">
            <text:p>0.0605610577948666</text:p>
          </table:table-cell>
          <table:table-cell office:value-type="float" office:value="0.755157211209843" calcext:value-type="float">
            <text:p>0.755157211209843</text:p>
          </table:table-cell>
          <table:table-cell office:value-type="float" office:value="0.0553303415872965" calcext:value-type="float">
            <text:p>0.0553303415872965</text:p>
          </table:table-cell>
          <table:table-cell office:value-type="float" office:value="0.757771701982228" calcext:value-type="float">
            <text:p>0.757771701982228</text:p>
          </table:table-cell>
          <table:table-cell office:value-type="float" office:value="0.0518362956163366" calcext:value-type="float">
            <text:p>0.0518362956163366</text:p>
          </table:table-cell>
          <table:table-cell office:value-type="float" office:value="0.756705399863295" calcext:value-type="float">
            <text:p>0.756705399863295</text:p>
          </table:table-cell>
          <table:table-cell office:value-type="float" office:value="0.055490646026671" calcext:value-type="float">
            <text:p>0.055490646026671</text:p>
          </table:table-cell>
          <table:table-cell office:value-type="float" office:value="0.751999316473001" calcext:value-type="float">
            <text:p>0.751999316473001</text:p>
          </table:table-cell>
          <table:table-cell office:value-type="float" office:value="0.0571817889108224" calcext:value-type="float">
            <text:p>0.0571817889108224</text:p>
          </table:table-cell>
          <table:table-cell office:value-type="float" office:value="0.755143540669857" calcext:value-type="float">
            <text:p>0.755143540669857</text:p>
          </table:table-cell>
          <table:table-cell office:value-type="float" office:value="0.0537559919275713" calcext:value-type="float">
            <text:p>0.05375599192757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iabetic_retinopathy</text:p>
          </table:table-cell>
          <table:table-cell office:value-type="float" office:value="0.654197901049475" calcext:value-type="float">
            <text:p>0.654197901049475</text:p>
          </table:table-cell>
          <table:table-cell office:value-type="float" office:value="0.0530423609445546" calcext:value-type="float">
            <text:p>0.0530423609445546</text:p>
          </table:table-cell>
          <table:table-cell office:value-type="float" office:value="0.661124437781109" calcext:value-type="float">
            <text:p>0.661124437781109</text:p>
          </table:table-cell>
          <table:table-cell office:value-type="float" office:value="0.0461050327462951" calcext:value-type="float">
            <text:p>0.0461050327462951</text:p>
          </table:table-cell>
          <table:table-cell office:value-type="float" office:value="0.67332083958021" calcext:value-type="float">
            <text:p>0.67332083958021</text:p>
          </table:table-cell>
          <table:table-cell office:value-type="float" office:value="0.0400455866803718" calcext:value-type="float">
            <text:p>0.0400455866803718</text:p>
          </table:table-cell>
          <table:table-cell office:value-type="float" office:value="0.649010494752624" calcext:value-type="float">
            <text:p>0.649010494752624</text:p>
          </table:table-cell>
          <table:table-cell office:value-type="float" office:value="0.0466801100316747" calcext:value-type="float">
            <text:p>0.0466801100316747</text:p>
          </table:table-cell>
          <table:table-cell office:value-type="float" office:value="0.668133433283358" calcext:value-type="float">
            <text:p>0.668133433283358</text:p>
          </table:table-cell>
          <table:table-cell office:value-type="float" office:value="0.0498460661540245" calcext:value-type="float">
            <text:p>0.0498460661540245</text:p>
          </table:table-cell>
          <table:table-cell office:value-type="float" office:value="0.639437781109445" calcext:value-type="float">
            <text:p>0.639437781109445</text:p>
          </table:table-cell>
          <table:table-cell office:value-type="float" office:value="0.0422995669224264" calcext:value-type="float">
            <text:p>0.0422995669224264</text:p>
          </table:table-cell>
          <table:table-cell office:value-type="float" office:value="0.68544227886057" calcext:value-type="float">
            <text:p>0.68544227886057</text:p>
          </table:table-cell>
          <table:table-cell office:value-type="float" office:value="0.0438503012574304" calcext:value-type="float">
            <text:p>0.0438503012574304</text:p>
          </table:table-cell>
          <table:table-cell office:value-type="float" office:value="0.66811844077961" calcext:value-type="float">
            <text:p>0.66811844077961</text:p>
          </table:table-cell>
          <table:table-cell office:value-type="float" office:value="0.0604654494559037" calcext:value-type="float">
            <text:p>0.0604654494559037</text:p>
          </table:table-cell>
          <table:table-cell office:value-type="float" office:value="0.662901049475262" calcext:value-type="float">
            <text:p>0.662901049475262</text:p>
          </table:table-cell>
          <table:table-cell office:value-type="float" office:value="0.027736457219932" calcext:value-type="float">
            <text:p>0.027736457219932</text:p>
          </table:table-cell>
          <table:table-cell office:value-type="float" office:value="0.664617691154423" calcext:value-type="float">
            <text:p>0.664617691154423</text:p>
          </table:table-cell>
          <table:table-cell office:value-type="float" office:value="0.0437767987955399" calcext:value-type="float">
            <text:p>0.0437767987955399</text:p>
          </table:table-cell>
          <table:table-cell office:value-type="float" office:value="0.655074962518741" calcext:value-type="float">
            <text:p>0.655074962518741</text:p>
          </table:table-cell>
          <table:table-cell office:value-type="float" office:value="0.0420711853335328" calcext:value-type="float">
            <text:p>0.0420711853335328</text:p>
          </table:table-cell>
          <table:table-cell office:value-type="float" office:value="0.676784107946027" calcext:value-type="float">
            <text:p>0.676784107946027</text:p>
          </table:table-cell>
          <table:table-cell office:value-type="float" office:value="0.0321477266350688" calcext:value-type="float">
            <text:p>0.0321477266350688</text:p>
          </table:table-cell>
          <table:table-cell office:value-type="float" office:value="0.656769115442279" calcext:value-type="float">
            <text:p>0.656769115442279</text:p>
          </table:table-cell>
          <table:table-cell office:value-type="float" office:value="0.0387009292670522" calcext:value-type="float">
            <text:p>0.0387009292670522</text:p>
          </table:table-cell>
          <table:table-cell office:value-type="float" office:value="0.67763868065967" calcext:value-type="float">
            <text:p>0.67763868065967</text:p>
          </table:table-cell>
          <table:table-cell office:value-type="float" office:value="0.0332141025785095" calcext:value-type="float">
            <text:p>0.0332141025785095</text:p>
          </table:table-cell>
          <table:table-cell office:value-type="float" office:value="0.662023988005997" calcext:value-type="float">
            <text:p>0.662023988005997</text:p>
          </table:table-cell>
          <table:table-cell office:value-type="float" office:value="0.0366166510711936" calcext:value-type="float">
            <text:p>0.0366166510711936</text:p>
          </table:table-cell>
          <table:table-cell office:value-type="float" office:value="0.672451274362819" calcext:value-type="float">
            <text:p>0.672451274362819</text:p>
          </table:table-cell>
          <table:table-cell office:value-type="float" office:value="0.0353383283821941" calcext:value-type="float">
            <text:p>0.035338328382194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iabetic_retinopathy</text:p>
          </table:table-cell>
          <table:table-cell office:value-type="float" office:value="0.681146926536732" calcext:value-type="float">
            <text:p>0.681146926536732</text:p>
          </table:table-cell>
          <table:table-cell office:value-type="float" office:value="0.045830128046549" calcext:value-type="float">
            <text:p>0.045830128046549</text:p>
          </table:table-cell>
          <table:table-cell office:value-type="float" office:value="0.651589205397301" calcext:value-type="float">
            <text:p>0.651589205397301</text:p>
          </table:table-cell>
          <table:table-cell office:value-type="float" office:value="0.0443745721677321" calcext:value-type="float">
            <text:p>0.0443745721677321</text:p>
          </table:table-cell>
          <table:table-cell office:value-type="float" office:value="0.670697151424288" calcext:value-type="float">
            <text:p>0.670697151424288</text:p>
          </table:table-cell>
          <table:table-cell office:value-type="float" office:value="0.0416758713169911" calcext:value-type="float">
            <text:p>0.0416758713169911</text:p>
          </table:table-cell>
          <table:table-cell office:value-type="float" office:value="0.67071964017991" calcext:value-type="float">
            <text:p>0.67071964017991</text:p>
          </table:table-cell>
          <table:table-cell office:value-type="float" office:value="0.0535197642814312" calcext:value-type="float">
            <text:p>0.0535197642814312</text:p>
          </table:table-cell>
          <table:table-cell office:value-type="float" office:value="0.677691154422789" calcext:value-type="float">
            <text:p>0.677691154422789</text:p>
          </table:table-cell>
          <table:table-cell office:value-type="float" office:value="0.0372333497161929" calcext:value-type="float">
            <text:p>0.0372333497161929</text:p>
          </table:table-cell>
          <table:table-cell office:value-type="float" office:value="0.660269865067466" calcext:value-type="float">
            <text:p>0.660269865067466</text:p>
          </table:table-cell>
          <table:table-cell office:value-type="float" office:value="0.0451756422327253" calcext:value-type="float">
            <text:p>0.0451756422327253</text:p>
          </table:table-cell>
          <table:table-cell office:value-type="float" office:value="0.674167916041979" calcext:value-type="float">
            <text:p>0.674167916041979</text:p>
          </table:table-cell>
          <table:table-cell office:value-type="float" office:value="0.0562519792874433" calcext:value-type="float">
            <text:p>0.0562519792874433</text:p>
          </table:table-cell>
          <table:table-cell office:value-type="float" office:value="0.671611694152924" calcext:value-type="float">
            <text:p>0.671611694152924</text:p>
          </table:table-cell>
          <table:table-cell office:value-type="float" office:value="0.0444764983901748" calcext:value-type="float">
            <text:p>0.0444764983901748</text:p>
          </table:table-cell>
          <table:table-cell office:value-type="float" office:value="0.668973013493253" calcext:value-type="float">
            <text:p>0.668973013493253</text:p>
          </table:table-cell>
          <table:table-cell office:value-type="float" office:value="0.0392850717170145" calcext:value-type="float">
            <text:p>0.0392850717170145</text:p>
          </table:table-cell>
          <table:table-cell office:value-type="float" office:value="0.675907046476762" calcext:value-type="float">
            <text:p>0.675907046476762</text:p>
          </table:table-cell>
          <table:table-cell office:value-type="float" office:value="0.0433923597237277" calcext:value-type="float">
            <text:p>0.0433923597237277</text:p>
          </table:table-cell>
          <table:table-cell office:value-type="float" office:value="0.663778110944528" calcext:value-type="float">
            <text:p>0.663778110944528</text:p>
          </table:table-cell>
          <table:table-cell office:value-type="float" office:value="0.0349405188131931" calcext:value-type="float">
            <text:p>0.0349405188131931</text:p>
          </table:table-cell>
          <table:table-cell office:value-type="float" office:value="0.682826086956522" calcext:value-type="float">
            <text:p>0.682826086956522</text:p>
          </table:table-cell>
          <table:table-cell office:value-type="float" office:value="0.0550195206999754" calcext:value-type="float">
            <text:p>0.0550195206999754</text:p>
          </table:table-cell>
          <table:table-cell office:value-type="float" office:value="0.660247376311844" calcext:value-type="float">
            <text:p>0.660247376311844</text:p>
          </table:table-cell>
          <table:table-cell office:value-type="float" office:value="0.0495680588261845" calcext:value-type="float">
            <text:p>0.0495680588261845</text:p>
          </table:table-cell>
          <table:table-cell office:value-type="float" office:value="0.67503748125937" calcext:value-type="float">
            <text:p>0.67503748125937</text:p>
          </table:table-cell>
          <table:table-cell office:value-type="float" office:value="0.0440036299238331" calcext:value-type="float">
            <text:p>0.0440036299238331</text:p>
          </table:table-cell>
          <table:table-cell office:value-type="float" office:value="0.674190404797601" calcext:value-type="float">
            <text:p>0.674190404797601</text:p>
          </table:table-cell>
          <table:table-cell office:value-type="float" office:value="0.0389863725585033" calcext:value-type="float">
            <text:p>0.0389863725585033</text:p>
          </table:table-cell>
          <table:table-cell office:value-type="float" office:value="0.664632683658171" calcext:value-type="float">
            <text:p>0.664632683658171</text:p>
          </table:table-cell>
          <table:table-cell office:value-type="float" office:value="0.0418928013439523" calcext:value-type="float">
            <text:p>0.041892801343952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iabetic_retinopathy</text:p>
          </table:table-cell>
          <table:table-cell office:value-type="float" office:value="0.682008995502249" calcext:value-type="float">
            <text:p>0.682008995502249</text:p>
          </table:table-cell>
          <table:table-cell office:value-type="float" office:value="0.0536708833180797" calcext:value-type="float">
            <text:p>0.0536708833180797</text:p>
          </table:table-cell>
          <table:table-cell office:value-type="float" office:value="0.656814092953523" calcext:value-type="float">
            <text:p>0.656814092953523</text:p>
          </table:table-cell>
          <table:table-cell office:value-type="float" office:value="0.0420976888206717" calcext:value-type="float">
            <text:p>0.0420976888206717</text:p>
          </table:table-cell>
          <table:table-cell office:value-type="float" office:value="0.664647676161919" calcext:value-type="float">
            <text:p>0.664647676161919</text:p>
          </table:table-cell>
          <table:table-cell office:value-type="float" office:value="0.0388385786004521" calcext:value-type="float">
            <text:p>0.0388385786004521</text:p>
          </table:table-cell>
          <table:table-cell office:value-type="float" office:value="0.67071964017991" calcext:value-type="float">
            <text:p>0.67071964017991</text:p>
          </table:table-cell>
          <table:table-cell office:value-type="float" office:value="0.0553715042239156" calcext:value-type="float">
            <text:p>0.0553715042239156</text:p>
          </table:table-cell>
          <table:table-cell office:value-type="float" office:value="0.688943028485757" calcext:value-type="float">
            <text:p>0.688943028485757</text:p>
          </table:table-cell>
          <table:table-cell office:value-type="float" office:value="0.0351748345297964" calcext:value-type="float">
            <text:p>0.0351748345297964</text:p>
          </table:table-cell>
          <table:table-cell office:value-type="float" office:value="0.671566716641679" calcext:value-type="float">
            <text:p>0.671566716641679</text:p>
          </table:table-cell>
          <table:table-cell office:value-type="float" office:value="0.0491363417322265" calcext:value-type="float">
            <text:p>0.0491363417322265</text:p>
          </table:table-cell>
          <table:table-cell office:value-type="float" office:value="0.66376311844078" calcext:value-type="float">
            <text:p>0.66376311844078</text:p>
          </table:table-cell>
          <table:table-cell office:value-type="float" office:value="0.0528661963505484" calcext:value-type="float">
            <text:p>0.0528661963505484</text:p>
          </table:table-cell>
          <table:table-cell office:value-type="float" office:value="0.677646176911544" calcext:value-type="float">
            <text:p>0.677646176911544</text:p>
          </table:table-cell>
          <table:table-cell office:value-type="float" office:value="0.0512637651698273" calcext:value-type="float">
            <text:p>0.0512637651698273</text:p>
          </table:table-cell>
          <table:table-cell office:value-type="float" office:value="0.667233883058471" calcext:value-type="float">
            <text:p>0.667233883058471</text:p>
          </table:table-cell>
          <table:table-cell office:value-type="float" office:value="0.0372349134162172" calcext:value-type="float">
            <text:p>0.0372349134162172</text:p>
          </table:table-cell>
          <table:table-cell office:value-type="float" office:value="0.675029985007496" calcext:value-type="float">
            <text:p>0.675029985007496</text:p>
          </table:table-cell>
          <table:table-cell office:value-type="float" office:value="0.0535233136232475" calcext:value-type="float">
            <text:p>0.0535233136232475</text:p>
          </table:table-cell>
          <table:table-cell office:value-type="float" office:value="0.670712143928036" calcext:value-type="float">
            <text:p>0.670712143928036</text:p>
          </table:table-cell>
          <table:table-cell office:value-type="float" office:value="0.0381867643166292" calcext:value-type="float">
            <text:p>0.0381867643166292</text:p>
          </table:table-cell>
          <table:table-cell office:value-type="float" office:value="0.677683658170915" calcext:value-type="float">
            <text:p>0.677683658170915</text:p>
          </table:table-cell>
          <table:table-cell office:value-type="float" office:value="0.0489952949112649" calcext:value-type="float">
            <text:p>0.0489952949112649</text:p>
          </table:table-cell>
          <table:table-cell office:value-type="float" office:value="0.674167916041979" calcext:value-type="float">
            <text:p>0.674167916041979</text:p>
          </table:table-cell>
          <table:table-cell office:value-type="float" office:value="0.0519017897646149" calcext:value-type="float">
            <text:p>0.0519017897646149</text:p>
          </table:table-cell>
          <table:table-cell office:value-type="float" office:value="0.681979010494753" calcext:value-type="float">
            <text:p>0.681979010494753</text:p>
          </table:table-cell>
          <table:table-cell office:value-type="float" office:value="0.0501211655962475" calcext:value-type="float">
            <text:p>0.0501211655962475</text:p>
          </table:table-cell>
          <table:table-cell office:value-type="float" office:value="0.68027736131934" calcext:value-type="float">
            <text:p>0.68027736131934</text:p>
          </table:table-cell>
          <table:table-cell office:value-type="float" office:value="0.039484600024598" calcext:value-type="float">
            <text:p>0.039484600024598</text:p>
          </table:table-cell>
          <table:table-cell office:value-type="float" office:value="0.67243628185907" calcext:value-type="float">
            <text:p>0.67243628185907</text:p>
          </table:table-cell>
          <table:table-cell office:value-type="float" office:value="0.0345172540016725" calcext:value-type="float">
            <text:p>0.03451725400167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iabetic_retinopathy</text:p>
          </table:table-cell>
          <table:table-cell office:value-type="float" office:value="0.675944527736132" calcext:value-type="float">
            <text:p>0.675944527736132</text:p>
          </table:table-cell>
          <table:table-cell office:value-type="float" office:value="0.0504596497184258" calcext:value-type="float">
            <text:p>0.0504596497184258</text:p>
          </table:table-cell>
          <table:table-cell office:value-type="float" office:value="0.657691154422789" calcext:value-type="float">
            <text:p>0.657691154422789</text:p>
          </table:table-cell>
          <table:table-cell office:value-type="float" office:value="0.0467461041739842" calcext:value-type="float">
            <text:p>0.0467461041739842</text:p>
          </table:table-cell>
          <table:table-cell office:value-type="float" office:value="0.668988005997001" calcext:value-type="float">
            <text:p>0.668988005997001</text:p>
          </table:table-cell>
          <table:table-cell office:value-type="float" office:value="0.0510668834369143" calcext:value-type="float">
            <text:p>0.0510668834369143</text:p>
          </table:table-cell>
          <table:table-cell office:value-type="float" office:value="0.675074962518741" calcext:value-type="float">
            <text:p>0.675074962518741</text:p>
          </table:table-cell>
          <table:table-cell office:value-type="float" office:value="0.0501563084597328" calcext:value-type="float">
            <text:p>0.0501563084597328</text:p>
          </table:table-cell>
          <table:table-cell office:value-type="float" office:value="0.681986506746627" calcext:value-type="float">
            <text:p>0.681986506746627</text:p>
          </table:table-cell>
          <table:table-cell office:value-type="float" office:value="0.0382917215595749" calcext:value-type="float">
            <text:p>0.0382917215595749</text:p>
          </table:table-cell>
          <table:table-cell office:value-type="float" office:value="0.672451274362819" calcext:value-type="float">
            <text:p>0.672451274362819</text:p>
          </table:table-cell>
          <table:table-cell office:value-type="float" office:value="0.0541213147799211" calcext:value-type="float">
            <text:p>0.0541213147799211</text:p>
          </table:table-cell>
          <table:table-cell office:value-type="float" office:value="0.671559220389805" calcext:value-type="float">
            <text:p>0.671559220389805</text:p>
          </table:table-cell>
          <table:table-cell office:value-type="float" office:value="0.0474429010330771" calcext:value-type="float">
            <text:p>0.0474429010330771</text:p>
          </table:table-cell>
          <table:table-cell office:value-type="float" office:value="0.680247376311844" calcext:value-type="float">
            <text:p>0.680247376311844</text:p>
          </table:table-cell>
          <table:table-cell office:value-type="float" office:value="0.0435588534564688" calcext:value-type="float">
            <text:p>0.0435588534564688</text:p>
          </table:table-cell>
          <table:table-cell office:value-type="float" office:value="0.662886056971514" calcext:value-type="float">
            <text:p>0.662886056971514</text:p>
          </table:table-cell>
          <table:table-cell office:value-type="float" office:value="0.0446075412044814" calcext:value-type="float">
            <text:p>0.0446075412044814</text:p>
          </table:table-cell>
          <table:table-cell office:value-type="float" office:value="0.681094452773613" calcext:value-type="float">
            <text:p>0.681094452773613</text:p>
          </table:table-cell>
          <table:table-cell office:value-type="float" office:value="0.0444930570198204" calcext:value-type="float">
            <text:p>0.0444930570198204</text:p>
          </table:table-cell>
          <table:table-cell office:value-type="float" office:value="0.676799100449775" calcext:value-type="float">
            <text:p>0.676799100449775</text:p>
          </table:table-cell>
          <table:table-cell office:value-type="float" office:value="0.0441321982758915" calcext:value-type="float">
            <text:p>0.0441321982758915</text:p>
          </table:table-cell>
          <table:table-cell office:value-type="float" office:value="0.675929535232384" calcext:value-type="float">
            <text:p>0.675929535232384</text:p>
          </table:table-cell>
          <table:table-cell office:value-type="float" office:value="0.0520435524730311" calcext:value-type="float">
            <text:p>0.0520435524730311</text:p>
          </table:table-cell>
          <table:table-cell office:value-type="float" office:value="0.668095952023988" calcext:value-type="float">
            <text:p>0.668095952023988</text:p>
          </table:table-cell>
          <table:table-cell office:value-type="float" office:value="0.0491090287052742" calcext:value-type="float">
            <text:p>0.0491090287052742</text:p>
          </table:table-cell>
          <table:table-cell office:value-type="float" office:value="0.675052473763118" calcext:value-type="float">
            <text:p>0.675052473763118</text:p>
          </table:table-cell>
          <table:table-cell office:value-type="float" office:value="0.0398859588397346" calcext:value-type="float">
            <text:p>0.0398859588397346</text:p>
          </table:table-cell>
          <table:table-cell office:value-type="float" office:value="0.673313343328336" calcext:value-type="float">
            <text:p>0.673313343328336</text:p>
          </table:table-cell>
          <table:table-cell office:value-type="float" office:value="0.0344768914896514" calcext:value-type="float">
            <text:p>0.0344768914896514</text:p>
          </table:table-cell>
          <table:table-cell office:value-type="float" office:value="0.67503748125937" calcext:value-type="float">
            <text:p>0.67503748125937</text:p>
          </table:table-cell>
          <table:table-cell office:value-type="float" office:value="0.0458732097475161" calcext:value-type="float">
            <text:p>0.045873209747516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iabetic_retinopathy</text:p>
          </table:table-cell>
          <table:table-cell office:value-type="float" office:value="0.681169415292354" calcext:value-type="float">
            <text:p>0.681169415292354</text:p>
          </table:table-cell>
          <table:table-cell office:value-type="float" office:value="0.0481483349481182" calcext:value-type="float">
            <text:p>0.0481483349481182</text:p>
          </table:table-cell>
          <table:table-cell office:value-type="float" office:value="0.661154422788606" calcext:value-type="float">
            <text:p>0.661154422788606</text:p>
          </table:table-cell>
          <table:table-cell office:value-type="float" office:value="0.0393980919880048" calcext:value-type="float">
            <text:p>0.0393980919880048</text:p>
          </table:table-cell>
          <table:table-cell office:value-type="float" office:value="0.665487256371814" calcext:value-type="float">
            <text:p>0.665487256371814</text:p>
          </table:table-cell>
          <table:table-cell office:value-type="float" office:value="0.0462078813397673" calcext:value-type="float">
            <text:p>0.0462078813397673</text:p>
          </table:table-cell>
          <table:table-cell office:value-type="float" office:value="0.68116191904048" calcext:value-type="float">
            <text:p>0.68116191904048</text:p>
          </table:table-cell>
          <table:table-cell office:value-type="float" office:value="0.0482114627062635" calcext:value-type="float">
            <text:p>0.0482114627062635</text:p>
          </table:table-cell>
          <table:table-cell office:value-type="float" office:value="0.680254872563718" calcext:value-type="float">
            <text:p>0.680254872563718</text:p>
          </table:table-cell>
          <table:table-cell office:value-type="float" office:value="0.0453989941085347" calcext:value-type="float">
            <text:p>0.0453989941085347</text:p>
          </table:table-cell>
          <table:table-cell office:value-type="float" office:value="0.675059970014993" calcext:value-type="float">
            <text:p>0.675059970014993</text:p>
          </table:table-cell>
          <table:table-cell office:value-type="float" office:value="0.0553575183831857" calcext:value-type="float">
            <text:p>0.0553575183831857</text:p>
          </table:table-cell>
          <table:table-cell office:value-type="float" office:value="0.677623688155922" calcext:value-type="float">
            <text:p>0.677623688155922</text:p>
          </table:table-cell>
          <table:table-cell office:value-type="float" office:value="0.0467579107072881" calcext:value-type="float">
            <text:p>0.0467579107072881</text:p>
          </table:table-cell>
          <table:table-cell office:value-type="float" office:value="0.67763868065967" calcext:value-type="float">
            <text:p>0.67763868065967</text:p>
          </table:table-cell>
          <table:table-cell office:value-type="float" office:value="0.0482681019968385" calcext:value-type="float">
            <text:p>0.0482681019968385</text:p>
          </table:table-cell>
          <table:table-cell office:value-type="float" office:value="0.667211394302849" calcext:value-type="float">
            <text:p>0.667211394302849</text:p>
          </table:table-cell>
          <table:table-cell office:value-type="float" office:value="0.0468004211840784" calcext:value-type="float">
            <text:p>0.0468004211840784</text:p>
          </table:table-cell>
          <table:table-cell office:value-type="float" office:value="0.681094452773613" calcext:value-type="float">
            <text:p>0.681094452773613</text:p>
          </table:table-cell>
          <table:table-cell office:value-type="float" office:value="0.0479467703030591" calcext:value-type="float">
            <text:p>0.0479467703030591</text:p>
          </table:table-cell>
          <table:table-cell office:value-type="float" office:value="0.673313343328336" calcext:value-type="float">
            <text:p>0.673313343328336</text:p>
          </table:table-cell>
          <table:table-cell office:value-type="float" office:value="0.0503280384608502" calcext:value-type="float">
            <text:p>0.0503280384608502</text:p>
          </table:table-cell>
          <table:table-cell office:value-type="float" office:value="0.678515742128935" calcext:value-type="float">
            <text:p>0.678515742128935</text:p>
          </table:table-cell>
          <table:table-cell office:value-type="float" office:value="0.0465428133546594" calcext:value-type="float">
            <text:p>0.0465428133546594</text:p>
          </table:table-cell>
          <table:table-cell office:value-type="float" office:value="0.675044977511244" calcext:value-type="float">
            <text:p>0.675044977511244</text:p>
          </table:table-cell>
          <table:table-cell office:value-type="float" office:value="0.0554472532773673" calcext:value-type="float">
            <text:p>0.0554472532773673</text:p>
          </table:table-cell>
          <table:table-cell office:value-type="float" office:value="0.677653673163418" calcext:value-type="float">
            <text:p>0.677653673163418</text:p>
          </table:table-cell>
          <table:table-cell office:value-type="float" office:value="0.0462179502958073" calcext:value-type="float">
            <text:p>0.0462179502958073</text:p>
          </table:table-cell>
          <table:table-cell office:value-type="float" office:value="0.677653673163418" calcext:value-type="float">
            <text:p>0.677653673163418</text:p>
          </table:table-cell>
          <table:table-cell office:value-type="float" office:value="0.0362317884160105" calcext:value-type="float">
            <text:p>0.0362317884160105</text:p>
          </table:table-cell>
          <table:table-cell office:value-type="float" office:value="0.674167916041979" calcext:value-type="float">
            <text:p>0.674167916041979</text:p>
          </table:table-cell>
          <table:table-cell office:value-type="float" office:value="0.044587685422023" calcext:value-type="float">
            <text:p>0.04458768542202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iabetic_retinopathy</text:p>
          </table:table-cell>
          <table:table-cell office:value-type="float" office:value="0.674893553223388" calcext:value-type="float">
            <text:p>0.674893553223388</text:p>
          </table:table-cell>
          <table:table-cell office:value-type="float" office:value="0.0502302713951455" calcext:value-type="float">
            <text:p>0.0502302713951455</text:p>
          </table:table-cell>
          <table:table-cell office:value-type="float" office:value="0.657674662668666" calcext:value-type="float">
            <text:p>0.657674662668666</text:p>
          </table:table-cell>
          <table:table-cell office:value-type="float" office:value="0.0437442979793376" calcext:value-type="float">
            <text:p>0.0437442979793376</text:p>
          </table:table-cell>
          <table:table-cell office:value-type="float" office:value="0.668628185907046" calcext:value-type="float">
            <text:p>0.668628185907046</text:p>
          </table:table-cell>
          <table:table-cell office:value-type="float" office:value="0.0435669602748993" calcext:value-type="float">
            <text:p>0.0435669602748993</text:p>
          </table:table-cell>
          <table:table-cell office:value-type="float" office:value="0.669337331334333" calcext:value-type="float">
            <text:p>0.669337331334333</text:p>
          </table:table-cell>
          <table:table-cell office:value-type="float" office:value="0.0507878299406036" calcext:value-type="float">
            <text:p>0.0507878299406036</text:p>
          </table:table-cell>
          <table:table-cell office:value-type="float" office:value="0.67940179910045" calcext:value-type="float">
            <text:p>0.67940179910045</text:p>
          </table:table-cell>
          <table:table-cell office:value-type="float" office:value="0.0411889932136247" calcext:value-type="float">
            <text:p>0.0411889932136247</text:p>
          </table:table-cell>
          <table:table-cell office:value-type="float" office:value="0.66375712143928" calcext:value-type="float">
            <text:p>0.66375712143928</text:p>
          </table:table-cell>
          <table:table-cell office:value-type="float" office:value="0.049218076810097" calcext:value-type="float">
            <text:p>0.049218076810097</text:p>
          </table:table-cell>
          <table:table-cell office:value-type="float" office:value="0.674511244377811" calcext:value-type="float">
            <text:p>0.674511244377811</text:p>
          </table:table-cell>
          <table:table-cell office:value-type="float" office:value="0.0494338577271575" calcext:value-type="float">
            <text:p>0.0494338577271575</text:p>
          </table:table-cell>
          <table:table-cell office:value-type="float" office:value="0.675052473763118" calcext:value-type="float">
            <text:p>0.675052473763118</text:p>
          </table:table-cell>
          <table:table-cell office:value-type="float" office:value="0.0496065336938426" calcext:value-type="float">
            <text:p>0.0496065336938426</text:p>
          </table:table-cell>
          <table:table-cell office:value-type="float" office:value="0.66584107946027" calcext:value-type="float">
            <text:p>0.66584107946027</text:p>
          </table:table-cell>
          <table:table-cell office:value-type="float" office:value="0.0391328809483447" calcext:value-type="float">
            <text:p>0.0391328809483447</text:p>
          </table:table-cell>
          <table:table-cell office:value-type="float" office:value="0.675548725637181" calcext:value-type="float">
            <text:p>0.675548725637181</text:p>
          </table:table-cell>
          <table:table-cell office:value-type="float" office:value="0.0466264598930789" calcext:value-type="float">
            <text:p>0.0466264598930789</text:p>
          </table:table-cell>
          <table:table-cell office:value-type="float" office:value="0.667935532233883" calcext:value-type="float">
            <text:p>0.667935532233883</text:p>
          </table:table-cell>
          <table:table-cell office:value-type="float" office:value="0.0419317410400194" calcext:value-type="float">
            <text:p>0.0419317410400194</text:p>
          </table:table-cell>
          <table:table-cell office:value-type="float" office:value="0.678347826086956" calcext:value-type="float">
            <text:p>0.678347826086956</text:p>
          </table:table-cell>
          <table:table-cell office:value-type="float" office:value="0.0469497816147999" calcext:value-type="float">
            <text:p>0.0469497816147999</text:p>
          </table:table-cell>
          <table:table-cell office:value-type="float" office:value="0.666865067466267" calcext:value-type="float">
            <text:p>0.666865067466267</text:p>
          </table:table-cell>
          <table:table-cell office:value-type="float" office:value="0.0489454119680986" calcext:value-type="float">
            <text:p>0.0489454119680986</text:p>
          </table:table-cell>
          <table:table-cell office:value-type="float" office:value="0.677472263868066" calcext:value-type="float">
            <text:p>0.677472263868066</text:p>
          </table:table-cell>
          <table:table-cell office:value-type="float" office:value="0.0426885614468264" calcext:value-type="float">
            <text:p>0.0426885614468264</text:p>
          </table:table-cell>
          <table:table-cell office:value-type="float" office:value="0.673491754122938" calcext:value-type="float">
            <text:p>0.673491754122938</text:p>
          </table:table-cell>
          <table:table-cell office:value-type="float" office:value="0.0371592607119914" calcext:value-type="float">
            <text:p>0.0371592607119914</text:p>
          </table:table-cell>
          <table:table-cell office:value-type="float" office:value="0.671745127436282" calcext:value-type="float">
            <text:p>0.671745127436282</text:p>
          </table:table-cell>
          <table:table-cell office:value-type="float" office:value="0.0404418557794716" calcext:value-type="float">
            <text:p>0.04044185577947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ic_retinopathy</text:p>
          </table:table-cell>
          <table:table-cell office:value-type="float" office:value="0.660292353823088" calcext:value-type="float">
            <text:p>0.660292353823088</text:p>
          </table:table-cell>
          <table:table-cell office:value-type="float" office:value="0.0404832158062485" calcext:value-type="float">
            <text:p>0.0404832158062485</text:p>
          </table:table-cell>
          <table:table-cell office:value-type="float" office:value="0.672428785607196" calcext:value-type="float">
            <text:p>0.672428785607196</text:p>
          </table:table-cell>
          <table:table-cell office:value-type="float" office:value="0.0362430457225542" calcext:value-type="float">
            <text:p>0.0362430457225542</text:p>
          </table:table-cell>
          <table:table-cell office:value-type="float" office:value="0.660284857571214" calcext:value-type="float">
            <text:p>0.660284857571214</text:p>
          </table:table-cell>
          <table:table-cell office:value-type="float" office:value="0.0397130297382084" calcext:value-type="float">
            <text:p>0.0397130297382084</text:p>
          </table:table-cell>
          <table:table-cell office:value-type="float" office:value="0.668088455772114" calcext:value-type="float">
            <text:p>0.668088455772114</text:p>
          </table:table-cell>
          <table:table-cell office:value-type="float" office:value="0.0403318484307087" calcext:value-type="float">
            <text:p>0.0403318484307087</text:p>
          </table:table-cell>
          <table:table-cell office:value-type="float" office:value="0.670727136431784" calcext:value-type="float">
            <text:p>0.670727136431784</text:p>
          </table:table-cell>
          <table:table-cell office:value-type="float" office:value="0.0380430864186469" calcext:value-type="float">
            <text:p>0.0380430864186469</text:p>
          </table:table-cell>
          <table:table-cell office:value-type="float" office:value="0.674160419790105" calcext:value-type="float">
            <text:p>0.674160419790105</text:p>
          </table:table-cell>
          <table:table-cell office:value-type="float" office:value="0.0374724635689687" calcext:value-type="float">
            <text:p>0.0374724635689687</text:p>
          </table:table-cell>
          <table:table-cell office:value-type="float" office:value="0.66547976011994" calcext:value-type="float">
            <text:p>0.66547976011994</text:p>
          </table:table-cell>
          <table:table-cell office:value-type="float" office:value="0.0552015270812841" calcext:value-type="float">
            <text:p>0.0552015270812841</text:p>
          </table:table-cell>
          <table:table-cell office:value-type="float" office:value="0.643740629685157" calcext:value-type="float">
            <text:p>0.643740629685157</text:p>
          </table:table-cell>
          <table:table-cell office:value-type="float" office:value="0.0317126649457083" calcext:value-type="float">
            <text:p>0.0317126649457083</text:p>
          </table:table-cell>
          <table:table-cell office:value-type="float" office:value="0.679377811094453" calcext:value-type="float">
            <text:p>0.679377811094453</text:p>
          </table:table-cell>
          <table:table-cell office:value-type="float" office:value="0.05747554956538" calcext:value-type="float">
            <text:p>0.05747554956538</text:p>
          </table:table-cell>
          <table:table-cell office:value-type="float" office:value="0.664617691154423" calcext:value-type="float">
            <text:p>0.664617691154423</text:p>
          </table:table-cell>
          <table:table-cell office:value-type="float" office:value="0.0500451781295263" calcext:value-type="float">
            <text:p>0.0500451781295263</text:p>
          </table:table-cell>
          <table:table-cell office:value-type="float" office:value="0.681994002998501" calcext:value-type="float">
            <text:p>0.681994002998501</text:p>
          </table:table-cell>
          <table:table-cell office:value-type="float" office:value="0.0386716482677705" calcext:value-type="float">
            <text:p>0.0386716482677705</text:p>
          </table:table-cell>
          <table:table-cell office:value-type="float" office:value="0.646416791604198" calcext:value-type="float">
            <text:p>0.646416791604198</text:p>
          </table:table-cell>
          <table:table-cell office:value-type="float" office:value="0.0658249344456546" calcext:value-type="float">
            <text:p>0.0658249344456546</text:p>
          </table:table-cell>
          <table:table-cell office:value-type="float" office:value="0.662863568215892" calcext:value-type="float">
            <text:p>0.662863568215892</text:p>
          </table:table-cell>
          <table:table-cell office:value-type="float" office:value="0.0514026007326582" calcext:value-type="float">
            <text:p>0.0514026007326582</text:p>
          </table:table-cell>
          <table:table-cell office:value-type="float" office:value="0.659392803598201" calcext:value-type="float">
            <text:p>0.659392803598201</text:p>
          </table:table-cell>
          <table:table-cell office:value-type="float" office:value="0.0594179155742327" calcext:value-type="float">
            <text:p>0.0594179155742327</text:p>
          </table:table-cell>
          <table:table-cell office:value-type="float" office:value="0.671559220389805" calcext:value-type="float">
            <text:p>0.671559220389805</text:p>
          </table:table-cell>
          <table:table-cell office:value-type="float" office:value="0.0477957659594188" calcext:value-type="float">
            <text:p>0.0477957659594188</text:p>
          </table:table-cell>
          <table:table-cell office:value-type="float" office:value="0.667271364317841" calcext:value-type="float">
            <text:p>0.667271364317841</text:p>
          </table:table-cell>
          <table:table-cell office:value-type="float" office:value="0.0352073909815847" calcext:value-type="float">
            <text:p>0.035207390981584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ic_retinopathy</text:p>
          </table:table-cell>
          <table:table-cell office:value-type="float" office:value="0.681994002998501" calcext:value-type="float">
            <text:p>0.681994002998501</text:p>
          </table:table-cell>
          <table:table-cell office:value-type="float" office:value="0.0350234963708741" calcext:value-type="float">
            <text:p>0.0350234963708741</text:p>
          </table:table-cell>
          <table:table-cell office:value-type="float" office:value="0.671551724137931" calcext:value-type="float">
            <text:p>0.671551724137931</text:p>
          </table:table-cell>
          <table:table-cell office:value-type="float" office:value="0.0422437165124273" calcext:value-type="float">
            <text:p>0.0422437165124273</text:p>
          </table:table-cell>
          <table:table-cell office:value-type="float" office:value="0.683718140929535" calcext:value-type="float">
            <text:p>0.683718140929535</text:p>
          </table:table-cell>
          <table:table-cell office:value-type="float" office:value="0.0434682187533248" calcext:value-type="float">
            <text:p>0.0434682187533248</text:p>
          </table:table-cell>
          <table:table-cell office:value-type="float" office:value="0.686319340329835" calcext:value-type="float">
            <text:p>0.686319340329835</text:p>
          </table:table-cell>
          <table:table-cell office:value-type="float" office:value="0.051825741514614" calcext:value-type="float">
            <text:p>0.051825741514614</text:p>
          </table:table-cell>
          <table:table-cell office:value-type="float" office:value="0.66811844077961" calcext:value-type="float">
            <text:p>0.66811844077961</text:p>
          </table:table-cell>
          <table:table-cell office:value-type="float" office:value="0.0491185741346021" calcext:value-type="float">
            <text:p>0.0491185741346021</text:p>
          </table:table-cell>
          <table:table-cell office:value-type="float" office:value="0.679392803598201" calcext:value-type="float">
            <text:p>0.679392803598201</text:p>
          </table:table-cell>
          <table:table-cell office:value-type="float" office:value="0.0431999289591945" calcext:value-type="float">
            <text:p>0.0431999289591945</text:p>
          </table:table-cell>
          <table:table-cell office:value-type="float" office:value="0.6671964017991" calcext:value-type="float">
            <text:p>0.6671964017991</text:p>
          </table:table-cell>
          <table:table-cell office:value-type="float" office:value="0.0459805856551354" calcext:value-type="float">
            <text:p>0.0459805856551354</text:p>
          </table:table-cell>
          <table:table-cell office:value-type="float" office:value="0.667218890554723" calcext:value-type="float">
            <text:p>0.667218890554723</text:p>
          </table:table-cell>
          <table:table-cell office:value-type="float" office:value="0.0386903120692624" calcext:value-type="float">
            <text:p>0.0386903120692624</text:p>
          </table:table-cell>
          <table:table-cell office:value-type="float" office:value="0.682001499250375" calcext:value-type="float">
            <text:p>0.682001499250375</text:p>
          </table:table-cell>
          <table:table-cell office:value-type="float" office:value="0.045962593207799" calcext:value-type="float">
            <text:p>0.045962593207799</text:p>
          </table:table-cell>
          <table:table-cell office:value-type="float" office:value="0.671551724137931" calcext:value-type="float">
            <text:p>0.671551724137931</text:p>
          </table:table-cell>
          <table:table-cell office:value-type="float" office:value="0.0436136897433419" calcext:value-type="float">
            <text:p>0.0436136897433419</text:p>
          </table:table-cell>
          <table:table-cell office:value-type="float" office:value="0.675929535232384" calcext:value-type="float">
            <text:p>0.675929535232384</text:p>
          </table:table-cell>
          <table:table-cell office:value-type="float" office:value="0.0397833815728535" calcext:value-type="float">
            <text:p>0.0397833815728535</text:p>
          </table:table-cell>
          <table:table-cell office:value-type="float" office:value="0.665472263868066" calcext:value-type="float">
            <text:p>0.665472263868066</text:p>
          </table:table-cell>
          <table:table-cell office:value-type="float" office:value="0.0434990529707113" calcext:value-type="float">
            <text:p>0.0434990529707113</text:p>
          </table:table-cell>
          <table:table-cell office:value-type="float" office:value="0.676784107946027" calcext:value-type="float">
            <text:p>0.676784107946027</text:p>
          </table:table-cell>
          <table:table-cell office:value-type="float" office:value="0.0459225506110582" calcext:value-type="float">
            <text:p>0.0459225506110582</text:p>
          </table:table-cell>
          <table:table-cell office:value-type="float" office:value="0.667263868065967" calcext:value-type="float">
            <text:p>0.667263868065967</text:p>
          </table:table-cell>
          <table:table-cell office:value-type="float" office:value="0.0572640818283031" calcext:value-type="float">
            <text:p>0.0572640818283031</text:p>
          </table:table-cell>
          <table:table-cell office:value-type="float" office:value="0.681994002998501" calcext:value-type="float">
            <text:p>0.681994002998501</text:p>
          </table:table-cell>
          <table:table-cell office:value-type="float" office:value="0.0470960047332016" calcext:value-type="float">
            <text:p>0.0470960047332016</text:p>
          </table:table-cell>
          <table:table-cell office:value-type="float" office:value="0.667256371814093" calcext:value-type="float">
            <text:p>0.667256371814093</text:p>
          </table:table-cell>
          <table:table-cell office:value-type="float" office:value="0.0485915555466661" calcext:value-type="float">
            <text:p>0.048591555546666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ic_retinopathy</text:p>
          </table:table-cell>
          <table:table-cell office:value-type="float" office:value="0.669835082458771" calcext:value-type="float">
            <text:p>0.669835082458771</text:p>
          </table:table-cell>
          <table:table-cell office:value-type="float" office:value="0.0421366000415751" calcext:value-type="float">
            <text:p>0.0421366000415751</text:p>
          </table:table-cell>
          <table:table-cell office:value-type="float" office:value="0.674175412293853" calcext:value-type="float">
            <text:p>0.674175412293853</text:p>
          </table:table-cell>
          <table:table-cell office:value-type="float" office:value="0.043390302758185" calcext:value-type="float">
            <text:p>0.043390302758185</text:p>
          </table:table-cell>
          <table:table-cell office:value-type="float" office:value="0.688928035982009" calcext:value-type="float">
            <text:p>0.688928035982009</text:p>
          </table:table-cell>
          <table:table-cell office:value-type="float" office:value="0.0479996668581096" calcext:value-type="float">
            <text:p>0.0479996668581096</text:p>
          </table:table-cell>
          <table:table-cell office:value-type="float" office:value="0.673313343328336" calcext:value-type="float">
            <text:p>0.673313343328336</text:p>
          </table:table-cell>
          <table:table-cell office:value-type="float" office:value="0.0419519319628242" calcext:value-type="float">
            <text:p>0.0419519319628242</text:p>
          </table:table-cell>
          <table:table-cell office:value-type="float" office:value="0.674175412293853" calcext:value-type="float">
            <text:p>0.674175412293853</text:p>
          </table:table-cell>
          <table:table-cell office:value-type="float" office:value="0.0536106961084826" calcext:value-type="float">
            <text:p>0.0536106961084826</text:p>
          </table:table-cell>
          <table:table-cell office:value-type="float" office:value="0.677676161919041" calcext:value-type="float">
            <text:p>0.677676161919041</text:p>
          </table:table-cell>
          <table:table-cell office:value-type="float" office:value="0.0509029516995885" calcext:value-type="float">
            <text:p>0.0509029516995885</text:p>
          </table:table-cell>
          <table:table-cell office:value-type="float" office:value="0.676776611694153" calcext:value-type="float">
            <text:p>0.676776611694153</text:p>
          </table:table-cell>
          <table:table-cell office:value-type="float" office:value="0.0394834511833366" calcext:value-type="float">
            <text:p>0.0394834511833366</text:p>
          </table:table-cell>
          <table:table-cell office:value-type="float" office:value="0.675892053973014" calcext:value-type="float">
            <text:p>0.675892053973014</text:p>
          </table:table-cell>
          <table:table-cell office:value-type="float" office:value="0.0453780708700995" calcext:value-type="float">
            <text:p>0.0453780708700995</text:p>
          </table:table-cell>
          <table:table-cell office:value-type="float" office:value="0.686349325337331" calcext:value-type="float">
            <text:p>0.686349325337331</text:p>
          </table:table-cell>
          <table:table-cell office:value-type="float" office:value="0.0475967912951573" calcext:value-type="float">
            <text:p>0.0475967912951573</text:p>
          </table:table-cell>
          <table:table-cell office:value-type="float" office:value="0.675929535232384" calcext:value-type="float">
            <text:p>0.675929535232384</text:p>
          </table:table-cell>
          <table:table-cell office:value-type="float" office:value="0.045126529334188" calcext:value-type="float">
            <text:p>0.045126529334188</text:p>
          </table:table-cell>
          <table:table-cell office:value-type="float" office:value="0.684610194902549" calcext:value-type="float">
            <text:p>0.684610194902549</text:p>
          </table:table-cell>
          <table:table-cell office:value-type="float" office:value="0.0360827558778004" calcext:value-type="float">
            <text:p>0.0360827558778004</text:p>
          </table:table-cell>
          <table:table-cell office:value-type="float" office:value="0.682856071964018" calcext:value-type="float">
            <text:p>0.682856071964018</text:p>
          </table:table-cell>
          <table:table-cell office:value-type="float" office:value="0.0466084988735393" calcext:value-type="float">
            <text:p>0.0466084988735393</text:p>
          </table:table-cell>
          <table:table-cell office:value-type="float" office:value="0.673305847076462" calcext:value-type="float">
            <text:p>0.673305847076462</text:p>
          </table:table-cell>
          <table:table-cell office:value-type="float" office:value="0.0443441221553654" calcext:value-type="float">
            <text:p>0.0443441221553654</text:p>
          </table:table-cell>
          <table:table-cell office:value-type="float" office:value="0.673335832083958" calcext:value-type="float">
            <text:p>0.673335832083958</text:p>
          </table:table-cell>
          <table:table-cell office:value-type="float" office:value="0.0590878187051957" calcext:value-type="float">
            <text:p>0.0590878187051957</text:p>
          </table:table-cell>
          <table:table-cell office:value-type="float" office:value="0.678530734632684" calcext:value-type="float">
            <text:p>0.678530734632684</text:p>
          </table:table-cell>
          <table:table-cell office:value-type="float" office:value="0.0369729854974276" calcext:value-type="float">
            <text:p>0.0369729854974276</text:p>
          </table:table-cell>
          <table:table-cell office:value-type="float" office:value="0.682023988005997" calcext:value-type="float">
            <text:p>0.682023988005997</text:p>
          </table:table-cell>
          <table:table-cell office:value-type="float" office:value="0.0523009194945316" calcext:value-type="float">
            <text:p>0.05230091949453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ic_retinopathy</text:p>
          </table:table-cell>
          <table:table-cell office:value-type="float" office:value="0.677676161919041" calcext:value-type="float">
            <text:p>0.677676161919041</text:p>
          </table:table-cell>
          <table:table-cell office:value-type="float" office:value="0.036938833650363" calcext:value-type="float">
            <text:p>0.036938833650363</text:p>
          </table:table-cell>
          <table:table-cell office:value-type="float" office:value="0.678508245877061" calcext:value-type="float">
            <text:p>0.678508245877061</text:p>
          </table:table-cell>
          <table:table-cell office:value-type="float" office:value="0.0353039075036107" calcext:value-type="float">
            <text:p>0.0353039075036107</text:p>
          </table:table-cell>
          <table:table-cell office:value-type="float" office:value="0.676776611694153" calcext:value-type="float">
            <text:p>0.676776611694153</text:p>
          </table:table-cell>
          <table:table-cell office:value-type="float" office:value="0.0546554140859578" calcext:value-type="float">
            <text:p>0.0546554140859578</text:p>
          </table:table-cell>
          <table:table-cell office:value-type="float" office:value="0.676761619190405" calcext:value-type="float">
            <text:p>0.676761619190405</text:p>
          </table:table-cell>
          <table:table-cell office:value-type="float" office:value="0.0422569982332729" calcext:value-type="float">
            <text:p>0.0422569982332729</text:p>
          </table:table-cell>
          <table:table-cell office:value-type="float" office:value="0.682863568215892" calcext:value-type="float">
            <text:p>0.682863568215892</text:p>
          </table:table-cell>
          <table:table-cell office:value-type="float" office:value="0.046380691496184" calcext:value-type="float">
            <text:p>0.046380691496184</text:p>
          </table:table-cell>
          <table:table-cell office:value-type="float" office:value="0.680269865067466" calcext:value-type="float">
            <text:p>0.680269865067466</text:p>
          </table:table-cell>
          <table:table-cell office:value-type="float" office:value="0.0502197008269092" calcext:value-type="float">
            <text:p>0.0502197008269092</text:p>
          </table:table-cell>
          <table:table-cell office:value-type="float" office:value="0.675884557721139" calcext:value-type="float">
            <text:p>0.675884557721139</text:p>
          </table:table-cell>
          <table:table-cell office:value-type="float" office:value="0.0463343571567439" calcext:value-type="float">
            <text:p>0.0463343571567439</text:p>
          </table:table-cell>
          <table:table-cell office:value-type="float" office:value="0.677653673163418" calcext:value-type="float">
            <text:p>0.677653673163418</text:p>
          </table:table-cell>
          <table:table-cell office:value-type="float" office:value="0.0469394471630429" calcext:value-type="float">
            <text:p>0.0469394471630429</text:p>
          </table:table-cell>
          <table:table-cell office:value-type="float" office:value="0.68287856071964" calcext:value-type="float">
            <text:p>0.68287856071964</text:p>
          </table:table-cell>
          <table:table-cell office:value-type="float" office:value="0.0430800144890842" calcext:value-type="float">
            <text:p>0.0430800144890842</text:p>
          </table:table-cell>
          <table:table-cell office:value-type="float" office:value="0.674182908545727" calcext:value-type="float">
            <text:p>0.674182908545727</text:p>
          </table:table-cell>
          <table:table-cell office:value-type="float" office:value="0.0508295161729451" calcext:value-type="float">
            <text:p>0.0508295161729451</text:p>
          </table:table-cell>
          <table:table-cell office:value-type="float" office:value="0.684595202398801" calcext:value-type="float">
            <text:p>0.684595202398801</text:p>
          </table:table-cell>
          <table:table-cell office:value-type="float" office:value="0.0335594627995922" calcext:value-type="float">
            <text:p>0.0335594627995922</text:p>
          </table:table-cell>
          <table:table-cell office:value-type="float" office:value="0.6871964017991" calcext:value-type="float">
            <text:p>0.6871964017991</text:p>
          </table:table-cell>
          <table:table-cell office:value-type="float" office:value="0.0528360072150673" calcext:value-type="float">
            <text:p>0.0528360072150673</text:p>
          </table:table-cell>
          <table:table-cell office:value-type="float" office:value="0.67503748125937" calcext:value-type="float">
            <text:p>0.67503748125937</text:p>
          </table:table-cell>
          <table:table-cell office:value-type="float" office:value="0.0397926174275475" calcext:value-type="float">
            <text:p>0.0397926174275475</text:p>
          </table:table-cell>
          <table:table-cell office:value-type="float" office:value="0.671566716641679" calcext:value-type="float">
            <text:p>0.671566716641679</text:p>
          </table:table-cell>
          <table:table-cell office:value-type="float" office:value="0.0522842303027544" calcext:value-type="float">
            <text:p>0.0522842303027544</text:p>
          </table:table-cell>
          <table:table-cell office:value-type="float" office:value="0.683748125937032" calcext:value-type="float">
            <text:p>0.683748125937032</text:p>
          </table:table-cell>
          <table:table-cell office:value-type="float" office:value="0.0430642079964108" calcext:value-type="float">
            <text:p>0.0430642079964108</text:p>
          </table:table-cell>
          <table:table-cell office:value-type="float" office:value="0.681131934032983" calcext:value-type="float">
            <text:p>0.681131934032983</text:p>
          </table:table-cell>
          <table:table-cell office:value-type="float" office:value="0.0489510036943791" calcext:value-type="float">
            <text:p>0.048951003694379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ic_retinopathy</text:p>
          </table:table-cell>
          <table:table-cell office:value-type="float" office:value="0.675929535232384" calcext:value-type="float">
            <text:p>0.675929535232384</text:p>
          </table:table-cell>
          <table:table-cell office:value-type="float" office:value="0.0438038959626101" calcext:value-type="float">
            <text:p>0.0438038959626101</text:p>
          </table:table-cell>
          <table:table-cell office:value-type="float" office:value="0.681124437781109" calcext:value-type="float">
            <text:p>0.681124437781109</text:p>
          </table:table-cell>
          <table:table-cell office:value-type="float" office:value="0.0439357646570097" calcext:value-type="float">
            <text:p>0.0439357646570097</text:p>
          </table:table-cell>
          <table:table-cell office:value-type="float" office:value="0.673305847076462" calcext:value-type="float">
            <text:p>0.673305847076462</text:p>
          </table:table-cell>
          <table:table-cell office:value-type="float" office:value="0.0486793363994237" calcext:value-type="float">
            <text:p>0.0486793363994237</text:p>
          </table:table-cell>
          <table:table-cell office:value-type="float" office:value="0.678493253373313" calcext:value-type="float">
            <text:p>0.678493253373313</text:p>
          </table:table-cell>
          <table:table-cell office:value-type="float" office:value="0.0440800071427913" calcext:value-type="float">
            <text:p>0.0440800071427913</text:p>
          </table:table-cell>
          <table:table-cell office:value-type="float" office:value="0.674182908545727" calcext:value-type="float">
            <text:p>0.674182908545727</text:p>
          </table:table-cell>
          <table:table-cell office:value-type="float" office:value="0.0491488330310063" calcext:value-type="float">
            <text:p>0.0491488330310063</text:p>
          </table:table-cell>
          <table:table-cell office:value-type="float" office:value="0.67332083958021" calcext:value-type="float">
            <text:p>0.67332083958021</text:p>
          </table:table-cell>
          <table:table-cell office:value-type="float" office:value="0.054139645625883" calcext:value-type="float">
            <text:p>0.054139645625883</text:p>
          </table:table-cell>
          <table:table-cell office:value-type="float" office:value="0.679385307346327" calcext:value-type="float">
            <text:p>0.679385307346327</text:p>
          </table:table-cell>
          <table:table-cell office:value-type="float" office:value="0.0420716743392967" calcext:value-type="float">
            <text:p>0.0420716743392967</text:p>
          </table:table-cell>
          <table:table-cell office:value-type="float" office:value="0.682848575712144" calcext:value-type="float">
            <text:p>0.682848575712144</text:p>
          </table:table-cell>
          <table:table-cell office:value-type="float" office:value="0.0417080448367655" calcext:value-type="float">
            <text:p>0.0417080448367655</text:p>
          </table:table-cell>
          <table:table-cell office:value-type="float" office:value="0.682886056971514" calcext:value-type="float">
            <text:p>0.682886056971514</text:p>
          </table:table-cell>
          <table:table-cell office:value-type="float" office:value="0.0458550907477041" calcext:value-type="float">
            <text:p>0.0458550907477041</text:p>
          </table:table-cell>
          <table:table-cell office:value-type="float" office:value="0.677661169415292" calcext:value-type="float">
            <text:p>0.677661169415292</text:p>
          </table:table-cell>
          <table:table-cell office:value-type="float" office:value="0.0474220474800503" calcext:value-type="float">
            <text:p>0.0474220474800503</text:p>
          </table:table-cell>
          <table:table-cell office:value-type="float" office:value="0.683703148425787" calcext:value-type="float">
            <text:p>0.683703148425787</text:p>
          </table:table-cell>
          <table:table-cell office:value-type="float" office:value="0.0377669637363694" calcext:value-type="float">
            <text:p>0.0377669637363694</text:p>
          </table:table-cell>
          <table:table-cell office:value-type="float" office:value="0.684580209895053" calcext:value-type="float">
            <text:p>0.684580209895053</text:p>
          </table:table-cell>
          <table:table-cell office:value-type="float" office:value="0.0528933517222809" calcext:value-type="float">
            <text:p>0.0528933517222809</text:p>
          </table:table-cell>
          <table:table-cell office:value-type="float" office:value="0.681124437781109" calcext:value-type="float">
            <text:p>0.681124437781109</text:p>
          </table:table-cell>
          <table:table-cell office:value-type="float" office:value="0.0472526071546836" calcext:value-type="float">
            <text:p>0.0472526071546836</text:p>
          </table:table-cell>
          <table:table-cell office:value-type="float" office:value="0.672451274362819" calcext:value-type="float">
            <text:p>0.672451274362819</text:p>
          </table:table-cell>
          <table:table-cell office:value-type="float" office:value="0.0533394858474876" calcext:value-type="float">
            <text:p>0.0533394858474876</text:p>
          </table:table-cell>
          <table:table-cell office:value-type="float" office:value="0.683740629685157" calcext:value-type="float">
            <text:p>0.683740629685157</text:p>
          </table:table-cell>
          <table:table-cell office:value-type="float" office:value="0.0438943147793917" calcext:value-type="float">
            <text:p>0.0438943147793917</text:p>
          </table:table-cell>
          <table:table-cell office:value-type="float" office:value="0.677668665667166" calcext:value-type="float">
            <text:p>0.677668665667166</text:p>
          </table:table-cell>
          <table:table-cell office:value-type="float" office:value="0.0516117343772885" calcext:value-type="float">
            <text:p>0.051611734377288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ic_retinopathy</text:p>
          </table:table-cell>
          <table:table-cell office:value-type="float" office:value="0.673145427286357" calcext:value-type="float">
            <text:p>0.673145427286357</text:p>
          </table:table-cell>
          <table:table-cell office:value-type="float" office:value="0.0396772083663342" calcext:value-type="float">
            <text:p>0.0396772083663342</text:p>
          </table:table-cell>
          <table:table-cell office:value-type="float" office:value="0.67555772113943" calcext:value-type="float">
            <text:p>0.67555772113943</text:p>
          </table:table-cell>
          <table:table-cell office:value-type="float" office:value="0.0402233474307574" calcext:value-type="float">
            <text:p>0.0402233474307574</text:p>
          </table:table-cell>
          <table:table-cell office:value-type="float" office:value="0.676602698650675" calcext:value-type="float">
            <text:p>0.676602698650675</text:p>
          </table:table-cell>
          <table:table-cell office:value-type="float" office:value="0.0469031331670049" calcext:value-type="float">
            <text:p>0.0469031331670049</text:p>
          </table:table-cell>
          <table:table-cell office:value-type="float" office:value="0.676595202398801" calcext:value-type="float">
            <text:p>0.676595202398801</text:p>
          </table:table-cell>
          <table:table-cell office:value-type="float" office:value="0.0440893054568422" calcext:value-type="float">
            <text:p>0.0440893054568422</text:p>
          </table:table-cell>
          <table:table-cell office:value-type="float" office:value="0.674013493253373" calcext:value-type="float">
            <text:p>0.674013493253373</text:p>
          </table:table-cell>
          <table:table-cell office:value-type="float" office:value="0.0472603762377844" calcext:value-type="float">
            <text:p>0.0472603762377844</text:p>
          </table:table-cell>
          <table:table-cell office:value-type="float" office:value="0.676964017991004" calcext:value-type="float">
            <text:p>0.676964017991004</text:p>
          </table:table-cell>
          <table:table-cell office:value-type="float" office:value="0.0471869381361088" calcext:value-type="float">
            <text:p>0.0471869381361088</text:p>
          </table:table-cell>
          <table:table-cell office:value-type="float" office:value="0.672944527736132" calcext:value-type="float">
            <text:p>0.672944527736132</text:p>
          </table:table-cell>
          <table:table-cell office:value-type="float" office:value="0.0458143190831593" calcext:value-type="float">
            <text:p>0.0458143190831593</text:p>
          </table:table-cell>
          <table:table-cell office:value-type="float" office:value="0.669470764617691" calcext:value-type="float">
            <text:p>0.669470764617691</text:p>
          </table:table-cell>
          <table:table-cell office:value-type="float" office:value="0.0408857079769757" calcext:value-type="float">
            <text:p>0.0408857079769757</text:p>
          </table:table-cell>
          <table:table-cell office:value-type="float" office:value="0.682698650674663" calcext:value-type="float">
            <text:p>0.682698650674663</text:p>
          </table:table-cell>
          <table:table-cell office:value-type="float" office:value="0.0479940078610249" calcext:value-type="float">
            <text:p>0.0479940078610249</text:p>
          </table:table-cell>
          <table:table-cell office:value-type="float" office:value="0.672788605697151" calcext:value-type="float">
            <text:p>0.672788605697151</text:p>
          </table:table-cell>
          <table:table-cell office:value-type="float" office:value="0.0474073921720103" calcext:value-type="float">
            <text:p>0.0474073921720103</text:p>
          </table:table-cell>
          <table:table-cell office:value-type="float" office:value="0.682166416791604" calcext:value-type="float">
            <text:p>0.682166416791604</text:p>
          </table:table-cell>
          <table:table-cell office:value-type="float" office:value="0.0371728424508772" calcext:value-type="float">
            <text:p>0.0371728424508772</text:p>
          </table:table-cell>
          <table:table-cell office:value-type="float" office:value="0.673304347826087" calcext:value-type="float">
            <text:p>0.673304347826087</text:p>
          </table:table-cell>
          <table:table-cell office:value-type="float" office:value="0.0523323690454507" calcext:value-type="float">
            <text:p>0.0523323690454507</text:p>
          </table:table-cell>
          <table:table-cell office:value-type="float" office:value="0.673823088455772" calcext:value-type="float">
            <text:p>0.673823088455772</text:p>
          </table:table-cell>
          <table:table-cell office:value-type="float" office:value="0.0457428996162626" calcext:value-type="float">
            <text:p>0.0457428996162626</text:p>
          </table:table-cell>
          <table:table-cell office:value-type="float" office:value="0.668802098950525" calcext:value-type="float">
            <text:p>0.668802098950525</text:p>
          </table:table-cell>
          <table:table-cell office:value-type="float" office:value="0.0562787064515947" calcext:value-type="float">
            <text:p>0.0562787064515947</text:p>
          </table:table-cell>
          <table:table-cell office:value-type="float" office:value="0.679914542728636" calcext:value-type="float">
            <text:p>0.679914542728636</text:p>
          </table:table-cell>
          <table:table-cell office:value-type="float" office:value="0.0437646557931701" calcext:value-type="float">
            <text:p>0.0437646557931701</text:p>
          </table:table-cell>
          <table:table-cell office:value-type="float" office:value="0.675070464767616" calcext:value-type="float">
            <text:p>0.675070464767616</text:p>
          </table:table-cell>
          <table:table-cell office:value-type="float" office:value="0.04733252081889" calcext:value-type="float">
            <text:p>0.0473325208188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.628641105541255" calcext:value-type="float">
            <text:p>0.628641105541255</text:p>
          </table:table-cell>
          <table:table-cell office:value-type="float" office:value="0.0558215888556614" calcext:value-type="float">
            <text:p>0.0558215888556614</text:p>
          </table:table-cell>
          <table:table-cell office:value-type="float" office:value="0.616278282075599" calcext:value-type="float">
            <text:p>0.616278282075599</text:p>
          </table:table-cell>
          <table:table-cell office:value-type="float" office:value="0.0337687311862354" calcext:value-type="float">
            <text:p>0.0337687311862354</text:p>
          </table:table-cell>
          <table:table-cell office:value-type="float" office:value="0.613751524183715" calcext:value-type="float">
            <text:p>0.613751524183715</text:p>
          </table:table-cell>
          <table:table-cell office:value-type="float" office:value="0.0712927899061374" calcext:value-type="float">
            <text:p>0.0712927899061374</text:p>
          </table:table-cell>
          <table:table-cell office:value-type="float" office:value="0.620376642731337" calcext:value-type="float">
            <text:p>0.620376642731337</text:p>
          </table:table-cell>
          <table:table-cell office:value-type="float" office:value="0.0632857967266257" calcext:value-type="float">
            <text:p>0.0632857967266257</text:p>
          </table:table-cell>
          <table:table-cell office:value-type="float" office:value="0.620424061780247" calcext:value-type="float">
            <text:p>0.620424061780247</text:p>
          </table:table-cell>
          <table:table-cell office:value-type="float" office:value="0.0452298401606605" calcext:value-type="float">
            <text:p>0.0452298401606605</text:p>
          </table:table-cell>
          <table:table-cell office:value-type="float" office:value="0.60466738924265" calcext:value-type="float">
            <text:p>0.60466738924265</text:p>
          </table:table-cell>
          <table:table-cell office:value-type="float" office:value="0.0536923677744238" calcext:value-type="float">
            <text:p>0.0536923677744238</text:p>
          </table:table-cell>
          <table:table-cell office:value-type="float" office:value="0.615397642595854" calcext:value-type="float">
            <text:p>0.615397642595854</text:p>
          </table:table-cell>
          <table:table-cell office:value-type="float" office:value="0.0611920308064985" calcext:value-type="float">
            <text:p>0.0611920308064985</text:p>
          </table:table-cell>
          <table:table-cell office:value-type="float" office:value="0.622815336675247" calcext:value-type="float">
            <text:p>0.622815336675247</text:p>
          </table:table-cell>
          <table:table-cell office:value-type="float" office:value="0.0653538093248891" calcext:value-type="float">
            <text:p>0.0653538093248891</text:p>
          </table:table-cell>
          <table:table-cell office:value-type="float" office:value="0.616217314727002" calcext:value-type="float">
            <text:p>0.616217314727002</text:p>
          </table:table-cell>
          <table:table-cell office:value-type="float" office:value="0.0598958481282037" calcext:value-type="float">
            <text:p>0.0598958481282037</text:p>
          </table:table-cell>
          <table:table-cell office:value-type="float" office:value="0.627787562660886" calcext:value-type="float">
            <text:p>0.627787562660886</text:p>
          </table:table-cell>
          <table:table-cell office:value-type="float" office:value="0.0547930529828049" calcext:value-type="float">
            <text:p>0.0547930529828049</text:p>
          </table:table-cell>
          <table:table-cell office:value-type="float" office:value="0.622889852323533" calcext:value-type="float">
            <text:p>0.622889852323533</text:p>
          </table:table-cell>
          <table:table-cell office:value-type="float" office:value="0.0579527579965594" calcext:value-type="float">
            <text:p>0.0579527579965594</text:p>
          </table:table-cell>
          <table:table-cell office:value-type="float" office:value="0.634419455358353" calcext:value-type="float">
            <text:p>0.634419455358353</text:p>
          </table:table-cell>
          <table:table-cell office:value-type="float" office:value="0.0527370845357969" calcext:value-type="float">
            <text:p>0.0527370845357969</text:p>
          </table:table-cell>
          <table:table-cell office:value-type="float" office:value="0.607228017883756" calcext:value-type="float">
            <text:p>0.607228017883756</text:p>
          </table:table-cell>
          <table:table-cell office:value-type="float" office:value="0.0478381026184058" calcext:value-type="float">
            <text:p>0.0478381026184058</text:p>
          </table:table-cell>
          <table:table-cell office:value-type="float" office:value="0.609612518628912" calcext:value-type="float">
            <text:p>0.609612518628912</text:p>
          </table:table-cell>
          <table:table-cell office:value-type="float" office:value="0.0701892185562386" calcext:value-type="float">
            <text:p>0.0701892185562386</text:p>
          </table:table-cell>
          <table:table-cell office:value-type="float" office:value="0.626994987129115" calcext:value-type="float">
            <text:p>0.626994987129115</text:p>
          </table:table-cell>
          <table:table-cell office:value-type="float" office:value="0.0581746071360485" calcext:value-type="float">
            <text:p>0.0581746071360485</text:p>
          </table:table-cell>
          <table:table-cell office:value-type="float" office:value="0.621250508061238" calcext:value-type="float">
            <text:p>0.621250508061238</text:p>
          </table:table-cell>
          <table:table-cell office:value-type="float" office:value="0.0540058939492609" calcext:value-type="float">
            <text:p>0.054005893949260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.627807885110419" calcext:value-type="float">
            <text:p>0.627807885110419</text:p>
          </table:table-cell>
          <table:table-cell office:value-type="float" office:value="0.0636782100148552" calcext:value-type="float">
            <text:p>0.0636782100148552</text:p>
          </table:table-cell>
          <table:table-cell office:value-type="float" office:value="0.620335997832272" calcext:value-type="float">
            <text:p>0.620335997832272</text:p>
          </table:table-cell>
          <table:table-cell office:value-type="float" office:value="0.055717245887196" calcext:value-type="float">
            <text:p>0.055717245887196</text:p>
          </table:table-cell>
          <table:table-cell office:value-type="float" office:value="0.634405907058664" calcext:value-type="float">
            <text:p>0.634405907058664</text:p>
          </table:table-cell>
          <table:table-cell office:value-type="float" office:value="0.0599455101331204" calcext:value-type="float">
            <text:p>0.0599455101331204</text:p>
          </table:table-cell>
          <table:table-cell office:value-type="float" office:value="0.634378810459287" calcext:value-type="float">
            <text:p>0.634378810459287</text:p>
          </table:table-cell>
          <table:table-cell office:value-type="float" office:value="0.0673312030085307" calcext:value-type="float">
            <text:p>0.0673312030085307</text:p>
          </table:table-cell>
          <table:table-cell office:value-type="float" office:value="0.627787562660886" calcext:value-type="float">
            <text:p>0.627787562660886</text:p>
          </table:table-cell>
          <table:table-cell office:value-type="float" office:value="0.0630370967722456" calcext:value-type="float">
            <text:p>0.0630370967722456</text:p>
          </table:table-cell>
          <table:table-cell office:value-type="float" office:value="0.623668879555616" calcext:value-type="float">
            <text:p>0.623668879555616</text:p>
          </table:table-cell>
          <table:table-cell office:value-type="float" office:value="0.0471525404069358" calcext:value-type="float">
            <text:p>0.0471525404069358</text:p>
          </table:table-cell>
          <table:table-cell office:value-type="float" office:value="0.630260127354017" calcext:value-type="float">
            <text:p>0.630260127354017</text:p>
          </table:table-cell>
          <table:table-cell office:value-type="float" office:value="0.0559211934701907" calcext:value-type="float">
            <text:p>0.0559211934701907</text:p>
          </table:table-cell>
          <table:table-cell office:value-type="float" office:value="0.634365262159599" calcext:value-type="float">
            <text:p>0.634365262159599</text:p>
          </table:table-cell>
          <table:table-cell office:value-type="float" office:value="0.0612540260891661" calcext:value-type="float">
            <text:p>0.0612540260891661</text:p>
          </table:table-cell>
          <table:table-cell office:value-type="float" office:value="0.617917626337895" calcext:value-type="float">
            <text:p>0.617917626337895</text:p>
          </table:table-cell>
          <table:table-cell office:value-type="float" office:value="0.0653504158331792" calcext:value-type="float">
            <text:p>0.0653504158331792</text:p>
          </table:table-cell>
          <table:table-cell office:value-type="float" office:value="0.627746917761821" calcext:value-type="float">
            <text:p>0.627746917761821</text:p>
          </table:table-cell>
          <table:table-cell office:value-type="float" office:value="0.066606830400339" calcext:value-type="float">
            <text:p>0.066606830400339</text:p>
          </table:table-cell>
          <table:table-cell office:value-type="float" office:value="0.631919794065845" calcext:value-type="float">
            <text:p>0.631919794065845</text:p>
          </table:table-cell>
          <table:table-cell office:value-type="float" office:value="0.0584869651946614" calcext:value-type="float">
            <text:p>0.0584869651946614</text:p>
          </table:table-cell>
          <table:table-cell office:value-type="float" office:value="0.635218805039967" calcext:value-type="float">
            <text:p>0.635218805039967</text:p>
          </table:table-cell>
          <table:table-cell office:value-type="float" office:value="0.0610996309377933" calcext:value-type="float">
            <text:p>0.0610996309377933</text:p>
          </table:table-cell>
          <table:table-cell office:value-type="float" office:value="0.626994987129115" calcext:value-type="float">
            <text:p>0.626994987129115</text:p>
          </table:table-cell>
          <table:table-cell office:value-type="float" office:value="0.051832316035738" calcext:value-type="float">
            <text:p>0.051832316035738</text:p>
          </table:table-cell>
          <table:table-cell office:value-type="float" office:value="0.626127895949058" calcext:value-type="float">
            <text:p>0.626127895949058</text:p>
          </table:table-cell>
          <table:table-cell office:value-type="float" office:value="0.0589407999706934" calcext:value-type="float">
            <text:p>0.0589407999706934</text:p>
          </table:table-cell>
          <table:table-cell office:value-type="float" office:value="0.626961116379894" calcext:value-type="float">
            <text:p>0.626961116379894</text:p>
          </table:table-cell>
          <table:table-cell office:value-type="float" office:value="0.0642957572029595" calcext:value-type="float">
            <text:p>0.0642957572029595</text:p>
          </table:table-cell>
          <table:table-cell office:value-type="float" office:value="0.630287223953394" calcext:value-type="float">
            <text:p>0.630287223953394</text:p>
          </table:table-cell>
          <table:table-cell office:value-type="float" office:value="0.0509628221747795" calcext:value-type="float">
            <text:p>0.050962822174779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.644296165831188" calcext:value-type="float">
            <text:p>0.644296165831188</text:p>
          </table:table-cell>
          <table:table-cell office:value-type="float" office:value="0.0671898571245863" calcext:value-type="float">
            <text:p>0.0671898571245863</text:p>
          </table:table-cell>
          <table:table-cell office:value-type="float" office:value="0.633525267578919" calcext:value-type="float">
            <text:p>0.633525267578919</text:p>
          </table:table-cell>
          <table:table-cell office:value-type="float" office:value="0.0599547296107519" calcext:value-type="float">
            <text:p>0.0599547296107519</text:p>
          </table:table-cell>
          <table:table-cell office:value-type="float" office:value="0.642636499119361" calcext:value-type="float">
            <text:p>0.642636499119361</text:p>
          </table:table-cell>
          <table:table-cell office:value-type="float" office:value="0.0557007530065257" calcext:value-type="float">
            <text:p>0.0557007530065257</text:p>
          </table:table-cell>
          <table:table-cell office:value-type="float" office:value="0.633552364178296" calcext:value-type="float">
            <text:p>0.633552364178296</text:p>
          </table:table-cell>
          <table:table-cell office:value-type="float" office:value="0.0595910397635486" calcext:value-type="float">
            <text:p>0.0595910397635486</text:p>
          </table:table-cell>
          <table:table-cell office:value-type="float" office:value="0.620376642731337" calcext:value-type="float">
            <text:p>0.620376642731337</text:p>
          </table:table-cell>
          <table:table-cell office:value-type="float" office:value="0.0560351826134977" calcext:value-type="float">
            <text:p>0.0560351826134977</text:p>
          </table:table-cell>
          <table:table-cell office:value-type="float" office:value="0.631906245766156" calcext:value-type="float">
            <text:p>0.631906245766156</text:p>
          </table:table-cell>
          <table:table-cell office:value-type="float" office:value="0.058932324706779" calcext:value-type="float">
            <text:p>0.058932324706779</text:p>
          </table:table-cell>
          <table:table-cell office:value-type="float" office:value="0.631892697466468" calcext:value-type="float">
            <text:p>0.631892697466468</text:p>
          </table:table-cell>
          <table:table-cell office:value-type="float" office:value="0.0574272490590522" calcext:value-type="float">
            <text:p>0.0574272490590522</text:p>
          </table:table-cell>
          <table:table-cell office:value-type="float" office:value="0.636045251320959" calcext:value-type="float">
            <text:p>0.636045251320959</text:p>
          </table:table-cell>
          <table:table-cell office:value-type="float" office:value="0.0616468317723464" calcext:value-type="float">
            <text:p>0.0616468317723464</text:p>
          </table:table-cell>
          <table:table-cell office:value-type="float" office:value="0.631899471616312" calcext:value-type="float">
            <text:p>0.631899471616312</text:p>
          </table:table-cell>
          <table:table-cell office:value-type="float" office:value="0.0671537255314522" calcext:value-type="float">
            <text:p>0.0671537255314522</text:p>
          </table:table-cell>
          <table:table-cell office:value-type="float" office:value="0.632725917897304" calcext:value-type="float">
            <text:p>0.632725917897304</text:p>
          </table:table-cell>
          <table:table-cell office:value-type="float" office:value="0.0594692343893889" calcext:value-type="float">
            <text:p>0.0594692343893889</text:p>
          </table:table-cell>
          <table:table-cell office:value-type="float" office:value="0.631100121934697" calcext:value-type="float">
            <text:p>0.631100121934697</text:p>
          </table:table-cell>
          <table:table-cell office:value-type="float" office:value="0.0603599690205341" calcext:value-type="float">
            <text:p>0.0603599690205341</text:p>
          </table:table-cell>
          <table:table-cell office:value-type="float" office:value="0.636878471751795" calcext:value-type="float">
            <text:p>0.636878471751795</text:p>
          </table:table-cell>
          <table:table-cell office:value-type="float" office:value="0.0515107787455979" calcext:value-type="float">
            <text:p>0.0515107787455979</text:p>
          </table:table-cell>
          <table:table-cell office:value-type="float" office:value="0.633545590028451" calcext:value-type="float">
            <text:p>0.633545590028451</text:p>
          </table:table-cell>
          <table:table-cell office:value-type="float" office:value="0.0588477380060832" calcext:value-type="float">
            <text:p>0.0588477380060832</text:p>
          </table:table-cell>
          <table:table-cell office:value-type="float" office:value="0.641789730388836" calcext:value-type="float">
            <text:p>0.641789730388836</text:p>
          </table:table-cell>
          <table:table-cell office:value-type="float" office:value="0.0636829212289477" calcext:value-type="float">
            <text:p>0.0636829212289477</text:p>
          </table:table-cell>
          <table:table-cell office:value-type="float" office:value="0.638504267714402" calcext:value-type="float">
            <text:p>0.638504267714402</text:p>
          </table:table-cell>
          <table:table-cell office:value-type="float" office:value="0.0612855239420149" calcext:value-type="float">
            <text:p>0.0612855239420149</text:p>
          </table:table-cell>
          <table:table-cell office:value-type="float" office:value="0.626961116379894" calcext:value-type="float">
            <text:p>0.626961116379894</text:p>
          </table:table-cell>
          <table:table-cell office:value-type="float" office:value="0.052752703809233" calcext:value-type="float">
            <text:p>0.0527527038092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.639330713995394" calcext:value-type="float">
            <text:p>0.639330713995394</text:p>
          </table:table-cell>
          <table:table-cell office:value-type="float" office:value="0.0689968642516544" calcext:value-type="float">
            <text:p>0.0689968642516544</text:p>
          </table:table-cell>
          <table:table-cell office:value-type="float" office:value="0.631059477035632" calcext:value-type="float">
            <text:p>0.631059477035632</text:p>
          </table:table-cell>
          <table:table-cell office:value-type="float" office:value="0.0576899021286767" calcext:value-type="float">
            <text:p>0.0576899021286767</text:p>
          </table:table-cell>
          <table:table-cell office:value-type="float" office:value="0.63767782143341" calcext:value-type="float">
            <text:p>0.63767782143341</text:p>
          </table:table-cell>
          <table:table-cell office:value-type="float" office:value="0.0575441973315529" calcext:value-type="float">
            <text:p>0.0575441973315529</text:p>
          </table:table-cell>
          <table:table-cell office:value-type="float" office:value="0.635205256740279" calcext:value-type="float">
            <text:p>0.635205256740279</text:p>
          </table:table-cell>
          <table:table-cell office:value-type="float" office:value="0.0622585807836026" calcext:value-type="float">
            <text:p>0.0622585807836026</text:p>
          </table:table-cell>
          <table:table-cell office:value-type="float" office:value="0.631933342365533" calcext:value-type="float">
            <text:p>0.631933342365533</text:p>
          </table:table-cell>
          <table:table-cell office:value-type="float" office:value="0.0581411003821868" calcext:value-type="float">
            <text:p>0.0581411003821868</text:p>
          </table:table-cell>
          <table:table-cell office:value-type="float" office:value="0.63355913832814" calcext:value-type="float">
            <text:p>0.63355913832814</text:p>
          </table:table-cell>
          <table:table-cell office:value-type="float" office:value="0.0613152597596094" calcext:value-type="float">
            <text:p>0.0613152597596094</text:p>
          </table:table-cell>
          <table:table-cell office:value-type="float" office:value="0.628580138192657" calcext:value-type="float">
            <text:p>0.628580138192657</text:p>
          </table:table-cell>
          <table:table-cell office:value-type="float" office:value="0.0571994890823137" calcext:value-type="float">
            <text:p>0.0571994890823137</text:p>
          </table:table-cell>
          <table:table-cell office:value-type="float" office:value="0.640170708576074" calcext:value-type="float">
            <text:p>0.640170708576074</text:p>
          </table:table-cell>
          <table:table-cell office:value-type="float" office:value="0.0597499712000146" calcext:value-type="float">
            <text:p>0.0597499712000146</text:p>
          </table:table-cell>
          <table:table-cell office:value-type="float" office:value="0.629406584473649" calcext:value-type="float">
            <text:p>0.629406584473649</text:p>
          </table:table-cell>
          <table:table-cell office:value-type="float" office:value="0.0659952409142117" calcext:value-type="float">
            <text:p>0.0659952409142117</text:p>
          </table:table-cell>
          <table:table-cell office:value-type="float" office:value="0.635198482590435" calcext:value-type="float">
            <text:p>0.635198482590435</text:p>
          </table:table-cell>
          <table:table-cell office:value-type="float" office:value="0.0605511981396993" calcext:value-type="float">
            <text:p>0.0605511981396993</text:p>
          </table:table-cell>
          <table:table-cell office:value-type="float" office:value="0.634392358758976" calcext:value-type="float">
            <text:p>0.634392358758976</text:p>
          </table:table-cell>
          <table:table-cell office:value-type="float" office:value="0.0582133724529551" calcext:value-type="float">
            <text:p>0.0582133724529551</text:p>
          </table:table-cell>
          <table:table-cell office:value-type="float" office:value="0.63607912207018" calcext:value-type="float">
            <text:p>0.63607912207018</text:p>
          </table:table-cell>
          <table:table-cell office:value-type="float" office:value="0.0505304336714542" calcext:value-type="float">
            <text:p>0.0505304336714542</text:p>
          </table:table-cell>
          <table:table-cell office:value-type="float" office:value="0.628620783091722" calcext:value-type="float">
            <text:p>0.628620783091722</text:p>
          </table:table-cell>
          <table:table-cell office:value-type="float" office:value="0.0539945029175365" calcext:value-type="float">
            <text:p>0.0539945029175365</text:p>
          </table:table-cell>
          <table:table-cell office:value-type="float" office:value="0.63767782143341" calcext:value-type="float">
            <text:p>0.63767782143341</text:p>
          </table:table-cell>
          <table:table-cell office:value-type="float" office:value="0.0570142292712016" calcext:value-type="float">
            <text:p>0.0570142292712016</text:p>
          </table:table-cell>
          <table:table-cell office:value-type="float" office:value="0.636045251320959" calcext:value-type="float">
            <text:p>0.636045251320959</text:p>
          </table:table-cell>
          <table:table-cell office:value-type="float" office:value="0.0577259863400826" calcext:value-type="float">
            <text:p>0.0577259863400826</text:p>
          </table:table-cell>
          <table:table-cell office:value-type="float" office:value="0.62695434223005" calcext:value-type="float">
            <text:p>0.62695434223005</text:p>
          </table:table-cell>
          <table:table-cell office:value-type="float" office:value="0.0633695594729041" calcext:value-type="float">
            <text:p>0.063369559472904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.636844601002574" calcext:value-type="float">
            <text:p>0.636844601002574</text:p>
          </table:table-cell>
          <table:table-cell office:value-type="float" office:value="0.0682592958690032" calcext:value-type="float">
            <text:p>0.0682592958690032</text:p>
          </table:table-cell>
          <table:table-cell office:value-type="float" office:value="0.626107573499526" calcext:value-type="float">
            <text:p>0.626107573499526</text:p>
          </table:table-cell>
          <table:table-cell office:value-type="float" office:value="0.0583537096837624" calcext:value-type="float">
            <text:p>0.0583537096837624</text:p>
          </table:table-cell>
          <table:table-cell office:value-type="float" office:value="0.636024928871427" calcext:value-type="float">
            <text:p>0.636024928871427</text:p>
          </table:table-cell>
          <table:table-cell office:value-type="float" office:value="0.0567653547306185" calcext:value-type="float">
            <text:p>0.0567653547306185</text:p>
          </table:table-cell>
          <table:table-cell office:value-type="float" office:value="0.635212030890123" calcext:value-type="float">
            <text:p>0.635212030890123</text:p>
          </table:table-cell>
          <table:table-cell office:value-type="float" office:value="0.0553840781502694" calcext:value-type="float">
            <text:p>0.0553840781502694</text:p>
          </table:table-cell>
          <table:table-cell office:value-type="float" office:value="0.629433681073025" calcext:value-type="float">
            <text:p>0.629433681073025</text:p>
          </table:table-cell>
          <table:table-cell office:value-type="float" office:value="0.058831783426563" calcext:value-type="float">
            <text:p>0.058831783426563</text:p>
          </table:table-cell>
          <table:table-cell office:value-type="float" office:value="0.636864923452107" calcext:value-type="float">
            <text:p>0.636864923452107</text:p>
          </table:table-cell>
          <table:table-cell office:value-type="float" office:value="0.0580872998006052" calcext:value-type="float">
            <text:p>0.0580872998006052</text:p>
          </table:table-cell>
          <table:table-cell office:value-type="float" office:value="0.635191708440591" calcext:value-type="float">
            <text:p>0.635191708440591</text:p>
          </table:table-cell>
          <table:table-cell office:value-type="float" office:value="0.0557575775023593" calcext:value-type="float">
            <text:p>0.0557575775023593</text:p>
          </table:table-cell>
          <table:table-cell office:value-type="float" office:value="0.63767782143341" calcext:value-type="float">
            <text:p>0.63767782143341</text:p>
          </table:table-cell>
          <table:table-cell office:value-type="float" office:value="0.0666911388123674" calcext:value-type="float">
            <text:p>0.0666911388123674</text:p>
          </table:table-cell>
          <table:table-cell office:value-type="float" office:value="0.628593686492345" calcext:value-type="float">
            <text:p>0.628593686492345</text:p>
          </table:table-cell>
          <table:table-cell office:value-type="float" office:value="0.0645029352399279" calcext:value-type="float">
            <text:p>0.0645029352399279</text:p>
          </table:table-cell>
          <table:table-cell office:value-type="float" office:value="0.634372036309443" calcext:value-type="float">
            <text:p>0.634372036309443</text:p>
          </table:table-cell>
          <table:table-cell office:value-type="float" office:value="0.0575053391246371" calcext:value-type="float">
            <text:p>0.0575053391246371</text:p>
          </table:table-cell>
          <table:table-cell office:value-type="float" office:value="0.639323939845549" calcext:value-type="float">
            <text:p>0.639323939845549</text:p>
          </table:table-cell>
          <table:table-cell office:value-type="float" office:value="0.0619421753115521" calcext:value-type="float">
            <text:p>0.0619421753115521</text:p>
          </table:table-cell>
          <table:table-cell office:value-type="float" office:value="0.636885245901639" calcext:value-type="float">
            <text:p>0.636885245901639</text:p>
          </table:table-cell>
          <table:table-cell office:value-type="float" office:value="0.0546051016243083" calcext:value-type="float">
            <text:p>0.0546051016243083</text:p>
          </table:table-cell>
          <table:table-cell office:value-type="float" office:value="0.62944045522287" calcext:value-type="float">
            <text:p>0.62944045522287</text:p>
          </table:table-cell>
          <table:table-cell office:value-type="float" office:value="0.0593100432699791" calcext:value-type="float">
            <text:p>0.0593100432699791</text:p>
          </table:table-cell>
          <table:table-cell office:value-type="float" office:value="0.631899471616312" calcext:value-type="float">
            <text:p>0.631899471616312</text:p>
          </table:table-cell>
          <table:table-cell office:value-type="float" office:value="0.0571273467725624" calcext:value-type="float">
            <text:p>0.0571273467725624</text:p>
          </table:table-cell>
          <table:table-cell office:value-type="float" office:value="0.63355913832814" calcext:value-type="float">
            <text:p>0.63355913832814</text:p>
          </table:table-cell>
          <table:table-cell office:value-type="float" office:value="0.0606932508229615" calcext:value-type="float">
            <text:p>0.0606932508229615</text:p>
          </table:table-cell>
          <table:table-cell office:value-type="float" office:value="0.632732692047148" calcext:value-type="float">
            <text:p>0.632732692047148</text:p>
          </table:table-cell>
          <table:table-cell office:value-type="float" office:value="0.0584199303159083" calcext:value-type="float">
            <text:p>0.058419930315908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.635384094296166" calcext:value-type="float">
            <text:p>0.635384094296166</text:p>
          </table:table-cell>
          <table:table-cell office:value-type="float" office:value="0.0647891632231521" calcext:value-type="float">
            <text:p>0.0647891632231521</text:p>
          </table:table-cell>
          <table:table-cell office:value-type="float" office:value="0.62546131960439" calcext:value-type="float">
            <text:p>0.62546131960439</text:p>
          </table:table-cell>
          <table:table-cell office:value-type="float" office:value="0.0530968636993245" calcext:value-type="float">
            <text:p>0.0530968636993245</text:p>
          </table:table-cell>
          <table:table-cell office:value-type="float" office:value="0.632899336133315" calcext:value-type="float">
            <text:p>0.632899336133315</text:p>
          </table:table-cell>
          <table:table-cell office:value-type="float" office:value="0.060249721021591" calcext:value-type="float">
            <text:p>0.060249721021591</text:p>
          </table:table-cell>
          <table:table-cell office:value-type="float" office:value="0.631745020999865" calcext:value-type="float">
            <text:p>0.631745020999865</text:p>
          </table:table-cell>
          <table:table-cell office:value-type="float" office:value="0.0615701396865154" calcext:value-type="float">
            <text:p>0.0615701396865154</text:p>
          </table:table-cell>
          <table:table-cell office:value-type="float" office:value="0.625991058122206" calcext:value-type="float">
            <text:p>0.625991058122206</text:p>
          </table:table-cell>
          <table:table-cell office:value-type="float" office:value="0.0562550006710307" calcext:value-type="float">
            <text:p>0.0562550006710307</text:p>
          </table:table-cell>
          <table:table-cell office:value-type="float" office:value="0.626133315268934" calcext:value-type="float">
            <text:p>0.626133315268934</text:p>
          </table:table-cell>
          <table:table-cell office:value-type="float" office:value="0.0558359584896706" calcext:value-type="float">
            <text:p>0.0558359584896706</text:p>
          </table:table-cell>
          <table:table-cell office:value-type="float" office:value="0.628264462809917" calcext:value-type="float">
            <text:p>0.628264462809917</text:p>
          </table:table-cell>
          <table:table-cell office:value-type="float" office:value="0.0574995079840829" calcext:value-type="float">
            <text:p>0.0574995079840829</text:p>
          </table:table-cell>
          <table:table-cell office:value-type="float" office:value="0.634214876033058" calcext:value-type="float">
            <text:p>0.634214876033058</text:p>
          </table:table-cell>
          <table:table-cell office:value-type="float" office:value="0.0629391554397567" calcext:value-type="float">
            <text:p>0.0629391554397567</text:p>
          </table:table-cell>
          <table:table-cell office:value-type="float" office:value="0.62480693672944" calcext:value-type="float">
            <text:p>0.62480693672944</text:p>
          </table:table-cell>
          <table:table-cell office:value-type="float" office:value="0.0645796331293949" calcext:value-type="float">
            <text:p>0.0645796331293949</text:p>
          </table:table-cell>
          <table:table-cell office:value-type="float" office:value="0.631566183443978" calcext:value-type="float">
            <text:p>0.631566183443978</text:p>
          </table:table-cell>
          <table:table-cell office:value-type="float" office:value="0.0597851310073738" calcext:value-type="float">
            <text:p>0.0597851310073738</text:p>
          </table:table-cell>
          <table:table-cell office:value-type="float" office:value="0.63192521338572" calcext:value-type="float">
            <text:p>0.63192521338572</text:p>
          </table:table-cell>
          <table:table-cell office:value-type="float" office:value="0.0593910479952524" calcext:value-type="float">
            <text:p>0.0593910479952524</text:p>
          </table:table-cell>
          <table:table-cell office:value-type="float" office:value="0.635896220024387" calcext:value-type="float">
            <text:p>0.635896220024387</text:p>
          </table:table-cell>
          <table:table-cell office:value-type="float" office:value="0.0540966059029901" calcext:value-type="float">
            <text:p>0.0540966059029901</text:p>
          </table:table-cell>
          <table:table-cell office:value-type="float" office:value="0.625165966671183" calcext:value-type="float">
            <text:p>0.625165966671183</text:p>
          </table:table-cell>
          <table:table-cell office:value-type="float" office:value="0.0543645405695485" calcext:value-type="float">
            <text:p>0.0543645405695485</text:p>
          </table:table-cell>
          <table:table-cell office:value-type="float" office:value="0.629421487603306" calcext:value-type="float">
            <text:p>0.629421487603306</text:p>
          </table:table-cell>
          <table:table-cell office:value-type="float" office:value="0.0613909031599288" calcext:value-type="float">
            <text:p>0.0613909031599288</text:p>
          </table:table-cell>
          <table:table-cell office:value-type="float" office:value="0.632412952174502" calcext:value-type="float">
            <text:p>0.632412952174502</text:p>
          </table:table-cell>
          <table:table-cell office:value-type="float" office:value="0.0604350250888134" calcext:value-type="float">
            <text:p>0.0604350250888134</text:p>
          </table:table-cell>
          <table:table-cell office:value-type="float" office:value="0.627637176534345" calcext:value-type="float">
            <text:p>0.627637176534345</text:p>
          </table:table-cell>
          <table:table-cell office:value-type="float" office:value="0.0559021819444172" calcext:value-type="float">
            <text:p>0.055902181944417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.609659937677821" calcext:value-type="float">
            <text:p>0.609659937677821</text:p>
          </table:table-cell>
          <table:table-cell office:value-type="float" office:value="0.0649818112960903" calcext:value-type="float">
            <text:p>0.0649818112960903</text:p>
          </table:table-cell>
          <table:table-cell office:value-type="float" office:value="0.61875084676873" calcext:value-type="float">
            <text:p>0.61875084676873</text:p>
          </table:table-cell>
          <table:table-cell office:value-type="float" office:value="0.0516512822881499" calcext:value-type="float">
            <text:p>0.0516512822881499</text:p>
          </table:table-cell>
          <table:table-cell office:value-type="float" office:value="0.615465384094296" calcext:value-type="float">
            <text:p>0.615465384094296</text:p>
          </table:table-cell>
          <table:table-cell office:value-type="float" office:value="0.0530627828986148" calcext:value-type="float">
            <text:p>0.0530627828986148</text:p>
          </table:table-cell>
          <table:table-cell office:value-type="float" office:value="0.605527706272863" calcext:value-type="float">
            <text:p>0.605527706272863</text:p>
          </table:table-cell>
          <table:table-cell office:value-type="float" office:value="0.0564420061981775" calcext:value-type="float">
            <text:p>0.0564420061981775</text:p>
          </table:table-cell>
          <table:table-cell office:value-type="float" office:value="0.615411190895543" calcext:value-type="float">
            <text:p>0.615411190895543</text:p>
          </table:table-cell>
          <table:table-cell office:value-type="float" office:value="0.0552126417105326" calcext:value-type="float">
            <text:p>0.0552126417105326</text:p>
          </table:table-cell>
          <table:table-cell office:value-type="float" office:value="0.617944722937271" calcext:value-type="float">
            <text:p>0.617944722937271</text:p>
          </table:table-cell>
          <table:table-cell office:value-type="float" office:value="0.0532823089853748" calcext:value-type="float">
            <text:p>0.0532823089853748</text:p>
          </table:table-cell>
          <table:table-cell office:value-type="float" office:value="0.613798943232624" calcext:value-type="float">
            <text:p>0.613798943232624</text:p>
          </table:table-cell>
          <table:table-cell office:value-type="float" office:value="0.0447417021920212" calcext:value-type="float">
            <text:p>0.0447417021920212</text:p>
          </table:table-cell>
          <table:table-cell office:value-type="float" office:value="0.617924400487739" calcext:value-type="float">
            <text:p>0.617924400487739</text:p>
          </table:table-cell>
          <table:table-cell office:value-type="float" office:value="0.052573860339572" calcext:value-type="float">
            <text:p>0.052573860339572</text:p>
          </table:table-cell>
          <table:table-cell office:value-type="float" office:value="0.628627557241566" calcext:value-type="float">
            <text:p>0.628627557241566</text:p>
          </table:table-cell>
          <table:table-cell office:value-type="float" office:value="0.0518100474669797" calcext:value-type="float">
            <text:p>0.0518100474669797</text:p>
          </table:table-cell>
          <table:table-cell office:value-type="float" office:value="0.619523099850969" calcext:value-type="float">
            <text:p>0.619523099850969</text:p>
          </table:table-cell>
          <table:table-cell office:value-type="float" office:value="0.0574638992661237" calcext:value-type="float">
            <text:p>0.0574638992661237</text:p>
          </table:table-cell>
          <table:table-cell office:value-type="float" office:value="0.62207695434223" calcext:value-type="float">
            <text:p>0.62207695434223</text:p>
          </table:table-cell>
          <table:table-cell office:value-type="float" office:value="0.0562601330668232" calcext:value-type="float">
            <text:p>0.0562601330668232</text:p>
          </table:table-cell>
          <table:table-cell office:value-type="float" office:value="0.622022761143476" calcext:value-type="float">
            <text:p>0.622022761143476</text:p>
          </table:table-cell>
          <table:table-cell office:value-type="float" office:value="0.0577802645423865" calcext:value-type="float">
            <text:p>0.0577802645423865</text:p>
          </table:table-cell>
          <table:table-cell office:value-type="float" office:value="0.621216637312017" calcext:value-type="float">
            <text:p>0.621216637312017</text:p>
          </table:table-cell>
          <table:table-cell office:value-type="float" office:value="0.0498641566116022" calcext:value-type="float">
            <text:p>0.0498641566116022</text:p>
          </table:table-cell>
          <table:table-cell office:value-type="float" office:value="0.61051348055819" calcext:value-type="float">
            <text:p>0.61051348055819</text:p>
          </table:table-cell>
          <table:table-cell office:value-type="float" office:value="0.0548405836777374" calcext:value-type="float">
            <text:p>0.0548405836777374</text:p>
          </table:table-cell>
          <table:table-cell office:value-type="float" office:value="0.61211217992142" calcext:value-type="float">
            <text:p>0.61211217992142</text:p>
          </table:table-cell>
          <table:table-cell office:value-type="float" office:value="0.0526538224396048" calcext:value-type="float">
            <text:p>0.0526538224396048</text:p>
          </table:table-cell>
          <table:table-cell office:value-type="float" office:value="0.626927245630673" calcext:value-type="float">
            <text:p>0.626927245630673</text:p>
          </table:table-cell>
          <table:table-cell office:value-type="float" office:value="0.0670741796781382" calcext:value-type="float">
            <text:p>0.067074179678138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.615424739195231" calcext:value-type="float">
            <text:p>0.615424739195231</text:p>
          </table:table-cell>
          <table:table-cell office:value-type="float" office:value="0.0600148255945767" calcext:value-type="float">
            <text:p>0.0600148255945767</text:p>
          </table:table-cell>
          <table:table-cell office:value-type="float" office:value="0.638531364313779" calcext:value-type="float">
            <text:p>0.638531364313779</text:p>
          </table:table-cell>
          <table:table-cell office:value-type="float" office:value="0.0497521838573539" calcext:value-type="float">
            <text:p>0.0497521838573539</text:p>
          </table:table-cell>
          <table:table-cell office:value-type="float" office:value="0.626154992548435" calcext:value-type="float">
            <text:p>0.626154992548435</text:p>
          </table:table-cell>
          <table:table-cell office:value-type="float" office:value="0.0573319197531472" calcext:value-type="float">
            <text:p>0.0573319197531472</text:p>
          </table:table-cell>
          <table:table-cell office:value-type="float" office:value="0.630287223953394" calcext:value-type="float">
            <text:p>0.630287223953394</text:p>
          </table:table-cell>
          <table:table-cell office:value-type="float" office:value="0.0474456224747736" calcext:value-type="float">
            <text:p>0.0474456224747736</text:p>
          </table:table-cell>
          <table:table-cell office:value-type="float" office:value="0.629454003522558" calcext:value-type="float">
            <text:p>0.629454003522558</text:p>
          </table:table-cell>
          <table:table-cell office:value-type="float" office:value="0.0463004318247866" calcext:value-type="float">
            <text:p>0.0463004318247866</text:p>
          </table:table-cell>
          <table:table-cell office:value-type="float" office:value="0.630266901503861" calcext:value-type="float">
            <text:p>0.630266901503861</text:p>
          </table:table-cell>
          <table:table-cell office:value-type="float" office:value="0.0535759455625665" calcext:value-type="float">
            <text:p>0.0535759455625665</text:p>
          </table:table-cell>
          <table:table-cell office:value-type="float" office:value="0.637650724834033" calcext:value-type="float">
            <text:p>0.637650724834033</text:p>
          </table:table-cell>
          <table:table-cell office:value-type="float" office:value="0.0605914370429656" calcext:value-type="float">
            <text:p>0.0605914370429656</text:p>
          </table:table-cell>
          <table:table-cell office:value-type="float" office:value="0.631906245766156" calcext:value-type="float">
            <text:p>0.631906245766156</text:p>
          </table:table-cell>
          <table:table-cell office:value-type="float" office:value="0.0665432094731786" calcext:value-type="float">
            <text:p>0.0665432094731786</text:p>
          </table:table-cell>
          <table:table-cell office:value-type="float" office:value="0.634385584609132" calcext:value-type="float">
            <text:p>0.634385584609132</text:p>
          </table:table-cell>
          <table:table-cell office:value-type="float" office:value="0.060924713415497" calcext:value-type="float">
            <text:p>0.060924713415497</text:p>
          </table:table-cell>
          <table:table-cell office:value-type="float" office:value="0.634344939710066" calcext:value-type="float">
            <text:p>0.634344939710066</text:p>
          </table:table-cell>
          <table:table-cell office:value-type="float" office:value="0.0614561951617819" calcext:value-type="float">
            <text:p>0.0614561951617819</text:p>
          </table:table-cell>
          <table:table-cell office:value-type="float" office:value="0.633579460777672" calcext:value-type="float">
            <text:p>0.633579460777672</text:p>
          </table:table-cell>
          <table:table-cell office:value-type="float" office:value="0.0610926373927576" calcext:value-type="float">
            <text:p>0.0610926373927576</text:p>
          </table:table-cell>
          <table:table-cell office:value-type="float" office:value="0.626148218398591" calcext:value-type="float">
            <text:p>0.626148218398591</text:p>
          </table:table-cell>
          <table:table-cell office:value-type="float" office:value="0.0585699401050174" calcext:value-type="float">
            <text:p>0.0585699401050174</text:p>
          </table:table-cell>
          <table:table-cell office:value-type="float" office:value="0.641823601138057" calcext:value-type="float">
            <text:p>0.641823601138057</text:p>
          </table:table-cell>
          <table:table-cell office:value-type="float" office:value="0.0619872113451785" calcext:value-type="float">
            <text:p>0.0619872113451785</text:p>
          </table:table-cell>
          <table:table-cell office:value-type="float" office:value="0.616224088876846" calcext:value-type="float">
            <text:p>0.616224088876846</text:p>
          </table:table-cell>
          <table:table-cell office:value-type="float" office:value="0.0598727046994206" calcext:value-type="float">
            <text:p>0.0598727046994206</text:p>
          </table:table-cell>
          <table:table-cell office:value-type="float" office:value="0.628620783091722" calcext:value-type="float">
            <text:p>0.628620783091722</text:p>
          </table:table-cell>
          <table:table-cell office:value-type="float" office:value="0.0503681013177647" calcext:value-type="float">
            <text:p>0.0503681013177647</text:p>
          </table:table-cell>
          <table:table-cell office:value-type="float" office:value="0.626940793930362" calcext:value-type="float">
            <text:p>0.626940793930362</text:p>
          </table:table-cell>
          <table:table-cell office:value-type="float" office:value="0.0602384623545844" calcext:value-type="float">
            <text:p>0.06023846235458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.630253353204173" calcext:value-type="float">
            <text:p>0.630253353204173</text:p>
          </table:table-cell>
          <table:table-cell office:value-type="float" office:value="0.0594096056767188" calcext:value-type="float">
            <text:p>0.0594096056767188</text:p>
          </table:table-cell>
          <table:table-cell office:value-type="float" office:value="0.633552364178296" calcext:value-type="float">
            <text:p>0.633552364178296</text:p>
          </table:table-cell>
          <table:table-cell office:value-type="float" office:value="0.0569479592546474" calcext:value-type="float">
            <text:p>0.0569479592546474</text:p>
          </table:table-cell>
          <table:table-cell office:value-type="float" office:value="0.632759788646525" calcext:value-type="float">
            <text:p>0.632759788646525</text:p>
          </table:table-cell>
          <table:table-cell office:value-type="float" office:value="0.0610535602051568" calcext:value-type="float">
            <text:p>0.0610535602051568</text:p>
          </table:table-cell>
          <table:table-cell office:value-type="float" office:value="0.62695434223005" calcext:value-type="float">
            <text:p>0.62695434223005</text:p>
          </table:table-cell>
          <table:table-cell office:value-type="float" office:value="0.0526318113563927" calcext:value-type="float">
            <text:p>0.0526318113563927</text:p>
          </table:table-cell>
          <table:table-cell office:value-type="float" office:value="0.636851375152418" calcext:value-type="float">
            <text:p>0.636851375152418</text:p>
          </table:table-cell>
          <table:table-cell office:value-type="float" office:value="0.0532435901021685" calcext:value-type="float">
            <text:p>0.0532435901021685</text:p>
          </table:table-cell>
          <table:table-cell office:value-type="float" office:value="0.633545590028451" calcext:value-type="float">
            <text:p>0.633545590028451</text:p>
          </table:table-cell>
          <table:table-cell office:value-type="float" office:value="0.0562093829597409" calcext:value-type="float">
            <text:p>0.0562093829597409</text:p>
          </table:table-cell>
          <table:table-cell office:value-type="float" office:value="0.629426906923181" calcext:value-type="float">
            <text:p>0.629426906923181</text:p>
          </table:table-cell>
          <table:table-cell office:value-type="float" office:value="0.0547163309234673" calcext:value-type="float">
            <text:p>0.0547163309234673</text:p>
          </table:table-cell>
          <table:table-cell office:value-type="float" office:value="0.631079799485165" calcext:value-type="float">
            <text:p>0.631079799485165</text:p>
          </table:table-cell>
          <table:table-cell office:value-type="float" office:value="0.0608221503488663" calcext:value-type="float">
            <text:p>0.0608221503488663</text:p>
          </table:table-cell>
          <table:table-cell office:value-type="float" office:value="0.631926568215689" calcext:value-type="float">
            <text:p>0.631926568215689</text:p>
          </table:table-cell>
          <table:table-cell office:value-type="float" office:value="0.0596077222181181" calcext:value-type="float">
            <text:p>0.0596077222181181</text:p>
          </table:table-cell>
          <table:table-cell office:value-type="float" office:value="0.638511041864246" calcext:value-type="float">
            <text:p>0.638511041864246</text:p>
          </table:table-cell>
          <table:table-cell office:value-type="float" office:value="0.0548257322045334" calcext:value-type="float">
            <text:p>0.0548257322045334</text:p>
          </table:table-cell>
          <table:table-cell office:value-type="float" office:value="0.636038477171115" calcext:value-type="float">
            <text:p>0.636038477171115</text:p>
          </table:table-cell>
          <table:table-cell office:value-type="float" office:value="0.065633435488802" calcext:value-type="float">
            <text:p>0.065633435488802</text:p>
          </table:table-cell>
          <table:table-cell office:value-type="float" office:value="0.630266901503861" calcext:value-type="float">
            <text:p>0.630266901503861</text:p>
          </table:table-cell>
          <table:table-cell office:value-type="float" office:value="0.0670239207183252" calcext:value-type="float">
            <text:p>0.0670239207183252</text:p>
          </table:table-cell>
          <table:table-cell office:value-type="float" office:value="0.643449397100664" calcext:value-type="float">
            <text:p>0.643449397100664</text:p>
          </table:table-cell>
          <table:table-cell office:value-type="float" office:value="0.0668582561677114" calcext:value-type="float">
            <text:p>0.0668582561677114</text:p>
          </table:table-cell>
          <table:table-cell office:value-type="float" office:value="0.634385584609132" calcext:value-type="float">
            <text:p>0.634385584609132</text:p>
          </table:table-cell>
          <table:table-cell office:value-type="float" office:value="0.0553007431982169" calcext:value-type="float">
            <text:p>0.0553007431982169</text:p>
          </table:table-cell>
          <table:table-cell office:value-type="float" office:value="0.631093347784853" calcext:value-type="float">
            <text:p>0.631093347784853</text:p>
          </table:table-cell>
          <table:table-cell office:value-type="float" office:value="0.05581964143546" calcext:value-type="float">
            <text:p>0.05581964143546</text:p>
          </table:table-cell>
          <table:table-cell office:value-type="float" office:value="0.627787562660886" calcext:value-type="float">
            <text:p>0.627787562660886</text:p>
          </table:table-cell>
          <table:table-cell office:value-type="float" office:value="0.0607229324055216" calcext:value-type="float">
            <text:p>0.06072293240552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.630253353204173" calcext:value-type="float">
            <text:p>0.630253353204173</text:p>
          </table:table-cell>
          <table:table-cell office:value-type="float" office:value="0.0647868553430586" calcext:value-type="float">
            <text:p>0.0647868553430586</text:p>
          </table:table-cell>
          <table:table-cell office:value-type="float" office:value="0.636858149302262" calcext:value-type="float">
            <text:p>0.636858149302262</text:p>
          </table:table-cell>
          <table:table-cell office:value-type="float" office:value="0.0563532550539617" calcext:value-type="float">
            <text:p>0.0563532550539617</text:p>
          </table:table-cell>
          <table:table-cell office:value-type="float" office:value="0.638524590163934" calcext:value-type="float">
            <text:p>0.638524590163934</text:p>
          </table:table-cell>
          <table:table-cell office:value-type="float" office:value="0.0549186942473504" calcext:value-type="float">
            <text:p>0.0549186942473504</text:p>
          </table:table-cell>
          <table:table-cell office:value-type="float" office:value="0.63851781601409" calcext:value-type="float">
            <text:p>0.63851781601409</text:p>
          </table:table-cell>
          <table:table-cell office:value-type="float" office:value="0.0469020489088361" calcext:value-type="float">
            <text:p>0.0469020489088361</text:p>
          </table:table-cell>
          <table:table-cell office:value-type="float" office:value="0.642629724969516" calcext:value-type="float">
            <text:p>0.642629724969516</text:p>
          </table:table-cell>
          <table:table-cell office:value-type="float" office:value="0.0564059724497927" calcext:value-type="float">
            <text:p>0.0564059724497927</text:p>
          </table:table-cell>
          <table:table-cell office:value-type="float" office:value="0.635212030890123" calcext:value-type="float">
            <text:p>0.635212030890123</text:p>
          </table:table-cell>
          <table:table-cell office:value-type="float" office:value="0.0531581215793591" calcext:value-type="float">
            <text:p>0.0531581215793591</text:p>
          </table:table-cell>
          <table:table-cell office:value-type="float" office:value="0.636844601002574" calcext:value-type="float">
            <text:p>0.636844601002574</text:p>
          </table:table-cell>
          <table:table-cell office:value-type="float" office:value="0.0596995136681864" calcext:value-type="float">
            <text:p>0.0596995136681864</text:p>
          </table:table-cell>
          <table:table-cell office:value-type="float" office:value="0.630260127354017" calcext:value-type="float">
            <text:p>0.630260127354017</text:p>
          </table:table-cell>
          <table:table-cell office:value-type="float" office:value="0.0565052936434641" calcext:value-type="float">
            <text:p>0.0565052936434641</text:p>
          </table:table-cell>
          <table:table-cell office:value-type="float" office:value="0.631913019916001" calcext:value-type="float">
            <text:p>0.631913019916001</text:p>
          </table:table-cell>
          <table:table-cell office:value-type="float" office:value="0.0592815830501538" calcext:value-type="float">
            <text:p>0.0592815830501538</text:p>
          </table:table-cell>
          <table:table-cell office:value-type="float" office:value="0.645095515512803" calcext:value-type="float">
            <text:p>0.645095515512803</text:p>
          </table:table-cell>
          <table:table-cell office:value-type="float" office:value="0.0575005265561274" calcext:value-type="float">
            <text:p>0.0575005265561274</text:p>
          </table:table-cell>
          <table:table-cell office:value-type="float" office:value="0.643469719550197" calcext:value-type="float">
            <text:p>0.643469719550197</text:p>
          </table:table-cell>
          <table:table-cell office:value-type="float" office:value="0.0651651811695263" calcext:value-type="float">
            <text:p>0.0651651811695263</text:p>
          </table:table-cell>
          <table:table-cell office:value-type="float" office:value="0.631086573635009" calcext:value-type="float">
            <text:p>0.631086573635009</text:p>
          </table:table-cell>
          <table:table-cell office:value-type="float" office:value="0.0602735453010227" calcext:value-type="float">
            <text:p>0.0602735453010227</text:p>
          </table:table-cell>
          <table:table-cell office:value-type="float" office:value="0.632725917897304" calcext:value-type="float">
            <text:p>0.632725917897304</text:p>
          </table:table-cell>
          <table:table-cell office:value-type="float" office:value="0.0618463685093312" calcext:value-type="float">
            <text:p>0.0618463685093312</text:p>
          </table:table-cell>
          <table:table-cell office:value-type="float" office:value="0.636858149302263" calcext:value-type="float">
            <text:p>0.636858149302263</text:p>
          </table:table-cell>
          <table:table-cell office:value-type="float" office:value="0.0546062594707083" calcext:value-type="float">
            <text:p>0.0546062594707083</text:p>
          </table:table-cell>
          <table:table-cell office:value-type="float" office:value="0.631926568215689" calcext:value-type="float">
            <text:p>0.631926568215689</text:p>
          </table:table-cell>
          <table:table-cell office:value-type="float" office:value="0.0588178040697454" calcext:value-type="float">
            <text:p>0.0588178040697454</text:p>
          </table:table-cell>
          <table:table-cell office:value-type="float" office:value="0.633518493429075" calcext:value-type="float">
            <text:p>0.633518493429075</text:p>
          </table:table-cell>
          <table:table-cell office:value-type="float" office:value="0.0685720955840661" calcext:value-type="float">
            <text:p>0.068572095584066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.631059477035632" calcext:value-type="float">
            <text:p>0.631059477035632</text:p>
          </table:table-cell>
          <table:table-cell office:value-type="float" office:value="0.063117000273188" calcext:value-type="float">
            <text:p>0.063117000273188</text:p>
          </table:table-cell>
          <table:table-cell office:value-type="float" office:value="0.638504267714402" calcext:value-type="float">
            <text:p>0.638504267714402</text:p>
          </table:table-cell>
          <table:table-cell office:value-type="float" office:value="0.0556735226607672" calcext:value-type="float">
            <text:p>0.0556735226607672</text:p>
          </table:table-cell>
          <table:table-cell office:value-type="float" office:value="0.641816826988213" calcext:value-type="float">
            <text:p>0.641816826988213</text:p>
          </table:table-cell>
          <table:table-cell office:value-type="float" office:value="0.0560926809396487" calcext:value-type="float">
            <text:p>0.0560926809396487</text:p>
          </table:table-cell>
          <table:table-cell office:value-type="float" office:value="0.644289391681344" calcext:value-type="float">
            <text:p>0.644289391681344</text:p>
          </table:table-cell>
          <table:table-cell office:value-type="float" office:value="0.0493864174336078" calcext:value-type="float">
            <text:p>0.0493864174336078</text:p>
          </table:table-cell>
          <table:table-cell office:value-type="float" office:value="0.640970058257689" calcext:value-type="float">
            <text:p>0.640970058257689</text:p>
          </table:table-cell>
          <table:table-cell office:value-type="float" office:value="0.0628349941084538" calcext:value-type="float">
            <text:p>0.0628349941084538</text:p>
          </table:table-cell>
          <table:table-cell office:value-type="float" office:value="0.631913019916001" calcext:value-type="float">
            <text:p>0.631913019916001</text:p>
          </table:table-cell>
          <table:table-cell office:value-type="float" office:value="0.0526457171203476" calcext:value-type="float">
            <text:p>0.0526457171203476</text:p>
          </table:table-cell>
          <table:table-cell office:value-type="float" office:value="0.639337488145238" calcext:value-type="float">
            <text:p>0.639337488145238</text:p>
          </table:table-cell>
          <table:table-cell office:value-type="float" office:value="0.0556893392160044" calcext:value-type="float">
            <text:p>0.0556893392160044</text:p>
          </table:table-cell>
          <table:table-cell office:value-type="float" office:value="0.638511041864246" calcext:value-type="float">
            <text:p>0.638511041864246</text:p>
          </table:table-cell>
          <table:table-cell office:value-type="float" office:value="0.0555358380455602" calcext:value-type="float">
            <text:p>0.0555358380455602</text:p>
          </table:table-cell>
          <table:table-cell office:value-type="float" office:value="0.630260127354017" calcext:value-type="float">
            <text:p>0.630260127354017</text:p>
          </table:table-cell>
          <table:table-cell office:value-type="float" office:value="0.0587399345654066" calcext:value-type="float">
            <text:p>0.0587399345654066</text:p>
          </table:table-cell>
          <table:table-cell office:value-type="float" office:value="0.636858149302263" calcext:value-type="float">
            <text:p>0.636858149302263</text:p>
          </table:table-cell>
          <table:table-cell office:value-type="float" office:value="0.0595267369713833" calcext:value-type="float">
            <text:p>0.0595267369713833</text:p>
          </table:table-cell>
          <table:table-cell office:value-type="float" office:value="0.644275843381656" calcext:value-type="float">
            <text:p>0.644275843381656</text:p>
          </table:table-cell>
          <table:table-cell office:value-type="float" office:value="0.0593532008987623" calcext:value-type="float">
            <text:p>0.0593532008987623</text:p>
          </table:table-cell>
          <table:table-cell office:value-type="float" office:value="0.631906245766156" calcext:value-type="float">
            <text:p>0.631906245766156</text:p>
          </table:table-cell>
          <table:table-cell office:value-type="float" office:value="0.0605587341304769" calcext:value-type="float">
            <text:p>0.0605587341304769</text:p>
          </table:table-cell>
          <table:table-cell office:value-type="float" office:value="0.630253353204173" calcext:value-type="float">
            <text:p>0.630253353204173</text:p>
          </table:table-cell>
          <table:table-cell office:value-type="float" office:value="0.0634911110638065" calcext:value-type="float">
            <text:p>0.0634911110638065</text:p>
          </table:table-cell>
          <table:table-cell office:value-type="float" office:value="0.636024928871427" calcext:value-type="float">
            <text:p>0.636024928871427</text:p>
          </table:table-cell>
          <table:table-cell office:value-type="float" office:value="0.0566293176696846" calcext:value-type="float">
            <text:p>0.0566293176696846</text:p>
          </table:table-cell>
          <table:table-cell office:value-type="float" office:value="0.62695434223005" calcext:value-type="float">
            <text:p>0.62695434223005</text:p>
          </table:table-cell>
          <table:table-cell office:value-type="float" office:value="0.0590209892800159" calcext:value-type="float">
            <text:p>0.0590209892800159</text:p>
          </table:table-cell>
          <table:table-cell office:value-type="float" office:value="0.636011380571738" calcext:value-type="float">
            <text:p>0.636011380571738</text:p>
          </table:table-cell>
          <table:table-cell office:value-type="float" office:value="0.0608048602357632" calcext:value-type="float">
            <text:p>0.060804860235763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.623330172063406" calcext:value-type="float">
            <text:p>0.623330172063406</text:p>
          </table:table-cell>
          <table:table-cell office:value-type="float" office:value="0.0624620196367265" calcext:value-type="float">
            <text:p>0.0624620196367265</text:p>
          </table:table-cell>
          <table:table-cell office:value-type="float" office:value="0.633239398455494" calcext:value-type="float">
            <text:p>0.633239398455494</text:p>
          </table:table-cell>
          <table:table-cell office:value-type="float" office:value="0.054075640622976" calcext:value-type="float">
            <text:p>0.054075640622976</text:p>
          </table:table-cell>
          <table:table-cell office:value-type="float" office:value="0.630944316488281" calcext:value-type="float">
            <text:p>0.630944316488281</text:p>
          </table:table-cell>
          <table:table-cell office:value-type="float" office:value="0.0564919276087836" calcext:value-type="float">
            <text:p>0.0564919276087836</text:p>
          </table:table-cell>
          <table:table-cell office:value-type="float" office:value="0.629115296030348" calcext:value-type="float">
            <text:p>0.629115296030348</text:p>
          </table:table-cell>
          <table:table-cell office:value-type="float" office:value="0.0505615812743575" calcext:value-type="float">
            <text:p>0.0505615812743575</text:p>
          </table:table-cell>
          <table:table-cell office:value-type="float" office:value="0.633063270559545" calcext:value-type="float">
            <text:p>0.633063270559545</text:p>
          </table:table-cell>
          <table:table-cell office:value-type="float" office:value="0.0547995260391468" calcext:value-type="float">
            <text:p>0.0547995260391468</text:p>
          </table:table-cell>
          <table:table-cell office:value-type="float" office:value="0.629776453055142" calcext:value-type="float">
            <text:p>0.629776453055142</text:p>
          </table:table-cell>
          <table:table-cell office:value-type="float" office:value="0.0537742952414778" calcext:value-type="float">
            <text:p>0.0537742952414778</text:p>
          </table:table-cell>
          <table:table-cell office:value-type="float" office:value="0.63141173282753" calcext:value-type="float">
            <text:p>0.63141173282753</text:p>
          </table:table-cell>
          <table:table-cell office:value-type="float" office:value="0.055087664608529" calcext:value-type="float">
            <text:p>0.055087664608529</text:p>
          </table:table-cell>
          <table:table-cell office:value-type="float" office:value="0.629936322991465" calcext:value-type="float">
            <text:p>0.629936322991465</text:p>
          </table:table-cell>
          <table:table-cell office:value-type="float" office:value="0.0583960703701282" calcext:value-type="float">
            <text:p>0.0583960703701282</text:p>
          </table:table-cell>
          <table:table-cell office:value-type="float" office:value="0.631422571467281" calcext:value-type="float">
            <text:p>0.631422571467281</text:p>
          </table:table-cell>
          <table:table-cell office:value-type="float" office:value="0.058072800143231" calcext:value-type="float">
            <text:p>0.058072800143231</text:p>
          </table:table-cell>
          <table:table-cell office:value-type="float" office:value="0.634866549248069" calcext:value-type="float">
            <text:p>0.634866549248069</text:p>
          </table:table-cell>
          <table:table-cell office:value-type="float" office:value="0.0581546180319899" calcext:value-type="float">
            <text:p>0.0581546180319899</text:p>
          </table:table-cell>
          <table:table-cell office:value-type="float" office:value="0.635888091044574" calcext:value-type="float">
            <text:p>0.635888091044574</text:p>
          </table:table-cell>
          <table:table-cell office:value-type="float" office:value="0.0615009176033343" calcext:value-type="float">
            <text:p>0.0615009176033343</text:p>
          </table:table-cell>
          <table:table-cell office:value-type="float" office:value="0.628286140089419" calcext:value-type="float">
            <text:p>0.628286140089419</text:p>
          </table:table-cell>
          <table:table-cell office:value-type="float" office:value="0.0608412809594457" calcext:value-type="float">
            <text:p>0.0608412809594457</text:p>
          </table:table-cell>
          <table:table-cell office:value-type="float" office:value="0.633893781330443" calcext:value-type="float">
            <text:p>0.633893781330443</text:p>
          </table:table-cell>
          <table:table-cell office:value-type="float" office:value="0.060809420739526" calcext:value-type="float">
            <text:p>0.060809420739526</text:p>
          </table:table-cell>
          <table:table-cell office:value-type="float" office:value="0.626801246443571" calcext:value-type="float">
            <text:p>0.626801246443571</text:p>
          </table:table-cell>
          <table:table-cell office:value-type="float" office:value="0.0562499217431536" calcext:value-type="float">
            <text:p>0.0562499217431536</text:p>
          </table:table-cell>
          <table:table-cell office:value-type="float" office:value="0.626141444248747" calcext:value-type="float">
            <text:p>0.626141444248747</text:p>
          </table:table-cell>
          <table:table-cell office:value-type="float" office:value="0.0553360717085182" calcext:value-type="float">
            <text:p>0.0553360717085182</text:p>
          </table:table-cell>
          <table:table-cell office:value-type="float" office:value="0.630237095244547" calcext:value-type="float">
            <text:p>0.630237095244547</text:p>
          </table:table-cell>
          <table:table-cell office:value-type="float" office:value="0.0634825060516147" calcext:value-type="float">
            <text:p>0.06348250605161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ilpd</text:p>
          </table:table-cell>
          <table:table-cell office:value-type="float" office:value="0.692649727767695" calcext:value-type="float">
            <text:p>0.692649727767695</text:p>
          </table:table-cell>
          <table:table-cell office:value-type="float" office:value="0.0495016259767832" calcext:value-type="float">
            <text:p>0.0495016259767832</text:p>
          </table:table-cell>
          <table:table-cell office:value-type="float" office:value="0.692558983666062" calcext:value-type="float">
            <text:p>0.692558983666062</text:p>
          </table:table-cell>
          <table:table-cell office:value-type="float" office:value="0.0550693681151102" calcext:value-type="float">
            <text:p>0.0550693681151102</text:p>
          </table:table-cell>
          <table:table-cell office:value-type="float" office:value="0.685662431941924" calcext:value-type="float">
            <text:p>0.685662431941924</text:p>
          </table:table-cell>
          <table:table-cell office:value-type="float" office:value="0.0607032146183126" calcext:value-type="float">
            <text:p>0.0607032146183126</text:p>
          </table:table-cell>
          <table:table-cell office:value-type="float" office:value="0.732335148215366" calcext:value-type="float">
            <text:p>0.732335148215366</text:p>
          </table:table-cell>
          <table:table-cell office:value-type="float" office:value="0.0506978163223055" calcext:value-type="float">
            <text:p>0.0506978163223055</text:p>
          </table:table-cell>
          <table:table-cell office:value-type="float" office:value="0.7167574107683" calcext:value-type="float">
            <text:p>0.7167574107683</text:p>
          </table:table-cell>
          <table:table-cell office:value-type="float" office:value="0.0508373382059862" calcext:value-type="float">
            <text:p>0.0508373382059862</text:p>
          </table:table-cell>
          <table:table-cell office:value-type="float" office:value="0.697822141560799" calcext:value-type="float">
            <text:p>0.697822141560799</text:p>
          </table:table-cell>
          <table:table-cell office:value-type="float" office:value="0.0530626732407631" calcext:value-type="float">
            <text:p>0.0530626732407631</text:p>
          </table:table-cell>
          <table:table-cell office:value-type="float" office:value="0.71318814277072" calcext:value-type="float">
            <text:p>0.71318814277072</text:p>
          </table:table-cell>
          <table:table-cell office:value-type="float" office:value="0.0724449778309973" calcext:value-type="float">
            <text:p>0.0724449778309973</text:p>
          </table:table-cell>
          <table:table-cell office:value-type="float" office:value="0.694252873563218" calcext:value-type="float">
            <text:p>0.694252873563218</text:p>
          </table:table-cell>
          <table:table-cell office:value-type="float" office:value="0.0410695086463191" calcext:value-type="float">
            <text:p>0.0410695086463191</text:p>
          </table:table-cell>
          <table:table-cell office:value-type="float" office:value="0.702903811252269" calcext:value-type="float">
            <text:p>0.702903811252269</text:p>
          </table:table-cell>
          <table:table-cell office:value-type="float" office:value="0.0364365159397905" calcext:value-type="float">
            <text:p>0.0364365159397905</text:p>
          </table:table-cell>
          <table:table-cell office:value-type="float" office:value="0.711615245009074" calcext:value-type="float">
            <text:p>0.711615245009074</text:p>
          </table:table-cell>
          <table:table-cell office:value-type="float" office:value="0.0478316971481357" calcext:value-type="float">
            <text:p>0.0478316971481357</text:p>
          </table:table-cell>
          <table:table-cell office:value-type="float" office:value="0.739261947973382" calcext:value-type="float">
            <text:p>0.739261947973382</text:p>
          </table:table-cell>
          <table:table-cell office:value-type="float" office:value="0.0551211806148161" calcext:value-type="float">
            <text:p>0.0551211806148161</text:p>
          </table:table-cell>
          <table:table-cell office:value-type="float" office:value="0.706382335148215" calcext:value-type="float">
            <text:p>0.706382335148215</text:p>
          </table:table-cell>
          <table:table-cell office:value-type="float" office:value="0.0545462720275309" calcext:value-type="float">
            <text:p>0.0545462720275309</text:p>
          </table:table-cell>
          <table:table-cell office:value-type="float" office:value="0.701209921355112" calcext:value-type="float">
            <text:p>0.701209921355112</text:p>
          </table:table-cell>
          <table:table-cell office:value-type="float" office:value="0.0430079816480844" calcext:value-type="float">
            <text:p>0.0430079816480844</text:p>
          </table:table-cell>
          <table:table-cell office:value-type="float" office:value="0.721899576527526" calcext:value-type="float">
            <text:p>0.721899576527526</text:p>
          </table:table-cell>
          <table:table-cell office:value-type="float" office:value="0.0881986195050183" calcext:value-type="float">
            <text:p>0.0881986195050183</text:p>
          </table:table-cell>
          <table:table-cell office:value-type="float" office:value="0.735722928009679" calcext:value-type="float">
            <text:p>0.735722928009679</text:p>
          </table:table-cell>
          <table:table-cell office:value-type="float" office:value="0.0576330758243238" calcext:value-type="float">
            <text:p>0.0576330758243238</text:p>
          </table:table-cell>
          <table:table-cell office:value-type="float" office:value="0.706382335148215" calcext:value-type="float">
            <text:p>0.706382335148215</text:p>
          </table:table-cell>
          <table:table-cell office:value-type="float" office:value="0.021565172357171" calcext:value-type="float">
            <text:p>0.02156517235717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ilpd</text:p>
          </table:table-cell>
          <table:table-cell office:value-type="float" office:value="0.720175438596491" calcext:value-type="float">
            <text:p>0.720175438596491</text:p>
          </table:table-cell>
          <table:table-cell office:value-type="float" office:value="0.0488192084507458" calcext:value-type="float">
            <text:p>0.0488192084507458</text:p>
          </table:table-cell>
          <table:table-cell office:value-type="float" office:value="0.697791893526921" calcext:value-type="float">
            <text:p>0.697791893526921</text:p>
          </table:table-cell>
          <table:table-cell office:value-type="float" office:value="0.0506689328926426" calcext:value-type="float">
            <text:p>0.0506689328926426</text:p>
          </table:table-cell>
          <table:table-cell office:value-type="float" office:value="0.699485783424078" calcext:value-type="float">
            <text:p>0.699485783424078</text:p>
          </table:table-cell>
          <table:table-cell office:value-type="float" office:value="0.0495192433981036" calcext:value-type="float">
            <text:p>0.0495192433981036</text:p>
          </table:table-cell>
          <table:table-cell office:value-type="float" office:value="0.718451300665457" calcext:value-type="float">
            <text:p>0.718451300665457</text:p>
          </table:table-cell>
          <table:table-cell office:value-type="float" office:value="0.0392312840365508" calcext:value-type="float">
            <text:p>0.0392312840365508</text:p>
          </table:table-cell>
          <table:table-cell office:value-type="float" office:value="0.723593466424682" calcext:value-type="float">
            <text:p>0.723593466424682</text:p>
          </table:table-cell>
          <table:table-cell office:value-type="float" office:value="0.0518366938141305" calcext:value-type="float">
            <text:p>0.0518366938141305</text:p>
          </table:table-cell>
          <table:table-cell office:value-type="float" office:value="0.711584996975197" calcext:value-type="float">
            <text:p>0.711584996975197</text:p>
          </table:table-cell>
          <table:table-cell office:value-type="float" office:value="0.0444345916976204" calcext:value-type="float">
            <text:p>0.0444345916976204</text:p>
          </table:table-cell>
          <table:table-cell office:value-type="float" office:value="0.694222625529341" calcext:value-type="float">
            <text:p>0.694222625529341</text:p>
          </table:table-cell>
          <table:table-cell office:value-type="float" office:value="0.0526183365233066" calcext:value-type="float">
            <text:p>0.0526183365233066</text:p>
          </table:table-cell>
          <table:table-cell office:value-type="float" office:value="0.711494252873563" calcext:value-type="float">
            <text:p>0.711494252873563</text:p>
          </table:table-cell>
          <table:table-cell office:value-type="float" office:value="0.0323749121444867" calcext:value-type="float">
            <text:p>0.0323749121444867</text:p>
          </table:table-cell>
          <table:table-cell office:value-type="float" office:value="0.706382335148215" calcext:value-type="float">
            <text:p>0.706382335148215</text:p>
          </table:table-cell>
          <table:table-cell office:value-type="float" office:value="0.0406708409168933" calcext:value-type="float">
            <text:p>0.0406708409168933</text:p>
          </table:table-cell>
          <table:table-cell office:value-type="float" office:value="0.711494252873563" calcext:value-type="float">
            <text:p>0.711494252873563</text:p>
          </table:table-cell>
          <table:table-cell office:value-type="float" office:value="0.0532139633884035" calcext:value-type="float">
            <text:p>0.0532139633884035</text:p>
          </table:table-cell>
          <table:table-cell office:value-type="float" office:value="0.711524500907441" calcext:value-type="float">
            <text:p>0.711524500907441</text:p>
          </table:table-cell>
          <table:table-cell office:value-type="float" office:value="0.0529892547769446" calcext:value-type="float">
            <text:p>0.0529892547769446</text:p>
          </table:table-cell>
          <table:table-cell office:value-type="float" office:value="0.728796128251664" calcext:value-type="float">
            <text:p>0.728796128251664</text:p>
          </table:table-cell>
          <table:table-cell office:value-type="float" office:value="0.0583143602002733" calcext:value-type="float">
            <text:p>0.0583143602002733</text:p>
          </table:table-cell>
          <table:table-cell office:value-type="float" office:value="0.716696914700544" calcext:value-type="float">
            <text:p>0.716696914700544</text:p>
          </table:table-cell>
          <table:table-cell office:value-type="float" office:value="0.0457971615303614" calcext:value-type="float">
            <text:p>0.0457971615303614</text:p>
          </table:table-cell>
          <table:table-cell office:value-type="float" office:value="0.713248638838475" calcext:value-type="float">
            <text:p>0.713248638838475</text:p>
          </table:table-cell>
          <table:table-cell office:value-type="float" office:value="0.071637409161881" calcext:value-type="float">
            <text:p>0.071637409161881</text:p>
          </table:table-cell>
          <table:table-cell office:value-type="float" office:value="0.713218390804598" calcext:value-type="float">
            <text:p>0.713218390804598</text:p>
          </table:table-cell>
          <table:table-cell office:value-type="float" office:value="0.0507897726328406" calcext:value-type="float">
            <text:p>0.0507897726328406</text:p>
          </table:table-cell>
          <table:table-cell office:value-type="float" office:value="0.721899576527526" calcext:value-type="float">
            <text:p>0.721899576527526</text:p>
          </table:table-cell>
          <table:table-cell office:value-type="float" office:value="0.0387736850108901" calcext:value-type="float">
            <text:p>0.03877368501089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ilpd</text:p>
          </table:table-cell>
          <table:table-cell office:value-type="float" office:value="0.720084694494858" calcext:value-type="float">
            <text:p>0.720084694494858</text:p>
          </table:table-cell>
          <table:table-cell office:value-type="float" office:value="0.0515249901819525" calcext:value-type="float">
            <text:p>0.0515249901819525</text:p>
          </table:table-cell>
          <table:table-cell office:value-type="float" office:value="0.70124016938899" calcext:value-type="float">
            <text:p>0.70124016938899</text:p>
          </table:table-cell>
          <table:table-cell office:value-type="float" office:value="0.0485763396427547" calcext:value-type="float">
            <text:p>0.0485763396427547</text:p>
          </table:table-cell>
          <table:table-cell office:value-type="float" office:value="0.702873563218391" calcext:value-type="float">
            <text:p>0.702873563218391</text:p>
          </table:table-cell>
          <table:table-cell office:value-type="float" office:value="0.0448496850922452" calcext:value-type="float">
            <text:p>0.0448496850922452</text:p>
          </table:table-cell>
          <table:table-cell office:value-type="float" office:value="0.723593466424682" calcext:value-type="float">
            <text:p>0.723593466424682</text:p>
          </table:table-cell>
          <table:table-cell office:value-type="float" office:value="0.0478611458096822" calcext:value-type="float">
            <text:p>0.0478611458096822</text:p>
          </table:table-cell>
          <table:table-cell office:value-type="float" office:value="0.723502722323049" calcext:value-type="float">
            <text:p>0.723502722323049</text:p>
          </table:table-cell>
          <table:table-cell office:value-type="float" office:value="0.05134161593668" calcext:value-type="float">
            <text:p>0.05134161593668</text:p>
          </table:table-cell>
          <table:table-cell office:value-type="float" office:value="0.708015728977616" calcext:value-type="float">
            <text:p>0.708015728977616</text:p>
          </table:table-cell>
          <table:table-cell office:value-type="float" office:value="0.039478300339146" calcext:value-type="float">
            <text:p>0.039478300339146</text:p>
          </table:table-cell>
          <table:table-cell office:value-type="float" office:value="0.711494252873563" calcext:value-type="float">
            <text:p>0.711494252873563</text:p>
          </table:table-cell>
          <table:table-cell office:value-type="float" office:value="0.0436680770775682" calcext:value-type="float">
            <text:p>0.0436680770775682</text:p>
          </table:table-cell>
          <table:table-cell office:value-type="float" office:value="0.711524500907441" calcext:value-type="float">
            <text:p>0.711524500907441</text:p>
          </table:table-cell>
          <table:table-cell office:value-type="float" office:value="0.0394048417730929" calcext:value-type="float">
            <text:p>0.0394048417730929</text:p>
          </table:table-cell>
          <table:table-cell office:value-type="float" office:value="0.711524500907441" calcext:value-type="float">
            <text:p>0.711524500907441</text:p>
          </table:table-cell>
          <table:table-cell office:value-type="float" office:value="0.0426260161568651" calcext:value-type="float">
            <text:p>0.0426260161568651</text:p>
          </table:table-cell>
          <table:table-cell office:value-type="float" office:value="0.709800362976406" calcext:value-type="float">
            <text:p>0.709800362976406</text:p>
          </table:table-cell>
          <table:table-cell office:value-type="float" office:value="0.0416211187548163" calcext:value-type="float">
            <text:p>0.0416211187548163</text:p>
          </table:table-cell>
          <table:table-cell office:value-type="float" office:value="0.709770114942529" calcext:value-type="float">
            <text:p>0.709770114942529</text:p>
          </table:table-cell>
          <table:table-cell office:value-type="float" office:value="0.0471007312381005" calcext:value-type="float">
            <text:p>0.0471007312381005</text:p>
          </table:table-cell>
          <table:table-cell office:value-type="float" office:value="0.723593466424682" calcext:value-type="float">
            <text:p>0.723593466424682</text:p>
          </table:table-cell>
          <table:table-cell office:value-type="float" office:value="0.0442763441965586" calcext:value-type="float">
            <text:p>0.0442763441965586</text:p>
          </table:table-cell>
          <table:table-cell office:value-type="float" office:value="0.714942528735632" calcext:value-type="float">
            <text:p>0.714942528735632</text:p>
          </table:table-cell>
          <table:table-cell office:value-type="float" office:value="0.0546027422556775" calcext:value-type="float">
            <text:p>0.0546027422556775</text:p>
          </table:table-cell>
          <table:table-cell office:value-type="float" office:value="0.711464004839685" calcext:value-type="float">
            <text:p>0.711464004839685</text:p>
          </table:table-cell>
          <table:table-cell office:value-type="float" office:value="0.0609646852887076" calcext:value-type="float">
            <text:p>0.0609646852887076</text:p>
          </table:table-cell>
          <table:table-cell office:value-type="float" office:value="0.721929824561404" calcext:value-type="float">
            <text:p>0.721929824561404</text:p>
          </table:table-cell>
          <table:table-cell office:value-type="float" office:value="0.054192316490612" calcext:value-type="float">
            <text:p>0.054192316490612</text:p>
          </table:table-cell>
          <table:table-cell office:value-type="float" office:value="0.711584996975197" calcext:value-type="float">
            <text:p>0.711584996975197</text:p>
          </table:table-cell>
          <table:table-cell office:value-type="float" office:value="0.0466112616544152" calcext:value-type="float">
            <text:p>0.046611261654415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ilpd</text:p>
          </table:table-cell>
          <table:table-cell office:value-type="float" office:value="0.716606170598911" calcext:value-type="float">
            <text:p>0.716606170598911</text:p>
          </table:table-cell>
          <table:table-cell office:value-type="float" office:value="0.0494091240441543" calcext:value-type="float">
            <text:p>0.0494091240441543</text:p>
          </table:table-cell>
          <table:table-cell office:value-type="float" office:value="0.702934059286146" calcext:value-type="float">
            <text:p>0.702934059286146</text:p>
          </table:table-cell>
          <table:table-cell office:value-type="float" office:value="0.0555901205198104" calcext:value-type="float">
            <text:p>0.0555901205198104</text:p>
          </table:table-cell>
          <table:table-cell office:value-type="float" office:value="0.718421052631579" calcext:value-type="float">
            <text:p>0.718421052631579</text:p>
          </table:table-cell>
          <table:table-cell office:value-type="float" office:value="0.052441839045393" calcext:value-type="float">
            <text:p>0.052441839045393</text:p>
          </table:table-cell>
          <table:table-cell office:value-type="float" office:value="0.730550514216576" calcext:value-type="float">
            <text:p>0.730550514216576</text:p>
          </table:table-cell>
          <table:table-cell office:value-type="float" office:value="0.0462261481064398" calcext:value-type="float">
            <text:p>0.0462261481064398</text:p>
          </table:table-cell>
          <table:table-cell office:value-type="float" office:value="0.725257108287961" calcext:value-type="float">
            <text:p>0.725257108287961</text:p>
          </table:table-cell>
          <table:table-cell office:value-type="float" office:value="0.0556872519755231" calcext:value-type="float">
            <text:p>0.0556872519755231</text:p>
          </table:table-cell>
          <table:table-cell office:value-type="float" office:value="0.728856624319419" calcext:value-type="float">
            <text:p>0.728856624319419</text:p>
          </table:table-cell>
          <table:table-cell office:value-type="float" office:value="0.0436909788425791" calcext:value-type="float">
            <text:p>0.0436909788425791</text:p>
          </table:table-cell>
          <table:table-cell office:value-type="float" office:value="0.728765880217786" calcext:value-type="float">
            <text:p>0.728765880217786</text:p>
          </table:table-cell>
          <table:table-cell office:value-type="float" office:value="0.0436336669440606" calcext:value-type="float">
            <text:p>0.0436336669440606</text:p>
          </table:table-cell>
          <table:table-cell office:value-type="float" office:value="0.711524500907441" calcext:value-type="float">
            <text:p>0.711524500907441</text:p>
          </table:table-cell>
          <table:table-cell office:value-type="float" office:value="0.0418439760162035" calcext:value-type="float">
            <text:p>0.0418439760162035</text:p>
          </table:table-cell>
          <table:table-cell office:value-type="float" office:value="0.714942528735632" calcext:value-type="float">
            <text:p>0.714942528735632</text:p>
          </table:table-cell>
          <table:table-cell office:value-type="float" office:value="0.043869313521739" calcext:value-type="float">
            <text:p>0.043869313521739</text:p>
          </table:table-cell>
          <table:table-cell office:value-type="float" office:value="0.711524500907441" calcext:value-type="float">
            <text:p>0.711524500907441</text:p>
          </table:table-cell>
          <table:table-cell office:value-type="float" office:value="0.056605783001211" calcext:value-type="float">
            <text:p>0.056605783001211</text:p>
          </table:table-cell>
          <table:table-cell office:value-type="float" office:value="0.711524500907441" calcext:value-type="float">
            <text:p>0.711524500907441</text:p>
          </table:table-cell>
          <table:table-cell office:value-type="float" office:value="0.056605783001211" calcext:value-type="float">
            <text:p>0.056605783001211</text:p>
          </table:table-cell>
          <table:table-cell office:value-type="float" office:value="0.728796128251664" calcext:value-type="float">
            <text:p>0.728796128251664</text:p>
          </table:table-cell>
          <table:table-cell office:value-type="float" office:value="0.0484109678956731" calcext:value-type="float">
            <text:p>0.0484109678956731</text:p>
          </table:table-cell>
          <table:table-cell office:value-type="float" office:value="0.72183908045977" calcext:value-type="float">
            <text:p>0.72183908045977</text:p>
          </table:table-cell>
          <table:table-cell office:value-type="float" office:value="0.0484034075014674" calcext:value-type="float">
            <text:p>0.0484034075014674</text:p>
          </table:table-cell>
          <table:table-cell office:value-type="float" office:value="0.718360556563823" calcext:value-type="float">
            <text:p>0.718360556563823</text:p>
          </table:table-cell>
          <table:table-cell office:value-type="float" office:value="0.0476725071715774" calcext:value-type="float">
            <text:p>0.0476725071715774</text:p>
          </table:table-cell>
          <table:table-cell office:value-type="float" office:value="0.714942528735632" calcext:value-type="float">
            <text:p>0.714942528735632</text:p>
          </table:table-cell>
          <table:table-cell office:value-type="float" office:value="0.0645795641355119" calcext:value-type="float">
            <text:p>0.0645795641355119</text:p>
          </table:table-cell>
          <table:table-cell office:value-type="float" office:value="0.713278886872353" calcext:value-type="float">
            <text:p>0.713278886872353</text:p>
          </table:table-cell>
          <table:table-cell office:value-type="float" office:value="0.0285734803675964" calcext:value-type="float">
            <text:p>0.028573480367596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ilpd</text:p>
          </table:table-cell>
          <table:table-cell office:value-type="float" office:value="0.723563218390805" calcext:value-type="float">
            <text:p>0.723563218390805</text:p>
          </table:table-cell>
          <table:table-cell office:value-type="float" office:value="0.0481182429630677" calcext:value-type="float">
            <text:p>0.0481182429630677</text:p>
          </table:table-cell>
          <table:table-cell office:value-type="float" office:value="0.702934059286146" calcext:value-type="float">
            <text:p>0.702934059286146</text:p>
          </table:table-cell>
          <table:table-cell office:value-type="float" office:value="0.0458189658438122" calcext:value-type="float">
            <text:p>0.0458189658438122</text:p>
          </table:table-cell>
          <table:table-cell office:value-type="float" office:value="0.711524500907441" calcext:value-type="float">
            <text:p>0.711524500907441</text:p>
          </table:table-cell>
          <table:table-cell office:value-type="float" office:value="0.0510850697184003" calcext:value-type="float">
            <text:p>0.0510850697184003</text:p>
          </table:table-cell>
          <table:table-cell office:value-type="float" office:value="0.730580762250454" calcext:value-type="float">
            <text:p>0.730580762250454</text:p>
          </table:table-cell>
          <table:table-cell office:value-type="float" office:value="0.050804902413699" calcext:value-type="float">
            <text:p>0.050804902413699</text:p>
          </table:table-cell>
          <table:table-cell office:value-type="float" office:value="0.723532970356927" calcext:value-type="float">
            <text:p>0.723532970356927</text:p>
          </table:table-cell>
          <table:table-cell office:value-type="float" office:value="0.0583036901262218" calcext:value-type="float">
            <text:p>0.0583036901262218</text:p>
          </table:table-cell>
          <table:table-cell office:value-type="float" office:value="0.734029038112523" calcext:value-type="float">
            <text:p>0.734029038112523</text:p>
          </table:table-cell>
          <table:table-cell office:value-type="float" office:value="0.0364622452423767" calcext:value-type="float">
            <text:p>0.0364622452423767</text:p>
          </table:table-cell>
          <table:table-cell office:value-type="float" office:value="0.725347852389595" calcext:value-type="float">
            <text:p>0.725347852389595</text:p>
          </table:table-cell>
          <table:table-cell office:value-type="float" office:value="0.0538012678475351" calcext:value-type="float">
            <text:p>0.0538012678475351</text:p>
          </table:table-cell>
          <table:table-cell office:value-type="float" office:value="0.720175438596491" calcext:value-type="float">
            <text:p>0.720175438596491</text:p>
          </table:table-cell>
          <table:table-cell office:value-type="float" office:value="0.0438281033337334" calcext:value-type="float">
            <text:p>0.0438281033337334</text:p>
          </table:table-cell>
          <table:table-cell office:value-type="float" office:value="0.711524500907441" calcext:value-type="float">
            <text:p>0.711524500907441</text:p>
          </table:table-cell>
          <table:table-cell office:value-type="float" office:value="0.0484298322306715" calcext:value-type="float">
            <text:p>0.0484298322306715</text:p>
          </table:table-cell>
          <table:table-cell office:value-type="float" office:value="0.709830611010284" calcext:value-type="float">
            <text:p>0.709830611010284</text:p>
          </table:table-cell>
          <table:table-cell office:value-type="float" office:value="0.0513393585983438" calcext:value-type="float">
            <text:p>0.0513393585983438</text:p>
          </table:table-cell>
          <table:table-cell office:value-type="float" office:value="0.716696914700544" calcext:value-type="float">
            <text:p>0.716696914700544</text:p>
          </table:table-cell>
          <table:table-cell office:value-type="float" office:value="0.0512430619764635" calcext:value-type="float">
            <text:p>0.0512430619764635</text:p>
          </table:table-cell>
          <table:table-cell office:value-type="float" office:value="0.728826376285541" calcext:value-type="float">
            <text:p>0.728826376285541</text:p>
          </table:table-cell>
          <table:table-cell office:value-type="float" office:value="0.0495518745081983" calcext:value-type="float">
            <text:p>0.0495518745081983</text:p>
          </table:table-cell>
          <table:table-cell office:value-type="float" office:value="0.723593466424682" calcext:value-type="float">
            <text:p>0.723593466424682</text:p>
          </table:table-cell>
          <table:table-cell office:value-type="float" office:value="0.0567055043365772" calcext:value-type="float">
            <text:p>0.0567055043365772</text:p>
          </table:table-cell>
          <table:table-cell office:value-type="float" office:value="0.73049001814882" calcext:value-type="float">
            <text:p>0.73049001814882</text:p>
          </table:table-cell>
          <table:table-cell office:value-type="float" office:value="0.0487678610654208" calcext:value-type="float">
            <text:p>0.0487678610654208</text:p>
          </table:table-cell>
          <table:table-cell office:value-type="float" office:value="0.711524500907441" calcext:value-type="float">
            <text:p>0.711524500907441</text:p>
          </table:table-cell>
          <table:table-cell office:value-type="float" office:value="0.0588935511531019" calcext:value-type="float">
            <text:p>0.0588935511531019</text:p>
          </table:table-cell>
          <table:table-cell office:value-type="float" office:value="0.713278886872353" calcext:value-type="float">
            <text:p>0.713278886872353</text:p>
          </table:table-cell>
          <table:table-cell office:value-type="float" office:value="0.0273931534467411" calcext:value-type="float">
            <text:p>0.027393153446741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ilpd</text:p>
          </table:table-cell>
          <table:table-cell office:value-type="float" office:value="0.714615849969752" calcext:value-type="float">
            <text:p>0.714615849969752</text:p>
          </table:table-cell>
          <table:table-cell office:value-type="float" office:value="0.0494746383233407" calcext:value-type="float">
            <text:p>0.0494746383233407</text:p>
          </table:table-cell>
          <table:table-cell office:value-type="float" office:value="0.699491833030853" calcext:value-type="float">
            <text:p>0.699491833030853</text:p>
          </table:table-cell>
          <table:table-cell office:value-type="float" office:value="0.051144745402826" calcext:value-type="float">
            <text:p>0.051144745402826</text:p>
          </table:table-cell>
          <table:table-cell office:value-type="float" office:value="0.703593466424682" calcext:value-type="float">
            <text:p>0.703593466424682</text:p>
          </table:table-cell>
          <table:table-cell office:value-type="float" office:value="0.0517198103744909" calcext:value-type="float">
            <text:p>0.0517198103744909</text:p>
          </table:table-cell>
          <table:table-cell office:value-type="float" office:value="0.727102238354507" calcext:value-type="float">
            <text:p>0.727102238354507</text:p>
          </table:table-cell>
          <table:table-cell office:value-type="float" office:value="0.0469642593377355" calcext:value-type="float">
            <text:p>0.0469642593377355</text:p>
          </table:table-cell>
          <table:table-cell office:value-type="float" office:value="0.722528735632184" calcext:value-type="float">
            <text:p>0.722528735632184</text:p>
          </table:table-cell>
          <table:table-cell office:value-type="float" office:value="0.0536013180117083" calcext:value-type="float">
            <text:p>0.0536013180117083</text:p>
          </table:table-cell>
          <table:table-cell office:value-type="float" office:value="0.716061705989111" calcext:value-type="float">
            <text:p>0.716061705989111</text:p>
          </table:table-cell>
          <table:table-cell office:value-type="float" office:value="0.0434257578724971" calcext:value-type="float">
            <text:p>0.0434257578724971</text:p>
          </table:table-cell>
          <table:table-cell office:value-type="float" office:value="0.714603750756201" calcext:value-type="float">
            <text:p>0.714603750756201</text:p>
          </table:table-cell>
          <table:table-cell office:value-type="float" office:value="0.0532332652446936" calcext:value-type="float">
            <text:p>0.0532332652446936</text:p>
          </table:table-cell>
          <table:table-cell office:value-type="float" office:value="0.709794313369631" calcext:value-type="float">
            <text:p>0.709794313369631</text:p>
          </table:table-cell>
          <table:table-cell office:value-type="float" office:value="0.0397042683827671" calcext:value-type="float">
            <text:p>0.0397042683827671</text:p>
          </table:table-cell>
          <table:table-cell office:value-type="float" office:value="0.7094555353902" calcext:value-type="float">
            <text:p>0.7094555353902</text:p>
          </table:table-cell>
          <table:table-cell office:value-type="float" office:value="0.0424065037531919" calcext:value-type="float">
            <text:p>0.0424065037531919</text:p>
          </table:table-cell>
          <table:table-cell office:value-type="float" office:value="0.710852994555354" calcext:value-type="float">
            <text:p>0.710852994555354</text:p>
          </table:table-cell>
          <table:table-cell office:value-type="float" office:value="0.0501223841781821" calcext:value-type="float">
            <text:p>0.0501223841781821</text:p>
          </table:table-cell>
          <table:table-cell office:value-type="float" office:value="0.717755595886267" calcext:value-type="float">
            <text:p>0.717755595886267</text:p>
          </table:table-cell>
          <table:table-cell office:value-type="float" office:value="0.0526120023215071" calcext:value-type="float">
            <text:p>0.0526120023215071</text:p>
          </table:table-cell>
          <table:table-cell office:value-type="float" office:value="0.723278886872353" calcext:value-type="float">
            <text:p>0.723278886872353</text:p>
          </table:table-cell>
          <table:table-cell office:value-type="float" office:value="0.0510199637656468" calcext:value-type="float">
            <text:p>0.0510199637656468</text:p>
          </table:table-cell>
          <table:table-cell office:value-type="float" office:value="0.715656382335148" calcext:value-type="float">
            <text:p>0.715656382335148</text:p>
          </table:table-cell>
          <table:table-cell office:value-type="float" office:value="0.0497033594544336" calcext:value-type="float">
            <text:p>0.0497033594544336</text:p>
          </table:table-cell>
          <table:table-cell office:value-type="float" office:value="0.719092558983666" calcext:value-type="float">
            <text:p>0.719092558983666</text:p>
          </table:table-cell>
          <table:table-cell office:value-type="float" office:value="0.063448216438521" calcext:value-type="float">
            <text:p>0.063448216438521</text:p>
          </table:table-cell>
          <table:table-cell office:value-type="float" office:value="0.719467634603751" calcext:value-type="float">
            <text:p>0.719467634603751</text:p>
          </table:table-cell>
          <table:table-cell office:value-type="float" office:value="0.057217656047278" calcext:value-type="float">
            <text:p>0.057217656047278</text:p>
          </table:table-cell>
          <table:table-cell office:value-type="float" office:value="0.713284936479129" calcext:value-type="float">
            <text:p>0.713284936479129</text:p>
          </table:table-cell>
          <table:table-cell office:value-type="float" office:value="0.0325833505673628" calcext:value-type="float">
            <text:p>0.03258335056736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lpd</text:p>
          </table:table-cell>
          <table:table-cell office:value-type="float" office:value="0.70124016938899" calcext:value-type="float">
            <text:p>0.70124016938899</text:p>
          </table:table-cell>
          <table:table-cell office:value-type="float" office:value="0.0351661635035189" calcext:value-type="float">
            <text:p>0.0351661635035189</text:p>
          </table:table-cell>
          <table:table-cell office:value-type="float" office:value="0.702903811252269" calcext:value-type="float">
            <text:p>0.702903811252269</text:p>
          </table:table-cell>
          <table:table-cell office:value-type="float" office:value="0.042308771735369" calcext:value-type="float">
            <text:p>0.042308771735369</text:p>
          </table:table-cell>
          <table:table-cell office:value-type="float" office:value="0.701179673321234" calcext:value-type="float">
            <text:p>0.701179673321234</text:p>
          </table:table-cell>
          <table:table-cell office:value-type="float" office:value="0.0522425666429564" calcext:value-type="float">
            <text:p>0.0522425666429564</text:p>
          </table:table-cell>
          <table:table-cell office:value-type="float" office:value="0.713248638838475" calcext:value-type="float">
            <text:p>0.713248638838475</text:p>
          </table:table-cell>
          <table:table-cell office:value-type="float" office:value="0.0549366253558052" calcext:value-type="float">
            <text:p>0.0549366253558052</text:p>
          </table:table-cell>
          <table:table-cell office:value-type="float" office:value="0.718360556563823" calcext:value-type="float">
            <text:p>0.718360556563823</text:p>
          </table:table-cell>
          <table:table-cell office:value-type="float" office:value="0.0529257908444434" calcext:value-type="float">
            <text:p>0.0529257908444434</text:p>
          </table:table-cell>
          <table:table-cell office:value-type="float" office:value="0.713309134906231" calcext:value-type="float">
            <text:p>0.713309134906231</text:p>
          </table:table-cell>
          <table:table-cell office:value-type="float" office:value="0.0563494161967344" calcext:value-type="float">
            <text:p>0.0563494161967344</text:p>
          </table:table-cell>
          <table:table-cell office:value-type="float" office:value="0.725347852389595" calcext:value-type="float">
            <text:p>0.725347852389595</text:p>
          </table:table-cell>
          <table:table-cell office:value-type="float" office:value="0.0618013055351756" calcext:value-type="float">
            <text:p>0.0618013055351756</text:p>
          </table:table-cell>
          <table:table-cell office:value-type="float" office:value="0.702843315184513" calcext:value-type="float">
            <text:p>0.702843315184513</text:p>
          </table:table-cell>
          <table:table-cell office:value-type="float" office:value="0.0628714922237668" calcext:value-type="float">
            <text:p>0.0628714922237668</text:p>
          </table:table-cell>
          <table:table-cell office:value-type="float" office:value="0.713399879007864" calcext:value-type="float">
            <text:p>0.713399879007864</text:p>
          </table:table-cell>
          <table:table-cell office:value-type="float" office:value="0.0553650579338714" calcext:value-type="float">
            <text:p>0.0553650579338714</text:p>
          </table:table-cell>
          <table:table-cell office:value-type="float" office:value="0.716636418632789" calcext:value-type="float">
            <text:p>0.716636418632789</text:p>
          </table:table-cell>
          <table:table-cell office:value-type="float" office:value="0.0621745374825022" calcext:value-type="float">
            <text:p>0.0621745374825022</text:p>
          </table:table-cell>
          <table:table-cell office:value-type="float" office:value="0.699395039322444" calcext:value-type="float">
            <text:p>0.699395039322444</text:p>
          </table:table-cell>
          <table:table-cell office:value-type="float" office:value="0.0283510848354909" calcext:value-type="float">
            <text:p>0.0283510848354909</text:p>
          </table:table-cell>
          <table:table-cell office:value-type="float" office:value="0.68914095583787" calcext:value-type="float">
            <text:p>0.68914095583787</text:p>
          </table:table-cell>
          <table:table-cell office:value-type="float" office:value="0.0601347092217994" calcext:value-type="float">
            <text:p>0.0601347092217994</text:p>
          </table:table-cell>
          <table:table-cell office:value-type="float" office:value="0.695946763460375" calcext:value-type="float">
            <text:p>0.695946763460375</text:p>
          </table:table-cell>
          <table:table-cell office:value-type="float" office:value="0.0557782274455698" calcext:value-type="float">
            <text:p>0.0557782274455698</text:p>
          </table:table-cell>
          <table:table-cell office:value-type="float" office:value="0.709709618874773" calcext:value-type="float">
            <text:p>0.709709618874773</text:p>
          </table:table-cell>
          <table:table-cell office:value-type="float" office:value="0.0615819810119182" calcext:value-type="float">
            <text:p>0.0615819810119182</text:p>
          </table:table-cell>
          <table:table-cell office:value-type="float" office:value="0.711584996975197" calcext:value-type="float">
            <text:p>0.711584996975197</text:p>
          </table:table-cell>
          <table:table-cell office:value-type="float" office:value="0.0280244945938636" calcext:value-type="float">
            <text:p>0.0280244945938636</text:p>
          </table:table-cell>
          <table:table-cell office:value-type="float" office:value="0.701300665456745" calcext:value-type="float">
            <text:p>0.701300665456745</text:p>
          </table:table-cell>
          <table:table-cell office:value-type="float" office:value="0.0686133828579718" calcext:value-type="float">
            <text:p>0.068613382857971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lpd</text:p>
          </table:table-cell>
          <table:table-cell office:value-type="float" office:value="0.70810647307925" calcext:value-type="float">
            <text:p>0.70810647307925</text:p>
          </table:table-cell>
          <table:table-cell office:value-type="float" office:value="0.030970402406549" calcext:value-type="float">
            <text:p>0.030970402406549</text:p>
          </table:table-cell>
          <table:table-cell office:value-type="float" office:value="0.709800362976406" calcext:value-type="float">
            <text:p>0.709800362976406</text:p>
          </table:table-cell>
          <table:table-cell office:value-type="float" office:value="0.0365508410168394" calcext:value-type="float">
            <text:p>0.0365508410168394</text:p>
          </table:table-cell>
          <table:table-cell office:value-type="float" office:value="0.718451300665457" calcext:value-type="float">
            <text:p>0.718451300665457</text:p>
          </table:table-cell>
          <table:table-cell office:value-type="float" office:value="0.05286031795033" calcext:value-type="float">
            <text:p>0.05286031795033</text:p>
          </table:table-cell>
          <table:table-cell office:value-type="float" office:value="0.708045977011494" calcext:value-type="float">
            <text:p>0.708045977011494</text:p>
          </table:table-cell>
          <table:table-cell office:value-type="float" office:value="0.0502339618009475" calcext:value-type="float">
            <text:p>0.0502339618009475</text:p>
          </table:table-cell>
          <table:table-cell office:value-type="float" office:value="0.718451300665457" calcext:value-type="float">
            <text:p>0.718451300665457</text:p>
          </table:table-cell>
          <table:table-cell office:value-type="float" office:value="0.0366185318312245" calcext:value-type="float">
            <text:p>0.0366185318312245</text:p>
          </table:table-cell>
          <table:table-cell office:value-type="float" office:value="0.725317604355717" calcext:value-type="float">
            <text:p>0.725317604355717</text:p>
          </table:table-cell>
          <table:table-cell office:value-type="float" office:value="0.0690411621738517" calcext:value-type="float">
            <text:p>0.0690411621738517</text:p>
          </table:table-cell>
          <table:table-cell office:value-type="float" office:value="0.702843315184513" calcext:value-type="float">
            <text:p>0.702843315184513</text:p>
          </table:table-cell>
          <table:table-cell office:value-type="float" office:value="0.0618118652470685" calcext:value-type="float">
            <text:p>0.0618118652470685</text:p>
          </table:table-cell>
          <table:table-cell office:value-type="float" office:value="0.711524500907441" calcext:value-type="float">
            <text:p>0.711524500907441</text:p>
          </table:table-cell>
          <table:table-cell office:value-type="float" office:value="0.0448904669956489" calcext:value-type="float">
            <text:p>0.0448904669956489</text:p>
          </table:table-cell>
          <table:table-cell office:value-type="float" office:value="0.711494252873563" calcext:value-type="float">
            <text:p>0.711494252873563</text:p>
          </table:table-cell>
          <table:table-cell office:value-type="float" office:value="0.0451554958424094" calcext:value-type="float">
            <text:p>0.0451554958424094</text:p>
          </table:table-cell>
          <table:table-cell office:value-type="float" office:value="0.720114942528736" calcext:value-type="float">
            <text:p>0.720114942528736</text:p>
          </table:table-cell>
          <table:table-cell office:value-type="float" office:value="0.0458210957851785" calcext:value-type="float">
            <text:p>0.0458210957851785</text:p>
          </table:table-cell>
          <table:table-cell office:value-type="float" office:value="0.694252873563218" calcext:value-type="float">
            <text:p>0.694252873563218</text:p>
          </table:table-cell>
          <table:table-cell office:value-type="float" office:value="0.0394282473783538" calcext:value-type="float">
            <text:p>0.0394282473783538</text:p>
          </table:table-cell>
          <table:table-cell office:value-type="float" office:value="0.71497277676951" calcext:value-type="float">
            <text:p>0.71497277676951</text:p>
          </table:table-cell>
          <table:table-cell office:value-type="float" office:value="0.0573380983400817" calcext:value-type="float">
            <text:p>0.0573380983400817</text:p>
          </table:table-cell>
          <table:table-cell office:value-type="float" office:value="0.723532970356927" calcext:value-type="float">
            <text:p>0.723532970356927</text:p>
          </table:table-cell>
          <table:table-cell office:value-type="float" office:value="0.0553987875276251" calcext:value-type="float">
            <text:p>0.0553987875276251</text:p>
          </table:table-cell>
          <table:table-cell office:value-type="float" office:value="0.697580157289776" calcext:value-type="float">
            <text:p>0.697580157289776</text:p>
          </table:table-cell>
          <table:table-cell office:value-type="float" office:value="0.0627161696684606" calcext:value-type="float">
            <text:p>0.0627161696684606</text:p>
          </table:table-cell>
          <table:table-cell office:value-type="float" office:value="0.692528735632184" calcext:value-type="float">
            <text:p>0.692528735632184</text:p>
          </table:table-cell>
          <table:table-cell office:value-type="float" office:value="0.042427652471935" calcext:value-type="float">
            <text:p>0.042427652471935</text:p>
          </table:table-cell>
          <table:table-cell office:value-type="float" office:value="0.714942528735632" calcext:value-type="float">
            <text:p>0.714942528735632</text:p>
          </table:table-cell>
          <table:table-cell office:value-type="float" office:value="0.0508439368506777" calcext:value-type="float">
            <text:p>0.050843936850677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lpd</text:p>
          </table:table-cell>
          <table:table-cell office:value-type="float" office:value="0.701179673321234" calcext:value-type="float">
            <text:p>0.701179673321234</text:p>
          </table:table-cell>
          <table:table-cell office:value-type="float" office:value="0.0432495057793096" calcext:value-type="float">
            <text:p>0.0432495057793096</text:p>
          </table:table-cell>
          <table:table-cell office:value-type="float" office:value="0.713218390804598" calcext:value-type="float">
            <text:p>0.713218390804598</text:p>
          </table:table-cell>
          <table:table-cell office:value-type="float" office:value="0.0445541320535961" calcext:value-type="float">
            <text:p>0.0445541320535961</text:p>
          </table:table-cell>
          <table:table-cell office:value-type="float" office:value="0.704658197217181" calcext:value-type="float">
            <text:p>0.704658197217181</text:p>
          </table:table-cell>
          <table:table-cell office:value-type="float" office:value="0.0490766931308083" calcext:value-type="float">
            <text:p>0.0490766931308083</text:p>
          </table:table-cell>
          <table:table-cell office:value-type="float" office:value="0.714942528735632" calcext:value-type="float">
            <text:p>0.714942528735632</text:p>
          </table:table-cell>
          <table:table-cell office:value-type="float" office:value="0.0390917270212558" calcext:value-type="float">
            <text:p>0.0390917270212558</text:p>
          </table:table-cell>
          <table:table-cell office:value-type="float" office:value="0.711524500907441" calcext:value-type="float">
            <text:p>0.711524500907441</text:p>
          </table:table-cell>
          <table:table-cell office:value-type="float" office:value="0.0517275871532254" calcext:value-type="float">
            <text:p>0.0517275871532254</text:p>
          </table:table-cell>
          <table:table-cell office:value-type="float" office:value="0.721899576527526" calcext:value-type="float">
            <text:p>0.721899576527526</text:p>
          </table:table-cell>
          <table:table-cell office:value-type="float" office:value="0.0543754999026152" calcext:value-type="float">
            <text:p>0.0543754999026152</text:p>
          </table:table-cell>
          <table:table-cell office:value-type="float" office:value="0.706291591046582" calcext:value-type="float">
            <text:p>0.706291591046582</text:p>
          </table:table-cell>
          <table:table-cell office:value-type="float" office:value="0.0545874359623984" calcext:value-type="float">
            <text:p>0.0545874359623984</text:p>
          </table:table-cell>
          <table:table-cell office:value-type="float" office:value="0.706291591046582" calcext:value-type="float">
            <text:p>0.706291591046582</text:p>
          </table:table-cell>
          <table:table-cell office:value-type="float" office:value="0.057533318935661" calcext:value-type="float">
            <text:p>0.057533318935661</text:p>
          </table:table-cell>
          <table:table-cell office:value-type="float" office:value="0.720114942528736" calcext:value-type="float">
            <text:p>0.720114942528736</text:p>
          </table:table-cell>
          <table:table-cell office:value-type="float" office:value="0.0352250876459563" calcext:value-type="float">
            <text:p>0.0352250876459563</text:p>
          </table:table-cell>
          <table:table-cell office:value-type="float" office:value="0.726981246218996" calcext:value-type="float">
            <text:p>0.726981246218996</text:p>
          </table:table-cell>
          <table:table-cell office:value-type="float" office:value="0.0565028091137467" calcext:value-type="float">
            <text:p>0.0565028091137467</text:p>
          </table:table-cell>
          <table:table-cell office:value-type="float" office:value="0.702934059286146" calcext:value-type="float">
            <text:p>0.702934059286146</text:p>
          </table:table-cell>
          <table:table-cell office:value-type="float" office:value="0.044353802338413" calcext:value-type="float">
            <text:p>0.044353802338413</text:p>
          </table:table-cell>
          <table:table-cell office:value-type="float" office:value="0.711464004839685" calcext:value-type="float">
            <text:p>0.711464004839685</text:p>
          </table:table-cell>
          <table:table-cell office:value-type="float" office:value="0.0489439920841874" calcext:value-type="float">
            <text:p>0.0489439920841874</text:p>
          </table:table-cell>
          <table:table-cell office:value-type="float" office:value="0.720114942528736" calcext:value-type="float">
            <text:p>0.720114942528736</text:p>
          </table:table-cell>
          <table:table-cell office:value-type="float" office:value="0.0531622139223179" calcext:value-type="float">
            <text:p>0.0531622139223179</text:p>
          </table:table-cell>
          <table:table-cell office:value-type="float" office:value="0.716636418632789" calcext:value-type="float">
            <text:p>0.716636418632789</text:p>
          </table:table-cell>
          <table:table-cell office:value-type="float" office:value="0.0491159523050047" calcext:value-type="float">
            <text:p>0.0491159523050047</text:p>
          </table:table-cell>
          <table:table-cell office:value-type="float" office:value="0.697731397459165" calcext:value-type="float">
            <text:p>0.697731397459165</text:p>
          </table:table-cell>
          <table:table-cell office:value-type="float" office:value="0.0367571489097995" calcext:value-type="float">
            <text:p>0.0367571489097995</text:p>
          </table:table-cell>
          <table:table-cell office:value-type="float" office:value="0.706382335148215" calcext:value-type="float">
            <text:p>0.706382335148215</text:p>
          </table:table-cell>
          <table:table-cell office:value-type="float" office:value="0.0414750072386726" calcext:value-type="float">
            <text:p>0.041475007238672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lpd</text:p>
          </table:table-cell>
          <table:table-cell office:value-type="float" office:value="0.704627949183303" calcext:value-type="float">
            <text:p>0.704627949183303</text:p>
          </table:table-cell>
          <table:table-cell office:value-type="float" office:value="0.0436017827913337" calcext:value-type="float">
            <text:p>0.0436017827913337</text:p>
          </table:table-cell>
          <table:table-cell office:value-type="float" office:value="0.708045977011494" calcext:value-type="float">
            <text:p>0.708045977011494</text:p>
          </table:table-cell>
          <table:table-cell office:value-type="float" office:value="0.0453986612830609" calcext:value-type="float">
            <text:p>0.0453986612830609</text:p>
          </table:table-cell>
          <table:table-cell office:value-type="float" office:value="0.6994555353902" calcext:value-type="float">
            <text:p>0.6994555353902</text:p>
          </table:table-cell>
          <table:table-cell office:value-type="float" office:value="0.0523173827405951" calcext:value-type="float">
            <text:p>0.0523173827405951</text:p>
          </table:table-cell>
          <table:table-cell office:value-type="float" office:value="0.713218390804598" calcext:value-type="float">
            <text:p>0.713218390804598</text:p>
          </table:table-cell>
          <table:table-cell office:value-type="float" office:value="0.0460129170143634" calcext:value-type="float">
            <text:p>0.0460129170143634</text:p>
          </table:table-cell>
          <table:table-cell office:value-type="float" office:value="0.702903811252269" calcext:value-type="float">
            <text:p>0.702903811252269</text:p>
          </table:table-cell>
          <table:table-cell office:value-type="float" office:value="0.0407174939876479" calcext:value-type="float">
            <text:p>0.0407174939876479</text:p>
          </table:table-cell>
          <table:table-cell office:value-type="float" office:value="0.725347852389595" calcext:value-type="float">
            <text:p>0.725347852389595</text:p>
          </table:table-cell>
          <table:table-cell office:value-type="float" office:value="0.0519268682699052" calcext:value-type="float">
            <text:p>0.0519268682699052</text:p>
          </table:table-cell>
          <table:table-cell office:value-type="float" office:value="0.69767090139141" calcext:value-type="float">
            <text:p>0.69767090139141</text:p>
          </table:table-cell>
          <table:table-cell office:value-type="float" office:value="0.0475191060617799" calcext:value-type="float">
            <text:p>0.0475191060617799</text:p>
          </table:table-cell>
          <table:table-cell office:value-type="float" office:value="0.707985480943739" calcext:value-type="float">
            <text:p>0.707985480943739</text:p>
          </table:table-cell>
          <table:table-cell office:value-type="float" office:value="0.0557332644503863" calcext:value-type="float">
            <text:p>0.0557332644503863</text:p>
          </table:table-cell>
          <table:table-cell office:value-type="float" office:value="0.709830611010284" calcext:value-type="float">
            <text:p>0.709830611010284</text:p>
          </table:table-cell>
          <table:table-cell office:value-type="float" office:value="0.0343865293531313" calcext:value-type="float">
            <text:p>0.0343865293531313</text:p>
          </table:table-cell>
          <table:table-cell office:value-type="float" office:value="0.725287356321839" calcext:value-type="float">
            <text:p>0.725287356321839</text:p>
          </table:table-cell>
          <table:table-cell office:value-type="float" office:value="0.0491258863596156" calcext:value-type="float">
            <text:p>0.0491258863596156</text:p>
          </table:table-cell>
          <table:table-cell office:value-type="float" office:value="0.702843315184513" calcext:value-type="float">
            <text:p>0.702843315184513</text:p>
          </table:table-cell>
          <table:table-cell office:value-type="float" office:value="0.0499952817184541" calcext:value-type="float">
            <text:p>0.0499952817184541</text:p>
          </table:table-cell>
          <table:table-cell office:value-type="float" office:value="0.70632183908046" calcext:value-type="float">
            <text:p>0.70632183908046</text:p>
          </table:table-cell>
          <table:table-cell office:value-type="float" office:value="0.0584495284999342" calcext:value-type="float">
            <text:p>0.0584495284999342</text:p>
          </table:table-cell>
          <table:table-cell office:value-type="float" office:value="0.713248638838476" calcext:value-type="float">
            <text:p>0.713248638838476</text:p>
          </table:table-cell>
          <table:table-cell office:value-type="float" office:value="0.0531023166330996" calcext:value-type="float">
            <text:p>0.0531023166330996</text:p>
          </table:table-cell>
          <table:table-cell office:value-type="float" office:value="0.718421052631579" calcext:value-type="float">
            <text:p>0.718421052631579</text:p>
          </table:table-cell>
          <table:table-cell office:value-type="float" office:value="0.0498589087748626" calcext:value-type="float">
            <text:p>0.0498589087748626</text:p>
          </table:table-cell>
          <table:table-cell office:value-type="float" office:value="0.702903811252269" calcext:value-type="float">
            <text:p>0.702903811252269</text:p>
          </table:table-cell>
          <table:table-cell office:value-type="float" office:value="0.0438423313120662" calcext:value-type="float">
            <text:p>0.0438423313120662</text:p>
          </table:table-cell>
          <table:table-cell office:value-type="float" office:value="0.721899576527526" calcext:value-type="float">
            <text:p>0.721899576527526</text:p>
          </table:table-cell>
          <table:table-cell office:value-type="float" office:value="0.0387736850108901" calcext:value-type="float">
            <text:p>0.038773685010890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lpd</text:p>
          </table:table-cell>
          <table:table-cell office:value-type="float" office:value="0.702903811252269" calcext:value-type="float">
            <text:p>0.702903811252269</text:p>
          </table:table-cell>
          <table:table-cell office:value-type="float" office:value="0.0407174939876479" calcext:value-type="float">
            <text:p>0.0407174939876479</text:p>
          </table:table-cell>
          <table:table-cell office:value-type="float" office:value="0.70632183908046" calcext:value-type="float">
            <text:p>0.70632183908046</text:p>
          </table:table-cell>
          <table:table-cell office:value-type="float" office:value="0.0499151523889761" calcext:value-type="float">
            <text:p>0.0499151523889761</text:p>
          </table:table-cell>
          <table:table-cell office:value-type="float" office:value="0.706412583182093" calcext:value-type="float">
            <text:p>0.706412583182093</text:p>
          </table:table-cell>
          <table:table-cell office:value-type="float" office:value="0.0458004911045996" calcext:value-type="float">
            <text:p>0.0458004911045996</text:p>
          </table:table-cell>
          <table:table-cell office:value-type="float" office:value="0.711464004839685" calcext:value-type="float">
            <text:p>0.711464004839685</text:p>
          </table:table-cell>
          <table:table-cell office:value-type="float" office:value="0.0408517587255336" calcext:value-type="float">
            <text:p>0.0408517587255336</text:p>
          </table:table-cell>
          <table:table-cell office:value-type="float" office:value="0.702873563218391" calcext:value-type="float">
            <text:p>0.702873563218391</text:p>
          </table:table-cell>
          <table:table-cell office:value-type="float" office:value="0.0523272627130576" calcext:value-type="float">
            <text:p>0.0523272627130576</text:p>
          </table:table-cell>
          <table:table-cell office:value-type="float" office:value="0.716727162734422" calcext:value-type="float">
            <text:p>0.716727162734422</text:p>
          </table:table-cell>
          <table:table-cell office:value-type="float" office:value="0.049717776008574" calcext:value-type="float">
            <text:p>0.049717776008574</text:p>
          </table:table-cell>
          <table:table-cell office:value-type="float" office:value="0.708015728977616" calcext:value-type="float">
            <text:p>0.708015728977616</text:p>
          </table:table-cell>
          <table:table-cell office:value-type="float" office:value="0.0456837782385989" calcext:value-type="float">
            <text:p>0.0456837782385989</text:p>
          </table:table-cell>
          <table:table-cell office:value-type="float" office:value="0.709709618874773" calcext:value-type="float">
            <text:p>0.709709618874773</text:p>
          </table:table-cell>
          <table:table-cell office:value-type="float" office:value="0.0535491871227038" calcext:value-type="float">
            <text:p>0.0535491871227038</text:p>
          </table:table-cell>
          <table:table-cell office:value-type="float" office:value="0.702934059286146" calcext:value-type="float">
            <text:p>0.702934059286146</text:p>
          </table:table-cell>
          <table:table-cell office:value-type="float" office:value="0.0436027620376772" calcext:value-type="float">
            <text:p>0.0436027620376772</text:p>
          </table:table-cell>
          <table:table-cell office:value-type="float" office:value="0.721808832425892" calcext:value-type="float">
            <text:p>0.721808832425892</text:p>
          </table:table-cell>
          <table:table-cell office:value-type="float" office:value="0.0562360493201812" calcext:value-type="float">
            <text:p>0.0562360493201812</text:p>
          </table:table-cell>
          <table:table-cell office:value-type="float" office:value="0.702873563218391" calcext:value-type="float">
            <text:p>0.702873563218391</text:p>
          </table:table-cell>
          <table:table-cell office:value-type="float" office:value="0.0455801840434445" calcext:value-type="float">
            <text:p>0.0455801840434445</text:p>
          </table:table-cell>
          <table:table-cell office:value-type="float" office:value="0.699425287356322" calcext:value-type="float">
            <text:p>0.699425287356322</text:p>
          </table:table-cell>
          <table:table-cell office:value-type="float" office:value="0.0479348473726226" calcext:value-type="float">
            <text:p>0.0479348473726226</text:p>
          </table:table-cell>
          <table:table-cell office:value-type="float" office:value="0.718421052631579" calcext:value-type="float">
            <text:p>0.718421052631579</text:p>
          </table:table-cell>
          <table:table-cell office:value-type="float" office:value="0.0491919897916253" calcext:value-type="float">
            <text:p>0.0491919897916253</text:p>
          </table:table-cell>
          <table:table-cell office:value-type="float" office:value="0.716666666666667" calcext:value-type="float">
            <text:p>0.716666666666667</text:p>
          </table:table-cell>
          <table:table-cell office:value-type="float" office:value="0.0345943278099868" calcext:value-type="float">
            <text:p>0.0345943278099868</text:p>
          </table:table-cell>
          <table:table-cell office:value-type="float" office:value="0.714942528735632" calcext:value-type="float">
            <text:p>0.714942528735632</text:p>
          </table:table-cell>
          <table:table-cell office:value-type="float" office:value="0.0446158670590333" calcext:value-type="float">
            <text:p>0.0446158670590333</text:p>
          </table:table-cell>
          <table:table-cell office:value-type="float" office:value="0.721899576527526" calcext:value-type="float">
            <text:p>0.721899576527526</text:p>
          </table:table-cell>
          <table:table-cell office:value-type="float" office:value="0.03961638012091" calcext:value-type="float">
            <text:p>0.0396163801209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lpd</text:p>
          </table:table-cell>
          <table:table-cell office:value-type="float" office:value="0.703611615245009" calcext:value-type="float">
            <text:p>0.703611615245009</text:p>
          </table:table-cell>
          <table:table-cell office:value-type="float" office:value="0.0387410696936718" calcext:value-type="float">
            <text:p>0.0387410696936718</text:p>
          </table:table-cell>
          <table:table-cell office:value-type="float" office:value="0.708058076225045" calcext:value-type="float">
            <text:p>0.708058076225045</text:p>
          </table:table-cell>
          <table:table-cell office:value-type="float" office:value="0.0437455116955683" calcext:value-type="float">
            <text:p>0.0437455116955683</text:p>
          </table:table-cell>
          <table:table-cell office:value-type="float" office:value="0.706031457955233" calcext:value-type="float">
            <text:p>0.706031457955233</text:p>
          </table:table-cell>
          <table:table-cell office:value-type="float" office:value="0.0504594903138579" calcext:value-type="float">
            <text:p>0.0504594903138579</text:p>
          </table:table-cell>
          <table:table-cell office:value-type="float" office:value="0.712183908045977" calcext:value-type="float">
            <text:p>0.712183908045977</text:p>
          </table:table-cell>
          <table:table-cell office:value-type="float" office:value="0.0462253979835811" calcext:value-type="float">
            <text:p>0.0462253979835811</text:p>
          </table:table-cell>
          <table:table-cell office:value-type="float" office:value="0.710822746521476" calcext:value-type="float">
            <text:p>0.710822746521476</text:p>
          </table:table-cell>
          <table:table-cell office:value-type="float" office:value="0.0468633333059198" calcext:value-type="float">
            <text:p>0.0468633333059198</text:p>
          </table:table-cell>
          <table:table-cell office:value-type="float" office:value="0.720520266182698" calcext:value-type="float">
            <text:p>0.720520266182698</text:p>
          </table:table-cell>
          <table:table-cell office:value-type="float" office:value="0.0562821445103361" calcext:value-type="float">
            <text:p>0.0562821445103361</text:p>
          </table:table-cell>
          <table:table-cell office:value-type="float" office:value="0.708033877797943" calcext:value-type="float">
            <text:p>0.708033877797943</text:p>
          </table:table-cell>
          <table:table-cell office:value-type="float" office:value="0.0542806982090043" calcext:value-type="float">
            <text:p>0.0542806982090043</text:p>
          </table:table-cell>
          <table:table-cell office:value-type="float" office:value="0.70767090139141" calcext:value-type="float">
            <text:p>0.70767090139141</text:p>
          </table:table-cell>
          <table:table-cell office:value-type="float" office:value="0.0549155459456334" calcext:value-type="float">
            <text:p>0.0549155459456334</text:p>
          </table:table-cell>
          <table:table-cell office:value-type="float" office:value="0.711554748941319" calcext:value-type="float">
            <text:p>0.711554748941319</text:p>
          </table:table-cell>
          <table:table-cell office:value-type="float" office:value="0.0427469865626091" calcext:value-type="float">
            <text:p>0.0427469865626091</text:p>
          </table:table-cell>
          <table:table-cell office:value-type="float" office:value="0.72216575922565" calcext:value-type="float">
            <text:p>0.72216575922565</text:p>
          </table:table-cell>
          <table:table-cell office:value-type="float" office:value="0.0539720756122448" calcext:value-type="float">
            <text:p>0.0539720756122448</text:p>
          </table:table-cell>
          <table:table-cell office:value-type="float" office:value="0.700459770114943" calcext:value-type="float">
            <text:p>0.700459770114943</text:p>
          </table:table-cell>
          <table:table-cell office:value-type="float" office:value="0.0415417200628313" calcext:value-type="float">
            <text:p>0.0415417200628313</text:p>
          </table:table-cell>
          <table:table-cell office:value-type="float" office:value="0.704264972776769" calcext:value-type="float">
            <text:p>0.704264972776769</text:p>
          </table:table-cell>
          <table:table-cell office:value-type="float" office:value="0.0545602351037251" calcext:value-type="float">
            <text:p>0.0545602351037251</text:p>
          </table:table-cell>
          <table:table-cell office:value-type="float" office:value="0.714252873563218" calcext:value-type="float">
            <text:p>0.714252873563218</text:p>
          </table:table-cell>
          <table:table-cell office:value-type="float" office:value="0.0533267070640475" calcext:value-type="float">
            <text:p>0.0533267070640475</text:p>
          </table:table-cell>
          <table:table-cell office:value-type="float" office:value="0.711802782819117" calcext:value-type="float">
            <text:p>0.711802782819117</text:p>
          </table:table-cell>
          <table:table-cell office:value-type="float" office:value="0.0515734679140466" calcext:value-type="float">
            <text:p>0.0515734679140466</text:p>
          </table:table-cell>
          <table:table-cell office:value-type="float" office:value="0.703938294010889" calcext:value-type="float">
            <text:p>0.703938294010889</text:p>
          </table:table-cell>
          <table:table-cell office:value-type="float" office:value="0.0391334988693395" calcext:value-type="float">
            <text:p>0.0391334988693395</text:p>
          </table:table-cell>
          <table:table-cell office:value-type="float" office:value="0.713284936479129" calcext:value-type="float">
            <text:p>0.713284936479129</text:p>
          </table:table-cell>
          <table:table-cell office:value-type="float" office:value="0.0478644784158244" calcext:value-type="float">
            <text:p>0.04786447841582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ionosphere</text:p>
          </table:table-cell>
          <table:table-cell office:value-type="float" office:value="0.92015873015873" calcext:value-type="float">
            <text:p>0.92015873015873</text:p>
          </table:table-cell>
          <table:table-cell office:value-type="float" office:value="0.0352402401749592" calcext:value-type="float">
            <text:p>0.0352402401749592</text:p>
          </table:table-cell>
          <table:table-cell office:value-type="float" office:value="0.926111111111111" calcext:value-type="float">
            <text:p>0.926111111111111</text:p>
          </table:table-cell>
          <table:table-cell office:value-type="float" office:value="0.0536645281565256" calcext:value-type="float">
            <text:p>0.0536645281565256</text:p>
          </table:table-cell>
          <table:table-cell office:value-type="float" office:value="0.917619047619048" calcext:value-type="float">
            <text:p>0.917619047619048</text:p>
          </table:table-cell>
          <table:table-cell office:value-type="float" office:value="0.0484608139769405" calcext:value-type="float">
            <text:p>0.0484608139769405</text:p>
          </table:table-cell>
          <table:table-cell office:value-type="float" office:value="0.928809523809524" calcext:value-type="float">
            <text:p>0.928809523809524</text:p>
          </table:table-cell>
          <table:table-cell office:value-type="float" office:value="0.0408780240420727" calcext:value-type="float">
            <text:p>0.0408780240420727</text:p>
          </table:table-cell>
          <table:table-cell office:value-type="float" office:value="0.920396825396825" calcext:value-type="float">
            <text:p>0.920396825396825</text:p>
          </table:table-cell>
          <table:table-cell office:value-type="float" office:value="0.0456807913009128" calcext:value-type="float">
            <text:p>0.0456807913009128</text:p>
          </table:table-cell>
          <table:table-cell office:value-type="float" office:value="0.928650793650794" calcext:value-type="float">
            <text:p>0.928650793650794</text:p>
          </table:table-cell>
          <table:table-cell office:value-type="float" office:value="0.0410563771208903" calcext:value-type="float">
            <text:p>0.0410563771208903</text:p>
          </table:table-cell>
          <table:table-cell office:value-type="float" office:value="0.914603174603174" calcext:value-type="float">
            <text:p>0.914603174603174</text:p>
          </table:table-cell>
          <table:table-cell office:value-type="float" office:value="0.0353651363597044" calcext:value-type="float">
            <text:p>0.0353651363597044</text:p>
          </table:table-cell>
          <table:table-cell office:value-type="float" office:value="0.925952380952381" calcext:value-type="float">
            <text:p>0.925952380952381</text:p>
          </table:table-cell>
          <table:table-cell office:value-type="float" office:value="0.0360644212377505" calcext:value-type="float">
            <text:p>0.0360644212377505</text:p>
          </table:table-cell>
          <table:table-cell office:value-type="float" office:value="0.911904761904762" calcext:value-type="float">
            <text:p>0.911904761904762</text:p>
          </table:table-cell>
          <table:table-cell office:value-type="float" office:value="0.0521278154719778" calcext:value-type="float">
            <text:p>0.0521278154719778</text:p>
          </table:table-cell>
          <table:table-cell office:value-type="float" office:value="0.917380952380952" calcext:value-type="float">
            <text:p>0.917380952380952</text:p>
          </table:table-cell>
          <table:table-cell office:value-type="float" office:value="0.0341924436804024" calcext:value-type="float">
            <text:p>0.0341924436804024</text:p>
          </table:table-cell>
          <table:table-cell office:value-type="float" office:value="0.920396825396825" calcext:value-type="float">
            <text:p>0.920396825396825</text:p>
          </table:table-cell>
          <table:table-cell office:value-type="float" office:value="0.0436500721441092" calcext:value-type="float">
            <text:p>0.0436500721441092</text:p>
          </table:table-cell>
          <table:table-cell office:value-type="float" office:value="0.911666666666667" calcext:value-type="float">
            <text:p>0.911666666666667</text:p>
          </table:table-cell>
          <table:table-cell office:value-type="float" office:value="0.0367906582181395" calcext:value-type="float">
            <text:p>0.0367906582181395</text:p>
          </table:table-cell>
          <table:table-cell office:value-type="float" office:value="0.917380952380952" calcext:value-type="float">
            <text:p>0.917380952380952</text:p>
          </table:table-cell>
          <table:table-cell office:value-type="float" office:value="0.0455648184819773" calcext:value-type="float">
            <text:p>0.0455648184819773</text:p>
          </table:table-cell>
          <table:table-cell office:value-type="float" office:value="0.917301587301587" calcext:value-type="float">
            <text:p>0.917301587301587</text:p>
          </table:table-cell>
          <table:table-cell office:value-type="float" office:value="0.0392708806370775" calcext:value-type="float">
            <text:p>0.0392708806370775</text:p>
          </table:table-cell>
          <table:table-cell office:value-type="float" office:value="0.908730158730159" calcext:value-type="float">
            <text:p>0.908730158730159</text:p>
          </table:table-cell>
          <table:table-cell office:value-type="float" office:value="0.0377797785251171" calcext:value-type="float">
            <text:p>0.0377797785251171</text:p>
          </table:table-cell>
          <table:table-cell office:value-type="float" office:value="0.92015873015873" calcext:value-type="float">
            <text:p>0.92015873015873</text:p>
          </table:table-cell>
          <table:table-cell office:value-type="float" office:value="0.0463562725642049" calcext:value-type="float">
            <text:p>0.04635627256420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ionosphere</text:p>
          </table:table-cell>
          <table:table-cell office:value-type="float" office:value="0.908888888888889" calcext:value-type="float">
            <text:p>0.908888888888889</text:p>
          </table:table-cell>
          <table:table-cell office:value-type="float" office:value="0.0498827044432227" calcext:value-type="float">
            <text:p>0.0498827044432227</text:p>
          </table:table-cell>
          <table:table-cell office:value-type="float" office:value="0.931746031746032" calcext:value-type="float">
            <text:p>0.931746031746032</text:p>
          </table:table-cell>
          <table:table-cell office:value-type="float" office:value="0.0486139454955986" calcext:value-type="float">
            <text:p>0.0486139454955986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404691870691865" calcext:value-type="float">
            <text:p>0.0404691870691865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35706348324319" calcext:value-type="float">
            <text:p>0.035706348324319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399238693504943" calcext:value-type="float">
            <text:p>0.0399238693504943</text:p>
          </table:table-cell>
          <table:table-cell office:value-type="float" office:value="0.92015873015873" calcext:value-type="float">
            <text:p>0.92015873015873</text:p>
          </table:table-cell>
          <table:table-cell office:value-type="float" office:value="0.0400585361561307" calcext:value-type="float">
            <text:p>0.0400585361561307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35706348324319" calcext:value-type="float">
            <text:p>0.035706348324319</text:p>
          </table:table-cell>
          <table:table-cell office:value-type="float" office:value="0.92015873015873" calcext:value-type="float">
            <text:p>0.92015873015873</text:p>
          </table:table-cell>
          <table:table-cell office:value-type="float" office:value="0.0482732835193388" calcext:value-type="float">
            <text:p>0.0482732835193388</text:p>
          </table:table-cell>
          <table:table-cell office:value-type="float" office:value="0.917460317460317" calcext:value-type="float">
            <text:p>0.917460317460317</text:p>
          </table:table-cell>
          <table:table-cell office:value-type="float" office:value="0.0411475599898911" calcext:value-type="float">
            <text:p>0.0411475599898911</text:p>
          </table:table-cell>
          <table:table-cell office:value-type="float" office:value="0.928730158730159" calcext:value-type="float">
            <text:p>0.928730158730159</text:p>
          </table:table-cell>
          <table:table-cell office:value-type="float" office:value="0.0410279848449615" calcext:value-type="float">
            <text:p>0.0410279848449615</text:p>
          </table:table-cell>
          <table:table-cell office:value-type="float" office:value="0.928809523809524" calcext:value-type="float">
            <text:p>0.928809523809524</text:p>
          </table:table-cell>
          <table:table-cell office:value-type="float" office:value="0.0361690621692221" calcext:value-type="float">
            <text:p>0.0361690621692221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426516236236374" calcext:value-type="float">
            <text:p>0.0426516236236374</text:p>
          </table:table-cell>
          <table:table-cell office:value-type="float" office:value="0.92015873015873" calcext:value-type="float">
            <text:p>0.92015873015873</text:p>
          </table:table-cell>
          <table:table-cell office:value-type="float" office:value="0.0482732835193388" calcext:value-type="float">
            <text:p>0.0482732835193388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375833666430208" calcext:value-type="float">
            <text:p>0.0375833666430208</text:p>
          </table:table-cell>
          <table:table-cell office:value-type="float" office:value="0.917301587301587" calcext:value-type="float">
            <text:p>0.917301587301587</text:p>
          </table:table-cell>
          <table:table-cell office:value-type="float" office:value="0.0392708806370775" calcext:value-type="float">
            <text:p>0.03927088063707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ionosphere</text:p>
          </table:table-cell>
          <table:table-cell office:value-type="float" office:value="0.917301587301587" calcext:value-type="float">
            <text:p>0.917301587301587</text:p>
          </table:table-cell>
          <table:table-cell office:value-type="float" office:value="0.049489711501176" calcext:value-type="float">
            <text:p>0.049489711501176</text:p>
          </table:table-cell>
          <table:table-cell office:value-type="float" office:value="0.937460317460318" calcext:value-type="float">
            <text:p>0.937460317460318</text:p>
          </table:table-cell>
          <table:table-cell office:value-type="float" office:value="0.047819683146649" calcext:value-type="float">
            <text:p>0.047819683146649</text:p>
          </table:table-cell>
          <table:table-cell office:value-type="float" office:value="0.925952380952381" calcext:value-type="float">
            <text:p>0.925952380952381</text:p>
          </table:table-cell>
          <table:table-cell office:value-type="float" office:value="0.0407854664138725" calcext:value-type="float">
            <text:p>0.0407854664138725</text:p>
          </table:table-cell>
          <table:table-cell office:value-type="float" office:value="0.928730158730159" calcext:value-type="float">
            <text:p>0.928730158730159</text:p>
          </table:table-cell>
          <table:table-cell office:value-type="float" office:value="0.0410279848449615" calcext:value-type="float">
            <text:p>0.0410279848449615</text:p>
          </table:table-cell>
          <table:table-cell office:value-type="float" office:value="0.923015873015873" calcext:value-type="float">
            <text:p>0.923015873015873</text:p>
          </table:table-cell>
          <table:table-cell office:value-type="float" office:value="0.0448535592093485" calcext:value-type="float">
            <text:p>0.0448535592093485</text:p>
          </table:table-cell>
          <table:table-cell office:value-type="float" office:value="0.923015873015873" calcext:value-type="float">
            <text:p>0.923015873015873</text:p>
          </table:table-cell>
          <table:table-cell office:value-type="float" office:value="0.0448535592093485" calcext:value-type="float">
            <text:p>0.0448535592093485</text:p>
          </table:table-cell>
          <table:table-cell office:value-type="float" office:value="0.925952380952381" calcext:value-type="float">
            <text:p>0.925952380952381</text:p>
          </table:table-cell>
          <table:table-cell office:value-type="float" office:value="0.0407854664138725" calcext:value-type="float">
            <text:p>0.0407854664138725</text:p>
          </table:table-cell>
          <table:table-cell office:value-type="float" office:value="0.925873015873016" calcext:value-type="float">
            <text:p>0.925873015873016</text:p>
          </table:table-cell>
          <table:table-cell office:value-type="float" office:value="0.0430887334680081" calcext:value-type="float">
            <text:p>0.0430887334680081</text:p>
          </table:table-cell>
          <table:table-cell office:value-type="float" office:value="0.92031746031746" calcext:value-type="float">
            <text:p>0.92031746031746</text:p>
          </table:table-cell>
          <table:table-cell office:value-type="float" office:value="0.0440000458095457" calcext:value-type="float">
            <text:p>0.0440000458095457</text:p>
          </table:table-cell>
          <table:table-cell office:value-type="float" office:value="0.925873015873016" calcext:value-type="float">
            <text:p>0.925873015873016</text:p>
          </table:table-cell>
          <table:table-cell office:value-type="float" office:value="0.0430887334680081" calcext:value-type="float">
            <text:p>0.0430887334680081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38162143628853" calcext:value-type="float">
            <text:p>0.038162143628853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23015873015873" calcext:value-type="float">
            <text:p>0.923015873015873</text:p>
          </table:table-cell>
          <table:table-cell office:value-type="float" office:value="0.0468321221966093" calcext:value-type="float">
            <text:p>0.0468321221966093</text:p>
          </table:table-cell>
          <table:table-cell office:value-type="float" office:value="0.923015873015873" calcext:value-type="float">
            <text:p>0.923015873015873</text:p>
          </table:table-cell>
          <table:table-cell office:value-type="float" office:value="0.0468321221966093" calcext:value-type="float">
            <text:p>0.0468321221966093</text:p>
          </table:table-cell>
          <table:table-cell office:value-type="float" office:value="0.91452380952381" calcext:value-type="float">
            <text:p>0.91452380952381</text:p>
          </table:table-cell>
          <table:table-cell office:value-type="float" office:value="0.0356427855710704" calcext:value-type="float">
            <text:p>0.0356427855710704</text:p>
          </table:table-cell>
          <table:table-cell office:value-type="float" office:value="0.92015873015873" calcext:value-type="float">
            <text:p>0.92015873015873</text:p>
          </table:table-cell>
          <table:table-cell office:value-type="float" office:value="0.0482732835193388" calcext:value-type="float">
            <text:p>0.048273283519338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ionosphere</text:p>
          </table:table-cell>
          <table:table-cell office:value-type="float" office:value="0.914444444444444" calcext:value-type="float">
            <text:p>0.914444444444444</text:p>
          </table:table-cell>
          <table:table-cell office:value-type="float" office:value="0.0522629744018004" calcext:value-type="float">
            <text:p>0.0522629744018004</text:p>
          </table:table-cell>
          <table:table-cell office:value-type="float" office:value="0.934603174603175" calcext:value-type="float">
            <text:p>0.934603174603175</text:p>
          </table:table-cell>
          <table:table-cell office:value-type="float" office:value="0.0463970181750987" calcext:value-type="float">
            <text:p>0.0463970181750987</text:p>
          </table:table-cell>
          <table:table-cell office:value-type="float" office:value="0.925952380952381" calcext:value-type="float">
            <text:p>0.925952380952381</text:p>
          </table:table-cell>
          <table:table-cell office:value-type="float" office:value="0.0407854664138725" calcext:value-type="float">
            <text:p>0.0407854664138725</text:p>
          </table:table-cell>
          <table:table-cell office:value-type="float" office:value="0.925952380952381" calcext:value-type="float">
            <text:p>0.925952380952381</text:p>
          </table:table-cell>
          <table:table-cell office:value-type="float" office:value="0.0407854664138725" calcext:value-type="float">
            <text:p>0.0407854664138725</text:p>
          </table:table-cell>
          <table:table-cell office:value-type="float" office:value="0.923015873015873" calcext:value-type="float">
            <text:p>0.923015873015873</text:p>
          </table:table-cell>
          <table:table-cell office:value-type="float" office:value="0.0448535592093485" calcext:value-type="float">
            <text:p>0.0448535592093485</text:p>
          </table:table-cell>
          <table:table-cell office:value-type="float" office:value="0.923015873015873" calcext:value-type="float">
            <text:p>0.923015873015873</text:p>
          </table:table-cell>
          <table:table-cell office:value-type="float" office:value="0.0448535592093485" calcext:value-type="float">
            <text:p>0.0448535592093485</text:p>
          </table:table-cell>
          <table:table-cell office:value-type="float" office:value="0.925952380952381" calcext:value-type="float">
            <text:p>0.925952380952381</text:p>
          </table:table-cell>
          <table:table-cell office:value-type="float" office:value="0.0407854664138725" calcext:value-type="float">
            <text:p>0.0407854664138725</text:p>
          </table:table-cell>
          <table:table-cell office:value-type="float" office:value="0.925873015873016" calcext:value-type="float">
            <text:p>0.925873015873016</text:p>
          </table:table-cell>
          <table:table-cell office:value-type="float" office:value="0.0430887334680081" calcext:value-type="float">
            <text:p>0.0430887334680081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426516236236374" calcext:value-type="float">
            <text:p>0.0426516236236374</text:p>
          </table:table-cell>
          <table:table-cell office:value-type="float" office:value="0.923015873015873" calcext:value-type="float">
            <text:p>0.923015873015873</text:p>
          </table:table-cell>
          <table:table-cell office:value-type="float" office:value="0.0448535592093485" calcext:value-type="float">
            <text:p>0.0448535592093485</text:p>
          </table:table-cell>
          <table:table-cell office:value-type="float" office:value="0.925952380952381" calcext:value-type="float">
            <text:p>0.925952380952381</text:p>
          </table:table-cell>
          <table:table-cell office:value-type="float" office:value="0.0384973814032268" calcext:value-type="float">
            <text:p>0.0384973814032268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426516236236374" calcext:value-type="float">
            <text:p>0.0426516236236374</text:p>
          </table:table-cell>
          <table:table-cell office:value-type="float" office:value="0.923015873015873" calcext:value-type="float">
            <text:p>0.923015873015873</text:p>
          </table:table-cell>
          <table:table-cell office:value-type="float" office:value="0.0448535592093485" calcext:value-type="float">
            <text:p>0.0448535592093485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426516236236374" calcext:value-type="float">
            <text:p>0.0426516236236374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ionosphere</text:p>
          </table:table-cell>
          <table:table-cell office:value-type="float" office:value="0.917301587301587" calcext:value-type="float">
            <text:p>0.917301587301587</text:p>
          </table:table-cell>
          <table:table-cell office:value-type="float" office:value="0.049489711501176" calcext:value-type="float">
            <text:p>0.049489711501176</text:p>
          </table:table-cell>
          <table:table-cell office:value-type="float" office:value="0.937380952380952" calcext:value-type="float">
            <text:p>0.937380952380952</text:p>
          </table:table-cell>
          <table:table-cell office:value-type="float" office:value="0.0441322653000498" calcext:value-type="float">
            <text:p>0.0441322653000498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426516236236374" calcext:value-type="float">
            <text:p>0.0426516236236374</text:p>
          </table:table-cell>
          <table:table-cell office:value-type="float" office:value="0.925952380952381" calcext:value-type="float">
            <text:p>0.925952380952381</text:p>
          </table:table-cell>
          <table:table-cell office:value-type="float" office:value="0.0407854664138725" calcext:value-type="float">
            <text:p>0.0407854664138725</text:p>
          </table:table-cell>
          <table:table-cell office:value-type="float" office:value="0.923015873015873" calcext:value-type="float">
            <text:p>0.923015873015873</text:p>
          </table:table-cell>
          <table:table-cell office:value-type="float" office:value="0.0448535592093485" calcext:value-type="float">
            <text:p>0.0448535592093485</text:p>
          </table:table-cell>
          <table:table-cell office:value-type="float" office:value="0.925873015873016" calcext:value-type="float">
            <text:p>0.925873015873016</text:p>
          </table:table-cell>
          <table:table-cell office:value-type="float" office:value="0.0430887334680081" calcext:value-type="float">
            <text:p>0.0430887334680081</text:p>
          </table:table-cell>
          <table:table-cell office:value-type="float" office:value="0.925952380952381" calcext:value-type="float">
            <text:p>0.925952380952381</text:p>
          </table:table-cell>
          <table:table-cell office:value-type="float" office:value="0.0407854664138725" calcext:value-type="float">
            <text:p>0.0407854664138725</text:p>
          </table:table-cell>
          <table:table-cell office:value-type="float" office:value="0.925873015873016" calcext:value-type="float">
            <text:p>0.925873015873016</text:p>
          </table:table-cell>
          <table:table-cell office:value-type="float" office:value="0.0430887334680081" calcext:value-type="float">
            <text:p>0.0430887334680081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426516236236374" calcext:value-type="float">
            <text:p>0.0426516236236374</text:p>
          </table:table-cell>
          <table:table-cell office:value-type="float" office:value="0.923015873015873" calcext:value-type="float">
            <text:p>0.923015873015873</text:p>
          </table:table-cell>
          <table:table-cell office:value-type="float" office:value="0.0448535592093485" calcext:value-type="float">
            <text:p>0.0448535592093485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426516236236374" calcext:value-type="float">
            <text:p>0.0426516236236374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426516236236374" calcext:value-type="float">
            <text:p>0.0426516236236374</text:p>
          </table:table-cell>
          <table:table-cell office:value-type="float" office:value="0.923015873015873" calcext:value-type="float">
            <text:p>0.923015873015873</text:p>
          </table:table-cell>
          <table:table-cell office:value-type="float" office:value="0.0448535592093485" calcext:value-type="float">
            <text:p>0.0448535592093485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426516236236374" calcext:value-type="float">
            <text:p>0.0426516236236374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ionosphere</text:p>
          </table:table-cell>
          <table:table-cell office:value-type="float" office:value="0.915619047619047" calcext:value-type="float">
            <text:p>0.915619047619047</text:p>
          </table:table-cell>
          <table:table-cell office:value-type="float" office:value="0.0472730684044669" calcext:value-type="float">
            <text:p>0.0472730684044669</text:p>
          </table:table-cell>
          <table:table-cell office:value-type="float" office:value="0.933460317460317" calcext:value-type="float">
            <text:p>0.933460317460317</text:p>
          </table:table-cell>
          <table:table-cell office:value-type="float" office:value="0.0481254880547843" calcext:value-type="float">
            <text:p>0.0481254880547843</text:p>
          </table:table-cell>
          <table:table-cell office:value-type="float" office:value="0.923142857142857" calcext:value-type="float">
            <text:p>0.923142857142857</text:p>
          </table:table-cell>
          <table:table-cell office:value-type="float" office:value="0.0426305114995019" calcext:value-type="float">
            <text:p>0.0426305114995019</text:p>
          </table:table-cell>
          <table:table-cell office:value-type="float" office:value="0.926507936507936" calcext:value-type="float">
            <text:p>0.926507936507936</text:p>
          </table:table-cell>
          <table:table-cell office:value-type="float" office:value="0.0398366580078196" calcext:value-type="float">
            <text:p>0.0398366580078196</text:p>
          </table:table-cell>
          <table:table-cell office:value-type="float" office:value="0.921936507936508" calcext:value-type="float">
            <text:p>0.921936507936508</text:p>
          </table:table-cell>
          <table:table-cell office:value-type="float" office:value="0.0440330676558905" calcext:value-type="float">
            <text:p>0.0440330676558905</text:p>
          </table:table-cell>
          <table:table-cell office:value-type="float" office:value="0.924142857142857" calcext:value-type="float">
            <text:p>0.924142857142857</text:p>
          </table:table-cell>
          <table:table-cell office:value-type="float" office:value="0.0427821530327452" calcext:value-type="float">
            <text:p>0.0427821530327452</text:p>
          </table:table-cell>
          <table:table-cell office:value-type="float" office:value="0.923111111111111" calcext:value-type="float">
            <text:p>0.923111111111111</text:p>
          </table:table-cell>
          <table:table-cell office:value-type="float" office:value="0.0386855767851282" calcext:value-type="float">
            <text:p>0.0386855767851282</text:p>
          </table:table-cell>
          <table:table-cell office:value-type="float" office:value="0.924746031746032" calcext:value-type="float">
            <text:p>0.924746031746032</text:p>
          </table:table-cell>
          <table:table-cell office:value-type="float" office:value="0.0427207810322227" calcext:value-type="float">
            <text:p>0.0427207810322227</text:p>
          </table:table-cell>
          <table:table-cell office:value-type="float" office:value="0.919174603174603" calcext:value-type="float">
            <text:p>0.919174603174603</text:p>
          </table:table-cell>
          <table:table-cell office:value-type="float" office:value="0.0445157337037379" calcext:value-type="float">
            <text:p>0.0445157337037379</text:p>
          </table:table-cell>
          <table:table-cell office:value-type="float" office:value="0.923603174603175" calcext:value-type="float">
            <text:p>0.923603174603175</text:p>
          </table:table-cell>
          <table:table-cell office:value-type="float" office:value="0.0416032560824138" calcext:value-type="float">
            <text:p>0.0416032560824138</text:p>
          </table:table-cell>
          <table:table-cell office:value-type="float" office:value="0.924269841269841" calcext:value-type="float">
            <text:p>0.924269841269841</text:p>
          </table:table-cell>
          <table:table-cell office:value-type="float" office:value="0.0398260565938097" calcext:value-type="float">
            <text:p>0.0398260565938097</text:p>
          </table:table-cell>
          <table:table-cell office:value-type="float" office:value="0.91852380952381" calcext:value-type="float">
            <text:p>0.91852380952381</text:p>
          </table:table-cell>
          <table:table-cell office:value-type="float" office:value="0.0427460584915104" calcext:value-type="float">
            <text:p>0.0427460584915104</text:p>
          </table:table-cell>
          <table:table-cell office:value-type="float" office:value="0.921936507936508" calcext:value-type="float">
            <text:p>0.921936507936508</text:p>
          </table:table-cell>
          <table:table-cell office:value-type="float" office:value="0.0440703623098998" calcext:value-type="float">
            <text:p>0.0440703623098998</text:p>
          </table:table-cell>
          <table:table-cell office:value-type="float" office:value="0.921301587301587" calcext:value-type="float">
            <text:p>0.921301587301587</text:p>
          </table:table-cell>
          <table:table-cell office:value-type="float" office:value="0.0448166809543445" calcext:value-type="float">
            <text:p>0.0448166809543445</text:p>
          </table:table-cell>
          <table:table-cell office:value-type="float" office:value="0.917936507936508" calcext:value-type="float">
            <text:p>0.917936507936508</text:p>
          </table:table-cell>
          <table:table-cell office:value-type="float" office:value="0.0392618355972966" calcext:value-type="float">
            <text:p>0.0392618355972966</text:p>
          </table:table-cell>
          <table:table-cell office:value-type="float" office:value="0.919619047619048" calcext:value-type="float">
            <text:p>0.919619047619048</text:p>
          </table:table-cell>
          <table:table-cell office:value-type="float" office:value="0.0444740507680655" calcext:value-type="float">
            <text:p>0.044474050768065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onosphere</text:p>
          </table:table-cell>
          <table:table-cell office:value-type="float" office:value="0.911666666666667" calcext:value-type="float">
            <text:p>0.911666666666667</text:p>
          </table:table-cell>
          <table:table-cell office:value-type="float" office:value="0.0414290275472063" calcext:value-type="float">
            <text:p>0.0414290275472063</text:p>
          </table:table-cell>
          <table:table-cell office:value-type="float" office:value="0.92031746031746" calcext:value-type="float">
            <text:p>0.92031746031746</text:p>
          </table:table-cell>
          <table:table-cell office:value-type="float" office:value="0.0396634874898679" calcext:value-type="float">
            <text:p>0.0396634874898679</text:p>
          </table:table-cell>
          <table:table-cell office:value-type="float" office:value="0.923015873015873" calcext:value-type="float">
            <text:p>0.923015873015873</text:p>
          </table:table-cell>
          <table:table-cell office:value-type="float" office:value="0.0448535592093485" calcext:value-type="float">
            <text:p>0.0448535592093485</text:p>
          </table:table-cell>
          <table:table-cell office:value-type="float" office:value="0.917380952380952" calcext:value-type="float">
            <text:p>0.917380952380952</text:p>
          </table:table-cell>
          <table:table-cell office:value-type="float" office:value="0.0341924436804024" calcext:value-type="float">
            <text:p>0.0341924436804024</text:p>
          </table:table-cell>
          <table:table-cell office:value-type="float" office:value="0.897460317460318" calcext:value-type="float">
            <text:p>0.897460317460318</text:p>
          </table:table-cell>
          <table:table-cell office:value-type="float" office:value="0.0469691095691231" calcext:value-type="float">
            <text:p>0.0469691095691231</text:p>
          </table:table-cell>
          <table:table-cell office:value-type="float" office:value="0.925952380952381" calcext:value-type="float">
            <text:p>0.925952380952381</text:p>
          </table:table-cell>
          <table:table-cell office:value-type="float" office:value="0.0334549934019168" calcext:value-type="float">
            <text:p>0.0334549934019168</text:p>
          </table:table-cell>
          <table:table-cell office:value-type="float" office:value="0.920396825396825" calcext:value-type="float">
            <text:p>0.920396825396825</text:p>
          </table:table-cell>
          <table:table-cell office:value-type="float" office:value="0.0476249996280226" calcext:value-type="float">
            <text:p>0.0476249996280226</text:p>
          </table:table-cell>
          <table:table-cell office:value-type="float" office:value="0.925952380952381" calcext:value-type="float">
            <text:p>0.925952380952381</text:p>
          </table:table-cell>
          <table:table-cell office:value-type="float" office:value="0.0429518354239809" calcext:value-type="float">
            <text:p>0.0429518354239809</text:p>
          </table:table-cell>
          <table:table-cell office:value-type="float" office:value="0.917380952380952" calcext:value-type="float">
            <text:p>0.917380952380952</text:p>
          </table:table-cell>
          <table:table-cell office:value-type="float" office:value="0.0341924436804024" calcext:value-type="float">
            <text:p>0.0341924436804024</text:p>
          </table:table-cell>
          <table:table-cell office:value-type="float" office:value="0.908809523809524" calcext:value-type="float">
            <text:p>0.908809523809524</text:p>
          </table:table-cell>
          <table:table-cell office:value-type="float" office:value="0.0443032052845872" calcext:value-type="float">
            <text:p>0.0443032052845872</text:p>
          </table:table-cell>
          <table:table-cell office:value-type="float" office:value="0.925873015873016" calcext:value-type="float">
            <text:p>0.925873015873016</text:p>
          </table:table-cell>
          <table:table-cell office:value-type="float" office:value="0.0409296109947973" calcext:value-type="float">
            <text:p>0.0409296109947973</text:p>
          </table:table-cell>
          <table:table-cell office:value-type="float" office:value="0.917380952380952" calcext:value-type="float">
            <text:p>0.917380952380952</text:p>
          </table:table-cell>
          <table:table-cell office:value-type="float" office:value="0.0455648184819773" calcext:value-type="float">
            <text:p>0.0455648184819773</text:p>
          </table:table-cell>
          <table:table-cell office:value-type="float" office:value="0.903174603174603" calcext:value-type="float">
            <text:p>0.903174603174603</text:p>
          </table:table-cell>
          <table:table-cell office:value-type="float" office:value="0.0469261761876015" calcext:value-type="float">
            <text:p>0.0469261761876015</text:p>
          </table:table-cell>
          <table:table-cell office:value-type="float" office:value="0.917301587301587" calcext:value-type="float">
            <text:p>0.917301587301587</text:p>
          </table:table-cell>
          <table:table-cell office:value-type="float" office:value="0.0368889708492928" calcext:value-type="float">
            <text:p>0.0368889708492928</text:p>
          </table:table-cell>
          <table:table-cell office:value-type="float" office:value="0.914603174603174" calcext:value-type="float">
            <text:p>0.914603174603174</text:p>
          </table:table-cell>
          <table:table-cell office:value-type="float" office:value="0.0353651363597044" calcext:value-type="float">
            <text:p>0.0353651363597044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504458579122098" calcext:value-type="float">
            <text:p>0.050445857912209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onosphere</text:p>
          </table:table-cell>
          <table:table-cell office:value-type="float" office:value="0.925952380952381" calcext:value-type="float">
            <text:p>0.925952380952381</text:p>
          </table:table-cell>
          <table:table-cell office:value-type="float" office:value="0.0384973814032268" calcext:value-type="float">
            <text:p>0.0384973814032268</text:p>
          </table:table-cell>
          <table:table-cell office:value-type="float" office:value="0.917380952380952" calcext:value-type="float">
            <text:p>0.917380952380952</text:p>
          </table:table-cell>
          <table:table-cell office:value-type="float" office:value="0.0475137725189986" calcext:value-type="float">
            <text:p>0.0475137725189986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426516236236374" calcext:value-type="float">
            <text:p>0.0426516236236374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897539682539682" calcext:value-type="float">
            <text:p>0.897539682539682</text:p>
          </table:table-cell>
          <table:table-cell office:value-type="float" office:value="0.0485886731500069" calcext:value-type="float">
            <text:p>0.0485886731500069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404691870691865" calcext:value-type="float">
            <text:p>0.0404691870691865</text:p>
          </table:table-cell>
          <table:table-cell office:value-type="float" office:value="0.923174603174603" calcext:value-type="float">
            <text:p>0.923174603174603</text:p>
          </table:table-cell>
          <table:table-cell office:value-type="float" office:value="0.040206070346635" calcext:value-type="float">
            <text:p>0.040206070346635</text:p>
          </table:table-cell>
          <table:table-cell office:value-type="float" office:value="0.923015873015873" calcext:value-type="float">
            <text:p>0.923015873015873</text:p>
          </table:table-cell>
          <table:table-cell office:value-type="float" office:value="0.0448535592093485" calcext:value-type="float">
            <text:p>0.0448535592093485</text:p>
          </table:table-cell>
          <table:table-cell office:value-type="float" office:value="0.914603174603174" calcext:value-type="float">
            <text:p>0.914603174603174</text:p>
          </table:table-cell>
          <table:table-cell office:value-type="float" office:value="0.0353651363597044" calcext:value-type="float">
            <text:p>0.0353651363597044</text:p>
          </table:table-cell>
          <table:table-cell office:value-type="float" office:value="0.925952380952381" calcext:value-type="float">
            <text:p>0.925952380952381</text:p>
          </table:table-cell>
          <table:table-cell office:value-type="float" office:value="0.0429518354239808" calcext:value-type="float">
            <text:p>0.0429518354239808</text:p>
          </table:table-cell>
          <table:table-cell office:value-type="float" office:value="0.917380952380952" calcext:value-type="float">
            <text:p>0.917380952380952</text:p>
          </table:table-cell>
          <table:table-cell office:value-type="float" office:value="0.0413925221738458" calcext:value-type="float">
            <text:p>0.0413925221738458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426516236236374" calcext:value-type="float">
            <text:p>0.0426516236236374</text:p>
          </table:table-cell>
          <table:table-cell office:value-type="float" office:value="0.91452380952381" calcext:value-type="float">
            <text:p>0.91452380952381</text:p>
          </table:table-cell>
          <table:table-cell office:value-type="float" office:value="0.0521694865682822" calcext:value-type="float">
            <text:p>0.0521694865682822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357063483243189" calcext:value-type="float">
            <text:p>0.0357063483243189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294667908186301" calcext:value-type="float">
            <text:p>0.0294667908186301</text:p>
          </table:table-cell>
          <table:table-cell office:value-type="float" office:value="0.923015873015873" calcext:value-type="float">
            <text:p>0.923015873015873</text:p>
          </table:table-cell>
          <table:table-cell office:value-type="float" office:value="0.0358638842149047" calcext:value-type="float">
            <text:p>0.035863884214904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onosphere</text:p>
          </table:table-cell>
          <table:table-cell office:value-type="float" office:value="0.925952380952381" calcext:value-type="float">
            <text:p>0.925952380952381</text:p>
          </table:table-cell>
          <table:table-cell office:value-type="float" office:value="0.0384973814032268" calcext:value-type="float">
            <text:p>0.0384973814032268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11666666666667" calcext:value-type="float">
            <text:p>0.911666666666667</text:p>
          </table:table-cell>
          <table:table-cell office:value-type="float" office:value="0.0494164740372441" calcext:value-type="float">
            <text:p>0.0494164740372441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25952380952381" calcext:value-type="float">
            <text:p>0.925952380952381</text:p>
          </table:table-cell>
          <table:table-cell office:value-type="float" office:value="0.0429518354239808" calcext:value-type="float">
            <text:p>0.0429518354239808</text:p>
          </table:table-cell>
          <table:table-cell office:value-type="float" office:value="0.925873015873016" calcext:value-type="float">
            <text:p>0.925873015873016</text:p>
          </table:table-cell>
          <table:table-cell office:value-type="float" office:value="0.0409296109947973" calcext:value-type="float">
            <text:p>0.0409296109947973</text:p>
          </table:table-cell>
          <table:table-cell office:value-type="float" office:value="0.911746031746032" calcext:value-type="float">
            <text:p>0.911746031746032</text:p>
          </table:table-cell>
          <table:table-cell office:value-type="float" office:value="0.0453868342873943" calcext:value-type="float">
            <text:p>0.0453868342873943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426516236236374" calcext:value-type="float">
            <text:p>0.0426516236236374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350870852669771" calcext:value-type="float">
            <text:p>0.0350870852669771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11746031746032" calcext:value-type="float">
            <text:p>0.911746031746032</text:p>
          </table:table-cell>
          <table:table-cell office:value-type="float" office:value="0.0527786728650677" calcext:value-type="float">
            <text:p>0.0527786728650677</text:p>
          </table:table-cell>
          <table:table-cell office:value-type="float" office:value="0.917460317460317" calcext:value-type="float">
            <text:p>0.917460317460317</text:p>
          </table:table-cell>
          <table:table-cell office:value-type="float" office:value="0.0388807895679869" calcext:value-type="float">
            <text:p>0.0388807895679869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426516236236374" calcext:value-type="float">
            <text:p>0.0426516236236374</text:p>
          </table:table-cell>
          <table:table-cell office:value-type="float" office:value="0.925873015873016" calcext:value-type="float">
            <text:p>0.925873015873016</text:p>
          </table:table-cell>
          <table:table-cell office:value-type="float" office:value="0.0409296109947973" calcext:value-type="float">
            <text:p>0.040929610994797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onosphere</text:p>
          </table:table-cell>
          <table:table-cell office:value-type="float" office:value="0.925952380952381" calcext:value-type="float">
            <text:p>0.925952380952381</text:p>
          </table:table-cell>
          <table:table-cell office:value-type="float" office:value="0.0384973814032268" calcext:value-type="float">
            <text:p>0.0384973814032268</text:p>
          </table:table-cell>
          <table:table-cell office:value-type="float" office:value="0.917380952380952" calcext:value-type="float">
            <text:p>0.917380952380952</text:p>
          </table:table-cell>
          <table:table-cell office:value-type="float" office:value="0.0413925221738458" calcext:value-type="float">
            <text:p>0.0413925221738458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11666666666667" calcext:value-type="float">
            <text:p>0.911666666666667</text:p>
          </table:table-cell>
          <table:table-cell office:value-type="float" office:value="0.0494164740372441" calcext:value-type="float">
            <text:p>0.0494164740372441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25952380952381" calcext:value-type="float">
            <text:p>0.925952380952381</text:p>
          </table:table-cell>
          <table:table-cell office:value-type="float" office:value="0.0429518354239808" calcext:value-type="float">
            <text:p>0.0429518354239808</text:p>
          </table:table-cell>
          <table:table-cell office:value-type="float" office:value="0.923015873015873" calcext:value-type="float">
            <text:p>0.923015873015873</text:p>
          </table:table-cell>
          <table:table-cell office:value-type="float" office:value="0.0448535592093485" calcext:value-type="float">
            <text:p>0.0448535592093485</text:p>
          </table:table-cell>
          <table:table-cell office:value-type="float" office:value="0.908888888888889" calcext:value-type="float">
            <text:p>0.908888888888889</text:p>
          </table:table-cell>
          <table:table-cell office:value-type="float" office:value="0.0397649937018964" calcext:value-type="float">
            <text:p>0.0397649937018964</text:p>
          </table:table-cell>
          <table:table-cell office:value-type="float" office:value="0.925952380952381" calcext:value-type="float">
            <text:p>0.925952380952381</text:p>
          </table:table-cell>
          <table:table-cell office:value-type="float" office:value="0.0384973814032268" calcext:value-type="float">
            <text:p>0.0384973814032268</text:p>
          </table:table-cell>
          <table:table-cell office:value-type="float" office:value="0.917380952380952" calcext:value-type="float">
            <text:p>0.917380952380952</text:p>
          </table:table-cell>
          <table:table-cell office:value-type="float" office:value="0.0391399411882633" calcext:value-type="float">
            <text:p>0.0391399411882633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426516236236374" calcext:value-type="float">
            <text:p>0.0426516236236374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426516236236374" calcext:value-type="float">
            <text:p>0.0426516236236374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404691870691865" calcext:value-type="float">
            <text:p>0.040469187069186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onosphere</text:p>
          </table:table-cell>
          <table:table-cell office:value-type="float" office:value="0.925952380952381" calcext:value-type="float">
            <text:p>0.925952380952381</text:p>
          </table:table-cell>
          <table:table-cell office:value-type="float" office:value="0.0384973814032268" calcext:value-type="float">
            <text:p>0.0384973814032268</text:p>
          </table:table-cell>
          <table:table-cell office:value-type="float" office:value="0.917380952380952" calcext:value-type="float">
            <text:p>0.917380952380952</text:p>
          </table:table-cell>
          <table:table-cell office:value-type="float" office:value="0.0391399411882633" calcext:value-type="float">
            <text:p>0.0391399411882633</text:p>
          </table:table-cell>
          <table:table-cell office:value-type="float" office:value="0.917380952380952" calcext:value-type="float">
            <text:p>0.917380952380952</text:p>
          </table:table-cell>
          <table:table-cell office:value-type="float" office:value="0.0475137725189986" calcext:value-type="float">
            <text:p>0.0475137725189986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426516236236374" calcext:value-type="float">
            <text:p>0.0426516236236374</text:p>
          </table:table-cell>
          <table:table-cell office:value-type="float" office:value="0.917380952380952" calcext:value-type="float">
            <text:p>0.917380952380952</text:p>
          </table:table-cell>
          <table:table-cell office:value-type="float" office:value="0.0475137725189986" calcext:value-type="float">
            <text:p>0.0475137725189986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25952380952381" calcext:value-type="float">
            <text:p>0.925952380952381</text:p>
          </table:table-cell>
          <table:table-cell office:value-type="float" office:value="0.0429518354239808" calcext:value-type="float">
            <text:p>0.0429518354239808</text:p>
          </table:table-cell>
          <table:table-cell office:value-type="float" office:value="0.92015873015873" calcext:value-type="float">
            <text:p>0.92015873015873</text:p>
          </table:table-cell>
          <table:table-cell office:value-type="float" office:value="0.0400585361561307" calcext:value-type="float">
            <text:p>0.0400585361561307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25952380952381" calcext:value-type="float">
            <text:p>0.925952380952381</text:p>
          </table:table-cell>
          <table:table-cell office:value-type="float" office:value="0.0384973814032268" calcext:value-type="float">
            <text:p>0.0384973814032268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350870852669771" calcext:value-type="float">
            <text:p>0.0350870852669771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onosphere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390837106320227" calcext:value-type="float">
            <text:p>0.0390837106320227</text:p>
          </table:table-cell>
          <table:table-cell office:value-type="float" office:value="0.918539682539683" calcext:value-type="float">
            <text:p>0.918539682539683</text:p>
          </table:table-cell>
          <table:table-cell office:value-type="float" office:value="0.0423889263861657" calcext:value-type="float">
            <text:p>0.0423889263861657</text:p>
          </table:table-cell>
          <table:table-cell office:value-type="float" office:value="0.920793650793651" calcext:value-type="float">
            <text:p>0.920793650793651</text:p>
          </table:table-cell>
          <table:table-cell office:value-type="float" office:value="0.0446977544943381" calcext:value-type="float">
            <text:p>0.0446977544943381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19097585967198" calcext:value-type="float">
            <text:p>0.0419097585967198</text:p>
          </table:table-cell>
          <table:table-cell office:value-type="float" office:value="0.907142857142857" calcext:value-type="float">
            <text:p>0.907142857142857</text:p>
          </table:table-cell>
          <table:table-cell office:value-type="float" office:value="0.0483809006625234" calcext:value-type="float">
            <text:p>0.0483809006625234</text:p>
          </table:table-cell>
          <table:table-cell office:value-type="float" office:value="0.921952380952381" calcext:value-type="float">
            <text:p>0.921952380952381</text:p>
          </table:table-cell>
          <table:table-cell office:value-type="float" office:value="0.0413257812301325" calcext:value-type="float">
            <text:p>0.0413257812301325</text:p>
          </table:table-cell>
          <table:table-cell office:value-type="float" office:value="0.924285714285714" calcext:value-type="float">
            <text:p>0.924285714285714</text:p>
          </table:table-cell>
          <table:table-cell office:value-type="float" office:value="0.04333731524932" calcext:value-type="float">
            <text:p>0.04333731524932</text:p>
          </table:table-cell>
          <table:table-cell office:value-type="float" office:value="0.923603174603175" calcext:value-type="float">
            <text:p>0.923603174603175</text:p>
          </table:table-cell>
          <table:table-cell office:value-type="float" office:value="0.0427294201987212" calcext:value-type="float">
            <text:p>0.0427294201987212</text:p>
          </table:table-cell>
          <table:table-cell office:value-type="float" office:value="0.914571428571428" calcext:value-type="float">
            <text:p>0.914571428571428</text:p>
          </table:table-cell>
          <table:table-cell office:value-type="float" office:value="0.0397888633178501" calcext:value-type="float">
            <text:p>0.0397888633178501</text:p>
          </table:table-cell>
          <table:table-cell office:value-type="float" office:value="0.921952380952381" calcext:value-type="float">
            <text:p>0.921952380952381</text:p>
          </table:table-cell>
          <table:table-cell office:value-type="float" office:value="0.0413802854277318" calcext:value-type="float">
            <text:p>0.0413802854277318</text:p>
          </table:table-cell>
          <table:table-cell office:value-type="float" office:value="0.920222222222222" calcext:value-type="float">
            <text:p>0.920222222222222</text:p>
          </table:table-cell>
          <table:table-cell office:value-type="float" office:value="0.0383272489781721" calcext:value-type="float">
            <text:p>0.0383272489781721</text:p>
          </table:table-cell>
          <table:table-cell office:value-type="float" office:value="0.920809523809524" calcext:value-type="float">
            <text:p>0.920809523809524</text:p>
          </table:table-cell>
          <table:table-cell office:value-type="float" office:value="0.0438675765697917" calcext:value-type="float">
            <text:p>0.0438675765697917</text:p>
          </table:table-cell>
          <table:table-cell office:value-type="float" office:value="0.913984126984127" calcext:value-type="float">
            <text:p>0.913984126984127</text:p>
          </table:table-cell>
          <table:table-cell office:value-type="float" office:value="0.0480688305481315" calcext:value-type="float">
            <text:p>0.0480688305481315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396725281850178" calcext:value-type="float">
            <text:p>0.0396725281850178</text:p>
          </table:table-cell>
          <table:table-cell office:value-type="float" office:value="0.91968253968254" calcext:value-type="float">
            <text:p>0.91968253968254</text:p>
          </table:table-cell>
          <table:table-cell office:value-type="float" office:value="0.0391906735843356" calcext:value-type="float">
            <text:p>0.0391906735843356</text:p>
          </table:table-cell>
          <table:table-cell office:value-type="float" office:value="0.923063492063492" calcext:value-type="float">
            <text:p>0.923063492063492</text:p>
          </table:table-cell>
          <table:table-cell office:value-type="float" office:value="0.0423886897501903" calcext:value-type="float">
            <text:p>0.04238868975019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mammographic</text:p>
          </table:table-cell>
          <table:table-cell office:value-type="float" office:value="0.785542168674699" calcext:value-type="float">
            <text:p>0.785542168674699</text:p>
          </table:table-cell>
          <table:table-cell office:value-type="float" office:value="0.0467660293269385" calcext:value-type="float">
            <text:p>0.0467660293269385</text:p>
          </table:table-cell>
          <table:table-cell office:value-type="float" office:value="0.786746987951807" calcext:value-type="float">
            <text:p>0.786746987951807</text:p>
          </table:table-cell>
          <table:table-cell office:value-type="float" office:value="0.0547865356715982" calcext:value-type="float">
            <text:p>0.0547865356715982</text:p>
          </table:table-cell>
          <table:table-cell office:value-type="float" office:value="0.786746987951807" calcext:value-type="float">
            <text:p>0.786746987951807</text:p>
          </table:table-cell>
          <table:table-cell office:value-type="float" office:value="0.0345708260508551" calcext:value-type="float">
            <text:p>0.0345708260508551</text:p>
          </table:table-cell>
          <table:table-cell office:value-type="float" office:value="0.798795180722892" calcext:value-type="float">
            <text:p>0.798795180722892</text:p>
          </table:table-cell>
          <table:table-cell office:value-type="float" office:value="0.042520998980133" calcext:value-type="float">
            <text:p>0.042520998980133</text:p>
          </table:table-cell>
          <table:table-cell office:value-type="float" office:value="0.783132530120482" calcext:value-type="float">
            <text:p>0.783132530120482</text:p>
          </table:table-cell>
          <table:table-cell office:value-type="float" office:value="0.052975525936839" calcext:value-type="float">
            <text:p>0.052975525936839</text:p>
          </table:table-cell>
          <table:table-cell office:value-type="float" office:value="0.789156626506024" calcext:value-type="float">
            <text:p>0.789156626506024</text:p>
          </table:table-cell>
          <table:table-cell office:value-type="float" office:value="0.0560093400842624" calcext:value-type="float">
            <text:p>0.0560093400842624</text:p>
          </table:table-cell>
          <table:table-cell office:value-type="float" office:value="0.78433734939759" calcext:value-type="float">
            <text:p>0.78433734939759</text:p>
          </table:table-cell>
          <table:table-cell office:value-type="float" office:value="0.0445221977571584" calcext:value-type="float">
            <text:p>0.0445221977571584</text:p>
          </table:table-cell>
          <table:table-cell office:value-type="float" office:value="0.795180722891566" calcext:value-type="float">
            <text:p>0.795180722891566</text:p>
          </table:table-cell>
          <table:table-cell office:value-type="float" office:value="0.0457901777148248" calcext:value-type="float">
            <text:p>0.0457901777148248</text:p>
          </table:table-cell>
          <table:table-cell office:value-type="float" office:value="0.78433734939759" calcext:value-type="float">
            <text:p>0.78433734939759</text:p>
          </table:table-cell>
          <table:table-cell office:value-type="float" office:value="0.05219338665473" calcext:value-type="float">
            <text:p>0.05219338665473</text:p>
          </table:table-cell>
          <table:table-cell office:value-type="float" office:value="0.78433734939759" calcext:value-type="float">
            <text:p>0.78433734939759</text:p>
          </table:table-cell>
          <table:table-cell office:value-type="float" office:value="0.0560669036555542" calcext:value-type="float">
            <text:p>0.0560669036555542</text:p>
          </table:table-cell>
          <table:table-cell office:value-type="float" office:value="0.783132530120482" calcext:value-type="float">
            <text:p>0.783132530120482</text:p>
          </table:table-cell>
          <table:table-cell office:value-type="float" office:value="0.0475187131172659" calcext:value-type="float">
            <text:p>0.0475187131172659</text:p>
          </table:table-cell>
          <table:table-cell office:value-type="float" office:value="0.789156626506024" calcext:value-type="float">
            <text:p>0.789156626506024</text:p>
          </table:table-cell>
          <table:table-cell office:value-type="float" office:value="0.0410543138559455" calcext:value-type="float">
            <text:p>0.0410543138559455</text:p>
          </table:table-cell>
          <table:table-cell office:value-type="float" office:value="0.779518072289157" calcext:value-type="float">
            <text:p>0.779518072289157</text:p>
          </table:table-cell>
          <table:table-cell office:value-type="float" office:value="0.0465066483508886" calcext:value-type="float">
            <text:p>0.0465066483508886</text:p>
          </table:table-cell>
          <table:table-cell office:value-type="float" office:value="0.790361445783133" calcext:value-type="float">
            <text:p>0.790361445783133</text:p>
          </table:table-cell>
          <table:table-cell office:value-type="float" office:value="0.0485927179510174" calcext:value-type="float">
            <text:p>0.0485927179510174</text:p>
          </table:table-cell>
          <table:table-cell office:value-type="float" office:value="0.791566265060241" calcext:value-type="float">
            <text:p>0.791566265060241</text:p>
          </table:table-cell>
          <table:table-cell office:value-type="float" office:value="0.0468521705480799" calcext:value-type="float">
            <text:p>0.0468521705480799</text:p>
          </table:table-cell>
          <table:table-cell office:value-type="float" office:value="0.793975903614458" calcext:value-type="float">
            <text:p>0.793975903614458</text:p>
          </table:table-cell>
          <table:table-cell office:value-type="float" office:value="0.0506247161900623" calcext:value-type="float">
            <text:p>0.05062471619006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mammographic</text:p>
          </table:table-cell>
          <table:table-cell office:value-type="float" office:value="0.791566265060241" calcext:value-type="float">
            <text:p>0.791566265060241</text:p>
          </table:table-cell>
          <table:table-cell office:value-type="float" office:value="0.0436441059819989" calcext:value-type="float">
            <text:p>0.0436441059819989</text:p>
          </table:table-cell>
          <table:table-cell office:value-type="float" office:value="0.783132530120482" calcext:value-type="float">
            <text:p>0.783132530120482</text:p>
          </table:table-cell>
          <table:table-cell office:value-type="float" office:value="0.0535809801772142" calcext:value-type="float">
            <text:p>0.0535809801772142</text:p>
          </table:table-cell>
          <table:table-cell office:value-type="float" office:value="0.798795180722892" calcext:value-type="float">
            <text:p>0.798795180722892</text:p>
          </table:table-cell>
          <table:table-cell office:value-type="float" office:value="0.0417554818652852" calcext:value-type="float">
            <text:p>0.0417554818652852</text:p>
          </table:table-cell>
          <table:table-cell office:value-type="float" office:value="0.8" calcext:value-type="float">
            <text:p>0.8</text:p>
          </table:table-cell>
          <table:table-cell office:value-type="float" office:value="0.0551240479896337" calcext:value-type="float">
            <text:p>0.0551240479896337</text:p>
          </table:table-cell>
          <table:table-cell office:value-type="float" office:value="0.789156626506024" calcext:value-type="float">
            <text:p>0.789156626506024</text:p>
          </table:table-cell>
          <table:table-cell office:value-type="float" office:value="0.0536561815899091" calcext:value-type="float">
            <text:p>0.0536561815899091</text:p>
          </table:table-cell>
          <table:table-cell office:value-type="float" office:value="0.780722891566265" calcext:value-type="float">
            <text:p>0.780722891566265</text:p>
          </table:table-cell>
          <table:table-cell office:value-type="float" office:value="0.0513679580893798" calcext:value-type="float">
            <text:p>0.0513679580893798</text:p>
          </table:table-cell>
          <table:table-cell office:value-type="float" office:value="0.789156626506024" calcext:value-type="float">
            <text:p>0.789156626506024</text:p>
          </table:table-cell>
          <table:table-cell office:value-type="float" office:value="0.045878151240144" calcext:value-type="float">
            <text:p>0.045878151240144</text:p>
          </table:table-cell>
          <table:table-cell office:value-type="float" office:value="0.790361445783133" calcext:value-type="float">
            <text:p>0.790361445783133</text:p>
          </table:table-cell>
          <table:table-cell office:value-type="float" office:value="0.0475865485738108" calcext:value-type="float">
            <text:p>0.0475865485738108</text:p>
          </table:table-cell>
          <table:table-cell office:value-type="float" office:value="0.795180722891566" calcext:value-type="float">
            <text:p>0.795180722891566</text:p>
          </table:table-cell>
          <table:table-cell office:value-type="float" office:value="0.0507996411272028" calcext:value-type="float">
            <text:p>0.0507996411272028</text:p>
          </table:table-cell>
          <table:table-cell office:value-type="float" office:value="0.790361445783133" calcext:value-type="float">
            <text:p>0.790361445783133</text:p>
          </table:table-cell>
          <table:table-cell office:value-type="float" office:value="0.0508631010409239" calcext:value-type="float">
            <text:p>0.0508631010409239</text:p>
          </table:table-cell>
          <table:table-cell office:value-type="float" office:value="0.791566265060241" calcext:value-type="float">
            <text:p>0.791566265060241</text:p>
          </table:table-cell>
          <table:table-cell office:value-type="float" office:value="0.057655354766291" calcext:value-type="float">
            <text:p>0.057655354766291</text:p>
          </table:table-cell>
          <table:table-cell office:value-type="float" office:value="0.792771084337349" calcext:value-type="float">
            <text:p>0.792771084337349</text:p>
          </table:table-cell>
          <table:table-cell office:value-type="float" office:value="0.0504172042617677" calcext:value-type="float">
            <text:p>0.0504172042617677</text:p>
          </table:table-cell>
          <table:table-cell office:value-type="float" office:value="0.792771084337349" calcext:value-type="float">
            <text:p>0.792771084337349</text:p>
          </table:table-cell>
          <table:table-cell office:value-type="float" office:value="0.0484597690891513" calcext:value-type="float">
            <text:p>0.0484597690891513</text:p>
          </table:table-cell>
          <table:table-cell office:value-type="float" office:value="0.78433734939759" calcext:value-type="float">
            <text:p>0.78433734939759</text:p>
          </table:table-cell>
          <table:table-cell office:value-type="float" office:value="0.0430487620750573" calcext:value-type="float">
            <text:p>0.0430487620750573</text:p>
          </table:table-cell>
          <table:table-cell office:value-type="float" office:value="0.792771084337349" calcext:value-type="float">
            <text:p>0.792771084337349</text:p>
          </table:table-cell>
          <table:table-cell office:value-type="float" office:value="0.0420441841873169" calcext:value-type="float">
            <text:p>0.0420441841873169</text:p>
          </table:table-cell>
          <table:table-cell office:value-type="float" office:value="0.796385542168675" calcext:value-type="float">
            <text:p>0.796385542168675</text:p>
          </table:table-cell>
          <table:table-cell office:value-type="float" office:value="0.056639321800208" calcext:value-type="float">
            <text:p>0.05663932180020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mammographic</text:p>
          </table:table-cell>
          <table:table-cell office:value-type="float" office:value="0.793975903614458" calcext:value-type="float">
            <text:p>0.793975903614458</text:p>
          </table:table-cell>
          <table:table-cell office:value-type="float" office:value="0.0448829994247342" calcext:value-type="float">
            <text:p>0.0448829994247342</text:p>
          </table:table-cell>
          <table:table-cell office:value-type="float" office:value="0.785542168674699" calcext:value-type="float">
            <text:p>0.785542168674699</text:p>
          </table:table-cell>
          <table:table-cell office:value-type="float" office:value="0.0516809893723547" calcext:value-type="float">
            <text:p>0.0516809893723547</text:p>
          </table:table-cell>
          <table:table-cell office:value-type="float" office:value="0.789156626506024" calcext:value-type="float">
            <text:p>0.789156626506024</text:p>
          </table:table-cell>
          <table:table-cell office:value-type="float" office:value="0.043347456114303" calcext:value-type="float">
            <text:p>0.043347456114303</text:p>
          </table:table-cell>
          <table:table-cell office:value-type="float" office:value="0.802409638554217" calcext:value-type="float">
            <text:p>0.802409638554217</text:p>
          </table:table-cell>
          <table:table-cell office:value-type="float" office:value="0.052424638946444" calcext:value-type="float">
            <text:p>0.052424638946444</text:p>
          </table:table-cell>
          <table:table-cell office:value-type="float" office:value="0.791566265060241" calcext:value-type="float">
            <text:p>0.791566265060241</text:p>
          </table:table-cell>
          <table:table-cell office:value-type="float" office:value="0.0461585398014284" calcext:value-type="float">
            <text:p>0.0461585398014284</text:p>
          </table:table-cell>
          <table:table-cell office:value-type="float" office:value="0.791566265060241" calcext:value-type="float">
            <text:p>0.791566265060241</text:p>
          </table:table-cell>
          <table:table-cell office:value-type="float" office:value="0.048542904798046" calcext:value-type="float">
            <text:p>0.048542904798046</text:p>
          </table:table-cell>
          <table:table-cell office:value-type="float" office:value="0.793975903614458" calcext:value-type="float">
            <text:p>0.793975903614458</text:p>
          </table:table-cell>
          <table:table-cell office:value-type="float" office:value="0.0407388101298498" calcext:value-type="float">
            <text:p>0.0407388101298498</text:p>
          </table:table-cell>
          <table:table-cell office:value-type="float" office:value="0.796385542168675" calcext:value-type="float">
            <text:p>0.796385542168675</text:p>
          </table:table-cell>
          <table:table-cell office:value-type="float" office:value="0.0518834469388551" calcext:value-type="float">
            <text:p>0.0518834469388551</text:p>
          </table:table-cell>
          <table:table-cell office:value-type="float" office:value="0.793975903614458" calcext:value-type="float">
            <text:p>0.793975903614458</text:p>
          </table:table-cell>
          <table:table-cell office:value-type="float" office:value="0.0560669036555542" calcext:value-type="float">
            <text:p>0.0560669036555542</text:p>
          </table:table-cell>
          <table:table-cell office:value-type="float" office:value="0.798795180722892" calcext:value-type="float">
            <text:p>0.798795180722892</text:p>
          </table:table-cell>
          <table:table-cell office:value-type="float" office:value="0.0514463944735739" calcext:value-type="float">
            <text:p>0.0514463944735739</text:p>
          </table:table-cell>
          <table:table-cell office:value-type="float" office:value="0.790361445783133" calcext:value-type="float">
            <text:p>0.790361445783133</text:p>
          </table:table-cell>
          <table:table-cell office:value-type="float" office:value="0.0527313977901039" calcext:value-type="float">
            <text:p>0.0527313977901039</text:p>
          </table:table-cell>
          <table:table-cell office:value-type="float" office:value="0.791566265060241" calcext:value-type="float">
            <text:p>0.791566265060241</text:p>
          </table:table-cell>
          <table:table-cell office:value-type="float" office:value="0.0443770557319237" calcext:value-type="float">
            <text:p>0.0443770557319237</text:p>
          </table:table-cell>
          <table:table-cell office:value-type="float" office:value="0.791566265060241" calcext:value-type="float">
            <text:p>0.791566265060241</text:p>
          </table:table-cell>
          <table:table-cell office:value-type="float" office:value="0.0461585398014284" calcext:value-type="float">
            <text:p>0.0461585398014284</text:p>
          </table:table-cell>
          <table:table-cell office:value-type="float" office:value="0.790361445783133" calcext:value-type="float">
            <text:p>0.790361445783133</text:p>
          </table:table-cell>
          <table:table-cell office:value-type="float" office:value="0.0394311251683006" calcext:value-type="float">
            <text:p>0.0394311251683006</text:p>
          </table:table-cell>
          <table:table-cell office:value-type="float" office:value="0.793975903614458" calcext:value-type="float">
            <text:p>0.793975903614458</text:p>
          </table:table-cell>
          <table:table-cell office:value-type="float" office:value="0.0365660390043053" calcext:value-type="float">
            <text:p>0.0365660390043053</text:p>
          </table:table-cell>
          <table:table-cell office:value-type="float" office:value="0.792771084337349" calcext:value-type="float">
            <text:p>0.792771084337349</text:p>
          </table:table-cell>
          <table:table-cell office:value-type="float" office:value="0.0467660293269386" calcext:value-type="float">
            <text:p>0.046766029326938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mammographic</text:p>
          </table:table-cell>
          <table:table-cell office:value-type="float" office:value="0.796385542168675" calcext:value-type="float">
            <text:p>0.796385542168675</text:p>
          </table:table-cell>
          <table:table-cell office:value-type="float" office:value="0.0480083486016662" calcext:value-type="float">
            <text:p>0.0480083486016662</text:p>
          </table:table-cell>
          <table:table-cell office:value-type="float" office:value="0.786746987951807" calcext:value-type="float">
            <text:p>0.786746987951807</text:p>
          </table:table-cell>
          <table:table-cell office:value-type="float" office:value="0.0556627085542446" calcext:value-type="float">
            <text:p>0.0556627085542446</text:p>
          </table:table-cell>
          <table:table-cell office:value-type="float" office:value="0.792771084337349" calcext:value-type="float">
            <text:p>0.792771084337349</text:p>
          </table:table-cell>
          <table:table-cell office:value-type="float" office:value="0.044286100408322" calcext:value-type="float">
            <text:p>0.044286100408322</text:p>
          </table:table-cell>
          <table:table-cell office:value-type="float" office:value="0.801204819277108" calcext:value-type="float">
            <text:p>0.801204819277108</text:p>
          </table:table-cell>
          <table:table-cell office:value-type="float" office:value="0.0554304166339046" calcext:value-type="float">
            <text:p>0.0554304166339046</text:p>
          </table:table-cell>
          <table:table-cell office:value-type="float" office:value="0.78433734939759" calcext:value-type="float">
            <text:p>0.78433734939759</text:p>
          </table:table-cell>
          <table:table-cell office:value-type="float" office:value="0.0503051125144473" calcext:value-type="float">
            <text:p>0.0503051125144473</text:p>
          </table:table-cell>
          <table:table-cell office:value-type="float" office:value="0.790361445783133" calcext:value-type="float">
            <text:p>0.790361445783133</text:p>
          </table:table-cell>
          <table:table-cell office:value-type="float" office:value="0.0545357275398167" calcext:value-type="float">
            <text:p>0.0545357275398167</text:p>
          </table:table-cell>
          <table:table-cell office:value-type="float" office:value="0.792771084337349" calcext:value-type="float">
            <text:p>0.792771084337349</text:p>
          </table:table-cell>
          <table:table-cell office:value-type="float" office:value="0.0484597690891513" calcext:value-type="float">
            <text:p>0.0484597690891513</text:p>
          </table:table-cell>
          <table:table-cell office:value-type="float" office:value="0.802409638554217" calcext:value-type="float">
            <text:p>0.802409638554217</text:p>
          </table:table-cell>
          <table:table-cell office:value-type="float" office:value="0.0469037793434744" calcext:value-type="float">
            <text:p>0.0469037793434744</text:p>
          </table:table-cell>
          <table:table-cell office:value-type="float" office:value="0.793975903614458" calcext:value-type="float">
            <text:p>0.793975903614458</text:p>
          </table:table-cell>
          <table:table-cell office:value-type="float" office:value="0.0572060124676928" calcext:value-type="float">
            <text:p>0.0572060124676928</text:p>
          </table:table-cell>
          <table:table-cell office:value-type="float" office:value="0.791566265060241" calcext:value-type="float">
            <text:p>0.791566265060241</text:p>
          </table:table-cell>
          <table:table-cell office:value-type="float" office:value="0.0482095017812775" calcext:value-type="float">
            <text:p>0.0482095017812775</text:p>
          </table:table-cell>
          <table:table-cell office:value-type="float" office:value="0.792771084337349" calcext:value-type="float">
            <text:p>0.792771084337349</text:p>
          </table:table-cell>
          <table:table-cell office:value-type="float" office:value="0.0484597690891513" calcext:value-type="float">
            <text:p>0.0484597690891513</text:p>
          </table:table-cell>
          <table:table-cell office:value-type="float" office:value="0.792771084337349" calcext:value-type="float">
            <text:p>0.792771084337349</text:p>
          </table:table-cell>
          <table:table-cell office:value-type="float" office:value="0.0471096491521773" calcext:value-type="float">
            <text:p>0.0471096491521773</text:p>
          </table:table-cell>
          <table:table-cell office:value-type="float" office:value="0.786746987951807" calcext:value-type="float">
            <text:p>0.786746987951807</text:p>
          </table:table-cell>
          <table:table-cell office:value-type="float" office:value="0.0465066483508886" calcext:value-type="float">
            <text:p>0.0465066483508886</text:p>
          </table:table-cell>
          <table:table-cell office:value-type="float" office:value="0.793975903614458" calcext:value-type="float">
            <text:p>0.793975903614458</text:p>
          </table:table-cell>
          <table:table-cell office:value-type="float" office:value="0.0403409606549323" calcext:value-type="float">
            <text:p>0.0403409606549323</text:p>
          </table:table-cell>
          <table:table-cell office:value-type="float" office:value="0.790361445783133" calcext:value-type="float">
            <text:p>0.790361445783133</text:p>
          </table:table-cell>
          <table:table-cell office:value-type="float" office:value="0.0425778579299552" calcext:value-type="float">
            <text:p>0.0425778579299552</text:p>
          </table:table-cell>
          <table:table-cell office:value-type="float" office:value="0.798795180722892" calcext:value-type="float">
            <text:p>0.798795180722892</text:p>
          </table:table-cell>
          <table:table-cell office:value-type="float" office:value="0.0458077859360927" calcext:value-type="float">
            <text:p>0.045807785936092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mammographic</text:p>
          </table:table-cell>
          <table:table-cell office:value-type="float" office:value="0.793975903614458" calcext:value-type="float">
            <text:p>0.793975903614458</text:p>
          </table:table-cell>
          <table:table-cell office:value-type="float" office:value="0.0480083486016662" calcext:value-type="float">
            <text:p>0.0480083486016662</text:p>
          </table:table-cell>
          <table:table-cell office:value-type="float" office:value="0.781927710843374" calcext:value-type="float">
            <text:p>0.781927710843374</text:p>
          </table:table-cell>
          <table:table-cell office:value-type="float" office:value="0.054015691015566" calcext:value-type="float">
            <text:p>0.054015691015566</text:p>
          </table:table-cell>
          <table:table-cell office:value-type="float" office:value="0.793975903614458" calcext:value-type="float">
            <text:p>0.793975903614458</text:p>
          </table:table-cell>
          <table:table-cell office:value-type="float" office:value="0.0430487620750574" calcext:value-type="float">
            <text:p>0.0430487620750574</text:p>
          </table:table-cell>
          <table:table-cell office:value-type="float" office:value="0.802409638554217" calcext:value-type="float">
            <text:p>0.802409638554217</text:p>
          </table:table-cell>
          <table:table-cell office:value-type="float" office:value="0.0551240479896337" calcext:value-type="float">
            <text:p>0.0551240479896337</text:p>
          </table:table-cell>
          <table:table-cell office:value-type="float" office:value="0.789156626506024" calcext:value-type="float">
            <text:p>0.789156626506024</text:p>
          </table:table-cell>
          <table:table-cell office:value-type="float" office:value="0.046920969660835" calcext:value-type="float">
            <text:p>0.046920969660835</text:p>
          </table:table-cell>
          <table:table-cell office:value-type="float" office:value="0.793975903614458" calcext:value-type="float">
            <text:p>0.793975903614458</text:p>
          </table:table-cell>
          <table:table-cell office:value-type="float" office:value="0.0518834469388551" calcext:value-type="float">
            <text:p>0.0518834469388551</text:p>
          </table:table-cell>
          <table:table-cell office:value-type="float" office:value="0.795180722891566" calcext:value-type="float">
            <text:p>0.795180722891566</text:p>
          </table:table-cell>
          <table:table-cell office:value-type="float" office:value="0.0461410654340404" calcext:value-type="float">
            <text:p>0.0461410654340404</text:p>
          </table:table-cell>
          <table:table-cell office:value-type="float" office:value="0.8" calcext:value-type="float">
            <text:p>0.8</text:p>
          </table:table-cell>
          <table:table-cell office:value-type="float" office:value="0.0482596590708427" calcext:value-type="float">
            <text:p>0.0482596590708427</text:p>
          </table:table-cell>
          <table:table-cell office:value-type="float" office:value="0.790361445783133" calcext:value-type="float">
            <text:p>0.790361445783133</text:p>
          </table:table-cell>
          <table:table-cell office:value-type="float" office:value="0.053339623183563" calcext:value-type="float">
            <text:p>0.053339623183563</text:p>
          </table:table-cell>
          <table:table-cell office:value-type="float" office:value="0.793975903614458" calcext:value-type="float">
            <text:p>0.793975903614458</text:p>
          </table:table-cell>
          <table:table-cell office:value-type="float" office:value="0.0466451643638059" calcext:value-type="float">
            <text:p>0.0466451643638059</text:p>
          </table:table-cell>
          <table:table-cell office:value-type="float" office:value="0.789156626506024" calcext:value-type="float">
            <text:p>0.789156626506024</text:p>
          </table:table-cell>
          <table:table-cell office:value-type="float" office:value="0.0444496859863025" calcext:value-type="float">
            <text:p>0.0444496859863025</text:p>
          </table:table-cell>
          <table:table-cell office:value-type="float" office:value="0.791566265060241" calcext:value-type="float">
            <text:p>0.791566265060241</text:p>
          </table:table-cell>
          <table:table-cell office:value-type="float" office:value="0.0409756656728825" calcext:value-type="float">
            <text:p>0.0409756656728825</text:p>
          </table:table-cell>
          <table:table-cell office:value-type="float" office:value="0.789156626506024" calcext:value-type="float">
            <text:p>0.789156626506024</text:p>
          </table:table-cell>
          <table:table-cell office:value-type="float" office:value="0.0451695657799276" calcext:value-type="float">
            <text:p>0.0451695657799276</text:p>
          </table:table-cell>
          <table:table-cell office:value-type="float" office:value="0.796385542168675" calcext:value-type="float">
            <text:p>0.796385542168675</text:p>
          </table:table-cell>
          <table:table-cell office:value-type="float" office:value="0.0434218085808048" calcext:value-type="float">
            <text:p>0.0434218085808048</text:p>
          </table:table-cell>
          <table:table-cell office:value-type="float" office:value="0.793975903614458" calcext:value-type="float">
            <text:p>0.793975903614458</text:p>
          </table:table-cell>
          <table:table-cell office:value-type="float" office:value="0.0441584482165573" calcext:value-type="float">
            <text:p>0.0441584482165573</text:p>
          </table:table-cell>
          <table:table-cell office:value-type="float" office:value="0.797590361445783" calcext:value-type="float">
            <text:p>0.797590361445783</text:p>
          </table:table-cell>
          <table:table-cell office:value-type="float" office:value="0.0474507806835082" calcext:value-type="float">
            <text:p>0.047450780683508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mammographic</text:p>
          </table:table-cell>
          <table:table-cell office:value-type="float" office:value="0.792289156626506" calcext:value-type="float">
            <text:p>0.792289156626506</text:p>
          </table:table-cell>
          <table:table-cell office:value-type="float" office:value="0.0462619663874008" calcext:value-type="float">
            <text:p>0.0462619663874008</text:p>
          </table:table-cell>
          <table:table-cell office:value-type="float" office:value="0.784819277108434" calcext:value-type="float">
            <text:p>0.784819277108434</text:p>
          </table:table-cell>
          <table:table-cell office:value-type="float" office:value="0.0539453809581956" calcext:value-type="float">
            <text:p>0.0539453809581956</text:p>
          </table:table-cell>
          <table:table-cell office:value-type="float" office:value="0.792289156626506" calcext:value-type="float">
            <text:p>0.792289156626506</text:p>
          </table:table-cell>
          <table:table-cell office:value-type="float" office:value="0.0414017253027645" calcext:value-type="float">
            <text:p>0.0414017253027645</text:p>
          </table:table-cell>
          <table:table-cell office:value-type="float" office:value="0.800963855421687" calcext:value-type="float">
            <text:p>0.800963855421687</text:p>
          </table:table-cell>
          <table:table-cell office:value-type="float" office:value="0.0521248301079498" calcext:value-type="float">
            <text:p>0.0521248301079498</text:p>
          </table:table-cell>
          <table:table-cell office:value-type="float" office:value="0.787469879518072" calcext:value-type="float">
            <text:p>0.787469879518072</text:p>
          </table:table-cell>
          <table:table-cell office:value-type="float" office:value="0.0500032659006918" calcext:value-type="float">
            <text:p>0.0500032659006918</text:p>
          </table:table-cell>
          <table:table-cell office:value-type="float" office:value="0.789156626506024" calcext:value-type="float">
            <text:p>0.789156626506024</text:p>
          </table:table-cell>
          <table:table-cell office:value-type="float" office:value="0.052467875490072" calcext:value-type="float">
            <text:p>0.052467875490072</text:p>
          </table:table-cell>
          <table:table-cell office:value-type="float" office:value="0.791084337349398" calcext:value-type="float">
            <text:p>0.791084337349398</text:p>
          </table:table-cell>
          <table:table-cell office:value-type="float" office:value="0.0451479987300688" calcext:value-type="float">
            <text:p>0.0451479987300688</text:p>
          </table:table-cell>
          <table:table-cell office:value-type="float" office:value="0.796867469879518" calcext:value-type="float">
            <text:p>0.796867469879518</text:p>
          </table:table-cell>
          <table:table-cell office:value-type="float" office:value="0.0480847223283616" calcext:value-type="float">
            <text:p>0.0480847223283616</text:p>
          </table:table-cell>
          <table:table-cell office:value-type="float" office:value="0.791566265060241" calcext:value-type="float">
            <text:p>0.791566265060241</text:p>
          </table:table-cell>
          <table:table-cell office:value-type="float" office:value="0.0539211134177486" calcext:value-type="float">
            <text:p>0.0539211134177486</text:p>
          </table:table-cell>
          <table:table-cell office:value-type="float" office:value="0.791807228915663" calcext:value-type="float">
            <text:p>0.791807228915663</text:p>
          </table:table-cell>
          <table:table-cell office:value-type="float" office:value="0.0506462130630271" calcext:value-type="float">
            <text:p>0.0506462130630271</text:p>
          </table:table-cell>
          <table:table-cell office:value-type="float" office:value="0.789397590361446" calcext:value-type="float">
            <text:p>0.789397590361446</text:p>
          </table:table-cell>
          <table:table-cell office:value-type="float" office:value="0.0501629841498229" calcext:value-type="float">
            <text:p>0.0501629841498229</text:p>
          </table:table-cell>
          <table:table-cell office:value-type="float" office:value="0.791566265060241" calcext:value-type="float">
            <text:p>0.791566265060241</text:p>
          </table:table-cell>
          <table:table-cell office:value-type="float" office:value="0.0447867777349393" calcext:value-type="float">
            <text:p>0.0447867777349393</text:p>
          </table:table-cell>
          <table:table-cell office:value-type="float" office:value="0.787951807228916" calcext:value-type="float">
            <text:p>0.787951807228916</text:p>
          </table:table-cell>
          <table:table-cell office:value-type="float" office:value="0.0465602342744569" calcext:value-type="float">
            <text:p>0.0465602342744569</text:p>
          </table:table-cell>
          <table:table-cell office:value-type="float" office:value="0.791084337349398" calcext:value-type="float">
            <text:p>0.791084337349398</text:p>
          </table:table-cell>
          <table:table-cell office:value-type="float" office:value="0.0429670748860225" calcext:value-type="float">
            <text:p>0.0429670748860225</text:p>
          </table:table-cell>
          <table:table-cell office:value-type="float" office:value="0.792530120481928" calcext:value-type="float">
            <text:p>0.792530120481928</text:p>
          </table:table-cell>
          <table:table-cell office:value-type="float" office:value="0.0424397399772429" calcext:value-type="float">
            <text:p>0.0424397399772429</text:p>
          </table:table-cell>
          <table:table-cell office:value-type="float" office:value="0.795903614457831" calcext:value-type="float">
            <text:p>0.795903614457831</text:p>
          </table:table-cell>
          <table:table-cell office:value-type="float" office:value="0.049457726787362" calcext:value-type="float">
            <text:p>0.0494577267873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mammographic</text:p>
          </table:table-cell>
          <table:table-cell office:value-type="float" office:value="0.774698795180723" calcext:value-type="float">
            <text:p>0.774698795180723</text:p>
          </table:table-cell>
          <table:table-cell office:value-type="float" office:value="0.0443770557319237" calcext:value-type="float">
            <text:p>0.0443770557319237</text:p>
          </table:table-cell>
          <table:table-cell office:value-type="float" office:value="0.792771084337349" calcext:value-type="float">
            <text:p>0.792771084337349</text:p>
          </table:table-cell>
          <table:table-cell office:value-type="float" office:value="0.0375883018692292" calcext:value-type="float">
            <text:p>0.0375883018692292</text:p>
          </table:table-cell>
          <table:table-cell office:value-type="float" office:value="0.791566265060241" calcext:value-type="float">
            <text:p>0.791566265060241</text:p>
          </table:table-cell>
          <table:table-cell office:value-type="float" office:value="0.0550801419309034" calcext:value-type="float">
            <text:p>0.0550801419309034</text:p>
          </table:table-cell>
          <table:table-cell office:value-type="float" office:value="0.780722891566265" calcext:value-type="float">
            <text:p>0.780722891566265</text:p>
          </table:table-cell>
          <table:table-cell office:value-type="float" office:value="0.0408771426506006" calcext:value-type="float">
            <text:p>0.0408771426506006</text:p>
          </table:table-cell>
          <table:table-cell office:value-type="float" office:value="0.781927710843373" calcext:value-type="float">
            <text:p>0.781927710843373</text:p>
          </table:table-cell>
          <table:table-cell office:value-type="float" office:value="0.0275034436437974" calcext:value-type="float">
            <text:p>0.0275034436437974</text:p>
          </table:table-cell>
          <table:table-cell office:value-type="float" office:value="0.779518072289157" calcext:value-type="float">
            <text:p>0.779518072289157</text:p>
          </table:table-cell>
          <table:table-cell office:value-type="float" office:value="0.0573749282264799" calcext:value-type="float">
            <text:p>0.0573749282264799</text:p>
          </table:table-cell>
          <table:table-cell office:value-type="float" office:value="0.774698795180723" calcext:value-type="float">
            <text:p>0.774698795180723</text:p>
          </table:table-cell>
          <table:table-cell office:value-type="float" office:value="0.0432729758941397" calcext:value-type="float">
            <text:p>0.0432729758941397</text:p>
          </table:table-cell>
          <table:table-cell office:value-type="float" office:value="0.773493975903614" calcext:value-type="float">
            <text:p>0.773493975903614</text:p>
          </table:table-cell>
          <table:table-cell office:value-type="float" office:value="0.0453655301090536" calcext:value-type="float">
            <text:p>0.0453655301090536</text:p>
          </table:table-cell>
          <table:table-cell office:value-type="float" office:value="0.778313253012048" calcext:value-type="float">
            <text:p>0.778313253012048</text:p>
          </table:table-cell>
          <table:table-cell office:value-type="float" office:value="0.0394311251683006" calcext:value-type="float">
            <text:p>0.0394311251683006</text:p>
          </table:table-cell>
          <table:table-cell office:value-type="float" office:value="0.779518072289157" calcext:value-type="float">
            <text:p>0.779518072289157</text:p>
          </table:table-cell>
          <table:table-cell office:value-type="float" office:value="0.0529907466025566" calcext:value-type="float">
            <text:p>0.0529907466025566</text:p>
          </table:table-cell>
          <table:table-cell office:value-type="float" office:value="0.790361445783133" calcext:value-type="float">
            <text:p>0.790361445783133</text:p>
          </table:table-cell>
          <table:table-cell office:value-type="float" office:value="0.0447930714653773" calcext:value-type="float">
            <text:p>0.0447930714653773</text:p>
          </table:table-cell>
          <table:table-cell office:value-type="float" office:value="0.783132530120482" calcext:value-type="float">
            <text:p>0.783132530120482</text:p>
          </table:table-cell>
          <table:table-cell office:value-type="float" office:value="0.0409559800288577" calcext:value-type="float">
            <text:p>0.0409559800288577</text:p>
          </table:table-cell>
          <table:table-cell office:value-type="float" office:value="0.76144578313253" calcext:value-type="float">
            <text:p>0.76144578313253</text:p>
          </table:table-cell>
          <table:table-cell office:value-type="float" office:value="0.0408771426506007" calcext:value-type="float">
            <text:p>0.0408771426506007</text:p>
          </table:table-cell>
          <table:table-cell office:value-type="float" office:value="0.778313253012048" calcext:value-type="float">
            <text:p>0.778313253012048</text:p>
          </table:table-cell>
          <table:table-cell office:value-type="float" office:value="0.0402408836943786" calcext:value-type="float">
            <text:p>0.0402408836943786</text:p>
          </table:table-cell>
          <table:table-cell office:value-type="float" office:value="0.771084337349398" calcext:value-type="float">
            <text:p>0.771084337349398</text:p>
          </table:table-cell>
          <table:table-cell office:value-type="float" office:value="0.0481927710843373" calcext:value-type="float">
            <text:p>0.0481927710843373</text:p>
          </table:table-cell>
          <table:table-cell office:value-type="float" office:value="0.783132530120482" calcext:value-type="float">
            <text:p>0.783132530120482</text:p>
          </table:table-cell>
          <table:table-cell office:value-type="float" office:value="0.0504811449396648" calcext:value-type="float">
            <text:p>0.050481144939664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mammographic</text:p>
          </table:table-cell>
          <table:table-cell office:value-type="float" office:value="0.779518072289157" calcext:value-type="float">
            <text:p>0.779518072289157</text:p>
          </table:table-cell>
          <table:table-cell office:value-type="float" office:value="0.0458077859360927" calcext:value-type="float">
            <text:p>0.0458077859360927</text:p>
          </table:table-cell>
          <table:table-cell office:value-type="float" office:value="0.781927710843373" calcext:value-type="float">
            <text:p>0.781927710843373</text:p>
          </table:table-cell>
          <table:table-cell office:value-type="float" office:value="0.0419097039299423" calcext:value-type="float">
            <text:p>0.0419097039299423</text:p>
          </table:table-cell>
          <table:table-cell office:value-type="float" office:value="0.793975903614458" calcext:value-type="float">
            <text:p>0.793975903614458</text:p>
          </table:table-cell>
          <table:table-cell office:value-type="float" office:value="0.0557784917444712" calcext:value-type="float">
            <text:p>0.0557784917444712</text:p>
          </table:table-cell>
          <table:table-cell office:value-type="float" office:value="0.783132530120482" calcext:value-type="float">
            <text:p>0.783132530120482</text:p>
          </table:table-cell>
          <table:table-cell office:value-type="float" office:value="0.0439937797192904" calcext:value-type="float">
            <text:p>0.0439937797192904</text:p>
          </table:table-cell>
          <table:table-cell office:value-type="float" office:value="0.783132530120482" calcext:value-type="float">
            <text:p>0.783132530120482</text:p>
          </table:table-cell>
          <table:table-cell office:value-type="float" office:value="0.0421208372759097" calcext:value-type="float">
            <text:p>0.0421208372759097</text:p>
          </table:table-cell>
          <table:table-cell office:value-type="float" office:value="0.779518072289157" calcext:value-type="float">
            <text:p>0.779518072289157</text:p>
          </table:table-cell>
          <table:table-cell office:value-type="float" office:value="0.044012106643526" calcext:value-type="float">
            <text:p>0.044012106643526</text:p>
          </table:table-cell>
          <table:table-cell office:value-type="float" office:value="0.779518072289157" calcext:value-type="float">
            <text:p>0.779518072289157</text:p>
          </table:table-cell>
          <table:table-cell office:value-type="float" office:value="0.0468521705480799" calcext:value-type="float">
            <text:p>0.0468521705480799</text:p>
          </table:table-cell>
          <table:table-cell office:value-type="float" office:value="0.781927710843374" calcext:value-type="float">
            <text:p>0.781927710843374</text:p>
          </table:table-cell>
          <table:table-cell office:value-type="float" office:value="0.0503051125144473" calcext:value-type="float">
            <text:p>0.0503051125144473</text:p>
          </table:table-cell>
          <table:table-cell office:value-type="float" office:value="0.77710843373494" calcext:value-type="float">
            <text:p>0.77710843373494</text:p>
          </table:table-cell>
          <table:table-cell office:value-type="float" office:value="0.0444496859863025" calcext:value-type="float">
            <text:p>0.0444496859863025</text:p>
          </table:table-cell>
          <table:table-cell office:value-type="float" office:value="0.779518072289157" calcext:value-type="float">
            <text:p>0.779518072289157</text:p>
          </table:table-cell>
          <table:table-cell office:value-type="float" office:value="0.0397772867932992" calcext:value-type="float">
            <text:p>0.0397772867932992</text:p>
          </table:table-cell>
          <table:table-cell office:value-type="float" office:value="0.78433734939759" calcext:value-type="float">
            <text:p>0.78433734939759</text:p>
          </table:table-cell>
          <table:table-cell office:value-type="float" office:value="0.0490058585085352" calcext:value-type="float">
            <text:p>0.0490058585085352</text:p>
          </table:table-cell>
          <table:table-cell office:value-type="float" office:value="0.779518072289157" calcext:value-type="float">
            <text:p>0.779518072289157</text:p>
          </table:table-cell>
          <table:table-cell office:value-type="float" office:value="0.0413674113472067" calcext:value-type="float">
            <text:p>0.0413674113472067</text:p>
          </table:table-cell>
          <table:table-cell office:value-type="float" office:value="0.780722891566265" calcext:value-type="float">
            <text:p>0.780722891566265</text:p>
          </table:table-cell>
          <table:table-cell office:value-type="float" office:value="0.0446488099909632" calcext:value-type="float">
            <text:p>0.0446488099909632</text:p>
          </table:table-cell>
          <table:table-cell office:value-type="float" office:value="0.783132530120482" calcext:value-type="float">
            <text:p>0.783132530120482</text:p>
          </table:table-cell>
          <table:table-cell office:value-type="float" office:value="0.0464893048304828" calcext:value-type="float">
            <text:p>0.0464893048304828</text:p>
          </table:table-cell>
          <table:table-cell office:value-type="float" office:value="0.778313253012048" calcext:value-type="float">
            <text:p>0.778313253012048</text:p>
          </table:table-cell>
          <table:table-cell office:value-type="float" office:value="0.0402408836943786" calcext:value-type="float">
            <text:p>0.0402408836943786</text:p>
          </table:table-cell>
          <table:table-cell office:value-type="float" office:value="0.779518072289157" calcext:value-type="float">
            <text:p>0.779518072289157</text:p>
          </table:table-cell>
          <table:table-cell office:value-type="float" office:value="0.0492029338017406" calcext:value-type="float">
            <text:p>0.049202933801740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mammographic</text:p>
          </table:table-cell>
          <table:table-cell office:value-type="float" office:value="0.774698795180723" calcext:value-type="float">
            <text:p>0.774698795180723</text:p>
          </table:table-cell>
          <table:table-cell office:value-type="float" office:value="0.0436441059819988" calcext:value-type="float">
            <text:p>0.0436441059819988</text:p>
          </table:table-cell>
          <table:table-cell office:value-type="float" office:value="0.778313253012048" calcext:value-type="float">
            <text:p>0.778313253012048</text:p>
          </table:table-cell>
          <table:table-cell office:value-type="float" office:value="0.0518056722782236" calcext:value-type="float">
            <text:p>0.0518056722782236</text:p>
          </table:table-cell>
          <table:table-cell office:value-type="float" office:value="0.787951807228916" calcext:value-type="float">
            <text:p>0.787951807228916</text:p>
          </table:table-cell>
          <table:table-cell office:value-type="float" office:value="0.0469037793434745" calcext:value-type="float">
            <text:p>0.0469037793434745</text:p>
          </table:table-cell>
          <table:table-cell office:value-type="float" office:value="0.779518072289157" calcext:value-type="float">
            <text:p>0.779518072289157</text:p>
          </table:table-cell>
          <table:table-cell office:value-type="float" office:value="0.0425209989801331" calcext:value-type="float">
            <text:p>0.0425209989801331</text:p>
          </table:table-cell>
          <table:table-cell office:value-type="float" office:value="0.785542168674699" calcext:value-type="float">
            <text:p>0.785542168674699</text:p>
          </table:table-cell>
          <table:table-cell office:value-type="float" office:value="0.0431796949581224" calcext:value-type="float">
            <text:p>0.0431796949581224</text:p>
          </table:table-cell>
          <table:table-cell office:value-type="float" office:value="0.774698795180723" calcext:value-type="float">
            <text:p>0.774698795180723</text:p>
          </table:table-cell>
          <table:table-cell office:value-type="float" office:value="0.0432729758941396" calcext:value-type="float">
            <text:p>0.0432729758941396</text:p>
          </table:table-cell>
          <table:table-cell office:value-type="float" office:value="0.779518072289157" calcext:value-type="float">
            <text:p>0.779518072289157</text:p>
          </table:table-cell>
          <table:table-cell office:value-type="float" office:value="0.0432729758941397" calcext:value-type="float">
            <text:p>0.0432729758941397</text:p>
          </table:table-cell>
          <table:table-cell office:value-type="float" office:value="0.78433734939759" calcext:value-type="float">
            <text:p>0.78433734939759</text:p>
          </table:table-cell>
          <table:table-cell office:value-type="float" office:value="0.0469896680426626" calcext:value-type="float">
            <text:p>0.0469896680426626</text:p>
          </table:table-cell>
          <table:table-cell office:value-type="float" office:value="0.780722891566265" calcext:value-type="float">
            <text:p>0.780722891566265</text:p>
          </table:table-cell>
          <table:table-cell office:value-type="float" office:value="0.0435516199573524" calcext:value-type="float">
            <text:p>0.0435516199573524</text:p>
          </table:table-cell>
          <table:table-cell office:value-type="float" office:value="0.774698795180723" calcext:value-type="float">
            <text:p>0.774698795180723</text:p>
          </table:table-cell>
          <table:table-cell office:value-type="float" office:value="0.0475356810567881" calcext:value-type="float">
            <text:p>0.0475356810567881</text:p>
          </table:table-cell>
          <table:table-cell office:value-type="float" office:value="0.779518072289157" calcext:value-type="float">
            <text:p>0.779518072289157</text:p>
          </table:table-cell>
          <table:table-cell office:value-type="float" office:value="0.0421399787616857" calcext:value-type="float">
            <text:p>0.0421399787616857</text:p>
          </table:table-cell>
          <table:table-cell office:value-type="float" office:value="0.786746987951807" calcext:value-type="float">
            <text:p>0.786746987951807</text:p>
          </table:table-cell>
          <table:table-cell office:value-type="float" office:value="0.0389578933743864" calcext:value-type="float">
            <text:p>0.0389578933743864</text:p>
          </table:table-cell>
          <table:table-cell office:value-type="float" office:value="0.780722891566265" calcext:value-type="float">
            <text:p>0.780722891566265</text:p>
          </table:table-cell>
          <table:table-cell office:value-type="float" office:value="0.0453655301090536" calcext:value-type="float">
            <text:p>0.0453655301090536</text:p>
          </table:table-cell>
          <table:table-cell office:value-type="float" office:value="0.77710843373494" calcext:value-type="float">
            <text:p>0.77710843373494</text:p>
          </table:table-cell>
          <table:table-cell office:value-type="float" office:value="0.037780899040616" calcext:value-type="float">
            <text:p>0.037780899040616</text:p>
          </table:table-cell>
          <table:table-cell office:value-type="float" office:value="0.773493975903614" calcext:value-type="float">
            <text:p>0.773493975903614</text:p>
          </table:table-cell>
          <table:table-cell office:value-type="float" office:value="0.0388542542086677" calcext:value-type="float">
            <text:p>0.0388542542086677</text:p>
          </table:table-cell>
          <table:table-cell office:value-type="float" office:value="0.774698795180723" calcext:value-type="float">
            <text:p>0.774698795180723</text:p>
          </table:table-cell>
          <table:table-cell office:value-type="float" office:value="0.0405801384066478" calcext:value-type="float">
            <text:p>0.040580138406647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mammographic</text:p>
          </table:table-cell>
          <table:table-cell office:value-type="float" office:value="0.775903614457831" calcext:value-type="float">
            <text:p>0.775903614457831</text:p>
          </table:table-cell>
          <table:table-cell office:value-type="float" office:value="0.0462109232566828" calcext:value-type="float">
            <text:p>0.0462109232566828</text:p>
          </table:table-cell>
          <table:table-cell office:value-type="float" office:value="0.783132530120482" calcext:value-type="float">
            <text:p>0.783132530120482</text:p>
          </table:table-cell>
          <table:table-cell office:value-type="float" office:value="0.0538811560843323" calcext:value-type="float">
            <text:p>0.0538811560843323</text:p>
          </table:table-cell>
          <table:table-cell office:value-type="float" office:value="0.785542168674699" calcext:value-type="float">
            <text:p>0.785542168674699</text:p>
          </table:table-cell>
          <table:table-cell office:value-type="float" office:value="0.0424260647268891" calcext:value-type="float">
            <text:p>0.0424260647268891</text:p>
          </table:table-cell>
          <table:table-cell office:value-type="float" office:value="0.780722891566265" calcext:value-type="float">
            <text:p>0.780722891566265</text:p>
          </table:table-cell>
          <table:table-cell office:value-type="float" office:value="0.0431796949581224" calcext:value-type="float">
            <text:p>0.0431796949581224</text:p>
          </table:table-cell>
          <table:table-cell office:value-type="float" office:value="0.783132530120482" calcext:value-type="float">
            <text:p>0.783132530120482</text:p>
          </table:table-cell>
          <table:table-cell office:value-type="float" office:value="0.0428798323374751" calcext:value-type="float">
            <text:p>0.0428798323374751</text:p>
          </table:table-cell>
          <table:table-cell office:value-type="float" office:value="0.783132530120482" calcext:value-type="float">
            <text:p>0.783132530120482</text:p>
          </table:table-cell>
          <table:table-cell office:value-type="float" office:value="0.0478569288667188" calcext:value-type="float">
            <text:p>0.0478569288667188</text:p>
          </table:table-cell>
          <table:table-cell office:value-type="float" office:value="0.783132530120482" calcext:value-type="float">
            <text:p>0.783132530120482</text:p>
          </table:table-cell>
          <table:table-cell office:value-type="float" office:value="0.0468349549786771" calcext:value-type="float">
            <text:p>0.0468349549786771</text:p>
          </table:table-cell>
          <table:table-cell office:value-type="float" office:value="0.78433734939759" calcext:value-type="float">
            <text:p>0.78433734939759</text:p>
          </table:table-cell>
          <table:table-cell office:value-type="float" office:value="0.0415230747809247" calcext:value-type="float">
            <text:p>0.0415230747809247</text:p>
          </table:table-cell>
          <table:table-cell office:value-type="float" office:value="0.77710843373494" calcext:value-type="float">
            <text:p>0.77710843373494</text:p>
          </table:table-cell>
          <table:table-cell office:value-type="float" office:value="0.0429737641747644" calcext:value-type="float">
            <text:p>0.0429737641747644</text:p>
          </table:table-cell>
          <table:table-cell office:value-type="float" office:value="0.775903614457831" calcext:value-type="float">
            <text:p>0.775903614457831</text:p>
          </table:table-cell>
          <table:table-cell office:value-type="float" office:value="0.0455075195958724" calcext:value-type="float">
            <text:p>0.0455075195958724</text:p>
          </table:table-cell>
          <table:table-cell office:value-type="float" office:value="0.779518072289157" calcext:value-type="float">
            <text:p>0.779518072289157</text:p>
          </table:table-cell>
          <table:table-cell office:value-type="float" office:value="0.0413674113472067" calcext:value-type="float">
            <text:p>0.0413674113472067</text:p>
          </table:table-cell>
          <table:table-cell office:value-type="float" office:value="0.775903614457831" calcext:value-type="float">
            <text:p>0.775903614457831</text:p>
          </table:table-cell>
          <table:table-cell office:value-type="float" office:value="0.0390199447437465" calcext:value-type="float">
            <text:p>0.0390199447437465</text:p>
          </table:table-cell>
          <table:table-cell office:value-type="float" office:value="0.781927710843374" calcext:value-type="float">
            <text:p>0.781927710843374</text:p>
          </table:table-cell>
          <table:table-cell office:value-type="float" office:value="0.0437916773446875" calcext:value-type="float">
            <text:p>0.0437916773446875</text:p>
          </table:table-cell>
          <table:table-cell office:value-type="float" office:value="0.778313253012048" calcext:value-type="float">
            <text:p>0.778313253012048</text:p>
          </table:table-cell>
          <table:table-cell office:value-type="float" office:value="0.0414258536810526" calcext:value-type="float">
            <text:p>0.0414258536810526</text:p>
          </table:table-cell>
          <table:table-cell office:value-type="float" office:value="0.77710843373494" calcext:value-type="float">
            <text:p>0.77710843373494</text:p>
          </table:table-cell>
          <table:table-cell office:value-type="float" office:value="0.0422164579149169" calcext:value-type="float">
            <text:p>0.0422164579149169</text:p>
          </table:table-cell>
          <table:table-cell office:value-type="float" office:value="0.773493975903614" calcext:value-type="float">
            <text:p>0.773493975903614</text:p>
          </table:table-cell>
          <table:table-cell office:value-type="float" office:value="0.0420441841873169" calcext:value-type="float">
            <text:p>0.042044184187316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mammographic</text:p>
          </table:table-cell>
          <table:table-cell office:value-type="float" office:value="0.778313253012048" calcext:value-type="float">
            <text:p>0.778313253012048</text:p>
          </table:table-cell>
          <table:table-cell office:value-type="float" office:value="0.0469037793434744" calcext:value-type="float">
            <text:p>0.0469037793434744</text:p>
          </table:table-cell>
          <table:table-cell office:value-type="float" office:value="0.781927710843373" calcext:value-type="float">
            <text:p>0.781927710843373</text:p>
          </table:table-cell>
          <table:table-cell office:value-type="float" office:value="0.0503051125144473" calcext:value-type="float">
            <text:p>0.0503051125144473</text:p>
          </table:table-cell>
          <table:table-cell office:value-type="float" office:value="0.785542168674699" calcext:value-type="float">
            <text:p>0.785542168674699</text:p>
          </table:table-cell>
          <table:table-cell office:value-type="float" office:value="0.0481257901331574" calcext:value-type="float">
            <text:p>0.0481257901331574</text:p>
          </table:table-cell>
          <table:table-cell office:value-type="float" office:value="0.779518072289157" calcext:value-type="float">
            <text:p>0.779518072289157</text:p>
          </table:table-cell>
          <table:table-cell office:value-type="float" office:value="0.0458077859360927" calcext:value-type="float">
            <text:p>0.0458077859360927</text:p>
          </table:table-cell>
          <table:table-cell office:value-type="float" office:value="0.78433734939759" calcext:value-type="float">
            <text:p>0.78433734939759</text:p>
          </table:table-cell>
          <table:table-cell office:value-type="float" office:value="0.0437916773446874" calcext:value-type="float">
            <text:p>0.0437916773446874</text:p>
          </table:table-cell>
          <table:table-cell office:value-type="float" office:value="0.774698795180723" calcext:value-type="float">
            <text:p>0.774698795180723</text:p>
          </table:table-cell>
          <table:table-cell office:value-type="float" office:value="0.0432729758941396" calcext:value-type="float">
            <text:p>0.0432729758941396</text:p>
          </table:table-cell>
          <table:table-cell office:value-type="float" office:value="0.786746987951807" calcext:value-type="float">
            <text:p>0.786746987951807</text:p>
          </table:table-cell>
          <table:table-cell office:value-type="float" office:value="0.0425209989801331" calcext:value-type="float">
            <text:p>0.0425209989801331</text:p>
          </table:table-cell>
          <table:table-cell office:value-type="float" office:value="0.783132530120482" calcext:value-type="float">
            <text:p>0.783132530120482</text:p>
          </table:table-cell>
          <table:table-cell office:value-type="float" office:value="0.0488575303638411" calcext:value-type="float">
            <text:p>0.0488575303638411</text:p>
          </table:table-cell>
          <table:table-cell office:value-type="float" office:value="0.77710843373494" calcext:value-type="float">
            <text:p>0.77710843373494</text:p>
          </table:table-cell>
          <table:table-cell office:value-type="float" office:value="0.0440853381528115" calcext:value-type="float">
            <text:p>0.0440853381528115</text:p>
          </table:table-cell>
          <table:table-cell office:value-type="float" office:value="0.78433734939759" calcext:value-type="float">
            <text:p>0.78433734939759</text:p>
          </table:table-cell>
          <table:table-cell office:value-type="float" office:value="0.0445221977571585" calcext:value-type="float">
            <text:p>0.0445221977571585</text:p>
          </table:table-cell>
          <table:table-cell office:value-type="float" office:value="0.780722891566265" calcext:value-type="float">
            <text:p>0.780722891566265</text:p>
          </table:table-cell>
          <table:table-cell office:value-type="float" office:value="0.039675788064991" calcext:value-type="float">
            <text:p>0.039675788064991</text:p>
          </table:table-cell>
          <table:table-cell office:value-type="float" office:value="0.778313253012048" calcext:value-type="float">
            <text:p>0.778313253012048</text:p>
          </table:table-cell>
          <table:table-cell office:value-type="float" office:value="0.0390199447437465" calcext:value-type="float">
            <text:p>0.0390199447437465</text:p>
          </table:table-cell>
          <table:table-cell office:value-type="float" office:value="0.781927710843374" calcext:value-type="float">
            <text:p>0.781927710843374</text:p>
          </table:table-cell>
          <table:table-cell office:value-type="float" office:value="0.0415230747809248" calcext:value-type="float">
            <text:p>0.0415230747809248</text:p>
          </table:table-cell>
          <table:table-cell office:value-type="float" office:value="0.780722891566265" calcext:value-type="float">
            <text:p>0.780722891566265</text:p>
          </table:table-cell>
          <table:table-cell office:value-type="float" office:value="0.0404806527497322" calcext:value-type="float">
            <text:p>0.0404806527497322</text:p>
          </table:table-cell>
          <table:table-cell office:value-type="float" office:value="0.778313253012048" calcext:value-type="float">
            <text:p>0.778313253012048</text:p>
          </table:table-cell>
          <table:table-cell office:value-type="float" office:value="0.0429549942397459" calcext:value-type="float">
            <text:p>0.0429549942397459</text:p>
          </table:table-cell>
          <table:table-cell office:value-type="float" office:value="0.775903614457831" calcext:value-type="float">
            <text:p>0.775903614457831</text:p>
          </table:table-cell>
          <table:table-cell office:value-type="float" office:value="0.0433288480618833" calcext:value-type="float">
            <text:p>0.043328848061883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mammographic</text:p>
          </table:table-cell>
          <table:table-cell office:value-type="float" office:value="0.776626506024096" calcext:value-type="float">
            <text:p>0.776626506024096</text:p>
          </table:table-cell>
          <table:table-cell office:value-type="float" office:value="0.0453887300500345" calcext:value-type="float">
            <text:p>0.0453887300500345</text:p>
          </table:table-cell>
          <table:table-cell office:value-type="float" office:value="0.783614457831325" calcext:value-type="float">
            <text:p>0.783614457831325</text:p>
          </table:table-cell>
          <table:table-cell office:value-type="float" office:value="0.0470979893352349" calcext:value-type="float">
            <text:p>0.0470979893352349</text:p>
          </table:table-cell>
          <table:table-cell office:value-type="float" office:value="0.788915662650602" calcext:value-type="float">
            <text:p>0.788915662650602</text:p>
          </table:table-cell>
          <table:table-cell office:value-type="float" office:value="0.0496628535757791" calcext:value-type="float">
            <text:p>0.0496628535757791</text:p>
          </table:table-cell>
          <table:table-cell office:value-type="float" office:value="0.780722891566265" calcext:value-type="float">
            <text:p>0.780722891566265</text:p>
          </table:table-cell>
          <table:table-cell office:value-type="float" office:value="0.0432758804488478" calcext:value-type="float">
            <text:p>0.0432758804488478</text:p>
          </table:table-cell>
          <table:table-cell office:value-type="float" office:value="0.783614457831325" calcext:value-type="float">
            <text:p>0.783614457831325</text:p>
          </table:table-cell>
          <table:table-cell office:value-type="float" office:value="0.0398950971119984" calcext:value-type="float">
            <text:p>0.0398950971119984</text:p>
          </table:table-cell>
          <table:table-cell office:value-type="float" office:value="0.778313253012048" calcext:value-type="float">
            <text:p>0.778313253012048</text:p>
          </table:table-cell>
          <table:table-cell office:value-type="float" office:value="0.0471579831050008" calcext:value-type="float">
            <text:p>0.0471579831050008</text:p>
          </table:table-cell>
          <table:table-cell office:value-type="float" office:value="0.780722891566265" calcext:value-type="float">
            <text:p>0.780722891566265</text:p>
          </table:table-cell>
          <table:table-cell office:value-type="float" office:value="0.0445508152590339" calcext:value-type="float">
            <text:p>0.0445508152590339</text:p>
          </table:table-cell>
          <table:table-cell office:value-type="float" office:value="0.78144578313253" calcext:value-type="float">
            <text:p>0.78144578313253</text:p>
          </table:table-cell>
          <table:table-cell office:value-type="float" office:value="0.0466081831621859" calcext:value-type="float">
            <text:p>0.0466081831621859</text:p>
          </table:table-cell>
          <table:table-cell office:value-type="float" office:value="0.778072289156627" calcext:value-type="float">
            <text:p>0.778072289156627</text:p>
          </table:table-cell>
          <table:table-cell office:value-type="float" office:value="0.0428983066879063" calcext:value-type="float">
            <text:p>0.0428983066879063</text:p>
          </table:table-cell>
          <table:table-cell office:value-type="float" office:value="0.778795180722892" calcext:value-type="float">
            <text:p>0.778795180722892</text:p>
          </table:table-cell>
          <table:table-cell office:value-type="float" office:value="0.046066686361135" calcext:value-type="float">
            <text:p>0.046066686361135</text:p>
          </table:table-cell>
          <table:table-cell office:value-type="float" office:value="0.78289156626506" calcext:value-type="float">
            <text:p>0.78289156626506</text:p>
          </table:table-cell>
          <table:table-cell office:value-type="float" office:value="0.0433964216295592" calcext:value-type="float">
            <text:p>0.0433964216295592</text:p>
          </table:table-cell>
          <table:table-cell office:value-type="float" office:value="0.780722891566265" calcext:value-type="float">
            <text:p>0.780722891566265</text:p>
          </table:table-cell>
          <table:table-cell office:value-type="float" office:value="0.0398642348475888" calcext:value-type="float">
            <text:p>0.0398642348475888</text:p>
          </table:table-cell>
          <table:table-cell office:value-type="float" office:value="0.777349397590361" calcext:value-type="float">
            <text:p>0.777349397590361</text:p>
          </table:table-cell>
          <table:table-cell office:value-type="float" office:value="0.043241246975246" calcext:value-type="float">
            <text:p>0.043241246975246</text:p>
          </table:table-cell>
          <table:table-cell office:value-type="float" office:value="0.779518072289157" calcext:value-type="float">
            <text:p>0.779518072289157</text:p>
          </table:table-cell>
          <table:table-cell office:value-type="float" office:value="0.0412835187992524" calcext:value-type="float">
            <text:p>0.0412835187992524</text:p>
          </table:table-cell>
          <table:table-cell office:value-type="float" office:value="0.77566265060241" calcext:value-type="float">
            <text:p>0.77566265060241</text:p>
          </table:table-cell>
          <table:table-cell office:value-type="float" office:value="0.0424918722284093" calcext:value-type="float">
            <text:p>0.0424918722284093</text:p>
          </table:table-cell>
          <table:table-cell office:value-type="float" office:value="0.777349397590361" calcext:value-type="float">
            <text:p>0.777349397590361</text:p>
          </table:table-cell>
          <table:table-cell office:value-type="float" office:value="0.0451274498794507" calcext:value-type="float">
            <text:p>0.04512744987945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honeme</text:p>
          </table:table-cell>
          <table:table-cell office:value-type="float" office:value="0.907850003423016" calcext:value-type="float">
            <text:p>0.907850003423016</text:p>
          </table:table-cell>
          <table:table-cell office:value-type="float" office:value="0.0118863163140302" calcext:value-type="float">
            <text:p>0.0118863163140302</text:p>
          </table:table-cell>
          <table:table-cell office:value-type="float" office:value="0.905996440062983" calcext:value-type="float">
            <text:p>0.905996440062983</text:p>
          </table:table-cell>
          <table:table-cell office:value-type="float" office:value="0.0098490217132324" calcext:value-type="float">
            <text:p>0.0098490217132324</text:p>
          </table:table-cell>
          <table:table-cell office:value-type="float" office:value="0.905629150407339" calcext:value-type="float">
            <text:p>0.905629150407339</text:p>
          </table:table-cell>
          <table:table-cell office:value-type="float" office:value="0.011661554489081" calcext:value-type="float">
            <text:p>0.011661554489081</text:p>
          </table:table-cell>
          <table:table-cell office:value-type="float" office:value="0.906924419798727" calcext:value-type="float">
            <text:p>0.906924419798727</text:p>
          </table:table-cell>
          <table:table-cell office:value-type="float" office:value="0.0131395724386125" calcext:value-type="float">
            <text:p>0.0131395724386125</text:p>
          </table:table-cell>
          <table:table-cell office:value-type="float" office:value="0.907475867734648" calcext:value-type="float">
            <text:p>0.907475867734648</text:p>
          </table:table-cell>
          <table:table-cell office:value-type="float" office:value="0.0106448436705456" calcext:value-type="float">
            <text:p>0.0106448436705456</text:p>
          </table:table-cell>
          <table:table-cell office:value-type="float" office:value="0.908588005750667" calcext:value-type="float">
            <text:p>0.908588005750667</text:p>
          </table:table-cell>
          <table:table-cell office:value-type="float" office:value="0.0105236391527867" calcext:value-type="float">
            <text:p>0.0105236391527867</text:p>
          </table:table-cell>
          <table:table-cell office:value-type="float" office:value="0.905811254877798" calcext:value-type="float">
            <text:p>0.905811254877798</text:p>
          </table:table-cell>
          <table:table-cell office:value-type="float" office:value="0.0150509851726085" calcext:value-type="float">
            <text:p>0.0150509851726085</text:p>
          </table:table-cell>
          <table:table-cell office:value-type="float" office:value="0.904149722735675" calcext:value-type="float">
            <text:p>0.904149722735675</text:p>
          </table:table-cell>
          <table:table-cell office:value-type="float" office:value="0.0144702506957815" calcext:value-type="float">
            <text:p>0.0144702506957815</text:p>
          </table:table-cell>
          <table:table-cell office:value-type="float" office:value="0.908587663449031" calcext:value-type="float">
            <text:p>0.908587663449031</text:p>
          </table:table-cell>
          <table:table-cell office:value-type="float" office:value="0.009546023654754" calcext:value-type="float">
            <text:p>0.009546023654754</text:p>
          </table:table-cell>
          <table:table-cell office:value-type="float" office:value="0.908220716095023" calcext:value-type="float">
            <text:p>0.908220716095023</text:p>
          </table:table-cell>
          <table:table-cell office:value-type="float" office:value="0.0113321573858374" calcext:value-type="float">
            <text:p>0.0113321573858374</text:p>
          </table:table-cell>
          <table:table-cell office:value-type="float" office:value="0.908586294242486" calcext:value-type="float">
            <text:p>0.908586294242486</text:p>
          </table:table-cell>
          <table:table-cell office:value-type="float" office:value="0.0124726393461333" calcext:value-type="float">
            <text:p>0.0124726393461333</text:p>
          </table:table-cell>
          <table:table-cell office:value-type="float" office:value="0.903222085301568" calcext:value-type="float">
            <text:p>0.903222085301568</text:p>
          </table:table-cell>
          <table:table-cell office:value-type="float" office:value="0.0116168852311757" calcext:value-type="float">
            <text:p>0.0116168852311757</text:p>
          </table:table-cell>
          <table:table-cell office:value-type="float" office:value="0.904886355856781" calcext:value-type="float">
            <text:p>0.904886355856781</text:p>
          </table:table-cell>
          <table:table-cell office:value-type="float" office:value="0.0149486673309417" calcext:value-type="float">
            <text:p>0.0149486673309417</text:p>
          </table:table-cell>
          <table:table-cell office:value-type="float" office:value="0.906184021359622" calcext:value-type="float">
            <text:p>0.906184021359622</text:p>
          </table:table-cell>
          <table:table-cell office:value-type="float" office:value="0.0073558320281784" calcext:value-type="float">
            <text:p>0.0073558320281784</text:p>
          </table:table-cell>
          <table:table-cell office:value-type="float" office:value="0.904329088793044" calcext:value-type="float">
            <text:p>0.904329088793044</text:p>
          </table:table-cell>
          <table:table-cell office:value-type="float" office:value="0.0146546781985663" calcext:value-type="float">
            <text:p>0.0146546781985663</text:p>
          </table:table-cell>
          <table:table-cell office:value-type="float" office:value="0.908957349216129" calcext:value-type="float">
            <text:p>0.908957349216129</text:p>
          </table:table-cell>
          <table:table-cell office:value-type="float" office:value="0.0121651357966176" calcext:value-type="float">
            <text:p>0.012165135796617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honeme</text:p>
          </table:table-cell>
          <table:table-cell office:value-type="float" office:value="0.906923392893818" calcext:value-type="float">
            <text:p>0.906923392893818</text:p>
          </table:table-cell>
          <table:table-cell office:value-type="float" office:value="0.0125920695247473" calcext:value-type="float">
            <text:p>0.0125920695247473</text:p>
          </table:table-cell>
          <table:table-cell office:value-type="float" office:value="0.912844868898473" calcext:value-type="float">
            <text:p>0.912844868898473</text:p>
          </table:table-cell>
          <table:table-cell office:value-type="float" office:value="0.0104231813420916" calcext:value-type="float">
            <text:p>0.0104231813420916</text:p>
          </table:table-cell>
          <table:table-cell office:value-type="float" office:value="0.911179571438352" calcext:value-type="float">
            <text:p>0.911179571438352</text:p>
          </table:table-cell>
          <table:table-cell office:value-type="float" office:value="0.0129711805488395" calcext:value-type="float">
            <text:p>0.0129711805488395</text:p>
          </table:table-cell>
          <table:table-cell office:value-type="float" office:value="0.911366468131718" calcext:value-type="float">
            <text:p>0.911366468131718</text:p>
          </table:table-cell>
          <table:table-cell office:value-type="float" office:value="0.0162012151681261" calcext:value-type="float">
            <text:p>0.0162012151681261</text:p>
          </table:table-cell>
          <table:table-cell office:value-type="float" office:value="0.910809885671254" calcext:value-type="float">
            <text:p>0.910809885671254</text:p>
          </table:table-cell>
          <table:table-cell office:value-type="float" office:value="0.0126949684088227" calcext:value-type="float">
            <text:p>0.0126949684088227</text:p>
          </table:table-cell>
          <table:table-cell office:value-type="float" office:value="0.91302902717875" calcext:value-type="float">
            <text:p>0.91302902717875</text:p>
          </table:table-cell>
          <table:table-cell office:value-type="float" office:value="0.0150634908300504" calcext:value-type="float">
            <text:p>0.0150634908300504</text:p>
          </table:table-cell>
          <table:table-cell office:value-type="float" office:value="0.910439857602519" calcext:value-type="float">
            <text:p>0.910439857602519</text:p>
          </table:table-cell>
          <table:table-cell office:value-type="float" office:value="0.0137617259973186" calcext:value-type="float">
            <text:p>0.0137617259973186</text:p>
          </table:table-cell>
          <table:table-cell office:value-type="float" office:value="0.90951598548641" calcext:value-type="float">
            <text:p>0.90951598548641</text:p>
          </table:table-cell>
          <table:table-cell office:value-type="float" office:value="0.0118690520058426" calcext:value-type="float">
            <text:p>0.0118690520058426</text:p>
          </table:table-cell>
          <table:table-cell office:value-type="float" office:value="0.908588348052304" calcext:value-type="float">
            <text:p>0.908588348052304</text:p>
          </table:table-cell>
          <table:table-cell office:value-type="float" office:value="0.0132130564783632" calcext:value-type="float">
            <text:p>0.0132130564783632</text:p>
          </table:table-cell>
          <table:table-cell office:value-type="float" office:value="0.912289655644554" calcext:value-type="float">
            <text:p>0.912289655644554</text:p>
          </table:table-cell>
          <table:table-cell office:value-type="float" office:value="0.0131499452482904" calcext:value-type="float">
            <text:p>0.0131499452482904</text:p>
          </table:table-cell>
          <table:table-cell office:value-type="float" office:value="0.912288971041282" calcext:value-type="float">
            <text:p>0.912288971041282</text:p>
          </table:table-cell>
          <table:table-cell office:value-type="float" office:value="0.0119553053551415" calcext:value-type="float">
            <text:p>0.0119553053551415</text:p>
          </table:table-cell>
          <table:table-cell office:value-type="float" office:value="0.909328746491408" calcext:value-type="float">
            <text:p>0.909328746491408</text:p>
          </table:table-cell>
          <table:table-cell office:value-type="float" office:value="0.0149870572584215" calcext:value-type="float">
            <text:p>0.0149870572584215</text:p>
          </table:table-cell>
          <table:table-cell office:value-type="float" office:value="0.9093277195865" calcext:value-type="float">
            <text:p>0.9093277195865</text:p>
          </table:table-cell>
          <table:table-cell office:value-type="float" office:value="0.0137496579007245" calcext:value-type="float">
            <text:p>0.0137496579007245</text:p>
          </table:table-cell>
          <table:table-cell office:value-type="float" office:value="0.912106524269186" calcext:value-type="float">
            <text:p>0.912106524269186</text:p>
          </table:table-cell>
          <table:table-cell office:value-type="float" office:value="0.0144864550660216" calcext:value-type="float">
            <text:p>0.0144864550660216</text:p>
          </table:table-cell>
          <table:table-cell office:value-type="float" office:value="0.913951187786678" calcext:value-type="float">
            <text:p>0.913951187786678</text:p>
          </table:table-cell>
          <table:table-cell office:value-type="float" office:value="0.0147881748763154" calcext:value-type="float">
            <text:p>0.0147881748763154</text:p>
          </table:table-cell>
          <table:table-cell office:value-type="float" office:value="0.909881221332238" calcext:value-type="float">
            <text:p>0.909881221332238</text:p>
          </table:table-cell>
          <table:table-cell office:value-type="float" office:value="0.0131991632289284" calcext:value-type="float">
            <text:p>0.013199163228928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honeme</text:p>
          </table:table-cell>
          <table:table-cell office:value-type="float" office:value="0.910256726227151" calcext:value-type="float">
            <text:p>0.910256726227151</text:p>
          </table:table-cell>
          <table:table-cell office:value-type="float" office:value="0.0141161111180054" calcext:value-type="float">
            <text:p>0.0141161111180054</text:p>
          </table:table-cell>
          <table:table-cell office:value-type="float" office:value="0.912475525433012" calcext:value-type="float">
            <text:p>0.912475525433012</text:p>
          </table:table-cell>
          <table:table-cell office:value-type="float" office:value="0.0114130736061958" calcext:value-type="float">
            <text:p>0.0114130736061958</text:p>
          </table:table-cell>
          <table:table-cell office:value-type="float" office:value="0.912475183131375" calcext:value-type="float">
            <text:p>0.912475183131375</text:p>
          </table:table-cell>
          <table:table-cell office:value-type="float" office:value="0.0127623678519666" calcext:value-type="float">
            <text:p>0.0127623678519666</text:p>
          </table:table-cell>
          <table:table-cell office:value-type="float" office:value="0.914697405353598" calcext:value-type="float">
            <text:p>0.914697405353598</text:p>
          </table:table-cell>
          <table:table-cell office:value-type="float" office:value="0.0138208879635506" calcext:value-type="float">
            <text:p>0.0138208879635506</text:p>
          </table:table-cell>
          <table:table-cell office:value-type="float" office:value="0.912659683713288" calcext:value-type="float">
            <text:p>0.912659683713288</text:p>
          </table:table-cell>
          <table:table-cell office:value-type="float" office:value="0.0137056278721948" calcext:value-type="float">
            <text:p>0.0137056278721948</text:p>
          </table:table-cell>
          <table:table-cell office:value-type="float" office:value="0.912474156226467" calcext:value-type="float">
            <text:p>0.912474156226467</text:p>
          </table:table-cell>
          <table:table-cell office:value-type="float" office:value="0.01441975948686" calcext:value-type="float">
            <text:p>0.01441975948686</text:p>
          </table:table-cell>
          <table:table-cell office:value-type="float" office:value="0.909329773396317" calcext:value-type="float">
            <text:p>0.909329773396317</text:p>
          </table:table-cell>
          <table:table-cell office:value-type="float" office:value="0.0140312473584891" calcext:value-type="float">
            <text:p>0.0140312473584891</text:p>
          </table:table-cell>
          <table:table-cell office:value-type="float" office:value="0.910625042787704" calcext:value-type="float">
            <text:p>0.910625042787704</text:p>
          </table:table-cell>
          <table:table-cell office:value-type="float" office:value="0.012181357661217" calcext:value-type="float">
            <text:p>0.012181357661217</text:p>
          </table:table-cell>
          <table:table-cell office:value-type="float" office:value="0.909513589374957" calcext:value-type="float">
            <text:p>0.909513589374957</text:p>
          </table:table-cell>
          <table:table-cell office:value-type="float" office:value="0.0115640558885237" calcext:value-type="float">
            <text:p>0.0115640558885237</text:p>
          </table:table-cell>
          <table:table-cell office:value-type="float" office:value="0.913401451358938" calcext:value-type="float">
            <text:p>0.913401451358938</text:p>
          </table:table-cell>
          <table:table-cell office:value-type="float" office:value="0.0138617398720607" calcext:value-type="float">
            <text:p>0.0138617398720607</text:p>
          </table:table-cell>
          <table:table-cell office:value-type="float" office:value="0.909698774560142" calcext:value-type="float">
            <text:p>0.909698774560142</text:p>
          </table:table-cell>
          <table:table-cell office:value-type="float" office:value="0.0124351060874198" calcext:value-type="float">
            <text:p>0.0124351060874198</text:p>
          </table:table-cell>
          <table:table-cell office:value-type="float" office:value="0.909329431094681" calcext:value-type="float">
            <text:p>0.909329431094681</text:p>
          </table:table-cell>
          <table:table-cell office:value-type="float" office:value="0.0134867811184344" calcext:value-type="float">
            <text:p>0.0134867811184344</text:p>
          </table:table-cell>
          <table:table-cell office:value-type="float" office:value="0.909700143766687" calcext:value-type="float">
            <text:p>0.909700143766687</text:p>
          </table:table-cell>
          <table:table-cell office:value-type="float" office:value="0.0138111896337479" calcext:value-type="float">
            <text:p>0.0138111896337479</text:p>
          </table:table-cell>
          <table:table-cell office:value-type="float" office:value="0.909884986650236" calcext:value-type="float">
            <text:p>0.909884986650236</text:p>
          </table:table-cell>
          <table:table-cell office:value-type="float" office:value="0.0148516949713156" calcext:value-type="float">
            <text:p>0.0148516949713156</text:p>
          </table:table-cell>
          <table:table-cell office:value-type="float" office:value="0.914140480591497" calcext:value-type="float">
            <text:p>0.914140480591497</text:p>
          </table:table-cell>
          <table:table-cell office:value-type="float" office:value="0.0126804327866773" calcext:value-type="float">
            <text:p>0.0126804327866773</text:p>
          </table:table-cell>
          <table:table-cell office:value-type="float" office:value="0.912289655644554" calcext:value-type="float">
            <text:p>0.912289655644554</text:p>
          </table:table-cell>
          <table:table-cell office:value-type="float" office:value="0.0125932814913047" calcext:value-type="float">
            <text:p>0.012593281491304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honeme</text:p>
          </table:table-cell>
          <table:table-cell office:value-type="float" office:value="0.910811597179435" calcext:value-type="float">
            <text:p>0.910811597179435</text:p>
          </table:table-cell>
          <table:table-cell office:value-type="float" office:value="0.0151674869353457" calcext:value-type="float">
            <text:p>0.0151674869353457</text:p>
          </table:table-cell>
          <table:table-cell office:value-type="float" office:value="0.912476210036284" calcext:value-type="float">
            <text:p>0.912476210036284</text:p>
          </table:table-cell>
          <table:table-cell office:value-type="float" office:value="0.0124864264338952" calcext:value-type="float">
            <text:p>0.0124864264338952</text:p>
          </table:table-cell>
          <table:table-cell office:value-type="float" office:value="0.912291709454371" calcext:value-type="float">
            <text:p>0.912291709454371</text:p>
          </table:table-cell>
          <table:table-cell office:value-type="float" office:value="0.013593587636939" calcext:value-type="float">
            <text:p>0.013593587636939</text:p>
          </table:table-cell>
          <table:table-cell office:value-type="float" office:value="0.914141849798042" calcext:value-type="float">
            <text:p>0.914141849798042</text:p>
          </table:table-cell>
          <table:table-cell office:value-type="float" office:value="0.0145915964891794" calcext:value-type="float">
            <text:p>0.0145915964891794</text:p>
          </table:table-cell>
          <table:table-cell office:value-type="float" office:value="0.911732730882454" calcext:value-type="float">
            <text:p>0.911732730882454</text:p>
          </table:table-cell>
          <table:table-cell office:value-type="float" office:value="0.0130720477075057" calcext:value-type="float">
            <text:p>0.0130720477075057</text:p>
          </table:table-cell>
          <table:table-cell office:value-type="float" office:value="0.911364072020264" calcext:value-type="float">
            <text:p>0.911364072020264</text:p>
          </table:table-cell>
          <table:table-cell office:value-type="float" office:value="0.0146377299438705" calcext:value-type="float">
            <text:p>0.0146377299438705</text:p>
          </table:table-cell>
          <table:table-cell office:value-type="float" office:value="0.910439857602519" calcext:value-type="float">
            <text:p>0.910439857602519</text:p>
          </table:table-cell>
          <table:table-cell office:value-type="float" office:value="0.0152133431178003" calcext:value-type="float">
            <text:p>0.0152133431178003</text:p>
          </table:table-cell>
          <table:table-cell office:value-type="float" office:value="0.909143219004587" calcext:value-type="float">
            <text:p>0.909143219004587</text:p>
          </table:table-cell>
          <table:table-cell office:value-type="float" office:value="0.0130523594674273" calcext:value-type="float">
            <text:p>0.0130523594674273</text:p>
          </table:table-cell>
          <table:table-cell office:value-type="float" office:value="0.910254672417334" calcext:value-type="float">
            <text:p>0.910254672417334</text:p>
          </table:table-cell>
          <table:table-cell office:value-type="float" office:value="0.0132646565061573" calcext:value-type="float">
            <text:p>0.0132646565061573</text:p>
          </table:table-cell>
          <table:table-cell office:value-type="float" office:value="0.913030738686931" calcext:value-type="float">
            <text:p>0.913030738686931</text:p>
          </table:table-cell>
          <table:table-cell office:value-type="float" office:value="0.0130820152871497" calcext:value-type="float">
            <text:p>0.0130820152871497</text:p>
          </table:table-cell>
          <table:table-cell office:value-type="float" office:value="0.910995755459711" calcext:value-type="float">
            <text:p>0.910995755459711</text:p>
          </table:table-cell>
          <table:table-cell office:value-type="float" office:value="0.0145195848782385" calcext:value-type="float">
            <text:p>0.0145195848782385</text:p>
          </table:table-cell>
          <table:table-cell office:value-type="float" office:value="0.910625385089341" calcext:value-type="float">
            <text:p>0.910625385089341</text:p>
          </table:table-cell>
          <table:table-cell office:value-type="float" office:value="0.0157449804972833" calcext:value-type="float">
            <text:p>0.0157449804972833</text:p>
          </table:table-cell>
          <table:table-cell office:value-type="float" office:value="0.908590401862121" calcext:value-type="float">
            <text:p>0.908590401862121</text:p>
          </table:table-cell>
          <table:table-cell office:value-type="float" office:value="0.0148254893706219" calcext:value-type="float">
            <text:p>0.0148254893706219</text:p>
          </table:table-cell>
          <table:table-cell office:value-type="float" office:value="0.910439857602519" calcext:value-type="float">
            <text:p>0.910439857602519</text:p>
          </table:table-cell>
          <table:table-cell office:value-type="float" office:value="0.0160381229535305" calcext:value-type="float">
            <text:p>0.0160381229535305</text:p>
          </table:table-cell>
          <table:table-cell office:value-type="float" office:value="0.914878825220785" calcext:value-type="float">
            <text:p>0.914878825220785</text:p>
          </table:table-cell>
          <table:table-cell office:value-type="float" office:value="0.0137276778422258" calcext:value-type="float">
            <text:p>0.0137276778422258</text:p>
          </table:table-cell>
          <table:table-cell office:value-type="float" office:value="0.911549599507086" calcext:value-type="float">
            <text:p>0.911549599507086</text:p>
          </table:table-cell>
          <table:table-cell office:value-type="float" office:value="0.0129371410355747" calcext:value-type="float">
            <text:p>0.012937141035574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honeme</text:p>
          </table:table-cell>
          <table:table-cell office:value-type="float" office:value="0.910810912576162" calcext:value-type="float">
            <text:p>0.910810912576162</text:p>
          </table:table-cell>
          <table:table-cell office:value-type="float" office:value="0.0150739281232963" calcext:value-type="float">
            <text:p>0.0150739281232963</text:p>
          </table:table-cell>
          <table:table-cell office:value-type="float" office:value="0.912845895803382" calcext:value-type="float">
            <text:p>0.912845895803382</text:p>
          </table:table-cell>
          <table:table-cell office:value-type="float" office:value="0.012589840922572" calcext:value-type="float">
            <text:p>0.012589840922572</text:p>
          </table:table-cell>
          <table:table-cell office:value-type="float" office:value="0.911921681385637" calcext:value-type="float">
            <text:p>0.911921681385637</text:p>
          </table:table-cell>
          <table:table-cell office:value-type="float" office:value="0.0140056935281231" calcext:value-type="float">
            <text:p>0.0140056935281231</text:p>
          </table:table-cell>
          <table:table-cell office:value-type="float" office:value="0.914327034983227" calcext:value-type="float">
            <text:p>0.914327034983227</text:p>
          </table:table-cell>
          <table:table-cell office:value-type="float" office:value="0.0135065631064535" calcext:value-type="float">
            <text:p>0.0135065631064535</text:p>
          </table:table-cell>
          <table:table-cell office:value-type="float" office:value="0.910808174163072" calcext:value-type="float">
            <text:p>0.910808174163072</text:p>
          </table:table-cell>
          <table:table-cell office:value-type="float" office:value="0.0129424299697908" calcext:value-type="float">
            <text:p>0.0129424299697908</text:p>
          </table:table-cell>
          <table:table-cell office:value-type="float" office:value="0.912659341411652" calcext:value-type="float">
            <text:p>0.912659341411652</text:p>
          </table:table-cell>
          <table:table-cell office:value-type="float" office:value="0.013430800648999" calcext:value-type="float">
            <text:p>0.013430800648999</text:p>
          </table:table-cell>
          <table:table-cell office:value-type="float" office:value="0.910994386253166" calcext:value-type="float">
            <text:p>0.910994386253166</text:p>
          </table:table-cell>
          <table:table-cell office:value-type="float" office:value="0.0143225301658598" calcext:value-type="float">
            <text:p>0.0143225301658598</text:p>
          </table:table-cell>
          <table:table-cell office:value-type="float" office:value="0.910624015882796" calcext:value-type="float">
            <text:p>0.910624015882796</text:p>
          </table:table-cell>
          <table:table-cell office:value-type="float" office:value="0.0134086262720391" calcext:value-type="float">
            <text:p>0.0134086262720391</text:p>
          </table:table-cell>
          <table:table-cell office:value-type="float" office:value="0.910255357020607" calcext:value-type="float">
            <text:p>0.910255357020607</text:p>
          </table:table-cell>
          <table:table-cell office:value-type="float" office:value="0.0144632519150496" calcext:value-type="float">
            <text:p>0.0144632519150496</text:p>
          </table:table-cell>
          <table:table-cell office:value-type="float" office:value="0.911734784692271" calcext:value-type="float">
            <text:p>0.911734784692271</text:p>
          </table:table-cell>
          <table:table-cell office:value-type="float" office:value="0.0131714844543965" calcext:value-type="float">
            <text:p>0.0131714844543965</text:p>
          </table:table-cell>
          <table:table-cell office:value-type="float" office:value="0.912105839665914" calcext:value-type="float">
            <text:p>0.912105839665914</text:p>
          </table:table-cell>
          <table:table-cell office:value-type="float" office:value="0.0136553264815732" calcext:value-type="float">
            <text:p>0.0136553264815732</text:p>
          </table:table-cell>
          <table:table-cell office:value-type="float" office:value="0.911549599507086" calcext:value-type="float">
            <text:p>0.911549599507086</text:p>
          </table:table-cell>
          <table:table-cell office:value-type="float" office:value="0.0132852428441907" calcext:value-type="float">
            <text:p>0.0132852428441907</text:p>
          </table:table-cell>
          <table:table-cell office:value-type="float" office:value="0.910440199904155" calcext:value-type="float">
            <text:p>0.910440199904155</text:p>
          </table:table-cell>
          <table:table-cell office:value-type="float" office:value="0.0143337182429355" calcext:value-type="float">
            <text:p>0.0143337182429355</text:p>
          </table:table-cell>
          <table:table-cell office:value-type="float" office:value="0.911364072020264" calcext:value-type="float">
            <text:p>0.911364072020264</text:p>
          </table:table-cell>
          <table:table-cell office:value-type="float" office:value="0.0159072910618838" calcext:value-type="float">
            <text:p>0.0159072910618838</text:p>
          </table:table-cell>
          <table:table-cell office:value-type="float" office:value="0.915064352707606" calcext:value-type="float">
            <text:p>0.915064352707606</text:p>
          </table:table-cell>
          <table:table-cell office:value-type="float" office:value="0.0137925659075966" calcext:value-type="float">
            <text:p>0.0137925659075966</text:p>
          </table:table-cell>
          <table:table-cell office:value-type="float" office:value="0.910439857602519" calcext:value-type="float">
            <text:p>0.910439857602519</text:p>
          </table:table-cell>
          <table:table-cell office:value-type="float" office:value="0.0145757656266035" calcext:value-type="float">
            <text:p>0.014575765626603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honeme</text:p>
          </table:table-cell>
          <table:table-cell office:value-type="float" office:value="0.909330526459917" calcext:value-type="float">
            <text:p>0.909330526459917</text:p>
          </table:table-cell>
          <table:table-cell office:value-type="float" office:value="0.013767182403085" calcext:value-type="float">
            <text:p>0.013767182403085</text:p>
          </table:table-cell>
          <table:table-cell office:value-type="float" office:value="0.911327788046827" calcext:value-type="float">
            <text:p>0.911327788046827</text:p>
          </table:table-cell>
          <table:table-cell office:value-type="float" office:value="0.0113523088035974" calcext:value-type="float">
            <text:p>0.0113523088035974</text:p>
          </table:table-cell>
          <table:table-cell office:value-type="float" office:value="0.910699459163415" calcext:value-type="float">
            <text:p>0.910699459163415</text:p>
          </table:table-cell>
          <table:table-cell office:value-type="float" office:value="0.0129988768109898" calcext:value-type="float">
            <text:p>0.0129988768109898</text:p>
          </table:table-cell>
          <table:table-cell office:value-type="float" office:value="0.912291435613062" calcext:value-type="float">
            <text:p>0.912291435613062</text:p>
          </table:table-cell>
          <table:table-cell office:value-type="float" office:value="0.0142519670331844" calcext:value-type="float">
            <text:p>0.0142519670331844</text:p>
          </table:table-cell>
          <table:table-cell office:value-type="float" office:value="0.910697268432943" calcext:value-type="float">
            <text:p>0.910697268432943</text:p>
          </table:table-cell>
          <table:table-cell office:value-type="float" office:value="0.0126119835257719" calcext:value-type="float">
            <text:p>0.0126119835257719</text:p>
          </table:table-cell>
          <table:table-cell office:value-type="float" office:value="0.91162292051756" calcext:value-type="float">
            <text:p>0.91162292051756</text:p>
          </table:table-cell>
          <table:table-cell office:value-type="float" office:value="0.0136150840125133" calcext:value-type="float">
            <text:p>0.0136150840125133</text:p>
          </table:table-cell>
          <table:table-cell office:value-type="float" office:value="0.909403025946464" calcext:value-type="float">
            <text:p>0.909403025946464</text:p>
          </table:table-cell>
          <table:table-cell office:value-type="float" office:value="0.0144759663624153" calcext:value-type="float">
            <text:p>0.0144759663624153</text:p>
          </table:table-cell>
          <table:table-cell office:value-type="float" office:value="0.908811597179435" calcext:value-type="float">
            <text:p>0.908811597179435</text:p>
          </table:table-cell>
          <table:table-cell office:value-type="float" office:value="0.0129963292204615" calcext:value-type="float">
            <text:p>0.0129963292204615</text:p>
          </table:table-cell>
          <table:table-cell office:value-type="float" office:value="0.909439926062846" calcext:value-type="float">
            <text:p>0.909439926062846</text:p>
          </table:table-cell>
          <table:table-cell office:value-type="float" office:value="0.0124102088885696" calcext:value-type="float">
            <text:p>0.0124102088885696</text:p>
          </table:table-cell>
          <table:table-cell office:value-type="float" office:value="0.911735469295543" calcext:value-type="float">
            <text:p>0.911735469295543</text:p>
          </table:table-cell>
          <table:table-cell office:value-type="float" office:value="0.0129194684495469" calcext:value-type="float">
            <text:p>0.0129194684495469</text:p>
          </table:table-cell>
          <table:table-cell office:value-type="float" office:value="0.910735126993907" calcext:value-type="float">
            <text:p>0.910735126993907</text:p>
          </table:table-cell>
          <table:table-cell office:value-type="float" office:value="0.0130075924297013" calcext:value-type="float">
            <text:p>0.0130075924297013</text:p>
          </table:table-cell>
          <table:table-cell office:value-type="float" office:value="0.908811049496817" calcext:value-type="float">
            <text:p>0.908811049496817</text:p>
          </table:table-cell>
          <table:table-cell office:value-type="float" office:value="0.0138241893899011" calcext:value-type="float">
            <text:p>0.0138241893899011</text:p>
          </table:table-cell>
          <table:table-cell office:value-type="float" office:value="0.908588964195249" calcext:value-type="float">
            <text:p>0.908588964195249</text:p>
          </table:table-cell>
          <table:table-cell office:value-type="float" office:value="0.0143337444957943" calcext:value-type="float">
            <text:p>0.0143337444957943</text:p>
          </table:table-cell>
          <table:table-cell office:value-type="float" office:value="0.909995892380366" calcext:value-type="float">
            <text:p>0.909995892380366</text:p>
          </table:table-cell>
          <table:table-cell office:value-type="float" office:value="0.013727879216186" calcext:value-type="float">
            <text:p>0.013727879216186</text:p>
          </table:table-cell>
          <table:table-cell office:value-type="float" office:value="0.912472787019922" calcext:value-type="float">
            <text:p>0.912472787019922</text:p>
          </table:table-cell>
          <table:table-cell office:value-type="float" office:value="0.0139287059222763" calcext:value-type="float">
            <text:p>0.0139287059222763</text:p>
          </table:table-cell>
          <table:table-cell office:value-type="float" office:value="0.910623536660505" calcext:value-type="float">
            <text:p>0.910623536660505</text:p>
          </table:table-cell>
          <table:table-cell office:value-type="float" office:value="0.0130940974358058" calcext:value-type="float">
            <text:p>0.013094097435805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honeme</text:p>
          </table:table-cell>
          <table:table-cell office:value-type="float" office:value="0.90599678236462" calcext:value-type="float">
            <text:p>0.90599678236462</text:p>
          </table:table-cell>
          <table:table-cell office:value-type="float" office:value="0.0121294206250204" calcext:value-type="float">
            <text:p>0.0121294206250204</text:p>
          </table:table-cell>
          <table:table-cell office:value-type="float" office:value="0.903220373793387" calcext:value-type="float">
            <text:p>0.903220373793387</text:p>
          </table:table-cell>
          <table:table-cell office:value-type="float" office:value="0.0132198763822265" calcext:value-type="float">
            <text:p>0.0132198763822265</text:p>
          </table:table-cell>
          <table:table-cell office:value-type="float" office:value="0.907107551174095" calcext:value-type="float">
            <text:p>0.907107551174095</text:p>
          </table:table-cell>
          <table:table-cell office:value-type="float" office:value="0.0111760909580346" calcext:value-type="float">
            <text:p>0.0111760909580346</text:p>
          </table:table-cell>
          <table:table-cell office:value-type="float" office:value="0.903780036968577" calcext:value-type="float">
            <text:p>0.903780036968577</text:p>
          </table:table-cell>
          <table:table-cell office:value-type="float" office:value="0.0152408092470888" calcext:value-type="float">
            <text:p>0.0152408092470888</text:p>
          </table:table-cell>
          <table:table-cell office:value-type="float" office:value="0.899338330937222" calcext:value-type="float">
            <text:p>0.899338330937222</text:p>
          </table:table-cell>
          <table:table-cell office:value-type="float" office:value="0.0126999037914958" calcext:value-type="float">
            <text:p>0.0126999037914958</text:p>
          </table:table-cell>
          <table:table-cell office:value-type="float" office:value="0.905625385089341" calcext:value-type="float">
            <text:p>0.905625385089341</text:p>
          </table:table-cell>
          <table:table-cell office:value-type="float" office:value="0.0130303989025782" calcext:value-type="float">
            <text:p>0.0130303989025782</text:p>
          </table:table-cell>
          <table:table-cell office:value-type="float" office:value="0.903219346888478" calcext:value-type="float">
            <text:p>0.903219346888478</text:p>
          </table:table-cell>
          <table:table-cell office:value-type="float" office:value="0.0166059183745109" calcext:value-type="float">
            <text:p>0.0166059183745109</text:p>
          </table:table-cell>
          <table:table-cell office:value-type="float" office:value="0.902298213185459" calcext:value-type="float">
            <text:p>0.902298213185459</text:p>
          </table:table-cell>
          <table:table-cell office:value-type="float" office:value="0.0115291205752069" calcext:value-type="float">
            <text:p>0.0115291205752069</text:p>
          </table:table-cell>
          <table:table-cell office:value-type="float" office:value="0.901372629561169" calcext:value-type="float">
            <text:p>0.901372629561169</text:p>
          </table:table-cell>
          <table:table-cell office:value-type="float" office:value="0.0147218722931657" calcext:value-type="float">
            <text:p>0.0147218722931657</text:p>
          </table:table-cell>
          <table:table-cell office:value-type="float" office:value="0.899519750804409" calcext:value-type="float">
            <text:p>0.899519750804409</text:p>
          </table:table-cell>
          <table:table-cell office:value-type="float" office:value="0.0132486780072042" calcext:value-type="float">
            <text:p>0.0132486780072042</text:p>
          </table:table-cell>
          <table:table-cell office:value-type="float" office:value="0.901558157047991" calcext:value-type="float">
            <text:p>0.901558157047991</text:p>
          </table:table-cell>
          <table:table-cell office:value-type="float" office:value="0.0149188446047784" calcext:value-type="float">
            <text:p>0.0149188446047784</text:p>
          </table:table-cell>
          <table:table-cell office:value-type="float" office:value="0.900260491545149" calcext:value-type="float">
            <text:p>0.900260491545149</text:p>
          </table:table-cell>
          <table:table-cell office:value-type="float" office:value="0.017260409554644" calcext:value-type="float">
            <text:p>0.017260409554644</text:p>
          </table:table-cell>
          <table:table-cell office:value-type="float" office:value="0.903407270486753" calcext:value-type="float">
            <text:p>0.903407270486753</text:p>
          </table:table-cell>
          <table:table-cell office:value-type="float" office:value="0.0118622217605533" calcext:value-type="float">
            <text:p>0.0118622217605533</text:p>
          </table:table-cell>
          <table:table-cell office:value-type="float" office:value="0.90526049154515" calcext:value-type="float">
            <text:p>0.90526049154515</text:p>
          </table:table-cell>
          <table:table-cell office:value-type="float" office:value="0.01488509446395" calcext:value-type="float">
            <text:p>0.01488509446395</text:p>
          </table:table-cell>
          <table:table-cell office:value-type="float" office:value="0.903034504004929" calcext:value-type="float">
            <text:p>0.903034504004929</text:p>
          </table:table-cell>
          <table:table-cell office:value-type="float" office:value="0.0109015361159635" calcext:value-type="float">
            <text:p>0.0109015361159635</text:p>
          </table:table-cell>
          <table:table-cell office:value-type="float" office:value="0.904700143766687" calcext:value-type="float">
            <text:p>0.904700143766687</text:p>
          </table:table-cell>
          <table:table-cell office:value-type="float" office:value="0.0137614696222023" calcext:value-type="float">
            <text:p>0.01376146962220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honeme</text:p>
          </table:table-cell>
          <table:table-cell office:value-type="float" office:value="0.910438830697611" calcext:value-type="float">
            <text:p>0.910438830697611</text:p>
          </table:table-cell>
          <table:table-cell office:value-type="float" office:value="0.0115229220783784" calcext:value-type="float">
            <text:p>0.0115229220783784</text:p>
          </table:table-cell>
          <table:table-cell office:value-type="float" office:value="0.908585609639214" calcext:value-type="float">
            <text:p>0.908585609639214</text:p>
          </table:table-cell>
          <table:table-cell office:value-type="float" office:value="0.0129459803038831" calcext:value-type="float">
            <text:p>0.0129459803038831</text:p>
          </table:table-cell>
          <table:table-cell office:value-type="float" office:value="0.911920312179092" calcext:value-type="float">
            <text:p>0.911920312179092</text:p>
          </table:table-cell>
          <table:table-cell office:value-type="float" office:value="0.0130885987635571" calcext:value-type="float">
            <text:p>0.0130885987635571</text:p>
          </table:table-cell>
          <table:table-cell office:value-type="float" office:value="0.910440542205792" calcext:value-type="float">
            <text:p>0.910440542205792</text:p>
          </table:table-cell>
          <table:table-cell office:value-type="float" office:value="0.0121843818147436" calcext:value-type="float">
            <text:p>0.0121843818147436</text:p>
          </table:table-cell>
          <table:table-cell office:value-type="float" office:value="0.908774560142398" calcext:value-type="float">
            <text:p>0.908774560142398</text:p>
          </table:table-cell>
          <table:table-cell office:value-type="float" office:value="0.0119313446217591" calcext:value-type="float">
            <text:p>0.0119313446217591</text:p>
          </table:table-cell>
          <table:table-cell office:value-type="float" office:value="0.908034161703293" calcext:value-type="float">
            <text:p>0.908034161703293</text:p>
          </table:table-cell>
          <table:table-cell office:value-type="float" office:value="0.0111075473229684" calcext:value-type="float">
            <text:p>0.0111075473229684</text:p>
          </table:table-cell>
          <table:table-cell office:value-type="float" office:value="0.910440884507428" calcext:value-type="float">
            <text:p>0.910440884507428</text:p>
          </table:table-cell>
          <table:table-cell office:value-type="float" office:value="0.0136804777038564" calcext:value-type="float">
            <text:p>0.0136804777038564</text:p>
          </table:table-cell>
          <table:table-cell office:value-type="float" office:value="0.911363387416992" calcext:value-type="float">
            <text:p>0.911363387416992</text:p>
          </table:table-cell>
          <table:table-cell office:value-type="float" office:value="0.0127050732432567" calcext:value-type="float">
            <text:p>0.0127050732432567</text:p>
          </table:table-cell>
          <table:table-cell office:value-type="float" office:value="0.911734100088998" calcext:value-type="float">
            <text:p>0.911734100088998</text:p>
          </table:table-cell>
          <table:table-cell office:value-type="float" office:value="0.0124400527589547" calcext:value-type="float">
            <text:p>0.0124400527589547</text:p>
          </table:table-cell>
          <table:table-cell office:value-type="float" office:value="0.910438146094338" calcext:value-type="float">
            <text:p>0.910438146094338</text:p>
          </table:table-cell>
          <table:table-cell office:value-type="float" office:value="0.0124251763038397" calcext:value-type="float">
            <text:p>0.0124251763038397</text:p>
          </table:table-cell>
          <table:table-cell office:value-type="float" office:value="0.908773533237489" calcext:value-type="float">
            <text:p>0.908773533237489</text:p>
          </table:table-cell>
          <table:table-cell office:value-type="float" office:value="0.0123747551173898" calcext:value-type="float">
            <text:p>0.0123747551173898</text:p>
          </table:table-cell>
          <table:table-cell office:value-type="float" office:value="0.910439515300883" calcext:value-type="float">
            <text:p>0.910439515300883</text:p>
          </table:table-cell>
          <table:table-cell office:value-type="float" office:value="0.0151146222684032" calcext:value-type="float">
            <text:p>0.0151146222684032</text:p>
          </table:table-cell>
          <table:table-cell office:value-type="float" office:value="0.909328061888136" calcext:value-type="float">
            <text:p>0.909328061888136</text:p>
          </table:table-cell>
          <table:table-cell office:value-type="float" office:value="0.0114525296730307" calcext:value-type="float">
            <text:p>0.0114525296730307</text:p>
          </table:table-cell>
          <table:table-cell office:value-type="float" office:value="0.908958376121038" calcext:value-type="float">
            <text:p>0.908958376121038</text:p>
          </table:table-cell>
          <table:table-cell office:value-type="float" office:value="0.0141726520519427" calcext:value-type="float">
            <text:p>0.0141726520519427</text:p>
          </table:table-cell>
          <table:table-cell office:value-type="float" office:value="0.908220373793387" calcext:value-type="float">
            <text:p>0.908220373793387</text:p>
          </table:table-cell>
          <table:table-cell office:value-type="float" office:value="0.010244241458925" calcext:value-type="float">
            <text:p>0.010244241458925</text:p>
          </table:table-cell>
          <table:table-cell office:value-type="float" office:value="0.907476210036284" calcext:value-type="float">
            <text:p>0.907476210036284</text:p>
          </table:table-cell>
          <table:table-cell office:value-type="float" office:value="0.0116324149524173" calcext:value-type="float">
            <text:p>0.011632414952417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honeme</text:p>
          </table:table-cell>
          <table:table-cell office:value-type="float" office:value="0.910992674744985" calcext:value-type="float">
            <text:p>0.910992674744985</text:p>
          </table:table-cell>
          <table:table-cell office:value-type="float" office:value="0.0111723940290516" calcext:value-type="float">
            <text:p>0.0111723940290516</text:p>
          </table:table-cell>
          <table:table-cell office:value-type="float" office:value="0.912289655644554" calcext:value-type="float">
            <text:p>0.912289655644554</text:p>
          </table:table-cell>
          <table:table-cell office:value-type="float" office:value="0.0133855332278449" calcext:value-type="float">
            <text:p>0.0133855332278449</text:p>
          </table:table-cell>
          <table:table-cell office:value-type="float" office:value="0.911549941808722" calcext:value-type="float">
            <text:p>0.911549941808722</text:p>
          </table:table-cell>
          <table:table-cell office:value-type="float" office:value="0.013953949680883" calcext:value-type="float">
            <text:p>0.013953949680883</text:p>
          </table:table-cell>
          <table:table-cell office:value-type="float" office:value="0.911364756623537" calcext:value-type="float">
            <text:p>0.911364756623537</text:p>
          </table:table-cell>
          <table:table-cell office:value-type="float" office:value="0.0117578221435743" calcext:value-type="float">
            <text:p>0.0117578221435743</text:p>
          </table:table-cell>
          <table:table-cell office:value-type="float" office:value="0.909329431094681" calcext:value-type="float">
            <text:p>0.909329431094681</text:p>
          </table:table-cell>
          <table:table-cell office:value-type="float" office:value="0.0111044533977941" calcext:value-type="float">
            <text:p>0.0111044533977941</text:p>
          </table:table-cell>
          <table:table-cell office:value-type="float" office:value="0.913398712945848" calcext:value-type="float">
            <text:p>0.913398712945848</text:p>
          </table:table-cell>
          <table:table-cell office:value-type="float" office:value="0.0116169085415175" calcext:value-type="float">
            <text:p>0.0116169085415175</text:p>
          </table:table-cell>
          <table:table-cell office:value-type="float" office:value="0.912106524269186" calcext:value-type="float">
            <text:p>0.912106524269186</text:p>
          </table:table-cell>
          <table:table-cell office:value-type="float" office:value="0.0143571797975176" calcext:value-type="float">
            <text:p>0.0143571797975176</text:p>
          </table:table-cell>
          <table:table-cell office:value-type="float" office:value="0.912657972205107" calcext:value-type="float">
            <text:p>0.912657972205107</text:p>
          </table:table-cell>
          <table:table-cell office:value-type="float" office:value="0.0139153196303645" calcext:value-type="float">
            <text:p>0.0139153196303645</text:p>
          </table:table-cell>
          <table:table-cell office:value-type="float" office:value="0.913770110221127" calcext:value-type="float">
            <text:p>0.913770110221127</text:p>
          </table:table-cell>
          <table:table-cell office:value-type="float" office:value="0.012409356766511" calcext:value-type="float">
            <text:p>0.012409356766511</text:p>
          </table:table-cell>
          <table:table-cell office:value-type="float" office:value="0.911734100088998" calcext:value-type="float">
            <text:p>0.911734100088998</text:p>
          </table:table-cell>
          <table:table-cell office:value-type="float" office:value="0.0113524448742217" calcext:value-type="float">
            <text:p>0.0113524448742217</text:p>
          </table:table-cell>
          <table:table-cell office:value-type="float" office:value="0.910069829533785" calcext:value-type="float">
            <text:p>0.910069829533785</text:p>
          </table:table-cell>
          <table:table-cell office:value-type="float" office:value="0.0121225706349232" calcext:value-type="float">
            <text:p>0.0121225706349232</text:p>
          </table:table-cell>
          <table:table-cell office:value-type="float" office:value="0.911735469295543" calcext:value-type="float">
            <text:p>0.911735469295543</text:p>
          </table:table-cell>
          <table:table-cell office:value-type="float" office:value="0.014572054104104" calcext:value-type="float">
            <text:p>0.014572054104104</text:p>
          </table:table-cell>
          <table:table-cell office:value-type="float" office:value="0.908220031491751" calcext:value-type="float">
            <text:p>0.908220031491751</text:p>
          </table:table-cell>
          <table:table-cell office:value-type="float" office:value="0.0144649872965801" calcext:value-type="float">
            <text:p>0.0144649872965801</text:p>
          </table:table-cell>
          <table:table-cell office:value-type="float" office:value="0.907665502841104" calcext:value-type="float">
            <text:p>0.907665502841104</text:p>
          </table:table-cell>
          <table:table-cell office:value-type="float" office:value="0.0133990033700732" calcext:value-type="float">
            <text:p>0.0133990033700732</text:p>
          </table:table-cell>
          <table:table-cell office:value-type="float" office:value="0.909884302046964" calcext:value-type="float">
            <text:p>0.909884302046964</text:p>
          </table:table-cell>
          <table:table-cell office:value-type="float" office:value="0.0117431307055266" calcext:value-type="float">
            <text:p>0.0117431307055266</text:p>
          </table:table-cell>
          <table:table-cell office:value-type="float" office:value="0.908586978845759" calcext:value-type="float">
            <text:p>0.908586978845759</text:p>
          </table:table-cell>
          <table:table-cell office:value-type="float" office:value="0.0140069196755789" calcext:value-type="float">
            <text:p>0.014006919675578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honeme</text:p>
          </table:table-cell>
          <table:table-cell office:value-type="float" office:value="0.911549599507086" calcext:value-type="float">
            <text:p>0.911549599507086</text:p>
          </table:table-cell>
          <table:table-cell office:value-type="float" office:value="0.0109612440044521" calcext:value-type="float">
            <text:p>0.0109612440044521</text:p>
          </table:table-cell>
          <table:table-cell office:value-type="float" office:value="0.913030054083658" calcext:value-type="float">
            <text:p>0.913030054083658</text:p>
          </table:table-cell>
          <table:table-cell office:value-type="float" office:value="0.0133200720819638" calcext:value-type="float">
            <text:p>0.0133200720819638</text:p>
          </table:table-cell>
          <table:table-cell office:value-type="float" office:value="0.911364756623537" calcext:value-type="float">
            <text:p>0.911364756623537</text:p>
          </table:table-cell>
          <table:table-cell office:value-type="float" office:value="0.013999839293611" calcext:value-type="float">
            <text:p>0.013999839293611</text:p>
          </table:table-cell>
          <table:table-cell office:value-type="float" office:value="0.910993701649894" calcext:value-type="float">
            <text:p>0.910993701649894</text:p>
          </table:table-cell>
          <table:table-cell office:value-type="float" office:value="0.0137343879201835" calcext:value-type="float">
            <text:p>0.0137343879201835</text:p>
          </table:table-cell>
          <table:table-cell office:value-type="float" office:value="0.909700486068323" calcext:value-type="float">
            <text:p>0.909700486068323</text:p>
          </table:table-cell>
          <table:table-cell office:value-type="float" office:value="0.0135588394429631" calcext:value-type="float">
            <text:p>0.0135588394429631</text:p>
          </table:table-cell>
          <table:table-cell office:value-type="float" office:value="0.91210344355446" calcext:value-type="float">
            <text:p>0.91210344355446</text:p>
          </table:table-cell>
          <table:table-cell office:value-type="float" office:value="0.0137544704392906" calcext:value-type="float">
            <text:p>0.0137544704392906</text:p>
          </table:table-cell>
          <table:table-cell office:value-type="float" office:value="0.91099678236462" calcext:value-type="float">
            <text:p>0.91099678236462</text:p>
          </table:table-cell>
          <table:table-cell office:value-type="float" office:value="0.0137645300839861" calcext:value-type="float">
            <text:p>0.0137645300839861</text:p>
          </table:table-cell>
          <table:table-cell office:value-type="float" office:value="0.913584582734305" calcext:value-type="float">
            <text:p>0.913584582734305</text:p>
          </table:table-cell>
          <table:table-cell office:value-type="float" office:value="0.014938979936727" calcext:value-type="float">
            <text:p>0.014938979936727</text:p>
          </table:table-cell>
          <table:table-cell office:value-type="float" office:value="0.911735469295543" calcext:value-type="float">
            <text:p>0.911735469295543</text:p>
          </table:table-cell>
          <table:table-cell office:value-type="float" office:value="0.0128797867377037" calcext:value-type="float">
            <text:p>0.0128797867377037</text:p>
          </table:table-cell>
          <table:table-cell office:value-type="float" office:value="0.910439857602519" calcext:value-type="float">
            <text:p>0.910439857602519</text:p>
          </table:table-cell>
          <table:table-cell office:value-type="float" office:value="0.0129738165960832" calcext:value-type="float">
            <text:p>0.0129738165960832</text:p>
          </table:table-cell>
          <table:table-cell office:value-type="float" office:value="0.912474498528103" calcext:value-type="float">
            <text:p>0.912474498528103</text:p>
          </table:table-cell>
          <table:table-cell office:value-type="float" office:value="0.0119055287792551" calcext:value-type="float">
            <text:p>0.0119055287792551</text:p>
          </table:table-cell>
          <table:table-cell office:value-type="float" office:value="0.913030054083658" calcext:value-type="float">
            <text:p>0.913030054083658</text:p>
          </table:table-cell>
          <table:table-cell office:value-type="float" office:value="0.014016498156995" calcext:value-type="float">
            <text:p>0.014016498156995</text:p>
          </table:table-cell>
          <table:table-cell office:value-type="float" office:value="0.911365098925173" calcext:value-type="float">
            <text:p>0.911365098925173</text:p>
          </table:table-cell>
          <table:table-cell office:value-type="float" office:value="0.0136952703284632" calcext:value-type="float">
            <text:p>0.0136952703284632</text:p>
          </table:table-cell>
          <table:table-cell office:value-type="float" office:value="0.908589032655576" calcext:value-type="float">
            <text:p>0.908589032655576</text:p>
          </table:table-cell>
          <table:table-cell office:value-type="float" office:value="0.014232278628536" calcext:value-type="float">
            <text:p>0.014232278628536</text:p>
          </table:table-cell>
          <table:table-cell office:value-type="float" office:value="0.911919969877456" calcext:value-type="float">
            <text:p>0.911919969877456</text:p>
          </table:table-cell>
          <table:table-cell office:value-type="float" office:value="0.0135544595054897" calcext:value-type="float">
            <text:p>0.0135544595054897</text:p>
          </table:table-cell>
          <table:table-cell office:value-type="float" office:value="0.910623331279523" calcext:value-type="float">
            <text:p>0.910623331279523</text:p>
          </table:table-cell>
          <table:table-cell office:value-type="float" office:value="0.0124751369134463" calcext:value-type="float">
            <text:p>0.012475136913446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honeme</text:p>
          </table:table-cell>
          <table:table-cell office:value-type="float" office:value="0.912103785856096" calcext:value-type="float">
            <text:p>0.912103785856096</text:p>
          </table:table-cell>
          <table:table-cell office:value-type="float" office:value="0.012385224804696" calcext:value-type="float">
            <text:p>0.012385224804696</text:p>
          </table:table-cell>
          <table:table-cell office:value-type="float" office:value="0.913584925035942" calcext:value-type="float">
            <text:p>0.913584925035942</text:p>
          </table:table-cell>
          <table:table-cell office:value-type="float" office:value="0.0138852196510334" calcext:value-type="float">
            <text:p>0.0138852196510334</text:p>
          </table:table-cell>
          <table:table-cell office:value-type="float" office:value="0.913584925035942" calcext:value-type="float">
            <text:p>0.913584925035942</text:p>
          </table:table-cell>
          <table:table-cell office:value-type="float" office:value="0.0127707603188612" calcext:value-type="float">
            <text:p>0.0127707603188612</text:p>
          </table:table-cell>
          <table:table-cell office:value-type="float" office:value="0.912105155062641" calcext:value-type="float">
            <text:p>0.912105155062641</text:p>
          </table:table-cell>
          <table:table-cell office:value-type="float" office:value="0.0142881752917638" calcext:value-type="float">
            <text:p>0.0142881752917638</text:p>
          </table:table-cell>
          <table:table-cell office:value-type="float" office:value="0.910255357020607" calcext:value-type="float">
            <text:p>0.910255357020607</text:p>
          </table:table-cell>
          <table:table-cell office:value-type="float" office:value="0.0119660335703455" calcext:value-type="float">
            <text:p>0.0119660335703455</text:p>
          </table:table-cell>
          <table:table-cell office:value-type="float" office:value="0.912844526596837" calcext:value-type="float">
            <text:p>0.912844526596837</text:p>
          </table:table-cell>
          <table:table-cell office:value-type="float" office:value="0.0122020159477135" calcext:value-type="float">
            <text:p>0.0122020159477135</text:p>
          </table:table-cell>
          <table:table-cell office:value-type="float" office:value="0.910995755459711" calcext:value-type="float">
            <text:p>0.910995755459711</text:p>
          </table:table-cell>
          <table:table-cell office:value-type="float" office:value="0.014099830573686" calcext:value-type="float">
            <text:p>0.014099830573686</text:p>
          </table:table-cell>
          <table:table-cell office:value-type="float" office:value="0.912843499691929" calcext:value-type="float">
            <text:p>0.912843499691929</text:p>
          </table:table-cell>
          <table:table-cell office:value-type="float" office:value="0.0133458727526591" calcext:value-type="float">
            <text:p>0.0133458727526591</text:p>
          </table:table-cell>
          <table:table-cell office:value-type="float" office:value="0.912845895803382" calcext:value-type="float">
            <text:p>0.912845895803382</text:p>
          </table:table-cell>
          <table:table-cell office:value-type="float" office:value="0.0142353631871277" calcext:value-type="float">
            <text:p>0.0142353631871277</text:p>
          </table:table-cell>
          <table:table-cell office:value-type="float" office:value="0.911180256041624" calcext:value-type="float">
            <text:p>0.911180256041624</text:p>
          </table:table-cell>
          <table:table-cell office:value-type="float" office:value="0.0126070502539552" calcext:value-type="float">
            <text:p>0.0126070502539552</text:p>
          </table:table-cell>
          <table:table-cell office:value-type="float" office:value="0.913771821729308" calcext:value-type="float">
            <text:p>0.913771821729308</text:p>
          </table:table-cell>
          <table:table-cell office:value-type="float" office:value="0.0142225563265368" calcext:value-type="float">
            <text:p>0.0142225563265368</text:p>
          </table:table-cell>
          <table:table-cell office:value-type="float" office:value="0.912844526596837" calcext:value-type="float">
            <text:p>0.912844526596837</text:p>
          </table:table-cell>
          <table:table-cell office:value-type="float" office:value="0.0144594793193061" calcext:value-type="float">
            <text:p>0.0144594793193061</text:p>
          </table:table-cell>
          <table:table-cell office:value-type="float" office:value="0.912290682549462" calcext:value-type="float">
            <text:p>0.912290682549462</text:p>
          </table:table-cell>
          <table:table-cell office:value-type="float" office:value="0.0132360163045875" calcext:value-type="float">
            <text:p>0.0132360163045875</text:p>
          </table:table-cell>
          <table:table-cell office:value-type="float" office:value="0.910808858766345" calcext:value-type="float">
            <text:p>0.910808858766345</text:p>
          </table:table-cell>
          <table:table-cell office:value-type="float" office:value="0.0133171525700893" calcext:value-type="float">
            <text:p>0.0133171525700893</text:p>
          </table:table-cell>
          <table:table-cell office:value-type="float" office:value="0.911735469295543" calcext:value-type="float">
            <text:p>0.911735469295543</text:p>
          </table:table-cell>
          <table:table-cell office:value-type="float" office:value="0.0135998144715788" calcext:value-type="float">
            <text:p>0.0135998144715788</text:p>
          </table:table-cell>
          <table:table-cell office:value-type="float" office:value="0.909512904771685" calcext:value-type="float">
            <text:p>0.909512904771685</text:p>
          </table:table-cell>
          <table:table-cell office:value-type="float" office:value="0.0129665328161762" calcext:value-type="float">
            <text:p>0.012966532816176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honeme</text:p>
          </table:table-cell>
          <table:table-cell office:value-type="float" office:value="0.910216334634079" calcext:value-type="float">
            <text:p>0.910216334634079</text:p>
          </table:table-cell>
          <table:table-cell office:value-type="float" office:value="0.0116342411083197" calcext:value-type="float">
            <text:p>0.0116342411083197</text:p>
          </table:table-cell>
          <table:table-cell office:value-type="float" office:value="0.910142123639351" calcext:value-type="float">
            <text:p>0.910142123639351</text:p>
          </table:table-cell>
          <table:table-cell office:value-type="float" office:value="0.0133513363293903" calcext:value-type="float">
            <text:p>0.0133513363293903</text:p>
          </table:table-cell>
          <table:table-cell office:value-type="float" office:value="0.911105497364277" calcext:value-type="float">
            <text:p>0.911105497364277</text:p>
          </table:table-cell>
          <table:table-cell office:value-type="float" office:value="0.0129978478029894" calcext:value-type="float">
            <text:p>0.0129978478029894</text:p>
          </table:table-cell>
          <table:table-cell office:value-type="float" office:value="0.909736838502088" calcext:value-type="float">
            <text:p>0.909736838502088</text:p>
          </table:table-cell>
          <table:table-cell office:value-type="float" office:value="0.0134411152834708" calcext:value-type="float">
            <text:p>0.0134411152834708</text:p>
          </table:table-cell>
          <table:table-cell office:value-type="float" office:value="0.907479633052646" calcext:value-type="float">
            <text:p>0.907479633052646</text:p>
          </table:table-cell>
          <table:table-cell office:value-type="float" office:value="0.0122521149648715" calcext:value-type="float">
            <text:p>0.0122521149648715</text:p>
          </table:table-cell>
          <table:table-cell office:value-type="float" office:value="0.910401245977956" calcext:value-type="float">
            <text:p>0.910401245977956</text:p>
          </table:table-cell>
          <table:table-cell office:value-type="float" office:value="0.0123422682308136" calcext:value-type="float">
            <text:p>0.0123422682308136</text:p>
          </table:table-cell>
          <table:table-cell office:value-type="float" office:value="0.909551858697884" calcext:value-type="float">
            <text:p>0.909551858697884</text:p>
          </table:table-cell>
          <table:table-cell office:value-type="float" office:value="0.0145015873067114" calcext:value-type="float">
            <text:p>0.0145015873067114</text:p>
          </table:table-cell>
          <table:table-cell office:value-type="float" office:value="0.910549531046759" calcext:value-type="float">
            <text:p>0.910549531046759</text:p>
          </table:table-cell>
          <table:table-cell office:value-type="float" office:value="0.0132868732276428" calcext:value-type="float">
            <text:p>0.0132868732276428</text:p>
          </table:table-cell>
          <table:table-cell office:value-type="float" office:value="0.910291640994044" calcext:value-type="float">
            <text:p>0.910291640994044</text:p>
          </table:table-cell>
          <table:table-cell office:value-type="float" office:value="0.0133372863486926" calcext:value-type="float">
            <text:p>0.0133372863486926</text:p>
          </table:table-cell>
          <table:table-cell office:value-type="float" office:value="0.908662422126378" calcext:value-type="float">
            <text:p>0.908662422126378</text:p>
          </table:table-cell>
          <table:table-cell office:value-type="float" office:value="0.0125214332070608" calcext:value-type="float">
            <text:p>0.0125214332070608</text:p>
          </table:table-cell>
          <table:table-cell office:value-type="float" office:value="0.909329568015335" calcext:value-type="float">
            <text:p>0.909329568015335</text:p>
          </table:table-cell>
          <table:table-cell office:value-type="float" office:value="0.0131088510925767" calcext:value-type="float">
            <text:p>0.0131088510925767</text:p>
          </table:table-cell>
          <table:table-cell office:value-type="float" office:value="0.909662011364414" calcext:value-type="float">
            <text:p>0.909662011364414</text:p>
          </table:table-cell>
          <table:table-cell office:value-type="float" office:value="0.0150846126806905" calcext:value-type="float">
            <text:p>0.0150846126806905</text:p>
          </table:table-cell>
          <table:table-cell office:value-type="float" office:value="0.908922229068255" calcext:value-type="float">
            <text:p>0.908922229068255</text:p>
          </table:table-cell>
          <table:table-cell office:value-type="float" office:value="0.012942205072643" calcext:value-type="float">
            <text:p>0.012942205072643</text:p>
          </table:table-cell>
          <table:table-cell office:value-type="float" office:value="0.908256452385843" calcext:value-type="float">
            <text:p>0.908256452385843</text:p>
          </table:table-cell>
          <table:table-cell office:value-type="float" office:value="0.0140012362169182" calcext:value-type="float">
            <text:p>0.0140012362169182</text:p>
          </table:table-cell>
          <table:table-cell office:value-type="float" office:value="0.908958923803656" calcext:value-type="float">
            <text:p>0.908958923803656</text:p>
          </table:table-cell>
          <table:table-cell office:value-type="float" office:value="0.0120086364514967" calcext:value-type="float">
            <text:p>0.0120086364514967</text:p>
          </table:table-cell>
          <table:table-cell office:value-type="float" office:value="0.908179913739988" calcext:value-type="float">
            <text:p>0.908179913739988</text:p>
          </table:table-cell>
          <table:table-cell office:value-type="float" office:value="0.0129684947959642" calcext:value-type="float">
            <text:p>0.01296849479596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ima</text:p>
          </table:table-cell>
          <table:table-cell office:value-type="float" office:value="0.753947368421053" calcext:value-type="float">
            <text:p>0.753947368421053</text:p>
          </table:table-cell>
          <table:table-cell office:value-type="float" office:value="0.042791196052442" calcext:value-type="float">
            <text:p>0.042791196052442</text:p>
          </table:table-cell>
          <table:table-cell office:value-type="float" office:value="0.734364319890636" calcext:value-type="float">
            <text:p>0.734364319890636</text:p>
          </table:table-cell>
          <table:table-cell office:value-type="float" office:value="0.0314076803007121" calcext:value-type="float">
            <text:p>0.0314076803007121</text:p>
          </table:table-cell>
          <table:table-cell office:value-type="float" office:value="0.736944634313055" calcext:value-type="float">
            <text:p>0.736944634313055</text:p>
          </table:table-cell>
          <table:table-cell office:value-type="float" office:value="0.0455388517346024" calcext:value-type="float">
            <text:p>0.0455388517346024</text:p>
          </table:table-cell>
          <table:table-cell office:value-type="float" office:value="0.740892002734108" calcext:value-type="float">
            <text:p>0.740892002734108</text:p>
          </table:table-cell>
          <table:table-cell office:value-type="float" office:value="0.0425728482693965" calcext:value-type="float">
            <text:p>0.0425728482693965</text:p>
          </table:table-cell>
          <table:table-cell office:value-type="float" office:value="0.746120984278879" calcext:value-type="float">
            <text:p>0.746120984278879</text:p>
          </table:table-cell>
          <table:table-cell office:value-type="float" office:value="0.0345617040253294" calcext:value-type="float">
            <text:p>0.0345617040253294</text:p>
          </table:table-cell>
          <table:table-cell office:value-type="float" office:value="0.742156527682843" calcext:value-type="float">
            <text:p>0.742156527682843</text:p>
          </table:table-cell>
          <table:table-cell office:value-type="float" office:value="0.0429839559906598" calcext:value-type="float">
            <text:p>0.0429839559906598</text:p>
          </table:table-cell>
          <table:table-cell office:value-type="float" office:value="0.764371155160629" calcext:value-type="float">
            <text:p>0.764371155160629</text:p>
          </table:table-cell>
          <table:table-cell office:value-type="float" office:value="0.0461613044131792" calcext:value-type="float">
            <text:p>0.0461613044131792</text:p>
          </table:table-cell>
          <table:table-cell office:value-type="float" office:value="0.75134996582365" calcext:value-type="float">
            <text:p>0.75134996582365</text:p>
          </table:table-cell>
          <table:table-cell office:value-type="float" office:value="0.0444697260041101" calcext:value-type="float">
            <text:p>0.0444697260041101</text:p>
          </table:table-cell>
          <table:table-cell office:value-type="float" office:value="0.743472317156528" calcext:value-type="float">
            <text:p>0.743472317156528</text:p>
          </table:table-cell>
          <table:table-cell office:value-type="float" office:value="0.0353230759540315" calcext:value-type="float">
            <text:p>0.0353230759540315</text:p>
          </table:table-cell>
          <table:table-cell office:value-type="float" office:value="0.748786739576213" calcext:value-type="float">
            <text:p>0.748786739576213</text:p>
          </table:table-cell>
          <table:table-cell office:value-type="float" office:value="0.0557523048622495" calcext:value-type="float">
            <text:p>0.0557523048622495</text:p>
          </table:table-cell>
          <table:table-cell office:value-type="float" office:value="0.746155160628845" calcext:value-type="float">
            <text:p>0.746155160628845</text:p>
          </table:table-cell>
          <table:table-cell office:value-type="float" office:value="0.0389023061376968" calcext:value-type="float">
            <text:p>0.0389023061376968</text:p>
          </table:table-cell>
          <table:table-cell office:value-type="float" office:value="0.756476418318524" calcext:value-type="float">
            <text:p>0.756476418318524</text:p>
          </table:table-cell>
          <table:table-cell office:value-type="float" office:value="0.0284002577902938" calcext:value-type="float">
            <text:p>0.0284002577902938</text:p>
          </table:table-cell>
          <table:table-cell office:value-type="float" office:value="0.729118250170882" calcext:value-type="float">
            <text:p>0.729118250170882</text:p>
          </table:table-cell>
          <table:table-cell office:value-type="float" office:value="0.0470192830077667" calcext:value-type="float">
            <text:p>0.0470192830077667</text:p>
          </table:table-cell>
          <table:table-cell office:value-type="float" office:value="0.754015721120984" calcext:value-type="float">
            <text:p>0.754015721120984</text:p>
          </table:table-cell>
          <table:table-cell office:value-type="float" office:value="0.0397496115467844" calcext:value-type="float">
            <text:p>0.0397496115467844</text:p>
          </table:table-cell>
          <table:table-cell office:value-type="float" office:value="0.735748462064252" calcext:value-type="float">
            <text:p>0.735748462064252</text:p>
          </table:table-cell>
          <table:table-cell office:value-type="float" office:value="0.0630643542187343" calcext:value-type="float">
            <text:p>0.0630643542187343</text:p>
          </table:table-cell>
          <table:table-cell office:value-type="float" office:value="0.742207792207792" calcext:value-type="float">
            <text:p>0.742207792207792</text:p>
          </table:table-cell>
          <table:table-cell office:value-type="float" office:value="0.0389497284783601" calcext:value-type="float">
            <text:p>0.038949728478360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ima</text:p>
          </table:table-cell>
          <table:table-cell office:value-type="float" office:value="0.756578947368421" calcext:value-type="float">
            <text:p>0.756578947368421</text:p>
          </table:table-cell>
          <table:table-cell office:value-type="float" office:value="0.0373360221322854" calcext:value-type="float">
            <text:p>0.0373360221322854</text:p>
          </table:table-cell>
          <table:table-cell office:value-type="float" office:value="0.746138072453862" calcext:value-type="float">
            <text:p>0.746138072453862</text:p>
          </table:table-cell>
          <table:table-cell office:value-type="float" office:value="0.0542714028755999" calcext:value-type="float">
            <text:p>0.0542714028755999</text:p>
          </table:table-cell>
          <table:table-cell office:value-type="float" office:value="0.751281613123718" calcext:value-type="float">
            <text:p>0.751281613123718</text:p>
          </table:table-cell>
          <table:table-cell office:value-type="float" office:value="0.0328363065144437" calcext:value-type="float">
            <text:p>0.0328363065144437</text:p>
          </table:table-cell>
          <table:table-cell office:value-type="float" office:value="0.750068352699932" calcext:value-type="float">
            <text:p>0.750068352699932</text:p>
          </table:table-cell>
          <table:table-cell office:value-type="float" office:value="0.0410148001349206" calcext:value-type="float">
            <text:p>0.0410148001349206</text:p>
          </table:table-cell>
          <table:table-cell office:value-type="float" office:value="0.759090909090909" calcext:value-type="float">
            <text:p>0.759090909090909</text:p>
          </table:table-cell>
          <table:table-cell office:value-type="float" office:value="0.0354608613268785" calcext:value-type="float">
            <text:p>0.0354608613268785</text:p>
          </table:table-cell>
          <table:table-cell office:value-type="float" office:value="0.76173957621326" calcext:value-type="float">
            <text:p>0.76173957621326</text:p>
          </table:table-cell>
          <table:table-cell office:value-type="float" office:value="0.0376317714020181" calcext:value-type="float">
            <text:p>0.0376317714020181</text:p>
          </table:table-cell>
          <table:table-cell office:value-type="float" office:value="0.75134996582365" calcext:value-type="float">
            <text:p>0.75134996582365</text:p>
          </table:table-cell>
          <table:table-cell office:value-type="float" office:value="0.053287984958951" calcext:value-type="float">
            <text:p>0.053287984958951</text:p>
          </table:table-cell>
          <table:table-cell office:value-type="float" office:value="0.740909090909091" calcext:value-type="float">
            <text:p>0.740909090909091</text:p>
          </table:table-cell>
          <table:table-cell office:value-type="float" office:value="0.0396995896731095" calcext:value-type="float">
            <text:p>0.0396995896731095</text:p>
          </table:table-cell>
          <table:table-cell office:value-type="float" office:value="0.753913192071087" calcext:value-type="float">
            <text:p>0.753913192071087</text:p>
          </table:table-cell>
          <table:table-cell office:value-type="float" office:value="0.0347989960423606" calcext:value-type="float">
            <text:p>0.0347989960423606</text:p>
          </table:table-cell>
          <table:table-cell office:value-type="float" office:value="0.759142173615858" calcext:value-type="float">
            <text:p>0.759142173615858</text:p>
          </table:table-cell>
          <table:table-cell office:value-type="float" office:value="0.038641553393737" calcext:value-type="float">
            <text:p>0.038641553393737</text:p>
          </table:table-cell>
          <table:table-cell office:value-type="float" office:value="0.760457963089542" calcext:value-type="float">
            <text:p>0.760457963089542</text:p>
          </table:table-cell>
          <table:table-cell office:value-type="float" office:value="0.0439943574646642" calcext:value-type="float">
            <text:p>0.0439943574646642</text:p>
          </table:table-cell>
          <table:table-cell office:value-type="float" office:value="0.757843472317157" calcext:value-type="float">
            <text:p>0.757843472317157</text:p>
          </table:table-cell>
          <table:table-cell office:value-type="float" office:value="0.0304526056050337" calcext:value-type="float">
            <text:p>0.0304526056050337</text:p>
          </table:table-cell>
          <table:table-cell office:value-type="float" office:value="0.746103896103896" calcext:value-type="float">
            <text:p>0.746103896103896</text:p>
          </table:table-cell>
          <table:table-cell office:value-type="float" office:value="0.0357796624128066" calcext:value-type="float">
            <text:p>0.0357796624128066</text:p>
          </table:table-cell>
          <table:table-cell office:value-type="float" office:value="0.761773752563226" calcext:value-type="float">
            <text:p>0.761773752563226</text:p>
          </table:table-cell>
          <table:table-cell office:value-type="float" office:value="0.0331460138628295" calcext:value-type="float">
            <text:p>0.0331460138628295</text:p>
          </table:table-cell>
          <table:table-cell office:value-type="float" office:value="0.751401230348599" calcext:value-type="float">
            <text:p>0.751401230348599</text:p>
          </table:table-cell>
          <table:table-cell office:value-type="float" office:value="0.0631162743171273" calcext:value-type="float">
            <text:p>0.0631162743171273</text:p>
          </table:table-cell>
          <table:table-cell office:value-type="float" office:value="0.759176349965824" calcext:value-type="float">
            <text:p>0.759176349965824</text:p>
          </table:table-cell>
          <table:table-cell office:value-type="float" office:value="0.0521586073626883" calcext:value-type="float">
            <text:p>0.052158607362688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ima</text:p>
          </table:table-cell>
          <table:table-cell office:value-type="float" office:value="0.755246069719754" calcext:value-type="float">
            <text:p>0.755246069719754</text:p>
          </table:table-cell>
          <table:table-cell office:value-type="float" office:value="0.045916169608794" calcext:value-type="float">
            <text:p>0.045916169608794</text:p>
          </table:table-cell>
          <table:table-cell office:value-type="float" office:value="0.74606971975393" calcext:value-type="float">
            <text:p>0.74606971975393</text:p>
          </table:table-cell>
          <table:table-cell office:value-type="float" office:value="0.0464617530351331" calcext:value-type="float">
            <text:p>0.0464617530351331</text:p>
          </table:table-cell>
          <table:table-cell office:value-type="float" office:value="0.753879015721121" calcext:value-type="float">
            <text:p>0.753879015721121</text:p>
          </table:table-cell>
          <table:table-cell office:value-type="float" office:value="0.0328646325907709" calcext:value-type="float">
            <text:p>0.0328646325907709</text:p>
          </table:table-cell>
          <table:table-cell office:value-type="float" office:value="0.761773752563226" calcext:value-type="float">
            <text:p>0.761773752563226</text:p>
          </table:table-cell>
          <table:table-cell office:value-type="float" office:value="0.0348008607059957" calcext:value-type="float">
            <text:p>0.0348008607059957</text:p>
          </table:table-cell>
          <table:table-cell office:value-type="float" office:value="0.751298701298701" calcext:value-type="float">
            <text:p>0.751298701298701</text:p>
          </table:table-cell>
          <table:table-cell office:value-type="float" office:value="0.0384526718462379" calcext:value-type="float">
            <text:p>0.0384526718462379</text:p>
          </table:table-cell>
          <table:table-cell office:value-type="float" office:value="0.766985645933014" calcext:value-type="float">
            <text:p>0.766985645933014</text:p>
          </table:table-cell>
          <table:table-cell office:value-type="float" office:value="0.036585565809769" calcext:value-type="float">
            <text:p>0.036585565809769</text:p>
          </table:table-cell>
          <table:table-cell office:value-type="float" office:value="0.75134996582365" calcext:value-type="float">
            <text:p>0.75134996582365</text:p>
          </table:table-cell>
          <table:table-cell office:value-type="float" office:value="0.0414148841861606" calcext:value-type="float">
            <text:p>0.0414148841861606</text:p>
          </table:table-cell>
          <table:table-cell office:value-type="float" office:value="0.756578947368421" calcext:value-type="float">
            <text:p>0.756578947368421</text:p>
          </table:table-cell>
          <table:table-cell office:value-type="float" office:value="0.0373094211927447" calcext:value-type="float">
            <text:p>0.0373094211927447</text:p>
          </table:table-cell>
          <table:table-cell office:value-type="float" office:value="0.756527682843472" calcext:value-type="float">
            <text:p>0.756527682843472</text:p>
          </table:table-cell>
          <table:table-cell office:value-type="float" office:value="0.0431874526367277" calcext:value-type="float">
            <text:p>0.0431874526367277</text:p>
          </table:table-cell>
          <table:table-cell office:value-type="float" office:value="0.75393028024607" calcext:value-type="float">
            <text:p>0.75393028024607</text:p>
          </table:table-cell>
          <table:table-cell office:value-type="float" office:value="0.0341242863099983" calcext:value-type="float">
            <text:p>0.0341242863099983</text:p>
          </table:table-cell>
          <table:table-cell office:value-type="float" office:value="0.76308954203691" calcext:value-type="float">
            <text:p>0.76308954203691</text:p>
          </table:table-cell>
          <table:table-cell office:value-type="float" office:value="0.0436932007162557" calcext:value-type="float">
            <text:p>0.0436932007162557</text:p>
          </table:table-cell>
          <table:table-cell office:value-type="float" office:value="0.76308954203691" calcext:value-type="float">
            <text:p>0.76308954203691</text:p>
          </table:table-cell>
          <table:table-cell office:value-type="float" office:value="0.0453654626033162" calcext:value-type="float">
            <text:p>0.0453654626033162</text:p>
          </table:table-cell>
          <table:table-cell office:value-type="float" office:value="0.760457963089542" calcext:value-type="float">
            <text:p>0.760457963089542</text:p>
          </table:table-cell>
          <table:table-cell office:value-type="float" office:value="0.0422443894667909" calcext:value-type="float">
            <text:p>0.0422443894667909</text:p>
          </table:table-cell>
          <table:table-cell office:value-type="float" office:value="0.76566985645933" calcext:value-type="float">
            <text:p>0.76566985645933</text:p>
          </table:table-cell>
          <table:table-cell office:value-type="float" office:value="0.039861181409364" calcext:value-type="float">
            <text:p>0.039861181409364</text:p>
          </table:table-cell>
          <table:table-cell office:value-type="float" office:value="0.764388243335612" calcext:value-type="float">
            <text:p>0.764388243335612</text:p>
          </table:table-cell>
          <table:table-cell office:value-type="float" office:value="0.047306016463509" calcext:value-type="float">
            <text:p>0.047306016463509</text:p>
          </table:table-cell>
          <table:table-cell office:value-type="float" office:value="0.760475051264525" calcext:value-type="float">
            <text:p>0.760475051264525</text:p>
          </table:table-cell>
          <table:table-cell office:value-type="float" office:value="0.0394007557901558" calcext:value-type="float">
            <text:p>0.039400755790155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ima</text:p>
          </table:table-cell>
          <table:table-cell office:value-type="float" office:value="0.756578947368421" calcext:value-type="float">
            <text:p>0.756578947368421</text:p>
          </table:table-cell>
          <table:table-cell office:value-type="float" office:value="0.0406737852733817" calcext:value-type="float">
            <text:p>0.0406737852733817</text:p>
          </table:table-cell>
          <table:table-cell office:value-type="float" office:value="0.747368421052632" calcext:value-type="float">
            <text:p>0.747368421052632</text:p>
          </table:table-cell>
          <table:table-cell office:value-type="float" office:value="0.0444003417029301" calcext:value-type="float">
            <text:p>0.0444003417029301</text:p>
          </table:table-cell>
          <table:table-cell office:value-type="float" office:value="0.760440874914559" calcext:value-type="float">
            <text:p>0.760440874914559</text:p>
          </table:table-cell>
          <table:table-cell office:value-type="float" office:value="0.0395977627276622" calcext:value-type="float">
            <text:p>0.0395977627276622</text:p>
          </table:table-cell>
          <table:table-cell office:value-type="float" office:value="0.760475051264525" calcext:value-type="float">
            <text:p>0.760475051264525</text:p>
          </table:table-cell>
          <table:table-cell office:value-type="float" office:value="0.0403408065209119" calcext:value-type="float">
            <text:p>0.0403408065209119</text:p>
          </table:table-cell>
          <table:table-cell office:value-type="float" office:value="0.752665755297334" calcext:value-type="float">
            <text:p>0.752665755297334</text:p>
          </table:table-cell>
          <table:table-cell office:value-type="float" office:value="0.0466937972916239" calcext:value-type="float">
            <text:p>0.0466937972916239</text:p>
          </table:table-cell>
          <table:table-cell office:value-type="float" office:value="0.763055365686945" calcext:value-type="float">
            <text:p>0.763055365686945</text:p>
          </table:table-cell>
          <table:table-cell office:value-type="float" office:value="0.040761512370547" calcext:value-type="float">
            <text:p>0.040761512370547</text:p>
          </table:table-cell>
          <table:table-cell office:value-type="float" office:value="0.752631578947368" calcext:value-type="float">
            <text:p>0.752631578947368</text:p>
          </table:table-cell>
          <table:table-cell office:value-type="float" office:value="0.050325002516549" calcext:value-type="float">
            <text:p>0.050325002516549</text:p>
          </table:table-cell>
          <table:table-cell office:value-type="float" office:value="0.759176349965824" calcext:value-type="float">
            <text:p>0.759176349965824</text:p>
          </table:table-cell>
          <table:table-cell office:value-type="float" office:value="0.0398766434947597" calcext:value-type="float">
            <text:p>0.0398766434947597</text:p>
          </table:table-cell>
          <table:table-cell office:value-type="float" office:value="0.76173957621326" calcext:value-type="float">
            <text:p>0.76173957621326</text:p>
          </table:table-cell>
          <table:table-cell office:value-type="float" office:value="0.0390718089012026" calcext:value-type="float">
            <text:p>0.0390718089012026</text:p>
          </table:table-cell>
          <table:table-cell office:value-type="float" office:value="0.764371155160629" calcext:value-type="float">
            <text:p>0.764371155160629</text:p>
          </table:table-cell>
          <table:table-cell office:value-type="float" office:value="0.0345234190394637" calcext:value-type="float">
            <text:p>0.0345234190394637</text:p>
          </table:table-cell>
          <table:table-cell office:value-type="float" office:value="0.770898838004101" calcext:value-type="float">
            <text:p>0.770898838004101</text:p>
          </table:table-cell>
          <table:table-cell office:value-type="float" office:value="0.037431906358661" calcext:value-type="float">
            <text:p>0.037431906358661</text:p>
          </table:table-cell>
          <table:table-cell office:value-type="float" office:value="0.759159261790841" calcext:value-type="float">
            <text:p>0.759159261790841</text:p>
          </table:table-cell>
          <table:table-cell office:value-type="float" office:value="0.0408943032295202" calcext:value-type="float">
            <text:p>0.0408943032295202</text:p>
          </table:table-cell>
          <table:table-cell office:value-type="float" office:value="0.760440874914559" calcext:value-type="float">
            <text:p>0.760440874914559</text:p>
          </table:table-cell>
          <table:table-cell office:value-type="float" office:value="0.0449193666091715" calcext:value-type="float">
            <text:p>0.0449193666091715</text:p>
          </table:table-cell>
          <table:table-cell office:value-type="float" office:value="0.757843472317157" calcext:value-type="float">
            <text:p>0.757843472317157</text:p>
          </table:table-cell>
          <table:table-cell office:value-type="float" office:value="0.0423014656748497" calcext:value-type="float">
            <text:p>0.0423014656748497</text:p>
          </table:table-cell>
          <table:table-cell office:value-type="float" office:value="0.768301435406699" calcext:value-type="float">
            <text:p>0.768301435406699</text:p>
          </table:table-cell>
          <table:table-cell office:value-type="float" office:value="0.0461812614130125" calcext:value-type="float">
            <text:p>0.0461812614130125</text:p>
          </table:table-cell>
          <table:table-cell office:value-type="float" office:value="0.756544771018455" calcext:value-type="float">
            <text:p>0.756544771018455</text:p>
          </table:table-cell>
          <table:table-cell office:value-type="float" office:value="0.0349264581943128" calcext:value-type="float">
            <text:p>0.034926458194312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ima</text:p>
          </table:table-cell>
          <table:table-cell office:value-type="float" office:value="0.761756664388243" calcext:value-type="float">
            <text:p>0.761756664388243</text:p>
          </table:table-cell>
          <table:table-cell office:value-type="float" office:value="0.0384811468637295" calcext:value-type="float">
            <text:p>0.0384811468637295</text:p>
          </table:table-cell>
          <table:table-cell office:value-type="float" office:value="0.744788106630212" calcext:value-type="float">
            <text:p>0.744788106630212</text:p>
          </table:table-cell>
          <table:table-cell office:value-type="float" office:value="0.0378687434968357" calcext:value-type="float">
            <text:p>0.0378687434968357</text:p>
          </table:table-cell>
          <table:table-cell office:value-type="float" office:value="0.760457963089542" calcext:value-type="float">
            <text:p>0.760457963089542</text:p>
          </table:table-cell>
          <table:table-cell office:value-type="float" office:value="0.0365352125748433" calcext:value-type="float">
            <text:p>0.0365352125748433</text:p>
          </table:table-cell>
          <table:table-cell office:value-type="float" office:value="0.757877648667122" calcext:value-type="float">
            <text:p>0.757877648667122</text:p>
          </table:table-cell>
          <table:table-cell office:value-type="float" office:value="0.0358720053472764" calcext:value-type="float">
            <text:p>0.0358720053472764</text:p>
          </table:table-cell>
          <table:table-cell office:value-type="float" office:value="0.752682843472317" calcext:value-type="float">
            <text:p>0.752682843472317</text:p>
          </table:table-cell>
          <table:table-cell office:value-type="float" office:value="0.0453859732899885" calcext:value-type="float">
            <text:p>0.0453859732899885</text:p>
          </table:table-cell>
          <table:table-cell office:value-type="float" office:value="0.766934381408066" calcext:value-type="float">
            <text:p>0.766934381408066</text:p>
          </table:table-cell>
          <table:table-cell office:value-type="float" office:value="0.0416642001186428" calcext:value-type="float">
            <text:p>0.0416642001186428</text:p>
          </table:table-cell>
          <table:table-cell office:value-type="float" office:value="0.757843472317157" calcext:value-type="float">
            <text:p>0.757843472317157</text:p>
          </table:table-cell>
          <table:table-cell office:value-type="float" office:value="0.0465211733284023" calcext:value-type="float">
            <text:p>0.0465211733284023</text:p>
          </table:table-cell>
          <table:table-cell office:value-type="float" office:value="0.759176349965824" calcext:value-type="float">
            <text:p>0.759176349965824</text:p>
          </table:table-cell>
          <table:table-cell office:value-type="float" office:value="0.0379502894397902" calcext:value-type="float">
            <text:p>0.0379502894397902</text:p>
          </table:table-cell>
          <table:table-cell office:value-type="float" office:value="0.76431989063568" calcext:value-type="float">
            <text:p>0.76431989063568</text:p>
          </table:table-cell>
          <table:table-cell office:value-type="float" office:value="0.036463476547099" calcext:value-type="float">
            <text:p>0.036463476547099</text:p>
          </table:table-cell>
          <table:table-cell office:value-type="float" office:value="0.76566985645933" calcext:value-type="float">
            <text:p>0.76566985645933</text:p>
          </table:table-cell>
          <table:table-cell office:value-type="float" office:value="0.0359036116242032" calcext:value-type="float">
            <text:p>0.0359036116242032</text:p>
          </table:table-cell>
          <table:table-cell office:value-type="float" office:value="0.772197539302802" calcext:value-type="float">
            <text:p>0.772197539302802</text:p>
          </table:table-cell>
          <table:table-cell office:value-type="float" office:value="0.0417357816068315" calcext:value-type="float">
            <text:p>0.0417357816068315</text:p>
          </table:table-cell>
          <table:table-cell office:value-type="float" office:value="0.759176349965824" calcext:value-type="float">
            <text:p>0.759176349965824</text:p>
          </table:table-cell>
          <table:table-cell office:value-type="float" office:value="0.0412624328813921" calcext:value-type="float">
            <text:p>0.0412624328813921</text:p>
          </table:table-cell>
          <table:table-cell office:value-type="float" office:value="0.763072453861928" calcext:value-type="float">
            <text:p>0.763072453861928</text:p>
          </table:table-cell>
          <table:table-cell office:value-type="float" office:value="0.0450325378478495" calcext:value-type="float">
            <text:p>0.0450325378478495</text:p>
          </table:table-cell>
          <table:table-cell office:value-type="float" office:value="0.764336978810663" calcext:value-type="float">
            <text:p>0.764336978810663</text:p>
          </table:table-cell>
          <table:table-cell office:value-type="float" office:value="0.0490622404733364" calcext:value-type="float">
            <text:p>0.0490622404733364</text:p>
          </table:table-cell>
          <table:table-cell office:value-type="float" office:value="0.767002734107997" calcext:value-type="float">
            <text:p>0.767002734107997</text:p>
          </table:table-cell>
          <table:table-cell office:value-type="float" office:value="0.0452006723915323" calcext:value-type="float">
            <text:p>0.0452006723915323</text:p>
          </table:table-cell>
          <table:table-cell office:value-type="float" office:value="0.759159261790841" calcext:value-type="float">
            <text:p>0.759159261790841</text:p>
          </table:table-cell>
          <table:table-cell office:value-type="float" office:value="0.0370472614499282" calcext:value-type="float">
            <text:p>0.037047261449928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ima</text:p>
          </table:table-cell>
          <table:table-cell office:value-type="float" office:value="0.756821599453178" calcext:value-type="float">
            <text:p>0.756821599453178</text:p>
          </table:table-cell>
          <table:table-cell office:value-type="float" office:value="0.0410396639861265" calcext:value-type="float">
            <text:p>0.0410396639861265</text:p>
          </table:table-cell>
          <table:table-cell office:value-type="float" office:value="0.743745727956254" calcext:value-type="float">
            <text:p>0.743745727956254</text:p>
          </table:table-cell>
          <table:table-cell office:value-type="float" office:value="0.0428819842822422" calcext:value-type="float">
            <text:p>0.0428819842822422</text:p>
          </table:table-cell>
          <table:table-cell office:value-type="float" office:value="0.752600820232399" calcext:value-type="float">
            <text:p>0.752600820232399</text:p>
          </table:table-cell>
          <table:table-cell office:value-type="float" office:value="0.0374745532284645" calcext:value-type="float">
            <text:p>0.0374745532284645</text:p>
          </table:table-cell>
          <table:table-cell office:value-type="float" office:value="0.754217361585783" calcext:value-type="float">
            <text:p>0.754217361585783</text:p>
          </table:table-cell>
          <table:table-cell office:value-type="float" office:value="0.0389202641957002" calcext:value-type="float">
            <text:p>0.0389202641957002</text:p>
          </table:table-cell>
          <table:table-cell office:value-type="float" office:value="0.752371838687628" calcext:value-type="float">
            <text:p>0.752371838687628</text:p>
          </table:table-cell>
          <table:table-cell office:value-type="float" office:value="0.0401110015560116" calcext:value-type="float">
            <text:p>0.0401110015560116</text:p>
          </table:table-cell>
          <table:table-cell office:value-type="float" office:value="0.760174299384826" calcext:value-type="float">
            <text:p>0.760174299384826</text:p>
          </table:table-cell>
          <table:table-cell office:value-type="float" office:value="0.0399254011383273" calcext:value-type="float">
            <text:p>0.0399254011383273</text:p>
          </table:table-cell>
          <table:table-cell office:value-type="float" office:value="0.755509227614491" calcext:value-type="float">
            <text:p>0.755509227614491</text:p>
          </table:table-cell>
          <table:table-cell office:value-type="float" office:value="0.0475420698806484" calcext:value-type="float">
            <text:p>0.0475420698806484</text:p>
          </table:table-cell>
          <table:table-cell office:value-type="float" office:value="0.753438140806562" calcext:value-type="float">
            <text:p>0.753438140806562</text:p>
          </table:table-cell>
          <table:table-cell office:value-type="float" office:value="0.0398611339609028" calcext:value-type="float">
            <text:p>0.0398611339609028</text:p>
          </table:table-cell>
          <table:table-cell office:value-type="float" office:value="0.755994531784005" calcext:value-type="float">
            <text:p>0.755994531784005</text:p>
          </table:table-cell>
          <table:table-cell office:value-type="float" office:value="0.0377689620162843" calcext:value-type="float">
            <text:p>0.0377689620162843</text:p>
          </table:table-cell>
          <table:table-cell office:value-type="float" office:value="0.75838004101162" calcext:value-type="float">
            <text:p>0.75838004101162</text:p>
          </table:table-cell>
          <table:table-cell office:value-type="float" office:value="0.0397890350459303" calcext:value-type="float">
            <text:p>0.0397890350459303</text:p>
          </table:table-cell>
          <table:table-cell office:value-type="float" office:value="0.76255980861244" calcext:value-type="float">
            <text:p>0.76255980861244</text:p>
          </table:table-cell>
          <table:table-cell office:value-type="float" office:value="0.0411515104568218" calcext:value-type="float">
            <text:p>0.0411515104568218</text:p>
          </table:table-cell>
          <table:table-cell office:value-type="float" office:value="0.759149008885851" calcext:value-type="float">
            <text:p>0.759149008885851</text:p>
          </table:table-cell>
          <table:table-cell office:value-type="float" office:value="0.0372750124219112" calcext:value-type="float">
            <text:p>0.0372750124219112</text:p>
          </table:table-cell>
          <table:table-cell office:value-type="float" office:value="0.751838687628161" calcext:value-type="float">
            <text:p>0.751838687628161</text:p>
          </table:table-cell>
          <table:table-cell office:value-type="float" office:value="0.042999047868877" calcext:value-type="float">
            <text:p>0.042999047868877</text:p>
          </table:table-cell>
          <table:table-cell office:value-type="float" office:value="0.760727956254272" calcext:value-type="float">
            <text:p>0.760727956254272</text:p>
          </table:table-cell>
          <table:table-cell office:value-type="float" office:value="0.0408241025934328" calcext:value-type="float">
            <text:p>0.0408241025934328</text:p>
          </table:table-cell>
          <table:table-cell office:value-type="float" office:value="0.757368421052632" calcext:value-type="float">
            <text:p>0.757368421052632</text:p>
          </table:table-cell>
          <table:table-cell office:value-type="float" office:value="0.0529737157607831" calcext:value-type="float">
            <text:p>0.0529737157607831</text:p>
          </table:table-cell>
          <table:table-cell office:value-type="float" office:value="0.755512645249487" calcext:value-type="float">
            <text:p>0.755512645249487</text:p>
          </table:table-cell>
          <table:table-cell office:value-type="float" office:value="0.040496562255089" calcext:value-type="float">
            <text:p>0.04049656225508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ima</text:p>
          </table:table-cell>
          <table:table-cell office:value-type="float" office:value="0.744753930280246" calcext:value-type="float">
            <text:p>0.744753930280246</text:p>
          </table:table-cell>
          <table:table-cell office:value-type="float" office:value="0.0345254489459883" calcext:value-type="float">
            <text:p>0.0345254489459883</text:p>
          </table:table-cell>
          <table:table-cell office:value-type="float" office:value="0.736978810663021" calcext:value-type="float">
            <text:p>0.736978810663021</text:p>
          </table:table-cell>
          <table:table-cell office:value-type="float" office:value="0.0436590739118142" calcext:value-type="float">
            <text:p>0.0436590739118142</text:p>
          </table:table-cell>
          <table:table-cell office:value-type="float" office:value="0.74606971975393" calcext:value-type="float">
            <text:p>0.74606971975393</text:p>
          </table:table-cell>
          <table:table-cell office:value-type="float" office:value="0.0426658723453016" calcext:value-type="float">
            <text:p>0.0426658723453016</text:p>
          </table:table-cell>
          <table:table-cell office:value-type="float" office:value="0.735748462064252" calcext:value-type="float">
            <text:p>0.735748462064252</text:p>
          </table:table-cell>
          <table:table-cell office:value-type="float" office:value="0.0466695408044083" calcext:value-type="float">
            <text:p>0.0466695408044083</text:p>
          </table:table-cell>
          <table:table-cell office:value-type="float" office:value="0.742276144907724" calcext:value-type="float">
            <text:p>0.742276144907724</text:p>
          </table:table-cell>
          <table:table-cell office:value-type="float" office:value="0.0408919706000429" calcext:value-type="float">
            <text:p>0.0408919706000429</text:p>
          </table:table-cell>
          <table:table-cell office:value-type="float" office:value="0.740874914559125" calcext:value-type="float">
            <text:p>0.740874914559125</text:p>
          </table:table-cell>
          <table:table-cell office:value-type="float" office:value="0.0456762225603686" calcext:value-type="float">
            <text:p>0.0456762225603686</text:p>
          </table:table-cell>
          <table:table-cell office:value-type="float" office:value="0.738311688311688" calcext:value-type="float">
            <text:p>0.738311688311688</text:p>
          </table:table-cell>
          <table:table-cell office:value-type="float" office:value="0.0410457188437526" calcext:value-type="float">
            <text:p>0.0410457188437526</text:p>
          </table:table-cell>
          <table:table-cell office:value-type="float" office:value="0.740943267259057" calcext:value-type="float">
            <text:p>0.740943267259057</text:p>
          </table:table-cell>
          <table:table-cell office:value-type="float" office:value="0.056054597155198" calcext:value-type="float">
            <text:p>0.056054597155198</text:p>
          </table:table-cell>
          <table:table-cell office:value-type="float" office:value="0.747436773752563" calcext:value-type="float">
            <text:p>0.747436773752563</text:p>
          </table:table-cell>
          <table:table-cell office:value-type="float" office:value="0.0448248305348338" calcext:value-type="float">
            <text:p>0.0448248305348338</text:p>
          </table:table-cell>
          <table:table-cell office:value-type="float" office:value="0.729203691045796" calcext:value-type="float">
            <text:p>0.729203691045796</text:p>
          </table:table-cell>
          <table:table-cell office:value-type="float" office:value="0.0458924211840673" calcext:value-type="float">
            <text:p>0.0458924211840673</text:p>
          </table:table-cell>
          <table:table-cell office:value-type="float" office:value="0.736961722488038" calcext:value-type="float">
            <text:p>0.736961722488038</text:p>
          </table:table-cell>
          <table:table-cell office:value-type="float" office:value="0.0335472255449185" calcext:value-type="float">
            <text:p>0.0335472255449185</text:p>
          </table:table-cell>
          <table:table-cell office:value-type="float" office:value="0.746120984278879" calcext:value-type="float">
            <text:p>0.746120984278879</text:p>
          </table:table-cell>
          <table:table-cell office:value-type="float" office:value="0.0311069510631167" calcext:value-type="float">
            <text:p>0.0311069510631167</text:p>
          </table:table-cell>
          <table:table-cell office:value-type="float" office:value="0.75134996582365" calcext:value-type="float">
            <text:p>0.75134996582365</text:p>
          </table:table-cell>
          <table:table-cell office:value-type="float" office:value="0.0465504560086246" calcext:value-type="float">
            <text:p>0.0465504560086246</text:p>
          </table:table-cell>
          <table:table-cell office:value-type="float" office:value="0.743557758031442" calcext:value-type="float">
            <text:p>0.743557758031442</text:p>
          </table:table-cell>
          <table:table-cell office:value-type="float" office:value="0.0370455843020613" calcext:value-type="float">
            <text:p>0.0370455843020613</text:p>
          </table:table-cell>
          <table:table-cell office:value-type="float" office:value="0.746120984278879" calcext:value-type="float">
            <text:p>0.746120984278879</text:p>
          </table:table-cell>
          <table:table-cell office:value-type="float" office:value="0.0340151558599015" calcext:value-type="float">
            <text:p>0.0340151558599015</text:p>
          </table:table-cell>
          <table:table-cell office:value-type="float" office:value="0.74876965140123" calcext:value-type="float">
            <text:p>0.74876965140123</text:p>
          </table:table-cell>
          <table:table-cell office:value-type="float" office:value="0.0357854654769844" calcext:value-type="float">
            <text:p>0.035785465476984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ima</text:p>
          </table:table-cell>
          <table:table-cell office:value-type="float" office:value="0.74606971975393" calcext:value-type="float">
            <text:p>0.74606971975393</text:p>
          </table:table-cell>
          <table:table-cell office:value-type="float" office:value="0.0375774109574288" calcext:value-type="float">
            <text:p>0.0375774109574288</text:p>
          </table:table-cell>
          <table:table-cell office:value-type="float" office:value="0.748667122351333" calcext:value-type="float">
            <text:p>0.748667122351333</text:p>
          </table:table-cell>
          <table:table-cell office:value-type="float" office:value="0.0559697833198072" calcext:value-type="float">
            <text:p>0.0559697833198072</text:p>
          </table:table-cell>
          <table:table-cell office:value-type="float" office:value="0.749982911825017" calcext:value-type="float">
            <text:p>0.749982911825017</text:p>
          </table:table-cell>
          <table:table-cell office:value-type="float" office:value="0.0458409523682217" calcext:value-type="float">
            <text:p>0.0458409523682217</text:p>
          </table:table-cell>
          <table:table-cell office:value-type="float" office:value="0.759193438140807" calcext:value-type="float">
            <text:p>0.759193438140807</text:p>
          </table:table-cell>
          <table:table-cell office:value-type="float" office:value="0.04550988772965" calcext:value-type="float">
            <text:p>0.04550988772965</text:p>
          </table:table-cell>
          <table:table-cell office:value-type="float" office:value="0.755211893369788" calcext:value-type="float">
            <text:p>0.755211893369788</text:p>
          </table:table-cell>
          <table:table-cell office:value-type="float" office:value="0.0395629079238737" calcext:value-type="float">
            <text:p>0.0395629079238737</text:p>
          </table:table-cell>
          <table:table-cell office:value-type="float" office:value="0.748752563226248" calcext:value-type="float">
            <text:p>0.748752563226248</text:p>
          </table:table-cell>
          <table:table-cell office:value-type="float" office:value="0.0584880660734818" calcext:value-type="float">
            <text:p>0.0584880660734818</text:p>
          </table:table-cell>
          <table:table-cell office:value-type="float" office:value="0.752597402597403" calcext:value-type="float">
            <text:p>0.752597402597403</text:p>
          </table:table-cell>
          <table:table-cell office:value-type="float" office:value="0.0466874459511359" calcext:value-type="float">
            <text:p>0.0466874459511359</text:p>
          </table:table-cell>
          <table:table-cell office:value-type="float" office:value="0.746086807928913" calcext:value-type="float">
            <text:p>0.746086807928913</text:p>
          </table:table-cell>
          <table:table-cell office:value-type="float" office:value="0.0487324638231485" calcext:value-type="float">
            <text:p>0.0487324638231485</text:p>
          </table:table-cell>
          <table:table-cell office:value-type="float" office:value="0.75393028024607" calcext:value-type="float">
            <text:p>0.75393028024607</text:p>
          </table:table-cell>
          <table:table-cell office:value-type="float" office:value="0.0392335632561905" calcext:value-type="float">
            <text:p>0.0392335632561905</text:p>
          </table:table-cell>
          <table:table-cell office:value-type="float" office:value="0.751298701298701" calcext:value-type="float">
            <text:p>0.751298701298701</text:p>
          </table:table-cell>
          <table:table-cell office:value-type="float" office:value="0.0403550517278663" calcext:value-type="float">
            <text:p>0.0403550517278663</text:p>
          </table:table-cell>
          <table:table-cell office:value-type="float" office:value="0.763055365686945" calcext:value-type="float">
            <text:p>0.763055365686945</text:p>
          </table:table-cell>
          <table:table-cell office:value-type="float" office:value="0.0337160658036964" calcext:value-type="float">
            <text:p>0.0337160658036964</text:p>
          </table:table-cell>
          <table:table-cell office:value-type="float" office:value="0.763038277511962" calcext:value-type="float">
            <text:p>0.763038277511962</text:p>
          </table:table-cell>
          <table:table-cell office:value-type="float" office:value="0.0476295426082852" calcext:value-type="float">
            <text:p>0.0476295426082852</text:p>
          </table:table-cell>
          <table:table-cell office:value-type="float" office:value="0.761705399863295" calcext:value-type="float">
            <text:p>0.761705399863295</text:p>
          </table:table-cell>
          <table:table-cell office:value-type="float" office:value="0.0402394370897265" calcext:value-type="float">
            <text:p>0.0402394370897265</text:p>
          </table:table-cell>
          <table:table-cell office:value-type="float" office:value="0.755246069719754" calcext:value-type="float">
            <text:p>0.755246069719754</text:p>
          </table:table-cell>
          <table:table-cell office:value-type="float" office:value="0.0459809911628509" calcext:value-type="float">
            <text:p>0.0459809911628509</text:p>
          </table:table-cell>
          <table:table-cell office:value-type="float" office:value="0.759056732740943" calcext:value-type="float">
            <text:p>0.759056732740943</text:p>
          </table:table-cell>
          <table:table-cell office:value-type="float" office:value="0.0392461312261966" calcext:value-type="float">
            <text:p>0.0392461312261966</text:p>
          </table:table-cell>
          <table:table-cell office:value-type="float" office:value="0.747436773752563" calcext:value-type="float">
            <text:p>0.747436773752563</text:p>
          </table:table-cell>
          <table:table-cell office:value-type="float" office:value="0.0380402034439936" calcext:value-type="float">
            <text:p>0.038040203443993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ima</text:p>
          </table:table-cell>
          <table:table-cell office:value-type="float" office:value="0.753913192071087" calcext:value-type="float">
            <text:p>0.753913192071087</text:p>
          </table:table-cell>
          <table:table-cell office:value-type="float" office:value="0.0348275144746378" calcext:value-type="float">
            <text:p>0.0348275144746378</text:p>
          </table:table-cell>
          <table:table-cell office:value-type="float" office:value="0.761722488038277" calcext:value-type="float">
            <text:p>0.761722488038277</text:p>
          </table:table-cell>
          <table:table-cell office:value-type="float" office:value="0.0470167574017542" calcext:value-type="float">
            <text:p>0.0470167574017542</text:p>
          </table:table-cell>
          <table:table-cell office:value-type="float" office:value="0.757826384142174" calcext:value-type="float">
            <text:p>0.757826384142174</text:p>
          </table:table-cell>
          <table:table-cell office:value-type="float" office:value="0.047799996549885" calcext:value-type="float">
            <text:p>0.047799996549885</text:p>
          </table:table-cell>
          <table:table-cell office:value-type="float" office:value="0.755263157894737" calcext:value-type="float">
            <text:p>0.755263157894737</text:p>
          </table:table-cell>
          <table:table-cell office:value-type="float" office:value="0.0547790139631985" calcext:value-type="float">
            <text:p>0.0547790139631985</text:p>
          </table:table-cell>
          <table:table-cell office:value-type="float" office:value="0.763038277511962" calcext:value-type="float">
            <text:p>0.763038277511962</text:p>
          </table:table-cell>
          <table:table-cell office:value-type="float" office:value="0.0408519818086863" calcext:value-type="float">
            <text:p>0.0408519818086863</text:p>
          </table:table-cell>
          <table:table-cell office:value-type="float" office:value="0.755228981544771" calcext:value-type="float">
            <text:p>0.755228981544771</text:p>
          </table:table-cell>
          <table:table-cell office:value-type="float" office:value="0.0502956596136061" calcext:value-type="float">
            <text:p>0.0502956596136061</text:p>
          </table:table-cell>
          <table:table-cell office:value-type="float" office:value="0.755228981544771" calcext:value-type="float">
            <text:p>0.755228981544771</text:p>
          </table:table-cell>
          <table:table-cell office:value-type="float" office:value="0.0517933785555581" calcext:value-type="float">
            <text:p>0.0517933785555581</text:p>
          </table:table-cell>
          <table:table-cell office:value-type="float" office:value="0.750034176349966" calcext:value-type="float">
            <text:p>0.750034176349966</text:p>
          </table:table-cell>
          <table:table-cell office:value-type="float" office:value="0.0490928724548769" calcext:value-type="float">
            <text:p>0.0490928724548769</text:p>
          </table:table-cell>
          <table:table-cell office:value-type="float" office:value="0.760475051264525" calcext:value-type="float">
            <text:p>0.760475051264525</text:p>
          </table:table-cell>
          <table:table-cell office:value-type="float" office:value="0.0434711924092862" calcext:value-type="float">
            <text:p>0.0434711924092862</text:p>
          </table:table-cell>
          <table:table-cell office:value-type="float" office:value="0.751315789473684" calcext:value-type="float">
            <text:p>0.751315789473684</text:p>
          </table:table-cell>
          <table:table-cell office:value-type="float" office:value="0.0538507444974331" calcext:value-type="float">
            <text:p>0.0538507444974331</text:p>
          </table:table-cell>
          <table:table-cell office:value-type="float" office:value="0.757843472317157" calcext:value-type="float">
            <text:p>0.757843472317157</text:p>
          </table:table-cell>
          <table:table-cell office:value-type="float" office:value="0.03810628538169" calcext:value-type="float">
            <text:p>0.03810628538169</text:p>
          </table:table-cell>
          <table:table-cell office:value-type="float" office:value="0.756493506493507" calcext:value-type="float">
            <text:p>0.756493506493507</text:p>
          </table:table-cell>
          <table:table-cell office:value-type="float" office:value="0.0494631090932694" calcext:value-type="float">
            <text:p>0.0494631090932694</text:p>
          </table:table-cell>
          <table:table-cell office:value-type="float" office:value="0.759142173615858" calcext:value-type="float">
            <text:p>0.759142173615858</text:p>
          </table:table-cell>
          <table:table-cell office:value-type="float" office:value="0.0445018751197635" calcext:value-type="float">
            <text:p>0.0445018751197635</text:p>
          </table:table-cell>
          <table:table-cell office:value-type="float" office:value="0.753947368421053" calcext:value-type="float">
            <text:p>0.753947368421053</text:p>
          </table:table-cell>
          <table:table-cell office:value-type="float" office:value="0.043681039507383" calcext:value-type="float">
            <text:p>0.043681039507383</text:p>
          </table:table-cell>
          <table:table-cell office:value-type="float" office:value="0.759090909090909" calcext:value-type="float">
            <text:p>0.759090909090909</text:p>
          </table:table-cell>
          <table:table-cell office:value-type="float" office:value="0.0408626823962397" calcext:value-type="float">
            <text:p>0.0408626823962397</text:p>
          </table:table-cell>
          <table:table-cell office:value-type="float" office:value="0.756493506493507" calcext:value-type="float">
            <text:p>0.756493506493507</text:p>
          </table:table-cell>
          <table:table-cell office:value-type="float" office:value="0.036873608574446" calcext:value-type="float">
            <text:p>0.03687360857444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ima</text:p>
          </table:table-cell>
          <table:table-cell office:value-type="float" office:value="0.761773752563226" calcext:value-type="float">
            <text:p>0.761773752563226</text:p>
          </table:table-cell>
          <table:table-cell office:value-type="float" office:value="0.0402912649646292" calcext:value-type="float">
            <text:p>0.0402912649646292</text:p>
          </table:table-cell>
          <table:table-cell office:value-type="float" office:value="0.763055365686945" calcext:value-type="float">
            <text:p>0.763055365686945</text:p>
          </table:table-cell>
          <table:table-cell office:value-type="float" office:value="0.0490929649796521" calcext:value-type="float">
            <text:p>0.0490929649796521</text:p>
          </table:table-cell>
          <table:table-cell office:value-type="float" office:value="0.763055365686945" calcext:value-type="float">
            <text:p>0.763055365686945</text:p>
          </table:table-cell>
          <table:table-cell office:value-type="float" office:value="0.048709738795566" calcext:value-type="float">
            <text:p>0.048709738795566</text:p>
          </table:table-cell>
          <table:table-cell office:value-type="float" office:value="0.759159261790841" calcext:value-type="float">
            <text:p>0.759159261790841</text:p>
          </table:table-cell>
          <table:table-cell office:value-type="float" office:value="0.0456686214228351" calcext:value-type="float">
            <text:p>0.0456686214228351</text:p>
          </table:table-cell>
          <table:table-cell office:value-type="float" office:value="0.765652768284347" calcext:value-type="float">
            <text:p>0.765652768284347</text:p>
          </table:table-cell>
          <table:table-cell office:value-type="float" office:value="0.0484458517413351" calcext:value-type="float">
            <text:p>0.0484458517413351</text:p>
          </table:table-cell>
          <table:table-cell office:value-type="float" office:value="0.760440874914559" calcext:value-type="float">
            <text:p>0.760440874914559</text:p>
          </table:table-cell>
          <table:table-cell office:value-type="float" office:value="0.0482032246746252" calcext:value-type="float">
            <text:p>0.0482032246746252</text:p>
          </table:table-cell>
          <table:table-cell office:value-type="float" office:value="0.751332877648667" calcext:value-type="float">
            <text:p>0.751332877648667</text:p>
          </table:table-cell>
          <table:table-cell office:value-type="float" office:value="0.0551263571484954" calcext:value-type="float">
            <text:p>0.0551263571484954</text:p>
          </table:table-cell>
          <table:table-cell office:value-type="float" office:value="0.756493506493507" calcext:value-type="float">
            <text:p>0.756493506493507</text:p>
          </table:table-cell>
          <table:table-cell office:value-type="float" office:value="0.047913297881339" calcext:value-type="float">
            <text:p>0.047913297881339</text:p>
          </table:table-cell>
          <table:table-cell office:value-type="float" office:value="0.755228981544771" calcext:value-type="float">
            <text:p>0.755228981544771</text:p>
          </table:table-cell>
          <table:table-cell office:value-type="float" office:value="0.0443446975645244" calcext:value-type="float">
            <text:p>0.0443446975645244</text:p>
          </table:table-cell>
          <table:table-cell office:value-type="float" office:value="0.752631578947368" calcext:value-type="float">
            <text:p>0.752631578947368</text:p>
          </table:table-cell>
          <table:table-cell office:value-type="float" office:value="0.0460577091395269" calcext:value-type="float">
            <text:p>0.0460577091395269</text:p>
          </table:table-cell>
          <table:table-cell office:value-type="float" office:value="0.763038277511962" calcext:value-type="float">
            <text:p>0.763038277511962</text:p>
          </table:table-cell>
          <table:table-cell office:value-type="float" office:value="0.0403906407566921" calcext:value-type="float">
            <text:p>0.0403906407566921</text:p>
          </table:table-cell>
          <table:table-cell office:value-type="float" office:value="0.761756664388243" calcext:value-type="float">
            <text:p>0.761756664388243</text:p>
          </table:table-cell>
          <table:table-cell office:value-type="float" office:value="0.0495509146730502" calcext:value-type="float">
            <text:p>0.0495509146730502</text:p>
          </table:table-cell>
          <table:table-cell office:value-type="float" office:value="0.765652768284347" calcext:value-type="float">
            <text:p>0.765652768284347</text:p>
          </table:table-cell>
          <table:table-cell office:value-type="float" office:value="0.0408822419417234" calcext:value-type="float">
            <text:p>0.0408822419417234</text:p>
          </table:table-cell>
          <table:table-cell office:value-type="float" office:value="0.753947368421053" calcext:value-type="float">
            <text:p>0.753947368421053</text:p>
          </table:table-cell>
          <table:table-cell office:value-type="float" office:value="0.0432498861904223" calcext:value-type="float">
            <text:p>0.0432498861904223</text:p>
          </table:table-cell>
          <table:table-cell office:value-type="float" office:value="0.763004101161996" calcext:value-type="float">
            <text:p>0.763004101161996</text:p>
          </table:table-cell>
          <table:table-cell office:value-type="float" office:value="0.0458139073849581" calcext:value-type="float">
            <text:p>0.0458139073849581</text:p>
          </table:table-cell>
          <table:table-cell office:value-type="float" office:value="0.755211893369788" calcext:value-type="float">
            <text:p>0.755211893369788</text:p>
          </table:table-cell>
          <table:table-cell office:value-type="float" office:value="0.0395378052560841" calcext:value-type="float">
            <text:p>0.039537805256084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ima</text:p>
          </table:table-cell>
          <table:table-cell office:value-type="float" office:value="0.760440874914559" calcext:value-type="float">
            <text:p>0.760440874914559</text:p>
          </table:table-cell>
          <table:table-cell office:value-type="float" office:value="0.0376571452076751" calcext:value-type="float">
            <text:p>0.0376571452076751</text:p>
          </table:table-cell>
          <table:table-cell office:value-type="float" office:value="0.765635680109364" calcext:value-type="float">
            <text:p>0.765635680109364</text:p>
          </table:table-cell>
          <table:table-cell office:value-type="float" office:value="0.0469527473435445" calcext:value-type="float">
            <text:p>0.0469527473435445</text:p>
          </table:table-cell>
          <table:table-cell office:value-type="float" office:value="0.764371155160629" calcext:value-type="float">
            <text:p>0.764371155160629</text:p>
          </table:table-cell>
          <table:table-cell office:value-type="float" office:value="0.0489003505603881" calcext:value-type="float">
            <text:p>0.0489003505603881</text:p>
          </table:table-cell>
          <table:table-cell office:value-type="float" office:value="0.755228981544771" calcext:value-type="float">
            <text:p>0.755228981544771</text:p>
          </table:table-cell>
          <table:table-cell office:value-type="float" office:value="0.0510645958397518" calcext:value-type="float">
            <text:p>0.0510645958397518</text:p>
          </table:table-cell>
          <table:table-cell office:value-type="float" office:value="0.764354066985646" calcext:value-type="float">
            <text:p>0.764354066985646</text:p>
          </table:table-cell>
          <table:table-cell office:value-type="float" office:value="0.0441577163499798" calcext:value-type="float">
            <text:p>0.0441577163499798</text:p>
          </table:table-cell>
          <table:table-cell office:value-type="float" office:value="0.763021189336979" calcext:value-type="float">
            <text:p>0.763021189336979</text:p>
          </table:table-cell>
          <table:table-cell office:value-type="float" office:value="0.0522559756198364" calcext:value-type="float">
            <text:p>0.0522559756198364</text:p>
          </table:table-cell>
          <table:table-cell office:value-type="float" office:value="0.756527682843472" calcext:value-type="float">
            <text:p>0.756527682843472</text:p>
          </table:table-cell>
          <table:table-cell office:value-type="float" office:value="0.0496871840063066" calcext:value-type="float">
            <text:p>0.0496871840063066</text:p>
          </table:table-cell>
          <table:table-cell office:value-type="float" office:value="0.751298701298701" calcext:value-type="float">
            <text:p>0.751298701298701</text:p>
          </table:table-cell>
          <table:table-cell office:value-type="float" office:value="0.0468053261325558" calcext:value-type="float">
            <text:p>0.0468053261325558</text:p>
          </table:table-cell>
          <table:table-cell office:value-type="float" office:value="0.759142173615858" calcext:value-type="float">
            <text:p>0.759142173615858</text:p>
          </table:table-cell>
          <table:table-cell office:value-type="float" office:value="0.0445018751197635" calcext:value-type="float">
            <text:p>0.0445018751197635</text:p>
          </table:table-cell>
          <table:table-cell office:value-type="float" office:value="0.756544771018455" calcext:value-type="float">
            <text:p>0.756544771018455</text:p>
          </table:table-cell>
          <table:table-cell office:value-type="float" office:value="0.0539118033945027" calcext:value-type="float">
            <text:p>0.0539118033945027</text:p>
          </table:table-cell>
          <table:table-cell office:value-type="float" office:value="0.76566985645933" calcext:value-type="float">
            <text:p>0.76566985645933</text:p>
          </table:table-cell>
          <table:table-cell office:value-type="float" office:value="0.0348440556442482" calcext:value-type="float">
            <text:p>0.0348440556442482</text:p>
          </table:table-cell>
          <table:table-cell office:value-type="float" office:value="0.759125085440875" calcext:value-type="float">
            <text:p>0.759125085440875</text:p>
          </table:table-cell>
          <table:table-cell office:value-type="float" office:value="0.0446053523312429" calcext:value-type="float">
            <text:p>0.0446053523312429</text:p>
          </table:table-cell>
          <table:table-cell office:value-type="float" office:value="0.764354066985646" calcext:value-type="float">
            <text:p>0.764354066985646</text:p>
          </table:table-cell>
          <table:table-cell office:value-type="float" office:value="0.0458130256764072" calcext:value-type="float">
            <text:p>0.0458130256764072</text:p>
          </table:table-cell>
          <table:table-cell office:value-type="float" office:value="0.755228981544771" calcext:value-type="float">
            <text:p>0.755228981544771</text:p>
          </table:table-cell>
          <table:table-cell office:value-type="float" office:value="0.0483968035221578" calcext:value-type="float">
            <text:p>0.0483968035221578</text:p>
          </table:table-cell>
          <table:table-cell office:value-type="float" office:value="0.772146274777854" calcext:value-type="float">
            <text:p>0.772146274777854</text:p>
          </table:table-cell>
          <table:table-cell office:value-type="float" office:value="0.0441755085193519" calcext:value-type="float">
            <text:p>0.0441755085193519</text:p>
          </table:table-cell>
          <table:table-cell office:value-type="float" office:value="0.760406698564593" calcext:value-type="float">
            <text:p>0.760406698564593</text:p>
          </table:table-cell>
          <table:table-cell office:value-type="float" office:value="0.0421061978497322" calcext:value-type="float">
            <text:p>0.042106197849732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ima</text:p>
          </table:table-cell>
          <table:table-cell office:value-type="float" office:value="0.75339029391661" calcext:value-type="float">
            <text:p>0.75339029391661</text:p>
          </table:table-cell>
          <table:table-cell office:value-type="float" office:value="0.0369757569100718" calcext:value-type="float">
            <text:p>0.0369757569100718</text:p>
          </table:table-cell>
          <table:table-cell office:value-type="float" office:value="0.755211893369788" calcext:value-type="float">
            <text:p>0.755211893369788</text:p>
          </table:table-cell>
          <table:table-cell office:value-type="float" office:value="0.0485382653913144" calcext:value-type="float">
            <text:p>0.0485382653913144</text:p>
          </table:table-cell>
          <table:table-cell office:value-type="float" office:value="0.756261107313739" calcext:value-type="float">
            <text:p>0.756261107313739</text:p>
          </table:table-cell>
          <table:table-cell office:value-type="float" office:value="0.0467833821238725" calcext:value-type="float">
            <text:p>0.0467833821238725</text:p>
          </table:table-cell>
          <table:table-cell office:value-type="float" office:value="0.752918660287081" calcext:value-type="float">
            <text:p>0.752918660287081</text:p>
          </table:table-cell>
          <table:table-cell office:value-type="float" office:value="0.0487383319519687" calcext:value-type="float">
            <text:p>0.0487383319519687</text:p>
          </table:table-cell>
          <table:table-cell office:value-type="float" office:value="0.758106630211893" calcext:value-type="float">
            <text:p>0.758106630211893</text:p>
          </table:table-cell>
          <table:table-cell office:value-type="float" office:value="0.0427820856847836" calcext:value-type="float">
            <text:p>0.0427820856847836</text:p>
          </table:table-cell>
          <table:table-cell office:value-type="float" office:value="0.753663704716336" calcext:value-type="float">
            <text:p>0.753663704716336</text:p>
          </table:table-cell>
          <table:table-cell office:value-type="float" office:value="0.0509838297083836" calcext:value-type="float">
            <text:p>0.0509838297083836</text:p>
          </table:table-cell>
          <table:table-cell office:value-type="float" office:value="0.7507997265892" calcext:value-type="float">
            <text:p>0.7507997265892</text:p>
          </table:table-cell>
          <table:table-cell office:value-type="float" office:value="0.0488680169010497" calcext:value-type="float">
            <text:p>0.0488680169010497</text:p>
          </table:table-cell>
          <table:table-cell office:value-type="float" office:value="0.748971291866029" calcext:value-type="float">
            <text:p>0.748971291866029</text:p>
          </table:table-cell>
          <table:table-cell office:value-type="float" office:value="0.0497197114894236" calcext:value-type="float">
            <text:p>0.0497197114894236</text:p>
          </table:table-cell>
          <table:table-cell office:value-type="float" office:value="0.755242652084757" calcext:value-type="float">
            <text:p>0.755242652084757</text:p>
          </table:table-cell>
          <table:table-cell office:value-type="float" office:value="0.0432752317769197" calcext:value-type="float">
            <text:p>0.0432752317769197</text:p>
          </table:table-cell>
          <table:table-cell office:value-type="float" office:value="0.748198906356801" calcext:value-type="float">
            <text:p>0.748198906356801</text:p>
          </table:table-cell>
          <table:table-cell office:value-type="float" office:value="0.0480135459886793" calcext:value-type="float">
            <text:p>0.0480135459886793</text:p>
          </table:table-cell>
          <table:table-cell office:value-type="float" office:value="0.757313738892686" calcext:value-type="float">
            <text:p>0.757313738892686</text:p>
          </table:table-cell>
          <table:table-cell office:value-type="float" office:value="0.036120854626249" calcext:value-type="float">
            <text:p>0.036120854626249</text:p>
          </table:table-cell>
          <table:table-cell office:value-type="float" office:value="0.757306903622693" calcext:value-type="float">
            <text:p>0.757306903622693</text:p>
          </table:table-cell>
          <table:table-cell office:value-type="float" office:value="0.0444711739537929" calcext:value-type="float">
            <text:p>0.0444711739537929</text:p>
          </table:table-cell>
          <table:table-cell office:value-type="float" office:value="0.760440874914559" calcext:value-type="float">
            <text:p>0.760440874914559</text:p>
          </table:table-cell>
          <table:table-cell office:value-type="float" office:value="0.043597407167249" calcext:value-type="float">
            <text:p>0.043597407167249</text:p>
          </table:table-cell>
          <table:table-cell office:value-type="float" office:value="0.752385509227614" calcext:value-type="float">
            <text:p>0.752385509227614</text:p>
          </table:table-cell>
          <table:table-cell office:value-type="float" office:value="0.0436708609369751" calcext:value-type="float">
            <text:p>0.0436708609369751</text:p>
          </table:table-cell>
          <table:table-cell office:value-type="float" office:value="0.759883800410116" calcext:value-type="float">
            <text:p>0.759883800410116</text:p>
          </table:table-cell>
          <table:table-cell office:value-type="float" office:value="0.0408226770773296" calcext:value-type="float">
            <text:p>0.0408226770773296</text:p>
          </table:table-cell>
          <table:table-cell office:value-type="float" office:value="0.753663704716336" calcext:value-type="float">
            <text:p>0.753663704716336</text:p>
          </table:table-cell>
          <table:table-cell office:value-type="float" office:value="0.0384686561202481" calcext:value-type="float">
            <text:p>0.038468656120248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segment</text:p>
          </table:table-cell>
          <table:table-cell office:value-type="float" office:value="0.967099567099567" calcext:value-type="float">
            <text:p>0.967099567099567</text:p>
          </table:table-cell>
          <table:table-cell office:value-type="float" office:value="0.0112146373608804" calcext:value-type="float">
            <text:p>0.0112146373608804</text:p>
          </table:table-cell>
          <table:table-cell office:value-type="float" office:value="0.964069264069264" calcext:value-type="float">
            <text:p>0.964069264069264</text:p>
          </table:table-cell>
          <table:table-cell office:value-type="float" office:value="0.0145807423712197" calcext:value-type="float">
            <text:p>0.0145807423712197</text:p>
          </table:table-cell>
          <table:table-cell office:value-type="float" office:value="0.97056277056277" calcext:value-type="float">
            <text:p>0.97056277056277</text:p>
          </table:table-cell>
          <table:table-cell office:value-type="float" office:value="0.0122102140267279" calcext:value-type="float">
            <text:p>0.0122102140267279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098293716397843" calcext:value-type="float">
            <text:p>0.0098293716397843</text:p>
          </table:table-cell>
          <table:table-cell office:value-type="float" office:value="0.976623376623377" calcext:value-type="float">
            <text:p>0.976623376623377</text:p>
          </table:table-cell>
          <table:table-cell office:value-type="float" office:value="0.0115800303883052" calcext:value-type="float">
            <text:p>0.0115800303883052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104156319957394" calcext:value-type="float">
            <text:p>0.0104156319957394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113987980710715" calcext:value-type="float">
            <text:p>0.0113987980710715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102137595204538" calcext:value-type="float">
            <text:p>0.0102137595204538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106918519785528" calcext:value-type="float">
            <text:p>0.0106918519785528</text:p>
          </table:table-cell>
          <table:table-cell office:value-type="float" office:value="0.976190476190476" calcext:value-type="float">
            <text:p>0.976190476190476</text:p>
          </table:table-cell>
          <table:table-cell office:value-type="float" office:value="0.0096260202482874" calcext:value-type="float">
            <text:p>0.0096260202482874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110274015437476" calcext:value-type="float">
            <text:p>0.0110274015437476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102442939967092" calcext:value-type="float">
            <text:p>0.0102442939967092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73720287298382" calcext:value-type="float">
            <text:p>0.0073720287298382</text:p>
          </table:table-cell>
          <table:table-cell office:value-type="float" office:value="0.976190476190476" calcext:value-type="float">
            <text:p>0.976190476190476</text:p>
          </table:table-cell>
          <table:table-cell office:value-type="float" office:value="0.0096260202482874" calcext:value-type="float">
            <text:p>0.0096260202482874</text:p>
          </table:table-cell>
          <table:table-cell office:value-type="float" office:value="0.976623376623377" calcext:value-type="float">
            <text:p>0.976623376623377</text:p>
          </table:table-cell>
          <table:table-cell office:value-type="float" office:value="0.011934241343801" calcext:value-type="float">
            <text:p>0.011934241343801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13254931430583" calcext:value-type="float">
            <text:p>0.011325493143058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segment</text:p>
          </table:table-cell>
          <table:table-cell office:value-type="float" office:value="0.969264069264069" calcext:value-type="float">
            <text:p>0.969264069264069</text:p>
          </table:table-cell>
          <table:table-cell office:value-type="float" office:value="0.0121503806262746" calcext:value-type="float">
            <text:p>0.0121503806262746</text:p>
          </table:table-cell>
          <table:table-cell office:value-type="float" office:value="0.968831168831169" calcext:value-type="float">
            <text:p>0.968831168831169</text:p>
          </table:table-cell>
          <table:table-cell office:value-type="float" office:value="0.0133506880302688" calcext:value-type="float">
            <text:p>0.0133506880302688</text:p>
          </table:table-cell>
          <table:table-cell office:value-type="float" office:value="0.976623376623377" calcext:value-type="float">
            <text:p>0.976623376623377</text:p>
          </table:table-cell>
          <table:table-cell office:value-type="float" office:value="0.0108369312297365" calcext:value-type="float">
            <text:p>0.0108369312297365</text:p>
          </table:table-cell>
          <table:table-cell office:value-type="float" office:value="0.978787878787879" calcext:value-type="float">
            <text:p>0.978787878787879</text:p>
          </table:table-cell>
          <table:table-cell office:value-type="float" office:value="0.0094513840656928" calcext:value-type="float">
            <text:p>0.0094513840656928</text:p>
          </table:table-cell>
          <table:table-cell office:value-type="float" office:value="0.976190476190476" calcext:value-type="float">
            <text:p>0.976190476190476</text:p>
          </table:table-cell>
          <table:table-cell office:value-type="float" office:value="0.0098399579343332" calcext:value-type="float">
            <text:p>0.0098399579343332</text:p>
          </table:table-cell>
          <table:table-cell office:value-type="float" office:value="0.976190476190476" calcext:value-type="float">
            <text:p>0.976190476190476</text:p>
          </table:table-cell>
          <table:table-cell office:value-type="float" office:value="0.0117673206567821" calcext:value-type="float">
            <text:p>0.0117673206567821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07597990662668" calcext:value-type="float">
            <text:p>0.0107597990662668</text:p>
          </table:table-cell>
          <table:table-cell office:value-type="float" office:value="0.977489177489177" calcext:value-type="float">
            <text:p>0.977489177489177</text:p>
          </table:table-cell>
          <table:table-cell office:value-type="float" office:value="0.0099556642485773" calcext:value-type="float">
            <text:p>0.0099556642485773</text:p>
          </table:table-cell>
          <table:table-cell office:value-type="float" office:value="0.977056277056277" calcext:value-type="float">
            <text:p>0.977056277056277</text:p>
          </table:table-cell>
          <table:table-cell office:value-type="float" office:value="0.0106136655402212" calcext:value-type="float">
            <text:p>0.0106136655402212</text:p>
          </table:table-cell>
          <table:table-cell office:value-type="float" office:value="0.979220779220779" calcext:value-type="float">
            <text:p>0.979220779220779</text:p>
          </table:table-cell>
          <table:table-cell office:value-type="float" office:value="0.008609774251184" calcext:value-type="float">
            <text:p>0.008609774251184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109990412699333" calcext:value-type="float">
            <text:p>0.0109990412699333</text:p>
          </table:table-cell>
          <table:table-cell office:value-type="float" office:value="0.978354978354978" calcext:value-type="float">
            <text:p>0.978354978354978</text:p>
          </table:table-cell>
          <table:table-cell office:value-type="float" office:value="0.0088952583015425" calcext:value-type="float">
            <text:p>0.0088952583015425</text:p>
          </table:table-cell>
          <table:table-cell office:value-type="float" office:value="0.977056277056277" calcext:value-type="float">
            <text:p>0.977056277056277</text:p>
          </table:table-cell>
          <table:table-cell office:value-type="float" office:value="0.0120816367612897" calcext:value-type="float">
            <text:p>0.0120816367612897</text:p>
          </table:table-cell>
          <table:table-cell office:value-type="float" office:value="0.977922077922078" calcext:value-type="float">
            <text:p>0.977922077922078</text:p>
          </table:table-cell>
          <table:table-cell office:value-type="float" office:value="0.0092284426870531" calcext:value-type="float">
            <text:p>0.0092284426870531</text:p>
          </table:table-cell>
          <table:table-cell office:value-type="float" office:value="0.977489177489177" calcext:value-type="float">
            <text:p>0.977489177489177</text:p>
          </table:table-cell>
          <table:table-cell office:value-type="float" office:value="0.0107597990662668" calcext:value-type="float">
            <text:p>0.0107597990662668</text:p>
          </table:table-cell>
          <table:table-cell office:value-type="float" office:value="0.979220779220779" calcext:value-type="float">
            <text:p>0.979220779220779</text:p>
          </table:table-cell>
          <table:table-cell office:value-type="float" office:value="0.0128742903452787" calcext:value-type="float">
            <text:p>0.012874290345278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segment</text:p>
          </table:table-cell>
          <table:table-cell office:value-type="float" office:value="0.969264069264069" calcext:value-type="float">
            <text:p>0.969264069264069</text:p>
          </table:table-cell>
          <table:table-cell office:value-type="float" office:value="0.0102949835392421" calcext:value-type="float">
            <text:p>0.0102949835392421</text:p>
          </table:table-cell>
          <table:table-cell office:value-type="float" office:value="0.967532467532468" calcext:value-type="float">
            <text:p>0.967532467532468</text:p>
          </table:table-cell>
          <table:table-cell office:value-type="float" office:value="0.0114079280669854" calcext:value-type="float">
            <text:p>0.0114079280669854</text:p>
          </table:table-cell>
          <table:table-cell office:value-type="float" office:value="0.978354978354978" calcext:value-type="float">
            <text:p>0.978354978354978</text:p>
          </table:table-cell>
          <table:table-cell office:value-type="float" office:value="0.0086580086580086" calcext:value-type="float">
            <text:p>0.0086580086580086</text:p>
          </table:table-cell>
          <table:table-cell office:value-type="float" office:value="0.977922077922078" calcext:value-type="float">
            <text:p>0.977922077922078</text:p>
          </table:table-cell>
          <table:table-cell office:value-type="float" office:value="0.0104952938216267" calcext:value-type="float">
            <text:p>0.0104952938216267</text:p>
          </table:table-cell>
          <table:table-cell office:value-type="float" office:value="0.977489177489177" calcext:value-type="float">
            <text:p>0.977489177489177</text:p>
          </table:table-cell>
          <table:table-cell office:value-type="float" office:value="0.0088483172968288" calcext:value-type="float">
            <text:p>0.0088483172968288</text:p>
          </table:table-cell>
          <table:table-cell office:value-type="float" office:value="0.977056277056277" calcext:value-type="float">
            <text:p>0.977056277056277</text:p>
          </table:table-cell>
          <table:table-cell office:value-type="float" office:value="0.0106136655402212" calcext:value-type="float">
            <text:p>0.0106136655402212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108369312297365" calcext:value-type="float">
            <text:p>0.0108369312297365</text:p>
          </table:table-cell>
          <table:table-cell office:value-type="float" office:value="0.978354978354978" calcext:value-type="float">
            <text:p>0.978354978354978</text:p>
          </table:table-cell>
          <table:table-cell office:value-type="float" office:value="0.01060385170036" calcext:value-type="float">
            <text:p>0.01060385170036</text:p>
          </table:table-cell>
          <table:table-cell office:value-type="float" office:value="0.976623376623377" calcext:value-type="float">
            <text:p>0.976623376623377</text:p>
          </table:table-cell>
          <table:table-cell office:value-type="float" office:value="0.0112146373608804" calcext:value-type="float">
            <text:p>0.0112146373608804</text:p>
          </table:table-cell>
          <table:table-cell office:value-type="float" office:value="0.978354978354978" calcext:value-type="float">
            <text:p>0.978354978354978</text:p>
          </table:table-cell>
          <table:table-cell office:value-type="float" office:value="0.0084140719983337" calcext:value-type="float">
            <text:p>0.0084140719983337</text:p>
          </table:table-cell>
          <table:table-cell office:value-type="float" office:value="0.976190476190476" calcext:value-type="float">
            <text:p>0.976190476190476</text:p>
          </table:table-cell>
          <table:table-cell office:value-type="float" office:value="0.0106528304907888" calcext:value-type="float">
            <text:p>0.0106528304907888</text:p>
          </table:table-cell>
          <table:table-cell office:value-type="float" office:value="0.977922077922078" calcext:value-type="float">
            <text:p>0.977922077922078</text:p>
          </table:table-cell>
          <table:table-cell office:value-type="float" office:value="0.008524707352232" calcext:value-type="float">
            <text:p>0.008524707352232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117584697185935" calcext:value-type="float">
            <text:p>0.0117584697185935</text:p>
          </table:table-cell>
          <table:table-cell office:value-type="float" office:value="0.977056277056277" calcext:value-type="float">
            <text:p>0.977056277056277</text:p>
          </table:table-cell>
          <table:table-cell office:value-type="float" office:value="0.0084264365487194" calcext:value-type="float">
            <text:p>0.0084264365487194</text:p>
          </table:table-cell>
          <table:table-cell office:value-type="float" office:value="0.978354978354978" calcext:value-type="float">
            <text:p>0.978354978354978</text:p>
          </table:table-cell>
          <table:table-cell office:value-type="float" office:value="0.0091263424535883" calcext:value-type="float">
            <text:p>0.0091263424535883</text:p>
          </table:table-cell>
          <table:table-cell office:value-type="float" office:value="0.977922077922078" calcext:value-type="float">
            <text:p>0.977922077922078</text:p>
          </table:table-cell>
          <table:table-cell office:value-type="float" office:value="0.0112609598932909" calcext:value-type="float">
            <text:p>0.011260959893290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segment</text:p>
          </table:table-cell>
          <table:table-cell office:value-type="float" office:value="0.969264069264069" calcext:value-type="float">
            <text:p>0.969264069264069</text:p>
          </table:table-cell>
          <table:table-cell office:value-type="float" office:value="0.011260959893291" calcext:value-type="float">
            <text:p>0.011260959893291</text:p>
          </table:table-cell>
          <table:table-cell office:value-type="float" office:value="0.968831168831169" calcext:value-type="float">
            <text:p>0.968831168831169</text:p>
          </table:table-cell>
          <table:table-cell office:value-type="float" office:value="0.0115078799638538" calcext:value-type="float">
            <text:p>0.0115078799638538</text:p>
          </table:table-cell>
          <table:table-cell office:value-type="float" office:value="0.978787878787879" calcext:value-type="float">
            <text:p>0.978787878787879</text:p>
          </table:table-cell>
          <table:table-cell office:value-type="float" office:value="0.0087655656845526" calcext:value-type="float">
            <text:p>0.0087655656845526</text:p>
          </table:table-cell>
          <table:table-cell office:value-type="float" office:value="0.977056277056277" calcext:value-type="float">
            <text:p>0.977056277056277</text:p>
          </table:table-cell>
          <table:table-cell office:value-type="float" office:value="0.0115530267828272" calcext:value-type="float">
            <text:p>0.0115530267828272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113713641009209" calcext:value-type="float">
            <text:p>0.0113713641009209</text:p>
          </table:table-cell>
          <table:table-cell office:value-type="float" office:value="0.978787878787879" calcext:value-type="float">
            <text:p>0.978787878787879</text:p>
          </table:table-cell>
          <table:table-cell office:value-type="float" office:value="0.0089999804499351" calcext:value-type="float">
            <text:p>0.0089999804499351</text:p>
          </table:table-cell>
          <table:table-cell office:value-type="float" office:value="0.976623376623377" calcext:value-type="float">
            <text:p>0.976623376623377</text:p>
          </table:table-cell>
          <table:table-cell office:value-type="float" office:value="0.0108369312297365" calcext:value-type="float">
            <text:p>0.0108369312297365</text:p>
          </table:table-cell>
          <table:table-cell office:value-type="float" office:value="0.978354978354978" calcext:value-type="float">
            <text:p>0.978354978354978</text:p>
          </table:table-cell>
          <table:table-cell office:value-type="float" office:value="0.0104056313866204" calcext:value-type="float">
            <text:p>0.0104056313866204</text:p>
          </table:table-cell>
          <table:table-cell office:value-type="float" office:value="0.976190476190476" calcext:value-type="float">
            <text:p>0.976190476190476</text:p>
          </table:table-cell>
          <table:table-cell office:value-type="float" office:value="0.0110368387740103" calcext:value-type="float">
            <text:p>0.0110368387740103</text:p>
          </table:table-cell>
          <table:table-cell office:value-type="float" office:value="0.978354978354978" calcext:value-type="float">
            <text:p>0.978354978354978</text:p>
          </table:table-cell>
          <table:table-cell office:value-type="float" office:value="0.0093517181795207" calcext:value-type="float">
            <text:p>0.0093517181795207</text:p>
          </table:table-cell>
          <table:table-cell office:value-type="float" office:value="0.976190476190476" calcext:value-type="float">
            <text:p>0.976190476190476</text:p>
          </table:table-cell>
          <table:table-cell office:value-type="float" office:value="0.0114079280669854" calcext:value-type="float">
            <text:p>0.0114079280669854</text:p>
          </table:table-cell>
          <table:table-cell office:value-type="float" office:value="0.978354978354978" calcext:value-type="float">
            <text:p>0.978354978354978</text:p>
          </table:table-cell>
          <table:table-cell office:value-type="float" office:value="0.0088952583015425" calcext:value-type="float">
            <text:p>0.0088952583015425</text:p>
          </table:table-cell>
          <table:table-cell office:value-type="float" office:value="0.976190476190476" calcext:value-type="float">
            <text:p>0.976190476190476</text:p>
          </table:table-cell>
          <table:table-cell office:value-type="float" office:value="0.0102544519506146" calcext:value-type="float">
            <text:p>0.0102544519506146</text:p>
          </table:table-cell>
          <table:table-cell office:value-type="float" office:value="0.978354978354978" calcext:value-type="float">
            <text:p>0.978354978354978</text:p>
          </table:table-cell>
          <table:table-cell office:value-type="float" office:value="0.0081628488448663" calcext:value-type="float">
            <text:p>0.0081628488448663</text:p>
          </table:table-cell>
          <table:table-cell office:value-type="float" office:value="0.977056277056277" calcext:value-type="float">
            <text:p>0.977056277056277</text:p>
          </table:table-cell>
          <table:table-cell office:value-type="float" office:value="0.0086700253309089" calcext:value-type="float">
            <text:p>0.0086700253309089</text:p>
          </table:table-cell>
          <table:table-cell office:value-type="float" office:value="0.976190476190476" calcext:value-type="float">
            <text:p>0.976190476190476</text:p>
          </table:table-cell>
          <table:table-cell office:value-type="float" office:value="0.0122867145497304" calcext:value-type="float">
            <text:p>0.012286714549730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segment</text:p>
          </table:table-cell>
          <table:table-cell office:value-type="float" office:value="0.968831168831169" calcext:value-type="float">
            <text:p>0.968831168831169</text:p>
          </table:table-cell>
          <table:table-cell office:value-type="float" office:value="0.0133506880302688" calcext:value-type="float">
            <text:p>0.0133506880302688</text:p>
          </table:table-cell>
          <table:table-cell office:value-type="float" office:value="0.969264069264069" calcext:value-type="float">
            <text:p>0.969264069264069</text:p>
          </table:table-cell>
          <table:table-cell office:value-type="float" office:value="0.011074507275238" calcext:value-type="float">
            <text:p>0.011074507275238</text:p>
          </table:table-cell>
          <table:table-cell office:value-type="float" office:value="0.978787878787879" calcext:value-type="float">
            <text:p>0.978787878787879</text:p>
          </table:table-cell>
          <table:table-cell office:value-type="float" office:value="0.0089999804499351" calcext:value-type="float">
            <text:p>0.0089999804499351</text:p>
          </table:table-cell>
          <table:table-cell office:value-type="float" office:value="0.978354978354978" calcext:value-type="float">
            <text:p>0.978354978354978</text:p>
          </table:table-cell>
          <table:table-cell office:value-type="float" office:value="0.0097869119525617" calcext:value-type="float">
            <text:p>0.0097869119525617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113713641009209" calcext:value-type="float">
            <text:p>0.0113713641009209</text:p>
          </table:table-cell>
          <table:table-cell office:value-type="float" office:value="0.978787878787879" calcext:value-type="float">
            <text:p>0.978787878787879</text:p>
          </table:table-cell>
          <table:table-cell office:value-type="float" office:value="0.0096691864748923" calcext:value-type="float">
            <text:p>0.0096691864748923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10808071175223" calcext:value-type="float">
            <text:p>0.010808071175223</text:p>
          </table:table-cell>
          <table:table-cell office:value-type="float" office:value="0.977056277056277" calcext:value-type="float">
            <text:p>0.977056277056277</text:p>
          </table:table-cell>
          <table:table-cell office:value-type="float" office:value="0.0104156319957394" calcext:value-type="float">
            <text:p>0.0104156319957394</text:p>
          </table:table-cell>
          <table:table-cell office:value-type="float" office:value="0.977489177489177" calcext:value-type="float">
            <text:p>0.977489177489177</text:p>
          </table:table-cell>
          <table:table-cell office:value-type="float" office:value="0.0107597990662668" calcext:value-type="float">
            <text:p>0.0107597990662668</text:p>
          </table:table-cell>
          <table:table-cell office:value-type="float" office:value="0.97965367965368" calcext:value-type="float">
            <text:p>0.97965367965368</text:p>
          </table:table-cell>
          <table:table-cell office:value-type="float" office:value="0.0081755933473104" calcext:value-type="float">
            <text:p>0.0081755933473104</text:p>
          </table:table-cell>
          <table:table-cell office:value-type="float" office:value="0.976190476190476" calcext:value-type="float">
            <text:p>0.976190476190476</text:p>
          </table:table-cell>
          <table:table-cell office:value-type="float" office:value="0.0119429620182156" calcext:value-type="float">
            <text:p>0.0119429620182156</text:p>
          </table:table-cell>
          <table:table-cell office:value-type="float" office:value="0.978787878787879" calcext:value-type="float">
            <text:p>0.978787878787879</text:p>
          </table:table-cell>
          <table:table-cell office:value-type="float" office:value="0.0087655656845526" calcext:value-type="float">
            <text:p>0.0087655656845526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11624897004977" calcext:value-type="float">
            <text:p>0.011624897004977</text:p>
          </table:table-cell>
          <table:table-cell office:value-type="float" office:value="0.977922077922078" calcext:value-type="float">
            <text:p>0.977922077922078</text:p>
          </table:table-cell>
          <table:table-cell office:value-type="float" office:value="0.0087655656845526" calcext:value-type="float">
            <text:p>0.0087655656845526</text:p>
          </table:table-cell>
          <table:table-cell office:value-type="float" office:value="0.977056277056277" calcext:value-type="float">
            <text:p>0.977056277056277</text:p>
          </table:table-cell>
          <table:table-cell office:value-type="float" office:value="0.0104156319957394" calcext:value-type="float">
            <text:p>0.0104156319957394</text:p>
          </table:table-cell>
          <table:table-cell office:value-type="float" office:value="0.976190476190476" calcext:value-type="float">
            <text:p>0.976190476190476</text:p>
          </table:table-cell>
          <table:table-cell office:value-type="float" office:value="0.0117673206567821" calcext:value-type="float">
            <text:p>0.011767320656782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segment</text:p>
          </table:table-cell>
          <table:table-cell office:value-type="float" office:value="0.968744588744589" calcext:value-type="float">
            <text:p>0.968744588744589</text:p>
          </table:table-cell>
          <table:table-cell office:value-type="float" office:value="0.0116543298899914" calcext:value-type="float">
            <text:p>0.0116543298899914</text:p>
          </table:table-cell>
          <table:table-cell office:value-type="float" office:value="0.967705627705628" calcext:value-type="float">
            <text:p>0.967705627705628</text:p>
          </table:table-cell>
          <table:table-cell office:value-type="float" office:value="0.0123843491415131" calcext:value-type="float">
            <text:p>0.0123843491415131</text:p>
          </table:table-cell>
          <table:table-cell office:value-type="float" office:value="0.976623376623377" calcext:value-type="float">
            <text:p>0.976623376623377</text:p>
          </table:table-cell>
          <table:table-cell office:value-type="float" office:value="0.00989414000979214" calcext:value-type="float">
            <text:p>0.00989414000979214</text:p>
          </table:table-cell>
          <table:table-cell office:value-type="float" office:value="0.977575757575758" calcext:value-type="float">
            <text:p>0.977575757575758</text:p>
          </table:table-cell>
          <table:table-cell office:value-type="float" office:value="0.0102231976524985" calcext:value-type="float">
            <text:p>0.0102231976524985</text:p>
          </table:table-cell>
          <table:table-cell office:value-type="float" office:value="0.976190476190476" calcext:value-type="float">
            <text:p>0.976190476190476</text:p>
          </table:table-cell>
          <table:table-cell office:value-type="float" office:value="0.0106022067642618" calcext:value-type="float">
            <text:p>0.0106022067642618</text:p>
          </table:table-cell>
          <table:table-cell office:value-type="float" office:value="0.976709956709957" calcext:value-type="float">
            <text:p>0.976709956709957</text:p>
          </table:table-cell>
          <table:table-cell office:value-type="float" office:value="0.010293157023514" calcext:value-type="float">
            <text:p>0.010293157023514</text:p>
          </table:table-cell>
          <table:table-cell office:value-type="float" office:value="0.975670995670996" calcext:value-type="float">
            <text:p>0.975670995670996</text:p>
          </table:table-cell>
          <table:table-cell office:value-type="float" office:value="0.0109281061544069" calcext:value-type="float">
            <text:p>0.0109281061544069</text:p>
          </table:table-cell>
          <table:table-cell office:value-type="float" office:value="0.977316017316017" calcext:value-type="float">
            <text:p>0.977316017316017</text:p>
          </table:table-cell>
          <table:table-cell office:value-type="float" office:value="0.0103189077703502" calcext:value-type="float">
            <text:p>0.0103189077703502</text:p>
          </table:table-cell>
          <table:table-cell office:value-type="float" office:value="0.976363636363636" calcext:value-type="float">
            <text:p>0.976363636363636</text:p>
          </table:table-cell>
          <table:table-cell office:value-type="float" office:value="0.0108633585439863" calcext:value-type="float">
            <text:p>0.0108633585439863</text:p>
          </table:table-cell>
          <table:table-cell office:value-type="float" office:value="0.978354978354978" calcext:value-type="float">
            <text:p>0.978354978354978</text:p>
          </table:table-cell>
          <table:table-cell office:value-type="float" office:value="0.00883543560492724" calcext:value-type="float">
            <text:p>0.00883543560492724</text:p>
          </table:table-cell>
          <table:table-cell office:value-type="float" office:value="0.975930735930736" calcext:value-type="float">
            <text:p>0.975930735930736</text:p>
          </table:table-cell>
          <table:table-cell office:value-type="float" office:value="0.0112060326779341" calcext:value-type="float">
            <text:p>0.0112060326779341</text:p>
          </table:table-cell>
          <table:table-cell office:value-type="float" office:value="0.977835497835498" calcext:value-type="float">
            <text:p>0.977835497835498</text:p>
          </table:table-cell>
          <table:table-cell office:value-type="float" office:value="0.00906501672731576" calcext:value-type="float">
            <text:p>0.00906501672731576</text:p>
          </table:table-cell>
          <table:table-cell office:value-type="float" office:value="0.975238095238095" calcext:value-type="float">
            <text:p>0.975238095238095</text:p>
          </table:table-cell>
          <table:table-cell office:value-type="float" office:value="0.0106182968330626" calcext:value-type="float">
            <text:p>0.0106182968330626</text:p>
          </table:table-cell>
          <table:table-cell office:value-type="float" office:value="0.977489177489178" calcext:value-type="float">
            <text:p>0.977489177489178</text:p>
          </table:table-cell>
          <table:table-cell office:value-type="float" office:value="0.00884186280269576" calcext:value-type="float">
            <text:p>0.00884186280269576</text:p>
          </table:table-cell>
          <table:table-cell office:value-type="float" office:value="0.977316017316017" calcext:value-type="float">
            <text:p>0.977316017316017</text:p>
          </table:table-cell>
          <table:table-cell office:value-type="float" office:value="0.0101812080380609" calcext:value-type="float">
            <text:p>0.0101812080380609</text:p>
          </table:table-cell>
          <table:table-cell office:value-type="float" office:value="0.976883116883117" calcext:value-type="float">
            <text:p>0.976883116883117</text:p>
          </table:table-cell>
          <table:table-cell office:value-type="float" office:value="0.0119029557176281" calcext:value-type="float">
            <text:p>0.011902955717628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egment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94513840656928" calcext:value-type="float">
            <text:p>0.0094513840656928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13622047244037" calcext:value-type="float">
            <text:p>0.0113622047244037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100389766989472" calcext:value-type="float">
            <text:p>0.0100389766989472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158138738156392" calcext:value-type="float">
            <text:p>0.0158138738156392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32959878785448" calcext:value-type="float">
            <text:p>0.0132959878785448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0951610944306" calcext:value-type="float">
            <text:p>0.010951610944306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00906976837212" calcext:value-type="float">
            <text:p>0.0100906976837212</text:p>
          </table:table-cell>
          <table:table-cell office:value-type="float" office:value="0.971861471861472" calcext:value-type="float">
            <text:p>0.971861471861472</text:p>
          </table:table-cell>
          <table:table-cell office:value-type="float" office:value="0.0094072184779259" calcext:value-type="float">
            <text:p>0.0094072184779259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16874209127368" calcext:value-type="float">
            <text:p>0.0116874209127368</text:p>
          </table:table-cell>
          <table:table-cell office:value-type="float" office:value="0.976623376623377" calcext:value-type="float">
            <text:p>0.976623376623377</text:p>
          </table:table-cell>
          <table:table-cell office:value-type="float" office:value="0.0112146373608804" calcext:value-type="float">
            <text:p>0.0112146373608804</text:p>
          </table:table-cell>
          <table:table-cell office:value-type="float" office:value="0.976623376623377" calcext:value-type="float">
            <text:p>0.976623376623377</text:p>
          </table:table-cell>
          <table:table-cell office:value-type="float" office:value="0.0076899928395233" calcext:value-type="float">
            <text:p>0.0076899928395233</text:p>
          </table:table-cell>
          <table:table-cell office:value-type="float" office:value="0.971861471861472" calcext:value-type="float">
            <text:p>0.971861471861472</text:p>
          </table:table-cell>
          <table:table-cell office:value-type="float" office:value="0.014609276140921" calcext:value-type="float">
            <text:p>0.014609276140921</text:p>
          </table:table-cell>
          <table:table-cell office:value-type="float" office:value="0.969264069264069" calcext:value-type="float">
            <text:p>0.969264069264069</text:p>
          </table:table-cell>
          <table:table-cell office:value-type="float" office:value="0.0119777812233461" calcext:value-type="float">
            <text:p>0.0119777812233461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135442424591715" calcext:value-type="float">
            <text:p>0.0135442424591715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127524104446093" calcext:value-type="float">
            <text:p>0.0127524104446093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9228442687053" calcext:value-type="float">
            <text:p>0.00922844268705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egment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0951610944306" calcext:value-type="float">
            <text:p>0.010951610944306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18992947348273" calcext:value-type="float">
            <text:p>0.0118992947348273</text:p>
          </table:table-cell>
          <table:table-cell office:value-type="float" office:value="0.971861471861472" calcext:value-type="float">
            <text:p>0.971861471861472</text:p>
          </table:table-cell>
          <table:table-cell office:value-type="float" office:value="0.0126211079975006" calcext:value-type="float">
            <text:p>0.0126211079975006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41089830436713" calcext:value-type="float">
            <text:p>0.0141089830436713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137199010955321" calcext:value-type="float">
            <text:p>0.0137199010955321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2906597272726" calcext:value-type="float">
            <text:p>0.012906597272726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102442939967093" calcext:value-type="float">
            <text:p>0.0102442939967093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11074507275238" calcext:value-type="float">
            <text:p>0.011074507275238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15078799638538" calcext:value-type="float">
            <text:p>0.0115078799638538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125880683910905" calcext:value-type="float">
            <text:p>0.0125880683910905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2906597272726" calcext:value-type="float">
            <text:p>0.012906597272726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1260959893291" calcext:value-type="float">
            <text:p>0.011260959893291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108848612788722" calcext:value-type="float">
            <text:p>0.0108848612788722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122782380295426" calcext:value-type="float">
            <text:p>0.0122782380295426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129388235333101" calcext:value-type="float">
            <text:p>0.0129388235333101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07984340166636" calcext:value-type="float">
            <text:p>0.010798434016663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egment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121503806262746" calcext:value-type="float">
            <text:p>0.0121503806262746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21503806262746" calcext:value-type="float">
            <text:p>0.0121503806262746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119080410018919" calcext:value-type="float">
            <text:p>0.0119080410018919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132567781562549" calcext:value-type="float">
            <text:p>0.0132567781562549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34516839092888" calcext:value-type="float">
            <text:p>0.0134516839092888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133506880302688" calcext:value-type="float">
            <text:p>0.0133506880302688</text:p>
          </table:table-cell>
          <table:table-cell office:value-type="float" office:value="0.976190476190476" calcext:value-type="float">
            <text:p>0.976190476190476</text:p>
          </table:table-cell>
          <table:table-cell office:value-type="float" office:value="0.0102544519506146" calcext:value-type="float">
            <text:p>0.0102544519506146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23795732118483" calcext:value-type="float">
            <text:p>0.0123795732118483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15440115440115" calcext:value-type="float">
            <text:p>0.0115440115440115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117318768393522" calcext:value-type="float">
            <text:p>0.0117318768393522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27442436743547" calcext:value-type="float">
            <text:p>0.0127442436743547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24884251217424" calcext:value-type="float">
            <text:p>0.0124884251217424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119080410018919" calcext:value-type="float">
            <text:p>0.0119080410018919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0951610944306" calcext:value-type="float">
            <text:p>0.010951610944306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16874209127368" calcext:value-type="float">
            <text:p>0.0116874209127368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114443752143713" calcext:value-type="float">
            <text:p>0.011444375214371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egment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113713641009209" calcext:value-type="float">
            <text:p>0.0113713641009209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25466465334973" calcext:value-type="float">
            <text:p>0.0125466465334973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0130987656195211" calcext:value-type="float">
            <text:p>0.0130987656195211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381066218067" calcext:value-type="float">
            <text:p>0.01381066218067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134516839092887" calcext:value-type="float">
            <text:p>0.0134516839092887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28175572820793" calcext:value-type="float">
            <text:p>0.0128175572820793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106430527645516" calcext:value-type="float">
            <text:p>0.0106430527645516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11977781223346" calcext:value-type="float">
            <text:p>0.011977781223346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15440115440115" calcext:value-type="float">
            <text:p>0.0115440115440115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0132567781562549" calcext:value-type="float">
            <text:p>0.0132567781562549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128742903452787" calcext:value-type="float">
            <text:p>0.0128742903452787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29789938365188" calcext:value-type="float">
            <text:p>0.0129789938365188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125880683910905" calcext:value-type="float">
            <text:p>0.0125880683910905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120816367612897" calcext:value-type="float">
            <text:p>0.0120816367612897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24131677735102" calcext:value-type="float">
            <text:p>0.0124131677735102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21503806262746" calcext:value-type="float">
            <text:p>0.012150380626274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egment</text:p>
          </table:table-cell>
          <table:table-cell office:value-type="float" office:value="0.976190476190476" calcext:value-type="float">
            <text:p>0.976190476190476</text:p>
          </table:table-cell>
          <table:table-cell office:value-type="float" office:value="0.0106528304907888" calcext:value-type="float">
            <text:p>0.0106528304907888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27442436743547" calcext:value-type="float">
            <text:p>0.0127442436743547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0130987656195211" calcext:value-type="float">
            <text:p>0.0130987656195211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14204588400952" calcext:value-type="float">
            <text:p>0.014204588400952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14145830803062" calcext:value-type="float">
            <text:p>0.014145830803062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36055983449618" calcext:value-type="float">
            <text:p>0.0136055983449618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108848612788722" calcext:value-type="float">
            <text:p>0.0108848612788722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120816367612897" calcext:value-type="float">
            <text:p>0.0120816367612897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13254931430583" calcext:value-type="float">
            <text:p>0.0113254931430583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138483037391169" calcext:value-type="float">
            <text:p>0.0138483037391169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130350242893347" calcext:value-type="float">
            <text:p>0.0130350242893347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18992947348272" calcext:value-type="float">
            <text:p>0.0118992947348272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14443752143713" calcext:value-type="float">
            <text:p>0.0114443752143713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106136655402212" calcext:value-type="float">
            <text:p>0.0106136655402212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22442732672995" calcext:value-type="float">
            <text:p>0.0122442732672995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118642451896649" calcext:value-type="float">
            <text:p>0.0118642451896649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egment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09155140455966" calcext:value-type="float">
            <text:p>0.0109155140455966</text:p>
          </table:table-cell>
          <table:table-cell office:value-type="float" office:value="0.974112554112554" calcext:value-type="float">
            <text:p>0.974112554112554</text:p>
          </table:table-cell>
          <table:table-cell office:value-type="float" office:value="0.0121405540586715" calcext:value-type="float">
            <text:p>0.0121405540586715</text:p>
          </table:table-cell>
          <table:table-cell office:value-type="float" office:value="0.972987012987013" calcext:value-type="float">
            <text:p>0.972987012987013</text:p>
          </table:table-cell>
          <table:table-cell office:value-type="float" office:value="0.0121531313874764" calcext:value-type="float">
            <text:p>0.0121531313874764</text:p>
          </table:table-cell>
          <table:table-cell office:value-type="float" office:value="0.974545454545455" calcext:value-type="float">
            <text:p>0.974545454545455</text:p>
          </table:table-cell>
          <table:table-cell office:value-type="float" office:value="0.0142389771194375" calcext:value-type="float">
            <text:p>0.0142389771194375</text:p>
          </table:table-cell>
          <table:table-cell office:value-type="float" office:value="0.974545454545454" calcext:value-type="float">
            <text:p>0.974545454545454</text:p>
          </table:table-cell>
          <table:table-cell office:value-type="float" office:value="0.0136130175191433" calcext:value-type="float">
            <text:p>0.0136130175191433</text:p>
          </table:table-cell>
          <table:table-cell office:value-type="float" office:value="0.973852813852814" calcext:value-type="float">
            <text:p>0.973852813852814</text:p>
          </table:table-cell>
          <table:table-cell office:value-type="float" office:value="0.0127264103748684" calcext:value-type="float">
            <text:p>0.0127264103748684</text:p>
          </table:table-cell>
          <table:table-cell office:value-type="float" office:value="0.975151515151515" calcext:value-type="float">
            <text:p>0.975151515151515</text:p>
          </table:table-cell>
          <table:table-cell office:value-type="float" office:value="0.0104234715348938" calcext:value-type="float">
            <text:p>0.0104234715348938</text:p>
          </table:table-cell>
          <table:table-cell office:value-type="float" office:value="0.974199134199134" calcext:value-type="float">
            <text:p>0.974199134199134</text:p>
          </table:table-cell>
          <table:table-cell office:value-type="float" office:value="0.0113841433899296" calcext:value-type="float">
            <text:p>0.0113841433899296</text:p>
          </table:table-cell>
          <table:table-cell office:value-type="float" office:value="0.974545454545454" calcext:value-type="float">
            <text:p>0.974545454545454</text:p>
          </table:table-cell>
          <table:table-cell office:value-type="float" office:value="0.0115217634215344" calcext:value-type="float">
            <text:p>0.0115217634215344</text:p>
          </table:table-cell>
          <table:table-cell office:value-type="float" office:value="0.973419913419913" calcext:value-type="float">
            <text:p>0.973419913419913</text:p>
          </table:table-cell>
          <table:table-cell office:value-type="float" office:value="0.012527932897339" calcext:value-type="float">
            <text:p>0.012527932897339</text:p>
          </table:table-cell>
          <table:table-cell office:value-type="float" office:value="0.974199134199134" calcext:value-type="float">
            <text:p>0.974199134199134</text:p>
          </table:table-cell>
          <table:table-cell office:value-type="float" office:value="0.0118500296842435" calcext:value-type="float">
            <text:p>0.0118500296842435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0126473899454601" calcext:value-type="float">
            <text:p>0.0126473899454601</text:p>
          </table:table-cell>
          <table:table-cell office:value-type="float" office:value="0.972554112554113" calcext:value-type="float">
            <text:p>0.972554112554113</text:p>
          </table:table-cell>
          <table:table-cell office:value-type="float" office:value="0.0117606254219144" calcext:value-type="float">
            <text:p>0.0117606254219144</text:p>
          </table:table-cell>
          <table:table-cell office:value-type="float" office:value="0.974805194805195" calcext:value-type="float">
            <text:p>0.974805194805195</text:p>
          </table:table-cell>
          <table:table-cell office:value-type="float" office:value="0.0118938787469062" calcext:value-type="float">
            <text:p>0.0118938787469062</text:p>
          </table:table-cell>
          <table:table-cell office:value-type="float" office:value="0.974285714285714" calcext:value-type="float">
            <text:p>0.974285714285714</text:p>
          </table:table-cell>
          <table:table-cell office:value-type="float" office:value="0.0124072191862932" calcext:value-type="float">
            <text:p>0.0124072191862932</text:p>
          </table:table-cell>
          <table:table-cell office:value-type="float" office:value="0.973939393939394" calcext:value-type="float">
            <text:p>0.973939393939394</text:p>
          </table:table-cell>
          <table:table-cell office:value-type="float" office:value="0.0110971755468055" calcext:value-type="float">
            <text:p>0.011097175546805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sonar</text:p>
          </table:table-cell>
          <table:table-cell office:value-type="float" office:value="0.760238095238095" calcext:value-type="float">
            <text:p>0.760238095238095</text:p>
          </table:table-cell>
          <table:table-cell office:value-type="float" office:value="0.0831786167697558" calcext:value-type="float">
            <text:p>0.0831786167697558</text:p>
          </table:table-cell>
          <table:table-cell office:value-type="float" office:value="0.778095238095238" calcext:value-type="float">
            <text:p>0.778095238095238</text:p>
          </table:table-cell>
          <table:table-cell office:value-type="float" office:value="0.0598646327178319" calcext:value-type="float">
            <text:p>0.0598646327178319</text:p>
          </table:table-cell>
          <table:table-cell office:value-type="float" office:value="0.76" calcext:value-type="float">
            <text:p>0.76</text:p>
          </table:table-cell>
          <table:table-cell office:value-type="float" office:value="0.0768965301014796" calcext:value-type="float">
            <text:p>0.0768965301014796</text:p>
          </table:table-cell>
          <table:table-cell office:value-type="float" office:value="0.779047619047619" calcext:value-type="float">
            <text:p>0.779047619047619</text:p>
          </table:table-cell>
          <table:table-cell office:value-type="float" office:value="0.0980908716344674" calcext:value-type="float">
            <text:p>0.0980908716344674</text:p>
          </table:table-cell>
          <table:table-cell office:value-type="float" office:value="0.788333333333333" calcext:value-type="float">
            <text:p>0.788333333333333</text:p>
          </table:table-cell>
          <table:table-cell office:value-type="float" office:value="0.034126061264746" calcext:value-type="float">
            <text:p>0.034126061264746</text:p>
          </table:table-cell>
          <table:table-cell office:value-type="float" office:value="0.754761904761905" calcext:value-type="float">
            <text:p>0.754761904761905</text:p>
          </table:table-cell>
          <table:table-cell office:value-type="float" office:value="0.0795315713982841" calcext:value-type="float">
            <text:p>0.0795315713982841</text:p>
          </table:table-cell>
          <table:table-cell office:value-type="float" office:value="0.774761904761905" calcext:value-type="float">
            <text:p>0.774761904761905</text:p>
          </table:table-cell>
          <table:table-cell office:value-type="float" office:value="0.0829674507478558" calcext:value-type="float">
            <text:p>0.0829674507478558</text:p>
          </table:table-cell>
          <table:table-cell office:value-type="float" office:value="0.788333333333333" calcext:value-type="float">
            <text:p>0.788333333333333</text:p>
          </table:table-cell>
          <table:table-cell office:value-type="float" office:value="0.0754965923054507" calcext:value-type="float">
            <text:p>0.0754965923054507</text:p>
          </table:table-cell>
          <table:table-cell office:value-type="float" office:value="0.774285714285714" calcext:value-type="float">
            <text:p>0.774285714285714</text:p>
          </table:table-cell>
          <table:table-cell office:value-type="float" office:value="0.0702800072244582" calcext:value-type="float">
            <text:p>0.0702800072244582</text:p>
          </table:table-cell>
          <table:table-cell office:value-type="float" office:value="0.788333333333333" calcext:value-type="float">
            <text:p>0.788333333333333</text:p>
          </table:table-cell>
          <table:table-cell office:value-type="float" office:value="0.11775194385736" calcext:value-type="float">
            <text:p>0.11775194385736</text:p>
          </table:table-cell>
          <table:table-cell office:value-type="float" office:value="0.788571428571428" calcext:value-type="float">
            <text:p>0.788571428571428</text:p>
          </table:table-cell>
          <table:table-cell office:value-type="float" office:value="0.0902796528673227" calcext:value-type="float">
            <text:p>0.0902796528673227</text:p>
          </table:table-cell>
          <table:table-cell office:value-type="float" office:value="0.778809523809524" calcext:value-type="float">
            <text:p>0.778809523809524</text:p>
          </table:table-cell>
          <table:table-cell office:value-type="float" office:value="0.0784747681845736" calcext:value-type="float">
            <text:p>0.0784747681845736</text:p>
          </table:table-cell>
          <table:table-cell office:value-type="float" office:value="0.784047619047619" calcext:value-type="float">
            <text:p>0.784047619047619</text:p>
          </table:table-cell>
          <table:table-cell office:value-type="float" office:value="0.0902255648766979" calcext:value-type="float">
            <text:p>0.0902255648766979</text:p>
          </table:table-cell>
          <table:table-cell office:value-type="float" office:value="0.774047619047619" calcext:value-type="float">
            <text:p>0.774047619047619</text:p>
          </table:table-cell>
          <table:table-cell office:value-type="float" office:value="0.0745394019896832" calcext:value-type="float">
            <text:p>0.0745394019896832</text:p>
          </table:table-cell>
          <table:table-cell office:value-type="float" office:value="0.788095238095238" calcext:value-type="float">
            <text:p>0.788095238095238</text:p>
          </table:table-cell>
          <table:table-cell office:value-type="float" office:value="0.0829431530716755" calcext:value-type="float">
            <text:p>0.0829431530716755</text:p>
          </table:table-cell>
          <table:table-cell office:value-type="float" office:value="0.803333333333333" calcext:value-type="float">
            <text:p>0.803333333333333</text:p>
          </table:table-cell>
          <table:table-cell office:value-type="float" office:value="0.0682373549364097" calcext:value-type="float">
            <text:p>0.068237354936409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sonar</text:p>
          </table:table-cell>
          <table:table-cell office:value-type="float" office:value="0.759761904761905" calcext:value-type="float">
            <text:p>0.759761904761905</text:p>
          </table:table-cell>
          <table:table-cell office:value-type="float" office:value="0.0804407266651961" calcext:value-type="float">
            <text:p>0.0804407266651961</text:p>
          </table:table-cell>
          <table:table-cell office:value-type="float" office:value="0.792619047619048" calcext:value-type="float">
            <text:p>0.792619047619048</text:p>
          </table:table-cell>
          <table:table-cell office:value-type="float" office:value="0.073757875768241" calcext:value-type="float">
            <text:p>0.073757875768241</text:p>
          </table:table-cell>
          <table:table-cell office:value-type="float" office:value="0.779285714285714" calcext:value-type="float">
            <text:p>0.779285714285714</text:p>
          </table:table-cell>
          <table:table-cell office:value-type="float" office:value="0.0773233403765913" calcext:value-type="float">
            <text:p>0.0773233403765913</text:p>
          </table:table-cell>
          <table:table-cell office:value-type="float" office:value="0.789047619047619" calcext:value-type="float">
            <text:p>0.789047619047619</text:p>
          </table:table-cell>
          <table:table-cell office:value-type="float" office:value="0.0920032643718517" calcext:value-type="float">
            <text:p>0.0920032643718517</text:p>
          </table:table-cell>
          <table:table-cell office:value-type="float" office:value="0.798095238095238" calcext:value-type="float">
            <text:p>0.798095238095238</text:p>
          </table:table-cell>
          <table:table-cell office:value-type="float" office:value="0.0865174015500642" calcext:value-type="float">
            <text:p>0.0865174015500642</text:p>
          </table:table-cell>
          <table:table-cell office:value-type="float" office:value="0.76" calcext:value-type="float">
            <text:p>0.76</text:p>
          </table:table-cell>
          <table:table-cell office:value-type="float" office:value="0.0696678944728645" calcext:value-type="float">
            <text:p>0.0696678944728645</text:p>
          </table:table-cell>
          <table:table-cell office:value-type="float" office:value="0.788571428571428" calcext:value-type="float">
            <text:p>0.788571428571428</text:p>
          </table:table-cell>
          <table:table-cell office:value-type="float" office:value="0.0399955905858875" calcext:value-type="float">
            <text:p>0.0399955905858875</text:p>
          </table:table-cell>
          <table:table-cell office:value-type="float" office:value="0.793333333333333" calcext:value-type="float">
            <text:p>0.793333333333333</text:p>
          </table:table-cell>
          <table:table-cell office:value-type="float" office:value="0.0954085775715435" calcext:value-type="float">
            <text:p>0.0954085775715435</text:p>
          </table:table-cell>
          <table:table-cell office:value-type="float" office:value="0.784285714285714" calcext:value-type="float">
            <text:p>0.784285714285714</text:p>
          </table:table-cell>
          <table:table-cell office:value-type="float" office:value="0.0707035514629101" calcext:value-type="float">
            <text:p>0.0707035514629101</text:p>
          </table:table-cell>
          <table:table-cell office:value-type="float" office:value="0.803095238095238" calcext:value-type="float">
            <text:p>0.803095238095238</text:p>
          </table:table-cell>
          <table:table-cell office:value-type="float" office:value="0.0985920664436731" calcext:value-type="float">
            <text:p>0.0985920664436731</text:p>
          </table:table-cell>
          <table:table-cell office:value-type="float" office:value="0.793333333333333" calcext:value-type="float">
            <text:p>0.793333333333333</text:p>
          </table:table-cell>
          <table:table-cell office:value-type="float" office:value="0.0712148478039869" calcext:value-type="float">
            <text:p>0.0712148478039869</text:p>
          </table:table-cell>
          <table:table-cell office:value-type="float" office:value="0.793333333333333" calcext:value-type="float">
            <text:p>0.793333333333333</text:p>
          </table:table-cell>
          <table:table-cell office:value-type="float" office:value="0.0779702833095088" calcext:value-type="float">
            <text:p>0.0779702833095088</text:p>
          </table:table-cell>
          <table:table-cell office:value-type="float" office:value="0.794047619047619" calcext:value-type="float">
            <text:p>0.794047619047619</text:p>
          </table:table-cell>
          <table:table-cell office:value-type="float" office:value="0.0828994752895058" calcext:value-type="float">
            <text:p>0.0828994752895058</text:p>
          </table:table-cell>
          <table:table-cell office:value-type="float" office:value="0.807857142857143" calcext:value-type="float">
            <text:p>0.807857142857143</text:p>
          </table:table-cell>
          <table:table-cell office:value-type="float" office:value="0.0780207574889103" calcext:value-type="float">
            <text:p>0.0780207574889103</text:p>
          </table:table-cell>
          <table:table-cell office:value-type="float" office:value="0.774047619047619" calcext:value-type="float">
            <text:p>0.774047619047619</text:p>
          </table:table-cell>
          <table:table-cell office:value-type="float" office:value="0.0710789503521933" calcext:value-type="float">
            <text:p>0.0710789503521933</text:p>
          </table:table-cell>
          <table:table-cell office:value-type="float" office:value="0.774523809523809" calcext:value-type="float">
            <text:p>0.774523809523809</text:p>
          </table:table-cell>
          <table:table-cell office:value-type="float" office:value="0.0698417207777649" calcext:value-type="float">
            <text:p>0.069841720777764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sonar</text:p>
          </table:table-cell>
          <table:table-cell office:value-type="float" office:value="0.740714285714286" calcext:value-type="float">
            <text:p>0.740714285714286</text:p>
          </table:table-cell>
          <table:table-cell office:value-type="float" office:value="0.0739795788047007" calcext:value-type="float">
            <text:p>0.0739795788047007</text:p>
          </table:table-cell>
          <table:table-cell office:value-type="float" office:value="0.797380952380952" calcext:value-type="float">
            <text:p>0.797380952380952</text:p>
          </table:table-cell>
          <table:table-cell office:value-type="float" office:value="0.0947238098429934" calcext:value-type="float">
            <text:p>0.0947238098429934</text:p>
          </table:table-cell>
          <table:table-cell office:value-type="float" office:value="0.77" calcext:value-type="float">
            <text:p>0.77</text:p>
          </table:table-cell>
          <table:table-cell office:value-type="float" office:value="0.081797641282775" calcext:value-type="float">
            <text:p>0.081797641282775</text:p>
          </table:table-cell>
          <table:table-cell office:value-type="float" office:value="0.793809523809524" calcext:value-type="float">
            <text:p>0.793809523809524</text:p>
          </table:table-cell>
          <table:table-cell office:value-type="float" office:value="0.0888832197738673" calcext:value-type="float">
            <text:p>0.0888832197738673</text:p>
          </table:table-cell>
          <table:table-cell office:value-type="float" office:value="0.798095238095238" calcext:value-type="float">
            <text:p>0.798095238095238</text:p>
          </table:table-cell>
          <table:table-cell office:value-type="float" office:value="0.0739570125663208" calcext:value-type="float">
            <text:p>0.0739570125663208</text:p>
          </table:table-cell>
          <table:table-cell office:value-type="float" office:value="0.769523809523809" calcext:value-type="float">
            <text:p>0.769523809523809</text:p>
          </table:table-cell>
          <table:table-cell office:value-type="float" office:value="0.069232556563982" calcext:value-type="float">
            <text:p>0.069232556563982</text:p>
          </table:table-cell>
          <table:table-cell office:value-type="float" office:value="0.798095238095238" calcext:value-type="float">
            <text:p>0.798095238095238</text:p>
          </table:table-cell>
          <table:table-cell office:value-type="float" office:value="0.0379262123241264" calcext:value-type="float">
            <text:p>0.0379262123241264</text:p>
          </table:table-cell>
          <table:table-cell office:value-type="float" office:value="0.802857142857143" calcext:value-type="float">
            <text:p>0.802857142857143</text:p>
          </table:table-cell>
          <table:table-cell office:value-type="float" office:value="0.0910231310187057" calcext:value-type="float">
            <text:p>0.0910231310187057</text:p>
          </table:table-cell>
          <table:table-cell office:value-type="float" office:value="0.788809523809524" calcext:value-type="float">
            <text:p>0.788809523809524</text:p>
          </table:table-cell>
          <table:table-cell office:value-type="float" office:value="0.0632340989685216" calcext:value-type="float">
            <text:p>0.0632340989685216</text:p>
          </table:table-cell>
          <table:table-cell office:value-type="float" office:value="0.788571428571428" calcext:value-type="float">
            <text:p>0.788571428571428</text:p>
          </table:table-cell>
          <table:table-cell office:value-type="float" office:value="0.0982961419348408" calcext:value-type="float">
            <text:p>0.0982961419348408</text:p>
          </table:table-cell>
          <table:table-cell office:value-type="float" office:value="0.778809523809524" calcext:value-type="float">
            <text:p>0.778809523809524</text:p>
          </table:table-cell>
          <table:table-cell office:value-type="float" office:value="0.0603221593825389" calcext:value-type="float">
            <text:p>0.0603221593825389</text:p>
          </table:table-cell>
          <table:table-cell office:value-type="float" office:value="0.774285714285714" calcext:value-type="float">
            <text:p>0.774285714285714</text:p>
          </table:table-cell>
          <table:table-cell office:value-type="float" office:value="0.0837051418280593" calcext:value-type="float">
            <text:p>0.0837051418280593</text:p>
          </table:table-cell>
          <table:table-cell office:value-type="float" office:value="0.788809523809524" calcext:value-type="float">
            <text:p>0.788809523809524</text:p>
          </table:table-cell>
          <table:table-cell office:value-type="float" office:value="0.0742311731672811" calcext:value-type="float">
            <text:p>0.0742311731672811</text:p>
          </table:table-cell>
          <table:table-cell office:value-type="float" office:value="0.783809523809524" calcext:value-type="float">
            <text:p>0.783809523809524</text:p>
          </table:table-cell>
          <table:table-cell office:value-type="float" office:value="0.0716381405373019" calcext:value-type="float">
            <text:p>0.0716381405373019</text:p>
          </table:table-cell>
          <table:table-cell office:value-type="float" office:value="0.788571428571429" calcext:value-type="float">
            <text:p>0.788571428571429</text:p>
          </table:table-cell>
          <table:table-cell office:value-type="float" office:value="0.0505549948886206" calcext:value-type="float">
            <text:p>0.0505549948886206</text:p>
          </table:table-cell>
          <table:table-cell office:value-type="float" office:value="0.803095238095238" calcext:value-type="float">
            <text:p>0.803095238095238</text:p>
          </table:table-cell>
          <table:table-cell office:value-type="float" office:value="0.0684203398671285" calcext:value-type="float">
            <text:p>0.068420339867128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sonar</text:p>
          </table:table-cell>
          <table:table-cell office:value-type="float" office:value="0.745476190476191" calcext:value-type="float">
            <text:p>0.745476190476191</text:p>
          </table:table-cell>
          <table:table-cell office:value-type="float" office:value="0.0801740516553263" calcext:value-type="float">
            <text:p>0.0801740516553263</text:p>
          </table:table-cell>
          <table:table-cell office:value-type="float" office:value="0.792619047619048" calcext:value-type="float">
            <text:p>0.792619047619048</text:p>
          </table:table-cell>
          <table:table-cell office:value-type="float" office:value="0.0952410713820699" calcext:value-type="float">
            <text:p>0.0952410713820699</text:p>
          </table:table-cell>
          <table:table-cell office:value-type="float" office:value="0.765238095238095" calcext:value-type="float">
            <text:p>0.765238095238095</text:p>
          </table:table-cell>
          <table:table-cell office:value-type="float" office:value="0.0806186710286006" calcext:value-type="float">
            <text:p>0.0806186710286006</text:p>
          </table:table-cell>
          <table:table-cell office:value-type="float" office:value="0.798571428571429" calcext:value-type="float">
            <text:p>0.798571428571429</text:p>
          </table:table-cell>
          <table:table-cell office:value-type="float" office:value="0.088257394018243" calcext:value-type="float">
            <text:p>0.088257394018243</text:p>
          </table:table-cell>
          <table:table-cell office:value-type="float" office:value="0.784047619047619" calcext:value-type="float">
            <text:p>0.784047619047619</text:p>
          </table:table-cell>
          <table:table-cell office:value-type="float" office:value="0.0591794270463808" calcext:value-type="float">
            <text:p>0.0591794270463808</text:p>
          </table:table-cell>
          <table:table-cell office:value-type="float" office:value="0.774523809523809" calcext:value-type="float">
            <text:p>0.774523809523809</text:p>
          </table:table-cell>
          <table:table-cell office:value-type="float" office:value="0.069841720777765" calcext:value-type="float">
            <text:p>0.069841720777765</text:p>
          </table:table-cell>
          <table:table-cell office:value-type="float" office:value="0.764285714285714" calcext:value-type="float">
            <text:p>0.764285714285714</text:p>
          </table:table-cell>
          <table:table-cell office:value-type="float" office:value="0.0671936840905292" calcext:value-type="float">
            <text:p>0.0671936840905292</text:p>
          </table:table-cell>
          <table:table-cell office:value-type="float" office:value="0.803095238095238" calcext:value-type="float">
            <text:p>0.803095238095238</text:p>
          </table:table-cell>
          <table:table-cell office:value-type="float" office:value="0.0906017647079987" calcext:value-type="float">
            <text:p>0.0906017647079987</text:p>
          </table:table-cell>
          <table:table-cell office:value-type="float" office:value="0.784047619047619" calcext:value-type="float">
            <text:p>0.784047619047619</text:p>
          </table:table-cell>
          <table:table-cell office:value-type="float" office:value="0.0671566461130837" calcext:value-type="float">
            <text:p>0.0671566461130837</text:p>
          </table:table-cell>
          <table:table-cell office:value-type="float" office:value="0.803095238095238" calcext:value-type="float">
            <text:p>0.803095238095238</text:p>
          </table:table-cell>
          <table:table-cell office:value-type="float" office:value="0.0848579356134918" calcext:value-type="float">
            <text:p>0.0848579356134918</text:p>
          </table:table-cell>
          <table:table-cell office:value-type="float" office:value="0.783809523809524" calcext:value-type="float">
            <text:p>0.783809523809524</text:p>
          </table:table-cell>
          <table:table-cell office:value-type="float" office:value="0.0716381405373019" calcext:value-type="float">
            <text:p>0.0716381405373019</text:p>
          </table:table-cell>
          <table:table-cell office:value-type="float" office:value="0.769523809523809" calcext:value-type="float">
            <text:p>0.769523809523809</text:p>
          </table:table-cell>
          <table:table-cell office:value-type="float" office:value="0.082827641771154" calcext:value-type="float">
            <text:p>0.082827641771154</text:p>
          </table:table-cell>
          <table:table-cell office:value-type="float" office:value="0.793571428571429" calcext:value-type="float">
            <text:p>0.793571428571429</text:p>
          </table:table-cell>
          <table:table-cell office:value-type="float" office:value="0.054155254917437" calcext:value-type="float">
            <text:p>0.054155254917437</text:p>
          </table:table-cell>
          <table:table-cell office:value-type="float" office:value="0.798095238095238" calcext:value-type="float">
            <text:p>0.798095238095238</text:p>
          </table:table-cell>
          <table:table-cell office:value-type="float" office:value="0.0739570125663208" calcext:value-type="float">
            <text:p>0.0739570125663208</text:p>
          </table:table-cell>
          <table:table-cell office:value-type="float" office:value="0.788809523809524" calcext:value-type="float">
            <text:p>0.788809523809524</text:p>
          </table:table-cell>
          <table:table-cell office:value-type="float" office:value="0.0837972724330628" calcext:value-type="float">
            <text:p>0.0837972724330628</text:p>
          </table:table-cell>
          <table:table-cell office:value-type="float" office:value="0.788571428571428" calcext:value-type="float">
            <text:p>0.788571428571428</text:p>
          </table:table-cell>
          <table:table-cell office:value-type="float" office:value="0.07832492999425" calcext:value-type="float">
            <text:p>0.0783249299942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sonar</text:p>
          </table:table-cell>
          <table:table-cell office:value-type="float" office:value="0.750238095238095" calcext:value-type="float">
            <text:p>0.750238095238095</text:p>
          </table:table-cell>
          <table:table-cell office:value-type="float" office:value="0.0762933333491849" calcext:value-type="float">
            <text:p>0.0762933333491849</text:p>
          </table:table-cell>
          <table:table-cell office:value-type="float" office:value="0.792380952380952" calcext:value-type="float">
            <text:p>0.792380952380952</text:p>
          </table:table-cell>
          <table:table-cell office:value-type="float" office:value="0.106602399384572" calcext:value-type="float">
            <text:p>0.106602399384572</text:p>
          </table:table-cell>
          <table:table-cell office:value-type="float" office:value="0.77952380952381" calcext:value-type="float">
            <text:p>0.77952380952381</text:p>
          </table:table-cell>
          <table:table-cell office:value-type="float" office:value="0.0832024671611254" calcext:value-type="float">
            <text:p>0.0832024671611254</text:p>
          </table:table-cell>
          <table:table-cell office:value-type="float" office:value="0.784285714285714" calcext:value-type="float">
            <text:p>0.784285714285714</text:p>
          </table:table-cell>
          <table:table-cell office:value-type="float" office:value="0.0864110422849591" calcext:value-type="float">
            <text:p>0.0864110422849591</text:p>
          </table:table-cell>
          <table:table-cell office:value-type="float" office:value="0.793571428571429" calcext:value-type="float">
            <text:p>0.793571428571429</text:p>
          </table:table-cell>
          <table:table-cell office:value-type="float" office:value="0.054155254917437" calcext:value-type="float">
            <text:p>0.054155254917437</text:p>
          </table:table-cell>
          <table:table-cell office:value-type="float" office:value="0.774523809523809" calcext:value-type="float">
            <text:p>0.774523809523809</text:p>
          </table:table-cell>
          <table:table-cell office:value-type="float" office:value="0.0799348594708802" calcext:value-type="float">
            <text:p>0.0799348594708802</text:p>
          </table:table-cell>
          <table:table-cell office:value-type="float" office:value="0.784285714285714" calcext:value-type="float">
            <text:p>0.784285714285714</text:p>
          </table:table-cell>
          <table:table-cell office:value-type="float" office:value="0.0541453676364168" calcext:value-type="float">
            <text:p>0.0541453676364168</text:p>
          </table:table-cell>
          <table:table-cell office:value-type="float" office:value="0.779285714285714" calcext:value-type="float">
            <text:p>0.779285714285714</text:p>
          </table:table-cell>
          <table:table-cell office:value-type="float" office:value="0.0865483377334555" calcext:value-type="float">
            <text:p>0.0865483377334555</text:p>
          </table:table-cell>
          <table:table-cell office:value-type="float" office:value="0.793571428571428" calcext:value-type="float">
            <text:p>0.793571428571428</text:p>
          </table:table-cell>
          <table:table-cell office:value-type="float" office:value="0.0803749245464204" calcext:value-type="float">
            <text:p>0.0803749245464204</text:p>
          </table:table-cell>
          <table:table-cell office:value-type="float" office:value="0.783571428571429" calcext:value-type="float">
            <text:p>0.783571428571429</text:p>
          </table:table-cell>
          <table:table-cell office:value-type="float" office:value="0.0794321145467347" calcext:value-type="float">
            <text:p>0.0794321145467347</text:p>
          </table:table-cell>
          <table:table-cell office:value-type="float" office:value="0.798571428571429" calcext:value-type="float">
            <text:p>0.798571428571429</text:p>
          </table:table-cell>
          <table:table-cell office:value-type="float" office:value="0.0690357588792304" calcext:value-type="float">
            <text:p>0.0690357588792304</text:p>
          </table:table-cell>
          <table:table-cell office:value-type="float" office:value="0.783809523809524" calcext:value-type="float">
            <text:p>0.783809523809524</text:p>
          </table:table-cell>
          <table:table-cell office:value-type="float" office:value="0.0903075565747539" calcext:value-type="float">
            <text:p>0.0903075565747539</text:p>
          </table:table-cell>
          <table:table-cell office:value-type="float" office:value="0.789047619047619" calcext:value-type="float">
            <text:p>0.789047619047619</text:p>
          </table:table-cell>
          <table:table-cell office:value-type="float" office:value="0.0540522222592794" calcext:value-type="float">
            <text:p>0.0540522222592794</text:p>
          </table:table-cell>
          <table:table-cell office:value-type="float" office:value="0.798095238095238" calcext:value-type="float">
            <text:p>0.798095238095238</text:p>
          </table:table-cell>
          <table:table-cell office:value-type="float" office:value="0.0739570125663208" calcext:value-type="float">
            <text:p>0.0739570125663208</text:p>
          </table:table-cell>
          <table:table-cell office:value-type="float" office:value="0.788809523809524" calcext:value-type="float">
            <text:p>0.788809523809524</text:p>
          </table:table-cell>
          <table:table-cell office:value-type="float" office:value="0.0632340989685217" calcext:value-type="float">
            <text:p>0.0632340989685217</text:p>
          </table:table-cell>
          <table:table-cell office:value-type="float" office:value="0.789047619047619" calcext:value-type="float">
            <text:p>0.789047619047619</text:p>
          </table:table-cell>
          <table:table-cell office:value-type="float" office:value="0.0803055389860297" calcext:value-type="float">
            <text:p>0.0803055389860297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sonar</text:p>
          </table:table-cell>
          <table:table-cell office:value-type="float" office:value="0.751285714285714" calcext:value-type="float">
            <text:p>0.751285714285714</text:p>
          </table:table-cell>
          <table:table-cell office:value-type="float" office:value="0.0788132614488328" calcext:value-type="float">
            <text:p>0.0788132614488328</text:p>
          </table:table-cell>
          <table:table-cell office:value-type="float" office:value="0.790619047619048" calcext:value-type="float">
            <text:p>0.790619047619048</text:p>
          </table:table-cell>
          <table:table-cell office:value-type="float" office:value="0.0860379578191416" calcext:value-type="float">
            <text:p>0.0860379578191416</text:p>
          </table:table-cell>
          <table:table-cell office:value-type="float" office:value="0.770809523809524" calcext:value-type="float">
            <text:p>0.770809523809524</text:p>
          </table:table-cell>
          <table:table-cell office:value-type="float" office:value="0.0799677299901144" calcext:value-type="float">
            <text:p>0.0799677299901144</text:p>
          </table:table-cell>
          <table:table-cell office:value-type="float" office:value="0.788952380952381" calcext:value-type="float">
            <text:p>0.788952380952381</text:p>
          </table:table-cell>
          <table:table-cell office:value-type="float" office:value="0.0907291584166777" calcext:value-type="float">
            <text:p>0.0907291584166777</text:p>
          </table:table-cell>
          <table:table-cell office:value-type="float" office:value="0.792428571428571" calcext:value-type="float">
            <text:p>0.792428571428571</text:p>
          </table:table-cell>
          <table:table-cell office:value-type="float" office:value="0.0615870314689898" calcext:value-type="float">
            <text:p>0.0615870314689898</text:p>
          </table:table-cell>
          <table:table-cell office:value-type="float" office:value="0.766666666666667" calcext:value-type="float">
            <text:p>0.766666666666667</text:p>
          </table:table-cell>
          <table:table-cell office:value-type="float" office:value="0.0736417205367552" calcext:value-type="float">
            <text:p>0.0736417205367552</text:p>
          </table:table-cell>
          <table:table-cell office:value-type="float" office:value="0.782" calcext:value-type="float">
            <text:p>0.782</text:p>
          </table:table-cell>
          <table:table-cell office:value-type="float" office:value="0.0564456610769631" calcext:value-type="float">
            <text:p>0.0564456610769631</text:p>
          </table:table-cell>
          <table:table-cell office:value-type="float" office:value="0.793380952380952" calcext:value-type="float">
            <text:p>0.793380952380952</text:p>
          </table:table-cell>
          <table:table-cell office:value-type="float" office:value="0.0878156806674308" calcext:value-type="float">
            <text:p>0.0878156806674308</text:p>
          </table:table-cell>
          <table:table-cell office:value-type="float" office:value="0.785" calcext:value-type="float">
            <text:p>0.785</text:p>
          </table:table-cell>
          <table:table-cell office:value-type="float" office:value="0.0703498456630788" calcext:value-type="float">
            <text:p>0.0703498456630788</text:p>
          </table:table-cell>
          <table:table-cell office:value-type="float" office:value="0.793333333333333" calcext:value-type="float">
            <text:p>0.793333333333333</text:p>
          </table:table-cell>
          <table:table-cell office:value-type="float" office:value="0.0957860404792202" calcext:value-type="float">
            <text:p>0.0957860404792202</text:p>
          </table:table-cell>
          <table:table-cell office:value-type="float" office:value="0.788619047619048" calcext:value-type="float">
            <text:p>0.788619047619048</text:p>
          </table:table-cell>
          <table:table-cell office:value-type="float" office:value="0.0724981118940762" calcext:value-type="float">
            <text:p>0.0724981118940762</text:p>
          </table:table-cell>
          <table:table-cell office:value-type="float" office:value="0.779952380952381" calcext:value-type="float">
            <text:p>0.779952380952381</text:p>
          </table:table-cell>
          <table:table-cell office:value-type="float" office:value="0.0826570783336099" calcext:value-type="float">
            <text:p>0.0826570783336099</text:p>
          </table:table-cell>
          <table:table-cell office:value-type="float" office:value="0.789904761904762" calcext:value-type="float">
            <text:p>0.789904761904762</text:p>
          </table:table-cell>
          <table:table-cell office:value-type="float" office:value="0.0711127381020402" calcext:value-type="float">
            <text:p>0.0711127381020402</text:p>
          </table:table-cell>
          <table:table-cell office:value-type="float" office:value="0.792380952380952" calcext:value-type="float">
            <text:p>0.792380952380952</text:p>
          </table:table-cell>
          <table:table-cell office:value-type="float" office:value="0.0744224650297074" calcext:value-type="float">
            <text:p>0.0744224650297074</text:p>
          </table:table-cell>
          <table:table-cell office:value-type="float" office:value="0.785666666666667" calcext:value-type="float">
            <text:p>0.785666666666667</text:p>
          </table:table-cell>
          <table:table-cell office:value-type="float" office:value="0.0703216939428148" calcext:value-type="float">
            <text:p>0.0703216939428148</text:p>
          </table:table-cell>
          <table:table-cell office:value-type="float" office:value="0.791714285714286" calcext:value-type="float">
            <text:p>0.791714285714286</text:p>
          </table:table-cell>
          <table:table-cell office:value-type="float" office:value="0.0730259769123166" calcext:value-type="float">
            <text:p>0.073025976912316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onar</text:p>
          </table:table-cell>
          <table:table-cell office:value-type="float" office:value="0.793571428571428" calcext:value-type="float">
            <text:p>0.793571428571428</text:p>
          </table:table-cell>
          <table:table-cell office:value-type="float" office:value="0.0738398128669265" calcext:value-type="float">
            <text:p>0.0738398128669265</text:p>
          </table:table-cell>
          <table:table-cell office:value-type="float" office:value="0.798095238095238" calcext:value-type="float">
            <text:p>0.798095238095238</text:p>
          </table:table-cell>
          <table:table-cell office:value-type="float" office:value="0.058770899639999" calcext:value-type="float">
            <text:p>0.058770899639999</text:p>
          </table:table-cell>
          <table:table-cell office:value-type="float" office:value="0.798333333333333" calcext:value-type="float">
            <text:p>0.798333333333333</text:p>
          </table:table-cell>
          <table:table-cell office:value-type="float" office:value="0.0886764041959511" calcext:value-type="float">
            <text:p>0.0886764041959511</text:p>
          </table:table-cell>
          <table:table-cell office:value-type="float" office:value="0.773809523809524" calcext:value-type="float">
            <text:p>0.773809523809524</text:p>
          </table:table-cell>
          <table:table-cell office:value-type="float" office:value="0.0462773959908357" calcext:value-type="float">
            <text:p>0.0462773959908357</text:p>
          </table:table-cell>
          <table:table-cell office:value-type="float" office:value="0.797619047619048" calcext:value-type="float">
            <text:p>0.797619047619048</text:p>
          </table:table-cell>
          <table:table-cell office:value-type="float" office:value="0.0766520410644421" calcext:value-type="float">
            <text:p>0.0766520410644421</text:p>
          </table:table-cell>
          <table:table-cell office:value-type="float" office:value="0.802142857142857" calcext:value-type="float">
            <text:p>0.802142857142857</text:p>
          </table:table-cell>
          <table:table-cell office:value-type="float" office:value="0.0684792332885404" calcext:value-type="float">
            <text:p>0.0684792332885404</text:p>
          </table:table-cell>
          <table:table-cell office:value-type="float" office:value="0.789047619047619" calcext:value-type="float">
            <text:p>0.789047619047619</text:p>
          </table:table-cell>
          <table:table-cell office:value-type="float" office:value="0.0585281812204733" calcext:value-type="float">
            <text:p>0.0585281812204733</text:p>
          </table:table-cell>
          <table:table-cell office:value-type="float" office:value="0.798809523809524" calcext:value-type="float">
            <text:p>0.798809523809524</text:p>
          </table:table-cell>
          <table:table-cell office:value-type="float" office:value="0.088129194085094" calcext:value-type="float">
            <text:p>0.088129194085094</text:p>
          </table:table-cell>
          <table:table-cell office:value-type="float" office:value="0.783095238095238" calcext:value-type="float">
            <text:p>0.783095238095238</text:p>
          </table:table-cell>
          <table:table-cell office:value-type="float" office:value="0.100103561894952" calcext:value-type="float">
            <text:p>0.100103561894952</text:p>
          </table:table-cell>
          <table:table-cell office:value-type="float" office:value="0.806904761904762" calcext:value-type="float">
            <text:p>0.806904761904762</text:p>
          </table:table-cell>
          <table:table-cell office:value-type="float" office:value="0.0837250807156465" calcext:value-type="float">
            <text:p>0.0837250807156465</text:p>
          </table:table-cell>
          <table:table-cell office:value-type="float" office:value="0.812380952380952" calcext:value-type="float">
            <text:p>0.812380952380952</text:p>
          </table:table-cell>
          <table:table-cell office:value-type="float" office:value="0.0976725882339331" calcext:value-type="float">
            <text:p>0.0976725882339331</text:p>
          </table:table-cell>
          <table:table-cell office:value-type="float" office:value="0.788095238095238" calcext:value-type="float">
            <text:p>0.788095238095238</text:p>
          </table:table-cell>
          <table:table-cell office:value-type="float" office:value="0.0620977861651382" calcext:value-type="float">
            <text:p>0.0620977861651382</text:p>
          </table:table-cell>
          <table:table-cell office:value-type="float" office:value="0.754047619047619" calcext:value-type="float">
            <text:p>0.754047619047619</text:p>
          </table:table-cell>
          <table:table-cell office:value-type="float" office:value="0.0613533644045632" calcext:value-type="float">
            <text:p>0.0613533644045632</text:p>
          </table:table-cell>
          <table:table-cell office:value-type="float" office:value="0.798095238095238" calcext:value-type="float">
            <text:p>0.798095238095238</text:p>
          </table:table-cell>
          <table:table-cell office:value-type="float" office:value="0.0804826083036267" calcext:value-type="float">
            <text:p>0.0804826083036267</text:p>
          </table:table-cell>
          <table:table-cell office:value-type="float" office:value="0.808095238095238" calcext:value-type="float">
            <text:p>0.808095238095238</text:p>
          </table:table-cell>
          <table:table-cell office:value-type="float" office:value="0.0803761000566552" calcext:value-type="float">
            <text:p>0.0803761000566552</text:p>
          </table:table-cell>
          <table:table-cell office:value-type="float" office:value="0.763809523809524" calcext:value-type="float">
            <text:p>0.763809523809524</text:p>
          </table:table-cell>
          <table:table-cell office:value-type="float" office:value="0.0764282005628147" calcext:value-type="float">
            <text:p>0.076428200562814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onar</text:p>
          </table:table-cell>
          <table:table-cell office:value-type="float" office:value="0.807619047619048" calcext:value-type="float">
            <text:p>0.807619047619048</text:p>
          </table:table-cell>
          <table:table-cell office:value-type="float" office:value="0.0745592575902967" calcext:value-type="float">
            <text:p>0.0745592575902967</text:p>
          </table:table-cell>
          <table:table-cell office:value-type="float" office:value="0.802380952380952" calcext:value-type="float">
            <text:p>0.802380952380952</text:p>
          </table:table-cell>
          <table:table-cell office:value-type="float" office:value="0.0711723800680805" calcext:value-type="float">
            <text:p>0.0711723800680805</text:p>
          </table:table-cell>
          <table:table-cell office:value-type="float" office:value="0.788809523809524" calcext:value-type="float">
            <text:p>0.788809523809524</text:p>
          </table:table-cell>
          <table:table-cell office:value-type="float" office:value="0.0775510949993674" calcext:value-type="float">
            <text:p>0.0775510949993674</text:p>
          </table:table-cell>
          <table:table-cell office:value-type="float" office:value="0.768809523809524" calcext:value-type="float">
            <text:p>0.768809523809524</text:p>
          </table:table-cell>
          <table:table-cell office:value-type="float" office:value="0.0645589919505638" calcext:value-type="float">
            <text:p>0.0645589919505638</text:p>
          </table:table-cell>
          <table:table-cell office:value-type="float" office:value="0.812380952380952" calcext:value-type="float">
            <text:p>0.812380952380952</text:p>
          </table:table-cell>
          <table:table-cell office:value-type="float" office:value="0.0696407655815802" calcext:value-type="float">
            <text:p>0.0696407655815802</text:p>
          </table:table-cell>
          <table:table-cell office:value-type="float" office:value="0.807142857142857" calcext:value-type="float">
            <text:p>0.807142857142857</text:p>
          </table:table-cell>
          <table:table-cell office:value-type="float" office:value="0.0574506700662027" calcext:value-type="float">
            <text:p>0.0574506700662027</text:p>
          </table:table-cell>
          <table:table-cell office:value-type="float" office:value="0.822142857142857" calcext:value-type="float">
            <text:p>0.822142857142857</text:p>
          </table:table-cell>
          <table:table-cell office:value-type="float" office:value="0.0718159688629476" calcext:value-type="float">
            <text:p>0.0718159688629476</text:p>
          </table:table-cell>
          <table:table-cell office:value-type="float" office:value="0.784047619047619" calcext:value-type="float">
            <text:p>0.784047619047619</text:p>
          </table:table-cell>
          <table:table-cell office:value-type="float" office:value="0.0924189225409937" calcext:value-type="float">
            <text:p>0.0924189225409937</text:p>
          </table:table-cell>
          <table:table-cell office:value-type="float" office:value="0.783809523809524" calcext:value-type="float">
            <text:p>0.783809523809524</text:p>
          </table:table-cell>
          <table:table-cell office:value-type="float" office:value="0.0783570910081677" calcext:value-type="float">
            <text:p>0.0783570910081677</text:p>
          </table:table-cell>
          <table:table-cell office:value-type="float" office:value="0.822619047619047" calcext:value-type="float">
            <text:p>0.822619047619047</text:p>
          </table:table-cell>
          <table:table-cell office:value-type="float" office:value="0.0702302479698511" calcext:value-type="float">
            <text:p>0.0702302479698511</text:p>
          </table:table-cell>
          <table:table-cell office:value-type="float" office:value="0.793571428571428" calcext:value-type="float">
            <text:p>0.793571428571428</text:p>
          </table:table-cell>
          <table:table-cell office:value-type="float" office:value="0.0803749245464204" calcext:value-type="float">
            <text:p>0.0803749245464204</text:p>
          </table:table-cell>
          <table:table-cell office:value-type="float" office:value="0.76452380952381" calcext:value-type="float">
            <text:p>0.76452380952381</text:p>
          </table:table-cell>
          <table:table-cell office:value-type="float" office:value="0.0648121692581772" calcext:value-type="float">
            <text:p>0.0648121692581772</text:p>
          </table:table-cell>
          <table:table-cell office:value-type="float" office:value="0.802142857142857" calcext:value-type="float">
            <text:p>0.802142857142857</text:p>
          </table:table-cell>
          <table:table-cell office:value-type="float" office:value="0.0906462478675015" calcext:value-type="float">
            <text:p>0.0906462478675015</text:p>
          </table:table-cell>
          <table:table-cell office:value-type="float" office:value="0.816904761904762" calcext:value-type="float">
            <text:p>0.816904761904762</text:p>
          </table:table-cell>
          <table:table-cell office:value-type="float" office:value="0.0821300120314812" calcext:value-type="float">
            <text:p>0.0821300120314812</text:p>
          </table:table-cell>
          <table:table-cell office:value-type="float" office:value="0.774285714285714" calcext:value-type="float">
            <text:p>0.774285714285714</text:p>
          </table:table-cell>
          <table:table-cell office:value-type="float" office:value="0.0706465123358217" calcext:value-type="float">
            <text:p>0.0706465123358217</text:p>
          </table:table-cell>
          <table:table-cell office:value-type="float" office:value="0.797857142857143" calcext:value-type="float">
            <text:p>0.797857142857143</text:p>
          </table:table-cell>
          <table:table-cell office:value-type="float" office:value="0.0797328779213288" calcext:value-type="float">
            <text:p>0.079732877921328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onar</text:p>
          </table:table-cell>
          <table:table-cell office:value-type="float" office:value="0.793571428571428" calcext:value-type="float">
            <text:p>0.793571428571428</text:p>
          </table:table-cell>
          <table:table-cell office:value-type="float" office:value="0.0666671390761795" calcext:value-type="float">
            <text:p>0.0666671390761795</text:p>
          </table:table-cell>
          <table:table-cell office:value-type="float" office:value="0.797619047619048" calcext:value-type="float">
            <text:p>0.797619047619048</text:p>
          </table:table-cell>
          <table:table-cell office:value-type="float" office:value="0.0722265828092282" calcext:value-type="float">
            <text:p>0.0722265828092282</text:p>
          </table:table-cell>
          <table:table-cell office:value-type="float" office:value="0.802619047619048" calcext:value-type="float">
            <text:p>0.802619047619048</text:p>
          </table:table-cell>
          <table:table-cell office:value-type="float" office:value="0.0706344747622809" calcext:value-type="float">
            <text:p>0.0706344747622809</text:p>
          </table:table-cell>
          <table:table-cell office:value-type="float" office:value="0.793333333333333" calcext:value-type="float">
            <text:p>0.793333333333333</text:p>
          </table:table-cell>
          <table:table-cell office:value-type="float" office:value="0.0672011829671879" calcext:value-type="float">
            <text:p>0.0672011829671879</text:p>
          </table:table-cell>
          <table:table-cell office:value-type="float" office:value="0.797857142857143" calcext:value-type="float">
            <text:p>0.797857142857143</text:p>
          </table:table-cell>
          <table:table-cell office:value-type="float" office:value="0.0559222591440587" calcext:value-type="float">
            <text:p>0.0559222591440587</text:p>
          </table:table-cell>
          <table:table-cell office:value-type="float" office:value="0.793095238095238" calcext:value-type="float">
            <text:p>0.793095238095238</text:p>
          </table:table-cell>
          <table:table-cell office:value-type="float" office:value="0.0724307994606329" calcext:value-type="float">
            <text:p>0.0724307994606329</text:p>
          </table:table-cell>
          <table:table-cell office:value-type="float" office:value="0.802619047619048" calcext:value-type="float">
            <text:p>0.802619047619048</text:p>
          </table:table-cell>
          <table:table-cell office:value-type="float" office:value="0.0818996091648519" calcext:value-type="float">
            <text:p>0.0818996091648519</text:p>
          </table:table-cell>
          <table:table-cell office:value-type="float" office:value="0.798333333333333" calcext:value-type="float">
            <text:p>0.798333333333333</text:p>
          </table:table-cell>
          <table:table-cell office:value-type="float" office:value="0.0914735476896667" calcext:value-type="float">
            <text:p>0.0914735476896667</text:p>
          </table:table-cell>
          <table:table-cell office:value-type="float" office:value="0.788095238095238" calcext:value-type="float">
            <text:p>0.788095238095238</text:p>
          </table:table-cell>
          <table:table-cell office:value-type="float" office:value="0.0798477387009887" calcext:value-type="float">
            <text:p>0.0798477387009887</text:p>
          </table:table-cell>
          <table:table-cell office:value-type="float" office:value="0.826904761904762" calcext:value-type="float">
            <text:p>0.826904761904762</text:p>
          </table:table-cell>
          <table:table-cell office:value-type="float" office:value="0.0717457683658601" calcext:value-type="float">
            <text:p>0.0717457683658601</text:p>
          </table:table-cell>
          <table:table-cell office:value-type="float" office:value="0.803095238095238" calcext:value-type="float">
            <text:p>0.803095238095238</text:p>
          </table:table-cell>
          <table:table-cell office:value-type="float" office:value="0.0754264770432335" calcext:value-type="float">
            <text:p>0.0754264770432335</text:p>
          </table:table-cell>
          <table:table-cell office:value-type="float" office:value="0.778571428571429" calcext:value-type="float">
            <text:p>0.778571428571429</text:p>
          </table:table-cell>
          <table:table-cell office:value-type="float" office:value="0.0856334127586914" calcext:value-type="float">
            <text:p>0.0856334127586914</text:p>
          </table:table-cell>
          <table:table-cell office:value-type="float" office:value="0.807619047619048" calcext:value-type="float">
            <text:p>0.807619047619048</text:p>
          </table:table-cell>
          <table:table-cell office:value-type="float" office:value="0.0710997723386382" calcext:value-type="float">
            <text:p>0.0710997723386382</text:p>
          </table:table-cell>
          <table:table-cell office:value-type="float" office:value="0.797857142857143" calcext:value-type="float">
            <text:p>0.797857142857143</text:p>
          </table:table-cell>
          <table:table-cell office:value-type="float" office:value="0.0784265941032467" calcext:value-type="float">
            <text:p>0.0784265941032467</text:p>
          </table:table-cell>
          <table:table-cell office:value-type="float" office:value="0.76452380952381" calcext:value-type="float">
            <text:p>0.76452380952381</text:p>
          </table:table-cell>
          <table:table-cell office:value-type="float" office:value="0.0648121692581772" calcext:value-type="float">
            <text:p>0.0648121692581772</text:p>
          </table:table-cell>
          <table:table-cell office:value-type="float" office:value="0.788095238095238" calcext:value-type="float">
            <text:p>0.788095238095238</text:p>
          </table:table-cell>
          <table:table-cell office:value-type="float" office:value="0.0951322162779155" calcext:value-type="float">
            <text:p>0.095132216277915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onar</text:p>
          </table:table-cell>
          <table:table-cell office:value-type="float" office:value="0.793571428571428" calcext:value-type="float">
            <text:p>0.793571428571428</text:p>
          </table:table-cell>
          <table:table-cell office:value-type="float" office:value="0.0586233477462914" calcext:value-type="float">
            <text:p>0.0586233477462914</text:p>
          </table:table-cell>
          <table:table-cell office:value-type="float" office:value="0.802857142857143" calcext:value-type="float">
            <text:p>0.802857142857143</text:p>
          </table:table-cell>
          <table:table-cell office:value-type="float" office:value="0.0762714516784875" calcext:value-type="float">
            <text:p>0.0762714516784875</text:p>
          </table:table-cell>
          <table:table-cell office:value-type="float" office:value="0.807380952380952" calcext:value-type="float">
            <text:p>0.807380952380952</text:p>
          </table:table-cell>
          <table:table-cell office:value-type="float" office:value="0.082466771826781" calcext:value-type="float">
            <text:p>0.082466771826781</text:p>
          </table:table-cell>
          <table:table-cell office:value-type="float" office:value="0.793333333333333" calcext:value-type="float">
            <text:p>0.793333333333333</text:p>
          </table:table-cell>
          <table:table-cell office:value-type="float" office:value="0.0505176030576955" calcext:value-type="float">
            <text:p>0.0505176030576955</text:p>
          </table:table-cell>
          <table:table-cell office:value-type="float" office:value="0.793095238095238" calcext:value-type="float">
            <text:p>0.793095238095238</text:p>
          </table:table-cell>
          <table:table-cell office:value-type="float" office:value="0.0724307994606329" calcext:value-type="float">
            <text:p>0.0724307994606329</text:p>
          </table:table-cell>
          <table:table-cell office:value-type="float" office:value="0.793809523809524" calcext:value-type="float">
            <text:p>0.793809523809524</text:p>
          </table:table-cell>
          <table:table-cell office:value-type="float" office:value="0.0534899439078911" calcext:value-type="float">
            <text:p>0.0534899439078911</text:p>
          </table:table-cell>
          <table:table-cell office:value-type="float" office:value="0.802619047619048" calcext:value-type="float">
            <text:p>0.802619047619048</text:p>
          </table:table-cell>
          <table:table-cell office:value-type="float" office:value="0.0669725597475061" calcext:value-type="float">
            <text:p>0.0669725597475061</text:p>
          </table:table-cell>
          <table:table-cell office:value-type="float" office:value="0.783571428571429" calcext:value-type="float">
            <text:p>0.783571428571429</text:p>
          </table:table-cell>
          <table:table-cell office:value-type="float" office:value="0.0849350974185264" calcext:value-type="float">
            <text:p>0.0849350974185264</text:p>
          </table:table-cell>
          <table:table-cell office:value-type="float" office:value="0.812142857142857" calcext:value-type="float">
            <text:p>0.812142857142857</text:p>
          </table:table-cell>
          <table:table-cell office:value-type="float" office:value="0.0802682734136298" calcext:value-type="float">
            <text:p>0.0802682734136298</text:p>
          </table:table-cell>
          <table:table-cell office:value-type="float" office:value="0.822380952380952" calcext:value-type="float">
            <text:p>0.822380952380952</text:p>
          </table:table-cell>
          <table:table-cell office:value-type="float" office:value="0.0835650595260684" calcext:value-type="float">
            <text:p>0.0835650595260684</text:p>
          </table:table-cell>
          <table:table-cell office:value-type="float" office:value="0.802857142857143" calcext:value-type="float">
            <text:p>0.802857142857143</text:p>
          </table:table-cell>
          <table:table-cell office:value-type="float" office:value="0.0795062236994934" calcext:value-type="float">
            <text:p>0.0795062236994934</text:p>
          </table:table-cell>
          <table:table-cell office:value-type="float" office:value="0.788095238095238" calcext:value-type="float">
            <text:p>0.788095238095238</text:p>
          </table:table-cell>
          <table:table-cell office:value-type="float" office:value="0.0829431530716755" calcext:value-type="float">
            <text:p>0.0829431530716755</text:p>
          </table:table-cell>
          <table:table-cell office:value-type="float" office:value="0.783571428571429" calcext:value-type="float">
            <text:p>0.783571428571429</text:p>
          </table:table-cell>
          <table:table-cell office:value-type="float" office:value="0.0849350974185264" calcext:value-type="float">
            <text:p>0.0849350974185264</text:p>
          </table:table-cell>
          <table:table-cell office:value-type="float" office:value="0.822142857142857" calcext:value-type="float">
            <text:p>0.822142857142857</text:p>
          </table:table-cell>
          <table:table-cell office:value-type="float" office:value="0.0674561156487888" calcext:value-type="float">
            <text:p>0.0674561156487888</text:p>
          </table:table-cell>
          <table:table-cell office:value-type="float" office:value="0.774285714285714" calcext:value-type="float">
            <text:p>0.774285714285714</text:p>
          </table:table-cell>
          <table:table-cell office:value-type="float" office:value="0.063111957453365" calcext:value-type="float">
            <text:p>0.063111957453365</text:p>
          </table:table-cell>
          <table:table-cell office:value-type="float" office:value="0.798095238095238" calcext:value-type="float">
            <text:p>0.798095238095238</text:p>
          </table:table-cell>
          <table:table-cell office:value-type="float" office:value="0.0814395549385652" calcext:value-type="float">
            <text:p>0.081439554938565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onar</text:p>
          </table:table-cell>
          <table:table-cell office:value-type="float" office:value="0.803095238095238" calcext:value-type="float">
            <text:p>0.803095238095238</text:p>
          </table:table-cell>
          <table:table-cell office:value-type="float" office:value="0.0606096722966997" calcext:value-type="float">
            <text:p>0.0606096722966997</text:p>
          </table:table-cell>
          <table:table-cell office:value-type="float" office:value="0.788095238095238" calcext:value-type="float">
            <text:p>0.788095238095238</text:p>
          </table:table-cell>
          <table:table-cell office:value-type="float" office:value="0.0766273848558813" calcext:value-type="float">
            <text:p>0.0766273848558813</text:p>
          </table:table-cell>
          <table:table-cell office:value-type="float" office:value="0.812142857142857" calcext:value-type="float">
            <text:p>0.812142857142857</text:p>
          </table:table-cell>
          <table:table-cell office:value-type="float" office:value="0.0673102906921088" calcext:value-type="float">
            <text:p>0.0673102906921088</text:p>
          </table:table-cell>
          <table:table-cell office:value-type="float" office:value="0.788809523809524" calcext:value-type="float">
            <text:p>0.788809523809524</text:p>
          </table:table-cell>
          <table:table-cell office:value-type="float" office:value="0.0546876653436653" calcext:value-type="float">
            <text:p>0.0546876653436653</text:p>
          </table:table-cell>
          <table:table-cell office:value-type="float" office:value="0.788571428571428" calcext:value-type="float">
            <text:p>0.788571428571428</text:p>
          </table:table-cell>
          <table:table-cell office:value-type="float" office:value="0.0902796528673227" calcext:value-type="float">
            <text:p>0.0902796528673227</text:p>
          </table:table-cell>
          <table:table-cell office:value-type="float" office:value="0.793333333333333" calcext:value-type="float">
            <text:p>0.793333333333333</text:p>
          </table:table-cell>
          <table:table-cell office:value-type="float" office:value="0.0633410903472575" calcext:value-type="float">
            <text:p>0.0633410903472575</text:p>
          </table:table-cell>
          <table:table-cell office:value-type="float" office:value="0.812619047619048" calcext:value-type="float">
            <text:p>0.812619047619048</text:p>
          </table:table-cell>
          <table:table-cell office:value-type="float" office:value="0.0656963590301708" calcext:value-type="float">
            <text:p>0.0656963590301708</text:p>
          </table:table-cell>
          <table:table-cell office:value-type="float" office:value="0.783809523809524" calcext:value-type="float">
            <text:p>0.783809523809524</text:p>
          </table:table-cell>
          <table:table-cell office:value-type="float" office:value="0.0842377228629597" calcext:value-type="float">
            <text:p>0.0842377228629597</text:p>
          </table:table-cell>
          <table:table-cell office:value-type="float" office:value="0.797857142857143" calcext:value-type="float">
            <text:p>0.797857142857143</text:p>
          </table:table-cell>
          <table:table-cell office:value-type="float" office:value="0.0846081626928246" calcext:value-type="float">
            <text:p>0.0846081626928246</text:p>
          </table:table-cell>
          <table:table-cell office:value-type="float" office:value="0.817619047619048" calcext:value-type="float">
            <text:p>0.817619047619048</text:p>
          </table:table-cell>
          <table:table-cell office:value-type="float" office:value="0.0763820343244961" calcext:value-type="float">
            <text:p>0.0763820343244961</text:p>
          </table:table-cell>
          <table:table-cell office:value-type="float" office:value="0.817142857142857" calcext:value-type="float">
            <text:p>0.817142857142857</text:p>
          </table:table-cell>
          <table:table-cell office:value-type="float" office:value="0.059452867777967" calcext:value-type="float">
            <text:p>0.059452867777967</text:p>
          </table:table-cell>
          <table:table-cell office:value-type="float" office:value="0.793095238095238" calcext:value-type="float">
            <text:p>0.793095238095238</text:p>
          </table:table-cell>
          <table:table-cell office:value-type="float" office:value="0.07171415572267" calcext:value-type="float">
            <text:p>0.07171415572267</text:p>
          </table:table-cell>
          <table:table-cell office:value-type="float" office:value="0.807142857142857" calcext:value-type="float">
            <text:p>0.807142857142857</text:p>
          </table:table-cell>
          <table:table-cell office:value-type="float" office:value="0.088519641229198" calcext:value-type="float">
            <text:p>0.088519641229198</text:p>
          </table:table-cell>
          <table:table-cell office:value-type="float" office:value="0.812380952380952" calcext:value-type="float">
            <text:p>0.812380952380952</text:p>
          </table:table-cell>
          <table:table-cell office:value-type="float" office:value="0.0659236752993838" calcext:value-type="float">
            <text:p>0.0659236752993838</text:p>
          </table:table-cell>
          <table:table-cell office:value-type="float" office:value="0.779047619047619" calcext:value-type="float">
            <text:p>0.779047619047619</text:p>
          </table:table-cell>
          <table:table-cell office:value-type="float" office:value="0.0747701609703319" calcext:value-type="float">
            <text:p>0.0747701609703319</text:p>
          </table:table-cell>
          <table:table-cell office:value-type="float" office:value="0.793095238095238" calcext:value-type="float">
            <text:p>0.793095238095238</text:p>
          </table:table-cell>
          <table:table-cell office:value-type="float" office:value="0.0688644715705885" calcext:value-type="float">
            <text:p>0.068864471570588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onar</text:p>
          </table:table-cell>
          <table:table-cell office:value-type="float" office:value="0.798285714285714" calcext:value-type="float">
            <text:p>0.798285714285714</text:p>
          </table:table-cell>
          <table:table-cell office:value-type="float" office:value="0.0668598459152788" calcext:value-type="float">
            <text:p>0.0668598459152788</text:p>
          </table:table-cell>
          <table:table-cell office:value-type="float" office:value="0.797809523809524" calcext:value-type="float">
            <text:p>0.797809523809524</text:p>
          </table:table-cell>
          <table:table-cell office:value-type="float" office:value="0.0710137398103353" calcext:value-type="float">
            <text:p>0.0710137398103353</text:p>
          </table:table-cell>
          <table:table-cell office:value-type="float" office:value="0.801857142857143" calcext:value-type="float">
            <text:p>0.801857142857143</text:p>
          </table:table-cell>
          <table:table-cell office:value-type="float" office:value="0.0773278072952978" calcext:value-type="float">
            <text:p>0.0773278072952978</text:p>
          </table:table-cell>
          <table:table-cell office:value-type="float" office:value="0.783619047619048" calcext:value-type="float">
            <text:p>0.783619047619048</text:p>
          </table:table-cell>
          <table:table-cell office:value-type="float" office:value="0.0566485678619896" calcext:value-type="float">
            <text:p>0.0566485678619896</text:p>
          </table:table-cell>
          <table:table-cell office:value-type="float" office:value="0.797904761904762" calcext:value-type="float">
            <text:p>0.797904761904762</text:p>
          </table:table-cell>
          <table:table-cell office:value-type="float" office:value="0.0729851036236073" calcext:value-type="float">
            <text:p>0.0729851036236073</text:p>
          </table:table-cell>
          <table:table-cell office:value-type="float" office:value="0.797904761904762" calcext:value-type="float">
            <text:p>0.797904761904762</text:p>
          </table:table-cell>
          <table:table-cell office:value-type="float" office:value="0.0630383474141049" calcext:value-type="float">
            <text:p>0.0630383474141049</text:p>
          </table:table-cell>
          <table:table-cell office:value-type="float" office:value="0.805809523809524" calcext:value-type="float">
            <text:p>0.805809523809524</text:p>
          </table:table-cell>
          <table:table-cell office:value-type="float" office:value="0.0689825356051899" calcext:value-type="float">
            <text:p>0.0689825356051899</text:p>
          </table:table-cell>
          <table:table-cell office:value-type="float" office:value="0.789714285714286" calcext:value-type="float">
            <text:p>0.789714285714286</text:p>
          </table:table-cell>
          <table:table-cell office:value-type="float" office:value="0.0882388969194481" calcext:value-type="float">
            <text:p>0.0882388969194481</text:p>
          </table:table-cell>
          <table:table-cell office:value-type="float" office:value="0.793" calcext:value-type="float">
            <text:p>0.793</text:p>
          </table:table-cell>
          <table:table-cell office:value-type="float" office:value="0.0846369655421125" calcext:value-type="float">
            <text:p>0.0846369655421125</text:p>
          </table:table-cell>
          <table:table-cell office:value-type="float" office:value="0.819285714285714" calcext:value-type="float">
            <text:p>0.819285714285714</text:p>
          </table:table-cell>
          <table:table-cell office:value-type="float" office:value="0.0771296381803844" calcext:value-type="float">
            <text:p>0.0771296381803844</text:p>
          </table:table-cell>
          <table:table-cell office:value-type="float" office:value="0.805809523809524" calcext:value-type="float">
            <text:p>0.805809523809524</text:p>
          </table:table-cell>
          <table:table-cell office:value-type="float" office:value="0.0784866162602095" calcext:value-type="float">
            <text:p>0.0784866162602095</text:p>
          </table:table-cell>
          <table:table-cell office:value-type="float" office:value="0.782476190476191" calcext:value-type="float">
            <text:p>0.782476190476191</text:p>
          </table:table-cell>
          <table:table-cell office:value-type="float" office:value="0.0734401353952705" calcext:value-type="float">
            <text:p>0.0734401353952705</text:p>
          </table:table-cell>
          <table:table-cell office:value-type="float" office:value="0.790904761904762" calcext:value-type="float">
            <text:p>0.790904761904762</text:p>
          </table:table-cell>
          <table:table-cell office:value-type="float" office:value="0.0793108246516855" calcext:value-type="float">
            <text:p>0.0793108246516855</text:p>
          </table:table-cell>
          <table:table-cell office:value-type="float" office:value="0.80947619047619" calcext:value-type="float">
            <text:p>0.80947619047619</text:p>
          </table:table-cell>
          <table:table-cell office:value-type="float" office:value="0.0748838010773054" calcext:value-type="float">
            <text:p>0.0748838010773054</text:p>
          </table:table-cell>
          <table:table-cell office:value-type="float" office:value="0.780047619047619" calcext:value-type="float">
            <text:p>0.780047619047619</text:p>
          </table:table-cell>
          <table:table-cell office:value-type="float" office:value="0.0707433800148702" calcext:value-type="float">
            <text:p>0.0707433800148702</text:p>
          </table:table-cell>
          <table:table-cell office:value-type="float" office:value="0.788190476190476" calcext:value-type="float">
            <text:p>0.788190476190476</text:p>
          </table:table-cell>
          <table:table-cell office:value-type="float" office:value="0.0803194642542426" calcext:value-type="float">
            <text:p>0.08031946425424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spambase</text:p>
          </table:table-cell>
          <table:table-cell office:value-type="float" office:value="0.936044804395188" calcext:value-type="float">
            <text:p>0.936044804395188</text:p>
          </table:table-cell>
          <table:table-cell office:value-type="float" office:value="0.0149305706443406" calcext:value-type="float">
            <text:p>0.0149305706443406</text:p>
          </table:table-cell>
          <table:table-cell office:value-type="float" office:value="0.942350573079473" calcext:value-type="float">
            <text:p>0.942350573079473</text:p>
          </table:table-cell>
          <table:table-cell office:value-type="float" office:value="0.0107820827827223" calcext:value-type="float">
            <text:p>0.0107820827827223</text:p>
          </table:table-cell>
          <table:table-cell office:value-type="float" office:value="0.947136497110922" calcext:value-type="float">
            <text:p>0.947136497110922</text:p>
          </table:table-cell>
          <table:table-cell office:value-type="float" office:value="0.0120566121468589" calcext:value-type="float">
            <text:p>0.0120566121468589</text:p>
          </table:table-cell>
          <table:table-cell office:value-type="float" office:value="0.946485744056077" calcext:value-type="float">
            <text:p>0.946485744056077</text:p>
          </table:table-cell>
          <table:table-cell office:value-type="float" office:value="0.0081584304787161" calcext:value-type="float">
            <text:p>0.0081584304787161</text:p>
          </table:table-cell>
          <table:table-cell office:value-type="float" office:value="0.948658709860756" calcext:value-type="float">
            <text:p>0.948658709860756</text:p>
          </table:table-cell>
          <table:table-cell office:value-type="float" office:value="0.0129922095243416" calcext:value-type="float">
            <text:p>0.0129922095243416</text:p>
          </table:table-cell>
          <table:table-cell office:value-type="float" office:value="0.945398313914938" calcext:value-type="float">
            <text:p>0.945398313914938</text:p>
          </table:table-cell>
          <table:table-cell office:value-type="float" office:value="0.0096438643712845" calcext:value-type="float">
            <text:p>0.0096438643712845</text:p>
          </table:table-cell>
          <table:table-cell office:value-type="float" office:value="0.943655868144359" calcext:value-type="float">
            <text:p>0.943655868144359</text:p>
          </table:table-cell>
          <table:table-cell office:value-type="float" office:value="0.0120786950839503" calcext:value-type="float">
            <text:p>0.0120786950839503</text:p>
          </table:table-cell>
          <table:table-cell office:value-type="float" office:value="0.943653026427963" calcext:value-type="float">
            <text:p>0.943653026427963</text:p>
          </table:table-cell>
          <table:table-cell office:value-type="float" office:value="0.0106626886398602" calcext:value-type="float">
            <text:p>0.0106626886398602</text:p>
          </table:table-cell>
          <table:table-cell office:value-type="float" office:value="0.945833096523634" calcext:value-type="float">
            <text:p>0.945833096523634</text:p>
          </table:table-cell>
          <table:table-cell office:value-type="float" office:value="0.0122387408932838" calcext:value-type="float">
            <text:p>0.0122387408932838</text:p>
          </table:table-cell>
          <table:table-cell office:value-type="float" office:value="0.94452590698115" calcext:value-type="float">
            <text:p>0.94452590698115</text:p>
          </table:table-cell>
          <table:table-cell office:value-type="float" office:value="0.0099712480429898" calcext:value-type="float">
            <text:p>0.0099712480429898</text:p>
          </table:table-cell>
          <table:table-cell office:value-type="float" office:value="0.944308989296201" calcext:value-type="float">
            <text:p>0.944308989296201</text:p>
          </table:table-cell>
          <table:table-cell office:value-type="float" office:value="0.0131849129135613" calcext:value-type="float">
            <text:p>0.0131849129135613</text:p>
          </table:table-cell>
          <table:table-cell office:value-type="float" office:value="0.947354362034669" calcext:value-type="float">
            <text:p>0.947354362034669</text:p>
          </table:table-cell>
          <table:table-cell office:value-type="float" office:value="0.0132886977287698" calcext:value-type="float">
            <text:p>0.0132886977287698</text:p>
          </table:table-cell>
          <table:table-cell office:value-type="float" office:value="0.946264090177134" calcext:value-type="float">
            <text:p>0.946264090177134</text:p>
          </table:table-cell>
          <table:table-cell office:value-type="float" office:value="0.0141554252131541" calcext:value-type="float">
            <text:p>0.0141554252131541</text:p>
          </table:table-cell>
          <table:table-cell office:value-type="float" office:value="0.941698872785829" calcext:value-type="float">
            <text:p>0.941698872785829</text:p>
          </table:table-cell>
          <table:table-cell office:value-type="float" office:value="0.009728275190484" calcext:value-type="float">
            <text:p>0.009728275190484</text:p>
          </table:table-cell>
          <table:table-cell office:value-type="float" office:value="0.942567490764422" calcext:value-type="float">
            <text:p>0.942567490764422</text:p>
          </table:table-cell>
          <table:table-cell office:value-type="float" office:value="0.0161954076579219" calcext:value-type="float">
            <text:p>0.0161954076579219</text:p>
          </table:table-cell>
          <table:table-cell office:value-type="float" office:value="0.942567964383821" calcext:value-type="float">
            <text:p>0.942567964383821</text:p>
          </table:table-cell>
          <table:table-cell office:value-type="float" office:value="0.0098700388450734" calcext:value-type="float">
            <text:p>0.009870038845073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spambase</text:p>
          </table:table-cell>
          <table:table-cell office:value-type="float" office:value="0.939526380600549" calcext:value-type="float">
            <text:p>0.939526380600549</text:p>
          </table:table-cell>
          <table:table-cell office:value-type="float" office:value="0.0150885810037973" calcext:value-type="float">
            <text:p>0.0150885810037973</text:p>
          </table:table-cell>
          <table:table-cell office:value-type="float" office:value="0.946267879132329" calcext:value-type="float">
            <text:p>0.946267879132329</text:p>
          </table:table-cell>
          <table:table-cell office:value-type="float" office:value="0.0099508714481031" calcext:value-type="float">
            <text:p>0.0099508714481031</text:p>
          </table:table-cell>
          <table:table-cell office:value-type="float" office:value="0.946483849578479" calcext:value-type="float">
            <text:p>0.946483849578479</text:p>
          </table:table-cell>
          <table:table-cell office:value-type="float" office:value="0.0111156889375608" calcext:value-type="float">
            <text:p>0.0111156889375608</text:p>
          </table:table-cell>
          <table:table-cell office:value-type="float" office:value="0.949313251870797" calcext:value-type="float">
            <text:p>0.949313251870797</text:p>
          </table:table-cell>
          <table:table-cell office:value-type="float" office:value="0.0081554525416529" calcext:value-type="float">
            <text:p>0.0081554525416529</text:p>
          </table:table-cell>
          <table:table-cell office:value-type="float" office:value="0.946484796817277" calcext:value-type="float">
            <text:p>0.946484796817277</text:p>
          </table:table-cell>
          <table:table-cell office:value-type="float" office:value="0.0109193488201351" calcext:value-type="float">
            <text:p>0.0109193488201351</text:p>
          </table:table-cell>
          <table:table-cell office:value-type="float" office:value="0.947137444349721" calcext:value-type="float">
            <text:p>0.947137444349721</text:p>
          </table:table-cell>
          <table:table-cell office:value-type="float" office:value="0.0113327739895051" calcext:value-type="float">
            <text:p>0.0113327739895051</text:p>
          </table:table-cell>
          <table:table-cell office:value-type="float" office:value="0.94756843800322" calcext:value-type="float">
            <text:p>0.94756843800322</text:p>
          </table:table-cell>
          <table:table-cell office:value-type="float" office:value="0.0128922626676044" calcext:value-type="float">
            <text:p>0.0128922626676044</text:p>
          </table:table-cell>
          <table:table-cell office:value-type="float" office:value="0.948004641470115" calcext:value-type="float">
            <text:p>0.948004641470115</text:p>
          </table:table-cell>
          <table:table-cell office:value-type="float" office:value="0.0096730153276001" calcext:value-type="float">
            <text:p>0.0096730153276001</text:p>
          </table:table-cell>
          <table:table-cell office:value-type="float" office:value="0.947571753339017" calcext:value-type="float">
            <text:p>0.947571753339017</text:p>
          </table:table-cell>
          <table:table-cell office:value-type="float" office:value="0.0122029369801933" calcext:value-type="float">
            <text:p>0.0122029369801933</text:p>
          </table:table-cell>
          <table:table-cell office:value-type="float" office:value="0.946917211328976" calcext:value-type="float">
            <text:p>0.946917211328976</text:p>
          </table:table-cell>
          <table:table-cell office:value-type="float" office:value="0.011311758707268" calcext:value-type="float">
            <text:p>0.011311758707268</text:p>
          </table:table-cell>
          <table:table-cell office:value-type="float" office:value="0.947352941176471" calcext:value-type="float">
            <text:p>0.947352941176471</text:p>
          </table:table-cell>
          <table:table-cell office:value-type="float" office:value="0.0136089231280436" calcext:value-type="float">
            <text:p>0.0136089231280436</text:p>
          </table:table-cell>
          <table:table-cell office:value-type="float" office:value="0.946700293644028" calcext:value-type="float">
            <text:p>0.946700293644028</text:p>
          </table:table-cell>
          <table:table-cell office:value-type="float" office:value="0.0118982157069567" calcext:value-type="float">
            <text:p>0.0118982157069567</text:p>
          </table:table-cell>
          <table:table-cell office:value-type="float" office:value="0.947571753339017" calcext:value-type="float">
            <text:p>0.947571753339017</text:p>
          </table:table-cell>
          <table:table-cell office:value-type="float" office:value="0.0121613370788618" calcext:value-type="float">
            <text:p>0.0121613370788618</text:p>
          </table:table-cell>
          <table:table-cell office:value-type="float" office:value="0.945613337122289" calcext:value-type="float">
            <text:p>0.945613337122289</text:p>
          </table:table-cell>
          <table:table-cell office:value-type="float" office:value="0.0107699882306662" calcext:value-type="float">
            <text:p>0.0107699882306662</text:p>
          </table:table-cell>
          <table:table-cell office:value-type="float" office:value="0.947787250165767" calcext:value-type="float">
            <text:p>0.947787250165767</text:p>
          </table:table-cell>
          <table:table-cell office:value-type="float" office:value="0.014588246823857" calcext:value-type="float">
            <text:p>0.014588246823857</text:p>
          </table:table-cell>
          <table:table-cell office:value-type="float" office:value="0.945395945817941" calcext:value-type="float">
            <text:p>0.945395945817941</text:p>
          </table:table-cell>
          <table:table-cell office:value-type="float" office:value="0.0104455167815474" calcext:value-type="float">
            <text:p>0.010445516781547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spambase</text:p>
          </table:table-cell>
          <table:table-cell office:value-type="float" office:value="0.942571753339017" calcext:value-type="float">
            <text:p>0.942571753339017</text:p>
          </table:table-cell>
          <table:table-cell office:value-type="float" office:value="0.0140940997482654" calcext:value-type="float">
            <text:p>0.0140940997482654</text:p>
          </table:table-cell>
          <table:table-cell office:value-type="float" office:value="0.946267879132329" calcext:value-type="float">
            <text:p>0.946267879132329</text:p>
          </table:table-cell>
          <table:table-cell office:value-type="float" office:value="0.0103639894270841" calcext:value-type="float">
            <text:p>0.0103639894270841</text:p>
          </table:table-cell>
          <table:table-cell office:value-type="float" office:value="0.946267879132329" calcext:value-type="float">
            <text:p>0.946267879132329</text:p>
          </table:table-cell>
          <table:table-cell office:value-type="float" office:value="0.0113353237221103" calcext:value-type="float">
            <text:p>0.0113353237221103</text:p>
          </table:table-cell>
          <table:table-cell office:value-type="float" office:value="0.948659657099555" calcext:value-type="float">
            <text:p>0.948659657099555</text:p>
          </table:table-cell>
          <table:table-cell office:value-type="float" office:value="0.0072145275426671" calcext:value-type="float">
            <text:p>0.0072145275426671</text:p>
          </table:table-cell>
          <table:table-cell office:value-type="float" office:value="0.945613810741688" calcext:value-type="float">
            <text:p>0.945613810741688</text:p>
          </table:table-cell>
          <table:table-cell office:value-type="float" office:value="0.0118383788660801" calcext:value-type="float">
            <text:p>0.0118383788660801</text:p>
          </table:table-cell>
          <table:table-cell office:value-type="float" office:value="0.946918158567775" calcext:value-type="float">
            <text:p>0.946918158567775</text:p>
          </table:table-cell>
          <table:table-cell office:value-type="float" office:value="0.0095966212122696" calcext:value-type="float">
            <text:p>0.0095966212122696</text:p>
          </table:table-cell>
          <table:table-cell office:value-type="float" office:value="0.946481955100881" calcext:value-type="float">
            <text:p>0.946481955100881</text:p>
          </table:table-cell>
          <table:table-cell office:value-type="float" office:value="0.013473454958449" calcext:value-type="float">
            <text:p>0.013473454958449</text:p>
          </table:table-cell>
          <table:table-cell office:value-type="float" office:value="0.946918158567775" calcext:value-type="float">
            <text:p>0.946918158567775</text:p>
          </table:table-cell>
          <table:table-cell office:value-type="float" office:value="0.0090328923005127" calcext:value-type="float">
            <text:p>0.0090328923005127</text:p>
          </table:table-cell>
          <table:table-cell office:value-type="float" office:value="0.947571279719617" calcext:value-type="float">
            <text:p>0.947571279719617</text:p>
          </table:table-cell>
          <table:table-cell office:value-type="float" office:value="0.0124620219025264" calcext:value-type="float">
            <text:p>0.0124620219025264</text:p>
          </table:table-cell>
          <table:table-cell office:value-type="float" office:value="0.946047646111585" calcext:value-type="float">
            <text:p>0.946047646111585</text:p>
          </table:table-cell>
          <table:table-cell office:value-type="float" office:value="0.0097942008784748" calcext:value-type="float">
            <text:p>0.0097942008784748</text:p>
          </table:table-cell>
          <table:table-cell office:value-type="float" office:value="0.946483849578479" calcext:value-type="float">
            <text:p>0.946483849578479</text:p>
          </table:table-cell>
          <table:table-cell office:value-type="float" office:value="0.0131890027790534" calcext:value-type="float">
            <text:p>0.0131890027790534</text:p>
          </table:table-cell>
          <table:table-cell office:value-type="float" office:value="0.947787250165767" calcext:value-type="float">
            <text:p>0.947787250165767</text:p>
          </table:table-cell>
          <table:table-cell office:value-type="float" office:value="0.0121963188119817" calcext:value-type="float">
            <text:p>0.0121963188119817</text:p>
          </table:table-cell>
          <table:table-cell office:value-type="float" office:value="0.946267879132329" calcext:value-type="float">
            <text:p>0.946267879132329</text:p>
          </table:table-cell>
          <table:table-cell office:value-type="float" office:value="0.0111909866805138" calcext:value-type="float">
            <text:p>0.0111909866805138</text:p>
          </table:table-cell>
          <table:table-cell office:value-type="float" office:value="0.94756938524202" calcext:value-type="float">
            <text:p>0.94756938524202</text:p>
          </table:table-cell>
          <table:table-cell office:value-type="float" office:value="0.0131683902041706" calcext:value-type="float">
            <text:p>0.0131683902041706</text:p>
          </table:table-cell>
          <table:table-cell office:value-type="float" office:value="0.94756938524202" calcext:value-type="float">
            <text:p>0.94756938524202</text:p>
          </table:table-cell>
          <table:table-cell office:value-type="float" office:value="0.0146773173339354" calcext:value-type="float">
            <text:p>0.0146773173339354</text:p>
          </table:table-cell>
          <table:table-cell office:value-type="float" office:value="0.946700767263427" calcext:value-type="float">
            <text:p>0.946700767263427</text:p>
          </table:table-cell>
          <table:table-cell office:value-type="float" office:value="0.0121136077081558" calcext:value-type="float">
            <text:p>0.012113607708155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spambase</text:p>
          </table:table-cell>
          <table:table-cell office:value-type="float" office:value="0.942786776546367" calcext:value-type="float">
            <text:p>0.942786776546367</text:p>
          </table:table-cell>
          <table:table-cell office:value-type="float" office:value="0.0138370176917769" calcext:value-type="float">
            <text:p>0.0138370176917769</text:p>
          </table:table-cell>
          <table:table-cell office:value-type="float" office:value="0.94626740551293" calcext:value-type="float">
            <text:p>0.94626740551293</text:p>
          </table:table-cell>
          <table:table-cell office:value-type="float" office:value="0.010315898390398" calcext:value-type="float">
            <text:p>0.010315898390398</text:p>
          </table:table-cell>
          <table:table-cell office:value-type="float" office:value="0.94626693189353" calcext:value-type="float">
            <text:p>0.94626693189353</text:p>
          </table:table-cell>
          <table:table-cell office:value-type="float" office:value="0.0124420868518456" calcext:value-type="float">
            <text:p>0.0124420868518456</text:p>
          </table:table-cell>
          <table:table-cell office:value-type="float" office:value="0.947789144643364" calcext:value-type="float">
            <text:p>0.947789144643364</text:p>
          </table:table-cell>
          <table:table-cell office:value-type="float" office:value="0.0090173650539765" calcext:value-type="float">
            <text:p>0.0090173650539765</text:p>
          </table:table-cell>
          <table:table-cell office:value-type="float" office:value="0.94735341479587" calcext:value-type="float">
            <text:p>0.94735341479587</text:p>
          </table:table-cell>
          <table:table-cell office:value-type="float" office:value="0.0121845096886646" calcext:value-type="float">
            <text:p>0.0121845096886646</text:p>
          </table:table-cell>
          <table:table-cell office:value-type="float" office:value="0.945395472198541" calcext:value-type="float">
            <text:p>0.945395472198541</text:p>
          </table:table-cell>
          <table:table-cell office:value-type="float" office:value="0.0108435928456699" calcext:value-type="float">
            <text:p>0.0108435928456699</text:p>
          </table:table-cell>
          <table:table-cell office:value-type="float" office:value="0.947352941176471" calcext:value-type="float">
            <text:p>0.947352941176471</text:p>
          </table:table-cell>
          <table:table-cell office:value-type="float" office:value="0.0121838337512489" calcext:value-type="float">
            <text:p>0.0121838337512489</text:p>
          </table:table-cell>
          <table:table-cell office:value-type="float" office:value="0.947135549872123" calcext:value-type="float">
            <text:p>0.947135549872123</text:p>
          </table:table-cell>
          <table:table-cell office:value-type="float" office:value="0.0100715154590116" calcext:value-type="float">
            <text:p>0.0100715154590116</text:p>
          </table:table-cell>
          <table:table-cell office:value-type="float" office:value="0.946048593350384" calcext:value-type="float">
            <text:p>0.946048593350384</text:p>
          </table:table-cell>
          <table:table-cell office:value-type="float" office:value="0.0140610209313668" calcext:value-type="float">
            <text:p>0.0140610209313668</text:p>
          </table:table-cell>
          <table:table-cell office:value-type="float" office:value="0.946265037415933" calcext:value-type="float">
            <text:p>0.946265037415933</text:p>
          </table:table-cell>
          <table:table-cell office:value-type="float" office:value="0.0115758952820354" calcext:value-type="float">
            <text:p>0.0115758952820354</text:p>
          </table:table-cell>
          <table:table-cell office:value-type="float" office:value="0.946700767263427" calcext:value-type="float">
            <text:p>0.946700767263427</text:p>
          </table:table-cell>
          <table:table-cell office:value-type="float" office:value="0.0145570201370064" calcext:value-type="float">
            <text:p>0.0145570201370064</text:p>
          </table:table-cell>
          <table:table-cell office:value-type="float" office:value="0.947569858861419" calcext:value-type="float">
            <text:p>0.947569858861419</text:p>
          </table:table-cell>
          <table:table-cell office:value-type="float" office:value="0.0124292833837622" calcext:value-type="float">
            <text:p>0.0124292833837622</text:p>
          </table:table-cell>
          <table:table-cell office:value-type="float" office:value="0.947354835654068" calcext:value-type="float">
            <text:p>0.947354835654068</text:p>
          </table:table-cell>
          <table:table-cell office:value-type="float" office:value="0.0120860371258365" calcext:value-type="float">
            <text:p>0.0120860371258365</text:p>
          </table:table-cell>
          <table:table-cell office:value-type="float" office:value="0.947134129013924" calcext:value-type="float">
            <text:p>0.947134129013924</text:p>
          </table:table-cell>
          <table:table-cell office:value-type="float" office:value="0.0124991730802729" calcext:value-type="float">
            <text:p>0.0124991730802729</text:p>
          </table:table-cell>
          <table:table-cell office:value-type="float" office:value="0.947351993937671" calcext:value-type="float">
            <text:p>0.947351993937671</text:p>
          </table:table-cell>
          <table:table-cell office:value-type="float" office:value="0.0142178449680649" calcext:value-type="float">
            <text:p>0.0142178449680649</text:p>
          </table:table-cell>
          <table:table-cell office:value-type="float" office:value="0.946265511035332" calcext:value-type="float">
            <text:p>0.946265511035332</text:p>
          </table:table-cell>
          <table:table-cell office:value-type="float" office:value="0.0117991344833651" calcext:value-type="float">
            <text:p>0.011799134483365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spambase</text:p>
          </table:table-cell>
          <table:table-cell office:value-type="float" office:value="0.943222032774462" calcext:value-type="float">
            <text:p>0.943222032774462</text:p>
          </table:table-cell>
          <table:table-cell office:value-type="float" office:value="0.0119371488043304" calcext:value-type="float">
            <text:p>0.0119371488043304</text:p>
          </table:table-cell>
          <table:table-cell office:value-type="float" office:value="0.947136970730321" calcext:value-type="float">
            <text:p>0.947136970730321</text:p>
          </table:table-cell>
          <table:table-cell office:value-type="float" office:value="0.011009345225628" calcext:value-type="float">
            <text:p>0.011009345225628</text:p>
          </table:table-cell>
          <table:table-cell office:value-type="float" office:value="0.946484323197878" calcext:value-type="float">
            <text:p>0.946484323197878</text:p>
          </table:table-cell>
          <table:table-cell office:value-type="float" office:value="0.0131482223814656" calcext:value-type="float">
            <text:p>0.0131482223814656</text:p>
          </table:table-cell>
          <table:table-cell office:value-type="float" office:value="0.948659183480155" calcext:value-type="float">
            <text:p>0.948659183480155</text:p>
          </table:table-cell>
          <table:table-cell office:value-type="float" office:value="0.0089716487283037" calcext:value-type="float">
            <text:p>0.0089716487283037</text:p>
          </table:table-cell>
          <table:table-cell office:value-type="float" office:value="0.946700767263427" calcext:value-type="float">
            <text:p>0.946700767263427</text:p>
          </table:table-cell>
          <table:table-cell office:value-type="float" office:value="0.0114935126233516" calcext:value-type="float">
            <text:p>0.0114935126233516</text:p>
          </table:table-cell>
          <table:table-cell office:value-type="float" office:value="0.946917684948376" calcext:value-type="float">
            <text:p>0.946917684948376</text:p>
          </table:table-cell>
          <table:table-cell office:value-type="float" office:value="0.0103888114601165" calcext:value-type="float">
            <text:p>0.0103888114601165</text:p>
          </table:table-cell>
          <table:table-cell office:value-type="float" office:value="0.947787723785166" calcext:value-type="float">
            <text:p>0.947787723785166</text:p>
          </table:table-cell>
          <table:table-cell office:value-type="float" office:value="0.0135408299753166" calcext:value-type="float">
            <text:p>0.0135408299753166</text:p>
          </table:table-cell>
          <table:table-cell office:value-type="float" office:value="0.947135549872123" calcext:value-type="float">
            <text:p>0.947135549872123</text:p>
          </table:table-cell>
          <table:table-cell office:value-type="float" office:value="0.0102274026667447" calcext:value-type="float">
            <text:p>0.0102274026667447</text:p>
          </table:table-cell>
          <table:table-cell office:value-type="float" office:value="0.946048593350384" calcext:value-type="float">
            <text:p>0.946048593350384</text:p>
          </table:table-cell>
          <table:table-cell office:value-type="float" office:value="0.0128091317932065" calcext:value-type="float">
            <text:p>0.0128091317932065</text:p>
          </table:table-cell>
          <table:table-cell office:value-type="float" office:value="0.945830728426636" calcext:value-type="float">
            <text:p>0.945830728426636</text:p>
          </table:table-cell>
          <table:table-cell office:value-type="float" office:value="0.0112688062098225" calcext:value-type="float">
            <text:p>0.0112688062098225</text:p>
          </table:table-cell>
          <table:table-cell office:value-type="float" office:value="0.94735388841527" calcext:value-type="float">
            <text:p>0.94735388841527</text:p>
          </table:table-cell>
          <table:table-cell office:value-type="float" office:value="0.0134491329982874" calcext:value-type="float">
            <text:p>0.0134491329982874</text:p>
          </table:table-cell>
          <table:table-cell office:value-type="float" office:value="0.947135076252723" calcext:value-type="float">
            <text:p>0.947135076252723</text:p>
          </table:table-cell>
          <table:table-cell office:value-type="float" office:value="0.0113496930004393" calcext:value-type="float">
            <text:p>0.0113496930004393</text:p>
          </table:table-cell>
          <table:table-cell office:value-type="float" office:value="0.946702188121625" calcext:value-type="float">
            <text:p>0.946702188121625</text:p>
          </table:table-cell>
          <table:table-cell office:value-type="float" office:value="0.012448802002954" calcext:value-type="float">
            <text:p>0.012448802002954</text:p>
          </table:table-cell>
          <table:table-cell office:value-type="float" office:value="0.946699820024628" calcext:value-type="float">
            <text:p>0.946699820024628</text:p>
          </table:table-cell>
          <table:table-cell office:value-type="float" office:value="0.0125873194157401" calcext:value-type="float">
            <text:p>0.0125873194157401</text:p>
          </table:table-cell>
          <table:table-cell office:value-type="float" office:value="0.946700293644028" calcext:value-type="float">
            <text:p>0.946700293644028</text:p>
          </table:table-cell>
          <table:table-cell office:value-type="float" office:value="0.0140442819528628" calcext:value-type="float">
            <text:p>0.0140442819528628</text:p>
          </table:table-cell>
          <table:table-cell office:value-type="float" office:value="0.947136023491522" calcext:value-type="float">
            <text:p>0.947136023491522</text:p>
          </table:table-cell>
          <table:table-cell office:value-type="float" office:value="0.0120612381277869" calcext:value-type="float">
            <text:p>0.0120612381277869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spambase</text:p>
          </table:table-cell>
          <table:table-cell office:value-type="float" office:value="0.940830349531117" calcext:value-type="float">
            <text:p>0.940830349531117</text:p>
          </table:table-cell>
          <table:table-cell office:value-type="float" office:value="0.0139774835785021" calcext:value-type="float">
            <text:p>0.0139774835785021</text:p>
          </table:table-cell>
          <table:table-cell office:value-type="float" office:value="0.945658141517476" calcext:value-type="float">
            <text:p>0.945658141517476</text:p>
          </table:table-cell>
          <table:table-cell office:value-type="float" office:value="0.0104844374547871" calcext:value-type="float">
            <text:p>0.0104844374547871</text:p>
          </table:table-cell>
          <table:table-cell office:value-type="float" office:value="0.946527896182628" calcext:value-type="float">
            <text:p>0.946527896182628</text:p>
          </table:table-cell>
          <table:table-cell office:value-type="float" office:value="0.0120195868079682" calcext:value-type="float">
            <text:p>0.0120195868079682</text:p>
          </table:table-cell>
          <table:table-cell office:value-type="float" office:value="0.94818139622999" calcext:value-type="float">
            <text:p>0.94818139622999</text:p>
          </table:table-cell>
          <table:table-cell office:value-type="float" office:value="0.00830348486906326" calcext:value-type="float">
            <text:p>0.00830348486906326</text:p>
          </table:table-cell>
          <table:table-cell office:value-type="float" office:value="0.946962299895804" calcext:value-type="float">
            <text:p>0.946962299895804</text:p>
          </table:table-cell>
          <table:table-cell office:value-type="float" office:value="0.0118855919045146" calcext:value-type="float">
            <text:p>0.0118855919045146</text:p>
          </table:table-cell>
          <table:table-cell office:value-type="float" office:value="0.94635341479587" calcext:value-type="float">
            <text:p>0.94635341479587</text:p>
          </table:table-cell>
          <table:table-cell office:value-type="float" office:value="0.0103611327757691" calcext:value-type="float">
            <text:p>0.0103611327757691</text:p>
          </table:table-cell>
          <table:table-cell office:value-type="float" office:value="0.94656938524202" calcext:value-type="float">
            <text:p>0.94656938524202</text:p>
          </table:table-cell>
          <table:table-cell office:value-type="float" office:value="0.0128338152873138" calcext:value-type="float">
            <text:p>0.0128338152873138</text:p>
          </table:table-cell>
          <table:table-cell office:value-type="float" office:value="0.94656938524202" calcext:value-type="float">
            <text:p>0.94656938524202</text:p>
          </table:table-cell>
          <table:table-cell office:value-type="float" office:value="0.00993350287874586" calcext:value-type="float">
            <text:p>0.00993350287874586</text:p>
          </table:table-cell>
          <table:table-cell office:value-type="float" office:value="0.946614663256607" calcext:value-type="float">
            <text:p>0.946614663256607</text:p>
          </table:table-cell>
          <table:table-cell office:value-type="float" office:value="0.0127547705001154" calcext:value-type="float">
            <text:p>0.0127547705001154</text:p>
          </table:table-cell>
          <table:table-cell office:value-type="float" office:value="0.945917306052856" calcext:value-type="float">
            <text:p>0.945917306052856</text:p>
          </table:table-cell>
          <table:table-cell office:value-type="float" office:value="0.0107843818241181" calcext:value-type="float">
            <text:p>0.0107843818241181</text:p>
          </table:table-cell>
          <table:table-cell office:value-type="float" office:value="0.94644008714597" calcext:value-type="float">
            <text:p>0.94644008714597</text:p>
          </table:table-cell>
          <table:table-cell office:value-type="float" office:value="0.0135977983911904" calcext:value-type="float">
            <text:p>0.0135977983911904</text:p>
          </table:table-cell>
          <table:table-cell office:value-type="float" office:value="0.947309368191721" calcext:value-type="float">
            <text:p>0.947309368191721</text:p>
          </table:table-cell>
          <table:table-cell office:value-type="float" office:value="0.0122324417263819" calcext:value-type="float">
            <text:p>0.0122324417263819</text:p>
          </table:table-cell>
          <table:table-cell office:value-type="float" office:value="0.946832149284835" calcext:value-type="float">
            <text:p>0.946832149284835</text:p>
          </table:table-cell>
          <table:table-cell office:value-type="float" office:value="0.012408517620264" calcext:value-type="float">
            <text:p>0.012408517620264</text:p>
          </table:table-cell>
          <table:table-cell office:value-type="float" office:value="0.945743108837738" calcext:value-type="float">
            <text:p>0.945743108837738</text:p>
          </table:table-cell>
          <table:table-cell office:value-type="float" office:value="0.0117506292242668" calcext:value-type="float">
            <text:p>0.0117506292242668</text:p>
          </table:table-cell>
          <table:table-cell office:value-type="float" office:value="0.946395282750781" calcext:value-type="float">
            <text:p>0.946395282750781</text:p>
          </table:table-cell>
          <table:table-cell office:value-type="float" office:value="0.0147446197473284" calcext:value-type="float">
            <text:p>0.0147446197473284</text:p>
          </table:table-cell>
          <table:table-cell office:value-type="float" office:value="0.945613242398409" calcext:value-type="float">
            <text:p>0.945613242398409</text:p>
          </table:table-cell>
          <table:table-cell office:value-type="float" office:value="0.0112579071891857" calcext:value-type="float">
            <text:p>0.01125790718918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pambase</text:p>
          </table:table-cell>
          <table:table-cell office:value-type="float" office:value="0.943872785829308" calcext:value-type="float">
            <text:p>0.943872785829308</text:p>
          </table:table-cell>
          <table:table-cell office:value-type="float" office:value="0.0143257969598376" calcext:value-type="float">
            <text:p>0.0143257969598376</text:p>
          </table:table-cell>
          <table:table-cell office:value-type="float" office:value="0.943872785829308" calcext:value-type="float">
            <text:p>0.943872785829308</text:p>
          </table:table-cell>
          <table:table-cell office:value-type="float" office:value="0.011563283554033" calcext:value-type="float">
            <text:p>0.011563283554033</text:p>
          </table:table-cell>
          <table:table-cell office:value-type="float" office:value="0.942568438003221" calcext:value-type="float">
            <text:p>0.942568438003221</text:p>
          </table:table-cell>
          <table:table-cell office:value-type="float" office:value="0.0130670194102314" calcext:value-type="float">
            <text:p>0.0130670194102314</text:p>
          </table:table-cell>
          <table:table-cell office:value-type="float" office:value="0.941916737709577" calcext:value-type="float">
            <text:p>0.941916737709577</text:p>
          </table:table-cell>
          <table:table-cell office:value-type="float" office:value="0.0133736356067973" calcext:value-type="float">
            <text:p>0.0133736356067973</text:p>
          </table:table-cell>
          <table:table-cell office:value-type="float" office:value="0.942566069906224" calcext:value-type="float">
            <text:p>0.942566069906224</text:p>
          </table:table-cell>
          <table:table-cell office:value-type="float" office:value="0.01554107648506" calcext:value-type="float">
            <text:p>0.01554107648506</text:p>
          </table:table-cell>
          <table:table-cell office:value-type="float" office:value="0.941047172492185" calcext:value-type="float">
            <text:p>0.941047172492185</text:p>
          </table:table-cell>
          <table:table-cell office:value-type="float" office:value="0.0150187171913693" calcext:value-type="float">
            <text:p>0.0150187171913693</text:p>
          </table:table-cell>
          <table:table-cell office:value-type="float" office:value="0.943656341763759" calcext:value-type="float">
            <text:p>0.943656341763759</text:p>
          </table:table-cell>
          <table:table-cell office:value-type="float" office:value="0.0120734686385198" calcext:value-type="float">
            <text:p>0.0120734686385198</text:p>
          </table:table-cell>
          <table:table-cell office:value-type="float" office:value="0.942787250165767" calcext:value-type="float">
            <text:p>0.942787250165767</text:p>
          </table:table-cell>
          <table:table-cell office:value-type="float" office:value="0.0123103487499341" calcext:value-type="float">
            <text:p>0.0123103487499341</text:p>
          </table:table-cell>
          <table:table-cell office:value-type="float" office:value="0.940611442644691" calcext:value-type="float">
            <text:p>0.940611442644691</text:p>
          </table:table-cell>
          <table:table-cell office:value-type="float" office:value="0.0152126962415244" calcext:value-type="float">
            <text:p>0.0152126962415244</text:p>
          </table:table-cell>
          <table:table-cell office:value-type="float" office:value="0.940613337122289" calcext:value-type="float">
            <text:p>0.940613337122289</text:p>
          </table:table-cell>
          <table:table-cell office:value-type="float" office:value="0.0123866856732705" calcext:value-type="float">
            <text:p>0.0123866856732705</text:p>
          </table:table-cell>
          <table:table-cell office:value-type="float" office:value="0.94169792554703" calcext:value-type="float">
            <text:p>0.94169792554703</text:p>
          </table:table-cell>
          <table:table-cell office:value-type="float" office:value="0.0147905656237681" calcext:value-type="float">
            <text:p>0.0147905656237681</text:p>
          </table:table-cell>
          <table:table-cell office:value-type="float" office:value="0.942786776546367" calcext:value-type="float">
            <text:p>0.942786776546367</text:p>
          </table:table-cell>
          <table:table-cell office:value-type="float" office:value="0.0141755748231656" calcext:value-type="float">
            <text:p>0.0141755748231656</text:p>
          </table:table-cell>
          <table:table-cell office:value-type="float" office:value="0.942133181775126" calcext:value-type="float">
            <text:p>0.942133181775126</text:p>
          </table:table-cell>
          <table:table-cell office:value-type="float" office:value="0.0129882901156614" calcext:value-type="float">
            <text:p>0.0129882901156614</text:p>
          </table:table-cell>
          <table:table-cell office:value-type="float" office:value="0.943005115089514" calcext:value-type="float">
            <text:p>0.943005115089514</text:p>
          </table:table-cell>
          <table:table-cell office:value-type="float" office:value="0.0104483191050498" calcext:value-type="float">
            <text:p>0.0104483191050498</text:p>
          </table:table-cell>
          <table:table-cell office:value-type="float" office:value="0.940393577720943" calcext:value-type="float">
            <text:p>0.940393577720943</text:p>
          </table:table-cell>
          <table:table-cell office:value-type="float" office:value="0.0127849862546315" calcext:value-type="float">
            <text:p>0.0127849862546315</text:p>
          </table:table-cell>
          <table:table-cell office:value-type="float" office:value="0.944312304631998" calcext:value-type="float">
            <text:p>0.944312304631998</text:p>
          </table:table-cell>
          <table:table-cell office:value-type="float" office:value="0.0109482950672368" calcext:value-type="float">
            <text:p>0.010948295067236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pambase</text:p>
          </table:table-cell>
          <table:table-cell office:value-type="float" office:value="0.945395945817941" calcext:value-type="float">
            <text:p>0.945395945817941</text:p>
          </table:table-cell>
          <table:table-cell office:value-type="float" office:value="0.0136671694039285" calcext:value-type="float">
            <text:p>0.0136671694039285</text:p>
          </table:table-cell>
          <table:table-cell office:value-type="float" office:value="0.944308989296201" calcext:value-type="float">
            <text:p>0.944308989296201</text:p>
          </table:table-cell>
          <table:table-cell office:value-type="float" office:value="0.0150795538042893" calcext:value-type="float">
            <text:p>0.0150795538042893</text:p>
          </table:table-cell>
          <table:table-cell office:value-type="float" office:value="0.944743298285498" calcext:value-type="float">
            <text:p>0.944743298285498</text:p>
          </table:table-cell>
          <table:table-cell office:value-type="float" office:value="0.0134253234018014" calcext:value-type="float">
            <text:p>0.0134253234018014</text:p>
          </table:table-cell>
          <table:table-cell office:value-type="float" office:value="0.94605143506678" calcext:value-type="float">
            <text:p>0.94605143506678</text:p>
          </table:table-cell>
          <table:table-cell office:value-type="float" office:value="0.0115869613563891" calcext:value-type="float">
            <text:p>0.0115869613563891</text:p>
          </table:table-cell>
          <table:table-cell office:value-type="float" office:value="0.943875627545704" calcext:value-type="float">
            <text:p>0.943875627545704</text:p>
          </table:table-cell>
          <table:table-cell office:value-type="float" office:value="0.0138977177050215" calcext:value-type="float">
            <text:p>0.0138977177050215</text:p>
          </table:table-cell>
          <table:table-cell office:value-type="float" office:value="0.945397366676139" calcext:value-type="float">
            <text:p>0.945397366676139</text:p>
          </table:table-cell>
          <table:table-cell office:value-type="float" office:value="0.0134297465588512" calcext:value-type="float">
            <text:p>0.0134297465588512</text:p>
          </table:table-cell>
          <table:table-cell office:value-type="float" office:value="0.946049066969783" calcext:value-type="float">
            <text:p>0.946049066969783</text:p>
          </table:table-cell>
          <table:table-cell office:value-type="float" office:value="0.012431929311434" calcext:value-type="float">
            <text:p>0.012431929311434</text:p>
          </table:table-cell>
          <table:table-cell office:value-type="float" office:value="0.944744245524297" calcext:value-type="float">
            <text:p>0.944744245524297</text:p>
          </table:table-cell>
          <table:table-cell office:value-type="float" office:value="0.0130239999680232" calcext:value-type="float">
            <text:p>0.0130239999680232</text:p>
          </table:table-cell>
          <table:table-cell office:value-type="float" office:value="0.945613337122289" calcext:value-type="float">
            <text:p>0.945613337122289</text:p>
          </table:table-cell>
          <table:table-cell office:value-type="float" office:value="0.0128187421107989" calcext:value-type="float">
            <text:p>0.0128187421107989</text:p>
          </table:table-cell>
          <table:table-cell office:value-type="float" office:value="0.945180448991191" calcext:value-type="float">
            <text:p>0.945180448991191</text:p>
          </table:table-cell>
          <table:table-cell office:value-type="float" office:value="0.0153023800304256" calcext:value-type="float">
            <text:p>0.0153023800304256</text:p>
          </table:table-cell>
          <table:table-cell office:value-type="float" office:value="0.945829781187837" calcext:value-type="float">
            <text:p>0.945829781187837</text:p>
          </table:table-cell>
          <table:table-cell office:value-type="float" office:value="0.0115959543862955" calcext:value-type="float">
            <text:p>0.0115959543862955</text:p>
          </table:table-cell>
          <table:table-cell office:value-type="float" office:value="0.944743298285498" calcext:value-type="float">
            <text:p>0.944743298285498</text:p>
          </table:table-cell>
          <table:table-cell office:value-type="float" office:value="0.0127452300297018" calcext:value-type="float">
            <text:p>0.0127452300297018</text:p>
          </table:table-cell>
          <table:table-cell office:value-type="float" office:value="0.943437055981813" calcext:value-type="float">
            <text:p>0.943437055981813</text:p>
          </table:table-cell>
          <table:table-cell office:value-type="float" office:value="0.0135033724073372" calcext:value-type="float">
            <text:p>0.0135033724073372</text:p>
          </table:table-cell>
          <table:table-cell office:value-type="float" office:value="0.944089703514256" calcext:value-type="float">
            <text:p>0.944089703514256</text:p>
          </table:table-cell>
          <table:table-cell office:value-type="float" office:value="0.0130285278185512" calcext:value-type="float">
            <text:p>0.0130285278185512</text:p>
          </table:table-cell>
          <table:table-cell office:value-type="float" office:value="0.945180448991191" calcext:value-type="float">
            <text:p>0.945180448991191</text:p>
          </table:table-cell>
          <table:table-cell office:value-type="float" office:value="0.0131612763162715" calcext:value-type="float">
            <text:p>0.0131612763162715</text:p>
          </table:table-cell>
          <table:table-cell office:value-type="float" office:value="0.945613337122289" calcext:value-type="float">
            <text:p>0.945613337122289</text:p>
          </table:table-cell>
          <table:table-cell office:value-type="float" office:value="0.0140319157298271" calcext:value-type="float">
            <text:p>0.014031915729827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pambase</text:p>
          </table:table-cell>
          <table:table-cell office:value-type="float" office:value="0.944743771904897" calcext:value-type="float">
            <text:p>0.944743771904897</text:p>
          </table:table-cell>
          <table:table-cell office:value-type="float" office:value="0.0134623708829663" calcext:value-type="float">
            <text:p>0.0134623708829663</text:p>
          </table:table-cell>
          <table:table-cell office:value-type="float" office:value="0.946700767263427" calcext:value-type="float">
            <text:p>0.946700767263427</text:p>
          </table:table-cell>
          <table:table-cell office:value-type="float" office:value="0.0142257717228506" calcext:value-type="float">
            <text:p>0.0142257717228506</text:p>
          </table:table-cell>
          <table:table-cell office:value-type="float" office:value="0.94539641943734" calcext:value-type="float">
            <text:p>0.94539641943734</text:p>
          </table:table-cell>
          <table:table-cell office:value-type="float" office:value="0.0142664215903386" calcext:value-type="float">
            <text:p>0.0142664215903386</text:p>
          </table:table-cell>
          <table:table-cell office:value-type="float" office:value="0.944744245524297" calcext:value-type="float">
            <text:p>0.944744245524297</text:p>
          </table:table-cell>
          <table:table-cell office:value-type="float" office:value="0.013460192052274" calcext:value-type="float">
            <text:p>0.013460192052274</text:p>
          </table:table-cell>
          <table:table-cell office:value-type="float" office:value="0.944962584067443" calcext:value-type="float">
            <text:p>0.944962584067443</text:p>
          </table:table-cell>
          <table:table-cell office:value-type="float" office:value="0.0116952788277627" calcext:value-type="float">
            <text:p>0.0116952788277627</text:p>
          </table:table-cell>
          <table:table-cell office:value-type="float" office:value="0.945179028132992" calcext:value-type="float">
            <text:p>0.945179028132992</text:p>
          </table:table-cell>
          <table:table-cell office:value-type="float" office:value="0.0129293715333693" calcext:value-type="float">
            <text:p>0.0129293715333693</text:p>
          </table:table-cell>
          <table:table-cell office:value-type="float" office:value="0.946919105806574" calcext:value-type="float">
            <text:p>0.946919105806574</text:p>
          </table:table-cell>
          <table:table-cell office:value-type="float" office:value="0.0139966548811811" calcext:value-type="float">
            <text:p>0.0139966548811811</text:p>
          </table:table-cell>
          <table:table-cell office:value-type="float" office:value="0.946048593350384" calcext:value-type="float">
            <text:p>0.946048593350384</text:p>
          </table:table-cell>
          <table:table-cell office:value-type="float" office:value="0.0142076787538437" calcext:value-type="float">
            <text:p>0.0142076787538437</text:p>
          </table:table-cell>
          <table:table-cell office:value-type="float" office:value="0.944090650753055" calcext:value-type="float">
            <text:p>0.944090650753055</text:p>
          </table:table-cell>
          <table:table-cell office:value-type="float" office:value="0.0127802409528488" calcext:value-type="float">
            <text:p>0.0127802409528488</text:p>
          </table:table-cell>
          <table:table-cell office:value-type="float" office:value="0.947789144643364" calcext:value-type="float">
            <text:p>0.947789144643364</text:p>
          </table:table-cell>
          <table:table-cell office:value-type="float" office:value="0.0151441472914785" calcext:value-type="float">
            <text:p>0.0151441472914785</text:p>
          </table:table-cell>
          <table:table-cell office:value-type="float" office:value="0.945614284361088" calcext:value-type="float">
            <text:p>0.945614284361088</text:p>
          </table:table-cell>
          <table:table-cell office:value-type="float" office:value="0.0128128424580678" calcext:value-type="float">
            <text:p>0.0128128424580678</text:p>
          </table:table-cell>
          <table:table-cell office:value-type="float" office:value="0.945179028132992" calcext:value-type="float">
            <text:p>0.945179028132992</text:p>
          </table:table-cell>
          <table:table-cell office:value-type="float" office:value="0.0132501193780875" calcext:value-type="float">
            <text:p>0.0132501193780875</text:p>
          </table:table-cell>
          <table:table-cell office:value-type="float" office:value="0.944090177133655" calcext:value-type="float">
            <text:p>0.944090177133655</text:p>
          </table:table-cell>
          <table:table-cell office:value-type="float" office:value="0.0122355167239753" calcext:value-type="float">
            <text:p>0.0122355167239753</text:p>
          </table:table-cell>
          <table:table-cell office:value-type="float" office:value="0.945613337122289" calcext:value-type="float">
            <text:p>0.945613337122289</text:p>
          </table:table-cell>
          <table:table-cell office:value-type="float" office:value="0.0140304465321064" calcext:value-type="float">
            <text:p>0.0140304465321064</text:p>
          </table:table-cell>
          <table:table-cell office:value-type="float" office:value="0.946919579425973" calcext:value-type="float">
            <text:p>0.946919579425973</text:p>
          </table:table-cell>
          <table:table-cell office:value-type="float" office:value="0.0150792391023344" calcext:value-type="float">
            <text:p>0.0150792391023344</text:p>
          </table:table-cell>
          <table:table-cell office:value-type="float" office:value="0.94452590698115" calcext:value-type="float">
            <text:p>0.94452590698115</text:p>
          </table:table-cell>
          <table:table-cell office:value-type="float" office:value="0.0129892506699391" calcext:value-type="float">
            <text:p>0.012989250669939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pambase</text:p>
          </table:table-cell>
          <table:table-cell office:value-type="float" office:value="0.945178554513593" calcext:value-type="float">
            <text:p>0.945178554513593</text:p>
          </table:table-cell>
          <table:table-cell office:value-type="float" office:value="0.0132509672364795" calcext:value-type="float">
            <text:p>0.0132509672364795</text:p>
          </table:table-cell>
          <table:table-cell office:value-type="float" office:value="0.94539641943734" calcext:value-type="float">
            <text:p>0.94539641943734</text:p>
          </table:table-cell>
          <table:table-cell office:value-type="float" office:value="0.0151235521902191" calcext:value-type="float">
            <text:p>0.0151235521902191</text:p>
          </table:table-cell>
          <table:table-cell office:value-type="float" office:value="0.944960215970446" calcext:value-type="float">
            <text:p>0.944960215970446</text:p>
          </table:table-cell>
          <table:table-cell office:value-type="float" office:value="0.0131857134941519" calcext:value-type="float">
            <text:p>0.0131857134941519</text:p>
          </table:table-cell>
          <table:table-cell office:value-type="float" office:value="0.945179975371791" calcext:value-type="float">
            <text:p>0.945179975371791</text:p>
          </table:table-cell>
          <table:table-cell office:value-type="float" office:value="0.0133231601857757" calcext:value-type="float">
            <text:p>0.0133231601857757</text:p>
          </table:table-cell>
          <table:table-cell office:value-type="float" office:value="0.944961636828644" calcext:value-type="float">
            <text:p>0.944961636828644</text:p>
          </table:table-cell>
          <table:table-cell office:value-type="float" office:value="0.0128965590954632" calcext:value-type="float">
            <text:p>0.0128965590954632</text:p>
          </table:table-cell>
          <table:table-cell office:value-type="float" office:value="0.94648242872028" calcext:value-type="float">
            <text:p>0.94648242872028</text:p>
          </table:table-cell>
          <table:table-cell office:value-type="float" office:value="0.0143756726532745" calcext:value-type="float">
            <text:p>0.0143756726532745</text:p>
          </table:table-cell>
          <table:table-cell office:value-type="float" office:value="0.946919105806574" calcext:value-type="float">
            <text:p>0.946919105806574</text:p>
          </table:table-cell>
          <table:table-cell office:value-type="float" office:value="0.0132648836278419" calcext:value-type="float">
            <text:p>0.0132648836278419</text:p>
          </table:table-cell>
          <table:table-cell office:value-type="float" office:value="0.944743298285498" calcext:value-type="float">
            <text:p>0.944743298285498</text:p>
          </table:table-cell>
          <table:table-cell office:value-type="float" office:value="0.0143699094252804" calcext:value-type="float">
            <text:p>0.0143699094252804</text:p>
          </table:table-cell>
          <table:table-cell office:value-type="float" office:value="0.943438003220612" calcext:value-type="float">
            <text:p>0.943438003220612</text:p>
          </table:table-cell>
          <table:table-cell office:value-type="float" office:value="0.0126949971672677" calcext:value-type="float">
            <text:p>0.0126949971672677</text:p>
          </table:table-cell>
          <table:table-cell office:value-type="float" office:value="0.946919105806574" calcext:value-type="float">
            <text:p>0.946919105806574</text:p>
          </table:table-cell>
          <table:table-cell office:value-type="float" office:value="0.0127405991906916" calcext:value-type="float">
            <text:p>0.0127405991906916</text:p>
          </table:table-cell>
          <table:table-cell office:value-type="float" office:value="0.945614757980487" calcext:value-type="float">
            <text:p>0.945614757980487</text:p>
          </table:table-cell>
          <table:table-cell office:value-type="float" office:value="0.0137964284981641" calcext:value-type="float">
            <text:p>0.0137964284981641</text:p>
          </table:table-cell>
          <table:table-cell office:value-type="float" office:value="0.944961163209245" calcext:value-type="float">
            <text:p>0.944961163209245</text:p>
          </table:table-cell>
          <table:table-cell office:value-type="float" office:value="0.0143273918092111" calcext:value-type="float">
            <text:p>0.0143273918092111</text:p>
          </table:table-cell>
          <table:table-cell office:value-type="float" office:value="0.946266458274131" calcext:value-type="float">
            <text:p>0.946266458274131</text:p>
          </table:table-cell>
          <table:table-cell office:value-type="float" office:value="0.0138029772382208" calcext:value-type="float">
            <text:p>0.0138029772382208</text:p>
          </table:table-cell>
          <table:table-cell office:value-type="float" office:value="0.945830728426636" calcext:value-type="float">
            <text:p>0.945830728426636</text:p>
          </table:table-cell>
          <table:table-cell office:value-type="float" office:value="0.0125891778331339" calcext:value-type="float">
            <text:p>0.0125891778331339</text:p>
          </table:table-cell>
          <table:table-cell office:value-type="float" office:value="0.947789618262764" calcext:value-type="float">
            <text:p>0.947789618262764</text:p>
          </table:table-cell>
          <table:table-cell office:value-type="float" office:value="0.0119642828897389" calcext:value-type="float">
            <text:p>0.0119642828897389</text:p>
          </table:table-cell>
          <table:table-cell office:value-type="float" office:value="0.945613337122289" calcext:value-type="float">
            <text:p>0.945613337122289</text:p>
          </table:table-cell>
          <table:table-cell office:value-type="float" office:value="0.0123162603391794" calcext:value-type="float">
            <text:p>0.012316260339179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pambase</text:p>
          </table:table-cell>
          <table:table-cell office:value-type="float" office:value="0.944742351046699" calcext:value-type="float">
            <text:p>0.944742351046699</text:p>
          </table:table-cell>
          <table:table-cell office:value-type="float" office:value="0.0127485739715109" calcext:value-type="float">
            <text:p>0.0127485739715109</text:p>
          </table:table-cell>
          <table:table-cell office:value-type="float" office:value="0.945613337122289" calcext:value-type="float">
            <text:p>0.945613337122289</text:p>
          </table:table-cell>
          <table:table-cell office:value-type="float" office:value="0.0137651417732169" calcext:value-type="float">
            <text:p>0.0137651417732169</text:p>
          </table:table-cell>
          <table:table-cell office:value-type="float" office:value="0.945395472198541" calcext:value-type="float">
            <text:p>0.945395472198541</text:p>
          </table:table-cell>
          <table:table-cell office:value-type="float" office:value="0.0129190423378" calcext:value-type="float">
            <text:p>0.0129190423378</text:p>
          </table:table-cell>
          <table:table-cell office:value-type="float" office:value="0.945179028132992" calcext:value-type="float">
            <text:p>0.945179028132992</text:p>
          </table:table-cell>
          <table:table-cell office:value-type="float" office:value="0.0124727961241482" calcext:value-type="float">
            <text:p>0.0124727961241482</text:p>
          </table:table-cell>
          <table:table-cell office:value-type="float" office:value="0.944961163209245" calcext:value-type="float">
            <text:p>0.944961163209245</text:p>
          </table:table-cell>
          <table:table-cell office:value-type="float" office:value="0.0133003926430951" calcext:value-type="float">
            <text:p>0.0133003926430951</text:p>
          </table:table-cell>
          <table:table-cell office:value-type="float" office:value="0.94561191626409" calcext:value-type="float">
            <text:p>0.94561191626409</text:p>
          </table:table-cell>
          <table:table-cell office:value-type="float" office:value="0.0136586105576339" calcext:value-type="float">
            <text:p>0.0136586105576339</text:p>
          </table:table-cell>
          <table:table-cell office:value-type="float" office:value="0.946701240882827" calcext:value-type="float">
            <text:p>0.946701240882827</text:p>
          </table:table-cell>
          <table:table-cell office:value-type="float" office:value="0.0133079860145491" calcext:value-type="float">
            <text:p>0.0133079860145491</text:p>
          </table:table-cell>
          <table:table-cell office:value-type="float" office:value="0.94539689305674" calcext:value-type="float">
            <text:p>0.94539689305674</text:p>
          </table:table-cell>
          <table:table-cell office:value-type="float" office:value="0.0133513103266414" calcext:value-type="float">
            <text:p>0.0133513103266414</text:p>
          </table:table-cell>
          <table:table-cell office:value-type="float" office:value="0.945395472198541" calcext:value-type="float">
            <text:p>0.945395472198541</text:p>
          </table:table-cell>
          <table:table-cell office:value-type="float" office:value="0.0129601542242625" calcext:value-type="float">
            <text:p>0.0129601542242625</text:p>
          </table:table-cell>
          <table:table-cell office:value-type="float" office:value="0.946918632187174" calcext:value-type="float">
            <text:p>0.946918632187174</text:p>
          </table:table-cell>
          <table:table-cell office:value-type="float" office:value="0.0133075614222167" calcext:value-type="float">
            <text:p>0.0133075614222167</text:p>
          </table:table-cell>
          <table:table-cell office:value-type="float" office:value="0.947136023491522" calcext:value-type="float">
            <text:p>0.947136023491522</text:p>
          </table:table-cell>
          <table:table-cell office:value-type="float" office:value="0.0135371031773506" calcext:value-type="float">
            <text:p>0.0135371031773506</text:p>
          </table:table-cell>
          <table:table-cell office:value-type="float" office:value="0.944743298285498" calcext:value-type="float">
            <text:p>0.944743298285498</text:p>
          </table:table-cell>
          <table:table-cell office:value-type="float" office:value="0.0138498732653325" calcext:value-type="float">
            <text:p>0.0138498732653325</text:p>
          </table:table-cell>
          <table:table-cell office:value-type="float" office:value="0.945831202046036" calcext:value-type="float">
            <text:p>0.945831202046036</text:p>
          </table:table-cell>
          <table:table-cell office:value-type="float" office:value="0.0140078918867746" calcext:value-type="float">
            <text:p>0.0140078918867746</text:p>
          </table:table-cell>
          <table:table-cell office:value-type="float" office:value="0.945395472198541" calcext:value-type="float">
            <text:p>0.945395472198541</text:p>
          </table:table-cell>
          <table:table-cell office:value-type="float" office:value="0.0127970621380464" calcext:value-type="float">
            <text:p>0.0127970621380464</text:p>
          </table:table-cell>
          <table:table-cell office:value-type="float" office:value="0.946484796817277" calcext:value-type="float">
            <text:p>0.946484796817277</text:p>
          </table:table-cell>
          <table:table-cell office:value-type="float" office:value="0.0126119738263579" calcext:value-type="float">
            <text:p>0.0126119738263579</text:p>
          </table:table-cell>
          <table:table-cell office:value-type="float" office:value="0.945614284361087" calcext:value-type="float">
            <text:p>0.945614284361087</text:p>
          </table:table-cell>
          <table:table-cell office:value-type="float" office:value="0.0130557192453046" calcext:value-type="float">
            <text:p>0.0130557192453046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pambase</text:p>
          </table:table-cell>
          <table:table-cell office:value-type="float" office:value="0.944786681822487" calcext:value-type="float">
            <text:p>0.944786681822487</text:p>
          </table:table-cell>
          <table:table-cell office:value-type="float" office:value="0.0134909756909446" calcext:value-type="float">
            <text:p>0.0134909756909446</text:p>
          </table:table-cell>
          <table:table-cell office:value-type="float" office:value="0.945178459789713" calcext:value-type="float">
            <text:p>0.945178459789713</text:p>
          </table:table-cell>
          <table:table-cell office:value-type="float" office:value="0.0139514606089218" calcext:value-type="float">
            <text:p>0.0139514606089218</text:p>
          </table:table-cell>
          <table:table-cell office:value-type="float" office:value="0.944612768779009" calcext:value-type="float">
            <text:p>0.944612768779009</text:p>
          </table:table-cell>
          <table:table-cell office:value-type="float" office:value="0.0133727040468647" calcext:value-type="float">
            <text:p>0.0133727040468647</text:p>
          </table:table-cell>
          <table:table-cell office:value-type="float" office:value="0.944614284361088" calcext:value-type="float">
            <text:p>0.944614284361088</text:p>
          </table:table-cell>
          <table:table-cell office:value-type="float" office:value="0.0128433490650769" calcext:value-type="float">
            <text:p>0.0128433490650769</text:p>
          </table:table-cell>
          <table:table-cell office:value-type="float" office:value="0.944265416311452" calcext:value-type="float">
            <text:p>0.944265416311452</text:p>
          </table:table-cell>
          <table:table-cell office:value-type="float" office:value="0.0134662049512805" calcext:value-type="float">
            <text:p>0.0134662049512805</text:p>
          </table:table-cell>
          <table:table-cell office:value-type="float" office:value="0.944743582457138" calcext:value-type="float">
            <text:p>0.944743582457138</text:p>
          </table:table-cell>
          <table:table-cell office:value-type="float" office:value="0.0138824236988996" calcext:value-type="float">
            <text:p>0.0138824236988996</text:p>
          </table:table-cell>
          <table:table-cell office:value-type="float" office:value="0.946048972245903" calcext:value-type="float">
            <text:p>0.946048972245903</text:p>
          </table:table-cell>
          <table:table-cell office:value-type="float" office:value="0.0130149844947052" calcext:value-type="float">
            <text:p>0.0130149844947052</text:p>
          </table:table-cell>
          <table:table-cell office:value-type="float" office:value="0.944744056076537" calcext:value-type="float">
            <text:p>0.944744056076537</text:p>
          </table:table-cell>
          <table:table-cell office:value-type="float" office:value="0.0134526494447446" calcext:value-type="float">
            <text:p>0.0134526494447446</text:p>
          </table:table-cell>
          <table:table-cell office:value-type="float" office:value="0.943829781187838" calcext:value-type="float">
            <text:p>0.943829781187838</text:p>
          </table:table-cell>
          <table:table-cell office:value-type="float" office:value="0.0132933661393405" calcext:value-type="float">
            <text:p>0.0132933661393405</text:p>
          </table:table-cell>
          <table:table-cell office:value-type="float" office:value="0.945484133750118" calcext:value-type="float">
            <text:p>0.945484133750118</text:p>
          </table:table-cell>
          <table:table-cell office:value-type="float" office:value="0.0137762747216166" calcext:value-type="float">
            <text:p>0.0137762747216166</text:p>
          </table:table-cell>
          <table:table-cell office:value-type="float" office:value="0.945178554513593" calcext:value-type="float">
            <text:p>0.945178554513593</text:p>
          </table:table-cell>
          <table:table-cell office:value-type="float" office:value="0.0133065788287292" calcext:value-type="float">
            <text:p>0.0133065788287292</text:p>
          </table:table-cell>
          <table:table-cell office:value-type="float" office:value="0.94448271289192" calcext:value-type="float">
            <text:p>0.94448271289192</text:p>
          </table:table-cell>
          <table:table-cell office:value-type="float" office:value="0.0136696378610997" calcext:value-type="float">
            <text:p>0.0136696378610997</text:p>
          </table:table-cell>
          <table:table-cell office:value-type="float" office:value="0.944351615042152" calcext:value-type="float">
            <text:p>0.944351615042152</text:p>
          </table:table-cell>
          <table:table-cell office:value-type="float" office:value="0.0133076096743939" calcext:value-type="float">
            <text:p>0.0133076096743939</text:p>
          </table:table-cell>
          <table:table-cell office:value-type="float" office:value="0.944786871270247" calcext:value-type="float">
            <text:p>0.944786871270247</text:p>
          </table:table-cell>
          <table:table-cell office:value-type="float" office:value="0.0125787066853775" calcext:value-type="float">
            <text:p>0.0125787066853775</text:p>
          </table:table-cell>
          <table:table-cell office:value-type="float" office:value="0.94535360424363" calcext:value-type="float">
            <text:p>0.94535360424363</text:p>
          </table:table-cell>
          <table:table-cell office:value-type="float" office:value="0.0131203516778668" calcext:value-type="float">
            <text:p>0.0131203516778668</text:p>
          </table:table-cell>
          <table:table-cell office:value-type="float" office:value="0.945135834043762" calcext:value-type="float">
            <text:p>0.945135834043762</text:p>
          </table:table-cell>
          <table:table-cell office:value-type="float" office:value="0.0126682882102974" calcext:value-type="float">
            <text:p>0.012668288210297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eaching_assistant_LH</text:p>
          </table:table-cell>
          <table:table-cell office:value-type="float" office:value="0.652727272727273" calcext:value-type="float">
            <text:p>0.652727272727273</text:p>
          </table:table-cell>
          <table:table-cell office:value-type="float" office:value="0.0871758721811361" calcext:value-type="float">
            <text:p>0.0871758721811361</text:p>
          </table:table-cell>
          <table:table-cell office:value-type="float" office:value="0.662727272727273" calcext:value-type="float">
            <text:p>0.662727272727273</text:p>
          </table:table-cell>
          <table:table-cell office:value-type="float" office:value="0.118720605564035" calcext:value-type="float">
            <text:p>0.118720605564035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129688473241948" calcext:value-type="float">
            <text:p>0.129688473241948</text:p>
          </table:table-cell>
          <table:table-cell office:value-type="float" office:value="0.654545454545455" calcext:value-type="float">
            <text:p>0.654545454545455</text:p>
          </table:table-cell>
          <table:table-cell office:value-type="float" office:value="0.130479091767339" calcext:value-type="float">
            <text:p>0.130479091767339</text:p>
          </table:table-cell>
          <table:table-cell office:value-type="float" office:value="0.633636363636364" calcext:value-type="float">
            <text:p>0.633636363636364</text:p>
          </table:table-cell>
          <table:table-cell office:value-type="float" office:value="0.124725594122462" calcext:value-type="float">
            <text:p>0.124725594122462</text:p>
          </table:table-cell>
          <table:table-cell office:value-type="float" office:value="0.643636363636364" calcext:value-type="float">
            <text:p>0.643636363636364</text:p>
          </table:table-cell>
          <table:table-cell office:value-type="float" office:value="0.0831871996934472" calcext:value-type="float">
            <text:p>0.0831871996934472</text:p>
          </table:table-cell>
          <table:table-cell office:value-type="float" office:value="0.643636363636364" calcext:value-type="float">
            <text:p>0.643636363636364</text:p>
          </table:table-cell>
          <table:table-cell office:value-type="float" office:value="0.0497560624285425" calcext:value-type="float">
            <text:p>0.0497560624285425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53636363636364" calcext:value-type="float">
            <text:p>0.653636363636364</text:p>
          </table:table-cell>
          <table:table-cell office:value-type="float" office:value="0.0500596522031071" calcext:value-type="float">
            <text:p>0.0500596522031071</text:p>
          </table:table-cell>
          <table:table-cell office:value-type="float" office:value="0.643636363636364" calcext:value-type="float">
            <text:p>0.643636363636364</text:p>
          </table:table-cell>
          <table:table-cell office:value-type="float" office:value="0.116562330362361" calcext:value-type="float">
            <text:p>0.116562330362361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63636363636364" calcext:value-type="float">
            <text:p>0.663636363636364</text:p>
          </table:table-cell>
          <table:table-cell office:value-type="float" office:value="0.0947666410370417" calcext:value-type="float">
            <text:p>0.0947666410370417</text:p>
          </table:table-cell>
          <table:table-cell office:value-type="float" office:value="0.692727272727273" calcext:value-type="float">
            <text:p>0.692727272727273</text:p>
          </table:table-cell>
          <table:table-cell office:value-type="float" office:value="0.129191879703993" calcext:value-type="float">
            <text:p>0.129191879703993</text:p>
          </table:table-cell>
          <table:table-cell office:value-type="float" office:value="0.633636363636364" calcext:value-type="float">
            <text:p>0.633636363636364</text:p>
          </table:table-cell>
          <table:table-cell office:value-type="float" office:value="0.0666735533633088" calcext:value-type="float">
            <text:p>0.0666735533633088</text:p>
          </table:table-cell>
          <table:table-cell office:value-type="float" office:value="0.653636363636364" calcext:value-type="float">
            <text:p>0.653636363636364</text:p>
          </table:table-cell>
          <table:table-cell office:value-type="float" office:value="0.0687618426230585" calcext:value-type="float">
            <text:p>0.0687618426230585</text:p>
          </table:table-cell>
          <table:table-cell office:value-type="float" office:value="0.663636363636364" calcext:value-type="float">
            <text:p>0.663636363636364</text:p>
          </table:table-cell>
          <table:table-cell office:value-type="float" office:value="0.0673518508208874" calcext:value-type="float">
            <text:p>0.067351850820887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eaching_assistant_LH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52727272727273" calcext:value-type="float">
            <text:p>0.652727272727273</text:p>
          </table:table-cell>
          <table:table-cell office:value-type="float" office:value="0.119441614846788" calcext:value-type="float">
            <text:p>0.119441614846788</text:p>
          </table:table-cell>
          <table:table-cell office:value-type="float" office:value="0.663636363636364" calcext:value-type="float">
            <text:p>0.663636363636364</text:p>
          </table:table-cell>
          <table:table-cell office:value-type="float" office:value="0.115866995723062" calcext:value-type="float">
            <text:p>0.115866995723062</text:p>
          </table:table-cell>
          <table:table-cell office:value-type="float" office:value="0.663636363636364" calcext:value-type="float">
            <text:p>0.663636363636364</text:p>
          </table:table-cell>
          <table:table-cell office:value-type="float" office:value="0.0673518508208875" calcext:value-type="float">
            <text:p>0.0673518508208875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63636363636364" calcext:value-type="float">
            <text:p>0.663636363636364</text:p>
          </table:table-cell>
          <table:table-cell office:value-type="float" office:value="0.0481045692920834" calcext:value-type="float">
            <text:p>0.0481045692920834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92727272727273" calcext:value-type="float">
            <text:p>0.692727272727273</text:p>
          </table:table-cell>
          <table:table-cell office:value-type="float" office:value="0.0746955866858261" calcext:value-type="float">
            <text:p>0.0746955866858261</text:p>
          </table:table-cell>
          <table:table-cell office:value-type="float" office:value="0.643636363636364" calcext:value-type="float">
            <text:p>0.643636363636364</text:p>
          </table:table-cell>
          <table:table-cell office:value-type="float" office:value="0.0497560624285425" calcext:value-type="float">
            <text:p>0.0497560624285425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eaching_assistant_LH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2727272727273" calcext:value-type="float">
            <text:p>0.672727272727273</text:p>
          </table:table-cell>
          <table:table-cell office:value-type="float" office:value="0.126185835234285" calcext:value-type="float">
            <text:p>0.126185835234285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63636363636364" calcext:value-type="float">
            <text:p>0.663636363636364</text:p>
          </table:table-cell>
          <table:table-cell office:value-type="float" office:value="0.0673518508208875" calcext:value-type="float">
            <text:p>0.0673518508208875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63636363636364" calcext:value-type="float">
            <text:p>0.663636363636364</text:p>
          </table:table-cell>
          <table:table-cell office:value-type="float" office:value="0.0673518508208875" calcext:value-type="float">
            <text:p>0.0673518508208875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eaching_assistant_LH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2727272727273" calcext:value-type="float">
            <text:p>0.672727272727273</text:p>
          </table:table-cell>
          <table:table-cell office:value-type="float" office:value="0.126185835234285" calcext:value-type="float">
            <text:p>0.126185835234285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63636363636364" calcext:value-type="float">
            <text:p>0.663636363636364</text:p>
          </table:table-cell>
          <table:table-cell office:value-type="float" office:value="0.0673518508208875" calcext:value-type="float">
            <text:p>0.0673518508208875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63636363636364" calcext:value-type="float">
            <text:p>0.663636363636364</text:p>
          </table:table-cell>
          <table:table-cell office:value-type="float" office:value="0.0673518508208875" calcext:value-type="float">
            <text:p>0.0673518508208875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eaching_assistant_LH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2727272727273" calcext:value-type="float">
            <text:p>0.672727272727273</text:p>
          </table:table-cell>
          <table:table-cell office:value-type="float" office:value="0.126185835234285" calcext:value-type="float">
            <text:p>0.126185835234285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63636363636364" calcext:value-type="float">
            <text:p>0.663636363636364</text:p>
          </table:table-cell>
          <table:table-cell office:value-type="float" office:value="0.0673518508208875" calcext:value-type="float">
            <text:p>0.0673518508208875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eaching_assistant_LH</text:p>
          </table:table-cell>
          <table:table-cell office:value-type="float" office:value="0.669454545454545" calcext:value-type="float">
            <text:p>0.669454545454545</text:p>
          </table:table-cell>
          <table:table-cell office:value-type="float" office:value="0.0811563300670782" calcext:value-type="float">
            <text:p>0.0811563300670782</text:p>
          </table:table-cell>
          <table:table-cell office:value-type="float" office:value="0.666727272727273" calcext:value-type="float">
            <text:p>0.666727272727273</text:p>
          </table:table-cell>
          <table:table-cell office:value-type="float" office:value="0.123343945222736" calcext:value-type="float">
            <text:p>0.123343945222736</text:p>
          </table:table-cell>
          <table:table-cell office:value-type="float" office:value="0.679636363636364" calcext:value-type="float">
            <text:p>0.679636363636364</text:p>
          </table:table-cell>
          <table:table-cell office:value-type="float" office:value="0.0944418342795398" calcext:value-type="float">
            <text:p>0.0944418342795398</text:p>
          </table:table-cell>
          <table:table-cell office:value-type="float" office:value="0.671818181818182" calcext:value-type="float">
            <text:p>0.671818181818182</text:p>
          </table:table-cell>
          <table:table-cell office:value-type="float" office:value="0.0857169710830501" calcext:value-type="float">
            <text:p>0.0857169710830501</text:p>
          </table:table-cell>
          <table:table-cell office:value-type="float" office:value="0.659636363636364" calcext:value-type="float">
            <text:p>0.659636363636364</text:p>
          </table:table-cell>
          <table:table-cell office:value-type="float" office:value="0.0812865182247376" calcext:value-type="float">
            <text:p>0.0812865182247376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78984693329401" calcext:value-type="float">
            <text:p>0.0778984693329401</text:p>
          </table:table-cell>
          <table:table-cell office:value-type="float" office:value="0.671636363636364" calcext:value-type="float">
            <text:p>0.671636363636364</text:p>
          </table:table-cell>
          <table:table-cell office:value-type="float" office:value="0.0649028668306631" calcext:value-type="float">
            <text:p>0.0649028668306631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5636363636364" calcext:value-type="float">
            <text:p>0.675636363636364</text:p>
          </table:table-cell>
          <table:table-cell office:value-type="float" office:value="0.0712729598348721" calcext:value-type="float">
            <text:p>0.0712729598348721</text:p>
          </table:table-cell>
          <table:table-cell office:value-type="float" office:value="0.675636363636364" calcext:value-type="float">
            <text:p>0.675636363636364</text:p>
          </table:table-cell>
          <table:table-cell office:value-type="float" office:value="0.0837534533878561" calcext:value-type="float">
            <text:p>0.0837534533878561</text:p>
          </table:table-cell>
          <table:table-cell office:value-type="float" office:value="0.675636363636364" calcext:value-type="float">
            <text:p>0.675636363636364</text:p>
          </table:table-cell>
          <table:table-cell office:value-type="float" office:value="0.0788314024596969" calcext:value-type="float">
            <text:p>0.0788314024596969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818544417593925" calcext:value-type="float">
            <text:p>0.0818544417593925</text:p>
          </table:table-cell>
          <table:table-cell office:value-type="float" office:value="0.681272727272727" calcext:value-type="float">
            <text:p>0.681272727272727</text:p>
          </table:table-cell>
          <table:table-cell office:value-type="float" office:value="0.0885683600011019" calcext:value-type="float">
            <text:p>0.0885683600011019</text:p>
          </table:table-cell>
          <table:table-cell office:value-type="float" office:value="0.655636363636364" calcext:value-type="float">
            <text:p>0.655636363636364</text:p>
          </table:table-cell>
          <table:table-cell office:value-type="float" office:value="0.066156952394438" calcext:value-type="float">
            <text:p>0.066156952394438</text:p>
          </table:table-cell>
          <table:table-cell office:value-type="float" office:value="0.669636363636364" calcext:value-type="float">
            <text:p>0.669636363636364</text:p>
          </table:table-cell>
          <table:table-cell office:value-type="float" office:value="0.0774735241554627" calcext:value-type="float">
            <text:p>0.077473524155462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63714837161617" calcext:value-type="float">
            <text:p>0.07637148371616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LH</text:p>
          </table:table-cell>
          <table:table-cell office:value-type="float" office:value="0.672727272727273" calcext:value-type="float">
            <text:p>0.672727272727273</text:p>
          </table:table-cell>
          <table:table-cell office:value-type="float" office:value="0.0962091385841669" calcext:value-type="float">
            <text:p>0.0962091385841669</text:p>
          </table:table-cell>
          <table:table-cell office:value-type="float" office:value="0.632727272727273" calcext:value-type="float">
            <text:p>0.632727272727273</text:p>
          </table:table-cell>
          <table:table-cell office:value-type="float" office:value="0.0974608772253342" calcext:value-type="float">
            <text:p>0.0974608772253342</text:p>
          </table:table-cell>
          <table:table-cell office:value-type="float" office:value="0.663636363636364" calcext:value-type="float">
            <text:p>0.663636363636364</text:p>
          </table:table-cell>
          <table:table-cell office:value-type="float" office:value="0.0822100604015184" calcext:value-type="float">
            <text:p>0.0822100604015184</text:p>
          </table:table-cell>
          <table:table-cell office:value-type="float" office:value="0.662727272727273" calcext:value-type="float">
            <text:p>0.662727272727273</text:p>
          </table:table-cell>
          <table:table-cell office:value-type="float" office:value="0.108960359595906" calcext:value-type="float">
            <text:p>0.108960359595906</text:p>
          </table:table-cell>
          <table:table-cell office:value-type="float" office:value="0.632727272727273" calcext:value-type="float">
            <text:p>0.632727272727273</text:p>
          </table:table-cell>
          <table:table-cell office:value-type="float" office:value="0.0710927432660129" calcext:value-type="float">
            <text:p>0.0710927432660129</text:p>
          </table:table-cell>
          <table:table-cell office:value-type="float" office:value="0.643636363636364" calcext:value-type="float">
            <text:p>0.643636363636364</text:p>
          </table:table-cell>
          <table:table-cell office:value-type="float" office:value="0.0831871996934472" calcext:value-type="float">
            <text:p>0.0831871996934472</text:p>
          </table:table-cell>
          <table:table-cell office:value-type="float" office:value="0.633636363636364" calcext:value-type="float">
            <text:p>0.633636363636364</text:p>
          </table:table-cell>
          <table:table-cell office:value-type="float" office:value="0.0942857739138542" calcext:value-type="float">
            <text:p>0.0942857739138542</text:p>
          </table:table-cell>
          <table:table-cell office:value-type="float" office:value="0.643636363636364" calcext:value-type="float">
            <text:p>0.643636363636364</text:p>
          </table:table-cell>
          <table:table-cell office:value-type="float" office:value="0.0956155448400504" calcext:value-type="float">
            <text:p>0.0956155448400504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925557931158396" calcext:value-type="float">
            <text:p>0.0925557931158396</text:p>
          </table:table-cell>
          <table:table-cell office:value-type="float" office:value="0.653636363636364" calcext:value-type="float">
            <text:p>0.653636363636364</text:p>
          </table:table-cell>
          <table:table-cell office:value-type="float" office:value="0.095773876633259" calcext:value-type="float">
            <text:p>0.095773876633259</text:p>
          </table:table-cell>
          <table:table-cell office:value-type="float" office:value="0.693636363636364" calcext:value-type="float">
            <text:p>0.693636363636364</text:p>
          </table:table-cell>
          <table:table-cell office:value-type="float" office:value="0.0696376559207042" calcext:value-type="float">
            <text:p>0.0696376559207042</text:p>
          </table:table-cell>
          <table:table-cell office:value-type="float" office:value="0.653636363636364" calcext:value-type="float">
            <text:p>0.653636363636364</text:p>
          </table:table-cell>
          <table:table-cell office:value-type="float" office:value="0.0687618426230585" calcext:value-type="float">
            <text:p>0.0687618426230585</text:p>
          </table:table-cell>
          <table:table-cell office:value-type="float" office:value="0.693636363636364" calcext:value-type="float">
            <text:p>0.693636363636364</text:p>
          </table:table-cell>
          <table:table-cell office:value-type="float" office:value="0.0696376559207042" calcext:value-type="float">
            <text:p>0.0696376559207042</text:p>
          </table:table-cell>
          <table:table-cell office:value-type="float" office:value="0.663636363636364" calcext:value-type="float">
            <text:p>0.663636363636364</text:p>
          </table:table-cell>
          <table:table-cell office:value-type="float" office:value="0.0673518508208875" calcext:value-type="float">
            <text:p>0.0673518508208875</text:p>
          </table:table-cell>
          <table:table-cell office:value-type="float" office:value="0.653636363636364" calcext:value-type="float">
            <text:p>0.653636363636364</text:p>
          </table:table-cell>
          <table:table-cell office:value-type="float" office:value="0.08336913831353" calcext:value-type="float">
            <text:p>0.08336913831353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LH</text:p>
          </table:table-cell>
          <table:table-cell office:value-type="float" office:value="0.653636363636364" calcext:value-type="float">
            <text:p>0.653636363636364</text:p>
          </table:table-cell>
          <table:table-cell office:value-type="float" office:value="0.0687618426230585" calcext:value-type="float">
            <text:p>0.0687618426230585</text:p>
          </table:table-cell>
          <table:table-cell office:value-type="float" office:value="0.653636363636364" calcext:value-type="float">
            <text:p>0.653636363636364</text:p>
          </table:table-cell>
          <table:table-cell office:value-type="float" office:value="0.08336913831353" calcext:value-type="float">
            <text:p>0.08336913831353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53636363636364" calcext:value-type="float">
            <text:p>0.653636363636364</text:p>
          </table:table-cell>
          <table:table-cell office:value-type="float" office:value="0.106746698626163" calcext:value-type="float">
            <text:p>0.106746698626163</text:p>
          </table:table-cell>
          <table:table-cell office:value-type="float" office:value="0.643636363636364" calcext:value-type="float">
            <text:p>0.643636363636364</text:p>
          </table:table-cell>
          <table:table-cell office:value-type="float" office:value="0.0497560624285425" calcext:value-type="float">
            <text:p>0.0497560624285425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53636363636364" calcext:value-type="float">
            <text:p>0.653636363636364</text:p>
          </table:table-cell>
          <table:table-cell office:value-type="float" office:value="0.106746698626163" calcext:value-type="float">
            <text:p>0.106746698626163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43636363636364" calcext:value-type="float">
            <text:p>0.643636363636364</text:p>
          </table:table-cell>
          <table:table-cell office:value-type="float" office:value="0.0497560624285425" calcext:value-type="float">
            <text:p>0.0497560624285425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LH</text:p>
          </table:table-cell>
          <table:table-cell office:value-type="float" office:value="0.653636363636364" calcext:value-type="float">
            <text:p>0.653636363636364</text:p>
          </table:table-cell>
          <table:table-cell office:value-type="float" office:value="0.0687618426230585" calcext:value-type="float">
            <text:p>0.0687618426230585</text:p>
          </table:table-cell>
          <table:table-cell office:value-type="float" office:value="0.663636363636364" calcext:value-type="float">
            <text:p>0.663636363636364</text:p>
          </table:table-cell>
          <table:table-cell office:value-type="float" office:value="0.0673518508208875" calcext:value-type="float">
            <text:p>0.0673518508208875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LH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63636363636364" calcext:value-type="float">
            <text:p>0.663636363636364</text:p>
          </table:table-cell>
          <table:table-cell office:value-type="float" office:value="0.0673518508208875" calcext:value-type="float">
            <text:p>0.0673518508208875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LH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63636363636364" calcext:value-type="float">
            <text:p>0.663636363636364</text:p>
          </table:table-cell>
          <table:table-cell office:value-type="float" office:value="0.0673518508208875" calcext:value-type="float">
            <text:p>0.0673518508208875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LH</text:p>
          </table:table-cell>
          <table:table-cell office:value-type="float" office:value="0.665454545454545" calcext:value-type="float">
            <text:p>0.665454545454545</text:p>
          </table:table-cell>
          <table:table-cell office:value-type="float" office:value="0.0786071425814823" calcext:value-type="float">
            <text:p>0.0786071425814823</text:p>
          </table:table-cell>
          <table:table-cell office:value-type="float" office:value="0.659454545454545" calcext:value-type="float">
            <text:p>0.659454545454545</text:p>
          </table:table-cell>
          <table:table-cell office:value-type="float" office:value="0.0814969510873758" calcext:value-type="float">
            <text:p>0.0814969510873758</text:p>
          </table:table-cell>
          <table:table-cell office:value-type="float" office:value="0.675636363636364" calcext:value-type="float">
            <text:p>0.675636363636364</text:p>
          </table:table-cell>
          <table:table-cell office:value-type="float" office:value="0.0785230835534211" calcext:value-type="float">
            <text:p>0.0785230835534211</text:p>
          </table:table-cell>
          <table:table-cell office:value-type="float" office:value="0.679454545454545" calcext:value-type="float">
            <text:p>0.679454545454545</text:p>
          </table:table-cell>
          <table:table-cell office:value-type="float" office:value="0.082233059234565" calcext:value-type="float">
            <text:p>0.082233059234565</text:p>
          </table:table-cell>
          <table:table-cell office:value-type="float" office:value="0.661454545454545" calcext:value-type="float">
            <text:p>0.661454545454545</text:p>
          </table:table-cell>
          <table:table-cell office:value-type="float" office:value="0.0833587551015735" calcext:value-type="float">
            <text:p>0.0833587551015735</text:p>
          </table:table-cell>
          <table:table-cell office:value-type="float" office:value="0.661636363636364" calcext:value-type="float">
            <text:p>0.661636363636364</text:p>
          </table:table-cell>
          <table:table-cell office:value-type="float" office:value="0.0743795191475362" calcext:value-type="float">
            <text:p>0.0743795191475362</text:p>
          </table:table-cell>
          <table:table-cell office:value-type="float" office:value="0.667636363636364" calcext:value-type="float">
            <text:p>0.667636363636364</text:p>
          </table:table-cell>
          <table:table-cell office:value-type="float" office:value="0.081758268334755" calcext:value-type="float">
            <text:p>0.081758268334755</text:p>
          </table:table-cell>
          <table:table-cell office:value-type="float" office:value="0.667636363636364" calcext:value-type="float">
            <text:p>0.667636363636364</text:p>
          </table:table-cell>
          <table:table-cell office:value-type="float" office:value="0.082844264598861" calcext:value-type="float">
            <text:p>0.082844264598861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822323142540189" calcext:value-type="float">
            <text:p>0.0822323142540189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812358467997692" calcext:value-type="float">
            <text:p>0.0812358467997692</text:p>
          </table:table-cell>
          <table:table-cell office:value-type="float" office:value="0.679636363636364" calcext:value-type="float">
            <text:p>0.679636363636364</text:p>
          </table:table-cell>
          <table:table-cell office:value-type="float" office:value="0.0806076113959114" calcext:value-type="float">
            <text:p>0.0806076113959114</text:p>
          </table:table-cell>
          <table:table-cell office:value-type="float" office:value="0.669636363636364" calcext:value-type="float">
            <text:p>0.669636363636364</text:p>
          </table:table-cell>
          <table:table-cell office:value-type="float" office:value="0.0774735241554627" calcext:value-type="float">
            <text:p>0.0774735241554627</text:p>
          </table:table-cell>
          <table:table-cell office:value-type="float" office:value="0.679636363636364" calcext:value-type="float">
            <text:p>0.679636363636364</text:p>
          </table:table-cell>
          <table:table-cell office:value-type="float" office:value="0.076828644736125" calcext:value-type="float">
            <text:p>0.076828644736125</text:p>
          </table:table-cell>
          <table:table-cell office:value-type="float" office:value="0.661636363636364" calcext:value-type="float">
            <text:p>0.661636363636364</text:p>
          </table:table-cell>
          <table:table-cell office:value-type="float" office:value="0.0662926118859537" calcext:value-type="float">
            <text:p>0.0662926118859537</text:p>
          </table:table-cell>
          <table:table-cell office:value-type="float" office:value="0.677636363636364" calcext:value-type="float">
            <text:p>0.677636363636364</text:p>
          </table:table-cell>
          <table:table-cell office:value-type="float" office:value="0.0771148149780899" calcext:value-type="float">
            <text:p>0.0771148149780899</text:p>
          </table:table-cell>
          <table:table-cell office:value-type="float" office:value="0.675636363636364" calcext:value-type="float">
            <text:p>0.675636363636364</text:p>
          </table:table-cell>
          <table:table-cell office:value-type="float" office:value="0.0788314024596969" calcext:value-type="float">
            <text:p>0.07883140245969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eaching_assistant_LM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16746004769455" calcext:value-type="float">
            <text:p>0.116746004769455</text:p>
          </table:table-cell>
          <table:table-cell office:value-type="float" office:value="0.574444444444444" calcext:value-type="float">
            <text:p>0.574444444444444</text:p>
          </table:table-cell>
          <table:table-cell office:value-type="float" office:value="0.16588706555521" calcext:value-type="float">
            <text:p>0.16588706555521</text:p>
          </table:table-cell>
          <table:table-cell office:value-type="float" office:value="0.615555555555556" calcext:value-type="float">
            <text:p>0.615555555555556</text:p>
          </table:table-cell>
          <table:table-cell office:value-type="float" office:value="0.141246654062851" calcext:value-type="float">
            <text:p>0.141246654062851</text:p>
          </table:table-cell>
          <table:table-cell office:value-type="float" office:value="0.655555555555556" calcext:value-type="float">
            <text:p>0.655555555555556</text:p>
          </table:table-cell>
          <table:table-cell office:value-type="float" office:value="0.100615390423749" calcext:value-type="float">
            <text:p>0.100615390423749</text:p>
          </table:table-cell>
          <table:table-cell office:value-type="float" office:value="0.634444444444444" calcext:value-type="float">
            <text:p>0.634444444444444</text:p>
          </table:table-cell>
          <table:table-cell office:value-type="float" office:value="0.142335024710221" calcext:value-type="float">
            <text:p>0.142335024710221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28812237743906" calcext:value-type="float">
            <text:p>0.128812237743906</text:p>
          </table:table-cell>
          <table:table-cell office:value-type="float" office:value="0.676666666666667" calcext:value-type="float">
            <text:p>0.676666666666667</text:p>
          </table:table-cell>
          <table:table-cell office:value-type="float" office:value="0.103100095196996" calcext:value-type="float">
            <text:p>0.103100095196996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58269967827284" calcext:value-type="float">
            <text:p>0.158269967827284</text:p>
          </table:table-cell>
          <table:table-cell office:value-type="float" office:value="0.626666666666667" calcext:value-type="float">
            <text:p>0.626666666666667</text:p>
          </table:table-cell>
          <table:table-cell office:value-type="float" office:value="0.13221755360572" calcext:value-type="float">
            <text:p>0.13221755360572</text:p>
          </table:table-cell>
          <table:table-cell office:value-type="float" office:value="0.615555555555556" calcext:value-type="float">
            <text:p>0.615555555555556</text:p>
          </table:table-cell>
          <table:table-cell office:value-type="float" office:value="0.115256022043466" calcext:value-type="float">
            <text:p>0.115256022043466</text:p>
          </table:table-cell>
          <table:table-cell office:value-type="float" office:value="0.655555555555556" calcext:value-type="float">
            <text:p>0.655555555555556</text:p>
          </table:table-cell>
          <table:table-cell office:value-type="float" office:value="0.137885262733232" calcext:value-type="float">
            <text:p>0.137885262733232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18060457414573" calcext:value-type="float">
            <text:p>0.118060457414573</text:p>
          </table:table-cell>
          <table:table-cell office:value-type="float" office:value="0.656666666666667" calcext:value-type="float">
            <text:p>0.656666666666667</text:p>
          </table:table-cell>
          <table:table-cell office:value-type="float" office:value="0.142335024710221" calcext:value-type="float">
            <text:p>0.142335024710221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45555555555556" calcext:value-type="float">
            <text:p>0.645555555555556</text:p>
          </table:table-cell>
          <table:table-cell office:value-type="float" office:value="0.137930023410513" calcext:value-type="float">
            <text:p>0.137930023410513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0974362723039722" calcext:value-type="float">
            <text:p>0.097436272303972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eaching_assistant_LM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16746004769455" calcext:value-type="float">
            <text:p>0.116746004769455</text:p>
          </table:table-cell>
          <table:table-cell office:value-type="float" office:value="0.585555555555555" calcext:value-type="float">
            <text:p>0.585555555555555</text:p>
          </table:table-cell>
          <table:table-cell office:value-type="float" office:value="0.12905162140653" calcext:value-type="float">
            <text:p>0.12905162140653</text:p>
          </table:table-cell>
          <table:table-cell office:value-type="float" office:value="0.626666666666667" calcext:value-type="float">
            <text:p>0.626666666666667</text:p>
          </table:table-cell>
          <table:table-cell office:value-type="float" office:value="0.123528374308331" calcext:value-type="float">
            <text:p>0.123528374308331</text:p>
          </table:table-cell>
          <table:table-cell office:value-type="float" office:value="0.656666666666667" calcext:value-type="float">
            <text:p>0.656666666666667</text:p>
          </table:table-cell>
          <table:table-cell office:value-type="float" office:value="0.125756967261519" calcext:value-type="float">
            <text:p>0.125756967261519</text:p>
          </table:table-cell>
          <table:table-cell office:value-type="float" office:value="0.615555555555556" calcext:value-type="float">
            <text:p>0.615555555555556</text:p>
          </table:table-cell>
          <table:table-cell office:value-type="float" office:value="0.115256022043466" calcext:value-type="float">
            <text:p>0.115256022043466</text:p>
          </table:table-cell>
          <table:table-cell office:value-type="float" office:value="0.616666666666667" calcext:value-type="float">
            <text:p>0.616666666666667</text:p>
          </table:table-cell>
          <table:table-cell office:value-type="float" office:value="0.111388542532019" calcext:value-type="float">
            <text:p>0.111388542532019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2590413754858" calcext:value-type="float">
            <text:p>0.12590413754858</text:p>
          </table:table-cell>
          <table:table-cell office:value-type="float" office:value="0.626666666666667" calcext:value-type="float">
            <text:p>0.626666666666667</text:p>
          </table:table-cell>
          <table:table-cell office:value-type="float" office:value="0.11417984514369" calcext:value-type="float">
            <text:p>0.11417984514369</text:p>
          </table:table-cell>
          <table:table-cell office:value-type="float" office:value="0.606666666666667" calcext:value-type="float">
            <text:p>0.606666666666667</text:p>
          </table:table-cell>
          <table:table-cell office:value-type="float" office:value="0.107496769977314" calcext:value-type="float">
            <text:p>0.107496769977314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10218637934553" calcext:value-type="float">
            <text:p>0.110218637934553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06805465250648" calcext:value-type="float">
            <text:p>0.106805465250648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05934990547138" calcext:value-type="float">
            <text:p>0.105934990547138</text:p>
          </table:table-cell>
          <table:table-cell office:value-type="float" office:value="0.615555555555556" calcext:value-type="float">
            <text:p>0.615555555555556</text:p>
          </table:table-cell>
          <table:table-cell office:value-type="float" office:value="0.115256022043466" calcext:value-type="float">
            <text:p>0.115256022043466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28812237743906" calcext:value-type="float">
            <text:p>0.128812237743906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eaching_assistant_LM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06805465250648" calcext:value-type="float">
            <text:p>0.106805465250648</text:p>
          </table:table-cell>
          <table:table-cell office:value-type="float" office:value="0.585555555555555" calcext:value-type="float">
            <text:p>0.585555555555555</text:p>
          </table:table-cell>
          <table:table-cell office:value-type="float" office:value="0.12905162140653" calcext:value-type="float">
            <text:p>0.12905162140653</text:p>
          </table:table-cell>
          <table:table-cell office:value-type="float" office:value="0.616666666666667" calcext:value-type="float">
            <text:p>0.616666666666667</text:p>
          </table:table-cell>
          <table:table-cell office:value-type="float" office:value="0.111388542532019" calcext:value-type="float">
            <text:p>0.111388542532019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2590413754858" calcext:value-type="float">
            <text:p>0.12590413754858</text:p>
          </table:table-cell>
          <table:table-cell office:value-type="float" office:value="0.615555555555556" calcext:value-type="float">
            <text:p>0.615555555555556</text:p>
          </table:table-cell>
          <table:table-cell office:value-type="float" office:value="0.115256022043466" calcext:value-type="float">
            <text:p>0.115256022043466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45555555555556" calcext:value-type="float">
            <text:p>0.645555555555556</text:p>
          </table:table-cell>
          <table:table-cell office:value-type="float" office:value="0.120748693216864" calcext:value-type="float">
            <text:p>0.120748693216864</text:p>
          </table:table-cell>
          <table:table-cell office:value-type="float" office:value="0.626666666666667" calcext:value-type="float">
            <text:p>0.626666666666667</text:p>
          </table:table-cell>
          <table:table-cell office:value-type="float" office:value="0.11417984514369" calcext:value-type="float">
            <text:p>0.11417984514369</text:p>
          </table:table-cell>
          <table:table-cell office:value-type="float" office:value="0.626666666666667" calcext:value-type="float">
            <text:p>0.626666666666667</text:p>
          </table:table-cell>
          <table:table-cell office:value-type="float" office:value="0.11417984514369" calcext:value-type="float">
            <text:p>0.11417984514369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10218637934553" calcext:value-type="float">
            <text:p>0.110218637934553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26666666666667" calcext:value-type="float">
            <text:p>0.626666666666667</text:p>
          </table:table-cell>
          <table:table-cell office:value-type="float" office:value="0.11417984514369" calcext:value-type="float">
            <text:p>0.11417984514369</text:p>
          </table:table-cell>
          <table:table-cell office:value-type="float" office:value="0.656666666666667" calcext:value-type="float">
            <text:p>0.656666666666667</text:p>
          </table:table-cell>
          <table:table-cell office:value-type="float" office:value="0.116587274573997" calcext:value-type="float">
            <text:p>0.116587274573997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2590413754858" calcext:value-type="float">
            <text:p>0.1259041375485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eaching_assistant_LM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05934990547138" calcext:value-type="float">
            <text:p>0.105934990547138</text:p>
          </table:table-cell>
          <table:table-cell office:value-type="float" office:value="0.585555555555555" calcext:value-type="float">
            <text:p>0.585555555555555</text:p>
          </table:table-cell>
          <table:table-cell office:value-type="float" office:value="0.12905162140653" calcext:value-type="float">
            <text:p>0.12905162140653</text:p>
          </table:table-cell>
          <table:table-cell office:value-type="float" office:value="0.626666666666667" calcext:value-type="float">
            <text:p>0.626666666666667</text:p>
          </table:table-cell>
          <table:table-cell office:value-type="float" office:value="0.11417984514369" calcext:value-type="float">
            <text:p>0.11417984514369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15555555555556" calcext:value-type="float">
            <text:p>0.615555555555556</text:p>
          </table:table-cell>
          <table:table-cell office:value-type="float" office:value="0.115256022043466" calcext:value-type="float">
            <text:p>0.115256022043466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26666666666667" calcext:value-type="float">
            <text:p>0.626666666666667</text:p>
          </table:table-cell>
          <table:table-cell office:value-type="float" office:value="0.11417984514369" calcext:value-type="float">
            <text:p>0.11417984514369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05934990547138" calcext:value-type="float">
            <text:p>0.105934990547138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18060457414573" calcext:value-type="float">
            <text:p>0.118060457414573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06805465250648" calcext:value-type="float">
            <text:p>0.106805465250648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26666666666667" calcext:value-type="float">
            <text:p>0.626666666666667</text:p>
          </table:table-cell>
          <table:table-cell office:value-type="float" office:value="0.11417984514369" calcext:value-type="float">
            <text:p>0.11417984514369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2590413754858" calcext:value-type="float">
            <text:p>0.12590413754858</text:p>
          </table:table-cell>
          <table:table-cell office:value-type="float" office:value="0.656666666666667" calcext:value-type="float">
            <text:p>0.656666666666667</text:p>
          </table:table-cell>
          <table:table-cell office:value-type="float" office:value="0.116587274573997" calcext:value-type="float">
            <text:p>0.11658727457399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eaching_assistant_LM</text:p>
          </table:table-cell>
          <table:table-cell office:value-type="float" office:value="0.626666666666667" calcext:value-type="float">
            <text:p>0.626666666666667</text:p>
          </table:table-cell>
          <table:table-cell office:value-type="float" office:value="0.11417984514369" calcext:value-type="float">
            <text:p>0.11417984514369</text:p>
          </table:table-cell>
          <table:table-cell office:value-type="float" office:value="0.585555555555555" calcext:value-type="float">
            <text:p>0.585555555555555</text:p>
          </table:table-cell>
          <table:table-cell office:value-type="float" office:value="0.12905162140653" calcext:value-type="float">
            <text:p>0.12905162140653</text:p>
          </table:table-cell>
          <table:table-cell office:value-type="float" office:value="0.626666666666667" calcext:value-type="float">
            <text:p>0.626666666666667</text:p>
          </table:table-cell>
          <table:table-cell office:value-type="float" office:value="0.11417984514369" calcext:value-type="float">
            <text:p>0.11417984514369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15555555555556" calcext:value-type="float">
            <text:p>0.615555555555556</text:p>
          </table:table-cell>
          <table:table-cell office:value-type="float" office:value="0.115256022043466" calcext:value-type="float">
            <text:p>0.115256022043466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18060457414573" calcext:value-type="float">
            <text:p>0.118060457414573</text:p>
          </table:table-cell>
          <table:table-cell office:value-type="float" office:value="0.626666666666667" calcext:value-type="float">
            <text:p>0.626666666666667</text:p>
          </table:table-cell>
          <table:table-cell office:value-type="float" office:value="0.11417984514369" calcext:value-type="float">
            <text:p>0.11417984514369</text:p>
          </table:table-cell>
          <table:table-cell office:value-type="float" office:value="0.626666666666667" calcext:value-type="float">
            <text:p>0.626666666666667</text:p>
          </table:table-cell>
          <table:table-cell office:value-type="float" office:value="0.11417984514369" calcext:value-type="float">
            <text:p>0.11417984514369</text:p>
          </table:table-cell>
          <table:table-cell office:value-type="float" office:value="0.626666666666667" calcext:value-type="float">
            <text:p>0.626666666666667</text:p>
          </table:table-cell>
          <table:table-cell office:value-type="float" office:value="0.11417984514369" calcext:value-type="float">
            <text:p>0.11417984514369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06805465250648" calcext:value-type="float">
            <text:p>0.106805465250648</text:p>
          </table:table-cell>
          <table:table-cell office:value-type="float" office:value="0.626666666666667" calcext:value-type="float">
            <text:p>0.626666666666667</text:p>
          </table:table-cell>
          <table:table-cell office:value-type="float" office:value="0.11417984514369" calcext:value-type="float">
            <text:p>0.11417984514369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26666666666667" calcext:value-type="float">
            <text:p>0.626666666666667</text:p>
          </table:table-cell>
          <table:table-cell office:value-type="float" office:value="0.11417984514369" calcext:value-type="float">
            <text:p>0.11417984514369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18060457414573" calcext:value-type="float">
            <text:p>0.118060457414573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eaching_assistant_LM</text:p>
          </table:table-cell>
          <table:table-cell office:value-type="float" office:value="0.640666666666667" calcext:value-type="float">
            <text:p>0.640666666666667</text:p>
          </table:table-cell>
          <table:table-cell office:value-type="float" office:value="0.112082462096077" calcext:value-type="float">
            <text:p>0.112082462096077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0.136418710236266" calcext:value-type="float">
            <text:p>0.136418710236266</text:p>
          </table:table-cell>
          <table:table-cell office:value-type="float" office:value="0.622444444444444" calcext:value-type="float">
            <text:p>0.622444444444444</text:p>
          </table:table-cell>
          <table:table-cell office:value-type="float" office:value="0.120904652238116" calcext:value-type="float">
            <text:p>0.120904652238116</text:p>
          </table:table-cell>
          <table:table-cell office:value-type="float" office:value="0.646444444444444" calcext:value-type="float">
            <text:p>0.646444444444444</text:p>
          </table:table-cell>
          <table:table-cell office:value-type="float" office:value="0.116835371395906" calcext:value-type="float">
            <text:p>0.116835371395906</text:p>
          </table:table-cell>
          <table:table-cell office:value-type="float" office:value="0.619333333333333" calcext:value-type="float">
            <text:p>0.619333333333333</text:p>
          </table:table-cell>
          <table:table-cell office:value-type="float" office:value="0.120671822576817" calcext:value-type="float">
            <text:p>0.120671822576817</text:p>
          </table:table-cell>
          <table:table-cell office:value-type="float" office:value="0.630222222222222" calcext:value-type="float">
            <text:p>0.630222222222222</text:p>
          </table:table-cell>
          <table:table-cell office:value-type="float" office:value="0.118032319887236" calcext:value-type="float">
            <text:p>0.118032319887236</text:p>
          </table:table-cell>
          <table:table-cell office:value-type="float" office:value="0.646444444444444" calcext:value-type="float">
            <text:p>0.646444444444444</text:p>
          </table:table-cell>
          <table:table-cell office:value-type="float" office:value="0.115976590395794" calcext:value-type="float">
            <text:p>0.115976590395794</text:p>
          </table:table-cell>
          <table:table-cell office:value-type="float" office:value="0.626444444444444" calcext:value-type="float">
            <text:p>0.626444444444444</text:p>
          </table:table-cell>
          <table:table-cell office:value-type="float" office:value="0.122997869680409" calcext:value-type="float">
            <text:p>0.122997869680409</text:p>
          </table:table-cell>
          <table:table-cell office:value-type="float" office:value="0.624666666666667" calcext:value-type="float">
            <text:p>0.624666666666667</text:p>
          </table:table-cell>
          <table:table-cell office:value-type="float" office:value="0.11480180088351" calcext:value-type="float">
            <text:p>0.11480180088351</text:p>
          </table:table-cell>
          <table:table-cell office:value-type="float" office:value="0.631777777777778" calcext:value-type="float">
            <text:p>0.631777777777778</text:p>
          </table:table-cell>
          <table:table-cell office:value-type="float" office:value="0.112111844115559" calcext:value-type="float">
            <text:p>0.112111844115559</text:p>
          </table:table-cell>
          <table:table-cell office:value-type="float" office:value="0.642444444444444" calcext:value-type="float">
            <text:p>0.642444444444444</text:p>
          </table:table-cell>
          <table:table-cell office:value-type="float" office:value="0.116325243850212" calcext:value-type="float">
            <text:p>0.116325243850212</text:p>
          </table:table-cell>
          <table:table-cell office:value-type="float" office:value="0.634444444444444" calcext:value-type="float">
            <text:p>0.634444444444444</text:p>
          </table:table-cell>
          <table:table-cell office:value-type="float" office:value="0.116372236181187" calcext:value-type="float">
            <text:p>0.116372236181187</text:p>
          </table:table-cell>
          <table:table-cell office:value-type="float" office:value="0.640666666666667" calcext:value-type="float">
            <text:p>0.640666666666667</text:p>
          </table:table-cell>
          <table:table-cell office:value-type="float" office:value="0.119224111575176" calcext:value-type="float">
            <text:p>0.119224111575176</text:p>
          </table:table-cell>
          <table:table-cell office:value-type="float" office:value="0.626444444444444" calcext:value-type="float">
            <text:p>0.626444444444444</text:p>
          </table:table-cell>
          <table:table-cell office:value-type="float" office:value="0.114749147669475" calcext:value-type="float">
            <text:p>0.114749147669475</text:p>
          </table:table-cell>
          <table:table-cell office:value-type="float" office:value="0.642" calcext:value-type="float">
            <text:p>0.642</text:p>
          </table:table-cell>
          <table:table-cell office:value-type="float" office:value="0.125458826138314" calcext:value-type="float">
            <text:p>0.125458826138314</text:p>
          </table:table-cell>
          <table:table-cell office:value-type="float" office:value="0.640444444444444" calcext:value-type="float">
            <text:p>0.640444444444444</text:p>
          </table:table-cell>
          <table:table-cell office:value-type="float" office:value="0.114365609234446" calcext:value-type="float">
            <text:p>0.11436560923444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LM</text:p>
          </table:table-cell>
          <table:table-cell office:value-type="float" office:value="0.654444444444444" calcext:value-type="float">
            <text:p>0.654444444444444</text:p>
          </table:table-cell>
          <table:table-cell office:value-type="float" office:value="0.135218159347345" calcext:value-type="float">
            <text:p>0.135218159347345</text:p>
          </table:table-cell>
          <table:table-cell office:value-type="float" office:value="0.655555555555556" calcext:value-type="float">
            <text:p>0.655555555555556</text:p>
          </table:table-cell>
          <table:table-cell office:value-type="float" office:value="0.153156097245447" calcext:value-type="float">
            <text:p>0.153156097245447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06805465250648" calcext:value-type="float">
            <text:p>0.106805465250648</text:p>
          </table:table-cell>
          <table:table-cell office:value-type="float" office:value="0.604444444444444" calcext:value-type="float">
            <text:p>0.604444444444444</text:p>
          </table:table-cell>
          <table:table-cell office:value-type="float" office:value="0.126491106406735" calcext:value-type="float">
            <text:p>0.126491106406735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5729189661499" calcext:value-type="float">
            <text:p>0.15729189661499</text:p>
          </table:table-cell>
          <table:table-cell office:value-type="float" office:value="0.656666666666667" calcext:value-type="float">
            <text:p>0.656666666666667</text:p>
          </table:table-cell>
          <table:table-cell office:value-type="float" office:value="0.134302036607927" calcext:value-type="float">
            <text:p>0.134302036607927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45041501085162" calcext:value-type="float">
            <text:p>0.145041501085162</text:p>
          </table:table-cell>
          <table:table-cell office:value-type="float" office:value="0.665555555555555" calcext:value-type="float">
            <text:p>0.665555555555555</text:p>
          </table:table-cell>
          <table:table-cell office:value-type="float" office:value="0.159513148186739" calcext:value-type="float">
            <text:p>0.159513148186739</text:p>
          </table:table-cell>
          <table:table-cell office:value-type="float" office:value="0.665555555555555" calcext:value-type="float">
            <text:p>0.665555555555555</text:p>
          </table:table-cell>
          <table:table-cell office:value-type="float" office:value="0.119721899973786" calcext:value-type="float">
            <text:p>0.119721899973786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19876479637877" calcext:value-type="float">
            <text:p>0.119876479637877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2590413754858" calcext:value-type="float">
            <text:p>0.12590413754858</text:p>
          </table:table-cell>
          <table:table-cell office:value-type="float" office:value="0.626666666666667" calcext:value-type="float">
            <text:p>0.626666666666667</text:p>
          </table:table-cell>
          <table:table-cell office:value-type="float" office:value="0.11417984514369" calcext:value-type="float">
            <text:p>0.11417984514369</text:p>
          </table:table-cell>
          <table:table-cell office:value-type="float" office:value="0.605555555555555" calcext:value-type="float">
            <text:p>0.605555555555555</text:p>
          </table:table-cell>
          <table:table-cell office:value-type="float" office:value="0.15335748602047" calcext:value-type="float">
            <text:p>0.15335748602047</text:p>
          </table:table-cell>
          <table:table-cell office:value-type="float" office:value="0.645555555555556" calcext:value-type="float">
            <text:p>0.645555555555556</text:p>
          </table:table-cell>
          <table:table-cell office:value-type="float" office:value="0.129624338516354" calcext:value-type="float">
            <text:p>0.129624338516354</text:p>
          </table:table-cell>
          <table:table-cell office:value-type="float" office:value="0.634444444444444" calcext:value-type="float">
            <text:p>0.634444444444444</text:p>
          </table:table-cell>
          <table:table-cell office:value-type="float" office:value="0.116587274573997" calcext:value-type="float">
            <text:p>0.116587274573997</text:p>
          </table:table-cell>
          <table:table-cell office:value-type="float" office:value="0.645555555555556" calcext:value-type="float">
            <text:p>0.645555555555556</text:p>
          </table:table-cell>
          <table:table-cell office:value-type="float" office:value="0.120748693216864" calcext:value-type="float">
            <text:p>0.12074869321686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LM</text:p>
          </table:table-cell>
          <table:table-cell office:value-type="float" office:value="0.626666666666667" calcext:value-type="float">
            <text:p>0.626666666666667</text:p>
          </table:table-cell>
          <table:table-cell office:value-type="float" office:value="0.11417984514369" calcext:value-type="float">
            <text:p>0.11417984514369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27123930977454" calcext:value-type="float">
            <text:p>0.127123930977454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06805465250648" calcext:value-type="float">
            <text:p>0.106805465250648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06805465250648" calcext:value-type="float">
            <text:p>0.106805465250648</text:p>
          </table:table-cell>
          <table:table-cell office:value-type="float" office:value="0.656666666666667" calcext:value-type="float">
            <text:p>0.656666666666667</text:p>
          </table:table-cell>
          <table:table-cell office:value-type="float" office:value="0.134302036607927" calcext:value-type="float">
            <text:p>0.134302036607927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28812237743906" calcext:value-type="float">
            <text:p>0.128812237743906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28812237743906" calcext:value-type="float">
            <text:p>0.128812237743906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05934990547138" calcext:value-type="float">
            <text:p>0.105934990547138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2590413754858" calcext:value-type="float">
            <text:p>0.12590413754858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18060457414573" calcext:value-type="float">
            <text:p>0.118060457414573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16746004769455" calcext:value-type="float">
            <text:p>0.116746004769455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10218637934553" calcext:value-type="float">
            <text:p>0.11021863793455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LM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18060457414573" calcext:value-type="float">
            <text:p>0.118060457414573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28812237743906" calcext:value-type="float">
            <text:p>0.128812237743906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06805465250648" calcext:value-type="float">
            <text:p>0.106805465250648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06805465250648" calcext:value-type="float">
            <text:p>0.106805465250648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18060457414573" calcext:value-type="float">
            <text:p>0.118060457414573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28812237743906" calcext:value-type="float">
            <text:p>0.128812237743906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06805465250648" calcext:value-type="float">
            <text:p>0.106805465250648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28812237743906" calcext:value-type="float">
            <text:p>0.128812237743906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10218637934553" calcext:value-type="float">
            <text:p>0.110218637934553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2590413754858" calcext:value-type="float">
            <text:p>0.12590413754858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18060457414573" calcext:value-type="float">
            <text:p>0.118060457414573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2590413754858" calcext:value-type="float">
            <text:p>0.12590413754858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10218637934553" calcext:value-type="float">
            <text:p>0.11021863793455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LM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18060457414573" calcext:value-type="float">
            <text:p>0.118060457414573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05934990547138" calcext:value-type="float">
            <text:p>0.105934990547138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06805465250648" calcext:value-type="float">
            <text:p>0.106805465250648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18060457414573" calcext:value-type="float">
            <text:p>0.118060457414573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15555555555556" calcext:value-type="float">
            <text:p>0.615555555555556</text:p>
          </table:table-cell>
          <table:table-cell office:value-type="float" office:value="0.115256022043466" calcext:value-type="float">
            <text:p>0.115256022043466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2590413754858" calcext:value-type="float">
            <text:p>0.12590413754858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2590413754858" calcext:value-type="float">
            <text:p>0.12590413754858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2590413754858" calcext:value-type="float">
            <text:p>0.12590413754858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18060457414573" calcext:value-type="float">
            <text:p>0.118060457414573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10218637934553" calcext:value-type="float">
            <text:p>0.11021863793455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LM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18060457414573" calcext:value-type="float">
            <text:p>0.118060457414573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05934990547138" calcext:value-type="float">
            <text:p>0.105934990547138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05934990547138" calcext:value-type="float">
            <text:p>0.105934990547138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18060457414573" calcext:value-type="float">
            <text:p>0.118060457414573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2590413754858" calcext:value-type="float">
            <text:p>0.12590413754858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2590413754858" calcext:value-type="float">
            <text:p>0.12590413754858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06805465250648" calcext:value-type="float">
            <text:p>0.106805465250648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18060457414573" calcext:value-type="float">
            <text:p>0.118060457414573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06805465250648" calcext:value-type="float">
            <text:p>0.106805465250648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LM</text:p>
          </table:table-cell>
          <table:table-cell office:value-type="float" office:value="0.631555555555556" calcext:value-type="float">
            <text:p>0.631555555555556</text:p>
          </table:table-cell>
          <table:table-cell office:value-type="float" office:value="0.120715875346951" calcext:value-type="float">
            <text:p>0.120715875346951</text:p>
          </table:table-cell>
          <table:table-cell office:value-type="float" office:value="0.638" calcext:value-type="float">
            <text:p>0.638</text:p>
          </table:table-cell>
          <table:table-cell office:value-type="float" office:value="0.124192449412217" calcext:value-type="float">
            <text:p>0.124192449412217</text:p>
          </table:table-cell>
          <table:table-cell office:value-type="float" office:value="0.644666666666667" calcext:value-type="float">
            <text:p>0.644666666666667</text:p>
          </table:table-cell>
          <table:table-cell office:value-type="float" office:value="0.106631370309946" calcext:value-type="float">
            <text:p>0.106631370309946</text:p>
          </table:table-cell>
          <table:table-cell office:value-type="float" office:value="0.632" calcext:value-type="float">
            <text:p>0.632</text:p>
          </table:table-cell>
          <table:table-cell office:value-type="float" office:value="0.114822535039089" calcext:value-type="float">
            <text:p>0.114822535039089</text:p>
          </table:table-cell>
          <table:table-cell office:value-type="float" office:value="0.642666666666667" calcext:value-type="float">
            <text:p>0.642666666666667</text:p>
          </table:table-cell>
          <table:table-cell office:value-type="float" office:value="0.127888895168288" calcext:value-type="float">
            <text:p>0.127888895168288</text:p>
          </table:table-cell>
          <table:table-cell office:value-type="float" office:value="0.631777777777778" calcext:value-type="float">
            <text:p>0.631777777777778</text:p>
          </table:table-cell>
          <table:table-cell office:value-type="float" office:value="0.122898242244889" calcext:value-type="float">
            <text:p>0.122898242244889</text:p>
          </table:table-cell>
          <table:table-cell office:value-type="float" office:value="0.64" calcext:value-type="float">
            <text:p>0.64</text:p>
          </table:table-cell>
          <table:table-cell office:value-type="float" office:value="0.130894850334027" calcext:value-type="float">
            <text:p>0.130894850334027</text:p>
          </table:table-cell>
          <table:table-cell office:value-type="float" office:value="0.644444444444444" calcext:value-type="float">
            <text:p>0.644444444444444</text:p>
          </table:table-cell>
          <table:table-cell office:value-type="float" office:value="0.122833831211182" calcext:value-type="float">
            <text:p>0.122833831211182</text:p>
          </table:table-cell>
          <table:table-cell office:value-type="float" office:value="0.644222222222222" calcext:value-type="float">
            <text:p>0.644222222222222</text:p>
          </table:table-cell>
          <table:table-cell office:value-type="float" office:value="0.121267727402391" calcext:value-type="float">
            <text:p>0.121267727402391</text:p>
          </table:table-cell>
          <table:table-cell office:value-type="float" office:value="0.640222222222222" calcext:value-type="float">
            <text:p>0.640222222222222</text:p>
          </table:table-cell>
          <table:table-cell office:value-type="float" office:value="0.117567676643346" calcext:value-type="float">
            <text:p>0.117567676643346</text:p>
          </table:table-cell>
          <table:table-cell office:value-type="float" office:value="0.642666666666667" calcext:value-type="float">
            <text:p>0.642666666666667</text:p>
          </table:table-cell>
          <table:table-cell office:value-type="float" office:value="0.121922554878284" calcext:value-type="float">
            <text:p>0.121922554878284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3767170602572" calcext:value-type="float">
            <text:p>0.113767170602572</text:p>
          </table:table-cell>
          <table:table-cell office:value-type="float" office:value="0.621555555555555" calcext:value-type="float">
            <text:p>0.621555555555555</text:p>
          </table:table-cell>
          <table:table-cell office:value-type="float" office:value="0.125119863135752" calcext:value-type="float">
            <text:p>0.125119863135752</text:p>
          </table:table-cell>
          <table:table-cell office:value-type="float" office:value="0.642444444444444" calcext:value-type="float">
            <text:p>0.642444444444444</text:p>
          </table:table-cell>
          <table:table-cell office:value-type="float" office:value="0.120834968516014" calcext:value-type="float">
            <text:p>0.120834968516014</text:p>
          </table:table-cell>
          <table:table-cell office:value-type="float" office:value="0.636222222222222" calcext:value-type="float">
            <text:p>0.636222222222222</text:p>
          </table:table-cell>
          <table:table-cell office:value-type="float" office:value="0.116077599613072" calcext:value-type="float">
            <text:p>0.116077599613072</text:p>
          </table:table-cell>
          <table:table-cell office:value-type="float" office:value="0.639777777777778" calcext:value-type="float">
            <text:p>0.639777777777778</text:p>
          </table:table-cell>
          <table:table-cell office:value-type="float" office:value="0.111642014454234" calcext:value-type="float">
            <text:p>0.11164201445423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eaching_assistant_MH</text:p>
          </table:table-cell>
          <table:table-cell office:value-type="float" office:value="0.720909090909091" calcext:value-type="float">
            <text:p>0.720909090909091</text:p>
          </table:table-cell>
          <table:table-cell office:value-type="float" office:value="0.211516453933647" calcext:value-type="float">
            <text:p>0.211516453933647</text:p>
          </table:table-cell>
          <table:table-cell office:value-type="float" office:value="0.69" calcext:value-type="float">
            <text:p>0.69</text:p>
          </table:table-cell>
          <table:table-cell office:value-type="float" office:value="0.180472291318873" calcext:value-type="float">
            <text:p>0.180472291318873</text:p>
          </table:table-cell>
          <table:table-cell office:value-type="float" office:value="0.72" calcext:value-type="float">
            <text:p>0.72</text:p>
          </table:table-cell>
          <table:table-cell office:value-type="float" office:value="0.176425064799308" calcext:value-type="float">
            <text:p>0.176425064799308</text:p>
          </table:table-cell>
          <table:table-cell office:value-type="float" office:value="0.709090909090909" calcext:value-type="float">
            <text:p>0.709090909090909</text:p>
          </table:table-cell>
          <table:table-cell office:value-type="float" office:value="0.151636315190264" calcext:value-type="float">
            <text:p>0.151636315190264</text:p>
          </table:table-cell>
          <table:table-cell office:value-type="float" office:value="0.72" calcext:value-type="float">
            <text:p>0.72</text:p>
          </table:table-cell>
          <table:table-cell office:value-type="float" office:value="0.176425064799308" calcext:value-type="float">
            <text:p>0.176425064799308</text:p>
          </table:table-cell>
          <table:table-cell office:value-type="float" office:value="0.719090909090909" calcext:value-type="float">
            <text:p>0.719090909090909</text:p>
          </table:table-cell>
          <table:table-cell office:value-type="float" office:value="0.161287860996056" calcext:value-type="float">
            <text:p>0.161287860996056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88357162245904" calcext:value-type="float">
            <text:p>0.188357162245904</text:p>
          </table:table-cell>
          <table:table-cell office:value-type="float" office:value="0.72" calcext:value-type="float">
            <text:p>0.72</text:p>
          </table:table-cell>
          <table:table-cell office:value-type="float" office:value="0.200036727573535" calcext:value-type="float">
            <text:p>0.200036727573535</text:p>
          </table:table-cell>
          <table:table-cell office:value-type="float" office:value="0.74" calcext:value-type="float">
            <text:p>0.74</text:p>
          </table:table-cell>
          <table:table-cell office:value-type="float" office:value="0.19667577137257" calcext:value-type="float">
            <text:p>0.19667577137257</text:p>
          </table:table-cell>
          <table:table-cell office:value-type="float" office:value="0.73" calcext:value-type="float">
            <text:p>0.73</text:p>
          </table:table-cell>
          <table:table-cell office:value-type="float" office:value="0.184129251525165" calcext:value-type="float">
            <text:p>0.184129251525165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38181818181818" calcext:value-type="float">
            <text:p>0.738181818181818</text:p>
          </table:table-cell>
          <table:table-cell office:value-type="float" office:value="0.161022901028541" calcext:value-type="float">
            <text:p>0.161022901028541</text:p>
          </table:table-cell>
          <table:table-cell office:value-type="float" office:value="0.71" calcext:value-type="float">
            <text:p>0.71</text:p>
          </table:table-cell>
          <table:table-cell office:value-type="float" office:value="0.17420684748787" calcext:value-type="float">
            <text:p>0.17420684748787</text:p>
          </table:table-cell>
          <table:table-cell office:value-type="float" office:value="0.709090909090909" calcext:value-type="float">
            <text:p>0.709090909090909</text:p>
          </table:table-cell>
          <table:table-cell office:value-type="float" office:value="0.172221481677368" calcext:value-type="float">
            <text:p>0.172221481677368</text:p>
          </table:table-cell>
          <table:table-cell office:value-type="float" office:value="0.719090909090909" calcext:value-type="float">
            <text:p>0.719090909090909</text:p>
          </table:table-cell>
          <table:table-cell office:value-type="float" office:value="0.166884155616331" calcext:value-type="float">
            <text:p>0.16688415561633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eaching_assistant_MH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" calcext:value-type="float">
            <text:p>0.7</text:p>
          </table:table-cell>
          <table:table-cell office:value-type="float" office:value="0.183827283492159" calcext:value-type="float">
            <text:p>0.183827283492159</text:p>
          </table:table-cell>
          <table:table-cell office:value-type="float" office:value="0.72" calcext:value-type="float">
            <text:p>0.72</text:p>
          </table:table-cell>
          <table:table-cell office:value-type="float" office:value="0.176425064799308" calcext:value-type="float">
            <text:p>0.176425064799308</text:p>
          </table:table-cell>
          <table:table-cell office:value-type="float" office:value="0.73" calcext:value-type="float">
            <text:p>0.73</text:p>
          </table:table-cell>
          <table:table-cell office:value-type="float" office:value="0.184129251525165" calcext:value-type="float">
            <text:p>0.184129251525165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3" calcext:value-type="float">
            <text:p>0.73</text:p>
          </table:table-cell>
          <table:table-cell office:value-type="float" office:value="0.184129251525165" calcext:value-type="float">
            <text:p>0.184129251525165</text:p>
          </table:table-cell>
          <table:table-cell office:value-type="float" office:value="0.73" calcext:value-type="float">
            <text:p>0.73</text:p>
          </table:table-cell>
          <table:table-cell office:value-type="float" office:value="0.184129251525165" calcext:value-type="float">
            <text:p>0.184129251525165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3" calcext:value-type="float">
            <text:p>0.73</text:p>
          </table:table-cell>
          <table:table-cell office:value-type="float" office:value="0.184129251525165" calcext:value-type="float">
            <text:p>0.184129251525165</text:p>
          </table:table-cell>
          <table:table-cell office:value-type="float" office:value="0.71" calcext:value-type="float">
            <text:p>0.71</text:p>
          </table:table-cell>
          <table:table-cell office:value-type="float" office:value="0.180472291318873" calcext:value-type="float">
            <text:p>0.180472291318873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19090909090909" calcext:value-type="float">
            <text:p>0.719090909090909</text:p>
          </table:table-cell>
          <table:table-cell office:value-type="float" office:value="0.161287860996056" calcext:value-type="float">
            <text:p>0.161287860996056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19090909090909" calcext:value-type="float">
            <text:p>0.719090909090909</text:p>
          </table:table-cell>
          <table:table-cell office:value-type="float" office:value="0.161287860996056" calcext:value-type="float">
            <text:p>0.16128786099605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eaching_assistant_MH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69" calcext:value-type="float">
            <text:p>0.69</text:p>
          </table:table-cell>
          <table:table-cell office:value-type="float" office:value="0.180472291318873" calcext:value-type="float">
            <text:p>0.180472291318873</text:p>
          </table:table-cell>
          <table:table-cell office:value-type="float" office:value="0.720909090909091" calcext:value-type="float">
            <text:p>0.720909090909091</text:p>
          </table:table-cell>
          <table:table-cell office:value-type="float" office:value="0.196107670806441" calcext:value-type="float">
            <text:p>0.196107670806441</text:p>
          </table:table-cell>
          <table:table-cell office:value-type="float" office:value="0.71" calcext:value-type="float">
            <text:p>0.71</text:p>
          </table:table-cell>
          <table:table-cell office:value-type="float" office:value="0.180472291318873" calcext:value-type="float">
            <text:p>0.180472291318873</text:p>
          </table:table-cell>
          <table:table-cell office:value-type="float" office:value="0.739090909090909" calcext:value-type="float">
            <text:p>0.739090909090909</text:p>
          </table:table-cell>
          <table:table-cell office:value-type="float" office:value="0.170778480073452" calcext:value-type="float">
            <text:p>0.170778480073452</text:p>
          </table:table-cell>
          <table:table-cell office:value-type="float" office:value="0.720909090909091" calcext:value-type="float">
            <text:p>0.720909090909091</text:p>
          </table:table-cell>
          <table:table-cell office:value-type="float" office:value="0.196107670806441" calcext:value-type="float">
            <text:p>0.196107670806441</text:p>
          </table:table-cell>
          <table:table-cell office:value-type="float" office:value="0.73" calcext:value-type="float">
            <text:p>0.73</text:p>
          </table:table-cell>
          <table:table-cell office:value-type="float" office:value="0.184129251525165" calcext:value-type="float">
            <text:p>0.184129251525165</text:p>
          </table:table-cell>
          <table:table-cell office:value-type="float" office:value="0.73" calcext:value-type="float">
            <text:p>0.73</text:p>
          </table:table-cell>
          <table:table-cell office:value-type="float" office:value="0.184129251525165" calcext:value-type="float">
            <text:p>0.184129251525165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39090909090909" calcext:value-type="float">
            <text:p>0.739090909090909</text:p>
          </table:table-cell>
          <table:table-cell office:value-type="float" office:value="0.170778480073452" calcext:value-type="float">
            <text:p>0.170778480073452</text:p>
          </table:table-cell>
          <table:table-cell office:value-type="float" office:value="0.719090909090909" calcext:value-type="float">
            <text:p>0.719090909090909</text:p>
          </table:table-cell>
          <table:table-cell office:value-type="float" office:value="0.161287860996056" calcext:value-type="float">
            <text:p>0.16128786099605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eaching_assistant_MH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69" calcext:value-type="float">
            <text:p>0.69</text:p>
          </table:table-cell>
          <table:table-cell office:value-type="float" office:value="0.180472291318873" calcext:value-type="float">
            <text:p>0.180472291318873</text:p>
          </table:table-cell>
          <table:table-cell office:value-type="float" office:value="0.720909090909091" calcext:value-type="float">
            <text:p>0.720909090909091</text:p>
          </table:table-cell>
          <table:table-cell office:value-type="float" office:value="0.196107670806441" calcext:value-type="float">
            <text:p>0.196107670806441</text:p>
          </table:table-cell>
          <table:table-cell office:value-type="float" office:value="0.71" calcext:value-type="float">
            <text:p>0.71</text:p>
          </table:table-cell>
          <table:table-cell office:value-type="float" office:value="0.180472291318873" calcext:value-type="float">
            <text:p>0.180472291318873</text:p>
          </table:table-cell>
          <table:table-cell office:value-type="float" office:value="0.739090909090909" calcext:value-type="float">
            <text:p>0.739090909090909</text:p>
          </table:table-cell>
          <table:table-cell office:value-type="float" office:value="0.170778480073452" calcext:value-type="float">
            <text:p>0.170778480073452</text:p>
          </table:table-cell>
          <table:table-cell office:value-type="float" office:value="0.739090909090909" calcext:value-type="float">
            <text:p>0.739090909090909</text:p>
          </table:table-cell>
          <table:table-cell office:value-type="float" office:value="0.170778480073452" calcext:value-type="float">
            <text:p>0.170778480073452</text:p>
          </table:table-cell>
          <table:table-cell office:value-type="float" office:value="0.720909090909091" calcext:value-type="float">
            <text:p>0.720909090909091</text:p>
          </table:table-cell>
          <table:table-cell office:value-type="float" office:value="0.196107670806441" calcext:value-type="float">
            <text:p>0.196107670806441</text:p>
          </table:table-cell>
          <table:table-cell office:value-type="float" office:value="0.73" calcext:value-type="float">
            <text:p>0.73</text:p>
          </table:table-cell>
          <table:table-cell office:value-type="float" office:value="0.184129251525165" calcext:value-type="float">
            <text:p>0.184129251525165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eaching_assistant_MH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69" calcext:value-type="float">
            <text:p>0.69</text:p>
          </table:table-cell>
          <table:table-cell office:value-type="float" office:value="0.180472291318873" calcext:value-type="float">
            <text:p>0.180472291318873</text:p>
          </table:table-cell>
          <table:table-cell office:value-type="float" office:value="0.720909090909091" calcext:value-type="float">
            <text:p>0.720909090909091</text:p>
          </table:table-cell>
          <table:table-cell office:value-type="float" office:value="0.196107670806441" calcext:value-type="float">
            <text:p>0.196107670806441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3" calcext:value-type="float">
            <text:p>0.73</text:p>
          </table:table-cell>
          <table:table-cell office:value-type="float" office:value="0.184129251525165" calcext:value-type="float">
            <text:p>0.184129251525165</text:p>
          </table:table-cell>
          <table:table-cell office:value-type="float" office:value="0.739090909090909" calcext:value-type="float">
            <text:p>0.739090909090909</text:p>
          </table:table-cell>
          <table:table-cell office:value-type="float" office:value="0.170778480073452" calcext:value-type="float">
            <text:p>0.170778480073452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39090909090909" calcext:value-type="float">
            <text:p>0.739090909090909</text:p>
          </table:table-cell>
          <table:table-cell office:value-type="float" office:value="0.170778480073452" calcext:value-type="float">
            <text:p>0.170778480073452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eaching_assistant_MH</text:p>
          </table:table-cell>
          <table:table-cell office:value-type="float" office:value="0.712909090909091" calcext:value-type="float">
            <text:p>0.712909090909091</text:p>
          </table:table-cell>
          <table:table-cell office:value-type="float" office:value="0.197636517710634" calcext:value-type="float">
            <text:p>0.197636517710634</text:p>
          </table:table-cell>
          <table:table-cell office:value-type="float" office:value="0.692" calcext:value-type="float">
            <text:p>0.692</text:p>
          </table:table-cell>
          <table:table-cell office:value-type="float" office:value="0.18114328975353" calcext:value-type="float">
            <text:p>0.18114328975353</text:p>
          </table:table-cell>
          <table:table-cell office:value-type="float" office:value="0.720545454545454" calcext:value-type="float">
            <text:p>0.720545454545454</text:p>
          </table:table-cell>
          <table:table-cell office:value-type="float" office:value="0.188234628403588" calcext:value-type="float">
            <text:p>0.188234628403588</text:p>
          </table:table-cell>
          <table:table-cell office:value-type="float" office:value="0.715818181818182" calcext:value-type="float">
            <text:p>0.715818181818182</text:p>
          </table:table-cell>
          <table:table-cell office:value-type="float" office:value="0.175864913498116" calcext:value-type="float">
            <text:p>0.175864913498116</text:p>
          </table:table-cell>
          <table:table-cell office:value-type="float" office:value="0.729636363636364" calcext:value-type="float">
            <text:p>0.729636363636364</text:p>
          </table:table-cell>
          <table:table-cell office:value-type="float" office:value="0.176945138921756" calcext:value-type="float">
            <text:p>0.176945138921756</text:p>
          </table:table-cell>
          <table:table-cell office:value-type="float" office:value="0.727636363636364" calcext:value-type="float">
            <text:p>0.727636363636364</text:p>
          </table:table-cell>
          <table:table-cell office:value-type="float" office:value="0.176313382017361" calcext:value-type="float">
            <text:p>0.176313382017361</text:p>
          </table:table-cell>
          <table:table-cell office:value-type="float" office:value="0.720545454545454" calcext:value-type="float">
            <text:p>0.720545454545454</text:p>
          </table:table-cell>
          <table:table-cell office:value-type="float" office:value="0.189377973951511" calcext:value-type="float">
            <text:p>0.189377973951511</text:p>
          </table:table-cell>
          <table:table-cell office:value-type="float" office:value="0.729818181818182" calcext:value-type="float">
            <text:p>0.729818181818182</text:p>
          </table:table-cell>
          <table:table-cell office:value-type="float" office:value="0.184640592444497" calcext:value-type="float">
            <text:p>0.184640592444497</text:p>
          </table:table-cell>
          <table:table-cell office:value-type="float" office:value="0.724" calcext:value-type="float">
            <text:p>0.724</text:p>
          </table:table-cell>
          <table:table-cell office:value-type="float" office:value="0.185426688784436" calcext:value-type="float">
            <text:p>0.185426688784436</text:p>
          </table:table-cell>
          <table:table-cell office:value-type="float" office:value="0.727636363636364" calcext:value-type="float">
            <text:p>0.727636363636364</text:p>
          </table:table-cell>
          <table:table-cell office:value-type="float" office:value="0.178070685925538" calcext:value-type="float">
            <text:p>0.178070685925538</text:p>
          </table:table-cell>
          <table:table-cell office:value-type="float" office:value="0.719818181818182" calcext:value-type="float">
            <text:p>0.719818181818182</text:p>
          </table:table-cell>
          <table:table-cell office:value-type="float" office:value="0.179611159990212" calcext:value-type="float">
            <text:p>0.179611159990212</text:p>
          </table:table-cell>
          <table:table-cell office:value-type="float" office:value="0.725454545454545" calcext:value-type="float">
            <text:p>0.725454545454545</text:p>
          </table:table-cell>
          <table:table-cell office:value-type="float" office:value="0.174889919786948" calcext:value-type="float">
            <text:p>0.174889919786948</text:p>
          </table:table-cell>
          <table:table-cell office:value-type="float" office:value="0.721818181818182" calcext:value-type="float">
            <text:p>0.721818181818182</text:p>
          </table:table-cell>
          <table:table-cell office:value-type="float" office:value="0.180606537819126" calcext:value-type="float">
            <text:p>0.180606537819126</text:p>
          </table:table-cell>
          <table:table-cell office:value-type="float" office:value="0.723272727272727" calcext:value-type="float">
            <text:p>0.723272727272727</text:p>
          </table:table-cell>
          <table:table-cell office:value-type="float" office:value="0.168943094228773" calcext:value-type="float">
            <text:p>0.168943094228773</text:p>
          </table:table-cell>
          <table:table-cell office:value-type="float" office:value="0.725272727272727" calcext:value-type="float">
            <text:p>0.725272727272727</text:p>
          </table:table-cell>
          <table:table-cell office:value-type="float" office:value="0.173018977665636" calcext:value-type="float">
            <text:p>0.173018977665636</text:p>
          </table:table-cell>
          <table:table-cell office:value-type="float" office:value="0.723090909090909" calcext:value-type="float">
            <text:p>0.723090909090909</text:p>
          </table:table-cell>
          <table:table-cell office:value-type="float" office:value="0.16578807720968" calcext:value-type="float">
            <text:p>0.165788077209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MH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980706947897" calcext:value-type="float">
            <text:p>0.19980706947897</text:p>
          </table:table-cell>
          <table:table-cell office:value-type="float" office:value="0.7" calcext:value-type="float">
            <text:p>0.7</text:p>
          </table:table-cell>
          <table:table-cell office:value-type="float" office:value="0.201144566973043" calcext:value-type="float">
            <text:p>0.201144566973043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3" calcext:value-type="float">
            <text:p>0.73</text:p>
          </table:table-cell>
          <table:table-cell office:value-type="float" office:value="0.184129251525165" calcext:value-type="float">
            <text:p>0.184129251525165</text:p>
          </table:table-cell>
          <table:table-cell office:value-type="float" office:value="0.71" calcext:value-type="float">
            <text:p>0.71</text:p>
          </table:table-cell>
          <table:table-cell office:value-type="float" office:value="0.192392027845045" calcext:value-type="float">
            <text:p>0.192392027845045</text:p>
          </table:table-cell>
          <table:table-cell office:value-type="float" office:value="0.711818181818182" calcext:value-type="float">
            <text:p>0.711818181818182</text:p>
          </table:table-cell>
          <table:table-cell office:value-type="float" office:value="0.221608196683845" calcext:value-type="float">
            <text:p>0.221608196683845</text:p>
          </table:table-cell>
          <table:table-cell office:value-type="float" office:value="0.73" calcext:value-type="float">
            <text:p>0.73</text:p>
          </table:table-cell>
          <table:table-cell office:value-type="float" office:value="0.184129251525165" calcext:value-type="float">
            <text:p>0.184129251525165</text:p>
          </table:table-cell>
          <table:table-cell office:value-type="float" office:value="0.730909090909091" calcext:value-type="float">
            <text:p>0.730909090909091</text:p>
          </table:table-cell>
          <table:table-cell office:value-type="float" office:value="0.20841788917683" calcext:value-type="float">
            <text:p>0.20841788917683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88357162245904" calcext:value-type="float">
            <text:p>0.188357162245904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90152420618392" calcext:value-type="float">
            <text:p>0.190152420618392</text:p>
          </table:table-cell>
          <table:table-cell office:value-type="float" office:value="0.71" calcext:value-type="float">
            <text:p>0.71</text:p>
          </table:table-cell>
          <table:table-cell office:value-type="float" office:value="0.167707493838051" calcext:value-type="float">
            <text:p>0.167707493838051</text:p>
          </table:table-cell>
          <table:table-cell office:value-type="float" office:value="0.74" calcext:value-type="float">
            <text:p>0.74</text:p>
          </table:table-cell>
          <table:table-cell office:value-type="float" office:value="0.178926499933153" calcext:value-type="float">
            <text:p>0.178926499933153</text:p>
          </table:table-cell>
          <table:table-cell office:value-type="float" office:value="0.737272727272727" calcext:value-type="float">
            <text:p>0.737272727272727</text:p>
          </table:table-cell>
          <table:table-cell office:value-type="float" office:value="0.163549359586396" calcext:value-type="float">
            <text:p>0.163549359586396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8181818181818" calcext:value-type="float">
            <text:p>0.728181818181818</text:p>
          </table:table-cell>
          <table:table-cell office:value-type="float" office:value="0.142614315463794" calcext:value-type="float">
            <text:p>0.14261431546379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MH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00909090909091" calcext:value-type="float">
            <text:p>0.700909090909091</text:p>
          </table:table-cell>
          <table:table-cell office:value-type="float" office:value="0.185738048308718" calcext:value-type="float">
            <text:p>0.185738048308718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01818181818182" calcext:value-type="float">
            <text:p>0.701818181818182</text:p>
          </table:table-cell>
          <table:table-cell office:value-type="float" office:value="0.20906016462594" calcext:value-type="float">
            <text:p>0.20906016462594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19090909090909" calcext:value-type="float">
            <text:p>0.719090909090909</text:p>
          </table:table-cell>
          <table:table-cell office:value-type="float" office:value="0.161287860996056" calcext:value-type="float">
            <text:p>0.161287860996056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1" calcext:value-type="float">
            <text:p>0.71</text:p>
          </table:table-cell>
          <table:table-cell office:value-type="float" office:value="0.17420684748787" calcext:value-type="float">
            <text:p>0.17420684748787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38181818181818" calcext:value-type="float">
            <text:p>0.738181818181818</text:p>
          </table:table-cell>
          <table:table-cell office:value-type="float" office:value="0.161022901028541" calcext:value-type="float">
            <text:p>0.161022901028541</text:p>
          </table:table-cell>
          <table:table-cell office:value-type="float" office:value="0.739090909090909" calcext:value-type="float">
            <text:p>0.739090909090909</text:p>
          </table:table-cell>
          <table:table-cell office:value-type="float" office:value="0.170778480073452" calcext:value-type="float">
            <text:p>0.170778480073452</text:p>
          </table:table-cell>
          <table:table-cell office:value-type="float" office:value="0.709090909090909" calcext:value-type="float">
            <text:p>0.709090909090909</text:p>
          </table:table-cell>
          <table:table-cell office:value-type="float" office:value="0.151636315190264" calcext:value-type="float">
            <text:p>0.15163631519026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MH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MH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39090909090909" calcext:value-type="float">
            <text:p>0.739090909090909</text:p>
          </table:table-cell>
          <table:table-cell office:value-type="float" office:value="0.170778480073452" calcext:value-type="float">
            <text:p>0.17077848007345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MH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MH</text:p>
          </table:table-cell>
          <table:table-cell office:value-type="float" office:value="0.718181818181818" calcext:value-type="float">
            <text:p>0.718181818181818</text:p>
          </table:table-cell>
          <table:table-cell office:value-type="float" office:value="0.184924841240898" calcext:value-type="float">
            <text:p>0.184924841240898</text:p>
          </table:table-cell>
          <table:table-cell office:value-type="float" office:value="0.716363636363636" calcext:value-type="float">
            <text:p>0.716363636363636</text:p>
          </table:table-cell>
          <table:table-cell office:value-type="float" office:value="0.188363371509212" calcext:value-type="float">
            <text:p>0.188363371509212</text:p>
          </table:table-cell>
          <table:table-cell office:value-type="float" office:value="0.706727272727273" calcext:value-type="float">
            <text:p>0.706727272727273</text:p>
          </table:table-cell>
          <table:table-cell office:value-type="float" office:value="0.193876443249281" calcext:value-type="float">
            <text:p>0.193876443249281</text:p>
          </table:table-cell>
          <table:table-cell office:value-type="float" office:value="0.723636363636364" calcext:value-type="float">
            <text:p>0.723636363636364</text:p>
          </table:table-cell>
          <table:table-cell office:value-type="float" office:value="0.177464752570433" calcext:value-type="float">
            <text:p>0.177464752570433</text:p>
          </table:table-cell>
          <table:table-cell office:value-type="float" office:value="0.725636363636364" calcext:value-type="float">
            <text:p>0.725636363636364</text:p>
          </table:table-cell>
          <table:table-cell office:value-type="float" office:value="0.177767719247986" calcext:value-type="float">
            <text:p>0.177767719247986</text:p>
          </table:table-cell>
          <table:table-cell office:value-type="float" office:value="0.716181818181818" calcext:value-type="float">
            <text:p>0.716181818181818</text:p>
          </table:table-cell>
          <table:table-cell office:value-type="float" office:value="0.186880363182427" calcext:value-type="float">
            <text:p>0.186880363182427</text:p>
          </table:table-cell>
          <table:table-cell office:value-type="float" office:value="0.716545454545455" calcext:value-type="float">
            <text:p>0.716545454545455</text:p>
          </table:table-cell>
          <table:table-cell office:value-type="float" office:value="0.193127490360914" calcext:value-type="float">
            <text:p>0.193127490360914</text:p>
          </table:table-cell>
          <table:table-cell office:value-type="float" office:value="0.729272727272727" calcext:value-type="float">
            <text:p>0.729272727272727</text:p>
          </table:table-cell>
          <table:table-cell office:value-type="float" office:value="0.172618053681016" calcext:value-type="float">
            <text:p>0.172618053681016</text:p>
          </table:table-cell>
          <table:table-cell office:value-type="float" office:value="0.720363636363636" calcext:value-type="float">
            <text:p>0.720363636363636</text:p>
          </table:table-cell>
          <table:table-cell office:value-type="float" office:value="0.190085535448784" calcext:value-type="float">
            <text:p>0.190085535448784</text:p>
          </table:table-cell>
          <table:table-cell office:value-type="float" office:value="0.719818181818182" calcext:value-type="float">
            <text:p>0.719818181818182</text:p>
          </table:table-cell>
          <table:table-cell office:value-type="float" office:value="0.176922822747349" calcext:value-type="float">
            <text:p>0.176922822747349</text:p>
          </table:table-cell>
          <table:table-cell office:value-type="float" office:value="0.723636363636364" calcext:value-type="float">
            <text:p>0.723636363636364</text:p>
          </table:table-cell>
          <table:table-cell office:value-type="float" office:value="0.181547185850116" calcext:value-type="float">
            <text:p>0.181547185850116</text:p>
          </table:table-cell>
          <table:table-cell office:value-type="float" office:value="0.721454545454545" calcext:value-type="float">
            <text:p>0.721454545454545</text:p>
          </table:table-cell>
          <table:table-cell office:value-type="float" office:value="0.170227020797171" calcext:value-type="float">
            <text:p>0.170227020797171</text:p>
          </table:table-cell>
          <table:table-cell office:value-type="float" office:value="0.724" calcext:value-type="float">
            <text:p>0.724</text:p>
          </table:table-cell>
          <table:table-cell office:value-type="float" office:value="0.181876834496553" calcext:value-type="float">
            <text:p>0.181876834496553</text:p>
          </table:table-cell>
          <table:table-cell office:value-type="float" office:value="0.732545454545455" calcext:value-type="float">
            <text:p>0.732545454545455</text:p>
          </table:table-cell>
          <table:table-cell office:value-type="float" office:value="0.166758604654975" calcext:value-type="float">
            <text:p>0.166758604654975</text:p>
          </table:table-cell>
          <table:table-cell office:value-type="float" office:value="0.729272727272727" calcext:value-type="float">
            <text:p>0.729272727272727</text:p>
          </table:table-cell>
          <table:table-cell office:value-type="float" office:value="0.172522732174158" calcext:value-type="float">
            <text:p>0.172522732174158</text:p>
          </table:table-cell>
          <table:table-cell office:value-type="float" office:value="0.726909090909091" calcext:value-type="float">
            <text:p>0.726909090909091</text:p>
          </table:table-cell>
          <table:table-cell office:value-type="float" office:value="0.160901923833494" calcext:value-type="float">
            <text:p>0.16090192383349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itanic</text:p>
          </table:table-cell>
          <table:table-cell office:value-type="float" office:value="0.77080446271286" calcext:value-type="float">
            <text:p>0.77080446271286</text:p>
          </table:table-cell>
          <table:table-cell office:value-type="float" office:value="0.0383405045469845" calcext:value-type="float">
            <text:p>0.0383405045469845</text:p>
          </table:table-cell>
          <table:table-cell office:value-type="float" office:value="0.789148561362302" calcext:value-type="float">
            <text:p>0.789148561362302</text:p>
          </table:table-cell>
          <table:table-cell office:value-type="float" office:value="0.0347599889273017" calcext:value-type="float">
            <text:p>0.0347599889273017</text:p>
          </table:table-cell>
          <table:table-cell office:value-type="float" office:value="0.793711098062243" calcext:value-type="float">
            <text:p>0.793711098062243</text:p>
          </table:table-cell>
          <table:table-cell office:value-type="float" office:value="0.0215848789034667" calcext:value-type="float">
            <text:p>0.0215848789034667</text:p>
          </table:table-cell>
          <table:table-cell office:value-type="float" office:value="0.792953611274222" calcext:value-type="float">
            <text:p>0.792953611274222</text:p>
          </table:table-cell>
          <table:table-cell office:value-type="float" office:value="0.0320132110332885" calcext:value-type="float">
            <text:p>0.0320132110332885</text:p>
          </table:table-cell>
          <table:table-cell office:value-type="float" office:value="0.788373458602466" calcext:value-type="float">
            <text:p>0.788373458602466</text:p>
          </table:table-cell>
          <table:table-cell office:value-type="float" office:value="0.0150986173172884" calcext:value-type="float">
            <text:p>0.0150986173172884</text:p>
          </table:table-cell>
          <table:table-cell office:value-type="float" office:value="0.781526717557252" calcext:value-type="float">
            <text:p>0.781526717557252</text:p>
          </table:table-cell>
          <table:table-cell office:value-type="float" office:value="0.0308923039039648" calcext:value-type="float">
            <text:p>0.0308923039039648</text:p>
          </table:table-cell>
          <table:table-cell office:value-type="float" office:value="0.789900176159718" calcext:value-type="float">
            <text:p>0.789900176159718</text:p>
          </table:table-cell>
          <table:table-cell office:value-type="float" office:value="0.0341101503146129" calcext:value-type="float">
            <text:p>0.0341101503146129</text:p>
          </table:table-cell>
          <table:table-cell office:value-type="float" office:value="0.786858485026424" calcext:value-type="float">
            <text:p>0.786858485026424</text:p>
          </table:table-cell>
          <table:table-cell office:value-type="float" office:value="0.0291217820578854" calcext:value-type="float">
            <text:p>0.0291217820578854</text:p>
          </table:table-cell>
          <table:table-cell office:value-type="float" office:value="0.788373458602466" calcext:value-type="float">
            <text:p>0.788373458602466</text:p>
          </table:table-cell>
          <table:table-cell office:value-type="float" office:value="0.0293680422078854" calcext:value-type="float">
            <text:p>0.0293680422078854</text:p>
          </table:table-cell>
          <table:table-cell office:value-type="float" office:value="0.79143863769818" calcext:value-type="float">
            <text:p>0.79143863769818</text:p>
          </table:table-cell>
          <table:table-cell office:value-type="float" office:value="0.0236577312146063" calcext:value-type="float">
            <text:p>0.0236577312146063</text:p>
          </table:table-cell>
          <table:table-cell office:value-type="float" office:value="0.798326482677628" calcext:value-type="float">
            <text:p>0.798326482677628</text:p>
          </table:table-cell>
          <table:table-cell office:value-type="float" office:value="0.0292227662013073" calcext:value-type="float">
            <text:p>0.0292227662013073</text:p>
          </table:table-cell>
          <table:table-cell office:value-type="float" office:value="0.786864357017029" calcext:value-type="float">
            <text:p>0.786864357017029</text:p>
          </table:table-cell>
          <table:table-cell office:value-type="float" office:value="0.038300446520397" calcext:value-type="float">
            <text:p>0.038300446520397</text:p>
          </table:table-cell>
          <table:table-cell office:value-type="float" office:value="0.790687022900763" calcext:value-type="float">
            <text:p>0.790687022900763</text:p>
          </table:table-cell>
          <table:table-cell office:value-type="float" office:value="0.031971683630215" calcext:value-type="float">
            <text:p>0.031971683630215</text:p>
          </table:table-cell>
          <table:table-cell office:value-type="float" office:value="0.782290076335878" calcext:value-type="float">
            <text:p>0.782290076335878</text:p>
          </table:table-cell>
          <table:table-cell office:value-type="float" office:value="0.0359433109937031" calcext:value-type="float">
            <text:p>0.0359433109937031</text:p>
          </table:table-cell>
          <table:table-cell office:value-type="float" office:value="0.77921902524956" calcext:value-type="float">
            <text:p>0.77921902524956</text:p>
          </table:table-cell>
          <table:table-cell office:value-type="float" office:value="0.0379970220963098" calcext:value-type="float">
            <text:p>0.0379970220963098</text:p>
          </table:table-cell>
          <table:table-cell office:value-type="float" office:value="0.782290076335878" calcext:value-type="float">
            <text:p>0.782290076335878</text:p>
          </table:table-cell>
          <table:table-cell office:value-type="float" office:value="0.028509630775136" calcext:value-type="float">
            <text:p>0.02850963077513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itanic</text:p>
          </table:table-cell>
          <table:table-cell office:value-type="float" office:value="0.779201409277745" calcext:value-type="float">
            <text:p>0.779201409277745</text:p>
          </table:table-cell>
          <table:table-cell office:value-type="float" office:value="0.0312138853872092" calcext:value-type="float">
            <text:p>0.0312138853872092</text:p>
          </table:table-cell>
          <table:table-cell office:value-type="float" office:value="0.792201996476806" calcext:value-type="float">
            <text:p>0.792201996476806</text:p>
          </table:table-cell>
          <table:table-cell office:value-type="float" office:value="0.029232905780311" calcext:value-type="float">
            <text:p>0.029232905780311</text:p>
          </table:table-cell>
          <table:table-cell office:value-type="float" office:value="0.79142689371697" calcext:value-type="float">
            <text:p>0.79142689371697</text:p>
          </table:table-cell>
          <table:table-cell office:value-type="float" office:value="0.0243257640028424" calcext:value-type="float">
            <text:p>0.0243257640028424</text:p>
          </table:table-cell>
          <table:table-cell office:value-type="float" office:value="0.801350557839107" calcext:value-type="float">
            <text:p>0.801350557839107</text:p>
          </table:table-cell>
          <table:table-cell office:value-type="float" office:value="0.0341283969075442" calcext:value-type="float">
            <text:p>0.0341283969075442</text:p>
          </table:table-cell>
          <table:table-cell office:value-type="float" office:value="0.798302994715209" calcext:value-type="float">
            <text:p>0.798302994715209</text:p>
          </table:table-cell>
          <table:table-cell office:value-type="float" office:value="0.0221249397480612" calcext:value-type="float">
            <text:p>0.0221249397480612</text:p>
          </table:table-cell>
          <table:table-cell office:value-type="float" office:value="0.791421021726365" calcext:value-type="float">
            <text:p>0.791421021726365</text:p>
          </table:table-cell>
          <table:table-cell office:value-type="float" office:value="0.0331683847723254" calcext:value-type="float">
            <text:p>0.0331683847723254</text:p>
          </table:table-cell>
          <table:table-cell office:value-type="float" office:value="0.794474456840869" calcext:value-type="float">
            <text:p>0.794474456840869</text:p>
          </table:table-cell>
          <table:table-cell office:value-type="float" office:value="0.023168712635554" calcext:value-type="float">
            <text:p>0.023168712635554</text:p>
          </table:table-cell>
          <table:table-cell office:value-type="float" office:value="0.794480328831474" calcext:value-type="float">
            <text:p>0.794480328831474</text:p>
          </table:table-cell>
          <table:table-cell office:value-type="float" office:value="0.0264898448553018" calcext:value-type="float">
            <text:p>0.0264898448553018</text:p>
          </table:table-cell>
          <table:table-cell office:value-type="float" office:value="0.794509688784498" calcext:value-type="float">
            <text:p>0.794509688784498</text:p>
          </table:table-cell>
          <table:table-cell office:value-type="float" office:value="0.0301290439836814" calcext:value-type="float">
            <text:p>0.0301290439836814</text:p>
          </table:table-cell>
          <table:table-cell office:value-type="float" office:value="0.800604815032296" calcext:value-type="float">
            <text:p>0.800604815032296</text:p>
          </table:table-cell>
          <table:table-cell office:value-type="float" office:value="0.0334982874060884" calcext:value-type="float">
            <text:p>0.0334982874060884</text:p>
          </table:table-cell>
          <table:table-cell office:value-type="float" office:value="0.794486200822079" calcext:value-type="float">
            <text:p>0.794486200822079</text:p>
          </table:table-cell>
          <table:table-cell office:value-type="float" office:value="0.0307332063846067" calcext:value-type="float">
            <text:p>0.0307332063846067</text:p>
          </table:table-cell>
          <table:table-cell office:value-type="float" office:value="0.789906048150323" calcext:value-type="float">
            <text:p>0.789906048150323</text:p>
          </table:table-cell>
          <table:table-cell office:value-type="float" office:value="0.0280145643302737" calcext:value-type="float">
            <text:p>0.0280145643302737</text:p>
          </table:table-cell>
          <table:table-cell office:value-type="float" office:value="0.790675278919554" calcext:value-type="float">
            <text:p>0.790675278919554</text:p>
          </table:table-cell>
          <table:table-cell office:value-type="float" office:value="0.028866696257548" calcext:value-type="float">
            <text:p>0.028866696257548</text:p>
          </table:table-cell>
          <table:table-cell office:value-type="float" office:value="0.792965355255432" calcext:value-type="float">
            <text:p>0.792965355255432</text:p>
          </table:table-cell>
          <table:table-cell office:value-type="float" office:value="0.0323194727991588" calcext:value-type="float">
            <text:p>0.0323194727991588</text:p>
          </table:table-cell>
          <table:table-cell office:value-type="float" office:value="0.794492072812684" calcext:value-type="float">
            <text:p>0.794492072812684</text:p>
          </table:table-cell>
          <table:table-cell office:value-type="float" office:value="0.0385406398426698" calcext:value-type="float">
            <text:p>0.0385406398426698</text:p>
          </table:table-cell>
          <table:table-cell office:value-type="float" office:value="0.793716970052848" calcext:value-type="float">
            <text:p>0.793716970052848</text:p>
          </table:table-cell>
          <table:table-cell office:value-type="float" office:value="0.0256269020791981" calcext:value-type="float">
            <text:p>0.025626902079198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itanic</text:p>
          </table:table-cell>
          <table:table-cell office:value-type="float" office:value="0.78302407516148" calcext:value-type="float">
            <text:p>0.78302407516148</text:p>
          </table:table-cell>
          <table:table-cell office:value-type="float" office:value="0.0337273660708694" calcext:value-type="float">
            <text:p>0.0337273660708694</text:p>
          </table:table-cell>
          <table:table-cell office:value-type="float" office:value="0.786083382266588" calcext:value-type="float">
            <text:p>0.786083382266588</text:p>
          </table:table-cell>
          <table:table-cell office:value-type="float" office:value="0.0312646969931487" calcext:value-type="float">
            <text:p>0.0312646969931487</text:p>
          </table:table-cell>
          <table:table-cell office:value-type="float" office:value="0.790663534938344" calcext:value-type="float">
            <text:p>0.790663534938344</text:p>
          </table:table-cell>
          <table:table-cell office:value-type="float" office:value="0.0240922621541031" calcext:value-type="float">
            <text:p>0.0240922621541031</text:p>
          </table:table-cell>
          <table:table-cell office:value-type="float" office:value="0.800587199060482" calcext:value-type="float">
            <text:p>0.800587199060482</text:p>
          </table:table-cell>
          <table:table-cell office:value-type="float" office:value="0.033443665758475" calcext:value-type="float">
            <text:p>0.033443665758475</text:p>
          </table:table-cell>
          <table:table-cell office:value-type="float" office:value="0.789906048150323" calcext:value-type="float">
            <text:p>0.789906048150323</text:p>
          </table:table-cell>
          <table:table-cell office:value-type="float" office:value="0.0327062608364528" calcext:value-type="float">
            <text:p>0.0327062608364528</text:p>
          </table:table-cell>
          <table:table-cell office:value-type="float" office:value="0.796788021139166" calcext:value-type="float">
            <text:p>0.796788021139166</text:p>
          </table:table-cell>
          <table:table-cell office:value-type="float" office:value="0.0290795252528205" calcext:value-type="float">
            <text:p>0.0290795252528205</text:p>
          </table:table-cell>
          <table:table-cell office:value-type="float" office:value="0.792184380504991" calcext:value-type="float">
            <text:p>0.792184380504991</text:p>
          </table:table-cell>
          <table:table-cell office:value-type="float" office:value="0.0256308103767086" calcext:value-type="float">
            <text:p>0.0256308103767086</text:p>
          </table:table-cell>
          <table:table-cell office:value-type="float" office:value="0.792947739283617" calcext:value-type="float">
            <text:p>0.792947739283617</text:p>
          </table:table-cell>
          <table:table-cell office:value-type="float" office:value="0.0295440752400225" calcext:value-type="float">
            <text:p>0.0295440752400225</text:p>
          </table:table-cell>
          <table:table-cell office:value-type="float" office:value="0.79602466236054" calcext:value-type="float">
            <text:p>0.79602466236054</text:p>
          </table:table-cell>
          <table:table-cell office:value-type="float" office:value="0.0320108898764526" calcext:value-type="float">
            <text:p>0.0320108898764526</text:p>
          </table:table-cell>
          <table:table-cell office:value-type="float" office:value="0.799835584263065" calcext:value-type="float">
            <text:p>0.799835584263065</text:p>
          </table:table-cell>
          <table:table-cell office:value-type="float" office:value="0.0303660689428492" calcext:value-type="float">
            <text:p>0.0303660689428492</text:p>
          </table:table-cell>
          <table:table-cell office:value-type="float" office:value="0.796788021139166" calcext:value-type="float">
            <text:p>0.796788021139166</text:p>
          </table:table-cell>
          <table:table-cell office:value-type="float" office:value="0.0272401307316905" calcext:value-type="float">
            <text:p>0.0272401307316905</text:p>
          </table:table-cell>
          <table:table-cell office:value-type="float" office:value="0.793722842043453" calcext:value-type="float">
            <text:p>0.793722842043453</text:p>
          </table:table-cell>
          <table:table-cell office:value-type="float" office:value="0.0322801488071097" calcext:value-type="float">
            <text:p>0.0322801488071097</text:p>
          </table:table-cell>
          <table:table-cell office:value-type="float" office:value="0.787615971814445" calcext:value-type="float">
            <text:p>0.787615971814445</text:p>
          </table:table-cell>
          <table:table-cell office:value-type="float" office:value="0.0301266431496588" calcext:value-type="float">
            <text:p>0.0301266431496588</text:p>
          </table:table-cell>
          <table:table-cell office:value-type="float" office:value="0.796007046388726" calcext:value-type="float">
            <text:p>0.796007046388726</text:p>
          </table:table-cell>
          <table:table-cell office:value-type="float" office:value="0.0294188747831774" calcext:value-type="float">
            <text:p>0.0294188747831774</text:p>
          </table:table-cell>
          <table:table-cell office:value-type="float" office:value="0.786083382266588" calcext:value-type="float">
            <text:p>0.786083382266588</text:p>
          </table:table-cell>
          <table:table-cell office:value-type="float" office:value="0.0376531016164033" calcext:value-type="float">
            <text:p>0.0376531016164033</text:p>
          </table:table-cell>
          <table:table-cell office:value-type="float" office:value="0.798308866705813" calcext:value-type="float">
            <text:p>0.798308866705813</text:p>
          </table:table-cell>
          <table:table-cell office:value-type="float" office:value="0.0226350119410173" calcext:value-type="float">
            <text:p>0.022635011941017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itanic</text:p>
          </table:table-cell>
          <table:table-cell office:value-type="float" office:value="0.785314151497358" calcext:value-type="float">
            <text:p>0.785314151497358</text:p>
          </table:table-cell>
          <table:table-cell office:value-type="float" office:value="0.0314055378349993" calcext:value-type="float">
            <text:p>0.0314055378349993</text:p>
          </table:table-cell>
          <table:table-cell office:value-type="float" office:value="0.786083382266588" calcext:value-type="float">
            <text:p>0.786083382266588</text:p>
          </table:table-cell>
          <table:table-cell office:value-type="float" office:value="0.0299964285888509" calcext:value-type="float">
            <text:p>0.0299964285888509</text:p>
          </table:table-cell>
          <table:table-cell office:value-type="float" office:value="0.7952436876101" calcext:value-type="float">
            <text:p>0.7952436876101</text:p>
          </table:table-cell>
          <table:table-cell office:value-type="float" office:value="0.0242899078823128" calcext:value-type="float">
            <text:p>0.0242899078823128</text:p>
          </table:table-cell>
          <table:table-cell office:value-type="float" office:value="0.801356429829712" calcext:value-type="float">
            <text:p>0.801356429829712</text:p>
          </table:table-cell>
          <table:table-cell office:value-type="float" office:value="0.0289431953041495" calcext:value-type="float">
            <text:p>0.0289431953041495</text:p>
          </table:table-cell>
          <table:table-cell office:value-type="float" office:value="0.791421021726365" calcext:value-type="float">
            <text:p>0.791421021726365</text:p>
          </table:table-cell>
          <table:table-cell office:value-type="float" office:value="0.0319757126334606" calcext:value-type="float">
            <text:p>0.0319757126334606</text:p>
          </table:table-cell>
          <table:table-cell office:value-type="float" office:value="0.796782149148561" calcext:value-type="float">
            <text:p>0.796782149148561</text:p>
          </table:table-cell>
          <table:table-cell office:value-type="float" office:value="0.0312723400353924" calcext:value-type="float">
            <text:p>0.0312723400353924</text:p>
          </table:table-cell>
          <table:table-cell office:value-type="float" office:value="0.788367586611861" calcext:value-type="float">
            <text:p>0.788367586611861</text:p>
          </table:table-cell>
          <table:table-cell office:value-type="float" office:value="0.0264098386990812" calcext:value-type="float">
            <text:p>0.0264098386990812</text:p>
          </table:table-cell>
          <table:table-cell office:value-type="float" office:value="0.792947739283617" calcext:value-type="float">
            <text:p>0.792947739283617</text:p>
          </table:table-cell>
          <table:table-cell office:value-type="float" office:value="0.0320662358527293" calcext:value-type="float">
            <text:p>0.0320662358527293</text:p>
          </table:table-cell>
          <table:table-cell office:value-type="float" office:value="0.796788021139166" calcext:value-type="float">
            <text:p>0.796788021139166</text:p>
          </table:table-cell>
          <table:table-cell office:value-type="float" office:value="0.0293013318342469" calcext:value-type="float">
            <text:p>0.0293013318342469</text:p>
          </table:table-cell>
          <table:table-cell office:value-type="float" office:value="0.799066353493834" calcext:value-type="float">
            <text:p>0.799066353493834</text:p>
          </table:table-cell>
          <table:table-cell office:value-type="float" office:value="0.0243198171215565" calcext:value-type="float">
            <text:p>0.0243198171215565</text:p>
          </table:table-cell>
          <table:table-cell office:value-type="float" office:value="0.792201996476806" calcext:value-type="float">
            <text:p>0.792201996476806</text:p>
          </table:table-cell>
          <table:table-cell office:value-type="float" office:value="0.0269271275305824" calcext:value-type="float">
            <text:p>0.0269271275305824</text:p>
          </table:table-cell>
          <table:table-cell office:value-type="float" office:value="0.791432765707575" calcext:value-type="float">
            <text:p>0.791432765707575</text:p>
          </table:table-cell>
          <table:table-cell office:value-type="float" office:value="0.0267965932057339" calcext:value-type="float">
            <text:p>0.0267965932057339</text:p>
          </table:table-cell>
          <table:table-cell office:value-type="float" office:value="0.789136817381092" calcext:value-type="float">
            <text:p>0.789136817381092</text:p>
          </table:table-cell>
          <table:table-cell office:value-type="float" office:value="0.028054011672573" calcext:value-type="float">
            <text:p>0.028054011672573</text:p>
          </table:table-cell>
          <table:table-cell office:value-type="float" office:value="0.796007046388726" calcext:value-type="float">
            <text:p>0.796007046388726</text:p>
          </table:table-cell>
          <table:table-cell office:value-type="float" office:value="0.0315430305585967" calcext:value-type="float">
            <text:p>0.0315430305585967</text:p>
          </table:table-cell>
          <table:table-cell office:value-type="float" office:value="0.787615971814445" calcext:value-type="float">
            <text:p>0.787615971814445</text:p>
          </table:table-cell>
          <table:table-cell office:value-type="float" office:value="0.0305534473362555" calcext:value-type="float">
            <text:p>0.0305534473362555</text:p>
          </table:table-cell>
          <table:table-cell office:value-type="float" office:value="0.796018790369935" calcext:value-type="float">
            <text:p>0.796018790369935</text:p>
          </table:table-cell>
          <table:table-cell office:value-type="float" office:value="0.0286416978453138" calcext:value-type="float">
            <text:p>0.028641697845313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itanic</text:p>
          </table:table-cell>
          <table:table-cell office:value-type="float" office:value="0.782260716382854" calcext:value-type="float">
            <text:p>0.782260716382854</text:p>
          </table:table-cell>
          <table:table-cell office:value-type="float" office:value="0.0296460575517902" calcext:value-type="float">
            <text:p>0.0296460575517902</text:p>
          </table:table-cell>
          <table:table-cell office:value-type="float" office:value="0.786852613035819" calcext:value-type="float">
            <text:p>0.786852613035819</text:p>
          </table:table-cell>
          <table:table-cell office:value-type="float" office:value="0.0293929539853823" calcext:value-type="float">
            <text:p>0.0293929539853823</text:p>
          </table:table-cell>
          <table:table-cell office:value-type="float" office:value="0.796012918379331" calcext:value-type="float">
            <text:p>0.796012918379331</text:p>
          </table:table-cell>
          <table:table-cell office:value-type="float" office:value="0.0273073091409395" calcext:value-type="float">
            <text:p>0.0273073091409395</text:p>
          </table:table-cell>
          <table:table-cell office:value-type="float" office:value="0.802137404580153" calcext:value-type="float">
            <text:p>0.802137404580153</text:p>
          </table:table-cell>
          <table:table-cell office:value-type="float" office:value="0.0288976084004247" calcext:value-type="float">
            <text:p>0.0288976084004247</text:p>
          </table:table-cell>
          <table:table-cell office:value-type="float" office:value="0.789142689371697" calcext:value-type="float">
            <text:p>0.789142689371697</text:p>
          </table:table-cell>
          <table:table-cell office:value-type="float" office:value="0.0300070459827201" calcext:value-type="float">
            <text:p>0.0300070459827201</text:p>
          </table:table-cell>
          <table:table-cell office:value-type="float" office:value="0.800604815032296" calcext:value-type="float">
            <text:p>0.800604815032296</text:p>
          </table:table-cell>
          <table:table-cell office:value-type="float" office:value="0.029816918170374" calcext:value-type="float">
            <text:p>0.029816918170374</text:p>
          </table:table-cell>
          <table:table-cell office:value-type="float" office:value="0.792184380504991" calcext:value-type="float">
            <text:p>0.792184380504991</text:p>
          </table:table-cell>
          <table:table-cell office:value-type="float" office:value="0.0271041323519895" calcext:value-type="float">
            <text:p>0.0271041323519895</text:p>
          </table:table-cell>
          <table:table-cell office:value-type="float" office:value="0.792184380504991" calcext:value-type="float">
            <text:p>0.792184380504991</text:p>
          </table:table-cell>
          <table:table-cell office:value-type="float" office:value="0.0323328964137712" calcext:value-type="float">
            <text:p>0.0323328964137712</text:p>
          </table:table-cell>
          <table:table-cell office:value-type="float" office:value="0.793728714034058" calcext:value-type="float">
            <text:p>0.793728714034058</text:p>
          </table:table-cell>
          <table:table-cell office:value-type="float" office:value="0.0310049111090752" calcext:value-type="float">
            <text:p>0.0310049111090752</text:p>
          </table:table-cell>
          <table:table-cell office:value-type="float" office:value="0.798302994715209" calcext:value-type="float">
            <text:p>0.798302994715209</text:p>
          </table:table-cell>
          <table:table-cell office:value-type="float" office:value="0.0256486513711991" calcext:value-type="float">
            <text:p>0.0256486513711991</text:p>
          </table:table-cell>
          <table:table-cell office:value-type="float" office:value="0.792953611274222" calcext:value-type="float">
            <text:p>0.792953611274222</text:p>
          </table:table-cell>
          <table:table-cell office:value-type="float" office:value="0.0294865152347156" calcext:value-type="float">
            <text:p>0.0294865152347156</text:p>
          </table:table-cell>
          <table:table-cell office:value-type="float" office:value="0.792959483264827" calcext:value-type="float">
            <text:p>0.792959483264827</text:p>
          </table:table-cell>
          <table:table-cell office:value-type="float" office:value="0.0246428797409302" calcext:value-type="float">
            <text:p>0.0246428797409302</text:p>
          </table:table-cell>
          <table:table-cell office:value-type="float" office:value="0.78761009982384" calcext:value-type="float">
            <text:p>0.78761009982384</text:p>
          </table:table-cell>
          <table:table-cell office:value-type="float" office:value="0.0234128930197322" calcext:value-type="float">
            <text:p>0.0234128930197322</text:p>
          </table:table-cell>
          <table:table-cell office:value-type="float" office:value="0.792959483264827" calcext:value-type="float">
            <text:p>0.792959483264827</text:p>
          </table:table-cell>
          <table:table-cell office:value-type="float" office:value="0.0307238057300508" calcext:value-type="float">
            <text:p>0.0307238057300508</text:p>
          </table:table-cell>
          <table:table-cell office:value-type="float" office:value="0.788379330593071" calcext:value-type="float">
            <text:p>0.788379330593071</text:p>
          </table:table-cell>
          <table:table-cell office:value-type="float" office:value="0.0332472507899314" calcext:value-type="float">
            <text:p>0.0332472507899314</text:p>
          </table:table-cell>
          <table:table-cell office:value-type="float" office:value="0.793728714034058" calcext:value-type="float">
            <text:p>0.793728714034058</text:p>
          </table:table-cell>
          <table:table-cell office:value-type="float" office:value="0.0257579419065923" calcext:value-type="float">
            <text:p>0.025757941906592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itanic</text:p>
          </table:table-cell>
          <table:table-cell office:value-type="float" office:value="0.780120963006459" calcext:value-type="float">
            <text:p>0.780120963006459</text:p>
          </table:table-cell>
          <table:table-cell office:value-type="float" office:value="0.0328666702783705" calcext:value-type="float">
            <text:p>0.0328666702783705</text:p>
          </table:table-cell>
          <table:table-cell office:value-type="float" office:value="0.788073987081621" calcext:value-type="float">
            <text:p>0.788073987081621</text:p>
          </table:table-cell>
          <table:table-cell office:value-type="float" office:value="0.0309293948549989" calcext:value-type="float">
            <text:p>0.0309293948549989</text:p>
          </table:table-cell>
          <table:table-cell office:value-type="float" office:value="0.793411626541398" calcext:value-type="float">
            <text:p>0.793411626541398</text:p>
          </table:table-cell>
          <table:table-cell office:value-type="float" office:value="0.0243200244167329" calcext:value-type="float">
            <text:p>0.0243200244167329</text:p>
          </table:table-cell>
          <table:table-cell office:value-type="float" office:value="0.799677040516735" calcext:value-type="float">
            <text:p>0.799677040516735</text:p>
          </table:table-cell>
          <table:table-cell office:value-type="float" office:value="0.0314852154807764" calcext:value-type="float">
            <text:p>0.0314852154807764</text:p>
          </table:table-cell>
          <table:table-cell office:value-type="float" office:value="0.791429242513212" calcext:value-type="float">
            <text:p>0.791429242513212</text:p>
          </table:table-cell>
          <table:table-cell office:value-type="float" office:value="0.0263825153035966" calcext:value-type="float">
            <text:p>0.0263825153035966</text:p>
          </table:table-cell>
          <table:table-cell office:value-type="float" office:value="0.793424544920728" calcext:value-type="float">
            <text:p>0.793424544920728</text:p>
          </table:table-cell>
          <table:table-cell office:value-type="float" office:value="0.0308458944269754" calcext:value-type="float">
            <text:p>0.0308458944269754</text:p>
          </table:table-cell>
          <table:table-cell office:value-type="float" office:value="0.791422196124486" calcext:value-type="float">
            <text:p>0.791422196124486</text:p>
          </table:table-cell>
          <table:table-cell office:value-type="float" office:value="0.0272847288755892" calcext:value-type="float">
            <text:p>0.0272847288755892</text:p>
          </table:table-cell>
          <table:table-cell office:value-type="float" office:value="0.791883734586025" calcext:value-type="float">
            <text:p>0.791883734586025</text:p>
          </table:table-cell>
          <table:table-cell office:value-type="float" office:value="0.029910966883942" calcext:value-type="float">
            <text:p>0.029910966883942</text:p>
          </table:table-cell>
          <table:table-cell office:value-type="float" office:value="0.793884908984146" calcext:value-type="float">
            <text:p>0.793884908984146</text:p>
          </table:table-cell>
          <table:table-cell office:value-type="float" office:value="0.0303628438022683" calcext:value-type="float">
            <text:p>0.0303628438022683</text:p>
          </table:table-cell>
          <table:table-cell office:value-type="float" office:value="0.797849677040517" calcext:value-type="float">
            <text:p>0.797849677040517</text:p>
          </table:table-cell>
          <table:table-cell office:value-type="float" office:value="0.0274981112112599" calcext:value-type="float">
            <text:p>0.0274981112112599</text:p>
          </table:table-cell>
          <table:table-cell office:value-type="float" office:value="0.79495126247798" calcext:value-type="float">
            <text:p>0.79495126247798</text:p>
          </table:table-cell>
          <table:table-cell office:value-type="float" office:value="0.0287219492165805" calcext:value-type="float">
            <text:p>0.0287219492165805</text:p>
          </table:table-cell>
          <table:table-cell office:value-type="float" office:value="0.790977099236641" calcext:value-type="float">
            <text:p>0.790977099236641</text:p>
          </table:table-cell>
          <table:table-cell office:value-type="float" office:value="0.0300069265208889" calcext:value-type="float">
            <text:p>0.0300069265208889</text:p>
          </table:table-cell>
          <table:table-cell office:value-type="float" office:value="0.789145038167939" calcext:value-type="float">
            <text:p>0.789145038167939</text:p>
          </table:table-cell>
          <table:table-cell office:value-type="float" office:value="0.0284863855459454" calcext:value-type="float">
            <text:p>0.0284863855459454</text:p>
          </table:table-cell>
          <table:table-cell office:value-type="float" office:value="0.792045801526718" calcext:value-type="float">
            <text:p>0.792045801526718</text:p>
          </table:table-cell>
          <table:table-cell office:value-type="float" office:value="0.0319896989729374" calcext:value-type="float">
            <text:p>0.0319896989729374</text:p>
          </table:table-cell>
          <table:table-cell office:value-type="float" office:value="0.78715795654727" calcext:value-type="float">
            <text:p>0.78715795654727</text:p>
          </table:table-cell>
          <table:table-cell office:value-type="float" office:value="0.035598292336314" calcext:value-type="float">
            <text:p>0.035598292336314</text:p>
          </table:table-cell>
          <table:table-cell office:value-type="float" office:value="0.792812683499706" calcext:value-type="float">
            <text:p>0.792812683499706</text:p>
          </table:table-cell>
          <table:table-cell office:value-type="float" office:value="0.0262342369094515" calcext:value-type="float">
            <text:p>0.02623423690945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itanic</text:p>
          </table:table-cell>
          <table:table-cell office:value-type="float" office:value="0.794492072812684" calcext:value-type="float">
            <text:p>0.794492072812684</text:p>
          </table:table-cell>
          <table:table-cell office:value-type="float" office:value="0.0220972402796763" calcext:value-type="float">
            <text:p>0.0220972402796763</text:p>
          </table:table-cell>
          <table:table-cell office:value-type="float" office:value="0.789906048150323" calcext:value-type="float">
            <text:p>0.789906048150323</text:p>
          </table:table-cell>
          <table:table-cell office:value-type="float" office:value="0.0240338861051511" calcext:value-type="float">
            <text:p>0.0240338861051511</text:p>
          </table:table-cell>
          <table:table-cell office:value-type="float" office:value="0.779976512037581" calcext:value-type="float">
            <text:p>0.779976512037581</text:p>
          </table:table-cell>
          <table:table-cell office:value-type="float" office:value="0.0264682143172532" calcext:value-type="float">
            <text:p>0.0264682143172532</text:p>
          </table:table-cell>
          <table:table-cell office:value-type="float" office:value="0.784562536699941" calcext:value-type="float">
            <text:p>0.784562536699941</text:p>
          </table:table-cell>
          <table:table-cell office:value-type="float" office:value="0.0356235650722865" calcext:value-type="float">
            <text:p>0.0356235650722865</text:p>
          </table:table-cell>
          <table:table-cell office:value-type="float" office:value="0.78302407516148" calcext:value-type="float">
            <text:p>0.78302407516148</text:p>
          </table:table-cell>
          <table:table-cell office:value-type="float" office:value="0.0240980728240992" calcext:value-type="float">
            <text:p>0.0240980728240992</text:p>
          </table:table-cell>
          <table:table-cell office:value-type="float" office:value="0.790692894891368" calcext:value-type="float">
            <text:p>0.790692894891368</text:p>
          </table:table-cell>
          <table:table-cell office:value-type="float" office:value="0.0296205729035067" calcext:value-type="float">
            <text:p>0.0296205729035067</text:p>
          </table:table-cell>
          <table:table-cell office:value-type="float" office:value="0.785320023487962" calcext:value-type="float">
            <text:p>0.785320023487962</text:p>
          </table:table-cell>
          <table:table-cell office:value-type="float" office:value="0.0230170713534765" calcext:value-type="float">
            <text:p>0.0230170713534765</text:p>
          </table:table-cell>
          <table:table-cell office:value-type="float" office:value="0.785337639459777" calcext:value-type="float">
            <text:p>0.785337639459777</text:p>
          </table:table-cell>
          <table:table-cell office:value-type="float" office:value="0.0303729725493082" calcext:value-type="float">
            <text:p>0.0303729725493082</text:p>
          </table:table-cell>
          <table:table-cell office:value-type="float" office:value="0.779970640046976" calcext:value-type="float">
            <text:p>0.779970640046976</text:p>
          </table:table-cell>
          <table:table-cell office:value-type="float" office:value="0.0295319351227772" calcext:value-type="float">
            <text:p>0.0295319351227772</text:p>
          </table:table-cell>
          <table:table-cell office:value-type="float" office:value="0.78761009982384" calcext:value-type="float">
            <text:p>0.78761009982384</text:p>
          </table:table-cell>
          <table:table-cell office:value-type="float" office:value="0.0234128930197322" calcext:value-type="float">
            <text:p>0.0234128930197322</text:p>
          </table:table-cell>
          <table:table-cell office:value-type="float" office:value="0.783018203170875" calcext:value-type="float">
            <text:p>0.783018203170875</text:p>
          </table:table-cell>
          <table:table-cell office:value-type="float" office:value="0.0303457747953425" calcext:value-type="float">
            <text:p>0.0303457747953425</text:p>
          </table:table-cell>
          <table:table-cell office:value-type="float" office:value="0.791432765707575" calcext:value-type="float">
            <text:p>0.791432765707575</text:p>
          </table:table-cell>
          <table:table-cell office:value-type="float" office:value="0.0204993772055474" calcext:value-type="float">
            <text:p>0.0204993772055474</text:p>
          </table:table-cell>
          <table:table-cell office:value-type="float" office:value="0.786071638285379" calcext:value-type="float">
            <text:p>0.786071638285379</text:p>
          </table:table-cell>
          <table:table-cell office:value-type="float" office:value="0.0281079813727051" calcext:value-type="float">
            <text:p>0.0281079813727051</text:p>
          </table:table-cell>
          <table:table-cell office:value-type="float" office:value="0.788391074574281" calcext:value-type="float">
            <text:p>0.788391074574281</text:p>
          </table:table-cell>
          <table:table-cell office:value-type="float" office:value="0.0317656788217319" calcext:value-type="float">
            <text:p>0.0317656788217319</text:p>
          </table:table-cell>
          <table:table-cell office:value-type="float" office:value="0.783775689958896" calcext:value-type="float">
            <text:p>0.783775689958896</text:p>
          </table:table-cell>
          <table:table-cell office:value-type="float" office:value="0.0367456939313887" calcext:value-type="float">
            <text:p>0.0367456939313887</text:p>
          </table:table-cell>
          <table:table-cell office:value-type="float" office:value="0.786077510275984" calcext:value-type="float">
            <text:p>0.786077510275984</text:p>
          </table:table-cell>
          <table:table-cell office:value-type="float" office:value="0.0232489708847745" calcext:value-type="float">
            <text:p>0.023248970884774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itanic</text:p>
          </table:table-cell>
          <table:table-cell office:value-type="float" office:value="0.786089254257193" calcext:value-type="float">
            <text:p>0.786089254257193</text:p>
          </table:table-cell>
          <table:table-cell office:value-type="float" office:value="0.021961357382039" calcext:value-type="float">
            <text:p>0.021961357382039</text:p>
          </table:table-cell>
          <table:table-cell office:value-type="float" office:value="0.787604227833235" calcext:value-type="float">
            <text:p>0.787604227833235</text:p>
          </table:table-cell>
          <table:table-cell office:value-type="float" office:value="0.0289201541691229" calcext:value-type="float">
            <text:p>0.0289201541691229</text:p>
          </table:table-cell>
          <table:table-cell office:value-type="float" office:value="0.79142689371697" calcext:value-type="float">
            <text:p>0.79142689371697</text:p>
          </table:table-cell>
          <table:table-cell office:value-type="float" office:value="0.0256220429704216" calcext:value-type="float">
            <text:p>0.0256220429704216</text:p>
          </table:table-cell>
          <table:table-cell office:value-type="float" office:value="0.789125073399883" calcext:value-type="float">
            <text:p>0.789125073399883</text:p>
          </table:table-cell>
          <table:table-cell office:value-type="float" office:value="0.0334313465282591" calcext:value-type="float">
            <text:p>0.0334313465282591</text:p>
          </table:table-cell>
          <table:table-cell office:value-type="float" office:value="0.786071638285379" calcext:value-type="float">
            <text:p>0.786071638285379</text:p>
          </table:table-cell>
          <table:table-cell office:value-type="float" office:value="0.0292370468499211" calcext:value-type="float">
            <text:p>0.0292370468499211</text:p>
          </table:table-cell>
          <table:table-cell office:value-type="float" office:value="0.789148561362302" calcext:value-type="float">
            <text:p>0.789148561362302</text:p>
          </table:table-cell>
          <table:table-cell office:value-type="float" office:value="0.0244875823359182" calcext:value-type="float">
            <text:p>0.0244875823359182</text:p>
          </table:table-cell>
          <table:table-cell office:value-type="float" office:value="0.790675278919554" calcext:value-type="float">
            <text:p>0.790675278919554</text:p>
          </table:table-cell>
          <table:table-cell office:value-type="float" office:value="0.0257865428958509" calcext:value-type="float">
            <text:p>0.0257865428958509</text:p>
          </table:table-cell>
          <table:table-cell office:value-type="float" office:value="0.788391074574281" calcext:value-type="float">
            <text:p>0.788391074574281</text:p>
          </table:table-cell>
          <table:table-cell office:value-type="float" office:value="0.0305182371872632" calcext:value-type="float">
            <text:p>0.0305182371872632</text:p>
          </table:table-cell>
          <table:table-cell office:value-type="float" office:value="0.792201996476806" calcext:value-type="float">
            <text:p>0.792201996476806</text:p>
          </table:table-cell>
          <table:table-cell office:value-type="float" office:value="0.029232905780311" calcext:value-type="float">
            <text:p>0.029232905780311</text:p>
          </table:table-cell>
          <table:table-cell office:value-type="float" office:value="0.786089254257193" calcext:value-type="float">
            <text:p>0.786089254257193</text:p>
          </table:table-cell>
          <table:table-cell office:value-type="float" office:value="0.0244713003954163" calcext:value-type="float">
            <text:p>0.0244713003954163</text:p>
          </table:table-cell>
          <table:table-cell office:value-type="float" office:value="0.785314151497358" calcext:value-type="float">
            <text:p>0.785314151497358</text:p>
          </table:table-cell>
          <table:table-cell office:value-type="float" office:value="0.0294917697285957" calcext:value-type="float">
            <text:p>0.0294917697285957</text:p>
          </table:table-cell>
          <table:table-cell office:value-type="float" office:value="0.793722842043453" calcext:value-type="float">
            <text:p>0.793722842043453</text:p>
          </table:table-cell>
          <table:table-cell office:value-type="float" office:value="0.0260658545560036" calcext:value-type="float">
            <text:p>0.0260658545560036</text:p>
          </table:table-cell>
          <table:table-cell office:value-type="float" office:value="0.785325895478567" calcext:value-type="float">
            <text:p>0.785325895478567</text:p>
          </table:table-cell>
          <table:table-cell office:value-type="float" office:value="0.0313035354684887" calcext:value-type="float">
            <text:p>0.0313035354684887</text:p>
          </table:table-cell>
          <table:table-cell office:value-type="float" office:value="0.795249559600705" calcext:value-type="float">
            <text:p>0.795249559600705</text:p>
          </table:table-cell>
          <table:table-cell office:value-type="float" office:value="0.0242233740401872" calcext:value-type="float">
            <text:p>0.0242233740401872</text:p>
          </table:table-cell>
          <table:table-cell office:value-type="float" office:value="0.789894304169113" calcext:value-type="float">
            <text:p>0.789894304169113</text:p>
          </table:table-cell>
          <table:table-cell office:value-type="float" office:value="0.0254733189526912" calcext:value-type="float">
            <text:p>0.0254733189526912</text:p>
          </table:table-cell>
          <table:table-cell office:value-type="float" office:value="0.791421021726365" calcext:value-type="float">
            <text:p>0.791421021726365</text:p>
          </table:table-cell>
          <table:table-cell office:value-type="float" office:value="0.0233093037253835" calcext:value-type="float">
            <text:p>0.023309303725383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itanic</text:p>
          </table:table-cell>
          <table:table-cell office:value-type="float" office:value="0.784556664709336" calcext:value-type="float">
            <text:p>0.784556664709336</text:p>
          </table:table-cell>
          <table:table-cell office:value-type="float" office:value="0.0225415276413576" calcext:value-type="float">
            <text:p>0.0225415276413576</text:p>
          </table:table-cell>
          <table:table-cell office:value-type="float" office:value="0.78302407516148" calcext:value-type="float">
            <text:p>0.78302407516148</text:p>
          </table:table-cell>
          <table:table-cell office:value-type="float" office:value="0.0266497597953129" calcext:value-type="float">
            <text:p>0.0266497597953129</text:p>
          </table:table-cell>
          <table:table-cell office:value-type="float" office:value="0.788379330593071" calcext:value-type="float">
            <text:p>0.788379330593071</text:p>
          </table:table-cell>
          <table:table-cell office:value-type="float" office:value="0.0316509971160272" calcext:value-type="float">
            <text:p>0.0316509971160272</text:p>
          </table:table-cell>
          <table:table-cell office:value-type="float" office:value="0.797539635936583" calcext:value-type="float">
            <text:p>0.797539635936583</text:p>
          </table:table-cell>
          <table:table-cell office:value-type="float" office:value="0.0276008329341208" calcext:value-type="float">
            <text:p>0.0276008329341208</text:p>
          </table:table-cell>
          <table:table-cell office:value-type="float" office:value="0.790675278919554" calcext:value-type="float">
            <text:p>0.790675278919554</text:p>
          </table:table-cell>
          <table:table-cell office:value-type="float" office:value="0.032655364073727" calcext:value-type="float">
            <text:p>0.032655364073727</text:p>
          </table:table-cell>
          <table:table-cell office:value-type="float" office:value="0.787604227833235" calcext:value-type="float">
            <text:p>0.787604227833235</text:p>
          </table:table-cell>
          <table:table-cell office:value-type="float" office:value="0.0275441421572439" calcext:value-type="float">
            <text:p>0.0275441421572439</text:p>
          </table:table-cell>
          <table:table-cell office:value-type="float" office:value="0.780733998825602" calcext:value-type="float">
            <text:p>0.780733998825602</text:p>
          </table:table-cell>
          <table:table-cell office:value-type="float" office:value="0.0312933757101231" calcext:value-type="float">
            <text:p>0.0312933757101231</text:p>
          </table:table-cell>
          <table:table-cell office:value-type="float" office:value="0.788379330593071" calcext:value-type="float">
            <text:p>0.788379330593071</text:p>
          </table:table-cell>
          <table:table-cell office:value-type="float" office:value="0.031854903496479" calcext:value-type="float">
            <text:p>0.031854903496479</text:p>
          </table:table-cell>
          <table:table-cell office:value-type="float" office:value="0.790663534938344" calcext:value-type="float">
            <text:p>0.790663534938344</text:p>
          </table:table-cell>
          <table:table-cell office:value-type="float" office:value="0.0307085709367342" calcext:value-type="float">
            <text:p>0.0307085709367342</text:p>
          </table:table-cell>
          <table:table-cell office:value-type="float" office:value="0.787615971814445" calcext:value-type="float">
            <text:p>0.787615971814445</text:p>
          </table:table-cell>
          <table:table-cell office:value-type="float" office:value="0.0241636745795451" calcext:value-type="float">
            <text:p>0.0241636745795451</text:p>
          </table:table-cell>
          <table:table-cell office:value-type="float" office:value="0.784550792718732" calcext:value-type="float">
            <text:p>0.784550792718732</text:p>
          </table:table-cell>
          <table:table-cell office:value-type="float" office:value="0.0328812418474994" calcext:value-type="float">
            <text:p>0.0328812418474994</text:p>
          </table:table-cell>
          <table:table-cell office:value-type="float" office:value="0.789136817381092" calcext:value-type="float">
            <text:p>0.789136817381092</text:p>
          </table:table-cell>
          <table:table-cell office:value-type="float" office:value="0.0313251727192892" calcext:value-type="float">
            <text:p>0.0313251727192892</text:p>
          </table:table-cell>
          <table:table-cell office:value-type="float" office:value="0.786089254257193" calcext:value-type="float">
            <text:p>0.786089254257193</text:p>
          </table:table-cell>
          <table:table-cell office:value-type="float" office:value="0.0307973134865021" calcext:value-type="float">
            <text:p>0.0307973134865021</text:p>
          </table:table-cell>
          <table:table-cell office:value-type="float" office:value="0.792959483264827" calcext:value-type="float">
            <text:p>0.792959483264827</text:p>
          </table:table-cell>
          <table:table-cell office:value-type="float" office:value="0.0261718755902844" calcext:value-type="float">
            <text:p>0.0261718755902844</text:p>
          </table:table-cell>
          <table:table-cell office:value-type="float" office:value="0.786834997064005" calcext:value-type="float">
            <text:p>0.786834997064005</text:p>
          </table:table-cell>
          <table:table-cell office:value-type="float" office:value="0.0260703127923437" calcext:value-type="float">
            <text:p>0.0260703127923437</text:p>
          </table:table-cell>
          <table:table-cell office:value-type="float" office:value="0.793716970052848" calcext:value-type="float">
            <text:p>0.793716970052848</text:p>
          </table:table-cell>
          <table:table-cell office:value-type="float" office:value="0.0251165203305384" calcext:value-type="float">
            <text:p>0.025116520330538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itanic</text:p>
          </table:table-cell>
          <table:table-cell office:value-type="float" office:value="0.791444509688785" calcext:value-type="float">
            <text:p>0.791444509688785</text:p>
          </table:table-cell>
          <table:table-cell office:value-type="float" office:value="0.0292359887051724" calcext:value-type="float">
            <text:p>0.0292359887051724</text:p>
          </table:table-cell>
          <table:table-cell office:value-type="float" office:value="0.788379330593071" calcext:value-type="float">
            <text:p>0.788379330593071</text:p>
          </table:table-cell>
          <table:table-cell office:value-type="float" office:value="0.0284173669341535" calcext:value-type="float">
            <text:p>0.0284173669341535</text:p>
          </table:table-cell>
          <table:table-cell office:value-type="float" office:value="0.786852613035819" calcext:value-type="float">
            <text:p>0.786852613035819</text:p>
          </table:table-cell>
          <table:table-cell office:value-type="float" office:value="0.0311053019698674" calcext:value-type="float">
            <text:p>0.0311053019698674</text:p>
          </table:table-cell>
          <table:table-cell office:value-type="float" office:value="0.794486200822079" calcext:value-type="float">
            <text:p>0.794486200822079</text:p>
          </table:table-cell>
          <table:table-cell office:value-type="float" office:value="0.0300945543194304" calcext:value-type="float">
            <text:p>0.0300945543194304</text:p>
          </table:table-cell>
          <table:table-cell office:value-type="float" office:value="0.789148561362302" calcext:value-type="float">
            <text:p>0.789148561362302</text:p>
          </table:table-cell>
          <table:table-cell office:value-type="float" office:value="0.0334307047773082" calcext:value-type="float">
            <text:p>0.0334307047773082</text:p>
          </table:table-cell>
          <table:table-cell office:value-type="float" office:value="0.793722842043453" calcext:value-type="float">
            <text:p>0.793722842043453</text:p>
          </table:table-cell>
          <table:table-cell office:value-type="float" office:value="0.0284415428035651" calcext:value-type="float">
            <text:p>0.0284415428035651</text:p>
          </table:table-cell>
          <table:table-cell office:value-type="float" office:value="0.786858485026424" calcext:value-type="float">
            <text:p>0.786858485026424</text:p>
          </table:table-cell>
          <table:table-cell office:value-type="float" office:value="0.0308491856760727" calcext:value-type="float">
            <text:p>0.0308491856760727</text:p>
          </table:table-cell>
          <table:table-cell office:value-type="float" office:value="0.788385202583676" calcext:value-type="float">
            <text:p>0.788385202583676</text:p>
          </table:table-cell>
          <table:table-cell office:value-type="float" office:value="0.0313990149963823" calcext:value-type="float">
            <text:p>0.0313990149963823</text:p>
          </table:table-cell>
          <table:table-cell office:value-type="float" office:value="0.790675278919554" calcext:value-type="float">
            <text:p>0.790675278919554</text:p>
          </table:table-cell>
          <table:table-cell office:value-type="float" office:value="0.0279551268911557" calcext:value-type="float">
            <text:p>0.0279551268911557</text:p>
          </table:table-cell>
          <table:table-cell office:value-type="float" office:value="0.789911920140928" calcext:value-type="float">
            <text:p>0.789911920140928</text:p>
          </table:table-cell>
          <table:table-cell office:value-type="float" office:value="0.0242408498272281" calcext:value-type="float">
            <text:p>0.0242408498272281</text:p>
          </table:table-cell>
          <table:table-cell office:value-type="float" office:value="0.784556664709336" calcext:value-type="float">
            <text:p>0.784556664709336</text:p>
          </table:table-cell>
          <table:table-cell office:value-type="float" office:value="0.0336107849998342" calcext:value-type="float">
            <text:p>0.0336107849998342</text:p>
          </table:table-cell>
          <table:table-cell office:value-type="float" office:value="0.786071638285379" calcext:value-type="float">
            <text:p>0.786071638285379</text:p>
          </table:table-cell>
          <table:table-cell office:value-type="float" office:value="0.0333734936008963" calcext:value-type="float">
            <text:p>0.0333734936008963</text:p>
          </table:table-cell>
          <table:table-cell office:value-type="float" office:value="0.785325895478567" calcext:value-type="float">
            <text:p>0.785325895478567</text:p>
          </table:table-cell>
          <table:table-cell office:value-type="float" office:value="0.0273280932899609" calcext:value-type="float">
            <text:p>0.0273280932899609</text:p>
          </table:table-cell>
          <table:table-cell office:value-type="float" office:value="0.796018790369935" calcext:value-type="float">
            <text:p>0.796018790369935</text:p>
          </table:table-cell>
          <table:table-cell office:value-type="float" office:value="0.02628410683569" calcext:value-type="float">
            <text:p>0.02628410683569</text:p>
          </table:table-cell>
          <table:table-cell office:value-type="float" office:value="0.783787433940106" calcext:value-type="float">
            <text:p>0.783787433940106</text:p>
          </table:table-cell>
          <table:table-cell office:value-type="float" office:value="0.0268612240364393" calcext:value-type="float">
            <text:p>0.0268612240364393</text:p>
          </table:table-cell>
          <table:table-cell office:value-type="float" office:value="0.794492072812684" calcext:value-type="float">
            <text:p>0.794492072812684</text:p>
          </table:table-cell>
          <table:table-cell office:value-type="float" office:value="0.0245933192749335" calcext:value-type="float">
            <text:p>0.024593319274933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itanic</text:p>
          </table:table-cell>
          <table:table-cell office:value-type="float" office:value="0.789917792131533" calcext:value-type="float">
            <text:p>0.789917792131533</text:p>
          </table:table-cell>
          <table:table-cell office:value-type="float" office:value="0.0247135405531606" calcext:value-type="float">
            <text:p>0.0247135405531606</text:p>
          </table:table-cell>
          <table:table-cell office:value-type="float" office:value="0.790663534938344" calcext:value-type="float">
            <text:p>0.790663534938344</text:p>
          </table:table-cell>
          <table:table-cell office:value-type="float" office:value="0.0302839530496595" calcext:value-type="float">
            <text:p>0.0302839530496595</text:p>
          </table:table-cell>
          <table:table-cell office:value-type="float" office:value="0.785320023487962" calcext:value-type="float">
            <text:p>0.785320023487962</text:p>
          </table:table-cell>
          <table:table-cell office:value-type="float" office:value="0.0280850625834377" calcext:value-type="float">
            <text:p>0.0280850625834377</text:p>
          </table:table-cell>
          <table:table-cell office:value-type="float" office:value="0.792959483264827" calcext:value-type="float">
            <text:p>0.792959483264827</text:p>
          </table:table-cell>
          <table:table-cell office:value-type="float" office:value="0.0302994013451659" calcext:value-type="float">
            <text:p>0.0302994013451659</text:p>
          </table:table-cell>
          <table:table-cell office:value-type="float" office:value="0.789906048150323" calcext:value-type="float">
            <text:p>0.789906048150323</text:p>
          </table:table-cell>
          <table:table-cell office:value-type="float" office:value="0.0291472486912777" calcext:value-type="float">
            <text:p>0.0291472486912777</text:p>
          </table:table-cell>
          <table:table-cell office:value-type="float" office:value="0.792959483264827" calcext:value-type="float">
            <text:p>0.792959483264827</text:p>
          </table:table-cell>
          <table:table-cell office:value-type="float" office:value="0.0256723305379715" calcext:value-type="float">
            <text:p>0.0256723305379715</text:p>
          </table:table-cell>
          <table:table-cell office:value-type="float" office:value="0.789148561362302" calcext:value-type="float">
            <text:p>0.789148561362302</text:p>
          </table:table-cell>
          <table:table-cell office:value-type="float" office:value="0.0332364673751033" calcext:value-type="float">
            <text:p>0.0332364673751033</text:p>
          </table:table-cell>
          <table:table-cell office:value-type="float" office:value="0.786852613035819" calcext:value-type="float">
            <text:p>0.786852613035819</text:p>
          </table:table-cell>
          <table:table-cell office:value-type="float" office:value="0.0323300999167032" calcext:value-type="float">
            <text:p>0.0323300999167032</text:p>
          </table:table-cell>
          <table:table-cell office:value-type="float" office:value="0.792201996476806" calcext:value-type="float">
            <text:p>0.792201996476806</text:p>
          </table:table-cell>
          <table:table-cell office:value-type="float" office:value="0.0311625753964848" calcext:value-type="float">
            <text:p>0.0311625753964848</text:p>
          </table:table-cell>
          <table:table-cell office:value-type="float" office:value="0.790675278919554" calcext:value-type="float">
            <text:p>0.790675278919554</text:p>
          </table:table-cell>
          <table:table-cell office:value-type="float" office:value="0.0255342228428501" calcext:value-type="float">
            <text:p>0.0255342228428501</text:p>
          </table:table-cell>
          <table:table-cell office:value-type="float" office:value="0.785320023487962" calcext:value-type="float">
            <text:p>0.785320023487962</text:p>
          </table:table-cell>
          <table:table-cell office:value-type="float" office:value="0.0329636721548719" calcext:value-type="float">
            <text:p>0.0329636721548719</text:p>
          </table:table-cell>
          <table:table-cell office:value-type="float" office:value="0.78761009982384" calcext:value-type="float">
            <text:p>0.78761009982384</text:p>
          </table:table-cell>
          <table:table-cell office:value-type="float" office:value="0.0301785154178902" calcext:value-type="float">
            <text:p>0.0301785154178902</text:p>
          </table:table-cell>
          <table:table-cell office:value-type="float" office:value="0.788385202583676" calcext:value-type="float">
            <text:p>0.788385202583676</text:p>
          </table:table-cell>
          <table:table-cell office:value-type="float" office:value="0.0292644077239016" calcext:value-type="float">
            <text:p>0.0292644077239016</text:p>
          </table:table-cell>
          <table:table-cell office:value-type="float" office:value="0.79143863769818" calcext:value-type="float">
            <text:p>0.79143863769818</text:p>
          </table:table-cell>
          <table:table-cell office:value-type="float" office:value="0.0279253583299025" calcext:value-type="float">
            <text:p>0.0279253583299025</text:p>
          </table:table-cell>
          <table:table-cell office:value-type="float" office:value="0.786071638285379" calcext:value-type="float">
            <text:p>0.786071638285379</text:p>
          </table:table-cell>
          <table:table-cell office:value-type="float" office:value="0.0271709694991442" calcext:value-type="float">
            <text:p>0.0271709694991442</text:p>
          </table:table-cell>
          <table:table-cell office:value-type="float" office:value="0.789142689371697" calcext:value-type="float">
            <text:p>0.789142689371697</text:p>
          </table:table-cell>
          <table:table-cell office:value-type="float" office:value="0.027057022199479" calcext:value-type="float">
            <text:p>0.027057022199479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itanic</text:p>
          </table:table-cell>
          <table:table-cell office:value-type="float" office:value="0.789300058719906" calcext:value-type="float">
            <text:p>0.789300058719906</text:p>
          </table:table-cell>
          <table:table-cell office:value-type="float" office:value="0.0241099309122812" calcext:value-type="float">
            <text:p>0.0241099309122812</text:p>
          </table:table-cell>
          <table:table-cell office:value-type="float" office:value="0.787915443335291" calcext:value-type="float">
            <text:p>0.787915443335291</text:p>
          </table:table-cell>
          <table:table-cell office:value-type="float" office:value="0.02766102401068" calcext:value-type="float">
            <text:p>0.02766102401068</text:p>
          </table:table-cell>
          <table:table-cell office:value-type="float" office:value="0.786391074574281" calcext:value-type="float">
            <text:p>0.786391074574281</text:p>
          </table:table-cell>
          <table:table-cell office:value-type="float" office:value="0.0285863237914014" calcext:value-type="float">
            <text:p>0.0285863237914014</text:p>
          </table:table-cell>
          <table:table-cell office:value-type="float" office:value="0.791734586024662" calcext:value-type="float">
            <text:p>0.791734586024662</text:p>
          </table:table-cell>
          <table:table-cell office:value-type="float" office:value="0.0314099400398525" calcext:value-type="float">
            <text:p>0.0314099400398525</text:p>
          </table:table-cell>
          <table:table-cell office:value-type="float" office:value="0.787765120375807" calcext:value-type="float">
            <text:p>0.787765120375807</text:p>
          </table:table-cell>
          <table:table-cell office:value-type="float" office:value="0.0297136874432666" calcext:value-type="float">
            <text:p>0.0297136874432666</text:p>
          </table:table-cell>
          <table:table-cell office:value-type="float" office:value="0.790825601879037" calcext:value-type="float">
            <text:p>0.790825601879037</text:p>
          </table:table-cell>
          <table:table-cell office:value-type="float" office:value="0.0271532341476411" calcext:value-type="float">
            <text:p>0.0271532341476411</text:p>
          </table:table-cell>
          <table:table-cell office:value-type="float" office:value="0.786547269524369" calcext:value-type="float">
            <text:p>0.786547269524369</text:p>
          </table:table-cell>
          <table:table-cell office:value-type="float" office:value="0.0288365286021253" calcext:value-type="float">
            <text:p>0.0288365286021253</text:p>
          </table:table-cell>
          <table:table-cell office:value-type="float" office:value="0.787469172049325" calcext:value-type="float">
            <text:p>0.787469172049325</text:p>
          </table:table-cell>
          <table:table-cell office:value-type="float" office:value="0.0312950456292272" calcext:value-type="float">
            <text:p>0.0312950456292272</text:p>
          </table:table-cell>
          <table:table-cell office:value-type="float" office:value="0.789142689371697" calcext:value-type="float">
            <text:p>0.789142689371697</text:p>
          </table:table-cell>
          <table:table-cell office:value-type="float" office:value="0.0297182228254926" calcext:value-type="float">
            <text:p>0.0297182228254926</text:p>
          </table:table-cell>
          <table:table-cell office:value-type="float" office:value="0.788380504991192" calcext:value-type="float">
            <text:p>0.788380504991192</text:p>
          </table:table-cell>
          <table:table-cell office:value-type="float" office:value="0.0243645881329544" calcext:value-type="float">
            <text:p>0.0243645881329544</text:p>
          </table:table-cell>
          <table:table-cell office:value-type="float" office:value="0.784551967116853" calcext:value-type="float">
            <text:p>0.784551967116853</text:p>
          </table:table-cell>
          <table:table-cell office:value-type="float" office:value="0.0318586487052287" calcext:value-type="float">
            <text:p>0.0318586487052287</text:p>
          </table:table-cell>
          <table:table-cell office:value-type="float" office:value="0.789594832648268" calcext:value-type="float">
            <text:p>0.789594832648268</text:p>
          </table:table-cell>
          <table:table-cell office:value-type="float" office:value="0.0282884826999253" calcext:value-type="float">
            <text:p>0.0282884826999253</text:p>
          </table:table-cell>
          <table:table-cell office:value-type="float" office:value="0.786239577216676" calcext:value-type="float">
            <text:p>0.786239577216676</text:p>
          </table:table-cell>
          <table:table-cell office:value-type="float" office:value="0.0293602662683117" calcext:value-type="float">
            <text:p>0.0293602662683117</text:p>
          </table:table-cell>
          <table:table-cell office:value-type="float" office:value="0.792811509101585" calcext:value-type="float">
            <text:p>0.792811509101585</text:p>
          </table:table-cell>
          <table:table-cell office:value-type="float" office:value="0.0272740787235592" calcext:value-type="float">
            <text:p>0.0272740787235592</text:p>
          </table:table-cell>
          <table:table-cell office:value-type="float" office:value="0.7860728126835" calcext:value-type="float">
            <text:p>0.7860728126835</text:p>
          </table:table-cell>
          <table:table-cell office:value-type="float" office:value="0.0284643038424014" calcext:value-type="float">
            <text:p>0.0284643038424014</text:p>
          </table:table-cell>
          <table:table-cell office:value-type="float" office:value="0.790970052847915" calcext:value-type="float">
            <text:p>0.790970052847915</text:p>
          </table:table-cell>
          <table:table-cell office:value-type="float" office:value="0.0246650272830218" calcext:value-type="float">
            <text:p>0.02466502728302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vertebral_column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4080358271185" calcext:value-type="float">
            <text:p>0.04080358271185</text:p>
          </table:table-cell>
          <table:table-cell office:value-type="float" office:value="0.816129032258064" calcext:value-type="float">
            <text:p>0.816129032258064</text:p>
          </table:table-cell>
          <table:table-cell office:value-type="float" office:value="0.0680909255870433" calcext:value-type="float">
            <text:p>0.0680909255870433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552483121663016" calcext:value-type="float">
            <text:p>0.0552483121663016</text:p>
          </table:table-cell>
          <table:table-cell office:value-type="float" office:value="0.816129032258064" calcext:value-type="float">
            <text:p>0.816129032258064</text:p>
          </table:table-cell>
          <table:table-cell office:value-type="float" office:value="0.0819605978501484" calcext:value-type="float">
            <text:p>0.0819605978501484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704280554572594" calcext:value-type="float">
            <text:p>0.0704280554572594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436776258313761" calcext:value-type="float">
            <text:p>0.0436776258313761</text:p>
          </table:table-cell>
          <table:table-cell office:value-type="float" office:value="0.812903225806452" calcext:value-type="float">
            <text:p>0.812903225806452</text:p>
          </table:table-cell>
          <table:table-cell office:value-type="float" office:value="0.0659342353408855" calcext:value-type="float">
            <text:p>0.0659342353408855</text:p>
          </table:table-cell>
          <table:table-cell office:value-type="float" office:value="0.848387096774193" calcext:value-type="float">
            <text:p>0.848387096774193</text:p>
          </table:table-cell>
          <table:table-cell office:value-type="float" office:value="0.0627905433146513" calcext:value-type="float">
            <text:p>0.0627905433146513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874214048351735" calcext:value-type="float">
            <text:p>0.0874214048351735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623285021341481" calcext:value-type="float">
            <text:p>0.0623285021341481</text:p>
          </table:table-cell>
          <table:table-cell office:value-type="float" office:value="0.809677419354839" calcext:value-type="float">
            <text:p>0.809677419354839</text:p>
          </table:table-cell>
          <table:table-cell office:value-type="float" office:value="0.0811097727554671" calcext:value-type="float">
            <text:p>0.0811097727554671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825229413090318" calcext:value-type="float">
            <text:p>0.0825229413090318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557690429242578" calcext:value-type="float">
            <text:p>0.0557690429242578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564900023078008" calcext:value-type="float">
            <text:p>0.0564900023078008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623285021341481" calcext:value-type="float">
            <text:p>0.0623285021341481</text:p>
          </table:table-cell>
          <table:table-cell office:value-type="float" office:value="0.845161290322581" calcext:value-type="float">
            <text:p>0.845161290322581</text:p>
          </table:table-cell>
          <table:table-cell office:value-type="float" office:value="0.052236377640822" calcext:value-type="float">
            <text:p>0.05223637764082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vertebral_column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5365580623602" calcext:value-type="float">
            <text:p>0.05365580623602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666319715476544" calcext:value-type="float">
            <text:p>0.0666319715476544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630661432198502" calcext:value-type="float">
            <text:p>0.0630661432198502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630661432198502" calcext:value-type="float">
            <text:p>0.0630661432198502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75191973062568" calcext:value-type="float">
            <text:p>0.075191973062568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402328751266015" calcext:value-type="float">
            <text:p>0.0402328751266015</text:p>
          </table:table-cell>
          <table:table-cell office:value-type="float" office:value="0.812903225806452" calcext:value-type="float">
            <text:p>0.812903225806452</text:p>
          </table:table-cell>
          <table:table-cell office:value-type="float" office:value="0.0604450293443234" calcext:value-type="float">
            <text:p>0.0604450293443234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608263897794879" calcext:value-type="float">
            <text:p>0.0608263897794879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680059711864167" calcext:value-type="float">
            <text:p>0.0680059711864167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548281668128256" calcext:value-type="float">
            <text:p>0.0548281668128256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569993904546175" calcext:value-type="float">
            <text:p>0.0569993904546175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741857561748831" calcext:value-type="float">
            <text:p>0.0741857561748831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514558542537866" calcext:value-type="float">
            <text:p>0.0514558542537866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662840215373008" calcext:value-type="float">
            <text:p>0.0662840215373008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564900023078008" calcext:value-type="float">
            <text:p>0.0564900023078008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557690429242578" calcext:value-type="float">
            <text:p>0.055769042924257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vertebral_column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578050755084542" calcext:value-type="float">
            <text:p>0.0578050755084542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630661432198502" calcext:value-type="float">
            <text:p>0.0630661432198502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557690429242578" calcext:value-type="float">
            <text:p>0.0557690429242578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720510347000041" calcext:value-type="float">
            <text:p>0.0720510347000041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569993904546175" calcext:value-type="float">
            <text:p>0.0569993904546175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670643704495168" calcext:value-type="float">
            <text:p>0.0670643704495168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573028498687063" calcext:value-type="float">
            <text:p>0.0573028498687063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64516129032258" calcext:value-type="float">
            <text:p>0.064516129032258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604450293443234" calcext:value-type="float">
            <text:p>0.0604450293443234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52236377640822" calcext:value-type="float">
            <text:p>0.052236377640822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564900023078008" calcext:value-type="float">
            <text:p>0.0564900023078008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697682933226165" calcext:value-type="float">
            <text:p>0.0697682933226165</text:p>
          </table:table-cell>
          <table:table-cell office:value-type="float" office:value="0.816129032258064" calcext:value-type="float">
            <text:p>0.816129032258064</text:p>
          </table:table-cell>
          <table:table-cell office:value-type="float" office:value="0.0505490721442716" calcext:value-type="float">
            <text:p>0.0505490721442716</text:p>
          </table:table-cell>
          <table:table-cell office:value-type="float" office:value="0.848387096774193" calcext:value-type="float">
            <text:p>0.848387096774193</text:p>
          </table:table-cell>
          <table:table-cell office:value-type="float" office:value="0.0627905433146513" calcext:value-type="float">
            <text:p>0.0627905433146513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557690429242578" calcext:value-type="float">
            <text:p>0.0557690429242578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608263897794879" calcext:value-type="float">
            <text:p>0.060826389779487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vertebral_column</text:p>
          </table:table-cell>
          <table:table-cell office:value-type="float" office:value="0.845161290322581" calcext:value-type="float">
            <text:p>0.845161290322581</text:p>
          </table:table-cell>
          <table:table-cell office:value-type="float" office:value="0.052236377640822" calcext:value-type="float">
            <text:p>0.052236377640822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683451551917019" calcext:value-type="float">
            <text:p>0.0683451551917019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623285021341481" calcext:value-type="float">
            <text:p>0.0623285021341481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549335044062142" calcext:value-type="float">
            <text:p>0.0549335044062142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64156704903984" calcext:value-type="float">
            <text:p>0.064156704903984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64516129032258" calcext:value-type="float">
            <text:p>0.064516129032258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604450293443234" calcext:value-type="float">
            <text:p>0.0604450293443234</text:p>
          </table:table-cell>
          <table:table-cell office:value-type="float" office:value="0.848387096774193" calcext:value-type="float">
            <text:p>0.848387096774193</text:p>
          </table:table-cell>
          <table:table-cell office:value-type="float" office:value="0.0609213568783453" calcext:value-type="float">
            <text:p>0.0609213568783453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745743693952675" calcext:value-type="float">
            <text:p>0.0745743693952675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544047769491334" calcext:value-type="float">
            <text:p>0.0544047769491334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548281668128256" calcext:value-type="float">
            <text:p>0.0548281668128256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630661432198502" calcext:value-type="float">
            <text:p>0.0630661432198502</text:p>
          </table:table-cell>
          <table:table-cell office:value-type="float" office:value="0.816129032258064" calcext:value-type="float">
            <text:p>0.816129032258064</text:p>
          </table:table-cell>
          <table:table-cell office:value-type="float" office:value="0.0527868288543379" calcext:value-type="float">
            <text:p>0.0527868288543379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635228193021158" calcext:value-type="float">
            <text:p>0.0635228193021158</text:p>
          </table:table-cell>
          <table:table-cell office:value-type="float" office:value="0.845161290322581" calcext:value-type="float">
            <text:p>0.845161290322581</text:p>
          </table:table-cell>
          <table:table-cell office:value-type="float" office:value="0.0544047769491334" calcext:value-type="float">
            <text:p>0.0544047769491334</text:p>
          </table:table-cell>
          <table:table-cell office:value-type="float" office:value="0.845161290322581" calcext:value-type="float">
            <text:p>0.845161290322581</text:p>
          </table:table-cell>
          <table:table-cell office:value-type="float" office:value="0.0726105075962758" calcext:value-type="float">
            <text:p>0.072610507596275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vertebral_column</text:p>
          </table:table-cell>
          <table:table-cell office:value-type="float" office:value="0.845161290322581" calcext:value-type="float">
            <text:p>0.845161290322581</text:p>
          </table:table-cell>
          <table:table-cell office:value-type="float" office:value="0.0564900023078008" calcext:value-type="float">
            <text:p>0.0564900023078008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61205374067775" calcext:value-type="float">
            <text:p>0.061205374067775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564900023078008" calcext:value-type="float">
            <text:p>0.0564900023078008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574036465162973" calcext:value-type="float">
            <text:p>0.0574036465162973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64156704903984" calcext:value-type="float">
            <text:p>0.064156704903984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687667826035246" calcext:value-type="float">
            <text:p>0.0687667826035246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544047769491334" calcext:value-type="float">
            <text:p>0.0544047769491334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557690429242578" calcext:value-type="float">
            <text:p>0.0557690429242578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714062697457375" calcext:value-type="float">
            <text:p>0.0714062697457375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588948986564694" calcext:value-type="float">
            <text:p>0.0588948986564694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548281668128256" calcext:value-type="float">
            <text:p>0.0548281668128256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630661432198502" calcext:value-type="float">
            <text:p>0.0630661432198502</text:p>
          </table:table-cell>
          <table:table-cell office:value-type="float" office:value="0.816129032258064" calcext:value-type="float">
            <text:p>0.816129032258064</text:p>
          </table:table-cell>
          <table:table-cell office:value-type="float" office:value="0.0569993904546175" calcext:value-type="float">
            <text:p>0.0569993904546175</text:p>
          </table:table-cell>
          <table:table-cell office:value-type="float" office:value="0.845161290322581" calcext:value-type="float">
            <text:p>0.845161290322581</text:p>
          </table:table-cell>
          <table:table-cell office:value-type="float" office:value="0.071000318362233" calcext:value-type="float">
            <text:p>0.071000318362233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514558542537866" calcext:value-type="float">
            <text:p>0.0514558542537866</text:p>
          </table:table-cell>
          <table:table-cell office:value-type="float" office:value="0.845161290322581" calcext:value-type="float">
            <text:p>0.845161290322581</text:p>
          </table:table-cell>
          <table:table-cell office:value-type="float" office:value="0.0659342353408855" calcext:value-type="float">
            <text:p>0.065934235340885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vertebral_column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521981688809894" calcext:value-type="float">
            <text:p>0.0521981688809894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65467913922805" calcext:value-type="float">
            <text:p>0.065467913922805</text:p>
          </table:table-cell>
          <table:table-cell office:value-type="float" office:value="0.827741935483871" calcext:value-type="float">
            <text:p>0.827741935483871</text:p>
          </table:table-cell>
          <table:table-cell office:value-type="float" office:value="0.0585804005504717" calcext:value-type="float">
            <text:p>0.0585804005504717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658829853385028" calcext:value-type="float">
            <text:p>0.0658829853385028</text:p>
          </table:table-cell>
          <table:table-cell office:value-type="float" office:value="0.832903225806452" calcext:value-type="float">
            <text:p>0.832903225806452</text:p>
          </table:table-cell>
          <table:table-cell office:value-type="float" office:value="0.0661865657564826" calcext:value-type="float">
            <text:p>0.0661865657564826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568515566086554" calcext:value-type="float">
            <text:p>0.0568515566086554</text:p>
          </table:table-cell>
          <table:table-cell office:value-type="float" office:value="0.823225806451613" calcext:value-type="float">
            <text:p>0.823225806451613</text:p>
          </table:table-cell>
          <table:table-cell office:value-type="float" office:value="0.0597063841694744" calcext:value-type="float">
            <text:p>0.0597063841694744</text:p>
          </table:table-cell>
          <table:table-cell office:value-type="float" office:value="0.843225806451613" calcext:value-type="float">
            <text:p>0.843225806451613</text:p>
          </table:table-cell>
          <table:table-cell office:value-type="float" office:value="0.0609646923858001" calcext:value-type="float">
            <text:p>0.0609646923858001</text:p>
          </table:table-cell>
          <table:table-cell office:value-type="float" office:value="0.831612903225807" calcext:value-type="float">
            <text:p>0.831612903225807</text:p>
          </table:table-cell>
          <table:table-cell office:value-type="float" office:value="0.0723706089013837" calcext:value-type="float">
            <text:p>0.0723706089013837</text:p>
          </table:table-cell>
          <table:table-cell office:value-type="float" office:value="0.834838709677419" calcext:value-type="float">
            <text:p>0.834838709677419</text:p>
          </table:table-cell>
          <table:table-cell office:value-type="float" office:value="0.0565385444386797" calcext:value-type="float">
            <text:p>0.0565385444386797</text:p>
          </table:table-cell>
          <table:table-cell office:value-type="float" office:value="0.829677419354839" calcext:value-type="float">
            <text:p>0.829677419354839</text:p>
          </table:table-cell>
          <table:table-cell office:value-type="float" office:value="0.0608510998287073" calcext:value-type="float">
            <text:p>0.0608510998287073</text:p>
          </table:table-cell>
          <table:table-cell office:value-type="float" office:value="0.830967741935484" calcext:value-type="float">
            <text:p>0.830967741935484</text:p>
          </table:table-cell>
          <table:table-cell office:value-type="float" office:value="0.0705218554492464" calcext:value-type="float">
            <text:p>0.0705218554492464</text:p>
          </table:table-cell>
          <table:table-cell office:value-type="float" office:value="0.823870967741935" calcext:value-type="float">
            <text:p>0.823870967741935</text:p>
          </table:table-cell>
          <table:table-cell office:value-type="float" office:value="0.0535120377262543" calcext:value-type="float">
            <text:p>0.0535120377262543</text:p>
          </table:table-cell>
          <table:table-cell office:value-type="float" office:value="0.841290322580645" calcext:value-type="float">
            <text:p>0.841290322580645</text:p>
          </table:table-cell>
          <table:table-cell office:value-type="float" office:value="0.0640175409648203" calcext:value-type="float">
            <text:p>0.0640175409648203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560896357138253" calcext:value-type="float">
            <text:p>0.0560896357138253</text:p>
          </table:table-cell>
          <table:table-cell office:value-type="float" office:value="0.843225806451613" calcext:value-type="float">
            <text:p>0.843225806451613</text:p>
          </table:table-cell>
          <table:table-cell office:value-type="float" office:value="0.0614753106563458" calcext:value-type="float">
            <text:p>0.061475310656345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vertebral_column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680059711864167" calcext:value-type="float">
            <text:p>0.0680059711864167</text:p>
          </table:table-cell>
          <table:table-cell office:value-type="float" office:value="0.796774193548387" calcext:value-type="float">
            <text:p>0.796774193548387</text:p>
          </table:table-cell>
          <table:table-cell office:value-type="float" office:value="0.0609213568783453" calcext:value-type="float">
            <text:p>0.0609213568783453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805375626282752" calcext:value-type="float">
            <text:p>0.0805375626282752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623285021341481" calcext:value-type="float">
            <text:p>0.0623285021341481</text:p>
          </table:table-cell>
          <table:table-cell office:value-type="float" office:value="0.812903225806452" calcext:value-type="float">
            <text:p>0.812903225806452</text:p>
          </table:table-cell>
          <table:table-cell office:value-type="float" office:value="0.0676650869787194" calcext:value-type="float">
            <text:p>0.0676650869787194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346763774120368" calcext:value-type="float">
            <text:p>0.0346763774120368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767142321795138" calcext:value-type="float">
            <text:p>0.0767142321795138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676650869787194" calcext:value-type="float">
            <text:p>0.0676650869787194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745743693952675" calcext:value-type="float">
            <text:p>0.0745743693952675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726105075962758" calcext:value-type="float">
            <text:p>0.0726105075962758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782068668643792" calcext:value-type="float">
            <text:p>0.0782068668643792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849394307876623" calcext:value-type="float">
            <text:p>0.0849394307876623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485659775941342" calcext:value-type="float">
            <text:p>0.0485659775941342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573028498687063" calcext:value-type="float">
            <text:p>0.0573028498687063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462490605754979" calcext:value-type="float">
            <text:p>0.0462490605754979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557690429242577" calcext:value-type="float">
            <text:p>0.055769042924257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vertebral_column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578050755084542" calcext:value-type="float">
            <text:p>0.0578050755084542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61205374067775" calcext:value-type="float">
            <text:p>0.061205374067775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71000318362233" calcext:value-type="float">
            <text:p>0.071000318362233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461238937409187" calcext:value-type="float">
            <text:p>0.0461238937409187</text:p>
          </table:table-cell>
          <table:table-cell office:value-type="float" office:value="0.812903225806452" calcext:value-type="float">
            <text:p>0.812903225806452</text:p>
          </table:table-cell>
          <table:table-cell office:value-type="float" office:value="0.064156704903984" calcext:value-type="float">
            <text:p>0.064156704903984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604450293443234" calcext:value-type="float">
            <text:p>0.0604450293443234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730075062226578" calcext:value-type="float">
            <text:p>0.0730075062226578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627905433146513" calcext:value-type="float">
            <text:p>0.0627905433146513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648735618451542" calcext:value-type="float">
            <text:p>0.0648735618451542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704280554572594" calcext:value-type="float">
            <text:p>0.0704280554572594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578050755084542" calcext:value-type="float">
            <text:p>0.0578050755084542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889293467876788" calcext:value-type="float">
            <text:p>0.0889293467876788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683451551917019" calcext:value-type="float">
            <text:p>0.0683451551917019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597717940201604" calcext:value-type="float">
            <text:p>0.0597717940201604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630661432198502" calcext:value-type="float">
            <text:p>0.0630661432198502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626984074714548" calcext:value-type="float">
            <text:p>0.062698407471454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vertebral_column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597717940201604" calcext:value-type="float">
            <text:p>0.0597717940201604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609213568783453" calcext:value-type="float">
            <text:p>0.0609213568783453</text:p>
          </table:table-cell>
          <table:table-cell office:value-type="float" office:value="0.845161290322581" calcext:value-type="float">
            <text:p>0.845161290322581</text:p>
          </table:table-cell>
          <table:table-cell office:value-type="float" office:value="0.0659342353408855" calcext:value-type="float">
            <text:p>0.0659342353408855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578050755084542" calcext:value-type="float">
            <text:p>0.0578050755084542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553528502203602" calcext:value-type="float">
            <text:p>0.0553528502203602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626984074714548" calcext:value-type="float">
            <text:p>0.0626984074714548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648735618451542" calcext:value-type="float">
            <text:p>0.0648735618451542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504345780626175" calcext:value-type="float">
            <text:p>0.0504345780626175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697682933226164" calcext:value-type="float">
            <text:p>0.0697682933226164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585009484246685" calcext:value-type="float">
            <text:p>0.0585009484246685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593836613827272" calcext:value-type="float">
            <text:p>0.0593836613827272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764122064707091" calcext:value-type="float">
            <text:p>0.0764122064707091</text:p>
          </table:table-cell>
          <table:table-cell office:value-type="float" office:value="0.845161290322581" calcext:value-type="float">
            <text:p>0.845161290322581</text:p>
          </table:table-cell>
          <table:table-cell office:value-type="float" office:value="0.0564900023078008" calcext:value-type="float">
            <text:p>0.0564900023078008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64516129032258" calcext:value-type="float">
            <text:p>0.064516129032258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630661432198502" calcext:value-type="float">
            <text:p>0.0630661432198502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549335044062142" calcext:value-type="float">
            <text:p>0.054933504406214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vertebral_column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670643704495168" calcext:value-type="float">
            <text:p>0.0670643704495168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616758296761289" calcext:value-type="float">
            <text:p>0.0616758296761289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635228193021158" calcext:value-type="float">
            <text:p>0.0635228193021158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64516129032258" calcext:value-type="float">
            <text:p>0.064516129032258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508910088868784" calcext:value-type="float">
            <text:p>0.0508910088868784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62328502134148" calcext:value-type="float">
            <text:p>0.062328502134148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680909255870432" calcext:value-type="float">
            <text:p>0.0680909255870432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592862311917859" calcext:value-type="float">
            <text:p>0.0592862311917859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648735618451542" calcext:value-type="float">
            <text:p>0.0648735618451542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609213568783453" calcext:value-type="float">
            <text:p>0.0609213568783453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527868288543379" calcext:value-type="float">
            <text:p>0.0527868288543379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714062697457375" calcext:value-type="float">
            <text:p>0.0714062697457375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578050755084542" calcext:value-type="float">
            <text:p>0.0578050755084542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508910088868784" calcext:value-type="float">
            <text:p>0.0508910088868784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627905433146513" calcext:value-type="float">
            <text:p>0.0627905433146513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526771987695307" calcext:value-type="float">
            <text:p>0.052677198769530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vertebral_column</text:p>
          </table:table-cell>
          <table:table-cell office:value-type="float" office:value="0.845161290322581" calcext:value-type="float">
            <text:p>0.845161290322581</text:p>
          </table:table-cell>
          <table:table-cell office:value-type="float" office:value="0.0604450293443234" calcext:value-type="float">
            <text:p>0.0604450293443234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687667826035246" calcext:value-type="float">
            <text:p>0.0687667826035246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649626127612611" calcext:value-type="float">
            <text:p>0.0649626127612611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670643704495168" calcext:value-type="float">
            <text:p>0.0670643704495168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46249060575498" calcext:value-type="float">
            <text:p>0.046249060575498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646056726270959" calcext:value-type="float">
            <text:p>0.0646056726270959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597717940201604" calcext:value-type="float">
            <text:p>0.0597717940201604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569993904546175" calcext:value-type="float">
            <text:p>0.0569993904546175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649626127612611" calcext:value-type="float">
            <text:p>0.0649626127612611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626984074714548" calcext:value-type="float">
            <text:p>0.0626984074714548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527868288543379" calcext:value-type="float">
            <text:p>0.0527868288543379</text:p>
          </table:table-cell>
          <table:table-cell office:value-type="float" office:value="0.812903225806452" calcext:value-type="float">
            <text:p>0.812903225806452</text:p>
          </table:table-cell>
          <table:table-cell office:value-type="float" office:value="0.064156704903984" calcext:value-type="float">
            <text:p>0.064156704903984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627905433146513" calcext:value-type="float">
            <text:p>0.0627905433146513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485659775941342" calcext:value-type="float">
            <text:p>0.0485659775941342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573028498687063" calcext:value-type="float">
            <text:p>0.0573028498687063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82075521966879" calcext:value-type="float">
            <text:p>0.0482075521966879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vertebral_column</text:p>
          </table:table-cell>
          <table:table-cell office:value-type="float" office:value="0.840645161290322" calcext:value-type="float">
            <text:p>0.840645161290322</text:p>
          </table:table-cell>
          <table:table-cell office:value-type="float" office:value="0.0626184481017743" calcext:value-type="float">
            <text:p>0.0626184481017743</text:p>
          </table:table-cell>
          <table:table-cell office:value-type="float" office:value="0.823225806451613" calcext:value-type="float">
            <text:p>0.823225806451613</text:p>
          </table:table-cell>
          <table:table-cell office:value-type="float" office:value="0.0626981400208238" calcext:value-type="float">
            <text:p>0.0626981400208238</text:p>
          </table:table-cell>
          <table:table-cell office:value-type="float" office:value="0.832903225806452" calcext:value-type="float">
            <text:p>0.832903225806452</text:p>
          </table:table-cell>
          <table:table-cell office:value-type="float" office:value="0.0691915096789541" calcext:value-type="float">
            <text:p>0.0691915096789541</text:p>
          </table:table-cell>
          <table:table-cell office:value-type="float" office:value="0.834838709677419" calcext:value-type="float">
            <text:p>0.834838709677419</text:p>
          </table:table-cell>
          <table:table-cell office:value-type="float" office:value="0.0595675941730592" calcext:value-type="float">
            <text:p>0.0595675941730592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56862942313088" calcext:value-type="float">
            <text:p>0.056862942313088</text:p>
          </table:table-cell>
          <table:table-cell office:value-type="float" office:value="0.830322580645161" calcext:value-type="float">
            <text:p>0.830322580645161</text:p>
          </table:table-cell>
          <table:table-cell office:value-type="float" office:value="0.0569507977978118" calcext:value-type="float">
            <text:p>0.0569507977978118</text:p>
          </table:table-cell>
          <table:table-cell office:value-type="float" office:value="0.829677419354839" calcext:value-type="float">
            <text:p>0.829677419354839</text:p>
          </table:table-cell>
          <table:table-cell office:value-type="float" office:value="0.0684916039709059" calcext:value-type="float">
            <text:p>0.0684916039709059</text:p>
          </table:table-cell>
          <table:table-cell office:value-type="float" office:value="0.830967741935484" calcext:value-type="float">
            <text:p>0.830967741935484</text:p>
          </table:table-cell>
          <table:table-cell office:value-type="float" office:value="0.0594351660004783" calcext:value-type="float">
            <text:p>0.0594351660004783</text:p>
          </table:table-cell>
          <table:table-cell office:value-type="float" office:value="0.826451612903226" calcext:value-type="float">
            <text:p>0.826451612903226</text:p>
          </table:table-cell>
          <table:table-cell office:value-type="float" office:value="0.0678104798338907" calcext:value-type="float">
            <text:p>0.0678104798338907</text:p>
          </table:table-cell>
          <table:table-cell office:value-type="float" office:value="0.833548387096774" calcext:value-type="float">
            <text:p>0.833548387096774</text:p>
          </table:table-cell>
          <table:table-cell office:value-type="float" office:value="0.0650318551656008" calcext:value-type="float">
            <text:p>0.0650318551656008</text:p>
          </table:table-cell>
          <table:table-cell office:value-type="float" office:value="0.830322580645161" calcext:value-type="float">
            <text:p>0.830322580645161</text:p>
          </table:table-cell>
          <table:table-cell office:value-type="float" office:value="0.0601938522928473" calcext:value-type="float">
            <text:p>0.0601938522928473</text:p>
          </table:table-cell>
          <table:table-cell office:value-type="float" office:value="0.823225806451613" calcext:value-type="float">
            <text:p>0.823225806451613</text:p>
          </table:table-cell>
          <table:table-cell office:value-type="float" office:value="0.0771687917391543" calcext:value-type="float">
            <text:p>0.0771687917391543</text:p>
          </table:table-cell>
          <table:table-cell office:value-type="float" office:value="0.833548387096774" calcext:value-type="float">
            <text:p>0.833548387096774</text:p>
          </table:table-cell>
          <table:table-cell office:value-type="float" office:value="0.0587993507833485" calcext:value-type="float">
            <text:p>0.0587993507833485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562095518804275" calcext:value-type="float">
            <text:p>0.0562095518804275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584949480397112" calcext:value-type="float">
            <text:p>0.0584949480397112</text:p>
          </table:table-cell>
          <table:table-cell office:value-type="float" office:value="0.834193548387097" calcext:value-type="float">
            <text:p>0.834193548387097</text:p>
          </table:table-cell>
          <table:table-cell office:value-type="float" office:value="0.0548571411536291" calcext:value-type="float">
            <text:p>0.054857141153629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wdbc</text:p>
          </table:table-cell>
          <table:table-cell office:value-type="float" office:value="0.940194235588972" calcext:value-type="float">
            <text:p>0.940194235588972</text:p>
          </table:table-cell>
          <table:table-cell office:value-type="float" office:value="0.0224159675315745" calcext:value-type="float">
            <text:p>0.0224159675315745</text:p>
          </table:table-cell>
          <table:table-cell office:value-type="float" office:value="0.956077694235589" calcext:value-type="float">
            <text:p>0.956077694235589</text:p>
          </table:table-cell>
          <table:table-cell office:value-type="float" office:value="0.026455402025797" calcext:value-type="float">
            <text:p>0.026455402025797</text:p>
          </table:table-cell>
          <table:table-cell office:value-type="float" office:value="0.954260651629073" calcext:value-type="float">
            <text:p>0.954260651629073</text:p>
          </table:table-cell>
          <table:table-cell office:value-type="float" office:value="0.0223485114442697" calcext:value-type="float">
            <text:p>0.0223485114442697</text:p>
          </table:table-cell>
          <table:table-cell office:value-type="float" office:value="0.954260651629073" calcext:value-type="float">
            <text:p>0.954260651629073</text:p>
          </table:table-cell>
          <table:table-cell office:value-type="float" office:value="0.0312767606901239" calcext:value-type="float">
            <text:p>0.0312767606901239</text:p>
          </table:table-cell>
          <table:table-cell office:value-type="float" office:value="0.957738095238095" calcext:value-type="float">
            <text:p>0.957738095238095</text:p>
          </table:table-cell>
          <table:table-cell office:value-type="float" office:value="0.0303144382658498" calcext:value-type="float">
            <text:p>0.0303144382658498</text:p>
          </table:table-cell>
          <table:table-cell office:value-type="float" office:value="0.954229323308271" calcext:value-type="float">
            <text:p>0.954229323308271</text:p>
          </table:table-cell>
          <table:table-cell office:value-type="float" office:value="0.0253802154399343" calcext:value-type="float">
            <text:p>0.0253802154399343</text:p>
          </table:table-cell>
          <table:table-cell office:value-type="float" office:value="0.952568922305764" calcext:value-type="float">
            <text:p>0.952568922305764</text:p>
          </table:table-cell>
          <table:table-cell office:value-type="float" office:value="0.0234291718915297" calcext:value-type="float">
            <text:p>0.0234291718915297</text:p>
          </table:table-cell>
          <table:table-cell office:value-type="float" office:value="0.955983709273183" calcext:value-type="float">
            <text:p>0.955983709273183</text:p>
          </table:table-cell>
          <table:table-cell office:value-type="float" office:value="0.0314669898176367" calcext:value-type="float">
            <text:p>0.0314669898176367</text:p>
          </table:table-cell>
          <table:table-cell office:value-type="float" office:value="0.95078320802005" calcext:value-type="float">
            <text:p>0.95078320802005</text:p>
          </table:table-cell>
          <table:table-cell office:value-type="float" office:value="0.0215852155586513" calcext:value-type="float">
            <text:p>0.0215852155586513</text:p>
          </table:table-cell>
          <table:table-cell office:value-type="float" office:value="0.954260651629073" calcext:value-type="float">
            <text:p>0.954260651629073</text:p>
          </table:table-cell>
          <table:table-cell office:value-type="float" office:value="0.0278036763457977" calcext:value-type="float">
            <text:p>0.0278036763457977</text:p>
          </table:table-cell>
          <table:table-cell office:value-type="float" office:value="0.950751879699248" calcext:value-type="float">
            <text:p>0.950751879699248</text:p>
          </table:table-cell>
          <table:table-cell office:value-type="float" office:value="0.0260059869572352" calcext:value-type="float">
            <text:p>0.0260059869572352</text:p>
          </table:table-cell>
          <table:table-cell office:value-type="float" office:value="0.952537593984962" calcext:value-type="float">
            <text:p>0.952537593984962</text:p>
          </table:table-cell>
          <table:table-cell office:value-type="float" office:value="0.0203713060109283" calcext:value-type="float">
            <text:p>0.0203713060109283</text:p>
          </table:table-cell>
          <table:table-cell office:value-type="float" office:value="0.95250626566416" calcext:value-type="float">
            <text:p>0.95250626566416</text:p>
          </table:table-cell>
          <table:table-cell office:value-type="float" office:value="0.0236030709772788" calcext:value-type="float">
            <text:p>0.0236030709772788</text:p>
          </table:table-cell>
          <table:table-cell office:value-type="float" office:value="0.948997493734336" calcext:value-type="float">
            <text:p>0.948997493734336</text:p>
          </table:table-cell>
          <table:table-cell office:value-type="float" office:value="0.0255320155301834" calcext:value-type="float">
            <text:p>0.0255320155301834</text:p>
          </table:table-cell>
          <table:table-cell office:value-type="float" office:value="0.945488721804511" calcext:value-type="float">
            <text:p>0.945488721804511</text:p>
          </table:table-cell>
          <table:table-cell office:value-type="float" office:value="0.0241352356890972" calcext:value-type="float">
            <text:p>0.0241352356890972</text:p>
          </table:table-cell>
          <table:table-cell office:value-type="float" office:value="0.948966165413534" calcext:value-type="float">
            <text:p>0.948966165413534</text:p>
          </table:table-cell>
          <table:table-cell office:value-type="float" office:value="0.0337372545435544" calcext:value-type="float">
            <text:p>0.033737254543554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wdbc</text:p>
          </table:table-cell>
          <table:table-cell office:value-type="float" office:value="0.943703007518797" calcext:value-type="float">
            <text:p>0.943703007518797</text:p>
          </table:table-cell>
          <table:table-cell office:value-type="float" office:value="0.0261061194526228" calcext:value-type="float">
            <text:p>0.0261061194526228</text:p>
          </table:table-cell>
          <table:table-cell office:value-type="float" office:value="0.961340852130326" calcext:value-type="float">
            <text:p>0.961340852130326</text:p>
          </table:table-cell>
          <table:table-cell office:value-type="float" office:value="0.0245243819042095" calcext:value-type="float">
            <text:p>0.0245243819042095</text:p>
          </table:table-cell>
          <table:table-cell office:value-type="float" office:value="0.95078320802005" calcext:value-type="float">
            <text:p>0.95078320802005</text:p>
          </table:table-cell>
          <table:table-cell office:value-type="float" office:value="0.0271939328762991" calcext:value-type="float">
            <text:p>0.0271939328762991</text:p>
          </table:table-cell>
          <table:table-cell office:value-type="float" office:value="0.947243107769424" calcext:value-type="float">
            <text:p>0.947243107769424</text:p>
          </table:table-cell>
          <table:table-cell office:value-type="float" office:value="0.0219959618521079" calcext:value-type="float">
            <text:p>0.0219959618521079</text:p>
          </table:table-cell>
          <table:table-cell office:value-type="float" office:value="0.957800751879699" calcext:value-type="float">
            <text:p>0.957800751879699</text:p>
          </table:table-cell>
          <table:table-cell office:value-type="float" office:value="0.0237306372069346" calcext:value-type="float">
            <text:p>0.0237306372069346</text:p>
          </table:table-cell>
          <table:table-cell office:value-type="float" office:value="0.950751879699248" calcext:value-type="float">
            <text:p>0.950751879699248</text:p>
          </table:table-cell>
          <table:table-cell office:value-type="float" office:value="0.0200679571220558" calcext:value-type="float">
            <text:p>0.0200679571220558</text:p>
          </table:table-cell>
          <table:table-cell office:value-type="float" office:value="0.959586466165413" calcext:value-type="float">
            <text:p>0.959586466165413</text:p>
          </table:table-cell>
          <table:table-cell office:value-type="float" office:value="0.0219432468769893" calcext:value-type="float">
            <text:p>0.0219432468769893</text:p>
          </table:table-cell>
          <table:table-cell office:value-type="float" office:value="0.956015037593985" calcext:value-type="float">
            <text:p>0.956015037593985</text:p>
          </table:table-cell>
          <table:table-cell office:value-type="float" office:value="0.0334505365135555" calcext:value-type="float">
            <text:p>0.0334505365135555</text:p>
          </table:table-cell>
          <table:table-cell office:value-type="float" office:value="0.956046365914787" calcext:value-type="float">
            <text:p>0.956046365914787</text:p>
          </table:table-cell>
          <table:table-cell office:value-type="float" office:value="0.0223114201963622" calcext:value-type="float">
            <text:p>0.0223114201963622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62686926890792" calcext:value-type="float">
            <text:p>0.0262686926890792</text:p>
          </table:table-cell>
          <table:table-cell office:value-type="float" office:value="0.957769423558897" calcext:value-type="float">
            <text:p>0.957769423558897</text:p>
          </table:table-cell>
          <table:table-cell office:value-type="float" office:value="0.0290244488941156" calcext:value-type="float">
            <text:p>0.0290244488941156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04072477572569" calcext:value-type="float">
            <text:p>0.0204072477572569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62686926890792" calcext:value-type="float">
            <text:p>0.0262686926890792</text:p>
          </table:table-cell>
          <table:table-cell office:value-type="float" office:value="0.95250626566416" calcext:value-type="float">
            <text:p>0.95250626566416</text:p>
          </table:table-cell>
          <table:table-cell office:value-type="float" office:value="0.0250100394481948" calcext:value-type="float">
            <text:p>0.0250100394481948</text:p>
          </table:table-cell>
          <table:table-cell office:value-type="float" office:value="0.954291979949875" calcext:value-type="float">
            <text:p>0.954291979949875</text:p>
          </table:table-cell>
          <table:table-cell office:value-type="float" office:value="0.0264424761191755" calcext:value-type="float">
            <text:p>0.0264424761191755</text:p>
          </table:table-cell>
          <table:table-cell office:value-type="float" office:value="0.957800751879699" calcext:value-type="float">
            <text:p>0.957800751879699</text:p>
          </table:table-cell>
          <table:table-cell office:value-type="float" office:value="0.0237306372069346" calcext:value-type="float">
            <text:p>0.023730637206934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wdbc</text:p>
          </table:table-cell>
          <table:table-cell office:value-type="float" office:value="0.943703007518797" calcext:value-type="float">
            <text:p>0.943703007518797</text:p>
          </table:table-cell>
          <table:table-cell office:value-type="float" office:value="0.0261061194526228" calcext:value-type="float">
            <text:p>0.0261061194526228</text:p>
          </table:table-cell>
          <table:table-cell office:value-type="float" office:value="0.961340852130326" calcext:value-type="float">
            <text:p>0.961340852130326</text:p>
          </table:table-cell>
          <table:table-cell office:value-type="float" office:value="0.0245243819042095" calcext:value-type="float">
            <text:p>0.0245243819042095</text:p>
          </table:table-cell>
          <table:table-cell office:value-type="float" office:value="0.956046365914787" calcext:value-type="float">
            <text:p>0.956046365914787</text:p>
          </table:table-cell>
          <table:table-cell office:value-type="float" office:value="0.0223114201963622" calcext:value-type="float">
            <text:p>0.0223114201963622</text:p>
          </table:table-cell>
          <table:table-cell office:value-type="float" office:value="0.950751879699248" calcext:value-type="float">
            <text:p>0.950751879699248</text:p>
          </table:table-cell>
          <table:table-cell office:value-type="float" office:value="0.0217052992767775" calcext:value-type="float">
            <text:p>0.0217052992767775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199930711929011" calcext:value-type="float">
            <text:p>0.0199930711929011</text:p>
          </table:table-cell>
          <table:table-cell office:value-type="float" office:value="0.956015037593985" calcext:value-type="float">
            <text:p>0.956015037593985</text:p>
          </table:table-cell>
          <table:table-cell office:value-type="float" office:value="0.0208558686375482" calcext:value-type="float">
            <text:p>0.0208558686375482</text:p>
          </table:table-cell>
          <table:table-cell office:value-type="float" office:value="0.961340852130326" calcext:value-type="float">
            <text:p>0.961340852130326</text:p>
          </table:table-cell>
          <table:table-cell office:value-type="float" office:value="0.0215557667574111" calcext:value-type="float">
            <text:p>0.0215557667574111</text:p>
          </table:table-cell>
          <table:table-cell office:value-type="float" office:value="0.952474937343358" calcext:value-type="float">
            <text:p>0.952474937343358</text:p>
          </table:table-cell>
          <table:table-cell office:value-type="float" office:value="0.0312293235345496" calcext:value-type="float">
            <text:p>0.0312293235345496</text:p>
          </table:table-cell>
          <table:table-cell office:value-type="float" office:value="0.959523809523809" calcext:value-type="float">
            <text:p>0.959523809523809</text:p>
          </table:table-cell>
          <table:table-cell office:value-type="float" office:value="0.0221508927396519" calcext:value-type="float">
            <text:p>0.0221508927396519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35212667241727" calcext:value-type="float">
            <text:p>0.0235212667241727</text:p>
          </table:table-cell>
          <table:table-cell office:value-type="float" office:value="0.957769423558897" calcext:value-type="float">
            <text:p>0.957769423558897</text:p>
          </table:table-cell>
          <table:table-cell office:value-type="float" office:value="0.0265635917436539" calcext:value-type="float">
            <text:p>0.0265635917436539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04072477572569" calcext:value-type="float">
            <text:p>0.0204072477572569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4111027767061" calcext:value-type="float">
            <text:p>0.024111027767061</text:p>
          </table:table-cell>
          <table:table-cell office:value-type="float" office:value="0.95250626566416" calcext:value-type="float">
            <text:p>0.95250626566416</text:p>
          </table:table-cell>
          <table:table-cell office:value-type="float" office:value="0.0205014812214837" calcext:value-type="float">
            <text:p>0.0205014812214837</text:p>
          </table:table-cell>
          <table:table-cell office:value-type="float" office:value="0.956046365914787" calcext:value-type="float">
            <text:p>0.956046365914787</text:p>
          </table:table-cell>
          <table:table-cell office:value-type="float" office:value="0.0265139739025302" calcext:value-type="float">
            <text:p>0.0265139739025302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72343251051579" calcext:value-type="float">
            <text:p>0.027234325105157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wdbc</text:p>
          </table:table-cell>
          <table:table-cell office:value-type="float" office:value="0.943703007518797" calcext:value-type="float">
            <text:p>0.943703007518797</text:p>
          </table:table-cell>
          <table:table-cell office:value-type="float" office:value="0.0247615096315391" calcext:value-type="float">
            <text:p>0.0247615096315391</text:p>
          </table:table-cell>
          <table:table-cell office:value-type="float" office:value="0.96484962406015" calcext:value-type="float">
            <text:p>0.96484962406015</text:p>
          </table:table-cell>
          <table:table-cell office:value-type="float" office:value="0.0184939132353429" calcext:value-type="float">
            <text:p>0.0184939132353429</text:p>
          </table:table-cell>
          <table:table-cell office:value-type="float" office:value="0.957800751879699" calcext:value-type="float">
            <text:p>0.957800751879699</text:p>
          </table:table-cell>
          <table:table-cell office:value-type="float" office:value="0.0222428871463519" calcext:value-type="float">
            <text:p>0.0222428871463519</text:p>
          </table:table-cell>
          <table:table-cell office:value-type="float" office:value="0.95250626566416" calcext:value-type="float">
            <text:p>0.95250626566416</text:p>
          </table:table-cell>
          <table:table-cell office:value-type="float" office:value="0.0236030709772787" calcext:value-type="float">
            <text:p>0.0236030709772787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199930711929011" calcext:value-type="float">
            <text:p>0.0199930711929011</text:p>
          </table:table-cell>
          <table:table-cell office:value-type="float" office:value="0.957769423558897" calcext:value-type="float">
            <text:p>0.957769423558897</text:p>
          </table:table-cell>
          <table:table-cell office:value-type="float" office:value="0.0238501609856183" calcext:value-type="float">
            <text:p>0.0238501609856183</text:p>
          </table:table-cell>
          <table:table-cell office:value-type="float" office:value="0.961340852130326" calcext:value-type="float">
            <text:p>0.961340852130326</text:p>
          </table:table-cell>
          <table:table-cell office:value-type="float" office:value="0.0181068178655528" calcext:value-type="float">
            <text:p>0.0181068178655528</text:p>
          </table:table-cell>
          <table:table-cell office:value-type="float" office:value="0.957769423558897" calcext:value-type="float">
            <text:p>0.957769423558897</text:p>
          </table:table-cell>
          <table:table-cell office:value-type="float" office:value="0.025243361358617" calcext:value-type="float">
            <text:p>0.025243361358617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199930711929011" calcext:value-type="float">
            <text:p>0.0199930711929011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72343251051579" calcext:value-type="float">
            <text:p>0.0272343251051579</text:p>
          </table:table-cell>
          <table:table-cell office:value-type="float" office:value="0.957769423558897" calcext:value-type="float">
            <text:p>0.957769423558897</text:p>
          </table:table-cell>
          <table:table-cell office:value-type="float" office:value="0.025243361358617" calcext:value-type="float">
            <text:p>0.025243361358617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16360811924483" calcext:value-type="float">
            <text:p>0.0216360811924483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4111027767061" calcext:value-type="float">
            <text:p>0.024111027767061</text:p>
          </table:table-cell>
          <table:table-cell office:value-type="float" office:value="0.956015037593985" calcext:value-type="float">
            <text:p>0.956015037593985</text:p>
          </table:table-cell>
          <table:table-cell office:value-type="float" office:value="0.0253013556465277" calcext:value-type="float">
            <text:p>0.0253013556465277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75398135294175" calcext:value-type="float">
            <text:p>0.0275398135294175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75398135294175" calcext:value-type="float">
            <text:p>0.027539813529417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wdbc</text:p>
          </table:table-cell>
          <table:table-cell office:value-type="float" office:value="0.947211779448621" calcext:value-type="float">
            <text:p>0.947211779448621</text:p>
          </table:table-cell>
          <table:table-cell office:value-type="float" office:value="0.0236566279369795" calcext:value-type="float">
            <text:p>0.0236566279369795</text:p>
          </table:table-cell>
          <table:table-cell office:value-type="float" office:value="0.963095238095238" calcext:value-type="float">
            <text:p>0.963095238095238</text:p>
          </table:table-cell>
          <table:table-cell office:value-type="float" office:value="0.0193017940225602" calcext:value-type="float">
            <text:p>0.0193017940225602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49328518615797" calcext:value-type="float">
            <text:p>0.0249328518615797</text:p>
          </table:table-cell>
          <table:table-cell office:value-type="float" office:value="0.950720551378446" calcext:value-type="float">
            <text:p>0.950720551378446</text:p>
          </table:table-cell>
          <table:table-cell office:value-type="float" office:value="0.0261528626909798" calcext:value-type="float">
            <text:p>0.0261528626909798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19394595099114" calcext:value-type="float">
            <text:p>0.019394595099114</text:p>
          </table:table-cell>
          <table:table-cell office:value-type="float" office:value="0.956015037593985" calcext:value-type="float">
            <text:p>0.956015037593985</text:p>
          </table:table-cell>
          <table:table-cell office:value-type="float" office:value="0.0208558686375482" calcext:value-type="float">
            <text:p>0.0208558686375482</text:p>
          </table:table-cell>
          <table:table-cell office:value-type="float" office:value="0.959586466165413" calcext:value-type="float">
            <text:p>0.959586466165413</text:p>
          </table:table-cell>
          <table:table-cell office:value-type="float" office:value="0.0185664174309663" calcext:value-type="float">
            <text:p>0.0185664174309663</text:p>
          </table:table-cell>
          <table:table-cell office:value-type="float" office:value="0.956015037593985" calcext:value-type="float">
            <text:p>0.956015037593985</text:p>
          </table:table-cell>
          <table:table-cell office:value-type="float" office:value="0.0266187097958162" calcext:value-type="float">
            <text:p>0.0266187097958162</text:p>
          </table:table-cell>
          <table:table-cell office:value-type="float" office:value="0.964818295739348" calcext:value-type="float">
            <text:p>0.964818295739348</text:p>
          </table:table-cell>
          <table:table-cell office:value-type="float" office:value="0.0203503106774899" calcext:value-type="float">
            <text:p>0.0203503106774899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72343251051579" calcext:value-type="float">
            <text:p>0.0272343251051579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62686926890792" calcext:value-type="float">
            <text:p>0.0262686926890792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16360811924483" calcext:value-type="float">
            <text:p>0.0216360811924483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4111027767061" calcext:value-type="float">
            <text:p>0.024111027767061</text:p>
          </table:table-cell>
          <table:table-cell office:value-type="float" office:value="0.957800751879699" calcext:value-type="float">
            <text:p>0.957800751879699</text:p>
          </table:table-cell>
          <table:table-cell office:value-type="float" office:value="0.0170163065228602" calcext:value-type="float">
            <text:p>0.0170163065228602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59482436841422" calcext:value-type="float">
            <text:p>0.0259482436841422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72343251051579" calcext:value-type="float">
            <text:p>0.0272343251051579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wdbc</text:p>
          </table:table-cell>
          <table:table-cell office:value-type="float" office:value="0.943703007518797" calcext:value-type="float">
            <text:p>0.943703007518797</text:p>
          </table:table-cell>
          <table:table-cell office:value-type="float" office:value="0.0246092688010677" calcext:value-type="float">
            <text:p>0.0246092688010677</text:p>
          </table:table-cell>
          <table:table-cell office:value-type="float" office:value="0.961340852130326" calcext:value-type="float">
            <text:p>0.961340852130326</text:p>
          </table:table-cell>
          <table:table-cell office:value-type="float" office:value="0.0226599746184238" calcext:value-type="float">
            <text:p>0.0226599746184238</text:p>
          </table:table-cell>
          <table:table-cell office:value-type="float" office:value="0.955689223057644" calcext:value-type="float">
            <text:p>0.955689223057644</text:p>
          </table:table-cell>
          <table:table-cell office:value-type="float" office:value="0.0238059207049725" calcext:value-type="float">
            <text:p>0.0238059207049725</text:p>
          </table:table-cell>
          <table:table-cell office:value-type="float" office:value="0.95109649122807" calcext:value-type="float">
            <text:p>0.95109649122807</text:p>
          </table:table-cell>
          <table:table-cell office:value-type="float" office:value="0.0249467910974536" calcext:value-type="float">
            <text:p>0.0249467910974536</text:p>
          </table:table-cell>
          <table:table-cell office:value-type="float" office:value="0.960244360902255" calcext:value-type="float">
            <text:p>0.960244360902255</text:p>
          </table:table-cell>
          <table:table-cell office:value-type="float" office:value="0.0226851625915401" calcext:value-type="float">
            <text:p>0.0226851625915401</text:p>
          </table:table-cell>
          <table:table-cell office:value-type="float" office:value="0.954956140350877" calcext:value-type="float">
            <text:p>0.954956140350877</text:p>
          </table:table-cell>
          <table:table-cell office:value-type="float" office:value="0.022202014164541" calcext:value-type="float">
            <text:p>0.022202014164541</text:p>
          </table:table-cell>
          <table:table-cell office:value-type="float" office:value="0.958884711779449" calcext:value-type="float">
            <text:p>0.958884711779449</text:p>
          </table:table-cell>
          <table:table-cell office:value-type="float" office:value="0.0207202841644898" calcext:value-type="float">
            <text:p>0.0207202841644898</text:p>
          </table:table-cell>
          <table:table-cell office:value-type="float" office:value="0.955651629072682" calcext:value-type="float">
            <text:p>0.955651629072682</text:p>
          </table:table-cell>
          <table:table-cell office:value-type="float" office:value="0.029601784204035" calcext:value-type="float">
            <text:p>0.029601784204035</text:p>
          </table:table-cell>
          <table:table-cell office:value-type="float" office:value="0.958496240601504" calcext:value-type="float">
            <text:p>0.958496240601504</text:p>
          </table:table-cell>
          <table:table-cell office:value-type="float" office:value="0.0212781820730113" calcext:value-type="float">
            <text:p>0.0212781820730113</text:p>
          </table:table-cell>
          <table:table-cell office:value-type="float" office:value="0.959197994987469" calcext:value-type="float">
            <text:p>0.959197994987469</text:p>
          </table:table-cell>
          <table:table-cell office:value-type="float" office:value="0.0264124571938731" calcext:value-type="float">
            <text:p>0.0264124571938731</text:p>
          </table:table-cell>
          <table:table-cell office:value-type="float" office:value="0.95672305764411" calcext:value-type="float">
            <text:p>0.95672305764411</text:p>
          </table:table-cell>
          <table:table-cell office:value-type="float" office:value="0.0266212163285402" calcext:value-type="float">
            <text:p>0.0266212163285402</text:p>
          </table:table-cell>
          <table:table-cell office:value-type="float" office:value="0.958853383458647" calcext:value-type="float">
            <text:p>0.958853383458647</text:p>
          </table:table-cell>
          <table:table-cell office:value-type="float" office:value="0.0208915927820677" calcext:value-type="float">
            <text:p>0.0208915927820677</text:p>
          </table:table-cell>
          <table:table-cell office:value-type="float" office:value="0.960250626566416" calcext:value-type="float">
            <text:p>0.960250626566416</text:p>
          </table:table-cell>
          <table:table-cell office:value-type="float" office:value="0.0244409693935082" calcext:value-type="float">
            <text:p>0.0244409693935082</text:p>
          </table:table-cell>
          <table:table-cell office:value-type="float" office:value="0.953565162907268" calcext:value-type="float">
            <text:p>0.953565162907268</text:p>
          </table:table-cell>
          <table:table-cell office:value-type="float" office:value="0.02267223967385" calcext:value-type="float">
            <text:p>0.02267223967385</text:p>
          </table:table-cell>
          <table:table-cell office:value-type="float" office:value="0.955338345864662" calcext:value-type="float">
            <text:p>0.955338345864662</text:p>
          </table:table-cell>
          <table:table-cell office:value-type="float" office:value="0.0261159485848725" calcext:value-type="float">
            <text:p>0.0261159485848725</text:p>
          </table:table-cell>
          <table:table-cell office:value-type="float" office:value="0.957788220551378" calcext:value-type="float">
            <text:p>0.957788220551378</text:p>
          </table:table-cell>
          <table:table-cell office:value-type="float" office:value="0.0278952710980445" calcext:value-type="float">
            <text:p>0.02789527109804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dbc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35212667241727" calcext:value-type="float">
            <text:p>0.0235212667241727</text:p>
          </table:table-cell>
          <table:table-cell office:value-type="float" office:value="0.954291979949875" calcext:value-type="float">
            <text:p>0.954291979949875</text:p>
          </table:table-cell>
          <table:table-cell office:value-type="float" office:value="0.0300731754930965" calcext:value-type="float">
            <text:p>0.0300731754930965</text:p>
          </table:table-cell>
          <table:table-cell office:value-type="float" office:value="0.95250626566416" calcext:value-type="float">
            <text:p>0.95250626566416</text:p>
          </table:table-cell>
          <table:table-cell office:value-type="float" office:value="0.0332307368063498" calcext:value-type="float">
            <text:p>0.0332307368063498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20193749835882" calcext:value-type="float">
            <text:p>0.0220193749835882</text:p>
          </table:table-cell>
          <table:table-cell office:value-type="float" office:value="0.957800751879699" calcext:value-type="float">
            <text:p>0.957800751879699</text:p>
          </table:table-cell>
          <table:table-cell office:value-type="float" office:value="0.0300853570770927" calcext:value-type="float">
            <text:p>0.0300853570770927</text:p>
          </table:table-cell>
          <table:table-cell office:value-type="float" office:value="0.954260651629073" calcext:value-type="float">
            <text:p>0.954260651629073</text:p>
          </table:table-cell>
          <table:table-cell office:value-type="float" office:value="0.032351705873247" calcext:value-type="float">
            <text:p>0.032351705873247</text:p>
          </table:table-cell>
          <table:table-cell office:value-type="float" office:value="0.956046365914787" calcext:value-type="float">
            <text:p>0.956046365914787</text:p>
          </table:table-cell>
          <table:table-cell office:value-type="float" office:value="0.0223114201963623" calcext:value-type="float">
            <text:p>0.0223114201963623</text:p>
          </table:table-cell>
          <table:table-cell office:value-type="float" office:value="0.954323308270677" calcext:value-type="float">
            <text:p>0.954323308270677</text:p>
          </table:table-cell>
          <table:table-cell office:value-type="float" office:value="0.0221592604644916" calcext:value-type="float">
            <text:p>0.0221592604644916</text:p>
          </table:table-cell>
          <table:table-cell office:value-type="float" office:value="0.959523809523809" calcext:value-type="float">
            <text:p>0.959523809523809</text:p>
          </table:table-cell>
          <table:table-cell office:value-type="float" office:value="0.0205490860021014" calcext:value-type="float">
            <text:p>0.0205490860021014</text:p>
          </table:table-cell>
          <table:table-cell office:value-type="float" office:value="0.961340852130326" calcext:value-type="float">
            <text:p>0.961340852130326</text:p>
          </table:table-cell>
          <table:table-cell office:value-type="float" office:value="0.0215557667574112" calcext:value-type="float">
            <text:p>0.0215557667574112</text:p>
          </table:table-cell>
          <table:table-cell office:value-type="float" office:value="0.956046365914787" calcext:value-type="float">
            <text:p>0.956046365914787</text:p>
          </table:table-cell>
          <table:table-cell office:value-type="float" office:value="0.0237948856862235" calcext:value-type="float">
            <text:p>0.0237948856862235</text:p>
          </table:table-cell>
          <table:table-cell office:value-type="float" office:value="0.957769423558897" calcext:value-type="float">
            <text:p>0.957769423558897</text:p>
          </table:table-cell>
          <table:table-cell office:value-type="float" office:value="0.0207854745376742" calcext:value-type="float">
            <text:p>0.0207854745376742</text:p>
          </table:table-cell>
          <table:table-cell office:value-type="float" office:value="0.957832080200501" calcext:value-type="float">
            <text:p>0.957832080200501</text:p>
          </table:table-cell>
          <table:table-cell office:value-type="float" office:value="0.0205699844798945" calcext:value-type="float">
            <text:p>0.0205699844798945</text:p>
          </table:table-cell>
          <table:table-cell office:value-type="float" office:value="0.956046365914787" calcext:value-type="float">
            <text:p>0.956046365914787</text:p>
          </table:table-cell>
          <table:table-cell office:value-type="float" office:value="0.0251911432543711" calcext:value-type="float">
            <text:p>0.0251911432543711</text:p>
          </table:table-cell>
          <table:table-cell office:value-type="float" office:value="0.949028822055138" calcext:value-type="float">
            <text:p>0.949028822055138</text:p>
          </table:table-cell>
          <table:table-cell office:value-type="float" office:value="0.0210146645899956" calcext:value-type="float">
            <text:p>0.0210146645899956</text:p>
          </table:table-cell>
          <table:table-cell office:value-type="float" office:value="0.954229323308271" calcext:value-type="float">
            <text:p>0.954229323308271</text:p>
          </table:table-cell>
          <table:table-cell office:value-type="float" office:value="0.0253802154399343" calcext:value-type="float">
            <text:p>0.025380215439934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dbc</text:p>
          </table:table-cell>
          <table:table-cell office:value-type="float" office:value="0.966541353383458" calcext:value-type="float">
            <text:p>0.966541353383458</text:p>
          </table:table-cell>
          <table:table-cell office:value-type="float" office:value="0.0269289145490977" calcext:value-type="float">
            <text:p>0.0269289145490977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49328518615797" calcext:value-type="float">
            <text:p>0.0249328518615797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54899739824464" calcext:value-type="float">
            <text:p>0.0254899739824464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19394595099114" calcext:value-type="float">
            <text:p>0.019394595099114</text:p>
          </table:table-cell>
          <table:table-cell office:value-type="float" office:value="0.966572681704261" calcext:value-type="float">
            <text:p>0.966572681704261</text:p>
          </table:table-cell>
          <table:table-cell office:value-type="float" office:value="0.0211016648375897" calcext:value-type="float">
            <text:p>0.0211016648375897</text:p>
          </table:table-cell>
          <table:table-cell office:value-type="float" office:value="0.963032581453634" calcext:value-type="float">
            <text:p>0.963032581453634</text:p>
          </table:table-cell>
          <table:table-cell office:value-type="float" office:value="0.0256084404743309" calcext:value-type="float">
            <text:p>0.0256084404743309</text:p>
          </table:table-cell>
          <table:table-cell office:value-type="float" office:value="0.959523809523809" calcext:value-type="float">
            <text:p>0.959523809523809</text:p>
          </table:table-cell>
          <table:table-cell office:value-type="float" office:value="0.0221508927396519" calcext:value-type="float">
            <text:p>0.0221508927396519</text:p>
          </table:table-cell>
          <table:table-cell office:value-type="float" office:value="0.959586466165413" calcext:value-type="float">
            <text:p>0.959586466165413</text:p>
          </table:table-cell>
          <table:table-cell office:value-type="float" office:value="0.0248656451914706" calcext:value-type="float">
            <text:p>0.0248656451914706</text:p>
          </table:table-cell>
          <table:table-cell office:value-type="float" office:value="0.956015037593985" calcext:value-type="float">
            <text:p>0.956015037593985</text:p>
          </table:table-cell>
          <table:table-cell office:value-type="float" office:value="0.0290749022092507" calcext:value-type="float">
            <text:p>0.0290749022092507</text:p>
          </table:table-cell>
          <table:table-cell office:value-type="float" office:value="0.963095238095238" calcext:value-type="float">
            <text:p>0.963095238095238</text:p>
          </table:table-cell>
          <table:table-cell office:value-type="float" office:value="0.0240364430275104" calcext:value-type="float">
            <text:p>0.0240364430275104</text:p>
          </table:table-cell>
          <table:table-cell office:value-type="float" office:value="0.961340852130326" calcext:value-type="float">
            <text:p>0.961340852130326</text:p>
          </table:table-cell>
          <table:table-cell office:value-type="float" office:value="0.0245243819042095" calcext:value-type="float">
            <text:p>0.0245243819042095</text:p>
          </table:table-cell>
          <table:table-cell office:value-type="float" office:value="0.963032581453634" calcext:value-type="float">
            <text:p>0.963032581453634</text:p>
          </table:table-cell>
          <table:table-cell office:value-type="float" office:value="0.0256084404743309" calcext:value-type="float">
            <text:p>0.0256084404743309</text:p>
          </table:table-cell>
          <table:table-cell office:value-type="float" office:value="0.961340852130326" calcext:value-type="float">
            <text:p>0.961340852130326</text:p>
          </table:table-cell>
          <table:table-cell office:value-type="float" office:value="0.0199061288767582" calcext:value-type="float">
            <text:p>0.0199061288767582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186563299548508" calcext:value-type="float">
            <text:p>0.0186563299548508</text:p>
          </table:table-cell>
          <table:table-cell office:value-type="float" office:value="0.952537593984962" calcext:value-type="float">
            <text:p>0.952537593984962</text:p>
          </table:table-cell>
          <table:table-cell office:value-type="float" office:value="0.028729301948389" calcext:value-type="float">
            <text:p>0.028729301948389</text:p>
          </table:table-cell>
          <table:table-cell office:value-type="float" office:value="0.959555137844611" calcext:value-type="float">
            <text:p>0.959555137844611</text:p>
          </table:table-cell>
          <table:table-cell office:value-type="float" office:value="0.0220193749835882" calcext:value-type="float">
            <text:p>0.022019374983588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dbc</text:p>
          </table:table-cell>
          <table:table-cell office:value-type="float" office:value="0.964818295739348" calcext:value-type="float">
            <text:p>0.964818295739348</text:p>
          </table:table-cell>
          <table:table-cell office:value-type="float" office:value="0.0262244847277802" calcext:value-type="float">
            <text:p>0.0262244847277802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99204872373211" calcext:value-type="float">
            <text:p>0.0299204872373211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72343251051579" calcext:value-type="float">
            <text:p>0.0272343251051579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10842935072622" calcext:value-type="float">
            <text:p>0.0210842935072622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4111027767061" calcext:value-type="float">
            <text:p>0.024111027767061</text:p>
          </table:table-cell>
          <table:table-cell office:value-type="float" office:value="0.964786967418546" calcext:value-type="float">
            <text:p>0.964786967418546</text:p>
          </table:table-cell>
          <table:table-cell office:value-type="float" office:value="0.0276097138790657" calcext:value-type="float">
            <text:p>0.0276097138790657</text:p>
          </table:table-cell>
          <table:table-cell office:value-type="float" office:value="0.954260651629073" calcext:value-type="float">
            <text:p>0.954260651629073</text:p>
          </table:table-cell>
          <table:table-cell office:value-type="float" office:value="0.0252240002984907" calcext:value-type="float">
            <text:p>0.0252240002984907</text:p>
          </table:table-cell>
          <table:table-cell office:value-type="float" office:value="0.963095238095238" calcext:value-type="float">
            <text:p>0.963095238095238</text:p>
          </table:table-cell>
          <table:table-cell office:value-type="float" office:value="0.0254194356164049" calcext:value-type="float">
            <text:p>0.0254194356164049</text:p>
          </table:table-cell>
          <table:table-cell office:value-type="float" office:value="0.959523809523809" calcext:value-type="float">
            <text:p>0.959523809523809</text:p>
          </table:table-cell>
          <table:table-cell office:value-type="float" office:value="0.0250490773572036" calcext:value-type="float">
            <text:p>0.0250490773572036</text:p>
          </table:table-cell>
          <table:table-cell office:value-type="float" office:value="0.963095238095238" calcext:value-type="float">
            <text:p>0.963095238095238</text:p>
          </table:table-cell>
          <table:table-cell office:value-type="float" office:value="0.0254194356164049" calcext:value-type="float">
            <text:p>0.0254194356164049</text:p>
          </table:table-cell>
          <table:table-cell office:value-type="float" office:value="0.963095238095238" calcext:value-type="float">
            <text:p>0.963095238095238</text:p>
          </table:table-cell>
          <table:table-cell office:value-type="float" office:value="0.0209989610726613" calcext:value-type="float">
            <text:p>0.0209989610726613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62686926890792" calcext:value-type="float">
            <text:p>0.0262686926890792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62686926890792" calcext:value-type="float">
            <text:p>0.0262686926890792</text:p>
          </table:table-cell>
          <table:table-cell office:value-type="float" office:value="0.964818295739348" calcext:value-type="float">
            <text:p>0.964818295739348</text:p>
          </table:table-cell>
          <table:table-cell office:value-type="float" office:value="0.0203503106774899" calcext:value-type="float">
            <text:p>0.0203503106774899</text:p>
          </table:table-cell>
          <table:table-cell office:value-type="float" office:value="0.957800751879699" calcext:value-type="float">
            <text:p>0.957800751879699</text:p>
          </table:table-cell>
          <table:table-cell office:value-type="float" office:value="0.0222428871463519" calcext:value-type="float">
            <text:p>0.0222428871463519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45950043026998" calcext:value-type="float">
            <text:p>0.024595004302699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dbc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67980575278806" calcext:value-type="float">
            <text:p>0.0267980575278806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62686926890792" calcext:value-type="float">
            <text:p>0.0262686926890792</text:p>
          </table:table-cell>
          <table:table-cell office:value-type="float" office:value="0.957800751879699" calcext:value-type="float">
            <text:p>0.957800751879699</text:p>
          </table:table-cell>
          <table:table-cell office:value-type="float" office:value="0.0289263132254072" calcext:value-type="float">
            <text:p>0.0289263132254072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10842935072622" calcext:value-type="float">
            <text:p>0.0210842935072622</text:p>
          </table:table-cell>
          <table:table-cell office:value-type="float" office:value="0.964818295739348" calcext:value-type="float">
            <text:p>0.964818295739348</text:p>
          </table:table-cell>
          <table:table-cell office:value-type="float" office:value="0.0234718847124378" calcext:value-type="float">
            <text:p>0.0234718847124378</text:p>
          </table:table-cell>
          <table:table-cell office:value-type="float" office:value="0.964818295739348" calcext:value-type="float">
            <text:p>0.964818295739348</text:p>
          </table:table-cell>
          <table:table-cell office:value-type="float" office:value="0.0262244847277802" calcext:value-type="float">
            <text:p>0.0262244847277802</text:p>
          </table:table-cell>
          <table:table-cell office:value-type="float" office:value="0.957800751879699" calcext:value-type="float">
            <text:p>0.957800751879699</text:p>
          </table:table-cell>
          <table:table-cell office:value-type="float" office:value="0.0277188470750961" calcext:value-type="float">
            <text:p>0.0277188470750961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20193749835882" calcext:value-type="float">
            <text:p>0.0220193749835882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62686926890792" calcext:value-type="float">
            <text:p>0.0262686926890792</text:p>
          </table:table-cell>
          <table:table-cell office:value-type="float" office:value="0.957800751879699" calcext:value-type="float">
            <text:p>0.957800751879699</text:p>
          </table:table-cell>
          <table:table-cell office:value-type="float" office:value="0.0237306372069346" calcext:value-type="float">
            <text:p>0.0237306372069346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59482436841422" calcext:value-type="float">
            <text:p>0.0259482436841422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4111027767061" calcext:value-type="float">
            <text:p>0.024111027767061</text:p>
          </table:table-cell>
          <table:table-cell office:value-type="float" office:value="0.956046365914787" calcext:value-type="float">
            <text:p>0.956046365914787</text:p>
          </table:table-cell>
          <table:table-cell office:value-type="float" office:value="0.0223114201963622" calcext:value-type="float">
            <text:p>0.0223114201963622</text:p>
          </table:table-cell>
          <table:table-cell office:value-type="float" office:value="0.968327067669173" calcext:value-type="float">
            <text:p>0.968327067669173</text:p>
          </table:table-cell>
          <table:table-cell office:value-type="float" office:value="0.0231944557048274" calcext:value-type="float">
            <text:p>0.0231944557048274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35212667241727" calcext:value-type="float">
            <text:p>0.0235212667241727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59482436841422" calcext:value-type="float">
            <text:p>0.025948243684142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dbc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67980575278806" calcext:value-type="float">
            <text:p>0.0267980575278806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84623536900102" calcext:value-type="float">
            <text:p>0.0284623536900102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45950043026998" calcext:value-type="float">
            <text:p>0.0245950043026998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10842935072622" calcext:value-type="float">
            <text:p>0.0210842935072622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4111027767061" calcext:value-type="float">
            <text:p>0.024111027767061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4111027767061" calcext:value-type="float">
            <text:p>0.024111027767061</text:p>
          </table:table-cell>
          <table:table-cell office:value-type="float" office:value="0.956046365914787" calcext:value-type="float">
            <text:p>0.956046365914787</text:p>
          </table:table-cell>
          <table:table-cell office:value-type="float" office:value="0.0251911432543712" calcext:value-type="float">
            <text:p>0.0251911432543712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20193749835882" calcext:value-type="float">
            <text:p>0.0220193749835882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4111027767061" calcext:value-type="float">
            <text:p>0.024111027767061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20193749835882" calcext:value-type="float">
            <text:p>0.0220193749835882</text:p>
          </table:table-cell>
          <table:table-cell office:value-type="float" office:value="0.964818295739348" calcext:value-type="float">
            <text:p>0.964818295739348</text:p>
          </table:table-cell>
          <table:table-cell office:value-type="float" office:value="0.0234718847124378" calcext:value-type="float">
            <text:p>0.0234718847124378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4111027767061" calcext:value-type="float">
            <text:p>0.024111027767061</text:p>
          </table:table-cell>
          <table:table-cell office:value-type="float" office:value="0.957800751879699" calcext:value-type="float">
            <text:p>0.957800751879699</text:p>
          </table:table-cell>
          <table:table-cell office:value-type="float" office:value="0.0206482182031172" calcext:value-type="float">
            <text:p>0.0206482182031172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199930711929011" calcext:value-type="float">
            <text:p>0.0199930711929011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16360811924483" calcext:value-type="float">
            <text:p>0.0216360811924483</text:p>
          </table:table-cell>
          <table:table-cell office:value-type="float" office:value="0.964818295739348" calcext:value-type="float">
            <text:p>0.964818295739348</text:p>
          </table:table-cell>
          <table:table-cell office:value-type="float" office:value="0.0262244847277802" calcext:value-type="float">
            <text:p>0.026224484727780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dbc</text:p>
          </table:table-cell>
          <table:table-cell office:value-type="float" office:value="0.963408521303258" calcext:value-type="float">
            <text:p>0.963408521303258</text:p>
          </table:table-cell>
          <table:table-cell office:value-type="float" office:value="0.0260541562113624" calcext:value-type="float">
            <text:p>0.0260541562113624</text:p>
          </table:table-cell>
          <table:table-cell office:value-type="float" office:value="0.958853383458647" calcext:value-type="float">
            <text:p>0.958853383458647</text:p>
          </table:table-cell>
          <table:table-cell office:value-type="float" office:value="0.0279315121942173" calcext:value-type="float">
            <text:p>0.0279315121942173</text:p>
          </table:table-cell>
          <table:table-cell office:value-type="float" office:value="0.959197994987469" calcext:value-type="float">
            <text:p>0.959197994987469</text:p>
          </table:table-cell>
          <table:table-cell office:value-type="float" office:value="0.0278952706844122" calcext:value-type="float">
            <text:p>0.0278952706844122</text:p>
          </table:table-cell>
          <table:table-cell office:value-type="float" office:value="0.962362155388471" calcext:value-type="float">
            <text:p>0.962362155388471</text:p>
          </table:table-cell>
          <table:table-cell office:value-type="float" office:value="0.0209333701208978" calcext:value-type="float">
            <text:p>0.0209333701208978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45761924322484" calcext:value-type="float">
            <text:p>0.0245761924322484</text:p>
          </table:table-cell>
          <table:table-cell office:value-type="float" office:value="0.961992481203007" calcext:value-type="float">
            <text:p>0.961992481203007</text:p>
          </table:table-cell>
          <table:table-cell office:value-type="float" office:value="0.027181074544297" calcext:value-type="float">
            <text:p>0.027181074544297</text:p>
          </table:table-cell>
          <table:table-cell office:value-type="float" office:value="0.956735588972431" calcext:value-type="float">
            <text:p>0.956735588972431</text:p>
          </table:table-cell>
          <table:table-cell office:value-type="float" office:value="0.0245192607127944" calcext:value-type="float">
            <text:p>0.0245192607127944</text:p>
          </table:table-cell>
          <table:table-cell office:value-type="float" office:value="0.95922305764411" calcext:value-type="float">
            <text:p>0.95922305764411</text:p>
          </table:table-cell>
          <table:table-cell office:value-type="float" office:value="0.0232966182479087" calcext:value-type="float">
            <text:p>0.0232966182479087</text:p>
          </table:table-cell>
          <table:table-cell office:value-type="float" office:value="0.95953634085213" calcext:value-type="float">
            <text:p>0.95953634085213</text:p>
          </table:table-cell>
          <table:table-cell office:value-type="float" office:value="0.0250105572049392" calcext:value-type="float">
            <text:p>0.0250105572049392</text:p>
          </table:table-cell>
          <table:table-cell office:value-type="float" office:value="0.960977443609023" calcext:value-type="float">
            <text:p>0.960977443609023</text:p>
          </table:table-cell>
          <table:table-cell office:value-type="float" office:value="0.0233523315183699" calcext:value-type="float">
            <text:p>0.0233523315183699</text:p>
          </table:table-cell>
          <table:table-cell office:value-type="float" office:value="0.961322055137845" calcext:value-type="float">
            <text:p>0.961322055137845</text:p>
          </table:table-cell>
          <table:table-cell office:value-type="float" office:value="0.0237476714119349" calcext:value-type="float">
            <text:p>0.0237476714119349</text:p>
          </table:table-cell>
          <table:table-cell office:value-type="float" office:value="0.961296992481203" calcext:value-type="float">
            <text:p>0.961296992481203</text:p>
          </table:table-cell>
          <table:table-cell office:value-type="float" office:value="0.0241769326470413" calcext:value-type="float">
            <text:p>0.0241769326470413</text:p>
          </table:table-cell>
          <table:table-cell office:value-type="float" office:value="0.958515037593985" calcext:value-type="float">
            <text:p>0.958515037593985</text:p>
          </table:table-cell>
          <table:table-cell office:value-type="float" office:value="0.0219408888890423" calcext:value-type="float">
            <text:p>0.0219408888890423</text:p>
          </table:table-cell>
          <table:table-cell office:value-type="float" office:value="0.962011278195489" calcext:value-type="float">
            <text:p>0.962011278195489</text:p>
          </table:table-cell>
          <table:table-cell office:value-type="float" office:value="0.0214770621568881" calcext:value-type="float">
            <text:p>0.0214770621568881</text:p>
          </table:table-cell>
          <table:table-cell office:value-type="float" office:value="0.956046365914787" calcext:value-type="float">
            <text:p>0.956046365914787</text:p>
          </table:table-cell>
          <table:table-cell office:value-type="float" office:value="0.0234288403202715" calcext:value-type="float">
            <text:p>0.0234288403202715</text:p>
          </table:table-cell>
          <table:table-cell office:value-type="float" office:value="0.960244360902256" calcext:value-type="float">
            <text:p>0.960244360902256</text:p>
          </table:table-cell>
          <table:table-cell office:value-type="float" office:value="0.0248334646276289" calcext:value-type="float">
            <text:p>0.0248334646276289</text:p>
          </table:table-cell>
        </table:table-row>
      </table:table>
      <table:table table:name="DifAccurac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9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2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2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n_ensemble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accuracy_mean_easy</text:p>
          </table:table-cell>
          <table:table-cell office:value-type="string" calcext:value-type="string">
            <text:p>accuracy_mean_hard</text:p>
          </table:table-cell>
          <table:table-cell office:value-type="string" calcext:value-type="string">
            <text:p>accuracy_mean_combo</text:p>
          </table:table-cell>
          <table:table-cell office:value-type="string" calcext:value-type="string">
            <text:p>accuracy_mean_combo_extreme</text:p>
          </table:table-cell>
          <table:table-cell office:value-type="string" calcext:value-type="string">
            <text:p>accuracy_mean_split2</text:p>
          </table:table-cell>
          <table:table-cell office:value-type="string" calcext:value-type="string">
            <text:p>accuracy_mean_split2_extreme</text:p>
          </table:table-cell>
          <table:table-cell office:value-type="string" calcext:value-type="string">
            <text:p>accuracy_mean_split1_classic</text:p>
          </table:table-cell>
          <table:table-cell office:value-type="string" calcext:value-type="string">
            <text:p>accuracy_mean_split1_classic_extreme</text:p>
          </table:table-cell>
          <table:table-cell office:value-type="string" calcext:value-type="string">
            <text:p>accuracy_mean_split4</text:p>
          </table:table-cell>
          <table:table-cell office:value-type="string" calcext:value-type="string">
            <text:p>accuracy_mean_split4_extreme</text:p>
          </table:table-cell>
          <table:table-cell office:value-type="string" calcext:value-type="string">
            <text:p>accuracy_mean_split2_classic</text:p>
          </table:table-cell>
          <table:table-cell office:value-type="string" calcext:value-type="string">
            <text:p>accuracy_mean_split2_classic_extreme</text:p>
          </table:table-cell>
          <table:table-cell office:value-type="string" calcext:value-type="string">
            <text:p>accuracy_mean_split9</text:p>
          </table:table-cell>
          <table:table-cell office:value-type="string" calcext:value-type="string">
            <text:p>accuracy_mean_split9_extreme</text:p>
          </table:table-cell>
          <table:table-cell office:value-type="string" calcext:value-type="string">
            <text:p>accuracy_mean_split4_classic</text:p>
          </table:table-cell>
          <table:table-cell office:value-type="string" calcext:value-type="string">
            <text:p>accuracy_mean_split4_classic_extrem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WineQualityRed_5vs6</text:p>
          </table:table-cell>
          <table:table-cell office:value-type="float" office:value="0.0000173490631505402" calcext:value-type="float">
            <text:p>1.73490631505402E-05</text:p>
          </table:table-cell>
          <table:table-cell office:value-type="float" office:value="-0.00758732361785786" calcext:value-type="float">
            <text:p>-0.00758732361785786</text:p>
          </table:table-cell>
          <table:table-cell office:value-type="float" office:value="0.0242539902845246" calcext:value-type="float">
            <text:p>0.0242539902845246</text:p>
          </table:table-cell>
          <table:table-cell office:value-type="float" office:value="0.00681239879713169" calcext:value-type="float">
            <text:p>0.00681239879713169</text:p>
          </table:table-cell>
          <table:table-cell office:value-type="float" office:value="-0.000774924820726386" calcext:value-type="float">
            <text:p>-0.000774924820726386</text:p>
          </table:table-cell>
          <table:table-cell office:value-type="float" office:value="0.00909669211195929" calcext:value-type="float">
            <text:p>0.00909669211195929</text:p>
          </table:table-cell>
          <table:table-cell office:value-type="float" office:value="0.0105887115429101" calcext:value-type="float">
            <text:p>0.0105887115429101</text:p>
          </table:table-cell>
          <table:table-cell office:value-type="float" office:value="0.00149780245200093" calcext:value-type="float">
            <text:p>0.00149780245200093</text:p>
          </table:table-cell>
          <table:table-cell office:value-type="float" office:value="0.0166897987508675" calcext:value-type="float">
            <text:p>0.0166897987508675</text:p>
          </table:table-cell>
          <table:table-cell office:value-type="float" office:value="0.0136537126995142" calcext:value-type="float">
            <text:p>0.0136537126995142</text:p>
          </table:table-cell>
          <table:table-cell office:value-type="float" office:value="-0.000740226694425084" calcext:value-type="float">
            <text:p>-0.000740226694425084</text:p>
          </table:table-cell>
          <table:table-cell office:value-type="float" office:value="0.00605482303955585" calcext:value-type="float">
            <text:p>0.00605482303955585</text:p>
          </table:table-cell>
          <table:table-cell office:value-type="float" office:value="0.00453388850335423" calcext:value-type="float">
            <text:p>0.00453388850335423</text:p>
          </table:table-cell>
          <table:table-cell office:value-type="float" office:value="0.0106002775850104" calcext:value-type="float">
            <text:p>0.0106002775850104</text:p>
          </table:table-cell>
          <table:table-cell office:value-type="float" office:value="0.0159206569511913" calcext:value-type="float">
            <text:p>0.0159206569511913</text:p>
          </table:table-cell>
          <table:table-cell office:value-type="float" office:value="-0.0000115660421003971" calcext:value-type="float">
            <text:p>-1.15660421003971E-0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WineQualityRed_5vs6</text:p>
          </table:table-cell>
          <table:table-cell office:value-type="float" office:value="-0.00758154059680782" calcext:value-type="float">
            <text:p>-0.00758154059680782</text:p>
          </table:table-cell>
          <table:table-cell office:value-type="float" office:value="-0.0265614156835531" calcext:value-type="float">
            <text:p>-0.0265614156835531</text:p>
          </table:table-cell>
          <table:table-cell office:value-type="float" office:value="0.00151515151515147" calcext:value-type="float">
            <text:p>0.00151515151515147</text:p>
          </table:table-cell>
          <table:table-cell office:value-type="float" office:value="-0.0113809854267869" calcext:value-type="float">
            <text:p>-0.0113809854267869</text:p>
          </table:table-cell>
          <table:table-cell office:value-type="float" office:value="-0.00758154059680782" calcext:value-type="float">
            <text:p>-0.00758154059680782</text:p>
          </table:table-cell>
          <table:table-cell office:value-type="float" office:value="-0.00151515151515158" calcext:value-type="float">
            <text:p>-0.00151515151515158</text:p>
          </table:table-cell>
          <table:table-cell office:value-type="float" office:value="0.00224959518852641" calcext:value-type="float">
            <text:p>0.00224959518852641</text:p>
          </table:table-cell>
          <table:table-cell office:value-type="float" office:value="-0.00835068239648395" calcext:value-type="float">
            <text:p>-0.00835068239648395</text:p>
          </table:table-cell>
          <table:table-cell office:value-type="float" office:value="0.00150358547305118" calcext:value-type="float">
            <text:p>0.00150358547305118</text:p>
          </table:table-cell>
          <table:table-cell office:value-type="float" office:value="-0.00987739995373582" calcext:value-type="float">
            <text:p>-0.00987739995373582</text:p>
          </table:table-cell>
          <table:table-cell office:value-type="float" office:value="0.00150358547305118" calcext:value-type="float">
            <text:p>0.00150358547305118</text:p>
          </table:table-cell>
          <table:table-cell office:value-type="float" office:value="0.00379366180892893" calcext:value-type="float">
            <text:p>0.00379366180892893</text:p>
          </table:table-cell>
          <table:table-cell office:value-type="float" office:value="-0.00230164237797825" calcext:value-type="float">
            <text:p>-0.00230164237797825</text:p>
          </table:table-cell>
          <table:table-cell office:value-type="float" office:value="-0.00154406662040252" calcext:value-type="float">
            <text:p>-0.00154406662040252</text:p>
          </table:table-cell>
          <table:table-cell office:value-type="float" office:value="-0.0030592181355541" calcext:value-type="float">
            <text:p>-0.0030592181355541</text:p>
          </table:table-cell>
          <table:table-cell office:value-type="float" office:value="-0.0144286375202406" calcext:value-type="float">
            <text:p>-0.014428637520240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WineQualityRed_5vs6</text:p>
          </table:table-cell>
          <table:table-cell office:value-type="float" office:value="0.000774924820726275" calcext:value-type="float">
            <text:p>0.000774924820726275</text:p>
          </table:table-cell>
          <table:table-cell office:value-type="float" office:value="-0.0151688642146658" calcext:value-type="float">
            <text:p>-0.0151688642146658</text:p>
          </table:table-cell>
          <table:table-cell office:value-type="float" office:value="0.00911404117510994" calcext:value-type="float">
            <text:p>0.00911404117510994</text:p>
          </table:table-cell>
          <table:table-cell office:value-type="float" office:value="0.00380522785102932" calcext:value-type="float">
            <text:p>0.00380522785102932</text:p>
          </table:table-cell>
          <table:table-cell office:value-type="float" office:value="-0.00530881332408051" calcext:value-type="float">
            <text:p>-0.00530881332408051</text:p>
          </table:table-cell>
          <table:table-cell office:value-type="float" office:value="-0.0030245200092528" calcext:value-type="float">
            <text:p>-0.0030245200092528</text:p>
          </table:table-cell>
          <table:table-cell office:value-type="float" office:value="0.0136074485311126" calcext:value-type="float">
            <text:p>0.0136074485311126</text:p>
          </table:table-cell>
          <table:table-cell office:value-type="float" office:value="0.00378787878787878" calcext:value-type="float">
            <text:p>0.00378787878787878</text:p>
          </table:table-cell>
          <table:table-cell office:value-type="float" office:value="0.00531459634513054" calcext:value-type="float">
            <text:p>0.00531459634513054</text:p>
          </table:table-cell>
          <table:table-cell office:value-type="float" office:value="0.00150936849410133" calcext:value-type="float">
            <text:p>0.00150936849410133</text:p>
          </table:table-cell>
          <table:table-cell office:value-type="float" office:value="0.00453388850335412" calcext:value-type="float">
            <text:p>0.00453388850335412</text:p>
          </table:table-cell>
          <table:table-cell office:value-type="float" office:value="0.00304186907240345" calcext:value-type="float">
            <text:p>0.00304186907240345</text:p>
          </table:table-cell>
          <table:table-cell office:value-type="float" office:value="-0.00229007633587786" calcext:value-type="float">
            <text:p>-0.00229007633587786</text:p>
          </table:table-cell>
          <table:table-cell office:value-type="float" office:value="0.0022727272727272" calcext:value-type="float">
            <text:p>0.0022727272727272</text:p>
          </table:table-cell>
          <table:table-cell office:value-type="float" office:value="0.00148623640990053" calcext:value-type="float">
            <text:p>0.00148623640990053</text:p>
          </table:table-cell>
          <table:table-cell office:value-type="float" office:value="-0.00379366180892904" calcext:value-type="float">
            <text:p>-0.0037936618089290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WineQualityRed_5vs6</text:p>
          </table:table-cell>
          <table:table-cell office:value-type="float" office:value="-0.00984270182743463" calcext:value-type="float">
            <text:p>-0.00984270182743463</text:p>
          </table:table-cell>
          <table:table-cell office:value-type="float" office:value="-0.0212294702752717" calcext:value-type="float">
            <text:p>-0.0212294702752717</text:p>
          </table:table-cell>
          <table:table-cell office:value-type="float" office:value="-0.00149201943095068" calcext:value-type="float">
            <text:p>-0.00149201943095068</text:p>
          </table:table-cell>
          <table:table-cell office:value-type="float" office:value="0.00153828359935249" calcext:value-type="float">
            <text:p>0.00153828359935249</text:p>
          </table:table-cell>
          <table:table-cell office:value-type="float" office:value="-0.00529724728198" calcext:value-type="float">
            <text:p>-0.00529724728198</text:p>
          </table:table-cell>
          <table:table-cell office:value-type="float" office:value="-0.00378787878787867" calcext:value-type="float">
            <text:p>-0.00378787878787867</text:p>
          </table:table-cell>
          <table:table-cell office:value-type="float" office:value="0.00455123756650488" calcext:value-type="float">
            <text:p>0.00455123756650488</text:p>
          </table:table-cell>
          <table:table-cell office:value-type="float" office:value="0.00229007633587797" calcext:value-type="float">
            <text:p>0.00229007633587797</text:p>
          </table:table-cell>
          <table:table-cell office:value-type="float" office:value="-0.00152671755725187" calcext:value-type="float">
            <text:p>-0.00152671755725187</text:p>
          </table:table-cell>
          <table:table-cell office:value-type="float" office:value="-0.00453967152440427" calcext:value-type="float">
            <text:p>-0.00453967152440427</text:p>
          </table:table-cell>
          <table:table-cell office:value-type="float" office:value="-0.0030245200092528" calcext:value-type="float">
            <text:p>-0.0030245200092528</text:p>
          </table:table-cell>
          <table:table-cell office:value-type="float" office:value="-0.00378209576682853" calcext:value-type="float">
            <text:p>-0.00378209576682853</text:p>
          </table:table-cell>
          <table:table-cell office:value-type="float" office:value="-0.00607217210270639" calcext:value-type="float">
            <text:p>-0.00607217210270639</text:p>
          </table:table-cell>
          <table:table-cell office:value-type="float" office:value="-0.000740226694425084" calcext:value-type="float">
            <text:p>-0.000740226694425084</text:p>
          </table:table-cell>
          <table:table-cell office:value-type="float" office:value="0.00226116123062692" calcext:value-type="float">
            <text:p>0.00226116123062692</text:p>
          </table:table-cell>
          <table:table-cell office:value-type="float" office:value="-0.00532037936618091" calcext:value-type="float">
            <text:p>-0.0053203793661809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WineQualityRed_5vs6</text:p>
          </table:table-cell>
          <table:table-cell office:value-type="float" office:value="-0.00453967152440438" calcext:value-type="float">
            <text:p>-0.00453967152440438</text:p>
          </table:table-cell>
          <table:table-cell office:value-type="float" office:value="-0.0159206569511914" calcext:value-type="float">
            <text:p>-0.0159206569511914</text:p>
          </table:table-cell>
          <table:table-cell office:value-type="float" office:value="-0.00073444367337494" calcext:value-type="float">
            <text:p>-0.00073444367337494</text:p>
          </table:table-cell>
          <table:table-cell office:value-type="float" office:value="0.000769141799676132" calcext:value-type="float">
            <text:p>0.000769141799676132</text:p>
          </table:table-cell>
          <table:table-cell office:value-type="float" office:value="-0.00303030303030305" calcext:value-type="float">
            <text:p>-0.00303030303030305</text:p>
          </table:table-cell>
          <table:table-cell office:value-type="float" office:value="0.00152093453620161" calcext:value-type="float">
            <text:p>0.00152093453620161</text:p>
          </table:table-cell>
          <table:table-cell office:value-type="float" office:value="0.00227272727272732" calcext:value-type="float">
            <text:p>0.00227272727272732</text:p>
          </table:table-cell>
          <table:table-cell office:value-type="float" office:value="0.00303608605135319" calcext:value-type="float">
            <text:p>0.00303608605135319</text:p>
          </table:table-cell>
          <table:table-cell office:value-type="float" office:value="-0.00229585935692811" calcext:value-type="float">
            <text:p>-0.00229585935692811</text:p>
          </table:table-cell>
          <table:table-cell office:value-type="float" office:value="-0.00152093453620172" calcext:value-type="float">
            <text:p>-0.00152093453620172</text:p>
          </table:table-cell>
          <table:table-cell office:value-type="float" office:value="0.00151515151515147" calcext:value-type="float">
            <text:p>0.00151515151515147</text:p>
          </table:table-cell>
          <table:table-cell office:value-type="float" office:value="-0.00606638908165635" calcext:value-type="float">
            <text:p>-0.00606638908165635</text:p>
          </table:table-cell>
          <table:table-cell office:value-type="float" office:value="-0.00227851029377746" calcext:value-type="float">
            <text:p>-0.00227851029377746</text:p>
          </table:table-cell>
          <table:table-cell office:value-type="float" office:value="0.000757575757575735" calcext:value-type="float">
            <text:p>0.000757575757575735</text:p>
          </table:table-cell>
          <table:table-cell office:value-type="float" office:value="0.00604325699745545" calcext:value-type="float">
            <text:p>0.00604325699745545</text:p>
          </table:table-cell>
          <table:table-cell office:value-type="float" office:value="-0.00381101087207958" calcext:value-type="float">
            <text:p>-0.00381101087207958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WineQualityRed_5vs6</text:p>
          </table:table-cell>
          <table:table-cell office:value-type="float" office:value="-0.00423432801295398" calcext:value-type="float">
            <text:p>-0.00423432801295398</text:p>
          </table:table-cell>
          <table:table-cell office:value-type="float" office:value="-0.0172935461485079" calcext:value-type="float">
            <text:p>-0.0172935461485079</text:p>
          </table:table-cell>
          <table:table-cell office:value-type="float" office:value="0.00653134397409216" calcext:value-type="float">
            <text:p>0.00653134397409216</text:p>
          </table:table-cell>
          <table:table-cell office:value-type="float" office:value="0.000308813324080615" calcext:value-type="float">
            <text:p>0.000308813324080615</text:p>
          </table:table-cell>
          <table:table-cell office:value-type="float" office:value="-0.00439856581077946" calcext:value-type="float">
            <text:p>-0.00439856581077946</text:p>
          </table:table-cell>
          <table:table-cell office:value-type="float" office:value="0.000458015267175593" calcext:value-type="float">
            <text:p>0.000458015267175593</text:p>
          </table:table-cell>
          <table:table-cell office:value-type="float" office:value="0.00665394402035635" calcext:value-type="float">
            <text:p>0.00665394402035635</text:p>
          </table:table-cell>
          <table:table-cell office:value-type="float" office:value="0.00045223224612545" calcext:value-type="float">
            <text:p>0.00045223224612545</text:p>
          </table:table-cell>
          <table:table-cell office:value-type="float" office:value="0.00393708073097399" calcext:value-type="float">
            <text:p>0.00393708073097399</text:p>
          </table:table-cell>
          <table:table-cell office:value-type="float" office:value="-0.000154984964145122" calcext:value-type="float">
            <text:p>-0.000154984964145122</text:p>
          </table:table-cell>
          <table:table-cell office:value-type="float" office:value="0.000757575757575846" calcext:value-type="float">
            <text:p>0.000757575757575846</text:p>
          </table:table-cell>
          <table:table-cell office:value-type="float" office:value="0.000608373814480756" calcext:value-type="float">
            <text:p>0.000608373814480756</text:p>
          </table:table-cell>
          <table:table-cell office:value-type="float" office:value="-0.0016817025213971" calcext:value-type="float">
            <text:p>-0.0016817025213971</text:p>
          </table:table-cell>
          <table:table-cell office:value-type="float" office:value="0.00226925746009732" calcext:value-type="float">
            <text:p>0.00226925746009732</text:p>
          </table:table-cell>
          <table:table-cell office:value-type="float" office:value="0.00453041869072413" calcext:value-type="float">
            <text:p>0.00453041869072413</text:p>
          </table:table-cell>
          <table:table-cell office:value-type="float" office:value="-0.0054730511219061" calcext:value-type="float">
            <text:p>-0.005473051121906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Yeast_CYTvsNUC</text:p>
          </table:table-cell>
          <table:table-cell office:value-type="float" office:value="-0.00335830212234711" calcext:value-type="float">
            <text:p>-0.00335830212234711</text:p>
          </table:table-cell>
          <table:table-cell office:value-type="float" office:value="-0.00113607990012488" calcext:value-type="float">
            <text:p>-0.00113607990012488</text:p>
          </table:table-cell>
          <table:table-cell office:value-type="float" office:value="0.0157428214731586" calcext:value-type="float">
            <text:p>0.0157428214731586</text:p>
          </table:table-cell>
          <table:table-cell office:value-type="float" office:value="0.0079026217228465" calcext:value-type="float">
            <text:p>0.0079026217228465</text:p>
          </table:table-cell>
          <table:table-cell office:value-type="float" office:value="-0.00775280898876407" calcext:value-type="float">
            <text:p>-0.00775280898876407</text:p>
          </table:table-cell>
          <table:table-cell office:value-type="float" office:value="0.000112359550561769" calcext:value-type="float">
            <text:p>0.000112359550561769</text:p>
          </table:table-cell>
          <table:table-cell office:value-type="float" office:value="-0.0089263420724095" calcext:value-type="float">
            <text:p>-0.0089263420724095</text:p>
          </table:table-cell>
          <table:table-cell office:value-type="float" office:value="0.00118601747815228" calcext:value-type="float">
            <text:p>0.00118601747815228</text:p>
          </table:table-cell>
          <table:table-cell office:value-type="float" office:value="-0.0121847690387017" calcext:value-type="float">
            <text:p>-0.0121847690387017</text:p>
          </table:table-cell>
          <table:table-cell office:value-type="float" office:value="0.00903870162297127" calcext:value-type="float">
            <text:p>0.00903870162297127</text:p>
          </table:table-cell>
          <table:table-cell office:value-type="float" office:value="-0.00104868913857681" calcext:value-type="float">
            <text:p>-0.00104868913857681</text:p>
          </table:table-cell>
          <table:table-cell office:value-type="float" office:value="-0.0145817727840201" calcext:value-type="float">
            <text:p>-0.0145817727840201</text:p>
          </table:table-cell>
          <table:table-cell office:value-type="float" office:value="0.0168664169787766" calcext:value-type="float">
            <text:p>0.0168664169787766</text:p>
          </table:table-cell>
          <table:table-cell office:value-type="float" office:value="0.0123720349563046" calcext:value-type="float">
            <text:p>0.0123720349563046</text:p>
          </table:table-cell>
          <table:table-cell office:value-type="float" office:value="0.00799001248439457" calcext:value-type="float">
            <text:p>0.00799001248439457</text:p>
          </table:table-cell>
          <table:table-cell office:value-type="float" office:value="-0.00555555555555565" calcext:value-type="float">
            <text:p>-0.0055555555555556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Yeast_CYTvsNUC</text:p>
          </table:table-cell>
          <table:table-cell office:value-type="float" office:value="-0.00111111111111117" calcext:value-type="float">
            <text:p>-0.00111111111111117</text:p>
          </table:table-cell>
          <table:table-cell office:value-type="float" office:value="-0.0123970037453183" calcext:value-type="float">
            <text:p>-0.0123970037453183</text:p>
          </table:table-cell>
          <table:table-cell office:value-type="float" office:value="0.0134831460674157" calcext:value-type="float">
            <text:p>0.0134831460674157</text:p>
          </table:table-cell>
          <table:table-cell office:value-type="float" office:value="-0.00786516853932584" calcext:value-type="float">
            <text:p>-0.00786516853932584</text:p>
          </table:table-cell>
          <table:table-cell office:value-type="float" office:value="0.00112359550561791" calcext:value-type="float">
            <text:p>0.00112359550561791</text:p>
          </table:table-cell>
          <table:table-cell office:value-type="float" office:value="-0.00215980024968787" calcext:value-type="float">
            <text:p>-0.00215980024968787</text:p>
          </table:table-cell>
          <table:table-cell office:value-type="float" office:value="-0.0122846441947565" calcext:value-type="float">
            <text:p>-0.0122846441947565</text:p>
          </table:table-cell>
          <table:table-cell office:value-type="float" office:value="-0.00667915106117356" calcext:value-type="float">
            <text:p>-0.00667915106117356</text:p>
          </table:table-cell>
          <table:table-cell office:value-type="float" office:value="-0.00555555555555554" calcext:value-type="float">
            <text:p>-0.00555555555555554</text:p>
          </table:table-cell>
          <table:table-cell office:value-type="float" office:value="-0.0134831460674157" calcext:value-type="float">
            <text:p>-0.0134831460674157</text:p>
          </table:table-cell>
          <table:table-cell office:value-type="float" office:value="0.0000873907615480674" calcext:value-type="float">
            <text:p>8.73907615480674E-05</text:p>
          </table:table-cell>
          <table:table-cell office:value-type="float" office:value="-0.00113607990012488" calcext:value-type="float">
            <text:p>-0.00113607990012488</text:p>
          </table:table-cell>
          <table:table-cell office:value-type="float" office:value="0.0111985018726593" calcext:value-type="float">
            <text:p>0.0111985018726593</text:p>
          </table:table-cell>
          <table:table-cell office:value-type="float" office:value="0.00785268414481899" calcext:value-type="float">
            <text:p>0.00785268414481899</text:p>
          </table:table-cell>
          <table:table-cell office:value-type="float" office:value="0.00451935081148569" calcext:value-type="float">
            <text:p>0.00451935081148569</text:p>
          </table:table-cell>
          <table:table-cell office:value-type="float" office:value="0.0000249687890137018" calcext:value-type="float">
            <text:p>2.49687890137018E-0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Yeast_CYTvsNUC</text:p>
          </table:table-cell>
          <table:table-cell office:value-type="float" office:value="0.00784019975031214" calcext:value-type="float">
            <text:p>0.00784019975031214</text:p>
          </table:table-cell>
          <table:table-cell office:value-type="float" office:value="-0.0190761548064918" calcext:value-type="float">
            <text:p>-0.0190761548064918</text:p>
          </table:table-cell>
          <table:table-cell office:value-type="float" office:value="0.00112359550561802" calcext:value-type="float">
            <text:p>0.00112359550561802</text:p>
          </table:table-cell>
          <table:table-cell office:value-type="float" office:value="0.00337078651685396" calcext:value-type="float">
            <text:p>0.00337078651685396</text:p>
          </table:table-cell>
          <table:table-cell office:value-type="float" office:value="-0.00223470661672898" calcext:value-type="float">
            <text:p>-0.00223470661672898</text:p>
          </table:table-cell>
          <table:table-cell office:value-type="float" office:value="-0.00559300873907609" calcext:value-type="float">
            <text:p>-0.00559300873907609</text:p>
          </table:table-cell>
          <table:table-cell office:value-type="float" office:value="-0.00443196004993751" calcext:value-type="float">
            <text:p>-0.00443196004993751</text:p>
          </table:table-cell>
          <table:table-cell office:value-type="float" office:value="0.00563046192259675" calcext:value-type="float">
            <text:p>0.00563046192259675</text:p>
          </table:table-cell>
          <table:table-cell office:value-type="float" office:value="-0.00224719101123583" calcext:value-type="float">
            <text:p>-0.00224719101123583</text:p>
          </table:table-cell>
          <table:table-cell office:value-type="float" office:value="-0.00228464419475649" calcext:value-type="float">
            <text:p>-0.00228464419475649</text:p>
          </table:table-cell>
          <table:table-cell office:value-type="float" office:value="0.00119850187265924" calcext:value-type="float">
            <text:p>0.00119850187265924</text:p>
          </table:table-cell>
          <table:table-cell office:value-type="float" office:value="-0.00672908863920096" calcext:value-type="float">
            <text:p>-0.00672908863920096</text:p>
          </table:table-cell>
          <table:table-cell office:value-type="float" office:value="0.00560549313358305" calcext:value-type="float">
            <text:p>0.00560549313358305</text:p>
          </table:table-cell>
          <table:table-cell office:value-type="float" office:value="0.00337078651685396" calcext:value-type="float">
            <text:p>0.00337078651685396</text:p>
          </table:table-cell>
          <table:table-cell office:value-type="float" office:value="0.00340823970037452" calcext:value-type="float">
            <text:p>0.00340823970037452</text:p>
          </table:table-cell>
          <table:table-cell office:value-type="float" office:value="-0.00892634207240939" calcext:value-type="float">
            <text:p>-0.0089263420724093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Yeast_CYTvsNUC</text:p>
          </table:table-cell>
          <table:table-cell office:value-type="float" office:value="-0.0111735330836454" calcext:value-type="float">
            <text:p>-0.0111735330836454</text:p>
          </table:table-cell>
          <table:table-cell office:value-type="float" office:value="-0.0212484394506867" calcext:value-type="float">
            <text:p>-0.0212484394506867</text:p>
          </table:table-cell>
          <table:table-cell office:value-type="float" office:value="-0.00779026217228462" calcext:value-type="float">
            <text:p>-0.00779026217228462</text:p>
          </table:table-cell>
          <table:table-cell office:value-type="float" office:value="-0.00671660424469411" calcext:value-type="float">
            <text:p>-0.00671660424469411</text:p>
          </table:table-cell>
          <table:table-cell office:value-type="float" office:value="-0.00219725343320853" calcext:value-type="float">
            <text:p>-0.00219725343320853</text:p>
          </table:table-cell>
          <table:table-cell office:value-type="float" office:value="-0.00440699126092381" calcext:value-type="float">
            <text:p>-0.00440699126092381</text:p>
          </table:table-cell>
          <table:table-cell office:value-type="float" office:value="-0.0032833957553059" calcext:value-type="float">
            <text:p>-0.0032833957553059</text:p>
          </table:table-cell>
          <table:table-cell office:value-type="float" office:value="-0.0055680399500625" calcext:value-type="float">
            <text:p>-0.0055680399500625</text:p>
          </table:table-cell>
          <table:table-cell office:value-type="float" office:value="-0.0055930087390762" calcext:value-type="float">
            <text:p>-0.0055930087390762</text:p>
          </table:table-cell>
          <table:table-cell office:value-type="float" office:value="-0.0100998751560549" calcext:value-type="float">
            <text:p>-0.0100998751560549</text:p>
          </table:table-cell>
          <table:table-cell office:value-type="float" office:value="-0.0133832709113608" calcext:value-type="float">
            <text:p>-0.0133832709113608</text:p>
          </table:table-cell>
          <table:table-cell office:value-type="float" office:value="-0.0122721598002497" calcext:value-type="float">
            <text:p>-0.0122721598002497</text:p>
          </table:table-cell>
          <table:table-cell office:value-type="float" office:value="-0.00109862671660421" calcext:value-type="float">
            <text:p>-0.00109862671660421</text:p>
          </table:table-cell>
          <table:table-cell office:value-type="float" office:value="0.00339575530586766" calcext:value-type="float">
            <text:p>0.00339575530586766</text:p>
          </table:table-cell>
          <table:table-cell office:value-type="float" office:value="0.00234706616729086" calcext:value-type="float">
            <text:p>0.00234706616729086</text:p>
          </table:table-cell>
          <table:table-cell office:value-type="float" office:value="-0.0100499375780275" calcext:value-type="float">
            <text:p>-0.010049937578027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Yeast_CYTvsNUC</text:p>
          </table:table-cell>
          <table:table-cell office:value-type="float" office:value="-0.00672908863920085" calcext:value-type="float">
            <text:p>-0.00672908863920085</text:p>
          </table:table-cell>
          <table:table-cell office:value-type="float" office:value="-0.0234956304619226" calcext:value-type="float">
            <text:p>-0.0234956304619226</text:p>
          </table:table-cell>
          <table:table-cell office:value-type="float" office:value="-0.0167790262172284" calcext:value-type="float">
            <text:p>-0.0167790262172284</text:p>
          </table:table-cell>
          <table:table-cell office:value-type="float" office:value="-0.00444444444444436" calcext:value-type="float">
            <text:p>-0.00444444444444436</text:p>
          </table:table-cell>
          <table:table-cell office:value-type="float" office:value="-0.00222222222222213" calcext:value-type="float">
            <text:p>-0.00222222222222213</text:p>
          </table:table-cell>
          <table:table-cell office:value-type="float" office:value="-0.0100374531835206" calcext:value-type="float">
            <text:p>-0.0100374531835206</text:p>
          </table:table-cell>
          <table:table-cell office:value-type="float" office:value="-0.00106117353308355" calcext:value-type="float">
            <text:p>-0.00106117353308355</text:p>
          </table:table-cell>
          <table:table-cell office:value-type="float" office:value="-0.00892634207240939" calcext:value-type="float">
            <text:p>-0.00892634207240939</text:p>
          </table:table-cell>
          <table:table-cell office:value-type="float" office:value="-0.00446941323345806" calcext:value-type="float">
            <text:p>-0.00446941323345806</text:p>
          </table:table-cell>
          <table:table-cell office:value-type="float" office:value="-0.00674157303370782" calcext:value-type="float">
            <text:p>-0.00674157303370782</text:p>
          </table:table-cell>
          <table:table-cell office:value-type="float" office:value="-0.0156179775280898" calcext:value-type="float">
            <text:p>-0.0156179775280898</text:p>
          </table:table-cell>
          <table:table-cell office:value-type="float" office:value="-0.00329588014981264" calcext:value-type="float">
            <text:p>-0.00329588014981264</text:p>
          </table:table-cell>
          <table:table-cell office:value-type="float" office:value="-0.00220973782771527" calcext:value-type="float">
            <text:p>-0.00220973782771527</text:p>
          </table:table-cell>
          <table:table-cell office:value-type="float" office:value="-0.00108614232209736" calcext:value-type="float">
            <text:p>-0.00108614232209736</text:p>
          </table:table-cell>
          <table:table-cell office:value-type="float" office:value="-0.00667915106117345" calcext:value-type="float">
            <text:p>-0.00667915106117345</text:p>
          </table:table-cell>
          <table:table-cell office:value-type="float" office:value="-0.00893882646691635" calcext:value-type="float">
            <text:p>-0.0089388264669163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Yeast_CYTvsNUC</text:p>
          </table:table-cell>
          <table:table-cell office:value-type="float" office:value="-0.00290636704119851" calcext:value-type="float">
            <text:p>-0.00290636704119851</text:p>
          </table:table-cell>
          <table:table-cell office:value-type="float" office:value="-0.0154706616729089" calcext:value-type="float">
            <text:p>-0.0154706616729089</text:p>
          </table:table-cell>
          <table:table-cell office:value-type="float" office:value="0.00115605493133586" calcext:value-type="float">
            <text:p>0.00115605493133586</text:p>
          </table:table-cell>
          <table:table-cell office:value-type="float" office:value="-0.00155056179775281" calcext:value-type="float">
            <text:p>-0.00155056179775281</text:p>
          </table:table-cell>
          <table:table-cell office:value-type="float" office:value="-0.00265667915106127" calcext:value-type="float">
            <text:p>-0.00265667915106127</text:p>
          </table:table-cell>
          <table:table-cell office:value-type="float" office:value="-0.00441697877652936" calcext:value-type="float">
            <text:p>-0.00441697877652936</text:p>
          </table:table-cell>
          <table:table-cell office:value-type="float" office:value="-0.0059975031210987" calcext:value-type="float">
            <text:p>-0.0059975031210987</text:p>
          </table:table-cell>
          <table:table-cell office:value-type="float" office:value="-0.00287141073657937" calcext:value-type="float">
            <text:p>-0.00287141073657937</text:p>
          </table:table-cell>
          <table:table-cell office:value-type="float" office:value="-0.00600998751560555" calcext:value-type="float">
            <text:p>-0.00600998751560555</text:p>
          </table:table-cell>
          <table:table-cell office:value-type="float" office:value="-0.00471410736579281" calcext:value-type="float">
            <text:p>-0.00471410736579281</text:p>
          </table:table-cell>
          <table:table-cell office:value-type="float" office:value="-0.00575280898876407" calcext:value-type="float">
            <text:p>-0.00575280898876407</text:p>
          </table:table-cell>
          <table:table-cell office:value-type="float" office:value="-0.00760299625468164" calcext:value-type="float">
            <text:p>-0.00760299625468164</text:p>
          </table:table-cell>
          <table:table-cell office:value-type="float" office:value="0.00607240948813981" calcext:value-type="float">
            <text:p>0.00607240948813981</text:p>
          </table:table-cell>
          <table:table-cell office:value-type="float" office:value="0.00518102372034956" calcext:value-type="float">
            <text:p>0.00518102372034956</text:p>
          </table:table-cell>
          <table:table-cell office:value-type="float" office:value="0.00231710362047433" calcext:value-type="float">
            <text:p>0.00231710362047433</text:p>
          </table:table-cell>
          <table:table-cell office:value-type="float" office:value="-0.00668913857677911" calcext:value-type="float">
            <text:p>-0.006689138576779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rrhythmia_cfs</text:p>
          </table:table-cell>
          <table:table-cell office:value-type="float" office:value="-0.0308695652173913" calcext:value-type="float">
            <text:p>-0.0308695652173913</text:p>
          </table:table-cell>
          <table:table-cell office:value-type="float" office:value="-0.0262801932367149" calcext:value-type="float">
            <text:p>-0.0262801932367149</text:p>
          </table:table-cell>
          <table:table-cell office:value-type="float" office:value="0.0000483091787439882" calcext:value-type="float">
            <text:p>4.83091787439882E-05</text:p>
          </table:table-cell>
          <table:table-cell office:value-type="float" office:value="0.000193236714975842" calcext:value-type="float">
            <text:p>0.000193236714975842</text:p>
          </table:table-cell>
          <table:table-cell office:value-type="float" office:value="-0.00202898550724639" calcext:value-type="float">
            <text:p>-0.00202898550724639</text:p>
          </table:table-cell>
          <table:table-cell office:value-type="float" office:value="0.00246376811594207" calcext:value-type="float">
            <text:p>0.00246376811594207</text:p>
          </table:table-cell>
          <table:table-cell office:value-type="float" office:value="-0.0131884057971013" calcext:value-type="float">
            <text:p>-0.0131884057971013</text:p>
          </table:table-cell>
          <table:table-cell office:value-type="float" office:value="-0.0198067632850241" calcext:value-type="float">
            <text:p>-0.0198067632850241</text:p>
          </table:table-cell>
          <table:table-cell office:value-type="float" office:value="-0.0109178743961352" calcext:value-type="float">
            <text:p>-0.0109178743961352</text:p>
          </table:table-cell>
          <table:table-cell office:value-type="float" office:value="0.011207729468599" calcext:value-type="float">
            <text:p>0.011207729468599</text:p>
          </table:table-cell>
          <table:table-cell office:value-type="float" office:value="-0.0066666666666666" calcext:value-type="float">
            <text:p>-0.0066666666666666</text:p>
          </table:table-cell>
          <table:table-cell office:value-type="float" office:value="0.00681159420289856" calcext:value-type="float">
            <text:p>0.00681159420289856</text:p>
          </table:table-cell>
          <table:table-cell office:value-type="float" office:value="-0.00647342995169087" calcext:value-type="float">
            <text:p>-0.00647342995169087</text:p>
          </table:table-cell>
          <table:table-cell office:value-type="float" office:value="-0.0355072463768115" calcext:value-type="float">
            <text:p>-0.0355072463768115</text:p>
          </table:table-cell>
          <table:table-cell office:value-type="float" office:value="-0.00661835748792272" calcext:value-type="float">
            <text:p>-0.00661835748792272</text:p>
          </table:table-cell>
          <table:table-cell office:value-type="float" office:value="-0.017536231884058" calcext:value-type="float">
            <text:p>-0.01753623188405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rrhythmia_cfs</text:p>
          </table:table-cell>
          <table:table-cell office:value-type="float" office:value="-0.00888888888888883" calcext:value-type="float">
            <text:p>-0.00888888888888883</text:p>
          </table:table-cell>
          <table:table-cell office:value-type="float" office:value="0.00260869565217403" calcext:value-type="float">
            <text:p>0.00260869565217403</text:p>
          </table:table-cell>
          <table:table-cell office:value-type="float" office:value="0.00227053140096634" calcext:value-type="float">
            <text:p>0.00227053140096634</text:p>
          </table:table-cell>
          <table:table-cell office:value-type="float" office:value="-0.00859903381642502" calcext:value-type="float">
            <text:p>-0.00859903381642502</text:p>
          </table:table-cell>
          <table:table-cell office:value-type="float" office:value="0.0222222222222224" calcext:value-type="float">
            <text:p>0.0222222222222224</text:p>
          </table:table-cell>
          <table:table-cell office:value-type="float" office:value="0.0267149758454107" calcext:value-type="float">
            <text:p>0.0267149758454107</text:p>
          </table:table-cell>
          <table:table-cell office:value-type="float" office:value="0.0133816425120774" calcext:value-type="float">
            <text:p>0.0133816425120774</text:p>
          </table:table-cell>
          <table:table-cell office:value-type="float" office:value="0.00884057971014496" calcext:value-type="float">
            <text:p>0.00884057971014496</text:p>
          </table:table-cell>
          <table:table-cell office:value-type="float" office:value="0.00449275362318857" calcext:value-type="float">
            <text:p>0.00449275362318857</text:p>
          </table:table-cell>
          <table:table-cell office:value-type="float" office:value="0.0111594202898552" calcext:value-type="float">
            <text:p>0.0111594202898552</text:p>
          </table:table-cell>
          <table:table-cell office:value-type="float" office:value="0.0154589371980678" calcext:value-type="float">
            <text:p>0.0154589371980678</text:p>
          </table:table-cell>
          <table:table-cell office:value-type="float" office:value="0.0177294685990339" calcext:value-type="float">
            <text:p>0.0177294685990339</text:p>
          </table:table-cell>
          <table:table-cell office:value-type="float" office:value="0.0177777777777779" calcext:value-type="float">
            <text:p>0.0177777777777779</text:p>
          </table:table-cell>
          <table:table-cell office:value-type="float" office:value="0.0111594202898552" calcext:value-type="float">
            <text:p>0.0111594202898552</text:p>
          </table:table-cell>
          <table:table-cell office:value-type="float" office:value="0.0132850241545894" calcext:value-type="float">
            <text:p>0.0132850241545894</text:p>
          </table:table-cell>
          <table:table-cell office:value-type="float" office:value="0.0043961352657006" calcext:value-type="float">
            <text:p>0.004396135265700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rrhythmia_cfs</text:p>
          </table:table-cell>
          <table:table-cell office:value-type="float" office:value="-0.019951690821256" calcext:value-type="float">
            <text:p>-0.019951690821256</text:p>
          </table:table-cell>
          <table:table-cell office:value-type="float" office:value="-0.0086956521739131" calcext:value-type="float">
            <text:p>-0.0086956521739131</text:p>
          </table:table-cell>
          <table:table-cell office:value-type="float" office:value="-0.0197584541062803" calcext:value-type="float">
            <text:p>-0.0197584541062803</text:p>
          </table:table-cell>
          <table:table-cell office:value-type="float" office:value="-0.00632850241545901" calcext:value-type="float">
            <text:p>-0.00632850241545901</text:p>
          </table:table-cell>
          <table:table-cell office:value-type="float" office:value="0.0000966183574879764" calcext:value-type="float">
            <text:p>9.66183574879764E-05</text:p>
          </table:table-cell>
          <table:table-cell office:value-type="float" office:value="0.00236714975845409" calcext:value-type="float">
            <text:p>0.00236714975845409</text:p>
          </table:table-cell>
          <table:table-cell office:value-type="float" office:value="-0.00429951690821262" calcext:value-type="float">
            <text:p>-0.00429951690821262</text:p>
          </table:table-cell>
          <table:table-cell office:value-type="float" office:value="-0.00444444444444447" calcext:value-type="float">
            <text:p>-0.00444444444444447</text:p>
          </table:table-cell>
          <table:table-cell office:value-type="float" office:value="-0.00874396135265698" calcext:value-type="float">
            <text:p>-0.00874396135265698</text:p>
          </table:table-cell>
          <table:table-cell office:value-type="float" office:value="-0.0109661835748792" calcext:value-type="float">
            <text:p>-0.0109661835748792</text:p>
          </table:table-cell>
          <table:table-cell office:value-type="float" office:value="0.00222222222222213" calcext:value-type="float">
            <text:p>0.00222222222222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207729468599038" calcext:value-type="float">
            <text:p>-0.00207729468599038</text:p>
          </table:table-cell>
          <table:table-cell office:value-type="float" office:value="-0.00434782608695672" calcext:value-type="float">
            <text:p>-0.00434782608695672</text:p>
          </table:table-cell>
          <table:table-cell office:value-type="float" office:value="-0.00666666666666671" calcext:value-type="float">
            <text:p>-0.0066666666666667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rrhythmia_cfs</text:p>
          </table:table-cell>
          <table:table-cell office:value-type="float" office:value="-0.0176811594202899" calcext:value-type="float">
            <text:p>-0.0176811594202899</text:p>
          </table:table-cell>
          <table:table-cell office:value-type="float" office:value="-0.00429951690821251" calcext:value-type="float">
            <text:p>-0.00429951690821251</text:p>
          </table:table-cell>
          <table:table-cell office:value-type="float" office:value="-0.0154106280193236" calcext:value-type="float">
            <text:p>-0.0154106280193236</text:p>
          </table:table-cell>
          <table:table-cell office:value-type="float" office:value="-0.00855072463768114" calcext:value-type="float">
            <text:p>-0.00855072463768114</text:p>
          </table:table-cell>
          <table:table-cell office:value-type="float" office:value="0.00227053140096611" calcext:value-type="float">
            <text:p>0.00227053140096611</text:p>
          </table:table-cell>
          <table:table-cell office:value-type="float" office:value="0.000241545893719941" calcext:value-type="float">
            <text:p>0.000241545893719941</text:p>
          </table:table-cell>
          <table:table-cell office:value-type="float" office:value="-0.00647342995169087" calcext:value-type="float">
            <text:p>-0.00647342995169087</text:p>
          </table:table-cell>
          <table:table-cell office:value-type="float" office:value="-0.00439613526570049" calcext:value-type="float">
            <text:p>-0.00439613526570049</text:p>
          </table:table-cell>
          <table:table-cell office:value-type="float" office:value="-0.00874396135265698" calcext:value-type="float">
            <text:p>-0.00874396135265698</text:p>
          </table:table-cell>
          <table:table-cell office:value-type="float" office:value="-0.00657004830917884" calcext:value-type="float">
            <text:p>-0.00657004830917884</text:p>
          </table:table-cell>
          <table:table-cell office:value-type="float" office:value="-0.00879227053140097" calcext:value-type="float">
            <text:p>-0.00879227053140097</text:p>
          </table:table-cell>
          <table:table-cell office:value-type="float" office:value="-0.00222222222222213" calcext:value-type="float">
            <text:p>-0.00222222222222213</text:p>
          </table:table-cell>
          <table:table-cell office:value-type="float" office:value="-0.00429951690821251" calcext:value-type="float">
            <text:p>-0.00429951690821251</text:p>
          </table:table-cell>
          <table:table-cell office:value-type="float" office:value="-0.00869565217391299" calcext:value-type="float">
            <text:p>-0.00869565217391299</text:p>
          </table:table-cell>
          <table:table-cell office:value-type="float" office:value="-0.00884057971014496" calcext:value-type="float">
            <text:p>-0.00884057971014496</text:p>
          </table:table-cell>
          <table:table-cell office:value-type="float" office:value="-0.00444444444444436" calcext:value-type="float">
            <text:p>-0.0044444444444443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rrhythmia_cfs</text:p>
          </table:table-cell>
          <table:table-cell office:value-type="float" office:value="-0.0198550724637683" calcext:value-type="float">
            <text:p>-0.0198550724637683</text:p>
          </table:table-cell>
          <table:table-cell office:value-type="float" office:value="-0.0108695652173914" calcext:value-type="float">
            <text:p>-0.0108695652173914</text:p>
          </table:table-cell>
          <table:table-cell office:value-type="float" office:value="-0.00642512077294699" calcext:value-type="float">
            <text:p>-0.00642512077294699</text:p>
          </table:table-cell>
          <table:table-cell office:value-type="float" office:value="-0.00850241545893726" calcext:value-type="float">
            <text:p>-0.00850241545893726</text:p>
          </table:table-cell>
          <table:table-cell office:value-type="float" office:value="-0.00202898550724639" calcext:value-type="float">
            <text:p>-0.00202898550724639</text:p>
          </table:table-cell>
          <table:table-cell office:value-type="float" office:value="0.00241545893719797" calcext:value-type="float">
            <text:p>0.00241545893719797</text:p>
          </table:table-cell>
          <table:table-cell office:value-type="float" office:value="-0.0174879227053142" calcext:value-type="float">
            <text:p>-0.0174879227053142</text:p>
          </table:table-cell>
          <table:table-cell office:value-type="float" office:value="-0.00657004830917884" calcext:value-type="float">
            <text:p>-0.00657004830917884</text:p>
          </table:table-cell>
          <table:table-cell office:value-type="float" office:value="-0.00425120772946863" calcext:value-type="float">
            <text:p>-0.00425120772946863</text:p>
          </table:table-cell>
          <table:table-cell office:value-type="float" office:value="-0.0175845410628019" calcext:value-type="float">
            <text:p>-0.0175845410628019</text:p>
          </table:table-cell>
          <table:table-cell table:number-columns-repeated="2" office:value-type="float" office:value="-0.0087439613526572" calcext:value-type="float">
            <text:p>-0.0087439613526572</text:p>
          </table:table-cell>
          <table:table-cell office:value-type="float" office:value="-0.00434782608695661" calcext:value-type="float">
            <text:p>-0.00434782608695661</text:p>
          </table:table-cell>
          <table:table-cell office:value-type="float" office:value="-0.00657004830917884" calcext:value-type="float">
            <text:p>-0.00657004830917884</text:p>
          </table:table-cell>
          <table:table-cell office:value-type="float" office:value="-0.00661835748792272" calcext:value-type="float">
            <text:p>-0.00661835748792272</text:p>
          </table:table-cell>
          <table:table-cell office:value-type="float" office:value="-0.00884057971014496" calcext:value-type="float">
            <text:p>-0.00884057971014496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rrhythmia_cfs</text:p>
          </table:table-cell>
          <table:table-cell office:value-type="float" office:value="-0.019449275362319" calcext:value-type="float">
            <text:p>-0.019449275362319</text:p>
          </table:table-cell>
          <table:table-cell office:value-type="float" office:value="-0.00950724637681177" calcext:value-type="float">
            <text:p>-0.00950724637681177</text:p>
          </table:table-cell>
          <table:table-cell office:value-type="float" office:value="-0.00785507246376815" calcext:value-type="float">
            <text:p>-0.00785507246376815</text:p>
          </table:table-cell>
          <table:table-cell office:value-type="float" office:value="-0.00635748792270552" calcext:value-type="float">
            <text:p>-0.00635748792270552</text:p>
          </table:table-cell>
          <table:table-cell office:value-type="float" office:value="0.00410628019323656" calcext:value-type="float">
            <text:p>0.00410628019323656</text:p>
          </table:table-cell>
          <table:table-cell office:value-type="float" office:value="0.00684057971014473" calcext:value-type="float">
            <text:p>0.00684057971014473</text:p>
          </table:table-cell>
          <table:table-cell office:value-type="float" office:value="-0.00561352657004832" calcext:value-type="float">
            <text:p>-0.00561352657004832</text:p>
          </table:table-cell>
          <table:table-cell office:value-type="float" office:value="-0.00527536231884074" calcext:value-type="float">
            <text:p>-0.00527536231884074</text:p>
          </table:table-cell>
          <table:table-cell office:value-type="float" office:value="-0.00563285024154592" calcext:value-type="float">
            <text:p>-0.00563285024154592</text:p>
          </table:table-cell>
          <table:table-cell office:value-type="float" office:value="-0.00255072463768125" calcext:value-type="float">
            <text:p>-0.00255072463768125</text:p>
          </table:table-cell>
          <table:table-cell office:value-type="float" office:value="-0.00130434782608713" calcext:value-type="float">
            <text:p>-0.00130434782608713</text:p>
          </table:table-cell>
          <table:table-cell office:value-type="float" office:value="0.00271497584541036" calcext:value-type="float">
            <text:p>0.00271497584541036</text:p>
          </table:table-cell>
          <table:table-cell office:value-type="float" office:value="0.000531400966183426" calcext:value-type="float">
            <text:p>0.000531400966183426</text:p>
          </table:table-cell>
          <table:table-cell office:value-type="float" office:value="-0.00833816425120792" calcext:value-type="float">
            <text:p>-0.00833816425120792</text:p>
          </table:table-cell>
          <table:table-cell office:value-type="float" office:value="-0.00262801932367163" calcext:value-type="float">
            <text:p>-0.00262801932367163</text:p>
          </table:table-cell>
          <table:table-cell office:value-type="float" office:value="-0.00661835748792283" calcext:value-type="float">
            <text:p>-0.0066183574879228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ands</text:p>
          </table:table-cell>
          <table:table-cell office:value-type="float" office:value="-0.00795795795795795" calcext:value-type="float">
            <text:p>-0.00795795795795795</text:p>
          </table:table-cell>
          <table:table-cell office:value-type="float" office:value="-0.043993993993994" calcext:value-type="float">
            <text:p>-0.043993993993994</text:p>
          </table:table-cell>
          <table:table-cell office:value-type="float" office:value="0.019069069069069" calcext:value-type="float">
            <text:p>0.019069069069069</text:p>
          </table:table-cell>
          <table:table-cell office:value-type="float" office:value="0.00322822822822821" calcext:value-type="float">
            <text:p>0.00322822822822821</text:p>
          </table:table-cell>
          <table:table-cell office:value-type="float" office:value="0.00525525525525528" calcext:value-type="float">
            <text:p>0.00525525525525528</text:p>
          </table:table-cell>
          <table:table-cell office:value-type="float" office:value="-0.0083333333333333" calcext:value-type="float">
            <text:p>-0.0083333333333333</text:p>
          </table:table-cell>
          <table:table-cell office:value-type="float" office:value="0.0220720720720721" calcext:value-type="float">
            <text:p>0.0220720720720721</text:p>
          </table:table-cell>
          <table:table-cell office:value-type="float" office:value="-0.00563063063063063" calcext:value-type="float">
            <text:p>-0.00563063063063063</text:p>
          </table:table-cell>
          <table:table-cell office:value-type="float" office:value="0.00780780780780777" calcext:value-type="float">
            <text:p>0.007807807807807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0960960960961" calcext:value-type="float">
            <text:p>-0.010960960960961</text:p>
          </table:table-cell>
          <table:table-cell office:value-type="float" office:value="0.00292792792792795" calcext:value-type="float">
            <text:p>0.00292792792792795</text:p>
          </table:table-cell>
          <table:table-cell office:value-type="float" office:value="-0.00247747747747751" calcext:value-type="float">
            <text:p>-0.00247747747747751</text:p>
          </table:table-cell>
          <table:table-cell office:value-type="float" office:value="0.00818318318318323" calcext:value-type="float">
            <text:p>0.00818318318318323</text:p>
          </table:table-cell>
          <table:table-cell office:value-type="float" office:value="0.00578078078078081" calcext:value-type="float">
            <text:p>0.0057807807807808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ands</text:p>
          </table:table-cell>
          <table:table-cell office:value-type="float" office:value="-0.010960960960961" calcext:value-type="float">
            <text:p>-0.010960960960961</text:p>
          </table:table-cell>
          <table:table-cell office:value-type="float" office:value="-0.00277777777777777" calcext:value-type="float">
            <text:p>-0.00277777777777777</text:p>
          </table:table-cell>
          <table:table-cell office:value-type="float" office:value="0.00818318318318323" calcext:value-type="float">
            <text:p>0.00818318318318323</text:p>
          </table:table-cell>
          <table:table-cell office:value-type="float" office:value="-0.0135885885885886" calcext:value-type="float">
            <text:p>-0.0135885885885886</text:p>
          </table:table-cell>
          <table:table-cell office:value-type="float" office:value="-0.00855855855855858" calcext:value-type="float">
            <text:p>-0.00855855855855858</text:p>
          </table:table-cell>
          <table:table-cell office:value-type="float" office:value="0.00555555555555554" calcext:value-type="float">
            <text:p>0.00555555555555554</text:p>
          </table:table-cell>
          <table:table-cell office:value-type="float" office:value="0.0083333333333333" calcext:value-type="float">
            <text:p>0.0083333333333333</text:p>
          </table:table-cell>
          <table:table-cell office:value-type="float" office:value="0.0135135135135135" calcext:value-type="float">
            <text:p>0.0135135135135135</text:p>
          </table:table-cell>
          <table:table-cell office:value-type="float" office:value="0.0108108108108108" calcext:value-type="float">
            <text:p>0.0108108108108108</text:p>
          </table:table-cell>
          <table:table-cell office:value-type="float" office:value="0.00555555555555554" calcext:value-type="float">
            <text:p>0.00555555555555554</text:p>
          </table:table-cell>
          <table:table-cell office:value-type="float" office:value="-0.013963963963964" calcext:value-type="float">
            <text:p>-0.013963963963964</text:p>
          </table:table-cell>
          <table:table-cell table:number-columns-repeated="2" office:value-type="float" office:value="0.0111111111111111" calcext:value-type="float">
            <text:p>0.0111111111111111</text:p>
          </table:table-cell>
          <table:table-cell office:value-type="float" office:value="-0.00270270270270279" calcext:value-type="float">
            <text:p>-0.00270270270270279</text:p>
          </table:table-cell>
          <table:table-cell office:value-type="float" office:value="-0.0000750750750750928" calcext:value-type="float">
            <text:p>-7.50750750750928E-05</text:p>
          </table:table-cell>
          <table:table-cell office:value-type="float" office:value="-0.00825825825825832" calcext:value-type="float">
            <text:p>-0.0082582582582583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ands</text:p>
          </table:table-cell>
          <table:table-cell office:value-type="float" office:value="-0.0218468468468469" calcext:value-type="float">
            <text:p>-0.0218468468468469</text:p>
          </table:table-cell>
          <table:table-cell office:value-type="float" office:value="-0.0164414414414414" calcext:value-type="float">
            <text:p>-0.0164414414414414</text:p>
          </table:table-cell>
          <table:table-cell office:value-type="float" office:value="0.0162912912912913" calcext:value-type="float">
            <text:p>0.0162912912912913</text:p>
          </table:table-cell>
          <table:table-cell office:value-type="float" office:value="0.0000750750750750928" calcext:value-type="float">
            <text:p>7.50750750750928E-05</text:p>
          </table:table-cell>
          <table:table-cell office:value-type="float" office:value="-0.0246996996996998" calcext:value-type="float">
            <text:p>-0.0246996996996998</text:p>
          </table:table-cell>
          <table:table-cell office:value-type="float" office:value="-0.019069069069069" calcext:value-type="float">
            <text:p>-0.019069069069069</text:p>
          </table:table-cell>
          <table:table-cell office:value-type="float" office:value="0.00810810810810803" calcext:value-type="float">
            <text:p>0.00810810810810803</text:p>
          </table:table-cell>
          <table:table-cell office:value-type="float" office:value="-0.0139639639639639" calcext:value-type="float">
            <text:p>-0.0139639639639639</text:p>
          </table:table-cell>
          <table:table-cell office:value-type="float" office:value="0" calcext:value-type="float">
            <text:p>0</text:p>
          </table:table-cell>
          <table:table-cell office:value-type="float" office:value="-0.00810810810810814" calcext:value-type="float">
            <text:p>-0.00810810810810814</text:p>
          </table:table-cell>
          <table:table-cell office:value-type="float" office:value="-0.013888888888889" calcext:value-type="float">
            <text:p>-0.013888888888889</text:p>
          </table:table-cell>
          <table:table-cell office:value-type="float" office:value="-0.0136636636636637" calcext:value-type="float">
            <text:p>-0.0136636636636637</text:p>
          </table:table-cell>
          <table:table-cell office:value-type="float" office:value="0.00540540540540535" calcext:value-type="float">
            <text:p>0.00540540540540535</text:p>
          </table:table-cell>
          <table:table-cell office:value-type="float" office:value="-0.00810810810810814" calcext:value-type="float">
            <text:p>-0.00810810810810814</text:p>
          </table:table-cell>
          <table:table-cell office:value-type="float" office:value="-0.0165915915915916" calcext:value-type="float">
            <text:p>-0.0165915915915916</text:p>
          </table:table-cell>
          <table:table-cell office:value-type="float" office:value="-0.0111111111111112" calcext:value-type="float">
            <text:p>-0.011111111111111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ands</text:p>
          </table:table-cell>
          <table:table-cell office:value-type="float" office:value="-0.0218468468468468" calcext:value-type="float">
            <text:p>-0.0218468468468468</text:p>
          </table:table-cell>
          <table:table-cell office:value-type="float" office:value="-0.00840840840840828" calcext:value-type="float">
            <text:p>-0.00840840840840828</text:p>
          </table:table-cell>
          <table:table-cell office:value-type="float" office:value="0.00825825825825832" calcext:value-type="float">
            <text:p>0.00825825825825832</text:p>
          </table:table-cell>
          <table:table-cell office:value-type="float" office:value="0" calcext:value-type="float">
            <text:p>0</text:p>
          </table:table-cell>
          <table:table-cell office:value-type="float" office:value="-0.0220720720720721" calcext:value-type="float">
            <text:p>-0.0220720720720721</text:p>
          </table:table-cell>
          <table:table-cell office:value-type="float" office:value="-0.0275525525525525" calcext:value-type="float">
            <text:p>-0.0275525525525525</text:p>
          </table:table-cell>
          <table:table-cell office:value-type="float" office:value="0.00540540540540546" calcext:value-type="float">
            <text:p>0.00540540540540546</text:p>
          </table:table-cell>
          <table:table-cell office:value-type="float" office:value="0.0051051051051052" calcext:value-type="float">
            <text:p>0.0051051051051052</text:p>
          </table:table-cell>
          <table:table-cell office:value-type="float" office:value="-0.00555555555555554" calcext:value-type="float">
            <text:p>-0.00555555555555554</text:p>
          </table:table-cell>
          <table:table-cell office:value-type="float" office:value="-0.0111111111111111" calcext:value-type="float">
            <text:p>-0.0111111111111111</text:p>
          </table:table-cell>
          <table:table-cell office:value-type="float" office:value="-0.0111861861861861" calcext:value-type="float">
            <text:p>-0.0111861861861861</text:p>
          </table:table-cell>
          <table:table-cell office:value-type="float" office:value="-0.0137387387387387" calcext:value-type="float">
            <text:p>-0.0137387387387387</text:p>
          </table:table-cell>
          <table:table-cell office:value-type="float" office:value="0.0163663663663665" calcext:value-type="float">
            <text:p>0.0163663663663665</text:p>
          </table:table-cell>
          <table:table-cell office:value-type="float" office:value="-0.0192942942942943" calcext:value-type="float">
            <text:p>-0.0192942942942943</text:p>
          </table:table-cell>
          <table:table-cell office:value-type="float" office:value="0.00232732732732743" calcext:value-type="float">
            <text:p>0.00232732732732743</text:p>
          </table:table-cell>
          <table:table-cell office:value-type="float" office:value="-0.00840840840840828" calcext:value-type="float">
            <text:p>-0.0084084084084082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ands</text:p>
          </table:table-cell>
          <table:table-cell office:value-type="float" office:value="-0.0301801801801802" calcext:value-type="float">
            <text:p>-0.0301801801801802</text:p>
          </table:table-cell>
          <table:table-cell office:value-type="float" office:value="-0.0137387387387387" calcext:value-type="float">
            <text:p>-0.0137387387387387</text:p>
          </table:table-cell>
          <table:table-cell office:value-type="float" office:value="0" calcext:value-type="float">
            <text:p>0</text:p>
          </table:table-cell>
          <table:table-cell office:value-type="float" office:value="-0.0111861861861862" calcext:value-type="float">
            <text:p>-0.0111861861861862</text:p>
          </table:table-cell>
          <table:table-cell office:value-type="float" office:value="-0.0274774774774774" calcext:value-type="float">
            <text:p>-0.0274774774774774</text:p>
          </table:table-cell>
          <table:table-cell office:value-type="float" office:value="-0.0246996996996996" calcext:value-type="float">
            <text:p>-0.0246996996996996</text:p>
          </table:table-cell>
          <table:table-cell office:value-type="float" office:value="-0.00818318318318312" calcext:value-type="float">
            <text:p>-0.00818318318318312</text:p>
          </table:table-cell>
          <table:table-cell office:value-type="float" office:value="-0.0139639639639639" calcext:value-type="float">
            <text:p>-0.0139639639639639</text:p>
          </table:table-cell>
          <table:table-cell office:value-type="float" office:value="-0.00262762762762758" calcext:value-type="float">
            <text:p>-0.00262762762762758</text:p>
          </table:table-cell>
          <table:table-cell office:value-type="float" office:value="-0.0192192192192192" calcext:value-type="float">
            <text:p>-0.0192192192192192</text:p>
          </table:table-cell>
          <table:table-cell office:value-type="float" office:value="-0.022072072072072" calcext:value-type="float">
            <text:p>-0.022072072072072</text:p>
          </table:table-cell>
          <table:table-cell office:value-type="float" office:value="-0.0192192192192192" calcext:value-type="float">
            <text:p>-0.0192192192192192</text:p>
          </table:table-cell>
          <table:table-cell office:value-type="float" office:value="-0.0108858858858858" calcext:value-type="float">
            <text:p>-0.0108858858858858</text:p>
          </table:table-cell>
          <table:table-cell office:value-type="float" office:value="-0.022072072072072" calcext:value-type="float">
            <text:p>-0.022072072072072</text:p>
          </table:table-cell>
          <table:table-cell office:value-type="float" office:value="-0.0141141141141141" calcext:value-type="float">
            <text:p>-0.0141141141141141</text:p>
          </table:table-cell>
          <table:table-cell office:value-type="float" office:value="-0.0137387387387387" calcext:value-type="float">
            <text:p>-0.0137387387387387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ands</text:p>
          </table:table-cell>
          <table:table-cell office:value-type="float" office:value="-0.0185585585585585" calcext:value-type="float">
            <text:p>-0.0185585585585585</text:p>
          </table:table-cell>
          <table:table-cell office:value-type="float" office:value="-0.017072072072072" calcext:value-type="float">
            <text:p>-0.017072072072072</text:p>
          </table:table-cell>
          <table:table-cell office:value-type="float" office:value="0.0103603603603604" calcext:value-type="float">
            <text:p>0.0103603603603604</text:p>
          </table:table-cell>
          <table:table-cell office:value-type="float" office:value="-0.00429429429429429" calcext:value-type="float">
            <text:p>-0.00429429429429429</text:p>
          </table:table-cell>
          <table:table-cell office:value-type="float" office:value="-0.0155105105105104" calcext:value-type="float">
            <text:p>-0.0155105105105104</text:p>
          </table:table-cell>
          <table:table-cell office:value-type="float" office:value="-0.0148198198198197" calcext:value-type="float">
            <text:p>-0.0148198198198197</text:p>
          </table:table-cell>
          <table:table-cell office:value-type="float" office:value="0.00714714714714726" calcext:value-type="float">
            <text:p>0.00714714714714726</text:p>
          </table:table-cell>
          <table:table-cell office:value-type="float" office:value="-0.00298798798798794" calcext:value-type="float">
            <text:p>-0.00298798798798794</text:p>
          </table:table-cell>
          <table:table-cell office:value-type="float" office:value="0.00208708708708705" calcext:value-type="float">
            <text:p>0.00208708708708705</text:p>
          </table:table-cell>
          <table:table-cell office:value-type="float" office:value="-0.00657657657657651" calcext:value-type="float">
            <text:p>-0.00657657657657651</text:p>
          </table:table-cell>
          <table:table-cell office:value-type="float" office:value="-0.0122222222222221" calcext:value-type="float">
            <text:p>-0.0122222222222221</text:p>
          </table:table-cell>
          <table:table-cell office:value-type="float" office:value="-0.00929429429429418" calcext:value-type="float">
            <text:p>-0.00929429429429418</text:p>
          </table:table-cell>
          <table:table-cell office:value-type="float" office:value="0.00498498498498512" calcext:value-type="float">
            <text:p>0.00498498498498512</text:p>
          </table:table-cell>
          <table:table-cell office:value-type="float" office:value="-0.0109309309309309" calcext:value-type="float">
            <text:p>-0.0109309309309309</text:p>
          </table:table-cell>
          <table:table-cell office:value-type="float" office:value="-0.00405405405405401" calcext:value-type="float">
            <text:p>-0.00405405405405401</text:p>
          </table:table-cell>
          <table:table-cell office:value-type="float" office:value="-0.00714714714714704" calcext:value-type="float">
            <text:p>-0.007147147147147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anknote_authentication</text:p>
          </table:table-cell>
          <table:table-cell office:value-type="float" office:value="-0.00584470538453408" calcext:value-type="float">
            <text:p>-0.00584470538453408</text:p>
          </table:table-cell>
          <table:table-cell office:value-type="float" office:value="0.0029144187030572" calcext:value-type="float">
            <text:p>0.0029144187030572</text:p>
          </table:table-cell>
          <table:table-cell office:value-type="float" office:value="0.00437427271765578" calcext:value-type="float">
            <text:p>0.00437427271765578</text:p>
          </table:table-cell>
          <table:table-cell office:value-type="float" office:value="0.00145985401459836" calcext:value-type="float">
            <text:p>0.00145985401459836</text:p>
          </table:table-cell>
          <table:table-cell office:value-type="float" office:value="0.0029144187030572" calcext:value-type="float">
            <text:p>0.0029144187030572</text:p>
          </table:table-cell>
          <table:table-cell office:value-type="float" office:value="0.00290912937691756" calcext:value-type="float">
            <text:p>0.00290912937691756</text:p>
          </table:table-cell>
          <table:table-cell office:value-type="float" office:value="0.00144927536231876" calcext:value-type="float">
            <text:p>0.00144927536231876</text:p>
          </table:table-cell>
          <table:table-cell office:value-type="float" office:value="-0.00218449169575807" calcext:value-type="float">
            <text:p>-0.00218449169575807</text:p>
          </table:table-cell>
          <table:table-cell office:value-type="float" office:value="-0.0000105786522796025" calcext:value-type="float">
            <text:p>-1.05786522796025E-05</text:p>
          </table:table-cell>
          <table:table-cell office:value-type="float" office:value="0.00436369406537596" calcext:value-type="float">
            <text:p>0.00436369406537596</text:p>
          </table:table-cell>
          <table:table-cell office:value-type="float" office:value="0.00437427271765578" calcext:value-type="float">
            <text:p>0.00437427271765578</text:p>
          </table:table-cell>
          <table:table-cell office:value-type="float" office:value="0.0029144187030572" calcext:value-type="float">
            <text:p>0.0029144187030572</text:p>
          </table:table-cell>
          <table:table-cell office:value-type="float" office:value="0.000729927007299347" calcext:value-type="float">
            <text:p>0.000729927007299347</text:p>
          </table:table-cell>
          <table:table-cell office:value-type="float" office:value="-0.00146514334073844" calcext:value-type="float">
            <text:p>-0.00146514334073844</text:p>
          </table:table-cell>
          <table:table-cell office:value-type="float" office:value="0.00144927536231876" calcext:value-type="float">
            <text:p>0.00144927536231876</text:p>
          </table:table-cell>
          <table:table-cell office:value-type="float" office:value="0.00436898339151581" calcext:value-type="float">
            <text:p>0.0043689833915158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anknote_authentication</text:p>
          </table:table-cell>
          <table:table-cell office:value-type="float" office:value="-0.00437427271765567" calcext:value-type="float">
            <text:p>-0.00437427271765567</text:p>
          </table:table-cell>
          <table:table-cell office:value-type="float" office:value="0.00437427271765578" calcext:value-type="float">
            <text:p>0.00437427271765578</text:p>
          </table:table-cell>
          <table:table-cell office:value-type="float" office:value="0.00583412673225436" calcext:value-type="float">
            <text:p>0.00583412673225436</text:p>
          </table:table-cell>
          <table:table-cell office:value-type="float" office:value="0.00291441870305742" calcext:value-type="float">
            <text:p>0.00291441870305742</text:p>
          </table:table-cell>
          <table:table-cell table:number-columns-repeated="2" office:value-type="float" office:value="0.00218449169575818" calcext:value-type="float">
            <text:p>0.00218449169575818</text:p>
          </table:table-cell>
          <table:table-cell office:value-type="float" office:value="0.00291441870305742" calcext:value-type="float">
            <text:p>0.00291441870305742</text:p>
          </table:table-cell>
          <table:table-cell office:value-type="float" office:value="0.00218449169575818" calcext:value-type="float">
            <text:p>0.00218449169575818</text:p>
          </table:table-cell>
          <table:table-cell office:value-type="float" office:value="0" calcext:value-type="float">
            <text:p>0</text:p>
          </table:table-cell>
          <table:table-cell office:value-type="float" office:value="0.00509891039881538" calcext:value-type="float">
            <text:p>0.00509891039881538</text:p>
          </table:table-cell>
          <table:table-cell office:value-type="float" office:value="0.00437427271765578" calcext:value-type="float">
            <text:p>0.00437427271765578</text:p>
          </table:table-cell>
          <table:table-cell office:value-type="float" office:value="0.00290912937691734" calcext:value-type="float">
            <text:p>0.00290912937691734</text:p>
          </table:table-cell>
          <table:table-cell office:value-type="float" office:value="0.00218449169575818" calcext:value-type="float">
            <text:p>0.00218449169575818</text:p>
          </table:table-cell>
          <table:table-cell office:value-type="float" office:value="0.00217920236961822" calcext:value-type="float">
            <text:p>0.00217920236961822</text:p>
          </table:table-cell>
          <table:table-cell office:value-type="float" office:value="0.00218449169575818" calcext:value-type="float">
            <text:p>0.00218449169575818</text:p>
          </table:table-cell>
          <table:table-cell office:value-type="float" office:value="0.00436898339151615" calcext:value-type="float">
            <text:p>0.0043689833915161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anknote_authentication</text:p>
          </table:table-cell>
          <table:table-cell office:value-type="float" office:value="-0.00437956204379564" calcext:value-type="float">
            <text:p>-0.00437956204379564</text:p>
          </table:table-cell>
          <table:table-cell office:value-type="float" office:value="0.00437427271765578" calcext:value-type="float">
            <text:p>0.00437427271765578</text:p>
          </table:table-cell>
          <table:table-cell office:value-type="float" office:value="0.00583412673225436" calcext:value-type="float">
            <text:p>0.00583412673225436</text:p>
          </table:table-cell>
          <table:table-cell office:value-type="float" office:value="0.00437427271765578" calcext:value-type="float">
            <text:p>0.00437427271765578</text:p>
          </table:table-cell>
          <table:table-cell table:number-columns-repeated="2" office:value-type="float" office:value="0.00218449169575818" calcext:value-type="float">
            <text:p>0.00218449169575818</text:p>
          </table:table-cell>
          <table:table-cell office:value-type="float" office:value="0.00291441870305742" calcext:value-type="float">
            <text:p>0.00291441870305742</text:p>
          </table:table-cell>
          <table:table-cell office:value-type="float" office:value="0.00145456468845862" calcext:value-type="float">
            <text:p>0.00145456468845862</text:p>
          </table:table-cell>
          <table:table-cell table:number-columns-repeated="2" office:value-type="float" office:value="0.00291441870305742" calcext:value-type="float">
            <text:p>0.00291441870305742</text:p>
          </table:table-cell>
          <table:table-cell office:value-type="float" office:value="0.00218449169575818" calcext:value-type="float">
            <text:p>0.00218449169575818</text:p>
          </table:table-cell>
          <table:table-cell office:value-type="float" office:value="0.00290912937691734" calcext:value-type="float">
            <text:p>0.00290912937691734</text:p>
          </table:table-cell>
          <table:table-cell office:value-type="float" office:value="0.00291441870305742" calcext:value-type="float">
            <text:p>0.00291441870305742</text:p>
          </table:table-cell>
          <table:table-cell office:value-type="float" office:value="0.00217920236961822" calcext:value-type="float">
            <text:p>0.00217920236961822</text:p>
          </table:table-cell>
          <table:table-cell office:value-type="float" office:value="0.00291441870305742" calcext:value-type="float">
            <text:p>0.00291441870305742</text:p>
          </table:table-cell>
          <table:table-cell office:value-type="float" office:value="0.00364434571035643" calcext:value-type="float">
            <text:p>0.0036443457103564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anknote_authentication</text:p>
          </table:table-cell>
          <table:table-cell office:value-type="float" office:value="-0.00437427271765567" calcext:value-type="float">
            <text:p>-0.00437427271765567</text:p>
          </table:table-cell>
          <table:table-cell office:value-type="float" office:value="0.00364434571035643" calcext:value-type="float">
            <text:p>0.00364434571035643</text:p>
          </table:table-cell>
          <table:table-cell office:value-type="float" office:value="0.00510419972495502" calcext:value-type="float">
            <text:p>0.00510419972495502</text:p>
          </table:table-cell>
          <table:table-cell office:value-type="float" office:value="0.00437427271765578" calcext:value-type="float">
            <text:p>0.00437427271765578</text:p>
          </table:table-cell>
          <table:table-cell office:value-type="float" office:value="0.00218449169575818" calcext:value-type="float">
            <text:p>0.00218449169575818</text:p>
          </table:table-cell>
          <table:table-cell office:value-type="float" office:value="0.00145456468845862" calcext:value-type="float">
            <text:p>0.00145456468845862</text:p>
          </table:table-cell>
          <table:table-cell office:value-type="float" office:value="0.00290912937691734" calcext:value-type="float">
            <text:p>0.00290912937691734</text:p>
          </table:table-cell>
          <table:table-cell office:value-type="float" office:value="0.00218449169575818" calcext:value-type="float">
            <text:p>0.00218449169575818</text:p>
          </table:table-cell>
          <table:table-cell office:value-type="float" office:value="0.00145456468845862" calcext:value-type="float">
            <text:p>0.00145456468845862</text:p>
          </table:table-cell>
          <table:table-cell office:value-type="float" office:value="0.00437427271765578" calcext:value-type="float">
            <text:p>0.00437427271765578</text:p>
          </table:table-cell>
          <table:table-cell table:number-columns-repeated="3" office:value-type="float" office:value="0.00291441870305742" calcext:value-type="float">
            <text:p>0.00291441870305742</text:p>
          </table:table-cell>
          <table:table-cell office:value-type="float" office:value="0.00217920236961822" calcext:value-type="float">
            <text:p>0.00217920236961822</text:p>
          </table:table-cell>
          <table:table-cell office:value-type="float" office:value="0.00291441870305742" calcext:value-type="float">
            <text:p>0.00291441870305742</text:p>
          </table:table-cell>
          <table:table-cell office:value-type="float" office:value="0.00218449169575818" calcext:value-type="float">
            <text:p>0.0021844916957581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anknote_authentication</text:p>
          </table:table-cell>
          <table:table-cell office:value-type="float" office:value="-0.00364963503649618" calcext:value-type="float">
            <text:p>-0.00364963503649618</text:p>
          </table:table-cell>
          <table:table-cell office:value-type="float" office:value="0.00364434571035643" calcext:value-type="float">
            <text:p>0.00364434571035643</text:p>
          </table:table-cell>
          <table:table-cell office:value-type="float" office:value="0.00510419972495502" calcext:value-type="float">
            <text:p>0.00510419972495502</text:p>
          </table:table-cell>
          <table:table-cell office:value-type="float" office:value="0.00365492436263615" calcext:value-type="float">
            <text:p>0.00365492436263615</text:p>
          </table:table-cell>
          <table:table-cell office:value-type="float" office:value="0.00145456468845862" calcext:value-type="float">
            <text:p>0.00145456468845862</text:p>
          </table:table-cell>
          <table:table-cell office:value-type="float" office:value="0.000724637681159379" calcext:value-type="float">
            <text:p>0.000724637681159379</text:p>
          </table:table-cell>
          <table:table-cell office:value-type="float" office:value="0.00363905638421658" calcext:value-type="float">
            <text:p>0.00363905638421658</text:p>
          </table:table-cell>
          <table:table-cell table:number-columns-repeated="2" office:value-type="float" office:value="0.00218449169575818" calcext:value-type="float">
            <text:p>0.00218449169575818</text:p>
          </table:table-cell>
          <table:table-cell table:number-columns-repeated="2" office:value-type="float" office:value="0.00364434571035643" calcext:value-type="float">
            <text:p>0.00364434571035643</text:p>
          </table:table-cell>
          <table:table-cell office:value-type="float" office:value="0.00291441870305742" calcext:value-type="float">
            <text:p>0.00291441870305742</text:p>
          </table:table-cell>
          <table:table-cell office:value-type="float" office:value="0.00218449169575818" calcext:value-type="float">
            <text:p>0.00218449169575818</text:p>
          </table:table-cell>
          <table:table-cell office:value-type="float" office:value="0.00217920236961822" calcext:value-type="float">
            <text:p>0.00217920236961822</text:p>
          </table:table-cell>
          <table:table-cell office:value-type="float" office:value="0.00291441870305742" calcext:value-type="float">
            <text:p>0.00291441870305742</text:p>
          </table:table-cell>
          <table:table-cell office:value-type="float" office:value="0.00145456468845862" calcext:value-type="float">
            <text:p>0.0014545646884586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anknote_authentication</text:p>
          </table:table-cell>
          <table:table-cell office:value-type="float" office:value="-0.00452448958002749" calcext:value-type="float">
            <text:p>-0.00452448958002749</text:p>
          </table:table-cell>
          <table:table-cell office:value-type="float" office:value="0.00379033111181626" calcext:value-type="float">
            <text:p>0.00379033111181626</text:p>
          </table:table-cell>
          <table:table-cell office:value-type="float" office:value="0.00525018512641484" calcext:value-type="float">
            <text:p>0.00525018512641484</text:p>
          </table:table-cell>
          <table:table-cell office:value-type="float" office:value="0.00335554850312059" calcext:value-type="float">
            <text:p>0.00335554850312059</text:p>
          </table:table-cell>
          <table:table-cell office:value-type="float" office:value="0.00218449169575796" calcext:value-type="float">
            <text:p>0.00218449169575796</text:p>
          </table:table-cell>
          <table:table-cell office:value-type="float" office:value="0.00189146302761045" calcext:value-type="float">
            <text:p>0.00189146302761045</text:p>
          </table:table-cell>
          <table:table-cell office:value-type="float" office:value="0.00276525970591346" calcext:value-type="float">
            <text:p>0.00276525970591346</text:p>
          </table:table-cell>
          <table:table-cell office:value-type="float" office:value="0.00116470961599491" calcext:value-type="float">
            <text:p>0.00116470961599491</text:p>
          </table:table-cell>
          <table:table-cell office:value-type="float" office:value="0.0013085792869989" calcext:value-type="float">
            <text:p>0.0013085792869989</text:p>
          </table:table-cell>
          <table:table-cell office:value-type="float" office:value="0.00407912831905222" calcext:value-type="float">
            <text:p>0.00407912831905222</text:p>
          </table:table-cell>
          <table:table-cell office:value-type="float" office:value="0.00349836030889661" calcext:value-type="float">
            <text:p>0.00349836030889661</text:p>
          </table:table-cell>
          <table:table-cell office:value-type="float" office:value="0.00291230297260137" calcext:value-type="float">
            <text:p>0.00291230297260137</text:p>
          </table:table-cell>
          <table:table-cell office:value-type="float" office:value="0.00218554956098616" calcext:value-type="float">
            <text:p>0.00218554956098616</text:p>
          </table:table-cell>
          <table:table-cell office:value-type="float" office:value="0.00145033322754695" calcext:value-type="float">
            <text:p>0.00145033322754695</text:p>
          </table:table-cell>
          <table:table-cell office:value-type="float" office:value="0.00247540463344986" calcext:value-type="float">
            <text:p>0.00247540463344986</text:p>
          </table:table-cell>
          <table:table-cell office:value-type="float" office:value="0.00320427377552102" calcext:value-type="float">
            <text:p>0.003204273775521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reast-w</text:p>
          </table:table-cell>
          <table:table-cell office:value-type="float" office:value="0.00283643892339536" calcext:value-type="float">
            <text:p>0.00283643892339536</text:p>
          </table:table-cell>
          <table:table-cell office:value-type="float" office:value="0.00573498964803298" calcext:value-type="float">
            <text:p>0.00573498964803298</text:p>
          </table:table-cell>
          <table:table-cell office:value-type="float" office:value="0.00716356107660432" calcext:value-type="float">
            <text:p>0.00716356107660432</text:p>
          </table:table-cell>
          <table:table-cell office:value-type="float" office:value="0.0128985507246375" calcext:value-type="float">
            <text:p>0.0128985507246375</text:p>
          </table:table-cell>
          <table:table-cell office:value-type="float" office:value="0.00289855072463774" calcext:value-type="float">
            <text:p>0.00289855072463774</text:p>
          </table:table-cell>
          <table:table-cell office:value-type="float" office:value="0.00144927536231876" calcext:value-type="float">
            <text:p>0.00144927536231876</text:p>
          </table:table-cell>
          <table:table-cell office:value-type="float" office:value="0.00716356107660432" calcext:value-type="float">
            <text:p>0.00716356107660432</text:p>
          </table:table-cell>
          <table:table-cell office:value-type="float" office:value="0.00571428571428556" calcext:value-type="float">
            <text:p>0.00571428571428556</text:p>
          </table:table-cell>
          <table:table-cell office:value-type="float" office:value="0.0100207039337473" calcext:value-type="float">
            <text:p>0.0100207039337473</text:p>
          </table:table-cell>
          <table:table-cell office:value-type="float" office:value="0.00571428571428556" calcext:value-type="float">
            <text:p>0.00571428571428556</text:p>
          </table:table-cell>
          <table:table-cell office:value-type="float" office:value="0.00859213250517599" calcext:value-type="float">
            <text:p>0.00859213250517599</text:p>
          </table:table-cell>
          <table:table-cell office:value-type="float" office:value="0.00571428571428556" calcext:value-type="float">
            <text:p>0.00571428571428556</text:p>
          </table:table-cell>
          <table:table-cell office:value-type="float" office:value="0.01" calcext:value-type="float">
            <text:p>0.01</text:p>
          </table:table-cell>
          <table:table-cell office:value-type="float" office:value="0.00569358178053814" calcext:value-type="float">
            <text:p>0.00569358178053814</text:p>
          </table:table-cell>
          <table:table-cell office:value-type="float" office:value="0.00571428571428556" calcext:value-type="float">
            <text:p>0.00571428571428556</text:p>
          </table:table-cell>
          <table:table-cell office:value-type="float" office:value="0.0042650103519668" calcext:value-type="float">
            <text:p>0.004265010351966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reast-w</text:p>
          </table:table-cell>
          <table:table-cell office:value-type="float" office:value="0" calcext:value-type="float">
            <text:p>0</text:p>
          </table:table-cell>
          <table:table-cell office:value-type="float" office:value="0.00569358178053847" calcext:value-type="float">
            <text:p>0.00569358178053847</text:p>
          </table:table-cell>
          <table:table-cell office:value-type="float" office:value="0.00571428571428601" calcext:value-type="float">
            <text:p>0.00571428571428601</text:p>
          </table:table-cell>
          <table:table-cell office:value-type="float" office:value="0.00569358178053847" calcext:value-type="float">
            <text:p>0.00569358178053847</text:p>
          </table:table-cell>
          <table:table-cell office:value-type="float" office:value="0.00573498964803321" calcext:value-type="float">
            <text:p>0.00573498964803321</text:p>
          </table:table-cell>
          <table:table-cell office:value-type="float" office:value="0.00426501035196702" calcext:value-type="float">
            <text:p>0.00426501035196702</text:p>
          </table:table-cell>
          <table:table-cell office:value-type="float" office:value="0.00428571428571445" calcext:value-type="float">
            <text:p>0.00428571428571445</text:p>
          </table:table-cell>
          <table:table-cell office:value-type="float" office:value="0.00567287784679105" calcext:value-type="float">
            <text:p>0.00567287784679105</text:p>
          </table:table-cell>
          <table:table-cell office:value-type="float" office:value="0.00140786749482402" calcext:value-type="float">
            <text:p>0.00140786749482402</text:p>
          </table:table-cell>
          <table:table-cell office:value-type="float" office:value="0.00571428571428601" calcext:value-type="float">
            <text:p>0.00571428571428601</text:p>
          </table:table-cell>
          <table:table-cell office:value-type="float" office:value="0" calcext:value-type="float">
            <text:p>0</text:p>
          </table:table-cell>
          <table:table-cell office:value-type="float" office:value="0.00140786749482402" calcext:value-type="float">
            <text:p>0.00140786749482402</text:p>
          </table:table-cell>
          <table:table-cell office:value-type="float" office:value="0.011449275362319" calcext:value-type="float">
            <text:p>0.011449275362319</text:p>
          </table:table-cell>
          <table:table-cell office:value-type="float" office:value="0.00142857142857145" calcext:value-type="float">
            <text:p>0.00142857142857145</text:p>
          </table:table-cell>
          <table:table-cell office:value-type="float" office:value="0.00712215320910981" calcext:value-type="float">
            <text:p>0.00712215320910981</text:p>
          </table:table-cell>
          <table:table-cell office:value-type="float" office:value="0.00569358178053847" calcext:value-type="float">
            <text:p>0.0056935817805384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reast-w</text:p>
          </table:table-cell>
          <table:table-cell office:value-type="float" office:value="0.002857142857143" calcext:value-type="float">
            <text:p>0.002857142857143</text:p>
          </table:table-cell>
          <table:table-cell office:value-type="float" office:value="0.00569358178053836" calcext:value-type="float">
            <text:p>0.00569358178053836</text:p>
          </table:table-cell>
          <table:table-cell office:value-type="float" office:value="0.00714285714285734" calcext:value-type="float">
            <text:p>0.00714285714285734</text:p>
          </table:table-cell>
          <table:table-cell office:value-type="float" office:value="0.00426501035196702" calcext:value-type="float">
            <text:p>0.00426501035196702</text:p>
          </table:table-cell>
          <table:table-cell office:value-type="float" office:value="0.00428571428571434" calcext:value-type="float">
            <text:p>0.00428571428571434</text:p>
          </table:table-cell>
          <table:table-cell office:value-type="float" office:value="0.0013871635610766" calcext:value-type="float">
            <text:p>0.0013871635610766</text:p>
          </table:table-cell>
          <table:table-cell table:number-columns-repeated="3" office:value-type="float" office:value="0.00283643892339558" calcext:value-type="float">
            <text:p>0.00283643892339558</text:p>
          </table:table-cell>
          <table:table-cell office:value-type="float" office:value="0.00428571428571434" calcext:value-type="float">
            <text:p>0.00428571428571434</text:p>
          </table:table-cell>
          <table:table-cell office:value-type="float" office:value="0.00140786749482413" calcext:value-type="float">
            <text:p>0.00140786749482413</text:p>
          </table:table-cell>
          <table:table-cell office:value-type="float" office:value="0.00287784679089054" calcext:value-type="float">
            <text:p>0.00287784679089054</text:p>
          </table:table-cell>
          <table:table-cell office:value-type="float" office:value="0.00859213250517621" calcext:value-type="float">
            <text:p>0.00859213250517621</text:p>
          </table:table-cell>
          <table:table-cell office:value-type="float" office:value="0.00428571428571434" calcext:value-type="float">
            <text:p>0.00428571428571434</text:p>
          </table:table-cell>
          <table:table-cell office:value-type="float" office:value="0.00426501035196702" calcext:value-type="float">
            <text:p>0.00426501035196702</text:p>
          </table:table-cell>
          <table:table-cell office:value-type="float" office:value="0.00142857142857133" calcext:value-type="float">
            <text:p>0.001428571428571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reast-w</text:p>
          </table:table-cell>
          <table:table-cell office:value-type="float" office:value="0.00142857142857167" calcext:value-type="float">
            <text:p>0.00142857142857167</text:p>
          </table:table-cell>
          <table:table-cell office:value-type="float" office:value="-0.000041407867494736" calcext:value-type="float">
            <text:p>-4.1407867494736E-05</text:p>
          </table:table-cell>
          <table:table-cell office:value-type="float" office:value="0.00571428571428601" calcext:value-type="float">
            <text:p>0.00571428571428601</text:p>
          </table:table-cell>
          <table:table-cell office:value-type="float" office:value="-0.0000207039337472015" calcext:value-type="float">
            <text:p>-2.07039337472015E-05</text:p>
          </table:table-cell>
          <table:table-cell office:value-type="float" office:value="0.00428571428571445" calcext:value-type="float">
            <text:p>0.00428571428571445</text:p>
          </table:table-cell>
          <table:table-cell office:value-type="float" office:value="-0.0000207039337472015" calcext:value-type="float">
            <text:p>-2.07039337472015E-05</text:p>
          </table:table-cell>
          <table:table-cell office:value-type="float" office:value="0.00285714285714322" calcext:value-type="float">
            <text:p>0.00285714285714322</text:p>
          </table:table-cell>
          <table:table-cell office:value-type="float" office:value="-0.000041407867494736" calcext:value-type="float">
            <text:p>-4.1407867494736E-05</text:p>
          </table:table-cell>
          <table:table-cell office:value-type="float" office:value="0.00283643892339569" calcext:value-type="float">
            <text:p>0.00283643892339569</text:p>
          </table:table-cell>
          <table:table-cell office:value-type="float" office:value="-0.0000207039337472015" calcext:value-type="float">
            <text:p>-2.07039337472015E-05</text:p>
          </table:table-cell>
          <table:table-cell office:value-type="float" office:value="0.00283643892339569" calcext:value-type="float">
            <text:p>0.00283643892339569</text:p>
          </table:table-cell>
          <table:table-cell office:value-type="float" office:value="0.00430641821946187" calcext:value-type="float">
            <text:p>0.00430641821946187</text:p>
          </table:table-cell>
          <table:table-cell office:value-type="float" office:value="0.00716356107660487" calcext:value-type="float">
            <text:p>0.00716356107660487</text:p>
          </table:table-cell>
          <table:table-cell office:value-type="float" office:value="0" calcext:value-type="float">
            <text:p>0</text:p>
          </table:table-cell>
          <table:table-cell office:value-type="float" office:value="0.00428571428571445" calcext:value-type="float">
            <text:p>0.00428571428571445</text:p>
          </table:table-cell>
          <table:table-cell office:value-type="float" office:value="0.00430641821946187" calcext:value-type="float">
            <text:p>0.0043064182194618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reast-w</text:p>
          </table:table-cell>
          <table:table-cell office:value-type="float" office:value="0.00287784679089043" calcext:value-type="float">
            <text:p>0.00287784679089043</text:p>
          </table:table-cell>
          <table:table-cell office:value-type="float" office:value="0.002857142857143" calcext:value-type="float">
            <text:p>0.002857142857143</text:p>
          </table:table-cell>
          <table:table-cell office:value-type="float" office:value="0.00430641821946176" calcext:value-type="float">
            <text:p>0.00430641821946176</text:p>
          </table:table-cell>
          <table:table-cell office:value-type="float" office:value="0.00428571428571445" calcext:value-type="float">
            <text:p>0.00428571428571445</text:p>
          </table:table-cell>
          <table:table-cell office:value-type="float" office:value="0.0100207039337475" calcext:value-type="float">
            <text:p>0.0100207039337475</text:p>
          </table:table-cell>
          <table:table-cell office:value-type="float" office:value="0.00142857142857156" calcext:value-type="float">
            <text:p>0.00142857142857156</text:p>
          </table:table-cell>
          <table:table-cell office:value-type="float" office:value="0.00428571428571445" calcext:value-type="float">
            <text:p>0.00428571428571445</text:p>
          </table:table-cell>
          <table:table-cell office:value-type="float" office:value="0.00142857142857156" calcext:value-type="float">
            <text:p>0.00142857142857156</text:p>
          </table:table-cell>
          <table:table-cell office:value-type="float" office:value="0.00428571428571445" calcext:value-type="float">
            <text:p>0.00428571428571445</text:p>
          </table:table-cell>
          <table:table-cell office:value-type="float" office:value="0.00573498964803321" calcext:value-type="float">
            <text:p>0.00573498964803321</text:p>
          </table:table-cell>
          <table:table-cell office:value-type="float" office:value="0.002857142857143" calcext:value-type="float">
            <text:p>0.002857142857143</text:p>
          </table:table-cell>
          <table:table-cell office:value-type="float" office:value="0.00287784679089043" calcext:value-type="float">
            <text:p>0.00287784679089043</text:p>
          </table:table-cell>
          <table:table-cell office:value-type="float" office:value="0.00718426501035196" calcext:value-type="float">
            <text:p>0.00718426501035196</text:p>
          </table:table-cell>
          <table:table-cell office:value-type="float" office:value="0.00144927536231876" calcext:value-type="float">
            <text:p>0.00144927536231876</text:p>
          </table:table-cell>
          <table:table-cell office:value-type="float" office:value="0.00859213250517599" calcext:value-type="float">
            <text:p>0.00859213250517599</text:p>
          </table:table-cell>
          <table:table-cell office:value-type="float" office:value="0.00575569358178063" calcext:value-type="float">
            <text:p>0.0057556935817806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reast-w</text:p>
          </table:table-cell>
          <table:table-cell office:value-type="float" office:value="0.00200000000000011" calcext:value-type="float">
            <text:p>0.00200000000000011</text:p>
          </table:table-cell>
          <table:table-cell office:value-type="float" office:value="0.00398757763975177" calcext:value-type="float">
            <text:p>0.00398757763975177</text:p>
          </table:table-cell>
          <table:table-cell office:value-type="float" office:value="0.0060082815734992" calcext:value-type="float">
            <text:p>0.0060082815734992</text:p>
          </table:table-cell>
          <table:table-cell office:value-type="float" office:value="0.00542443064182219" calcext:value-type="float">
            <text:p>0.00542443064182219</text:p>
          </table:table-cell>
          <table:table-cell office:value-type="float" office:value="0.0054451345755695" calcext:value-type="float">
            <text:p>0.0054451345755695</text:p>
          </table:table-cell>
          <table:table-cell office:value-type="float" office:value="0.00170186335403744" calcext:value-type="float">
            <text:p>0.00170186335403744</text:p>
          </table:table-cell>
          <table:table-cell office:value-type="float" office:value="0.00428571428571445" calcext:value-type="float">
            <text:p>0.00428571428571445</text:p>
          </table:table-cell>
          <table:table-cell office:value-type="float" office:value="0.00312215320910991" calcext:value-type="float">
            <text:p>0.00312215320910991</text:p>
          </table:table-cell>
          <table:table-cell office:value-type="float" office:value="0.00427743271221548" calcext:value-type="float">
            <text:p>0.00427743271221548</text:p>
          </table:table-cell>
          <table:table-cell office:value-type="float" office:value="0.00428571428571445" calcext:value-type="float">
            <text:p>0.00428571428571445</text:p>
          </table:table-cell>
          <table:table-cell office:value-type="float" office:value="0.00313871635610785" calcext:value-type="float">
            <text:p>0.00313871635610785</text:p>
          </table:table-cell>
          <table:table-cell office:value-type="float" office:value="0.00343685300207053" calcext:value-type="float">
            <text:p>0.00343685300207053</text:p>
          </table:table-cell>
          <table:table-cell office:value-type="float" office:value="0.00887784679089043" calcext:value-type="float">
            <text:p>0.00887784679089043</text:p>
          </table:table-cell>
          <table:table-cell office:value-type="float" office:value="0.00257142857142867" calcext:value-type="float">
            <text:p>0.00257142857142867</text:p>
          </table:table-cell>
          <table:table-cell office:value-type="float" office:value="0.00599585921325063" calcext:value-type="float">
            <text:p>0.00599585921325063</text:p>
          </table:table-cell>
          <table:table-cell office:value-type="float" office:value="0.00428985507246382" calcext:value-type="float">
            <text:p>0.004289855072463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upa</text:p>
          </table:table-cell>
          <table:table-cell office:value-type="float" office:value="0.0436134453781512" calcext:value-type="float">
            <text:p>0.0436134453781512</text:p>
          </table:table-cell>
          <table:table-cell office:value-type="float" office:value="0.0175630252100839" calcext:value-type="float">
            <text:p>0.0175630252100839</text:p>
          </table:table-cell>
          <table:table-cell office:value-type="float" office:value="0.0324369747899159" calcext:value-type="float">
            <text:p>0.0324369747899159</text:p>
          </table:table-cell>
          <table:table-cell office:value-type="float" office:value="-0.0146218487394959" calcext:value-type="float">
            <text:p>-0.0146218487394959</text:p>
          </table:table-cell>
          <table:table-cell office:value-type="float" office:value="0.0528571428571427" calcext:value-type="float">
            <text:p>0.0528571428571427</text:p>
          </table:table-cell>
          <table:table-cell office:value-type="float" office:value="0.0172268907563025" calcext:value-type="float">
            <text:p>0.0172268907563025</text:p>
          </table:table-cell>
          <table:table-cell office:value-type="float" office:value="-0.00865546218487401" calcext:value-type="float">
            <text:p>-0.00865546218487401</text:p>
          </table:table-cell>
          <table:table-cell office:value-type="float" office:value="0.0612605042016806" calcext:value-type="float">
            <text:p>0.0612605042016806</text:p>
          </table:table-cell>
          <table:table-cell office:value-type="float" office:value="0.0317647058823529" calcext:value-type="float">
            <text:p>0.0317647058823529</text:p>
          </table:table-cell>
          <table:table-cell office:value-type="float" office:value="0.00285714285714278" calcext:value-type="float">
            <text:p>0.00285714285714278</text:p>
          </table:table-cell>
          <table:table-cell office:value-type="float" office:value="0.0262184873949579" calcext:value-type="float">
            <text:p>0.0262184873949579</text:p>
          </table:table-cell>
          <table:table-cell office:value-type="float" office:value="0.01781512605042" calcext:value-type="float">
            <text:p>0.01781512605042</text:p>
          </table:table-cell>
          <table:table-cell office:value-type="float" office:value="0.0086554621848739" calcext:value-type="float">
            <text:p>0.0086554621848739</text:p>
          </table:table-cell>
          <table:table-cell office:value-type="float" office:value="0.00588235294117645" calcext:value-type="float">
            <text:p>0.00588235294117645</text:p>
          </table:table-cell>
          <table:table-cell office:value-type="float" office:value="0.023361344537815" calcext:value-type="float">
            <text:p>0.023361344537815</text:p>
          </table:table-cell>
          <table:table-cell office:value-type="float" office:value="-0.00302521008403367" calcext:value-type="float">
            <text:p>-0.0030252100840336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upa</text:p>
          </table:table-cell>
          <table:table-cell office:value-type="float" office:value="0.0235294117647059" calcext:value-type="float">
            <text:p>0.0235294117647059</text:p>
          </table:table-cell>
          <table:table-cell office:value-type="float" office:value="-0.00537815126050412" calcext:value-type="float">
            <text:p>-0.00537815126050412</text:p>
          </table:table-cell>
          <table:table-cell office:value-type="float" office:value="0.017983193277311" calcext:value-type="float">
            <text:p>0.017983193277311</text:p>
          </table:table-cell>
          <table:table-cell office:value-type="float" office:value="0.0239495798319328" calcext:value-type="float">
            <text:p>0.0239495798319328</text:p>
          </table:table-cell>
          <table:table-cell office:value-type="float" office:value="0.0207563025210085" calcext:value-type="float">
            <text:p>0.0207563025210085</text:p>
          </table:table-cell>
          <table:table-cell office:value-type="float" office:value="0.0150420168067228" calcext:value-type="float">
            <text:p>0.0150420168067228</text:p>
          </table:table-cell>
          <table:table-cell office:value-type="float" office:value="0.043781512605042" calcext:value-type="float">
            <text:p>0.043781512605042</text:p>
          </table:table-cell>
          <table:table-cell office:value-type="float" office:value="0.0181512605042017" calcext:value-type="float">
            <text:p>0.0181512605042017</text:p>
          </table:table-cell>
          <table:table-cell office:value-type="float" office:value="0.00890756302521012" calcext:value-type="float">
            <text:p>0.00890756302521012</text:p>
          </table:table-cell>
          <table:table-cell office:value-type="float" office:value="0.023781512605042" calcext:value-type="float">
            <text:p>0.023781512605042</text:p>
          </table:table-cell>
          <table:table-cell office:value-type="float" office:value="0.0149579831932773" calcext:value-type="float">
            <text:p>0.0149579831932773</text:p>
          </table:table-cell>
          <table:table-cell office:value-type="float" office:value="0.0150420168067228" calcext:value-type="float">
            <text:p>0.0150420168067228</text:p>
          </table:table-cell>
          <table:table-cell office:value-type="float" office:value="0.0121008403361345" calcext:value-type="float">
            <text:p>0.0121008403361345</text:p>
          </table:table-cell>
          <table:table-cell office:value-type="float" office:value="0.0265546218487395" calcext:value-type="float">
            <text:p>0.0265546218487395</text:p>
          </table:table-cell>
          <table:table-cell office:value-type="float" office:value="0.012016806722689" calcext:value-type="float">
            <text:p>0.012016806722689</text:p>
          </table:table-cell>
          <table:table-cell office:value-type="float" office:value="0.003109243697479" calcext:value-type="float">
            <text:p>0.00310924369747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upa</text:p>
          </table:table-cell>
          <table:table-cell office:value-type="float" office:value="0.034873949579832" calcext:value-type="float">
            <text:p>0.034873949579832</text:p>
          </table:table-cell>
          <table:table-cell office:value-type="float" office:value="-0.00563025210084034" calcext:value-type="float">
            <text:p>-0.00563025210084034</text:p>
          </table:table-cell>
          <table:table-cell office:value-type="float" office:value="0.0147058823529412" calcext:value-type="float">
            <text:p>0.0147058823529412</text:p>
          </table:table-cell>
          <table:table-cell office:value-type="float" office:value="0.0205882352941177" calcext:value-type="float">
            <text:p>0.0205882352941177</text:p>
          </table:table-cell>
          <table:table-cell office:value-type="float" office:value="0.00899159663865556" calcext:value-type="float">
            <text:p>0.00899159663865556</text:p>
          </table:table-cell>
          <table:table-cell office:value-type="float" office:value="0.0290756302521009" calcext:value-type="float">
            <text:p>0.0290756302521009</text:p>
          </table:table-cell>
          <table:table-cell office:value-type="float" office:value="0.0145378151260505" calcext:value-type="float">
            <text:p>0.0145378151260505</text:p>
          </table:table-cell>
          <table:table-cell office:value-type="float" office:value="0.0260504201680672" calcext:value-type="float">
            <text:p>0.0260504201680672</text:p>
          </table:table-cell>
          <table:table-cell office:value-type="float" office:value="0.00277310924369745" calcext:value-type="float">
            <text:p>0.00277310924369745</text:p>
          </table:table-cell>
          <table:table-cell office:value-type="float" office:value="0.014873949579832" calcext:value-type="float">
            <text:p>0.014873949579832</text:p>
          </table:table-cell>
          <table:table-cell office:value-type="float" office:value="0.000336134453781556" calcext:value-type="float">
            <text:p>0.000336134453781556</text:p>
          </table:table-cell>
          <table:table-cell office:value-type="float" office:value="0.011764705882353" calcext:value-type="float">
            <text:p>0.011764705882353</text:p>
          </table:table-cell>
          <table:table-cell office:value-type="float" office:value="0.017563025210084" calcext:value-type="float">
            <text:p>0.017563025210084</text:p>
          </table:table-cell>
          <table:table-cell office:value-type="float" office:value="0.0205042016806722" calcext:value-type="float">
            <text:p>0.0205042016806722</text:p>
          </table:table-cell>
          <table:table-cell office:value-type="float" office:value="0.0204201680672269" calcext:value-type="float">
            <text:p>0.0204201680672269</text:p>
          </table:table-cell>
          <table:table-cell office:value-type="float" office:value="-0.00277310924369745" calcext:value-type="float">
            <text:p>-0.0027731092436974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upa</text:p>
          </table:table-cell>
          <table:table-cell office:value-type="float" office:value="0.014453781512605" calcext:value-type="float">
            <text:p>0.014453781512605</text:p>
          </table:table-cell>
          <table:table-cell office:value-type="float" office:value="-0.0174789915966387" calcext:value-type="float">
            <text:p>-0.0174789915966387</text:p>
          </table:table-cell>
          <table:table-cell office:value-type="float" office:value="0.003109243697479" calcext:value-type="float">
            <text:p>0.003109243697479</text:p>
          </table:table-cell>
          <table:table-cell office:value-type="float" office:value="0.00890756302521012" calcext:value-type="float">
            <text:p>0.00890756302521012</text:p>
          </table:table-cell>
          <table:table-cell office:value-type="float" office:value="0.00596638655462189" calcext:value-type="float">
            <text:p>0.00596638655462189</text:p>
          </table:table-cell>
          <table:table-cell office:value-type="float" office:value="0.0117647058823529" calcext:value-type="float">
            <text:p>0.0117647058823529</text:p>
          </table:table-cell>
          <table:table-cell office:value-type="float" office:value="0.0115126050420168" calcext:value-type="float">
            <text:p>0.0115126050420168</text:p>
          </table:table-cell>
          <table:table-cell office:value-type="float" office:value="-0.00277310924369745" calcext:value-type="float">
            <text:p>-0.00277310924369745</text:p>
          </table:table-cell>
          <table:table-cell office:value-type="float" office:value="0.00857142857142856" calcext:value-type="float">
            <text:p>0.00857142857142856</text:p>
          </table:table-cell>
          <table:table-cell office:value-type="float" office:value="0.00613445378151267" calcext:value-type="float">
            <text:p>0.00613445378151267</text:p>
          </table:table-cell>
          <table:table-cell office:value-type="float" office:value="-0.0114285714285715" calcext:value-type="float">
            <text:p>-0.0114285714285715</text:p>
          </table:table-cell>
          <table:table-cell office:value-type="float" office:value="0.00285714285714289" calcext:value-type="float">
            <text:p>0.00285714285714289</text:p>
          </table:table-cell>
          <table:table-cell office:value-type="float" office:value="-0.00563025210084034" calcext:value-type="float">
            <text:p>-0.00563025210084034</text:p>
          </table:table-cell>
          <table:table-cell office:value-type="float" office:value="0.00294117647058822" calcext:value-type="float">
            <text:p>0.00294117647058822</text:p>
          </table:table-cell>
          <table:table-cell office:value-type="float" office:value="0.0145378151260505" calcext:value-type="float">
            <text:p>0.0145378151260505</text:p>
          </table:table-cell>
          <table:table-cell office:value-type="float" office:value="0.000252100840336222" calcext:value-type="float">
            <text:p>0.00025210084033622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upa</text:p>
          </table:table-cell>
          <table:table-cell office:value-type="float" office:value="0.014453781512605" calcext:value-type="float">
            <text:p>0.014453781512605</text:p>
          </table:table-cell>
          <table:table-cell office:value-type="float" office:value="-0.0173109243697479" calcext:value-type="float">
            <text:p>-0.0173109243697479</text:p>
          </table:table-cell>
          <table:table-cell office:value-type="float" office:value="0.003109243697479" calcext:value-type="float">
            <text:p>0.003109243697479</text:p>
          </table:table-cell>
          <table:table-cell office:value-type="float" office:value="0.017563025210084" calcext:value-type="float">
            <text:p>0.017563025210084</text:p>
          </table:table-cell>
          <table:table-cell office:value-type="float" office:value="0.00882352941176467" calcext:value-type="float">
            <text:p>0.00882352941176467</text:p>
          </table:table-cell>
          <table:table-cell office:value-type="float" office:value="0.0116806722689076" calcext:value-type="float">
            <text:p>0.0116806722689076</text:p>
          </table:table-cell>
          <table:table-cell office:value-type="float" office:value="0.014453781512605" calcext:value-type="float">
            <text:p>0.014453781512605</text:p>
          </table:table-cell>
          <table:table-cell office:value-type="float" office:value="0.0173949579831932" calcext:value-type="float">
            <text:p>0.0173949579831932</text:p>
          </table:table-cell>
          <table:table-cell office:value-type="float" office:value="0.00285714285714289" calcext:value-type="float">
            <text:p>0.00285714285714289</text:p>
          </table:table-cell>
          <table:table-cell office:value-type="float" office:value="0.0120168067226891" calcext:value-type="float">
            <text:p>0.0120168067226891</text:p>
          </table:table-cell>
          <table:table-cell office:value-type="float" office:value="-0.00563025210084034" calcext:value-type="float">
            <text:p>-0.00563025210084034</text:p>
          </table:table-cell>
          <table:table-cell office:value-type="float" office:value="0.00588235294117645" calcext:value-type="float">
            <text:p>0.00588235294117645</text:p>
          </table:table-cell>
          <table:table-cell office:value-type="float" office:value="-0.00571428571428578" calcext:value-type="float">
            <text:p>-0.00571428571428578</text:p>
          </table:table-cell>
          <table:table-cell office:value-type="float" office:value="0.00882352941176467" calcext:value-type="float">
            <text:p>0.00882352941176467</text:p>
          </table:table-cell>
          <table:table-cell office:value-type="float" office:value="0.0117647058823529" calcext:value-type="float">
            <text:p>0.0117647058823529</text:p>
          </table:table-cell>
          <table:table-cell office:value-type="float" office:value="-0.00285714285714278" calcext:value-type="float">
            <text:p>-0.00285714285714278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upa</text:p>
          </table:table-cell>
          <table:table-cell office:value-type="float" office:value="0.0261848739495798" calcext:value-type="float">
            <text:p>0.0261848739495798</text:p>
          </table:table-cell>
          <table:table-cell office:value-type="float" office:value="-0.00564705882352945" calcext:value-type="float">
            <text:p>-0.00564705882352945</text:p>
          </table:table-cell>
          <table:table-cell office:value-type="float" office:value="0.0142689075630252" calcext:value-type="float">
            <text:p>0.0142689075630252</text:p>
          </table:table-cell>
          <table:table-cell office:value-type="float" office:value="0.0112773109243697" calcext:value-type="float">
            <text:p>0.0112773109243697</text:p>
          </table:table-cell>
          <table:table-cell office:value-type="float" office:value="0.0194789915966387" calcext:value-type="float">
            <text:p>0.0194789915966387</text:p>
          </table:table-cell>
          <table:table-cell office:value-type="float" office:value="0.0169579831932773" calcext:value-type="float">
            <text:p>0.0169579831932773</text:p>
          </table:table-cell>
          <table:table-cell office:value-type="float" office:value="0.015126050420168" calcext:value-type="float">
            <text:p>0.015126050420168</text:p>
          </table:table-cell>
          <table:table-cell office:value-type="float" office:value="0.0240168067226891" calcext:value-type="float">
            <text:p>0.0240168067226891</text:p>
          </table:table-cell>
          <table:table-cell office:value-type="float" office:value="0.0109747899159665" calcext:value-type="float">
            <text:p>0.0109747899159665</text:p>
          </table:table-cell>
          <table:table-cell office:value-type="float" office:value="0.0119327731092437" calcext:value-type="float">
            <text:p>0.0119327731092437</text:p>
          </table:table-cell>
          <table:table-cell office:value-type="float" office:value="0.004890756302521" calcext:value-type="float">
            <text:p>0.004890756302521</text:p>
          </table:table-cell>
          <table:table-cell office:value-type="float" office:value="0.010672268907563" calcext:value-type="float">
            <text:p>0.010672268907563</text:p>
          </table:table-cell>
          <table:table-cell office:value-type="float" office:value="0.00539495798319323" calcext:value-type="float">
            <text:p>0.00539495798319323</text:p>
          </table:table-cell>
          <table:table-cell office:value-type="float" office:value="0.0129411764705881" calcext:value-type="float">
            <text:p>0.0129411764705881</text:p>
          </table:table-cell>
          <table:table-cell office:value-type="float" office:value="0.0164201680672269" calcext:value-type="float">
            <text:p>0.0164201680672269</text:p>
          </table:table-cell>
          <table:table-cell office:value-type="float" office:value="-0.00105882352941178" calcext:value-type="float">
            <text:p>-0.001058823529411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contraceptive_LS</text:p>
          </table:table-cell>
          <table:table-cell office:value-type="float" office:value="-0.0142857142857142" calcext:value-type="float">
            <text:p>-0.0142857142857142</text:p>
          </table:table-cell>
          <table:table-cell office:value-type="float" office:value="0.00222689075630256" calcext:value-type="float">
            <text:p>0.00222689075630256</text:p>
          </table:table-cell>
          <table:table-cell office:value-type="float" office:value="-0.0201400560224089" calcext:value-type="float">
            <text:p>-0.0201400560224089</text:p>
          </table:table-cell>
          <table:table-cell office:value-type="float" office:value="-0.0129551820728291" calcext:value-type="float">
            <text:p>-0.0129551820728291</text:p>
          </table:table-cell>
          <table:table-cell office:value-type="float" office:value="-0.0356442577030812" calcext:value-type="float">
            <text:p>-0.0356442577030812</text:p>
          </table:table-cell>
          <table:table-cell office:value-type="float" office:value="-0.0165406162464986" calcext:value-type="float">
            <text:p>-0.0165406162464986</text:p>
          </table:table-cell>
          <table:table-cell office:value-type="float" office:value="-0.0260924369747899" calcext:value-type="float">
            <text:p>-0.0260924369747899</text:p>
          </table:table-cell>
          <table:table-cell office:value-type="float" office:value="-0.0224229691876751" calcext:value-type="float">
            <text:p>-0.0224229691876751</text:p>
          </table:table-cell>
          <table:table-cell office:value-type="float" office:value="-0.00707282913165264" calcext:value-type="float">
            <text:p>-0.00707282913165264</text:p>
          </table:table-cell>
          <table:table-cell office:value-type="float" office:value="-0.0225070028011204" calcext:value-type="float">
            <text:p>-0.0225070028011204</text:p>
          </table:table-cell>
          <table:table-cell office:value-type="float" office:value="-0.0118067226890756" calcext:value-type="float">
            <text:p>-0.0118067226890756</text:p>
          </table:table-cell>
          <table:table-cell office:value-type="float" office:value="-0.0142436974789916" calcext:value-type="float">
            <text:p>-0.0142436974789916</text:p>
          </table:table-cell>
          <table:table-cell office:value-type="float" office:value="-0.0214285714285715" calcext:value-type="float">
            <text:p>-0.0214285714285715</text:p>
          </table:table-cell>
          <table:table-cell office:value-type="float" office:value="-0.0249019607843137" calcext:value-type="float">
            <text:p>-0.0249019607843137</text:p>
          </table:table-cell>
          <table:table-cell office:value-type="float" office:value="-0.020266106442577" calcext:value-type="float">
            <text:p>-0.020266106442577</text:p>
          </table:table-cell>
          <table:table-cell office:value-type="float" office:value="-0.0083333333333333" calcext:value-type="float">
            <text:p>-0.00833333333333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contraceptive_LS</text:p>
          </table:table-cell>
          <table:table-cell office:value-type="float" office:value="0.0035574229691876" calcext:value-type="float">
            <text:p>0.0035574229691876</text:p>
          </table:table-cell>
          <table:table-cell office:value-type="float" office:value="-0.00948179271708682" calcext:value-type="float">
            <text:p>-0.00948179271708682</text:p>
          </table:table-cell>
          <table:table-cell office:value-type="float" office:value="-0.0141736694677872" calcext:value-type="float">
            <text:p>-0.0141736694677872</text:p>
          </table:table-cell>
          <table:table-cell office:value-type="float" office:value="0.00593837535013997" calcext:value-type="float">
            <text:p>0.00593837535013997</text:p>
          </table:table-cell>
          <table:table-cell office:value-type="float" office:value="-0.0118767507002802" calcext:value-type="float">
            <text:p>-0.0118767507002802</text:p>
          </table:table-cell>
          <table:table-cell office:value-type="float" office:value="-0.00350140056022408" calcext:value-type="float">
            <text:p>-0.00350140056022408</text:p>
          </table:table-cell>
          <table:table-cell office:value-type="float" office:value="-0.00948179271708682" calcext:value-type="float">
            <text:p>-0.00948179271708682</text:p>
          </table:table-cell>
          <table:table-cell office:value-type="float" office:value="-0.00588235294117645" calcext:value-type="float">
            <text:p>-0.00588235294117645</text:p>
          </table:table-cell>
          <table:table-cell office:value-type="float" office:value="-0.00352941176470589" calcext:value-type="float">
            <text:p>-0.00352941176470589</text:p>
          </table:table-cell>
          <table:table-cell office:value-type="float" office:value="-0.00233893557422971" calcext:value-type="float">
            <text:p>-0.00233893557422971</text:p>
          </table:table-cell>
          <table:table-cell office:value-type="float" office:value="-0.0000140056022409629" calcext:value-type="float">
            <text:p>-1.40056022409629E-05</text:p>
          </table:table-cell>
          <table:table-cell office:value-type="float" office:value="0.00945378151260501" calcext:value-type="float">
            <text:p>0.00945378151260501</text:p>
          </table:table-cell>
          <table:table-cell office:value-type="float" office:value="-0.00831932773109256" calcext:value-type="float">
            <text:p>-0.00831932773109256</text:p>
          </table:table-cell>
          <table:table-cell office:value-type="float" office:value="-0.0141736694677872" calcext:value-type="float">
            <text:p>-0.0141736694677872</text:p>
          </table:table-cell>
          <table:table-cell office:value-type="float" office:value="-0.00352941176470589" calcext:value-type="float">
            <text:p>-0.00352941176470589</text:p>
          </table:table-cell>
          <table:table-cell office:value-type="float" office:value="-0.00949579831932767" calcext:value-type="float">
            <text:p>-0.009495798319327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contraceptive_LS</text:p>
          </table:table-cell>
          <table:table-cell office:value-type="float" office:value="0.00473389355742293" calcext:value-type="float">
            <text:p>0.00473389355742293</text:p>
          </table:table-cell>
          <table:table-cell office:value-type="float" office:value="-0.00941176470588234" calcext:value-type="float">
            <text:p>-0.00941176470588234</text:p>
          </table:table-cell>
          <table:table-cell office:value-type="float" office:value="-0.0177310924369748" calcext:value-type="float">
            <text:p>-0.0177310924369748</text:p>
          </table:table-cell>
          <table:table-cell office:value-type="float" office:value="0.00591036414565826" calcext:value-type="float">
            <text:p>0.00591036414565826</text:p>
          </table:table-cell>
          <table:table-cell office:value-type="float" office:value="-0.0118067226890757" calcext:value-type="float">
            <text:p>-0.0118067226890757</text:p>
          </table:table-cell>
          <table:table-cell office:value-type="float" office:value="-0.00701680672268912" calcext:value-type="float">
            <text:p>-0.00701680672268912</text:p>
          </table:table-cell>
          <table:table-cell office:value-type="float" office:value="-0.00703081232493008" calcext:value-type="float">
            <text:p>-0.00703081232493008</text:p>
          </table:table-cell>
          <table:table-cell office:value-type="float" office:value="-0.00350140056022408" calcext:value-type="float">
            <text:p>-0.00350140056022408</text:p>
          </table:table-cell>
          <table:table-cell table:number-columns-repeated="2" office:value-type="float" office:value="-0.00231092436974789" calcext:value-type="float">
            <text:p>-0.00231092436974789</text:p>
          </table:table-cell>
          <table:table-cell office:value-type="float" office:value="0" calcext:value-type="float">
            <text:p>0</text:p>
          </table:table-cell>
          <table:table-cell office:value-type="float" office:value="0.00480392156862741" calcext:value-type="float">
            <text:p>0.00480392156862741</text:p>
          </table:table-cell>
          <table:table-cell office:value-type="float" office:value="-0.0130392156862745" calcext:value-type="float">
            <text:p>-0.0130392156862745</text:p>
          </table:table-cell>
          <table:table-cell office:value-type="float" office:value="-0.0165126050420168" calcext:value-type="float">
            <text:p>-0.0165126050420168</text:p>
          </table:table-cell>
          <table:table-cell office:value-type="float" office:value="-0.0177450980392158" calcext:value-type="float">
            <text:p>-0.0177450980392158</text:p>
          </table:table-cell>
          <table:table-cell office:value-type="float" office:value="-0.00352941176470589" calcext:value-type="float">
            <text:p>-0.0035294117647058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contraceptive_LS</text:p>
          </table:table-cell>
          <table:table-cell office:value-type="float" office:value="0.00593837535014019" calcext:value-type="float">
            <text:p>0.00593837535014019</text:p>
          </table:table-cell>
          <table:table-cell office:value-type="float" office:value="-0.00588235294117645" calcext:value-type="float">
            <text:p>-0.00588235294117645</text:p>
          </table:table-cell>
          <table:table-cell office:value-type="float" office:value="-0.00946778711484586" calcext:value-type="float">
            <text:p>-0.00946778711484586</text:p>
          </table:table-cell>
          <table:table-cell office:value-type="float" office:value="0.0225070028011205" calcext:value-type="float">
            <text:p>0.0225070028011205</text:p>
          </table:table-cell>
          <table:table-cell office:value-type="float" office:value="-0.00236694677871141" calcext:value-type="float">
            <text:p>-0.00236694677871141</text:p>
          </table:table-cell>
          <table:table-cell office:value-type="float" office:value="0.00953781512605045" calcext:value-type="float">
            <text:p>0.00953781512605045</text:p>
          </table:table-cell>
          <table:table-cell office:value-type="float" office:value="-0.00231092436974789" calcext:value-type="float">
            <text:p>-0.00231092436974789</text:p>
          </table:table-cell>
          <table:table-cell office:value-type="float" office:value="0.00949579831932779" calcext:value-type="float">
            <text:p>0.00949579831932779</text:p>
          </table:table-cell>
          <table:table-cell office:value-type="float" office:value="0.0130672268907563" calcext:value-type="float">
            <text:p>0.0130672268907563</text:p>
          </table:table-cell>
          <table:table-cell office:value-type="float" office:value="0.00477591036414571" calcext:value-type="float">
            <text:p>0.00477591036414571</text:p>
          </table:table-cell>
          <table:table-cell office:value-type="float" office:value="-0.0000280112044817038" calcext:value-type="float">
            <text:p>-2.80112044817038E-05</text:p>
          </table:table-cell>
          <table:table-cell office:value-type="float" office:value="0.00593837535014019" calcext:value-type="float">
            <text:p>0.00593837535014019</text:p>
          </table:table-cell>
          <table:table-cell office:value-type="float" office:value="0.00232492997198885" calcext:value-type="float">
            <text:p>0.00232492997198885</text:p>
          </table:table-cell>
          <table:table-cell office:value-type="float" office:value="0.00238095238095237" calcext:value-type="float">
            <text:p>0.00238095238095237</text:p>
          </table:table-cell>
          <table:table-cell office:value-type="float" office:value="-0.00354341736694674" calcext:value-type="float">
            <text:p>-0.00354341736694674</text:p>
          </table:table-cell>
          <table:table-cell office:value-type="float" office:value="0.00238095238095248" calcext:value-type="float">
            <text:p>0.0023809523809524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contraceptive_LS</text:p>
          </table:table-cell>
          <table:table-cell office:value-type="float" office:value="0.0177731092436975" calcext:value-type="float">
            <text:p>0.0177731092436975</text:p>
          </table:table-cell>
          <table:table-cell office:value-type="float" office:value="-0.00352941176470589" calcext:value-type="float">
            <text:p>-0.00352941176470589</text:p>
          </table:table-cell>
          <table:table-cell office:value-type="float" office:value="0.0000140056022408519" calcext:value-type="float">
            <text:p>1.40056022408519E-05</text:p>
          </table:table-cell>
          <table:table-cell office:value-type="float" office:value="0.0177731092436975" calcext:value-type="float">
            <text:p>0.0177731092436975</text:p>
          </table:table-cell>
          <table:table-cell office:value-type="float" office:value="-0.0011204481792717" calcext:value-type="float">
            <text:p>-0.0011204481792717</text:p>
          </table:table-cell>
          <table:table-cell office:value-type="float" office:value="0.0154481792717086" calcext:value-type="float">
            <text:p>0.0154481792717086</text:p>
          </table:table-cell>
          <table:table-cell office:value-type="float" office:value="-0.00116246498599448" calcext:value-type="float">
            <text:p>-0.00116246498599448</text:p>
          </table:table-cell>
          <table:table-cell office:value-type="float" office:value="0.00710084033613445" calcext:value-type="float">
            <text:p>0.00710084033613445</text:p>
          </table:table-cell>
          <table:table-cell office:value-type="float" office:value="0.00358543417366941" calcext:value-type="float">
            <text:p>0.00358543417366941</text:p>
          </table:table-cell>
          <table:table-cell office:value-type="float" office:value="0.00245098039215674" calcext:value-type="float">
            <text:p>0.00245098039215674</text:p>
          </table:table-cell>
          <table:table-cell office:value-type="float" office:value="-0.0000280112044819258" calcext:value-type="float">
            <text:p>-2.80112044819258E-05</text:p>
          </table:table-cell>
          <table:table-cell office:value-type="float" office:value="0.0166246498599439" calcext:value-type="float">
            <text:p>0.0166246498599439</text:p>
          </table:table-cell>
          <table:table-cell office:value-type="float" office:value="0.00114845938375352" calcext:value-type="float">
            <text:p>0.00114845938375352</text:p>
          </table:table-cell>
          <table:table-cell office:value-type="float" office:value="0.00235294117647056" calcext:value-type="float">
            <text:p>0.00235294117647056</text:p>
          </table:table-cell>
          <table:table-cell office:value-type="float" office:value="0.00357142857142845" calcext:value-type="float">
            <text:p>0.00357142857142845</text:p>
          </table:table-cell>
          <table:table-cell office:value-type="float" office:value="0.00239495798319322" calcext:value-type="float">
            <text:p>0.0023949579831932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contraceptive_LS</text:p>
          </table:table-cell>
          <table:table-cell office:value-type="float" office:value="0.00354341736694685" calcext:value-type="float">
            <text:p>0.00354341736694685</text:p>
          </table:table-cell>
          <table:table-cell office:value-type="float" office:value="-0.00521568627450986" calcext:value-type="float">
            <text:p>-0.00521568627450986</text:p>
          </table:table-cell>
          <table:table-cell office:value-type="float" office:value="-0.0122997198879551" calcext:value-type="float">
            <text:p>-0.0122997198879551</text:p>
          </table:table-cell>
          <table:table-cell office:value-type="float" office:value="0.00783473389355738" calcext:value-type="float">
            <text:p>0.00783473389355738</text:p>
          </table:table-cell>
          <table:table-cell office:value-type="float" office:value="-0.012563025210084" calcext:value-type="float">
            <text:p>-0.012563025210084</text:p>
          </table:table-cell>
          <table:table-cell office:value-type="float" office:value="-0.000414565826330482" calcext:value-type="float">
            <text:p>-0.000414565826330482</text:p>
          </table:table-cell>
          <table:table-cell office:value-type="float" office:value="-0.00921568627450986" calcext:value-type="float">
            <text:p>-0.00921568627450986</text:p>
          </table:table-cell>
          <table:table-cell office:value-type="float" office:value="-0.00304201680672267" calcext:value-type="float">
            <text:p>-0.00304201680672267</text:p>
          </table:table-cell>
          <table:table-cell office:value-type="float" office:value="0.00074789915966389" calcext:value-type="float">
            <text:p>0.00074789915966389</text:p>
          </table:table-cell>
          <table:table-cell office:value-type="float" office:value="-0.00398599439775904" calcext:value-type="float">
            <text:p>-0.00398599439775904</text:p>
          </table:table-cell>
          <table:table-cell office:value-type="float" office:value="-0.00237535014005597" calcext:value-type="float">
            <text:p>-0.00237535014005597</text:p>
          </table:table-cell>
          <table:table-cell office:value-type="float" office:value="0.00451540616246504" calcext:value-type="float">
            <text:p>0.00451540616246504</text:p>
          </table:table-cell>
          <table:table-cell office:value-type="float" office:value="-0.00786274509803919" calcext:value-type="float">
            <text:p>-0.00786274509803919</text:p>
          </table:table-cell>
          <table:table-cell office:value-type="float" office:value="-0.0101708683473389" calcext:value-type="float">
            <text:p>-0.0101708683473389</text:p>
          </table:table-cell>
          <table:table-cell office:value-type="float" office:value="-0.00830252100840334" calcext:value-type="float">
            <text:p>-0.00830252100840334</text:p>
          </table:table-cell>
          <table:table-cell office:value-type="float" office:value="-0.00331652661064419" calcext:value-type="float">
            <text:p>-0.003316526610644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contraceptive_NL</text:p>
          </table:table-cell>
          <table:table-cell office:value-type="float" office:value="0.00110609965635744" calcext:value-type="float">
            <text:p>0.00110609965635744</text:p>
          </table:table-cell>
          <table:table-cell office:value-type="float" office:value="-0.00937500000000002" calcext:value-type="float">
            <text:p>-0.00937500000000002</text:p>
          </table:table-cell>
          <table:table-cell office:value-type="float" office:value="0.0000107388316151757" calcext:value-type="float">
            <text:p>1.07388316151757E-05</text:p>
          </table:table-cell>
          <table:table-cell office:value-type="float" office:value="-0.00626073883161515" calcext:value-type="float">
            <text:p>-0.00626073883161515</text:p>
          </table:table-cell>
          <table:table-cell office:value-type="float" office:value="0.00416666666666665" calcext:value-type="float">
            <text:p>0.00416666666666665</text:p>
          </table:table-cell>
          <table:table-cell office:value-type="float" office:value="0.00623926116838491" calcext:value-type="float">
            <text:p>0.00623926116838491</text:p>
          </table:table-cell>
          <table:table-cell office:value-type="float" office:value="-0.00412371134020617" calcext:value-type="float">
            <text:p>-0.00412371134020617</text:p>
          </table:table-cell>
          <table:table-cell office:value-type="float" office:value="0.00522981099656361" calcext:value-type="float">
            <text:p>0.00522981099656361</text:p>
          </table:table-cell>
          <table:table-cell office:value-type="float" office:value="-0.00937500000000002" calcext:value-type="float">
            <text:p>-0.00937500000000002</text:p>
          </table:table-cell>
          <table:table-cell office:value-type="float" office:value="0.00417740549828172" calcext:value-type="float">
            <text:p>0.00417740549828172</text:p>
          </table:table-cell>
          <table:table-cell office:value-type="float" office:value="0.00624999999999998" calcext:value-type="float">
            <text:p>0.00624999999999998</text:p>
          </table:table-cell>
          <table:table-cell office:value-type="float" office:value="0.0000536941580755457" calcext:value-type="float">
            <text:p>5.36941580755457E-05</text:p>
          </table:table-cell>
          <table:table-cell office:value-type="float" office:value="0.00316795532646053" calcext:value-type="float">
            <text:p>0.00316795532646053</text:p>
          </table:table-cell>
          <table:table-cell office:value-type="float" office:value="0.0062392611683848" calcext:value-type="float">
            <text:p>0.0062392611683848</text:p>
          </table:table-cell>
          <table:table-cell office:value-type="float" office:value="0.0000322164948454162" calcext:value-type="float">
            <text:p>3.22164948454162E-05</text:p>
          </table:table-cell>
          <table:table-cell office:value-type="float" office:value="-0.00929982817869424" calcext:value-type="float">
            <text:p>-0.0092998281786942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contraceptive_NL</text:p>
          </table:table-cell>
          <table:table-cell office:value-type="float" office:value="0.00622852233676985" calcext:value-type="float">
            <text:p>0.00622852233676985</text:p>
          </table:table-cell>
          <table:table-cell office:value-type="float" office:value="-0.00211554982817863" calcext:value-type="float">
            <text:p>-0.00211554982817863</text:p>
          </table:table-cell>
          <table:table-cell office:value-type="float" office:value="0.0166237113402062" calcext:value-type="float">
            <text:p>0.0166237113402062</text:p>
          </table:table-cell>
          <table:table-cell office:value-type="float" office:value="0.0031035223367698" calcext:value-type="float">
            <text:p>0.0031035223367698</text:p>
          </table:table-cell>
          <table:table-cell office:value-type="float" office:value="0.0104059278350517" calcext:value-type="float">
            <text:p>0.0104059278350517</text:p>
          </table:table-cell>
          <table:table-cell office:value-type="float" office:value="0.0114690721649485" calcext:value-type="float">
            <text:p>0.0114690721649485</text:p>
          </table:table-cell>
          <table:table-cell office:value-type="float" office:value="0.00832259450171824" calcext:value-type="float">
            <text:p>0.00832259450171824</text:p>
          </table:table-cell>
          <table:table-cell office:value-type="float" office:value="0.0155820446735396" calcext:value-type="float">
            <text:p>0.0155820446735396</text:p>
          </table:table-cell>
          <table:table-cell office:value-type="float" office:value="0.00827963917525787" calcext:value-type="float">
            <text:p>0.00827963917525787</text:p>
          </table:table-cell>
          <table:table-cell office:value-type="float" office:value="0.00620704467353961" calcext:value-type="float">
            <text:p>0.00620704467353961</text:p>
          </table:table-cell>
          <table:table-cell office:value-type="float" office:value="0.00832259450171824" calcext:value-type="float">
            <text:p>0.00832259450171824</text:p>
          </table:table-cell>
          <table:table-cell office:value-type="float" office:value="0.015539089347079" calcext:value-type="float">
            <text:p>0.015539089347079</text:p>
          </table:table-cell>
          <table:table-cell office:value-type="float" office:value="0.0124785223367698" calcext:value-type="float">
            <text:p>0.0124785223367698</text:p>
          </table:table-cell>
          <table:table-cell office:value-type="float" office:value="0.00626073883161515" calcext:value-type="float">
            <text:p>0.00626073883161515</text:p>
          </table:table-cell>
          <table:table-cell office:value-type="float" office:value="0.0114046391752578" calcext:value-type="float">
            <text:p>0.0114046391752578</text:p>
          </table:table-cell>
          <table:table-cell office:value-type="float" office:value="0.0103951890034365" calcext:value-type="float">
            <text:p>0.010395189003436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contraceptive_NL</text:p>
          </table:table-cell>
          <table:table-cell office:value-type="float" office:value="0.00102018900343637" calcext:value-type="float">
            <text:p>0.00102018900343637</text:p>
          </table:table-cell>
          <table:table-cell office:value-type="float" office:value="-0.00208333333333333" calcext:value-type="float">
            <text:p>-0.00208333333333333</text:p>
          </table:table-cell>
          <table:table-cell office:value-type="float" office:value="-0.00105240549828178" calcext:value-type="float">
            <text:p>-0.00105240549828178</text:p>
          </table:table-cell>
          <table:table-cell office:value-type="float" office:value="0.00411297250859111" calcext:value-type="float">
            <text:p>0.00411297250859111</text:p>
          </table:table-cell>
          <table:table-cell office:value-type="float" office:value="0.00517611683848795" calcext:value-type="float">
            <text:p>0.00517611683848795</text:p>
          </table:table-cell>
          <table:table-cell office:value-type="float" office:value="0.00732388316151211" calcext:value-type="float">
            <text:p>0.00732388316151211</text:p>
          </table:table-cell>
          <table:table-cell office:value-type="float" office:value="0.00207259450171826" calcext:value-type="float">
            <text:p>0.00207259450171826</text:p>
          </table:table-cell>
          <table:table-cell office:value-type="float" office:value="0.000042955326460592" calcext:value-type="float">
            <text:p>4.2955326460592E-05</text:p>
          </table:table-cell>
          <table:table-cell office:value-type="float" office:value="0.00309278350515463" calcext:value-type="float">
            <text:p>0.00309278350515463</text:p>
          </table:table-cell>
          <table:table-cell office:value-type="float" office:value="0.00619630584192443" calcext:value-type="float">
            <text:p>0.00619630584192443</text:p>
          </table:table-cell>
          <table:table-cell office:value-type="float" office:value="0.00519759450171831" calcext:value-type="float">
            <text:p>0.00519759450171831</text:p>
          </table:table-cell>
          <table:table-cell office:value-type="float" office:value="0.00102018900343648" calcext:value-type="float">
            <text:p>0.00102018900343648</text:p>
          </table:table-cell>
          <table:table-cell office:value-type="float" office:value="0.00205111683848791" calcext:value-type="float">
            <text:p>0.00205111683848791</text:p>
          </table:table-cell>
          <table:table-cell office:value-type="float" office:value="0.0156035223367698" calcext:value-type="float">
            <text:p>0.0156035223367698</text:p>
          </table:table-cell>
          <table:table-cell office:value-type="float" office:value="-0.0000107388316151757" calcext:value-type="float">
            <text:p>-1.07388316151757E-05</text:p>
          </table:table-cell>
          <table:table-cell office:value-type="float" office:value="0.00621778350515467" calcext:value-type="float">
            <text:p>0.0062177835051546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contraceptive_NL</text:p>
          </table:table-cell>
          <table:table-cell office:value-type="float" office:value="0.0020618556701032" calcext:value-type="float">
            <text:p>0.0020618556701032</text:p>
          </table:table-cell>
          <table:table-cell office:value-type="float" office:value="0.00207259450171826" calcext:value-type="float">
            <text:p>0.00207259450171826</text:p>
          </table:table-cell>
          <table:table-cell office:value-type="float" office:value="-0.0125107388316151" calcext:value-type="float">
            <text:p>-0.0125107388316151</text:p>
          </table:table-cell>
          <table:table-cell office:value-type="float" office:value="0.00102018900343637" calcext:value-type="float">
            <text:p>0.00102018900343637</text:p>
          </table:table-cell>
          <table:table-cell office:value-type="float" office:value="0.00414518900343641" calcext:value-type="float">
            <text:p>0.00414518900343641</text:p>
          </table:table-cell>
          <table:table-cell office:value-type="float" office:value="0.00418814432989689" calcext:value-type="float">
            <text:p>0.00418814432989689</text:p>
          </table:table-cell>
          <table:table-cell office:value-type="float" office:value="-0.00314647766323028" calcext:value-type="float">
            <text:p>-0.00314647766323028</text:p>
          </table:table-cell>
          <table:table-cell office:value-type="float" office:value="0.00208333333333333" calcext:value-type="float">
            <text:p>0.00208333333333333</text:p>
          </table:table-cell>
          <table:table-cell office:value-type="float" office:value="-0.0020940721649485" calcext:value-type="float">
            <text:p>-0.0020940721649485</text:p>
          </table:table-cell>
          <table:table-cell office:value-type="float" office:value="0.00205111683848802" calcext:value-type="float">
            <text:p>0.00205111683848802</text:p>
          </table:table-cell>
          <table:table-cell office:value-type="float" office:value="0.00104166666666672" calcext:value-type="float">
            <text:p>0.00104166666666672</text:p>
          </table:table-cell>
          <table:table-cell office:value-type="float" office:value="-0.00311426116838487" calcext:value-type="float">
            <text:p>-0.00311426116838487</text:p>
          </table:table-cell>
          <table:table-cell office:value-type="float" office:value="0.00725945017182128" calcext:value-type="float">
            <text:p>0.00725945017182128</text:p>
          </table:table-cell>
          <table:table-cell office:value-type="float" office:value="0.0104059278350516" calcext:value-type="float">
            <text:p>0.0104059278350516</text:p>
          </table:table-cell>
          <table:table-cell office:value-type="float" office:value="-0.00105240549828178" calcext:value-type="float">
            <text:p>-0.00105240549828178</text:p>
          </table:table-cell>
          <table:table-cell office:value-type="float" office:value="-0.00312500000000004" calcext:value-type="float">
            <text:p>-0.0031250000000000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contraceptive_NL</text:p>
          </table:table-cell>
          <table:table-cell office:value-type="float" office:value="-0.00312500000000004" calcext:value-type="float">
            <text:p>-0.00312500000000004</text:p>
          </table:table-cell>
          <table:table-cell office:value-type="float" office:value="-0.00623926116838502" calcext:value-type="float">
            <text:p>-0.00623926116838502</text:p>
          </table:table-cell>
          <table:table-cell office:value-type="float" office:value="-0.0114475945017183" calcext:value-type="float">
            <text:p>-0.0114475945017183</text:p>
          </table:table-cell>
          <table:table-cell office:value-type="float" office:value="0" calcext:value-type="float">
            <text:p>0</text:p>
          </table:table-cell>
          <table:table-cell office:value-type="float" office:value="0.00415592783505148" calcext:value-type="float">
            <text:p>0.00415592783505148</text:p>
          </table:table-cell>
          <table:table-cell office:value-type="float" office:value="0.00209407216494839" calcext:value-type="float">
            <text:p>0.00209407216494839</text:p>
          </table:table-cell>
          <table:table-cell office:value-type="float" office:value="-0.0000107388316151757" calcext:value-type="float">
            <text:p>-1.07388316151757E-05</text:p>
          </table:table-cell>
          <table:table-cell office:value-type="float" office:value="-0.00206185567010309" calcext:value-type="float">
            <text:p>-0.00206185567010309</text:p>
          </table:table-cell>
          <table:table-cell office:value-type="float" office:value="-0.00105240549828189" calcext:value-type="float">
            <text:p>-0.00105240549828189</text:p>
          </table:table-cell>
          <table:table-cell office:value-type="float" office:value="0.00208333333333321" calcext:value-type="float">
            <text:p>0.00208333333333321</text:p>
          </table:table-cell>
          <table:table-cell office:value-type="float" office:value="-0.00205111683848802" calcext:value-type="float">
            <text:p>-0.00205111683848802</text:p>
          </table:table-cell>
          <table:table-cell table:number-columns-repeated="2" office:value-type="float" office:value="-0.00103092783505154" calcext:value-type="float">
            <text:p>-0.00103092783505154</text:p>
          </table:table-cell>
          <table:table-cell office:value-type="float" office:value="0.0104059278350515" calcext:value-type="float">
            <text:p>0.0104059278350515</text:p>
          </table:table-cell>
          <table:table-cell office:value-type="float" office:value="-0.00831185567010317" calcext:value-type="float">
            <text:p>-0.00831185567010317</text:p>
          </table:table-cell>
          <table:table-cell office:value-type="float" office:value="0.00416666666666654" calcext:value-type="float">
            <text:p>0.00416666666666654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contraceptive_NL</text:p>
          </table:table-cell>
          <table:table-cell office:value-type="float" office:value="0.00145833333333345" calcext:value-type="float">
            <text:p>0.00145833333333345</text:p>
          </table:table-cell>
          <table:table-cell office:value-type="float" office:value="-0.0035481099656357" calcext:value-type="float">
            <text:p>-0.0035481099656357</text:p>
          </table:table-cell>
          <table:table-cell office:value-type="float" office:value="-0.00167525773195865" calcext:value-type="float">
            <text:p>-0.00167525773195865</text:p>
          </table:table-cell>
          <table:table-cell office:value-type="float" office:value="0.000395189003436491" calcext:value-type="float">
            <text:p>0.000395189003436491</text:p>
          </table:table-cell>
          <table:table-cell office:value-type="float" office:value="0.0056099656357389" calcext:value-type="float">
            <text:p>0.0056099656357389</text:p>
          </table:table-cell>
          <table:table-cell office:value-type="float" office:value="0.00626288659793817" calcext:value-type="float">
            <text:p>0.00626288659793817</text:p>
          </table:table-cell>
          <table:table-cell office:value-type="float" office:value="0.000622852233676974" calcext:value-type="float">
            <text:p>0.000622852233676974</text:p>
          </table:table-cell>
          <table:table-cell office:value-type="float" office:value="0.00417525773195881" calcext:value-type="float">
            <text:p>0.00417525773195881</text:p>
          </table:table-cell>
          <table:table-cell office:value-type="float" office:value="-0.000229810996563495" calcext:value-type="float">
            <text:p>-0.000229810996563495</text:p>
          </table:table-cell>
          <table:table-cell office:value-type="float" office:value="0.00414304123711351" calcext:value-type="float">
            <text:p>0.00414304123711351</text:p>
          </table:table-cell>
          <table:table-cell office:value-type="float" office:value="0.00375214776632304" calcext:value-type="float">
            <text:p>0.00375214776632304</text:p>
          </table:table-cell>
          <table:table-cell office:value-type="float" office:value="0.00249355670103102" calcext:value-type="float">
            <text:p>0.00249355670103102</text:p>
          </table:table-cell>
          <table:table-cell office:value-type="float" office:value="0.0047852233676976" calcext:value-type="float">
            <text:p>0.0047852233676976</text:p>
          </table:table-cell>
          <table:table-cell office:value-type="float" office:value="0.00978307560137459" calcext:value-type="float">
            <text:p>0.00978307560137459</text:p>
          </table:table-cell>
          <table:table-cell office:value-type="float" office:value="0.000412371134020595" calcext:value-type="float">
            <text:p>0.000412371134020595</text:p>
          </table:table-cell>
          <table:table-cell office:value-type="float" office:value="0.00167096219931273" calcext:value-type="float">
            <text:p>0.0016709621993127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contraceptive_NS</text:p>
          </table:table-cell>
          <table:table-cell office:value-type="float" office:value="-0.000877192982456254" calcext:value-type="float">
            <text:p>-0.000877192982456254</text:p>
          </table:table-cell>
          <table:table-cell office:value-type="float" office:value="-0.006140350877193" calcext:value-type="float">
            <text:p>-0.006140350877193</text:p>
          </table:table-cell>
          <table:table-cell office:value-type="float" office:value="-0.0131578947368421" calcext:value-type="float">
            <text:p>-0.0131578947368421</text:p>
          </table:table-cell>
          <table:table-cell office:value-type="float" office:value="-0.000877192982456254" calcext:value-type="float">
            <text:p>-0.000877192982456254</text:p>
          </table:table-cell>
          <table:table-cell office:value-type="float" office:value="0.00438596491228072" calcext:value-type="float">
            <text:p>0.00438596491228072</text:p>
          </table:table-cell>
          <table:table-cell office:value-type="float" office:value="-0.000877192982456254" calcext:value-type="float">
            <text:p>-0.000877192982456254</text:p>
          </table:table-cell>
          <table:table-cell office:value-type="float" office:value="-0.00964912280701757" calcext:value-type="float">
            <text:p>-0.00964912280701757</text:p>
          </table:table-cell>
          <table:table-cell office:value-type="float" office:value="0.00526315789473675" calcext:value-type="float">
            <text:p>0.00526315789473675</text:p>
          </table:table-cell>
          <table:table-cell office:value-type="float" office:value="-0.0219298245614036" calcext:value-type="float">
            <text:p>-0.0219298245614036</text:p>
          </table:table-cell>
          <table:table-cell office:value-type="float" office:value="-0.00526315789473686" calcext:value-type="float">
            <text:p>-0.00526315789473686</text:p>
          </table:table-cell>
          <table:table-cell office:value-type="float" office:value="-0.0149122807017544" calcext:value-type="float">
            <text:p>-0.0149122807017544</text:p>
          </table:table-cell>
          <table:table-cell office:value-type="float" office:value="-0.0114035087719299" calcext:value-type="float">
            <text:p>-0.0114035087719299</text:p>
          </table:table-cell>
          <table:table-cell office:value-type="float" office:value="-0.012280701754386" calcext:value-type="float">
            <text:p>-0.012280701754386</text:p>
          </table:table-cell>
          <table:table-cell office:value-type="float" office:value="-0.0289473684210527" calcext:value-type="float">
            <text:p>-0.0289473684210527</text:p>
          </table:table-cell>
          <table:table-cell office:value-type="float" office:value="-0.012280701754386" calcext:value-type="float">
            <text:p>-0.012280701754386</text:p>
          </table:table-cell>
          <table:table-cell office:value-type="float" office:value="-0.00350877192982457" calcext:value-type="float">
            <text:p>-0.0035087719298245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contraceptive_NS</text:p>
          </table:table-cell>
          <table:table-cell office:value-type="float" office:value="0.00438596491228072" calcext:value-type="float">
            <text:p>0.00438596491228072</text:p>
          </table:table-cell>
          <table:table-cell office:value-type="float" office:value="0" calcext:value-type="float">
            <text:p>0</text:p>
          </table:table-cell>
          <table:table-cell office:value-type="float" office:value="0.00701754385964903" calcext:value-type="float">
            <text:p>0.00701754385964903</text:p>
          </table:table-cell>
          <table:table-cell office:value-type="float" office:value="0.018421052631579" calcext:value-type="float">
            <text:p>0.018421052631579</text:p>
          </table:table-cell>
          <table:table-cell office:value-type="float" office:value="0.0157894736842106" calcext:value-type="float">
            <text:p>0.0157894736842106</text:p>
          </table:table-cell>
          <table:table-cell office:value-type="float" office:value="0.00877192982456143" calcext:value-type="float">
            <text:p>0.00877192982456143</text:p>
          </table:table-cell>
          <table:table-cell office:value-type="float" office:value="-0.000877192982456143" calcext:value-type="float">
            <text:p>-0.000877192982456143</text:p>
          </table:table-cell>
          <table:table-cell office:value-type="float" office:value="0.0114035087719299" calcext:value-type="float">
            <text:p>0.0114035087719299</text:p>
          </table:table-cell>
          <table:table-cell office:value-type="float" office:value="-0.00701754385964914" calcext:value-type="float">
            <text:p>-0.00701754385964914</text:p>
          </table:table-cell>
          <table:table-cell office:value-type="float" office:value="0.00701754385964903" calcext:value-type="float">
            <text:p>0.00701754385964903</text:p>
          </table:table-cell>
          <table:table-cell office:value-type="float" office:value="-0.00350877192982457" calcext:value-type="float">
            <text:p>-0.00350877192982457</text:p>
          </table:table-cell>
          <table:table-cell office:value-type="float" office:value="0.0114035087719299" calcext:value-type="float">
            <text:p>0.0114035087719299</text:p>
          </table:table-cell>
          <table:table-cell office:value-type="float" office:value="-0.00263157894736843" calcext:value-type="float">
            <text:p>-0.00263157894736843</text:p>
          </table:table-cell>
          <table:table-cell office:value-type="float" office:value="0.006140350877193" calcext:value-type="float">
            <text:p>0.006140350877193</text:p>
          </table:table-cell>
          <table:table-cell office:value-type="float" office:value="-0.00263157894736843" calcext:value-type="float">
            <text:p>-0.00263157894736843</text:p>
          </table:table-cell>
          <table:table-cell office:value-type="float" office:value="0.00789473684210529" calcext:value-type="float">
            <text:p>0.0078947368421052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contraceptive_NS</text:p>
          </table:table-cell>
          <table:table-cell office:value-type="float" office:value="-0.00877192982456132" calcext:value-type="float">
            <text:p>-0.00877192982456132</text:p>
          </table:table-cell>
          <table:table-cell office:value-type="float" office:value="-0.0043859649122806" calcext:value-type="float">
            <text:p>-0.0043859649122806</text:p>
          </table:table-cell>
          <table:table-cell office:value-type="float" office:value="-0.00526315789473675" calcext:value-type="float">
            <text:p>-0.00526315789473675</text:p>
          </table:table-cell>
          <table:table-cell office:value-type="float" office:value="0.00350877192982457" calcext:value-type="float">
            <text:p>0.00350877192982457</text:p>
          </table:table-cell>
          <table:table-cell office:value-type="float" office:value="-0.0140350877192982" calcext:value-type="float">
            <text:p>-0.0140350877192982</text:p>
          </table:table-cell>
          <table:table-cell office:value-type="float" office:value="0" calcext:value-type="float">
            <text:p>0</text:p>
          </table:table-cell>
          <table:table-cell office:value-type="float" office:value="-0.000877192982456032" calcext:value-type="float">
            <text:p>-0.000877192982456032</text:p>
          </table:table-cell>
          <table:table-cell office:value-type="float" office:value="0.00526315789473686" calcext:value-type="float">
            <text:p>0.00526315789473686</text:p>
          </table:table-cell>
          <table:table-cell office:value-type="float" office:value="-0.0184210526315789" calcext:value-type="float">
            <text:p>-0.0184210526315789</text:p>
          </table:table-cell>
          <table:table-cell office:value-type="float" office:value="-0.00175438596491218" calcext:value-type="float">
            <text:p>-0.00175438596491218</text:p>
          </table:table-cell>
          <table:table-cell office:value-type="float" office:value="-0.00964912280701746" calcext:value-type="float">
            <text:p>-0.00964912280701746</text:p>
          </table:table-cell>
          <table:table-cell office:value-type="float" office:value="-0.00350877192982457" calcext:value-type="float">
            <text:p>-0.00350877192982457</text:p>
          </table:table-cell>
          <table:table-cell office:value-type="float" office:value="-0.0140350877192982" calcext:value-type="float">
            <text:p>-0.0140350877192982</text:p>
          </table:table-cell>
          <table:table-cell office:value-type="float" office:value="-0.00263157894736832" calcext:value-type="float">
            <text:p>-0.00263157894736832</text:p>
          </table:table-cell>
          <table:table-cell office:value-type="float" office:value="-0.00789473684210518" calcext:value-type="float">
            <text:p>-0.00789473684210518</text:p>
          </table:table-cell>
          <table:table-cell office:value-type="float" office:value="-0.00350877192982457" calcext:value-type="float">
            <text:p>-0.0035087719298245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contraceptive_NS</text:p>
          </table:table-cell>
          <table:table-cell office:value-type="float" office:value="0.0105263157894737" calcext:value-type="float">
            <text:p>0.0105263157894737</text:p>
          </table:table-cell>
          <table:table-cell office:value-type="float" office:value="0.00438596491228083" calcext:value-type="float">
            <text:p>0.00438596491228083</text:p>
          </table:table-cell>
          <table:table-cell office:value-type="float" office:value="-0.00175438596491218" calcext:value-type="float">
            <text:p>-0.00175438596491218</text:p>
          </table:table-cell>
          <table:table-cell office:value-type="float" office:value="0.00964912280701757" calcext:value-type="float">
            <text:p>0.00964912280701757</text:p>
          </table:table-cell>
          <table:table-cell office:value-type="float" office:value="-0.00263157894736832" calcext:value-type="float">
            <text:p>-0.00263157894736832</text:p>
          </table:table-cell>
          <table:table-cell office:value-type="float" office:value="0.0140350877192983" calcext:value-type="float">
            <text:p>0.0140350877192983</text:p>
          </table:table-cell>
          <table:table-cell office:value-type="float" office:value="0.00350877192982457" calcext:value-type="float">
            <text:p>0.00350877192982457</text:p>
          </table:table-cell>
          <table:table-cell office:value-type="float" office:value="0.00877192982456154" calcext:value-type="float">
            <text:p>0.00877192982456154</text:p>
          </table:table-cell>
          <table:table-cell office:value-type="float" office:value="-0.00614035087719289" calcext:value-type="float">
            <text:p>-0.00614035087719289</text:p>
          </table:table-cell>
          <table:table-cell office:value-type="float" office:value="0.00438596491228083" calcext:value-type="float">
            <text:p>0.00438596491228083</text:p>
          </table:table-cell>
          <table:table-cell office:value-type="float" office:value="-0.000877192982456032" calcext:value-type="float">
            <text:p>-0.000877192982456032</text:p>
          </table:table-cell>
          <table:table-cell office:value-type="float" office:value="0.00701754385964914" calcext:value-type="float">
            <text:p>0.00701754385964914</text:p>
          </table:table-cell>
          <table:table-cell office:value-type="float" office:value="-0.00964912280701746" calcext:value-type="float">
            <text:p>-0.00964912280701746</text:p>
          </table:table-cell>
          <table:table-cell office:value-type="float" office:value="0.00526315789473697" calcext:value-type="float">
            <text:p>0.00526315789473697</text:p>
          </table:table-cell>
          <table:table-cell office:value-type="float" office:value="-0.00263157894736832" calcext:value-type="float">
            <text:p>-0.00263157894736832</text:p>
          </table:table-cell>
          <table:table-cell office:value-type="float" office:value="0.00614035087719311" calcext:value-type="float">
            <text:p>0.0061403508771931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contraceptive_NS</text:p>
          </table:table-cell>
          <table:table-cell office:value-type="float" office:value="0.00789473684210529" calcext:value-type="float">
            <text:p>0.00789473684210529</text:p>
          </table:table-cell>
          <table:table-cell office:value-type="float" office:value="0" calcext:value-type="float">
            <text:p>0</text:p>
          </table:table-cell>
          <table:table-cell office:value-type="float" office:value="0.00789473684210529" calcext:value-type="float">
            <text:p>0.00789473684210529</text:p>
          </table:table-cell>
          <table:table-cell office:value-type="float" office:value="0.0210526315789474" calcext:value-type="float">
            <text:p>0.0210526315789474</text:p>
          </table:table-cell>
          <table:table-cell office:value-type="float" office:value="0.000877192982456143" calcext:value-type="float">
            <text:p>0.000877192982456143</text:p>
          </table:table-cell>
          <table:table-cell office:value-type="float" office:value="0.0175438596491229" calcext:value-type="float">
            <text:p>0.0175438596491229</text:p>
          </table:table-cell>
          <table:table-cell office:value-type="float" office:value="0.0105263157894737" calcext:value-type="float">
            <text:p>0.0105263157894737</text:p>
          </table:table-cell>
          <table:table-cell office:value-type="float" office:value="0.0149122807017544" calcext:value-type="float">
            <text:p>0.0149122807017544</text:p>
          </table:table-cell>
          <table:table-cell office:value-type="float" office:value="0.00175438596491229" calcext:value-type="float">
            <text:p>0.00175438596491229</text:p>
          </table:table-cell>
          <table:table-cell table:number-columns-repeated="2" office:value-type="float" office:value="0.00877192982456143" calcext:value-type="float">
            <text:p>0.00877192982456143</text:p>
          </table:table-cell>
          <table:table-cell office:value-type="float" office:value="0.0140350877192983" calcext:value-type="float">
            <text:p>0.0140350877192983</text:p>
          </table:table-cell>
          <table:table-cell office:value-type="float" office:value="0.00789473684210529" calcext:value-type="float">
            <text:p>0.00789473684210529</text:p>
          </table:table-cell>
          <table:table-cell office:value-type="float" office:value="0.0105263157894737" calcext:value-type="float">
            <text:p>0.0105263157894737</text:p>
          </table:table-cell>
          <table:table-cell office:value-type="float" office:value="0.0140350877192983" calcext:value-type="float">
            <text:p>0.0140350877192983</text:p>
          </table:table-cell>
          <table:table-cell office:value-type="float" office:value="0.0149122807017544" calcext:value-type="float">
            <text:p>0.0149122807017544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contraceptive_NS</text:p>
          </table:table-cell>
          <table:table-cell office:value-type="float" office:value="0.00263157894736843" calcext:value-type="float">
            <text:p>0.00263157894736843</text:p>
          </table:table-cell>
          <table:table-cell office:value-type="float" office:value="-0.00122807017543858" calcext:value-type="float">
            <text:p>-0.00122807017543858</text:p>
          </table:table-cell>
          <table:table-cell office:value-type="float" office:value="-0.00105263157894742" calcext:value-type="float">
            <text:p>-0.00105263157894742</text:p>
          </table:table-cell>
          <table:table-cell office:value-type="float" office:value="0.0103508771929824" calcext:value-type="float">
            <text:p>0.0103508771929824</text:p>
          </table:table-cell>
          <table:table-cell office:value-type="float" office:value="0.000877192982456143" calcext:value-type="float">
            <text:p>0.000877192982456143</text:p>
          </table:table-cell>
          <table:table-cell office:value-type="float" office:value="0.00789473684210518" calcext:value-type="float">
            <text:p>0.00789473684210518</text:p>
          </table:table-cell>
          <table:table-cell office:value-type="float" office:value="0.000526315789473708" calcext:value-type="float">
            <text:p>0.000526315789473708</text:p>
          </table:table-cell>
          <table:table-cell office:value-type="float" office:value="0.00912280701754387" calcext:value-type="float">
            <text:p>0.00912280701754387</text:p>
          </table:table-cell>
          <table:table-cell office:value-type="float" office:value="-0.0103508771929824" calcext:value-type="float">
            <text:p>-0.0103508771929824</text:p>
          </table:table-cell>
          <table:table-cell office:value-type="float" office:value="0.00263157894736843" calcext:value-type="float">
            <text:p>0.00263157894736843</text:p>
          </table:table-cell>
          <table:table-cell office:value-type="float" office:value="-0.00403508771929828" calcext:value-type="float">
            <text:p>-0.00403508771929828</text:p>
          </table:table-cell>
          <table:table-cell office:value-type="float" office:value="0.00350877192982457" calcext:value-type="float">
            <text:p>0.00350877192982457</text:p>
          </table:table-cell>
          <table:table-cell office:value-type="float" office:value="-0.006140350877193" calcext:value-type="float">
            <text:p>-0.006140350877193</text:p>
          </table:table-cell>
          <table:table-cell office:value-type="float" office:value="-0.00192982456140345" calcext:value-type="float">
            <text:p>-0.00192982456140345</text:p>
          </table:table-cell>
          <table:table-cell office:value-type="float" office:value="-0.00228070175438588" calcext:value-type="float">
            <text:p>-0.00228070175438588</text:p>
          </table:table-cell>
          <table:table-cell office:value-type="float" office:value="0.00438596491228072" calcext:value-type="float">
            <text:p>0.0043859649122807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credit-g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26" calcext:value-type="float">
            <text:p>-0.02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11" calcext:value-type="float">
            <text:p>-0.011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float" office:value="-0.00600000000000001" calcext:value-type="float">
            <text:p>-0.00600000000000001</text:p>
          </table:table-cell>
          <table:table-cell office:value-type="float" office:value="-0.00800000000000001" calcext:value-type="float">
            <text:p>-0.00800000000000001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00800000000000001" calcext:value-type="float">
            <text:p>0.00800000000000001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-0.004" calcext:value-type="float">
            <text:p>-0.00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credit-g</text:p>
          </table:table-cell>
          <table:table-cell office:value-type="float" office:value="-0.004" calcext:value-type="float">
            <text:p>-0.004</text:p>
          </table:table-cell>
          <table:table-cell office:value-type="float" office:value="-0.00900000000000001" calcext:value-type="float">
            <text:p>-0.00900000000000001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900000000000001" calcext:value-type="float">
            <text:p>-0.00900000000000001</text:p>
          </table:table-cell>
          <table:table-cell office:value-type="float" office:value="0.005" calcext:value-type="float">
            <text:p>0.005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004" calcext:value-type="float">
            <text:p>0.004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0600000000000001" calcext:value-type="float">
            <text:p>0.00600000000000001</text:p>
          </table:table-cell>
          <table:table-cell office:value-type="float" office:value="0.00900000000000001" calcext:value-type="float">
            <text:p>0.00900000000000001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600000000000001" calcext:value-type="float">
            <text:p>0.00600000000000001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03" calcext:value-type="float">
            <text:p>-0.00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credit-g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0900000000000001" calcext:value-type="float">
            <text:p>-0.00900000000000001</text:p>
          </table:table-cell>
          <table:table-cell office:value-type="float" office:value="-0.005" calcext:value-type="float">
            <text:p>-0.005</text:p>
          </table:table-cell>
          <table:table-cell office:value-type="float" office:value="-0.00700000000000001" calcext:value-type="float">
            <text:p>-0.00700000000000001</text:p>
          </table:table-cell>
          <table:table-cell office:value-type="float" office:value="-0.005" calcext:value-type="float">
            <text:p>-0.005</text:p>
          </table:table-cell>
          <table:table-cell office:value-type="float" office:value="-0.011" calcext:value-type="float">
            <text:p>-0.011</text:p>
          </table:table-cell>
          <table:table-cell office:value-type="float" office:value="-0.00900000000000001" calcext:value-type="float">
            <text:p>-0.00900000000000001</text:p>
          </table:table-cell>
          <table:table-cell office:value-type="float" office:value="-0.011" calcext:value-type="float">
            <text:p>-0.011</text:p>
          </table:table-cell>
          <table:table-cell office:value-type="float" office:value="-0.00900000000000001" calcext:value-type="float">
            <text:p>-0.00900000000000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800000000000001" calcext:value-type="float">
            <text:p>-0.00800000000000001</text:p>
          </table:table-cell>
          <table:table-cell office:value-type="float" office:value="0.005" calcext:value-type="float">
            <text:p>0.005</text:p>
          </table:table-cell>
          <table:table-cell office:value-type="float" office:value="-0.005" calcext:value-type="float">
            <text:p>-0.0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credit-g</text:p>
          </table:table-cell>
          <table:table-cell office:value-type="float" office:value="-0.012" calcext:value-type="float">
            <text:p>-0.012</text:p>
          </table:table-cell>
          <table:table-cell office:value-type="float" office:value="-0.005" calcext:value-type="float">
            <text:p>-0.0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-0.00600000000000001" calcext:value-type="float">
            <text:p>-0.00600000000000001</text:p>
          </table:table-cell>
          <table:table-cell office:value-type="float" office:value="-0.005" calcext:value-type="float">
            <text:p>-0.0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800000000000001" calcext:value-type="float">
            <text:p>-0.00800000000000001</text:p>
          </table:table-cell>
          <table:table-cell office:value-type="float" office:value="0.00600000000000001" calcext:value-type="float">
            <text:p>0.00600000000000001</text:p>
          </table:table-cell>
          <table:table-cell office:value-type="float" office:value="-0.004" calcext:value-type="float">
            <text:p>-0.004</text:p>
          </table:table-cell>
          <table:table-cell table:number-columns-repeated="2" office:value-type="float" office:value="-0.001" calcext:value-type="float">
            <text:p>-0.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600000000000001" calcext:value-type="float">
            <text:p>0.00600000000000001</text:p>
          </table:table-cell>
          <table:table-cell office:value-type="float" office:value="-0.002" calcext:value-type="float">
            <text:p>-0.00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credit-g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900000000000001" calcext:value-type="float">
            <text:p>-0.00900000000000001</text:p>
          </table:table-cell>
          <table:table-cell office:value-type="float" office:value="-0.005" calcext:value-type="float">
            <text:p>-0.0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00700000000000001" calcext:value-type="float">
            <text:p>-0.00700000000000001</text:p>
          </table:table-cell>
          <table:table-cell office:value-type="float" office:value="-0.004" calcext:value-type="float">
            <text:p>-0.004</text:p>
          </table:table-cell>
          <table:table-cell office:value-type="float" office:value="0" calcext:value-type="float">
            <text:p>0</text:p>
          </table:table-cell>
          <table:table-cell office:value-type="float" office:value="-0.005" calcext:value-type="float">
            <text:p>-0.005</text:p>
          </table:table-cell>
          <table:table-cell office:value-type="float" office:value="0.00199999999999989" calcext:value-type="float">
            <text:p>0.00199999999999989</text:p>
          </table:table-cell>
          <table:table-cell office:value-type="float" office:value="-0.005" calcext:value-type="float">
            <text:p>-0.005</text:p>
          </table:table-cell>
          <table:table-cell office:value-type="float" office:value="-0.00600000000000001" calcext:value-type="float">
            <text:p>-0.00600000000000001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600000000000001" calcext:value-type="float">
            <text:p>0.006000000000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credit-g</text:p>
          </table:table-cell>
          <table:table-cell office:value-type="float" office:value="-0.00599999999999989" calcext:value-type="float">
            <text:p>-0.00599999999999989</text:p>
          </table:table-cell>
          <table:table-cell office:value-type="float" office:value="-0.0115999999999999" calcext:value-type="float">
            <text:p>-0.0115999999999999</text:p>
          </table:table-cell>
          <table:table-cell office:value-type="float" office:value="-0.00259999999999994" calcext:value-type="float">
            <text:p>-0.00259999999999994</text:p>
          </table:table-cell>
          <table:table-cell office:value-type="float" office:value="-0.00539999999999985" calcext:value-type="float">
            <text:p>-0.00539999999999985</text:p>
          </table:table-cell>
          <table:table-cell office:value-type="float" office:value="-0.00099999999999989" calcext:value-type="float">
            <text:p>-0.00099999999999989</text:p>
          </table:table-cell>
          <table:table-cell office:value-type="float" office:value="-0.00599999999999989" calcext:value-type="float">
            <text:p>-0.00599999999999989</text:p>
          </table:table-cell>
          <table:table-cell office:value-type="float" office:value="-0.000199999999999978" calcext:value-type="float">
            <text:p>-0.000199999999999978</text:p>
          </table:table-cell>
          <table:table-cell office:value-type="float" office:value="-0.00299999999999989" calcext:value-type="float">
            <text:p>-0.00299999999999989</text:p>
          </table:table-cell>
          <table:table-cell office:value-type="float" office:value="-0.00439999999999996" calcext:value-type="float">
            <text:p>-0.00439999999999996</text:p>
          </table:table-cell>
          <table:table-cell office:value-type="float" office:value="0.00180000000000013" calcext:value-type="float">
            <text:p>0.00180000000000013</text:p>
          </table:table-cell>
          <table:table-cell office:value-type="float" office:value="-0.00219999999999987" calcext:value-type="float">
            <text:p>-0.00219999999999987</text:p>
          </table:table-cell>
          <table:table-cell table:number-columns-repeated="2" office:value-type="float" office:value="-0.00119999999999987" calcext:value-type="float">
            <text:p>-0.00119999999999987</text:p>
          </table:table-cell>
          <table:table-cell office:value-type="float" office:value="0.00180000000000013" calcext:value-type="float">
            <text:p>0.00180000000000013</text:p>
          </table:table-cell>
          <table:table-cell office:value-type="float" office:value="0.00300000000000011" calcext:value-type="float">
            <text:p>0.00300000000000011</text:p>
          </table:table-cell>
          <table:table-cell office:value-type="float" office:value="-0.00279999999999991" calcext:value-type="float">
            <text:p>-0.0027999999999999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iabetes</text:p>
          </table:table-cell>
          <table:table-cell office:value-type="float" office:value="0.00251196172248802" calcext:value-type="float">
            <text:p>0.00251196172248802</text:p>
          </table:table-cell>
          <table:table-cell office:value-type="float" office:value="0.00647641831852364" calcext:value-type="float">
            <text:p>0.00647641831852364</text:p>
          </table:table-cell>
          <table:table-cell office:value-type="float" office:value="0.00258031442241968" calcext:value-type="float">
            <text:p>0.00258031442241968</text:p>
          </table:table-cell>
          <table:table-cell office:value-type="float" office:value="0.0129699248120301" calcext:value-type="float">
            <text:p>0.0129699248120301</text:p>
          </table:table-cell>
          <table:table-cell office:value-type="float" office:value="0.0259227614490773" calcext:value-type="float">
            <text:p>0.0259227614490773</text:p>
          </table:table-cell>
          <table:table-cell office:value-type="float" office:value="0.0103212576896788" calcext:value-type="float">
            <text:p>0.0103212576896788</text:p>
          </table:table-cell>
          <table:table-cell office:value-type="float" office:value="0.00119617224880386" calcext:value-type="float">
            <text:p>0.00119617224880386</text:p>
          </table:table-cell>
          <table:table-cell office:value-type="float" office:value="0.0168831168831169" calcext:value-type="float">
            <text:p>0.0168831168831169</text:p>
          </table:table-cell>
          <table:table-cell office:value-type="float" office:value="0.0207108680792891" calcext:value-type="float">
            <text:p>0.0207108680792891</text:p>
          </table:table-cell>
          <table:table-cell office:value-type="float" office:value="-0.00136705399863291" calcext:value-type="float">
            <text:p>-0.00136705399863291</text:p>
          </table:table-cell>
          <table:table-cell office:value-type="float" office:value="0.00387901572112104" calcext:value-type="float">
            <text:p>0.00387901572112104</text:p>
          </table:table-cell>
          <table:table-cell office:value-type="float" office:value="0.0181134654818865" calcext:value-type="float">
            <text:p>0.0181134654818865</text:p>
          </table:table-cell>
          <table:table-cell office:value-type="float" office:value="0.0129528366370473" calcext:value-type="float">
            <text:p>0.0129528366370473</text:p>
          </table:table-cell>
          <table:table-cell office:value-type="float" office:value="0.0142686261107314" calcext:value-type="float">
            <text:p>0.0142686261107314</text:p>
          </table:table-cell>
          <table:table-cell office:value-type="float" office:value="0.00640806561859197" calcext:value-type="float">
            <text:p>0.00640806561859197</text:p>
          </table:table-cell>
          <table:table-cell office:value-type="float" office:value="-0.0039644565960355" calcext:value-type="float">
            <text:p>-0.003964456596035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iabetes</text:p>
          </table:table-cell>
          <table:table-cell office:value-type="float" office:value="-0.00393028024606978" calcext:value-type="float">
            <text:p>-0.00393028024606978</text:p>
          </table:table-cell>
          <table:table-cell office:value-type="float" office:value="0.00516062884483937" calcext:value-type="float">
            <text:p>0.00516062884483937</text:p>
          </table:table-cell>
          <table:table-cell office:value-type="float" office:value="-0.00907382091592623" calcext:value-type="float">
            <text:p>-0.00907382091592623</text:p>
          </table:table-cell>
          <table:table-cell office:value-type="float" office:value="-0.00128161312371844" calcext:value-type="float">
            <text:p>-0.00128161312371844</text:p>
          </table:table-cell>
          <table:table-cell office:value-type="float" office:value="0.00126452494873552" calcext:value-type="float">
            <text:p>0.00126452494873552</text:p>
          </table:table-cell>
          <table:table-cell office:value-type="float" office:value="-0.00263157894736843" calcext:value-type="float">
            <text:p>-0.00263157894736843</text:p>
          </table:table-cell>
          <table:table-cell office:value-type="float" office:value="-0.00780929596719071" calcext:value-type="float">
            <text:p>-0.00780929596719071</text:p>
          </table:table-cell>
          <table:table-cell office:value-type="float" office:value="0.0103725222146274" calcext:value-type="float">
            <text:p>0.0103725222146274</text:p>
          </table:table-cell>
          <table:table-cell office:value-type="float" office:value="0.00386192754613801" calcext:value-type="float">
            <text:p>0.00386192754613801</text:p>
          </table:table-cell>
          <table:table-cell office:value-type="float" office:value="0.00133287764866707" calcext:value-type="float">
            <text:p>0.00133287764866707</text:p>
          </table:table-cell>
          <table:table-cell office:value-type="float" office:value="-0.00649350649350655" calcext:value-type="float">
            <text:p>-0.00649350649350655</text:p>
          </table:table-cell>
          <table:table-cell office:value-type="float" office:value="0.00909090909090904" calcext:value-type="float">
            <text:p>0.00909090909090904</text:p>
          </table:table-cell>
          <table:table-cell office:value-type="float" office:value="-0.00652768284347227" calcext:value-type="float">
            <text:p>-0.00652768284347227</text:p>
          </table:table-cell>
          <table:table-cell office:value-type="float" office:value="0.00131578947368416" calcext:value-type="float">
            <text:p>0.00131578947368416</text:p>
          </table:table-cell>
          <table:table-cell office:value-type="float" office:value="-0.00915926179084081" calcext:value-type="float">
            <text:p>-0.00915926179084081</text:p>
          </table:table-cell>
          <table:table-cell office:value-type="float" office:value="0.00517771701982228" calcext:value-type="float">
            <text:p>0.0051777170198222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iabetes</text:p>
          </table:table-cell>
          <table:table-cell office:value-type="float" office:value="-0.0000512645249487465" calcext:value-type="float">
            <text:p>-5.12645249487465E-05</text:p>
          </table:table-cell>
          <table:table-cell office:value-type="float" office:value="0.0130041011619959" calcext:value-type="float">
            <text:p>0.0130041011619959</text:p>
          </table:table-cell>
          <table:table-cell office:value-type="float" office:value="-0.00912508544087487" calcext:value-type="float">
            <text:p>-0.00912508544087487</text:p>
          </table:table-cell>
          <table:table-cell office:value-type="float" office:value="-0.00777511961722488" calcext:value-type="float">
            <text:p>-0.00777511961722488</text:p>
          </table:table-cell>
          <table:table-cell office:value-type="float" office:value="0.00649350649350655" calcext:value-type="float">
            <text:p>0.00649350649350655</text:p>
          </table:table-cell>
          <table:table-cell office:value-type="float" office:value="0.00386192754613812" calcext:value-type="float">
            <text:p>0.00386192754613812</text:p>
          </table:table-cell>
          <table:table-cell office:value-type="float" office:value="0.00514354066985645" calcext:value-type="float">
            <text:p>0.00514354066985645</text:p>
          </table:table-cell>
          <table:table-cell office:value-type="float" office:value="-0.00917634996582362" calcext:value-type="float">
            <text:p>-0.00917634996582362</text:p>
          </table:table-cell>
          <table:table-cell office:value-type="float" office:value="0.00254613807245396" calcext:value-type="float">
            <text:p>0.00254613807245396</text:p>
          </table:table-cell>
          <table:table-cell office:value-type="float" office:value="0.00131578947368427" calcext:value-type="float">
            <text:p>0.00131578947368427</text:p>
          </table:table-cell>
          <table:table-cell office:value-type="float" office:value="-0.00389610389610395" calcext:value-type="float">
            <text:p>-0.00389610389610395</text:p>
          </table:table-cell>
          <table:table-cell office:value-type="float" office:value="0.00516062884483937" calcext:value-type="float">
            <text:p>0.00516062884483937</text:p>
          </table:table-cell>
          <table:table-cell office:value-type="float" office:value="0.00777511961722499" calcext:value-type="float">
            <text:p>0.00777511961722499</text:p>
          </table:table-cell>
          <table:table-cell office:value-type="float" office:value="-0.0026144907723854" calcext:value-type="float">
            <text:p>-0.0026144907723854</text:p>
          </table:table-cell>
          <table:table-cell office:value-type="float" office:value="-0.0039644565960355" calcext:value-type="float">
            <text:p>-0.0039644565960355</text:p>
          </table:table-cell>
          <table:table-cell office:value-type="float" office:value="0.0130382775119617" calcext:value-type="float">
            <text:p>0.013038277511961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iabetes</text:p>
          </table:table-cell>
          <table:table-cell office:value-type="float" office:value="-0.00522898154477092" calcext:value-type="float">
            <text:p>-0.00522898154477092</text:p>
          </table:table-cell>
          <table:table-cell office:value-type="float" office:value="0.00522898154477103" calcext:value-type="float">
            <text:p>0.00522898154477103</text:p>
          </table:table-cell>
          <table:table-cell office:value-type="float" office:value="-0.00647641831852353" calcext:value-type="float">
            <text:p>-0.00647641831852353</text:p>
          </table:table-cell>
          <table:table-cell office:value-type="float" office:value="-0.0090396445659604" calcext:value-type="float">
            <text:p>-0.0090396445659604</text:p>
          </table:table-cell>
          <table:table-cell office:value-type="float" office:value="0.00393028024606978" calcext:value-type="float">
            <text:p>0.00393028024606978</text:p>
          </table:table-cell>
          <table:table-cell office:value-type="float" office:value="0.00521189336978822" calcext:value-type="float">
            <text:p>0.00521189336978822</text:p>
          </table:table-cell>
          <table:table-cell office:value-type="float" office:value="0.00396445659603561" calcext:value-type="float">
            <text:p>0.00396445659603561</text:p>
          </table:table-cell>
          <table:table-cell office:value-type="float" office:value="-0.00391319207108676" calcext:value-type="float">
            <text:p>-0.00391319207108676</text:p>
          </table:table-cell>
          <table:table-cell office:value-type="float" office:value="0.00647641831852364" calcext:value-type="float">
            <text:p>0.00647641831852364</text:p>
          </table:table-cell>
          <table:table-cell office:value-type="float" office:value="0.00134996582364999" calcext:value-type="float">
            <text:p>0.00134996582364999</text:p>
          </table:table-cell>
          <table:table-cell office:value-type="float" office:value="0.0000170881749829155" calcext:value-type="float">
            <text:p>1.70881749829155E-05</text:p>
          </table:table-cell>
          <table:table-cell office:value-type="float" office:value="0.00782638414217363" calcext:value-type="float">
            <text:p>0.00782638414217363</text:p>
          </table:table-cell>
          <table:table-cell office:value-type="float" office:value="-0.00521189336978811" calcext:value-type="float">
            <text:p>-0.00521189336978811</text:p>
          </table:table-cell>
          <table:table-cell office:value-type="float" office:value="-0.00128161312371833" calcext:value-type="float">
            <text:p>-0.00128161312371833</text:p>
          </table:table-cell>
          <table:table-cell office:value-type="float" office:value="-0.00131578947368416" calcext:value-type="float">
            <text:p>-0.00131578947368416</text:p>
          </table:table-cell>
          <table:table-cell office:value-type="float" office:value="0.00261449077238551" calcext:value-type="float">
            <text:p>0.0026144907723855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iabetes</text:p>
          </table:table-cell>
          <table:table-cell office:value-type="float" office:value="-0.00912508544087487" calcext:value-type="float">
            <text:p>-0.00912508544087487</text:p>
          </table:table-cell>
          <table:table-cell office:value-type="float" office:value="0" calcext:value-type="float">
            <text:p>0</text:p>
          </table:table-cell>
          <table:table-cell office:value-type="float" office:value="-0.0103383458646616" calcext:value-type="float">
            <text:p>-0.0103383458646616</text:p>
          </table:table-cell>
          <table:table-cell office:value-type="float" office:value="-0.00902255639097738" calcext:value-type="float">
            <text:p>-0.00902255639097738</text:p>
          </table:table-cell>
          <table:table-cell office:value-type="float" office:value="-0.00128161312371833" calcext:value-type="float">
            <text:p>-0.00128161312371833</text:p>
          </table:table-cell>
          <table:table-cell office:value-type="float" office:value="0.00129870129870135" calcext:value-type="float">
            <text:p>0.00129870129870135</text:p>
          </table:table-cell>
          <table:table-cell office:value-type="float" office:value="0.0013499658236501" calcext:value-type="float">
            <text:p>0.0013499658236501</text:p>
          </table:table-cell>
          <table:table-cell office:value-type="float" office:value="-0.0117053998632946" calcext:value-type="float">
            <text:p>-0.0117053998632946</text:p>
          </table:table-cell>
          <table:table-cell office:value-type="float" office:value="0.00391319207108687" calcext:value-type="float">
            <text:p>0.00391319207108687</text:p>
          </table:table-cell>
          <table:table-cell office:value-type="float" office:value="-0.00645933014354061" calcext:value-type="float">
            <text:p>-0.00645933014354061</text:p>
          </table:table-cell>
          <table:table-cell office:value-type="float" office:value="0.00521189336978811" calcext:value-type="float">
            <text:p>0.00521189336978811</text:p>
          </table:table-cell>
          <table:table-cell office:value-type="float" office:value="0.00264866712235134" calcext:value-type="float">
            <text:p>0.00264866712235134</text:p>
          </table:table-cell>
          <table:table-cell office:value-type="float" office:value="-0.00649350649350644" calcext:value-type="float">
            <text:p>-0.00649350649350644</text:p>
          </table:table-cell>
          <table:table-cell office:value-type="float" office:value="-0.00258031442241968" calcext:value-type="float">
            <text:p>-0.00258031442241968</text:p>
          </table:table-cell>
          <table:table-cell office:value-type="float" office:value="-0.00521189336978811" calcext:value-type="float">
            <text:p>-0.00521189336978811</text:p>
          </table:table-cell>
          <table:table-cell office:value-type="float" office:value="0.0000512645249487465" calcext:value-type="float">
            <text:p>5.12645249487465E-0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iabetes</text:p>
          </table:table-cell>
          <table:table-cell office:value-type="float" office:value="-0.00316473000683526" calcext:value-type="float">
            <text:p>-0.00316473000683526</text:p>
          </table:table-cell>
          <table:table-cell office:value-type="float" office:value="0.00597402597402608" calcext:value-type="float">
            <text:p>0.00597402597402608</text:p>
          </table:table-cell>
          <table:table-cell office:value-type="float" office:value="-0.00648667122351332" calcext:value-type="float">
            <text:p>-0.00648667122351332</text:p>
          </table:table-cell>
          <table:table-cell office:value-type="float" office:value="-0.00282980177717018" calcext:value-type="float">
            <text:p>-0.00282980177717018</text:p>
          </table:table-cell>
          <table:table-cell office:value-type="float" office:value="0.0072658920027342" calcext:value-type="float">
            <text:p>0.0072658920027342</text:p>
          </table:table-cell>
          <table:table-cell office:value-type="float" office:value="0.00361244019138773" calcext:value-type="float">
            <text:p>0.00361244019138773</text:p>
          </table:table-cell>
          <table:table-cell office:value-type="float" office:value="0.000768967874231086" calcext:value-type="float">
            <text:p>0.000768967874231086</text:p>
          </table:table-cell>
          <table:table-cell office:value-type="float" office:value="0.000492139439507877" calcext:value-type="float">
            <text:p>0.000492139439507877</text:p>
          </table:table-cell>
          <table:table-cell office:value-type="float" office:value="0.00750170881749845" calcext:value-type="float">
            <text:p>0.00750170881749845</text:p>
          </table:table-cell>
          <table:table-cell office:value-type="float" office:value="-0.000765550239234414" calcext:value-type="float">
            <text:p>-0.000765550239234414</text:p>
          </table:table-cell>
          <table:table-cell office:value-type="float" office:value="-0.000256322624743621" calcext:value-type="float">
            <text:p>-0.000256322624743621</text:p>
          </table:table-cell>
          <table:table-cell office:value-type="float" office:value="0.008568010936432" calcext:value-type="float">
            <text:p>0.008568010936432</text:p>
          </table:table-cell>
          <table:table-cell office:value-type="float" office:value="0.00049897470950111" calcext:value-type="float">
            <text:p>0.00049897470950111</text:p>
          </table:table-cell>
          <table:table-cell office:value-type="float" office:value="0.0018215994531785" calcext:value-type="float">
            <text:p>0.0018215994531785</text:p>
          </table:table-cell>
          <table:table-cell office:value-type="float" office:value="-0.00264866712235134" calcext:value-type="float">
            <text:p>-0.00264866712235134</text:p>
          </table:table-cell>
          <table:table-cell office:value-type="float" office:value="0.0033834586466166" calcext:value-type="float">
            <text:p>0.003383458646616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iabetic_retinopathy</text:p>
          </table:table-cell>
          <table:table-cell office:value-type="float" office:value="-0.0060944527736132" calcext:value-type="float">
            <text:p>-0.0060944527736132</text:p>
          </table:table-cell>
          <table:table-cell office:value-type="float" office:value="0.000832083958020924" calcext:value-type="float">
            <text:p>0.000832083958020924</text:p>
          </table:table-cell>
          <table:table-cell office:value-type="float" office:value="0.0130284857571215" calcext:value-type="float">
            <text:p>0.0130284857571215</text:p>
          </table:table-cell>
          <table:table-cell office:value-type="float" office:value="-0.0112818590704649" calcext:value-type="float">
            <text:p>-0.0112818590704649</text:p>
          </table:table-cell>
          <table:table-cell office:value-type="float" office:value="0.00784107946026991" calcext:value-type="float">
            <text:p>0.00784107946026991</text:p>
          </table:table-cell>
          <table:table-cell office:value-type="float" office:value="-0.0208545727136432" calcext:value-type="float">
            <text:p>-0.0208545727136432</text:p>
          </table:table-cell>
          <table:table-cell office:value-type="float" office:value="0.0251499250374811" calcext:value-type="float">
            <text:p>0.0251499250374811</text:p>
          </table:table-cell>
          <table:table-cell office:value-type="float" office:value="0.00782608695652165" calcext:value-type="float">
            <text:p>0.00782608695652165</text:p>
          </table:table-cell>
          <table:table-cell office:value-type="float" office:value="0.00260869565217392" calcext:value-type="float">
            <text:p>0.00260869565217392</text:p>
          </table:table-cell>
          <table:table-cell office:value-type="float" office:value="0.00432533733133433" calcext:value-type="float">
            <text:p>0.00432533733133433</text:p>
          </table:table-cell>
          <table:table-cell office:value-type="float" office:value="-0.00521739130434784" calcext:value-type="float">
            <text:p>-0.00521739130434784</text:p>
          </table:table-cell>
          <table:table-cell office:value-type="float" office:value="0.0164917541229386" calcext:value-type="float">
            <text:p>0.0164917541229386</text:p>
          </table:table-cell>
          <table:table-cell office:value-type="float" office:value="-0.0035232383808097" calcext:value-type="float">
            <text:p>-0.0035232383808097</text:p>
          </table:table-cell>
          <table:table-cell office:value-type="float" office:value="0.0173463268365817" calcext:value-type="float">
            <text:p>0.0173463268365817</text:p>
          </table:table-cell>
          <table:table-cell office:value-type="float" office:value="0.00173163418290845" calcext:value-type="float">
            <text:p>0.00173163418290845</text:p>
          </table:table-cell>
          <table:table-cell office:value-type="float" office:value="0.0121589205397301" calcext:value-type="float">
            <text:p>0.012158920539730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iabetic_retinopathy</text:p>
          </table:table-cell>
          <table:table-cell office:value-type="float" office:value="-0.000847076461769181" calcext:value-type="float">
            <text:p>-0.000847076461769181</text:p>
          </table:table-cell>
          <table:table-cell office:value-type="float" office:value="-0.0304047976011994" calcext:value-type="float">
            <text:p>-0.0304047976011994</text:p>
          </table:table-cell>
          <table:table-cell office:value-type="float" office:value="-0.0112968515742129" calcext:value-type="float">
            <text:p>-0.0112968515742129</text:p>
          </table:table-cell>
          <table:table-cell office:value-type="float" office:value="-0.0112743628185907" calcext:value-type="float">
            <text:p>-0.0112743628185907</text:p>
          </table:table-cell>
          <table:table-cell office:value-type="float" office:value="-0.00430284857571217" calcext:value-type="float">
            <text:p>-0.00430284857571217</text:p>
          </table:table-cell>
          <table:table-cell office:value-type="float" office:value="-0.0217241379310344" calcext:value-type="float">
            <text:p>-0.0217241379310344</text:p>
          </table:table-cell>
          <table:table-cell office:value-type="float" office:value="-0.00782608695652176" calcext:value-type="float">
            <text:p>-0.00782608695652176</text:p>
          </table:table-cell>
          <table:table-cell office:value-type="float" office:value="-0.0103823088455772" calcext:value-type="float">
            <text:p>-0.0103823088455772</text:p>
          </table:table-cell>
          <table:table-cell office:value-type="float" office:value="-0.0130209895052474" calcext:value-type="float">
            <text:p>-0.0130209895052474</text:p>
          </table:table-cell>
          <table:table-cell office:value-type="float" office:value="-0.00608695652173918" calcext:value-type="float">
            <text:p>-0.00608695652173918</text:p>
          </table:table-cell>
          <table:table-cell office:value-type="float" office:value="-0.018215892053973" calcext:value-type="float">
            <text:p>-0.018215892053973</text:p>
          </table:table-cell>
          <table:table-cell office:value-type="float" office:value="0.000832083958020924" calcext:value-type="float">
            <text:p>0.000832083958020924</text:p>
          </table:table-cell>
          <table:table-cell office:value-type="float" office:value="-0.0217466266866566" calcext:value-type="float">
            <text:p>-0.0217466266866566</text:p>
          </table:table-cell>
          <table:table-cell office:value-type="float" office:value="-0.00695652173913042" calcext:value-type="float">
            <text:p>-0.00695652173913042</text:p>
          </table:table-cell>
          <table:table-cell office:value-type="float" office:value="-0.0078035982008996" calcext:value-type="float">
            <text:p>-0.0078035982008996</text:p>
          </table:table-cell>
          <table:table-cell office:value-type="float" office:value="-0.0173613193403299" calcext:value-type="float">
            <text:p>-0.01736131934032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iabetic_retinopathy</text:p>
          </table:table-cell>
          <table:table-cell office:value-type="float" office:value="0.0121739130434783" calcext:value-type="float">
            <text:p>0.0121739130434783</text:p>
          </table:table-cell>
          <table:table-cell office:value-type="float" office:value="-0.0130209895052474" calcext:value-type="float">
            <text:p>-0.0130209895052474</text:p>
          </table:table-cell>
          <table:table-cell office:value-type="float" office:value="-0.00518740629685155" calcext:value-type="float">
            <text:p>-0.00518740629685155</text:p>
          </table:table-cell>
          <table:table-cell office:value-type="float" office:value="0.000884557721139379" calcext:value-type="float">
            <text:p>0.000884557721139379</text:p>
          </table:table-cell>
          <table:table-cell office:value-type="float" office:value="0.0191079460269865" calcext:value-type="float">
            <text:p>0.0191079460269865</text:p>
          </table:table-cell>
          <table:table-cell office:value-type="float" office:value="0.00173163418290845" calcext:value-type="float">
            <text:p>0.00173163418290845</text:p>
          </table:table-cell>
          <table:table-cell office:value-type="float" office:value="-0.00607196401799104" calcext:value-type="float">
            <text:p>-0.00607196401799104</text:p>
          </table:table-cell>
          <table:table-cell office:value-type="float" office:value="0.0078110944527735" calcext:value-type="float">
            <text:p>0.0078110944527735</text:p>
          </table:table-cell>
          <table:table-cell office:value-type="float" office:value="-0.0026011994002999" calcext:value-type="float">
            <text:p>-0.0026011994002999</text:p>
          </table:table-cell>
          <table:table-cell office:value-type="float" office:value="0.00519490254872557" calcext:value-type="float">
            <text:p>0.00519490254872557</text:p>
          </table:table-cell>
          <table:table-cell office:value-type="float" office:value="0.00087706146926525" calcext:value-type="float">
            <text:p>0.00087706146926525</text:p>
          </table:table-cell>
          <table:table-cell office:value-type="float" office:value="0.00784857571214392" calcext:value-type="float">
            <text:p>0.00784857571214392</text:p>
          </table:table-cell>
          <table:table-cell office:value-type="float" office:value="0.00433283358320835" calcext:value-type="float">
            <text:p>0.00433283358320835</text:p>
          </table:table-cell>
          <table:table-cell office:value-type="float" office:value="0.012143928035982" calcext:value-type="float">
            <text:p>0.012143928035982</text:p>
          </table:table-cell>
          <table:table-cell office:value-type="float" office:value="0.0104422788605697" calcext:value-type="float">
            <text:p>0.0104422788605697</text:p>
          </table:table-cell>
          <table:table-cell office:value-type="float" office:value="0.00260119940029979" calcext:value-type="float">
            <text:p>0.0026011994002997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iabetic_retinopathy</text:p>
          </table:table-cell>
          <table:table-cell office:value-type="float" office:value="-0.00173163418290867" calcext:value-type="float">
            <text:p>-0.00173163418290867</text:p>
          </table:table-cell>
          <table:table-cell office:value-type="float" office:value="-0.019985007496252" calcext:value-type="float">
            <text:p>-0.019985007496252</text:p>
          </table:table-cell>
          <table:table-cell office:value-type="float" office:value="-0.00868815592203909" calcext:value-type="float">
            <text:p>-0.00868815592203909</text:p>
          </table:table-cell>
          <table:table-cell office:value-type="float" office:value="-0.0026011994002999" calcext:value-type="float">
            <text:p>-0.0026011994002999</text:p>
          </table:table-cell>
          <table:table-cell office:value-type="float" office:value="0.00431034482758619" calcext:value-type="float">
            <text:p>0.00431034482758619</text:p>
          </table:table-cell>
          <table:table-cell office:value-type="float" office:value="-0.00522488755622197" calcext:value-type="float">
            <text:p>-0.00522488755622197</text:p>
          </table:table-cell>
          <table:table-cell office:value-type="float" office:value="-0.00611694152923548" calcext:value-type="float">
            <text:p>-0.00611694152923548</text:p>
          </table:table-cell>
          <table:table-cell office:value-type="float" office:value="0.0025712143928035" calcext:value-type="float">
            <text:p>0.0025712143928035</text:p>
          </table:table-cell>
          <table:table-cell office:value-type="float" office:value="-0.0147901049475263" calcext:value-type="float">
            <text:p>-0.0147901049475263</text:p>
          </table:table-cell>
          <table:table-cell office:value-type="float" office:value="0.00341829085457268" calcext:value-type="float">
            <text:p>0.00341829085457268</text:p>
          </table:table-cell>
          <table:table-cell office:value-type="float" office:value="-0.000877061469265472" calcext:value-type="float">
            <text:p>-0.000877061469265472</text:p>
          </table:table-cell>
          <table:table-cell office:value-type="float" office:value="-0.00174662668665682" calcext:value-type="float">
            <text:p>-0.00174662668665682</text:p>
          </table:table-cell>
          <table:table-cell office:value-type="float" office:value="-0.00958020989505259" calcext:value-type="float">
            <text:p>-0.00958020989505259</text:p>
          </table:table-cell>
          <table:table-cell office:value-type="float" office:value="-0.00262368815592218" calcext:value-type="float">
            <text:p>-0.00262368815592218</text:p>
          </table:table-cell>
          <table:table-cell office:value-type="float" office:value="-0.00436281859070475" calcext:value-type="float">
            <text:p>-0.00436281859070475</text:p>
          </table:table-cell>
          <table:table-cell office:value-type="float" office:value="-0.00263868065967021" calcext:value-type="float">
            <text:p>-0.0026386806596702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iabetic_retinopathy</text:p>
          </table:table-cell>
          <table:table-cell office:value-type="float" office:value="0.00523988005996989" calcext:value-type="float">
            <text:p>0.00523988005996989</text:p>
          </table:table-cell>
          <table:table-cell office:value-type="float" office:value="-0.0147751124437782" calcext:value-type="float">
            <text:p>-0.0147751124437782</text:p>
          </table:table-cell>
          <table:table-cell office:value-type="float" office:value="-0.0104422788605698" calcext:value-type="float">
            <text:p>-0.0104422788605698</text:p>
          </table:table-cell>
          <table:table-cell office:value-type="float" office:value="0.00523238380809599" calcext:value-type="float">
            <text:p>0.00523238380809599</text:p>
          </table:table-cell>
          <table:table-cell office:value-type="float" office:value="0.00432533733133422" calcext:value-type="float">
            <text:p>0.00432533733133422</text:p>
          </table:table-cell>
          <table:table-cell office:value-type="float" office:value="-0.000869565217391344" calcext:value-type="float">
            <text:p>-0.000869565217391344</text:p>
          </table:table-cell>
          <table:table-cell office:value-type="float" office:value="0.00169415292353814" calcext:value-type="float">
            <text:p>0.00169415292353814</text:p>
          </table:table-cell>
          <table:table-cell office:value-type="float" office:value="0.00170914542728629" calcext:value-type="float">
            <text:p>0.00170914542728629</text:p>
          </table:table-cell>
          <table:table-cell office:value-type="float" office:value="-0.00871814092953527" calcext:value-type="float">
            <text:p>-0.00871814092953527</text:p>
          </table:table-cell>
          <table:table-cell office:value-type="float" office:value="0.00516491754122939" calcext:value-type="float">
            <text:p>0.00516491754122939</text:p>
          </table:table-cell>
          <table:table-cell office:value-type="float" office:value="-0.00261619190404805" calcext:value-type="float">
            <text:p>-0.00261619190404805</text:p>
          </table:table-cell>
          <table:table-cell office:value-type="float" office:value="0.00258620689655165" calcext:value-type="float">
            <text:p>0.00258620689655165</text:p>
          </table:table-cell>
          <table:table-cell office:value-type="float" office:value="-0.00088455772113949" calcext:value-type="float">
            <text:p>-0.00088455772113949</text:p>
          </table:table-cell>
          <table:table-cell table:number-columns-repeated="2" office:value-type="float" office:value="0.00172413793103443" calcext:value-type="float">
            <text:p>0.00172413793103443</text:p>
          </table:table-cell>
          <table:table-cell office:value-type="float" office:value="-0.00176161919040485" calcext:value-type="float">
            <text:p>-0.0017616191904048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iabetic_retinopathy</text:p>
          </table:table-cell>
          <table:table-cell office:value-type="float" office:value="0.00174812593703144" calcext:value-type="float">
            <text:p>0.00174812593703144</text:p>
          </table:table-cell>
          <table:table-cell office:value-type="float" office:value="-0.0154707646176913" calcext:value-type="float">
            <text:p>-0.0154707646176913</text:p>
          </table:table-cell>
          <table:table-cell office:value-type="float" office:value="-0.00451724137931042" calcext:value-type="float">
            <text:p>-0.00451724137931042</text:p>
          </table:table-cell>
          <table:table-cell office:value-type="float" office:value="-0.00380809595202403" calcext:value-type="float">
            <text:p>-0.00380809595202403</text:p>
          </table:table-cell>
          <table:table-cell office:value-type="float" office:value="0.006256371814093" calcext:value-type="float">
            <text:p>0.006256371814093</text:p>
          </table:table-cell>
          <table:table-cell office:value-type="float" office:value="-0.00938830584707651" calcext:value-type="float">
            <text:p>-0.00938830584707651</text:p>
          </table:table-cell>
          <table:table-cell office:value-type="float" office:value="0.00136581709145422" calcext:value-type="float">
            <text:p>0.00136581709145422</text:p>
          </table:table-cell>
          <table:table-cell office:value-type="float" office:value="0.00190704647676154" calcext:value-type="float">
            <text:p>0.00190704647676154</text:p>
          </table:table-cell>
          <table:table-cell office:value-type="float" office:value="-0.00730434782608702" calcext:value-type="float">
            <text:p>-0.00730434782608702</text:p>
          </table:table-cell>
          <table:table-cell office:value-type="float" office:value="0.00240329835082453" calcext:value-type="float">
            <text:p>0.00240329835082453</text:p>
          </table:table-cell>
          <table:table-cell office:value-type="float" office:value="-0.00520989505247382" calcext:value-type="float">
            <text:p>-0.00520989505247382</text:p>
          </table:table-cell>
          <table:table-cell office:value-type="float" office:value="0.00520239880059958" calcext:value-type="float">
            <text:p>0.00520239880059958</text:p>
          </table:table-cell>
          <table:table-cell office:value-type="float" office:value="-0.00628035982009001" calcext:value-type="float">
            <text:p>-0.00628035982009001</text:p>
          </table:table-cell>
          <table:table-cell office:value-type="float" office:value="0.00432683658170907" calcext:value-type="float">
            <text:p>0.00432683658170907</text:p>
          </table:table-cell>
          <table:table-cell office:value-type="float" office:value="0.000346326836581645" calcext:value-type="float">
            <text:p>0.000346326836581645</text:p>
          </table:table-cell>
          <table:table-cell office:value-type="float" office:value="-0.00140029985007506" calcext:value-type="float">
            <text:p>-0.001400299850075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.0189811678634332" calcext:value-type="float">
            <text:p>0.0189811678634332</text:p>
          </table:table-cell>
          <table:table-cell office:value-type="float" office:value="0.00661834439777798" calcext:value-type="float">
            <text:p>0.00661834439777798</text:p>
          </table:table-cell>
          <table:table-cell office:value-type="float" office:value="0.00409158650589359" calcext:value-type="float">
            <text:p>0.00409158650589359</text:p>
          </table:table-cell>
          <table:table-cell office:value-type="float" office:value="0.0107167050535157" calcext:value-type="float">
            <text:p>0.0107167050535157</text:p>
          </table:table-cell>
          <table:table-cell office:value-type="float" office:value="0.0107641241024251" calcext:value-type="float">
            <text:p>0.0107641241024251</text:p>
          </table:table-cell>
          <table:table-cell office:value-type="float" office:value="-0.00499254843517138" calcext:value-type="float">
            <text:p>-0.00499254843517138</text:p>
          </table:table-cell>
          <table:table-cell office:value-type="float" office:value="0.00573770491803283" calcext:value-type="float">
            <text:p>0.00573770491803283</text:p>
          </table:table-cell>
          <table:table-cell office:value-type="float" office:value="0.0131553989974258" calcext:value-type="float">
            <text:p>0.0131553989974258</text:p>
          </table:table-cell>
          <table:table-cell office:value-type="float" office:value="0.00655737704918036" calcext:value-type="float">
            <text:p>0.00655737704918036</text:p>
          </table:table-cell>
          <table:table-cell office:value-type="float" office:value="0.0181276249830646" calcext:value-type="float">
            <text:p>0.0181276249830646</text:p>
          </table:table-cell>
          <table:table-cell office:value-type="float" office:value="0.013229914645712" calcext:value-type="float">
            <text:p>0.013229914645712</text:p>
          </table:table-cell>
          <table:table-cell office:value-type="float" office:value="0.0247595176805311" calcext:value-type="float">
            <text:p>0.0247595176805311</text:p>
          </table:table-cell>
          <table:table-cell office:value-type="float" office:value="-0.00243191979406576" calcext:value-type="float">
            <text:p>-0.00243191979406576</text:p>
          </table:table-cell>
          <table:table-cell office:value-type="float" office:value="-0.0000474190489093695" calcext:value-type="float">
            <text:p>-4.74190489093695E-05</text:p>
          </table:table-cell>
          <table:table-cell office:value-type="float" office:value="0.0173350494512938" calcext:value-type="float">
            <text:p>0.0173350494512938</text:p>
          </table:table-cell>
          <table:table-cell office:value-type="float" office:value="0.0115905703834169" calcext:value-type="float">
            <text:p>0.011590570383416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.0123831459151876" calcext:value-type="float">
            <text:p>0.0123831459151876</text:p>
          </table:table-cell>
          <table:table-cell office:value-type="float" office:value="0.00491125863704101" calcext:value-type="float">
            <text:p>0.00491125863704101</text:p>
          </table:table-cell>
          <table:table-cell office:value-type="float" office:value="0.0189811678634331" calcext:value-type="float">
            <text:p>0.0189811678634331</text:p>
          </table:table-cell>
          <table:table-cell office:value-type="float" office:value="0.0189540712640564" calcext:value-type="float">
            <text:p>0.0189540712640564</text:p>
          </table:table-cell>
          <table:table-cell office:value-type="float" office:value="0.0123628234656551" calcext:value-type="float">
            <text:p>0.0123628234656551</text:p>
          </table:table-cell>
          <table:table-cell office:value-type="float" office:value="0.00824414036038479" calcext:value-type="float">
            <text:p>0.00824414036038479</text:p>
          </table:table-cell>
          <table:table-cell office:value-type="float" office:value="0.0148353881587862" calcext:value-type="float">
            <text:p>0.0148353881587862</text:p>
          </table:table-cell>
          <table:table-cell office:value-type="float" office:value="0.018940522964368" calcext:value-type="float">
            <text:p>0.018940522964368</text:p>
          </table:table-cell>
          <table:table-cell office:value-type="float" office:value="0.0024928871426636" calcext:value-type="float">
            <text:p>0.0024928871426636</text:p>
          </table:table-cell>
          <table:table-cell office:value-type="float" office:value="0.0123221785665899" calcext:value-type="float">
            <text:p>0.0123221785665899</text:p>
          </table:table-cell>
          <table:table-cell office:value-type="float" office:value="0.0164950548706138" calcext:value-type="float">
            <text:p>0.0164950548706138</text:p>
          </table:table-cell>
          <table:table-cell office:value-type="float" office:value="0.0197940658447364" calcext:value-type="float">
            <text:p>0.0197940658447364</text:p>
          </table:table-cell>
          <table:table-cell office:value-type="float" office:value="0.0115702479338843" calcext:value-type="float">
            <text:p>0.0115702479338843</text:p>
          </table:table-cell>
          <table:table-cell office:value-type="float" office:value="0.0107031567538274" calcext:value-type="float">
            <text:p>0.0107031567538274</text:p>
          </table:table-cell>
          <table:table-cell office:value-type="float" office:value="0.0115363771846634" calcext:value-type="float">
            <text:p>0.0115363771846634</text:p>
          </table:table-cell>
          <table:table-cell office:value-type="float" office:value="0.0148624847581629" calcext:value-type="float">
            <text:p>0.014862484758162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.0140428126270153" calcext:value-type="float">
            <text:p>0.0140428126270153</text:p>
          </table:table-cell>
          <table:table-cell office:value-type="float" office:value="0.00327191437474605" calcext:value-type="float">
            <text:p>0.00327191437474605</text:p>
          </table:table-cell>
          <table:table-cell office:value-type="float" office:value="0.0123831459151876" calcext:value-type="float">
            <text:p>0.0123831459151876</text:p>
          </table:table-cell>
          <table:table-cell office:value-type="float" office:value="0.00329901097412277" calcext:value-type="float">
            <text:p>0.00329901097412277</text:p>
          </table:table-cell>
          <table:table-cell office:value-type="float" office:value="-0.00987671047283567" calcext:value-type="float">
            <text:p>-0.00987671047283567</text:p>
          </table:table-cell>
          <table:table-cell office:value-type="float" office:value="0.00165289256198353" calcext:value-type="float">
            <text:p>0.00165289256198353</text:p>
          </table:table-cell>
          <table:table-cell office:value-type="float" office:value="0.00163934426229517" calcext:value-type="float">
            <text:p>0.00163934426229517</text:p>
          </table:table-cell>
          <table:table-cell office:value-type="float" office:value="0.00579189811678638" calcext:value-type="float">
            <text:p>0.00579189811678638</text:p>
          </table:table-cell>
          <table:table-cell office:value-type="float" office:value="0.00164611841213935" calcext:value-type="float">
            <text:p>0.00164611841213935</text:p>
          </table:table-cell>
          <table:table-cell office:value-type="float" office:value="0.00247256469313106" calcext:value-type="float">
            <text:p>0.00247256469313106</text:p>
          </table:table-cell>
          <table:table-cell office:value-type="float" office:value="0.000846768730524361" calcext:value-type="float">
            <text:p>0.000846768730524361</text:p>
          </table:table-cell>
          <table:table-cell office:value-type="float" office:value="0.00662511854762227" calcext:value-type="float">
            <text:p>0.00662511854762227</text:p>
          </table:table-cell>
          <table:table-cell office:value-type="float" office:value="0.00329223682427859" calcext:value-type="float">
            <text:p>0.00329223682427859</text:p>
          </table:table-cell>
          <table:table-cell office:value-type="float" office:value="0.0115363771846633" calcext:value-type="float">
            <text:p>0.0115363771846633</text:p>
          </table:table-cell>
          <table:table-cell office:value-type="float" office:value="0.00825091451022897" calcext:value-type="float">
            <text:p>0.00825091451022897</text:p>
          </table:table-cell>
          <table:table-cell office:value-type="float" office:value="-0.00329223682427848" calcext:value-type="float">
            <text:p>-0.0032922368242784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.00907736079122068" calcext:value-type="float">
            <text:p>0.00907736079122068</text:p>
          </table:table-cell>
          <table:table-cell office:value-type="float" office:value="0.000806123831459171" calcext:value-type="float">
            <text:p>0.000806123831459171</text:p>
          </table:table-cell>
          <table:table-cell office:value-type="float" office:value="0.00742446822923726" calcext:value-type="float">
            <text:p>0.00742446822923726</text:p>
          </table:table-cell>
          <table:table-cell office:value-type="float" office:value="0.0049519035361062" calcext:value-type="float">
            <text:p>0.0049519035361062</text:p>
          </table:table-cell>
          <table:table-cell office:value-type="float" office:value="0.00167998916136025" calcext:value-type="float">
            <text:p>0.00167998916136025</text:p>
          </table:table-cell>
          <table:table-cell office:value-type="float" office:value="0.00330578512396695" calcext:value-type="float">
            <text:p>0.00330578512396695</text:p>
          </table:table-cell>
          <table:table-cell office:value-type="float" office:value="-0.00167321501151607" calcext:value-type="float">
            <text:p>-0.00167321501151607</text:p>
          </table:table-cell>
          <table:table-cell office:value-type="float" office:value="0.00991735537190086" calcext:value-type="float">
            <text:p>0.00991735537190086</text:p>
          </table:table-cell>
          <table:table-cell office:value-type="float" office:value="-0.00084676873052425" calcext:value-type="float">
            <text:p>-0.00084676873052425</text:p>
          </table:table-cell>
          <table:table-cell office:value-type="float" office:value="0.00494512938626202" calcext:value-type="float">
            <text:p>0.00494512938626202</text:p>
          </table:table-cell>
          <table:table-cell office:value-type="float" office:value="0.00413900555480284" calcext:value-type="float">
            <text:p>0.00413900555480284</text:p>
          </table:table-cell>
          <table:table-cell office:value-type="float" office:value="0.00582576886600728" calcext:value-type="float">
            <text:p>0.00582576886600728</text:p>
          </table:table-cell>
          <table:table-cell office:value-type="float" office:value="-0.00163257011245088" calcext:value-type="float">
            <text:p>-0.00163257011245088</text:p>
          </table:table-cell>
          <table:table-cell office:value-type="float" office:value="0.00742446822923726" calcext:value-type="float">
            <text:p>0.00742446822923726</text:p>
          </table:table-cell>
          <table:table-cell office:value-type="float" office:value="0.00579189811678638" calcext:value-type="float">
            <text:p>0.00579189811678638</text:p>
          </table:table-cell>
          <table:table-cell office:value-type="float" office:value="-0.00329901097412277" calcext:value-type="float">
            <text:p>-0.0032990109741227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.00578512396694209" calcext:value-type="float">
            <text:p>0.00578512396694209</text:p>
          </table:table-cell>
          <table:table-cell office:value-type="float" office:value="-0.0049519035361062" calcext:value-type="float">
            <text:p>-0.0049519035361062</text:p>
          </table:table-cell>
          <table:table-cell office:value-type="float" office:value="0.00496545183579455" calcext:value-type="float">
            <text:p>0.00496545183579455</text:p>
          </table:table-cell>
          <table:table-cell office:value-type="float" office:value="0.0041525538544912" calcext:value-type="float">
            <text:p>0.0041525538544912</text:p>
          </table:table-cell>
          <table:table-cell office:value-type="float" office:value="-0.0016257959626067" calcext:value-type="float">
            <text:p>-0.0016257959626067</text:p>
          </table:table-cell>
          <table:table-cell office:value-type="float" office:value="0.00580544641647474" calcext:value-type="float">
            <text:p>0.00580544641647474</text:p>
          </table:table-cell>
          <table:table-cell office:value-type="float" office:value="0.00413223140495866" calcext:value-type="float">
            <text:p>0.00413223140495866</text:p>
          </table:table-cell>
          <table:table-cell office:value-type="float" office:value="0.00661834439777798" calcext:value-type="float">
            <text:p>0.00661834439777798</text:p>
          </table:table-cell>
          <table:table-cell office:value-type="float" office:value="-0.00246579054328677" calcext:value-type="float">
            <text:p>-0.00246579054328677</text:p>
          </table:table-cell>
          <table:table-cell office:value-type="float" office:value="0.00331255927381113" calcext:value-type="float">
            <text:p>0.00331255927381113</text:p>
          </table:table-cell>
          <table:table-cell office:value-type="float" office:value="0.00826446280991733" calcext:value-type="float">
            <text:p>0.00826446280991733</text:p>
          </table:table-cell>
          <table:table-cell office:value-type="float" office:value="0.00582576886600728" calcext:value-type="float">
            <text:p>0.00582576886600728</text:p>
          </table:table-cell>
          <table:table-cell office:value-type="float" office:value="-0.00161902181276252" calcext:value-type="float">
            <text:p>-0.00161902181276252</text:p>
          </table:table-cell>
          <table:table-cell office:value-type="float" office:value="0.000839994580680181" calcext:value-type="float">
            <text:p>0.000839994580680181</text:p>
          </table:table-cell>
          <table:table-cell office:value-type="float" office:value="0.00249966129250778" calcext:value-type="float">
            <text:p>0.00249966129250778</text:p>
          </table:table-cell>
          <table:table-cell office:value-type="float" office:value="0.00167321501151607" calcext:value-type="float">
            <text:p>0.00167321501151607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.0120539222327598" calcext:value-type="float">
            <text:p>0.0120539222327598</text:p>
          </table:table-cell>
          <table:table-cell office:value-type="float" office:value="0.00213114754098365" calcext:value-type="float">
            <text:p>0.00213114754098365</text:p>
          </table:table-cell>
          <table:table-cell office:value-type="float" office:value="0.00956916406990926" calcext:value-type="float">
            <text:p>0.00956916406990926</text:p>
          </table:table-cell>
          <table:table-cell office:value-type="float" office:value="0.0084148489364585" calcext:value-type="float">
            <text:p>0.0084148489364585</text:p>
          </table:table-cell>
          <table:table-cell office:value-type="float" office:value="0.00266088605879966" calcext:value-type="float">
            <text:p>0.00266088605879966</text:p>
          </table:table-cell>
          <table:table-cell office:value-type="float" office:value="0.00280314320552766" calcext:value-type="float">
            <text:p>0.00280314320552766</text:p>
          </table:table-cell>
          <table:table-cell office:value-type="float" office:value="0.00493429074651142" calcext:value-type="float">
            <text:p>0.00493429074651142</text:p>
          </table:table-cell>
          <table:table-cell office:value-type="float" office:value="0.0108847039696519" calcext:value-type="float">
            <text:p>0.0108847039696519</text:p>
          </table:table-cell>
          <table:table-cell office:value-type="float" office:value="0.00147676466603441" calcext:value-type="float">
            <text:p>0.00147676466603441</text:p>
          </table:table-cell>
          <table:table-cell office:value-type="float" office:value="0.00823601138057184" calcext:value-type="float">
            <text:p>0.00823601138057184</text:p>
          </table:table-cell>
          <table:table-cell office:value-type="float" office:value="0.00859504132231415" calcext:value-type="float">
            <text:p>0.00859504132231415</text:p>
          </table:table-cell>
          <table:table-cell office:value-type="float" office:value="0.0125660479609809" calcext:value-type="float">
            <text:p>0.0125660479609809</text:p>
          </table:table-cell>
          <table:table-cell office:value-type="float" office:value="0.00183579460777683" calcext:value-type="float">
            <text:p>0.00183579460777683</text:p>
          </table:table-cell>
          <table:table-cell office:value-type="float" office:value="0.00609131553989972" calcext:value-type="float">
            <text:p>0.00609131553989972</text:p>
          </table:table-cell>
          <table:table-cell office:value-type="float" office:value="0.00908278011109609" calcext:value-type="float">
            <text:p>0.00908278011109609</text:p>
          </table:table-cell>
          <table:table-cell office:value-type="float" office:value="0.00430700447093901" calcext:value-type="float">
            <text:p>0.004307004470939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ilpd</text:p>
          </table:table-cell>
          <table:table-cell office:value-type="float" office:value="-0.00859044162129463" calcext:value-type="float">
            <text:p>-0.00859044162129463</text:p>
          </table:table-cell>
          <table:table-cell office:value-type="float" office:value="-0.00868118572292797" calcext:value-type="float">
            <text:p>-0.00868118572292797</text:p>
          </table:table-cell>
          <table:table-cell office:value-type="float" office:value="-0.0155777374470659" calcext:value-type="float">
            <text:p>-0.0155777374470659</text:p>
          </table:table-cell>
          <table:table-cell office:value-type="float" office:value="0.0310949788263762" calcext:value-type="float">
            <text:p>0.0310949788263762</text:p>
          </table:table-cell>
          <table:table-cell office:value-type="float" office:value="0.0155172413793103" calcext:value-type="float">
            <text:p>0.0155172413793103</text:p>
          </table:table-cell>
          <table:table-cell office:value-type="float" office:value="-0.00341802782819112" calcext:value-type="float">
            <text:p>-0.00341802782819112</text:p>
          </table:table-cell>
          <table:table-cell office:value-type="float" office:value="0.0119479733817303" calcext:value-type="float">
            <text:p>0.0119479733817303</text:p>
          </table:table-cell>
          <table:table-cell office:value-type="float" office:value="-0.00698729582577129" calcext:value-type="float">
            <text:p>-0.00698729582577129</text:p>
          </table:table-cell>
          <table:table-cell office:value-type="float" office:value="0.00166364186327894" calcext:value-type="float">
            <text:p>0.00166364186327894</text:p>
          </table:table-cell>
          <table:table-cell office:value-type="float" office:value="0.0103750756200847" calcext:value-type="float">
            <text:p>0.0103750756200847</text:p>
          </table:table-cell>
          <table:table-cell office:value-type="float" office:value="0.038021778584392" calcext:value-type="float">
            <text:p>0.038021778584392</text:p>
          </table:table-cell>
          <table:table-cell office:value-type="float" office:value="0.00514216575922566" calcext:value-type="float">
            <text:p>0.00514216575922566</text:p>
          </table:table-cell>
          <table:table-cell office:value-type="float" office:value="-0.0000302480338777444" calcext:value-type="float">
            <text:p>-3.02480338777444E-05</text:p>
          </table:table-cell>
          <table:table-cell office:value-type="float" office:value="0.020659407138536" calcext:value-type="float">
            <text:p>0.020659407138536</text:p>
          </table:table-cell>
          <table:table-cell office:value-type="float" office:value="0.0344827586206897" calcext:value-type="float">
            <text:p>0.0344827586206897</text:p>
          </table:table-cell>
          <table:table-cell office:value-type="float" office:value="0.00514216575922566" calcext:value-type="float">
            <text:p>0.0051421657592256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ilpd</text:p>
          </table:table-cell>
          <table:table-cell office:value-type="float" office:value="0.0120689655172413" calcext:value-type="float">
            <text:p>0.0120689655172413</text:p>
          </table:table-cell>
          <table:table-cell office:value-type="float" office:value="-0.0103145795523291" calcext:value-type="float">
            <text:p>-0.0103145795523291</text:p>
          </table:table-cell>
          <table:table-cell office:value-type="float" office:value="-0.00862068965517226" calcext:value-type="float">
            <text:p>-0.00862068965517226</text:p>
          </table:table-cell>
          <table:table-cell office:value-type="float" office:value="0.0103448275862069" calcext:value-type="float">
            <text:p>0.0103448275862069</text:p>
          </table:table-cell>
          <table:table-cell office:value-type="float" office:value="0.0154869933454326" calcext:value-type="float">
            <text:p>0.0154869933454326</text:p>
          </table:table-cell>
          <table:table-cell office:value-type="float" office:value="0.00347852389594683" calcext:value-type="float">
            <text:p>0.00347852389594683</text:p>
          </table:table-cell>
          <table:table-cell office:value-type="float" office:value="-0.0138838475499092" calcext:value-type="float">
            <text:p>-0.0138838475499092</text:p>
          </table:table-cell>
          <table:table-cell office:value-type="float" office:value="0.00338777979431348" calcext:value-type="float">
            <text:p>0.00338777979431348</text:p>
          </table:table-cell>
          <table:table-cell office:value-type="float" office:value="-0.00172413793103443" calcext:value-type="float">
            <text:p>-0.00172413793103443</text:p>
          </table:table-cell>
          <table:table-cell office:value-type="float" office:value="0.00338777979431348" calcext:value-type="float">
            <text:p>0.00338777979431348</text:p>
          </table:table-cell>
          <table:table-cell office:value-type="float" office:value="0.00341802782819123" calcext:value-type="float">
            <text:p>0.00341802782819123</text:p>
          </table:table-cell>
          <table:table-cell office:value-type="float" office:value="0.0206896551724139" calcext:value-type="float">
            <text:p>0.0206896551724139</text:p>
          </table:table-cell>
          <table:table-cell office:value-type="float" office:value="0.00859044162129463" calcext:value-type="float">
            <text:p>0.00859044162129463</text:p>
          </table:table-cell>
          <table:table-cell office:value-type="float" office:value="0.00514216575922566" calcext:value-type="float">
            <text:p>0.00514216575922566</text:p>
          </table:table-cell>
          <table:table-cell office:value-type="float" office:value="0.00511191772534791" calcext:value-type="float">
            <text:p>0.00511191772534791</text:p>
          </table:table-cell>
          <table:table-cell office:value-type="float" office:value="0.0137931034482759" calcext:value-type="float">
            <text:p>0.013793103448275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ilpd</text:p>
          </table:table-cell>
          <table:table-cell office:value-type="float" office:value="0.0189050211736237" calcext:value-type="float">
            <text:p>0.0189050211736237</text:p>
          </table:table-cell>
          <table:table-cell office:value-type="float" office:value="0.0000604960677555999" calcext:value-type="float">
            <text:p>0.0000604960677555999</text:p>
          </table:table-cell>
          <table:table-cell office:value-type="float" office:value="0.00169388989715669" calcext:value-type="float">
            <text:p>0.00169388989715669</text:p>
          </table:table-cell>
          <table:table-cell office:value-type="float" office:value="0.0224137931034483" calcext:value-type="float">
            <text:p>0.0224137931034483</text:p>
          </table:table-cell>
          <table:table-cell office:value-type="float" office:value="0.0223230490018149" calcext:value-type="float">
            <text:p>0.0223230490018149</text:p>
          </table:table-cell>
          <table:table-cell office:value-type="float" office:value="0.00683605565638235" calcext:value-type="float">
            <text:p>0.00683605565638235</text:p>
          </table:table-cell>
          <table:table-cell office:value-type="float" office:value="0.0103145795523292" calcext:value-type="float">
            <text:p>0.0103145795523292</text:p>
          </table:table-cell>
          <table:table-cell table:number-columns-repeated="2" office:value-type="float" office:value="0.0103448275862069" calcext:value-type="float">
            <text:p>0.0103448275862069</text:p>
          </table:table-cell>
          <table:table-cell office:value-type="float" office:value="0.00862068965517238" calcext:value-type="float">
            <text:p>0.00862068965517238</text:p>
          </table:table-cell>
          <table:table-cell office:value-type="float" office:value="0.00859044162129463" calcext:value-type="float">
            <text:p>0.00859044162129463</text:p>
          </table:table-cell>
          <table:table-cell office:value-type="float" office:value="0.0224137931034483" calcext:value-type="float">
            <text:p>0.0224137931034483</text:p>
          </table:table-cell>
          <table:table-cell office:value-type="float" office:value="0.013762855414398" calcext:value-type="float">
            <text:p>0.013762855414398</text:p>
          </table:table-cell>
          <table:table-cell office:value-type="float" office:value="0.0102843315184513" calcext:value-type="float">
            <text:p>0.0102843315184513</text:p>
          </table:table-cell>
          <table:table-cell office:value-type="float" office:value="0.0207501512401694" calcext:value-type="float">
            <text:p>0.0207501512401694</text:p>
          </table:table-cell>
          <table:table-cell office:value-type="float" office:value="0.0104053236539625" calcext:value-type="float">
            <text:p>0.01040532365396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ilpd</text:p>
          </table:table-cell>
          <table:table-cell office:value-type="float" office:value="0.0119782214156079" calcext:value-type="float">
            <text:p>0.0119782214156079</text:p>
          </table:table-cell>
          <table:table-cell office:value-type="float" office:value="-0.0016938898971568" calcext:value-type="float">
            <text:p>-0.0016938898971568</text:p>
          </table:table-cell>
          <table:table-cell office:value-type="float" office:value="0.0137931034482758" calcext:value-type="float">
            <text:p>0.0137931034482758</text:p>
          </table:table-cell>
          <table:table-cell office:value-type="float" office:value="0.0259225650332727" calcext:value-type="float">
            <text:p>0.0259225650332727</text:p>
          </table:table-cell>
          <table:table-cell office:value-type="float" office:value="0.0206291591046581" calcext:value-type="float">
            <text:p>0.0206291591046581</text:p>
          </table:table-cell>
          <table:table-cell office:value-type="float" office:value="0.024228675136116" calcext:value-type="float">
            <text:p>0.024228675136116</text:p>
          </table:table-cell>
          <table:table-cell office:value-type="float" office:value="0.0241379310344827" calcext:value-type="float">
            <text:p>0.0241379310344827</text:p>
          </table:table-cell>
          <table:table-cell office:value-type="float" office:value="0.00689655172413783" calcext:value-type="float">
            <text:p>0.00689655172413783</text:p>
          </table:table-cell>
          <table:table-cell office:value-type="float" office:value="0.010314579552329" calcext:value-type="float">
            <text:p>0.010314579552329</text:p>
          </table:table-cell>
          <table:table-cell table:number-columns-repeated="2" office:value-type="float" office:value="0.00689655172413783" calcext:value-type="float">
            <text:p>0.00689655172413783</text:p>
          </table:table-cell>
          <table:table-cell office:value-type="float" office:value="0.0241681790683606" calcext:value-type="float">
            <text:p>0.0241681790683606</text:p>
          </table:table-cell>
          <table:table-cell office:value-type="float" office:value="0.017211131276467" calcext:value-type="float">
            <text:p>0.017211131276467</text:p>
          </table:table-cell>
          <table:table-cell office:value-type="float" office:value="0.0137326073805202" calcext:value-type="float">
            <text:p>0.0137326073805202</text:p>
          </table:table-cell>
          <table:table-cell office:value-type="float" office:value="0.010314579552329" calcext:value-type="float">
            <text:p>0.010314579552329</text:p>
          </table:table-cell>
          <table:table-cell office:value-type="float" office:value="0.00865093768905012" calcext:value-type="float">
            <text:p>0.0086509376890501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ilpd</text:p>
          </table:table-cell>
          <table:table-cell office:value-type="float" office:value="0.020659407138536" calcext:value-type="float">
            <text:p>0.020659407138536</text:p>
          </table:table-cell>
          <table:table-cell office:value-type="float" office:value="0.0000302480338777444" calcext:value-type="float">
            <text:p>3.02480338777444E-05</text:p>
          </table:table-cell>
          <table:table-cell office:value-type="float" office:value="0.00862068965517238" calcext:value-type="float">
            <text:p>0.00862068965517238</text:p>
          </table:table-cell>
          <table:table-cell office:value-type="float" office:value="0.0276769509981851" calcext:value-type="float">
            <text:p>0.0276769509981851</text:p>
          </table:table-cell>
          <table:table-cell office:value-type="float" office:value="0.0206291591046581" calcext:value-type="float">
            <text:p>0.0206291591046581</text:p>
          </table:table-cell>
          <table:table-cell office:value-type="float" office:value="0.0311252268602541" calcext:value-type="float">
            <text:p>0.0311252268602541</text:p>
          </table:table-cell>
          <table:table-cell office:value-type="float" office:value="0.022444041137326" calcext:value-type="float">
            <text:p>0.022444041137326</text:p>
          </table:table-cell>
          <table:table-cell office:value-type="float" office:value="0.0172716273442226" calcext:value-type="float">
            <text:p>0.0172716273442226</text:p>
          </table:table-cell>
          <table:table-cell office:value-type="float" office:value="0.00862068965517238" calcext:value-type="float">
            <text:p>0.00862068965517238</text:p>
          </table:table-cell>
          <table:table-cell office:value-type="float" office:value="0.00692679975801569" calcext:value-type="float">
            <text:p>0.00692679975801569</text:p>
          </table:table-cell>
          <table:table-cell office:value-type="float" office:value="0.0137931034482758" calcext:value-type="float">
            <text:p>0.0137931034482758</text:p>
          </table:table-cell>
          <table:table-cell office:value-type="float" office:value="0.0259225650332727" calcext:value-type="float">
            <text:p>0.0259225650332727</text:p>
          </table:table-cell>
          <table:table-cell office:value-type="float" office:value="0.0206896551724137" calcext:value-type="float">
            <text:p>0.0206896551724137</text:p>
          </table:table-cell>
          <table:table-cell office:value-type="float" office:value="0.0275862068965517" calcext:value-type="float">
            <text:p>0.0275862068965517</text:p>
          </table:table-cell>
          <table:table-cell office:value-type="float" office:value="0.00862068965517238" calcext:value-type="float">
            <text:p>0.00862068965517238</text:p>
          </table:table-cell>
          <table:table-cell office:value-type="float" office:value="0.0103750756200847" calcext:value-type="float">
            <text:p>0.0103750756200847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ilpd</text:p>
          </table:table-cell>
          <table:table-cell office:value-type="float" office:value="0.0110042347247429" calcext:value-type="float">
            <text:p>0.0110042347247429</text:p>
          </table:table-cell>
          <table:table-cell office:value-type="float" office:value="-0.00411978221415599" calcext:value-type="float">
            <text:p>-0.00411978221415599</text:p>
          </table:table-cell>
          <table:table-cell office:value-type="float" office:value="-0.0000181488203266911" calcext:value-type="float">
            <text:p>-1.81488203266911E-05</text:p>
          </table:table-cell>
          <table:table-cell office:value-type="float" office:value="0.0234906231094979" calcext:value-type="float">
            <text:p>0.0234906231094979</text:p>
          </table:table-cell>
          <table:table-cell office:value-type="float" office:value="0.0189171203871749" calcext:value-type="float">
            <text:p>0.0189171203871749</text:p>
          </table:table-cell>
          <table:table-cell office:value-type="float" office:value="0.0124500907441018" calcext:value-type="float">
            <text:p>0.0124500907441018</text:p>
          </table:table-cell>
          <table:table-cell office:value-type="float" office:value="0.0109921355111918" calcext:value-type="float">
            <text:p>0.0109921355111918</text:p>
          </table:table-cell>
          <table:table-cell office:value-type="float" office:value="0.00618269812462191" calcext:value-type="float">
            <text:p>0.00618269812462191</text:p>
          </table:table-cell>
          <table:table-cell office:value-type="float" office:value="0.00584392014519064" calcext:value-type="float">
            <text:p>0.00584392014519064</text:p>
          </table:table-cell>
          <table:table-cell office:value-type="float" office:value="0.00724137931034485" calcext:value-type="float">
            <text:p>0.00724137931034485</text:p>
          </table:table-cell>
          <table:table-cell office:value-type="float" office:value="0.0141439806412583" calcext:value-type="float">
            <text:p>0.0141439806412583</text:p>
          </table:table-cell>
          <table:table-cell office:value-type="float" office:value="0.0196672716273443" calcext:value-type="float">
            <text:p>0.0196672716273443</text:p>
          </table:table-cell>
          <table:table-cell office:value-type="float" office:value="0.0120447670901392" calcext:value-type="float">
            <text:p>0.0120447670901392</text:p>
          </table:table-cell>
          <table:table-cell office:value-type="float" office:value="0.015480943738657" calcext:value-type="float">
            <text:p>0.015480943738657</text:p>
          </table:table-cell>
          <table:table-cell office:value-type="float" office:value="0.0158560193587417" calcext:value-type="float">
            <text:p>0.0158560193587417</text:p>
          </table:table-cell>
          <table:table-cell office:value-type="float" office:value="0.0096733212341199" calcext:value-type="float">
            <text:p>0.00967332123411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ionosphere</text:p>
          </table:table-cell>
          <table:table-cell office:value-type="float" office:value="0.00849206349206311" calcext:value-type="float">
            <text:p>0.00849206349206311</text:p>
          </table:table-cell>
          <table:table-cell office:value-type="float" office:value="0.0144444444444444" calcext:value-type="float">
            <text:p>0.0144444444444444</text:p>
          </table:table-cell>
          <table:table-cell office:value-type="float" office:value="0.00595238095238071" calcext:value-type="float">
            <text:p>0.00595238095238071</text:p>
          </table:table-cell>
          <table:table-cell office:value-type="float" office:value="0.0171428571428569" calcext:value-type="float">
            <text:p>0.0171428571428569</text:p>
          </table:table-cell>
          <table:table-cell office:value-type="float" office:value="0.00873015873015859" calcext:value-type="float">
            <text:p>0.00873015873015859</text:p>
          </table:table-cell>
          <table:table-cell office:value-type="float" office:value="0.0169841269841268" calcext:value-type="float">
            <text:p>0.0169841269841268</text:p>
          </table:table-cell>
          <table:table-cell office:value-type="float" office:value="0.00293650793650757" calcext:value-type="float">
            <text:p>0.00293650793650757</text:p>
          </table:table-cell>
          <table:table-cell office:value-type="float" office:value="0.0142857142857141" calcext:value-type="float">
            <text:p>0.0142857142857141</text:p>
          </table:table-cell>
          <table:table-cell office:value-type="float" office:value="0.000238095238095148" calcext:value-type="float">
            <text:p>0.000238095238095148</text:p>
          </table:table-cell>
          <table:table-cell office:value-type="float" office:value="0.00571428571428556" calcext:value-type="float">
            <text:p>0.00571428571428556</text:p>
          </table:table-cell>
          <table:table-cell office:value-type="float" office:value="0.00873015873015859" calcext:value-type="float">
            <text:p>0.00873015873015859</text:p>
          </table:table-cell>
          <table:table-cell office:value-type="float" office:value="0" calcext:value-type="float">
            <text:p>0</text:p>
          </table:table-cell>
          <table:table-cell office:value-type="float" office:value="0.00571428571428556" calcext:value-type="float">
            <text:p>0.00571428571428556</text:p>
          </table:table-cell>
          <table:table-cell office:value-type="float" office:value="0.00563492063492033" calcext:value-type="float">
            <text:p>0.00563492063492033</text:p>
          </table:table-cell>
          <table:table-cell office:value-type="float" office:value="-0.00293650793650801" calcext:value-type="float">
            <text:p>-0.00293650793650801</text:p>
          </table:table-cell>
          <table:table-cell office:value-type="float" office:value="0.00849206349206311" calcext:value-type="float">
            <text:p>0.0084920634920631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ionosphere</text:p>
          </table:table-cell>
          <table:table-cell office:value-type="float" office:value="-0.0170634920634922" calcext:value-type="float">
            <text:p>-0.0170634920634922</text:p>
          </table:table-cell>
          <table:table-cell office:value-type="float" office:value="0.00579365079365068" calcext:value-type="float">
            <text:p>0.00579365079365068</text:p>
          </table:table-cell>
          <table:table-cell table:number-columns-repeated="2" office:value-type="float" office:value="-0.002857142857143" calcext:value-type="float">
            <text:p>-0.002857142857143</text:p>
          </table:table-cell>
          <table:table-cell office:value-type="float" office:value="-0.00571428571428578" calcext:value-type="float">
            <text:p>-0.00571428571428578</text:p>
          </table:table-cell>
          <table:table-cell office:value-type="float" office:value="-0.00579365079365102" calcext:value-type="float">
            <text:p>-0.00579365079365102</text:p>
          </table:table-cell>
          <table:table-cell office:value-type="float" office:value="-0.002857142857143" calcext:value-type="float">
            <text:p>-0.002857142857143</text:p>
          </table:table-cell>
          <table:table-cell office:value-type="float" office:value="-0.00579365079365102" calcext:value-type="float">
            <text:p>-0.00579365079365102</text:p>
          </table:table-cell>
          <table:table-cell office:value-type="float" office:value="-0.00849206349206355" calcext:value-type="float">
            <text:p>-0.00849206349206355</text:p>
          </table:table-cell>
          <table:table-cell office:value-type="float" office:value="0.00277777777777766" calcext:value-type="float">
            <text:p>0.00277777777777766</text:p>
          </table:table-cell>
          <table:table-cell office:value-type="float" office:value="0.00285714285714278" calcext:value-type="float">
            <text:p>0.00285714285714278</text:p>
          </table:table-cell>
          <table:table-cell office:value-type="float" office:value="-0.00571428571428578" calcext:value-type="float">
            <text:p>-0.00571428571428578</text:p>
          </table:table-cell>
          <table:table-cell office:value-type="float" office:value="-0.002857142857143" calcext:value-type="float">
            <text:p>-0.002857142857143</text:p>
          </table:table-cell>
          <table:table-cell office:value-type="float" office:value="-0.00579365079365102" calcext:value-type="float">
            <text:p>-0.00579365079365102</text:p>
          </table:table-cell>
          <table:table-cell office:value-type="float" office:value="-0.00571428571428578" calcext:value-type="float">
            <text:p>-0.00571428571428578</text:p>
          </table:table-cell>
          <table:table-cell office:value-type="float" office:value="-0.0086507936507938" calcext:value-type="float">
            <text:p>-0.008650793650793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ionosphere</text:p>
          </table:table-cell>
          <table:table-cell office:value-type="float" office:value="-0.0086507936507938" calcext:value-type="float">
            <text:p>-0.0086507936507938</text:p>
          </table:table-cell>
          <table:table-cell office:value-type="float" office:value="0.0115079365079366" calcext:value-type="float">
            <text:p>0.0115079365079366</text:p>
          </table:table-cell>
          <table:table-cell office:value-type="float" office:value="0" calcext:value-type="float">
            <text:p>0</text:p>
          </table:table-cell>
          <table:table-cell office:value-type="float" office:value="0.00277777777777766" calcext:value-type="float">
            <text:p>0.00277777777777766</text:p>
          </table:table-cell>
          <table:table-cell table:number-columns-repeated="2" office:value-type="float" office:value="-0.00293650793650801" calcext:value-type="float">
            <text:p>-0.00293650793650801</text:p>
          </table:table-cell>
          <table:table-cell office:value-type="float" office:value="0" calcext:value-type="float">
            <text:p>0</text:p>
          </table:table-cell>
          <table:table-cell office:value-type="float" office:value="-0.0000793650793653455" calcext:value-type="float">
            <text:p>-7.93650793653455E-05</text:p>
          </table:table-cell>
          <table:table-cell office:value-type="float" office:value="-0.00563492063492077" calcext:value-type="float">
            <text:p>-0.00563492063492077</text:p>
          </table:table-cell>
          <table:table-cell office:value-type="float" office:value="-0.0000793650793653455" calcext:value-type="float">
            <text:p>-7.93650793653455E-05</text:p>
          </table:table-cell>
          <table:table-cell office:value-type="float" office:value="-0.002857142857143" calcext:value-type="float">
            <text:p>-0.002857142857143</text:p>
          </table:table-cell>
          <table:table-cell office:value-type="float" office:value="-0.00571428571428578" calcext:value-type="float">
            <text:p>-0.00571428571428578</text:p>
          </table:table-cell>
          <table:table-cell table:number-columns-repeated="2" office:value-type="float" office:value="-0.00293650793650801" calcext:value-type="float">
            <text:p>-0.00293650793650801</text:p>
          </table:table-cell>
          <table:table-cell office:value-type="float" office:value="-0.0114285714285713" calcext:value-type="float">
            <text:p>-0.0114285714285713</text:p>
          </table:table-cell>
          <table:table-cell office:value-type="float" office:value="-0.00579365079365102" calcext:value-type="float">
            <text:p>-0.0057936507936510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ionosphere</text:p>
          </table:table-cell>
          <table:table-cell office:value-type="float" office:value="-0.0115079365079366" calcext:value-type="float">
            <text:p>-0.0115079365079366</text:p>
          </table:table-cell>
          <table:table-cell office:value-type="float" office:value="0.0086507936507938" calcext:value-type="float">
            <text:p>0.00865079365079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0.00293650793650801" calcext:value-type="float">
            <text:p>-0.00293650793650801</text:p>
          </table:table-cell>
          <table:table-cell office:value-type="float" office:value="0" calcext:value-type="float">
            <text:p>0</text:p>
          </table:table-cell>
          <table:table-cell office:value-type="float" office:value="-0.0000793650793653455" calcext:value-type="float">
            <text:p>-7.93650793653455E-05</text:p>
          </table:table-cell>
          <table:table-cell office:value-type="float" office:value="-0.002857142857143" calcext:value-type="float">
            <text:p>-0.002857142857143</text:p>
          </table:table-cell>
          <table:table-cell office:value-type="float" office:value="-0.00293650793650801" calcext:value-type="float">
            <text:p>-0.00293650793650801</text:p>
          </table:table-cell>
          <table:table-cell office:value-type="float" office:value="0" calcext:value-type="float">
            <text:p>0</text:p>
          </table:table-cell>
          <table:table-cell office:value-type="float" office:value="-0.00571428571428578" calcext:value-type="float">
            <text:p>-0.00571428571428578</text:p>
          </table:table-cell>
          <table:table-cell office:value-type="float" office:value="-0.002857142857143" calcext:value-type="float">
            <text:p>-0.002857142857143</text:p>
          </table:table-cell>
          <table:table-cell office:value-type="float" office:value="-0.00293650793650801" calcext:value-type="float">
            <text:p>-0.00293650793650801</text:p>
          </table:table-cell>
          <table:table-cell office:value-type="float" office:value="-0.002857142857143" calcext:value-type="float">
            <text:p>-0.002857142857143</text:p>
          </table:table-cell>
          <table:table-cell office:value-type="float" office:value="-0.00571428571428578" calcext:value-type="float">
            <text:p>-0.0057142857142857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ionosphere</text:p>
          </table:table-cell>
          <table:table-cell office:value-type="float" office:value="-0.0086507936507938" calcext:value-type="float">
            <text:p>-0.0086507936507938</text:p>
          </table:table-cell>
          <table:table-cell office:value-type="float" office:value="0.0114285714285715" calcext:value-type="float">
            <text:p>0.0114285714285715</text:p>
          </table:table-cell>
          <table:table-cell office:value-type="float" office:value="-0.002857142857143" calcext:value-type="float">
            <text:p>-0.002857142857143</text:p>
          </table:table-cell>
          <table:table-cell office:value-type="float" office:value="0" calcext:value-type="float">
            <text:p>0</text:p>
          </table:table-cell>
          <table:table-cell office:value-type="float" office:value="-0.00293650793650801" calcext:value-type="float">
            <text:p>-0.00293650793650801</text:p>
          </table:table-cell>
          <table:table-cell office:value-type="float" office:value="-0.0000793650793653455" calcext:value-type="float">
            <text:p>-7.93650793653455E-05</text:p>
          </table:table-cell>
          <table:table-cell office:value-type="float" office:value="0" calcext:value-type="float">
            <text:p>0</text:p>
          </table:table-cell>
          <table:table-cell office:value-type="float" office:value="-0.0000793650793653455" calcext:value-type="float">
            <text:p>-7.93650793653455E-05</text:p>
          </table:table-cell>
          <table:table-cell office:value-type="float" office:value="-0.002857142857143" calcext:value-type="float">
            <text:p>-0.002857142857143</text:p>
          </table:table-cell>
          <table:table-cell office:value-type="float" office:value="-0.00293650793650801" calcext:value-type="float">
            <text:p>-0.00293650793650801</text:p>
          </table:table-cell>
          <table:table-cell office:value-type="float" office:value="-0.002857142857143" calcext:value-type="float">
            <text:p>-0.002857142857143</text:p>
          </table:table-cell>
          <table:table-cell office:value-type="float" office:value="-0.00571428571428578" calcext:value-type="float">
            <text:p>-0.00571428571428578</text:p>
          </table:table-cell>
          <table:table-cell office:value-type="float" office:value="-0.002857142857143" calcext:value-type="float">
            <text:p>-0.002857142857143</text:p>
          </table:table-cell>
          <table:table-cell office:value-type="float" office:value="-0.00293650793650801" calcext:value-type="float">
            <text:p>-0.00293650793650801</text:p>
          </table:table-cell>
          <table:table-cell office:value-type="float" office:value="-0.002857142857143" calcext:value-type="float">
            <text:p>-0.002857142857143</text:p>
          </table:table-cell>
          <table:table-cell office:value-type="float" office:value="-0.00571428571428578" calcext:value-type="float">
            <text:p>-0.00571428571428578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ionosphere</text:p>
          </table:table-cell>
          <table:table-cell office:value-type="float" office:value="-0.00747619047619064" calcext:value-type="float">
            <text:p>-0.00747619047619064</text:p>
          </table:table-cell>
          <table:table-cell office:value-type="float" office:value="0.0103650793650795" calcext:value-type="float">
            <text:p>0.0103650793650795</text:p>
          </table:table-cell>
          <table:table-cell office:value-type="float" office:value="0.0000476190476190741" calcext:value-type="float">
            <text:p>4.76190476190741E-05</text:p>
          </table:table-cell>
          <table:table-cell office:value-type="float" office:value="0.00341269841269831" calcext:value-type="float">
            <text:p>0.00341269841269831</text:p>
          </table:table-cell>
          <table:table-cell office:value-type="float" office:value="-0.00115873015873014" calcext:value-type="float">
            <text:p>-0.00115873015873014</text:p>
          </table:table-cell>
          <table:table-cell office:value-type="float" office:value="0.00104761904761908" calcext:value-type="float">
            <text:p>0.00104761904761908</text:p>
          </table:table-cell>
          <table:table-cell office:value-type="float" office:value="0.0000158730158729137" calcext:value-type="float">
            <text:p>1.58730158729137E-05</text:p>
          </table:table-cell>
          <table:table-cell office:value-type="float" office:value="0.00165079365079357" calcext:value-type="float">
            <text:p>0.00165079365079357</text:p>
          </table:table-cell>
          <table:table-cell office:value-type="float" office:value="-0.00392063492063488" calcext:value-type="float">
            <text:p>-0.00392063492063488</text:p>
          </table:table-cell>
          <table:table-cell office:value-type="float" office:value="0.000507936507936457" calcext:value-type="float">
            <text:p>0.000507936507936457</text:p>
          </table:table-cell>
          <table:table-cell office:value-type="float" office:value="0.00117460317460327" calcext:value-type="float">
            <text:p>0.00117460317460327</text:p>
          </table:table-cell>
          <table:table-cell office:value-type="float" office:value="-0.00457142857142856" calcext:value-type="float">
            <text:p>-0.00457142857142856</text:p>
          </table:table-cell>
          <table:table-cell office:value-type="float" office:value="-0.00115873015873025" calcext:value-type="float">
            <text:p>-0.00115873015873025</text:p>
          </table:table-cell>
          <table:table-cell office:value-type="float" office:value="-0.0017936507936509" calcext:value-type="float">
            <text:p>-0.0017936507936509</text:p>
          </table:table-cell>
          <table:table-cell office:value-type="float" office:value="-0.00515873015873025" calcext:value-type="float">
            <text:p>-0.00515873015873025</text:p>
          </table:table-cell>
          <table:table-cell office:value-type="float" office:value="-0.00347619047619052" calcext:value-type="float">
            <text:p>-0.0034761904761905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mammographic</text:p>
          </table:table-cell>
          <table:table-cell office:value-type="float" office:value="0.0108433734939759" calcext:value-type="float">
            <text:p>0.0108433734939759</text:p>
          </table:table-cell>
          <table:table-cell table:number-columns-repeated="2" office:value-type="float" office:value="0.0120481927710843" calcext:value-type="float">
            <text:p>0.0120481927710843</text:p>
          </table:table-cell>
          <table:table-cell office:value-type="float" office:value="0.0240963855421686" calcext:value-type="float">
            <text:p>0.0240963855421686</text:p>
          </table:table-cell>
          <table:table-cell office:value-type="float" office:value="0.00843373493975896" calcext:value-type="float">
            <text:p>0.00843373493975896</text:p>
          </table:table-cell>
          <table:table-cell office:value-type="float" office:value="0.0144578313253012" calcext:value-type="float">
            <text:p>0.0144578313253012</text:p>
          </table:table-cell>
          <table:table-cell office:value-type="float" office:value="0.00963855421686743" calcext:value-type="float">
            <text:p>0.00963855421686743</text:p>
          </table:table-cell>
          <table:table-cell office:value-type="float" office:value="0.0204819277108433" calcext:value-type="float">
            <text:p>0.0204819277108433</text:p>
          </table:table-cell>
          <table:table-cell table:number-columns-repeated="2" office:value-type="float" office:value="0.00963855421686743" calcext:value-type="float">
            <text:p>0.00963855421686743</text:p>
          </table:table-cell>
          <table:table-cell office:value-type="float" office:value="0.00843373493975896" calcext:value-type="float">
            <text:p>0.00843373493975896</text:p>
          </table:table-cell>
          <table:table-cell office:value-type="float" office:value="0.0144578313253012" calcext:value-type="float">
            <text:p>0.0144578313253012</text:p>
          </table:table-cell>
          <table:table-cell office:value-type="float" office:value="0.00481927710843366" calcext:value-type="float">
            <text:p>0.00481927710843366</text:p>
          </table:table-cell>
          <table:table-cell office:value-type="float" office:value="0.0156626506024096" calcext:value-type="float">
            <text:p>0.0156626506024096</text:p>
          </table:table-cell>
          <table:table-cell office:value-type="float" office:value="0.016867469879518" calcext:value-type="float">
            <text:p>0.016867469879518</text:p>
          </table:table-cell>
          <table:table-cell office:value-type="float" office:value="0.0192771084337349" calcext:value-type="float">
            <text:p>0.01927710843373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mammographic</text:p>
          </table:table-cell>
          <table:table-cell office:value-type="float" office:value="0.0120481927710844" calcext:value-type="float">
            <text:p>0.0120481927710844</text:p>
          </table:table-cell>
          <table:table-cell office:value-type="float" office:value="0.0036144578313253" calcext:value-type="float">
            <text:p>0.0036144578313253</text:p>
          </table:table-cell>
          <table:table-cell office:value-type="float" office:value="0.019277108433735" calcext:value-type="float">
            <text:p>0.019277108433735</text:p>
          </table:table-cell>
          <table:table-cell office:value-type="float" office:value="0.0204819277108434" calcext:value-type="float">
            <text:p>0.0204819277108434</text:p>
          </table:table-cell>
          <table:table-cell office:value-type="float" office:value="0.00963855421686755" calcext:value-type="float">
            <text:p>0.00963855421686755</text:p>
          </table:table-cell>
          <table:table-cell office:value-type="float" office:value="0.00120481927710847" calcext:value-type="float">
            <text:p>0.00120481927710847</text:p>
          </table:table-cell>
          <table:table-cell office:value-type="float" office:value="0.00963855421686743" calcext:value-type="float">
            <text:p>0.00963855421686743</text:p>
          </table:table-cell>
          <table:table-cell office:value-type="float" office:value="0.0108433734939759" calcext:value-type="float">
            <text:p>0.0108433734939759</text:p>
          </table:table-cell>
          <table:table-cell office:value-type="float" office:value="0.0156626506024097" calcext:value-type="float">
            <text:p>0.0156626506024097</text:p>
          </table:table-cell>
          <table:table-cell office:value-type="float" office:value="0.0108433734939759" calcext:value-type="float">
            <text:p>0.0108433734939759</text:p>
          </table:table-cell>
          <table:table-cell office:value-type="float" office:value="0.0120481927710844" calcext:value-type="float">
            <text:p>0.0120481927710844</text:p>
          </table:table-cell>
          <table:table-cell table:number-columns-repeated="2" office:value-type="float" office:value="0.0132530120481928" calcext:value-type="float">
            <text:p>0.0132530120481928</text:p>
          </table:table-cell>
          <table:table-cell office:value-type="float" office:value="0.00481927710843377" calcext:value-type="float">
            <text:p>0.00481927710843377</text:p>
          </table:table-cell>
          <table:table-cell office:value-type="float" office:value="0.0132530120481928" calcext:value-type="float">
            <text:p>0.0132530120481928</text:p>
          </table:table-cell>
          <table:table-cell office:value-type="float" office:value="0.0168674698795182" calcext:value-type="float">
            <text:p>0.016867469879518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mammographic</text:p>
          </table:table-cell>
          <table:table-cell office:value-type="float" office:value="0.0192771084337349" calcext:value-type="float">
            <text:p>0.0192771084337349</text:p>
          </table:table-cell>
          <table:table-cell office:value-type="float" office:value="0.0108433734939759" calcext:value-type="float">
            <text:p>0.0108433734939759</text:p>
          </table:table-cell>
          <table:table-cell office:value-type="float" office:value="0.0144578313253012" calcext:value-type="float">
            <text:p>0.0144578313253012</text:p>
          </table:table-cell>
          <table:table-cell office:value-type="float" office:value="0.0277108433734939" calcext:value-type="float">
            <text:p>0.0277108433734939</text:p>
          </table:table-cell>
          <table:table-cell table:number-columns-repeated="2" office:value-type="float" office:value="0.016867469879518" calcext:value-type="float">
            <text:p>0.016867469879518</text:p>
          </table:table-cell>
          <table:table-cell office:value-type="float" office:value="0.0192771084337349" calcext:value-type="float">
            <text:p>0.0192771084337349</text:p>
          </table:table-cell>
          <table:table-cell office:value-type="float" office:value="0.0216867469879518" calcext:value-type="float">
            <text:p>0.0216867469879518</text:p>
          </table:table-cell>
          <table:table-cell office:value-type="float" office:value="0.0192771084337349" calcext:value-type="float">
            <text:p>0.0192771084337349</text:p>
          </table:table-cell>
          <table:table-cell office:value-type="float" office:value="0.0240963855421686" calcext:value-type="float">
            <text:p>0.0240963855421686</text:p>
          </table:table-cell>
          <table:table-cell office:value-type="float" office:value="0.0156626506024097" calcext:value-type="float">
            <text:p>0.0156626506024097</text:p>
          </table:table-cell>
          <table:table-cell table:number-columns-repeated="2" office:value-type="float" office:value="0.016867469879518" calcext:value-type="float">
            <text:p>0.016867469879518</text:p>
          </table:table-cell>
          <table:table-cell office:value-type="float" office:value="0.0156626506024097" calcext:value-type="float">
            <text:p>0.0156626506024097</text:p>
          </table:table-cell>
          <table:table-cell office:value-type="float" office:value="0.0192771084337349" calcext:value-type="float">
            <text:p>0.0192771084337349</text:p>
          </table:table-cell>
          <table:table-cell office:value-type="float" office:value="0.0180722891566265" calcext:value-type="float">
            <text:p>0.018072289156626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mammographic</text:p>
          </table:table-cell>
          <table:table-cell office:value-type="float" office:value="0.0204819277108433" calcext:value-type="float">
            <text:p>0.0204819277108433</text:p>
          </table:table-cell>
          <table:table-cell office:value-type="float" office:value="0.0108433734939759" calcext:value-type="float">
            <text:p>0.0108433734939759</text:p>
          </table:table-cell>
          <table:table-cell office:value-type="float" office:value="0.0168674698795182" calcext:value-type="float">
            <text:p>0.0168674698795182</text:p>
          </table:table-cell>
          <table:table-cell office:value-type="float" office:value="0.0253012048192771" calcext:value-type="float">
            <text:p>0.0253012048192771</text:p>
          </table:table-cell>
          <table:table-cell office:value-type="float" office:value="0.00843373493975907" calcext:value-type="float">
            <text:p>0.00843373493975907</text:p>
          </table:table-cell>
          <table:table-cell office:value-type="float" office:value="0.0144578313253013" calcext:value-type="float">
            <text:p>0.0144578313253013</text:p>
          </table:table-cell>
          <table:table-cell office:value-type="float" office:value="0.0168674698795182" calcext:value-type="float">
            <text:p>0.0168674698795182</text:p>
          </table:table-cell>
          <table:table-cell office:value-type="float" office:value="0.0265060240963856" calcext:value-type="float">
            <text:p>0.0265060240963856</text:p>
          </table:table-cell>
          <table:table-cell office:value-type="float" office:value="0.0180722891566265" calcext:value-type="float">
            <text:p>0.0180722891566265</text:p>
          </table:table-cell>
          <table:table-cell office:value-type="float" office:value="0.0156626506024097" calcext:value-type="float">
            <text:p>0.0156626506024097</text:p>
          </table:table-cell>
          <table:table-cell table:number-columns-repeated="2" office:value-type="float" office:value="0.0168674698795182" calcext:value-type="float">
            <text:p>0.0168674698795182</text:p>
          </table:table-cell>
          <table:table-cell office:value-type="float" office:value="0.0108433734939759" calcext:value-type="float">
            <text:p>0.0108433734939759</text:p>
          </table:table-cell>
          <table:table-cell office:value-type="float" office:value="0.0180722891566265" calcext:value-type="float">
            <text:p>0.0180722891566265</text:p>
          </table:table-cell>
          <table:table-cell office:value-type="float" office:value="0.0144578313253012" calcext:value-type="float">
            <text:p>0.0144578313253012</text:p>
          </table:table-cell>
          <table:table-cell office:value-type="float" office:value="0.0228915662650603" calcext:value-type="float">
            <text:p>0.022891566265060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mammographic</text:p>
          </table:table-cell>
          <table:table-cell office:value-type="float" office:value="0.0156626506024096" calcext:value-type="float">
            <text:p>0.0156626506024096</text:p>
          </table:table-cell>
          <table:table-cell office:value-type="float" office:value="0.0036144578313253" calcext:value-type="float">
            <text:p>0.0036144578313253</text:p>
          </table:table-cell>
          <table:table-cell office:value-type="float" office:value="0.0156626506024096" calcext:value-type="float">
            <text:p>0.0156626506024096</text:p>
          </table:table-cell>
          <table:table-cell office:value-type="float" office:value="0.0240963855421686" calcext:value-type="float">
            <text:p>0.0240963855421686</text:p>
          </table:table-cell>
          <table:table-cell office:value-type="float" office:value="0.0108433734939759" calcext:value-type="float">
            <text:p>0.0108433734939759</text:p>
          </table:table-cell>
          <table:table-cell office:value-type="float" office:value="0.0156626506024096" calcext:value-type="float">
            <text:p>0.0156626506024096</text:p>
          </table:table-cell>
          <table:table-cell office:value-type="float" office:value="0.016867469879518" calcext:value-type="float">
            <text:p>0.016867469879518</text:p>
          </table:table-cell>
          <table:table-cell office:value-type="float" office:value="0.0216867469879518" calcext:value-type="float">
            <text:p>0.0216867469879518</text:p>
          </table:table-cell>
          <table:table-cell office:value-type="float" office:value="0.0120481927710843" calcext:value-type="float">
            <text:p>0.0120481927710843</text:p>
          </table:table-cell>
          <table:table-cell office:value-type="float" office:value="0.0156626506024096" calcext:value-type="float">
            <text:p>0.0156626506024096</text:p>
          </table:table-cell>
          <table:table-cell office:value-type="float" office:value="0.0108433734939759" calcext:value-type="float">
            <text:p>0.0108433734939759</text:p>
          </table:table-cell>
          <table:table-cell office:value-type="float" office:value="0.0132530120481927" calcext:value-type="float">
            <text:p>0.0132530120481927</text:p>
          </table:table-cell>
          <table:table-cell office:value-type="float" office:value="0.0108433734939759" calcext:value-type="float">
            <text:p>0.0108433734939759</text:p>
          </table:table-cell>
          <table:table-cell office:value-type="float" office:value="0.0180722891566265" calcext:value-type="float">
            <text:p>0.0180722891566265</text:p>
          </table:table-cell>
          <table:table-cell office:value-type="float" office:value="0.0156626506024096" calcext:value-type="float">
            <text:p>0.0156626506024096</text:p>
          </table:table-cell>
          <table:table-cell office:value-type="float" office:value="0.0192771084337349" calcext:value-type="float">
            <text:p>0.0192771084337349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mammographic</text:p>
          </table:table-cell>
          <table:table-cell office:value-type="float" office:value="0.0156626506024096" calcext:value-type="float">
            <text:p>0.0156626506024096</text:p>
          </table:table-cell>
          <table:table-cell office:value-type="float" office:value="0.00819277108433725" calcext:value-type="float">
            <text:p>0.00819277108433725</text:p>
          </table:table-cell>
          <table:table-cell office:value-type="float" office:value="0.0156626506024096" calcext:value-type="float">
            <text:p>0.0156626506024096</text:p>
          </table:table-cell>
          <table:table-cell office:value-type="float" office:value="0.0243373493975902" calcext:value-type="float">
            <text:p>0.0243373493975902</text:p>
          </table:table-cell>
          <table:table-cell office:value-type="float" office:value="0.0108433734939759" calcext:value-type="float">
            <text:p>0.0108433734939759</text:p>
          </table:table-cell>
          <table:table-cell office:value-type="float" office:value="0.0125301204819277" calcext:value-type="float">
            <text:p>0.0125301204819277</text:p>
          </table:table-cell>
          <table:table-cell office:value-type="float" office:value="0.0144578313253012" calcext:value-type="float">
            <text:p>0.0144578313253012</text:p>
          </table:table-cell>
          <table:table-cell office:value-type="float" office:value="0.0202409638554216" calcext:value-type="float">
            <text:p>0.0202409638554216</text:p>
          </table:table-cell>
          <table:table-cell office:value-type="float" office:value="0.0149397590361445" calcext:value-type="float">
            <text:p>0.0149397590361445</text:p>
          </table:table-cell>
          <table:table-cell office:value-type="float" office:value="0.0151807228915661" calcext:value-type="float">
            <text:p>0.0151807228915661</text:p>
          </table:table-cell>
          <table:table-cell office:value-type="float" office:value="0.0127710843373494" calcext:value-type="float">
            <text:p>0.0127710843373494</text:p>
          </table:table-cell>
          <table:table-cell office:value-type="float" office:value="0.0149397590361446" calcext:value-type="float">
            <text:p>0.0149397590361446</text:p>
          </table:table-cell>
          <table:table-cell office:value-type="float" office:value="0.0113253012048192" calcext:value-type="float">
            <text:p>0.0113253012048192</text:p>
          </table:table-cell>
          <table:table-cell office:value-type="float" office:value="0.0144578313253012" calcext:value-type="float">
            <text:p>0.0144578313253012</text:p>
          </table:table-cell>
          <table:table-cell office:value-type="float" office:value="0.0159036144578313" calcext:value-type="float">
            <text:p>0.0159036144578313</text:p>
          </table:table-cell>
          <table:table-cell office:value-type="float" office:value="0.0192771084337349" calcext:value-type="float">
            <text:p>0.01927710843373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honeme</text:p>
          </table:table-cell>
          <table:table-cell office:value-type="float" office:value="0.0018532210583968" calcext:value-type="float">
            <text:p>0.0018532210583968</text:p>
          </table:table-cell>
          <table:table-cell office:value-type="float" office:value="-0.00000034230163614701" calcext:value-type="float">
            <text:p>-3.42301636147013E-07</text:p>
          </table:table-cell>
          <table:table-cell office:value-type="float" office:value="-0.000367631957280734" calcext:value-type="float">
            <text:p>-0.000367631957280734</text:p>
          </table:table-cell>
          <table:table-cell office:value-type="float" office:value="0.000927637434107287" calcext:value-type="float">
            <text:p>0.000927637434107287</text:p>
          </table:table-cell>
          <table:table-cell office:value-type="float" office:value="0.00147908537002805" calcext:value-type="float">
            <text:p>0.00147908537002805</text:p>
          </table:table-cell>
          <table:table-cell office:value-type="float" office:value="0.00259122338604789" calcext:value-type="float">
            <text:p>0.00259122338604789</text:p>
          </table:table-cell>
          <table:table-cell office:value-type="float" office:value="-0.000185527486821324" calcext:value-type="float">
            <text:p>-0.000185527486821324</text:p>
          </table:table-cell>
          <table:table-cell office:value-type="float" office:value="-0.00184705962894494" calcext:value-type="float">
            <text:p>-0.00184705962894494</text:p>
          </table:table-cell>
          <table:table-cell office:value-type="float" office:value="0.00259088108441163" calcext:value-type="float">
            <text:p>0.00259088108441163</text:p>
          </table:table-cell>
          <table:table-cell office:value-type="float" office:value="0.00222393373040342" calcext:value-type="float">
            <text:p>0.00222393373040342</text:p>
          </table:table-cell>
          <table:table-cell office:value-type="float" office:value="0.00258951187786682" calcext:value-type="float">
            <text:p>0.00258951187786682</text:p>
          </table:table-cell>
          <table:table-cell office:value-type="float" office:value="-0.00277469706305178" calcext:value-type="float">
            <text:p>-0.00277469706305178</text:p>
          </table:table-cell>
          <table:table-cell office:value-type="float" office:value="-0.00111042650783855" calcext:value-type="float">
            <text:p>-0.00111042650783855</text:p>
          </table:table-cell>
          <table:table-cell office:value-type="float" office:value="0.000187238995002614" calcext:value-type="float">
            <text:p>0.000187238995002614</text:p>
          </table:table-cell>
          <table:table-cell office:value-type="float" office:value="-0.00166769357157515" calcext:value-type="float">
            <text:p>-0.00166769357157515</text:p>
          </table:table-cell>
          <table:table-cell office:value-type="float" office:value="0.00296056685150969" calcext:value-type="float">
            <text:p>0.0029605668515096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honeme</text:p>
          </table:table-cell>
          <table:table-cell office:value-type="float" office:value="-0.00351543780379282" calcext:value-type="float">
            <text:p>-0.00351543780379282</text:p>
          </table:table-cell>
          <table:table-cell office:value-type="float" office:value="0.00240603820086238" calcext:value-type="float">
            <text:p>0.00240603820086238</text:p>
          </table:table-cell>
          <table:table-cell office:value-type="float" office:value="0.00074074074074082" calcext:value-type="float">
            <text:p>0.00074074074074082</text:p>
          </table:table-cell>
          <table:table-cell office:value-type="float" office:value="0.000927637434106843" calcext:value-type="float">
            <text:p>0.000927637434106843</text:p>
          </table:table-cell>
          <table:table-cell office:value-type="float" office:value="0.00037105497364287" calcext:value-type="float">
            <text:p>0.00037105497364287</text:p>
          </table:table-cell>
          <table:table-cell office:value-type="float" office:value="0.00259019648113923" calcext:value-type="float">
            <text:p>0.00259019648113923</text:p>
          </table:table-cell>
          <table:table-cell office:value-type="float" office:value="0.00000102690490844104" calcext:value-type="float">
            <text:p>1.02690490844104E-06</text:p>
          </table:table-cell>
          <table:table-cell office:value-type="float" office:value="-0.00092284521120034" calcext:value-type="float">
            <text:p>-0.00092284521120034</text:p>
          </table:table-cell>
          <table:table-cell office:value-type="float" office:value="-0.00185048264530718" calcext:value-type="float">
            <text:p>-0.00185048264530718</text:p>
          </table:table-cell>
          <table:table-cell office:value-type="float" office:value="0.00185082494694322" calcext:value-type="float">
            <text:p>0.00185082494694322</text:p>
          </table:table-cell>
          <table:table-cell office:value-type="float" office:value="0.00185014034367081" calcext:value-type="float">
            <text:p>0.00185014034367081</text:p>
          </table:table-cell>
          <table:table-cell office:value-type="float" office:value="-0.0011100842062024" calcext:value-type="float">
            <text:p>-0.0011100842062024</text:p>
          </table:table-cell>
          <table:table-cell office:value-type="float" office:value="-0.00111111111111117" calcext:value-type="float">
            <text:p>-0.00111111111111117</text:p>
          </table:table-cell>
          <table:table-cell office:value-type="float" office:value="0.00166769357157526" calcext:value-type="float">
            <text:p>0.00166769357157526</text:p>
          </table:table-cell>
          <table:table-cell office:value-type="float" office:value="0.00351235708906683" calcext:value-type="float">
            <text:p>0.00351235708906683</text:p>
          </table:table-cell>
          <table:table-cell office:value-type="float" office:value="-0.000557609365372747" calcext:value-type="float">
            <text:p>-0.00055760936537274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honeme</text:p>
          </table:table-cell>
          <table:table-cell office:value-type="float" office:value="-0.000735948517833873" calcext:value-type="float">
            <text:p>-0.000735948517833873</text:p>
          </table:table-cell>
          <table:table-cell office:value-type="float" office:value="0.00148285068802634" calcext:value-type="float">
            <text:p>0.00148285068802634</text:p>
          </table:table-cell>
          <table:table-cell office:value-type="float" office:value="0.00148250838638997" calcext:value-type="float">
            <text:p>0.00148250838638997</text:p>
          </table:table-cell>
          <table:table-cell office:value-type="float" office:value="0.00370473060861232" calcext:value-type="float">
            <text:p>0.00370473060861232</text:p>
          </table:table-cell>
          <table:table-cell office:value-type="float" office:value="0.00166700896830274" calcext:value-type="float">
            <text:p>0.00166700896830274</text:p>
          </table:table-cell>
          <table:table-cell office:value-type="float" office:value="0.00148148148148153" calcext:value-type="float">
            <text:p>0.00148148148148153</text:p>
          </table:table-cell>
          <table:table-cell office:value-type="float" office:value="-0.00166290134866842" calcext:value-type="float">
            <text:p>-0.00166290134866842</text:p>
          </table:table-cell>
          <table:table-cell office:value-type="float" office:value="-0.000367631957280845" calcext:value-type="float">
            <text:p>-0.000367631957280845</text:p>
          </table:table-cell>
          <table:table-cell office:value-type="float" office:value="-0.00147908537002805" calcext:value-type="float">
            <text:p>-0.00147908537002805</text:p>
          </table:table-cell>
          <table:table-cell office:value-type="float" office:value="0.00240877661395233" calcext:value-type="float">
            <text:p>0.00240877661395233</text:p>
          </table:table-cell>
          <table:table-cell office:value-type="float" office:value="-0.00129390018484288" calcext:value-type="float">
            <text:p>-0.00129390018484288</text:p>
          </table:table-cell>
          <table:table-cell office:value-type="float" office:value="-0.00166324365030446" calcext:value-type="float">
            <text:p>-0.00166324365030446</text:p>
          </table:table-cell>
          <table:table-cell office:value-type="float" office:value="-0.00129253097829807" calcext:value-type="float">
            <text:p>-0.00129253097829807</text:p>
          </table:table-cell>
          <table:table-cell office:value-type="float" office:value="-0.00110768809474882" calcext:value-type="float">
            <text:p>-0.00110768809474882</text:p>
          </table:table-cell>
          <table:table-cell office:value-type="float" office:value="0.00314780584651198" calcext:value-type="float">
            <text:p>0.00314780584651198</text:p>
          </table:table-cell>
          <table:table-cell office:value-type="float" office:value="0.00129698089956876" calcext:value-type="float">
            <text:p>0.0012969808995687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honeme</text:p>
          </table:table-cell>
          <table:table-cell office:value-type="float" office:value="-0.000738002327650977" calcext:value-type="float">
            <text:p>-0.000738002327650977</text:p>
          </table:table-cell>
          <table:table-cell office:value-type="float" office:value="0.000926610529198402" calcext:value-type="float">
            <text:p>0.000926610529198402</text:p>
          </table:table-cell>
          <table:table-cell office:value-type="float" office:value="0.00074210994728563" calcext:value-type="float">
            <text:p>0.00074210994728563</text:p>
          </table:table-cell>
          <table:table-cell office:value-type="float" office:value="0.00259225029095644" calcext:value-type="float">
            <text:p>0.00259225029095644</text:p>
          </table:table-cell>
          <table:table-cell office:value-type="float" office:value="0.000183131375367962" calcext:value-type="float">
            <text:p>0.000183131375367962</text:p>
          </table:table-cell>
          <table:table-cell office:value-type="float" office:value="-0.000185527486821213" calcext:value-type="float">
            <text:p>-0.000185527486821213</text:p>
          </table:table-cell>
          <table:table-cell office:value-type="float" office:value="-0.00110974190456636" calcext:value-type="float">
            <text:p>-0.00110974190456636</text:p>
          </table:table-cell>
          <table:table-cell office:value-type="float" office:value="-0.00240638050249875" calcext:value-type="float">
            <text:p>-0.00240638050249875</text:p>
          </table:table-cell>
          <table:table-cell office:value-type="float" office:value="-0.00129492708975143" calcext:value-type="float">
            <text:p>-0.00129492708975143</text:p>
          </table:table-cell>
          <table:table-cell office:value-type="float" office:value="0.00148113917984527" calcext:value-type="float">
            <text:p>0.00148113917984527</text:p>
          </table:table-cell>
          <table:table-cell office:value-type="float" office:value="-0.000553844047374352" calcext:value-type="float">
            <text:p>-0.000553844047374352</text:p>
          </table:table-cell>
          <table:table-cell office:value-type="float" office:value="-0.000924214417744818" calcext:value-type="float">
            <text:p>-0.000924214417744818</text:p>
          </table:table-cell>
          <table:table-cell office:value-type="float" office:value="-0.00295919764496477" calcext:value-type="float">
            <text:p>-0.00295919764496477</text:p>
          </table:table-cell>
          <table:table-cell office:value-type="float" office:value="-0.00110974190456636" calcext:value-type="float">
            <text:p>-0.00110974190456636</text:p>
          </table:table-cell>
          <table:table-cell office:value-type="float" office:value="0.00332922571369898" calcext:value-type="float">
            <text:p>0.003329225713698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honeme</text:p>
          </table:table-cell>
          <table:table-cell office:value-type="float" office:value="-0.00129287327993444" calcext:value-type="float">
            <text:p>-0.00129287327993444</text:p>
          </table:table-cell>
          <table:table-cell office:value-type="float" office:value="0.00074210994728563" calcext:value-type="float">
            <text:p>0.00074210994728563</text:p>
          </table:table-cell>
          <table:table-cell office:value-type="float" office:value="-0.00018210447045941" calcext:value-type="float">
            <text:p>-0.00018210447045941</text:p>
          </table:table-cell>
          <table:table-cell office:value-type="float" office:value="0.00222324912713079" calcext:value-type="float">
            <text:p>0.00222324912713079</text:p>
          </table:table-cell>
          <table:table-cell office:value-type="float" office:value="-0.00129561169302406" calcext:value-type="float">
            <text:p>-0.00129561169302406</text:p>
          </table:table-cell>
          <table:table-cell office:value-type="float" office:value="0.00055555555555542" calcext:value-type="float">
            <text:p>0.00055555555555542</text:p>
          </table:table-cell>
          <table:table-cell office:value-type="float" office:value="-0.00110939960292999" calcext:value-type="float">
            <text:p>-0.00110939960292999</text:p>
          </table:table-cell>
          <table:table-cell office:value-type="float" office:value="-0.00147976997330057" calcext:value-type="float">
            <text:p>-0.00147976997330057</text:p>
          </table:table-cell>
          <table:table-cell office:value-type="float" office:value="-0.00184842883548986" calcext:value-type="float">
            <text:p>-0.00184842883548986</text:p>
          </table:table-cell>
          <table:table-cell office:value-type="float" office:value="-0.000369001163825655" calcext:value-type="float">
            <text:p>-0.000369001163825655</text:p>
          </table:table-cell>
          <table:table-cell office:value-type="float" office:value="0.00000205380981721515" calcext:value-type="float">
            <text:p>2.05380981721515E-06</text:p>
          </table:table-cell>
          <table:table-cell office:value-type="float" office:value="-0.000554186349010832" calcext:value-type="float">
            <text:p>-0.000554186349010832</text:p>
          </table:table-cell>
          <table:table-cell office:value-type="float" office:value="-0.00166358595194083" calcext:value-type="float">
            <text:p>-0.00166358595194083</text:p>
          </table:table-cell>
          <table:table-cell office:value-type="float" office:value="-0.000739713835832045" calcext:value-type="float">
            <text:p>-0.000739713835832045</text:p>
          </table:table-cell>
          <table:table-cell office:value-type="float" office:value="0.00296056685150958" calcext:value-type="float">
            <text:p>0.00296056685150958</text:p>
          </table:table-cell>
          <table:table-cell office:value-type="float" office:value="-0.0016639282535772" calcext:value-type="float">
            <text:p>-0.001663928253577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honeme</text:p>
          </table:table-cell>
          <table:table-cell office:value-type="float" office:value="-0.00088580817416295" calcext:value-type="float">
            <text:p>-0.00088580817416295</text:p>
          </table:table-cell>
          <table:table-cell office:value-type="float" office:value="0.00111145341274743" calcext:value-type="float">
            <text:p>0.00111145341274743</text:p>
          </table:table-cell>
          <table:table-cell office:value-type="float" office:value="0.000483124529335299" calcext:value-type="float">
            <text:p>0.000483124529335299</text:p>
          </table:table-cell>
          <table:table-cell office:value-type="float" office:value="0.00207510097898267" calcext:value-type="float">
            <text:p>0.00207510097898267</text:p>
          </table:table-cell>
          <table:table-cell office:value-type="float" office:value="0.000480933798863603" calcext:value-type="float">
            <text:p>0.000480933798863603</text:p>
          </table:table-cell>
          <table:table-cell office:value-type="float" office:value="0.00140658588348064" calcext:value-type="float">
            <text:p>0.00140658588348064</text:p>
          </table:table-cell>
          <table:table-cell office:value-type="float" office:value="-0.000813308687615422" calcext:value-type="float">
            <text:p>-0.000813308687615422</text:p>
          </table:table-cell>
          <table:table-cell office:value-type="float" office:value="-0.00140473745464498" calcext:value-type="float">
            <text:p>-0.00140473745464498</text:p>
          </table:table-cell>
          <table:table-cell office:value-type="float" office:value="-0.000776408571232956" calcext:value-type="float">
            <text:p>-0.000776408571232956</text:p>
          </table:table-cell>
          <table:table-cell office:value-type="float" office:value="0.00151913466146381" calcext:value-type="float">
            <text:p>0.00151913466146381</text:p>
          </table:table-cell>
          <table:table-cell office:value-type="float" office:value="0.000518792359827547" calcext:value-type="float">
            <text:p>0.000518792359827547</text:p>
          </table:table-cell>
          <table:table-cell office:value-type="float" office:value="-0.00140528513726279" calcext:value-type="float">
            <text:p>-0.00140528513726279</text:p>
          </table:table-cell>
          <table:table-cell office:value-type="float" office:value="-0.00162737043883077" calcext:value-type="float">
            <text:p>-0.00162737043883077</text:p>
          </table:table-cell>
          <table:table-cell office:value-type="float" office:value="-0.00022044225371376" calcext:value-type="float">
            <text:p>-0.00022044225371376</text:p>
          </table:table-cell>
          <table:table-cell office:value-type="float" office:value="0.00225645238584249" calcext:value-type="float">
            <text:p>0.00225645238584249</text:p>
          </table:table-cell>
          <table:table-cell office:value-type="float" office:value="0.000407202026425746" calcext:value-type="float">
            <text:p>0.00040720202642574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ima</text:p>
          </table:table-cell>
          <table:table-cell office:value-type="float" office:value="0.00919343814080653" calcext:value-type="float">
            <text:p>0.00919343814080653</text:p>
          </table:table-cell>
          <table:table-cell office:value-type="float" office:value="-0.0103896103896104" calcext:value-type="float">
            <text:p>-0.0103896103896104</text:p>
          </table:table-cell>
          <table:table-cell office:value-type="float" office:value="-0.00780929596719071" calcext:value-type="float">
            <text:p>-0.00780929596719071</text:p>
          </table:table-cell>
          <table:table-cell office:value-type="float" office:value="-0.00386192754613812" calcext:value-type="float">
            <text:p>-0.00386192754613812</text:p>
          </table:table-cell>
          <table:table-cell office:value-type="float" office:value="0.00136705399863279" calcext:value-type="float">
            <text:p>0.00136705399863279</text:p>
          </table:table-cell>
          <table:table-cell office:value-type="float" office:value="-0.00259740259740271" calcext:value-type="float">
            <text:p>-0.00259740259740271</text:p>
          </table:table-cell>
          <table:table-cell office:value-type="float" office:value="0.0196172248803828" calcext:value-type="float">
            <text:p>0.0196172248803828</text:p>
          </table:table-cell>
          <table:table-cell office:value-type="float" office:value="0.00659603554340382" calcext:value-type="float">
            <text:p>0.00659603554340382</text:p>
          </table:table-cell>
          <table:table-cell office:value-type="float" office:value="-0.00128161312371844" calcext:value-type="float">
            <text:p>-0.00128161312371844</text:p>
          </table:table-cell>
          <table:table-cell office:value-type="float" office:value="0.00403280929596717" calcext:value-type="float">
            <text:p>0.00403280929596717</text:p>
          </table:table-cell>
          <table:table-cell office:value-type="float" office:value="0.00140123034859874" calcext:value-type="float">
            <text:p>0.00140123034859874</text:p>
          </table:table-cell>
          <table:table-cell office:value-type="float" office:value="0.0117224880382775" calcext:value-type="float">
            <text:p>0.0117224880382775</text:p>
          </table:table-cell>
          <table:table-cell office:value-type="float" office:value="-0.0156356801093644" calcext:value-type="float">
            <text:p>-0.0156356801093644</text:p>
          </table:table-cell>
          <table:table-cell office:value-type="float" office:value="0.00926179084073819" calcext:value-type="float">
            <text:p>0.00926179084073819</text:p>
          </table:table-cell>
          <table:table-cell office:value-type="float" office:value="-0.00900546821599457" calcext:value-type="float">
            <text:p>-0.00900546821599457</text:p>
          </table:table-cell>
          <table:table-cell office:value-type="float" office:value="-0.00254613807245396" calcext:value-type="float">
            <text:p>-0.0025461380724539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ima</text:p>
          </table:table-cell>
          <table:table-cell office:value-type="float" office:value="0.0105092276144907" calcext:value-type="float">
            <text:p>0.0105092276144907</text:p>
          </table:table-cell>
          <table:table-cell office:value-type="float" office:value="0.0000683526999316619" calcext:value-type="float">
            <text:p>6.83526999316619E-05</text:p>
          </table:table-cell>
          <table:table-cell office:value-type="float" office:value="0.005211893369788" calcext:value-type="float">
            <text:p>0.005211893369788</text:p>
          </table:table-cell>
          <table:table-cell office:value-type="float" office:value="0.00399863294600133" calcext:value-type="float">
            <text:p>0.00399863294600133</text:p>
          </table:table-cell>
          <table:table-cell office:value-type="float" office:value="0.0130211893369787" calcext:value-type="float">
            <text:p>0.0130211893369787</text:p>
          </table:table-cell>
          <table:table-cell office:value-type="float" office:value="0.0156698564593301" calcext:value-type="float">
            <text:p>0.0156698564593301</text:p>
          </table:table-cell>
          <table:table-cell office:value-type="float" office:value="0.00528024606971966" calcext:value-type="float">
            <text:p>0.00528024606971966</text:p>
          </table:table-cell>
          <table:table-cell office:value-type="float" office:value="-0.00516062884483937" calcext:value-type="float">
            <text:p>-0.00516062884483937</text:p>
          </table:table-cell>
          <table:table-cell office:value-type="float" office:value="0.00784347231715654" calcext:value-type="float">
            <text:p>0.00784347231715654</text:p>
          </table:table-cell>
          <table:table-cell office:value-type="float" office:value="0.0130724538619275" calcext:value-type="float">
            <text:p>0.0130724538619275</text:p>
          </table:table-cell>
          <table:table-cell office:value-type="float" office:value="0.0143882433356117" calcext:value-type="float">
            <text:p>0.0143882433356117</text:p>
          </table:table-cell>
          <table:table-cell office:value-type="float" office:value="0.0117737525632262" calcext:value-type="float">
            <text:p>0.0117737525632262</text:p>
          </table:table-cell>
          <table:table-cell office:value-type="float" office:value="0.000034176349965831" calcext:value-type="float">
            <text:p>3.4176349965831E-05</text:p>
          </table:table-cell>
          <table:table-cell office:value-type="float" office:value="0.015704032809296" calcext:value-type="float">
            <text:p>0.015704032809296</text:p>
          </table:table-cell>
          <table:table-cell office:value-type="float" office:value="0.00533151059466841" calcext:value-type="float">
            <text:p>0.00533151059466841</text:p>
          </table:table-cell>
          <table:table-cell office:value-type="float" office:value="0.0131066302118934" calcext:value-type="float">
            <text:p>0.013106630211893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ima</text:p>
          </table:table-cell>
          <table:table-cell office:value-type="float" office:value="0.00133287764866707" calcext:value-type="float">
            <text:p>0.00133287764866707</text:p>
          </table:table-cell>
          <table:table-cell office:value-type="float" office:value="-0.00784347231715654" calcext:value-type="float">
            <text:p>-0.00784347231715654</text:p>
          </table:table-cell>
          <table:table-cell office:value-type="float" office:value="-0.000034176349965831" calcext:value-type="float">
            <text:p>-3.4176349965831E-05</text:p>
          </table:table-cell>
          <table:table-cell office:value-type="float" office:value="0.00786056049213946" calcext:value-type="float">
            <text:p>0.00786056049213946</text:p>
          </table:table-cell>
          <table:table-cell office:value-type="float" office:value="-0.00261449077238551" calcext:value-type="float">
            <text:p>-0.00261449077238551</text:p>
          </table:table-cell>
          <table:table-cell office:value-type="float" office:value="0.0130724538619276" calcext:value-type="float">
            <text:p>0.0130724538619276</text:p>
          </table:table-cell>
          <table:table-cell office:value-type="float" office:value="-0.00256322624743688" calcext:value-type="float">
            <text:p>-0.00256322624743688</text:p>
          </table:table-cell>
          <table:table-cell office:value-type="float" office:value="0.00266575529733415" calcext:value-type="float">
            <text:p>0.00266575529733415</text:p>
          </table:table-cell>
          <table:table-cell office:value-type="float" office:value="0.00261449077238551" calcext:value-type="float">
            <text:p>0.00261449077238551</text:p>
          </table:table-cell>
          <table:table-cell office:value-type="float" office:value="0.0000170881749828045" calcext:value-type="float">
            <text:p>1.70881749828045E-05</text:p>
          </table:table-cell>
          <table:table-cell table:number-columns-repeated="2" office:value-type="float" office:value="0.00917634996582362" calcext:value-type="float">
            <text:p>0.00917634996582362</text:p>
          </table:table-cell>
          <table:table-cell office:value-type="float" office:value="0.00654477101845519" calcext:value-type="float">
            <text:p>0.00654477101845519</text:p>
          </table:table-cell>
          <table:table-cell office:value-type="float" office:value="0.0117566643882433" calcext:value-type="float">
            <text:p>0.0117566643882433</text:p>
          </table:table-cell>
          <table:table-cell office:value-type="float" office:value="0.0104750512645249" calcext:value-type="float">
            <text:p>0.0104750512645249</text:p>
          </table:table-cell>
          <table:table-cell office:value-type="float" office:value="0.0065618591934381" calcext:value-type="float">
            <text:p>0.006561859193438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ima</text:p>
          </table:table-cell>
          <table:table-cell office:value-type="float" office:value="-0.00519480519480531" calcext:value-type="float">
            <text:p>-0.00519480519480531</text:p>
          </table:table-cell>
          <table:table-cell office:value-type="float" office:value="-0.0144053315105948" calcext:value-type="float">
            <text:p>-0.0144053315105948</text:p>
          </table:table-cell>
          <table:table-cell office:value-type="float" office:value="-0.00133287764866719" calcext:value-type="float">
            <text:p>-0.00133287764866719</text:p>
          </table:table-cell>
          <table:table-cell office:value-type="float" office:value="-0.00129870129870135" calcext:value-type="float">
            <text:p>-0.00129870129870135</text:p>
          </table:table-cell>
          <table:table-cell office:value-type="float" office:value="-0.00910799726589207" calcext:value-type="float">
            <text:p>-0.00910799726589207</text:p>
          </table:table-cell>
          <table:table-cell office:value-type="float" office:value="0.00128161312371833" calcext:value-type="float">
            <text:p>0.00128161312371833</text:p>
          </table:table-cell>
          <table:table-cell office:value-type="float" office:value="-0.0091421736158579" calcext:value-type="float">
            <text:p>-0.0091421736158579</text:p>
          </table:table-cell>
          <table:table-cell office:value-type="float" office:value="-0.0025974025974026" calcext:value-type="float">
            <text:p>-0.0025974025974026</text:p>
          </table:table-cell>
          <table:table-cell office:value-type="float" office:value="-0.000034176349965942" calcext:value-type="float">
            <text:p>-3.4176349965942E-05</text:p>
          </table:table-cell>
          <table:table-cell office:value-type="float" office:value="0.00259740259740249" calcext:value-type="float">
            <text:p>0.00259740259740249</text:p>
          </table:table-cell>
          <table:table-cell office:value-type="float" office:value="0.00912508544087487" calcext:value-type="float">
            <text:p>0.00912508544087487</text:p>
          </table:table-cell>
          <table:table-cell office:value-type="float" office:value="-0.00261449077238562" calcext:value-type="float">
            <text:p>-0.00261449077238562</text:p>
          </table:table-cell>
          <table:table-cell office:value-type="float" office:value="-0.00133287764866719" calcext:value-type="float">
            <text:p>-0.00133287764866719</text:p>
          </table:table-cell>
          <table:table-cell office:value-type="float" office:value="-0.00393028024606978" calcext:value-type="float">
            <text:p>-0.00393028024606978</text:p>
          </table:table-cell>
          <table:table-cell office:value-type="float" office:value="0.00652768284347227" calcext:value-type="float">
            <text:p>0.00652768284347227</text:p>
          </table:table-cell>
          <table:table-cell office:value-type="float" office:value="-0.00522898154477103" calcext:value-type="float">
            <text:p>-0.0052289815447710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ima</text:p>
          </table:table-cell>
          <table:table-cell office:value-type="float" office:value="0.00131578947368427" calcext:value-type="float">
            <text:p>0.00131578947368427</text:p>
          </table:table-cell>
          <table:table-cell office:value-type="float" office:value="-0.0156527682843473" calcext:value-type="float">
            <text:p>-0.0156527682843473</text:p>
          </table:table-cell>
          <table:table-cell office:value-type="float" office:value="0.0000170881749829155" calcext:value-type="float">
            <text:p>1.70881749829155E-05</text:p>
          </table:table-cell>
          <table:table-cell office:value-type="float" office:value="-0.00256322624743677" calcext:value-type="float">
            <text:p>-0.00256322624743677</text:p>
          </table:table-cell>
          <table:table-cell office:value-type="float" office:value="-0.00775803144224196" calcext:value-type="float">
            <text:p>-0.00775803144224196</text:p>
          </table:table-cell>
          <table:table-cell office:value-type="float" office:value="0.00649350649350655" calcext:value-type="float">
            <text:p>0.00649350649350655</text:p>
          </table:table-cell>
          <table:table-cell office:value-type="float" office:value="-0.0025974025974026" calcext:value-type="float">
            <text:p>-0.0025974025974026</text:p>
          </table:table-cell>
          <table:table-cell office:value-type="float" office:value="-0.00126452494873541" calcext:value-type="float">
            <text:p>-0.00126452494873541</text:p>
          </table:table-cell>
          <table:table-cell office:value-type="float" office:value="0.00387901572112093" calcext:value-type="float">
            <text:p>0.00387901572112093</text:p>
          </table:table-cell>
          <table:table-cell office:value-type="float" office:value="0.00522898154477103" calcext:value-type="float">
            <text:p>0.00522898154477103</text:p>
          </table:table-cell>
          <table:table-cell office:value-type="float" office:value="0.0117566643882433" calcext:value-type="float">
            <text:p>0.0117566643882433</text:p>
          </table:table-cell>
          <table:table-cell office:value-type="float" office:value="-0.00126452494873541" calcext:value-type="float">
            <text:p>-0.00126452494873541</text:p>
          </table:table-cell>
          <table:table-cell office:value-type="float" office:value="0.00263157894736843" calcext:value-type="float">
            <text:p>0.00263157894736843</text:p>
          </table:table-cell>
          <table:table-cell office:value-type="float" office:value="0.00389610389610395" calcext:value-type="float">
            <text:p>0.00389610389610395</text:p>
          </table:table-cell>
          <table:table-cell office:value-type="float" office:value="0.00656185919343821" calcext:value-type="float">
            <text:p>0.00656185919343821</text:p>
          </table:table-cell>
          <table:table-cell office:value-type="float" office:value="-0.00128161312371844" calcext:value-type="float">
            <text:p>-0.00128161312371844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ima</text:p>
          </table:table-cell>
          <table:table-cell office:value-type="float" office:value="0.00343130553656867" calcext:value-type="float">
            <text:p>0.00343130553656867</text:p>
          </table:table-cell>
          <table:table-cell office:value-type="float" office:value="-0.00964456596035546" calcext:value-type="float">
            <text:p>-0.00964456596035546</text:p>
          </table:table-cell>
          <table:table-cell office:value-type="float" office:value="-0.000789473684210451" calcext:value-type="float">
            <text:p>-0.000789473684210451</text:p>
          </table:table-cell>
          <table:table-cell office:value-type="float" office:value="0.000827067669172954" calcext:value-type="float">
            <text:p>0.000827067669172954</text:p>
          </table:table-cell>
          <table:table-cell office:value-type="float" office:value="-0.00101845522898159" calcext:value-type="float">
            <text:p>-0.00101845522898159</text:p>
          </table:table-cell>
          <table:table-cell office:value-type="float" office:value="0.006784005468216" calcext:value-type="float">
            <text:p>0.006784005468216</text:p>
          </table:table-cell>
          <table:table-cell office:value-type="float" office:value="0.00211893369788108" calcext:value-type="float">
            <text:p>0.00211893369788108</text:p>
          </table:table-cell>
          <table:table-cell office:value-type="float" office:value="0.0000478468899520745" calcext:value-type="float">
            <text:p>4.78468899520745E-05</text:p>
          </table:table-cell>
          <table:table-cell office:value-type="float" office:value="0.00260423786739572" calcext:value-type="float">
            <text:p>0.00260423786739572</text:p>
          </table:table-cell>
          <table:table-cell office:value-type="float" office:value="0.00498974709501021" calcext:value-type="float">
            <text:p>0.00498974709501021</text:p>
          </table:table-cell>
          <table:table-cell office:value-type="float" office:value="0.00916951469583049" calcext:value-type="float">
            <text:p>0.00916951469583049</text:p>
          </table:table-cell>
          <table:table-cell office:value-type="float" office:value="0.0057587149692413" calcext:value-type="float">
            <text:p>0.0057587149692413</text:p>
          </table:table-cell>
          <table:table-cell office:value-type="float" office:value="-0.00155160628844842" calcext:value-type="float">
            <text:p>-0.00155160628844842</text:p>
          </table:table-cell>
          <table:table-cell office:value-type="float" office:value="0.00733766233766242" calcext:value-type="float">
            <text:p>0.00733766233766242</text:p>
          </table:table-cell>
          <table:table-cell office:value-type="float" office:value="0.00397812713602197" calcext:value-type="float">
            <text:p>0.00397812713602197</text:p>
          </table:table-cell>
          <table:table-cell office:value-type="float" office:value="0.00212235133287764" calcext:value-type="float">
            <text:p>0.002122351332877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segment</text:p>
          </table:table-cell>
          <table:table-cell office:value-type="float" office:value="-0.00649350649350633" calcext:value-type="float">
            <text:p>-0.00649350649350633</text:p>
          </table:table-cell>
          <table:table-cell office:value-type="float" office:value="-0.0095238095238096" calcext:value-type="float">
            <text:p>-0.0095238095238096</text:p>
          </table:table-cell>
          <table:table-cell office:value-type="float" office:value="-0.00303030303030316" calcext:value-type="float">
            <text:p>-0.00303030303030316</text:p>
          </table:table-cell>
          <table:table-cell office:value-type="float" office:value="0.00216450216450226" calcext:value-type="float">
            <text:p>0.00216450216450226</text:p>
          </table:table-cell>
          <table:table-cell office:value-type="float" office:value="0.00303030303030305" calcext:value-type="float">
            <text:p>0.00303030303030305</text:p>
          </table:table-cell>
          <table:table-cell office:value-type="float" office:value="-0.000865800865800792" calcext:value-type="float">
            <text:p>-0.000865800865800792</text:p>
          </table:table-cell>
          <table:table-cell office:value-type="float" office:value="0.00216450216450226" calcext:value-type="float">
            <text:p>0.00216450216450226</text:p>
          </table:table-cell>
          <table:table-cell office:value-type="float" office:value="0.00173160173160158" calcext:value-type="float">
            <text:p>0.00173160173160158</text:p>
          </table:table-cell>
          <table:table-cell office:value-type="float" office:value="0.000865800865800792" calcext:value-type="float">
            <text:p>0.000865800865800792</text:p>
          </table:table-cell>
          <table:table-cell office:value-type="float" office:value="0.00259740259740249" calcext:value-type="float">
            <text:p>0.00259740259740249</text:p>
          </table:table-cell>
          <table:table-cell table:number-columns-repeated="2" office:value-type="float" office:value="0.00216450216450226" calcext:value-type="float">
            <text:p>0.00216450216450226</text:p>
          </table:table-cell>
          <table:table-cell office:value-type="float" office:value="-0.000865800865800792" calcext:value-type="float">
            <text:p>-0.000865800865800792</text:p>
          </table:table-cell>
          <table:table-cell office:value-type="float" office:value="0.00259740259740249" calcext:value-type="float">
            <text:p>0.00259740259740249</text:p>
          </table:table-cell>
          <table:table-cell office:value-type="float" office:value="0.00303030303030305" calcext:value-type="float">
            <text:p>0.00303030303030305</text:p>
          </table:table-cell>
          <table:table-cell office:value-type="float" office:value="0.00129870129870124" calcext:value-type="float">
            <text:p>0.0012987012987012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segment</text:p>
          </table:table-cell>
          <table:table-cell office:value-type="float" office:value="-0.00562770562770565" calcext:value-type="float">
            <text:p>-0.00562770562770565</text:p>
          </table:table-cell>
          <table:table-cell office:value-type="float" office:value="-0.00606060606060599" calcext:value-type="float">
            <text:p>-0.00606060606060599</text:p>
          </table:table-cell>
          <table:table-cell office:value-type="float" office:value="0.00173160173160181" calcext:value-type="float">
            <text:p>0.00173160173160181</text:p>
          </table:table-cell>
          <table:table-cell office:value-type="float" office:value="0.00389610389610395" calcext:value-type="float">
            <text:p>0.00389610389610395</text:p>
          </table:table-cell>
          <table:table-cell table:number-columns-repeated="2" office:value-type="float" office:value="0.00129870129870124" calcext:value-type="float">
            <text:p>0.00129870129870124</text:p>
          </table:table-cell>
          <table:table-cell office:value-type="float" office:value="0" calcext:value-type="float">
            <text:p>0</text:p>
          </table:table-cell>
          <table:table-cell office:value-type="float" office:value="0.0025974025974026" calcext:value-type="float">
            <text:p>0.0025974025974026</text:p>
          </table:table-cell>
          <table:table-cell office:value-type="float" office:value="0.00216450216450237" calcext:value-type="float">
            <text:p>0.00216450216450237</text:p>
          </table:table-cell>
          <table:table-cell office:value-type="float" office:value="0.0043290043290044" calcext:value-type="float">
            <text:p>0.0043290043290044</text:p>
          </table:table-cell>
          <table:table-cell office:value-type="float" office:value="0.000432900432900341" calcext:value-type="float">
            <text:p>0.000432900432900341</text:p>
          </table:table-cell>
          <table:table-cell office:value-type="float" office:value="0.00346320346320361" calcext:value-type="float">
            <text:p>0.00346320346320361</text:p>
          </table:table-cell>
          <table:table-cell office:value-type="float" office:value="0.00216450216450237" calcext:value-type="float">
            <text:p>0.00216450216450237</text:p>
          </table:table-cell>
          <table:table-cell office:value-type="float" office:value="0.00303030303030316" calcext:value-type="float">
            <text:p>0.00303030303030316</text:p>
          </table:table-cell>
          <table:table-cell office:value-type="float" office:value="0.0025974025974026" calcext:value-type="float">
            <text:p>0.0025974025974026</text:p>
          </table:table-cell>
          <table:table-cell office:value-type="float" office:value="0.0043290043290044" calcext:value-type="float">
            <text:p>0.00432900432900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segment</text:p>
          </table:table-cell>
          <table:table-cell office:value-type="float" office:value="-0.0051948051948052" calcext:value-type="float">
            <text:p>-0.0051948051948052</text:p>
          </table:table-cell>
          <table:table-cell office:value-type="float" office:value="-0.00692640692640678" calcext:value-type="float">
            <text:p>-0.00692640692640678</text:p>
          </table:table-cell>
          <table:table-cell office:value-type="float" office:value="0.00389610389610406" calcext:value-type="float">
            <text:p>0.00389610389610406</text:p>
          </table:table-cell>
          <table:table-cell office:value-type="float" office:value="0.00346320346320361" calcext:value-type="float">
            <text:p>0.00346320346320361</text:p>
          </table:table-cell>
          <table:table-cell office:value-type="float" office:value="0.00303030303030305" calcext:value-type="float">
            <text:p>0.00303030303030305</text:p>
          </table:table-cell>
          <table:table-cell office:value-type="float" office:value="0.00259740259740282" calcext:value-type="float">
            <text:p>0.00259740259740282</text:p>
          </table:table-cell>
          <table:table-cell office:value-type="float" office:value="0.00129870129870147" calcext:value-type="float">
            <text:p>0.00129870129870147</text:p>
          </table:table-cell>
          <table:table-cell office:value-type="float" office:value="0.00389610389610406" calcext:value-type="float">
            <text:p>0.00389610389610406</text:p>
          </table:table-cell>
          <table:table-cell office:value-type="float" office:value="0.00216450216450226" calcext:value-type="float">
            <text:p>0.00216450216450226</text:p>
          </table:table-cell>
          <table:table-cell office:value-type="float" office:value="0.00389610389610406" calcext:value-type="float">
            <text:p>0.00389610389610406</text:p>
          </table:table-cell>
          <table:table-cell office:value-type="float" office:value="0.0017316017316017" calcext:value-type="float">
            <text:p>0.0017316017316017</text:p>
          </table:table-cell>
          <table:table-cell office:value-type="float" office:value="0.00346320346320361" calcext:value-type="float">
            <text:p>0.00346320346320361</text:p>
          </table:table-cell>
          <table:table-cell office:value-type="float" office:value="0.00129870129870147" calcext:value-type="float">
            <text:p>0.00129870129870147</text:p>
          </table:table-cell>
          <table:table-cell office:value-type="float" office:value="0.00259740259740282" calcext:value-type="float">
            <text:p>0.00259740259740282</text:p>
          </table:table-cell>
          <table:table-cell office:value-type="float" office:value="0.00389610389610406" calcext:value-type="float">
            <text:p>0.00389610389610406</text:p>
          </table:table-cell>
          <table:table-cell office:value-type="float" office:value="0.00346320346320361" calcext:value-type="float">
            <text:p>0.0034632034632036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segment</text:p>
          </table:table-cell>
          <table:table-cell office:value-type="float" office:value="-0.00606060606060599" calcext:value-type="float">
            <text:p>-0.00606060606060599</text:p>
          </table:table-cell>
          <table:table-cell office:value-type="float" office:value="-0.00649350649350633" calcext:value-type="float">
            <text:p>-0.00649350649350633</text:p>
          </table:table-cell>
          <table:table-cell office:value-type="float" office:value="0.00346320346320361" calcext:value-type="float">
            <text:p>0.00346320346320361</text:p>
          </table:table-cell>
          <table:table-cell office:value-type="float" office:value="0.00173160173160203" calcext:value-type="float">
            <text:p>0.00173160173160203</text:p>
          </table:table-cell>
          <table:table-cell office:value-type="float" office:value="0" calcext:value-type="float">
            <text:p>0</text:p>
          </table:table-cell>
          <table:table-cell office:value-type="float" office:value="0.00346320346320361" calcext:value-type="float">
            <text:p>0.00346320346320361</text:p>
          </table:table-cell>
          <table:table-cell office:value-type="float" office:value="0.00129870129870147" calcext:value-type="float">
            <text:p>0.00129870129870147</text:p>
          </table:table-cell>
          <table:table-cell office:value-type="float" office:value="0.00303030303030327" calcext:value-type="float">
            <text:p>0.00303030303030327</text:p>
          </table:table-cell>
          <table:table-cell office:value-type="float" office:value="0.000865800865800903" calcext:value-type="float">
            <text:p>0.000865800865800903</text:p>
          </table:table-cell>
          <table:table-cell office:value-type="float" office:value="0.00303030303030327" calcext:value-type="float">
            <text:p>0.00303030303030327</text:p>
          </table:table-cell>
          <table:table-cell office:value-type="float" office:value="0.000865800865800903" calcext:value-type="float">
            <text:p>0.000865800865800903</text:p>
          </table:table-cell>
          <table:table-cell office:value-type="float" office:value="0.00303030303030327" calcext:value-type="float">
            <text:p>0.00303030303030327</text:p>
          </table:table-cell>
          <table:table-cell office:value-type="float" office:value="0.000865800865801236" calcext:value-type="float">
            <text:p>0.000865800865801236</text:p>
          </table:table-cell>
          <table:table-cell office:value-type="float" office:value="0.00303030303030327" calcext:value-type="float">
            <text:p>0.00303030303030327</text:p>
          </table:table-cell>
          <table:table-cell office:value-type="float" office:value="0.00173160173160203" calcext:value-type="float">
            <text:p>0.00173160173160203</text:p>
          </table:table-cell>
          <table:table-cell office:value-type="float" office:value="0.000865800865800903" calcext:value-type="float">
            <text:p>0.00086580086580090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segment</text:p>
          </table:table-cell>
          <table:table-cell office:value-type="float" office:value="-0.00735930735930723" calcext:value-type="float">
            <text:p>-0.00735930735930723</text:p>
          </table:table-cell>
          <table:table-cell office:value-type="float" office:value="-0.00692640692640689" calcext:value-type="float">
            <text:p>-0.00692640692640689</text:p>
          </table:table-cell>
          <table:table-cell office:value-type="float" office:value="0.00259740259740271" calcext:value-type="float">
            <text:p>0.00259740259740271</text:p>
          </table:table-cell>
          <table:table-cell office:value-type="float" office:value="0.00216450216450237" calcext:value-type="float">
            <text:p>0.00216450216450237</text:p>
          </table:table-cell>
          <table:table-cell office:value-type="float" office:value="-0.000865800865800903" calcext:value-type="float">
            <text:p>-0.000865800865800903</text:p>
          </table:table-cell>
          <table:table-cell office:value-type="float" office:value="0.00259740259740271" calcext:value-type="float">
            <text:p>0.00259740259740271</text:p>
          </table:table-cell>
          <table:table-cell office:value-type="float" office:value="-0.000865800865800903" calcext:value-type="float">
            <text:p>-0.000865800865800903</text:p>
          </table:table-cell>
          <table:table-cell office:value-type="float" office:value="0.000865800865801125" calcext:value-type="float">
            <text:p>0.000865800865801125</text:p>
          </table:table-cell>
          <table:table-cell office:value-type="float" office:value="0.00129870129870135" calcext:value-type="float">
            <text:p>0.00129870129870135</text:p>
          </table:table-cell>
          <table:table-cell office:value-type="float" office:value="0.0034632034632035" calcext:value-type="float">
            <text:p>0.0034632034632035</text:p>
          </table:table-cell>
          <table:table-cell office:value-type="float" office:value="0" calcext:value-type="float">
            <text:p>0</text:p>
          </table:table-cell>
          <table:table-cell office:value-type="float" office:value="0.00259740259740271" calcext:value-type="float">
            <text:p>0.00259740259740271</text:p>
          </table:table-cell>
          <table:table-cell office:value-type="float" office:value="-0.0017316017316017" calcext:value-type="float">
            <text:p>-0.0017316017316017</text:p>
          </table:table-cell>
          <table:table-cell office:value-type="float" office:value="0.00173160173160192" calcext:value-type="float">
            <text:p>0.00173160173160192</text:p>
          </table:table-cell>
          <table:table-cell office:value-type="float" office:value="0.000865800865801125" calcext:value-type="float">
            <text:p>0.000865800865801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segment</text:p>
          </table:table-cell>
          <table:table-cell office:value-type="float" office:value="-0.00614718614718601" calcext:value-type="float">
            <text:p>-0.00614718614718601</text:p>
          </table:table-cell>
          <table:table-cell office:value-type="float" office:value="-0.00718614718614707" calcext:value-type="float">
            <text:p>-0.00718614718614707</text:p>
          </table:table-cell>
          <table:table-cell office:value-type="float" office:value="0.00173160173160181" calcext:value-type="float">
            <text:p>0.00173160173160181</text:p>
          </table:table-cell>
          <table:table-cell office:value-type="float" office:value="0.00268398268398295" calcext:value-type="float">
            <text:p>0.00268398268398295</text:p>
          </table:table-cell>
          <table:table-cell office:value-type="float" office:value="0.00129870129870124" calcext:value-type="float">
            <text:p>0.00129870129870124</text:p>
          </table:table-cell>
          <table:table-cell office:value-type="float" office:value="0.00181818181818194" calcext:value-type="float">
            <text:p>0.00181818181818194</text:p>
          </table:table-cell>
          <table:table-cell office:value-type="float" office:value="0.000779220779220879" calcext:value-type="float">
            <text:p>0.000779220779220879</text:p>
          </table:table-cell>
          <table:table-cell office:value-type="float" office:value="0.00242424242424255" calcext:value-type="float">
            <text:p>0.00242424242424255</text:p>
          </table:table-cell>
          <table:table-cell office:value-type="float" office:value="0.00147186147186151" calcext:value-type="float">
            <text:p>0.00147186147186151</text:p>
          </table:table-cell>
          <table:table-cell office:value-type="float" office:value="0.00346320346320361" calcext:value-type="float">
            <text:p>0.00346320346320361</text:p>
          </table:table-cell>
          <table:table-cell office:value-type="float" office:value="0.00103896103896106" calcext:value-type="float">
            <text:p>0.00103896103896106</text:p>
          </table:table-cell>
          <table:table-cell office:value-type="float" office:value="0.00294372294372314" calcext:value-type="float">
            <text:p>0.00294372294372314</text:p>
          </table:table-cell>
          <table:table-cell office:value-type="float" office:value="0.000346320346320539" calcext:value-type="float">
            <text:p>0.000346320346320539</text:p>
          </table:table-cell>
          <table:table-cell office:value-type="float" office:value="0.00259740259740282" calcext:value-type="float">
            <text:p>0.00259740259740282</text:p>
          </table:table-cell>
          <table:table-cell office:value-type="float" office:value="0.00242424242424255" calcext:value-type="float">
            <text:p>0.00242424242424255</text:p>
          </table:table-cell>
          <table:table-cell office:value-type="float" office:value="0.00199134199134199" calcext:value-type="float">
            <text:p>0.001991341991341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sonar</text:p>
          </table:table-cell>
          <table:table-cell office:value-type="float" office:value="-0.0333333333333333" calcext:value-type="float">
            <text:p>-0.0333333333333333</text:p>
          </table:table-cell>
          <table:table-cell office:value-type="float" office:value="-0.0154761904761904" calcext:value-type="float">
            <text:p>-0.0154761904761904</text:p>
          </table:table-cell>
          <table:table-cell office:value-type="float" office:value="-0.0335714285714285" calcext:value-type="float">
            <text:p>-0.0335714285714285</text:p>
          </table:table-cell>
          <table:table-cell office:value-type="float" office:value="-0.0145238095238095" calcext:value-type="float">
            <text:p>-0.0145238095238095</text:p>
          </table:table-cell>
          <table:table-cell office:value-type="float" office:value="-0.00523809523809515" calcext:value-type="float">
            <text:p>-0.00523809523809515</text:p>
          </table:table-cell>
          <table:table-cell office:value-type="float" office:value="-0.0388095238095237" calcext:value-type="float">
            <text:p>-0.0388095238095237</text:p>
          </table:table-cell>
          <table:table-cell office:value-type="float" office:value="-0.0188095238095237" calcext:value-type="float">
            <text:p>-0.0188095238095237</text:p>
          </table:table-cell>
          <table:table-cell office:value-type="float" office:value="-0.00523809523809515" calcext:value-type="float">
            <text:p>-0.00523809523809515</text:p>
          </table:table-cell>
          <table:table-cell office:value-type="float" office:value="-0.0192857142857142" calcext:value-type="float">
            <text:p>-0.0192857142857142</text:p>
          </table:table-cell>
          <table:table-cell office:value-type="float" office:value="-0.00523809523809515" calcext:value-type="float">
            <text:p>-0.00523809523809515</text:p>
          </table:table-cell>
          <table:table-cell office:value-type="float" office:value="-0.005" calcext:value-type="float">
            <text:p>-0.005</text:p>
          </table:table-cell>
          <table:table-cell office:value-type="float" office:value="-0.0147619047619046" calcext:value-type="float">
            <text:p>-0.0147619047619046</text:p>
          </table:table-cell>
          <table:table-cell office:value-type="float" office:value="-0.00952380952380949" calcext:value-type="float">
            <text:p>-0.00952380952380949</text:p>
          </table:table-cell>
          <table:table-cell office:value-type="float" office:value="-0.0195238095238094" calcext:value-type="float">
            <text:p>-0.0195238095238094</text:p>
          </table:table-cell>
          <table:table-cell office:value-type="float" office:value="-0.00547619047619041" calcext:value-type="float">
            <text:p>-0.00547619047619041</text:p>
          </table:table-cell>
          <table:table-cell office:value-type="float" office:value="0.00976190476190486" calcext:value-type="float">
            <text:p>0.0097619047619048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sonar</text:p>
          </table:table-cell>
          <table:table-cell office:value-type="float" office:value="-0.0478571428571428" calcext:value-type="float">
            <text:p>-0.0478571428571428</text:p>
          </table:table-cell>
          <table:table-cell office:value-type="float" office:value="-0.015" calcext:value-type="float">
            <text:p>-0.015</text:p>
          </table:table-cell>
          <table:table-cell office:value-type="float" office:value="-0.0283333333333333" calcext:value-type="float">
            <text:p>-0.0283333333333333</text:p>
          </table:table-cell>
          <table:table-cell office:value-type="float" office:value="-0.0185714285714286" calcext:value-type="float">
            <text:p>-0.0185714285714286</text:p>
          </table:table-cell>
          <table:table-cell office:value-type="float" office:value="-0.00952380952380949" calcext:value-type="float">
            <text:p>-0.00952380952380949</text:p>
          </table:table-cell>
          <table:table-cell office:value-type="float" office:value="-0.0476190476190476" calcext:value-type="float">
            <text:p>-0.0476190476190476</text:p>
          </table:table-cell>
          <table:table-cell office:value-type="float" office:value="-0.0190476190476191" calcext:value-type="float">
            <text:p>-0.0190476190476191</text:p>
          </table:table-cell>
          <table:table-cell office:value-type="float" office:value="-0.0142857142857142" calcext:value-type="float">
            <text:p>-0.0142857142857142</text:p>
          </table:table-cell>
          <table:table-cell office:value-type="float" office:value="-0.0233333333333333" calcext:value-type="float">
            <text:p>-0.0233333333333333</text:p>
          </table:table-cell>
          <table:table-cell office:value-type="float" office:value="-0.00452380952380937" calcext:value-type="float">
            <text:p>-0.00452380952380937</text:p>
          </table:table-cell>
          <table:table-cell table:number-columns-repeated="2" office:value-type="float" office:value="-0.0142857142857142" calcext:value-type="float">
            <text:p>-0.0142857142857142</text:p>
          </table:table-cell>
          <table:table-cell office:value-type="float" office:value="-0.0135714285714286" calcext:value-type="float">
            <text:p>-0.0135714285714286</text:p>
          </table:table-cell>
          <table:table-cell office:value-type="float" office:value="0.00023809523809537" calcext:value-type="float">
            <text:p>0.00023809523809537</text:p>
          </table:table-cell>
          <table:table-cell office:value-type="float" office:value="-0.0335714285714285" calcext:value-type="float">
            <text:p>-0.0335714285714285</text:p>
          </table:table-cell>
          <table:table-cell office:value-type="float" office:value="-0.0330952380952381" calcext:value-type="float">
            <text:p>-0.033095238095238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sonar</text:p>
          </table:table-cell>
          <table:table-cell office:value-type="float" office:value="-0.0528571428571428" calcext:value-type="float">
            <text:p>-0.0528571428571428</text:p>
          </table:table-cell>
          <table:table-cell office:value-type="float" office:value="0.00380952380952393" calcext:value-type="float">
            <text:p>0.00380952380952393</text:p>
          </table:table-cell>
          <table:table-cell office:value-type="float" office:value="-0.0235714285714285" calcext:value-type="float">
            <text:p>-0.0235714285714285</text:p>
          </table:table-cell>
          <table:table-cell office:value-type="float" office:value="0.000238095238095259" calcext:value-type="float">
            <text:p>0.000238095238095259</text:p>
          </table:table-cell>
          <table:table-cell office:value-type="float" office:value="0.0045238095238096" calcext:value-type="float">
            <text:p>0.0045238095238096</text:p>
          </table:table-cell>
          <table:table-cell office:value-type="float" office:value="-0.024047619047619" calcext:value-type="float">
            <text:p>-0.024047619047619</text:p>
          </table:table-cell>
          <table:table-cell office:value-type="float" office:value="0.0045238095238096" calcext:value-type="float">
            <text:p>0.0045238095238096</text:p>
          </table:table-cell>
          <table:table-cell office:value-type="float" office:value="0.00928571428571434" calcext:value-type="float">
            <text:p>0.00928571428571434</text:p>
          </table:table-cell>
          <table:table-cell office:value-type="float" office:value="-0.00476190476190475" calcext:value-type="float">
            <text:p>-0.00476190476190475</text:p>
          </table:table-cell>
          <table:table-cell office:value-type="float" office:value="-0.005" calcext:value-type="float">
            <text:p>-0.005</text:p>
          </table:table-cell>
          <table:table-cell office:value-type="float" office:value="-0.0147619047619046" calcext:value-type="float">
            <text:p>-0.0147619047619046</text:p>
          </table:table-cell>
          <table:table-cell office:value-type="float" office:value="-0.0192857142857142" calcext:value-type="float">
            <text:p>-0.0192857142857142</text:p>
          </table:table-cell>
          <table:table-cell office:value-type="float" office:value="-0.00476190476190475" calcext:value-type="float">
            <text:p>-0.00476190476190475</text:p>
          </table:table-cell>
          <table:table-cell office:value-type="float" office:value="-0.00976190476190475" calcext:value-type="float">
            <text:p>-0.00976190476190475</text:p>
          </table:table-cell>
          <table:table-cell office:value-type="float" office:value="-0.00499999999999989" calcext:value-type="float">
            <text:p>-0.00499999999999989</text:p>
          </table:table-cell>
          <table:table-cell office:value-type="float" office:value="0.00952380952380949" calcext:value-type="float">
            <text:p>0.009523809523809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sonar</text:p>
          </table:table-cell>
          <table:table-cell office:value-type="float" office:value="-0.048095238095238" calcext:value-type="float">
            <text:p>-0.048095238095238</text:p>
          </table:table-cell>
          <table:table-cell office:value-type="float" office:value="-0.000952380952380816" calcext:value-type="float">
            <text:p>-0.000952380952380816</text:p>
          </table:table-cell>
          <table:table-cell office:value-type="float" office:value="-0.0283333333333333" calcext:value-type="float">
            <text:p>-0.0283333333333333</text:p>
          </table:table-cell>
          <table:table-cell office:value-type="float" office:value="0.00500000000000012" calcext:value-type="float">
            <text:p>0.00500000000000012</text:p>
          </table:table-cell>
          <table:table-cell office:value-type="float" office:value="-0.00952380952380949" calcext:value-type="float">
            <text:p>-0.00952380952380949</text:p>
          </table:table-cell>
          <table:table-cell office:value-type="float" office:value="-0.019047619047619" calcext:value-type="float">
            <text:p>-0.019047619047619</text:p>
          </table:table-cell>
          <table:table-cell office:value-type="float" office:value="-0.0292857142857142" calcext:value-type="float">
            <text:p>-0.0292857142857142</text:p>
          </table:table-cell>
          <table:table-cell office:value-type="float" office:value="0.00952380952380971" calcext:value-type="float">
            <text:p>0.00952380952380971</text:p>
          </table:table-cell>
          <table:table-cell office:value-type="float" office:value="-0.00952380952380949" calcext:value-type="float">
            <text:p>-0.00952380952380949</text:p>
          </table:table-cell>
          <table:table-cell office:value-type="float" office:value="0.00952380952380971" calcext:value-type="float">
            <text:p>0.00952380952380971</text:p>
          </table:table-cell>
          <table:table-cell office:value-type="float" office:value="-0.00976190476190475" calcext:value-type="float">
            <text:p>-0.00976190476190475</text:p>
          </table:table-cell>
          <table:table-cell office:value-type="float" office:value="-0.024047619047619" calcext:value-type="float">
            <text:p>-0.024047619047619</text:p>
          </table:table-cell>
          <table:table-cell office:value-type="float" office:value="1.11022302462516E-016" calcext:value-type="float">
            <text:p>1.11022302462516E-16</text:p>
          </table:table-cell>
          <table:table-cell office:value-type="float" office:value="0.0045238095238096" calcext:value-type="float">
            <text:p>0.0045238095238096</text:p>
          </table:table-cell>
          <table:table-cell office:value-type="float" office:value="-0.00476190476190475" calcext:value-type="float">
            <text:p>-0.00476190476190475</text:p>
          </table:table-cell>
          <table:table-cell office:value-type="float" office:value="-0.005" calcext:value-type="float">
            <text:p>-0.00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sonar</text:p>
          </table:table-cell>
          <table:table-cell office:value-type="float" office:value="-0.0528571428571427" calcext:value-type="float">
            <text:p>-0.0528571428571427</text:p>
          </table:table-cell>
          <table:table-cell office:value-type="float" office:value="-0.0107142857142856" calcext:value-type="float">
            <text:p>-0.0107142857142856</text:p>
          </table:table-cell>
          <table:table-cell office:value-type="float" office:value="-0.0235714285714285" calcext:value-type="float">
            <text:p>-0.0235714285714285</text:p>
          </table:table-cell>
          <table:table-cell office:value-type="float" office:value="-0.0188095238095237" calcext:value-type="float">
            <text:p>-0.0188095238095237</text:p>
          </table:table-cell>
          <table:table-cell office:value-type="float" office:value="-0.00952380952380938" calcext:value-type="float">
            <text:p>-0.00952380952380938</text:p>
          </table:table-cell>
          <table:table-cell office:value-type="float" office:value="-0.0285714285714285" calcext:value-type="float">
            <text:p>-0.0285714285714285</text:p>
          </table:table-cell>
          <table:table-cell office:value-type="float" office:value="-0.0188095238095237" calcext:value-type="float">
            <text:p>-0.0188095238095237</text:p>
          </table:table-cell>
          <table:table-cell office:value-type="float" office:value="-0.0238095238095237" calcext:value-type="float">
            <text:p>-0.0238095238095237</text:p>
          </table:table-cell>
          <table:table-cell office:value-type="float" office:value="-0.00952380952380949" calcext:value-type="float">
            <text:p>-0.00952380952380949</text:p>
          </table:table-cell>
          <table:table-cell office:value-type="float" office:value="-0.0195238095238094" calcext:value-type="float">
            <text:p>-0.0195238095238094</text:p>
          </table:table-cell>
          <table:table-cell office:value-type="float" office:value="-0.00452380952380937" calcext:value-type="float">
            <text:p>-0.00452380952380937</text:p>
          </table:table-cell>
          <table:table-cell office:value-type="float" office:value="-0.0192857142857142" calcext:value-type="float">
            <text:p>-0.0192857142857142</text:p>
          </table:table-cell>
          <table:table-cell office:value-type="float" office:value="-0.014047619047619" calcext:value-type="float">
            <text:p>-0.014047619047619</text:p>
          </table:table-cell>
          <table:table-cell office:value-type="float" office:value="-0.00499999999999989" calcext:value-type="float">
            <text:p>-0.00499999999999989</text:p>
          </table:table-cell>
          <table:table-cell office:value-type="float" office:value="-0.0142857142857142" calcext:value-type="float">
            <text:p>-0.0142857142857142</text:p>
          </table:table-cell>
          <table:table-cell office:value-type="float" office:value="-0.0140476190476189" calcext:value-type="float">
            <text:p>-0.0140476190476189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sonar</text:p>
          </table:table-cell>
          <table:table-cell office:value-type="float" office:value="-0.047" calcext:value-type="float">
            <text:p>-0.047</text:p>
          </table:table-cell>
          <table:table-cell office:value-type="float" office:value="-0.00766666666666671" calcext:value-type="float">
            <text:p>-0.00766666666666671</text:p>
          </table:table-cell>
          <table:table-cell office:value-type="float" office:value="-0.0274761904761904" calcext:value-type="float">
            <text:p>-0.0274761904761904</text:p>
          </table:table-cell>
          <table:table-cell office:value-type="float" office:value="-0.0093333333333333" calcext:value-type="float">
            <text:p>-0.0093333333333333</text:p>
          </table:table-cell>
          <table:table-cell office:value-type="float" office:value="-0.00585714285714278" calcext:value-type="float">
            <text:p>-0.00585714285714278</text:p>
          </table:table-cell>
          <table:table-cell office:value-type="float" office:value="-0.0316190476190477" calcext:value-type="float">
            <text:p>-0.0316190476190477</text:p>
          </table:table-cell>
          <table:table-cell office:value-type="float" office:value="-0.0162857142857143" calcext:value-type="float">
            <text:p>-0.0162857142857143</text:p>
          </table:table-cell>
          <table:table-cell office:value-type="float" office:value="-0.00490476190476186" calcext:value-type="float">
            <text:p>-0.00490476190476186</text:p>
          </table:table-cell>
          <table:table-cell office:value-type="float" office:value="-0.0132857142857143" calcext:value-type="float">
            <text:p>-0.0132857142857143</text:p>
          </table:table-cell>
          <table:table-cell office:value-type="float" office:value="-0.00495238095238093" calcext:value-type="float">
            <text:p>-0.00495238095238093</text:p>
          </table:table-cell>
          <table:table-cell office:value-type="float" office:value="-0.0096666666666666" calcext:value-type="float">
            <text:p>-0.0096666666666666</text:p>
          </table:table-cell>
          <table:table-cell office:value-type="float" office:value="-0.0183333333333333" calcext:value-type="float">
            <text:p>-0.0183333333333333</text:p>
          </table:table-cell>
          <table:table-cell office:value-type="float" office:value="-0.00838095238095238" calcext:value-type="float">
            <text:p>-0.00838095238095238</text:p>
          </table:table-cell>
          <table:table-cell office:value-type="float" office:value="-0.00590476190476186" calcext:value-type="float">
            <text:p>-0.00590476190476186</text:p>
          </table:table-cell>
          <table:table-cell office:value-type="float" office:value="-0.0126190476190476" calcext:value-type="float">
            <text:p>-0.0126190476190476</text:p>
          </table:table-cell>
          <table:table-cell office:value-type="float" office:value="-0.00657142857142867" calcext:value-type="float">
            <text:p>-0.006571428571428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spambase</text:p>
          </table:table-cell>
          <table:table-cell office:value-type="float" office:value="-0.00782798143411956" calcext:value-type="float">
            <text:p>-0.00782798143411956</text:p>
          </table:table-cell>
          <table:table-cell office:value-type="float" office:value="-0.00152221274983433" calcext:value-type="float">
            <text:p>-0.00152221274983433</text:p>
          </table:table-cell>
          <table:table-cell office:value-type="float" office:value="0.00326371128161407" calcext:value-type="float">
            <text:p>0.00326371128161407</text:p>
          </table:table-cell>
          <table:table-cell office:value-type="float" office:value="0.00261295822676899" calcext:value-type="float">
            <text:p>0.00261295822676899</text:p>
          </table:table-cell>
          <table:table-cell office:value-type="float" office:value="0.0047859240314484" calcext:value-type="float">
            <text:p>0.0047859240314484</text:p>
          </table:table-cell>
          <table:table-cell office:value-type="float" office:value="0.00152552808563045" calcext:value-type="float">
            <text:p>0.00152552808563045</text:p>
          </table:table-cell>
          <table:table-cell office:value-type="float" office:value="-0.000216917684948359" calcext:value-type="float">
            <text:p>-0.000216917684948359</text:p>
          </table:table-cell>
          <table:table-cell office:value-type="float" office:value="-0.000219759401344999" calcext:value-type="float">
            <text:p>-0.000219759401344999</text:p>
          </table:table-cell>
          <table:table-cell office:value-type="float" office:value="0.00196031069432601" calcext:value-type="float">
            <text:p>0.00196031069432601</text:p>
          </table:table-cell>
          <table:table-cell office:value-type="float" office:value="0.000653121151842462" calcext:value-type="float">
            <text:p>0.000653121151842462</text:p>
          </table:table-cell>
          <table:table-cell office:value-type="float" office:value="0.000436203466893992" calcext:value-type="float">
            <text:p>0.000436203466893992</text:p>
          </table:table-cell>
          <table:table-cell office:value-type="float" office:value="0.00348157620536127" calcext:value-type="float">
            <text:p>0.00348157620536127</text:p>
          </table:table-cell>
          <table:table-cell office:value-type="float" office:value="0.0023913043478262" calcext:value-type="float">
            <text:p>0.0023913043478262</text:p>
          </table:table-cell>
          <table:table-cell office:value-type="float" office:value="-0.00217391304347836" calcext:value-type="float">
            <text:p>-0.00217391304347836</text:p>
          </table:table-cell>
          <table:table-cell office:value-type="float" office:value="-0.00130529506488597" calcext:value-type="float">
            <text:p>-0.00130529506488597</text:p>
          </table:table-cell>
          <table:table-cell office:value-type="float" office:value="-0.00130482144548638" calcext:value-type="float">
            <text:p>-0.0013048214454863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spambase</text:p>
          </table:table-cell>
          <table:table-cell office:value-type="float" office:value="-0.00586956521739124" calcext:value-type="float">
            <text:p>-0.00586956521739124</text:p>
          </table:table-cell>
          <table:table-cell office:value-type="float" office:value="0.000871933314388618" calcext:value-type="float">
            <text:p>0.000871933314388618</text:p>
          </table:table-cell>
          <table:table-cell office:value-type="float" office:value="0.00108790376053813" calcext:value-type="float">
            <text:p>0.00108790376053813</text:p>
          </table:table-cell>
          <table:table-cell office:value-type="float" office:value="0.00391730605285601" calcext:value-type="float">
            <text:p>0.00391730605285601</text:p>
          </table:table-cell>
          <table:table-cell office:value-type="float" office:value="0.00108885099933698" calcext:value-type="float">
            <text:p>0.00108885099933698</text:p>
          </table:table-cell>
          <table:table-cell office:value-type="float" office:value="0.00174149853177996" calcext:value-type="float">
            <text:p>0.00174149853177996</text:p>
          </table:table-cell>
          <table:table-cell office:value-type="float" office:value="0.00217249218527982" calcext:value-type="float">
            <text:p>0.00217249218527982</text:p>
          </table:table-cell>
          <table:table-cell office:value-type="float" office:value="0.00260869565217414" calcext:value-type="float">
            <text:p>0.00260869565217414</text:p>
          </table:table-cell>
          <table:table-cell office:value-type="float" office:value="0.00217580752107616" calcext:value-type="float">
            <text:p>0.00217580752107616</text:p>
          </table:table-cell>
          <table:table-cell office:value-type="float" office:value="0.00152126551103537" calcext:value-type="float">
            <text:p>0.00152126551103537</text:p>
          </table:table-cell>
          <table:table-cell office:value-type="float" office:value="0.00195699535853022" calcext:value-type="float">
            <text:p>0.00195699535853022</text:p>
          </table:table-cell>
          <table:table-cell office:value-type="float" office:value="0.00130434782608702" calcext:value-type="float">
            <text:p>0.00130434782608702</text:p>
          </table:table-cell>
          <table:table-cell office:value-type="float" office:value="0.00217580752107616" calcext:value-type="float">
            <text:p>0.00217580752107616</text:p>
          </table:table-cell>
          <table:table-cell office:value-type="float" office:value="0.000217391304347836" calcext:value-type="float">
            <text:p>0.000217391304347836</text:p>
          </table:table-cell>
          <table:table-cell office:value-type="float" office:value="0.0023913043478262" calcext:value-type="float">
            <text:p>0.00239130434782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spambase</text:p>
          </table:table-cell>
          <table:table-cell office:value-type="float" office:value="-0.00217201856588045" calcext:value-type="float">
            <text:p>-0.00217201856588045</text:p>
          </table:table-cell>
          <table:table-cell table:number-columns-repeated="2" office:value-type="float" office:value="0.00152410722743201" calcext:value-type="float">
            <text:p>0.00152410722743201</text:p>
          </table:table-cell>
          <table:table-cell office:value-type="float" office:value="0.00391588519465758" calcext:value-type="float">
            <text:p>0.00391588519465758</text:p>
          </table:table-cell>
          <table:table-cell office:value-type="float" office:value="0.000870038836790821" calcext:value-type="float">
            <text:p>0.000870038836790821</text:p>
          </table:table-cell>
          <table:table-cell office:value-type="float" office:value="0.00217438666287761" calcext:value-type="float">
            <text:p>0.00217438666287761</text:p>
          </table:table-cell>
          <table:table-cell office:value-type="float" office:value="0.00173818319598362" calcext:value-type="float">
            <text:p>0.00173818319598362</text:p>
          </table:table-cell>
          <table:table-cell office:value-type="float" office:value="0.00217438666287761" calcext:value-type="float">
            <text:p>0.00217438666287761</text:p>
          </table:table-cell>
          <table:table-cell office:value-type="float" office:value="0.00282750781472019" calcext:value-type="float">
            <text:p>0.00282750781472019</text:p>
          </table:table-cell>
          <table:table-cell office:value-type="float" office:value="0.00130387420668754" calcext:value-type="float">
            <text:p>0.00130387420668754</text:p>
          </table:table-cell>
          <table:table-cell office:value-type="float" office:value="0.00174007767358153" calcext:value-type="float">
            <text:p>0.00174007767358153</text:p>
          </table:table-cell>
          <table:table-cell office:value-type="float" office:value="0.00304347826086959" calcext:value-type="float">
            <text:p>0.00304347826086959</text:p>
          </table:table-cell>
          <table:table-cell office:value-type="float" office:value="0.00152410722743201" calcext:value-type="float">
            <text:p>0.00152410722743201</text:p>
          </table:table-cell>
          <table:table-cell table:number-columns-repeated="2" office:value-type="float" office:value="0.00282561333712239" calcext:value-type="float">
            <text:p>0.00282561333712239</text:p>
          </table:table-cell>
          <table:table-cell office:value-type="float" office:value="0.00195699535853" calcext:value-type="float">
            <text:p>0.0019569953585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spambase</text:p>
          </table:table-cell>
          <table:table-cell office:value-type="float" office:value="-0.00239177796722556" calcext:value-type="float">
            <text:p>-0.00239177796722556</text:p>
          </table:table-cell>
          <table:table-cell office:value-type="float" office:value="0.0010888509993372" calcext:value-type="float">
            <text:p>0.0010888509993372</text:p>
          </table:table-cell>
          <table:table-cell office:value-type="float" office:value="0.00108837737993761" calcext:value-type="float">
            <text:p>0.00108837737993761</text:p>
          </table:table-cell>
          <table:table-cell office:value-type="float" office:value="0.00261059012977161" calcext:value-type="float">
            <text:p>0.00261059012977161</text:p>
          </table:table-cell>
          <table:table-cell office:value-type="float" office:value="0.0021748602822772" calcext:value-type="float">
            <text:p>0.0021748602822772</text:p>
          </table:table-cell>
          <table:table-cell office:value-type="float" office:value="0.000216917684948581" calcext:value-type="float">
            <text:p>0.000216917684948581</text:p>
          </table:table-cell>
          <table:table-cell office:value-type="float" office:value="0.00217438666287806" calcext:value-type="float">
            <text:p>0.00217438666287806</text:p>
          </table:table-cell>
          <table:table-cell office:value-type="float" office:value="0.00195699535853" calcext:value-type="float">
            <text:p>0.00195699535853</text:p>
          </table:table-cell>
          <table:table-cell office:value-type="float" office:value="0.000870038836790821" calcext:value-type="float">
            <text:p>0.000870038836790821</text:p>
          </table:table-cell>
          <table:table-cell office:value-type="float" office:value="0.00108648290233981" calcext:value-type="float">
            <text:p>0.00108648290233981</text:p>
          </table:table-cell>
          <table:table-cell office:value-type="float" office:value="0.00152221274983444" calcext:value-type="float">
            <text:p>0.00152221274983444</text:p>
          </table:table-cell>
          <table:table-cell office:value-type="float" office:value="0.0023913043478262" calcext:value-type="float">
            <text:p>0.0023913043478262</text:p>
          </table:table-cell>
          <table:table-cell office:value-type="float" office:value="0.00217628114047563" calcext:value-type="float">
            <text:p>0.00217628114047563</text:p>
          </table:table-cell>
          <table:table-cell office:value-type="float" office:value="0.00195557450033157" calcext:value-type="float">
            <text:p>0.00195557450033157</text:p>
          </table:table-cell>
          <table:table-cell office:value-type="float" office:value="0.00217343942407877" calcext:value-type="float">
            <text:p>0.00217343942407877</text:p>
          </table:table-cell>
          <table:table-cell office:value-type="float" office:value="0.00108695652173918" calcext:value-type="float">
            <text:p>0.0010869565217391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spambase</text:p>
          </table:table-cell>
          <table:table-cell office:value-type="float" office:value="-0.00152031827223642" calcext:value-type="float">
            <text:p>-0.00152031827223642</text:p>
          </table:table-cell>
          <table:table-cell office:value-type="float" office:value="0.00239461968362242" calcext:value-type="float">
            <text:p>0.00239461968362242</text:p>
          </table:table-cell>
          <table:table-cell office:value-type="float" office:value="0.00174197215117922" calcext:value-type="float">
            <text:p>0.00174197215117922</text:p>
          </table:table-cell>
          <table:table-cell office:value-type="float" office:value="0.00391683243345642" calcext:value-type="float">
            <text:p>0.00391683243345642</text:p>
          </table:table-cell>
          <table:table-cell office:value-type="float" office:value="0.00195841621672843" calcext:value-type="float">
            <text:p>0.00195841621672843</text:p>
          </table:table-cell>
          <table:table-cell office:value-type="float" office:value="0.00217533390167679" calcext:value-type="float">
            <text:p>0.00217533390167679</text:p>
          </table:table-cell>
          <table:table-cell office:value-type="float" office:value="0.00304537273846761" calcext:value-type="float">
            <text:p>0.00304537273846761</text:p>
          </table:table-cell>
          <table:table-cell office:value-type="float" office:value="0.00239319882542399" calcext:value-type="float">
            <text:p>0.00239319882542399</text:p>
          </table:table-cell>
          <table:table-cell office:value-type="float" office:value="0.00130624230368481" calcext:value-type="float">
            <text:p>0.00130624230368481</text:p>
          </table:table-cell>
          <table:table-cell office:value-type="float" office:value="0.00108837737993761" calcext:value-type="float">
            <text:p>0.00108837737993761</text:p>
          </table:table-cell>
          <table:table-cell office:value-type="float" office:value="0.00261153736857078" calcext:value-type="float">
            <text:p>0.00261153736857078</text:p>
          </table:table-cell>
          <table:table-cell office:value-type="float" office:value="0.0023927252060244" calcext:value-type="float">
            <text:p>0.0023927252060244</text:p>
          </table:table-cell>
          <table:table-cell office:value-type="float" office:value="0.00195983707492664" calcext:value-type="float">
            <text:p>0.00195983707492664</text:p>
          </table:table-cell>
          <table:table-cell office:value-type="float" office:value="0.00195746897792937" calcext:value-type="float">
            <text:p>0.00195746897792937</text:p>
          </table:table-cell>
          <table:table-cell office:value-type="float" office:value="0.00195794259732884" calcext:value-type="float">
            <text:p>0.00195794259732884</text:p>
          </table:table-cell>
          <table:table-cell office:value-type="float" office:value="0.00239367244482358" calcext:value-type="float">
            <text:p>0.00239367244482358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spambase</text:p>
          </table:table-cell>
          <table:table-cell office:value-type="float" office:value="-0.0039563322913706" calcext:value-type="float">
            <text:p>-0.0039563322913706</text:p>
          </table:table-cell>
          <table:table-cell office:value-type="float" office:value="0.000871459694989141" calcext:value-type="float">
            <text:p>0.000871459694989141</text:p>
          </table:table-cell>
          <table:table-cell office:value-type="float" office:value="0.00174121436014019" calcext:value-type="float">
            <text:p>0.00174121436014019</text:p>
          </table:table-cell>
          <table:table-cell office:value-type="float" office:value="0.00339471440750216" calcext:value-type="float">
            <text:p>0.00339471440750216</text:p>
          </table:table-cell>
          <table:table-cell office:value-type="float" office:value="0.00217561807331634" calcext:value-type="float">
            <text:p>0.00217561807331634</text:p>
          </table:table-cell>
          <table:table-cell office:value-type="float" office:value="0.00156673297338272" calcext:value-type="float">
            <text:p>0.00156673297338272</text:p>
          </table:table-cell>
          <table:table-cell table:number-columns-repeated="2" office:value-type="float" office:value="0.00178270341953213" calcext:value-type="float">
            <text:p>0.00178270341953213</text:p>
          </table:table-cell>
          <table:table-cell office:value-type="float" office:value="0.00182798143411955" calcext:value-type="float">
            <text:p>0.00182798143411955</text:p>
          </table:table-cell>
          <table:table-cell office:value-type="float" office:value="0.00113062423036858" calcext:value-type="float">
            <text:p>0.00113062423036858</text:p>
          </table:table-cell>
          <table:table-cell office:value-type="float" office:value="0.00165340532348213" calcext:value-type="float">
            <text:p>0.00165340532348213</text:p>
          </table:table-cell>
          <table:table-cell office:value-type="float" office:value="0.0025226863692337" calcext:value-type="float">
            <text:p>0.0025226863692337</text:p>
          </table:table-cell>
          <table:table-cell office:value-type="float" office:value="0.00204546746234724" calcext:value-type="float">
            <text:p>0.00204546746234724</text:p>
          </table:table-cell>
          <table:table-cell office:value-type="float" office:value="0.000956427015250561" calcext:value-type="float">
            <text:p>0.000956427015250561</text:p>
          </table:table-cell>
          <table:table-cell office:value-type="float" office:value="0.00160860092829407" calcext:value-type="float">
            <text:p>0.00160860092829407</text:p>
          </table:table-cell>
          <table:table-cell office:value-type="float" office:value="0.000826560575921342" calcext:value-type="float">
            <text:p>0.0008265605759213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eaching_assistant_LH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.0109090909090909" calcext:value-type="float">
            <text:p>0.0109090909090909</text:p>
          </table:table-cell>
          <table:table-cell office:value-type="float" office:value="-0.0181818181818182" calcext:value-type="float">
            <text:p>-0.0181818181818182</text:p>
          </table:table-cell>
          <table:table-cell office:value-type="float" office:value="-0.0390909090909092" calcext:value-type="float">
            <text:p>-0.0390909090909092</text:p>
          </table:table-cell>
          <table:table-cell office:value-type="float" office:value="-0.0290909090909091" calcext:value-type="float">
            <text:p>-0.0290909090909091</text:p>
          </table:table-cell>
          <table:table-cell office:value-type="float" office:value="-0.0290909090909092" calcext:value-type="float">
            <text:p>-0.0290909090909092</text:p>
          </table:table-cell>
          <table:table-cell office:value-type="float" office:value="0.000909090909090859" calcext:value-type="float">
            <text:p>0.000909090909090859</text:p>
          </table:table-cell>
          <table:table-cell office:value-type="float" office:value="-0.0190909090909092" calcext:value-type="float">
            <text:p>-0.0190909090909092</text:p>
          </table:table-cell>
          <table:table-cell office:value-type="float" office:value="-0.0290909090909091" calcext:value-type="float">
            <text:p>-0.0290909090909091</text:p>
          </table:table-cell>
          <table:table-cell office:value-type="float" office:value="0.000909090909090859" calcext:value-type="float">
            <text:p>0.000909090909090859</text:p>
          </table:table-cell>
          <table:table-cell office:value-type="float" office:value="-0.00909090909090904" calcext:value-type="float">
            <text:p>-0.00909090909090904</text:p>
          </table:table-cell>
          <table:table-cell office:value-type="float" office:value="0.0199999999999999" calcext:value-type="float">
            <text:p>0.0199999999999999</text:p>
          </table:table-cell>
          <table:table-cell office:value-type="float" office:value="-0.0390909090909092" calcext:value-type="float">
            <text:p>-0.0390909090909092</text:p>
          </table:table-cell>
          <table:table-cell office:value-type="float" office:value="-0.0190909090909092" calcext:value-type="float">
            <text:p>-0.0190909090909092</text:p>
          </table:table-cell>
          <table:table-cell office:value-type="float" office:value="-0.00909090909090915" calcext:value-type="float">
            <text:p>-0.0090909090909091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eaching_assistant_LH</text:p>
          </table:table-cell>
          <table:table-cell office:value-type="float" office:value="0.02" calcext:value-type="float">
            <text:p>0.02</text:p>
          </table:table-cell>
          <table:table-cell office:value-type="float" office:value="-0.000909090909090859" calcext:value-type="float">
            <text:p>-0.000909090909090859</text:p>
          </table:table-cell>
          <table:table-cell office:value-type="float" office:value="0.0100000000000001" calcext:value-type="float">
            <text:p>0.010000000000000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4" office:value-type="float" office:value="0.03" calcext:value-type="float">
            <text:p>0.03</text:p>
          </table:table-cell>
          <table:table-cell office:value-type="float" office:value="0.0390909090909091" calcext:value-type="float">
            <text:p>0.0390909090909091</text:p>
          </table:table-cell>
          <table:table-cell office:value-type="float" office:value="-0.01" calcext:value-type="float">
            <text:p>-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eaching_assistant_LH</text:p>
          </table:table-cell>
          <table:table-cell office:value-type="float" office:value="0.02" calcext:value-type="float">
            <text:p>0.02</text:p>
          </table:table-cell>
          <table:table-cell office:value-type="float" office:value="0.0190909090909092" calcext:value-type="float">
            <text:p>0.0190909090909092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3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eaching_assistant_LH</text:p>
          </table:table-cell>
          <table:table-cell office:value-type="float" office:value="0" calcext:value-type="float">
            <text:p>0</text:p>
          </table:table-cell>
          <table:table-cell office:value-type="float" office:value="-0.000909090909090859" calcext:value-type="float">
            <text:p>-0.000909090909090859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eaching_assistant_LH</text:p>
          </table:table-cell>
          <table:table-cell office:value-type="float" office:value="0" calcext:value-type="float">
            <text:p>0</text:p>
          </table:table-cell>
          <table:table-cell office:value-type="float" office:value="-0.000909090909090859" calcext:value-type="float">
            <text:p>-0.000909090909090859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eaching_assistant_LH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127272727272731" calcext:value-type="float">
            <text:p>0.00127272727272731</text:p>
          </table:table-cell>
          <table:table-cell office:value-type="float" office:value="0.0141818181818182" calcext:value-type="float">
            <text:p>0.0141818181818182</text:p>
          </table:table-cell>
          <table:table-cell office:value-type="float" office:value="0.00636363636363635" calcext:value-type="float">
            <text:p>0.00636363636363635</text:p>
          </table:table-cell>
          <table:table-cell office:value-type="float" office:value="-0.00581818181818183" calcext:value-type="float">
            <text:p>-0.00581818181818183</text:p>
          </table:table-cell>
          <table:table-cell office:value-type="float" office:value="0.00818181818181818" calcext:value-type="float">
            <text:p>0.00818181818181818</text:p>
          </table:table-cell>
          <table:table-cell office:value-type="float" office:value="0.00618181818181818" calcext:value-type="float">
            <text:p>0.00618181818181818</text:p>
          </table:table-cell>
          <table:table-cell office:value-type="float" office:value="0.00818181818181818" calcext:value-type="float">
            <text:p>0.00818181818181818</text:p>
          </table:table-cell>
          <table:table-cell table:number-columns-repeated="3" office:value-type="float" office:value="0.0101818181818182" calcext:value-type="float">
            <text:p>0.0101818181818182</text:p>
          </table:table-cell>
          <table:table-cell office:value-type="float" office:value="0.00818181818181818" calcext:value-type="float">
            <text:p>0.00818181818181818</text:p>
          </table:table-cell>
          <table:table-cell office:value-type="float" office:value="0.0158181818181818" calcext:value-type="float">
            <text:p>0.0158181818181818</text:p>
          </table:table-cell>
          <table:table-cell office:value-type="float" office:value="-0.00981818181818184" calcext:value-type="float">
            <text:p>-0.00981818181818184</text:p>
          </table:table-cell>
          <table:table-cell office:value-type="float" office:value="0.00418181818181818" calcext:value-type="float">
            <text:p>0.00418181818181818</text:p>
          </table:table-cell>
          <table:table-cell office:value-type="float" office:value="0.00818181818181818" calcext:value-type="float">
            <text:p>0.008181818181818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eaching_assistant_LM</text:p>
          </table:table-cell>
          <table:table-cell office:value-type="float" office:value="-0.00777777777777766" calcext:value-type="float">
            <text:p>-0.00777777777777766</text:p>
          </table:table-cell>
          <table:table-cell office:value-type="float" office:value="-0.08" calcext:value-type="float">
            <text:p>-0.08</text:p>
          </table:table-cell>
          <table:table-cell office:value-type="float" office:value="-0.0388888888888889" calcext:value-type="float">
            <text:p>-0.0388888888888889</text:p>
          </table:table-cell>
          <table:table-cell office:value-type="float" office:value="0.00111111111111117" calcext:value-type="float">
            <text:p>0.00111111111111117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88888888888888" calcext:value-type="float">
            <text:p>-0.0188888888888888</text:p>
          </table:table-cell>
          <table:table-cell office:value-type="float" office:value="0.0222222222222223" calcext:value-type="float">
            <text:p>0.0222222222222223</text:p>
          </table:table-cell>
          <table:table-cell office:value-type="float" office:value="-0.0288888888888889" calcext:value-type="float">
            <text:p>-0.0288888888888889</text:p>
          </table:table-cell>
          <table:table-cell office:value-type="float" office:value="-0.0277777777777777" calcext:value-type="float">
            <text:p>-0.0277777777777777</text:p>
          </table:table-cell>
          <table:table-cell office:value-type="float" office:value="-0.0388888888888889" calcext:value-type="float">
            <text:p>-0.0388888888888889</text:p>
          </table:table-cell>
          <table:table-cell office:value-type="float" office:value="0.00111111111111117" calcext:value-type="float">
            <text:p>0.00111111111111117</text:p>
          </table:table-cell>
          <table:table-cell office:value-type="float" office:value="-0.0288888888888889" calcext:value-type="float">
            <text:p>-0.0288888888888889</text:p>
          </table:table-cell>
          <table:table-cell office:value-type="float" office:value="0.00222222222222224" calcext:value-type="float">
            <text:p>0.00222222222222224</text:p>
          </table:table-cell>
          <table:table-cell office:value-type="float" office:value="-0.0177777777777778" calcext:value-type="float">
            <text:p>-0.0177777777777778</text:p>
          </table:table-cell>
          <table:table-cell office:value-type="float" office:value="-0.00888888888888883" calcext:value-type="float">
            <text:p>-0.00888888888888883</text:p>
          </table:table-cell>
          <table:table-cell office:value-type="float" office:value="-0.0288888888888889" calcext:value-type="float">
            <text:p>-0.028888888888888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eaching_assistant_LM</text:p>
          </table:table-cell>
          <table:table-cell office:value-type="float" office:value="0.02" calcext:value-type="float">
            <text:p>0.02</text:p>
          </table:table-cell>
          <table:table-cell office:value-type="float" office:value="-0.0411111111111112" calcext:value-type="float">
            <text:p>-0.0411111111111112</text:p>
          </table:table-cell>
          <table:table-cell office:value-type="float" office:value="0" calcext:value-type="float">
            <text:p>0</text:p>
          </table:table-cell>
          <table:table-cell office:value-type="float" office:value="0.0299999999999999" calcext:value-type="float">
            <text:p>0.0299999999999999</text:p>
          </table:table-cell>
          <table:table-cell office:value-type="float" office:value="-0.0111111111111112" calcext:value-type="float">
            <text:p>-0.0111111111111112</text:p>
          </table:table-cell>
          <table:table-cell office:value-type="float" office:value="-0.0100000000000001" calcext:value-type="float">
            <text:p>-0.010000000000000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888888888888883" calcext:value-type="float">
            <text:p>0.0088888888888888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099999999999999" calcext:value-type="float">
            <text:p>0.0099999999999999</text:p>
          </table:table-cell>
          <table:table-cell office:value-type="float" office:value="-0.0111111111111112" calcext:value-type="float">
            <text:p>-0.0111111111111112</text:p>
          </table:table-cell>
          <table:table-cell office:value-type="float" office:value="0.00888888888888883" calcext:value-type="float">
            <text:p>0.00888888888888883</text:p>
          </table:table-cell>
          <table:table-cell office:value-type="float" office:value="0.0099999999999999" calcext:value-type="float">
            <text:p>0.00999999999999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eaching_assistant_LM</text:p>
          </table:table-cell>
          <table:table-cell office:value-type="float" office:value="0.0211111111111112" calcext:value-type="float">
            <text:p>0.0211111111111112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0888888888888895" calcext:value-type="float">
            <text:p>-0.00888888888888895</text:p>
          </table:table-cell>
          <table:table-cell office:value-type="float" office:value="0.0211111111111112" calcext:value-type="float">
            <text:p>0.0211111111111112</text:p>
          </table:table-cell>
          <table:table-cell office:value-type="float" office:value="-0.01" calcext:value-type="float">
            <text:p>-0.01</text:p>
          </table:table-cell>
          <table:table-cell office:value-type="float" office:value="0.0111111111111111" calcext:value-type="float">
            <text:p>0.011111111111111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0111111111111117" calcext:value-type="float">
            <text:p>0.00111111111111117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.0111111111111111" calcext:value-type="float">
            <text:p>0.0111111111111111</text:p>
          </table:table-cell>
          <table:table-cell office:value-type="float" office:value="0.00111111111111117" calcext:value-type="float">
            <text:p>0.00111111111111117</text:p>
          </table:table-cell>
          <table:table-cell office:value-type="float" office:value="0.0311111111111111" calcext:value-type="float">
            <text:p>0.0311111111111111</text:p>
          </table:table-cell>
          <table:table-cell office:value-type="float" office:value="0.0211111111111112" calcext:value-type="float">
            <text:p>0.021111111111111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eaching_assistant_LM</text:p>
          </table:table-cell>
          <table:table-cell office:value-type="float" office:value="0.0111111111111111" calcext:value-type="float">
            <text:p>0.0111111111111111</text:p>
          </table:table-cell>
          <table:table-cell office:value-type="float" office:value="-0.04" calcext:value-type="float">
            <text:p>-0.04</text:p>
          </table:table-cell>
          <table:table-cell office:value-type="float" office:value="0.00111111111111117" calcext:value-type="float">
            <text:p>0.00111111111111117</text:p>
          </table:table-cell>
          <table:table-cell office:value-type="float" office:value="0.0111111111111111" calcext:value-type="float">
            <text:p>0.011111111111111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.0111111111111111" calcext:value-type="float">
            <text:p>0.0111111111111111</text:p>
          </table:table-cell>
          <table:table-cell office:value-type="float" office:value="0.00111111111111117" calcext:value-type="float">
            <text:p>0.00111111111111117</text:p>
          </table:table-cell>
          <table:table-cell office:value-type="float" office:value="0.0111111111111111" calcext:value-type="float">
            <text:p>0.0111111111111111</text:p>
          </table:table-cell>
          <table:table-cell office:value-type="float" office:value="0" calcext:value-type="float">
            <text:p>0</text:p>
          </table:table-cell>
          <table:table-cell office:value-type="float" office:value="0.0211111111111112" calcext:value-type="float">
            <text:p>0.0211111111111112</text:p>
          </table:table-cell>
          <table:table-cell table:number-columns-repeated="2" office:value-type="float" office:value="0.0111111111111111" calcext:value-type="float">
            <text:p>0.0111111111111111</text:p>
          </table:table-cell>
          <table:table-cell office:value-type="float" office:value="0.00111111111111117" calcext:value-type="float">
            <text:p>0.00111111111111117</text:p>
          </table:table-cell>
          <table:table-cell office:value-type="float" office:value="0.0211111111111112" calcext:value-type="float">
            <text:p>0.0211111111111112</text:p>
          </table:table-cell>
          <table:table-cell office:value-type="float" office:value="0.0311111111111111" calcext:value-type="float">
            <text:p>0.031111111111111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eaching_assistant_LM</text:p>
          </table:table-cell>
          <table:table-cell office:value-type="float" office:value="0.00111111111111117" calcext:value-type="float">
            <text:p>0.00111111111111117</text:p>
          </table:table-cell>
          <table:table-cell office:value-type="float" office:value="-0.04" calcext:value-type="float">
            <text:p>-0.04</text:p>
          </table:table-cell>
          <table:table-cell office:value-type="float" office:value="0.00111111111111117" calcext:value-type="float">
            <text:p>0.00111111111111117</text:p>
          </table:table-cell>
          <table:table-cell office:value-type="float" office:value="0.0111111111111111" calcext:value-type="float">
            <text:p>0.0111111111111111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111111111111117" calcext:value-type="float">
            <text:p>0.00111111111111117</text:p>
          </table:table-cell>
          <table:table-cell office:value-type="float" office:value="0.0211111111111112" calcext:value-type="float">
            <text:p>0.0211111111111112</text:p>
          </table:table-cell>
          <table:table-cell office:value-type="float" office:value="0.00111111111111117" calcext:value-type="float">
            <text:p>0.00111111111111117</text:p>
          </table:table-cell>
          <table:table-cell table:number-columns-repeated="2" office:value-type="float" office:value="0.0111111111111111" calcext:value-type="float">
            <text:p>0.0111111111111111</text:p>
          </table:table-cell>
          <table:table-cell office:value-type="float" office:value="0.00111111111111117" calcext:value-type="float">
            <text:p>0.00111111111111117</text:p>
          </table:table-cell>
          <table:table-cell office:value-type="float" office:value="0" calcext:value-type="float">
            <text:p>0</text:p>
          </table:table-cell>
          <table:table-cell office:value-type="float" office:value="0.0111111111111111" calcext:value-type="float">
            <text:p>0.011111111111111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eaching_assistant_LM</text:p>
          </table:table-cell>
          <table:table-cell office:value-type="float" office:value="0.00911111111111118" calcext:value-type="float">
            <text:p>0.00911111111111118</text:p>
          </table:table-cell>
          <table:table-cell office:value-type="float" office:value="-0.0482222222222223" calcext:value-type="float">
            <text:p>-0.0482222222222223</text:p>
          </table:table-cell>
          <table:table-cell office:value-type="float" office:value="-0.00911111111111118" calcext:value-type="float">
            <text:p>-0.00911111111111118</text:p>
          </table:table-cell>
          <table:table-cell office:value-type="float" office:value="0.0148888888888888" calcext:value-type="float">
            <text:p>0.0148888888888888</text:p>
          </table:table-cell>
          <table:table-cell office:value-type="float" office:value="-0.0122222222222222" calcext:value-type="float">
            <text:p>-0.0122222222222222</text:p>
          </table:table-cell>
          <table:table-cell office:value-type="float" office:value="-0.00133333333333341" calcext:value-type="float">
            <text:p>-0.00133333333333341</text:p>
          </table:table-cell>
          <table:table-cell office:value-type="float" office:value="0.0148888888888888" calcext:value-type="float">
            <text:p>0.0148888888888888</text:p>
          </table:table-cell>
          <table:table-cell office:value-type="float" office:value="-0.00511111111111107" calcext:value-type="float">
            <text:p>-0.00511111111111107</text:p>
          </table:table-cell>
          <table:table-cell office:value-type="float" office:value="-0.00688888888888883" calcext:value-type="float">
            <text:p>-0.00688888888888883</text:p>
          </table:table-cell>
          <table:table-cell office:value-type="float" office:value="0.000222222222222235" calcext:value-type="float">
            <text:p>0.000222222222222235</text:p>
          </table:table-cell>
          <table:table-cell office:value-type="float" office:value="0.0108888888888889" calcext:value-type="float">
            <text:p>0.0108888888888889</text:p>
          </table:table-cell>
          <table:table-cell office:value-type="float" office:value="0.00288888888888883" calcext:value-type="float">
            <text:p>0.00288888888888883</text:p>
          </table:table-cell>
          <table:table-cell office:value-type="float" office:value="0.00911111111111107" calcext:value-type="float">
            <text:p>0.00911111111111107</text:p>
          </table:table-cell>
          <table:table-cell office:value-type="float" office:value="-0.00511111111111107" calcext:value-type="float">
            <text:p>-0.00511111111111107</text:p>
          </table:table-cell>
          <table:table-cell office:value-type="float" office:value="0.0104444444444445" calcext:value-type="float">
            <text:p>0.0104444444444445</text:p>
          </table:table-cell>
          <table:table-cell office:value-type="float" office:value="0.00888888888888883" calcext:value-type="float">
            <text:p>0.0088888888888888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eaching_assistant_MH</text:p>
          </table:table-cell>
          <table:table-cell office:value-type="float" office:value="0.00090909090909097" calcext:value-type="float">
            <text:p>0.00090909090909097</text:p>
          </table:table-cell>
          <table:table-cell office:value-type="float" office:value="-0.0299999999999999" calcext:value-type="float">
            <text:p>-0.0299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-0.0109090909090909" calcext:value-type="float">
            <text:p>-0.0109090909090909</text:p>
          </table:table-cell>
          <table:table-cell office:value-type="float" office:value="0" calcext:value-type="float">
            <text:p>0</text:p>
          </table:table-cell>
          <table:table-cell office:value-type="float" office:value="-0.000909090909090859" calcext:value-type="float">
            <text:p>-0.000909090909090859</text:p>
          </table:table-cell>
          <table:table-cell office:value-type="float" office:value="-0.00909090909090904" calcext:value-type="float">
            <text:p>-0.00909090909090904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0909090909090915" calcext:value-type="float">
            <text:p>0.00909090909090915</text:p>
          </table:table-cell>
          <table:table-cell office:value-type="float" office:value="0" calcext:value-type="float">
            <text:p>0</text:p>
          </table:table-cell>
          <table:table-cell office:value-type="float" office:value="0.0181818181818182" calcext:value-type="float">
            <text:p>0.0181818181818182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109090909090909" calcext:value-type="float">
            <text:p>-0.0109090909090909</text:p>
          </table:table-cell>
          <table:table-cell office:value-type="float" office:value="-0.000909090909090859" calcext:value-type="float">
            <text:p>-0.00090909090909085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eaching_assistant_MH</text:p>
          </table:table-cell>
          <table:table-cell office:value-type="float" office:value="-0.00909090909090904" calcext:value-type="float">
            <text:p>-0.00909090909090904</text:p>
          </table:table-cell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909090909090915" calcext:value-type="float">
            <text:p>0.00909090909090915</text:p>
          </table:table-cell>
          <table:table-cell office:value-type="float" office:value="-0.00909090909090904" calcext:value-type="float">
            <text:p>-0.00909090909090904</text:p>
          </table:table-cell>
          <table:table-cell office:value-type="float" office:value="-0.000909090909090859" calcext:value-type="float">
            <text:p>-0.000909090909090859</text:p>
          </table:table-cell>
          <table:table-cell office:value-type="float" office:value="0.00909090909090915" calcext:value-type="float">
            <text:p>0.00909090909090915</text:p>
          </table:table-cell>
          <table:table-cell office:value-type="float" office:value="-0.000909090909090859" calcext:value-type="float">
            <text:p>-0.00090909090909085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eaching_assistant_MH</text:p>
          </table:table-cell>
          <table:table-cell office:value-type="float" office:value="0" calcext:value-type="float">
            <text:p>0</text:p>
          </table:table-cell>
          <table:table-cell office:value-type="float" office:value="-0.0209090909090909" calcext:value-type="float">
            <text:p>-0.0209090909090909</text:p>
          </table:table-cell>
          <table:table-cell office:value-type="float" office:value="0.01" calcext:value-type="float">
            <text:p>0.01</text:p>
          </table:table-cell>
          <table:table-cell office:value-type="float" office:value="-0.00090909090909097" calcext:value-type="float">
            <text:p>-0.00090909090909097</text:p>
          </table:table-cell>
          <table:table-cell office:value-type="float" office:value="0.0281818181818181" calcext:value-type="float">
            <text:p>0.028181818181818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19090909090909" calcext:value-type="float">
            <text:p>0.019090909090909</text:p>
          </table:table-cell>
          <table:table-cell table:number-columns-repeated="3" office:value-type="float" office:value="0.00909090909090904" calcext:value-type="float">
            <text:p>0.00909090909090904</text:p>
          </table:table-cell>
          <table:table-cell office:value-type="float" office:value="0.0181818181818182" calcext:value-type="float">
            <text:p>0.0181818181818182</text:p>
          </table:table-cell>
          <table:table-cell office:value-type="float" office:value="0.00909090909090904" calcext:value-type="float">
            <text:p>0.00909090909090904</text:p>
          </table:table-cell>
          <table:table-cell office:value-type="float" office:value="0.0181818181818182" calcext:value-type="float">
            <text:p>0.0181818181818182</text:p>
          </table:table-cell>
          <table:table-cell office:value-type="float" office:value="0.0281818181818181" calcext:value-type="float">
            <text:p>0.0281818181818181</text:p>
          </table:table-cell>
          <table:table-cell office:value-type="float" office:value="0.00818181818181818" calcext:value-type="float">
            <text:p>0.008181818181818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eaching_assistant_MH</text:p>
          </table:table-cell>
          <table:table-cell office:value-type="float" office:value="-0.00909090909090904" calcext:value-type="float">
            <text:p>-0.00909090909090904</text:p>
          </table:table-cell>
          <table:table-cell office:value-type="float" office:value="-0.0299999999999999" calcext:value-type="float">
            <text:p>-0.0299999999999999</text:p>
          </table:table-cell>
          <table:table-cell office:value-type="float" office:value="0.00090909090909097" calcext:value-type="float">
            <text:p>0.00090909090909097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.019090909090909" calcext:value-type="float">
            <text:p>0.019090909090909</text:p>
          </table:table-cell>
          <table:table-cell office:value-type="float" office:value="0.00090909090909097" calcext:value-type="float">
            <text:p>0.00090909090909097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09090909090915" calcext:value-type="float">
            <text:p>0.00909090909090915</text:p>
          </table:table-cell>
          <table:table-cell office:value-type="float" office:value="0" calcext:value-type="float">
            <text:p>0</text:p>
          </table:table-cell>
          <table:table-cell office:value-type="float" office:value="0.00909090909090915" calcext:value-type="float">
            <text:p>0.009090909090909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909090909090915" calcext:value-type="float">
            <text:p>0.0090909090909091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eaching_assistant_MH</text:p>
          </table:table-cell>
          <table:table-cell office:value-type="float" office:value="-0.00909090909090904" calcext:value-type="float">
            <text:p>-0.00909090909090904</text:p>
          </table:table-cell>
          <table:table-cell office:value-type="float" office:value="-0.0299999999999999" calcext:value-type="float">
            <text:p>-0.0299999999999999</text:p>
          </table:table-cell>
          <table:table-cell office:value-type="float" office:value="0.00090909090909097" calcext:value-type="float">
            <text:p>0.0009090909090909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19090909090909" calcext:value-type="float">
            <text:p>0.019090909090909</text:p>
          </table:table-cell>
          <table:table-cell office:value-type="float" office:value="-0.00909090909090904" calcext:value-type="float">
            <text:p>-0.00909090909090904</text:p>
          </table:table-cell>
          <table:table-cell office:value-type="float" office:value="0.019090909090909" calcext:value-type="float">
            <text:p>0.019090909090909</text:p>
          </table:table-cell>
          <table:table-cell office:value-type="float" office:value="0" calcext:value-type="float">
            <text:p>0</text:p>
          </table:table-cell>
          <table:table-cell office:value-type="float" office:value="0.00909090909090915" calcext:value-type="float">
            <text:p>0.009090909090909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09090909090915" calcext:value-type="float">
            <text:p>0.00909090909090915</text:p>
          </table:table-cell>
          <table:table-cell office:value-type="float" office:value="0" calcext:value-type="float">
            <text:p>0</text:p>
          </table:table-cell>
          <table:table-cell office:value-type="float" office:value="0.00909090909090915" calcext:value-type="float">
            <text:p>0.0090909090909091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eaching_assistant_MH</text:p>
          </table:table-cell>
          <table:table-cell office:value-type="float" office:value="-0.00527272727272721" calcext:value-type="float">
            <text:p>-0.00527272727272721</text:p>
          </table:table-cell>
          <table:table-cell office:value-type="float" office:value="-0.0261818181818182" calcext:value-type="float">
            <text:p>-0.0261818181818182</text:p>
          </table:table-cell>
          <table:table-cell office:value-type="float" office:value="0.00236363636363635" calcext:value-type="float">
            <text:p>0.00236363636363635</text:p>
          </table:table-cell>
          <table:table-cell office:value-type="float" office:value="-0.00236363636363635" calcext:value-type="float">
            <text:p>-0.00236363636363635</text:p>
          </table:table-cell>
          <table:table-cell office:value-type="float" office:value="0.0114545454545455" calcext:value-type="float">
            <text:p>0.0114545454545455</text:p>
          </table:table-cell>
          <table:table-cell office:value-type="float" office:value="0.00945454545454549" calcext:value-type="float">
            <text:p>0.00945454545454549</text:p>
          </table:table-cell>
          <table:table-cell office:value-type="float" office:value="0.00236363636363635" calcext:value-type="float">
            <text:p>0.00236363636363635</text:p>
          </table:table-cell>
          <table:table-cell office:value-type="float" office:value="0.0116363636363637" calcext:value-type="float">
            <text:p>0.0116363636363637</text:p>
          </table:table-cell>
          <table:table-cell office:value-type="float" office:value="0.00581818181818183" calcext:value-type="float">
            <text:p>0.00581818181818183</text:p>
          </table:table-cell>
          <table:table-cell office:value-type="float" office:value="0.00945454545454549" calcext:value-type="float">
            <text:p>0.00945454545454549</text:p>
          </table:table-cell>
          <table:table-cell office:value-type="float" office:value="0.00163636363636366" calcext:value-type="float">
            <text:p>0.00163636363636366</text:p>
          </table:table-cell>
          <table:table-cell office:value-type="float" office:value="0.00727272727272732" calcext:value-type="float">
            <text:p>0.00727272727272732</text:p>
          </table:table-cell>
          <table:table-cell office:value-type="float" office:value="0.00363636363636366" calcext:value-type="float">
            <text:p>0.00363636363636366</text:p>
          </table:table-cell>
          <table:table-cell office:value-type="float" office:value="0.00509090909090915" calcext:value-type="float">
            <text:p>0.00509090909090915</text:p>
          </table:table-cell>
          <table:table-cell office:value-type="float" office:value="0.00709090909090915" calcext:value-type="float">
            <text:p>0.00709090909090915</text:p>
          </table:table-cell>
          <table:table-cell office:value-type="float" office:value="0.00490909090909097" calcext:value-type="float">
            <text:p>0.004909090909090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itanic</text:p>
          </table:table-cell>
          <table:table-cell office:value-type="float" office:value="-0.0236876100998239" calcext:value-type="float">
            <text:p>-0.0236876100998239</text:p>
          </table:table-cell>
          <table:table-cell office:value-type="float" office:value="-0.0053435114503817" calcext:value-type="float">
            <text:p>-0.0053435114503817</text:p>
          </table:table-cell>
          <table:table-cell office:value-type="float" office:value="-0.000780974750440477" calcext:value-type="float">
            <text:p>-0.000780974750440477</text:p>
          </table:table-cell>
          <table:table-cell office:value-type="float" office:value="-0.0015384615384616" calcext:value-type="float">
            <text:p>-0.0015384615384616</text:p>
          </table:table-cell>
          <table:table-cell office:value-type="float" office:value="-0.00611861421021731" calcext:value-type="float">
            <text:p>-0.00611861421021731</text:p>
          </table:table-cell>
          <table:table-cell office:value-type="float" office:value="-0.0129653552554316" calcext:value-type="float">
            <text:p>-0.0129653552554316</text:p>
          </table:table-cell>
          <table:table-cell office:value-type="float" office:value="-0.00459189665296533" calcext:value-type="float">
            <text:p>-0.00459189665296533</text:p>
          </table:table-cell>
          <table:table-cell office:value-type="float" office:value="-0.00763358778625956" calcext:value-type="float">
            <text:p>-0.00763358778625956</text:p>
          </table:table-cell>
          <table:table-cell office:value-type="float" office:value="-0.00611861421021731" calcext:value-type="float">
            <text:p>-0.00611861421021731</text:p>
          </table:table-cell>
          <table:table-cell office:value-type="float" office:value="-0.00305343511450384" calcext:value-type="float">
            <text:p>-0.00305343511450384</text:p>
          </table:table-cell>
          <table:table-cell office:value-type="float" office:value="0.00383440986494421" calcext:value-type="float">
            <text:p>0.00383440986494421</text:p>
          </table:table-cell>
          <table:table-cell office:value-type="float" office:value="-0.0076277157956548" calcext:value-type="float">
            <text:p>-0.0076277157956548</text:p>
          </table:table-cell>
          <table:table-cell office:value-type="float" office:value="-0.0038050499119201" calcext:value-type="float">
            <text:p>-0.0038050499119201</text:p>
          </table:table-cell>
          <table:table-cell office:value-type="float" office:value="-0.0122019964768056" calcext:value-type="float">
            <text:p>-0.0122019964768056</text:p>
          </table:table-cell>
          <table:table-cell office:value-type="float" office:value="-0.015273047563124" calcext:value-type="float">
            <text:p>-0.015273047563124</text:p>
          </table:table-cell>
          <table:table-cell office:value-type="float" office:value="-0.0122019964768056" calcext:value-type="float">
            <text:p>-0.012201996476805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itanic</text:p>
          </table:table-cell>
          <table:table-cell office:value-type="float" office:value="-0.00688784497944805" calcext:value-type="float">
            <text:p>-0.00688784497944805</text:p>
          </table:table-cell>
          <table:table-cell office:value-type="float" office:value="0.00611274221961244" calcext:value-type="float">
            <text:p>0.00611274221961244</text:p>
          </table:table-cell>
          <table:table-cell office:value-type="float" office:value="0.00533763945977683" calcext:value-type="float">
            <text:p>0.00533763945977683</text:p>
          </table:table-cell>
          <table:table-cell office:value-type="float" office:value="0.0152613035819141" calcext:value-type="float">
            <text:p>0.0152613035819141</text:p>
          </table:table-cell>
          <table:table-cell office:value-type="float" office:value="0.0122137404580153" calcext:value-type="float">
            <text:p>0.0122137404580153</text:p>
          </table:table-cell>
          <table:table-cell office:value-type="float" office:value="0.00533176746917197" calcext:value-type="float">
            <text:p>0.00533176746917197</text:p>
          </table:table-cell>
          <table:table-cell office:value-type="float" office:value="0.00838520258367581" calcext:value-type="float">
            <text:p>0.00838520258367581</text:p>
          </table:table-cell>
          <table:table-cell office:value-type="float" office:value="0.00839107457428068" calcext:value-type="float">
            <text:p>0.00839107457428068</text:p>
          </table:table-cell>
          <table:table-cell office:value-type="float" office:value="0.00842043452730468" calcext:value-type="float">
            <text:p>0.00842043452730468</text:p>
          </table:table-cell>
          <table:table-cell office:value-type="float" office:value="0.0145155607751027" calcext:value-type="float">
            <text:p>0.0145155607751027</text:p>
          </table:table-cell>
          <table:table-cell office:value-type="float" office:value="0.00839694656488543" calcext:value-type="float">
            <text:p>0.00839694656488543</text:p>
          </table:table-cell>
          <table:table-cell office:value-type="float" office:value="0.00381679389312972" calcext:value-type="float">
            <text:p>0.00381679389312972</text:p>
          </table:table-cell>
          <table:table-cell office:value-type="float" office:value="0.00458602466236047" calcext:value-type="float">
            <text:p>0.00458602466236047</text:p>
          </table:table-cell>
          <table:table-cell office:value-type="float" office:value="0.00687610099823843" calcext:value-type="float">
            <text:p>0.00687610099823843</text:p>
          </table:table-cell>
          <table:table-cell office:value-type="float" office:value="0.0084028185554903" calcext:value-type="float">
            <text:p>0.0084028185554903</text:p>
          </table:table-cell>
          <table:table-cell office:value-type="float" office:value="0.00762771579565469" calcext:value-type="float">
            <text:p>0.0076277157956546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itanic</text:p>
          </table:table-cell>
          <table:table-cell office:value-type="float" office:value="-0.00153258954785673" calcext:value-type="float">
            <text:p>-0.00153258954785673</text:p>
          </table:table-cell>
          <table:table-cell office:value-type="float" office:value="0.00152671755725187" calcext:value-type="float">
            <text:p>0.00152671755725187</text:p>
          </table:table-cell>
          <table:table-cell office:value-type="float" office:value="0.00610687022900758" calcext:value-type="float">
            <text:p>0.00610687022900758</text:p>
          </table:table-cell>
          <table:table-cell office:value-type="float" office:value="0.016030534351145" calcext:value-type="float">
            <text:p>0.016030534351145</text:p>
          </table:table-cell>
          <table:table-cell office:value-type="float" office:value="0.00534938344098646" calcext:value-type="float">
            <text:p>0.00534938344098646</text:p>
          </table:table-cell>
          <table:table-cell office:value-type="float" office:value="0.0122313564298296" calcext:value-type="float">
            <text:p>0.0122313564298296</text:p>
          </table:table-cell>
          <table:table-cell office:value-type="float" office:value="0.00762771579565469" calcext:value-type="float">
            <text:p>0.00762771579565469</text:p>
          </table:table-cell>
          <table:table-cell office:value-type="float" office:value="0.00839107457428057" calcext:value-type="float">
            <text:p>0.00839107457428057</text:p>
          </table:table-cell>
          <table:table-cell office:value-type="float" office:value="0.0114679976512037" calcext:value-type="float">
            <text:p>0.0114679976512037</text:p>
          </table:table-cell>
          <table:table-cell office:value-type="float" office:value="0.0152789195537286" calcext:value-type="float">
            <text:p>0.0152789195537286</text:p>
          </table:table-cell>
          <table:table-cell office:value-type="float" office:value="0.0122313564298296" calcext:value-type="float">
            <text:p>0.0122313564298296</text:p>
          </table:table-cell>
          <table:table-cell office:value-type="float" office:value="0.00916617733411629" calcext:value-type="float">
            <text:p>0.00916617733411629</text:p>
          </table:table-cell>
          <table:table-cell office:value-type="float" office:value="0.0030593071051086" calcext:value-type="float">
            <text:p>0.0030593071051086</text:p>
          </table:table-cell>
          <table:table-cell office:value-type="float" office:value="0.0114503816793893" calcext:value-type="float">
            <text:p>0.0114503816793893</text:p>
          </table:table-cell>
          <table:table-cell office:value-type="float" office:value="0.00152671755725187" calcext:value-type="float">
            <text:p>0.00152671755725187</text:p>
          </table:table-cell>
          <table:table-cell office:value-type="float" office:value="0.0137522019964768" calcext:value-type="float">
            <text:p>0.013752201996476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itanic</text:p>
          </table:table-cell>
          <table:table-cell office:value-type="float" office:value="-0.00613035819142693" calcext:value-type="float">
            <text:p>-0.00613035819142693</text:p>
          </table:table-cell>
          <table:table-cell office:value-type="float" office:value="-0.00536112742219619" calcext:value-type="float">
            <text:p>-0.00536112742219619</text:p>
          </table:table-cell>
          <table:table-cell office:value-type="float" office:value="0.00379917792131534" calcext:value-type="float">
            <text:p>0.00379917792131534</text:p>
          </table:table-cell>
          <table:table-cell office:value-type="float" office:value="0.00991192014092768" calcext:value-type="float">
            <text:p>0.00991192014092768</text:p>
          </table:table-cell>
          <table:table-cell office:value-type="float" office:value="-0.0000234879624193551" calcext:value-type="float">
            <text:p>-2.34879624193551E-05</text:p>
          </table:table-cell>
          <table:table-cell office:value-type="float" office:value="0.00533763945977683" calcext:value-type="float">
            <text:p>0.00533763945977683</text:p>
          </table:table-cell>
          <table:table-cell office:value-type="float" office:value="-0.00307692307692309" calcext:value-type="float">
            <text:p>-0.00307692307692309</text:p>
          </table:table-cell>
          <table:table-cell office:value-type="float" office:value="0.00150322959483251" calcext:value-type="float">
            <text:p>0.00150322959483251</text:p>
          </table:table-cell>
          <table:table-cell office:value-type="float" office:value="0.00534351145038159" calcext:value-type="float">
            <text:p>0.00534351145038159</text:p>
          </table:table-cell>
          <table:table-cell office:value-type="float" office:value="0.00762184380504982" calcext:value-type="float">
            <text:p>0.00762184380504982</text:p>
          </table:table-cell>
          <table:table-cell office:value-type="float" office:value="0.000757486788021122" calcext:value-type="float">
            <text:p>0.000757486788021122</text:p>
          </table:table-cell>
          <table:table-cell office:value-type="float" office:value="-0.0000117439812097331" calcext:value-type="float">
            <text:p>-1.17439812097331E-05</text:p>
          </table:table-cell>
          <table:table-cell office:value-type="float" office:value="-0.00230769230769234" calcext:value-type="float">
            <text:p>-0.00230769230769234</text:p>
          </table:table-cell>
          <table:table-cell office:value-type="float" office:value="0.00456253669994122" calcext:value-type="float">
            <text:p>0.00456253669994122</text:p>
          </table:table-cell>
          <table:table-cell office:value-type="float" office:value="-0.00382853787433945" calcext:value-type="float">
            <text:p>-0.00382853787433945</text:p>
          </table:table-cell>
          <table:table-cell office:value-type="float" office:value="0.00457428068115084" calcext:value-type="float">
            <text:p>0.0045742806811508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itanic</text:p>
          </table:table-cell>
          <table:table-cell office:value-type="float" office:value="-0.0076570757486788" calcext:value-type="float">
            <text:p>-0.0076570757486788</text:p>
          </table:table-cell>
          <table:table-cell office:value-type="float" office:value="-0.00306517909571347" calcext:value-type="float">
            <text:p>-0.00306517909571347</text:p>
          </table:table-cell>
          <table:table-cell office:value-type="float" office:value="0.00609512624779807" calcext:value-type="float">
            <text:p>0.00609512624779807</text:p>
          </table:table-cell>
          <table:table-cell office:value-type="float" office:value="0.01221961244862" calcext:value-type="float">
            <text:p>0.01221961244862</text:p>
          </table:table-cell>
          <table:table-cell office:value-type="float" office:value="-0.000775102759835611" calcext:value-type="float">
            <text:p>-0.000775102759835611</text:p>
          </table:table-cell>
          <table:table-cell office:value-type="float" office:value="0.0106870229007634" calcext:value-type="float">
            <text:p>0.0106870229007634</text:p>
          </table:table-cell>
          <table:table-cell table:number-columns-repeated="2" office:value-type="float" office:value="0.00226658837345861" calcext:value-type="float">
            <text:p>0.00226658837345861</text:p>
          </table:table-cell>
          <table:table-cell office:value-type="float" office:value="0.00381092190252497" calcext:value-type="float">
            <text:p>0.00381092190252497</text:p>
          </table:table-cell>
          <table:table-cell office:value-type="float" office:value="0.00838520258367592" calcext:value-type="float">
            <text:p>0.00838520258367592</text:p>
          </table:table-cell>
          <table:table-cell office:value-type="float" office:value="0.00303581914268936" calcext:value-type="float">
            <text:p>0.00303581914268936</text:p>
          </table:table-cell>
          <table:table-cell office:value-type="float" office:value="0.00304169113329422" calcext:value-type="float">
            <text:p>0.00304169113329422</text:p>
          </table:table-cell>
          <table:table-cell office:value-type="float" office:value="-0.00230769230769223" calcext:value-type="float">
            <text:p>-0.00230769230769223</text:p>
          </table:table-cell>
          <table:table-cell office:value-type="float" office:value="0.00304169113329422" calcext:value-type="float">
            <text:p>0.00304169113329422</text:p>
          </table:table-cell>
          <table:table-cell office:value-type="float" office:value="-0.00153846153846149" calcext:value-type="float">
            <text:p>-0.00153846153846149</text:p>
          </table:table-cell>
          <table:table-cell office:value-type="float" office:value="0.00381092190252497" calcext:value-type="float">
            <text:p>0.00381092190252497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itanic</text:p>
          </table:table-cell>
          <table:table-cell office:value-type="float" office:value="-0.00917909571344688" calcext:value-type="float">
            <text:p>-0.00917909571344688</text:p>
          </table:table-cell>
          <table:table-cell office:value-type="float" office:value="-0.00122607163828536" calcext:value-type="float">
            <text:p>-0.00122607163828536</text:p>
          </table:table-cell>
          <table:table-cell office:value-type="float" office:value="0.00411156782149147" calcext:value-type="float">
            <text:p>0.00411156782149147</text:p>
          </table:table-cell>
          <table:table-cell office:value-type="float" office:value="0.010376981796829" calcext:value-type="float">
            <text:p>0.010376981796829</text:p>
          </table:table-cell>
          <table:table-cell office:value-type="float" office:value="0.00212918379330584" calcext:value-type="float">
            <text:p>0.00212918379330584</text:p>
          </table:table-cell>
          <table:table-cell office:value-type="float" office:value="0.00412448620082206" calcext:value-type="float">
            <text:p>0.00412448620082206</text:p>
          </table:table-cell>
          <table:table-cell office:value-type="float" office:value="0.00212213740458012" calcext:value-type="float">
            <text:p>0.00212213740458012</text:p>
          </table:table-cell>
          <table:table-cell office:value-type="float" office:value="0.00258367586611852" calcext:value-type="float">
            <text:p>0.00258367586611852</text:p>
          </table:table-cell>
          <table:table-cell office:value-type="float" office:value="0.0045848502642396" calcext:value-type="float">
            <text:p>0.0045848502642396</text:p>
          </table:table-cell>
          <table:table-cell office:value-type="float" office:value="0.00854961832061063" calcext:value-type="float">
            <text:p>0.00854961832061063</text:p>
          </table:table-cell>
          <table:table-cell office:value-type="float" office:value="0.00565120375807393" calcext:value-type="float">
            <text:p>0.00565120375807393</text:p>
          </table:table-cell>
          <table:table-cell office:value-type="float" office:value="0.00167704051673512" calcext:value-type="float">
            <text:p>0.00167704051673512</text:p>
          </table:table-cell>
          <table:table-cell office:value-type="float" office:value="-0.000155020551967144" calcext:value-type="float">
            <text:p>-0.000155020551967144</text:p>
          </table:table-cell>
          <table:table-cell office:value-type="float" office:value="0.0027457428068115" calcext:value-type="float">
            <text:p>0.0027457428068115</text:p>
          </table:table-cell>
          <table:table-cell office:value-type="float" office:value="-0.00214210217263655" calcext:value-type="float">
            <text:p>-0.00214210217263655</text:p>
          </table:table-cell>
          <table:table-cell office:value-type="float" office:value="0.00351262477980041" calcext:value-type="float">
            <text:p>0.003512624779800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vertebral_column</text:p>
          </table:table-cell>
          <table:table-cell office:value-type="float" office:value="-0.0193548387096774" calcext:value-type="float">
            <text:p>-0.0193548387096774</text:p>
          </table:table-cell>
          <table:table-cell office:value-type="float" office:value="-0.0225806451612903" calcext:value-type="float">
            <text:p>-0.0225806451612903</text:p>
          </table:table-cell>
          <table:table-cell office:value-type="float" office:value="-0.0193548387096774" calcext:value-type="float">
            <text:p>-0.0193548387096774</text:p>
          </table:table-cell>
          <table:table-cell office:value-type="float" office:value="-0.0225806451612903" calcext:value-type="float">
            <text:p>-0.0225806451612903</text:p>
          </table:table-cell>
          <table:table-cell office:value-type="float" office:value="-0.00322580645161274" calcext:value-type="float">
            <text:p>-0.00322580645161274</text:p>
          </table:table-cell>
          <table:table-cell office:value-type="float" office:value="-0.0161290322580644" calcext:value-type="float">
            <text:p>-0.0161290322580644</text:p>
          </table:table-cell>
          <table:table-cell office:value-type="float" office:value="-0.0258064516129032" calcext:value-type="float">
            <text:p>-0.0258064516129032</text:p>
          </table:table-cell>
          <table:table-cell office:value-type="float" office:value="0.00967741935483879" calcext:value-type="float">
            <text:p>0.00967741935483879</text:p>
          </table:table-cell>
          <table:table-cell office:value-type="float" office:value="-0.00967741935483857" calcext:value-type="float">
            <text:p>-0.00967741935483857</text:p>
          </table:table-cell>
          <table:table-cell office:value-type="float" office:value="-0.00645161290322571" calcext:value-type="float">
            <text:p>-0.00645161290322571</text:p>
          </table:table-cell>
          <table:table-cell office:value-type="float" office:value="-0.0290322580645161" calcext:value-type="float">
            <text:p>-0.0290322580645161</text:p>
          </table:table-cell>
          <table:table-cell office:value-type="float" office:value="0.00322580645161308" calcext:value-type="float">
            <text:p>0.00322580645161308</text:p>
          </table:table-cell>
          <table:table-cell office:value-type="float" office:value="-0.00322580645161274" calcext:value-type="float">
            <text:p>-0.00322580645161274</text:p>
          </table:table-cell>
          <table:table-cell table:number-columns-repeated="2" office:value-type="float" office:value="-0.00645161290322571" calcext:value-type="float">
            <text:p>-0.00645161290322571</text:p>
          </table:table-cell>
          <table:table-cell office:value-type="float" office:value="0.00645161290322582" calcext:value-type="float">
            <text:p>0.0064516129032258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vertebral_column</text:p>
          </table:table-cell>
          <table:table-cell office:value-type="float" office:value="0" calcext:value-type="float">
            <text:p>0</text:p>
          </table:table-cell>
          <table:table-cell office:value-type="float" office:value="-0.0161290322580646" calcext:value-type="float">
            <text:p>-0.0161290322580646</text:p>
          </table:table-cell>
          <table:table-cell office:value-type="float" office:value="-0.0225806451612904" calcext:value-type="float">
            <text:p>-0.0225806451612904</text:p>
          </table:table-cell>
          <table:table-cell office:value-type="float" office:value="-0.0161290322580646" calcext:value-type="float">
            <text:p>-0.0161290322580646</text:p>
          </table:table-cell>
          <table:table-cell office:value-type="float" office:value="-0.00645161290322582" calcext:value-type="float">
            <text:p>-0.00645161290322582</text:p>
          </table:table-cell>
          <table:table-cell office:value-type="float" office:value="-0.00322580645161308" calcext:value-type="float">
            <text:p>-0.00322580645161308</text:p>
          </table:table-cell>
          <table:table-cell office:value-type="float" office:value="-0.0290322580645163" calcext:value-type="float">
            <text:p>-0.0290322580645163</text:p>
          </table:table-cell>
          <table:table-cell table:number-columns-repeated="3" office:value-type="float" office:value="-0.00322580645161308" calcext:value-type="float">
            <text:p>-0.00322580645161308</text:p>
          </table:table-cell>
          <table:table-cell office:value-type="float" office:value="-0.0129032258064516" calcext:value-type="float">
            <text:p>-0.0129032258064516</text:p>
          </table:table-cell>
          <table:table-cell office:value-type="float" office:value="-0.00967741935483879" calcext:value-type="float">
            <text:p>-0.00967741935483879</text:p>
          </table:table-cell>
          <table:table-cell office:value-type="float" office:value="-0.00645161290322582" calcext:value-type="float">
            <text:p>-0.00645161290322582</text:p>
          </table:table-cell>
          <table:table-cell office:value-type="float" office:value="-0.00322580645161308" calcext:value-type="float">
            <text:p>-0.00322580645161308</text:p>
          </table:table-cell>
          <table:table-cell office:value-type="float" office:value="-0.00967741935483879" calcext:value-type="float">
            <text:p>-0.00967741935483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vertebral_column</text:p>
          </table:table-cell>
          <table:table-cell office:value-type="float" office:value="0.00645161290322582" calcext:value-type="float">
            <text:p>0.00645161290322582</text:p>
          </table:table-cell>
          <table:table-cell office:value-type="float" office:value="-0.00967741935483879" calcext:value-type="float">
            <text:p>-0.009677419354838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645161290322582" calcext:value-type="float">
            <text:p>-0.00645161290322582</text:p>
          </table:table-cell>
          <table:table-cell office:value-type="float" office:value="0.00645161290322582" calcext:value-type="float">
            <text:p>0.00645161290322582</text:p>
          </table:table-cell>
          <table:table-cell office:value-type="float" office:value="-0.00967741935483879" calcext:value-type="float">
            <text:p>-0.00967741935483879</text:p>
          </table:table-cell>
          <table:table-cell office:value-type="float" office:value="0.00322580645161274" calcext:value-type="float">
            <text:p>0.00322580645161274</text:p>
          </table:table-cell>
          <table:table-cell table:number-columns-repeated="3" office:value-type="float" office:value="-0.00322580645161297" calcext:value-type="float">
            <text:p>-0.00322580645161297</text:p>
          </table:table-cell>
          <table:table-cell office:value-type="float" office:value="-0.00645161290322582" calcext:value-type="float">
            <text:p>-0.00645161290322582</text:p>
          </table:table-cell>
          <table:table-cell office:value-type="float" office:value="-0.0193548387096775" calcext:value-type="float">
            <text:p>-0.0193548387096775</text:p>
          </table:table-cell>
          <table:table-cell office:value-type="float" office:value="0.0129032258064515" calcext:value-type="float">
            <text:p>0.0129032258064515</text:p>
          </table:table-cell>
          <table:table-cell office:value-type="float" office:value="0.00645161290322582" calcext:value-type="float">
            <text:p>0.00645161290322582</text:p>
          </table:table-cell>
          <table:table-cell office:value-type="float" office:value="0.00322580645161274" calcext:value-type="float">
            <text:p>0.0032258064516127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vertebral_column</text:p>
          </table:table-cell>
          <table:table-cell office:value-type="float" office:value="0.00322580645161274" calcext:value-type="float">
            <text:p>0.00322580645161274</text:p>
          </table:table-cell>
          <table:table-cell office:value-type="float" office:value="-0.0161290322580646" calcext:value-type="float">
            <text:p>-0.0161290322580646</text:p>
          </table:table-cell>
          <table:table-cell office:value-type="float" office:value="-0.00967741935483879" calcext:value-type="float">
            <text:p>-0.00967741935483879</text:p>
          </table:table-cell>
          <table:table-cell office:value-type="float" office:value="-0.0129032258064516" calcext:value-type="float">
            <text:p>-0.0129032258064516</text:p>
          </table:table-cell>
          <table:table-cell office:value-type="float" office:value="-0.00967741935483879" calcext:value-type="float">
            <text:p>-0.00967741935483879</text:p>
          </table:table-cell>
          <table:table-cell office:value-type="float" office:value="-0.00322580645161308" calcext:value-type="float">
            <text:p>-0.00322580645161308</text:p>
          </table:table-cell>
          <table:table-cell office:value-type="float" office:value="-0.00967741935483879" calcext:value-type="float">
            <text:p>-0.00967741935483879</text:p>
          </table:table-cell>
          <table:table-cell office:value-type="float" office:value="0.00645161290322571" calcext:value-type="float">
            <text:p>0.00645161290322571</text:p>
          </table:table-cell>
          <table:table-cell office:value-type="float" office:value="-0.0129032258064516" calcext:value-type="float">
            <text:p>-0.0129032258064516</text:p>
          </table:table-cell>
          <table:table-cell office:value-type="float" office:value="-0.00967741935483879" calcext:value-type="float">
            <text:p>-0.00967741935483879</text:p>
          </table:table-cell>
          <table:table-cell office:value-type="float" office:value="-0.00322580645161308" calcext:value-type="float">
            <text:p>-0.00322580645161308</text:p>
          </table:table-cell>
          <table:table-cell office:value-type="float" office:value="-0.0161290322580646" calcext:value-type="float">
            <text:p>-0.0161290322580646</text:p>
          </table:table-cell>
          <table:table-cell office:value-type="float" office:value="-0.0258064516129033" calcext:value-type="float">
            <text:p>-0.02580645161290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22580645161274" calcext:value-type="float">
            <text:p>0.0032258064516127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vertebral_column</text:p>
          </table:table-cell>
          <table:table-cell office:value-type="float" office:value="0" calcext:value-type="float">
            <text:p>0</text:p>
          </table:table-cell>
          <table:table-cell office:value-type="float" office:value="-0.0258064516129032" calcext:value-type="float">
            <text:p>-0.0258064516129032</text:p>
          </table:table-cell>
          <table:table-cell office:value-type="float" office:value="-0.0129032258064515" calcext:value-type="float">
            <text:p>-0.0129032258064515</text:p>
          </table:table-cell>
          <table:table-cell office:value-type="float" office:value="-0.0225806451612902" calcext:value-type="float">
            <text:p>-0.0225806451612902</text:p>
          </table:table-cell>
          <table:table-cell office:value-type="float" office:value="-0.0129032258064515" calcext:value-type="float">
            <text:p>-0.0129032258064515</text:p>
          </table:table-cell>
          <table:table-cell office:value-type="float" office:value="-0.00967741935483857" calcext:value-type="float">
            <text:p>-0.00967741935483857</text:p>
          </table:table-cell>
          <table:table-cell office:value-type="float" office:value="-0.0129032258064515" calcext:value-type="float">
            <text:p>-0.0129032258064515</text:p>
          </table:table-cell>
          <table:table-cell office:value-type="float" office:value="-0.00322580645161274" calcext:value-type="float">
            <text:p>-0.00322580645161274</text:p>
          </table:table-cell>
          <table:table-cell office:value-type="float" office:value="-0.0161290322580644" calcext:value-type="float">
            <text:p>-0.0161290322580644</text:p>
          </table:table-cell>
          <table:table-cell table:number-columns-repeated="2" office:value-type="float" office:value="-0.00645161290322582" calcext:value-type="float">
            <text:p>-0.00645161290322582</text:p>
          </table:table-cell>
          <table:table-cell office:value-type="float" office:value="-0.0193548387096774" calcext:value-type="float">
            <text:p>-0.0193548387096774</text:p>
          </table:table-cell>
          <table:table-cell office:value-type="float" office:value="-0.029032258064516" calcext:value-type="float">
            <text:p>-0.029032258064516</text:p>
          </table:table-cell>
          <table:table-cell office:value-type="float" office:value="0" calcext:value-type="float">
            <text:p>0</text:p>
          </table:table-cell>
          <table:table-cell office:value-type="float" office:value="-0.00322580645161274" calcext:value-type="float">
            <text:p>-0.003225806451612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vertebral_column</text:p>
          </table:table-cell>
          <table:table-cell office:value-type="float" office:value="-0.00193548387096776" calcext:value-type="float">
            <text:p>-0.00193548387096776</text:p>
          </table:table-cell>
          <table:table-cell office:value-type="float" office:value="-0.0180645161290321" calcext:value-type="float">
            <text:p>-0.0180645161290321</text:p>
          </table:table-cell>
          <table:table-cell office:value-type="float" office:value="-0.0129032258064515" calcext:value-type="float">
            <text:p>-0.0129032258064515</text:p>
          </table:table-cell>
          <table:table-cell office:value-type="float" office:value="-0.0148387096774193" calcext:value-type="float">
            <text:p>-0.0148387096774193</text:p>
          </table:table-cell>
          <table:table-cell office:value-type="float" office:value="-0.00774193548387081" calcext:value-type="float">
            <text:p>-0.00774193548387081</text:p>
          </table:table-cell>
          <table:table-cell office:value-type="float" office:value="-0.0051612903225805" calcext:value-type="float">
            <text:p>-0.0051612903225805</text:p>
          </table:table-cell>
          <table:table-cell office:value-type="float" office:value="-0.0174193548387096" calcext:value-type="float">
            <text:p>-0.0174193548387096</text:p>
          </table:table-cell>
          <table:table-cell office:value-type="float" office:value="0.00258064516129031" calcext:value-type="float">
            <text:p>0.00258064516129031</text:p>
          </table:table-cell>
          <table:table-cell office:value-type="float" office:value="-0.00903225806451602" calcext:value-type="float">
            <text:p>-0.00903225806451602</text:p>
          </table:table-cell>
          <table:table-cell office:value-type="float" office:value="-0.00580645161290327" calcext:value-type="float">
            <text:p>-0.00580645161290327</text:p>
          </table:table-cell>
          <table:table-cell office:value-type="float" office:value="-0.0109677419354838" calcext:value-type="float">
            <text:p>-0.0109677419354838</text:p>
          </table:table-cell>
          <table:table-cell office:value-type="float" office:value="-0.00967741935483857" calcext:value-type="float">
            <text:p>-0.00967741935483857</text:p>
          </table:table-cell>
          <table:table-cell office:value-type="float" office:value="-0.0167741935483871" calcext:value-type="float">
            <text:p>-0.0167741935483871</text:p>
          </table:table-cell>
          <table:table-cell office:value-type="float" office:value="0.000645161290322549" calcext:value-type="float">
            <text:p>0.000645161290322549</text:p>
          </table:table-cell>
          <table:table-cell office:value-type="float" office:value="-0.00193548387096776" calcext:value-type="float">
            <text:p>-0.00193548387096776</text:p>
          </table:table-cell>
          <table:table-cell office:value-type="float" office:value="0.00258064516129031" calcext:value-type="float">
            <text:p>0.0025806451612903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wdbc</text:p>
          </table:table-cell>
          <table:table-cell office:value-type="float" office:value="-0.0193609022556391" calcext:value-type="float">
            <text:p>-0.0193609022556391</text:p>
          </table:table-cell>
          <table:table-cell office:value-type="float" office:value="-0.00347744360902258" calcext:value-type="float">
            <text:p>-0.00347744360902258</text:p>
          </table:table-cell>
          <table:table-cell table:number-columns-repeated="2" office:value-type="float" office:value="-0.00529448621553874" calcext:value-type="float">
            <text:p>-0.00529448621553874</text:p>
          </table:table-cell>
          <table:table-cell office:value-type="float" office:value="-0.00181704260651638" calcext:value-type="float">
            <text:p>-0.00181704260651638</text:p>
          </table:table-cell>
          <table:table-cell office:value-type="float" office:value="-0.00532581453634096" calcext:value-type="float">
            <text:p>-0.00532581453634096</text:p>
          </table:table-cell>
          <table:table-cell office:value-type="float" office:value="-0.00698621553884715" calcext:value-type="float">
            <text:p>-0.00698621553884715</text:p>
          </table:table-cell>
          <table:table-cell office:value-type="float" office:value="-0.00357142857142878" calcext:value-type="float">
            <text:p>-0.00357142857142878</text:p>
          </table:table-cell>
          <table:table-cell office:value-type="float" office:value="-0.00877192982456154" calcext:value-type="float">
            <text:p>-0.00877192982456154</text:p>
          </table:table-cell>
          <table:table-cell office:value-type="float" office:value="-0.00529448621553874" calcext:value-type="float">
            <text:p>-0.00529448621553874</text:p>
          </table:table-cell>
          <table:table-cell office:value-type="float" office:value="-0.00880325814536353" calcext:value-type="float">
            <text:p>-0.00880325814536353</text:p>
          </table:table-cell>
          <table:table-cell office:value-type="float" office:value="-0.00701754385964914" calcext:value-type="float">
            <text:p>-0.00701754385964914</text:p>
          </table:table-cell>
          <table:table-cell office:value-type="float" office:value="-0.00704887218045114" calcext:value-type="float">
            <text:p>-0.00704887218045114</text:p>
          </table:table-cell>
          <table:table-cell office:value-type="float" office:value="-0.0105576441102757" calcext:value-type="float">
            <text:p>-0.0105576441102757</text:p>
          </table:table-cell>
          <table:table-cell office:value-type="float" office:value="-0.0140664160401004" calcext:value-type="float">
            <text:p>-0.0140664160401004</text:p>
          </table:table-cell>
          <table:table-cell office:value-type="float" office:value="-0.0105889724310779" calcext:value-type="float">
            <text:p>-0.010588972431077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wdbc</text:p>
          </table:table-cell>
          <table:table-cell office:value-type="float" office:value="-0.0228383458646616" calcext:value-type="float">
            <text:p>-0.0228383458646616</text:p>
          </table:table-cell>
          <table:table-cell office:value-type="float" office:value="-0.00520050125313276" calcext:value-type="float">
            <text:p>-0.00520050125313276</text:p>
          </table:table-cell>
          <table:table-cell office:value-type="float" office:value="-0.0157581453634086" calcext:value-type="float">
            <text:p>-0.0157581453634086</text:p>
          </table:table-cell>
          <table:table-cell office:value-type="float" office:value="-0.019298245614035" calcext:value-type="float">
            <text:p>-0.019298245614035</text:p>
          </table:table-cell>
          <table:table-cell office:value-type="float" office:value="-0.00874060150375944" calcext:value-type="float">
            <text:p>-0.00874060150375944</text:p>
          </table:table-cell>
          <table:table-cell office:value-type="float" office:value="-0.0157894736842106" calcext:value-type="float">
            <text:p>-0.0157894736842106</text:p>
          </table:table-cell>
          <table:table-cell office:value-type="float" office:value="-0.00695488721804516" calcext:value-type="float">
            <text:p>-0.00695488721804516</text:p>
          </table:table-cell>
          <table:table-cell office:value-type="float" office:value="-0.0105263157894736" calcext:value-type="float">
            <text:p>-0.0105263157894736</text:p>
          </table:table-cell>
          <table:table-cell office:value-type="float" office:value="-0.0104949874686718" calcext:value-type="float">
            <text:p>-0.0104949874686718</text:p>
          </table:table-cell>
          <table:table-cell office:value-type="float" office:value="-0.00698621553884704" calcext:value-type="float">
            <text:p>-0.00698621553884704</text:p>
          </table:table-cell>
          <table:table-cell office:value-type="float" office:value="-0.00877192982456143" calcext:value-type="float">
            <text:p>-0.00877192982456143</text:p>
          </table:table-cell>
          <table:table-cell table:number-columns-repeated="2" office:value-type="float" office:value="-0.00698621553884704" calcext:value-type="float">
            <text:p>-0.00698621553884704</text:p>
          </table:table-cell>
          <table:table-cell office:value-type="float" office:value="-0.0140350877192982" calcext:value-type="float">
            <text:p>-0.0140350877192982</text:p>
          </table:table-cell>
          <table:table-cell office:value-type="float" office:value="-0.012249373433584" calcext:value-type="float">
            <text:p>-0.012249373433584</text:p>
          </table:table-cell>
          <table:table-cell office:value-type="float" office:value="-0.00874060150375944" calcext:value-type="float">
            <text:p>-0.008740601503759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wdbc</text:p>
          </table:table-cell>
          <table:table-cell office:value-type="float" office:value="-0.0211152882205514" calcext:value-type="float">
            <text:p>-0.0211152882205514</text:p>
          </table:table-cell>
          <table:table-cell office:value-type="float" office:value="-0.00347744360902258" calcext:value-type="float">
            <text:p>-0.00347744360902258</text:p>
          </table:table-cell>
          <table:table-cell office:value-type="float" office:value="-0.00877192982456165" calcext:value-type="float">
            <text:p>-0.00877192982456165</text:p>
          </table:table-cell>
          <table:table-cell office:value-type="float" office:value="-0.0140664160401002" calcext:value-type="float">
            <text:p>-0.0140664160401002</text:p>
          </table:table-cell>
          <table:table-cell office:value-type="float" office:value="-0.00350877192982479" calcext:value-type="float">
            <text:p>-0.00350877192982479</text:p>
          </table:table-cell>
          <table:table-cell office:value-type="float" office:value="-0.00880325814536342" calcext:value-type="float">
            <text:p>-0.00880325814536342</text:p>
          </table:table-cell>
          <table:table-cell office:value-type="float" office:value="-0.00347744360902258" calcext:value-type="float">
            <text:p>-0.00347744360902258</text:p>
          </table:table-cell>
          <table:table-cell office:value-type="float" office:value="-0.01234335839599" calcext:value-type="float">
            <text:p>-0.01234335839599</text:p>
          </table:table-cell>
          <table:table-cell office:value-type="float" office:value="-0.00529448621553896" calcext:value-type="float">
            <text:p>-0.00529448621553896</text:p>
          </table:table-cell>
          <table:table-cell office:value-type="float" office:value="-0.00526315789473686" calcext:value-type="float">
            <text:p>-0.00526315789473686</text:p>
          </table:table-cell>
          <table:table-cell office:value-type="float" office:value="-0.00704887218045125" calcext:value-type="float">
            <text:p>-0.00704887218045125</text:p>
          </table:table-cell>
          <table:table-cell office:value-type="float" office:value="-0.00526315789473686" calcext:value-type="float">
            <text:p>-0.00526315789473686</text:p>
          </table:table-cell>
          <table:table-cell office:value-type="float" office:value="-0.0017543859649124" calcext:value-type="float">
            <text:p>-0.0017543859649124</text:p>
          </table:table-cell>
          <table:table-cell office:value-type="float" office:value="-0.012312030075188" calcext:value-type="float">
            <text:p>-0.012312030075188</text:p>
          </table:table-cell>
          <table:table-cell office:value-type="float" office:value="-0.00877192982456165" calcext:value-type="float">
            <text:p>-0.00877192982456165</text:p>
          </table:table-cell>
          <table:table-cell office:value-type="float" office:value="-0.00350877192982479" calcext:value-type="float">
            <text:p>-0.0035087719298247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wdbc</text:p>
          </table:table-cell>
          <table:table-cell office:value-type="float" office:value="-0.019360902255639" calcext:value-type="float">
            <text:p>-0.019360902255639</text:p>
          </table:table-cell>
          <table:table-cell office:value-type="float" office:value="0.00178571428571439" calcext:value-type="float">
            <text:p>0.00178571428571439</text:p>
          </table:table-cell>
          <table:table-cell office:value-type="float" office:value="-0.00526315789473686" calcext:value-type="float">
            <text:p>-0.00526315789473686</text:p>
          </table:table-cell>
          <table:table-cell office:value-type="float" office:value="-0.0105576441102756" calcext:value-type="float">
            <text:p>-0.0105576441102756</text:p>
          </table:table-cell>
          <table:table-cell office:value-type="float" office:value="-0.0017543859649124" calcext:value-type="float">
            <text:p>-0.0017543859649124</text:p>
          </table:table-cell>
          <table:table-cell office:value-type="float" office:value="-0.00529448621553885" calcext:value-type="float">
            <text:p>-0.00529448621553885</text:p>
          </table:table-cell>
          <table:table-cell office:value-type="float" office:value="-0.00172305764411018" calcext:value-type="float">
            <text:p>-0.00172305764411018</text:p>
          </table:table-cell>
          <table:table-cell office:value-type="float" office:value="-0.00529448621553885" calcext:value-type="float">
            <text:p>-0.00529448621553885</text:p>
          </table:table-cell>
          <table:table-cell table:number-columns-repeated="2" office:value-type="float" office:value="-0.0017543859649124" calcext:value-type="float">
            <text:p>-0.0017543859649124</text:p>
          </table:table-cell>
          <table:table-cell office:value-type="float" office:value="-0.00529448621553885" calcext:value-type="float">
            <text:p>-0.00529448621553885</text:p>
          </table:table-cell>
          <table:table-cell office:value-type="float" office:value="-0.0017543859649124" calcext:value-type="float">
            <text:p>-0.0017543859649124</text:p>
          </table:table-cell>
          <table:table-cell office:value-type="float" office:value="0" calcext:value-type="float">
            <text:p>0</text:p>
          </table:table-cell>
          <table:table-cell office:value-type="float" office:value="-0.00704887218045103" calcext:value-type="float">
            <text:p>-0.00704887218045103</text:p>
          </table:table-cell>
          <table:table-cell table:number-columns-repeated="2" office:value-type="float" office:value="-0.00350877192982446" calcext:value-type="float">
            <text:p>-0.0035087719298244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wdbc</text:p>
          </table:table-cell>
          <table:table-cell office:value-type="float" office:value="-0.0158521303258146" calcext:value-type="float">
            <text:p>-0.0158521303258146</text:p>
          </table:table-cell>
          <table:table-cell office:value-type="float" office:value="0.0000313283208019932" calcext:value-type="float">
            <text:p>3.13283208019932E-05</text:p>
          </table:table-cell>
          <table:table-cell office:value-type="float" office:value="-0.00350877192982446" calcext:value-type="float">
            <text:p>-0.00350877192982446</text:p>
          </table:table-cell>
          <table:table-cell office:value-type="float" office:value="-0.01234335839599" calcext:value-type="float">
            <text:p>-0.01234335839599</text:p>
          </table:table-cell>
          <table:table-cell office:value-type="float" office:value="0" calcext:value-type="float">
            <text:p>0</text:p>
          </table:table-cell>
          <table:table-cell office:value-type="float" office:value="-0.00704887218045103" calcext:value-type="float">
            <text:p>-0.00704887218045103</text:p>
          </table:table-cell>
          <table:table-cell office:value-type="float" office:value="-0.00347744360902258" calcext:value-type="float">
            <text:p>-0.00347744360902258</text:p>
          </table:table-cell>
          <table:table-cell office:value-type="float" office:value="-0.00704887218045103" calcext:value-type="float">
            <text:p>-0.00704887218045103</text:p>
          </table:table-cell>
          <table:table-cell office:value-type="float" office:value="0.0017543859649124" calcext:value-type="float">
            <text:p>0.0017543859649124</text:p>
          </table:table-cell>
          <table:table-cell office:value-type="float" office:value="-0.0017543859649124" calcext:value-type="float">
            <text:p>-0.0017543859649124</text:p>
          </table:table-cell>
          <table:table-cell office:value-type="float" office:value="-0.00350877192982446" calcext:value-type="float">
            <text:p>-0.00350877192982446</text:p>
          </table:table-cell>
          <table:table-cell office:value-type="float" office:value="-0.0017543859649124" calcext:value-type="float">
            <text:p>-0.0017543859649124</text:p>
          </table:table-cell>
          <table:table-cell office:value-type="float" office:value="0" calcext:value-type="float">
            <text:p>0</text:p>
          </table:table-cell>
          <table:table-cell office:value-type="float" office:value="-0.00526315789473686" calcext:value-type="float">
            <text:p>-0.00526315789473686</text:p>
          </table:table-cell>
          <table:table-cell table:number-columns-repeated="2" office:value-type="float" office:value="-0.0017543859649124" calcext:value-type="float">
            <text:p>-0.0017543859649124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wdbc</text:p>
          </table:table-cell>
          <table:table-cell office:value-type="float" office:value="-0.0197055137844611" calcext:value-type="float">
            <text:p>-0.0197055137844611</text:p>
          </table:table-cell>
          <table:table-cell office:value-type="float" office:value="-0.00206766917293222" calcext:value-type="float">
            <text:p>-0.00206766917293222</text:p>
          </table:table-cell>
          <table:table-cell office:value-type="float" office:value="-0.0077192982456139" calcext:value-type="float">
            <text:p>-0.0077192982456139</text:p>
          </table:table-cell>
          <table:table-cell office:value-type="float" office:value="-0.0123120300751879" calcext:value-type="float">
            <text:p>-0.0123120300751879</text:p>
          </table:table-cell>
          <table:table-cell office:value-type="float" office:value="-0.00316416040100265" calcext:value-type="float">
            <text:p>-0.00316416040100265</text:p>
          </table:table-cell>
          <table:table-cell office:value-type="float" office:value="-0.00845238095238088" calcext:value-type="float">
            <text:p>-0.00845238095238088</text:p>
          </table:table-cell>
          <table:table-cell office:value-type="float" office:value="-0.00452380952380937" calcext:value-type="float">
            <text:p>-0.00452380952380937</text:p>
          </table:table-cell>
          <table:table-cell office:value-type="float" office:value="-0.0077568922305763" calcext:value-type="float">
            <text:p>-0.0077568922305763</text:p>
          </table:table-cell>
          <table:table-cell office:value-type="float" office:value="-0.00491228070175442" calcext:value-type="float">
            <text:p>-0.00491228070175442</text:p>
          </table:table-cell>
          <table:table-cell office:value-type="float" office:value="-0.00421052631578944" calcext:value-type="float">
            <text:p>-0.00421052631578944</text:p>
          </table:table-cell>
          <table:table-cell office:value-type="float" office:value="-0.00668546365914791" calcext:value-type="float">
            <text:p>-0.00668546365914791</text:p>
          </table:table-cell>
          <table:table-cell office:value-type="float" office:value="-0.00455513784461148" calcext:value-type="float">
            <text:p>-0.00455513784461148</text:p>
          </table:table-cell>
          <table:table-cell office:value-type="float" office:value="-0.00315789473684192" calcext:value-type="float">
            <text:p>-0.00315789473684192</text:p>
          </table:table-cell>
          <table:table-cell office:value-type="float" office:value="-0.00984335839598993" calcext:value-type="float">
            <text:p>-0.00984335839598993</text:p>
          </table:table-cell>
          <table:table-cell office:value-type="float" office:value="-0.00807017543859645" calcext:value-type="float">
            <text:p>-0.00807017543859645</text:p>
          </table:table-cell>
          <table:table-cell office:value-type="float" office:value="-0.0056203007518798" calcext:value-type="float">
            <text:p>-0.0056203007518798</text:p>
          </table:table-cell>
        </table:table-row>
      </table:table>
      <table:table table:name="WT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n_ensemble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accuracy_mean_easy</text:p>
          </table:table-cell>
          <table:table-cell office:value-type="string" calcext:value-type="string">
            <text:p>accuracy_mean_hard</text:p>
          </table:table-cell>
          <table:table-cell office:value-type="string" calcext:value-type="string">
            <text:p>accuracy_mean_combo</text:p>
          </table:table-cell>
          <table:table-cell office:value-type="string" calcext:value-type="string">
            <text:p>accuracy_mean_combo_extreme</text:p>
          </table:table-cell>
          <table:table-cell office:value-type="string" calcext:value-type="string">
            <text:p>accuracy_mean_split2</text:p>
          </table:table-cell>
          <table:table-cell office:value-type="string" calcext:value-type="string">
            <text:p>accuracy_mean_split2_extreme</text:p>
          </table:table-cell>
          <table:table-cell office:value-type="string" calcext:value-type="string">
            <text:p>accuracy_mean_split1_classic</text:p>
          </table:table-cell>
          <table:table-cell office:value-type="string" calcext:value-type="string">
            <text:p>accuracy_mean_split1_classic_extreme</text:p>
          </table:table-cell>
          <table:table-cell office:value-type="string" calcext:value-type="string">
            <text:p>accuracy_mean_split4</text:p>
          </table:table-cell>
          <table:table-cell office:value-type="string" calcext:value-type="string">
            <text:p>accuracy_mean_split4_extreme</text:p>
          </table:table-cell>
          <table:table-cell office:value-type="string" calcext:value-type="string">
            <text:p>accuracy_mean_split2_classic</text:p>
          </table:table-cell>
          <table:table-cell office:value-type="string" calcext:value-type="string">
            <text:p>accuracy_mean_split2_classic_extreme</text:p>
          </table:table-cell>
          <table:table-cell office:value-type="string" calcext:value-type="string">
            <text:p>accuracy_mean_split9</text:p>
          </table:table-cell>
          <table:table-cell office:value-type="string" calcext:value-type="string">
            <text:p>accuracy_mean_split9_extreme</text:p>
          </table:table-cell>
          <table:table-cell office:value-type="string" calcext:value-type="string">
            <text:p>accuracy_mean_split4_classic</text:p>
          </table:table-cell>
          <table:table-cell office:value-type="string" calcext:value-type="string">
            <text:p>accuracy_mean_split4_classic_extrem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WineQualityRed_5vs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WineQualityRed_5vs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WineQualityRed_5vs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WineQualityRed_5vs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WineQualityRed_5vs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WineQualityRed_5vs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Yeast_CYTvsNU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Yeast_CYTvsNU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Yeast_CYTvsNU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Yeast_CYTvsNUC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Yeast_CYTvsNUC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Yeast_CYTvsNU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rrhythmia_cf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rrhythmia_cf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rrhythmia_cfs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rrhythmia_cfs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rrhythmia_cf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rrhythmia_cfs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and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and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and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and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and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and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anknote_authentication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anknote_authentication</text:p>
          </table:table-cell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anknote_authentication</text:p>
          </table:table-cell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anknote_authentication</text:p>
          </table:table-cell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anknote_authentication</text:p>
          </table:table-cell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anknote_authentication</text:p>
          </table:table-cell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reast-w</text:p>
          </table:table-cell>
          <table:table-cell table:number-columns-repeated="16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reast-w</text:p>
          </table:table-cell>
          <table:table-cell table:number-columns-repeated="1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reast-w</text:p>
          </table:table-cell>
          <table:table-cell table:number-columns-repeated="1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reast-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reast-w</text:p>
          </table:table-cell>
          <table:table-cell table:number-columns-repeated="1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reast-w</text:p>
          </table:table-cell>
          <table:table-cell table:number-columns-repeated="1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up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up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up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up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up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up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contraceptive_L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contraceptive_L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contraceptive_L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contraceptive_L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contraceptive_L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contraceptive_L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contraceptive_N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contraceptive_N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contraceptive_N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contraceptive_N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contraceptive_N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contraceptive_N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contraceptive_N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contraceptive_N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contraceptive_N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contraceptive_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contraceptive_NS</text:p>
          </table:table-cell>
          <table:table-cell table:number-columns-repeated="1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contraceptive_N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credit-g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credit-g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credit-g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credit-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credit-g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credit-g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iabetes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iabet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iabet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iabet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iabet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iabet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iabetic_retinopath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iabetic_retinopathy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iabetic_retinopath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iabetic_retinopathy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iabetic_retinopath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iabetic_retinopath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hill_valley_without_noise_traintest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hill_valley_without_noise_traintest</text:p>
          </table:table-cell>
          <table:table-cell table:number-columns-repeated="1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hill_valley_without_noise_traintest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hill_valley_without_noise_traintest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hill_valley_without_noise_traintest</text:p>
          </table:table-cell>
          <table:table-cell table:number-columns-repeated="1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ilp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ilp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ilpd</text:p>
          </table:table-cell>
          <table:table-cell table:number-columns-repeated="1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ilp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ilpd</text:p>
          </table:table-cell>
          <table:table-cell table:number-columns-repeated="1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ilp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ionosphere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ionosphe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ionospher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ionospher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ionosphe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ionospher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mammographic</text:p>
          </table:table-cell>
          <table:table-cell table:number-columns-repeated="16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mammographic</text:p>
          </table:table-cell>
          <table:table-cell table:number-columns-repeated="1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mammographic</text:p>
          </table:table-cell>
          <table:table-cell table:number-columns-repeated="1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mammographic</text:p>
          </table:table-cell>
          <table:table-cell table:number-columns-repeated="1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mammographic</text:p>
          </table:table-cell>
          <table:table-cell table:number-columns-repeated="1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mammographic</text:p>
          </table:table-cell>
          <table:table-cell table:number-columns-repeated="1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honem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honeme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honeme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honeme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honem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honeme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im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ima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im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im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im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im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segment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segm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segm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segm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segm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segm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sonar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sona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son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sona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sonar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sonar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spamba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spambase</text:p>
          </table:table-cell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spambase</text:p>
          </table:table-cell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spambase</text:p>
          </table:table-cell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spambase</text:p>
          </table:table-cell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spambase</text:p>
          </table:table-cell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eaching_assistant_L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eaching_assistant_L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eaching_assistant_LH</text:p>
          </table:table-cell>
          <table:table-cell table:number-columns-repeated="1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eaching_assistant_L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eaching_assistant_L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eaching_assistant_LH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eaching_assistant_L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eaching_assistant_L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eaching_assistant_L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eaching_assistant_L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eaching_assistant_L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eaching_assistant_L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eaching_assistant_M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eaching_assistant_M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eaching_assistant_M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eaching_assistant_M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eaching_assistant_M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eaching_assistant_M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itanic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itanic</text:p>
          </table:table-cell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itanic</text:p>
          </table:table-cell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itani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itani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itani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vertebral_column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vertebral_column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vertebral_colum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vertebral_column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vertebral_column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vertebral_column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wdbc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wdbc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wdbc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wdb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wdb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wdbc</text:p>
          </table:table-cell>
          <table:table-cell table:number-columns-repeated="16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5-29T17:44:40.711290180</dc:date>
    <meta:editing-duration>PT49S</meta:editing-duration>
    <meta:editing-cycles>1</meta:editing-cycles>
    <meta:document-statistic meta:table-count="3" meta:cell-count="18217" meta:object-count="0"/>
  </office:meta>
</office:document-meta>
</file>